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661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2.2016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2.1366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402in"/>
    </style:style>
    <style:style style:name="co11" style:family="table-column">
      <style:table-column-properties fo:break-before="auto" style:column-width="1.9756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2.7264in"/>
    </style:style>
    <style:style style:name="co15" style:family="table-column">
      <style:table-column-properties fo:break-before="auto" style:column-width="1.4398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1.6972in"/>
    </style:style>
    <style:style style:name="co23" style:family="table-column">
      <style:table-column-properties fo:break-before="auto" style:column-width="1.622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3.9484in"/>
    </style:style>
    <style:style style:name="co26" style:family="table-column">
      <style:table-column-properties fo:break-before="auto" style:column-width="19.1402in"/>
    </style:style>
    <style:style style:name="co27" style:family="table-column">
      <style:table-column-properties fo:break-before="auto" style:column-width="3.9701in"/>
    </style:style>
    <style:style style:name="co28" style:family="table-column">
      <style:table-column-properties fo:break-before="auto" style:column-width="5.8783in"/>
    </style:style>
    <style:style style:name="co29" style:family="table-column">
      <style:table-column-properties fo:break-before="auto" style:column-width="3.8417in"/>
    </style:style>
    <style:style style:name="co30" style:family="table-column">
      <style:table-column-properties fo:break-before="auto" style:column-width="5.7181in"/>
    </style:style>
    <style:style style:name="co31" style:family="table-column">
      <style:table-column-properties fo:break-before="auto" style:column-width="3.7134in"/>
    </style:style>
    <style:style style:name="co32" style:family="table-column">
      <style:table-column-properties fo:break-before="auto" style:column-width="0.9681in"/>
    </style:style>
    <style:style style:name="co33" style:family="table-column">
      <style:table-column-properties fo:break-before="auto" style:column-width="0.6354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1.7937in"/>
    </style:style>
    <style:style style:name="co37" style:family="table-column">
      <style:table-column-properties fo:break-before="auto" style:column-width="1.0217in"/>
    </style:style>
    <style:style style:name="co38" style:family="table-column">
      <style:table-column-properties fo:break-before="auto" style:column-width="1.1291in"/>
    </style:style>
    <style:style style:name="co39" style:family="table-column">
      <style:table-column-properties fo:break-before="auto" style:column-width="1.1929in"/>
    </style:style>
    <style:style style:name="co40" style:family="table-column">
      <style:table-column-properties fo:break-before="auto" style:column-width="1.3008in"/>
    </style:style>
    <style:style style:name="co41" style:family="table-column">
      <style:table-column-properties fo:break-before="auto" style:column-width="1.5043in"/>
    </style:style>
    <style:style style:name="co42" style:family="table-column">
      <style:table-column-properties fo:break-before="auto" style:column-width="0.3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  <style:style style:name="ce6" style:family="table-cell" style:parent-style-name="Default" style:data-style-name="N10"/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Input.model1</text:p>
          </table:table-cell>
          <table:table-cell office:value-type="string">
            <text:p>Input.model2</text:p>
          </table:table-cell>
          <table:table-cell office:value-type="string">
            <text:p>Input.docFilename</text:p>
          </table:table-cell>
          <table:table-cell office:value-type="string">
            <text:p>Input.docText</text:p>
          </table:table-cell>
          <table:table-cell office:value-type="string">
            <text:p>Input.label1</text:p>
          </table:table-cell>
          <table:table-cell office:value-type="string">
            <text:p>Input.wplink1</text:p>
          </table:table-cell>
          <table:table-cell office:value-type="string">
            <text:p>Input.label2</text:p>
          </table:table-cell>
          <table:table-cell office:value-type="string">
            <text:p>Input.wplink2</text:p>
          </table:table-cell>
          <table:table-cell office:value-type="string">
            <text:p>Answer.comment</text:p>
          </table:table-cell>
          <table:table-cell office:value-type="string">
            <text:p>Answer.result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  <table:table-cell office:value-type="string">
            <text:p>Combination</text:p>
          </table:table-cell>
        </table:table-row>
        <table:table-row table:style-name="ro1">
          <table:table-cell office:value-type="string">
            <text:p>24ASCXKNQY2RRS8BA9MEBHR0MIBP0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09M8JIA0RYNYIQSQUD0DBMJ0O050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9:33 GMT 2012</text:p>
          </table:table-cell>
          <table:table-cell office:value-type="string">
            <text:p>Wed Oct 03 07:59:44 GMT 2012</text:p>
          </table:table-cell>
          <table:table-cell office:value-type="string">
            <text:p>Wed Oct 10 00:59:44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10452.txt</text:p>
          </table:table-cell>
          <table:table-cell office:value-type="string">
            <text:p>NATO HOLDS EMERGENCY MEETING ON AEGEAN CRISIS&lt;br/&gt;&lt;br/&gt; <text:s text:c="3"/>BRUSSELS, March 27 - NATO ambassadors met in emergency&lt;br/&gt;session today to discuss tension between members Greece and&lt;br/&gt;Turkey over a disputed area of the Aegean Sea on the Western&lt;br/&gt;Alliance&amp;apos;s southern flank, Greek diplomatic sources said.&lt;br/&gt; <text:s text:c="3"/>They said no information had yet emerged from the meeting,&lt;br/&gt;called after statements from both countries that they were&lt;br/&gt;prepared to back rival oil exploration teams with warships.&lt;br/&gt; <text:s text:c="3"/>General Guven Ergenc, Secretary General of the Turkish&lt;br/&gt;General Staff, said today the Turkish research ship Sismik 1,&lt;br/&gt;escorted by an unspecified number of warships, would sail into&lt;br/&gt;disputed waters in the Aegean Sea tomorrow morning.&lt;br/&gt; <text:s text:c="3"/>Greek Prime Minister Andreas Papandreou said &amp;quot;The military&lt;br/&gt;readiness of our country is able now to give a very hard lesson&lt;br/&gt;if our neighbours (Turkey) were to carry out military actions.&amp;quot;&lt;br/&gt; <text:s text:c="3"/>The row erupted when the Greek government said last month&lt;br/&gt;that it was taking control of a Canadian-led consortium which&lt;br/&gt;was already producing oil off the Greek island of Thassos and&lt;br/&gt;would drill in the same area after the takeover.&lt;br/&gt; REUTER&lt;br/&gt;</text:p>
          </table:table-cell>
          <table:table-cell office:value-type="string">
            <text:p>Greek–Turkish relations</text:p>
          </table:table-cell>
          <table:table-cell office:value-type="string">
            <text:p>http://en.wikipedia.org/wiki/Greek–Turkish_relations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];&quot;,&quot;;[.AC2];&quot;,&quot;; TEXT([.AK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ASCXKNQY2RRS8BA9MEBHR0MIBP0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QY7D1X3V0FKFLCP9T51U7PKR37KDN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9:23 GMT 2012</text:p>
          </table:table-cell>
          <table:table-cell office:value-type="string">
            <text:p>Wed Oct 03 09:10:26 GMT 2012</text:p>
          </table:table-cell>
          <table:table-cell office:value-type="string">
            <text:p>Wed Oct 10 02:10:26 PDT 2012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10452.txt</text:p>
          </table:table-cell>
          <table:table-cell office:value-type="string">
            <text:p>NATO HOLDS EMERGENCY MEETING ON AEGEAN CRISIS&lt;br/&gt;&lt;br/&gt; <text:s text:c="3"/>BRUSSELS, March 27 - NATO ambassadors met in emergency&lt;br/&gt;session today to discuss tension between members Greece and&lt;br/&gt;Turkey over a disputed area of the Aegean Sea on the Western&lt;br/&gt;Alliance&amp;apos;s southern flank, Greek diplomatic sources said.&lt;br/&gt; <text:s text:c="3"/>They said no information had yet emerged from the meeting,&lt;br/&gt;called after statements from both countries that they were&lt;br/&gt;prepared to back rival oil exploration teams with warships.&lt;br/&gt; <text:s text:c="3"/>General Guven Ergenc, Secretary General of the Turkish&lt;br/&gt;General Staff, said today the Turkish research ship Sismik 1,&lt;br/&gt;escorted by an unspecified number of warships, would sail into&lt;br/&gt;disputed waters in the Aegean Sea tomorrow morning.&lt;br/&gt; <text:s text:c="3"/>Greek Prime Minister Andreas Papandreou said &amp;quot;The military&lt;br/&gt;readiness of our country is able now to give a very hard lesson&lt;br/&gt;if our neighbours (Turkey) were to carry out military actions.&amp;quot;&lt;br/&gt; <text:s text:c="3"/>The row erupted when the Greek government said last month&lt;br/&gt;that it was taking control of a Canadian-led consortium which&lt;br/&gt;was already producing oil off the Greek island of Thassos and&lt;br/&gt;would drill in the same area after the takeover.&lt;br/&gt; REUTER&lt;br/&gt;</text:p>
          </table:table-cell>
          <table:table-cell office:value-type="string">
            <text:p>Greek–Turkish relations</text:p>
          </table:table-cell>
          <table:table-cell office:value-type="string">
            <text:p>http://en.wikipedia.org/wiki/Greek–Turkish_relations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];&quot;,&quot;;[.AC3];&quot;,&quot;; TEXT([.AK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ASCXKNQY2RRS8BA9MEBHR0MIBP0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XIQ7Q67051QZLBW8CKQK1XMNCMXDP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8:08 GMT 2012</text:p>
          </table:table-cell>
          <table:table-cell office:value-type="string">
            <text:p>Wed Oct 03 09:18:11 GMT 2012</text:p>
          </table:table-cell>
          <table:table-cell office:value-type="string">
            <text:p>Wed Oct 10 02:18:11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10452.txt</text:p>
          </table:table-cell>
          <table:table-cell office:value-type="string">
            <text:p>NATO HOLDS EMERGENCY MEETING ON AEGEAN CRISIS&lt;br/&gt;&lt;br/&gt; <text:s text:c="3"/>BRUSSELS, March 27 - NATO ambassadors met in emergency&lt;br/&gt;session today to discuss tension between members Greece and&lt;br/&gt;Turkey over a disputed area of the Aegean Sea on the Western&lt;br/&gt;Alliance&amp;apos;s southern flank, Greek diplomatic sources said.&lt;br/&gt; <text:s text:c="3"/>They said no information had yet emerged from the meeting,&lt;br/&gt;called after statements from both countries that they were&lt;br/&gt;prepared to back rival oil exploration teams with warships.&lt;br/&gt; <text:s text:c="3"/>General Guven Ergenc, Secretary General of the Turkish&lt;br/&gt;General Staff, said today the Turkish research ship Sismik 1,&lt;br/&gt;escorted by an unspecified number of warships, would sail into&lt;br/&gt;disputed waters in the Aegean Sea tomorrow morning.&lt;br/&gt; <text:s text:c="3"/>Greek Prime Minister Andreas Papandreou said &amp;quot;The military&lt;br/&gt;readiness of our country is able now to give a very hard lesson&lt;br/&gt;if our neighbours (Turkey) were to carry out military actions.&amp;quot;&lt;br/&gt; <text:s text:c="3"/>The row erupted when the Greek government said last month&lt;br/&gt;that it was taking control of a Canadian-led consortium which&lt;br/&gt;was already producing oil off the Greek island of Thassos and&lt;br/&gt;would drill in the same area after the takeover.&lt;br/&gt; REUTER&lt;br/&gt;</text:p>
          </table:table-cell>
          <table:table-cell office:value-type="string">
            <text:p>Greek–Turkish relations</text:p>
          </table:table-cell>
          <table:table-cell office:value-type="string">
            <text:p>http://en.wikipedia.org/wiki/Greek–Turkish_relations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];&quot;,&quot;;[.AC4];&quot;,&quot;; TEXT([.AK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7L9Z0B6UTO68D20Z3MRSGPWUKYOZ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EUJ1LY58B72MVONNPBHL16YMMES7G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7:31 GMT 2012</text:p>
          </table:table-cell>
          <table:table-cell office:value-type="string">
            <text:p>Wed Oct 03 08:07:48 GMT 2012</text:p>
          </table:table-cell>
          <table:table-cell office:value-type="string">
            <text:p>Wed Oct 10 01:07:48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16112.txt</text:p>
          </table:table-cell>
          <table:table-cell office:value-type="string">
            <text:p>TEXACO SEES BUSINESS LITTLE HIT BY BANKRUPTCY MOVE&lt;br/&gt; <text:s text:c="3"/>By Julie Vorman, Reuters&lt;br/&gt;&lt;br/&gt; <text:s text:c="3"/>HOUSTON, April 13 - Texaco Inc &amp;lt;TX&amp;gt; said its decision to&lt;br/&gt;file for protection under Chapter 11 of the U.S. Bankruptcy&lt;br/&gt;code will not affect the majority of its businesses.&lt;br/&gt; <text:s text:c="3"/>It said its subsidiaries, which account for 96 pct of its&lt;br/&gt;32.6 billion dlrs in revenues and 79 pct of its net property,&lt;br/&gt;plant and equipment, were free of the action.&lt;br/&gt; <text:s text:c="3"/>Only parent holding company, Texaco Inc, and operating&lt;br/&gt;subsidiaries, Texaco Capital Inc and Texaco Capital N.V, are&lt;br/&gt;affected, it said.&lt;br/&gt; <text:s text:c="3"/>But the company said it was likely to suspend its 75 cents&lt;br/&gt;per share quarterly common stock dividend and halt repayments&lt;br/&gt;on debts of some 6.8 billion dlrs.&lt;br/&gt; <text:s text:c="3"/>Texaco said it filed for Chaper 11 because suppliers were&lt;br/&gt;demanding cash payments and banks were withholding loans as a&lt;br/&gt;result of a legal dispute with Pennzoil Co &amp;lt;PZL&amp;gt;.&lt;br/&gt; <text:s text:c="3"/>Texaco is fighting a Texas law requiring it to post a bond&lt;br/&gt;of more than 10 billion dlrs before it can appeal a 1985&lt;br/&gt;judgment that ruled it illegally interfered with Pennzoil&amp;apos;s&lt;br/&gt;1984 acquisition of Getty Petroleum Corp &amp;lt;GTY&amp;gt;. The bond almost&lt;br/&gt;matches the damages awarded against Texaco.&lt;br/&gt; <text:s text:c="3"/>Should Texaco fail to place the bond, Pennzoil could begin&lt;br/&gt;to attach its assets to secure the judgment.&lt;br/&gt; <text:s text:c="3"/>Last Monday, the Supreme Court overturned a decision to cut&lt;br/&gt;Texaco&amp;apos;s bond to one billion dlrs, and sent the issue back to&lt;br/&gt;the Texas courts.&lt;br/&gt; <text:s text:c="3"/>Analysts said the bankruptcy filing effectively froze all&lt;br/&gt;Texaco&amp;apos;s obligations while it continued to appeal the merits of&lt;br/&gt;the Pennzoil lawsuit.&lt;br/&gt; <text:s text:c="3"/>&amp;quot;Attempts last week to win a compromise on both the bond&lt;br/&gt;issue and the larger dispute failed,&amp;quot; James Kinnear, Texaco&amp;apos;s&lt;br/&gt;president and chief executive officer, told reporters.&lt;br/&gt; <text:s text:c="3"/>Kinnear said Pennzoil&amp;apos;s disclosure in court papers on&lt;br/&gt;Friday that it wanted to extend the bond issue hearing until&lt;br/&gt;the end of April, pushed Texaco further towards Chapter 11.&lt;br/&gt; <text:s text:c="3"/>Pennzoil had asked Texaco to post a 5.6 billion dlr cash&lt;br/&gt;bond and to reduce its dividend to not more than 50 pct of&lt;br/&gt;earnings. Pennzoil also wanted assurances that Texaco would not&lt;br/&gt;sell any assets, Kinnear said.&lt;br/&gt; <text:s text:c="3"/>Texaco offered to put up one billion dlrs in a letter of&lt;br/&gt;credit and agreed not to let the value of its assets fall under&lt;br/&gt;11.1 billion dlrs, he added.&lt;br/&gt; <text:s text:c="3"/>Joseph Jamail, a Houston attorney for Pennzoil, said the&lt;br/&gt;company had made its latest settlement offer to Texaco on&lt;br/&gt;Saturday and was taken by surprise when Texaco filed for&lt;br/&gt;bankruptcy.&lt;br/&gt; <text:s text:c="3"/>He declined to reveal the amount of the proposal, citing a&lt;br/&gt;confidentiality agreement between the two companies. &amp;quot;Texaco&lt;br/&gt;told us they would get back to us but instead they chose to go&lt;br/&gt;to bankruptcy court,&amp;quot; Jamail said.&lt;br/&gt; <text:s text:c="3"/>Attorneys for Pennzoil said they believed the company would&lt;br/&gt;prevail in court appeals, adding that Texaco&amp;apos;s assets were&lt;br/&gt;ample ultimately to pay the Pennzoil judgment in full.&lt;br/&gt; REUTER&lt;br/&gt;</text:p>
          </table:table-cell>
          <table:table-cell office:value-type="string">
            <text:p>Tax protester statutory arguments</text:p>
          </table:table-cell>
          <table:table-cell office:value-type="string">
            <text:p>http://en.wikipedia.org/wiki/Tax_protester_statutory_arguments</text:p>
          </table:table-cell>
          <table:table-cell office:value-type="string">
            <text:p>Interstate 66 (west)</text:p>
          </table:table-cell>
          <table:table-cell office:value-type="string">
            <text:p>http://en.wikipedia.org/wiki/Interstate_66_(wes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];&quot;,&quot;;[.AC5];&quot;,&quot;; TEXT([.AK5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7L9Z0B6UTO68D20Z3MRSGPWUKYOZ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GK8SV7WGKCCAU98JKU3UHAPXYP1RY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07:56 GMT 2012</text:p>
          </table:table-cell>
          <table:table-cell office:value-type="string">
            <text:p>Wed Oct 03 06:09:03 GMT 2012</text:p>
          </table:table-cell>
          <table:table-cell office:value-type="string">
            <text:p>Tue Oct 09 23:09:03 PDT 2012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16112.txt</text:p>
          </table:table-cell>
          <table:table-cell office:value-type="string">
            <text:p>TEXACO SEES BUSINESS LITTLE HIT BY BANKRUPTCY MOVE&lt;br/&gt; <text:s text:c="3"/>By Julie Vorman, Reuters&lt;br/&gt;&lt;br/&gt; <text:s text:c="3"/>HOUSTON, April 13 - Texaco Inc &amp;lt;TX&amp;gt; said its decision to&lt;br/&gt;file for protection under Chapter 11 of the U.S. Bankruptcy&lt;br/&gt;code will not affect the majority of its businesses.&lt;br/&gt; <text:s text:c="3"/>It said its subsidiaries, which account for 96 pct of its&lt;br/&gt;32.6 billion dlrs in revenues and 79 pct of its net property,&lt;br/&gt;plant and equipment, were free of the action.&lt;br/&gt; <text:s text:c="3"/>Only parent holding company, Texaco Inc, and operating&lt;br/&gt;subsidiaries, Texaco Capital Inc and Texaco Capital N.V, are&lt;br/&gt;affected, it said.&lt;br/&gt; <text:s text:c="3"/>But the company said it was likely to suspend its 75 cents&lt;br/&gt;per share quarterly common stock dividend and halt repayments&lt;br/&gt;on debts of some 6.8 billion dlrs.&lt;br/&gt; <text:s text:c="3"/>Texaco said it filed for Chaper 11 because suppliers were&lt;br/&gt;demanding cash payments and banks were withholding loans as a&lt;br/&gt;result of a legal dispute with Pennzoil Co &amp;lt;PZL&amp;gt;.&lt;br/&gt; <text:s text:c="3"/>Texaco is fighting a Texas law requiring it to post a bond&lt;br/&gt;of more than 10 billion dlrs before it can appeal a 1985&lt;br/&gt;judgment that ruled it illegally interfered with Pennzoil&amp;apos;s&lt;br/&gt;1984 acquisition of Getty Petroleum Corp &amp;lt;GTY&amp;gt;. The bond almost&lt;br/&gt;matches the damages awarded against Texaco.&lt;br/&gt; <text:s text:c="3"/>Should Texaco fail to place the bond, Pennzoil could begin&lt;br/&gt;to attach its assets to secure the judgment.&lt;br/&gt; <text:s text:c="3"/>Last Monday, the Supreme Court overturned a decision to cut&lt;br/&gt;Texaco&amp;apos;s bond to one billion dlrs, and sent the issue back to&lt;br/&gt;the Texas courts.&lt;br/&gt; <text:s text:c="3"/>Analysts said the bankruptcy filing effectively froze all&lt;br/&gt;Texaco&amp;apos;s obligations while it continued to appeal the merits of&lt;br/&gt;the Pennzoil lawsuit.&lt;br/&gt; <text:s text:c="3"/>&amp;quot;Attempts last week to win a compromise on both the bond&lt;br/&gt;issue and the larger dispute failed,&amp;quot; James Kinnear, Texaco&amp;apos;s&lt;br/&gt;president and chief executive officer, told reporters.&lt;br/&gt; <text:s text:c="3"/>Kinnear said Pennzoil&amp;apos;s disclosure in court papers on&lt;br/&gt;Friday that it wanted to extend the bond issue hearing until&lt;br/&gt;the end of April, pushed Texaco further towards Chapter 11.&lt;br/&gt; <text:s text:c="3"/>Pennzoil had asked Texaco to post a 5.6 billion dlr cash&lt;br/&gt;bond and to reduce its dividend to not more than 50 pct of&lt;br/&gt;earnings. Pennzoil also wanted assurances that Texaco would not&lt;br/&gt;sell any assets, Kinnear said.&lt;br/&gt; <text:s text:c="3"/>Texaco offered to put up one billion dlrs in a letter of&lt;br/&gt;credit and agreed not to let the value of its assets fall under&lt;br/&gt;11.1 billion dlrs, he added.&lt;br/&gt; <text:s text:c="3"/>Joseph Jamail, a Houston attorney for Pennzoil, said the&lt;br/&gt;company had made its latest settlement offer to Texaco on&lt;br/&gt;Saturday and was taken by surprise when Texaco filed for&lt;br/&gt;bankruptcy.&lt;br/&gt; <text:s text:c="3"/>He declined to reveal the amount of the proposal, citing a&lt;br/&gt;confidentiality agreement between the two companies. &amp;quot;Texaco&lt;br/&gt;told us they would get back to us but instead they chose to go&lt;br/&gt;to bankruptcy court,&amp;quot; Jamail said.&lt;br/&gt; <text:s text:c="3"/>Attorneys for Pennzoil said they believed the company would&lt;br/&gt;prevail in court appeals, adding that Texaco&amp;apos;s assets were&lt;br/&gt;ample ultimately to pay the Pennzoil judgment in full.&lt;br/&gt; REUTER&lt;br/&gt;</text:p>
          </table:table-cell>
          <table:table-cell office:value-type="string">
            <text:p>Tax protester statutory arguments</text:p>
          </table:table-cell>
          <table:table-cell office:value-type="string">
            <text:p>http://en.wikipedia.org/wiki/Tax_protester_statutory_arguments</text:p>
          </table:table-cell>
          <table:table-cell office:value-type="string">
            <text:p>Interstate 66 (west)</text:p>
          </table:table-cell>
          <table:table-cell office:value-type="string">
            <text:p>http://en.wikipedia.org/wiki/Interstate_66_(wes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];&quot;,&quot;;[.AC6];&quot;,&quot;; TEXT([.AK6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7L9Z0B6UTO68D20Z3MRSGPWUKYOZ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V12HECWA6X3DX0HMA3PDKXP0C4LKZ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9:59 GMT 2012</text:p>
          </table:table-cell>
          <table:table-cell office:value-type="string">
            <text:p>Wed Oct 03 07:40:21 GMT 2012</text:p>
          </table:table-cell>
          <table:table-cell office:value-type="string">
            <text:p>Wed Oct 10 00:40:21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16112.txt</text:p>
          </table:table-cell>
          <table:table-cell office:value-type="string">
            <text:p>TEXACO SEES BUSINESS LITTLE HIT BY BANKRUPTCY MOVE&lt;br/&gt; <text:s text:c="3"/>By Julie Vorman, Reuters&lt;br/&gt;&lt;br/&gt; <text:s text:c="3"/>HOUSTON, April 13 - Texaco Inc &amp;lt;TX&amp;gt; said its decision to&lt;br/&gt;file for protection under Chapter 11 of the U.S. Bankruptcy&lt;br/&gt;code will not affect the majority of its businesses.&lt;br/&gt; <text:s text:c="3"/>It said its subsidiaries, which account for 96 pct of its&lt;br/&gt;32.6 billion dlrs in revenues and 79 pct of its net property,&lt;br/&gt;plant and equipment, were free of the action.&lt;br/&gt; <text:s text:c="3"/>Only parent holding company, Texaco Inc, and operating&lt;br/&gt;subsidiaries, Texaco Capital Inc and Texaco Capital N.V, are&lt;br/&gt;affected, it said.&lt;br/&gt; <text:s text:c="3"/>But the company said it was likely to suspend its 75 cents&lt;br/&gt;per share quarterly common stock dividend and halt repayments&lt;br/&gt;on debts of some 6.8 billion dlrs.&lt;br/&gt; <text:s text:c="3"/>Texaco said it filed for Chaper 11 because suppliers were&lt;br/&gt;demanding cash payments and banks were withholding loans as a&lt;br/&gt;result of a legal dispute with Pennzoil Co &amp;lt;PZL&amp;gt;.&lt;br/&gt; <text:s text:c="3"/>Texaco is fighting a Texas law requiring it to post a bond&lt;br/&gt;of more than 10 billion dlrs before it can appeal a 1985&lt;br/&gt;judgment that ruled it illegally interfered with Pennzoil&amp;apos;s&lt;br/&gt;1984 acquisition of Getty Petroleum Corp &amp;lt;GTY&amp;gt;. The bond almost&lt;br/&gt;matches the damages awarded against Texaco.&lt;br/&gt; <text:s text:c="3"/>Should Texaco fail to place the bond, Pennzoil could begin&lt;br/&gt;to attach its assets to secure the judgment.&lt;br/&gt; <text:s text:c="3"/>Last Monday, the Supreme Court overturned a decision to cut&lt;br/&gt;Texaco&amp;apos;s bond to one billion dlrs, and sent the issue back to&lt;br/&gt;the Texas courts.&lt;br/&gt; <text:s text:c="3"/>Analysts said the bankruptcy filing effectively froze all&lt;br/&gt;Texaco&amp;apos;s obligations while it continued to appeal the merits of&lt;br/&gt;the Pennzoil lawsuit.&lt;br/&gt; <text:s text:c="3"/>&amp;quot;Attempts last week to win a compromise on both the bond&lt;br/&gt;issue and the larger dispute failed,&amp;quot; James Kinnear, Texaco&amp;apos;s&lt;br/&gt;president and chief executive officer, told reporters.&lt;br/&gt; <text:s text:c="3"/>Kinnear said Pennzoil&amp;apos;s disclosure in court papers on&lt;br/&gt;Friday that it wanted to extend the bond issue hearing until&lt;br/&gt;the end of April, pushed Texaco further towards Chapter 11.&lt;br/&gt; <text:s text:c="3"/>Pennzoil had asked Texaco to post a 5.6 billion dlr cash&lt;br/&gt;bond and to reduce its dividend to not more than 50 pct of&lt;br/&gt;earnings. Pennzoil also wanted assurances that Texaco would not&lt;br/&gt;sell any assets, Kinnear said.&lt;br/&gt; <text:s text:c="3"/>Texaco offered to put up one billion dlrs in a letter of&lt;br/&gt;credit and agreed not to let the value of its assets fall under&lt;br/&gt;11.1 billion dlrs, he added.&lt;br/&gt; <text:s text:c="3"/>Joseph Jamail, a Houston attorney for Pennzoil, said the&lt;br/&gt;company had made its latest settlement offer to Texaco on&lt;br/&gt;Saturday and was taken by surprise when Texaco filed for&lt;br/&gt;bankruptcy.&lt;br/&gt; <text:s text:c="3"/>He declined to reveal the amount of the proposal, citing a&lt;br/&gt;confidentiality agreement between the two companies. &amp;quot;Texaco&lt;br/&gt;told us they would get back to us but instead they chose to go&lt;br/&gt;to bankruptcy court,&amp;quot; Jamail said.&lt;br/&gt; <text:s text:c="3"/>Attorneys for Pennzoil said they believed the company would&lt;br/&gt;prevail in court appeals, adding that Texaco&amp;apos;s assets were&lt;br/&gt;ample ultimately to pay the Pennzoil judgment in full.&lt;br/&gt; REUTER&lt;br/&gt;</text:p>
          </table:table-cell>
          <table:table-cell office:value-type="string">
            <text:p>Tax protester statutory arguments</text:p>
          </table:table-cell>
          <table:table-cell office:value-type="string">
            <text:p>http://en.wikipedia.org/wiki/Tax_protester_statutory_arguments</text:p>
          </table:table-cell>
          <table:table-cell office:value-type="string">
            <text:p>Interstate 66 (west)</text:p>
          </table:table-cell>
          <table:table-cell office:value-type="string">
            <text:p>http://en.wikipedia.org/wiki/Interstate_66_(wes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];&quot;,&quot;;[.AC7];&quot;,&quot;; TEXT([.AK7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XNR98D8J3VEM5GX0XPCO3MCMW3GW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GKVQ8H88MQULUTTI53I9RXXB45R8I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1:55 GMT 2012</text:p>
          </table:table-cell>
          <table:table-cell office:value-type="string">
            <text:p>Wed Oct 03 09:51:59 GMT 2012</text:p>
          </table:table-cell>
          <table:table-cell office:value-type="string">
            <text:p>Wed Oct 10 02:51:59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tton/10537.txt</text:p>
          </table:table-cell>
          <table:table-cell office:value-type="string">
            <text:p>ANALYSTS PEG U.S. COTTON SEEDINGS 10.6 MLN ACRES&lt;br/&gt; <text:s text:c="3"/>By Michelle Bolar, Reuters&lt;br/&gt;&lt;br/&gt; <text:s text:c="3"/>New York, March 27 - U.S. cotton farmers are likely to&lt;br/&gt;plant about 10.6 mln acres in the coming season, based on an&lt;br/&gt;average of estimates offered by cotton market analysts gearing&lt;br/&gt;up for the U.S. Agriculture Department&amp;apos;s 1987 planting&lt;br/&gt;intentions report next Tuesday.&lt;br/&gt; <text:s text:c="3"/>The annual report gives cotton traders their first glimpse&lt;br/&gt;of what U.S. production might be in the 1987/88 season, which&lt;br/&gt;begins August 1.&lt;br/&gt; <text:s text:c="3"/>Trade and commission house forecasts ranged from 10.2 to&lt;br/&gt;10.9 mln acres.&lt;br/&gt; <text:s text:c="3"/>On March 18 of last year, the USDA reported that cotton&lt;br/&gt;farmers in 1986 intended to plant 9.71 mln acres.&lt;br/&gt; <text:s text:c="3"/>Four months later, the USDA estimated that 9.67 mln acres&lt;br/&gt;had been planted as of June 1. By January, its estimate of 1986&lt;br/&gt;planted acreage nationwide was 10.06 mln.&lt;br/&gt; <text:s text:c="3"/>Analysts said their forecasts for even greater acreage in&lt;br/&gt;1987 were spurred in part by belief that this year&amp;apos;s good&lt;br/&gt;demand and firm prices will be repeated next year. Analysts&lt;br/&gt;said those factors make cotton a profitable crop.&lt;br/&gt; <text:s text:c="3"/>&amp;quot;With cotton more attractive price-wise, I think there is&lt;br/&gt;going to be a switch in acreage from soybeans to cotton.&lt;br/&gt;Soybeans are dirt cheap,&amp;quot; said Lisbeth Keefe of Cargill&lt;br/&gt;Investor Services, whose comments were echoed by other cotton&lt;br/&gt;market specialists.&lt;br/&gt; <text:s text:c="3"/>Changes in the U.S. cotton program also could lead to&lt;br/&gt;increased acreage, analysts said.&lt;br/&gt; <text:s text:c="3"/>They recalled that under the 1986 program, cotton farmers&lt;br/&gt;who used part of their crop as collateral for government loans&lt;br/&gt;were not responsible for the cost of storing that cotton in&lt;br/&gt;government warehouses. But under the 1987 plan, the government&lt;br/&gt;will not pick up the tab for storage.&lt;br/&gt; <text:s text:c="3"/>Analysts said the change will discourage some farmers from&lt;br/&gt;participating in the program, which could result in more&lt;br/&gt;cotton. &amp;quot;The cotton program stipulates a mandatory set-aside of&lt;br/&gt;25 pct of a farmer&amp;apos;s base acreage,&amp;quot; noted Judy Weissman of&lt;br/&gt;Shearson Lehman Brothers. But farmers who elect not to&lt;br/&gt;participate in the program are free to plant all the acreage &lt;br/&gt;they have.&lt;br/&gt; <text:s text:c="3"/>Some analysts said cotton farmers in the high-yielding&lt;br/&gt;Western states would be most likely to steer clear of the&lt;br/&gt;program. &amp;quot;Western acreage should be up at least 20 pct,&amp;quot; said&lt;br/&gt;one commission house analyst, whose estimate was based in part&lt;br/&gt;on forecasts made by the National Cotton Council during its&lt;br/&gt;annual meeting in late January.&lt;br/&gt; <text:s text:c="3"/>But others disagreed. &amp;quot;I think some Western growers have&lt;br/&gt;decided they should be in the program for security reasons.&lt;br/&gt;There&amp;apos;s a lot of comfort in knowing you&amp;apos;ll be guaranteed the&lt;br/&gt;government&amp;apos;s loan price of 52.25 cents a lb. Anyone outside the&lt;br/&gt;program is subject to the wiles of the market,&amp;quot; said Walter&lt;br/&gt;Brown, market analyst for a major California cotton producer.&lt;br/&gt; <text:s text:c="3"/>Some cotton specialists said their expectations for&lt;br/&gt;increased acreage might not be verified in Tuesday&amp;apos;s planting&lt;br/&gt;intentions report. &amp;quot;Anything the USDA is announcing now is&lt;br/&gt;based on information they gathered before their cotton program&lt;br/&gt;was announced (on March 20),&amp;quot; one analyst cautioned. She said&lt;br/&gt;traders will get a better idea of next year&amp;apos;s cotton output&lt;br/&gt;when the USDA&amp;apos;s planted acreage report is released on July 9.&lt;br/&gt; <text:s text:c="3"/>Brown took that opinion a step further. &amp;quot;I don&amp;apos;t think&lt;br/&gt;planted acreage is important. What counts is the abandonment&lt;br/&gt;rate,&amp;quot; the difference between acreage planted and acreage&lt;br/&gt;harvested.&lt;br/&gt; <text:s text:c="3"/>Brown said the abandonment rate this year was &amp;quot;pretty high&amp;quot;&lt;br/&gt;at 15.5 pct because of weather problems in key producing&lt;br/&gt;states. &amp;quot;More normal would be about six pct,&amp;quot; he said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Soybean</text:p>
          </table:table-cell>
          <table:table-cell office:value-type="string">
            <text:p>http://en.wikipedia.org/wiki/Soybe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];&quot;,&quot;;[.AC8];&quot;,&quot;; TEXT([.AK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XNR98D8J3VEM5GX0XPCO3MCMW3GW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OWEGDHDM25LNRXS66XHMZ6OLYDDNM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6:11 GMT 2012</text:p>
          </table:table-cell>
          <table:table-cell office:value-type="string">
            <text:p>Wed Oct 03 09:46:24 GMT 2012</text:p>
          </table:table-cell>
          <table:table-cell office:value-type="string">
            <text:p>Wed Oct 10 02:46:24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tton/10537.txt</text:p>
          </table:table-cell>
          <table:table-cell office:value-type="string">
            <text:p>ANALYSTS PEG U.S. COTTON SEEDINGS 10.6 MLN ACRES&lt;br/&gt; <text:s text:c="3"/>By Michelle Bolar, Reuters&lt;br/&gt;&lt;br/&gt; <text:s text:c="3"/>New York, March 27 - U.S. cotton farmers are likely to&lt;br/&gt;plant about 10.6 mln acres in the coming season, based on an&lt;br/&gt;average of estimates offered by cotton market analysts gearing&lt;br/&gt;up for the U.S. Agriculture Department&amp;apos;s 1987 planting&lt;br/&gt;intentions report next Tuesday.&lt;br/&gt; <text:s text:c="3"/>The annual report gives cotton traders their first glimpse&lt;br/&gt;of what U.S. production might be in the 1987/88 season, which&lt;br/&gt;begins August 1.&lt;br/&gt; <text:s text:c="3"/>Trade and commission house forecasts ranged from 10.2 to&lt;br/&gt;10.9 mln acres.&lt;br/&gt; <text:s text:c="3"/>On March 18 of last year, the USDA reported that cotton&lt;br/&gt;farmers in 1986 intended to plant 9.71 mln acres.&lt;br/&gt; <text:s text:c="3"/>Four months later, the USDA estimated that 9.67 mln acres&lt;br/&gt;had been planted as of June 1. By January, its estimate of 1986&lt;br/&gt;planted acreage nationwide was 10.06 mln.&lt;br/&gt; <text:s text:c="3"/>Analysts said their forecasts for even greater acreage in&lt;br/&gt;1987 were spurred in part by belief that this year&amp;apos;s good&lt;br/&gt;demand and firm prices will be repeated next year. Analysts&lt;br/&gt;said those factors make cotton a profitable crop.&lt;br/&gt; <text:s text:c="3"/>&amp;quot;With cotton more attractive price-wise, I think there is&lt;br/&gt;going to be a switch in acreage from soybeans to cotton.&lt;br/&gt;Soybeans are dirt cheap,&amp;quot; said Lisbeth Keefe of Cargill&lt;br/&gt;Investor Services, whose comments were echoed by other cotton&lt;br/&gt;market specialists.&lt;br/&gt; <text:s text:c="3"/>Changes in the U.S. cotton program also could lead to&lt;br/&gt;increased acreage, analysts said.&lt;br/&gt; <text:s text:c="3"/>They recalled that under the 1986 program, cotton farmers&lt;br/&gt;who used part of their crop as collateral for government loans&lt;br/&gt;were not responsible for the cost of storing that cotton in&lt;br/&gt;government warehouses. But under the 1987 plan, the government&lt;br/&gt;will not pick up the tab for storage.&lt;br/&gt; <text:s text:c="3"/>Analysts said the change will discourage some farmers from&lt;br/&gt;participating in the program, which could result in more&lt;br/&gt;cotton. &amp;quot;The cotton program stipulates a mandatory set-aside of&lt;br/&gt;25 pct of a farmer&amp;apos;s base acreage,&amp;quot; noted Judy Weissman of&lt;br/&gt;Shearson Lehman Brothers. But farmers who elect not to&lt;br/&gt;participate in the program are free to plant all the acreage &lt;br/&gt;they have.&lt;br/&gt; <text:s text:c="3"/>Some analysts said cotton farmers in the high-yielding&lt;br/&gt;Western states would be most likely to steer clear of the&lt;br/&gt;program. &amp;quot;Western acreage should be up at least 20 pct,&amp;quot; said&lt;br/&gt;one commission house analyst, whose estimate was based in part&lt;br/&gt;on forecasts made by the National Cotton Council during its&lt;br/&gt;annual meeting in late January.&lt;br/&gt; <text:s text:c="3"/>But others disagreed. &amp;quot;I think some Western growers have&lt;br/&gt;decided they should be in the program for security reasons.&lt;br/&gt;There&amp;apos;s a lot of comfort in knowing you&amp;apos;ll be guaranteed the&lt;br/&gt;government&amp;apos;s loan price of 52.25 cents a lb. Anyone outside the&lt;br/&gt;program is subject to the wiles of the market,&amp;quot; said Walter&lt;br/&gt;Brown, market analyst for a major California cotton producer.&lt;br/&gt; <text:s text:c="3"/>Some cotton specialists said their expectations for&lt;br/&gt;increased acreage might not be verified in Tuesday&amp;apos;s planting&lt;br/&gt;intentions report. &amp;quot;Anything the USDA is announcing now is&lt;br/&gt;based on information they gathered before their cotton program&lt;br/&gt;was announced (on March 20),&amp;quot; one analyst cautioned. She said&lt;br/&gt;traders will get a better idea of next year&amp;apos;s cotton output&lt;br/&gt;when the USDA&amp;apos;s planted acreage report is released on July 9.&lt;br/&gt; <text:s text:c="3"/>Brown took that opinion a step further. &amp;quot;I don&amp;apos;t think&lt;br/&gt;planted acreage is important. What counts is the abandonment&lt;br/&gt;rate,&amp;quot; the difference between acreage planted and acreage&lt;br/&gt;harvested.&lt;br/&gt; <text:s text:c="3"/>Brown said the abandonment rate this year was &amp;quot;pretty high&amp;quot;&lt;br/&gt;at 15.5 pct because of weather problems in key producing&lt;br/&gt;states. &amp;quot;More normal would be about six pct,&amp;quot; he said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Soybean</text:p>
          </table:table-cell>
          <table:table-cell office:value-type="string">
            <text:p>http://en.wikipedia.org/wiki/Soybe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];&quot;,&quot;;[.AC9];&quot;,&quot;; TEXT([.AK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XNR98D8J3VEM5GX0XPCO3MCMW3GW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ZYAUC26DG67SAL82A6K8COK9DWC5Q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6:52 GMT 2012</text:p>
          </table:table-cell>
          <table:table-cell office:value-type="string">
            <text:p>Wed Oct 03 07:37:12 GMT 2012</text:p>
          </table:table-cell>
          <table:table-cell office:value-type="string">
            <text:p>Wed Oct 10 00:37:12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tton/10537.txt</text:p>
          </table:table-cell>
          <table:table-cell office:value-type="string">
            <text:p>ANALYSTS PEG U.S. COTTON SEEDINGS 10.6 MLN ACRES&lt;br/&gt; <text:s text:c="3"/>By Michelle Bolar, Reuters&lt;br/&gt;&lt;br/&gt; <text:s text:c="3"/>New York, March 27 - U.S. cotton farmers are likely to&lt;br/&gt;plant about 10.6 mln acres in the coming season, based on an&lt;br/&gt;average of estimates offered by cotton market analysts gearing&lt;br/&gt;up for the U.S. Agriculture Department&amp;apos;s 1987 planting&lt;br/&gt;intentions report next Tuesday.&lt;br/&gt; <text:s text:c="3"/>The annual report gives cotton traders their first glimpse&lt;br/&gt;of what U.S. production might be in the 1987/88 season, which&lt;br/&gt;begins August 1.&lt;br/&gt; <text:s text:c="3"/>Trade and commission house forecasts ranged from 10.2 to&lt;br/&gt;10.9 mln acres.&lt;br/&gt; <text:s text:c="3"/>On March 18 of last year, the USDA reported that cotton&lt;br/&gt;farmers in 1986 intended to plant 9.71 mln acres.&lt;br/&gt; <text:s text:c="3"/>Four months later, the USDA estimated that 9.67 mln acres&lt;br/&gt;had been planted as of June 1. By January, its estimate of 1986&lt;br/&gt;planted acreage nationwide was 10.06 mln.&lt;br/&gt; <text:s text:c="3"/>Analysts said their forecasts for even greater acreage in&lt;br/&gt;1987 were spurred in part by belief that this year&amp;apos;s good&lt;br/&gt;demand and firm prices will be repeated next year. Analysts&lt;br/&gt;said those factors make cotton a profitable crop.&lt;br/&gt; <text:s text:c="3"/>&amp;quot;With cotton more attractive price-wise, I think there is&lt;br/&gt;going to be a switch in acreage from soybeans to cotton.&lt;br/&gt;Soybeans are dirt cheap,&amp;quot; said Lisbeth Keefe of Cargill&lt;br/&gt;Investor Services, whose comments were echoed by other cotton&lt;br/&gt;market specialists.&lt;br/&gt; <text:s text:c="3"/>Changes in the U.S. cotton program also could lead to&lt;br/&gt;increased acreage, analysts said.&lt;br/&gt; <text:s text:c="3"/>They recalled that under the 1986 program, cotton farmers&lt;br/&gt;who used part of their crop as collateral for government loans&lt;br/&gt;were not responsible for the cost of storing that cotton in&lt;br/&gt;government warehouses. But under the 1987 plan, the government&lt;br/&gt;will not pick up the tab for storage.&lt;br/&gt; <text:s text:c="3"/>Analysts said the change will discourage some farmers from&lt;br/&gt;participating in the program, which could result in more&lt;br/&gt;cotton. &amp;quot;The cotton program stipulates a mandatory set-aside of&lt;br/&gt;25 pct of a farmer&amp;apos;s base acreage,&amp;quot; noted Judy Weissman of&lt;br/&gt;Shearson Lehman Brothers. But farmers who elect not to&lt;br/&gt;participate in the program are free to plant all the acreage &lt;br/&gt;they have.&lt;br/&gt; <text:s text:c="3"/>Some analysts said cotton farmers in the high-yielding&lt;br/&gt;Western states would be most likely to steer clear of the&lt;br/&gt;program. &amp;quot;Western acreage should be up at least 20 pct,&amp;quot; said&lt;br/&gt;one commission house analyst, whose estimate was based in part&lt;br/&gt;on forecasts made by the National Cotton Council during its&lt;br/&gt;annual meeting in late January.&lt;br/&gt; <text:s text:c="3"/>But others disagreed. &amp;quot;I think some Western growers have&lt;br/&gt;decided they should be in the program for security reasons.&lt;br/&gt;There&amp;apos;s a lot of comfort in knowing you&amp;apos;ll be guaranteed the&lt;br/&gt;government&amp;apos;s loan price of 52.25 cents a lb. Anyone outside the&lt;br/&gt;program is subject to the wiles of the market,&amp;quot; said Walter&lt;br/&gt;Brown, market analyst for a major California cotton producer.&lt;br/&gt; <text:s text:c="3"/>Some cotton specialists said their expectations for&lt;br/&gt;increased acreage might not be verified in Tuesday&amp;apos;s planting&lt;br/&gt;intentions report. &amp;quot;Anything the USDA is announcing now is&lt;br/&gt;based on information they gathered before their cotton program&lt;br/&gt;was announced (on March 20),&amp;quot; one analyst cautioned. She said&lt;br/&gt;traders will get a better idea of next year&amp;apos;s cotton output&lt;br/&gt;when the USDA&amp;apos;s planted acreage report is released on July 9.&lt;br/&gt; <text:s text:c="3"/>Brown took that opinion a step further. &amp;quot;I don&amp;apos;t think&lt;br/&gt;planted acreage is important. What counts is the abandonment&lt;br/&gt;rate,&amp;quot; the difference between acreage planted and acreage&lt;br/&gt;harvested.&lt;br/&gt; <text:s text:c="3"/>Brown said the abandonment rate this year was &amp;quot;pretty high&amp;quot;&lt;br/&gt;at 15.5 pct because of weather problems in key producing&lt;br/&gt;states. &amp;quot;More normal would be about six pct,&amp;quot; he said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Soybean</text:p>
          </table:table-cell>
          <table:table-cell office:value-type="string">
            <text:p>http://en.wikipedia.org/wiki/Soybe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];&quot;,&quot;;[.AC10];&quot;,&quot;; TEXT([.AK1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K4E6AUBXHW7QVKSJ0VJZWDT9QX1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5B8EBDPGFL6ALD16JINLWIO2V7H20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6:05 GMT 2012</text:p>
          </table:table-cell>
          <table:table-cell office:value-type="string">
            <text:p>Wed Oct 03 06:46:37 GMT 2012</text:p>
          </table:table-cell>
          <table:table-cell office:value-type="string">
            <text:p>Tue Oct 09 23:46:37 PDT 201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6585.txt</text:p>
          </table:table-cell>
          <table:table-cell office:value-type="string">
            <text:p>EC OILS TAX, CANADA CORN RULING OPPOSED BY PANEL&lt;br/&gt;&lt;br/&gt; <text:s text:c="3"/>WASHINGTON, MARCH 18 - The U.S. Senate Finance Committee&lt;br/&gt;approved nonbinding resolutions urging the Reagan&lt;br/&gt;administration oppose Canada&amp;apos;s ruling on U.S corn imports and a&lt;br/&gt;proposed new European Community tax on vegetable oils.&lt;br/&gt; <text:s text:c="3"/>The resolutions, approved by voice vote, now will be sent&lt;br/&gt;to the Senate floor were they are expected to be approved.&lt;br/&gt; <text:s text:c="3"/>The EC oils measure, offered by Sen. John Danforth, R-Mo.,&lt;br/&gt;urges the administration to take strong retaliatory measures if&lt;br/&gt;the tax is approved by the EC Council of Ministers.&lt;br/&gt; <text:s text:c="3"/>Sen. David Durenberger, R-Minn., offered the corn amendment&lt;br/&gt;which urges the administration to file a complaint with the&lt;br/&gt;GATT if the U.S. believes the corn decision by Canada was&lt;br/&gt;unjustified. Canada recently imposed a permanent duty of 85&lt;br/&gt;cents per bushel on U.S. corn imports.&lt;br/&gt; Reuter&lt;br/&gt;</text:p>
          </table:table-cell>
          <table:table-cell office:value-type="string">
            <text:p>Liancourt Rocks dispute</text:p>
          </table:table-cell>
          <table:table-cell office:value-type="string">
            <text:p>http://en.wikipedia.org/wiki/Liancourt_Rocks_dispute</text:p>
          </table:table-cell>
          <table:table-cell office:value-type="string">
            <text:p>Ethanol fuel in the United States</text:p>
          </table:table-cell>
          <table:table-cell office:value-type="string">
            <text:p>http://en.wikipedia.org/wiki/Ethanol_fuel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];&quot;,&quot;;[.AC11];&quot;,&quot;; TEXT([.AK1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K4E6AUBXHW7QVKSJ0VJZWDT9QX1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K49KSSZVXX25DTZ1UHO6GNI3V1M49</text:p>
          </table:table-cell>
          <table:table-cell office:value-type="string">
            <text:p>AV0FEK60JINL2</text:p>
          </table:table-cell>
          <table:table-cell office:value-type="string">
            <text:p>Submitted</text:p>
          </table:table-cell>
          <table:table-cell office:value-type="string">
            <text:p>Wed Oct 03 06:31:22 GMT 2012</text:p>
          </table:table-cell>
          <table:table-cell office:value-type="string">
            <text:p>Wed Oct 03 06:31:29 GMT 2012</text:p>
          </table:table-cell>
          <table:table-cell office:value-type="string">
            <text:p>Tue Oct 09 23:31:29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6585.txt</text:p>
          </table:table-cell>
          <table:table-cell office:value-type="string">
            <text:p>EC OILS TAX, CANADA CORN RULING OPPOSED BY PANEL&lt;br/&gt;&lt;br/&gt; <text:s text:c="3"/>WASHINGTON, MARCH 18 - The U.S. Senate Finance Committee&lt;br/&gt;approved nonbinding resolutions urging the Reagan&lt;br/&gt;administration oppose Canada&amp;apos;s ruling on U.S corn imports and a&lt;br/&gt;proposed new European Community tax on vegetable oils.&lt;br/&gt; <text:s text:c="3"/>The resolutions, approved by voice vote, now will be sent&lt;br/&gt;to the Senate floor were they are expected to be approved.&lt;br/&gt; <text:s text:c="3"/>The EC oils measure, offered by Sen. John Danforth, R-Mo.,&lt;br/&gt;urges the administration to take strong retaliatory measures if&lt;br/&gt;the tax is approved by the EC Council of Ministers.&lt;br/&gt; <text:s text:c="3"/>Sen. David Durenberger, R-Minn., offered the corn amendment&lt;br/&gt;which urges the administration to file a complaint with the&lt;br/&gt;GATT if the U.S. believes the corn decision by Canada was&lt;br/&gt;unjustified. Canada recently imposed a permanent duty of 85&lt;br/&gt;cents per bushel on U.S. corn imports.&lt;br/&gt; Reuter&lt;br/&gt;</text:p>
          </table:table-cell>
          <table:table-cell office:value-type="string">
            <text:p>Liancourt Rocks dispute</text:p>
          </table:table-cell>
          <table:table-cell office:value-type="string">
            <text:p>http://en.wikipedia.org/wiki/Liancourt_Rocks_dispute</text:p>
          </table:table-cell>
          <table:table-cell office:value-type="string">
            <text:p>Ethanol fuel in the United States</text:p>
          </table:table-cell>
          <table:table-cell office:value-type="string">
            <text:p>http://en.wikipedia.org/wiki/Ethanol_fuel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];&quot;,&quot;;[.AC12];&quot;,&quot;; TEXT([.AK1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K4E6AUBXHW7QVKSJ0VJZWDT9QX1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QMLF395SW6NVA3XAXPNRBYF89BSEV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09:17 GMT 2012</text:p>
          </table:table-cell>
          <table:table-cell office:value-type="string">
            <text:p>Wed Oct 03 06:09:49 GMT 2012</text:p>
          </table:table-cell>
          <table:table-cell office:value-type="string">
            <text:p>Tue Oct 09 23:09:49 PDT 201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6585.txt</text:p>
          </table:table-cell>
          <table:table-cell office:value-type="string">
            <text:p>EC OILS TAX, CANADA CORN RULING OPPOSED BY PANEL&lt;br/&gt;&lt;br/&gt; <text:s text:c="3"/>WASHINGTON, MARCH 18 - The U.S. Senate Finance Committee&lt;br/&gt;approved nonbinding resolutions urging the Reagan&lt;br/&gt;administration oppose Canada&amp;apos;s ruling on U.S corn imports and a&lt;br/&gt;proposed new European Community tax on vegetable oils.&lt;br/&gt; <text:s text:c="3"/>The resolutions, approved by voice vote, now will be sent&lt;br/&gt;to the Senate floor were they are expected to be approved.&lt;br/&gt; <text:s text:c="3"/>The EC oils measure, offered by Sen. John Danforth, R-Mo.,&lt;br/&gt;urges the administration to take strong retaliatory measures if&lt;br/&gt;the tax is approved by the EC Council of Ministers.&lt;br/&gt; <text:s text:c="3"/>Sen. David Durenberger, R-Minn., offered the corn amendment&lt;br/&gt;which urges the administration to file a complaint with the&lt;br/&gt;GATT if the U.S. believes the corn decision by Canada was&lt;br/&gt;unjustified. Canada recently imposed a permanent duty of 85&lt;br/&gt;cents per bushel on U.S. corn imports.&lt;br/&gt; Reuter&lt;br/&gt;</text:p>
          </table:table-cell>
          <table:table-cell office:value-type="string">
            <text:p>Liancourt Rocks dispute</text:p>
          </table:table-cell>
          <table:table-cell office:value-type="string">
            <text:p>http://en.wikipedia.org/wiki/Liancourt_Rocks_dispute</text:p>
          </table:table-cell>
          <table:table-cell office:value-type="string">
            <text:p>Ethanol fuel in the United States</text:p>
          </table:table-cell>
          <table:table-cell office:value-type="string">
            <text:p>http://en.wikipedia.org/wiki/Ethanol_fuel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3];&quot;,&quot;;[.AC13];&quot;,&quot;; TEXT([.AK1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EJ5OPB0YVGEHMR3LYEX9U33Q16Y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9YR70G5R98DNSR0LHNS0TNYJANBRY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4:21 GMT 2012</text:p>
          </table:table-cell>
          <table:table-cell office:value-type="string">
            <text:p>Wed Oct 03 08:14:29 GMT 2012</text:p>
          </table:table-cell>
          <table:table-cell office:value-type="string">
            <text:p>Wed Oct 10 01:14:29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064.txt</text:p>
          </table:table-cell>
          <table:table-cell office:value-type="string">
            <text:p>BUNDESBANK BOUGHT DOLLARS FOR YEN IN OPEN MARKET&lt;br/&gt;&lt;br/&gt; <text:s text:c="3"/>FRANKFURT, April 24 - The Bundesbank intervened in the open&lt;br/&gt;market to buy dollars for yen ahead of the Frankfurt fixing,&lt;br/&gt;dealers said.&lt;br/&gt; <text:s text:c="3"/>They said the Bundesbank bought dollars for around 139.80&lt;br/&gt;yen in small amounts in the half-hour running up to the 1100&lt;br/&gt;GMT fix.&lt;br/&gt; <text:s text:c="3"/>The Bundesbank did not intervene when the dollar was fixed&lt;br/&gt;in Frankfurt at 1.7969 marks.&lt;br/&gt; <text:s text:c="3"/>Earlier the Bank of Japan bought dollars steadily in the&lt;br/&gt;Far East, but could not stop heavy selling which pushed the&lt;br/&gt;dollar to a post-war low of 139.05 yen at one point.&lt;br/&gt; REUTER&lt;br/&gt;</text:p>
          </table:table-cell>
          <table:table-cell office:value-type="string">
            <text:p>Yen</text:p>
          </table:table-cell>
          <table:table-cell office:value-type="string">
            <text:p>http://en.wikipedia.org/wiki/Yen</text:p>
          </table:table-cell>
          <table:table-cell office:value-type="string">
            <text:p>Dollar coin (United States)</text:p>
          </table:table-cell>
          <table:table-cell office:value-type="string">
            <text:p>http://en.wikipedia.org/wiki/Dollar_coin_(United_States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];&quot;,&quot;;[.AC14];&quot;,&quot;; TEXT([.AK1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EJ5OPB0YVGEHMR3LYEX9U33Q16Y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N867D1X3V0FZ90TRCAE9M7PRERCJC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9:17 GMT 2012</text:p>
          </table:table-cell>
          <table:table-cell office:value-type="string">
            <text:p>Wed Oct 03 07:39:34 GMT 2012</text:p>
          </table:table-cell>
          <table:table-cell office:value-type="string">
            <text:p>Wed Oct 10 00:39:34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064.txt</text:p>
          </table:table-cell>
          <table:table-cell office:value-type="string">
            <text:p>BUNDESBANK BOUGHT DOLLARS FOR YEN IN OPEN MARKET&lt;br/&gt;&lt;br/&gt; <text:s text:c="3"/>FRANKFURT, April 24 - The Bundesbank intervened in the open&lt;br/&gt;market to buy dollars for yen ahead of the Frankfurt fixing,&lt;br/&gt;dealers said.&lt;br/&gt; <text:s text:c="3"/>They said the Bundesbank bought dollars for around 139.80&lt;br/&gt;yen in small amounts in the half-hour running up to the 1100&lt;br/&gt;GMT fix.&lt;br/&gt; <text:s text:c="3"/>The Bundesbank did not intervene when the dollar was fixed&lt;br/&gt;in Frankfurt at 1.7969 marks.&lt;br/&gt; <text:s text:c="3"/>Earlier the Bank of Japan bought dollars steadily in the&lt;br/&gt;Far East, but could not stop heavy selling which pushed the&lt;br/&gt;dollar to a post-war low of 139.05 yen at one point.&lt;br/&gt; REUTER&lt;br/&gt;</text:p>
          </table:table-cell>
          <table:table-cell office:value-type="string">
            <text:p>Yen</text:p>
          </table:table-cell>
          <table:table-cell office:value-type="string">
            <text:p>http://en.wikipedia.org/wiki/Yen</text:p>
          </table:table-cell>
          <table:table-cell office:value-type="string">
            <text:p>Dollar coin (United States)</text:p>
          </table:table-cell>
          <table:table-cell office:value-type="string">
            <text:p>http://en.wikipedia.org/wiki/Dollar_coin_(United_States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];&quot;,&quot;;[.AC15];&quot;,&quot;; TEXT([.AK1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EJ5OPB0YVGEHMR3LYEX9U33Q16Y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SDKH1Q6SVQ8WHWRX4XLDOBVJCN2LZ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31 GMT 2012</text:p>
          </table:table-cell>
          <table:table-cell office:value-type="string">
            <text:p>Wed Oct 03 09:14:35 GMT 2012</text:p>
          </table:table-cell>
          <table:table-cell office:value-type="string">
            <text:p>Wed Oct 10 02:14:35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064.txt</text:p>
          </table:table-cell>
          <table:table-cell office:value-type="string">
            <text:p>BUNDESBANK BOUGHT DOLLARS FOR YEN IN OPEN MARKET&lt;br/&gt;&lt;br/&gt; <text:s text:c="3"/>FRANKFURT, April 24 - The Bundesbank intervened in the open&lt;br/&gt;market to buy dollars for yen ahead of the Frankfurt fixing,&lt;br/&gt;dealers said.&lt;br/&gt; <text:s text:c="3"/>They said the Bundesbank bought dollars for around 139.80&lt;br/&gt;yen in small amounts in the half-hour running up to the 1100&lt;br/&gt;GMT fix.&lt;br/&gt; <text:s text:c="3"/>The Bundesbank did not intervene when the dollar was fixed&lt;br/&gt;in Frankfurt at 1.7969 marks.&lt;br/&gt; <text:s text:c="3"/>Earlier the Bank of Japan bought dollars steadily in the&lt;br/&gt;Far East, but could not stop heavy selling which pushed the&lt;br/&gt;dollar to a post-war low of 139.05 yen at one point.&lt;br/&gt; REUTER&lt;br/&gt;</text:p>
          </table:table-cell>
          <table:table-cell office:value-type="string">
            <text:p>Yen</text:p>
          </table:table-cell>
          <table:table-cell office:value-type="string">
            <text:p>http://en.wikipedia.org/wiki/Yen</text:p>
          </table:table-cell>
          <table:table-cell office:value-type="string">
            <text:p>Dollar coin (United States)</text:p>
          </table:table-cell>
          <table:table-cell office:value-type="string">
            <text:p>http://en.wikipedia.org/wiki/Dollar_coin_(United_States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];&quot;,&quot;;[.AC16];&quot;,&quot;; TEXT([.AK1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N6Q1SNQQ7Q6M9T6XU3NZ12TS0US8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BNP9746OQ1S2ZECXGY0D1QKJHEM2M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47:16 GMT 2012</text:p>
          </table:table-cell>
          <table:table-cell office:value-type="string">
            <text:p>Wed Oct 03 09:47:46 GMT 2012</text:p>
          </table:table-cell>
          <table:table-cell office:value-type="string">
            <text:p>Wed Oct 10 02:47:46 PDT 2012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sugar/19262.txt</text:p>
          </table:table-cell>
          <table:table-cell office:value-type="string">
            <text:p>COLD, WET WEATHER SLOWS BEET GROWTH IN W. EUROPE&lt;br/&gt;&lt;br/&gt; <text:s text:c="3"/>RATZEBURG, June 19 - Cold and wet weather in northern,&lt;br/&gt;western and central parts of Europe continued to slow beet&lt;br/&gt;growth but plant density is reported to be good in most&lt;br/&gt;countries, sugar statistician F.O. Licht said.&lt;br/&gt; <text:s text:c="3"/>Temperatures were too low for the season and the rain has&lt;br/&gt;hampered field work and occasionally led to water-logged&lt;br/&gt;fields.&lt;br/&gt; <text:s text:c="3"/>But in eastern and southeastern Europe, warmer weather has&lt;br/&gt;boosted sugar beet growth.&lt;br/&gt; <text:s text:c="3"/>Weather in the Soviet Union also allowed good beet&lt;br/&gt;development, Licht said.&lt;br/&gt; <text:s text:c="3"/>In Sweden beet growth has been delayed, although plant&lt;br/&gt;population is reported to be regular and good. Cool and rainy&lt;br/&gt;weather slowed beet growth in Denmark and crop prospects are&lt;br/&gt;rated as slightly below normal.&lt;br/&gt; <text:s text:c="3"/>In the United Kingdom and Ireland, it was rather cool with&lt;br/&gt;heavy rainfall in places which has delayed beet growth.&lt;br/&gt; <text:s text:c="3"/>In France, Belgium, the Netherlands, and West Germany, it&lt;br/&gt;was mostly cool with frequent and often heavy rainfall which&lt;br/&gt;continued to slow down beet growth and often made field work&lt;br/&gt;impossible.&lt;br/&gt; <text:s text:c="3"/>In Austria, it was warm with some rainfall, which was&lt;br/&gt;favourable for beet growth, Licht said.&lt;br/&gt; <text:s text:c="3"/>In Czechoslovakia and Poland, it was mostly warm, favouring&lt;br/&gt;beet development. but some heavy rain may have caused damage.&lt;br/&gt; <text:s text:c="3"/>In the European beet growing regions of the Soviet Union,&lt;br/&gt;it was warm with showers over most areas and weather was&lt;br/&gt;generally good for the emergence and growth of beets.&lt;br/&gt; <text:s text:c="3"/>In south eastern Europe, warm weather with some rainfall&lt;br/&gt;boosted beet development.&lt;br/&gt; <text:s text:c="3"/>Labour trouble threatens the beet crop in Spain. Disputes&lt;br/&gt;between the factories and the trade unions are threatening to&lt;br/&gt;delay the start of processing in the southern areas, where&lt;br/&gt;beets are maturing very early this year.&lt;br/&gt; Reuter&lt;br/&gt;</text:p>
          </table:table-cell>
          <table:table-cell office:value-type="string">
            <text:p>Showbread Bootlegs</text:p>
          </table:table-cell>
          <table:table-cell office:value-type="string">
            <text:p>http://en.wikipedia.org/wiki/Showbread_Bootlegs</text:p>
          </table:table-cell>
          <table:table-cell office:value-type="string">
            <text:p>Climate of the United Kingdom</text:p>
          </table:table-cell>
          <table:table-cell office:value-type="string">
            <text:p>http://en.wikipedia.org/wiki/Climate_of_the_United_Kingdo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];&quot;,&quot;;[.AC17];&quot;,&quot;; TEXT([.AK17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N6Q1SNQQ7Q6M9T6XU3NZ12TS0US8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PB51Y7QEOZFDZG6J2KMWFXRKMPDGC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7:49 GMT 2012</text:p>
          </table:table-cell>
          <table:table-cell office:value-type="string">
            <text:p>Wed Oct 03 08:58:22 GMT 2012</text:p>
          </table:table-cell>
          <table:table-cell office:value-type="string">
            <text:p>Wed Oct 10 01:58:22 PDT 2012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sugar/19262.txt</text:p>
          </table:table-cell>
          <table:table-cell office:value-type="string">
            <text:p>COLD, WET WEATHER SLOWS BEET GROWTH IN W. EUROPE&lt;br/&gt;&lt;br/&gt; <text:s text:c="3"/>RATZEBURG, June 19 - Cold and wet weather in northern,&lt;br/&gt;western and central parts of Europe continued to slow beet&lt;br/&gt;growth but plant density is reported to be good in most&lt;br/&gt;countries, sugar statistician F.O. Licht said.&lt;br/&gt; <text:s text:c="3"/>Temperatures were too low for the season and the rain has&lt;br/&gt;hampered field work and occasionally led to water-logged&lt;br/&gt;fields.&lt;br/&gt; <text:s text:c="3"/>But in eastern and southeastern Europe, warmer weather has&lt;br/&gt;boosted sugar beet growth.&lt;br/&gt; <text:s text:c="3"/>Weather in the Soviet Union also allowed good beet&lt;br/&gt;development, Licht said.&lt;br/&gt; <text:s text:c="3"/>In Sweden beet growth has been delayed, although plant&lt;br/&gt;population is reported to be regular and good. Cool and rainy&lt;br/&gt;weather slowed beet growth in Denmark and crop prospects are&lt;br/&gt;rated as slightly below normal.&lt;br/&gt; <text:s text:c="3"/>In the United Kingdom and Ireland, it was rather cool with&lt;br/&gt;heavy rainfall in places which has delayed beet growth.&lt;br/&gt; <text:s text:c="3"/>In France, Belgium, the Netherlands, and West Germany, it&lt;br/&gt;was mostly cool with frequent and often heavy rainfall which&lt;br/&gt;continued to slow down beet growth and often made field work&lt;br/&gt;impossible.&lt;br/&gt; <text:s text:c="3"/>In Austria, it was warm with some rainfall, which was&lt;br/&gt;favourable for beet growth, Licht said.&lt;br/&gt; <text:s text:c="3"/>In Czechoslovakia and Poland, it was mostly warm, favouring&lt;br/&gt;beet development. but some heavy rain may have caused damage.&lt;br/&gt; <text:s text:c="3"/>In the European beet growing regions of the Soviet Union,&lt;br/&gt;it was warm with showers over most areas and weather was&lt;br/&gt;generally good for the emergence and growth of beets.&lt;br/&gt; <text:s text:c="3"/>In south eastern Europe, warm weather with some rainfall&lt;br/&gt;boosted beet development.&lt;br/&gt; <text:s text:c="3"/>Labour trouble threatens the beet crop in Spain. Disputes&lt;br/&gt;between the factories and the trade unions are threatening to&lt;br/&gt;delay the start of processing in the southern areas, where&lt;br/&gt;beets are maturing very early this year.&lt;br/&gt; Reuter&lt;br/&gt;</text:p>
          </table:table-cell>
          <table:table-cell office:value-type="string">
            <text:p>Showbread Bootlegs</text:p>
          </table:table-cell>
          <table:table-cell office:value-type="string">
            <text:p>http://en.wikipedia.org/wiki/Showbread_Bootlegs</text:p>
          </table:table-cell>
          <table:table-cell office:value-type="string">
            <text:p>Climate of the United Kingdom</text:p>
          </table:table-cell>
          <table:table-cell office:value-type="string">
            <text:p>http://en.wikipedia.org/wiki/Climate_of_the_United_Kingdo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];&quot;,&quot;;[.AC18];&quot;,&quot;; TEXT([.AK18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N6Q1SNQQ7Q6M9T6XU3NZ12TS0US8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TOKUDD8XMB35CX47LXU1O6TB8EDOX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7:44 GMT 2012</text:p>
          </table:table-cell>
          <table:table-cell office:value-type="string">
            <text:p>Wed Oct 03 07:47:57 GMT 2012</text:p>
          </table:table-cell>
          <table:table-cell office:value-type="string">
            <text:p>Wed Oct 10 00:47:57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sugar/19262.txt</text:p>
          </table:table-cell>
          <table:table-cell office:value-type="string">
            <text:p>COLD, WET WEATHER SLOWS BEET GROWTH IN W. EUROPE&lt;br/&gt;&lt;br/&gt; <text:s text:c="3"/>RATZEBURG, June 19 - Cold and wet weather in northern,&lt;br/&gt;western and central parts of Europe continued to slow beet&lt;br/&gt;growth but plant density is reported to be good in most&lt;br/&gt;countries, sugar statistician F.O. Licht said.&lt;br/&gt; <text:s text:c="3"/>Temperatures were too low for the season and the rain has&lt;br/&gt;hampered field work and occasionally led to water-logged&lt;br/&gt;fields.&lt;br/&gt; <text:s text:c="3"/>But in eastern and southeastern Europe, warmer weather has&lt;br/&gt;boosted sugar beet growth.&lt;br/&gt; <text:s text:c="3"/>Weather in the Soviet Union also allowed good beet&lt;br/&gt;development, Licht said.&lt;br/&gt; <text:s text:c="3"/>In Sweden beet growth has been delayed, although plant&lt;br/&gt;population is reported to be regular and good. Cool and rainy&lt;br/&gt;weather slowed beet growth in Denmark and crop prospects are&lt;br/&gt;rated as slightly below normal.&lt;br/&gt; <text:s text:c="3"/>In the United Kingdom and Ireland, it was rather cool with&lt;br/&gt;heavy rainfall in places which has delayed beet growth.&lt;br/&gt; <text:s text:c="3"/>In France, Belgium, the Netherlands, and West Germany, it&lt;br/&gt;was mostly cool with frequent and often heavy rainfall which&lt;br/&gt;continued to slow down beet growth and often made field work&lt;br/&gt;impossible.&lt;br/&gt; <text:s text:c="3"/>In Austria, it was warm with some rainfall, which was&lt;br/&gt;favourable for beet growth, Licht said.&lt;br/&gt; <text:s text:c="3"/>In Czechoslovakia and Poland, it was mostly warm, favouring&lt;br/&gt;beet development. but some heavy rain may have caused damage.&lt;br/&gt; <text:s text:c="3"/>In the European beet growing regions of the Soviet Union,&lt;br/&gt;it was warm with showers over most areas and weather was&lt;br/&gt;generally good for the emergence and growth of beets.&lt;br/&gt; <text:s text:c="3"/>In south eastern Europe, warm weather with some rainfall&lt;br/&gt;boosted beet development.&lt;br/&gt; <text:s text:c="3"/>Labour trouble threatens the beet crop in Spain. Disputes&lt;br/&gt;between the factories and the trade unions are threatening to&lt;br/&gt;delay the start of processing in the southern areas, where&lt;br/&gt;beets are maturing very early this year.&lt;br/&gt; Reuter&lt;br/&gt;</text:p>
          </table:table-cell>
          <table:table-cell office:value-type="string">
            <text:p>Showbread Bootlegs</text:p>
          </table:table-cell>
          <table:table-cell office:value-type="string">
            <text:p>http://en.wikipedia.org/wiki/Showbread_Bootlegs</text:p>
          </table:table-cell>
          <table:table-cell office:value-type="string">
            <text:p>Climate of the United Kingdom</text:p>
          </table:table-cell>
          <table:table-cell office:value-type="string">
            <text:p>http://en.wikipedia.org/wiki/Climate_of_the_United_Kingdo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];&quot;,&quot;;[.AC19];&quot;,&quot;; TEXT([.AK1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95TL0XULRGN8K78TW4XDFP7PUV3P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GKVQ8H88MQULUTTI53I9RXXB41R8E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6:55 GMT 2012</text:p>
          </table:table-cell>
          <table:table-cell office:value-type="string">
            <text:p>Wed Oct 03 08:17:05 GMT 2012</text:p>
          </table:table-cell>
          <table:table-cell office:value-type="string">
            <text:p>Wed Oct 10 01:17:05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7423.txt</text:p>
          </table:table-cell>
          <table:table-cell office:value-type="string">
            <text:p>AMOCO &amp;lt;AN&amp;gt; OIL RESERVES DOWN, GAS UP IN 1986&lt;br/&gt;&lt;br/&gt; <text:s text:c="3"/>CHICAGO, March 19 - Amoco Corp&amp;apos;s petroleum liquids reserves&lt;br/&gt;total 2.42 billion barrels at the end of 1986, down from 2.77&lt;br/&gt;billion a year earlier, but its natural gas reserves increased&lt;br/&gt;to 15.37 trillion cubic feet from 15.14 trillion, the company&amp;apos;s&lt;br/&gt;annual report said.&lt;br/&gt; <text:s text:c="3"/>It said the drop in crude oil and natural gas liquid&lt;br/&gt;reserves reflected downward revisions of previous estimates&lt;br/&gt;caused by the sharp drop in oil prices last year. This&lt;br/&gt;accounted for 178 mln barrels of a worldwide downward revision&lt;br/&gt;of 188 mln barrels, with 158 mln barrels of the total revision&lt;br/&gt;occurring in the United States, the report said.&lt;br/&gt; <text:s text:c="3"/>Amoco said there were upward revisions in the size of its&lt;br/&gt;worldwide gas reserves totalling 404 billion cubic feet last&lt;br/&gt;year, while it discovered 568 billion cubic feet and purchased&lt;br/&gt;298 billion cubic feet of reserves.&lt;br/&gt; <text:s text:c="3"/>Production of one trillion cubic feet offset much of these&lt;br/&gt;gains, the report said.&lt;br/&gt; <text:s text:c="3"/>All of the gas reserve purchases, as well as all of the 14&lt;br/&gt;mln barrels of oil reserves bought in 1986, were in the United&lt;br/&gt;States, Amoco said, noting it has spent 1.1 billion dlrs to&lt;br/&gt;acquire U.S. producing properties over the past three years.&lt;br/&gt; <text:s text:c="3"/>Commenting on 1987, Amoco said acquisitions &amp;quot;will be an&lt;br/&gt;integral part of our strategy, should reserves become available&lt;br/&gt;at attractive prices.&amp;quot;&lt;br/&gt; <text:s text:c="3"/>The company said it expects &amp;quot;the marketing climate for&lt;br/&gt;natural gas to improve in 1987, which should provide the&lt;br/&gt;opportunity for Amoco to expand sales. As prices and demand&lt;br/&gt;improve, we are poised to accelerate capital spending on our&lt;br/&gt;inventory of attractive opportunities.&amp;quot;&lt;br/&gt; <text:s text:c="3"/>Amoco previously announced a 1987 capital spending budget&lt;br/&gt;of 3.2 billion dlrs. Such spending totaled 3.18 billion dlrs&lt;br/&gt;last year, down from 5.31 billion in 1985.&lt;br/&gt; Reuter&lt;br/&gt;</text:p>
          </table:table-cell>
          <table:table-cell office:value-type="string">
            <text:p>History of the petroleum industry in Canada</text:p>
          </table:table-cell>
          <table:table-cell office:value-type="string">
            <text:p>http://en.wikipedia.org/wiki/History_of_the_petroleum_industry_in_Canada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];&quot;,&quot;;[.AC20];&quot;,&quot;; TEXT([.AK2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5TL0XULRGN8K78TW4XDFP7PUV3P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LJI8IUB2YU9NS5X0V23T0FBQ3SJ7I</text:p>
          </table:table-cell>
          <table:table-cell office:value-type="string">
            <text:p>A32YOYHVBSWIV7</text:p>
          </table:table-cell>
          <table:table-cell office:value-type="string">
            <text:p>Submitted</text:p>
          </table:table-cell>
          <table:table-cell office:value-type="string">
            <text:p>Wed Oct 03 05:37:39 GMT 2012</text:p>
          </table:table-cell>
          <table:table-cell office:value-type="string">
            <text:p>Wed Oct 03 05:37:50 GMT 2012</text:p>
          </table:table-cell>
          <table:table-cell office:value-type="string">
            <text:p>Tue Oct 09 22:37:50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7423.txt</text:p>
          </table:table-cell>
          <table:table-cell office:value-type="string">
            <text:p>AMOCO &amp;lt;AN&amp;gt; OIL RESERVES DOWN, GAS UP IN 1986&lt;br/&gt;&lt;br/&gt; <text:s text:c="3"/>CHICAGO, March 19 - Amoco Corp&amp;apos;s petroleum liquids reserves&lt;br/&gt;total 2.42 billion barrels at the end of 1986, down from 2.77&lt;br/&gt;billion a year earlier, but its natural gas reserves increased&lt;br/&gt;to 15.37 trillion cubic feet from 15.14 trillion, the company&amp;apos;s&lt;br/&gt;annual report said.&lt;br/&gt; <text:s text:c="3"/>It said the drop in crude oil and natural gas liquid&lt;br/&gt;reserves reflected downward revisions of previous estimates&lt;br/&gt;caused by the sharp drop in oil prices last year. This&lt;br/&gt;accounted for 178 mln barrels of a worldwide downward revision&lt;br/&gt;of 188 mln barrels, with 158 mln barrels of the total revision&lt;br/&gt;occurring in the United States, the report said.&lt;br/&gt; <text:s text:c="3"/>Amoco said there were upward revisions in the size of its&lt;br/&gt;worldwide gas reserves totalling 404 billion cubic feet last&lt;br/&gt;year, while it discovered 568 billion cubic feet and purchased&lt;br/&gt;298 billion cubic feet of reserves.&lt;br/&gt; <text:s text:c="3"/>Production of one trillion cubic feet offset much of these&lt;br/&gt;gains, the report said.&lt;br/&gt; <text:s text:c="3"/>All of the gas reserve purchases, as well as all of the 14&lt;br/&gt;mln barrels of oil reserves bought in 1986, were in the United&lt;br/&gt;States, Amoco said, noting it has spent 1.1 billion dlrs to&lt;br/&gt;acquire U.S. producing properties over the past three years.&lt;br/&gt; <text:s text:c="3"/>Commenting on 1987, Amoco said acquisitions &amp;quot;will be an&lt;br/&gt;integral part of our strategy, should reserves become available&lt;br/&gt;at attractive prices.&amp;quot;&lt;br/&gt; <text:s text:c="3"/>The company said it expects &amp;quot;the marketing climate for&lt;br/&gt;natural gas to improve in 1987, which should provide the&lt;br/&gt;opportunity for Amoco to expand sales. As prices and demand&lt;br/&gt;improve, we are poised to accelerate capital spending on our&lt;br/&gt;inventory of attractive opportunities.&amp;quot;&lt;br/&gt; <text:s text:c="3"/>Amoco previously announced a 1987 capital spending budget&lt;br/&gt;of 3.2 billion dlrs. Such spending totaled 3.18 billion dlrs&lt;br/&gt;last year, down from 5.31 billion in 1985.&lt;br/&gt; Reuter&lt;br/&gt;</text:p>
          </table:table-cell>
          <table:table-cell office:value-type="string">
            <text:p>History of the petroleum industry in Canada</text:p>
          </table:table-cell>
          <table:table-cell office:value-type="string">
            <text:p>http://en.wikipedia.org/wiki/History_of_the_petroleum_industry_in_Canada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];&quot;,&quot;;[.AC21];&quot;,&quot;; TEXT([.AK2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5TL0XULRGN8K78TW4XDFP7PUV3P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OQ5COW0LGRZIH0WMV363NUZ37CY72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8:53 GMT 2012</text:p>
          </table:table-cell>
          <table:table-cell office:value-type="string">
            <text:p>Wed Oct 03 08:59:42 GMT 2012</text:p>
          </table:table-cell>
          <table:table-cell office:value-type="string">
            <text:p>Wed Oct 10 01:59:42 PDT 2012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7423.txt</text:p>
          </table:table-cell>
          <table:table-cell office:value-type="string">
            <text:p>AMOCO &amp;lt;AN&amp;gt; OIL RESERVES DOWN, GAS UP IN 1986&lt;br/&gt;&lt;br/&gt; <text:s text:c="3"/>CHICAGO, March 19 - Amoco Corp&amp;apos;s petroleum liquids reserves&lt;br/&gt;total 2.42 billion barrels at the end of 1986, down from 2.77&lt;br/&gt;billion a year earlier, but its natural gas reserves increased&lt;br/&gt;to 15.37 trillion cubic feet from 15.14 trillion, the company&amp;apos;s&lt;br/&gt;annual report said.&lt;br/&gt; <text:s text:c="3"/>It said the drop in crude oil and natural gas liquid&lt;br/&gt;reserves reflected downward revisions of previous estimates&lt;br/&gt;caused by the sharp drop in oil prices last year. This&lt;br/&gt;accounted for 178 mln barrels of a worldwide downward revision&lt;br/&gt;of 188 mln barrels, with 158 mln barrels of the total revision&lt;br/&gt;occurring in the United States, the report said.&lt;br/&gt; <text:s text:c="3"/>Amoco said there were upward revisions in the size of its&lt;br/&gt;worldwide gas reserves totalling 404 billion cubic feet last&lt;br/&gt;year, while it discovered 568 billion cubic feet and purchased&lt;br/&gt;298 billion cubic feet of reserves.&lt;br/&gt; <text:s text:c="3"/>Production of one trillion cubic feet offset much of these&lt;br/&gt;gains, the report said.&lt;br/&gt; <text:s text:c="3"/>All of the gas reserve purchases, as well as all of the 14&lt;br/&gt;mln barrels of oil reserves bought in 1986, were in the United&lt;br/&gt;States, Amoco said, noting it has spent 1.1 billion dlrs to&lt;br/&gt;acquire U.S. producing properties over the past three years.&lt;br/&gt; <text:s text:c="3"/>Commenting on 1987, Amoco said acquisitions &amp;quot;will be an&lt;br/&gt;integral part of our strategy, should reserves become available&lt;br/&gt;at attractive prices.&amp;quot;&lt;br/&gt; <text:s text:c="3"/>The company said it expects &amp;quot;the marketing climate for&lt;br/&gt;natural gas to improve in 1987, which should provide the&lt;br/&gt;opportunity for Amoco to expand sales. As prices and demand&lt;br/&gt;improve, we are poised to accelerate capital spending on our&lt;br/&gt;inventory of attractive opportunities.&amp;quot;&lt;br/&gt; <text:s text:c="3"/>Amoco previously announced a 1987 capital spending budget&lt;br/&gt;of 3.2 billion dlrs. Such spending totaled 3.18 billion dlrs&lt;br/&gt;last year, down from 5.31 billion in 1985.&lt;br/&gt; Reuter&lt;br/&gt;</text:p>
          </table:table-cell>
          <table:table-cell office:value-type="string">
            <text:p>History of the petroleum industry in Canada</text:p>
          </table:table-cell>
          <table:table-cell office:value-type="string">
            <text:p>http://en.wikipedia.org/wiki/History_of_the_petroleum_industry_in_Canada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];&quot;,&quot;;[.AC22];&quot;,&quot;; TEXT([.AK2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2ESBRI8IUB2D3XDQRJTTB3L2354G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8349F9SSSHXGA7TU2K5P5F8QYATX4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5:31 GMT 2012</text:p>
          </table:table-cell>
          <table:table-cell office:value-type="string">
            <text:p>Wed Oct 03 09:45:49 GMT 2012</text:p>
          </table:table-cell>
          <table:table-cell office:value-type="string">
            <text:p>Wed Oct 10 02:45:49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0660.txt</text:p>
          </table:table-cell>
          <table:table-cell office:value-type="string">
            <text:p>DLR FALLS ON FEAR TOKYO WON&amp;apos;T HIKE DEMAND-MIYAZAWA&lt;br/&gt;&lt;br/&gt; <text:s text:c="3"/>TOKYO, March 30 - Finance Minister Kiichi Miyazawa said&lt;br/&gt;that the dollar&amp;apos;s drop today to 145 yen is partly attributable&lt;br/&gt;to the perception inside and outside Japan that the country has&lt;br/&gt;failed to fulfill its promise to expand domestic demand.&lt;br/&gt; <text:s text:c="3"/>He told a Lower House budget committee in Parliament that&lt;br/&gt;it was natural for other nations to think that Japan is not&lt;br/&gt;doing enough because of the delay in the passage of the 1987/88&lt;br/&gt;budget.&lt;br/&gt; <text:s text:c="3"/>The budget has been delayed by opposition boycotts of&lt;br/&gt;Parliament to protest government plans for a new sales tax.&lt;br/&gt; REUTER&lt;br/&gt;</text:p>
          </table:table-cell>
          <table:table-cell office:value-type="string">
            <text:p>Thucydides</text:p>
          </table:table-cell>
          <table:table-cell office:value-type="string">
            <text:p>http://en.wikipedia.org/wiki/Thucydides</text:p>
          </table:table-cell>
          <table:table-cell office:value-type="string">
            <text:p>Monetary policy</text:p>
          </table:table-cell>
          <table:table-cell office:value-type="string">
            <text:p>http://en.wikipedia.org/wiki/Monetary_polic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];&quot;,&quot;;[.AC23];&quot;,&quot;; TEXT([.AK23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2ESBRI8IUB2D3XDQRJTTB3L2354G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ABG5TYMNCWYQDXKG2JSPX11QI2JNY</text:p>
          </table:table-cell>
          <table:table-cell office:value-type="string">
            <text:p>A37VXACF82M3I6</text:p>
          </table:table-cell>
          <table:table-cell office:value-type="string">
            <text:p>Submitted</text:p>
          </table:table-cell>
          <table:table-cell office:value-type="string">
            <text:p>Wed Oct 03 06:49:04 GMT 2012</text:p>
          </table:table-cell>
          <table:table-cell office:value-type="string">
            <text:p>Wed Oct 03 06:51:35 GMT 2012</text:p>
          </table:table-cell>
          <table:table-cell office:value-type="string">
            <text:p>Tue Oct 09 23:51:35 PDT 2012</text:p>
          </table:table-cell>
          <table:table-cell table:number-columns-repeated="3"/>
          <table:table-cell office:value-type="float" office:value="151">
            <text:p>151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0660.txt</text:p>
          </table:table-cell>
          <table:table-cell office:value-type="string">
            <text:p>DLR FALLS ON FEAR TOKYO WON&amp;apos;T HIKE DEMAND-MIYAZAWA&lt;br/&gt;&lt;br/&gt; <text:s text:c="3"/>TOKYO, March 30 - Finance Minister Kiichi Miyazawa said&lt;br/&gt;that the dollar&amp;apos;s drop today to 145 yen is partly attributable&lt;br/&gt;to the perception inside and outside Japan that the country has&lt;br/&gt;failed to fulfill its promise to expand domestic demand.&lt;br/&gt; <text:s text:c="3"/>He told a Lower House budget committee in Parliament that&lt;br/&gt;it was natural for other nations to think that Japan is not&lt;br/&gt;doing enough because of the delay in the passage of the 1987/88&lt;br/&gt;budget.&lt;br/&gt; <text:s text:c="3"/>The budget has been delayed by opposition boycotts of&lt;br/&gt;Parliament to protest government plans for a new sales tax.&lt;br/&gt; REUTER&lt;br/&gt;</text:p>
          </table:table-cell>
          <table:table-cell office:value-type="string">
            <text:p>Thucydides</text:p>
          </table:table-cell>
          <table:table-cell office:value-type="string">
            <text:p>http://en.wikipedia.org/wiki/Thucydides</text:p>
          </table:table-cell>
          <table:table-cell office:value-type="string">
            <text:p>Monetary policy</text:p>
          </table:table-cell>
          <table:table-cell office:value-type="string">
            <text:p>http://en.wikipedia.org/wiki/Monetary_polic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4];&quot;,&quot;;[.AC24];&quot;,&quot;; TEXT([.AK24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2ESBRI8IUB2D3XDQRJTTB3L2354G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1:5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1:59 GMT 2012</text:p>
          </table:table-cell>
          <table:table-cell table:number-columns-repeated="2"/>
          <table:table-cell office:value-type="string">
            <text:p>2X2B6BFMFFOYDRH60T6DOESC7LKKXQ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8:35 GMT 2012</text:p>
          </table:table-cell>
          <table:table-cell office:value-type="string">
            <text:p>Wed Oct 03 09:38:46 GMT 2012</text:p>
          </table:table-cell>
          <table:table-cell office:value-type="string">
            <text:p>Wed Oct 10 02:38:46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0660.txt</text:p>
          </table:table-cell>
          <table:table-cell office:value-type="string">
            <text:p>DLR FALLS ON FEAR TOKYO WON&amp;apos;T HIKE DEMAND-MIYAZAWA&lt;br/&gt;&lt;br/&gt; <text:s text:c="3"/>TOKYO, March 30 - Finance Minister Kiichi Miyazawa said&lt;br/&gt;that the dollar&amp;apos;s drop today to 145 yen is partly attributable&lt;br/&gt;to the perception inside and outside Japan that the country has&lt;br/&gt;failed to fulfill its promise to expand domestic demand.&lt;br/&gt; <text:s text:c="3"/>He told a Lower House budget committee in Parliament that&lt;br/&gt;it was natural for other nations to think that Japan is not&lt;br/&gt;doing enough because of the delay in the passage of the 1987/88&lt;br/&gt;budget.&lt;br/&gt; <text:s text:c="3"/>The budget has been delayed by opposition boycotts of&lt;br/&gt;Parliament to protest government plans for a new sales tax.&lt;br/&gt; REUTER&lt;br/&gt;</text:p>
          </table:table-cell>
          <table:table-cell office:value-type="string">
            <text:p>Thucydides</text:p>
          </table:table-cell>
          <table:table-cell office:value-type="string">
            <text:p>http://en.wikipedia.org/wiki/Thucydides</text:p>
          </table:table-cell>
          <table:table-cell office:value-type="string">
            <text:p>Monetary policy</text:p>
          </table:table-cell>
          <table:table-cell office:value-type="string">
            <text:p>http://en.wikipedia.org/wiki/Monetary_polic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5];&quot;,&quot;;[.AC25];&quot;,&quot;; TEXT([.AK25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GOR70G5R98DNSR0LHNS0TNYE4WBR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ADWSBRI8IUBH7IEFT8S1LB3SU2F3J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6:52 GMT 2012</text:p>
          </table:table-cell>
          <table:table-cell office:value-type="string">
            <text:p>Wed Oct 03 09:37:05 GMT 2012</text:p>
          </table:table-cell>
          <table:table-cell office:value-type="string">
            <text:p>Wed Oct 10 02:37:05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08119.txt</text:p>
          </table:table-cell>
          <table:table-cell office:value-type="string">
            <text:p>MINISTER PREDICTS ONE PCT INFLATION FOR SINGAPORE&lt;br/&gt;&lt;br/&gt; <text:s text:c="3"/>SINGAPORE, March 23 - Singapore will have an inflation rate&lt;br/&gt;of one pct in 1987, up from a negative 1.4 pct in 1986, Trade&lt;br/&gt;and Industry Minister Lee Hsien Loong told Parliament.&lt;br/&gt; <text:s text:c="3"/>He said the 1986 drop in the inflation rate, the first fall&lt;br/&gt;in a decade, was due largely to lower world prices for oil and&lt;br/&gt;oil-related items.&lt;br/&gt; <text:s text:c="3"/>But Lee said the negative inflation rate is unlikely to be&lt;br/&gt;repeated this year because of projected higher prices for&lt;br/&gt;primary commodities and oil.&lt;br/&gt; REUTER&lt;br/&gt;</text:p>
          </table:table-cell>
          <table:table-cell office:value-type="string">
            <text:p>Mahmoud Ahmadinejad</text:p>
          </table:table-cell>
          <table:table-cell office:value-type="string">
            <text:p>http://en.wikipedia.org/wiki/Mahmoud_Ahmadinejad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];&quot;,&quot;;[.AC26];&quot;,&quot;; TEXT([.AK2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GOR70G5R98DNSR0LHNS0TNYE4WBR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JQ8TNKIMZSMKT3MZCFM8PGVMX5BY3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19 GMT 2012</text:p>
          </table:table-cell>
          <table:table-cell office:value-type="string">
            <text:p>Wed Oct 03 09:28:22 GMT 2012</text:p>
          </table:table-cell>
          <table:table-cell office:value-type="string">
            <text:p>Wed Oct 10 02:28:22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08119.txt</text:p>
          </table:table-cell>
          <table:table-cell office:value-type="string">
            <text:p>MINISTER PREDICTS ONE PCT INFLATION FOR SINGAPORE&lt;br/&gt;&lt;br/&gt; <text:s text:c="3"/>SINGAPORE, March 23 - Singapore will have an inflation rate&lt;br/&gt;of one pct in 1987, up from a negative 1.4 pct in 1986, Trade&lt;br/&gt;and Industry Minister Lee Hsien Loong told Parliament.&lt;br/&gt; <text:s text:c="3"/>He said the 1986 drop in the inflation rate, the first fall&lt;br/&gt;in a decade, was due largely to lower world prices for oil and&lt;br/&gt;oil-related items.&lt;br/&gt; <text:s text:c="3"/>But Lee said the negative inflation rate is unlikely to be&lt;br/&gt;repeated this year because of projected higher prices for&lt;br/&gt;primary commodities and oil.&lt;br/&gt; REUTER&lt;br/&gt;</text:p>
          </table:table-cell>
          <table:table-cell office:value-type="string">
            <text:p>Mahmoud Ahmadinejad</text:p>
          </table:table-cell>
          <table:table-cell office:value-type="string">
            <text:p>http://en.wikipedia.org/wiki/Mahmoud_Ahmadinejad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7];&quot;,&quot;;[.AC27];&quot;,&quot;; TEXT([.AK2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GOR70G5R98DNSR0LHNS0TNYE4WBR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XXF3Q0JG5TY1W015LV9N9SSZBLEI1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2:28 GMT 2012</text:p>
          </table:table-cell>
          <table:table-cell office:value-type="string">
            <text:p>Wed Oct 03 09:52:37 GMT 2012</text:p>
          </table:table-cell>
          <table:table-cell office:value-type="string">
            <text:p>Wed Oct 10 02:52:37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08119.txt</text:p>
          </table:table-cell>
          <table:table-cell office:value-type="string">
            <text:p>MINISTER PREDICTS ONE PCT INFLATION FOR SINGAPORE&lt;br/&gt;&lt;br/&gt; <text:s text:c="3"/>SINGAPORE, March 23 - Singapore will have an inflation rate&lt;br/&gt;of one pct in 1987, up from a negative 1.4 pct in 1986, Trade&lt;br/&gt;and Industry Minister Lee Hsien Loong told Parliament.&lt;br/&gt; <text:s text:c="3"/>He said the 1986 drop in the inflation rate, the first fall&lt;br/&gt;in a decade, was due largely to lower world prices for oil and&lt;br/&gt;oil-related items.&lt;br/&gt; <text:s text:c="3"/>But Lee said the negative inflation rate is unlikely to be&lt;br/&gt;repeated this year because of projected higher prices for&lt;br/&gt;primary commodities and oil.&lt;br/&gt; REUTER&lt;br/&gt;</text:p>
          </table:table-cell>
          <table:table-cell office:value-type="string">
            <text:p>Mahmoud Ahmadinejad</text:p>
          </table:table-cell>
          <table:table-cell office:value-type="string">
            <text:p>http://en.wikipedia.org/wiki/Mahmoud_Ahmadinejad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];&quot;,&quot;;[.AC28];&quot;,&quot;; TEXT([.AK2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80LKH1Q6SVQNQWDT0L6T5OBX0BK1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AGNNVRH1KHOON4WIHXN39LK31KPY2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7:06 GMT 2012</text:p>
          </table:table-cell>
          <table:table-cell office:value-type="string">
            <text:p>Wed Oct 03 09:37:42 GMT 2012</text:p>
          </table:table-cell>
          <table:table-cell office:value-type="string">
            <text:p>Wed Oct 10 02:37:42 PDT 201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433.txt</text:p>
          </table:table-cell>
          <table:table-cell office:value-type="string">
            <text:p>INTERCARE &amp;lt;CARE&amp;gt; SAYS ACQUISITION TERMINATED&lt;br/&gt;&lt;br/&gt; <text:s text:c="3"/>CULVER CITY, Calif., March 18 - InterCare Inc said it has&lt;br/&gt;agreed to terminate the proposed acquisition of &amp;lt;Universal&lt;br/&gt;Care&amp;gt; because &amp;lt;First Jersey Securities&amp;gt; has withdrawn as&lt;br/&gt;underwriter for a proposed offering of InterCare securities.&lt;br/&gt; <text:s text:c="3"/>The company said the offering was to have raised 7,500,000&lt;br/&gt;dlrs for working capital through the sale of equity and debt&lt;br/&gt;and would have also financed the 1,897,000 dlr cash portion of&lt;br/&gt;the Universal Care purchase price. <text:s/>In addition, 1,700,000 dlrs&lt;br/&gt;would have been used to repay debt.&lt;br/&gt; <text:s text:c="3"/>InterCare said to date it has incurred about 500,000 dlrs&lt;br/&gt;in expenses in connection with the proposed offering.&lt;br/&gt; <text:s text:c="3"/>The company said to improve its working capital position,&lt;br/&gt;it plans to reduce operating expenses by decreasing hours of&lt;br/&gt;operation and its workforce and selling some assets.&lt;br/&gt; <text:s text:c="3"/>As of October 31, the copmpany said it had a working&lt;br/&gt;capital deficit of 2,301,000 dlrs, on a pro forma basis to&lt;br/&gt;include recently acquired U.S. Medical Enterprises Inc.&lt;br/&gt; Reuter&lt;br/&gt;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 office:value-type="string">
            <text:p>Regulation S-K</text:p>
          </table:table-cell>
          <table:table-cell office:value-type="string">
            <text:p>http://en.wikipedia.org/wiki/Regulation_S-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];&quot;,&quot;;[.AC29];&quot;,&quot;; TEXT([.AK2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80LKH1Q6SVQNQWDT0L6T5OBX0BK1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DLVOK5UFJ51DGEJV96YYS1CZNA69P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51:55 GMT 2012</text:p>
          </table:table-cell>
          <table:table-cell office:value-type="string">
            <text:p>Wed Oct 03 09:52:43 GMT 2012</text:p>
          </table:table-cell>
          <table:table-cell office:value-type="string">
            <text:p>Wed Oct 10 02:52:43 PDT 2012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433.txt</text:p>
          </table:table-cell>
          <table:table-cell office:value-type="string">
            <text:p>INTERCARE &amp;lt;CARE&amp;gt; SAYS ACQUISITION TERMINATED&lt;br/&gt;&lt;br/&gt; <text:s text:c="3"/>CULVER CITY, Calif., March 18 - InterCare Inc said it has&lt;br/&gt;agreed to terminate the proposed acquisition of &amp;lt;Universal&lt;br/&gt;Care&amp;gt; because &amp;lt;First Jersey Securities&amp;gt; has withdrawn as&lt;br/&gt;underwriter for a proposed offering of InterCare securities.&lt;br/&gt; <text:s text:c="3"/>The company said the offering was to have raised 7,500,000&lt;br/&gt;dlrs for working capital through the sale of equity and debt&lt;br/&gt;and would have also financed the 1,897,000 dlr cash portion of&lt;br/&gt;the Universal Care purchase price. <text:s/>In addition, 1,700,000 dlrs&lt;br/&gt;would have been used to repay debt.&lt;br/&gt; <text:s text:c="3"/>InterCare said to date it has incurred about 500,000 dlrs&lt;br/&gt;in expenses in connection with the proposed offering.&lt;br/&gt; <text:s text:c="3"/>The company said to improve its working capital position,&lt;br/&gt;it plans to reduce operating expenses by decreasing hours of&lt;br/&gt;operation and its workforce and selling some assets.&lt;br/&gt; <text:s text:c="3"/>As of October 31, the copmpany said it had a working&lt;br/&gt;capital deficit of 2,301,000 dlrs, on a pro forma basis to&lt;br/&gt;include recently acquired U.S. Medical Enterprises Inc.&lt;br/&gt; Reuter&lt;br/&gt;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 office:value-type="string">
            <text:p>Regulation S-K</text:p>
          </table:table-cell>
          <table:table-cell office:value-type="string">
            <text:p>http://en.wikipedia.org/wiki/Regulation_S-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0];&quot;,&quot;;[.AC30];&quot;,&quot;; TEXT([.AK3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80LKH1Q6SVQNQWDT0L6T5OBX0BK1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ZKI2KYEPLSPME8QTGNJBOAHX89OUI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7:15 GMT 2012</text:p>
          </table:table-cell>
          <table:table-cell office:value-type="string">
            <text:p>Wed Oct 03 07:57:25 GMT 2012</text:p>
          </table:table-cell>
          <table:table-cell office:value-type="string">
            <text:p>Wed Oct 10 00:57:25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433.txt</text:p>
          </table:table-cell>
          <table:table-cell office:value-type="string">
            <text:p>INTERCARE &amp;lt;CARE&amp;gt; SAYS ACQUISITION TERMINATED&lt;br/&gt;&lt;br/&gt; <text:s text:c="3"/>CULVER CITY, Calif., March 18 - InterCare Inc said it has&lt;br/&gt;agreed to terminate the proposed acquisition of &amp;lt;Universal&lt;br/&gt;Care&amp;gt; because &amp;lt;First Jersey Securities&amp;gt; has withdrawn as&lt;br/&gt;underwriter for a proposed offering of InterCare securities.&lt;br/&gt; <text:s text:c="3"/>The company said the offering was to have raised 7,500,000&lt;br/&gt;dlrs for working capital through the sale of equity and debt&lt;br/&gt;and would have also financed the 1,897,000 dlr cash portion of&lt;br/&gt;the Universal Care purchase price. <text:s/>In addition, 1,700,000 dlrs&lt;br/&gt;would have been used to repay debt.&lt;br/&gt; <text:s text:c="3"/>InterCare said to date it has incurred about 500,000 dlrs&lt;br/&gt;in expenses in connection with the proposed offering.&lt;br/&gt; <text:s text:c="3"/>The company said to improve its working capital position,&lt;br/&gt;it plans to reduce operating expenses by decreasing hours of&lt;br/&gt;operation and its workforce and selling some assets.&lt;br/&gt; <text:s text:c="3"/>As of October 31, the copmpany said it had a working&lt;br/&gt;capital deficit of 2,301,000 dlrs, on a pro forma basis to&lt;br/&gt;include recently acquired U.S. Medical Enterprises Inc.&lt;br/&gt; Reuter&lt;br/&gt;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 office:value-type="string">
            <text:p>Regulation S-K</text:p>
          </table:table-cell>
          <table:table-cell office:value-type="string">
            <text:p>http://en.wikipedia.org/wiki/Regulation_S-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1];&quot;,&quot;;[.AC31];&quot;,&quot;; TEXT([.AK3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GQ4J3NAB6BUV3KV8PI11TJH19ER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FJ98D8J3VE7B1GYU83GBMCKF4DXHW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8:26:13 GMT 2012</text:p>
          </table:table-cell>
          <table:table-cell office:value-type="string">
            <text:p>Wed Oct 03 08:27:35 GMT 2012</text:p>
          </table:table-cell>
          <table:table-cell office:value-type="string">
            <text:p>Wed Oct 10 01:27:35 PDT 2012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reserves/15441.txt</text:p>
          </table:table-cell>
          <table:table-cell office:value-type="string">
            <text:p>CONTI SHARES OPEN HIGHER ON GOOD NEW TYRE REVIEWS&lt;br/&gt;&lt;br/&gt; <text:s text:c="3"/>BONN, April 9 - Shares of Continental Gummi-Werke AG&lt;br/&gt;&amp;lt;CONG.F&amp;gt; opened eight marks stronger in an otherwise mixed&lt;br/&gt;Frankfurt market and dealers attributed the trend to favourable&lt;br/&gt;press reports about a new tyre system the company is&lt;br/&gt;developing.&lt;br/&gt; <text:s text:c="3"/>The shares later eased to 344.50.&lt;br/&gt; <text:s text:c="3"/>A spokesman for the West German Automobile Association,&lt;br/&gt;ADAC, said the ADAC magazine in a recent edition described&lt;br/&gt;advantages of the new tyre.&lt;br/&gt; REUTER&lt;br/&gt;&lt;br/&gt;&lt;br/&gt;&lt;br/&gt; 9-APR-1987 07:38:18.81&lt;br/&gt;reserves&lt;br/&gt;france&lt;br/&gt;&lt;br/&gt;&lt;br/&gt;&lt;br/&gt;&lt;br/&gt; &lt;br/&gt;&lt;br/&gt;RM&lt;br/&gt;f0487reute&lt;br/&gt;u f BC-BANK-OF-FRANCE-RETURN <text:s text:c="2"/>04-09 0058&lt;br/&gt;&lt;br/&gt;BANK OF FRANCE RETURN - APR 9&lt;br/&gt; Week end Apr 2 (in mln francs)&lt;br/&gt; Gold reserves 218,316 (unch)&lt;br/&gt; Convertible Currency Reserves 119,518 (116,728)&lt;br/&gt; Ecus 62,008 (62,020)&lt;br/&gt; Special Operations (advances to&lt;br/&gt; <text:s text:c="4"/>Exchanges stabilisation fund) nil (nil)&lt;br/&gt; Special Drawing Rights 6,866 (unch)&lt;br/&gt; Notes In Circulation 209,260 (207,517)&lt;br/&gt; Foreign Liabilities 3,101 (3,082)&lt;br/&gt;&lt;br/&gt;</text:p>
          </table:table-cell>
          <table:table-cell office:value-type="string">
            <text:p>Banks</text:p>
          </table:table-cell>
          <table:table-cell office:value-type="string">
            <text:p>http://en.wikipedia.org/wiki/Banks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2];&quot;,&quot;;[.AC32];&quot;,&quot;; TEXT([.AK3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GQ4J3NAB6BUV3KV8PI11TJH19ER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O4WA6X3YOCCU90UCUOP1INIPRHPON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2:18 GMT 2012</text:p>
          </table:table-cell>
          <table:table-cell office:value-type="string">
            <text:p>Wed Oct 03 08:02:24 GMT 2012</text:p>
          </table:table-cell>
          <table:table-cell office:value-type="string">
            <text:p>Wed Oct 10 01:02:24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reserves/15441.txt</text:p>
          </table:table-cell>
          <table:table-cell office:value-type="string">
            <text:p>CONTI SHARES OPEN HIGHER ON GOOD NEW TYRE REVIEWS&lt;br/&gt;&lt;br/&gt; <text:s text:c="3"/>BONN, April 9 - Shares of Continental Gummi-Werke AG&lt;br/&gt;&amp;lt;CONG.F&amp;gt; opened eight marks stronger in an otherwise mixed&lt;br/&gt;Frankfurt market and dealers attributed the trend to favourable&lt;br/&gt;press reports about a new tyre system the company is&lt;br/&gt;developing.&lt;br/&gt; <text:s text:c="3"/>The shares later eased to 344.50.&lt;br/&gt; <text:s text:c="3"/>A spokesman for the West German Automobile Association,&lt;br/&gt;ADAC, said the ADAC magazine in a recent edition described&lt;br/&gt;advantages of the new tyre.&lt;br/&gt; REUTER&lt;br/&gt;&lt;br/&gt;&lt;br/&gt;&lt;br/&gt; 9-APR-1987 07:38:18.81&lt;br/&gt;reserves&lt;br/&gt;france&lt;br/&gt;&lt;br/&gt;&lt;br/&gt;&lt;br/&gt;&lt;br/&gt; &lt;br/&gt;&lt;br/&gt;RM&lt;br/&gt;f0487reute&lt;br/&gt;u f BC-BANK-OF-FRANCE-RETURN <text:s text:c="2"/>04-09 0058&lt;br/&gt;&lt;br/&gt;BANK OF FRANCE RETURN - APR 9&lt;br/&gt; Week end Apr 2 (in mln francs)&lt;br/&gt; Gold reserves 218,316 (unch)&lt;br/&gt; Convertible Currency Reserves 119,518 (116,728)&lt;br/&gt; Ecus 62,008 (62,020)&lt;br/&gt; Special Operations (advances to&lt;br/&gt; <text:s text:c="4"/>Exchanges stabilisation fund) nil (nil)&lt;br/&gt; Special Drawing Rights 6,866 (unch)&lt;br/&gt; Notes In Circulation 209,260 (207,517)&lt;br/&gt; Foreign Liabilities 3,101 (3,082)&lt;br/&gt;&lt;br/&gt;</text:p>
          </table:table-cell>
          <table:table-cell office:value-type="string">
            <text:p>Banks</text:p>
          </table:table-cell>
          <table:table-cell office:value-type="string">
            <text:p>http://en.wikipedia.org/wiki/Banks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3];&quot;,&quot;;[.AC33];&quot;,&quot;; TEXT([.AK3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XGQ4J3NAB6BUV3KV8PI11TJH19ER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TCM05BMJTUHD5QL0Z0RI7S53GNKFY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0:41 GMT 2012</text:p>
          </table:table-cell>
          <table:table-cell office:value-type="string">
            <text:p>Wed Oct 03 09:11:00 GMT 2012</text:p>
          </table:table-cell>
          <table:table-cell office:value-type="string">
            <text:p>Wed Oct 10 02:11:00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reserves/15441.txt</text:p>
          </table:table-cell>
          <table:table-cell office:value-type="string">
            <text:p>CONTI SHARES OPEN HIGHER ON GOOD NEW TYRE REVIEWS&lt;br/&gt;&lt;br/&gt; <text:s text:c="3"/>BONN, April 9 - Shares of Continental Gummi-Werke AG&lt;br/&gt;&amp;lt;CONG.F&amp;gt; opened eight marks stronger in an otherwise mixed&lt;br/&gt;Frankfurt market and dealers attributed the trend to favourable&lt;br/&gt;press reports about a new tyre system the company is&lt;br/&gt;developing.&lt;br/&gt; <text:s text:c="3"/>The shares later eased to 344.50.&lt;br/&gt; <text:s text:c="3"/>A spokesman for the West German Automobile Association,&lt;br/&gt;ADAC, said the ADAC magazine in a recent edition described&lt;br/&gt;advantages of the new tyre.&lt;br/&gt; REUTER&lt;br/&gt;&lt;br/&gt;&lt;br/&gt;&lt;br/&gt; 9-APR-1987 07:38:18.81&lt;br/&gt;reserves&lt;br/&gt;france&lt;br/&gt;&lt;br/&gt;&lt;br/&gt;&lt;br/&gt;&lt;br/&gt; &lt;br/&gt;&lt;br/&gt;RM&lt;br/&gt;f0487reute&lt;br/&gt;u f BC-BANK-OF-FRANCE-RETURN <text:s text:c="2"/>04-09 0058&lt;br/&gt;&lt;br/&gt;BANK OF FRANCE RETURN - APR 9&lt;br/&gt; Week end Apr 2 (in mln francs)&lt;br/&gt; Gold reserves 218,316 (unch)&lt;br/&gt; Convertible Currency Reserves 119,518 (116,728)&lt;br/&gt; Ecus 62,008 (62,020)&lt;br/&gt; Special Operations (advances to&lt;br/&gt; <text:s text:c="4"/>Exchanges stabilisation fund) nil (nil)&lt;br/&gt; Special Drawing Rights 6,866 (unch)&lt;br/&gt; Notes In Circulation 209,260 (207,517)&lt;br/&gt; Foreign Liabilities 3,101 (3,082)&lt;br/&gt;&lt;br/&gt;</text:p>
          </table:table-cell>
          <table:table-cell office:value-type="string">
            <text:p>Banks</text:p>
          </table:table-cell>
          <table:table-cell office:value-type="string">
            <text:p>http://en.wikipedia.org/wiki/Banks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4];&quot;,&quot;;[.AC34];&quot;,&quot;; TEXT([.AK3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U7GFL6VCPWZO0BI3SFV9S7SPR6M7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418JHSTLB3LFOZOGSFBREJRLPTGS3</text:p>
          </table:table-cell>
          <table:table-cell office:value-type="string">
            <text:p>A37VXACF82M3I6</text:p>
          </table:table-cell>
          <table:table-cell office:value-type="string">
            <text:p>Submitted</text:p>
          </table:table-cell>
          <table:table-cell office:value-type="string">
            <text:p>Wed Oct 03 06:45:11 GMT 2012</text:p>
          </table:table-cell>
          <table:table-cell office:value-type="string">
            <text:p>Wed Oct 03 06:45:50 GMT 2012</text:p>
          </table:table-cell>
          <table:table-cell office:value-type="string">
            <text:p>Tue Oct 09 23:45:50 PDT 2012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2711.txt</text:p>
          </table:table-cell>
          <table:table-cell office:value-type="string">
            <text:p>BUSH &amp;lt;BSH&amp;gt; REVISES 4TH QTR, YEAR RESULTS UP&lt;br/&gt;&lt;br/&gt; <text:s text:c="3"/>JAMESTOWN, N.Y., March 6 - Bush Industries Inc said that&lt;br/&gt;after an audit it has revised upwards its 1986 fourth quarter&lt;br/&gt;and year end results. On February 12 it reported unaudited&lt;br/&gt;results.&lt;br/&gt; <text:s text:c="3"/>Under the audited amounts, 1986 fourth quarter income was&lt;br/&gt;1,098,978 mln dlrs, or 55 cts a share. The unaudited income for&lt;br/&gt;the period was 1,014,000, or 51 cts per share.&lt;br/&gt; <text:s text:c="3"/>For the year, the audited amounts showed earnings of&lt;br/&gt;2,505,978, or 1.25 dlrs per share. The prior results reported&lt;br/&gt;income of 2,421,000, or 1.21 dlrs per share. Sales figures for&lt;br/&gt;both periods did not differ significantly from prior amounts.&lt;br/&gt; Reuter&lt;br/&gt;</text:p>
          </table:table-cell>
          <table:table-cell office:value-type="string">
            <text:p>Walmart</text:p>
          </table:table-cell>
          <table:table-cell office:value-type="string">
            <text:p>http://en.wikipedia.org/wiki/Walmart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5];&quot;,&quot;;[.AC35];&quot;,&quot;; TEXT([.AK3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7GFL6VCPWZO0BI3SFV9S7SPR6M7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XDVWJ5OPB0YAPND5WNBFEP91XD4WG</text:p>
          </table:table-cell>
          <table:table-cell office:value-type="string">
            <text:p>AYMMJPQBC02B5</text:p>
          </table:table-cell>
          <table:table-cell office:value-type="string">
            <text:p>Submitted</text:p>
          </table:table-cell>
          <table:table-cell office:value-type="string">
            <text:p>Wed Oct 03 05:55:56 GMT 2012</text:p>
          </table:table-cell>
          <table:table-cell office:value-type="string">
            <text:p>Wed Oct 03 05:58:20 GMT 2012</text:p>
          </table:table-cell>
          <table:table-cell office:value-type="string">
            <text:p>Tue Oct 09 22:58:20 PDT 2012</text:p>
          </table:table-cell>
          <table:table-cell table:number-columns-repeated="3"/>
          <table:table-cell office:value-type="float" office:value="144">
            <text:p>14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2711.txt</text:p>
          </table:table-cell>
          <table:table-cell office:value-type="string">
            <text:p>BUSH &amp;lt;BSH&amp;gt; REVISES 4TH QTR, YEAR RESULTS UP&lt;br/&gt;&lt;br/&gt; <text:s text:c="3"/>JAMESTOWN, N.Y., March 6 - Bush Industries Inc said that&lt;br/&gt;after an audit it has revised upwards its 1986 fourth quarter&lt;br/&gt;and year end results. On February 12 it reported unaudited&lt;br/&gt;results.&lt;br/&gt; <text:s text:c="3"/>Under the audited amounts, 1986 fourth quarter income was&lt;br/&gt;1,098,978 mln dlrs, or 55 cts a share. The unaudited income for&lt;br/&gt;the period was 1,014,000, or 51 cts per share.&lt;br/&gt; <text:s text:c="3"/>For the year, the audited amounts showed earnings of&lt;br/&gt;2,505,978, or 1.25 dlrs per share. The prior results reported&lt;br/&gt;income of 2,421,000, or 1.21 dlrs per share. Sales figures for&lt;br/&gt;both periods did not differ significantly from prior amounts.&lt;br/&gt; Reuter&lt;br/&gt;</text:p>
          </table:table-cell>
          <table:table-cell office:value-type="string">
            <text:p>Walmart</text:p>
          </table:table-cell>
          <table:table-cell office:value-type="string">
            <text:p>http://en.wikipedia.org/wiki/Walmart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6];&quot;,&quot;;[.AC36];&quot;,&quot;; TEXT([.AK3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7GFL6VCPWZO0BI3SFV9S7SPR6M7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YFNVRH1KHO9TPFGEGEVHLKWER7ZQR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9:43 GMT 2012</text:p>
          </table:table-cell>
          <table:table-cell office:value-type="string">
            <text:p>Wed Oct 03 09:00:17 GMT 2012</text:p>
          </table:table-cell>
          <table:table-cell office:value-type="string">
            <text:p>Wed Oct 10 02:00:17 PDT 2012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2711.txt</text:p>
          </table:table-cell>
          <table:table-cell office:value-type="string">
            <text:p>BUSH &amp;lt;BSH&amp;gt; REVISES 4TH QTR, YEAR RESULTS UP&lt;br/&gt;&lt;br/&gt; <text:s text:c="3"/>JAMESTOWN, N.Y., March 6 - Bush Industries Inc said that&lt;br/&gt;after an audit it has revised upwards its 1986 fourth quarter&lt;br/&gt;and year end results. On February 12 it reported unaudited&lt;br/&gt;results.&lt;br/&gt; <text:s text:c="3"/>Under the audited amounts, 1986 fourth quarter income was&lt;br/&gt;1,098,978 mln dlrs, or 55 cts a share. The unaudited income for&lt;br/&gt;the period was 1,014,000, or 51 cts per share.&lt;br/&gt; <text:s text:c="3"/>For the year, the audited amounts showed earnings of&lt;br/&gt;2,505,978, or 1.25 dlrs per share. The prior results reported&lt;br/&gt;income of 2,421,000, or 1.21 dlrs per share. Sales figures for&lt;br/&gt;both periods did not differ significantly from prior amounts.&lt;br/&gt; Reuter&lt;br/&gt;</text:p>
          </table:table-cell>
          <table:table-cell office:value-type="string">
            <text:p>Walmart</text:p>
          </table:table-cell>
          <table:table-cell office:value-type="string">
            <text:p>http://en.wikipedia.org/wiki/Walmart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7];&quot;,&quot;;[.AC37];&quot;,&quot;; TEXT([.AK3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ST2D5NQYN5UCE5QQWT6MNCYM495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0TSNQQ7Q670KAEPJXI1ATQC8RWUAG</text:p>
          </table:table-cell>
          <table:table-cell office:value-type="string">
            <text:p>A2D62XIREOVCH7</text:p>
          </table:table-cell>
          <table:table-cell office:value-type="string">
            <text:p>Submitted</text:p>
          </table:table-cell>
          <table:table-cell office:value-type="string">
            <text:p>Wed Oct 03 05:39:21 GMT 2012</text:p>
          </table:table-cell>
          <table:table-cell office:value-type="string">
            <text:p>Wed Oct 03 05:40:41 GMT 2012</text:p>
          </table:table-cell>
          <table:table-cell office:value-type="string">
            <text:p>Tue Oct 09 22:40:41 PDT 2012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8867.txt</text:p>
          </table:table-cell>
          <table:table-cell office:value-type="string">
            <text:p>U.S. SAID UNFAIRLY PROTECTING DEFENSE INDUSTRY&lt;br/&gt;&lt;br/&gt; <text:s text:c="3"/>LONDON, June 18 - Britain&amp;apos;s Defence Minister George Younger&lt;br/&gt;said the U.S. Was unfairly protecting its defence industry, and&lt;br/&gt;this could lead to British firms demanding counter-measures.&lt;br/&gt; <text:s text:c="3"/>Younger told a U.S. Chamber of Commerce meeting that U.S.&lt;br/&gt;Legislators were failing to realise &amp;quot;the true nature of the&lt;br/&gt;two-way street in terms of ideas, technology and equipment.&lt;br/&gt; <text:s text:c="3"/>A British parliamentary report said that up to March&lt;br/&gt;British firms had been awarded just 34 mln dlrs worth of&lt;br/&gt;contracts for the Strategic Defence Initiative, compared with&lt;br/&gt;the 1.5 billion dlrs Britain had hoped to secure.&lt;br/&gt; <text:s text:c="3"/>The committee said U.S. Technology export restrictions and&lt;br/&gt;&amp;quot;selectiveness&amp;quot; towards foreign contractors had denied British&lt;br/&gt;competitors more lucrative orders and largely excluded them&lt;br/&gt;from technological research for SDI.&lt;br/&gt; <text:s text:c="3"/>Younger said London had given U.S. Companies contracts&lt;br/&gt;under conditions of fair and open competition. &amp;quot;All we ask is&lt;br/&gt;for our companies to be given similar opportunities,&amp;quot; he added.&lt;br/&gt; <text:s text:c="3"/>If new American legislation aimed at curbing unfair&lt;br/&gt;subsidies was used to exclude foreign suppliers it would not be&lt;br/&gt;surprising if British firms pressed for retaliatory measures,&lt;br/&gt;Younger said.&lt;br/&gt; REUTER&lt;br/&gt;</text:p>
          </table:table-cell>
          <table:table-cell office:value-type="string">
            <text:p>Junkers Ju 87</text:p>
          </table:table-cell>
          <table:table-cell office:value-type="string">
            <text:p>http://en.wikipedia.org/wiki/Junkers_Ju_87</text:p>
          </table:table-cell>
          <table:table-cell office:value-type="string">
            <text:p>Joachim von Ribbentrop</text:p>
          </table:table-cell>
          <table:table-cell office:value-type="string">
            <text:p>http://en.wikipedia.org/wiki/Joachim_von_Ribbentrop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8];&quot;,&quot;;[.AC38];&quot;,&quot;; TEXT([.AK3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SST2D5NQYN5UCE5QQWT6MNCYM495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QB2D21O3W5XW97UW292SYEPSM99F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0:46 GMT 2012</text:p>
          </table:table-cell>
          <table:table-cell office:value-type="string">
            <text:p>Wed Oct 03 08:11:03 GMT 2012</text:p>
          </table:table-cell>
          <table:table-cell office:value-type="string">
            <text:p>Wed Oct 10 01:11:03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8867.txt</text:p>
          </table:table-cell>
          <table:table-cell office:value-type="string">
            <text:p>U.S. SAID UNFAIRLY PROTECTING DEFENSE INDUSTRY&lt;br/&gt;&lt;br/&gt; <text:s text:c="3"/>LONDON, June 18 - Britain&amp;apos;s Defence Minister George Younger&lt;br/&gt;said the U.S. Was unfairly protecting its defence industry, and&lt;br/&gt;this could lead to British firms demanding counter-measures.&lt;br/&gt; <text:s text:c="3"/>Younger told a U.S. Chamber of Commerce meeting that U.S.&lt;br/&gt;Legislators were failing to realise &amp;quot;the true nature of the&lt;br/&gt;two-way street in terms of ideas, technology and equipment.&lt;br/&gt; <text:s text:c="3"/>A British parliamentary report said that up to March&lt;br/&gt;British firms had been awarded just 34 mln dlrs worth of&lt;br/&gt;contracts for the Strategic Defence Initiative, compared with&lt;br/&gt;the 1.5 billion dlrs Britain had hoped to secure.&lt;br/&gt; <text:s text:c="3"/>The committee said U.S. Technology export restrictions and&lt;br/&gt;&amp;quot;selectiveness&amp;quot; towards foreign contractors had denied British&lt;br/&gt;competitors more lucrative orders and largely excluded them&lt;br/&gt;from technological research for SDI.&lt;br/&gt; <text:s text:c="3"/>Younger said London had given U.S. Companies contracts&lt;br/&gt;under conditions of fair and open competition. &amp;quot;All we ask is&lt;br/&gt;for our companies to be given similar opportunities,&amp;quot; he added.&lt;br/&gt; <text:s text:c="3"/>If new American legislation aimed at curbing unfair&lt;br/&gt;subsidies was used to exclude foreign suppliers it would not be&lt;br/&gt;surprising if British firms pressed for retaliatory measures,&lt;br/&gt;Younger said.&lt;br/&gt; REUTER&lt;br/&gt;</text:p>
          </table:table-cell>
          <table:table-cell office:value-type="string">
            <text:p>Junkers Ju 87</text:p>
          </table:table-cell>
          <table:table-cell office:value-type="string">
            <text:p>http://en.wikipedia.org/wiki/Junkers_Ju_87</text:p>
          </table:table-cell>
          <table:table-cell office:value-type="string">
            <text:p>Joachim von Ribbentrop</text:p>
          </table:table-cell>
          <table:table-cell office:value-type="string">
            <text:p>http://en.wikipedia.org/wiki/Joachim_von_Ribbentro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9];&quot;,&quot;;[.AC39];&quot;,&quot;; TEXT([.AK3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ST2D5NQYN5UCE5QQWT6MNCYM495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RNWAVKI62NJ5BPC9909YH6BRFZJRU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12 GMT 2012</text:p>
          </table:table-cell>
          <table:table-cell office:value-type="string">
            <text:p>Wed Oct 03 09:28:16 GMT 2012</text:p>
          </table:table-cell>
          <table:table-cell office:value-type="string">
            <text:p>Wed Oct 10 02:28:16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8867.txt</text:p>
          </table:table-cell>
          <table:table-cell office:value-type="string">
            <text:p>U.S. SAID UNFAIRLY PROTECTING DEFENSE INDUSTRY&lt;br/&gt;&lt;br/&gt; <text:s text:c="3"/>LONDON, June 18 - Britain&amp;apos;s Defence Minister George Younger&lt;br/&gt;said the U.S. Was unfairly protecting its defence industry, and&lt;br/&gt;this could lead to British firms demanding counter-measures.&lt;br/&gt; <text:s text:c="3"/>Younger told a U.S. Chamber of Commerce meeting that U.S.&lt;br/&gt;Legislators were failing to realise &amp;quot;the true nature of the&lt;br/&gt;two-way street in terms of ideas, technology and equipment.&lt;br/&gt; <text:s text:c="3"/>A British parliamentary report said that up to March&lt;br/&gt;British firms had been awarded just 34 mln dlrs worth of&lt;br/&gt;contracts for the Strategic Defence Initiative, compared with&lt;br/&gt;the 1.5 billion dlrs Britain had hoped to secure.&lt;br/&gt; <text:s text:c="3"/>The committee said U.S. Technology export restrictions and&lt;br/&gt;&amp;quot;selectiveness&amp;quot; towards foreign contractors had denied British&lt;br/&gt;competitors more lucrative orders and largely excluded them&lt;br/&gt;from technological research for SDI.&lt;br/&gt; <text:s text:c="3"/>Younger said London had given U.S. Companies contracts&lt;br/&gt;under conditions of fair and open competition. &amp;quot;All we ask is&lt;br/&gt;for our companies to be given similar opportunities,&amp;quot; he added.&lt;br/&gt; <text:s text:c="3"/>If new American legislation aimed at curbing unfair&lt;br/&gt;subsidies was used to exclude foreign suppliers it would not be&lt;br/&gt;surprising if British firms pressed for retaliatory measures,&lt;br/&gt;Younger said.&lt;br/&gt; REUTER&lt;br/&gt;</text:p>
          </table:table-cell>
          <table:table-cell office:value-type="string">
            <text:p>Junkers Ju 87</text:p>
          </table:table-cell>
          <table:table-cell office:value-type="string">
            <text:p>http://en.wikipedia.org/wiki/Junkers_Ju_87</text:p>
          </table:table-cell>
          <table:table-cell office:value-type="string">
            <text:p>Joachim von Ribbentrop</text:p>
          </table:table-cell>
          <table:table-cell office:value-type="string">
            <text:p>http://en.wikipedia.org/wiki/Joachim_von_Ribbentro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];&quot;,&quot;;[.AC40];&quot;,&quot;; TEXT([.AK4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NA8SV7WGKCCAU98JKU3UHAPSS61R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MYSK9RJ85OZX82MTK1PUOOQC8I6UE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0:27 GMT 2012</text:p>
          </table:table-cell>
          <table:table-cell office:value-type="string">
            <text:p>Wed Oct 03 09:11:31 GMT 2012</text:p>
          </table:table-cell>
          <table:table-cell office:value-type="string">
            <text:p>Wed Oct 10 02:11:31 PDT 2012</text:p>
          </table:table-cell>
          <table:table-cell table:number-columns-repeated="3"/>
          <table:table-cell office:value-type="float" office:value="64">
            <text:p>6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20898.txt</text:p>
          </table:table-cell>
          <table:table-cell office:value-type="string">
            <text:p>GREAT ATLANTIC &amp;lt;GAP&amp;gt; WITHDRAWS DECHAMPS BID&lt;br/&gt;&lt;br/&gt; <text:s text:c="3"/>MONTVALE, N.J., Oct 19 - The Great Atlantic and Pacific Tea&lt;br/&gt;Co Inc said it withdrew its offer to acquire Delchamps Inc&lt;br/&gt;&amp;lt;DLCH.O&amp;gt; for 27 dlrs a share or about 175 mln dlrs, which was&lt;br/&gt;made earlier this month.&lt;br/&gt; <text:s text:c="3"/>Michael Rourke, A and P vice president, said the company&lt;br/&gt;withdrew the offer because Delchamps did not respond favorably&lt;br/&gt;to it and because of market conditions.&lt;br/&gt; <text:s text:c="3"/>He would not comment on whether A and P would make another&lt;br/&gt;offer to acquire Delchamps.&lt;br/&gt; Reuter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Delchamps</text:p>
          </table:table-cell>
          <table:table-cell office:value-type="string">
            <text:p>http://en.wikipedia.org/wiki/Delchamp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1];&quot;,&quot;;[.AC41];&quot;,&quot;; TEXT([.AK4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NA8SV7WGKCCAU98JKU3UHAPSS61R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Y1Z6KW4ZMAZWQFWSPH0WNNVYBN7G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34 GMT 2012</text:p>
          </table:table-cell>
          <table:table-cell office:value-type="string">
            <text:p>Wed Oct 03 09:15:38 GMT 2012</text:p>
          </table:table-cell>
          <table:table-cell office:value-type="string">
            <text:p>Wed Oct 10 02:15:38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20898.txt</text:p>
          </table:table-cell>
          <table:table-cell office:value-type="string">
            <text:p>GREAT ATLANTIC &amp;lt;GAP&amp;gt; WITHDRAWS DECHAMPS BID&lt;br/&gt;&lt;br/&gt; <text:s text:c="3"/>MONTVALE, N.J., Oct 19 - The Great Atlantic and Pacific Tea&lt;br/&gt;Co Inc said it withdrew its offer to acquire Delchamps Inc&lt;br/&gt;&amp;lt;DLCH.O&amp;gt; for 27 dlrs a share or about 175 mln dlrs, which was&lt;br/&gt;made earlier this month.&lt;br/&gt; <text:s text:c="3"/>Michael Rourke, A and P vice president, said the company&lt;br/&gt;withdrew the offer because Delchamps did not respond favorably&lt;br/&gt;to it and because of market conditions.&lt;br/&gt; <text:s text:c="3"/>He would not comment on whether A and P would make another&lt;br/&gt;offer to acquire Delchamps.&lt;br/&gt; Reuter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Delchamps</text:p>
          </table:table-cell>
          <table:table-cell office:value-type="string">
            <text:p>http://en.wikipedia.org/wiki/Delcham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2];&quot;,&quot;;[.AC42];&quot;,&quot;; TEXT([.AK4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NA8SV7WGKCCAU98JKU3UHAPSS61R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ZO1INMHGYQ4YCBFIG2FUFFO5S1K7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0:58 GMT 2012</text:p>
          </table:table-cell>
          <table:table-cell office:value-type="string">
            <text:p>Wed Oct 03 08:01:12 GMT 2012</text:p>
          </table:table-cell>
          <table:table-cell office:value-type="string">
            <text:p>Wed Oct 10 01:01:12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20898.txt</text:p>
          </table:table-cell>
          <table:table-cell office:value-type="string">
            <text:p>GREAT ATLANTIC &amp;lt;GAP&amp;gt; WITHDRAWS DECHAMPS BID&lt;br/&gt;&lt;br/&gt; <text:s text:c="3"/>MONTVALE, N.J., Oct 19 - The Great Atlantic and Pacific Tea&lt;br/&gt;Co Inc said it withdrew its offer to acquire Delchamps Inc&lt;br/&gt;&amp;lt;DLCH.O&amp;gt; for 27 dlrs a share or about 175 mln dlrs, which was&lt;br/&gt;made earlier this month.&lt;br/&gt; <text:s text:c="3"/>Michael Rourke, A and P vice president, said the company&lt;br/&gt;withdrew the offer because Delchamps did not respond favorably&lt;br/&gt;to it and because of market conditions.&lt;br/&gt; <text:s text:c="3"/>He would not comment on whether A and P would make another&lt;br/&gt;offer to acquire Delchamps.&lt;br/&gt; Reuter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Delchamps</text:p>
          </table:table-cell>
          <table:table-cell office:value-type="string">
            <text:p>http://en.wikipedia.org/wiki/Delchamp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];&quot;,&quot;;[.AC43];&quot;,&quot;; TEXT([.AK4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59U8P9Y38TB5LNA2LYQM0JVY9GX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24XKNQY2RCJZFR42OUHZ0KUP41R23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8:40 GMT 2012</text:p>
          </table:table-cell>
          <table:table-cell office:value-type="string">
            <text:p>Wed Oct 03 05:49:02 GMT 2012</text:p>
          </table:table-cell>
          <table:table-cell office:value-type="string">
            <text:p>Tue Oct 09 22:49:02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supply/13157.txt</text:p>
          </table:table-cell>
          <table:table-cell office:value-type="string">
            <text:p>FEBRUARY FOMC VOTES UNCHANGED MONETARY POLICY&lt;br/&gt;&lt;br/&gt; <text:s text:c="3"/>NEW YORK, April 3 - The Federal Open Market Committee at&lt;br/&gt;its February 10-11 meeting voted nine to one to maintain the&lt;br/&gt;then-existing degree of reserve restraint, minutes showed.&lt;br/&gt; <text:s text:c="3"/>The FOMC issued an asymmetric inter-meeting policy&lt;br/&gt;directive which gave greater possibility to firmer rather than&lt;br/&gt;easier policy. The Committee set a six to seven pct January&lt;br/&gt;through March annualized growth target for M-2 and M-3 and no&lt;br/&gt;M-1 goal. At the prior meeting in mid-December, the FOMC set a&lt;br/&gt;seven pct target for M-2 and M-3 for November through March.&lt;br/&gt; <text:s text:c="3"/>The February FOMC kept the four to eight pct Federal funds&lt;br/&gt;rate &amp;quot;reference&amp;quot; range for policy, as in other recent meetings.&lt;br/&gt; <text:s text:c="3"/>At a telephone conference on February 23, committee members&lt;br/&gt;discussed the possible implications of the decisions reached in&lt;br/&gt;Paris for U.S. intervention in foreign exchange markets. No&lt;br/&gt;conclusions were contained in the minutes.&lt;br/&gt; <text:s text:c="3"/>In its inter-meeting policy directive, the February FOMC&lt;br/&gt;said that &amp;quot;somewhat greater reserve restraint would, or&lt;br/&gt;slightly lesser reserve restraint might, be acceptable&lt;br/&gt;depending on the behavior of the aggregates, taking into&lt;br/&gt;account the strength of the business expansion, developments in&lt;br/&gt;foreign exchange markets, progress against inflation, and&lt;br/&gt;conditions in domestic and international credit markets.&amp;quot;&lt;br/&gt; <text:s text:c="3"/>The February FOMC voted nine to one for an unchanged&lt;br/&gt;policy. Thomas Melzer, St Louis Federal Reserve Bank president&lt;br/&gt;favored some tightening of reserve conditions.&lt;br/&gt; <text:s text:c="3"/>He noted the strong growth in bank loans in November&lt;br/&gt;through January and the firm federal funds rate that had&lt;br/&gt;prevailed despite the extraordinary pace of reserve growth. He&lt;br/&gt;also cited the recent declines in the dollar&amp;apos;s value.&lt;br/&gt; <text:s text:c="3"/>Finally, looking ahead, Melzer pointed out the potential&lt;br/&gt;for a further rise in inflationary expectations. He believed&lt;br/&gt;that prompt restraints might avert the need for more&lt;br/&gt;substantial tightening later.&lt;br/&gt; <text:s text:c="3"/>Regarding inter-meeting policy adjustments, the FOMC&lt;br/&gt;minutes showed, &amp;quot;the members generally felt that policy&lt;br/&gt;implementation should be especially alert to the potential need&lt;br/&gt;for some firming of reserve conditions.&amp;quot;&lt;br/&gt; <text:s text:c="3"/>In this view, the FOMC said somewhat greater reserve&lt;br/&gt;restraint would be warranted if monetary growth did not slow in&lt;br/&gt;line with current expectations and there were concurrent&lt;br/&gt;indications of intensifying inflationary pressures against the&lt;br/&gt;background of stronger economic data.&lt;br/&gt; <text:s text:c="3"/>One indication of potential price pressure might be a&lt;br/&gt;further tendency for the dollar to weaken.&lt;br/&gt; <text:s text:c="3"/>The minutes showed that one member, presumably Melzer,&lt;br/&gt;preferred a directive that did not contemplate any easing&lt;br/&gt;during the weeks ahead. However, &amp;quot;most of the members did not&lt;br/&gt;want to rule out the possibility of some slight easing during&lt;br/&gt;the inter-meeting period, although they did not view the&lt;br/&gt;conditions for such a move as likely to emerge.&amp;quot;&lt;br/&gt; <text:s text:c="3"/>The FOMC members assumed that future fluctuations in the&lt;br/&gt;dollar&amp;apos;s value would not be of sufficient magnitude to have any&lt;br/&gt;significant effect on the Fed&amp;apos;s economic projections. In&lt;br/&gt;addition, they anticipated that considerable progress would be&lt;br/&gt;made in reducing the federal budget deficit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Monetary</text:p>
          </table:table-cell>
          <table:table-cell office:value-type="string">
            <text:p>http://en.wikipedia.org/wiki/Monetar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4];&quot;,&quot;;[.AC44];&quot;,&quot;; TEXT([.AK4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59U8P9Y38TB5LNA2LYQM0JVY9GX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TCM05BMJTUHD5QL0Z0RI7S53GMKFX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6:00 GMT 2012</text:p>
          </table:table-cell>
          <table:table-cell office:value-type="string">
            <text:p>Wed Oct 03 08:56:48 GMT 2012</text:p>
          </table:table-cell>
          <table:table-cell office:value-type="string">
            <text:p>Wed Oct 10 01:56:48 PDT 2012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supply/13157.txt</text:p>
          </table:table-cell>
          <table:table-cell office:value-type="string">
            <text:p>FEBRUARY FOMC VOTES UNCHANGED MONETARY POLICY&lt;br/&gt;&lt;br/&gt; <text:s text:c="3"/>NEW YORK, April 3 - The Federal Open Market Committee at&lt;br/&gt;its February 10-11 meeting voted nine to one to maintain the&lt;br/&gt;then-existing degree of reserve restraint, minutes showed.&lt;br/&gt; <text:s text:c="3"/>The FOMC issued an asymmetric inter-meeting policy&lt;br/&gt;directive which gave greater possibility to firmer rather than&lt;br/&gt;easier policy. The Committee set a six to seven pct January&lt;br/&gt;through March annualized growth target for M-2 and M-3 and no&lt;br/&gt;M-1 goal. At the prior meeting in mid-December, the FOMC set a&lt;br/&gt;seven pct target for M-2 and M-3 for November through March.&lt;br/&gt; <text:s text:c="3"/>The February FOMC kept the four to eight pct Federal funds&lt;br/&gt;rate &amp;quot;reference&amp;quot; range for policy, as in other recent meetings.&lt;br/&gt; <text:s text:c="3"/>At a telephone conference on February 23, committee members&lt;br/&gt;discussed the possible implications of the decisions reached in&lt;br/&gt;Paris for U.S. intervention in foreign exchange markets. No&lt;br/&gt;conclusions were contained in the minutes.&lt;br/&gt; <text:s text:c="3"/>In its inter-meeting policy directive, the February FOMC&lt;br/&gt;said that &amp;quot;somewhat greater reserve restraint would, or&lt;br/&gt;slightly lesser reserve restraint might, be acceptable&lt;br/&gt;depending on the behavior of the aggregates, taking into&lt;br/&gt;account the strength of the business expansion, developments in&lt;br/&gt;foreign exchange markets, progress against inflation, and&lt;br/&gt;conditions in domestic and international credit markets.&amp;quot;&lt;br/&gt; <text:s text:c="3"/>The February FOMC voted nine to one for an unchanged&lt;br/&gt;policy. Thomas Melzer, St Louis Federal Reserve Bank president&lt;br/&gt;favored some tightening of reserve conditions.&lt;br/&gt; <text:s text:c="3"/>He noted the strong growth in bank loans in November&lt;br/&gt;through January and the firm federal funds rate that had&lt;br/&gt;prevailed despite the extraordinary pace of reserve growth. He&lt;br/&gt;also cited the recent declines in the dollar&amp;apos;s value.&lt;br/&gt; <text:s text:c="3"/>Finally, looking ahead, Melzer pointed out the potential&lt;br/&gt;for a further rise in inflationary expectations. He believed&lt;br/&gt;that prompt restraints might avert the need for more&lt;br/&gt;substantial tightening later.&lt;br/&gt; <text:s text:c="3"/>Regarding inter-meeting policy adjustments, the FOMC&lt;br/&gt;minutes showed, &amp;quot;the members generally felt that policy&lt;br/&gt;implementation should be especially alert to the potential need&lt;br/&gt;for some firming of reserve conditions.&amp;quot;&lt;br/&gt; <text:s text:c="3"/>In this view, the FOMC said somewhat greater reserve&lt;br/&gt;restraint would be warranted if monetary growth did not slow in&lt;br/&gt;line with current expectations and there were concurrent&lt;br/&gt;indications of intensifying inflationary pressures against the&lt;br/&gt;background of stronger economic data.&lt;br/&gt; <text:s text:c="3"/>One indication of potential price pressure might be a&lt;br/&gt;further tendency for the dollar to weaken.&lt;br/&gt; <text:s text:c="3"/>The minutes showed that one member, presumably Melzer,&lt;br/&gt;preferred a directive that did not contemplate any easing&lt;br/&gt;during the weeks ahead. However, &amp;quot;most of the members did not&lt;br/&gt;want to rule out the possibility of some slight easing during&lt;br/&gt;the inter-meeting period, although they did not view the&lt;br/&gt;conditions for such a move as likely to emerge.&amp;quot;&lt;br/&gt; <text:s text:c="3"/>The FOMC members assumed that future fluctuations in the&lt;br/&gt;dollar&amp;apos;s value would not be of sufficient magnitude to have any&lt;br/&gt;significant effect on the Fed&amp;apos;s economic projections. In&lt;br/&gt;addition, they anticipated that considerable progress would be&lt;br/&gt;made in reducing the federal budget deficit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Monetary</text:p>
          </table:table-cell>
          <table:table-cell office:value-type="string">
            <text:p>http://en.wikipedia.org/wiki/Monetar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5];&quot;,&quot;;[.AC45];&quot;,&quot;; TEXT([.AK4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59U8P9Y38TB5LNA2LYQM0JVY9GX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VYVCPWZ9RNDBRC082YSV3DTNOKBQW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1:34 GMT 2012</text:p>
          </table:table-cell>
          <table:table-cell office:value-type="string">
            <text:p>Wed Oct 03 07:51:44 GMT 2012</text:p>
          </table:table-cell>
          <table:table-cell office:value-type="string">
            <text:p>Wed Oct 10 00:51:44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supply/13157.txt</text:p>
          </table:table-cell>
          <table:table-cell office:value-type="string">
            <text:p>FEBRUARY FOMC VOTES UNCHANGED MONETARY POLICY&lt;br/&gt;&lt;br/&gt; <text:s text:c="3"/>NEW YORK, April 3 - The Federal Open Market Committee at&lt;br/&gt;its February 10-11 meeting voted nine to one to maintain the&lt;br/&gt;then-existing degree of reserve restraint, minutes showed.&lt;br/&gt; <text:s text:c="3"/>The FOMC issued an asymmetric inter-meeting policy&lt;br/&gt;directive which gave greater possibility to firmer rather than&lt;br/&gt;easier policy. The Committee set a six to seven pct January&lt;br/&gt;through March annualized growth target for M-2 and M-3 and no&lt;br/&gt;M-1 goal. At the prior meeting in mid-December, the FOMC set a&lt;br/&gt;seven pct target for M-2 and M-3 for November through March.&lt;br/&gt; <text:s text:c="3"/>The February FOMC kept the four to eight pct Federal funds&lt;br/&gt;rate &amp;quot;reference&amp;quot; range for policy, as in other recent meetings.&lt;br/&gt; <text:s text:c="3"/>At a telephone conference on February 23, committee members&lt;br/&gt;discussed the possible implications of the decisions reached in&lt;br/&gt;Paris for U.S. intervention in foreign exchange markets. No&lt;br/&gt;conclusions were contained in the minutes.&lt;br/&gt; <text:s text:c="3"/>In its inter-meeting policy directive, the February FOMC&lt;br/&gt;said that &amp;quot;somewhat greater reserve restraint would, or&lt;br/&gt;slightly lesser reserve restraint might, be acceptable&lt;br/&gt;depending on the behavior of the aggregates, taking into&lt;br/&gt;account the strength of the business expansion, developments in&lt;br/&gt;foreign exchange markets, progress against inflation, and&lt;br/&gt;conditions in domestic and international credit markets.&amp;quot;&lt;br/&gt; <text:s text:c="3"/>The February FOMC voted nine to one for an unchanged&lt;br/&gt;policy. Thomas Melzer, St Louis Federal Reserve Bank president&lt;br/&gt;favored some tightening of reserve conditions.&lt;br/&gt; <text:s text:c="3"/>He noted the strong growth in bank loans in November&lt;br/&gt;through January and the firm federal funds rate that had&lt;br/&gt;prevailed despite the extraordinary pace of reserve growth. He&lt;br/&gt;also cited the recent declines in the dollar&amp;apos;s value.&lt;br/&gt; <text:s text:c="3"/>Finally, looking ahead, Melzer pointed out the potential&lt;br/&gt;for a further rise in inflationary expectations. He believed&lt;br/&gt;that prompt restraints might avert the need for more&lt;br/&gt;substantial tightening later.&lt;br/&gt; <text:s text:c="3"/>Regarding inter-meeting policy adjustments, the FOMC&lt;br/&gt;minutes showed, &amp;quot;the members generally felt that policy&lt;br/&gt;implementation should be especially alert to the potential need&lt;br/&gt;for some firming of reserve conditions.&amp;quot;&lt;br/&gt; <text:s text:c="3"/>In this view, the FOMC said somewhat greater reserve&lt;br/&gt;restraint would be warranted if monetary growth did not slow in&lt;br/&gt;line with current expectations and there were concurrent&lt;br/&gt;indications of intensifying inflationary pressures against the&lt;br/&gt;background of stronger economic data.&lt;br/&gt; <text:s text:c="3"/>One indication of potential price pressure might be a&lt;br/&gt;further tendency for the dollar to weaken.&lt;br/&gt; <text:s text:c="3"/>The minutes showed that one member, presumably Melzer,&lt;br/&gt;preferred a directive that did not contemplate any easing&lt;br/&gt;during the weeks ahead. However, &amp;quot;most of the members did not&lt;br/&gt;want to rule out the possibility of some slight easing during&lt;br/&gt;the inter-meeting period, although they did not view the&lt;br/&gt;conditions for such a move as likely to emerge.&amp;quot;&lt;br/&gt; <text:s text:c="3"/>The FOMC members assumed that future fluctuations in the&lt;br/&gt;dollar&amp;apos;s value would not be of sufficient magnitude to have any&lt;br/&gt;significant effect on the Fed&amp;apos;s economic projections. In&lt;br/&gt;addition, they anticipated that considerable progress would be&lt;br/&gt;made in reducing the federal budget deficit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Monetary</text:p>
          </table:table-cell>
          <table:table-cell office:value-type="string">
            <text:p>http://en.wikipedia.org/wiki/Monetar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];&quot;,&quot;;[.AC46];&quot;,&quot;; TEXT([.AK4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UZJHP4BDDKGJ7WWZ70XBG359K56Z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2KCXKNQY2RCYTU86553PR0K1CTQ1S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7:18 GMT 2012</text:p>
          </table:table-cell>
          <table:table-cell office:value-type="string">
            <text:p>Wed Oct 03 08:07:30 GMT 2012</text:p>
          </table:table-cell>
          <table:table-cell office:value-type="string">
            <text:p>Wed Oct 10 01:07:30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wool/12502.txt</text:p>
          </table:table-cell>
          <table:table-cell office:value-type="string">
            <text:p>MAURITIUS LIFTS DUTY ON TEXTILE-RELATED GOODS&lt;br/&gt;&lt;br/&gt; <text:s text:c="3"/>PORT LOUIS, April 2 - Mauritius has lifted import duties on&lt;br/&gt;textiles and other goods connected with the textile industry as&lt;br/&gt;part of its economic liberalisation programme, Finance Minister&lt;br/&gt;Vishnu Lutchmeenaraido said.&lt;br/&gt; <text:s text:c="3"/>Lutchmeenaraido said the move was aimed at boosting the&lt;br/&gt;local textiles industry and making this Indian Ocean island a&lt;br/&gt;shopping paradise for textile goods. He said all types of&lt;br/&gt;textiles, textile machinery and associated goods such as sewing&lt;br/&gt;thread, buttons and collar supports would be placed on the&lt;br/&gt;duty-free list, effective from April 1.&lt;br/&gt; <text:s text:c="3"/>Official sources said the government was also planning to&lt;br/&gt;abolish import duties on fertiliser and agricultural equipment,&lt;br/&gt;with the liberalisation measures would be extended to other&lt;br/&gt;areas of industry later.&lt;br/&gt; <text:s text:c="3"/>The textiles industry dominates Mauritius&amp;apos;s Export&lt;br/&gt;Processing Zone, and the island has become a major exporter of&lt;br/&gt;woollen knitwear.&lt;br/&gt; Reuter&lt;br/&gt;</text:p>
          </table:table-cell>
          <table:table-cell office:value-type="string">
            <text:p>Tariffs</text:p>
          </table:table-cell>
          <table:table-cell office:value-type="string">
            <text:p>http://en.wikipedia.org/wiki/Tariffs</text:p>
          </table:table-cell>
          <table:table-cell office:value-type="string">
            <text:p>Economy of Paraguay</text:p>
          </table:table-cell>
          <table:table-cell office:value-type="string">
            <text:p>http://en.wikipedia.org/wiki/Economy_of_Paragua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7];&quot;,&quot;;[.AC47];&quot;,&quot;; TEXT([.AK4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UZJHP4BDDKGJ7WWZ70XBG359K56Z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8FJ92NJKM05QV7Y1RPWAGTPGLX9EC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39 GMT 2012</text:p>
          </table:table-cell>
          <table:table-cell office:value-type="string">
            <text:p>Wed Oct 03 09:28:42 GMT 2012</text:p>
          </table:table-cell>
          <table:table-cell office:value-type="string">
            <text:p>Wed Oct 10 02:28:42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wool/12502.txt</text:p>
          </table:table-cell>
          <table:table-cell office:value-type="string">
            <text:p>MAURITIUS LIFTS DUTY ON TEXTILE-RELATED GOODS&lt;br/&gt;&lt;br/&gt; <text:s text:c="3"/>PORT LOUIS, April 2 - Mauritius has lifted import duties on&lt;br/&gt;textiles and other goods connected with the textile industry as&lt;br/&gt;part of its economic liberalisation programme, Finance Minister&lt;br/&gt;Vishnu Lutchmeenaraido said.&lt;br/&gt; <text:s text:c="3"/>Lutchmeenaraido said the move was aimed at boosting the&lt;br/&gt;local textiles industry and making this Indian Ocean island a&lt;br/&gt;shopping paradise for textile goods. He said all types of&lt;br/&gt;textiles, textile machinery and associated goods such as sewing&lt;br/&gt;thread, buttons and collar supports would be placed on the&lt;br/&gt;duty-free list, effective from April 1.&lt;br/&gt; <text:s text:c="3"/>Official sources said the government was also planning to&lt;br/&gt;abolish import duties on fertiliser and agricultural equipment,&lt;br/&gt;with the liberalisation measures would be extended to other&lt;br/&gt;areas of industry later.&lt;br/&gt; <text:s text:c="3"/>The textiles industry dominates Mauritius&amp;apos;s Export&lt;br/&gt;Processing Zone, and the island has become a major exporter of&lt;br/&gt;woollen knitwear.&lt;br/&gt; Reuter&lt;br/&gt;</text:p>
          </table:table-cell>
          <table:table-cell office:value-type="string">
            <text:p>Tariffs</text:p>
          </table:table-cell>
          <table:table-cell office:value-type="string">
            <text:p>http://en.wikipedia.org/wiki/Tariffs</text:p>
          </table:table-cell>
          <table:table-cell office:value-type="string">
            <text:p>Economy of Paraguay</text:p>
          </table:table-cell>
          <table:table-cell office:value-type="string">
            <text:p>http://en.wikipedia.org/wiki/Economy_of_Paragua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8];&quot;,&quot;;[.AC48];&quot;,&quot;; TEXT([.AK4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ZJHP4BDDKGJ7WWZ70XBG359K56Z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I3727M0IGFKWMPB5PJVN4VIVOLZEH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8:47 GMT 2012</text:p>
          </table:table-cell>
          <table:table-cell office:value-type="string">
            <text:p>Wed Oct 03 09:38:54 GMT 2012</text:p>
          </table:table-cell>
          <table:table-cell office:value-type="string">
            <text:p>Wed Oct 10 02:38:54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wool/12502.txt</text:p>
          </table:table-cell>
          <table:table-cell office:value-type="string">
            <text:p>MAURITIUS LIFTS DUTY ON TEXTILE-RELATED GOODS&lt;br/&gt;&lt;br/&gt; <text:s text:c="3"/>PORT LOUIS, April 2 - Mauritius has lifted import duties on&lt;br/&gt;textiles and other goods connected with the textile industry as&lt;br/&gt;part of its economic liberalisation programme, Finance Minister&lt;br/&gt;Vishnu Lutchmeenaraido said.&lt;br/&gt; <text:s text:c="3"/>Lutchmeenaraido said the move was aimed at boosting the&lt;br/&gt;local textiles industry and making this Indian Ocean island a&lt;br/&gt;shopping paradise for textile goods. He said all types of&lt;br/&gt;textiles, textile machinery and associated goods such as sewing&lt;br/&gt;thread, buttons and collar supports would be placed on the&lt;br/&gt;duty-free list, effective from April 1.&lt;br/&gt; <text:s text:c="3"/>Official sources said the government was also planning to&lt;br/&gt;abolish import duties on fertiliser and agricultural equipment,&lt;br/&gt;with the liberalisation measures would be extended to other&lt;br/&gt;areas of industry later.&lt;br/&gt; <text:s text:c="3"/>The textiles industry dominates Mauritius&amp;apos;s Export&lt;br/&gt;Processing Zone, and the island has become a major exporter of&lt;br/&gt;woollen knitwear.&lt;br/&gt; Reuter&lt;br/&gt;</text:p>
          </table:table-cell>
          <table:table-cell office:value-type="string">
            <text:p>Tariffs</text:p>
          </table:table-cell>
          <table:table-cell office:value-type="string">
            <text:p>http://en.wikipedia.org/wiki/Tariffs</text:p>
          </table:table-cell>
          <table:table-cell office:value-type="string">
            <text:p>Economy of Paraguay</text:p>
          </table:table-cell>
          <table:table-cell office:value-type="string">
            <text:p>http://en.wikipedia.org/wiki/Economy_of_Paragua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9];&quot;,&quot;;[.AC49];&quot;,&quot;; TEXT([.AK49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IKA1QP6AUC2LM4BENSXBV0FMO670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3DB3L0FBJ9I3K7JQ15VM5RPYW5MYZ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3:31 GMT 2012</text:p>
          </table:table-cell>
          <table:table-cell office:value-type="string">
            <text:p>Wed Oct 03 08:03:41 GMT 2012</text:p>
          </table:table-cell>
          <table:table-cell office:value-type="string">
            <text:p>Wed Oct 10 01:03:41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2609.txt</text:p>
          </table:table-cell>
          <table:table-cell office:value-type="string">
            <text:p>SOUTHWEST &amp;lt;SWF&amp;gt;, STONE &amp;lt;STO&amp;gt; COMPLY FOR MERGER&lt;br/&gt;&lt;br/&gt; <text:s text:c="3"/>PHOENIX, Ariz., March 6 - Southwest Forest Industries said&lt;br/&gt;it and Stone Container Corp have complied with all federal&lt;br/&gt;waiting period requirements for Stone&amp;apos;s proposed 32.25 dlr per&lt;br/&gt;share cash acquisition of Southwest.&lt;br/&gt; <text:s text:c="3"/>Southwest currently has 12.3 mln shares outstanding. The&lt;br/&gt;companies entered into a merger agreement on January 27, and&lt;br/&gt;made their initial findings with the Department of Justice and&lt;br/&gt;the Federal Trade Commission on February three.&lt;br/&gt; <text:s text:c="3"/>Southwest said the waiting period expired on March 5,&lt;br/&gt;without receiving a formal second request for information.&lt;br/&gt; <text:s text:c="2"/>&lt;br/&gt;REUTER...^M&lt;br/&gt;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 office:value-type="string">
            <text:p>Northern Sun Intercollegiate Conference</text:p>
          </table:table-cell>
          <table:table-cell office:value-type="string">
            <text:p>http://en.wikipedia.org/wiki/Northern_Sun_Intercollegiate_Conferenc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0];&quot;,&quot;;[.AC50];&quot;,&quot;; TEXT([.AK5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IKA1QP6AUC2LM4BENSXBV0FMO670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790JPPSI2KYTY9XWHWKTM6WQX8PJ5</text:p>
          </table:table-cell>
          <table:table-cell office:value-type="string">
            <text:p>A38TQC40K87G6I</text:p>
          </table:table-cell>
          <table:table-cell office:value-type="string">
            <text:p>Submitted</text:p>
          </table:table-cell>
          <table:table-cell office:value-type="string">
            <text:p>Wed Oct 03 08:27:41 GMT 2012</text:p>
          </table:table-cell>
          <table:table-cell office:value-type="string">
            <text:p>Wed Oct 03 08:28:02 GMT 2012</text:p>
          </table:table-cell>
          <table:table-cell office:value-type="string">
            <text:p>Wed Oct 10 01:28:02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2609.txt</text:p>
          </table:table-cell>
          <table:table-cell office:value-type="string">
            <text:p>SOUTHWEST &amp;lt;SWF&amp;gt;, STONE &amp;lt;STO&amp;gt; COMPLY FOR MERGER&lt;br/&gt;&lt;br/&gt; <text:s text:c="3"/>PHOENIX, Ariz., March 6 - Southwest Forest Industries said&lt;br/&gt;it and Stone Container Corp have complied with all federal&lt;br/&gt;waiting period requirements for Stone&amp;apos;s proposed 32.25 dlr per&lt;br/&gt;share cash acquisition of Southwest.&lt;br/&gt; <text:s text:c="3"/>Southwest currently has 12.3 mln shares outstanding. The&lt;br/&gt;companies entered into a merger agreement on January 27, and&lt;br/&gt;made their initial findings with the Department of Justice and&lt;br/&gt;the Federal Trade Commission on February three.&lt;br/&gt; <text:s text:c="3"/>Southwest said the waiting period expired on March 5,&lt;br/&gt;without receiving a formal second request for information.&lt;br/&gt; <text:s text:c="2"/>&lt;br/&gt;REUTER...^M&lt;br/&gt;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 office:value-type="string">
            <text:p>Northern Sun Intercollegiate Conference</text:p>
          </table:table-cell>
          <table:table-cell office:value-type="string">
            <text:p>http://en.wikipedia.org/wiki/Northern_Sun_Intercollegiate_Conferenc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1];&quot;,&quot;;[.AC51];&quot;,&quot;; TEXT([.AK5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IKA1QP6AUC2LM4BENSXBV0FMO670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9YKW4ZMAZHH609KXAFNVVRH8E3I9T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7:08 GMT 2012</text:p>
          </table:table-cell>
          <table:table-cell office:value-type="string">
            <text:p>Wed Oct 03 09:17:12 GMT 2012</text:p>
          </table:table-cell>
          <table:table-cell office:value-type="string">
            <text:p>Wed Oct 10 02:17:12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2609.txt</text:p>
          </table:table-cell>
          <table:table-cell office:value-type="string">
            <text:p>SOUTHWEST &amp;lt;SWF&amp;gt;, STONE &amp;lt;STO&amp;gt; COMPLY FOR MERGER&lt;br/&gt;&lt;br/&gt; <text:s text:c="3"/>PHOENIX, Ariz., March 6 - Southwest Forest Industries said&lt;br/&gt;it and Stone Container Corp have complied with all federal&lt;br/&gt;waiting period requirements for Stone&amp;apos;s proposed 32.25 dlr per&lt;br/&gt;share cash acquisition of Southwest.&lt;br/&gt; <text:s text:c="3"/>Southwest currently has 12.3 mln shares outstanding. The&lt;br/&gt;companies entered into a merger agreement on January 27, and&lt;br/&gt;made their initial findings with the Department of Justice and&lt;br/&gt;the Federal Trade Commission on February three.&lt;br/&gt; <text:s text:c="3"/>Southwest said the waiting period expired on March 5,&lt;br/&gt;without receiving a formal second request for information.&lt;br/&gt; <text:s text:c="2"/>&lt;br/&gt;REUTER...^M&lt;br/&gt;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 office:value-type="string">
            <text:p>Northern Sun Intercollegiate Conference</text:p>
          </table:table-cell>
          <table:table-cell office:value-type="string">
            <text:p>http://en.wikipedia.org/wiki/Northern_Sun_Intercollegiate_Conferenc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2];&quot;,&quot;;[.AC52];&quot;,&quot;; TEXT([.AK5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14T6YTWX4H3WBDGBN09OI6ILF4X2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AXBMJTUHYW2V2DEYKYSDWM1D3HINP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1:04 GMT 2012</text:p>
          </table:table-cell>
          <table:table-cell office:value-type="string">
            <text:p>Wed Oct 03 08:11:19 GMT 2012</text:p>
          </table:table-cell>
          <table:table-cell office:value-type="string">
            <text:p>Wed Oct 10 01:11:19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1212.txt</text:p>
          </table:table-cell>
          <table:table-cell office:value-type="string">
            <text:p>COLOMBIA TRADERS SAY NEW COFFEE STRATEGY VITAL&lt;br/&gt;&lt;br/&gt; <text:s text:c="3"/>BOGOTA, March 3 - Coffee producing countries must quickly&lt;br/&gt;map out a fresh common strategy following the failure of the&lt;br/&gt;International Coffee Organization, ICO, to reach agreement on&lt;br/&gt;export quotas, Gilberto Arango, president of Colombia&amp;apos;s private&lt;br/&gt;coffee exporters&amp;apos; association, said.&lt;br/&gt; <text:s text:c="3"/>Arango told Reuters that the most intelligent thing now&lt;br/&gt;would be to seek a unifying stand from producers, including&lt;br/&gt;Brazil, in order to map out a strategy to defend prices.&lt;br/&gt; <text:s text:c="3"/>An ICO special meeting ended last night in London with&lt;br/&gt;exporting and consuming nations failing to agree on a&lt;br/&gt;resumption of export quotas, suspended one year ago after&lt;br/&gt;prices soared following a prolonged drought in Brazil.&lt;br/&gt; <text:s text:c="3"/>Arango said there would be no imminent catastrophe but&lt;br/&gt;predicted that over the short term prices would undoubtedly&lt;br/&gt;plummet.&lt;br/&gt; <text:s text:c="3"/>However, he said the market should also take into account&lt;br/&gt;evident factors such as Brazil&amp;apos;s low stocks and the sale of the&lt;br/&gt;near totality of the Central American crop.&lt;br/&gt; <text:s text:c="3"/>Trade sources said Colombia&amp;apos;s coffee was today quoted at&lt;br/&gt;1.14 dlrs a lb in New York, its second lowest price in the past&lt;br/&gt;10 years.&lt;br/&gt; <text:s text:c="3"/>Cardenas said these countries apparently fail to understand&lt;br/&gt;the true impact of such a failure for coffee producing nations&lt;br/&gt;as well as for industrialized countries.&lt;br/&gt; <text:s text:c="3"/>It is difficult to believe that while efforts are made to&lt;br/&gt;solve the problem of the developing world&amp;apos;s external debt,&lt;br/&gt;decisions are being taken which cut earnings used for repaying&lt;br/&gt;those debts, he said.&lt;br/&gt; <text:s text:c="3"/>&amp;quot;In Colombia&amp;apos;s case, we watch with consternation that,&lt;br/&gt;while we try to effectively combat drug trafficking, countries&lt;br/&gt;which support us in this fight seek to cut our jugular vein,&amp;quot;&lt;br/&gt;Cardenas said.&lt;br/&gt; Reuter&lt;br/&gt;</text:p>
          </table:table-cell>
          <table:table-cell office:value-type="string">
            <text:p>Economic history of Brazil</text:p>
          </table:table-cell>
          <table:table-cell office:value-type="string">
            <text:p>http://en.wikipedia.org/wiki/Economic_history_of_Brazil</text:p>
          </table:table-cell>
          <table:table-cell office:value-type="string">
            <text:p>Liancourt Rocks dispute</text:p>
          </table:table-cell>
          <table:table-cell office:value-type="string">
            <text:p>http://en.wikipedia.org/wiki/Liancourt_Rocks_dispu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3];&quot;,&quot;;[.AC53];&quot;,&quot;; TEXT([.AK5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14T6YTWX4H3WBDGBN09OI6ILF4X2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NRXR24SMEZZHV6PTX0UGP9YA2EI1J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4:40 GMT 2012</text:p>
          </table:table-cell>
          <table:table-cell office:value-type="string">
            <text:p>Wed Oct 03 08:55:56 GMT 2012</text:p>
          </table:table-cell>
          <table:table-cell office:value-type="string">
            <text:p>Wed Oct 10 01:55:56 PDT 2012</text:p>
          </table:table-cell>
          <table:table-cell table:number-columns-repeated="3"/>
          <table:table-cell office:value-type="float" office:value="76">
            <text:p>7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1212.txt</text:p>
          </table:table-cell>
          <table:table-cell office:value-type="string">
            <text:p>COLOMBIA TRADERS SAY NEW COFFEE STRATEGY VITAL&lt;br/&gt;&lt;br/&gt; <text:s text:c="3"/>BOGOTA, March 3 - Coffee producing countries must quickly&lt;br/&gt;map out a fresh common strategy following the failure of the&lt;br/&gt;International Coffee Organization, ICO, to reach agreement on&lt;br/&gt;export quotas, Gilberto Arango, president of Colombia&amp;apos;s private&lt;br/&gt;coffee exporters&amp;apos; association, said.&lt;br/&gt; <text:s text:c="3"/>Arango told Reuters that the most intelligent thing now&lt;br/&gt;would be to seek a unifying stand from producers, including&lt;br/&gt;Brazil, in order to map out a strategy to defend prices.&lt;br/&gt; <text:s text:c="3"/>An ICO special meeting ended last night in London with&lt;br/&gt;exporting and consuming nations failing to agree on a&lt;br/&gt;resumption of export quotas, suspended one year ago after&lt;br/&gt;prices soared following a prolonged drought in Brazil.&lt;br/&gt; <text:s text:c="3"/>Arango said there would be no imminent catastrophe but&lt;br/&gt;predicted that over the short term prices would undoubtedly&lt;br/&gt;plummet.&lt;br/&gt; <text:s text:c="3"/>However, he said the market should also take into account&lt;br/&gt;evident factors such as Brazil&amp;apos;s low stocks and the sale of the&lt;br/&gt;near totality of the Central American crop.&lt;br/&gt; <text:s text:c="3"/>Trade sources said Colombia&amp;apos;s coffee was today quoted at&lt;br/&gt;1.14 dlrs a lb in New York, its second lowest price in the past&lt;br/&gt;10 years.&lt;br/&gt; <text:s text:c="3"/>Cardenas said these countries apparently fail to understand&lt;br/&gt;the true impact of such a failure for coffee producing nations&lt;br/&gt;as well as for industrialized countries.&lt;br/&gt; <text:s text:c="3"/>It is difficult to believe that while efforts are made to&lt;br/&gt;solve the problem of the developing world&amp;apos;s external debt,&lt;br/&gt;decisions are being taken which cut earnings used for repaying&lt;br/&gt;those debts, he said.&lt;br/&gt; <text:s text:c="3"/>&amp;quot;In Colombia&amp;apos;s case, we watch with consternation that,&lt;br/&gt;while we try to effectively combat drug trafficking, countries&lt;br/&gt;which support us in this fight seek to cut our jugular vein,&amp;quot;&lt;br/&gt;Cardenas said.&lt;br/&gt; Reuter&lt;br/&gt;</text:p>
          </table:table-cell>
          <table:table-cell office:value-type="string">
            <text:p>Economic history of Brazil</text:p>
          </table:table-cell>
          <table:table-cell office:value-type="string">
            <text:p>http://en.wikipedia.org/wiki/Economic_history_of_Brazil</text:p>
          </table:table-cell>
          <table:table-cell office:value-type="string">
            <text:p>Liancourt Rocks dispute</text:p>
          </table:table-cell>
          <table:table-cell office:value-type="string">
            <text:p>http://en.wikipedia.org/wiki/Liancourt_Rocks_dispu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4];&quot;,&quot;;[.AC54];&quot;,&quot;; TEXT([.AK5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14T6YTWX4H3WBDGBN09OI6ILF4X2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QXR98D8J3VEM5GX0XPCO3MCR2VGWO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4:27 GMT 2012</text:p>
          </table:table-cell>
          <table:table-cell office:value-type="string">
            <text:p>Wed Oct 03 08:45:04 GMT 2012</text:p>
          </table:table-cell>
          <table:table-cell office:value-type="string">
            <text:p>Wed Oct 10 01:45:04 PDT 201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1212.txt</text:p>
          </table:table-cell>
          <table:table-cell office:value-type="string">
            <text:p>COLOMBIA TRADERS SAY NEW COFFEE STRATEGY VITAL&lt;br/&gt;&lt;br/&gt; <text:s text:c="3"/>BOGOTA, March 3 - Coffee producing countries must quickly&lt;br/&gt;map out a fresh common strategy following the failure of the&lt;br/&gt;International Coffee Organization, ICO, to reach agreement on&lt;br/&gt;export quotas, Gilberto Arango, president of Colombia&amp;apos;s private&lt;br/&gt;coffee exporters&amp;apos; association, said.&lt;br/&gt; <text:s text:c="3"/>Arango told Reuters that the most intelligent thing now&lt;br/&gt;would be to seek a unifying stand from producers, including&lt;br/&gt;Brazil, in order to map out a strategy to defend prices.&lt;br/&gt; <text:s text:c="3"/>An ICO special meeting ended last night in London with&lt;br/&gt;exporting and consuming nations failing to agree on a&lt;br/&gt;resumption of export quotas, suspended one year ago after&lt;br/&gt;prices soared following a prolonged drought in Brazil.&lt;br/&gt; <text:s text:c="3"/>Arango said there would be no imminent catastrophe but&lt;br/&gt;predicted that over the short term prices would undoubtedly&lt;br/&gt;plummet.&lt;br/&gt; <text:s text:c="3"/>However, he said the market should also take into account&lt;br/&gt;evident factors such as Brazil&amp;apos;s low stocks and the sale of the&lt;br/&gt;near totality of the Central American crop.&lt;br/&gt; <text:s text:c="3"/>Trade sources said Colombia&amp;apos;s coffee was today quoted at&lt;br/&gt;1.14 dlrs a lb in New York, its second lowest price in the past&lt;br/&gt;10 years.&lt;br/&gt; <text:s text:c="3"/>Cardenas said these countries apparently fail to understand&lt;br/&gt;the true impact of such a failure for coffee producing nations&lt;br/&gt;as well as for industrialized countries.&lt;br/&gt; <text:s text:c="3"/>It is difficult to believe that while efforts are made to&lt;br/&gt;solve the problem of the developing world&amp;apos;s external debt,&lt;br/&gt;decisions are being taken which cut earnings used for repaying&lt;br/&gt;those debts, he said.&lt;br/&gt; <text:s text:c="3"/>&amp;quot;In Colombia&amp;apos;s case, we watch with consternation that,&lt;br/&gt;while we try to effectively combat drug trafficking, countries&lt;br/&gt;which support us in this fight seek to cut our jugular vein,&amp;quot;&lt;br/&gt;Cardenas said.&lt;br/&gt; Reuter&lt;br/&gt;</text:p>
          </table:table-cell>
          <table:table-cell office:value-type="string">
            <text:p>Economic history of Brazil</text:p>
          </table:table-cell>
          <table:table-cell office:value-type="string">
            <text:p>http://en.wikipedia.org/wiki/Economic_history_of_Brazil</text:p>
          </table:table-cell>
          <table:table-cell office:value-type="string">
            <text:p>Liancourt Rocks dispute</text:p>
          </table:table-cell>
          <table:table-cell office:value-type="string">
            <text:p>http://en.wikipedia.org/wiki/Liancourt_Rocks_dispu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5];&quot;,&quot;;[.AC55];&quot;,&quot;; TEXT([.AK5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6UQIHPCGJ2SBPTA6WXP0JPRGC71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3YYTWX4H3H24KSIGJ7IEIJRIZN4ZC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41:09 GMT 2012</text:p>
          </table:table-cell>
          <table:table-cell office:value-type="string">
            <text:p>Wed Oct 03 07:41:29 GMT 2012</text:p>
          </table:table-cell>
          <table:table-cell office:value-type="string">
            <text:p>Wed Oct 10 00:41:29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old/14842.txt</text:p>
          </table:table-cell>
          <table:table-cell office:value-type="string">
            <text:p>WESTERN MINING TO OPEN NEW GOLD MINE IN AUSTRALIA&lt;br/&gt;&lt;br/&gt; <text:s text:c="3"/>MELBOURNE, April 8 - Western Mining Corp Holdings Ltd&lt;br/&gt;&amp;lt;WMNG.S&amp;gt; (WMC) said it will establish a new joint venture gold&lt;br/&gt;mine in the Northern Territory at a cost of about 21 mln dlrs.&lt;br/&gt; <text:s text:c="3"/>The mine, to be known as the Goodall project, will be owned&lt;br/&gt;60 pct by WMC and 40 pct by a local W.R. Grace and Co &amp;lt;GRA&amp;gt;&lt;br/&gt;unit. It is located 30 kms east of the Adelaide River at Mt.&lt;br/&gt;Bundey, WMC said in a statement&lt;br/&gt; <text:s text:c="3"/>It said the open-pit mine, with a conventional leach&lt;br/&gt;treatment plant, is expected to produce about 50,000 ounces of&lt;br/&gt;gold in its first year of production from mid-1988. Annual ore&lt;br/&gt;capacity will be about 750,000 tonnes.&lt;br/&gt; REUTER&lt;br/&gt;</text:p>
          </table:table-cell>
          <table:table-cell office:value-type="string">
            <text:p>Canadian mining in the Democratic Republic of the Congo</text:p>
          </table:table-cell>
          <table:table-cell office:value-type="string">
            <text:p>http://en.wikipedia.org/wiki/Canadian_mining_in_the_Democratic_Republic_of_the_Congo</text:p>
          </table:table-cell>
          <table:table-cell office:value-type="string">
            <text:p>Cellulosic ethanol</text:p>
          </table:table-cell>
          <table:table-cell office:value-type="string">
            <text:p>http://en.wikipedia.org/wiki/Cellulosic_ethano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6];&quot;,&quot;;[.AC56];&quot;,&quot;; TEXT([.AK5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6UQIHPCGJ2SBPTA6WXP0JPRGC71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5GK5UFJ51Y75NC4M8HS9CSTTIZB8M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8:42 GMT 2012</text:p>
          </table:table-cell>
          <table:table-cell office:value-type="string">
            <text:p>Wed Oct 03 08:08:53 GMT 2012</text:p>
          </table:table-cell>
          <table:table-cell office:value-type="string">
            <text:p>Wed Oct 10 01:08:53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old/14842.txt</text:p>
          </table:table-cell>
          <table:table-cell office:value-type="string">
            <text:p>WESTERN MINING TO OPEN NEW GOLD MINE IN AUSTRALIA&lt;br/&gt;&lt;br/&gt; <text:s text:c="3"/>MELBOURNE, April 8 - Western Mining Corp Holdings Ltd&lt;br/&gt;&amp;lt;WMNG.S&amp;gt; (WMC) said it will establish a new joint venture gold&lt;br/&gt;mine in the Northern Territory at a cost of about 21 mln dlrs.&lt;br/&gt; <text:s text:c="3"/>The mine, to be known as the Goodall project, will be owned&lt;br/&gt;60 pct by WMC and 40 pct by a local W.R. Grace and Co &amp;lt;GRA&amp;gt;&lt;br/&gt;unit. It is located 30 kms east of the Adelaide River at Mt.&lt;br/&gt;Bundey, WMC said in a statement&lt;br/&gt; <text:s text:c="3"/>It said the open-pit mine, with a conventional leach&lt;br/&gt;treatment plant, is expected to produce about 50,000 ounces of&lt;br/&gt;gold in its first year of production from mid-1988. Annual ore&lt;br/&gt;capacity will be about 750,000 tonnes.&lt;br/&gt; REUTER&lt;br/&gt;</text:p>
          </table:table-cell>
          <table:table-cell office:value-type="string">
            <text:p>Canadian mining in the Democratic Republic of the Congo</text:p>
          </table:table-cell>
          <table:table-cell office:value-type="string">
            <text:p>http://en.wikipedia.org/wiki/Canadian_mining_in_the_Democratic_Republic_of_the_Congo</text:p>
          </table:table-cell>
          <table:table-cell office:value-type="string">
            <text:p>Cellulosic ethanol</text:p>
          </table:table-cell>
          <table:table-cell office:value-type="string">
            <text:p>http://en.wikipedia.org/wiki/Cellulosic_ethano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7];&quot;,&quot;;[.AC57];&quot;,&quot;; TEXT([.AK5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6UQIHPCGJ2SBPTA6WXP0JPRGC71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0 GMT 2012</text:p>
          </table:table-cell>
          <table:table-cell table:number-columns-repeated="2"/>
          <table:table-cell office:value-type="string">
            <text:p>27ZH57DZKPFEJN4IOND2DL8IGHLD35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6:26 GMT 2012</text:p>
          </table:table-cell>
          <table:table-cell office:value-type="string">
            <text:p>Wed Oct 03 09:16:31 GMT 2012</text:p>
          </table:table-cell>
          <table:table-cell office:value-type="string">
            <text:p>Wed Oct 10 02:16:31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old/14842.txt</text:p>
          </table:table-cell>
          <table:table-cell office:value-type="string">
            <text:p>WESTERN MINING TO OPEN NEW GOLD MINE IN AUSTRALIA&lt;br/&gt;&lt;br/&gt; <text:s text:c="3"/>MELBOURNE, April 8 - Western Mining Corp Holdings Ltd&lt;br/&gt;&amp;lt;WMNG.S&amp;gt; (WMC) said it will establish a new joint venture gold&lt;br/&gt;mine in the Northern Territory at a cost of about 21 mln dlrs.&lt;br/&gt; <text:s text:c="3"/>The mine, to be known as the Goodall project, will be owned&lt;br/&gt;60 pct by WMC and 40 pct by a local W.R. Grace and Co &amp;lt;GRA&amp;gt;&lt;br/&gt;unit. It is located 30 kms east of the Adelaide River at Mt.&lt;br/&gt;Bundey, WMC said in a statement&lt;br/&gt; <text:s text:c="3"/>It said the open-pit mine, with a conventional leach&lt;br/&gt;treatment plant, is expected to produce about 50,000 ounces of&lt;br/&gt;gold in its first year of production from mid-1988. Annual ore&lt;br/&gt;capacity will be about 750,000 tonnes.&lt;br/&gt; REUTER&lt;br/&gt;</text:p>
          </table:table-cell>
          <table:table-cell office:value-type="string">
            <text:p>Canadian mining in the Democratic Republic of the Congo</text:p>
          </table:table-cell>
          <table:table-cell office:value-type="string">
            <text:p>http://en.wikipedia.org/wiki/Canadian_mining_in_the_Democratic_Republic_of_the_Congo</text:p>
          </table:table-cell>
          <table:table-cell office:value-type="string">
            <text:p>Cellulosic ethanol</text:p>
          </table:table-cell>
          <table:table-cell office:value-type="string">
            <text:p>http://en.wikipedia.org/wiki/Cellulosic_ethano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8];&quot;,&quot;;[.AC58];&quot;,&quot;; TEXT([.AK5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3WC1PC6SK9RYHTT6SQEPMAARAHP1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CI45UUKQOYG2RK6U2ZOO010EMGWEN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3:47 GMT 2012</text:p>
          </table:table-cell>
          <table:table-cell office:value-type="string">
            <text:p>Wed Oct 03 09:13:54 GMT 2012</text:p>
          </table:table-cell>
          <table:table-cell office:value-type="string">
            <text:p>Wed Oct 10 02:13:54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9760.txt</text:p>
          </table:table-cell>
          <table:table-cell office:value-type="string">
            <text:p>SEC SAYS CAMPEAU UNIT VIOLATED DISCLOSURE RULES&lt;br/&gt;&lt;br/&gt; <text:s text:c="3"/>WASHINGTON, June 29 - The Securities and Exchange&lt;br/&gt;Commission charged Allied Stores Corp with failing to promptly&lt;br/&gt;disclose key steps it was taking last September to thwart a&lt;br/&gt;takeover attempt by Campeau Corp.&lt;br/&gt; <text:s text:c="3"/>In an administrative complaint, the SEC said Allied and its&lt;br/&gt;legal adviser failed to promptly inform shareholders and the&lt;br/&gt;agency that it had begun talks with Youngstown, Ohio, shopping&lt;br/&gt;center developer Edward DeBartolo in response to Campeau&amp;apos;s&lt;br/&gt;takeover offer.&lt;br/&gt; <text:s text:c="3"/>Campeau acquired Allied for an estimated 4.2 billion dlrs&lt;br/&gt;on Jan 1, following a battle with DeBartolo.&lt;br/&gt; <text:s text:c="3"/>On Sept 25, a day after Allied disclosed that its board had&lt;br/&gt;urged rejection of Campeau&amp;apos;s Sept 12 tender offer for 58 dlrs a&lt;br/&gt;share, Allied began negotiating the sale of six shopping&lt;br/&gt;centers to DeBartolo, the SEC said.&lt;br/&gt; <text:s text:c="3"/>Allied legal advisor and director George Kern, who heads&lt;br/&gt;the merger and acquisitions group at the New York law firm of&lt;br/&gt;Sullivan and Cromwell, decided against amending Allied&amp;apos;s SEC&lt;br/&gt;filing to disclose the talks even though they had resulted in&lt;br/&gt;sales price of 405 mln dlrs for the shopping centers, it said.&lt;br/&gt; <text:s text:c="3"/>Securities law requires takeover target companies to&lt;br/&gt;promptly disclose such things as the sale of major assets.&lt;br/&gt; <text:s text:c="3"/>The day after Campeau increased its tender offer to 80 pct&lt;br/&gt;of Allied&amp;apos;s stock from 55 pct and raised its bid to 66 dlrs a&lt;br/&gt;share from 58 dlrs on Sept 29, Allied and a partnership headed&lt;br/&gt;by DeBartolo began negotiating a takeover deal aimed at&lt;br/&gt;thwarting Campeau, the SEC said.&lt;br/&gt; <text:s text:c="3"/>Kern again decided against disclosing the talks in an&lt;br/&gt;amended SEC filing, the agency charged.&lt;br/&gt; <text:s text:c="3"/>Allied&amp;apos;s first disclosure of the DeBartolo takeover was&lt;br/&gt;made on Oct 8, even though its board approved the merger on Oct&lt;br/&gt;3 and the merger agreement was executed on Oct 7, the complaint&lt;br/&gt;said.&lt;br/&gt; <text:s text:c="3"/>DeBartolo and Campeau later engaged in a bitter battle for&lt;br/&gt;control of Allied, with Campeau winning out later in October&lt;br/&gt;when it bought a block of 25.8 mln shares of Allied stock, or&lt;br/&gt;48 pct of the total, in a controversial move made only minutes&lt;br/&gt;after it dropped its hostile tender offer.&lt;br/&gt; <text:s text:c="3"/>The acquisition of the additional 48 pct, which a federal&lt;br/&gt;judge allowed to be completed, gave Campeau a majority stake in&lt;br/&gt;Allied. Campeau bought the rest at 69 dlrs a share.&lt;br/&gt; <text:s text:c="3"/>The SEC said it had planned to file a court brief joining&lt;br/&gt;with Allied in charging that Campeau had engaged in an illegal&lt;br/&gt;tender offer.&lt;br/&gt; <text:s text:c="3"/>But the SEC brief was never filed since the case was&lt;br/&gt;dropped following an agreement between Campeau and DeBartolo.&lt;br/&gt; <text:s text:c="3"/>In the administrative proceeding against Allied and Kern,&lt;br/&gt;the SEC is asking for an administrative order that they comply&lt;br/&gt;with reporting provisions of securities laws in the future.&lt;br/&gt; <text:s text:c="3"/>Although Allied is no longer publicly traded since it&lt;br/&gt;became a subsidiary of Campeau, it still files annual and&lt;br/&gt;quarterly reports to the SEC because it has outstanding debt.&lt;br/&gt; Reuter&lt;br/&gt;</text:p>
          </table:table-cell>
          <table:table-cell office:value-type="string">
            <text:p>Patriot Act</text:p>
          </table:table-cell>
          <table:table-cell office:value-type="string">
            <text:p>http://en.wikipedia.org/wiki/Patriot_Act</text:p>
          </table:table-cell>
          <table:table-cell office:value-type="string">
            <text:p>AirTran Holdings</text:p>
          </table:table-cell>
          <table:table-cell office:value-type="string">
            <text:p>http://en.wikipedia.org/wiki/AirTran_Holding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9];&quot;,&quot;;[.AC59];&quot;,&quot;; TEXT([.AK5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WC1PC6SK9RYHTT6SQEPMAARAHP1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MB011K274J7OTE1DBZNC6UXM61ECZ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51:00 GMT 2012</text:p>
          </table:table-cell>
          <table:table-cell office:value-type="string">
            <text:p>Wed Oct 03 09:51:58 GMT 2012</text:p>
          </table:table-cell>
          <table:table-cell office:value-type="string">
            <text:p>Wed Oct 10 02:51:58 PDT 2012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9760.txt</text:p>
          </table:table-cell>
          <table:table-cell office:value-type="string">
            <text:p>SEC SAYS CAMPEAU UNIT VIOLATED DISCLOSURE RULES&lt;br/&gt;&lt;br/&gt; <text:s text:c="3"/>WASHINGTON, June 29 - The Securities and Exchange&lt;br/&gt;Commission charged Allied Stores Corp with failing to promptly&lt;br/&gt;disclose key steps it was taking last September to thwart a&lt;br/&gt;takeover attempt by Campeau Corp.&lt;br/&gt; <text:s text:c="3"/>In an administrative complaint, the SEC said Allied and its&lt;br/&gt;legal adviser failed to promptly inform shareholders and the&lt;br/&gt;agency that it had begun talks with Youngstown, Ohio, shopping&lt;br/&gt;center developer Edward DeBartolo in response to Campeau&amp;apos;s&lt;br/&gt;takeover offer.&lt;br/&gt; <text:s text:c="3"/>Campeau acquired Allied for an estimated 4.2 billion dlrs&lt;br/&gt;on Jan 1, following a battle with DeBartolo.&lt;br/&gt; <text:s text:c="3"/>On Sept 25, a day after Allied disclosed that its board had&lt;br/&gt;urged rejection of Campeau&amp;apos;s Sept 12 tender offer for 58 dlrs a&lt;br/&gt;share, Allied began negotiating the sale of six shopping&lt;br/&gt;centers to DeBartolo, the SEC said.&lt;br/&gt; <text:s text:c="3"/>Allied legal advisor and director George Kern, who heads&lt;br/&gt;the merger and acquisitions group at the New York law firm of&lt;br/&gt;Sullivan and Cromwell, decided against amending Allied&amp;apos;s SEC&lt;br/&gt;filing to disclose the talks even though they had resulted in&lt;br/&gt;sales price of 405 mln dlrs for the shopping centers, it said.&lt;br/&gt; <text:s text:c="3"/>Securities law requires takeover target companies to&lt;br/&gt;promptly disclose such things as the sale of major assets.&lt;br/&gt; <text:s text:c="3"/>The day after Campeau increased its tender offer to 80 pct&lt;br/&gt;of Allied&amp;apos;s stock from 55 pct and raised its bid to 66 dlrs a&lt;br/&gt;share from 58 dlrs on Sept 29, Allied and a partnership headed&lt;br/&gt;by DeBartolo began negotiating a takeover deal aimed at&lt;br/&gt;thwarting Campeau, the SEC said.&lt;br/&gt; <text:s text:c="3"/>Kern again decided against disclosing the talks in an&lt;br/&gt;amended SEC filing, the agency charged.&lt;br/&gt; <text:s text:c="3"/>Allied&amp;apos;s first disclosure of the DeBartolo takeover was&lt;br/&gt;made on Oct 8, even though its board approved the merger on Oct&lt;br/&gt;3 and the merger agreement was executed on Oct 7, the complaint&lt;br/&gt;said.&lt;br/&gt; <text:s text:c="3"/>DeBartolo and Campeau later engaged in a bitter battle for&lt;br/&gt;control of Allied, with Campeau winning out later in October&lt;br/&gt;when it bought a block of 25.8 mln shares of Allied stock, or&lt;br/&gt;48 pct of the total, in a controversial move made only minutes&lt;br/&gt;after it dropped its hostile tender offer.&lt;br/&gt; <text:s text:c="3"/>The acquisition of the additional 48 pct, which a federal&lt;br/&gt;judge allowed to be completed, gave Campeau a majority stake in&lt;br/&gt;Allied. Campeau bought the rest at 69 dlrs a share.&lt;br/&gt; <text:s text:c="3"/>The SEC said it had planned to file a court brief joining&lt;br/&gt;with Allied in charging that Campeau had engaged in an illegal&lt;br/&gt;tender offer.&lt;br/&gt; <text:s text:c="3"/>But the SEC brief was never filed since the case was&lt;br/&gt;dropped following an agreement between Campeau and DeBartolo.&lt;br/&gt; <text:s text:c="3"/>In the administrative proceeding against Allied and Kern,&lt;br/&gt;the SEC is asking for an administrative order that they comply&lt;br/&gt;with reporting provisions of securities laws in the future.&lt;br/&gt; <text:s text:c="3"/>Although Allied is no longer publicly traded since it&lt;br/&gt;became a subsidiary of Campeau, it still files annual and&lt;br/&gt;quarterly reports to the SEC because it has outstanding debt.&lt;br/&gt; Reuter&lt;br/&gt;</text:p>
          </table:table-cell>
          <table:table-cell office:value-type="string">
            <text:p>Patriot Act</text:p>
          </table:table-cell>
          <table:table-cell office:value-type="string">
            <text:p>http://en.wikipedia.org/wiki/Patriot_Act</text:p>
          </table:table-cell>
          <table:table-cell office:value-type="string">
            <text:p>AirTran Holdings</text:p>
          </table:table-cell>
          <table:table-cell office:value-type="string">
            <text:p>http://en.wikipedia.org/wiki/AirTran_Holding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0];&quot;,&quot;;[.AC60];&quot;,&quot;; TEXT([.AK6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WC1PC6SK9RYHTT6SQEPMAARAHP1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R0MZ9O9Z6KWJ8AF6R8RZLFQ7IA2BD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5:03 GMT 2012</text:p>
          </table:table-cell>
          <table:table-cell office:value-type="string">
            <text:p>Wed Oct 03 09:45:47 GMT 2012</text:p>
          </table:table-cell>
          <table:table-cell office:value-type="string">
            <text:p>Wed Oct 10 02:45:47 PDT 2012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9760.txt</text:p>
          </table:table-cell>
          <table:table-cell office:value-type="string">
            <text:p>SEC SAYS CAMPEAU UNIT VIOLATED DISCLOSURE RULES&lt;br/&gt;&lt;br/&gt; <text:s text:c="3"/>WASHINGTON, June 29 - The Securities and Exchange&lt;br/&gt;Commission charged Allied Stores Corp with failing to promptly&lt;br/&gt;disclose key steps it was taking last September to thwart a&lt;br/&gt;takeover attempt by Campeau Corp.&lt;br/&gt; <text:s text:c="3"/>In an administrative complaint, the SEC said Allied and its&lt;br/&gt;legal adviser failed to promptly inform shareholders and the&lt;br/&gt;agency that it had begun talks with Youngstown, Ohio, shopping&lt;br/&gt;center developer Edward DeBartolo in response to Campeau&amp;apos;s&lt;br/&gt;takeover offer.&lt;br/&gt; <text:s text:c="3"/>Campeau acquired Allied for an estimated 4.2 billion dlrs&lt;br/&gt;on Jan 1, following a battle with DeBartolo.&lt;br/&gt; <text:s text:c="3"/>On Sept 25, a day after Allied disclosed that its board had&lt;br/&gt;urged rejection of Campeau&amp;apos;s Sept 12 tender offer for 58 dlrs a&lt;br/&gt;share, Allied began negotiating the sale of six shopping&lt;br/&gt;centers to DeBartolo, the SEC said.&lt;br/&gt; <text:s text:c="3"/>Allied legal advisor and director George Kern, who heads&lt;br/&gt;the merger and acquisitions group at the New York law firm of&lt;br/&gt;Sullivan and Cromwell, decided against amending Allied&amp;apos;s SEC&lt;br/&gt;filing to disclose the talks even though they had resulted in&lt;br/&gt;sales price of 405 mln dlrs for the shopping centers, it said.&lt;br/&gt; <text:s text:c="3"/>Securities law requires takeover target companies to&lt;br/&gt;promptly disclose such things as the sale of major assets.&lt;br/&gt; <text:s text:c="3"/>The day after Campeau increased its tender offer to 80 pct&lt;br/&gt;of Allied&amp;apos;s stock from 55 pct and raised its bid to 66 dlrs a&lt;br/&gt;share from 58 dlrs on Sept 29, Allied and a partnership headed&lt;br/&gt;by DeBartolo began negotiating a takeover deal aimed at&lt;br/&gt;thwarting Campeau, the SEC said.&lt;br/&gt; <text:s text:c="3"/>Kern again decided against disclosing the talks in an&lt;br/&gt;amended SEC filing, the agency charged.&lt;br/&gt; <text:s text:c="3"/>Allied&amp;apos;s first disclosure of the DeBartolo takeover was&lt;br/&gt;made on Oct 8, even though its board approved the merger on Oct&lt;br/&gt;3 and the merger agreement was executed on Oct 7, the complaint&lt;br/&gt;said.&lt;br/&gt; <text:s text:c="3"/>DeBartolo and Campeau later engaged in a bitter battle for&lt;br/&gt;control of Allied, with Campeau winning out later in October&lt;br/&gt;when it bought a block of 25.8 mln shares of Allied stock, or&lt;br/&gt;48 pct of the total, in a controversial move made only minutes&lt;br/&gt;after it dropped its hostile tender offer.&lt;br/&gt; <text:s text:c="3"/>The acquisition of the additional 48 pct, which a federal&lt;br/&gt;judge allowed to be completed, gave Campeau a majority stake in&lt;br/&gt;Allied. Campeau bought the rest at 69 dlrs a share.&lt;br/&gt; <text:s text:c="3"/>The SEC said it had planned to file a court brief joining&lt;br/&gt;with Allied in charging that Campeau had engaged in an illegal&lt;br/&gt;tender offer.&lt;br/&gt; <text:s text:c="3"/>But the SEC brief was never filed since the case was&lt;br/&gt;dropped following an agreement between Campeau and DeBartolo.&lt;br/&gt; <text:s text:c="3"/>In the administrative proceeding against Allied and Kern,&lt;br/&gt;the SEC is asking for an administrative order that they comply&lt;br/&gt;with reporting provisions of securities laws in the future.&lt;br/&gt; <text:s text:c="3"/>Although Allied is no longer publicly traded since it&lt;br/&gt;became a subsidiary of Campeau, it still files annual and&lt;br/&gt;quarterly reports to the SEC because it has outstanding debt.&lt;br/&gt; Reuter&lt;br/&gt;</text:p>
          </table:table-cell>
          <table:table-cell office:value-type="string">
            <text:p>Patriot Act</text:p>
          </table:table-cell>
          <table:table-cell office:value-type="string">
            <text:p>http://en.wikipedia.org/wiki/Patriot_Act</text:p>
          </table:table-cell>
          <table:table-cell office:value-type="string">
            <text:p>AirTran Holdings</text:p>
          </table:table-cell>
          <table:table-cell office:value-type="string">
            <text:p>http://en.wikipedia.org/wiki/AirTran_Holding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1];&quot;,&quot;;[.AC61];&quot;,&quot;; TEXT([.AK6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LISPW1INMHGDZSOAX1BEBFMH3I4H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JCQW618N46UCO0IBFOCMTNDZHJPNF</text:p>
          </table:table-cell>
          <table:table-cell office:value-type="string">
            <text:p>A11J5NDVR49DET</text:p>
          </table:table-cell>
          <table:table-cell office:value-type="string">
            <text:p>Submitted</text:p>
          </table:table-cell>
          <table:table-cell office:value-type="string">
            <text:p>Wed Oct 03 10:49:39 GMT 2012</text:p>
          </table:table-cell>
          <table:table-cell office:value-type="string">
            <text:p>Wed Oct 03 10:50:59 GMT 2012</text:p>
          </table:table-cell>
          <table:table-cell office:value-type="string">
            <text:p>Wed Oct 10 03:50:59 PDT 2012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dlr/18404.txt</text:p>
          </table:table-cell>
          <table:table-cell office:value-type="string">
            <text:p>BAKER SAYS DOLLAR DROP WOULD BE COUNTERPRODUCTIVE&lt;br/&gt;&lt;br/&gt; <text:s text:c="3"/>INDIANAPOLIS, Ind., June 15 - Treasury Secretary James&lt;br/&gt;Baker said any further decline in the dollar against other&lt;br/&gt;currencies would be counterproductive.&lt;br/&gt; <text:s text:c="3"/>Baker was asked after a speech to the Pan American Economic&lt;br/&gt;Leadership Conference about U.S. policy in light of President&lt;br/&gt;Reagan&amp;apos;s comment last week at the Venice summit that he could&lt;br/&gt;see some further decline in the dollar within reason.&lt;br/&gt; <text:s text:c="3"/>&amp;quot;All of the G-7 nations believe that any further decline in&lt;br/&gt;the dollar would be counterproductive,&amp;quot; Baker told reporters.&lt;br/&gt; <text:s text:c="3"/>Following the Venice press conference by Reagan, the White&lt;br/&gt;House clarified Reagan&amp;apos;s comments on the dollar by saying that&lt;br/&gt;the United States wants a stable dollar.&lt;br/&gt; <text:s text:c="3"/>The main incentive for the United States to favor a weaker&lt;br/&gt;dollar has been the need to reduce the massive trade deficit,&lt;br/&gt;but the deficit has narrowed for the past two months and&lt;br/&gt;appears to be responding to the 40 pct drop in the dollar&lt;br/&gt;against the yen and the mark during the past two years.&lt;br/&gt; Reuter&lt;br/&gt;</text:p>
          </table:table-cell>
          <table:table-cell office:value-type="string">
            <text:p>Monetary policy</text:p>
          </table:table-cell>
          <table:table-cell office:value-type="string">
            <text:p>http://en.wikipedia.org/wiki/Monetary_policy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2];&quot;,&quot;;[.AC62];&quot;,&quot;; TEXT([.AK6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LISPW1INMHGDZSOAX1BEBFMH3I4H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N5P8PJWKUDDN6AGA0U970B61N88J4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5:24 GMT 2012</text:p>
          </table:table-cell>
          <table:table-cell office:value-type="string">
            <text:p>Wed Oct 03 08:05:33 GMT 2012</text:p>
          </table:table-cell>
          <table:table-cell office:value-type="string">
            <text:p>Wed Oct 10 01:05:33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dlr/18404.txt</text:p>
          </table:table-cell>
          <table:table-cell office:value-type="string">
            <text:p>BAKER SAYS DOLLAR DROP WOULD BE COUNTERPRODUCTIVE&lt;br/&gt;&lt;br/&gt; <text:s text:c="3"/>INDIANAPOLIS, Ind., June 15 - Treasury Secretary James&lt;br/&gt;Baker said any further decline in the dollar against other&lt;br/&gt;currencies would be counterproductive.&lt;br/&gt; <text:s text:c="3"/>Baker was asked after a speech to the Pan American Economic&lt;br/&gt;Leadership Conference about U.S. policy in light of President&lt;br/&gt;Reagan&amp;apos;s comment last week at the Venice summit that he could&lt;br/&gt;see some further decline in the dollar within reason.&lt;br/&gt; <text:s text:c="3"/>&amp;quot;All of the G-7 nations believe that any further decline in&lt;br/&gt;the dollar would be counterproductive,&amp;quot; Baker told reporters.&lt;br/&gt; <text:s text:c="3"/>Following the Venice press conference by Reagan, the White&lt;br/&gt;House clarified Reagan&amp;apos;s comments on the dollar by saying that&lt;br/&gt;the United States wants a stable dollar.&lt;br/&gt; <text:s text:c="3"/>The main incentive for the United States to favor a weaker&lt;br/&gt;dollar has been the need to reduce the massive trade deficit,&lt;br/&gt;but the deficit has narrowed for the past two months and&lt;br/&gt;appears to be responding to the 40 pct drop in the dollar&lt;br/&gt;against the yen and the mark during the past two years.&lt;br/&gt; Reuter&lt;br/&gt;</text:p>
          </table:table-cell>
          <table:table-cell office:value-type="string">
            <text:p>Monetary policy</text:p>
          </table:table-cell>
          <table:table-cell office:value-type="string">
            <text:p>http://en.wikipedia.org/wiki/Monetary_policy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3];&quot;,&quot;;[.AC63];&quot;,&quot;; TEXT([.AK6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LISPW1INMHGDZSOAX1BEBFMH3I4H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UET6YTWX4H3WBDGBN09OI6IQLXX2G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0:10 GMT 2012</text:p>
          </table:table-cell>
          <table:table-cell office:value-type="string">
            <text:p>Wed Oct 03 09:40:18 GMT 2012</text:p>
          </table:table-cell>
          <table:table-cell office:value-type="string">
            <text:p>Wed Oct 10 02:40:18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dlr/18404.txt</text:p>
          </table:table-cell>
          <table:table-cell office:value-type="string">
            <text:p>BAKER SAYS DOLLAR DROP WOULD BE COUNTERPRODUCTIVE&lt;br/&gt;&lt;br/&gt; <text:s text:c="3"/>INDIANAPOLIS, Ind., June 15 - Treasury Secretary James&lt;br/&gt;Baker said any further decline in the dollar against other&lt;br/&gt;currencies would be counterproductive.&lt;br/&gt; <text:s text:c="3"/>Baker was asked after a speech to the Pan American Economic&lt;br/&gt;Leadership Conference about U.S. policy in light of President&lt;br/&gt;Reagan&amp;apos;s comment last week at the Venice summit that he could&lt;br/&gt;see some further decline in the dollar within reason.&lt;br/&gt; <text:s text:c="3"/>&amp;quot;All of the G-7 nations believe that any further decline in&lt;br/&gt;the dollar would be counterproductive,&amp;quot; Baker told reporters.&lt;br/&gt; <text:s text:c="3"/>Following the Venice press conference by Reagan, the White&lt;br/&gt;House clarified Reagan&amp;apos;s comments on the dollar by saying that&lt;br/&gt;the United States wants a stable dollar.&lt;br/&gt; <text:s text:c="3"/>The main incentive for the United States to favor a weaker&lt;br/&gt;dollar has been the need to reduce the massive trade deficit,&lt;br/&gt;but the deficit has narrowed for the past two months and&lt;br/&gt;appears to be responding to the 40 pct drop in the dollar&lt;br/&gt;against the yen and the mark during the past two years.&lt;br/&gt; Reuter&lt;br/&gt;</text:p>
          </table:table-cell>
          <table:table-cell office:value-type="string">
            <text:p>Monetary policy</text:p>
          </table:table-cell>
          <table:table-cell office:value-type="string">
            <text:p>http://en.wikipedia.org/wiki/Monetary_policy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4];&quot;,&quot;;[.AC64];&quot;,&quot;; TEXT([.AK6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GKMIKMN9U8PO7RD06NXQ3SU06FBS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CWE6AUBXHWSWG3QGJMB7WDRSRP2YP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5:10 GMT 2012</text:p>
          </table:table-cell>
          <table:table-cell office:value-type="string">
            <text:p>Wed Oct 03 08:05:23 GMT 2012</text:p>
          </table:table-cell>
          <table:table-cell office:value-type="string">
            <text:p>Wed Oct 10 01:05:23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4524.txt</text:p>
          </table:table-cell>
          <table:table-cell office:value-type="string">
            <text:p>CARGILL OFFICIAL DEFENDS CERTIFICATE PROGRAMS&lt;br/&gt;&lt;br/&gt; <text:s text:c="3"/>WASHINGTON, March 12 - The use of generic in-kind commodity&lt;br/&gt;certificates has helped ease storage problems and is a&lt;br/&gt;necessary part of export promotion programs, a senior executive&lt;br/&gt;for the world&amp;apos;s largest grain company said.&lt;br/&gt; <text:s text:c="3"/>Testifying before the House Agriculture subcommittee on&lt;br/&gt;wheat, soybeans and feedgrains, Robbin Johnson, vice president&lt;br/&gt;of Cargill, Inc., disputed claims that U.S. grain companies&lt;br/&gt;have made huge profits from certificate trading.&lt;br/&gt; <text:s text:c="3"/>&amp;quot;The certs program is not in any way a windfall to the&lt;br/&gt;trade,&amp;quot; he said. Johnson said that Cargill has been dealing&lt;br/&gt;with a two pct spread in certificate transactions, and that&lt;br/&gt;this is within the normal grain marketing levels.&lt;br/&gt; <text:s text:c="3"/>Johnson recognized current concern over the cost of&lt;br/&gt;certificates as compared to cash, but said that critics need to&lt;br/&gt;look more closely at the savings caused by certs, noting for&lt;br/&gt;example that widespread use of certs in the PIK and Roll&lt;br/&gt;marketing technique last summer helped ease storage costs.&lt;br/&gt; <text:s text:c="3"/>Certificates are also an important part of any export&lt;br/&gt;promotion program, he said.&lt;br/&gt; <text:s text:c="3"/>&amp;quot;The more you look at ways to expand export markets, the&lt;br/&gt;more you have to look at ways to expand certs to put more grain&lt;br/&gt;into the market to meet demand,&amp;quot; he said.&lt;br/&gt; <text:s text:c="3"/>Subcommittee chairman Dan Glickman (D-Kans.) said his&lt;br/&gt;committee would be looking at the certificate program later&lt;br/&gt;this year and studying the General Accounting Office report on&lt;br/&gt;certificate costs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5];&quot;,&quot;;[.AC65];&quot;,&quot;; TEXT([.AK6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GKMIKMN9U8PO7RD06NXQ3SU06FBS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GZD1X3V0FK0RX87QOSMFPKKGFELEL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2:04 GMT 2012</text:p>
          </table:table-cell>
          <table:table-cell office:value-type="string">
            <text:p>Wed Oct 03 09:42:14 GMT 2012</text:p>
          </table:table-cell>
          <table:table-cell office:value-type="string">
            <text:p>Wed Oct 10 02:42:14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4524.txt</text:p>
          </table:table-cell>
          <table:table-cell office:value-type="string">
            <text:p>CARGILL OFFICIAL DEFENDS CERTIFICATE PROGRAMS&lt;br/&gt;&lt;br/&gt; <text:s text:c="3"/>WASHINGTON, March 12 - The use of generic in-kind commodity&lt;br/&gt;certificates has helped ease storage problems and is a&lt;br/&gt;necessary part of export promotion programs, a senior executive&lt;br/&gt;for the world&amp;apos;s largest grain company said.&lt;br/&gt; <text:s text:c="3"/>Testifying before the House Agriculture subcommittee on&lt;br/&gt;wheat, soybeans and feedgrains, Robbin Johnson, vice president&lt;br/&gt;of Cargill, Inc., disputed claims that U.S. grain companies&lt;br/&gt;have made huge profits from certificate trading.&lt;br/&gt; <text:s text:c="3"/>&amp;quot;The certs program is not in any way a windfall to the&lt;br/&gt;trade,&amp;quot; he said. Johnson said that Cargill has been dealing&lt;br/&gt;with a two pct spread in certificate transactions, and that&lt;br/&gt;this is within the normal grain marketing levels.&lt;br/&gt; <text:s text:c="3"/>Johnson recognized current concern over the cost of&lt;br/&gt;certificates as compared to cash, but said that critics need to&lt;br/&gt;look more closely at the savings caused by certs, noting for&lt;br/&gt;example that widespread use of certs in the PIK and Roll&lt;br/&gt;marketing technique last summer helped ease storage costs.&lt;br/&gt; <text:s text:c="3"/>Certificates are also an important part of any export&lt;br/&gt;promotion program, he said.&lt;br/&gt; <text:s text:c="3"/>&amp;quot;The more you look at ways to expand export markets, the&lt;br/&gt;more you have to look at ways to expand certs to put more grain&lt;br/&gt;into the market to meet demand,&amp;quot; he said.&lt;br/&gt; <text:s text:c="3"/>Subcommittee chairman Dan Glickman (D-Kans.) said his&lt;br/&gt;committee would be looking at the certificate program later&lt;br/&gt;this year and studying the General Accounting Office report on&lt;br/&gt;certificate costs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6];&quot;,&quot;;[.AC66];&quot;,&quot;; TEXT([.AK6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GKMIKMN9U8PO7RD06NXQ3SU06FBS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ZHSI2KYEPLS4GTPSWXWR3OAOK0NT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7:49 GMT 2012</text:p>
          </table:table-cell>
          <table:table-cell office:value-type="string">
            <text:p>Wed Oct 03 09:27:53 GMT 2012</text:p>
          </table:table-cell>
          <table:table-cell office:value-type="string">
            <text:p>Wed Oct 10 02:27:5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4524.txt</text:p>
          </table:table-cell>
          <table:table-cell office:value-type="string">
            <text:p>CARGILL OFFICIAL DEFENDS CERTIFICATE PROGRAMS&lt;br/&gt;&lt;br/&gt; <text:s text:c="3"/>WASHINGTON, March 12 - The use of generic in-kind commodity&lt;br/&gt;certificates has helped ease storage problems and is a&lt;br/&gt;necessary part of export promotion programs, a senior executive&lt;br/&gt;for the world&amp;apos;s largest grain company said.&lt;br/&gt; <text:s text:c="3"/>Testifying before the House Agriculture subcommittee on&lt;br/&gt;wheat, soybeans and feedgrains, Robbin Johnson, vice president&lt;br/&gt;of Cargill, Inc., disputed claims that U.S. grain companies&lt;br/&gt;have made huge profits from certificate trading.&lt;br/&gt; <text:s text:c="3"/>&amp;quot;The certs program is not in any way a windfall to the&lt;br/&gt;trade,&amp;quot; he said. Johnson said that Cargill has been dealing&lt;br/&gt;with a two pct spread in certificate transactions, and that&lt;br/&gt;this is within the normal grain marketing levels.&lt;br/&gt; <text:s text:c="3"/>Johnson recognized current concern over the cost of&lt;br/&gt;certificates as compared to cash, but said that critics need to&lt;br/&gt;look more closely at the savings caused by certs, noting for&lt;br/&gt;example that widespread use of certs in the PIK and Roll&lt;br/&gt;marketing technique last summer helped ease storage costs.&lt;br/&gt; <text:s text:c="3"/>Certificates are also an important part of any export&lt;br/&gt;promotion program, he said.&lt;br/&gt; <text:s text:c="3"/>&amp;quot;The more you look at ways to expand export markets, the&lt;br/&gt;more you have to look at ways to expand certs to put more grain&lt;br/&gt;into the market to meet demand,&amp;quot; he said.&lt;br/&gt; <text:s text:c="3"/>Subcommittee chairman Dan Glickman (D-Kans.) said his&lt;br/&gt;committee would be looking at the certificate program later&lt;br/&gt;this year and studying the General Accounting Office report on&lt;br/&gt;certificate costs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7];&quot;,&quot;;[.AC67];&quot;,&quot;; TEXT([.AK6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PG1THV8ER9YN2BPPWQSU5KFJGVP2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BC274J79KQWLAWSBGLXNCD4CRXIGJ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8:06 GMT 2012</text:p>
          </table:table-cell>
          <table:table-cell office:value-type="string">
            <text:p>Wed Oct 03 08:58:52 GMT 2012</text:p>
          </table:table-cell>
          <table:table-cell office:value-type="string">
            <text:p>Wed Oct 10 01:58:52 PDT 2012</text:p>
          </table:table-cell>
          <table:table-cell table:number-columns-repeated="3"/>
          <table:table-cell office:value-type="float" office:value="46">
            <text:p>46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1751.txt</text:p>
          </table:table-cell>
          <table:table-cell office:value-type="string">
            <text:p>KANEB ENERGY PARTNERS LTD &amp;lt;KEP&amp;gt; 4TH QTR LOSS&lt;br/&gt;&lt;br/&gt; <text:s text:c="3"/>HOUSTON, March 4 -&lt;br/&gt; <text:s text:c="3"/>Shr loss one cent&lt;br/&gt; <text:s text:c="3"/>Net loss 186,000&lt;br/&gt; <text:s text:c="3"/>Revs 10.7 mln&lt;br/&gt; <text:s text:c="3"/>11 mths&lt;br/&gt; <text:s text:c="3"/>Shr loss 7.26 dlrs&lt;br/&gt; <text:s text:c="3"/>Net loss 121.4 mln&lt;br/&gt; <text:s text:c="3"/>Revs 46.9 mln&lt;br/&gt; <text:s text:c="3"/>NOTE: In February 1986, Kaneb Services Inc contributed all&lt;br/&gt;of its domestic oil and gas operations to Kaneb Partners, which&lt;br/&gt;was newly formed, and exchanged approximately 3,200,000&lt;br/&gt;depositary units respresenting limited partnership interests in&lt;br/&gt;KEP for approximately 6,400,000 million shares of the&lt;br/&gt;outstanding common stock of Kaneb Servies Inc. Kaneb now owns&lt;br/&gt;approximately 82 pct of KEP.&lt;br/&gt; <text:s text:c="3"/>During the 11 mths of operation, the partnership wrote down&lt;br/&gt;the carrying value of its oil and gas properties by 124.8 mln&lt;br/&gt;dlrs. The write downs reduced income by 7.46 dlrs per limited&lt;br/&gt;partnership unit.&lt;br/&gt; <text:s text:c="2"/>&lt;br/&gt; Reuter&lt;br/&gt;</text:p>
          </table:table-cell>
          <table:table-cell office:value-type="string">
            <text:p>Back office</text:p>
          </table:table-cell>
          <table:table-cell office:value-type="string">
            <text:p>http://en.wikipedia.org/wiki/Back_office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8];&quot;,&quot;;[.AC68];&quot;,&quot;; TEXT([.AK68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PG1THV8ER9YN2BPPWQSU5KFJGVP2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CZ4J79KQW61NWSB176CL45XJ8CIKK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0:23 GMT 2012</text:p>
          </table:table-cell>
          <table:table-cell office:value-type="string">
            <text:p>Wed Oct 03 08:10:37 GMT 2012</text:p>
          </table:table-cell>
          <table:table-cell office:value-type="string">
            <text:p>Wed Oct 10 01:10:37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1751.txt</text:p>
          </table:table-cell>
          <table:table-cell office:value-type="string">
            <text:p>KANEB ENERGY PARTNERS LTD &amp;lt;KEP&amp;gt; 4TH QTR LOSS&lt;br/&gt;&lt;br/&gt; <text:s text:c="3"/>HOUSTON, March 4 -&lt;br/&gt; <text:s text:c="3"/>Shr loss one cent&lt;br/&gt; <text:s text:c="3"/>Net loss 186,000&lt;br/&gt; <text:s text:c="3"/>Revs 10.7 mln&lt;br/&gt; <text:s text:c="3"/>11 mths&lt;br/&gt; <text:s text:c="3"/>Shr loss 7.26 dlrs&lt;br/&gt; <text:s text:c="3"/>Net loss 121.4 mln&lt;br/&gt; <text:s text:c="3"/>Revs 46.9 mln&lt;br/&gt; <text:s text:c="3"/>NOTE: In February 1986, Kaneb Services Inc contributed all&lt;br/&gt;of its domestic oil and gas operations to Kaneb Partners, which&lt;br/&gt;was newly formed, and exchanged approximately 3,200,000&lt;br/&gt;depositary units respresenting limited partnership interests in&lt;br/&gt;KEP for approximately 6,400,000 million shares of the&lt;br/&gt;outstanding common stock of Kaneb Servies Inc. Kaneb now owns&lt;br/&gt;approximately 82 pct of KEP.&lt;br/&gt; <text:s text:c="3"/>During the 11 mths of operation, the partnership wrote down&lt;br/&gt;the carrying value of its oil and gas properties by 124.8 mln&lt;br/&gt;dlrs. The write downs reduced income by 7.46 dlrs per limited&lt;br/&gt;partnership unit.&lt;br/&gt; <text:s text:c="2"/>&lt;br/&gt; Reuter&lt;br/&gt;</text:p>
          </table:table-cell>
          <table:table-cell office:value-type="string">
            <text:p>Back office</text:p>
          </table:table-cell>
          <table:table-cell office:value-type="string">
            <text:p>http://en.wikipedia.org/wiki/Back_office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9];&quot;,&quot;;[.AC69];&quot;,&quot;; TEXT([.AK6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PG1THV8ER9YN2BPPWQSU5KFJGVP2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GNCPWZ9RNDWXXJ6ZHJNBDTG1VORCM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7:15 GMT 2012</text:p>
          </table:table-cell>
          <table:table-cell office:value-type="string">
            <text:p>Wed Oct 03 09:17:20 GMT 2012</text:p>
          </table:table-cell>
          <table:table-cell office:value-type="string">
            <text:p>Wed Oct 10 02:17:20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1751.txt</text:p>
          </table:table-cell>
          <table:table-cell office:value-type="string">
            <text:p>KANEB ENERGY PARTNERS LTD &amp;lt;KEP&amp;gt; 4TH QTR LOSS&lt;br/&gt;&lt;br/&gt; <text:s text:c="3"/>HOUSTON, March 4 -&lt;br/&gt; <text:s text:c="3"/>Shr loss one cent&lt;br/&gt; <text:s text:c="3"/>Net loss 186,000&lt;br/&gt; <text:s text:c="3"/>Revs 10.7 mln&lt;br/&gt; <text:s text:c="3"/>11 mths&lt;br/&gt; <text:s text:c="3"/>Shr loss 7.26 dlrs&lt;br/&gt; <text:s text:c="3"/>Net loss 121.4 mln&lt;br/&gt; <text:s text:c="3"/>Revs 46.9 mln&lt;br/&gt; <text:s text:c="3"/>NOTE: In February 1986, Kaneb Services Inc contributed all&lt;br/&gt;of its domestic oil and gas operations to Kaneb Partners, which&lt;br/&gt;was newly formed, and exchanged approximately 3,200,000&lt;br/&gt;depositary units respresenting limited partnership interests in&lt;br/&gt;KEP for approximately 6,400,000 million shares of the&lt;br/&gt;outstanding common stock of Kaneb Servies Inc. Kaneb now owns&lt;br/&gt;approximately 82 pct of KEP.&lt;br/&gt; <text:s text:c="3"/>During the 11 mths of operation, the partnership wrote down&lt;br/&gt;the carrying value of its oil and gas properties by 124.8 mln&lt;br/&gt;dlrs. The write downs reduced income by 7.46 dlrs per limited&lt;br/&gt;partnership unit.&lt;br/&gt; <text:s text:c="2"/>&lt;br/&gt; Reuter&lt;br/&gt;</text:p>
          </table:table-cell>
          <table:table-cell office:value-type="string">
            <text:p>Back office</text:p>
          </table:table-cell>
          <table:table-cell office:value-type="string">
            <text:p>http://en.wikipedia.org/wiki/Back_office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0];&quot;,&quot;;[.AC70];&quot;,&quot;; TEXT([.AK70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FJTHV8ER9Y88W8NT9JMDKFHUQH3Q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3Q24E6AUBXHB15CMV093BZWKL90W8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8:41 GMT 2012</text:p>
          </table:table-cell>
          <table:table-cell office:value-type="string">
            <text:p>Wed Oct 03 09:49:21 GMT 2012</text:p>
          </table:table-cell>
          <table:table-cell office:value-type="string">
            <text:p>Wed Oct 10 02:49:21 PDT 2012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nat-gas/02480.txt</text:p>
          </table:table-cell>
          <table:table-cell office:value-type="string">
            <text:p>FERC ISSUES TAKE-OR-PAY GAS POLICY PLAN&lt;br/&gt;&lt;br/&gt; <text:s text:c="3"/>WASHINGTON, March 5 - The Federal Energy Regulatory&lt;br/&gt;Commission (FERC) issued a proposed policy statement for the &lt;br/&gt;recovery of take-or-pay costs imposed by existing natural gas&lt;br/&gt;contracts between producers and pipelines.&lt;br/&gt; <text:s text:c="3"/>It put out the statement, by 5-0 vote, for a 30-day comment&lt;br/&gt;period. It also put out an alternative policy statement by&lt;br/&gt;Commissioner Charles Stalon.&lt;br/&gt; <text:s text:c="3"/>FERC said in a press release that &amp;quot;the proposed policy&lt;br/&gt;statement estblishes an exception to the commission&amp;apos;s general&lt;br/&gt;policy that take-or-pay buy-out and buy-down costs must be&lt;br/&gt;recovered through pipeline&amp;apos; commodity sales rates.&amp;quot;&lt;br/&gt; <text:s text:c="3"/>FERC added that &amp;quot;specifically, in cases where pipelines&lt;br/&gt;assume an equitable share of buy-out or buy-down costs, the&lt;br/&gt;commission proposes to permit the pipelines to recover the&lt;br/&gt;remaining costs through their demand rates.&amp;quot;&lt;br/&gt; <text:s text:c="3"/>It said it wanted guidelines for buying out and reforming&lt;br/&gt;existing contracts to help spread the impact of these&lt;br/&gt;take-or-pay costs in a responsible, fair and equitable way.&lt;br/&gt; <text:s text:c="3"/>Commission chairwoman Martha Hesse said &amp;quot;this proposal&lt;br/&gt;represents the commission&amp;apos;s sincere attempt to help the&lt;br/&gt;industry through this difficult period of transition to a more&lt;br/&gt;competitive market.&amp;quot;&lt;br/&gt; <text:s text:c="3"/>Hesse said &amp;quot;it is my hope that our proposed policy will&lt;br/&gt;encourage and guide the timely resolution of take-or-pay&lt;br/&gt;contractual disputes that have impeded the industry&amp;apos;s&lt;br/&gt;transition to a more competitive environment. <text:s/>It is vital to&lt;br/&gt;the industry that we get this problem behind us.&amp;quot;&lt;br/&gt; reuter&lt;br/&gt;</text:p>
          </table:table-cell>
          <table:table-cell office:value-type="string">
            <text:p>FairTax</text:p>
          </table:table-cell>
          <table:table-cell office:value-type="string">
            <text:p>http://en.wikipedia.org/wiki/FairTax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71];&quot;,&quot;;[.AC71];&quot;,&quot;; TEXT([.AK7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JTHV8ER9Y88W8NT9JMDKFHUQH3Q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4FU8LZ6R70GK0XDKIA33E7WZMFM62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0:01 GMT 2012</text:p>
          </table:table-cell>
          <table:table-cell office:value-type="string">
            <text:p>Wed Oct 03 09:10:37 GMT 2012</text:p>
          </table:table-cell>
          <table:table-cell office:value-type="string">
            <text:p>Wed Oct 10 02:10:37 PDT 201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nat-gas/02480.txt</text:p>
          </table:table-cell>
          <table:table-cell office:value-type="string">
            <text:p>FERC ISSUES TAKE-OR-PAY GAS POLICY PLAN&lt;br/&gt;&lt;br/&gt; <text:s text:c="3"/>WASHINGTON, March 5 - The Federal Energy Regulatory&lt;br/&gt;Commission (FERC) issued a proposed policy statement for the &lt;br/&gt;recovery of take-or-pay costs imposed by existing natural gas&lt;br/&gt;contracts between producers and pipelines.&lt;br/&gt; <text:s text:c="3"/>It put out the statement, by 5-0 vote, for a 30-day comment&lt;br/&gt;period. It also put out an alternative policy statement by&lt;br/&gt;Commissioner Charles Stalon.&lt;br/&gt; <text:s text:c="3"/>FERC said in a press release that &amp;quot;the proposed policy&lt;br/&gt;statement estblishes an exception to the commission&amp;apos;s general&lt;br/&gt;policy that take-or-pay buy-out and buy-down costs must be&lt;br/&gt;recovered through pipeline&amp;apos; commodity sales rates.&amp;quot;&lt;br/&gt; <text:s text:c="3"/>FERC added that &amp;quot;specifically, in cases where pipelines&lt;br/&gt;assume an equitable share of buy-out or buy-down costs, the&lt;br/&gt;commission proposes to permit the pipelines to recover the&lt;br/&gt;remaining costs through their demand rates.&amp;quot;&lt;br/&gt; <text:s text:c="3"/>It said it wanted guidelines for buying out and reforming&lt;br/&gt;existing contracts to help spread the impact of these&lt;br/&gt;take-or-pay costs in a responsible, fair and equitable way.&lt;br/&gt; <text:s text:c="3"/>Commission chairwoman Martha Hesse said &amp;quot;this proposal&lt;br/&gt;represents the commission&amp;apos;s sincere attempt to help the&lt;br/&gt;industry through this difficult period of transition to a more&lt;br/&gt;competitive market.&amp;quot;&lt;br/&gt; <text:s text:c="3"/>Hesse said &amp;quot;it is my hope that our proposed policy will&lt;br/&gt;encourage and guide the timely resolution of take-or-pay&lt;br/&gt;contractual disputes that have impeded the industry&amp;apos;s&lt;br/&gt;transition to a more competitive environment. <text:s/>It is vital to&lt;br/&gt;the industry that we get this problem behind us.&amp;quot;&lt;br/&gt; reuter&lt;br/&gt;</text:p>
          </table:table-cell>
          <table:table-cell office:value-type="string">
            <text:p>FairTax</text:p>
          </table:table-cell>
          <table:table-cell office:value-type="string">
            <text:p>http://en.wikipedia.org/wiki/FairTax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2];&quot;,&quot;;[.AC72];&quot;,&quot;; TEXT([.AK7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FJTHV8ER9Y88W8NT9JMDKFHUQH3Q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8XCOW0LGRZ3NLFKSMXVVUZWKLK8ZO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3:05 GMT 2012</text:p>
          </table:table-cell>
          <table:table-cell office:value-type="string">
            <text:p>Wed Oct 03 07:53:24 GMT 2012</text:p>
          </table:table-cell>
          <table:table-cell office:value-type="string">
            <text:p>Wed Oct 10 00:53:24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nat-gas/02480.txt</text:p>
          </table:table-cell>
          <table:table-cell office:value-type="string">
            <text:p>FERC ISSUES TAKE-OR-PAY GAS POLICY PLAN&lt;br/&gt;&lt;br/&gt; <text:s text:c="3"/>WASHINGTON, March 5 - The Federal Energy Regulatory&lt;br/&gt;Commission (FERC) issued a proposed policy statement for the &lt;br/&gt;recovery of take-or-pay costs imposed by existing natural gas&lt;br/&gt;contracts between producers and pipelines.&lt;br/&gt; <text:s text:c="3"/>It put out the statement, by 5-0 vote, for a 30-day comment&lt;br/&gt;period. It also put out an alternative policy statement by&lt;br/&gt;Commissioner Charles Stalon.&lt;br/&gt; <text:s text:c="3"/>FERC said in a press release that &amp;quot;the proposed policy&lt;br/&gt;statement estblishes an exception to the commission&amp;apos;s general&lt;br/&gt;policy that take-or-pay buy-out and buy-down costs must be&lt;br/&gt;recovered through pipeline&amp;apos; commodity sales rates.&amp;quot;&lt;br/&gt; <text:s text:c="3"/>FERC added that &amp;quot;specifically, in cases where pipelines&lt;br/&gt;assume an equitable share of buy-out or buy-down costs, the&lt;br/&gt;commission proposes to permit the pipelines to recover the&lt;br/&gt;remaining costs through their demand rates.&amp;quot;&lt;br/&gt; <text:s text:c="3"/>It said it wanted guidelines for buying out and reforming&lt;br/&gt;existing contracts to help spread the impact of these&lt;br/&gt;take-or-pay costs in a responsible, fair and equitable way.&lt;br/&gt; <text:s text:c="3"/>Commission chairwoman Martha Hesse said &amp;quot;this proposal&lt;br/&gt;represents the commission&amp;apos;s sincere attempt to help the&lt;br/&gt;industry through this difficult period of transition to a more&lt;br/&gt;competitive market.&amp;quot;&lt;br/&gt; <text:s text:c="3"/>Hesse said &amp;quot;it is my hope that our proposed policy will&lt;br/&gt;encourage and guide the timely resolution of take-or-pay&lt;br/&gt;contractual disputes that have impeded the industry&amp;apos;s&lt;br/&gt;transition to a more competitive environment. <text:s/>It is vital to&lt;br/&gt;the industry that we get this problem behind us.&amp;quot;&lt;br/&gt; reuter&lt;br/&gt;</text:p>
          </table:table-cell>
          <table:table-cell office:value-type="string">
            <text:p>FairTax</text:p>
          </table:table-cell>
          <table:table-cell office:value-type="string">
            <text:p>http://en.wikipedia.org/wiki/FairTax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73];&quot;,&quot;;[.AC73];&quot;,&quot;; TEXT([.AK7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KAC9KSSZVXCBE9C4LKYOYGP6PK2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Q5HDM25L8I928KBOOQ6WE4Q31BQG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6:51 GMT 2012</text:p>
          </table:table-cell>
          <table:table-cell office:value-type="string">
            <text:p>Wed Oct 03 07:47:02 GMT 2012</text:p>
          </table:table-cell>
          <table:table-cell office:value-type="string">
            <text:p>Wed Oct 10 00:47:02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np/08164.txt</text:p>
          </table:table-cell>
          <table:table-cell office:value-type="string">
            <text:p>BANGLADESH FORECASTS GDP GROWTH OF 4.4 PCT&lt;br/&gt;&lt;br/&gt; <text:s text:c="3"/>DHAKA, March 23 - Gross domestic product is expected to&lt;br/&gt;grow by 4.4 pct in the year ending June 30, Finance Minister&lt;br/&gt;Mohammad Syeduzzaman told reporters.&lt;br/&gt; <text:s text:c="3"/>Inflation fell to an estimated 12 pct this fiscal year from&lt;br/&gt;17 pct in 1981/82, he said last night.&lt;br/&gt; <text:s text:c="3"/>The World Bank and other independent sources have said&lt;br/&gt;inflation would be around 15 pct in 1986/87.&lt;br/&gt; <text:s text:c="3"/>Syeduzzaman said remittances from expatriates would rise to&lt;br/&gt;600 mln dlrs this year from 425 mln in 1981/82.&lt;br/&gt; <text:s text:c="3"/>Foreign exchange reserves at end-June are projected at 680&lt;br/&gt;mln dlrs compared with 105 mln in 1981/82, he said.&lt;br/&gt; <text:s text:c="3"/>Syeduzzaman said the export target has been set at 900 mln&lt;br/&gt;dlrs this year against 626 mln in 1981/82. Commitments for&lt;br/&gt;foreign loans and grants total more than five billion dlrs in&lt;br/&gt;1986/87, against 3.54 billion five years previously, he said.&lt;br/&gt; <text:s text:c="3"/>The government&amp;apos;s liberal industrial policy has attracted&lt;br/&gt;investment commitments totalling 250 mln dlrs, he said&lt;br/&gt; <text:s text:c="3"/>Foodgrain output is estimated at 16.4 mln tonnes this year,&lt;br/&gt;up from 16.12 mln in 1985/86 and 14.4 mln in 1981/82.&lt;br/&gt; <text:s text:c="3"/>Government officials have said Bangladesh must import&lt;br/&gt;nearly two mln tonnes of grain annually up to 1990, when the&lt;br/&gt;government expects to attain self-sufficiency in food.&lt;br/&gt; REUTER&lt;br/&gt;</text:p>
          </table:table-cell>
          <table:table-cell office:value-type="string">
            <text:p>Mahmoud Ahmadinejad</text:p>
          </table:table-cell>
          <table:table-cell office:value-type="string">
            <text:p>http://en.wikipedia.org/wiki/Mahmoud_Ahmadinejad</text:p>
          </table:table-cell>
          <table:table-cell office:value-type="string">
            <text:p>Economy of Morocco</text:p>
          </table:table-cell>
          <table:table-cell office:value-type="string">
            <text:p>http://en.wikipedia.org/wiki/Economy_of_Moroc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4];&quot;,&quot;;[.AC74];&quot;,&quot;; TEXT([.AK7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UKAC9KSSZVXCBE9C4LKYOYGP6PK2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QCPEIB9BAWL7VLUXFMX2D3M0L41Y0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09:03 GMT 2012</text:p>
          </table:table-cell>
          <table:table-cell office:value-type="string">
            <text:p>Wed Oct 03 06:09:17 GMT 2012</text:p>
          </table:table-cell>
          <table:table-cell office:value-type="string">
            <text:p>Tue Oct 09 23:09:17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np/08164.txt</text:p>
          </table:table-cell>
          <table:table-cell office:value-type="string">
            <text:p>BANGLADESH FORECASTS GDP GROWTH OF 4.4 PCT&lt;br/&gt;&lt;br/&gt; <text:s text:c="3"/>DHAKA, March 23 - Gross domestic product is expected to&lt;br/&gt;grow by 4.4 pct in the year ending June 30, Finance Minister&lt;br/&gt;Mohammad Syeduzzaman told reporters.&lt;br/&gt; <text:s text:c="3"/>Inflation fell to an estimated 12 pct this fiscal year from&lt;br/&gt;17 pct in 1981/82, he said last night.&lt;br/&gt; <text:s text:c="3"/>The World Bank and other independent sources have said&lt;br/&gt;inflation would be around 15 pct in 1986/87.&lt;br/&gt; <text:s text:c="3"/>Syeduzzaman said remittances from expatriates would rise to&lt;br/&gt;600 mln dlrs this year from 425 mln in 1981/82.&lt;br/&gt; <text:s text:c="3"/>Foreign exchange reserves at end-June are projected at 680&lt;br/&gt;mln dlrs compared with 105 mln in 1981/82, he said.&lt;br/&gt; <text:s text:c="3"/>Syeduzzaman said the export target has been set at 900 mln&lt;br/&gt;dlrs this year against 626 mln in 1981/82. Commitments for&lt;br/&gt;foreign loans and grants total more than five billion dlrs in&lt;br/&gt;1986/87, against 3.54 billion five years previously, he said.&lt;br/&gt; <text:s text:c="3"/>The government&amp;apos;s liberal industrial policy has attracted&lt;br/&gt;investment commitments totalling 250 mln dlrs, he said&lt;br/&gt; <text:s text:c="3"/>Foodgrain output is estimated at 16.4 mln tonnes this year,&lt;br/&gt;up from 16.12 mln in 1985/86 and 14.4 mln in 1981/82.&lt;br/&gt; <text:s text:c="3"/>Government officials have said Bangladesh must import&lt;br/&gt;nearly two mln tonnes of grain annually up to 1990, when the&lt;br/&gt;government expects to attain self-sufficiency in food.&lt;br/&gt; REUTER&lt;br/&gt;</text:p>
          </table:table-cell>
          <table:table-cell office:value-type="string">
            <text:p>Mahmoud Ahmadinejad</text:p>
          </table:table-cell>
          <table:table-cell office:value-type="string">
            <text:p>http://en.wikipedia.org/wiki/Mahmoud_Ahmadinejad</text:p>
          </table:table-cell>
          <table:table-cell office:value-type="string">
            <text:p>Economy of Morocco</text:p>
          </table:table-cell>
          <table:table-cell office:value-type="string">
            <text:p>http://en.wikipedia.org/wiki/Economy_of_Morocco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75];&quot;,&quot;;[.AC75];&quot;,&quot;; TEXT([.AK7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KAC9KSSZVXCBE9C4LKYOYGP6PK2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T9STLB3L0FBYI6TIT5JZEVECL7JVI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44:52 GMT 2012</text:p>
          </table:table-cell>
          <table:table-cell office:value-type="string">
            <text:p>Wed Oct 03 07:46:43 GMT 2012</text:p>
          </table:table-cell>
          <table:table-cell office:value-type="string">
            <text:p>Wed Oct 10 00:46:43 PDT 2012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np/08164.txt</text:p>
          </table:table-cell>
          <table:table-cell office:value-type="string">
            <text:p>BANGLADESH FORECASTS GDP GROWTH OF 4.4 PCT&lt;br/&gt;&lt;br/&gt; <text:s text:c="3"/>DHAKA, March 23 - Gross domestic product is expected to&lt;br/&gt;grow by 4.4 pct in the year ending June 30, Finance Minister&lt;br/&gt;Mohammad Syeduzzaman told reporters.&lt;br/&gt; <text:s text:c="3"/>Inflation fell to an estimated 12 pct this fiscal year from&lt;br/&gt;17 pct in 1981/82, he said last night.&lt;br/&gt; <text:s text:c="3"/>The World Bank and other independent sources have said&lt;br/&gt;inflation would be around 15 pct in 1986/87.&lt;br/&gt; <text:s text:c="3"/>Syeduzzaman said remittances from expatriates would rise to&lt;br/&gt;600 mln dlrs this year from 425 mln in 1981/82.&lt;br/&gt; <text:s text:c="3"/>Foreign exchange reserves at end-June are projected at 680&lt;br/&gt;mln dlrs compared with 105 mln in 1981/82, he said.&lt;br/&gt; <text:s text:c="3"/>Syeduzzaman said the export target has been set at 900 mln&lt;br/&gt;dlrs this year against 626 mln in 1981/82. Commitments for&lt;br/&gt;foreign loans and grants total more than five billion dlrs in&lt;br/&gt;1986/87, against 3.54 billion five years previously, he said.&lt;br/&gt; <text:s text:c="3"/>The government&amp;apos;s liberal industrial policy has attracted&lt;br/&gt;investment commitments totalling 250 mln dlrs, he said&lt;br/&gt; <text:s text:c="3"/>Foodgrain output is estimated at 16.4 mln tonnes this year,&lt;br/&gt;up from 16.12 mln in 1985/86 and 14.4 mln in 1981/82.&lt;br/&gt; <text:s text:c="3"/>Government officials have said Bangladesh must import&lt;br/&gt;nearly two mln tonnes of grain annually up to 1990, when the&lt;br/&gt;government expects to attain self-sufficiency in food.&lt;br/&gt; REUTER&lt;br/&gt;</text:p>
          </table:table-cell>
          <table:table-cell office:value-type="string">
            <text:p>Mahmoud Ahmadinejad</text:p>
          </table:table-cell>
          <table:table-cell office:value-type="string">
            <text:p>http://en.wikipedia.org/wiki/Mahmoud_Ahmadinejad</text:p>
          </table:table-cell>
          <table:table-cell office:value-type="string">
            <text:p>Economy of Morocco</text:p>
          </table:table-cell>
          <table:table-cell office:value-type="string">
            <text:p>http://en.wikipedia.org/wiki/Economy_of_Morocco</text:p>
          </table:table-cell>
          <table:table-cell office:value-type="string">
            <text:p>both labels are unrelated to the article.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76];&quot;,&quot;;[.AC76];&quot;,&quot;; TEXT([.AK7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LNUUKQOYGNIBABXFY70907SX43GY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3UD5NQYN5F3597LC3PMVCWYIYS7BU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7:48 GMT 2012</text:p>
          </table:table-cell>
          <table:table-cell office:value-type="string">
            <text:p>Wed Oct 03 07:57:57 GMT 2012</text:p>
          </table:table-cell>
          <table:table-cell office:value-type="string">
            <text:p>Wed Oct 10 00:57:57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04031.txt</text:p>
          </table:table-cell>
          <table:table-cell office:value-type="string">
            <text:p>BRITAIN CALLS ON JAPAN TO INCREASE IMPORTS&lt;br/&gt;&lt;br/&gt; <text:s text:c="3"/>LONDON, March 11 - Britain today called on Japan to&lt;br/&gt;increase foreign imports or risk the rise of protectionism and&lt;br/&gt;the harm it would bring to it and other trading nations.&lt;br/&gt; <text:s text:c="3"/>British Trade and Industry Secretary Paul Channon said&lt;br/&gt;Japan must heed a report issued by a Japanese government&lt;br/&gt;advisory body in December calling for faster domestic demand to&lt;br/&gt;help cut its trade surplus and restructure its economy.&lt;br/&gt; <text:s text:c="3"/>&amp;quot;I recognise that the strong yen has brought problems to&lt;br/&gt;Japan&amp;apos;s domestic economy,&amp;quot; he told a group of Japanese&lt;br/&gt;businessmen in London.&lt;br/&gt; <text:s text:c="3"/>&amp;quot;But these short term difficulties should not be allowed to&lt;br/&gt;deflect Japan from the fundamental reforms necessary,&amp;quot; he said.&lt;br/&gt; <text:s text:c="3"/>&amp;quot;It is not just a domestic issue for Japan. If import&lt;br/&gt;propensity does not expand very soon there is a real risk from&lt;br/&gt;protectionist lobbies, particularly in the U.S. With whom Japan&lt;br/&gt;has so massive a surplus,&amp;quot; he said.&lt;br/&gt; <text:s text:c="3"/>&amp;quot;They may well succeed in securing action by governments&lt;br/&gt;which would be highly injurious to trading nations like Japan&lt;br/&gt;and the U.K.&amp;quot;&lt;br/&gt; <text:s text:c="3"/>Channon said there had been substantial growth in the&lt;br/&gt;volume of trade between Japan and Britain, amounting to 6.2&lt;br/&gt;billion sterling (9.8 billion dlrs) last year.&lt;br/&gt; <text:s text:c="3"/>But he added: &amp;quot;Regrettably too much of it was in one&lt;br/&gt;direction, with the Japanese selling us 3.7 billion sterling&lt;br/&gt;(5.8 billion dlrs) more than we sold them.&amp;quot;&lt;br/&gt; Reuter&lt;br/&gt;</text:p>
          </table:table-cell>
          <table:table-cell office:value-type="string">
            <text:p>Kokichi Nishimura</text:p>
          </table:table-cell>
          <table:table-cell office:value-type="string">
            <text:p>http://en.wikipedia.org/wiki/Kokichi_Nishimura</text:p>
          </table:table-cell>
          <table:table-cell office:value-type="string">
            <text:p>Lake Charles Trail</text:p>
          </table:table-cell>
          <table:table-cell office:value-type="string">
            <text:p>http://en.wikipedia.org/wiki/Lake_Charles_Trai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7];&quot;,&quot;;[.AC77];&quot;,&quot;; TEXT([.AK77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LNUUKQOYGNIBABXFY70907SX43GY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AYUFBNFSVGU0OREC2N6VG1FZXY5JQ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3:01 GMT 2012</text:p>
          </table:table-cell>
          <table:table-cell office:value-type="string">
            <text:p>Wed Oct 03 05:45:00 GMT 2012</text:p>
          </table:table-cell>
          <table:table-cell office:value-type="string">
            <text:p>Tue Oct 09 22:45:00 PDT 2012</text:p>
          </table:table-cell>
          <table:table-cell table:number-columns-repeated="3"/>
          <table:table-cell office:value-type="float" office:value="119">
            <text:p>11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04031.txt</text:p>
          </table:table-cell>
          <table:table-cell office:value-type="string">
            <text:p>BRITAIN CALLS ON JAPAN TO INCREASE IMPORTS&lt;br/&gt;&lt;br/&gt; <text:s text:c="3"/>LONDON, March 11 - Britain today called on Japan to&lt;br/&gt;increase foreign imports or risk the rise of protectionism and&lt;br/&gt;the harm it would bring to it and other trading nations.&lt;br/&gt; <text:s text:c="3"/>British Trade and Industry Secretary Paul Channon said&lt;br/&gt;Japan must heed a report issued by a Japanese government&lt;br/&gt;advisory body in December calling for faster domestic demand to&lt;br/&gt;help cut its trade surplus and restructure its economy.&lt;br/&gt; <text:s text:c="3"/>&amp;quot;I recognise that the strong yen has brought problems to&lt;br/&gt;Japan&amp;apos;s domestic economy,&amp;quot; he told a group of Japanese&lt;br/&gt;businessmen in London.&lt;br/&gt; <text:s text:c="3"/>&amp;quot;But these short term difficulties should not be allowed to&lt;br/&gt;deflect Japan from the fundamental reforms necessary,&amp;quot; he said.&lt;br/&gt; <text:s text:c="3"/>&amp;quot;It is not just a domestic issue for Japan. If import&lt;br/&gt;propensity does not expand very soon there is a real risk from&lt;br/&gt;protectionist lobbies, particularly in the U.S. With whom Japan&lt;br/&gt;has so massive a surplus,&amp;quot; he said.&lt;br/&gt; <text:s text:c="3"/>&amp;quot;They may well succeed in securing action by governments&lt;br/&gt;which would be highly injurious to trading nations like Japan&lt;br/&gt;and the U.K.&amp;quot;&lt;br/&gt; <text:s text:c="3"/>Channon said there had been substantial growth in the&lt;br/&gt;volume of trade between Japan and Britain, amounting to 6.2&lt;br/&gt;billion sterling (9.8 billion dlrs) last year.&lt;br/&gt; <text:s text:c="3"/>But he added: &amp;quot;Regrettably too much of it was in one&lt;br/&gt;direction, with the Japanese selling us 3.7 billion sterling&lt;br/&gt;(5.8 billion dlrs) more than we sold them.&amp;quot;&lt;br/&gt; Reuter&lt;br/&gt;</text:p>
          </table:table-cell>
          <table:table-cell office:value-type="string">
            <text:p>Kokichi Nishimura</text:p>
          </table:table-cell>
          <table:table-cell office:value-type="string">
            <text:p>http://en.wikipedia.org/wiki/Kokichi_Nishimura</text:p>
          </table:table-cell>
          <table:table-cell office:value-type="string">
            <text:p>Lake Charles Trail</text:p>
          </table:table-cell>
          <table:table-cell office:value-type="string">
            <text:p>http://en.wikipedia.org/wiki/Lake_Charles_Trai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8];&quot;,&quot;;[.AC78];&quot;,&quot;; TEXT([.AK78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LNUUKQOYGNIBABXFY70907SX43GY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N0XMB3Q39Z0QFIYVGK4MVST2LYTIW</text:p>
          </table:table-cell>
          <table:table-cell office:value-type="string">
            <text:p>A2VRQML8Q3XYP4</text:p>
          </table:table-cell>
          <table:table-cell office:value-type="string">
            <text:p>Submitted</text:p>
          </table:table-cell>
          <table:table-cell office:value-type="string">
            <text:p>Wed Oct 03 06:53:53 GMT 2012</text:p>
          </table:table-cell>
          <table:table-cell office:value-type="string">
            <text:p>Wed Oct 03 06:53:58 GMT 2012</text:p>
          </table:table-cell>
          <table:table-cell office:value-type="string">
            <text:p>Tue Oct 09 23:53:58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04031.txt</text:p>
          </table:table-cell>
          <table:table-cell office:value-type="string">
            <text:p>BRITAIN CALLS ON JAPAN TO INCREASE IMPORTS&lt;br/&gt;&lt;br/&gt; <text:s text:c="3"/>LONDON, March 11 - Britain today called on Japan to&lt;br/&gt;increase foreign imports or risk the rise of protectionism and&lt;br/&gt;the harm it would bring to it and other trading nations.&lt;br/&gt; <text:s text:c="3"/>British Trade and Industry Secretary Paul Channon said&lt;br/&gt;Japan must heed a report issued by a Japanese government&lt;br/&gt;advisory body in December calling for faster domestic demand to&lt;br/&gt;help cut its trade surplus and restructure its economy.&lt;br/&gt; <text:s text:c="3"/>&amp;quot;I recognise that the strong yen has brought problems to&lt;br/&gt;Japan&amp;apos;s domestic economy,&amp;quot; he told a group of Japanese&lt;br/&gt;businessmen in London.&lt;br/&gt; <text:s text:c="3"/>&amp;quot;But these short term difficulties should not be allowed to&lt;br/&gt;deflect Japan from the fundamental reforms necessary,&amp;quot; he said.&lt;br/&gt; <text:s text:c="3"/>&amp;quot;It is not just a domestic issue for Japan. If import&lt;br/&gt;propensity does not expand very soon there is a real risk from&lt;br/&gt;protectionist lobbies, particularly in the U.S. With whom Japan&lt;br/&gt;has so massive a surplus,&amp;quot; he said.&lt;br/&gt; <text:s text:c="3"/>&amp;quot;They may well succeed in securing action by governments&lt;br/&gt;which would be highly injurious to trading nations like Japan&lt;br/&gt;and the U.K.&amp;quot;&lt;br/&gt; <text:s text:c="3"/>Channon said there had been substantial growth in the&lt;br/&gt;volume of trade between Japan and Britain, amounting to 6.2&lt;br/&gt;billion sterling (9.8 billion dlrs) last year.&lt;br/&gt; <text:s text:c="3"/>But he added: &amp;quot;Regrettably too much of it was in one&lt;br/&gt;direction, with the Japanese selling us 3.7 billion sterling&lt;br/&gt;(5.8 billion dlrs) more than we sold them.&amp;quot;&lt;br/&gt; Reuter&lt;br/&gt;</text:p>
          </table:table-cell>
          <table:table-cell office:value-type="string">
            <text:p>Kokichi Nishimura</text:p>
          </table:table-cell>
          <table:table-cell office:value-type="string">
            <text:p>http://en.wikipedia.org/wiki/Kokichi_Nishimura</text:p>
          </table:table-cell>
          <table:table-cell office:value-type="string">
            <text:p>Lake Charles Trail</text:p>
          </table:table-cell>
          <table:table-cell office:value-type="string">
            <text:p>http://en.wikipedia.org/wiki/Lake_Charles_Trai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9];&quot;,&quot;;[.AC79];&quot;,&quot;; TEXT([.AK79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KBVOK5UFJ51DGEJV96YYS1CUHF96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80E4BLYHVI4JXG7RVL8LNEZZ5VU00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3:57 GMT 2012</text:p>
          </table:table-cell>
          <table:table-cell office:value-type="string">
            <text:p>Wed Oct 03 09:14:01 GMT 2012</text:p>
          </table:table-cell>
          <table:table-cell office:value-type="string">
            <text:p>Wed Oct 10 02:14:01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stal-debt/03016.txt</text:p>
          </table:table-cell>
          <table:table-cell office:value-type="string">
            <text:p>U.K. CREDIT BUSINESS FALLS IN JANUARY&lt;br/&gt;&lt;br/&gt; <text:s text:c="3"/>LONDON, March 9 - New credit advanced by finance houses,&lt;br/&gt;retailers, bank credit cards and other specialist providers of&lt;br/&gt;credit slipped to 2.66 billion stg in January from 2.78 billion&lt;br/&gt;in December - but remained close to the average level for&lt;br/&gt;1986&amp;apos;s fourth quarter, the Department of Trade and Industry&lt;br/&gt;said.&lt;br/&gt; <text:s text:c="3"/>Of the January total, 1.15 billion stg was advanced on bank&lt;br/&gt;credit cards.&lt;br/&gt; <text:s text:c="3"/>On a three-month basis, total advances in November to&lt;br/&gt;January were 3.0 pct lower than in the previous three months.&lt;br/&gt;Within this total, lending to consumers fell by 6.0 pct and&lt;br/&gt;lending to businesses declined by 5.0 pct.&lt;br/&gt; <text:s text:c="3"/>At end-January 1987, the total amount outstanding was 24.07&lt;br/&gt;billion stg, up from December&amp;apos;s 23.77 billion stg and 3.0 pct&lt;br/&gt;above the total three months earlier, the department said.&lt;br/&gt; <text:s text:c="3"/>January saw a rise of 300 mln stg in amounts outstanding to&lt;br/&gt;finance houses, other specialist credit grantors and retailers.&lt;br/&gt; <text:s text:c="3"/>The department said advances on credit cards rose by 1.0&lt;br/&gt;pct between the latest two three-month periods. Retailers&lt;br/&gt;advanced 3.0 pct less in the latest three months than in the&lt;br/&gt;previous three months, it said.&lt;br/&gt; REUTER&lt;br/&gt;</text:p>
          </table:table-cell>
          <table:table-cell office:value-type="string">
            <text:p>Debit card</text:p>
          </table:table-cell>
          <table:table-cell office:value-type="string">
            <text:p>http://en.wikipedia.org/wiki/Debit_card</text:p>
          </table:table-cell>
          <table:table-cell office:value-type="string">
            <text:p>Surayud Chulanont</text:p>
          </table:table-cell>
          <table:table-cell office:value-type="string">
            <text:p>http://en.wikipedia.org/wiki/Surayud_Chulanon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0];&quot;,&quot;;[.AC80];&quot;,&quot;; TEXT([.AK8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KBVOK5UFJ51DGEJV96YYS1CUHF96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JG9Z6KW4ZMAEQ5WYV6Q8ONN2L4F6P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7:43 GMT 2012</text:p>
          </table:table-cell>
          <table:table-cell office:value-type="string">
            <text:p>Wed Oct 03 09:37:58 GMT 2012</text:p>
          </table:table-cell>
          <table:table-cell office:value-type="string">
            <text:p>Wed Oct 10 02:37:58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stal-debt/03016.txt</text:p>
          </table:table-cell>
          <table:table-cell office:value-type="string">
            <text:p>U.K. CREDIT BUSINESS FALLS IN JANUARY&lt;br/&gt;&lt;br/&gt; <text:s text:c="3"/>LONDON, March 9 - New credit advanced by finance houses,&lt;br/&gt;retailers, bank credit cards and other specialist providers of&lt;br/&gt;credit slipped to 2.66 billion stg in January from 2.78 billion&lt;br/&gt;in December - but remained close to the average level for&lt;br/&gt;1986&amp;apos;s fourth quarter, the Department of Trade and Industry&lt;br/&gt;said.&lt;br/&gt; <text:s text:c="3"/>Of the January total, 1.15 billion stg was advanced on bank&lt;br/&gt;credit cards.&lt;br/&gt; <text:s text:c="3"/>On a three-month basis, total advances in November to&lt;br/&gt;January were 3.0 pct lower than in the previous three months.&lt;br/&gt;Within this total, lending to consumers fell by 6.0 pct and&lt;br/&gt;lending to businesses declined by 5.0 pct.&lt;br/&gt; <text:s text:c="3"/>At end-January 1987, the total amount outstanding was 24.07&lt;br/&gt;billion stg, up from December&amp;apos;s 23.77 billion stg and 3.0 pct&lt;br/&gt;above the total three months earlier, the department said.&lt;br/&gt; <text:s text:c="3"/>January saw a rise of 300 mln stg in amounts outstanding to&lt;br/&gt;finance houses, other specialist credit grantors and retailers.&lt;br/&gt; <text:s text:c="3"/>The department said advances on credit cards rose by 1.0&lt;br/&gt;pct between the latest two three-month periods. Retailers&lt;br/&gt;advanced 3.0 pct less in the latest three months than in the&lt;br/&gt;previous three months, it said.&lt;br/&gt; REUTER&lt;br/&gt;</text:p>
          </table:table-cell>
          <table:table-cell office:value-type="string">
            <text:p>Debit card</text:p>
          </table:table-cell>
          <table:table-cell office:value-type="string">
            <text:p>http://en.wikipedia.org/wiki/Debit_card</text:p>
          </table:table-cell>
          <table:table-cell office:value-type="string">
            <text:p>Surayud Chulanont</text:p>
          </table:table-cell>
          <table:table-cell office:value-type="string">
            <text:p>http://en.wikipedia.org/wiki/Surayud_Chulanon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1];&quot;,&quot;;[.AC81];&quot;,&quot;; TEXT([.AK8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BVOK5UFJ51DGEJV96YYS1CUHF96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P3NFSVGULF3OEG1DX71NS3N5H28M7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9:22 GMT 2012</text:p>
          </table:table-cell>
          <table:table-cell office:value-type="string">
            <text:p>Wed Oct 03 07:49:32 GMT 2012</text:p>
          </table:table-cell>
          <table:table-cell office:value-type="string">
            <text:p>Wed Oct 10 00:49:32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stal-debt/03016.txt</text:p>
          </table:table-cell>
          <table:table-cell office:value-type="string">
            <text:p>U.K. CREDIT BUSINESS FALLS IN JANUARY&lt;br/&gt;&lt;br/&gt; <text:s text:c="3"/>LONDON, March 9 - New credit advanced by finance houses,&lt;br/&gt;retailers, bank credit cards and other specialist providers of&lt;br/&gt;credit slipped to 2.66 billion stg in January from 2.78 billion&lt;br/&gt;in December - but remained close to the average level for&lt;br/&gt;1986&amp;apos;s fourth quarter, the Department of Trade and Industry&lt;br/&gt;said.&lt;br/&gt; <text:s text:c="3"/>Of the January total, 1.15 billion stg was advanced on bank&lt;br/&gt;credit cards.&lt;br/&gt; <text:s text:c="3"/>On a three-month basis, total advances in November to&lt;br/&gt;January were 3.0 pct lower than in the previous three months.&lt;br/&gt;Within this total, lending to consumers fell by 6.0 pct and&lt;br/&gt;lending to businesses declined by 5.0 pct.&lt;br/&gt; <text:s text:c="3"/>At end-January 1987, the total amount outstanding was 24.07&lt;br/&gt;billion stg, up from December&amp;apos;s 23.77 billion stg and 3.0 pct&lt;br/&gt;above the total three months earlier, the department said.&lt;br/&gt; <text:s text:c="3"/>January saw a rise of 300 mln stg in amounts outstanding to&lt;br/&gt;finance houses, other specialist credit grantors and retailers.&lt;br/&gt; <text:s text:c="3"/>The department said advances on credit cards rose by 1.0&lt;br/&gt;pct between the latest two three-month periods. Retailers&lt;br/&gt;advanced 3.0 pct less in the latest three months than in the&lt;br/&gt;previous three months, it said.&lt;br/&gt; REUTER&lt;br/&gt;</text:p>
          </table:table-cell>
          <table:table-cell office:value-type="string">
            <text:p>Debit card</text:p>
          </table:table-cell>
          <table:table-cell office:value-type="string">
            <text:p>http://en.wikipedia.org/wiki/Debit_card</text:p>
          </table:table-cell>
          <table:table-cell office:value-type="string">
            <text:p>Surayud Chulanont</text:p>
          </table:table-cell>
          <table:table-cell office:value-type="string">
            <text:p>http://en.wikipedia.org/wiki/Surayud_Chulanon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2];&quot;,&quot;;[.AC82];&quot;,&quot;; TEXT([.AK8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XCLF395SW6NVA3XAXPNRBYF33SES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39V8ER9Y8TNZRA4ZWWKNHS2VGNS55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9:24 GMT 2012</text:p>
          </table:table-cell>
          <table:table-cell office:value-type="string">
            <text:p>Wed Oct 03 09:39:30 GMT 2012</text:p>
          </table:table-cell>
          <table:table-cell office:value-type="string">
            <text:p>Wed Oct 10 02:39:30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6893.txt</text:p>
          </table:table-cell>
          <table:table-cell office:value-type="string">
            <text:p>RECENT U.S. OIL DEMAND UP 2.3 PCT FROM YEAR AGO&lt;br/&gt;&lt;br/&gt; <text:s text:c="3"/>WASHINGTON, March 18 - U.S. oil demand as measured by&lt;br/&gt;products supplied rose 2.3 pct in the four weeks ended March 13&lt;br/&gt;to 16.49 mln barrels per day (bpd) from 16.11 mln in the same&lt;br/&gt;period a year ago, the Energy Information Administration (EIA)&lt;br/&gt;said.&lt;br/&gt; <text:s text:c="3"/>In its weekly petroleum status report, the Energy&lt;br/&gt;Department agency said distillate demand was up 2.9 pct in the&lt;br/&gt;period to 3.43 mln bpd from 3.33 mln a year earlier.&lt;br/&gt; <text:s text:c="3"/>Gasoline demand averaged 6.93 mln bpd, up 4.0 pct from 6.67&lt;br/&gt;mln last year, while residual fuel demand was 1.31 mln bpd, off&lt;br/&gt;7.9 pct from 1.42 mln, the EIA said.&lt;br/&gt; <text:s text:c="3"/>Domestic crude oil production was estimated at 8.36 mln&lt;br/&gt;bpd, down 8.1 pct from 9.10 mln a year ago, and gross daily&lt;br/&gt;crude imports (excluding those for the SPR) averaged 3.70 mln&lt;br/&gt;bpd, up 24.8 pct from 2.96 mln, the EIA said.&lt;br/&gt; <text:s text:c="3"/>Refinery crude runs in the four weeks were 11.92 mln bpd,&lt;br/&gt;up 1.0 pct from 11.80 mln a year earlier, it said.&lt;br/&gt; <text:s text:c="3"/>Year-to-date figures will not become available until March&lt;br/&gt;26 when EIA&amp;apos;s Petroleum Supply Monthly data for January 1987&lt;br/&gt;becomes available, the agency said.&lt;br/&gt; Reuter&lt;br/&gt;</text:p>
          </table:table-cell>
          <table:table-cell office:value-type="string">
            <text:p>2003 world oil market chronology</text:p>
          </table:table-cell>
          <table:table-cell office:value-type="string">
            <text:p>http://en.wikipedia.org/wiki/2003_world_oil_market_chronology</text:p>
          </table:table-cell>
          <table:table-cell office:value-type="string">
            <text:p>Bpd</text:p>
          </table:table-cell>
          <table:table-cell office:value-type="string">
            <text:p>http://en.wikipedia.org/wiki/Bpd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3];&quot;,&quot;;[.AC83];&quot;,&quot;; TEXT([.AK8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XCLF395SW6NVA3XAXPNRBYF33SES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5B8EBDPGFL6ALD16JINLWIO2VAH23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6:31 GMT 2012</text:p>
          </table:table-cell>
          <table:table-cell office:value-type="string">
            <text:p>Wed Oct 03 07:36:51 GMT 2012</text:p>
          </table:table-cell>
          <table:table-cell office:value-type="string">
            <text:p>Wed Oct 10 00:36:51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6893.txt</text:p>
          </table:table-cell>
          <table:table-cell office:value-type="string">
            <text:p>RECENT U.S. OIL DEMAND UP 2.3 PCT FROM YEAR AGO&lt;br/&gt;&lt;br/&gt; <text:s text:c="3"/>WASHINGTON, March 18 - U.S. oil demand as measured by&lt;br/&gt;products supplied rose 2.3 pct in the four weeks ended March 13&lt;br/&gt;to 16.49 mln barrels per day (bpd) from 16.11 mln in the same&lt;br/&gt;period a year ago, the Energy Information Administration (EIA)&lt;br/&gt;said.&lt;br/&gt; <text:s text:c="3"/>In its weekly petroleum status report, the Energy&lt;br/&gt;Department agency said distillate demand was up 2.9 pct in the&lt;br/&gt;period to 3.43 mln bpd from 3.33 mln a year earlier.&lt;br/&gt; <text:s text:c="3"/>Gasoline demand averaged 6.93 mln bpd, up 4.0 pct from 6.67&lt;br/&gt;mln last year, while residual fuel demand was 1.31 mln bpd, off&lt;br/&gt;7.9 pct from 1.42 mln, the EIA said.&lt;br/&gt; <text:s text:c="3"/>Domestic crude oil production was estimated at 8.36 mln&lt;br/&gt;bpd, down 8.1 pct from 9.10 mln a year ago, and gross daily&lt;br/&gt;crude imports (excluding those for the SPR) averaged 3.70 mln&lt;br/&gt;bpd, up 24.8 pct from 2.96 mln, the EIA said.&lt;br/&gt; <text:s text:c="3"/>Refinery crude runs in the four weeks were 11.92 mln bpd,&lt;br/&gt;up 1.0 pct from 11.80 mln a year earlier, it said.&lt;br/&gt; <text:s text:c="3"/>Year-to-date figures will not become available until March&lt;br/&gt;26 when EIA&amp;apos;s Petroleum Supply Monthly data for January 1987&lt;br/&gt;becomes available, the agency said.&lt;br/&gt; Reuter&lt;br/&gt;</text:p>
          </table:table-cell>
          <table:table-cell office:value-type="string">
            <text:p>2003 world oil market chronology</text:p>
          </table:table-cell>
          <table:table-cell office:value-type="string">
            <text:p>http://en.wikipedia.org/wiki/2003_world_oil_market_chronology</text:p>
          </table:table-cell>
          <table:table-cell office:value-type="string">
            <text:p>Bpd</text:p>
          </table:table-cell>
          <table:table-cell office:value-type="string">
            <text:p>http://en.wikipedia.org/wiki/Bpd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4];&quot;,&quot;;[.AC84];&quot;,&quot;; TEXT([.AK8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XCLF395SW6NVA3XAXPNRBYF33SES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CXL8I9NZW6HT8UTLEHWFT86GAGVL0</text:p>
          </table:table-cell>
          <table:table-cell office:value-type="string">
            <text:p>A1PQNUX4BZE5O0</text:p>
          </table:table-cell>
          <table:table-cell office:value-type="string">
            <text:p>Submitted</text:p>
          </table:table-cell>
          <table:table-cell office:value-type="string">
            <text:p>Wed Oct 03 09:27:06 GMT 2012</text:p>
          </table:table-cell>
          <table:table-cell office:value-type="string">
            <text:p>Wed Oct 03 09:29:08 GMT 2012</text:p>
          </table:table-cell>
          <table:table-cell office:value-type="string">
            <text:p>Wed Oct 10 02:29:08 PDT 2012</text:p>
          </table:table-cell>
          <table:table-cell table:number-columns-repeated="3"/>
          <table:table-cell office:value-type="float" office:value="122">
            <text:p>12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6893.txt</text:p>
          </table:table-cell>
          <table:table-cell office:value-type="string">
            <text:p>RECENT U.S. OIL DEMAND UP 2.3 PCT FROM YEAR AGO&lt;br/&gt;&lt;br/&gt; <text:s text:c="3"/>WASHINGTON, March 18 - U.S. oil demand as measured by&lt;br/&gt;products supplied rose 2.3 pct in the four weeks ended March 13&lt;br/&gt;to 16.49 mln barrels per day (bpd) from 16.11 mln in the same&lt;br/&gt;period a year ago, the Energy Information Administration (EIA)&lt;br/&gt;said.&lt;br/&gt; <text:s text:c="3"/>In its weekly petroleum status report, the Energy&lt;br/&gt;Department agency said distillate demand was up 2.9 pct in the&lt;br/&gt;period to 3.43 mln bpd from 3.33 mln a year earlier.&lt;br/&gt; <text:s text:c="3"/>Gasoline demand averaged 6.93 mln bpd, up 4.0 pct from 6.67&lt;br/&gt;mln last year, while residual fuel demand was 1.31 mln bpd, off&lt;br/&gt;7.9 pct from 1.42 mln, the EIA said.&lt;br/&gt; <text:s text:c="3"/>Domestic crude oil production was estimated at 8.36 mln&lt;br/&gt;bpd, down 8.1 pct from 9.10 mln a year ago, and gross daily&lt;br/&gt;crude imports (excluding those for the SPR) averaged 3.70 mln&lt;br/&gt;bpd, up 24.8 pct from 2.96 mln, the EIA said.&lt;br/&gt; <text:s text:c="3"/>Refinery crude runs in the four weeks were 11.92 mln bpd,&lt;br/&gt;up 1.0 pct from 11.80 mln a year earlier, it said.&lt;br/&gt; <text:s text:c="3"/>Year-to-date figures will not become available until March&lt;br/&gt;26 when EIA&amp;apos;s Petroleum Supply Monthly data for January 1987&lt;br/&gt;becomes available, the agency said.&lt;br/&gt; Reuter&lt;br/&gt;</text:p>
          </table:table-cell>
          <table:table-cell office:value-type="string">
            <text:p>2003 world oil market chronology</text:p>
          </table:table-cell>
          <table:table-cell office:value-type="string">
            <text:p>http://en.wikipedia.org/wiki/2003_world_oil_market_chronology</text:p>
          </table:table-cell>
          <table:table-cell office:value-type="string">
            <text:p>Bpd</text:p>
          </table:table-cell>
          <table:table-cell office:value-type="string">
            <text:p>http://en.wikipedia.org/wiki/Bp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5];&quot;,&quot;;[.AC85];&quot;,&quot;; TEXT([.AK8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DHVKCJ011KHGSOEJBQ4618PSZ97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CD92HECWA6XI7CHJPRCX5KXWN0KJX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0:47 GMT 2012</text:p>
          </table:table-cell>
          <table:table-cell office:value-type="string">
            <text:p>Wed Oct 03 07:50:58 GMT 2012</text:p>
          </table:table-cell>
          <table:table-cell office:value-type="string">
            <text:p>Wed Oct 10 00:50:58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2221.txt</text:p>
          </table:table-cell>
          <table:table-cell office:value-type="string">
            <text:p>ROYAL DUTCH/SHELL GROUP OF COS 4TH QTR NET&lt;br/&gt;&lt;br/&gt; <text:s text:c="3"/>NEW YORK, March 5 -&lt;br/&gt; <text:s text:c="3"/>Shr Royal Dutch Petroleum Co &amp;lt;RD&amp;gt; 2.30 dlrs vs 2.90 dlrs&lt;br/&gt; <text:s text:c="3"/>Final Royal Dutch dividend of 8.30 guilders for total 12.80&lt;br/&gt;guilders vs 12.80 guilders for 1985&lt;br/&gt; <text:s text:c="3"/>Shr Shell Transport and Trading Co PLC &amp;lt;SC&amp;gt; 1.38 dlrs vs&lt;br/&gt;1.65 dlrs&lt;br/&gt; <text:s text:c="3"/>Final Shell Transport dividend 118.0 pence for total of&lt;br/&gt;172.0 pence vs 140.0 pence for 1985&lt;br/&gt; <text:s text:c="3"/>Group Net 1.07 billion vs 1.24 billion&lt;br/&gt; <text:s text:c="3"/>Group Sales 20.42 billion vs 25.84 billion&lt;br/&gt; <text:s text:c="3"/>Year&lt;br/&gt; <text:s text:c="3"/>Shr Royal Dutch 8.65 dlrs vs 9.11 dlrs&lt;br/&gt; <text:s text:c="3"/>Net Shell Transport 4.78 dlrs vs 5.16 dlrs&lt;br/&gt; <text:s text:c="3"/>Group Net 3.71 billion vs 3.88 billion&lt;br/&gt; <text:s text:c="3"/>Group Sales 81.40 billion vs 94.57 billion&lt;br/&gt; <text:s text:c="3"/>NOTES: Group is 60 pct owned by Royal Dutch and 40 pct by&lt;br/&gt;Shell Transport&lt;br/&gt; <text:s text:c="3"/>Dollar amount of Royal Dutch dividend will depend on&lt;br/&gt;guilder/dollar exchange rate on May 14. Final dividend is&lt;br/&gt;payable June 16 to holders of record May 26&lt;br/&gt; <text:s text:c="3"/>Shell Transport dividend and per share results based on New&lt;br/&gt;York shares, which are equal to four ordinary shares. Dollar&lt;br/&gt;final dividend will be determined by sterling/dollar exchange&lt;br/&gt;rate May 18. At current rate, with tax credits, is equal to&lt;br/&gt;2.59 dlrs. Final dividend is payable May 28 to holders of&lt;br/&gt;record April 10&lt;br/&gt; <text:s text:c="3"/>Fourth quarter U.S. dollar figures for group translated&lt;br/&gt;from sterling at average rate of exchange for the quarter which&lt;br/&gt;was 1.43 dlrs per pound in 1986 and 1.44 dlrs in 1985. Full&lt;br/&gt;year U.S. dollar figures are sum of sterling translations to&lt;br/&gt;U.S. dollars for first, second, third and fourth quarters&lt;br/&gt; <text:s text:c="3"/>Net includes FIFO inventory gain 217 mln dlrs vs loss 80&lt;br/&gt;mln dlrs in quarter and loss 1.23 billion dlrs vs loss 178 mln&lt;br/&gt;dlrs in year. If LIFO accounting had been used, company said,&lt;br/&gt;Royal Dutch per share net would have been 1.78 dlrs vs 3.17&lt;br/&gt;dlrs in quarter and 11.60 dlrs vs 9.53 dlrs in year, Shell&lt;br/&gt;Transport per share net would have been 1.10 dlrs vs 1.81 dlrs&lt;br/&gt;in quarter and 6.36 dlrs vs 5.40 dlrs in year&lt;br/&gt; <text:s text:c="3"/>Net includes restructuring credit 114 mln dlrs vs charge 72&lt;br/&gt;mln dlrs in quarter and credit 67 mln dlrs vs charge 467 mln&lt;br/&gt; <text:s text:c="3"/>Per share impact of restructuring on Royal Dutch was credit&lt;br/&gt;27 cts vs charge 17 cts in quarter and credit 16 cts vs charge&lt;br/&gt;1.10 dlrs in year, on Shell Transport was credit 15 cts vs&lt;br/&gt;charge 10 cts in quarter and credit nine cts vs charge 62 cts&lt;br/&gt;in year&lt;br/&gt; <text:s text:c="3"/>Net also includes currency exchange losses of 20 mln dlrs&lt;br/&gt;vs 69 mln dlrs in quarter and 170 mln dlrs vs 401 mln dlrs in&lt;br/&gt;year. Exchange losses had per share impact on Royal Dutch of 14&lt;br/&gt;cts vs 31 cts in quarter and 96 cts vs 1.26 dlrs in year and on&lt;br/&gt;Shell Transport of eight cts vs 17 cts in quarter and 51 cts vs&lt;br/&gt;71 cts in year.&lt;br/&gt; Reuter&lt;br/&gt;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United_Kingdom_corporation_tax</text:p>
          </table:table-cell>
          <table:table-cell office:value-type="string">
            <text:p>Tax</text:p>
          </table:table-cell>
          <table:table-cell office:value-type="string">
            <text:p>http://en.wikipedia.org/wiki/Tax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6];&quot;,&quot;;[.AC86];&quot;,&quot;; TEXT([.AK8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DHVKCJ011KHGSOEJBQ4618PSZ97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QFTBJ3MMDX5UYVSDCBHJ9MD4I4CYA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04 GMT 2012</text:p>
          </table:table-cell>
          <table:table-cell office:value-type="string">
            <text:p>Wed Oct 03 09:14:09 GMT 2012</text:p>
          </table:table-cell>
          <table:table-cell office:value-type="string">
            <text:p>Wed Oct 10 02:14:09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2221.txt</text:p>
          </table:table-cell>
          <table:table-cell office:value-type="string">
            <text:p>ROYAL DUTCH/SHELL GROUP OF COS 4TH QTR NET&lt;br/&gt;&lt;br/&gt; <text:s text:c="3"/>NEW YORK, March 5 -&lt;br/&gt; <text:s text:c="3"/>Shr Royal Dutch Petroleum Co &amp;lt;RD&amp;gt; 2.30 dlrs vs 2.90 dlrs&lt;br/&gt; <text:s text:c="3"/>Final Royal Dutch dividend of 8.30 guilders for total 12.80&lt;br/&gt;guilders vs 12.80 guilders for 1985&lt;br/&gt; <text:s text:c="3"/>Shr Shell Transport and Trading Co PLC &amp;lt;SC&amp;gt; 1.38 dlrs vs&lt;br/&gt;1.65 dlrs&lt;br/&gt; <text:s text:c="3"/>Final Shell Transport dividend 118.0 pence for total of&lt;br/&gt;172.0 pence vs 140.0 pence for 1985&lt;br/&gt; <text:s text:c="3"/>Group Net 1.07 billion vs 1.24 billion&lt;br/&gt; <text:s text:c="3"/>Group Sales 20.42 billion vs 25.84 billion&lt;br/&gt; <text:s text:c="3"/>Year&lt;br/&gt; <text:s text:c="3"/>Shr Royal Dutch 8.65 dlrs vs 9.11 dlrs&lt;br/&gt; <text:s text:c="3"/>Net Shell Transport 4.78 dlrs vs 5.16 dlrs&lt;br/&gt; <text:s text:c="3"/>Group Net 3.71 billion vs 3.88 billion&lt;br/&gt; <text:s text:c="3"/>Group Sales 81.40 billion vs 94.57 billion&lt;br/&gt; <text:s text:c="3"/>NOTES: Group is 60 pct owned by Royal Dutch and 40 pct by&lt;br/&gt;Shell Transport&lt;br/&gt; <text:s text:c="3"/>Dollar amount of Royal Dutch dividend will depend on&lt;br/&gt;guilder/dollar exchange rate on May 14. Final dividend is&lt;br/&gt;payable June 16 to holders of record May 26&lt;br/&gt; <text:s text:c="3"/>Shell Transport dividend and per share results based on New&lt;br/&gt;York shares, which are equal to four ordinary shares. Dollar&lt;br/&gt;final dividend will be determined by sterling/dollar exchange&lt;br/&gt;rate May 18. At current rate, with tax credits, is equal to&lt;br/&gt;2.59 dlrs. Final dividend is payable May 28 to holders of&lt;br/&gt;record April 10&lt;br/&gt; <text:s text:c="3"/>Fourth quarter U.S. dollar figures for group translated&lt;br/&gt;from sterling at average rate of exchange for the quarter which&lt;br/&gt;was 1.43 dlrs per pound in 1986 and 1.44 dlrs in 1985. Full&lt;br/&gt;year U.S. dollar figures are sum of sterling translations to&lt;br/&gt;U.S. dollars for first, second, third and fourth quarters&lt;br/&gt; <text:s text:c="3"/>Net includes FIFO inventory gain 217 mln dlrs vs loss 80&lt;br/&gt;mln dlrs in quarter and loss 1.23 billion dlrs vs loss 178 mln&lt;br/&gt;dlrs in year. If LIFO accounting had been used, company said,&lt;br/&gt;Royal Dutch per share net would have been 1.78 dlrs vs 3.17&lt;br/&gt;dlrs in quarter and 11.60 dlrs vs 9.53 dlrs in year, Shell&lt;br/&gt;Transport per share net would have been 1.10 dlrs vs 1.81 dlrs&lt;br/&gt;in quarter and 6.36 dlrs vs 5.40 dlrs in year&lt;br/&gt; <text:s text:c="3"/>Net includes restructuring credit 114 mln dlrs vs charge 72&lt;br/&gt;mln dlrs in quarter and credit 67 mln dlrs vs charge 467 mln&lt;br/&gt; <text:s text:c="3"/>Per share impact of restructuring on Royal Dutch was credit&lt;br/&gt;27 cts vs charge 17 cts in quarter and credit 16 cts vs charge&lt;br/&gt;1.10 dlrs in year, on Shell Transport was credit 15 cts vs&lt;br/&gt;charge 10 cts in quarter and credit nine cts vs charge 62 cts&lt;br/&gt;in year&lt;br/&gt; <text:s text:c="3"/>Net also includes currency exchange losses of 20 mln dlrs&lt;br/&gt;vs 69 mln dlrs in quarter and 170 mln dlrs vs 401 mln dlrs in&lt;br/&gt;year. Exchange losses had per share impact on Royal Dutch of 14&lt;br/&gt;cts vs 31 cts in quarter and 96 cts vs 1.26 dlrs in year and on&lt;br/&gt;Shell Transport of eight cts vs 17 cts in quarter and 51 cts vs&lt;br/&gt;71 cts in year.&lt;br/&gt; Reuter&lt;br/&gt;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United_Kingdom_corporation_tax</text:p>
          </table:table-cell>
          <table:table-cell office:value-type="string">
            <text:p>Tax</text:p>
          </table:table-cell>
          <table:table-cell office:value-type="string">
            <text:p>http://en.wikipedia.org/wiki/Tax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7];&quot;,&quot;;[.AC87];&quot;,&quot;; TEXT([.AK8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3DHVKCJ011KHGSOEJBQ4618PSZ97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VNWJ5OPB0YVV8W3T627MP9UAVJX5C</text:p>
          </table:table-cell>
          <table:table-cell office:value-type="string">
            <text:p>A37VXACF82M3I6</text:p>
          </table:table-cell>
          <table:table-cell office:value-type="string">
            <text:p>Submitted</text:p>
          </table:table-cell>
          <table:table-cell office:value-type="string">
            <text:p>Wed Oct 03 07:22:06 GMT 2012</text:p>
          </table:table-cell>
          <table:table-cell office:value-type="string">
            <text:p>Wed Oct 03 07:23:45 GMT 2012</text:p>
          </table:table-cell>
          <table:table-cell office:value-type="string">
            <text:p>Wed Oct 10 00:23:45 PDT 2012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2221.txt</text:p>
          </table:table-cell>
          <table:table-cell office:value-type="string">
            <text:p>ROYAL DUTCH/SHELL GROUP OF COS 4TH QTR NET&lt;br/&gt;&lt;br/&gt; <text:s text:c="3"/>NEW YORK, March 5 -&lt;br/&gt; <text:s text:c="3"/>Shr Royal Dutch Petroleum Co &amp;lt;RD&amp;gt; 2.30 dlrs vs 2.90 dlrs&lt;br/&gt; <text:s text:c="3"/>Final Royal Dutch dividend of 8.30 guilders for total 12.80&lt;br/&gt;guilders vs 12.80 guilders for 1985&lt;br/&gt; <text:s text:c="3"/>Shr Shell Transport and Trading Co PLC &amp;lt;SC&amp;gt; 1.38 dlrs vs&lt;br/&gt;1.65 dlrs&lt;br/&gt; <text:s text:c="3"/>Final Shell Transport dividend 118.0 pence for total of&lt;br/&gt;172.0 pence vs 140.0 pence for 1985&lt;br/&gt; <text:s text:c="3"/>Group Net 1.07 billion vs 1.24 billion&lt;br/&gt; <text:s text:c="3"/>Group Sales 20.42 billion vs 25.84 billion&lt;br/&gt; <text:s text:c="3"/>Year&lt;br/&gt; <text:s text:c="3"/>Shr Royal Dutch 8.65 dlrs vs 9.11 dlrs&lt;br/&gt; <text:s text:c="3"/>Net Shell Transport 4.78 dlrs vs 5.16 dlrs&lt;br/&gt; <text:s text:c="3"/>Group Net 3.71 billion vs 3.88 billion&lt;br/&gt; <text:s text:c="3"/>Group Sales 81.40 billion vs 94.57 billion&lt;br/&gt; <text:s text:c="3"/>NOTES: Group is 60 pct owned by Royal Dutch and 40 pct by&lt;br/&gt;Shell Transport&lt;br/&gt; <text:s text:c="3"/>Dollar amount of Royal Dutch dividend will depend on&lt;br/&gt;guilder/dollar exchange rate on May 14. Final dividend is&lt;br/&gt;payable June 16 to holders of record May 26&lt;br/&gt; <text:s text:c="3"/>Shell Transport dividend and per share results based on New&lt;br/&gt;York shares, which are equal to four ordinary shares. Dollar&lt;br/&gt;final dividend will be determined by sterling/dollar exchange&lt;br/&gt;rate May 18. At current rate, with tax credits, is equal to&lt;br/&gt;2.59 dlrs. Final dividend is payable May 28 to holders of&lt;br/&gt;record April 10&lt;br/&gt; <text:s text:c="3"/>Fourth quarter U.S. dollar figures for group translated&lt;br/&gt;from sterling at average rate of exchange for the quarter which&lt;br/&gt;was 1.43 dlrs per pound in 1986 and 1.44 dlrs in 1985. Full&lt;br/&gt;year U.S. dollar figures are sum of sterling translations to&lt;br/&gt;U.S. dollars for first, second, third and fourth quarters&lt;br/&gt; <text:s text:c="3"/>Net includes FIFO inventory gain 217 mln dlrs vs loss 80&lt;br/&gt;mln dlrs in quarter and loss 1.23 billion dlrs vs loss 178 mln&lt;br/&gt;dlrs in year. If LIFO accounting had been used, company said,&lt;br/&gt;Royal Dutch per share net would have been 1.78 dlrs vs 3.17&lt;br/&gt;dlrs in quarter and 11.60 dlrs vs 9.53 dlrs in year, Shell&lt;br/&gt;Transport per share net would have been 1.10 dlrs vs 1.81 dlrs&lt;br/&gt;in quarter and 6.36 dlrs vs 5.40 dlrs in year&lt;br/&gt; <text:s text:c="3"/>Net includes restructuring credit 114 mln dlrs vs charge 72&lt;br/&gt;mln dlrs in quarter and credit 67 mln dlrs vs charge 467 mln&lt;br/&gt; <text:s text:c="3"/>Per share impact of restructuring on Royal Dutch was credit&lt;br/&gt;27 cts vs charge 17 cts in quarter and credit 16 cts vs charge&lt;br/&gt;1.10 dlrs in year, on Shell Transport was credit 15 cts vs&lt;br/&gt;charge 10 cts in quarter and credit nine cts vs charge 62 cts&lt;br/&gt;in year&lt;br/&gt; <text:s text:c="3"/>Net also includes currency exchange losses of 20 mln dlrs&lt;br/&gt;vs 69 mln dlrs in quarter and 170 mln dlrs vs 401 mln dlrs in&lt;br/&gt;year. Exchange losses had per share impact on Royal Dutch of 14&lt;br/&gt;cts vs 31 cts in quarter and 96 cts vs 1.26 dlrs in year and on&lt;br/&gt;Shell Transport of eight cts vs 17 cts in quarter and 51 cts vs&lt;br/&gt;71 cts in year.&lt;br/&gt; Reuter&lt;br/&gt;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United_Kingdom_corporation_tax</text:p>
          </table:table-cell>
          <table:table-cell office:value-type="string">
            <text:p>Tax</text:p>
          </table:table-cell>
          <table:table-cell office:value-type="string">
            <text:p>http://en.wikipedia.org/wiki/Tax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8];&quot;,&quot;;[.AC88];&quot;,&quot;; TEXT([.AK8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TLYHVI44OSHT9ZFNEE7SBART4X3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BG3W5XH0JPP7RQP5OGL0P75RF5KED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1:45 GMT 2012</text:p>
          </table:table-cell>
          <table:table-cell office:value-type="string">
            <text:p>Wed Oct 03 08:01:55 GMT 2012</text:p>
          </table:table-cell>
          <table:table-cell office:value-type="string">
            <text:p>Wed Oct 10 01:01:55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0425.txt</text:p>
          </table:table-cell>
          <table:table-cell office:value-type="string">
            <text:p>RECORD N.Z. FUTURES VOLUMES TRADED IN FEBRUARY&lt;br/&gt;&lt;br/&gt; <text:s text:c="3"/>WELLINGTON, March 2 - The volume of contracts traded on the&lt;br/&gt;New Zealand Futures Exchange (NZFE) reached a record 25,559&lt;br/&gt;contracts in February, the International Commodities Clearing&lt;br/&gt;House (ICCH) said.&lt;br/&gt; <text:s text:c="3"/>The previous high was 22,583 contracts in December 1986.&lt;br/&gt; <text:s text:c="3"/>The ICCH said the value of the contracts traded in February&lt;br/&gt;was 2.90 billion N.Z. Dlrs.&lt;br/&gt; <text:s text:c="3"/>The seven contracts currently traded on the NZFE are:&lt;br/&gt;five-year government bonds, the share price index, 90-day bank&lt;br/&gt;bills, 90-day prime commercial paper, the U.S. Dollar,&lt;br/&gt;crossbred wool, and wheat.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Yen</text:p>
          </table:table-cell>
          <table:table-cell office:value-type="string">
            <text:p>http://en.wikipedia.org/wiki/Ye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9];&quot;,&quot;;[.AC89];&quot;,&quot;; TEXT([.AK8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LTLYHVI44OSHT9ZFNEE7SBART4X3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GNCPWZ9RNDWXXJ6ZHJNBDTG1VDRCB</text:p>
          </table:table-cell>
          <table:table-cell office:value-type="string">
            <text:p>A1S7M3UYORM9UI</text:p>
          </table:table-cell>
          <table:table-cell office:value-type="string">
            <text:p>Submitted</text:p>
          </table:table-cell>
          <table:table-cell office:value-type="string">
            <text:p>Wed Oct 03 05:37:11 GMT 2012</text:p>
          </table:table-cell>
          <table:table-cell office:value-type="string">
            <text:p>Wed Oct 03 05:37:33 GMT 2012</text:p>
          </table:table-cell>
          <table:table-cell office:value-type="string">
            <text:p>Tue Oct 09 22:37:33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0425.txt</text:p>
          </table:table-cell>
          <table:table-cell office:value-type="string">
            <text:p>RECORD N.Z. FUTURES VOLUMES TRADED IN FEBRUARY&lt;br/&gt;&lt;br/&gt; <text:s text:c="3"/>WELLINGTON, March 2 - The volume of contracts traded on the&lt;br/&gt;New Zealand Futures Exchange (NZFE) reached a record 25,559&lt;br/&gt;contracts in February, the International Commodities Clearing&lt;br/&gt;House (ICCH) said.&lt;br/&gt; <text:s text:c="3"/>The previous high was 22,583 contracts in December 1986.&lt;br/&gt; <text:s text:c="3"/>The ICCH said the value of the contracts traded in February&lt;br/&gt;was 2.90 billion N.Z. Dlrs.&lt;br/&gt; <text:s text:c="3"/>The seven contracts currently traded on the NZFE are:&lt;br/&gt;five-year government bonds, the share price index, 90-day bank&lt;br/&gt;bills, 90-day prime commercial paper, the U.S. Dollar,&lt;br/&gt;crossbred wool, and wheat.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Yen</text:p>
          </table:table-cell>
          <table:table-cell office:value-type="string">
            <text:p>http://en.wikipedia.org/wiki/Ye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0];&quot;,&quot;;[.AC90];&quot;,&quot;; TEXT([.AK9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TLYHVI44OSHT9ZFNEE7SBART4X3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IBIA0RYNJ922S8R7F2MRTUH5QN83T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6:04 GMT 2012</text:p>
          </table:table-cell>
          <table:table-cell office:value-type="string">
            <text:p>Wed Oct 03 08:57:16 GMT 2012</text:p>
          </table:table-cell>
          <table:table-cell office:value-type="string">
            <text:p>Wed Oct 10 01:57:16 PDT 2012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0425.txt</text:p>
          </table:table-cell>
          <table:table-cell office:value-type="string">
            <text:p>RECORD N.Z. FUTURES VOLUMES TRADED IN FEBRUARY&lt;br/&gt;&lt;br/&gt; <text:s text:c="3"/>WELLINGTON, March 2 - The volume of contracts traded on the&lt;br/&gt;New Zealand Futures Exchange (NZFE) reached a record 25,559&lt;br/&gt;contracts in February, the International Commodities Clearing&lt;br/&gt;House (ICCH) said.&lt;br/&gt; <text:s text:c="3"/>The previous high was 22,583 contracts in December 1986.&lt;br/&gt; <text:s text:c="3"/>The ICCH said the value of the contracts traded in February&lt;br/&gt;was 2.90 billion N.Z. Dlrs.&lt;br/&gt; <text:s text:c="3"/>The seven contracts currently traded on the NZFE are:&lt;br/&gt;five-year government bonds, the share price index, 90-day bank&lt;br/&gt;bills, 90-day prime commercial paper, the U.S. Dollar,&lt;br/&gt;crossbred wool, and wheat.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Yen</text:p>
          </table:table-cell>
          <table:table-cell office:value-type="string">
            <text:p>http://en.wikipedia.org/wiki/Ye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1];&quot;,&quot;;[.AC91];&quot;,&quot;; TEXT([.AK9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T7WZ9RNDWIOAAGCZXUD1GU15M6ET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1Q0LWSBRI8I9KQ31JZJPSTLIX41DY</text:p>
          </table:table-cell>
          <table:table-cell office:value-type="string">
            <text:p>A2GGLNW12U98M4</text:p>
          </table:table-cell>
          <table:table-cell office:value-type="string">
            <text:p>Submitted</text:p>
          </table:table-cell>
          <table:table-cell office:value-type="string">
            <text:p>Wed Oct 03 07:54:55 GMT 2012</text:p>
          </table:table-cell>
          <table:table-cell office:value-type="string">
            <text:p>Wed Oct 03 07:55:33 GMT 2012</text:p>
          </table:table-cell>
          <table:table-cell office:value-type="string">
            <text:p>Wed Oct 10 00:55:33 PDT 20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nat-gas/17416.txt</text:p>
          </table:table-cell>
          <table:table-cell office:value-type="string">
            <text:p>GAS GROWTH SEEN HURT BY REGULATORY UNCERTAINTY&lt;br/&gt; <text:s text:c="3"/>By NAILENE CHOU WIEST, Reuters&lt;br/&gt;&lt;br/&gt; <text:s text:c="3"/>NEW YORK, April 29 - Demand for natural gas has failed to&lt;br/&gt;grow in proportion to the decline in oil deliveries because of&lt;br/&gt;concerns over unresolved regulatory issues in the United&lt;br/&gt;States, said industry analysts and gas utility company sources.&lt;br/&gt; <text:s text:c="3"/>&amp;quot;Natural gas is not free to compete,&amp;quot; said Larry Makovich,&lt;br/&gt;director of utilities service at Data Resources Inc, &amp;quot;problems&lt;br/&gt;on pipeline open access and take-or-pay liabilities still weigh&lt;br/&gt;heavily on end-users&amp;apos; decision to switch to natural gas.&amp;quot;&lt;br/&gt; <text:s text:c="3"/>A manager with an East Coast gas distribution company,&lt;br/&gt;agreed that reluctance among end-users often stemmed from fear&lt;br/&gt;of unresolved regulatory issues.&lt;br/&gt; <text:s text:c="3"/>&amp;quot;The fact that at the federal level open access is not yet&lt;br/&gt;firmly in place threatens to impede free flow of natural gas&lt;br/&gt;from producers to consumers,&amp;quot; he said.&lt;br/&gt; <text:s text:c="4"/>Michael German, an economist with the American Gas&lt;br/&gt;Association, said while a significant amount of gas was now&lt;br/&gt;replacing oil in dual-fuel boilers, the progress of expanding&lt;br/&gt;the marketshare of gas was slow. First quarter natural gas&lt;br/&gt;consumption data is not available until June.&lt;br/&gt; <text:s text:c="3"/>In the first three months of 1987, residual fuel demand&lt;br/&gt;fell by an average of 55,000 barrels per day, according to the&lt;br/&gt;American Petroleum Institute. Natural gas, however, was not&lt;br/&gt;able to take full advantage of the decline in oil consumption.&lt;br/&gt; <text:s text:c="3"/>AGA&amp;apos;s German said that while industrial consumers were&lt;br/&gt;concerned with regulatory issues in their long-range capital&lt;br/&gt;investment decisions, in the dual-fuel boiler market relied on&lt;br/&gt;spot purchases.&lt;br/&gt; <text:s text:c="3"/>&amp;quot;With all the capability of switching (from oil to natural&lt;br/&gt;gas) already there, price of the fuel is the only concern,&amp;quot; he&lt;br/&gt;said, adding that compared with the same period last year,&lt;br/&gt;January natural gas price at burner tip is 16 pct lower for&lt;br/&gt;industrial users and 32 pct lower for utilities.&lt;br/&gt; <text:s text:c="3"/>German attributed the sluggish performance of natural gas&lt;br/&gt;to lower demand in the utility sector as a whole.&lt;br/&gt; <text:s text:c="3"/>&amp;quot;March was warmer than normal, which cut down gas&lt;br/&gt;consumption not only in home heating but also in electricity&lt;br/&gt;generation,&amp;quot; he said.&lt;br/&gt; <text:s text:c="4"/>In March, according to API monthly statistics, residual&lt;br/&gt;fuel deliveries fell by 13.6 pct to 1.2 mln barrels per day&lt;br/&gt;from the same period a year ago.&lt;br/&gt; <text:s text:c="3"/>While API specifically mentioned lower natural gas prices&lt;br/&gt;had put residual fuel at a price disadvantage among electric&lt;br/&gt;utilities and industrial users, industry analysts believed the&lt;br/&gt;role of natural gas was over-stated.&lt;br/&gt; <text:s text:c="3"/>Makovich of DRI noted much of the decline in oil in the&lt;br/&gt;fuel mix was taken up by new nuclear capacity coming on stream&lt;br/&gt;in the last few years.&lt;br/&gt; <text:s text:c="3"/>Nuclear capacity rose nine pct in 1986, and he projected&lt;br/&gt;the same rate of growth for 1987 and 11 pct growth in 1988. &lt;br/&gt; <text:s text:c="3"/>In contrast, oil and gas together represented only 15 pct&lt;br/&gt;of the fuel mix in 1986 and should decline to 13 pct by 1989,&lt;br/&gt;he said. Within this sector, gas share fell to 66 pct in 1986&lt;br/&gt;from 76 pct a year ago due to competition from falling oil&lt;br/&gt;prices, he added. But this year, gas was expected to recapture&lt;br/&gt;only two pct of the share, Makovich said.&lt;br/&gt; <text:s text:c="3"/>Michael German of AGA agreed and said, &amp;quot;Nevertheless,&lt;br/&gt;outlet for several hundred billion cubic feet of gas a year is&lt;br/&gt;significant in a glutted market.&amp;quot;&lt;br/&gt; Reuter&lt;br/&gt;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 office:value-type="string">
            <text:p>History of the petroleum industry in Canada (natural gas)</text:p>
          </table:table-cell>
          <table:table-cell office:value-type="string">
            <text:p>http://en.wikipedia.org/wiki/History_of_the_petroleum_industry_in_Canada_(natural_gas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2];&quot;,&quot;;[.AC92];&quot;,&quot;; TEXT([.AK9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7WZ9RNDWIOAAGCZXUD1GU15M6ET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LJI8IUB2YU9NS5X0V23T0FBQ347JI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6:09 GMT 2012</text:p>
          </table:table-cell>
          <table:table-cell office:value-type="string">
            <text:p>Wed Oct 03 09:16:14 GMT 2012</text:p>
          </table:table-cell>
          <table:table-cell office:value-type="string">
            <text:p>Wed Oct 10 02:16:14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nat-gas/17416.txt</text:p>
          </table:table-cell>
          <table:table-cell office:value-type="string">
            <text:p>GAS GROWTH SEEN HURT BY REGULATORY UNCERTAINTY&lt;br/&gt; <text:s text:c="3"/>By NAILENE CHOU WIEST, Reuters&lt;br/&gt;&lt;br/&gt; <text:s text:c="3"/>NEW YORK, April 29 - Demand for natural gas has failed to&lt;br/&gt;grow in proportion to the decline in oil deliveries because of&lt;br/&gt;concerns over unresolved regulatory issues in the United&lt;br/&gt;States, said industry analysts and gas utility company sources.&lt;br/&gt; <text:s text:c="3"/>&amp;quot;Natural gas is not free to compete,&amp;quot; said Larry Makovich,&lt;br/&gt;director of utilities service at Data Resources Inc, &amp;quot;problems&lt;br/&gt;on pipeline open access and take-or-pay liabilities still weigh&lt;br/&gt;heavily on end-users&amp;apos; decision to switch to natural gas.&amp;quot;&lt;br/&gt; <text:s text:c="3"/>A manager with an East Coast gas distribution company,&lt;br/&gt;agreed that reluctance among end-users often stemmed from fear&lt;br/&gt;of unresolved regulatory issues.&lt;br/&gt; <text:s text:c="3"/>&amp;quot;The fact that at the federal level open access is not yet&lt;br/&gt;firmly in place threatens to impede free flow of natural gas&lt;br/&gt;from producers to consumers,&amp;quot; he said.&lt;br/&gt; <text:s text:c="4"/>Michael German, an economist with the American Gas&lt;br/&gt;Association, said while a significant amount of gas was now&lt;br/&gt;replacing oil in dual-fuel boilers, the progress of expanding&lt;br/&gt;the marketshare of gas was slow. First quarter natural gas&lt;br/&gt;consumption data is not available until June.&lt;br/&gt; <text:s text:c="3"/>In the first three months of 1987, residual fuel demand&lt;br/&gt;fell by an average of 55,000 barrels per day, according to the&lt;br/&gt;American Petroleum Institute. Natural gas, however, was not&lt;br/&gt;able to take full advantage of the decline in oil consumption.&lt;br/&gt; <text:s text:c="3"/>AGA&amp;apos;s German said that while industrial consumers were&lt;br/&gt;concerned with regulatory issues in their long-range capital&lt;br/&gt;investment decisions, in the dual-fuel boiler market relied on&lt;br/&gt;spot purchases.&lt;br/&gt; <text:s text:c="3"/>&amp;quot;With all the capability of switching (from oil to natural&lt;br/&gt;gas) already there, price of the fuel is the only concern,&amp;quot; he&lt;br/&gt;said, adding that compared with the same period last year,&lt;br/&gt;January natural gas price at burner tip is 16 pct lower for&lt;br/&gt;industrial users and 32 pct lower for utilities.&lt;br/&gt; <text:s text:c="3"/>German attributed the sluggish performance of natural gas&lt;br/&gt;to lower demand in the utility sector as a whole.&lt;br/&gt; <text:s text:c="3"/>&amp;quot;March was warmer than normal, which cut down gas&lt;br/&gt;consumption not only in home heating but also in electricity&lt;br/&gt;generation,&amp;quot; he said.&lt;br/&gt; <text:s text:c="4"/>In March, according to API monthly statistics, residual&lt;br/&gt;fuel deliveries fell by 13.6 pct to 1.2 mln barrels per day&lt;br/&gt;from the same period a year ago.&lt;br/&gt; <text:s text:c="3"/>While API specifically mentioned lower natural gas prices&lt;br/&gt;had put residual fuel at a price disadvantage among electric&lt;br/&gt;utilities and industrial users, industry analysts believed the&lt;br/&gt;role of natural gas was over-stated.&lt;br/&gt; <text:s text:c="3"/>Makovich of DRI noted much of the decline in oil in the&lt;br/&gt;fuel mix was taken up by new nuclear capacity coming on stream&lt;br/&gt;in the last few years.&lt;br/&gt; <text:s text:c="3"/>Nuclear capacity rose nine pct in 1986, and he projected&lt;br/&gt;the same rate of growth for 1987 and 11 pct growth in 1988. &lt;br/&gt; <text:s text:c="3"/>In contrast, oil and gas together represented only 15 pct&lt;br/&gt;of the fuel mix in 1986 and should decline to 13 pct by 1989,&lt;br/&gt;he said. Within this sector, gas share fell to 66 pct in 1986&lt;br/&gt;from 76 pct a year ago due to competition from falling oil&lt;br/&gt;prices, he added. But this year, gas was expected to recapture&lt;br/&gt;only two pct of the share, Makovich said.&lt;br/&gt; <text:s text:c="3"/>Michael German of AGA agreed and said, &amp;quot;Nevertheless,&lt;br/&gt;outlet for several hundred billion cubic feet of gas a year is&lt;br/&gt;significant in a glutted market.&amp;quot;&lt;br/&gt; Reuter&lt;br/&gt;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 office:value-type="string">
            <text:p>History of the petroleum industry in Canada (natural gas)</text:p>
          </table:table-cell>
          <table:table-cell office:value-type="string">
            <text:p>http://en.wikipedia.org/wiki/History_of_the_petroleum_industry_in_Canada_(natural_gas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3];&quot;,&quot;;[.AC93];&quot;,&quot;; TEXT([.AK9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7WZ9RNDWIOAAGCZXUD1GU15M6ET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LVQ39Z0B6UT3FH9L5JT3RKGWQFXM8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3:59 GMT 2012</text:p>
          </table:table-cell>
          <table:table-cell office:value-type="string">
            <text:p>Wed Oct 03 09:44:25 GMT 2012</text:p>
          </table:table-cell>
          <table:table-cell office:value-type="string">
            <text:p>Wed Oct 10 02:44:25 PDT 201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nat-gas/17416.txt</text:p>
          </table:table-cell>
          <table:table-cell office:value-type="string">
            <text:p>GAS GROWTH SEEN HURT BY REGULATORY UNCERTAINTY&lt;br/&gt; <text:s text:c="3"/>By NAILENE CHOU WIEST, Reuters&lt;br/&gt;&lt;br/&gt; <text:s text:c="3"/>NEW YORK, April 29 - Demand for natural gas has failed to&lt;br/&gt;grow in proportion to the decline in oil deliveries because of&lt;br/&gt;concerns over unresolved regulatory issues in the United&lt;br/&gt;States, said industry analysts and gas utility company sources.&lt;br/&gt; <text:s text:c="3"/>&amp;quot;Natural gas is not free to compete,&amp;quot; said Larry Makovich,&lt;br/&gt;director of utilities service at Data Resources Inc, &amp;quot;problems&lt;br/&gt;on pipeline open access and take-or-pay liabilities still weigh&lt;br/&gt;heavily on end-users&amp;apos; decision to switch to natural gas.&amp;quot;&lt;br/&gt; <text:s text:c="3"/>A manager with an East Coast gas distribution company,&lt;br/&gt;agreed that reluctance among end-users often stemmed from fear&lt;br/&gt;of unresolved regulatory issues.&lt;br/&gt; <text:s text:c="3"/>&amp;quot;The fact that at the federal level open access is not yet&lt;br/&gt;firmly in place threatens to impede free flow of natural gas&lt;br/&gt;from producers to consumers,&amp;quot; he said.&lt;br/&gt; <text:s text:c="4"/>Michael German, an economist with the American Gas&lt;br/&gt;Association, said while a significant amount of gas was now&lt;br/&gt;replacing oil in dual-fuel boilers, the progress of expanding&lt;br/&gt;the marketshare of gas was slow. First quarter natural gas&lt;br/&gt;consumption data is not available until June.&lt;br/&gt; <text:s text:c="3"/>In the first three months of 1987, residual fuel demand&lt;br/&gt;fell by an average of 55,000 barrels per day, according to the&lt;br/&gt;American Petroleum Institute. Natural gas, however, was not&lt;br/&gt;able to take full advantage of the decline in oil consumption.&lt;br/&gt; <text:s text:c="3"/>AGA&amp;apos;s German said that while industrial consumers were&lt;br/&gt;concerned with regulatory issues in their long-range capital&lt;br/&gt;investment decisions, in the dual-fuel boiler market relied on&lt;br/&gt;spot purchases.&lt;br/&gt; <text:s text:c="3"/>&amp;quot;With all the capability of switching (from oil to natural&lt;br/&gt;gas) already there, price of the fuel is the only concern,&amp;quot; he&lt;br/&gt;said, adding that compared with the same period last year,&lt;br/&gt;January natural gas price at burner tip is 16 pct lower for&lt;br/&gt;industrial users and 32 pct lower for utilities.&lt;br/&gt; <text:s text:c="3"/>German attributed the sluggish performance of natural gas&lt;br/&gt;to lower demand in the utility sector as a whole.&lt;br/&gt; <text:s text:c="3"/>&amp;quot;March was warmer than normal, which cut down gas&lt;br/&gt;consumption not only in home heating but also in electricity&lt;br/&gt;generation,&amp;quot; he said.&lt;br/&gt; <text:s text:c="4"/>In March, according to API monthly statistics, residual&lt;br/&gt;fuel deliveries fell by 13.6 pct to 1.2 mln barrels per day&lt;br/&gt;from the same period a year ago.&lt;br/&gt; <text:s text:c="3"/>While API specifically mentioned lower natural gas prices&lt;br/&gt;had put residual fuel at a price disadvantage among electric&lt;br/&gt;utilities and industrial users, industry analysts believed the&lt;br/&gt;role of natural gas was over-stated.&lt;br/&gt; <text:s text:c="3"/>Makovich of DRI noted much of the decline in oil in the&lt;br/&gt;fuel mix was taken up by new nuclear capacity coming on stream&lt;br/&gt;in the last few years.&lt;br/&gt; <text:s text:c="3"/>Nuclear capacity rose nine pct in 1986, and he projected&lt;br/&gt;the same rate of growth for 1987 and 11 pct growth in 1988. &lt;br/&gt; <text:s text:c="3"/>In contrast, oil and gas together represented only 15 pct&lt;br/&gt;of the fuel mix in 1986 and should decline to 13 pct by 1989,&lt;br/&gt;he said. Within this sector, gas share fell to 66 pct in 1986&lt;br/&gt;from 76 pct a year ago due to competition from falling oil&lt;br/&gt;prices, he added. But this year, gas was expected to recapture&lt;br/&gt;only two pct of the share, Makovich said.&lt;br/&gt; <text:s text:c="3"/>Michael German of AGA agreed and said, &amp;quot;Nevertheless,&lt;br/&gt;outlet for several hundred billion cubic feet of gas a year is&lt;br/&gt;significant in a glutted market.&amp;quot;&lt;br/&gt; Reuter&lt;br/&gt;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 office:value-type="string">
            <text:p>History of the petroleum industry in Canada (natural gas)</text:p>
          </table:table-cell>
          <table:table-cell office:value-type="string">
            <text:p>http://en.wikipedia.org/wiki/History_of_the_petroleum_industry_in_Canada_(natural_gas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4];&quot;,&quot;;[.AC94];&quot;,&quot;; TEXT([.AK9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WTNFSVGULF3OEG1DX71NS3N0BCM8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1DFQ0ONNVRHGT5TGO7RJ76N238LU2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45:24 GMT 2012</text:p>
          </table:table-cell>
          <table:table-cell office:value-type="string">
            <text:p>Wed Oct 03 09:45:56 GMT 2012</text:p>
          </table:table-cell>
          <table:table-cell office:value-type="string">
            <text:p>Wed Oct 10 02:45:56 PDT 201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4931.txt</text:p>
          </table:table-cell>
          <table:table-cell office:value-type="string">
            <text:p>POEHL WARNS AGAINST FURTHER DOLLAR FALL&lt;br/&gt;&lt;br/&gt; <text:s text:c="3"/>WASHINGTON, April 8 - Bundesbank President Karl Otto Poehl&lt;br/&gt;said a weaker dollar would be risky and a further appreciation&lt;br/&gt;of the mark would damage prospects for sustained West German&lt;br/&gt;economic growth.&lt;br/&gt; <text:s text:c="3"/>In a speech to the Institute of Contempory German Affairs&lt;br/&gt;here, Poehl said &amp;quot;It would be an extremely risky policy to aim&lt;br/&gt;for a further substantial decline in the value of the dollar to&lt;br/&gt;correct the trade deficit.&amp;quot;&lt;br/&gt; <text:s text:c="3"/>He said the United States could face a vicious circle of&lt;br/&gt;depreciation, inflation and more depreciation if it took that&lt;br/&gt;route.&lt;br/&gt; <text:s text:c="3"/>Poehl noted West Germany had already taken steps to meet&lt;br/&gt;U.S. Demands for greater stimulation of its domestic economy,&lt;br/&gt;accelerating tax cuts, cutting interest rates and tolerating&lt;br/&gt;above-target money supply growth.&lt;br/&gt; <text:s text:c="3"/>He said he would have been happy to have brought forward&lt;br/&gt;five billion marks of tax cuts now planned for January 1988 to&lt;br/&gt;the beginning of this year, but he said the government faced&lt;br/&gt;political constraints getting such measures through the upper&lt;br/&gt;house of the West German parliament.&lt;br/&gt; <text:s text:c="3"/>But there were also limits to the impact West Germany could&lt;br/&gt;accept on exports from a rising mark, he said.&lt;br/&gt; <text:s text:c="3"/>Poehl said West Germany relied on exports for about&lt;br/&gt;one-third of its gross national product, so a substantial&lt;br/&gt;erosion of export markets could not be offset by increasing&lt;br/&gt;demand at home.&lt;br/&gt; <text:s text:c="3"/>&amp;quot;A further appreciation of the mark could even be an&lt;br/&gt;obstacle to further growth,&amp;quot; he said.&lt;br/&gt; <text:s text:c="3"/>Poehl said the Bundesbank had tolerated rapid money supply&lt;br/&gt;growth last year because the country enjoyed low inflation and&lt;br/&gt;because external factors, including low oil prices and&lt;br/&gt;favourable terms of trade, had given some extra leeway.&lt;br/&gt; <text:s text:c="3"/>But Poehl said West Germany now faced a difficult dilemma&lt;br/&gt;over monetary policy.&lt;br/&gt; <text:s text:c="3"/>The underlying rate of inflation was now two pct, not the&lt;br/&gt;reported negative inflation rates last year, and West Germany&lt;br/&gt;was affected more than before by exchange rate developments.&lt;br/&gt; <text:s text:c="3"/>&amp;quot;For the time being, we will have to focus our policy more&lt;br/&gt;on the external side, and we can live with a more expansionary&lt;br/&gt;money supply. But we must be very careful,&amp;quot; he said.&lt;br/&gt; <text:s text:c="3"/>He said he shared some of the U.S. Concern about Japan&amp;apos;s&lt;br/&gt;trade surpluses, which affected European countries as well as&lt;br/&gt;the United States.&lt;br/&gt; <text:s text:c="3"/>Poehl welcomed the so-called Louvre accord of monetary&lt;br/&gt;officials of major industrialized countries, saying the&lt;br/&gt;importance of the February 22 agreement to stabilize exchange&lt;br/&gt;rates had been underestimated.&lt;br/&gt; <text:s text:c="3"/>All partners had agreed that the dollar was at about the&lt;br/&gt;right level, and that further changes would damage growth, he&lt;br/&gt;said.&lt;br/&gt; <text:s text:c="3"/>&amp;quot;This was a remarkable change in attitude, especially on the&lt;br/&gt;part of our American colleagues,&amp;quot; he said.&lt;br/&gt; <text:s text:c="3"/>But he said there was still a danger that the correction of&lt;br/&gt;the dollar&amp;apos;s value could overshoot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Weimar Republic</text:p>
          </table:table-cell>
          <table:table-cell office:value-type="string">
            <text:p>http://en.wikipedia.org/wiki/Weimar_Republic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5];&quot;,&quot;;[.AC95];&quot;,&quot;; TEXT([.AK9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WTNFSVGULF3OEG1DX71NS3N0BCM8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P64EGDHDM250H6EU9N6PEZ6V8MCMG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9:35 GMT 2012</text:p>
          </table:table-cell>
          <table:table-cell office:value-type="string">
            <text:p>Wed Oct 03 07:39:58 GMT 2012</text:p>
          </table:table-cell>
          <table:table-cell office:value-type="string">
            <text:p>Wed Oct 10 00:39:58 PDT 2012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4931.txt</text:p>
          </table:table-cell>
          <table:table-cell office:value-type="string">
            <text:p>POEHL WARNS AGAINST FURTHER DOLLAR FALL&lt;br/&gt;&lt;br/&gt; <text:s text:c="3"/>WASHINGTON, April 8 - Bundesbank President Karl Otto Poehl&lt;br/&gt;said a weaker dollar would be risky and a further appreciation&lt;br/&gt;of the mark would damage prospects for sustained West German&lt;br/&gt;economic growth.&lt;br/&gt; <text:s text:c="3"/>In a speech to the Institute of Contempory German Affairs&lt;br/&gt;here, Poehl said &amp;quot;It would be an extremely risky policy to aim&lt;br/&gt;for a further substantial decline in the value of the dollar to&lt;br/&gt;correct the trade deficit.&amp;quot;&lt;br/&gt; <text:s text:c="3"/>He said the United States could face a vicious circle of&lt;br/&gt;depreciation, inflation and more depreciation if it took that&lt;br/&gt;route.&lt;br/&gt; <text:s text:c="3"/>Poehl noted West Germany had already taken steps to meet&lt;br/&gt;U.S. Demands for greater stimulation of its domestic economy,&lt;br/&gt;accelerating tax cuts, cutting interest rates and tolerating&lt;br/&gt;above-target money supply growth.&lt;br/&gt; <text:s text:c="3"/>He said he would have been happy to have brought forward&lt;br/&gt;five billion marks of tax cuts now planned for January 1988 to&lt;br/&gt;the beginning of this year, but he said the government faced&lt;br/&gt;political constraints getting such measures through the upper&lt;br/&gt;house of the West German parliament.&lt;br/&gt; <text:s text:c="3"/>But there were also limits to the impact West Germany could&lt;br/&gt;accept on exports from a rising mark, he said.&lt;br/&gt; <text:s text:c="3"/>Poehl said West Germany relied on exports for about&lt;br/&gt;one-third of its gross national product, so a substantial&lt;br/&gt;erosion of export markets could not be offset by increasing&lt;br/&gt;demand at home.&lt;br/&gt; <text:s text:c="3"/>&amp;quot;A further appreciation of the mark could even be an&lt;br/&gt;obstacle to further growth,&amp;quot; he said.&lt;br/&gt; <text:s text:c="3"/>Poehl said the Bundesbank had tolerated rapid money supply&lt;br/&gt;growth last year because the country enjoyed low inflation and&lt;br/&gt;because external factors, including low oil prices and&lt;br/&gt;favourable terms of trade, had given some extra leeway.&lt;br/&gt; <text:s text:c="3"/>But Poehl said West Germany now faced a difficult dilemma&lt;br/&gt;over monetary policy.&lt;br/&gt; <text:s text:c="3"/>The underlying rate of inflation was now two pct, not the&lt;br/&gt;reported negative inflation rates last year, and West Germany&lt;br/&gt;was affected more than before by exchange rate developments.&lt;br/&gt; <text:s text:c="3"/>&amp;quot;For the time being, we will have to focus our policy more&lt;br/&gt;on the external side, and we can live with a more expansionary&lt;br/&gt;money supply. But we must be very careful,&amp;quot; he said.&lt;br/&gt; <text:s text:c="3"/>He said he shared some of the U.S. Concern about Japan&amp;apos;s&lt;br/&gt;trade surpluses, which affected European countries as well as&lt;br/&gt;the United States.&lt;br/&gt; <text:s text:c="3"/>Poehl welcomed the so-called Louvre accord of monetary&lt;br/&gt;officials of major industrialized countries, saying the&lt;br/&gt;importance of the February 22 agreement to stabilize exchange&lt;br/&gt;rates had been underestimated.&lt;br/&gt; <text:s text:c="3"/>All partners had agreed that the dollar was at about the&lt;br/&gt;right level, and that further changes would damage growth, he&lt;br/&gt;said.&lt;br/&gt; <text:s text:c="3"/>&amp;quot;This was a remarkable change in attitude, especially on the&lt;br/&gt;part of our American colleagues,&amp;quot; he said.&lt;br/&gt; <text:s text:c="3"/>But he said there was still a danger that the correction of&lt;br/&gt;the dollar&amp;apos;s value could overshoot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Weimar Republic</text:p>
          </table:table-cell>
          <table:table-cell office:value-type="string">
            <text:p>http://en.wikipedia.org/wiki/Weimar_Republic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6];&quot;,&quot;;[.AC96];&quot;,&quot;; TEXT([.AK9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WTNFSVGULF3OEG1DX71NS3N0BCM8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1 GMT 2012</text:p>
          </table:table-cell>
          <table:table-cell table:number-columns-repeated="2"/>
          <table:table-cell office:value-type="string">
            <text:p>2QXR98D8J3VEM5GX0XPCO3MCR2YGWR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9:51 GMT 2012</text:p>
          </table:table-cell>
          <table:table-cell office:value-type="string">
            <text:p>Wed Oct 03 09:50:19 GMT 2012</text:p>
          </table:table-cell>
          <table:table-cell office:value-type="string">
            <text:p>Wed Oct 10 02:50:19 PDT 2012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4931.txt</text:p>
          </table:table-cell>
          <table:table-cell office:value-type="string">
            <text:p>POEHL WARNS AGAINST FURTHER DOLLAR FALL&lt;br/&gt;&lt;br/&gt; <text:s text:c="3"/>WASHINGTON, April 8 - Bundesbank President Karl Otto Poehl&lt;br/&gt;said a weaker dollar would be risky and a further appreciation&lt;br/&gt;of the mark would damage prospects for sustained West German&lt;br/&gt;economic growth.&lt;br/&gt; <text:s text:c="3"/>In a speech to the Institute of Contempory German Affairs&lt;br/&gt;here, Poehl said &amp;quot;It would be an extremely risky policy to aim&lt;br/&gt;for a further substantial decline in the value of the dollar to&lt;br/&gt;correct the trade deficit.&amp;quot;&lt;br/&gt; <text:s text:c="3"/>He said the United States could face a vicious circle of&lt;br/&gt;depreciation, inflation and more depreciation if it took that&lt;br/&gt;route.&lt;br/&gt; <text:s text:c="3"/>Poehl noted West Germany had already taken steps to meet&lt;br/&gt;U.S. Demands for greater stimulation of its domestic economy,&lt;br/&gt;accelerating tax cuts, cutting interest rates and tolerating&lt;br/&gt;above-target money supply growth.&lt;br/&gt; <text:s text:c="3"/>He said he would have been happy to have brought forward&lt;br/&gt;five billion marks of tax cuts now planned for January 1988 to&lt;br/&gt;the beginning of this year, but he said the government faced&lt;br/&gt;political constraints getting such measures through the upper&lt;br/&gt;house of the West German parliament.&lt;br/&gt; <text:s text:c="3"/>But there were also limits to the impact West Germany could&lt;br/&gt;accept on exports from a rising mark, he said.&lt;br/&gt; <text:s text:c="3"/>Poehl said West Germany relied on exports for about&lt;br/&gt;one-third of its gross national product, so a substantial&lt;br/&gt;erosion of export markets could not be offset by increasing&lt;br/&gt;demand at home.&lt;br/&gt; <text:s text:c="3"/>&amp;quot;A further appreciation of the mark could even be an&lt;br/&gt;obstacle to further growth,&amp;quot; he said.&lt;br/&gt; <text:s text:c="3"/>Poehl said the Bundesbank had tolerated rapid money supply&lt;br/&gt;growth last year because the country enjoyed low inflation and&lt;br/&gt;because external factors, including low oil prices and&lt;br/&gt;favourable terms of trade, had given some extra leeway.&lt;br/&gt; <text:s text:c="3"/>But Poehl said West Germany now faced a difficult dilemma&lt;br/&gt;over monetary policy.&lt;br/&gt; <text:s text:c="3"/>The underlying rate of inflation was now two pct, not the&lt;br/&gt;reported negative inflation rates last year, and West Germany&lt;br/&gt;was affected more than before by exchange rate developments.&lt;br/&gt; <text:s text:c="3"/>&amp;quot;For the time being, we will have to focus our policy more&lt;br/&gt;on the external side, and we can live with a more expansionary&lt;br/&gt;money supply. But we must be very careful,&amp;quot; he said.&lt;br/&gt; <text:s text:c="3"/>He said he shared some of the U.S. Concern about Japan&amp;apos;s&lt;br/&gt;trade surpluses, which affected European countries as well as&lt;br/&gt;the United States.&lt;br/&gt; <text:s text:c="3"/>Poehl welcomed the so-called Louvre accord of monetary&lt;br/&gt;officials of major industrialized countries, saying the&lt;br/&gt;importance of the February 22 agreement to stabilize exchange&lt;br/&gt;rates had been underestimated.&lt;br/&gt; <text:s text:c="3"/>All partners had agreed that the dollar was at about the&lt;br/&gt;right level, and that further changes would damage growth, he&lt;br/&gt;said.&lt;br/&gt; <text:s text:c="3"/>&amp;quot;This was a remarkable change in attitude, especially on the&lt;br/&gt;part of our American colleagues,&amp;quot; he said.&lt;br/&gt; <text:s text:c="3"/>But he said there was still a danger that the correction of&lt;br/&gt;the dollar&amp;apos;s value could overshoot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Weimar Republic</text:p>
          </table:table-cell>
          <table:table-cell office:value-type="string">
            <text:p>http://en.wikipedia.org/wiki/Weimar_Republic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7];&quot;,&quot;;[.AC97];&quot;,&quot;; TEXT([.AK9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4BBJ3MMDX5F4GBB9U8BHMDXQ6RZD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5CI62NJQ217H8XEXRXBSLCVL5HVN3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46:36 GMT 2012</text:p>
          </table:table-cell>
          <table:table-cell office:value-type="string">
            <text:p>Wed Oct 03 09:47:16 GMT 2012</text:p>
          </table:table-cell>
          <table:table-cell office:value-type="string">
            <text:p>Wed Oct 10 02:47:16 PDT 2012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12654.txt</text:p>
          </table:table-cell>
          <table:table-cell office:value-type="string">
            <text:p>NIGERIAN NAIRA FIRMS AFTER RULE CHANGE&lt;br/&gt;&lt;br/&gt; <text:s text:c="3"/>LAGOS, April 2 - The Nigerian naira firmed <text:s/>against the&lt;br/&gt;dollar, banking sources said, after the rules governing foreign&lt;br/&gt;exchange auctions at the central bank were changed.&lt;br/&gt; <text:s text:c="3"/>The marginal rate set at today&amp;apos;s auction, from which&lt;br/&gt;reporters were barred for the first time since the sessions&lt;br/&gt;began last September, was 3.7001 to the dollar compared with&lt;br/&gt;4.0002 at the last session on March 19, the sources said.&lt;br/&gt; <text:s text:c="3"/>Under the new system unveiled on March 20 and in operation&lt;br/&gt;for the first time today, bidding banks must pay for foreign&lt;br/&gt;exchange at the rate they bid, rather than as previously at the&lt;br/&gt;rate of the lowest successful bid.&lt;br/&gt; <text:s text:c="3"/>The measure was aimed at discouraging banks from bidding&lt;br/&gt;high and thus driving down the naira&amp;apos;s value. But banking&lt;br/&gt;sources and other analysts said demand for foreign exchange&lt;br/&gt;remained sharply higher than the available funds.&lt;br/&gt; <text:s text:c="3"/>Henceforth the sessions will be held every fortnight,&lt;br/&gt;instead of weekly, and today only 80 mln dlrs was on offer&lt;br/&gt;compared with the 50 mln dlrs usually on sale each week.&lt;br/&gt; <text:s text:c="3"/>The rule change appeared to have an immediate impact on&lt;br/&gt;bids. Today&amp;apos;s highest bid was 4.06 to the dollar, compared with&lt;br/&gt;a top bid of 4.25 two weeks ago.&lt;br/&gt; <text:s text:c="3"/>Banks who bid higher than the marginal rate will be able to&lt;br/&gt;pass on their rate to their customers, while the marginal rate&lt;br/&gt;will only act as a marker for transactions.&lt;br/&gt; REUTER&lt;br/&gt;</text:p>
          </table:table-cell>
          <table:table-cell office:value-type="string">
            <text:p>Banks</text:p>
          </table:table-cell>
          <table:table-cell office:value-type="string">
            <text:p>http://en.wikipedia.org/wiki/Banks</text:p>
          </table:table-cell>
          <table:table-cell office:value-type="string">
            <text:p>Sheila Dikshit</text:p>
          </table:table-cell>
          <table:table-cell office:value-type="string">
            <text:p>http://en.wikipedia.org/wiki/Sheila_Dikshi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8];&quot;,&quot;;[.AC98];&quot;,&quot;; TEXT([.AK98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4BBJ3MMDX5F4GBB9U8BHMDXQ6RZD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7P2Q45UUKQODPBN3BESGOG08USCUB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2:36 GMT 2012</text:p>
          </table:table-cell>
          <table:table-cell office:value-type="string">
            <text:p>Wed Oct 03 08:52:44 GMT 2012</text:p>
          </table:table-cell>
          <table:table-cell office:value-type="string">
            <text:p>Wed Oct 10 01:52:44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12654.txt</text:p>
          </table:table-cell>
          <table:table-cell office:value-type="string">
            <text:p>NIGERIAN NAIRA FIRMS AFTER RULE CHANGE&lt;br/&gt;&lt;br/&gt; <text:s text:c="3"/>LAGOS, April 2 - The Nigerian naira firmed <text:s/>against the&lt;br/&gt;dollar, banking sources said, after the rules governing foreign&lt;br/&gt;exchange auctions at the central bank were changed.&lt;br/&gt; <text:s text:c="3"/>The marginal rate set at today&amp;apos;s auction, from which&lt;br/&gt;reporters were barred for the first time since the sessions&lt;br/&gt;began last September, was 3.7001 to the dollar compared with&lt;br/&gt;4.0002 at the last session on March 19, the sources said.&lt;br/&gt; <text:s text:c="3"/>Under the new system unveiled on March 20 and in operation&lt;br/&gt;for the first time today, bidding banks must pay for foreign&lt;br/&gt;exchange at the rate they bid, rather than as previously at the&lt;br/&gt;rate of the lowest successful bid.&lt;br/&gt; <text:s text:c="3"/>The measure was aimed at discouraging banks from bidding&lt;br/&gt;high and thus driving down the naira&amp;apos;s value. But banking&lt;br/&gt;sources and other analysts said demand for foreign exchange&lt;br/&gt;remained sharply higher than the available funds.&lt;br/&gt; <text:s text:c="3"/>Henceforth the sessions will be held every fortnight,&lt;br/&gt;instead of weekly, and today only 80 mln dlrs was on offer&lt;br/&gt;compared with the 50 mln dlrs usually on sale each week.&lt;br/&gt; <text:s text:c="3"/>The rule change appeared to have an immediate impact on&lt;br/&gt;bids. Today&amp;apos;s highest bid was 4.06 to the dollar, compared with&lt;br/&gt;a top bid of 4.25 two weeks ago.&lt;br/&gt; <text:s text:c="3"/>Banks who bid higher than the marginal rate will be able to&lt;br/&gt;pass on their rate to their customers, while the marginal rate&lt;br/&gt;will only act as a marker for transactions.&lt;br/&gt; REUTER&lt;br/&gt;</text:p>
          </table:table-cell>
          <table:table-cell office:value-type="string">
            <text:p>Banks</text:p>
          </table:table-cell>
          <table:table-cell office:value-type="string">
            <text:p>http://en.wikipedia.org/wiki/Banks</text:p>
          </table:table-cell>
          <table:table-cell office:value-type="string">
            <text:p>Sheila Dikshit</text:p>
          </table:table-cell>
          <table:table-cell office:value-type="string">
            <text:p>http://en.wikipedia.org/wiki/Sheila_Dikshi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9];&quot;,&quot;;[.AC99];&quot;,&quot;; TEXT([.AK99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4BBJ3MMDX5F4GBB9U8BHMDXQ6RZD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C8MMEGOOGQSRVUNHKTSMIUU1UNCC3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43 GMT 2012</text:p>
          </table:table-cell>
          <table:table-cell office:value-type="string">
            <text:p>Wed Oct 03 09:30:47 GMT 2012</text:p>
          </table:table-cell>
          <table:table-cell office:value-type="string">
            <text:p>Wed Oct 10 02:30:47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12654.txt</text:p>
          </table:table-cell>
          <table:table-cell office:value-type="string">
            <text:p>NIGERIAN NAIRA FIRMS AFTER RULE CHANGE&lt;br/&gt;&lt;br/&gt; <text:s text:c="3"/>LAGOS, April 2 - The Nigerian naira firmed <text:s/>against the&lt;br/&gt;dollar, banking sources said, after the rules governing foreign&lt;br/&gt;exchange auctions at the central bank were changed.&lt;br/&gt; <text:s text:c="3"/>The marginal rate set at today&amp;apos;s auction, from which&lt;br/&gt;reporters were barred for the first time since the sessions&lt;br/&gt;began last September, was 3.7001 to the dollar compared with&lt;br/&gt;4.0002 at the last session on March 19, the sources said.&lt;br/&gt; <text:s text:c="3"/>Under the new system unveiled on March 20 and in operation&lt;br/&gt;for the first time today, bidding banks must pay for foreign&lt;br/&gt;exchange at the rate they bid, rather than as previously at the&lt;br/&gt;rate of the lowest successful bid.&lt;br/&gt; <text:s text:c="3"/>The measure was aimed at discouraging banks from bidding&lt;br/&gt;high and thus driving down the naira&amp;apos;s value. But banking&lt;br/&gt;sources and other analysts said demand for foreign exchange&lt;br/&gt;remained sharply higher than the available funds.&lt;br/&gt; <text:s text:c="3"/>Henceforth the sessions will be held every fortnight,&lt;br/&gt;instead of weekly, and today only 80 mln dlrs was on offer&lt;br/&gt;compared with the 50 mln dlrs usually on sale each week.&lt;br/&gt; <text:s text:c="3"/>The rule change appeared to have an immediate impact on&lt;br/&gt;bids. Today&amp;apos;s highest bid was 4.06 to the dollar, compared with&lt;br/&gt;a top bid of 4.25 two weeks ago.&lt;br/&gt; <text:s text:c="3"/>Banks who bid higher than the marginal rate will be able to&lt;br/&gt;pass on their rate to their customers, while the marginal rate&lt;br/&gt;will only act as a marker for transactions.&lt;br/&gt; REUTER&lt;br/&gt;</text:p>
          </table:table-cell>
          <table:table-cell office:value-type="string">
            <text:p>Banks</text:p>
          </table:table-cell>
          <table:table-cell office:value-type="string">
            <text:p>http://en.wikipedia.org/wiki/Banks</text:p>
          </table:table-cell>
          <table:table-cell office:value-type="string">
            <text:p>Sheila Dikshit</text:p>
          </table:table-cell>
          <table:table-cell office:value-type="string">
            <text:p>http://en.wikipedia.org/wiki/Sheila_Dikshi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0];&quot;,&quot;;[.AC100];&quot;,&quot;; TEXT([.AK100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ALDHJHP4BDDZPS3F1JXHX3G5T0X4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KMC26DG67D1CCJ5MURCWK2JLVAE76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0:28 GMT 2012</text:p>
          </table:table-cell>
          <table:table-cell office:value-type="string">
            <text:p>Wed Oct 03 09:50:41 GMT 2012</text:p>
          </table:table-cell>
          <table:table-cell office:value-type="string">
            <text:p>Wed Oct 10 02:50:41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11302.txt</text:p>
          </table:table-cell>
          <table:table-cell office:value-type="string">
            <text:p>FIRST CITY INDUSTRIES INC &amp;lt;FCY&amp;gt; 4TH QTR NET&lt;br/&gt;&lt;br/&gt; <text:s text:c="3"/>BEVERLY HILLS, Calif., March 31 -&lt;br/&gt; <text:s text:c="3"/>Opoer shr profit 17 cts vs loss 96 cts&lt;br/&gt; <text:s text:c="3"/>Oper net profit 2,293,000 vs loss 7,110,000&lt;br/&gt; <text:s text:c="3"/>Sales 116.0 mln vs 108.3 mln&lt;br/&gt; <text:s text:c="3"/>Year&lt;br/&gt; <text:s text:c="3"/>Oper shr loss 2.03 dlrs vs loss 2.12 dlrs&lt;br/&gt; <text:s text:c="3"/>Oper net loss 13.8 mln vs loss 11.6 mln&lt;br/&gt; <text:s text:c="3"/>Sales 454.0 mln vs 446.4 mln&lt;br/&gt; <text:s text:c="3"/>NOTE: Net excludes gains from discontinued operations of&lt;br/&gt;10.2 mln dlrs vs 1,985,000 dlrs in quarter and 4,262,000 dlrs&lt;br/&gt;vs 1,320,000 dlrs in year.&lt;br/&gt; Reuter&lt;br/&gt;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1];&quot;,&quot;;[.AC101];&quot;,&quot;; TEXT([.AK10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ALDHJHP4BDDZPS3F1JXHX3G5T0X4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TLUHYW2GTP96JVXC6D1E9YSV9HMRO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39:19 GMT 2012</text:p>
          </table:table-cell>
          <table:table-cell office:value-type="string">
            <text:p>Wed Oct 03 05:42:05 GMT 2012</text:p>
          </table:table-cell>
          <table:table-cell office:value-type="string">
            <text:p>Tue Oct 09 22:42:05 PDT 2012</text:p>
          </table:table-cell>
          <table:table-cell table:number-columns-repeated="3"/>
          <table:table-cell office:value-type="float" office:value="166">
            <text:p>16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11302.txt</text:p>
          </table:table-cell>
          <table:table-cell office:value-type="string">
            <text:p>FIRST CITY INDUSTRIES INC &amp;lt;FCY&amp;gt; 4TH QTR NET&lt;br/&gt;&lt;br/&gt; <text:s text:c="3"/>BEVERLY HILLS, Calif., March 31 -&lt;br/&gt; <text:s text:c="3"/>Opoer shr profit 17 cts vs loss 96 cts&lt;br/&gt; <text:s text:c="3"/>Oper net profit 2,293,000 vs loss 7,110,000&lt;br/&gt; <text:s text:c="3"/>Sales 116.0 mln vs 108.3 mln&lt;br/&gt; <text:s text:c="3"/>Year&lt;br/&gt; <text:s text:c="3"/>Oper shr loss 2.03 dlrs vs loss 2.12 dlrs&lt;br/&gt; <text:s text:c="3"/>Oper net loss 13.8 mln vs loss 11.6 mln&lt;br/&gt; <text:s text:c="3"/>Sales 454.0 mln vs 446.4 mln&lt;br/&gt; <text:s text:c="3"/>NOTE: Net excludes gains from discontinued operations of&lt;br/&gt;10.2 mln dlrs vs 1,985,000 dlrs in quarter and 4,262,000 dlrs&lt;br/&gt;vs 1,320,000 dlrs in year.&lt;br/&gt; Reuter&lt;br/&gt;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Russian Venture Cmpan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102];&quot;,&quot;;[.AC102];&quot;,&quot;; TEXT([.AK10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ALDHJHP4BDDZPS3F1JXHX3G5T0X4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UO4ZMAZHHRR0OE5VXEVZH1KOISKBD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1:26 GMT 2012</text:p>
          </table:table-cell>
          <table:table-cell office:value-type="string">
            <text:p>Wed Oct 03 08:01:31 GMT 2012</text:p>
          </table:table-cell>
          <table:table-cell office:value-type="string">
            <text:p>Wed Oct 10 01:01:31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11302.txt</text:p>
          </table:table-cell>
          <table:table-cell office:value-type="string">
            <text:p>FIRST CITY INDUSTRIES INC &amp;lt;FCY&amp;gt; 4TH QTR NET&lt;br/&gt;&lt;br/&gt; <text:s text:c="3"/>BEVERLY HILLS, Calif., March 31 -&lt;br/&gt; <text:s text:c="3"/>Opoer shr profit 17 cts vs loss 96 cts&lt;br/&gt; <text:s text:c="3"/>Oper net profit 2,293,000 vs loss 7,110,000&lt;br/&gt; <text:s text:c="3"/>Sales 116.0 mln vs 108.3 mln&lt;br/&gt; <text:s text:c="3"/>Year&lt;br/&gt; <text:s text:c="3"/>Oper shr loss 2.03 dlrs vs loss 2.12 dlrs&lt;br/&gt; <text:s text:c="3"/>Oper net loss 13.8 mln vs loss 11.6 mln&lt;br/&gt; <text:s text:c="3"/>Sales 454.0 mln vs 446.4 mln&lt;br/&gt; <text:s text:c="3"/>NOTE: Net excludes gains from discontinued operations of&lt;br/&gt;10.2 mln dlrs vs 1,985,000 dlrs in quarter and 4,262,000 dlrs&lt;br/&gt;vs 1,320,000 dlrs in year.&lt;br/&gt; Reuter&lt;br/&gt;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3];&quot;,&quot;;[.AC103];&quot;,&quot;; TEXT([.AK10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9DQ8H88MQU60ECG2M91ZXX4C6CS9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FKW6NG1FS3NDW7G5PSF7SZL9RDYK9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1:11 GMT 2012</text:p>
          </table:table-cell>
          <table:table-cell office:value-type="string">
            <text:p>Wed Oct 03 09:31:14 GMT 2012</text:p>
          </table:table-cell>
          <table:table-cell office:value-type="string">
            <text:p>Wed Oct 10 02:31:14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1112.txt</text:p>
          </table:table-cell>
          <table:table-cell office:value-type="string">
            <text:p>RTE CORP &amp;lt;RTE&amp;gt; 3RD QTR NET&lt;br/&gt;&lt;br/&gt; <text:s text:c="3"/>BROOKFILED, Wis., Oct 19 -&lt;br/&gt; <text:s text:c="3"/>Shr profit 55 cts vs loss 12 cts&lt;br/&gt; <text:s text:c="3"/>Net profit 3,998,000 vs loss 915,000&lt;br/&gt; <text:s text:c="3"/>Sales 93.8 mln vs 80.9 mln&lt;br/&gt; <text:s text:c="3"/>Nine mths&lt;br/&gt; <text:s text:c="3"/>Shr profit 1.71 dlrs vs profit 95 cts&lt;br/&gt; <text:s text:c="3"/>Net profit 12,641,000 vs profit 7,282,000&lt;br/&gt; <text:s text:c="3"/>Sales 260.9 mln vs 249 mln&lt;br/&gt; <text:s text:c="3"/>Note: 1986 figures include a five mln dlr or 65 cts a share&lt;br/&gt;charge for electronics restructuring and 1.7 mln dlr charge&lt;br/&gt;from early retirement of 12 mln dlrs in long-term notes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Coal Company Zarechnaya</text:p>
          </table:table-cell>
          <table:table-cell office:value-type="string">
            <text:p>http://en.wikipedia.org/wiki/Coal_Company_Zarechnay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4];&quot;,&quot;;[.AC104];&quot;,&quot;; TEXT([.AK10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9DQ8H88MQU60ECG2M91ZXX4C6CS9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T0EBDPGFL6VRYK4G1ED4IOV8MR3IV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0:03 GMT 2012</text:p>
          </table:table-cell>
          <table:table-cell office:value-type="string">
            <text:p>Wed Oct 03 08:10:08 GMT 2012</text:p>
          </table:table-cell>
          <table:table-cell office:value-type="string">
            <text:p>Wed Oct 10 01:10:08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1112.txt</text:p>
          </table:table-cell>
          <table:table-cell office:value-type="string">
            <text:p>RTE CORP &amp;lt;RTE&amp;gt; 3RD QTR NET&lt;br/&gt;&lt;br/&gt; <text:s text:c="3"/>BROOKFILED, Wis., Oct 19 -&lt;br/&gt; <text:s text:c="3"/>Shr profit 55 cts vs loss 12 cts&lt;br/&gt; <text:s text:c="3"/>Net profit 3,998,000 vs loss 915,000&lt;br/&gt; <text:s text:c="3"/>Sales 93.8 mln vs 80.9 mln&lt;br/&gt; <text:s text:c="3"/>Nine mths&lt;br/&gt; <text:s text:c="3"/>Shr profit 1.71 dlrs vs profit 95 cts&lt;br/&gt; <text:s text:c="3"/>Net profit 12,641,000 vs profit 7,282,000&lt;br/&gt; <text:s text:c="3"/>Sales 260.9 mln vs 249 mln&lt;br/&gt; <text:s text:c="3"/>Note: 1986 figures include a five mln dlr or 65 cts a share&lt;br/&gt;charge for electronics restructuring and 1.7 mln dlr charge&lt;br/&gt;from early retirement of 12 mln dlrs in long-term notes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Coal Company Zarechnaya</text:p>
          </table:table-cell>
          <table:table-cell office:value-type="string">
            <text:p>http://en.wikipedia.org/wiki/Coal_Company_Zarechnay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5];&quot;,&quot;;[.AC105];&quot;,&quot;; TEXT([.AK10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9DQ8H88MQU60ECG2M91ZXX4C6CS9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WFCWYB49F9S71528BAOVST5OZ2TPH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51:13 GMT 2012</text:p>
          </table:table-cell>
          <table:table-cell office:value-type="string">
            <text:p>Wed Oct 03 09:51:24 GMT 2012</text:p>
          </table:table-cell>
          <table:table-cell office:value-type="string">
            <text:p>Wed Oct 10 02:51:24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1112.txt</text:p>
          </table:table-cell>
          <table:table-cell office:value-type="string">
            <text:p>RTE CORP &amp;lt;RTE&amp;gt; 3RD QTR NET&lt;br/&gt;&lt;br/&gt; <text:s text:c="3"/>BROOKFILED, Wis., Oct 19 -&lt;br/&gt; <text:s text:c="3"/>Shr profit 55 cts vs loss 12 cts&lt;br/&gt; <text:s text:c="3"/>Net profit 3,998,000 vs loss 915,000&lt;br/&gt; <text:s text:c="3"/>Sales 93.8 mln vs 80.9 mln&lt;br/&gt; <text:s text:c="3"/>Nine mths&lt;br/&gt; <text:s text:c="3"/>Shr profit 1.71 dlrs vs profit 95 cts&lt;br/&gt; <text:s text:c="3"/>Net profit 12,641,000 vs profit 7,282,000&lt;br/&gt; <text:s text:c="3"/>Sales 260.9 mln vs 249 mln&lt;br/&gt; <text:s text:c="3"/>Note: 1986 figures include a five mln dlr or 65 cts a share&lt;br/&gt;charge for electronics restructuring and 1.7 mln dlr charge&lt;br/&gt;from early retirement of 12 mln dlrs in long-term notes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Coal Company Zarechnaya</text:p>
          </table:table-cell>
          <table:table-cell office:value-type="string">
            <text:p>http://en.wikipedia.org/wiki/Coal_Company_Zarechnay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6];&quot;,&quot;;[.AC106];&quot;,&quot;; TEXT([.AK10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2DWJ5OPB0YVV8W3T627MP9U5PVX5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7MYT3DHJHP4QM1PNEP8ZSX94X2U14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6:25 GMT 2012</text:p>
          </table:table-cell>
          <table:table-cell office:value-type="string">
            <text:p>Wed Oct 03 09:46:43 GMT 2012</text:p>
          </table:table-cell>
          <table:table-cell office:value-type="string">
            <text:p>Wed Oct 10 02:46:43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6433.txt</text:p>
          </table:table-cell>
          <table:table-cell office:value-type="string">
            <text:p>INTERCARE &amp;lt;CARE&amp;gt; SAYS ACQUISITION TERMINATED&lt;br/&gt;&lt;br/&gt; <text:s text:c="3"/>CULVER CITY, Calif., March 18 - InterCare Inc said it has&lt;br/&gt;agreed to terminate the proposed acquisition of &amp;lt;Universal&lt;br/&gt;Care&amp;gt; because &amp;lt;First Jersey Securities&amp;gt; has withdrawn as&lt;br/&gt;underwriter for a proposed offering of InterCare securities.&lt;br/&gt; <text:s text:c="3"/>The company said the offering was to have raised 7,500,000&lt;br/&gt;dlrs for working capital through the sale of equity and debt&lt;br/&gt;and would have also financed the 1,897,000 dlr cash portion of&lt;br/&gt;the Universal Care purchase price. <text:s/>In addition, 1,700,000 dlrs&lt;br/&gt;would have been used to repay debt.&lt;br/&gt; <text:s text:c="3"/>InterCare said to date it has incurred about 500,000 dlrs&lt;br/&gt;in expenses in connection with the proposed offering.&lt;br/&gt; <text:s text:c="3"/>The company said to improve its working capital position,&lt;br/&gt;it plans to reduce operating expenses by decreasing hours of&lt;br/&gt;operation and its workforce and selling some assets.&lt;br/&gt; <text:s text:c="3"/>As of October 31, the copmpany said it had a working&lt;br/&gt;capital deficit of 2,301,000 dlrs, on a pro forma basis to&lt;br/&gt;include recently acquired U.S. Medical Enterprises Inc.&lt;br/&gt; Reuter&lt;br/&gt;</text:p>
          </table:table-cell>
          <table:table-cell office:value-type="string">
            <text:p>Regulation S-K</text:p>
          </table:table-cell>
          <table:table-cell office:value-type="string">
            <text:p>http://en.wikipedia.org/wiki/Regulation_S-K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7];&quot;,&quot;;[.AC107];&quot;,&quot;; TEXT([.AK10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2DWJ5OPB0YVV8W3T627MP9U5PVX5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NH8PJWKUDD8CVZ8XD0Z8B6U0IPK93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1:13 GMT 2012</text:p>
          </table:table-cell>
          <table:table-cell office:value-type="string">
            <text:p>Wed Oct 03 08:01:19 GMT 2012</text:p>
          </table:table-cell>
          <table:table-cell office:value-type="string">
            <text:p>Wed Oct 10 01:01:19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6433.txt</text:p>
          </table:table-cell>
          <table:table-cell office:value-type="string">
            <text:p>INTERCARE &amp;lt;CARE&amp;gt; SAYS ACQUISITION TERMINATED&lt;br/&gt;&lt;br/&gt; <text:s text:c="3"/>CULVER CITY, Calif., March 18 - InterCare Inc said it has&lt;br/&gt;agreed to terminate the proposed acquisition of &amp;lt;Universal&lt;br/&gt;Care&amp;gt; because &amp;lt;First Jersey Securities&amp;gt; has withdrawn as&lt;br/&gt;underwriter for a proposed offering of InterCare securities.&lt;br/&gt; <text:s text:c="3"/>The company said the offering was to have raised 7,500,000&lt;br/&gt;dlrs for working capital through the sale of equity and debt&lt;br/&gt;and would have also financed the 1,897,000 dlr cash portion of&lt;br/&gt;the Universal Care purchase price. <text:s/>In addition, 1,700,000 dlrs&lt;br/&gt;would have been used to repay debt.&lt;br/&gt; <text:s text:c="3"/>InterCare said to date it has incurred about 500,000 dlrs&lt;br/&gt;in expenses in connection with the proposed offering.&lt;br/&gt; <text:s text:c="3"/>The company said to improve its working capital position,&lt;br/&gt;it plans to reduce operating expenses by decreasing hours of&lt;br/&gt;operation and its workforce and selling some assets.&lt;br/&gt; <text:s text:c="3"/>As of October 31, the copmpany said it had a working&lt;br/&gt;capital deficit of 2,301,000 dlrs, on a pro forma basis to&lt;br/&gt;include recently acquired U.S. Medical Enterprises Inc.&lt;br/&gt; Reuter&lt;br/&gt;</text:p>
          </table:table-cell>
          <table:table-cell office:value-type="string">
            <text:p>Regulation S-K</text:p>
          </table:table-cell>
          <table:table-cell office:value-type="string">
            <text:p>http://en.wikipedia.org/wiki/Regulation_S-K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8];&quot;,&quot;;[.AC108];&quot;,&quot;; TEXT([.AK10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2DWJ5OPB0YVV8W3T627MP9U5PVX5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YC2JE1M7PKKOUF1DYQAK04L6RCQXO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6:19 GMT 2012</text:p>
          </table:table-cell>
          <table:table-cell office:value-type="string">
            <text:p>Wed Oct 03 09:46:32 GMT 2012</text:p>
          </table:table-cell>
          <table:table-cell office:value-type="string">
            <text:p>Wed Oct 10 02:46:32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6433.txt</text:p>
          </table:table-cell>
          <table:table-cell office:value-type="string">
            <text:p>INTERCARE &amp;lt;CARE&amp;gt; SAYS ACQUISITION TERMINATED&lt;br/&gt;&lt;br/&gt; <text:s text:c="3"/>CULVER CITY, Calif., March 18 - InterCare Inc said it has&lt;br/&gt;agreed to terminate the proposed acquisition of &amp;lt;Universal&lt;br/&gt;Care&amp;gt; because &amp;lt;First Jersey Securities&amp;gt; has withdrawn as&lt;br/&gt;underwriter for a proposed offering of InterCare securities.&lt;br/&gt; <text:s text:c="3"/>The company said the offering was to have raised 7,500,000&lt;br/&gt;dlrs for working capital through the sale of equity and debt&lt;br/&gt;and would have also financed the 1,897,000 dlr cash portion of&lt;br/&gt;the Universal Care purchase price. <text:s/>In addition, 1,700,000 dlrs&lt;br/&gt;would have been used to repay debt.&lt;br/&gt; <text:s text:c="3"/>InterCare said to date it has incurred about 500,000 dlrs&lt;br/&gt;in expenses in connection with the proposed offering.&lt;br/&gt; <text:s text:c="3"/>The company said to improve its working capital position,&lt;br/&gt;it plans to reduce operating expenses by decreasing hours of&lt;br/&gt;operation and its workforce and selling some assets.&lt;br/&gt; <text:s text:c="3"/>As of October 31, the copmpany said it had a working&lt;br/&gt;capital deficit of 2,301,000 dlrs, on a pro forma basis to&lt;br/&gt;include recently acquired U.S. Medical Enterprises Inc.&lt;br/&gt; Reuter&lt;br/&gt;</text:p>
          </table:table-cell>
          <table:table-cell office:value-type="string">
            <text:p>Regulation S-K</text:p>
          </table:table-cell>
          <table:table-cell office:value-type="string">
            <text:p>http://en.wikipedia.org/wiki/Regulation_S-K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9];&quot;,&quot;;[.AC109];&quot;,&quot;; TEXT([.AK10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JPC6SK9RJ8KXNN6O8MIAPMQCJ3R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G2UC26DG67DG6R07PB0KOK2Q8L6D2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8:23 GMT 2012</text:p>
          </table:table-cell>
          <table:table-cell office:value-type="string">
            <text:p>Wed Oct 03 08:08:34 GMT 2012</text:p>
          </table:table-cell>
          <table:table-cell office:value-type="string">
            <text:p>Wed Oct 10 01:08:34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terest/09675.txt</text:p>
          </table:table-cell>
          <table:table-cell office:value-type="string">
            <text:p>AUSTRALIAN RESERVE BANK CUTS REDISCOUNT RATE&lt;br/&gt;&lt;br/&gt; <text:s text:c="3"/>SYDNEY, Mar 26 - The Reserve Bank of Australia this morning&lt;br/&gt;cut the rediscount rate from 17.30 pct to 17.00 pct.&lt;br/&gt; <text:s text:c="3"/>The rediscount is the rate at which the bank buys back&lt;br/&gt;treasury notes.&lt;br/&gt; <text:s text:c="3"/>Market sources said the cut reflected the recent easing in&lt;br/&gt;market interest rates. They also pointed to yesterday&amp;apos;s&lt;br/&gt;treasury note tender where the 400 mln dlrs of 13-week notes&lt;br/&gt;went at an average yield of 15.473 pct, down from 15.870 last&lt;br/&gt;week. The 100 mln dlrs of 26-week notes went at an average&lt;br/&gt;15.414 from 15.790 last week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0];&quot;,&quot;;[.AC110];&quot;,&quot;; TEXT([.AK11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JPC6SK9RJ8KXNN6O8MIAPMQCJ3R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MKTMOFXRDS4XLPJ5NEXRFM184OVS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53 GMT 2012</text:p>
          </table:table-cell>
          <table:table-cell office:value-type="string">
            <text:p>Wed Oct 03 09:28:57 GMT 2012</text:p>
          </table:table-cell>
          <table:table-cell office:value-type="string">
            <text:p>Wed Oct 10 02:28:57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terest/09675.txt</text:p>
          </table:table-cell>
          <table:table-cell office:value-type="string">
            <text:p>AUSTRALIAN RESERVE BANK CUTS REDISCOUNT RATE&lt;br/&gt;&lt;br/&gt; <text:s text:c="3"/>SYDNEY, Mar 26 - The Reserve Bank of Australia this morning&lt;br/&gt;cut the rediscount rate from 17.30 pct to 17.00 pct.&lt;br/&gt; <text:s text:c="3"/>The rediscount is the rate at which the bank buys back&lt;br/&gt;treasury notes.&lt;br/&gt; <text:s text:c="3"/>Market sources said the cut reflected the recent easing in&lt;br/&gt;market interest rates. They also pointed to yesterday&amp;apos;s&lt;br/&gt;treasury note tender where the 400 mln dlrs of 13-week notes&lt;br/&gt;went at an average yield of 15.473 pct, down from 15.870 last&lt;br/&gt;week. The 100 mln dlrs of 26-week notes went at an average&lt;br/&gt;15.414 from 15.790 last week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1];&quot;,&quot;;[.AC111];&quot;,&quot;; TEXT([.AK11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TJPC6SK9RJ8KXNN6O8MIAPMQCJ3R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Z8SNTL0XULRVWHGQDDMLX5FW12N1Y</text:p>
          </table:table-cell>
          <table:table-cell office:value-type="string">
            <text:p>A32YOYHVBSWIV7</text:p>
          </table:table-cell>
          <table:table-cell office:value-type="string">
            <text:p>Submitted</text:p>
          </table:table-cell>
          <table:table-cell office:value-type="string">
            <text:p>Wed Oct 03 06:47:38 GMT 2012</text:p>
          </table:table-cell>
          <table:table-cell office:value-type="string">
            <text:p>Wed Oct 03 06:48:00 GMT 2012</text:p>
          </table:table-cell>
          <table:table-cell office:value-type="string">
            <text:p>Tue Oct 09 23:48:00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terest/09675.txt</text:p>
          </table:table-cell>
          <table:table-cell office:value-type="string">
            <text:p>AUSTRALIAN RESERVE BANK CUTS REDISCOUNT RATE&lt;br/&gt;&lt;br/&gt; <text:s text:c="3"/>SYDNEY, Mar 26 - The Reserve Bank of Australia this morning&lt;br/&gt;cut the rediscount rate from 17.30 pct to 17.00 pct.&lt;br/&gt; <text:s text:c="3"/>The rediscount is the rate at which the bank buys back&lt;br/&gt;treasury notes.&lt;br/&gt; <text:s text:c="3"/>Market sources said the cut reflected the recent easing in&lt;br/&gt;market interest rates. They also pointed to yesterday&amp;apos;s&lt;br/&gt;treasury note tender where the 400 mln dlrs of 13-week notes&lt;br/&gt;went at an average yield of 15.473 pct, down from 15.870 last&lt;br/&gt;week. The 100 mln dlrs of 26-week notes went at an average&lt;br/&gt;15.414 from 15.790 last week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2];&quot;,&quot;;[.AC112];&quot;,&quot;; TEXT([.AK11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CFX2Q45UUKQ374SP6SN08OG2PTBT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2N7WGKCCVLLILY8AW8AXQ4CGH9U4E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8:27:36 GMT 2012</text:p>
          </table:table-cell>
          <table:table-cell office:value-type="string">
            <text:p>Wed Oct 03 08:30:22 GMT 2012</text:p>
          </table:table-cell>
          <table:table-cell office:value-type="string">
            <text:p>Wed Oct 10 01:30:22 PDT 2012</text:p>
          </table:table-cell>
          <table:table-cell table:number-columns-repeated="3"/>
          <table:table-cell office:value-type="float" office:value="166">
            <text:p>16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5545.txt</text:p>
          </table:table-cell>
          <table:table-cell office:value-type="string">
            <text:p>GEMINA HAS NO COMMENT ON AMBROSIANO REPORT&lt;br/&gt;&lt;br/&gt; <text:s text:c="3"/>Milan, April 9 - Holding company &amp;lt;Gemina Spa&amp;gt; said it had&lt;br/&gt;no comment on an Italian press report today that it has&lt;br/&gt;acquired a 12 pct stake in &amp;lt;Nuovo Banco Ambrosiano Spa&amp;gt;.&lt;br/&gt; <text:s text:c="3"/>Italian daily La Repubblica said that Gemina paid 205&lt;br/&gt;billion lire for the shareholding from several Italian banks. A&lt;br/&gt;Gemina spokeswoman told Reuters, &amp;quot;We have nothing to say about&lt;br/&gt;the report.&amp;quot;&lt;br/&gt; <text:s text:c="3"/>A spokeswoman for Milan-based Ambrosiano said, &amp;quot;We have no&lt;br/&gt;information at this time.&amp;quot; In February, Ambrosiano chairman&lt;br/&gt;Giovanni Bazoli said foreign and domestic firms have expressed&lt;br/&gt;interest in buying stakes in the bank.&lt;br/&gt; <text:s text:c="3"/>REUTER&lt;br/&gt;</text:p>
          </table:table-cell>
          <table:table-cell office:value-type="string">
            <text:p>Controversies surrounding Silvio Berlusconi</text:p>
          </table:table-cell>
          <table:table-cell office:value-type="string">
            <text:p>http://en.wikipedia.org/wiki/Controversies_surrounding_Silvio_Berlusconi</text:p>
          </table:table-cell>
          <table:table-cell office:value-type="string">
            <text:p>Bancopoli</text:p>
          </table:table-cell>
          <table:table-cell office:value-type="string">
            <text:p>http://en.wikipedia.org/wiki/Bancopol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3];&quot;,&quot;;[.AC113];&quot;,&quot;; TEXT([.AK11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CFX2Q45UUKQ374SP6SN08OG2PTBT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DI39Z0B6UTOL2SJ22KVZKGP3MJYNF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1:43 GMT 2012</text:p>
          </table:table-cell>
          <table:table-cell office:value-type="string">
            <text:p>Wed Oct 03 09:52:11 GMT 2012</text:p>
          </table:table-cell>
          <table:table-cell office:value-type="string">
            <text:p>Wed Oct 10 02:52:11 PDT 2012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5545.txt</text:p>
          </table:table-cell>
          <table:table-cell office:value-type="string">
            <text:p>GEMINA HAS NO COMMENT ON AMBROSIANO REPORT&lt;br/&gt;&lt;br/&gt; <text:s text:c="3"/>Milan, April 9 - Holding company &amp;lt;Gemina Spa&amp;gt; said it had&lt;br/&gt;no comment on an Italian press report today that it has&lt;br/&gt;acquired a 12 pct stake in &amp;lt;Nuovo Banco Ambrosiano Spa&amp;gt;.&lt;br/&gt; <text:s text:c="3"/>Italian daily La Repubblica said that Gemina paid 205&lt;br/&gt;billion lire for the shareholding from several Italian banks. A&lt;br/&gt;Gemina spokeswoman told Reuters, &amp;quot;We have nothing to say about&lt;br/&gt;the report.&amp;quot;&lt;br/&gt; <text:s text:c="3"/>A spokeswoman for Milan-based Ambrosiano said, &amp;quot;We have no&lt;br/&gt;information at this time.&amp;quot; In February, Ambrosiano chairman&lt;br/&gt;Giovanni Bazoli said foreign and domestic firms have expressed&lt;br/&gt;interest in buying stakes in the bank.&lt;br/&gt; <text:s text:c="3"/>REUTER&lt;br/&gt;</text:p>
          </table:table-cell>
          <table:table-cell office:value-type="string">
            <text:p>Controversies surrounding Silvio Berlusconi</text:p>
          </table:table-cell>
          <table:table-cell office:value-type="string">
            <text:p>http://en.wikipedia.org/wiki/Controversies_surrounding_Silvio_Berlusconi</text:p>
          </table:table-cell>
          <table:table-cell office:value-type="string">
            <text:p>Bancopoli</text:p>
          </table:table-cell>
          <table:table-cell office:value-type="string">
            <text:p>http://en.wikipedia.org/wiki/Bancopol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4];&quot;,&quot;;[.AC114];&quot;,&quot;; TEXT([.AK11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CFX2Q45UUKQ374SP6SN08OG2PTBT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UQEPLSP75KL1FKOAY1HYEQVQLPYSP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7:37 GMT 2012</text:p>
          </table:table-cell>
          <table:table-cell office:value-type="string">
            <text:p>Wed Oct 03 09:08:40 GMT 2012</text:p>
          </table:table-cell>
          <table:table-cell office:value-type="string">
            <text:p>Wed Oct 10 02:08:40 PDT 2012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5545.txt</text:p>
          </table:table-cell>
          <table:table-cell office:value-type="string">
            <text:p>GEMINA HAS NO COMMENT ON AMBROSIANO REPORT&lt;br/&gt;&lt;br/&gt; <text:s text:c="3"/>Milan, April 9 - Holding company &amp;lt;Gemina Spa&amp;gt; said it had&lt;br/&gt;no comment on an Italian press report today that it has&lt;br/&gt;acquired a 12 pct stake in &amp;lt;Nuovo Banco Ambrosiano Spa&amp;gt;.&lt;br/&gt; <text:s text:c="3"/>Italian daily La Repubblica said that Gemina paid 205&lt;br/&gt;billion lire for the shareholding from several Italian banks. A&lt;br/&gt;Gemina spokeswoman told Reuters, &amp;quot;We have nothing to say about&lt;br/&gt;the report.&amp;quot;&lt;br/&gt; <text:s text:c="3"/>A spokeswoman for Milan-based Ambrosiano said, &amp;quot;We have no&lt;br/&gt;information at this time.&amp;quot; In February, Ambrosiano chairman&lt;br/&gt;Giovanni Bazoli said foreign and domestic firms have expressed&lt;br/&gt;interest in buying stakes in the bank.&lt;br/&gt; <text:s text:c="3"/>REUTER&lt;br/&gt;</text:p>
          </table:table-cell>
          <table:table-cell office:value-type="string">
            <text:p>Controversies surrounding Silvio Berlusconi</text:p>
          </table:table-cell>
          <table:table-cell office:value-type="string">
            <text:p>http://en.wikipedia.org/wiki/Controversies_surrounding_Silvio_Berlusconi</text:p>
          </table:table-cell>
          <table:table-cell office:value-type="string">
            <text:p>Bancopoli</text:p>
          </table:table-cell>
          <table:table-cell office:value-type="string">
            <text:p>http://en.wikipedia.org/wiki/Bancopol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5];&quot;,&quot;;[.AC115];&quot;,&quot;; TEXT([.AK11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GDXX2Q45UUK5XMLUSN1VS8OIOUSA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44F806UFBNF744ZSPU9DSW6UAK1F9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5:16 GMT 2012</text:p>
          </table:table-cell>
          <table:table-cell office:value-type="string">
            <text:p>Wed Oct 03 07:55:27 GMT 2012</text:p>
          </table:table-cell>
          <table:table-cell office:value-type="string">
            <text:p>Wed Oct 10 00:55:27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zinc/01077.txt</text:p>
          </table:table-cell>
          <table:table-cell office:value-type="string">
            <text:p>THREE KILLED IN SOUTH AFRICA ZINC REFINERY CLASH&lt;br/&gt;&lt;br/&gt; <text:s text:c="3"/>JOHANNESBURG, March 3 - Three black workers were killed and&lt;br/&gt;seven injured in fighting at a South African zinc refinery last&lt;br/&gt;night, Gold Fields of South Africa Ltd said.&lt;br/&gt; <text:s text:c="3"/>The company said two groups of workers began attacking each&lt;br/&gt;other at about 1000 local time with machetes, knives and sticks&lt;br/&gt;at a hostel at the Zincor plant, some 40 kms east of&lt;br/&gt;Johannesburg.&lt;br/&gt; <text:s text:c="3"/>It said the fighting was &amp;quot;quelled&amp;quot; after 25 minutes by its&lt;br/&gt;own security staff. Police were called but the fighting had&lt;br/&gt;ended by the time they arrived.&lt;br/&gt; <text:s text:c="3"/>A company spokesman said he had no idea of the cause of the&lt;br/&gt;fighting. An investigation was underway, he said.&lt;br/&gt; Reuter&lt;br/&gt;</text:p>
          </table:table-cell>
          <table:table-cell office:value-type="string">
            <text:p>2009 timeline of the War in Somalia</text:p>
          </table:table-cell>
          <table:table-cell office:value-type="string">
            <text:p>http://en.wikipedia.org/wiki/2009_timeline_of_the_War_in_Somalia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6];&quot;,&quot;;[.AC116];&quot;,&quot;; TEXT([.AK11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GDXX2Q45UUK5XMLUSN1VS8OIOUSA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8U4E6AUBXHW7QVKSJ0VJZWDYFGX1W</text:p>
          </table:table-cell>
          <table:table-cell office:value-type="string">
            <text:p>A2GGLNW12U98M4</text:p>
          </table:table-cell>
          <table:table-cell office:value-type="string">
            <text:p>Submitted</text:p>
          </table:table-cell>
          <table:table-cell office:value-type="string">
            <text:p>Wed Oct 03 08:01:03 GMT 2012</text:p>
          </table:table-cell>
          <table:table-cell office:value-type="string">
            <text:p>Wed Oct 03 08:01:20 GMT 2012</text:p>
          </table:table-cell>
          <table:table-cell office:value-type="string">
            <text:p>Wed Oct 10 01:01:20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zinc/01077.txt</text:p>
          </table:table-cell>
          <table:table-cell office:value-type="string">
            <text:p>THREE KILLED IN SOUTH AFRICA ZINC REFINERY CLASH&lt;br/&gt;&lt;br/&gt; <text:s text:c="3"/>JOHANNESBURG, March 3 - Three black workers were killed and&lt;br/&gt;seven injured in fighting at a South African zinc refinery last&lt;br/&gt;night, Gold Fields of South Africa Ltd said.&lt;br/&gt; <text:s text:c="3"/>The company said two groups of workers began attacking each&lt;br/&gt;other at about 1000 local time with machetes, knives and sticks&lt;br/&gt;at a hostel at the Zincor plant, some 40 kms east of&lt;br/&gt;Johannesburg.&lt;br/&gt; <text:s text:c="3"/>It said the fighting was &amp;quot;quelled&amp;quot; after 25 minutes by its&lt;br/&gt;own security staff. Police were called but the fighting had&lt;br/&gt;ended by the time they arrived.&lt;br/&gt; <text:s text:c="3"/>A company spokesman said he had no idea of the cause of the&lt;br/&gt;fighting. An investigation was underway, he said.&lt;br/&gt; Reuter&lt;br/&gt;</text:p>
          </table:table-cell>
          <table:table-cell office:value-type="string">
            <text:p>2009 timeline of the War in Somalia</text:p>
          </table:table-cell>
          <table:table-cell office:value-type="string">
            <text:p>http://en.wikipedia.org/wiki/2009_timeline_of_the_War_in_Somalia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7];&quot;,&quot;;[.AC117];&quot;,&quot;; TEXT([.AK11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GDXX2Q45UUK5XMLUSN1VS8OIOUSA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GUNJQ2172Z9OZ5BIUCC3EBU8XUYQQ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07:39 GMT 2012</text:p>
          </table:table-cell>
          <table:table-cell office:value-type="string">
            <text:p>Wed Oct 03 06:07:55 GMT 2012</text:p>
          </table:table-cell>
          <table:table-cell office:value-type="string">
            <text:p>Tue Oct 09 23:07:55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zinc/01077.txt</text:p>
          </table:table-cell>
          <table:table-cell office:value-type="string">
            <text:p>THREE KILLED IN SOUTH AFRICA ZINC REFINERY CLASH&lt;br/&gt;&lt;br/&gt; <text:s text:c="3"/>JOHANNESBURG, March 3 - Three black workers were killed and&lt;br/&gt;seven injured in fighting at a South African zinc refinery last&lt;br/&gt;night, Gold Fields of South Africa Ltd said.&lt;br/&gt; <text:s text:c="3"/>The company said two groups of workers began attacking each&lt;br/&gt;other at about 1000 local time with machetes, knives and sticks&lt;br/&gt;at a hostel at the Zincor plant, some 40 kms east of&lt;br/&gt;Johannesburg.&lt;br/&gt; <text:s text:c="3"/>It said the fighting was &amp;quot;quelled&amp;quot; after 25 minutes by its&lt;br/&gt;own security staff. Police were called but the fighting had&lt;br/&gt;ended by the time they arrived.&lt;br/&gt; <text:s text:c="3"/>A company spokesman said he had no idea of the cause of the&lt;br/&gt;fighting. An investigation was underway, he said.&lt;br/&gt; Reuter&lt;br/&gt;</text:p>
          </table:table-cell>
          <table:table-cell office:value-type="string">
            <text:p>2009 timeline of the War in Somalia</text:p>
          </table:table-cell>
          <table:table-cell office:value-type="string">
            <text:p>http://en.wikipedia.org/wiki/2009_timeline_of_the_War_in_Somalia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8];&quot;,&quot;;[.AC118];&quot;,&quot;; TEXT([.AK11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GKMIKMN9U8PO7RD06NXQ3SU06FSB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6UDIPDOBDDPNY71R44DGXMBAKE0BF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7:04 GMT 2012</text:p>
          </table:table-cell>
          <table:table-cell office:value-type="string">
            <text:p>Wed Oct 03 05:47:39 GMT 2012</text:p>
          </table:table-cell>
          <table:table-cell office:value-type="string">
            <text:p>Tue Oct 09 22:47:39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3422.txt</text:p>
          </table:table-cell>
          <table:table-cell office:value-type="string">
            <text:p>INVESTMENT FIRM RAISES CERTRON &amp;lt;CRTN&amp;gt; STAKE&lt;br/&gt;&lt;br/&gt; <text:s text:c="3"/>WASHINGTON, March 9 - Louart Corp, a Los Angeles investment&lt;br/&gt;firm, said it raised its stake in Certron Corp to 237,000&lt;br/&gt;shares, or 7.8 pct of the total outstanding common stock, from&lt;br/&gt;164,000 shares, or 5.4 pct.&lt;br/&gt; <text:s text:c="3"/>In a filing with the Securities and Exchange Commission,&lt;br/&gt;Louart said it bought 73,000 Certron shares between Sept 9 and&lt;br/&gt;March 6 at a total of 109,315 dlrs a share.&lt;br/&gt; <text:s text:c="3"/>It said its dealings in Certron were for investment only,&lt;br/&gt;but said it might increase its stake. It said it has no plans&lt;br/&gt;to seek control of the company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Blackstone Group</text:p>
          </table:table-cell>
          <table:table-cell office:value-type="string">
            <text:p>http://en.wikipedia.org/wiki/Blackstone_Grou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9];&quot;,&quot;;[.AC119];&quot;,&quot;; TEXT([.AK11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GKMIKMN9U8PO7RD06NXQ3SU06FSB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8GCCF0CP5KX426SPSOYO4PMEHJWVT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7:54 GMT 2012</text:p>
          </table:table-cell>
          <table:table-cell office:value-type="string">
            <text:p>Wed Oct 03 09:17:58 GMT 2012</text:p>
          </table:table-cell>
          <table:table-cell office:value-type="string">
            <text:p>Wed Oct 10 02:17:58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3422.txt</text:p>
          </table:table-cell>
          <table:table-cell office:value-type="string">
            <text:p>INVESTMENT FIRM RAISES CERTRON &amp;lt;CRTN&amp;gt; STAKE&lt;br/&gt;&lt;br/&gt; <text:s text:c="3"/>WASHINGTON, March 9 - Louart Corp, a Los Angeles investment&lt;br/&gt;firm, said it raised its stake in Certron Corp to 237,000&lt;br/&gt;shares, or 7.8 pct of the total outstanding common stock, from&lt;br/&gt;164,000 shares, or 5.4 pct.&lt;br/&gt; <text:s text:c="3"/>In a filing with the Securities and Exchange Commission,&lt;br/&gt;Louart said it bought 73,000 Certron shares between Sept 9 and&lt;br/&gt;March 6 at a total of 109,315 dlrs a share.&lt;br/&gt; <text:s text:c="3"/>It said its dealings in Certron were for investment only,&lt;br/&gt;but said it might increase its stake. It said it has no plans&lt;br/&gt;to seek control of the company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Blackstone Group</text:p>
          </table:table-cell>
          <table:table-cell office:value-type="string">
            <text:p>http://en.wikipedia.org/wiki/Blackstone_Grou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0];&quot;,&quot;;[.AC120];&quot;,&quot;; TEXT([.AK12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GKMIKMN9U8PO7RD06NXQ3SU06FSB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MFHMVHVKCJ0GA87EEA7HKQWDVU64R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1:14 GMT 2012</text:p>
          </table:table-cell>
          <table:table-cell office:value-type="string">
            <text:p>Wed Oct 03 09:02:26 GMT 2012</text:p>
          </table:table-cell>
          <table:table-cell office:value-type="string">
            <text:p>Wed Oct 10 02:02:26 PDT 2012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3422.txt</text:p>
          </table:table-cell>
          <table:table-cell office:value-type="string">
            <text:p>INVESTMENT FIRM RAISES CERTRON &amp;lt;CRTN&amp;gt; STAKE&lt;br/&gt;&lt;br/&gt; <text:s text:c="3"/>WASHINGTON, March 9 - Louart Corp, a Los Angeles investment&lt;br/&gt;firm, said it raised its stake in Certron Corp to 237,000&lt;br/&gt;shares, or 7.8 pct of the total outstanding common stock, from&lt;br/&gt;164,000 shares, or 5.4 pct.&lt;br/&gt; <text:s text:c="3"/>In a filing with the Securities and Exchange Commission,&lt;br/&gt;Louart said it bought 73,000 Certron shares between Sept 9 and&lt;br/&gt;March 6 at a total of 109,315 dlrs a share.&lt;br/&gt; <text:s text:c="3"/>It said its dealings in Certron were for investment only,&lt;br/&gt;but said it might increase its stake. It said it has no plans&lt;br/&gt;to seek control of the company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Blackstone Group</text:p>
          </table:table-cell>
          <table:table-cell office:value-type="string">
            <text:p>http://en.wikipedia.org/wiki/Blackstone_Grou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1];&quot;,&quot;;[.AC121];&quot;,&quot;; TEXT([.AK12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QH88MQU6L53KJHPBIX54AIL30BU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39V8ER9Y8TNZRA4ZWWKNHS2VGE5S9</text:p>
          </table:table-cell>
          <table:table-cell office:value-type="string">
            <text:p>AV0FEK60JINL2</text:p>
          </table:table-cell>
          <table:table-cell office:value-type="string">
            <text:p>Submitted</text:p>
          </table:table-cell>
          <table:table-cell office:value-type="string">
            <text:p>Wed Oct 03 06:30:39 GMT 2012</text:p>
          </table:table-cell>
          <table:table-cell office:value-type="string">
            <text:p>Wed Oct 03 06:30:46 GMT 2012</text:p>
          </table:table-cell>
          <table:table-cell office:value-type="string">
            <text:p>Tue Oct 09 23:30:46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1909.txt</text:p>
          </table:table-cell>
          <table:table-cell office:value-type="string">
            <text:p>OPEC STICKING FIRM ON OFFICIAL PRICES - SUBROTO&lt;br/&gt;&lt;br/&gt; <text:s text:c="3"/>TOKYO, March 5 - OPEC countries are all sticking firmly to&lt;br/&gt;official crude oil prices but the volatility of spot prices is&lt;br/&gt;likely to continue into the third quarter, Indonesian Minister&lt;br/&gt;of Mines and Energy Subroto told Reuters.&lt;br/&gt; <text:s text:c="3"/>Subroto, attending a Pacific Energy Cooperation conference,&lt;br/&gt;blamed recent rapid spot price changes on unbalanced supply and&lt;br/&gt;demand. &amp;quot;If we stick to the production limitation, the third&lt;br/&gt;quarter will be in better balance.&amp;quot;&lt;br/&gt; <text:s text:c="3"/>He said the market is in a period of transition while the&lt;br/&gt;impact of OPEC&amp;apos;s December agreement to cut output and fix&lt;br/&gt;prices at an average 18 dlrs a barrel is worked through.&lt;br/&gt; <text:s text:c="3"/>Asked whether OPEC members of the Gulf Cooperation Council&lt;br/&gt;(GCC) had any concrete proposals to help Qatar sell its crude&lt;br/&gt;oil in the face of strong resistance to its official prices,&lt;br/&gt;Subroto said: &amp;quot;Apparently they have taken care of that.&amp;quot;&lt;br/&gt; <text:s text:c="3"/>&amp;quot;They (the GCC) meet very often among themselves. I think&lt;br/&gt;they&amp;apos;ll help each other,&amp;quot; he said.&lt;br/&gt; <text:s text:c="3"/>Subroto said that as he was not a member of OPEC&amp;apos;s Price&lt;br/&gt;Differentials Committee he did not know why the meeting had&lt;br/&gt;been postponed from its scheduled April 2 date.&lt;br/&gt; <text:s text:c="3"/>&amp;quot;Maybe they find it is better not to have the meeting&lt;br/&gt;because ... Everyone is sticking to official prices,&amp;quot; he said.&lt;br/&gt; REUTER&lt;br/&gt;</text:p>
          </table:table-cell>
          <table:table-cell office:value-type="string">
            <text:p>2003 world oil market chronology</text:p>
          </table:table-cell>
          <table:table-cell office:value-type="string">
            <text:p>http://en.wikipedia.org/wiki/2003_world_oil_market_chronology</text:p>
          </table:table-cell>
          <table:table-cell office:value-type="string">
            <text:p>Nationalization</text:p>
          </table:table-cell>
          <table:table-cell office:value-type="string">
            <text:p>http://en.wikipedia.org/wiki/Nationaliz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2];&quot;,&quot;;[.AC122];&quot;,&quot;; TEXT([.AK12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7QH88MQU6L53KJHPBIX54AIL30BU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ESSPW1INMHGDZSOAX1BEBFMM974HN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5:52 GMT 2012</text:p>
          </table:table-cell>
          <table:table-cell office:value-type="string">
            <text:p>Wed Oct 03 07:56:07 GMT 2012</text:p>
          </table:table-cell>
          <table:table-cell office:value-type="string">
            <text:p>Wed Oct 10 00:56:07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1909.txt</text:p>
          </table:table-cell>
          <table:table-cell office:value-type="string">
            <text:p>OPEC STICKING FIRM ON OFFICIAL PRICES - SUBROTO&lt;br/&gt;&lt;br/&gt; <text:s text:c="3"/>TOKYO, March 5 - OPEC countries are all sticking firmly to&lt;br/&gt;official crude oil prices but the volatility of spot prices is&lt;br/&gt;likely to continue into the third quarter, Indonesian Minister&lt;br/&gt;of Mines and Energy Subroto told Reuters.&lt;br/&gt; <text:s text:c="3"/>Subroto, attending a Pacific Energy Cooperation conference,&lt;br/&gt;blamed recent rapid spot price changes on unbalanced supply and&lt;br/&gt;demand. &amp;quot;If we stick to the production limitation, the third&lt;br/&gt;quarter will be in better balance.&amp;quot;&lt;br/&gt; <text:s text:c="3"/>He said the market is in a period of transition while the&lt;br/&gt;impact of OPEC&amp;apos;s December agreement to cut output and fix&lt;br/&gt;prices at an average 18 dlrs a barrel is worked through.&lt;br/&gt; <text:s text:c="3"/>Asked whether OPEC members of the Gulf Cooperation Council&lt;br/&gt;(GCC) had any concrete proposals to help Qatar sell its crude&lt;br/&gt;oil in the face of strong resistance to its official prices,&lt;br/&gt;Subroto said: &amp;quot;Apparently they have taken care of that.&amp;quot;&lt;br/&gt; <text:s text:c="3"/>&amp;quot;They (the GCC) meet very often among themselves. I think&lt;br/&gt;they&amp;apos;ll help each other,&amp;quot; he said.&lt;br/&gt; <text:s text:c="3"/>Subroto said that as he was not a member of OPEC&amp;apos;s Price&lt;br/&gt;Differentials Committee he did not know why the meeting had&lt;br/&gt;been postponed from its scheduled April 2 date.&lt;br/&gt; <text:s text:c="3"/>&amp;quot;Maybe they find it is better not to have the meeting&lt;br/&gt;because ... Everyone is sticking to official prices,&amp;quot; he said.&lt;br/&gt; REUTER&lt;br/&gt;</text:p>
          </table:table-cell>
          <table:table-cell office:value-type="string">
            <text:p>2003 world oil market chronology</text:p>
          </table:table-cell>
          <table:table-cell office:value-type="string">
            <text:p>http://en.wikipedia.org/wiki/2003_world_oil_market_chronology</text:p>
          </table:table-cell>
          <table:table-cell office:value-type="string">
            <text:p>Nationalization</text:p>
          </table:table-cell>
          <table:table-cell office:value-type="string">
            <text:p>http://en.wikipedia.org/wiki/Nationaliz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3];&quot;,&quot;;[.AC123];&quot;,&quot;; TEXT([.AK12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7QH88MQU6L53KJHPBIX54AIL30BU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S9PCGJ2D21OI5T2OAAPXSI2RS05BG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3:32 GMT 2012</text:p>
          </table:table-cell>
          <table:table-cell office:value-type="string">
            <text:p>Wed Oct 03 09:13:37 GMT 2012</text:p>
          </table:table-cell>
          <table:table-cell office:value-type="string">
            <text:p>Wed Oct 10 02:13:37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1909.txt</text:p>
          </table:table-cell>
          <table:table-cell office:value-type="string">
            <text:p>OPEC STICKING FIRM ON OFFICIAL PRICES - SUBROTO&lt;br/&gt;&lt;br/&gt; <text:s text:c="3"/>TOKYO, March 5 - OPEC countries are all sticking firmly to&lt;br/&gt;official crude oil prices but the volatility of spot prices is&lt;br/&gt;likely to continue into the third quarter, Indonesian Minister&lt;br/&gt;of Mines and Energy Subroto told Reuters.&lt;br/&gt; <text:s text:c="3"/>Subroto, attending a Pacific Energy Cooperation conference,&lt;br/&gt;blamed recent rapid spot price changes on unbalanced supply and&lt;br/&gt;demand. &amp;quot;If we stick to the production limitation, the third&lt;br/&gt;quarter will be in better balance.&amp;quot;&lt;br/&gt; <text:s text:c="3"/>He said the market is in a period of transition while the&lt;br/&gt;impact of OPEC&amp;apos;s December agreement to cut output and fix&lt;br/&gt;prices at an average 18 dlrs a barrel is worked through.&lt;br/&gt; <text:s text:c="3"/>Asked whether OPEC members of the Gulf Cooperation Council&lt;br/&gt;(GCC) had any concrete proposals to help Qatar sell its crude&lt;br/&gt;oil in the face of strong resistance to its official prices,&lt;br/&gt;Subroto said: &amp;quot;Apparently they have taken care of that.&amp;quot;&lt;br/&gt; <text:s text:c="3"/>&amp;quot;They (the GCC) meet very often among themselves. I think&lt;br/&gt;they&amp;apos;ll help each other,&amp;quot; he said.&lt;br/&gt; <text:s text:c="3"/>Subroto said that as he was not a member of OPEC&amp;apos;s Price&lt;br/&gt;Differentials Committee he did not know why the meeting had&lt;br/&gt;been postponed from its scheduled April 2 date.&lt;br/&gt; <text:s text:c="3"/>&amp;quot;Maybe they find it is better not to have the meeting&lt;br/&gt;because ... Everyone is sticking to official prices,&amp;quot; he said.&lt;br/&gt; REUTER&lt;br/&gt;</text:p>
          </table:table-cell>
          <table:table-cell office:value-type="string">
            <text:p>2003 world oil market chronology</text:p>
          </table:table-cell>
          <table:table-cell office:value-type="string">
            <text:p>http://en.wikipedia.org/wiki/2003_world_oil_market_chronology</text:p>
          </table:table-cell>
          <table:table-cell office:value-type="string">
            <text:p>Nationalization</text:p>
          </table:table-cell>
          <table:table-cell office:value-type="string">
            <text:p>http://en.wikipedia.org/wiki/Nationaliz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4];&quot;,&quot;;[.AC124];&quot;,&quot;; TEXT([.AK12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N970G5R98D8YCJJE6JS1NYCIRFSC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2LLB3L0FBJ9XXZOLTIE3E5RWLOLXT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3:49 GMT 2012</text:p>
          </table:table-cell>
          <table:table-cell office:value-type="string">
            <text:p>Wed Oct 03 09:24:52 GMT 2012</text:p>
          </table:table-cell>
          <table:table-cell office:value-type="string">
            <text:p>Wed Oct 10 02:24:52 PDT 2012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4340.txt</text:p>
          </table:table-cell>
          <table:table-cell office:value-type="string">
            <text:p>WILDLIFE UNIT PROPOSES ALASKA REFUGE OIL STUDY&lt;br/&gt;&lt;br/&gt; <text:s text:c="3"/>WASHINGTON, March 12 - The National Wildlife Federation &lt;br/&gt;rejected an Interior Department draft plan to open wilderness&lt;br/&gt;lands in Northern Alaska to oil and gas exploration.&lt;br/&gt; <text:s text:c="3"/>The federation, the nation&amp;apos;s largest conservation group,&lt;br/&gt;said further study was needed to assess any possible damage&lt;br/&gt;that development might have on the wildlife in the area, the&lt;br/&gt;coastal plain of the Arctic National Wildlife Refuge.&lt;br/&gt; <text:s text:c="3"/>Jay Hair, the federation&amp;apos;s executive vice president, called&lt;br/&gt;the Interior&amp;apos;s research into the effects of development &amp;quot;so&lt;br/&gt;fundamentally flawed that it provides little or no basis on&lt;br/&gt;which to make a public policy decision.&amp;quot;&lt;br/&gt; <text:s text:c="3"/>Hair called the department&amp;apos;s proposal a &amp;quot;reflection of a&lt;br/&gt;largely political decision,&amp;quot; adding &amp;quot;we have no confidence in&lt;br/&gt;Interior to represent the broad public interest in this area.&amp;quot;&lt;br/&gt; <text:s text:c="3"/>Interior wants to open the 1.5 million acre coastal plain&lt;br/&gt;to oil and gas exploration, but it said only with tough &lt;br/&gt;safeguards to protect the area&amp;apos;s caribou and musk-oxen.&lt;br/&gt; <text:s text:c="3"/>It said a preliminary survey showed the region could hold&lt;br/&gt;billions of barrels of oil and gas, and that its potential as&lt;br/&gt;an energy resource would never be known without exploration.&lt;br/&gt; <text:s text:c="3"/>Interior said oil on the coastal plain could match the 10&lt;br/&gt;billion barrels found at Prudhoe Bay, just west of the plain.&lt;br/&gt; <text:s text:c="3"/>Under existing law, Congress must agree to oil and gas&lt;br/&gt;exploration, and if it does not act, the land will remain a&lt;br/&gt;wildlife refuge protected from commercial development.&lt;br/&gt; <text:s text:c="3"/>Hair said Interior&amp;apos;s report failed to stress the&lt;br/&gt;probability that finding recoverable oil is only 19 pct.&lt;br/&gt; <text:s text:c="3"/>He said Interior&amp;apos;s study also failed to weigh oil, gas,&lt;br/&gt;fish and wildlife information the State of Alaska had gathered&lt;br/&gt;nor had the department consulted the Environmental Protection&lt;br/&gt;Agency on the possible effects of exploration.&lt;br/&gt; <text:s text:c="3"/>The federation, in letters to Congressmen, proposed that a&lt;br/&gt;nine-member commission be set up to study all aspects of the&lt;br/&gt;issue and report back to Congress in about two years.&lt;br/&gt; <text:s text:c="3"/>Hair said the federation was not opposed to the possible&lt;br/&gt;exploration of oil, only that Interior&amp;apos;s study was inadquate to&lt;br/&gt;make a sound judgement.&lt;br/&gt; <text:s text:c="3"/>Congressional observers said that at present there was&lt;br/&gt;little sentiment in Congress to open the wildlife area for&lt;br/&gt;commercial exploitation dispite increasing concern that the&lt;br/&gt;United States is becoming overly dependent on foreign oil.&lt;br/&gt; reuter&lt;br/&gt;</text:p>
          </table:table-cell>
          <table:table-cell office:value-type="string">
            <text:p>Deepwater Horizon oil spill</text:p>
          </table:table-cell>
          <table:table-cell office:value-type="string">
            <text:p>http://en.wikipedia.org/wiki/Deepwater_Horizon_oil_spill</text:p>
          </table:table-cell>
          <table:table-cell office:value-type="string">
            <text:p>Glass–Steagall Act</text:p>
          </table:table-cell>
          <table:table-cell office:value-type="string">
            <text:p>http://en.wikipedia.org/wiki/Glass–Steagall_Ac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5];&quot;,&quot;;[.AC125];&quot;,&quot;; TEXT([.AK12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N970G5R98D8YCJJE6JS1NYCIRFSC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FKW6NG1FS3NDW7G5PSF7SZL9REKYW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8:55 GMT 2012</text:p>
          </table:table-cell>
          <table:table-cell office:value-type="string">
            <text:p>Wed Oct 03 09:39:10 GMT 2012</text:p>
          </table:table-cell>
          <table:table-cell office:value-type="string">
            <text:p>Wed Oct 10 02:39:10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4340.txt</text:p>
          </table:table-cell>
          <table:table-cell office:value-type="string">
            <text:p>WILDLIFE UNIT PROPOSES ALASKA REFUGE OIL STUDY&lt;br/&gt;&lt;br/&gt; <text:s text:c="3"/>WASHINGTON, March 12 - The National Wildlife Federation &lt;br/&gt;rejected an Interior Department draft plan to open wilderness&lt;br/&gt;lands in Northern Alaska to oil and gas exploration.&lt;br/&gt; <text:s text:c="3"/>The federation, the nation&amp;apos;s largest conservation group,&lt;br/&gt;said further study was needed to assess any possible damage&lt;br/&gt;that development might have on the wildlife in the area, the&lt;br/&gt;coastal plain of the Arctic National Wildlife Refuge.&lt;br/&gt; <text:s text:c="3"/>Jay Hair, the federation&amp;apos;s executive vice president, called&lt;br/&gt;the Interior&amp;apos;s research into the effects of development &amp;quot;so&lt;br/&gt;fundamentally flawed that it provides little or no basis on&lt;br/&gt;which to make a public policy decision.&amp;quot;&lt;br/&gt; <text:s text:c="3"/>Hair called the department&amp;apos;s proposal a &amp;quot;reflection of a&lt;br/&gt;largely political decision,&amp;quot; adding &amp;quot;we have no confidence in&lt;br/&gt;Interior to represent the broad public interest in this area.&amp;quot;&lt;br/&gt; <text:s text:c="3"/>Interior wants to open the 1.5 million acre coastal plain&lt;br/&gt;to oil and gas exploration, but it said only with tough &lt;br/&gt;safeguards to protect the area&amp;apos;s caribou and musk-oxen.&lt;br/&gt; <text:s text:c="3"/>It said a preliminary survey showed the region could hold&lt;br/&gt;billions of barrels of oil and gas, and that its potential as&lt;br/&gt;an energy resource would never be known without exploration.&lt;br/&gt; <text:s text:c="3"/>Interior said oil on the coastal plain could match the 10&lt;br/&gt;billion barrels found at Prudhoe Bay, just west of the plain.&lt;br/&gt; <text:s text:c="3"/>Under existing law, Congress must agree to oil and gas&lt;br/&gt;exploration, and if it does not act, the land will remain a&lt;br/&gt;wildlife refuge protected from commercial development.&lt;br/&gt; <text:s text:c="3"/>Hair said Interior&amp;apos;s report failed to stress the&lt;br/&gt;probability that finding recoverable oil is only 19 pct.&lt;br/&gt; <text:s text:c="3"/>He said Interior&amp;apos;s study also failed to weigh oil, gas,&lt;br/&gt;fish and wildlife information the State of Alaska had gathered&lt;br/&gt;nor had the department consulted the Environmental Protection&lt;br/&gt;Agency on the possible effects of exploration.&lt;br/&gt; <text:s text:c="3"/>The federation, in letters to Congressmen, proposed that a&lt;br/&gt;nine-member commission be set up to study all aspects of the&lt;br/&gt;issue and report back to Congress in about two years.&lt;br/&gt; <text:s text:c="3"/>Hair said the federation was not opposed to the possible&lt;br/&gt;exploration of oil, only that Interior&amp;apos;s study was inadquate to&lt;br/&gt;make a sound judgement.&lt;br/&gt; <text:s text:c="3"/>Congressional observers said that at present there was&lt;br/&gt;little sentiment in Congress to open the wildlife area for&lt;br/&gt;commercial exploitation dispite increasing concern that the&lt;br/&gt;United States is becoming overly dependent on foreign oil.&lt;br/&gt; reuter&lt;br/&gt;</text:p>
          </table:table-cell>
          <table:table-cell office:value-type="string">
            <text:p>Deepwater Horizon oil spill</text:p>
          </table:table-cell>
          <table:table-cell office:value-type="string">
            <text:p>http://en.wikipedia.org/wiki/Deepwater_Horizon_oil_spill</text:p>
          </table:table-cell>
          <table:table-cell office:value-type="string">
            <text:p>Glass–Steagall Act</text:p>
          </table:table-cell>
          <table:table-cell office:value-type="string">
            <text:p>http://en.wikipedia.org/wiki/Glass–Steagall_Ac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6];&quot;,&quot;;[.AC126];&quot;,&quot;; TEXT([.AK12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N970G5R98D8YCJJE6JS1NYCIRFSC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IKV7WGKCCVL0C0FADDHIPQ4J36T31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5:50 GMT 2012</text:p>
          </table:table-cell>
          <table:table-cell office:value-type="string">
            <text:p>Wed Oct 03 08:16:07 GMT 2012</text:p>
          </table:table-cell>
          <table:table-cell office:value-type="string">
            <text:p>Wed Oct 10 01:16:07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4340.txt</text:p>
          </table:table-cell>
          <table:table-cell office:value-type="string">
            <text:p>WILDLIFE UNIT PROPOSES ALASKA REFUGE OIL STUDY&lt;br/&gt;&lt;br/&gt; <text:s text:c="3"/>WASHINGTON, March 12 - The National Wildlife Federation &lt;br/&gt;rejected an Interior Department draft plan to open wilderness&lt;br/&gt;lands in Northern Alaska to oil and gas exploration.&lt;br/&gt; <text:s text:c="3"/>The federation, the nation&amp;apos;s largest conservation group,&lt;br/&gt;said further study was needed to assess any possible damage&lt;br/&gt;that development might have on the wildlife in the area, the&lt;br/&gt;coastal plain of the Arctic National Wildlife Refuge.&lt;br/&gt; <text:s text:c="3"/>Jay Hair, the federation&amp;apos;s executive vice president, called&lt;br/&gt;the Interior&amp;apos;s research into the effects of development &amp;quot;so&lt;br/&gt;fundamentally flawed that it provides little or no basis on&lt;br/&gt;which to make a public policy decision.&amp;quot;&lt;br/&gt; <text:s text:c="3"/>Hair called the department&amp;apos;s proposal a &amp;quot;reflection of a&lt;br/&gt;largely political decision,&amp;quot; adding &amp;quot;we have no confidence in&lt;br/&gt;Interior to represent the broad public interest in this area.&amp;quot;&lt;br/&gt; <text:s text:c="3"/>Interior wants to open the 1.5 million acre coastal plain&lt;br/&gt;to oil and gas exploration, but it said only with tough &lt;br/&gt;safeguards to protect the area&amp;apos;s caribou and musk-oxen.&lt;br/&gt; <text:s text:c="3"/>It said a preliminary survey showed the region could hold&lt;br/&gt;billions of barrels of oil and gas, and that its potential as&lt;br/&gt;an energy resource would never be known without exploration.&lt;br/&gt; <text:s text:c="3"/>Interior said oil on the coastal plain could match the 10&lt;br/&gt;billion barrels found at Prudhoe Bay, just west of the plain.&lt;br/&gt; <text:s text:c="3"/>Under existing law, Congress must agree to oil and gas&lt;br/&gt;exploration, and if it does not act, the land will remain a&lt;br/&gt;wildlife refuge protected from commercial development.&lt;br/&gt; <text:s text:c="3"/>Hair said Interior&amp;apos;s report failed to stress the&lt;br/&gt;probability that finding recoverable oil is only 19 pct.&lt;br/&gt; <text:s text:c="3"/>He said Interior&amp;apos;s study also failed to weigh oil, gas,&lt;br/&gt;fish and wildlife information the State of Alaska had gathered&lt;br/&gt;nor had the department consulted the Environmental Protection&lt;br/&gt;Agency on the possible effects of exploration.&lt;br/&gt; <text:s text:c="3"/>The federation, in letters to Congressmen, proposed that a&lt;br/&gt;nine-member commission be set up to study all aspects of the&lt;br/&gt;issue and report back to Congress in about two years.&lt;br/&gt; <text:s text:c="3"/>Hair said the federation was not opposed to the possible&lt;br/&gt;exploration of oil, only that Interior&amp;apos;s study was inadquate to&lt;br/&gt;make a sound judgement.&lt;br/&gt; <text:s text:c="3"/>Congressional observers said that at present there was&lt;br/&gt;little sentiment in Congress to open the wildlife area for&lt;br/&gt;commercial exploitation dispite increasing concern that the&lt;br/&gt;United States is becoming overly dependent on foreign oil.&lt;br/&gt; reuter&lt;br/&gt;</text:p>
          </table:table-cell>
          <table:table-cell office:value-type="string">
            <text:p>Deepwater Horizon oil spill</text:p>
          </table:table-cell>
          <table:table-cell office:value-type="string">
            <text:p>http://en.wikipedia.org/wiki/Deepwater_Horizon_oil_spill</text:p>
          </table:table-cell>
          <table:table-cell office:value-type="string">
            <text:p>Glass–Steagall Act</text:p>
          </table:table-cell>
          <table:table-cell office:value-type="string">
            <text:p>http://en.wikipedia.org/wiki/Glass–Steagall_Ac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7];&quot;,&quot;;[.AC127];&quot;,&quot;; TEXT([.AK12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QJIA0RYNJ9HW7PTAWBUJTUJMQ72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8XPQJQ9OPLLCLVZT1OGGKCO6FF1ZY</text:p>
          </table:table-cell>
          <table:table-cell office:value-type="string">
            <text:p>A31PUL91ZMCDBU</text:p>
          </table:table-cell>
          <table:table-cell office:value-type="string">
            <text:p>Submitted</text:p>
          </table:table-cell>
          <table:table-cell office:value-type="string">
            <text:p>Wed Oct 03 08:21:07 GMT 2012</text:p>
          </table:table-cell>
          <table:table-cell office:value-type="string">
            <text:p>Wed Oct 03 08:27:53 GMT 2012</text:p>
          </table:table-cell>
          <table:table-cell office:value-type="string">
            <text:p>Wed Oct 10 01:27:53 PDT 2012</text:p>
          </table:table-cell>
          <table:table-cell table:number-columns-repeated="3"/>
          <table:table-cell office:value-type="float" office:value="406">
            <text:p>40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1617.txt</text:p>
          </table:table-cell>
          <table:table-cell office:value-type="string">
            <text:p>A.H. ROBINS &amp;lt;QRAH&amp;gt; FILES MONTHLY REPORT&lt;br/&gt;&lt;br/&gt; <text:s text:c="3"/>RICHMOND, Va., March 31 - A.H. Robins Co said it filed its&lt;br/&gt;consolidated net earnings report for February, which amounted&lt;br/&gt;to 6,720,000 dlrs, compared to 4,646,000 for the comparable&lt;br/&gt;month the year prior.&lt;br/&gt; <text:s text:c="3"/>Consolidated net earnings for the two months ended Feb 28,&lt;br/&gt;1987, amounted to 23.9 mln dlrs, compared to 15.4 mln dlrs for&lt;br/&gt;the comparable period a year earlier, it said.&lt;br/&gt; <text:s text:c="3"/>A.H. Robbins, which is in Chapter 11, said it filed the&lt;br/&gt;report with the U.S. trustee overseeing its case.&lt;br/&gt; Reuter&lt;br/&gt;</text:p>
          </table:table-cell>
          <table:table-cell office:value-type="string">
            <text:p>Coal Company Zarechnaya</text:p>
          </table:table-cell>
          <table:table-cell office:value-type="string">
            <text:p>http://en.wikipedia.org/wiki/Coal_Company_Zarechnaya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8];&quot;,&quot;;[.AC128];&quot;,&quot;; TEXT([.AK12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3QJIA0RYNJ9HW7PTAWBUJTUJMQ72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HSG5R98D8J3ANV1Z2KN6CG3T67EU8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3:39 GMT 2012</text:p>
          </table:table-cell>
          <table:table-cell office:value-type="string">
            <text:p>Wed Oct 03 09:35:07 GMT 2012</text:p>
          </table:table-cell>
          <table:table-cell office:value-type="string">
            <text:p>Wed Oct 10 02:35:07 PDT 2012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1617.txt</text:p>
          </table:table-cell>
          <table:table-cell office:value-type="string">
            <text:p>A.H. ROBINS &amp;lt;QRAH&amp;gt; FILES MONTHLY REPORT&lt;br/&gt;&lt;br/&gt; <text:s text:c="3"/>RICHMOND, Va., March 31 - A.H. Robins Co said it filed its&lt;br/&gt;consolidated net earnings report for February, which amounted&lt;br/&gt;to 6,720,000 dlrs, compared to 4,646,000 for the comparable&lt;br/&gt;month the year prior.&lt;br/&gt; <text:s text:c="3"/>Consolidated net earnings for the two months ended Feb 28,&lt;br/&gt;1987, amounted to 23.9 mln dlrs, compared to 15.4 mln dlrs for&lt;br/&gt;the comparable period a year earlier, it said.&lt;br/&gt; <text:s text:c="3"/>A.H. Robbins, which is in Chapter 11, said it filed the&lt;br/&gt;report with the U.S. trustee overseeing its case.&lt;br/&gt; Reuter&lt;br/&gt;</text:p>
          </table:table-cell>
          <table:table-cell office:value-type="string">
            <text:p>Coal Company Zarechnaya</text:p>
          </table:table-cell>
          <table:table-cell office:value-type="string">
            <text:p>http://en.wikipedia.org/wiki/Coal_Company_Zarechnaya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9];&quot;,&quot;;[.AC129];&quot;,&quot;; TEXT([.AK12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3QJIA0RYNJ9HW7PTAWBUJTUJMQ72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R7L42J1LY58QGQCTA9GNKHD80H4PS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7:41 GMT 2012</text:p>
          </table:table-cell>
          <table:table-cell office:value-type="string">
            <text:p>Wed Oct 03 07:57:48 GMT 2012</text:p>
          </table:table-cell>
          <table:table-cell office:value-type="string">
            <text:p>Wed Oct 10 00:57:48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1617.txt</text:p>
          </table:table-cell>
          <table:table-cell office:value-type="string">
            <text:p>A.H. ROBINS &amp;lt;QRAH&amp;gt; FILES MONTHLY REPORT&lt;br/&gt;&lt;br/&gt; <text:s text:c="3"/>RICHMOND, Va., March 31 - A.H. Robins Co said it filed its&lt;br/&gt;consolidated net earnings report for February, which amounted&lt;br/&gt;to 6,720,000 dlrs, compared to 4,646,000 for the comparable&lt;br/&gt;month the year prior.&lt;br/&gt; <text:s text:c="3"/>Consolidated net earnings for the two months ended Feb 28,&lt;br/&gt;1987, amounted to 23.9 mln dlrs, compared to 15.4 mln dlrs for&lt;br/&gt;the comparable period a year earlier, it said.&lt;br/&gt; <text:s text:c="3"/>A.H. Robbins, which is in Chapter 11, said it filed the&lt;br/&gt;report with the U.S. trustee overseeing its case.&lt;br/&gt; Reuter&lt;br/&gt;</text:p>
          </table:table-cell>
          <table:table-cell office:value-type="string">
            <text:p>Coal Company Zarechnaya</text:p>
          </table:table-cell>
          <table:table-cell office:value-type="string">
            <text:p>http://en.wikipedia.org/wiki/Coal_Company_Zarechnaya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0];&quot;,&quot;;[.AC130];&quot;,&quot;; TEXT([.AK13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NFBAT2D5NQY2E38XAAGDTYMP0Q73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118D8J3VE7W71HS5M73UCK8HNPIYJ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5:51 GMT 2012</text:p>
          </table:table-cell>
          <table:table-cell office:value-type="string">
            <text:p>Wed Oct 03 09:46:04 GMT 2012</text:p>
          </table:table-cell>
          <table:table-cell office:value-type="string">
            <text:p>Wed Oct 10 02:46:04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oilseed/14512.txt</text:p>
          </table:table-cell>
          <table:table-cell office:value-type="string">
            <text:p>CCC SEED CREDIT GURANTEES FOR ALGERIA - USDA&lt;br/&gt;&lt;br/&gt; <text:s text:c="3"/>WASHINGTON, April 7 - The Commodity Credit Corporation&lt;br/&gt;(CCC) has authorized 2.0 mln dlrs in credit guarantees to cover&lt;br/&gt;sales of seeds for planting to Algeria, the U.S. Agriculture&lt;br/&gt;Department said.&lt;br/&gt; <text:s text:c="3"/>The department said the additional guarantees increase the&lt;br/&gt;cumulative fiscal year 1987 program for sales of U.S.&lt;br/&gt;agricultural products to Algeria to 466.0 mln dlrs.&lt;br/&gt; <text:s text:c="3"/>To be eligible under the new seed credit guarantees, all&lt;br/&gt;sales must be registered by September 30, 1987, and shipped by&lt;br/&gt;December 31, 1987, USDA said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Waldo and Magic Incorporated</text:p>
          </table:table-cell>
          <table:table-cell office:value-type="string">
            <text:p>http://en.wikipedia.org/wiki/Waldo_and_Magic_Incorporate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1];&quot;,&quot;;[.AC131];&quot;,&quot;; TEXT([.AK131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NFBAT2D5NQY2E38XAAGDTYMP0Q73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R9RRLFQ0ONNA056RRF9MGRBE05IRC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3:25 GMT 2012</text:p>
          </table:table-cell>
          <table:table-cell office:value-type="string">
            <text:p>Wed Oct 03 07:53:39 GMT 2012</text:p>
          </table:table-cell>
          <table:table-cell office:value-type="string">
            <text:p>Wed Oct 10 00:53:39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oilseed/14512.txt</text:p>
          </table:table-cell>
          <table:table-cell office:value-type="string">
            <text:p>CCC SEED CREDIT GURANTEES FOR ALGERIA - USDA&lt;br/&gt;&lt;br/&gt; <text:s text:c="3"/>WASHINGTON, April 7 - The Commodity Credit Corporation&lt;br/&gt;(CCC) has authorized 2.0 mln dlrs in credit guarantees to cover&lt;br/&gt;sales of seeds for planting to Algeria, the U.S. Agriculture&lt;br/&gt;Department said.&lt;br/&gt; <text:s text:c="3"/>The department said the additional guarantees increase the&lt;br/&gt;cumulative fiscal year 1987 program for sales of U.S.&lt;br/&gt;agricultural products to Algeria to 466.0 mln dlrs.&lt;br/&gt; <text:s text:c="3"/>To be eligible under the new seed credit guarantees, all&lt;br/&gt;sales must be registered by September 30, 1987, and shipped by&lt;br/&gt;December 31, 1987, USDA said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Waldo and Magic Incorporated</text:p>
          </table:table-cell>
          <table:table-cell office:value-type="string">
            <text:p>http://en.wikipedia.org/wiki/Waldo_and_Magic_Incorporated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32];&quot;,&quot;;[.AC132];&quot;,&quot;; TEXT([.AK132];&quot;#&quot;))" office:value-type="string" office:string-value="EDA,RANDOM,2">
            <text:p>EDA,RANDOM,2</text:p>
          </table:table-cell>
        </table:table-row>
        <table:table-row table:style-name="ro1">
          <table:table-cell office:value-type="string">
            <text:p>2NFBAT2D5NQY2E38XAAGDTYMP0Q73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ZYAUC26DG67SAL82A6K8COK9D1C5V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9:22 GMT 2012</text:p>
          </table:table-cell>
          <table:table-cell office:value-type="string">
            <text:p>Wed Oct 03 09:29:27 GMT 2012</text:p>
          </table:table-cell>
          <table:table-cell office:value-type="string">
            <text:p>Wed Oct 10 02:29:27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oilseed/14512.txt</text:p>
          </table:table-cell>
          <table:table-cell office:value-type="string">
            <text:p>CCC SEED CREDIT GURANTEES FOR ALGERIA - USDA&lt;br/&gt;&lt;br/&gt; <text:s text:c="3"/>WASHINGTON, April 7 - The Commodity Credit Corporation&lt;br/&gt;(CCC) has authorized 2.0 mln dlrs in credit guarantees to cover&lt;br/&gt;sales of seeds for planting to Algeria, the U.S. Agriculture&lt;br/&gt;Department said.&lt;br/&gt; <text:s text:c="3"/>The department said the additional guarantees increase the&lt;br/&gt;cumulative fiscal year 1987 program for sales of U.S.&lt;br/&gt;agricultural products to Algeria to 466.0 mln dlrs.&lt;br/&gt; <text:s text:c="3"/>To be eligible under the new seed credit guarantees, all&lt;br/&gt;sales must be registered by September 30, 1987, and shipped by&lt;br/&gt;December 31, 1987, USDA said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Waldo and Magic Incorporated</text:p>
          </table:table-cell>
          <table:table-cell office:value-type="string">
            <text:p>http://en.wikipedia.org/wiki/Waldo_and_Magic_Incorporate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3];&quot;,&quot;;[.AC133];&quot;,&quot;; TEXT([.AK133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N633FDEY5COB99LY9U8KRFLEUP1S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6W0SPW1INMHV7E9QDEAJ6BFT9Z3G3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9:11 GMT 2012</text:p>
          </table:table-cell>
          <table:table-cell office:value-type="string">
            <text:p>Wed Oct 03 08:09:16 GMT 2012</text:p>
          </table:table-cell>
          <table:table-cell office:value-type="string">
            <text:p>Wed Oct 10 01:09:16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oilseed/12425.txt</text:p>
          </table:table-cell>
          <table:table-cell office:value-type="string">
            <text:p>CARGILL U.K. STRIKE TALKS BREAK OFF WITHOUT RESULT&lt;br/&gt;&lt;br/&gt; <text:s text:c="3"/>LONDON, April 2 - Two days of talks between management and&lt;br/&gt;unions to try to end the 3-1/2 month labour dispute at Cargill&lt;br/&gt;U.K. Ltd&amp;apos;s oilseed crushing plant at Seaforth ended yesterday&lt;br/&gt;without resolving the situation, a company spokesman said.&lt;br/&gt; <text:s text:c="3"/>Fresh talks are expected to be held early next week but the&lt;br/&gt;actual date has not yet been fixed, he added.&lt;br/&gt; <text:s text:c="3"/>Oilseed processing at the mill has been at a standstill&lt;br/&gt;since December 19 and the company has declared force majeure&lt;br/&gt;for deliveries of soymeal and soyoil ahead to May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Strike</text:p>
          </table:table-cell>
          <table:table-cell office:value-type="string">
            <text:p>http://en.wikipedia.org/wiki/Strik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34];&quot;,&quot;;[.AC134];&quot;,&quot;; TEXT([.AK13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N633FDEY5COB99LY9U8KRFLEUP1S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Y3DDP8PJWKUSMW2TLUQB9Z0I0H6H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25 GMT 2012</text:p>
          </table:table-cell>
          <table:table-cell office:value-type="string">
            <text:p>Wed Oct 03 09:28:29 GMT 2012</text:p>
          </table:table-cell>
          <table:table-cell office:value-type="string">
            <text:p>Wed Oct 10 02:28:29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oilseed/12425.txt</text:p>
          </table:table-cell>
          <table:table-cell office:value-type="string">
            <text:p>CARGILL U.K. STRIKE TALKS BREAK OFF WITHOUT RESULT&lt;br/&gt;&lt;br/&gt; <text:s text:c="3"/>LONDON, April 2 - Two days of talks between management and&lt;br/&gt;unions to try to end the 3-1/2 month labour dispute at Cargill&lt;br/&gt;U.K. Ltd&amp;apos;s oilseed crushing plant at Seaforth ended yesterday&lt;br/&gt;without resolving the situation, a company spokesman said.&lt;br/&gt; <text:s text:c="3"/>Fresh talks are expected to be held early next week but the&lt;br/&gt;actual date has not yet been fixed, he added.&lt;br/&gt; <text:s text:c="3"/>Oilseed processing at the mill has been at a standstill&lt;br/&gt;since December 19 and the company has declared force majeure&lt;br/&gt;for deliveries of soymeal and soyoil ahead to May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Strike</text:p>
          </table:table-cell>
          <table:table-cell office:value-type="string">
            <text:p>http://en.wikipedia.org/wiki/Strik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35];&quot;,&quot;;[.AC135];&quot;,&quot;; TEXT([.AK13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N633FDEY5COB99LY9U8KRFLEUP1S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ZV6XBAT2D5N57BAMDH0RG5T5GA51Y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6:33 GMT 2012</text:p>
          </table:table-cell>
          <table:table-cell office:value-type="string">
            <text:p>Wed Oct 03 09:36:44 GMT 2012</text:p>
          </table:table-cell>
          <table:table-cell office:value-type="string">
            <text:p>Wed Oct 10 02:36:44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oilseed/12425.txt</text:p>
          </table:table-cell>
          <table:table-cell office:value-type="string">
            <text:p>CARGILL U.K. STRIKE TALKS BREAK OFF WITHOUT RESULT&lt;br/&gt;&lt;br/&gt; <text:s text:c="3"/>LONDON, April 2 - Two days of talks between management and&lt;br/&gt;unions to try to end the 3-1/2 month labour dispute at Cargill&lt;br/&gt;U.K. Ltd&amp;apos;s oilseed crushing plant at Seaforth ended yesterday&lt;br/&gt;without resolving the situation, a company spokesman said.&lt;br/&gt; <text:s text:c="3"/>Fresh talks are expected to be held early next week but the&lt;br/&gt;actual date has not yet been fixed, he added.&lt;br/&gt; <text:s text:c="3"/>Oilseed processing at the mill has been at a standstill&lt;br/&gt;since December 19 and the company has declared force majeure&lt;br/&gt;for deliveries of soymeal and soyoil ahead to May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Strike</text:p>
          </table:table-cell>
          <table:table-cell office:value-type="string">
            <text:p>http://en.wikipedia.org/wiki/Strik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36];&quot;,&quot;;[.AC136];&quot;,&quot;; TEXT([.AK13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5ZOVR14IXKOHUX7OO3WI6X30C598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2N7WGKCCVLLILY8AW8AXQ4CGH94UO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8:22 GMT 2012</text:p>
          </table:table-cell>
          <table:table-cell office:value-type="string">
            <text:p>Wed Oct 03 07:58:58 GMT 2012</text:p>
          </table:table-cell>
          <table:table-cell office:value-type="string">
            <text:p>Wed Oct 10 00:58:58 PDT 201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554.txt</text:p>
          </table:table-cell>
          <table:table-cell office:value-type="string">
            <text:p>AMSTUTZ SAYS FARM TRADE ACCORD POSSIBLE IN 1988&lt;br/&gt;&lt;br/&gt; <text:s text:c="3"/>WASHINGTON, MARCH 23 - U.S. Agriculture undersecretary&lt;br/&gt;Daniel Amstutz said it is possible to reach a global agreement&lt;br/&gt;to scale-back agricultural supports in calendar 1988.&lt;br/&gt; <text:s text:c="3"/>Speaking to a Senate Agriculture Appropriations committee&lt;br/&gt;hearing, Amstutz said &amp;quot;I think we can reach agreement in&lt;br/&gt;calendar 1988.&amp;quot;&lt;br/&gt; <text:s text:c="3"/>Amstutz said the U.S. places a high priority on the Uruguay&lt;br/&gt;round of global trade talks.&lt;br/&gt; <text:s text:c="3"/>His comments followed a statement by Secretary of State&lt;br/&gt;George Shultz last week urging agriculture be the highest&lt;br/&gt;priority item during the upcoming summit of western heads of&lt;br/&gt;state in Venice, Italy.&lt;br/&gt; Reuter&lt;br/&gt;</text:p>
          </table:table-cell>
          <table:table-cell office:value-type="string">
            <text:p>Agriculture</text:p>
          </table:table-cell>
          <table:table-cell office:value-type="string">
            <text:p>http://en.wikipedia.org/wiki/Agriculture</text:p>
          </table:table-cell>
          <table:table-cell office:value-type="string">
            <text:p>Lyng</text:p>
          </table:table-cell>
          <table:table-cell office:value-type="string">
            <text:p>http://en.wikipedia.org/wiki/Lyng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7];&quot;,&quot;;[.AC137];&quot;,&quot;; TEXT([.AK13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5ZOVR14IXKOHUX7OO3WI6X30C598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C5IPDOBDDP84SKP1N485MB3XXO1CU</text:p>
          </table:table-cell>
          <table:table-cell office:value-type="string">
            <text:p>A1PQNUX4BZE5O0</text:p>
          </table:table-cell>
          <table:table-cell office:value-type="string">
            <text:p>Submitted</text:p>
          </table:table-cell>
          <table:table-cell office:value-type="string">
            <text:p>Wed Oct 03 06:47:22 GMT 2012</text:p>
          </table:table-cell>
          <table:table-cell office:value-type="string">
            <text:p>Wed Oct 03 06:47:39 GMT 2012</text:p>
          </table:table-cell>
          <table:table-cell office:value-type="string">
            <text:p>Tue Oct 09 23:47:39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554.txt</text:p>
          </table:table-cell>
          <table:table-cell office:value-type="string">
            <text:p>AMSTUTZ SAYS FARM TRADE ACCORD POSSIBLE IN 1988&lt;br/&gt;&lt;br/&gt; <text:s text:c="3"/>WASHINGTON, MARCH 23 - U.S. Agriculture undersecretary&lt;br/&gt;Daniel Amstutz said it is possible to reach a global agreement&lt;br/&gt;to scale-back agricultural supports in calendar 1988.&lt;br/&gt; <text:s text:c="3"/>Speaking to a Senate Agriculture Appropriations committee&lt;br/&gt;hearing, Amstutz said &amp;quot;I think we can reach agreement in&lt;br/&gt;calendar 1988.&amp;quot;&lt;br/&gt; <text:s text:c="3"/>Amstutz said the U.S. places a high priority on the Uruguay&lt;br/&gt;round of global trade talks.&lt;br/&gt; <text:s text:c="3"/>His comments followed a statement by Secretary of State&lt;br/&gt;George Shultz last week urging agriculture be the highest&lt;br/&gt;priority item during the upcoming summit of western heads of&lt;br/&gt;state in Venice, Italy.&lt;br/&gt; Reuter&lt;br/&gt;</text:p>
          </table:table-cell>
          <table:table-cell office:value-type="string">
            <text:p>Agriculture</text:p>
          </table:table-cell>
          <table:table-cell office:value-type="string">
            <text:p>http://en.wikipedia.org/wiki/Agriculture</text:p>
          </table:table-cell>
          <table:table-cell office:value-type="string">
            <text:p>Lyng</text:p>
          </table:table-cell>
          <table:table-cell office:value-type="string">
            <text:p>http://en.wikipedia.org/wiki/Lyng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8];&quot;,&quot;;[.AC138];&quot;,&quot;; TEXT([.AK13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5ZOVR14IXKOHUX7OO3WI6X30C598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DN0FK0COK2JTAACWUB9TRW6VTNQJQ</text:p>
          </table:table-cell>
          <table:table-cell office:value-type="string">
            <text:p>A1VKHE5L6QVFUV</text:p>
          </table:table-cell>
          <table:table-cell office:value-type="string">
            <text:p>Submitted</text:p>
          </table:table-cell>
          <table:table-cell office:value-type="string">
            <text:p>Wed Oct 03 06:30:33 GMT 2012</text:p>
          </table:table-cell>
          <table:table-cell office:value-type="string">
            <text:p>Wed Oct 03 06:30:37 GMT 2012</text:p>
          </table:table-cell>
          <table:table-cell office:value-type="string">
            <text:p>Tue Oct 09 23:30:37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554.txt</text:p>
          </table:table-cell>
          <table:table-cell office:value-type="string">
            <text:p>AMSTUTZ SAYS FARM TRADE ACCORD POSSIBLE IN 1988&lt;br/&gt;&lt;br/&gt; <text:s text:c="3"/>WASHINGTON, MARCH 23 - U.S. Agriculture undersecretary&lt;br/&gt;Daniel Amstutz said it is possible to reach a global agreement&lt;br/&gt;to scale-back agricultural supports in calendar 1988.&lt;br/&gt; <text:s text:c="3"/>Speaking to a Senate Agriculture Appropriations committee&lt;br/&gt;hearing, Amstutz said &amp;quot;I think we can reach agreement in&lt;br/&gt;calendar 1988.&amp;quot;&lt;br/&gt; <text:s text:c="3"/>Amstutz said the U.S. places a high priority on the Uruguay&lt;br/&gt;round of global trade talks.&lt;br/&gt; <text:s text:c="3"/>His comments followed a statement by Secretary of State&lt;br/&gt;George Shultz last week urging agriculture be the highest&lt;br/&gt;priority item during the upcoming summit of western heads of&lt;br/&gt;state in Venice, Italy.&lt;br/&gt; Reuter&lt;br/&gt;</text:p>
          </table:table-cell>
          <table:table-cell office:value-type="string">
            <text:p>Agriculture</text:p>
          </table:table-cell>
          <table:table-cell office:value-type="string">
            <text:p>http://en.wikipedia.org/wiki/Agriculture</text:p>
          </table:table-cell>
          <table:table-cell office:value-type="string">
            <text:p>Lyng</text:p>
          </table:table-cell>
          <table:table-cell office:value-type="string">
            <text:p>http://en.wikipedia.org/wiki/Lyng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9];&quot;,&quot;;[.AC139];&quot;,&quot;; TEXT([.AK13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I0NMHGYQ4J32JZBIPDFNOYYKHUM9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86PLSP75KLML578VK8QMQVJYYWTZP</text:p>
          </table:table-cell>
          <table:table-cell office:value-type="string">
            <text:p>A2D62XIREOVCH7</text:p>
          </table:table-cell>
          <table:table-cell office:value-type="string">
            <text:p>Submitted</text:p>
          </table:table-cell>
          <table:table-cell office:value-type="string">
            <text:p>Wed Oct 03 05:38:19 GMT 2012</text:p>
          </table:table-cell>
          <table:table-cell office:value-type="string">
            <text:p>Wed Oct 03 05:38:25 GMT 2012</text:p>
          </table:table-cell>
          <table:table-cell office:value-type="string">
            <text:p>Tue Oct 09 22:38:25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0983.txt</text:p>
          </table:table-cell>
          <table:table-cell office:value-type="string">
            <text:p>EQUATORIAL COMMUNICATIONS &amp;lt;EQUA&amp;gt; TO HAVE LOSSES&lt;br/&gt;&lt;br/&gt; <text:s text:c="3"/>MOUNTAIN VIEW, Calif., March 3 - Equatorial Communications&lt;br/&gt;Co said it expects to report losses of about 57 mln dlrs for&lt;br/&gt;the fourth quarter and 68 mln dlrs for the full year 1986 on&lt;br/&gt;revenues of about 10 mln dlrs for the quarter and 52 mln dlrs&lt;br/&gt;for the year.&lt;br/&gt; <text:s text:c="3"/>Equatorial said the losses will include a charge of about&lt;br/&gt;45 mln dlrs from costs associated with the restructuring of its&lt;br/&gt;business, including adjustments to reflect the market value of&lt;br/&gt;transponders owned and leased by Equatorial and other reserves&lt;br/&gt;for inventory, receivables and excess facilities.&lt;br/&gt; <text:s text:c="3"/>Equatorial said the fourth quarter operating results will&lt;br/&gt;also include restructuring costs of about 5,500,000 dlrs, in&lt;br/&gt;addition to the 45 mln dlr charge.&lt;br/&gt; <text:s text:c="3"/>Equitorial also said that as of March One it is operating&lt;br/&gt;in technical default under its lease of transponders on the&lt;br/&gt;Galaxy III satellite due to its inabiliuty to maintain&lt;br/&gt;agreed-upon financial ratios. <text:s/>It said it is in talks with the&lt;br/&gt;lessors in an attempt to restructure lease obligations.&lt;br/&gt; <text:s text:c="3"/>Further, Equitorial said it is in default of two other&lt;br/&gt;oblitations in connection with the purchase or lease of&lt;br/&gt;transponders as a result of cross-default provisions.&lt;br/&gt; <text:s text:c="3"/>Equatorial said it has signed a memorandum of understanding&lt;br/&gt;for Contel Corp &amp;lt;CTC&amp;gt; to purchase 10 mln dlrs of Equatorial&lt;br/&gt;master earth stations, micro earth stations and associated&lt;br/&gt;equipment and loan Equatorial six mln dlrs over a six-month&lt;br/&gt;period for repayment starting in December 1988.&lt;br/&gt; <text:s text:c="3"/>The company said Conteol, under the agreement, would assume&lt;br/&gt;a portion of Equatorial&amp;apos;s rights and obligations under the&lt;br/&gt;Galaxy III transponder lease with &amp;lt;Burnham Leasing&amp;gt; on the&lt;br/&gt;occurrence of certain events.&lt;br/&gt; <text:s text:c="3"/>Equatorial said it would grant Contel an option to buy&lt;br/&gt;about 3,600,000 common shares at 3.25 dlrs each.&lt;br/&gt; <text:s text:c="3"/>Equatorial said its understandings with Contel are subject&lt;br/&gt;to Equatorial&amp;apos;s ability to restructure a significant portion of&lt;br/&gt;its obligations and to obtain concessions from lenders and&lt;br/&gt;lessors, in particular under its Galaxy III transponder lease.&lt;br/&gt;It said it hopes to finalize a Contel agreement by April 15.&lt;br/&gt; <text:s text:c="3"/>Equatorial in 1985 earned 1,807,000 dlrs after a 3,197,000&lt;br/&gt;dlr gain from early debt retirement on revenues of 56.1 mln&lt;br/&gt;dlrs. For the first nine months of 1986, the company lost&lt;br/&gt;9,476,000 dlrs on revenues of 45.4 mln dlrs, compared with a&lt;br/&gt;1,784,000 dlr profit after the early retirement gain on&lt;br/&gt;revenues of 38.5 mln dlrs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0];&quot;,&quot;;[.AC140];&quot;,&quot;; TEXT([.AK14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I0NMHGYQ4J32JZBIPDFNOYYKHUM9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FFQYN5F3Q0JVEH3TX3W6B49M3AAEN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7:03 GMT 2012</text:p>
          </table:table-cell>
          <table:table-cell office:value-type="string">
            <text:p>Wed Oct 03 07:47:43 GMT 2012</text:p>
          </table:table-cell>
          <table:table-cell office:value-type="string">
            <text:p>Wed Oct 10 00:47:43 PDT 2012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0983.txt</text:p>
          </table:table-cell>
          <table:table-cell office:value-type="string">
            <text:p>EQUATORIAL COMMUNICATIONS &amp;lt;EQUA&amp;gt; TO HAVE LOSSES&lt;br/&gt;&lt;br/&gt; <text:s text:c="3"/>MOUNTAIN VIEW, Calif., March 3 - Equatorial Communications&lt;br/&gt;Co said it expects to report losses of about 57 mln dlrs for&lt;br/&gt;the fourth quarter and 68 mln dlrs for the full year 1986 on&lt;br/&gt;revenues of about 10 mln dlrs for the quarter and 52 mln dlrs&lt;br/&gt;for the year.&lt;br/&gt; <text:s text:c="3"/>Equatorial said the losses will include a charge of about&lt;br/&gt;45 mln dlrs from costs associated with the restructuring of its&lt;br/&gt;business, including adjustments to reflect the market value of&lt;br/&gt;transponders owned and leased by Equatorial and other reserves&lt;br/&gt;for inventory, receivables and excess facilities.&lt;br/&gt; <text:s text:c="3"/>Equatorial said the fourth quarter operating results will&lt;br/&gt;also include restructuring costs of about 5,500,000 dlrs, in&lt;br/&gt;addition to the 45 mln dlr charge.&lt;br/&gt; <text:s text:c="3"/>Equitorial also said that as of March One it is operating&lt;br/&gt;in technical default under its lease of transponders on the&lt;br/&gt;Galaxy III satellite due to its inabiliuty to maintain&lt;br/&gt;agreed-upon financial ratios. <text:s/>It said it is in talks with the&lt;br/&gt;lessors in an attempt to restructure lease obligations.&lt;br/&gt; <text:s text:c="3"/>Further, Equitorial said it is in default of two other&lt;br/&gt;oblitations in connection with the purchase or lease of&lt;br/&gt;transponders as a result of cross-default provisions.&lt;br/&gt; <text:s text:c="3"/>Equatorial said it has signed a memorandum of understanding&lt;br/&gt;for Contel Corp &amp;lt;CTC&amp;gt; to purchase 10 mln dlrs of Equatorial&lt;br/&gt;master earth stations, micro earth stations and associated&lt;br/&gt;equipment and loan Equatorial six mln dlrs over a six-month&lt;br/&gt;period for repayment starting in December 1988.&lt;br/&gt; <text:s text:c="3"/>The company said Conteol, under the agreement, would assume&lt;br/&gt;a portion of Equatorial&amp;apos;s rights and obligations under the&lt;br/&gt;Galaxy III transponder lease with &amp;lt;Burnham Leasing&amp;gt; on the&lt;br/&gt;occurrence of certain events.&lt;br/&gt; <text:s text:c="3"/>Equatorial said it would grant Contel an option to buy&lt;br/&gt;about 3,600,000 common shares at 3.25 dlrs each.&lt;br/&gt; <text:s text:c="3"/>Equatorial said its understandings with Contel are subject&lt;br/&gt;to Equatorial&amp;apos;s ability to restructure a significant portion of&lt;br/&gt;its obligations and to obtain concessions from lenders and&lt;br/&gt;lessors, in particular under its Galaxy III transponder lease.&lt;br/&gt;It said it hopes to finalize a Contel agreement by April 15.&lt;br/&gt; <text:s text:c="3"/>Equatorial in 1985 earned 1,807,000 dlrs after a 3,197,000&lt;br/&gt;dlr gain from early debt retirement on revenues of 56.1 mln&lt;br/&gt;dlrs. For the first nine months of 1986, the company lost&lt;br/&gt;9,476,000 dlrs on revenues of 45.4 mln dlrs, compared with a&lt;br/&gt;1,784,000 dlr profit after the early retirement gain on&lt;br/&gt;revenues of 38.5 mln dlrs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1];&quot;,&quot;;[.AC141];&quot;,&quot;; TEXT([.AK14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I0NMHGYQ4J32JZBIPDFNOYYKHUM9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2 GMT 2012</text:p>
          </table:table-cell>
          <table:table-cell table:number-columns-repeated="2"/>
          <table:table-cell office:value-type="string">
            <text:p>2Z7E4EGDHDM2KUWNGXQWEHEZDI2BLC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1:40 GMT 2012</text:p>
          </table:table-cell>
          <table:table-cell office:value-type="string">
            <text:p>Wed Oct 03 09:51:44 GMT 2012</text:p>
          </table:table-cell>
          <table:table-cell office:value-type="string">
            <text:p>Wed Oct 10 02:51:4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0983.txt</text:p>
          </table:table-cell>
          <table:table-cell office:value-type="string">
            <text:p>EQUATORIAL COMMUNICATIONS &amp;lt;EQUA&amp;gt; TO HAVE LOSSES&lt;br/&gt;&lt;br/&gt; <text:s text:c="3"/>MOUNTAIN VIEW, Calif., March 3 - Equatorial Communications&lt;br/&gt;Co said it expects to report losses of about 57 mln dlrs for&lt;br/&gt;the fourth quarter and 68 mln dlrs for the full year 1986 on&lt;br/&gt;revenues of about 10 mln dlrs for the quarter and 52 mln dlrs&lt;br/&gt;for the year.&lt;br/&gt; <text:s text:c="3"/>Equatorial said the losses will include a charge of about&lt;br/&gt;45 mln dlrs from costs associated with the restructuring of its&lt;br/&gt;business, including adjustments to reflect the market value of&lt;br/&gt;transponders owned and leased by Equatorial and other reserves&lt;br/&gt;for inventory, receivables and excess facilities.&lt;br/&gt; <text:s text:c="3"/>Equatorial said the fourth quarter operating results will&lt;br/&gt;also include restructuring costs of about 5,500,000 dlrs, in&lt;br/&gt;addition to the 45 mln dlr charge.&lt;br/&gt; <text:s text:c="3"/>Equitorial also said that as of March One it is operating&lt;br/&gt;in technical default under its lease of transponders on the&lt;br/&gt;Galaxy III satellite due to its inabiliuty to maintain&lt;br/&gt;agreed-upon financial ratios. <text:s/>It said it is in talks with the&lt;br/&gt;lessors in an attempt to restructure lease obligations.&lt;br/&gt; <text:s text:c="3"/>Further, Equitorial said it is in default of two other&lt;br/&gt;oblitations in connection with the purchase or lease of&lt;br/&gt;transponders as a result of cross-default provisions.&lt;br/&gt; <text:s text:c="3"/>Equatorial said it has signed a memorandum of understanding&lt;br/&gt;for Contel Corp &amp;lt;CTC&amp;gt; to purchase 10 mln dlrs of Equatorial&lt;br/&gt;master earth stations, micro earth stations and associated&lt;br/&gt;equipment and loan Equatorial six mln dlrs over a six-month&lt;br/&gt;period for repayment starting in December 1988.&lt;br/&gt; <text:s text:c="3"/>The company said Conteol, under the agreement, would assume&lt;br/&gt;a portion of Equatorial&amp;apos;s rights and obligations under the&lt;br/&gt;Galaxy III transponder lease with &amp;lt;Burnham Leasing&amp;gt; on the&lt;br/&gt;occurrence of certain events.&lt;br/&gt; <text:s text:c="3"/>Equatorial said it would grant Contel an option to buy&lt;br/&gt;about 3,600,000 common shares at 3.25 dlrs each.&lt;br/&gt; <text:s text:c="3"/>Equatorial said its understandings with Contel are subject&lt;br/&gt;to Equatorial&amp;apos;s ability to restructure a significant portion of&lt;br/&gt;its obligations and to obtain concessions from lenders and&lt;br/&gt;lessors, in particular under its Galaxy III transponder lease.&lt;br/&gt;It said it hopes to finalize a Contel agreement by April 15.&lt;br/&gt; <text:s text:c="3"/>Equatorial in 1985 earned 1,807,000 dlrs after a 3,197,000&lt;br/&gt;dlr gain from early debt retirement on revenues of 56.1 mln&lt;br/&gt;dlrs. For the first nine months of 1986, the company lost&lt;br/&gt;9,476,000 dlrs on revenues of 45.4 mln dlrs, compared with a&lt;br/&gt;1,784,000 dlr profit after the early retirement gain on&lt;br/&gt;revenues of 38.5 mln dlrs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2];&quot;,&quot;;[.AC142];&quot;,&quot;; TEXT([.AK14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38U6L5OBVCIG0L2BK9JN7GU3Y7GZ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58ULF395SW62PPKZDEYVJBYMVZDR7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6:22 GMT 2012</text:p>
          </table:table-cell>
          <table:table-cell office:value-type="string">
            <text:p>Wed Oct 03 08:06:30 GMT 2012</text:p>
          </table:table-cell>
          <table:table-cell office:value-type="string">
            <text:p>Wed Oct 10 01:06:30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ship/15484.txt</text:p>
          </table:table-cell>
          <table:table-cell office:value-type="string">
            <text:p>TODD SHIPYARDS &amp;lt;TOD&amp;gt; STRUCK ON WEST COAST&lt;br/&gt;&lt;br/&gt; <text:s text:c="3"/>JERSEY CITY, N.J., April 9 - Todd Shipyards Corp said&lt;br/&gt;production workers represented by the multi-union Pacific Coast&lt;br/&gt;Metal Trades District Council at its San Francisco division&lt;br/&gt;struck on April Six.&lt;br/&gt; <text:s text:c="3"/>It said negotiations are expected to resume at the end of&lt;br/&gt;this month.&lt;br/&gt; <text:s text:c="3"/>Todd also said the collective bargaining division in effect&lt;br/&gt;at its Galveston Division expires April 17, and negotiations&lt;br/&gt;with the Galveston Metal Trades Council are continuing.&lt;br/&gt; <text:s text:c="3"/>The company said results of balloting on a new collective&lt;br/&gt;bargaining agreement proposal in its Seattle Division are&lt;br/&gt;expected to be tabulated at the close of business tomorrow.&lt;br/&gt; <text:s text:c="3"/>The Pacific Coast Council has recommended acceptance of&lt;br/&gt;that proposal by membership, Todd said.&lt;br/&gt; <text:s text:c="38"/>&lt;br/&gt; Reuter&lt;br/&gt;</text:p>
          </table:table-cell>
          <table:table-cell office:value-type="string">
            <text:p>VMS Mosaic</text:p>
          </table:table-cell>
          <table:table-cell office:value-type="string">
            <text:p>http://en.wikipedia.org/wiki/VMS_Mosaic</text:p>
          </table:table-cell>
          <table:table-cell office:value-type="string">
            <text:p>Austrian legislative election</text:p>
          </table:table-cell>
          <table:table-cell office:value-type="string">
            <text:p>http://en.wikipedia.org/wiki/Austrian_legislative_elec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3];&quot;,&quot;;[.AC143];&quot;,&quot;; TEXT([.AK143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38U6L5OBVCIG0L2BK9JN7GU3Y7GZ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BLHV8ER9Y8T2T6R62D5SFHS9I8R4A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1:17 GMT 2012</text:p>
          </table:table-cell>
          <table:table-cell office:value-type="string">
            <text:p>Wed Oct 03 09:31:21 GMT 2012</text:p>
          </table:table-cell>
          <table:table-cell office:value-type="string">
            <text:p>Wed Oct 10 02:31:21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ship/15484.txt</text:p>
          </table:table-cell>
          <table:table-cell office:value-type="string">
            <text:p>TODD SHIPYARDS &amp;lt;TOD&amp;gt; STRUCK ON WEST COAST&lt;br/&gt;&lt;br/&gt; <text:s text:c="3"/>JERSEY CITY, N.J., April 9 - Todd Shipyards Corp said&lt;br/&gt;production workers represented by the multi-union Pacific Coast&lt;br/&gt;Metal Trades District Council at its San Francisco division&lt;br/&gt;struck on April Six.&lt;br/&gt; <text:s text:c="3"/>It said negotiations are expected to resume at the end of&lt;br/&gt;this month.&lt;br/&gt; <text:s text:c="3"/>Todd also said the collective bargaining division in effect&lt;br/&gt;at its Galveston Division expires April 17, and negotiations&lt;br/&gt;with the Galveston Metal Trades Council are continuing.&lt;br/&gt; <text:s text:c="3"/>The company said results of balloting on a new collective&lt;br/&gt;bargaining agreement proposal in its Seattle Division are&lt;br/&gt;expected to be tabulated at the close of business tomorrow.&lt;br/&gt; <text:s text:c="3"/>The Pacific Coast Council has recommended acceptance of&lt;br/&gt;that proposal by membership, Todd said.&lt;br/&gt; <text:s text:c="38"/>&lt;br/&gt; Reuter&lt;br/&gt;</text:p>
          </table:table-cell>
          <table:table-cell office:value-type="string">
            <text:p>VMS Mosaic</text:p>
          </table:table-cell>
          <table:table-cell office:value-type="string">
            <text:p>http://en.wikipedia.org/wiki/VMS_Mosaic</text:p>
          </table:table-cell>
          <table:table-cell office:value-type="string">
            <text:p>Austrian legislative election</text:p>
          </table:table-cell>
          <table:table-cell office:value-type="string">
            <text:p>http://en.wikipedia.org/wiki/Austrian_legislative_elec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4];&quot;,&quot;;[.AC144];&quot;,&quot;; TEXT([.AK144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38U6L5OBVCIG0L2BK9JN7GU3Y7GZ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VNWJ5OPB0YVV8W3T627MP9UAVOX5H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0:38 GMT 2012</text:p>
          </table:table-cell>
          <table:table-cell office:value-type="string">
            <text:p>Wed Oct 03 09:40:51 GMT 2012</text:p>
          </table:table-cell>
          <table:table-cell office:value-type="string">
            <text:p>Wed Oct 10 02:40:51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ship/15484.txt</text:p>
          </table:table-cell>
          <table:table-cell office:value-type="string">
            <text:p>TODD SHIPYARDS &amp;lt;TOD&amp;gt; STRUCK ON WEST COAST&lt;br/&gt;&lt;br/&gt; <text:s text:c="3"/>JERSEY CITY, N.J., April 9 - Todd Shipyards Corp said&lt;br/&gt;production workers represented by the multi-union Pacific Coast&lt;br/&gt;Metal Trades District Council at its San Francisco division&lt;br/&gt;struck on April Six.&lt;br/&gt; <text:s text:c="3"/>It said negotiations are expected to resume at the end of&lt;br/&gt;this month.&lt;br/&gt; <text:s text:c="3"/>Todd also said the collective bargaining division in effect&lt;br/&gt;at its Galveston Division expires April 17, and negotiations&lt;br/&gt;with the Galveston Metal Trades Council are continuing.&lt;br/&gt; <text:s text:c="3"/>The company said results of balloting on a new collective&lt;br/&gt;bargaining agreement proposal in its Seattle Division are&lt;br/&gt;expected to be tabulated at the close of business tomorrow.&lt;br/&gt; <text:s text:c="3"/>The Pacific Coast Council has recommended acceptance of&lt;br/&gt;that proposal by membership, Todd said.&lt;br/&gt; <text:s text:c="38"/>&lt;br/&gt; Reuter&lt;br/&gt;</text:p>
          </table:table-cell>
          <table:table-cell office:value-type="string">
            <text:p>VMS Mosaic</text:p>
          </table:table-cell>
          <table:table-cell office:value-type="string">
            <text:p>http://en.wikipedia.org/wiki/VMS_Mosaic</text:p>
          </table:table-cell>
          <table:table-cell office:value-type="string">
            <text:p>Austrian legislative election</text:p>
          </table:table-cell>
          <table:table-cell office:value-type="string">
            <text:p>http://en.wikipedia.org/wiki/Austrian_legislative_elec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5];&quot;,&quot;;[.AC145];&quot;,&quot;; TEXT([.AK145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PI6UFBNFSVG9U38GFJWENG1HGX4I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6B5OPB0YVGZN7A1IH5PHU3191HZ7V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6:45 GMT 2012</text:p>
          </table:table-cell>
          <table:table-cell office:value-type="string">
            <text:p>Wed Oct 03 09:37:20 GMT 2012</text:p>
          </table:table-cell>
          <table:table-cell office:value-type="string">
            <text:p>Wed Oct 10 02:37:20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4081.txt</text:p>
          </table:table-cell>
          <table:table-cell office:value-type="string">
            <text:p>ROWNTREE REPORTS PRETAX PROFIT AT 84 MLN STG&lt;br/&gt;&lt;br/&gt; <text:s text:c="3"/>LONDON, March 12 - Rowntree Mackintosh Plc &amp;lt;RWNT.L&amp;gt;&lt;br/&gt;announced it made a pretax profit of 84 mln stg in the 53 weeks&lt;br/&gt;ending January 3, 1987, compared with 79.3 mln stg in the&lt;br/&gt;previous year.&lt;br/&gt; <text:s text:c="3"/>Turnover was up to 1.29 billion stg from 1.2 billion. A&lt;br/&gt;final dividend of 9.2p was proposed, after a final 8.2p last&lt;br/&gt;year. Earnings per share rose to 35p from 34.8p.&lt;br/&gt; <text:s text:c="3"/>The results were broadly in line with market expectations,&lt;br/&gt;leaving shares at 499p in early trading, up one pence from&lt;br/&gt;yesterday&amp;apos;s close, but slightly off pre-announcement opening&lt;br/&gt;levels.&lt;br/&gt; <text:s text:c="3"/>Profit on ordinary activities after tax was 66.2 mln stg,&lt;br/&gt;up from the previous year&amp;apos;s 60.7 mln.&lt;br/&gt; <text:s text:c="3"/>The U.K. Remained Rowntree&amp;apos;s largest centre for trading&lt;br/&gt;profits, accounting for 47.9 mln stg, up from 45.3 mln in 1985.&lt;br/&gt;Profit from its second largest geographical area, North&lt;br/&gt;America, slipped to 34.7 mln stg from 37.2 mln. North American&lt;br/&gt;profits were affected by the fall of the value of the dollar.&lt;br/&gt; <text:s text:c="3"/>Operations in continental Europe made 7.8 mln stg in&lt;br/&gt;trading profit, up from 3.4 mln, with 4.0 mln stg made in&lt;br/&gt;Australasia, up from 2.3 mln, and 11.3 mln stg from the rest of&lt;br/&gt;the world, against 13.1 mln in the previous year.&lt;br/&gt; <text:s text:c="3"/>Extraordinary items amounted to a 11.3 mln debit after a&lt;br/&gt;16.5 mln debit previously. A company spokesman said this&lt;br/&gt;represented additional provisions for the cost of&lt;br/&gt;rationalisation plans announced in earlier years.&lt;br/&gt; <text:s text:c="3"/>Rowntree expects North American operations will this year,&lt;br/&gt;ahead of company expectations, be of the same order as those&lt;br/&gt;from the U.K. And the rest of Europe combined, the statement&lt;br/&gt;said. A spokesman said no specific figures had been forecast.&lt;br/&gt; <text:s text:c="3"/>Acquisitions will continue to be sought worldwide,&lt;br/&gt;including further moves in the speciality retailing business&lt;br/&gt;which Rowntree first entered in 1983, the statement said.&lt;br/&gt; <text:s text:c="3"/>Rising profit from Europe this year was forecast by&lt;br/&gt;chairman Kenneth Dixon in a statement. He added the performance&lt;br/&gt;of seven businesses bought last year was encouraging.&lt;br/&gt; <text:s text:c="3"/>The U.K. Confectionery side gained market share and&lt;br/&gt;increased trading margins. The Sun-Pat British grocery concern&lt;br/&gt;increased profit and Rowntree&amp;apos;s small health food business,&lt;br/&gt;Holgates, raised earnings 10-fold, the statement said.&lt;br/&gt; <text:s text:c="3"/>Offsetting factors included currency movements, which cost&lt;br/&gt;the company nearly 5.0 mln stg. Sales tax hurt Canadian profits&lt;br/&gt;on confectionery operations, and the company faced strong&lt;br/&gt;competition in the U.K. Snack and Mid East export markets.&lt;br/&gt; REUTER&lt;br/&gt;</text:p>
          </table:table-cell>
          <table:table-cell office:value-type="string">
            <text:p>Grindon, Sunderland</text:p>
          </table:table-cell>
          <table:table-cell office:value-type="string">
            <text:p>http://en.wikipedia.org/wiki/Grindon,_Sunderland</text:p>
          </table:table-cell>
          <table:table-cell office:value-type="string">
            <text:p>Tesco</text:p>
          </table:table-cell>
          <table:table-cell office:value-type="string">
            <text:p>http://en.wikipedia.org/wiki/Tes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6];&quot;,&quot;;[.AC146];&quot;,&quot;; TEXT([.AK146];&quot;#&quot;))" office:value-type="string" office:string-value="RANDOM,LAU_ET_AL,1">
            <text:p>RANDOM,LAU_ET_AL,1</text:p>
          </table:table-cell>
        </table:table-row>
        <table:table-row table:style-name="ro1">
          <table:table-cell office:value-type="string">
            <text:p>2PI6UFBNFSVG9U38GFJWENG1HGX4I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M4F0CP5KXPTXW6N4874XM7N50PXYU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6:30 GMT 2012</text:p>
          </table:table-cell>
          <table:table-cell office:value-type="string">
            <text:p>Wed Oct 03 08:07:03 GMT 2012</text:p>
          </table:table-cell>
          <table:table-cell office:value-type="string">
            <text:p>Wed Oct 10 01:07:03 PDT 2012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4081.txt</text:p>
          </table:table-cell>
          <table:table-cell office:value-type="string">
            <text:p>ROWNTREE REPORTS PRETAX PROFIT AT 84 MLN STG&lt;br/&gt;&lt;br/&gt; <text:s text:c="3"/>LONDON, March 12 - Rowntree Mackintosh Plc &amp;lt;RWNT.L&amp;gt;&lt;br/&gt;announced it made a pretax profit of 84 mln stg in the 53 weeks&lt;br/&gt;ending January 3, 1987, compared with 79.3 mln stg in the&lt;br/&gt;previous year.&lt;br/&gt; <text:s text:c="3"/>Turnover was up to 1.29 billion stg from 1.2 billion. A&lt;br/&gt;final dividend of 9.2p was proposed, after a final 8.2p last&lt;br/&gt;year. Earnings per share rose to 35p from 34.8p.&lt;br/&gt; <text:s text:c="3"/>The results were broadly in line with market expectations,&lt;br/&gt;leaving shares at 499p in early trading, up one pence from&lt;br/&gt;yesterday&amp;apos;s close, but slightly off pre-announcement opening&lt;br/&gt;levels.&lt;br/&gt; <text:s text:c="3"/>Profit on ordinary activities after tax was 66.2 mln stg,&lt;br/&gt;up from the previous year&amp;apos;s 60.7 mln.&lt;br/&gt; <text:s text:c="3"/>The U.K. Remained Rowntree&amp;apos;s largest centre for trading&lt;br/&gt;profits, accounting for 47.9 mln stg, up from 45.3 mln in 1985.&lt;br/&gt;Profit from its second largest geographical area, North&lt;br/&gt;America, slipped to 34.7 mln stg from 37.2 mln. North American&lt;br/&gt;profits were affected by the fall of the value of the dollar.&lt;br/&gt; <text:s text:c="3"/>Operations in continental Europe made 7.8 mln stg in&lt;br/&gt;trading profit, up from 3.4 mln, with 4.0 mln stg made in&lt;br/&gt;Australasia, up from 2.3 mln, and 11.3 mln stg from the rest of&lt;br/&gt;the world, against 13.1 mln in the previous year.&lt;br/&gt; <text:s text:c="3"/>Extraordinary items amounted to a 11.3 mln debit after a&lt;br/&gt;16.5 mln debit previously. A company spokesman said this&lt;br/&gt;represented additional provisions for the cost of&lt;br/&gt;rationalisation plans announced in earlier years.&lt;br/&gt; <text:s text:c="3"/>Rowntree expects North American operations will this year,&lt;br/&gt;ahead of company expectations, be of the same order as those&lt;br/&gt;from the U.K. And the rest of Europe combined, the statement&lt;br/&gt;said. A spokesman said no specific figures had been forecast.&lt;br/&gt; <text:s text:c="3"/>Acquisitions will continue to be sought worldwide,&lt;br/&gt;including further moves in the speciality retailing business&lt;br/&gt;which Rowntree first entered in 1983, the statement said.&lt;br/&gt; <text:s text:c="3"/>Rising profit from Europe this year was forecast by&lt;br/&gt;chairman Kenneth Dixon in a statement. He added the performance&lt;br/&gt;of seven businesses bought last year was encouraging.&lt;br/&gt; <text:s text:c="3"/>The U.K. Confectionery side gained market share and&lt;br/&gt;increased trading margins. The Sun-Pat British grocery concern&lt;br/&gt;increased profit and Rowntree&amp;apos;s small health food business,&lt;br/&gt;Holgates, raised earnings 10-fold, the statement said.&lt;br/&gt; <text:s text:c="3"/>Offsetting factors included currency movements, which cost&lt;br/&gt;the company nearly 5.0 mln stg. Sales tax hurt Canadian profits&lt;br/&gt;on confectionery operations, and the company faced strong&lt;br/&gt;competition in the U.K. Snack and Mid East export markets.&lt;br/&gt; REUTER&lt;br/&gt;</text:p>
          </table:table-cell>
          <table:table-cell office:value-type="string">
            <text:p>Grindon, Sunderland</text:p>
          </table:table-cell>
          <table:table-cell office:value-type="string">
            <text:p>http://en.wikipedia.org/wiki/Grindon,_Sunderland</text:p>
          </table:table-cell>
          <table:table-cell office:value-type="string">
            <text:p>Tesco</text:p>
          </table:table-cell>
          <table:table-cell office:value-type="string">
            <text:p>http://en.wikipedia.org/wiki/Tes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7];&quot;,&quot;;[.AC147];&quot;,&quot;; TEXT([.AK147];&quot;#&quot;))" office:value-type="string" office:string-value="RANDOM,LAU_ET_AL,1">
            <text:p>RANDOM,LAU_ET_AL,1</text:p>
          </table:table-cell>
        </table:table-row>
        <table:table-row table:style-name="ro1">
          <table:table-cell office:value-type="string">
            <text:p>2PI6UFBNFSVG9U38GFJWENG1HGX4I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RTXERSQV66R0Y5N0D8V4AVKP0M2AF</text:p>
          </table:table-cell>
          <table:table-cell office:value-type="string">
            <text:p>A38TQC40K87G6I</text:p>
          </table:table-cell>
          <table:table-cell office:value-type="string">
            <text:p>Submitted</text:p>
          </table:table-cell>
          <table:table-cell office:value-type="string">
            <text:p>Wed Oct 03 08:26:54 GMT 2012</text:p>
          </table:table-cell>
          <table:table-cell office:value-type="string">
            <text:p>Wed Oct 03 08:27:15 GMT 2012</text:p>
          </table:table-cell>
          <table:table-cell office:value-type="string">
            <text:p>Wed Oct 10 01:27:15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4081.txt</text:p>
          </table:table-cell>
          <table:table-cell office:value-type="string">
            <text:p>ROWNTREE REPORTS PRETAX PROFIT AT 84 MLN STG&lt;br/&gt;&lt;br/&gt; <text:s text:c="3"/>LONDON, March 12 - Rowntree Mackintosh Plc &amp;lt;RWNT.L&amp;gt;&lt;br/&gt;announced it made a pretax profit of 84 mln stg in the 53 weeks&lt;br/&gt;ending January 3, 1987, compared with 79.3 mln stg in the&lt;br/&gt;previous year.&lt;br/&gt; <text:s text:c="3"/>Turnover was up to 1.29 billion stg from 1.2 billion. A&lt;br/&gt;final dividend of 9.2p was proposed, after a final 8.2p last&lt;br/&gt;year. Earnings per share rose to 35p from 34.8p.&lt;br/&gt; <text:s text:c="3"/>The results were broadly in line with market expectations,&lt;br/&gt;leaving shares at 499p in early trading, up one pence from&lt;br/&gt;yesterday&amp;apos;s close, but slightly off pre-announcement opening&lt;br/&gt;levels.&lt;br/&gt; <text:s text:c="3"/>Profit on ordinary activities after tax was 66.2 mln stg,&lt;br/&gt;up from the previous year&amp;apos;s 60.7 mln.&lt;br/&gt; <text:s text:c="3"/>The U.K. Remained Rowntree&amp;apos;s largest centre for trading&lt;br/&gt;profits, accounting for 47.9 mln stg, up from 45.3 mln in 1985.&lt;br/&gt;Profit from its second largest geographical area, North&lt;br/&gt;America, slipped to 34.7 mln stg from 37.2 mln. North American&lt;br/&gt;profits were affected by the fall of the value of the dollar.&lt;br/&gt; <text:s text:c="3"/>Operations in continental Europe made 7.8 mln stg in&lt;br/&gt;trading profit, up from 3.4 mln, with 4.0 mln stg made in&lt;br/&gt;Australasia, up from 2.3 mln, and 11.3 mln stg from the rest of&lt;br/&gt;the world, against 13.1 mln in the previous year.&lt;br/&gt; <text:s text:c="3"/>Extraordinary items amounted to a 11.3 mln debit after a&lt;br/&gt;16.5 mln debit previously. A company spokesman said this&lt;br/&gt;represented additional provisions for the cost of&lt;br/&gt;rationalisation plans announced in earlier years.&lt;br/&gt; <text:s text:c="3"/>Rowntree expects North American operations will this year,&lt;br/&gt;ahead of company expectations, be of the same order as those&lt;br/&gt;from the U.K. And the rest of Europe combined, the statement&lt;br/&gt;said. A spokesman said no specific figures had been forecast.&lt;br/&gt; <text:s text:c="3"/>Acquisitions will continue to be sought worldwide,&lt;br/&gt;including further moves in the speciality retailing business&lt;br/&gt;which Rowntree first entered in 1983, the statement said.&lt;br/&gt; <text:s text:c="3"/>Rising profit from Europe this year was forecast by&lt;br/&gt;chairman Kenneth Dixon in a statement. He added the performance&lt;br/&gt;of seven businesses bought last year was encouraging.&lt;br/&gt; <text:s text:c="3"/>The U.K. Confectionery side gained market share and&lt;br/&gt;increased trading margins. The Sun-Pat British grocery concern&lt;br/&gt;increased profit and Rowntree&amp;apos;s small health food business,&lt;br/&gt;Holgates, raised earnings 10-fold, the statement said.&lt;br/&gt; <text:s text:c="3"/>Offsetting factors included currency movements, which cost&lt;br/&gt;the company nearly 5.0 mln stg. Sales tax hurt Canadian profits&lt;br/&gt;on confectionery operations, and the company faced strong&lt;br/&gt;competition in the U.K. Snack and Mid East export markets.&lt;br/&gt; REUTER&lt;br/&gt;</text:p>
          </table:table-cell>
          <table:table-cell office:value-type="string">
            <text:p>Grindon, Sunderland</text:p>
          </table:table-cell>
          <table:table-cell office:value-type="string">
            <text:p>http://en.wikipedia.org/wiki/Grindon,_Sunderland</text:p>
          </table:table-cell>
          <table:table-cell office:value-type="string">
            <text:p>Tesco</text:p>
          </table:table-cell>
          <table:table-cell office:value-type="string">
            <text:p>http://en.wikipedia.org/wiki/Tes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8];&quot;,&quot;;[.AC148];&quot;,&quot;; TEXT([.AK148];&quot;#&quot;))" office:value-type="string" office:string-value="RANDOM,LAU_ET_AL,1">
            <text:p>RANDOM,LAU_ET_AL,1</text:p>
          </table:table-cell>
        </table:table-row>
        <table:table-row table:style-name="ro1">
          <table:table-cell office:value-type="string">
            <text:p>295TL0XULRGN8K78TW4XDFP7PUVP3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11Y8TNKIMZS1E8KO2TOU0PG29MAXX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6:29 GMT 2012</text:p>
          </table:table-cell>
          <table:table-cell office:value-type="string">
            <text:p>Wed Oct 03 07:46:50 GMT 2012</text:p>
          </table:table-cell>
          <table:table-cell office:value-type="string">
            <text:p>Wed Oct 10 00:46:50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ron-steel/11124.txt</text:p>
          </table:table-cell>
          <table:table-cell office:value-type="string">
            <text:p>VENEZUELA PLANS METALS INVESTMENT FOR 1987-89&lt;br/&gt;&lt;br/&gt; <text:s text:c="3"/>CARACAS, March 30 - The Venezuela Guayana Corporation, CVG,&lt;br/&gt;which oversees the state steel, iron, aluminum and other&lt;br/&gt;industries, will invest 75 billion bolivars in new projects&lt;br/&gt;during 1987-89, CVG president Leopoldo Sucre Figarella&lt;br/&gt;announced.&lt;br/&gt; <text:s text:c="3"/>The investments will go to plant expansion, infrastructure&lt;br/&gt;and the extension of hydroelectric facilities in the&lt;br/&gt;mineral-rich Guayana region, south of the Orinoco river.&lt;br/&gt; <text:s text:c="3"/>Sucre Figarella told a news conference the CVG&amp;apos;s 12&lt;br/&gt;companies showed an overall increase of 120 pct in profits,&lt;br/&gt;which rose from 1.732 billion bolivars in 1985 to 3.926 billion&lt;br/&gt;bolivars last year.&lt;br/&gt; <text:s text:c="3"/>Among the best performers was steel company Sidor which&lt;br/&gt;earned 1.019 billion bolivars, the first time since 1978 Sidor&lt;br/&gt;turned a profit.&lt;br/&gt; <text:s text:c="3"/>The gain was made possible in part by the refinancing of&lt;br/&gt;1.619 mln dollars of foreign debt.&lt;br/&gt; <text:s text:c="3"/>CVG&amp;apos;s three aluminum companies also showed substantial&lt;br/&gt;gains. Interalumina, which makes the intermediate material&lt;br/&gt;alumina, had an increase in profits from 116 to 217 mln&lt;br/&gt;bolivars, Alcasa earned 487 mln bolivars, as compared to 1985&amp;apos;s&lt;br/&gt;412 mln and Venalum&amp;apos;s profits rose by around half, from 1.042&lt;br/&gt;to 1.504 bln bolivars.&lt;br/&gt; <text:s text:c="3"/>Meanwhile, the state iron company Ferrominera saw its&lt;br/&gt;profits rise from 156 mln bolivars in 1985 to 204 mln bolivars&lt;br/&gt;last year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Klemens von Metternich</text:p>
          </table:table-cell>
          <table:table-cell office:value-type="string">
            <text:p>http://en.wikipedia.org/wiki/Klemens_von_Metternich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9];&quot;,&quot;;[.AC149];&quot;,&quot;; TEXT([.AK14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95TL0XULRGN8K78TW4XDFP7PUVP3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62VKI62NJQ2GGQ4GJHHEBKLJP1LTB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45:18 GMT 2012</text:p>
          </table:table-cell>
          <table:table-cell office:value-type="string">
            <text:p>Wed Oct 03 09:45:29 GMT 2012</text:p>
          </table:table-cell>
          <table:table-cell office:value-type="string">
            <text:p>Wed Oct 10 02:45:29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ron-steel/11124.txt</text:p>
          </table:table-cell>
          <table:table-cell office:value-type="string">
            <text:p>VENEZUELA PLANS METALS INVESTMENT FOR 1987-89&lt;br/&gt;&lt;br/&gt; <text:s text:c="3"/>CARACAS, March 30 - The Venezuela Guayana Corporation, CVG,&lt;br/&gt;which oversees the state steel, iron, aluminum and other&lt;br/&gt;industries, will invest 75 billion bolivars in new projects&lt;br/&gt;during 1987-89, CVG president Leopoldo Sucre Figarella&lt;br/&gt;announced.&lt;br/&gt; <text:s text:c="3"/>The investments will go to plant expansion, infrastructure&lt;br/&gt;and the extension of hydroelectric facilities in the&lt;br/&gt;mineral-rich Guayana region, south of the Orinoco river.&lt;br/&gt; <text:s text:c="3"/>Sucre Figarella told a news conference the CVG&amp;apos;s 12&lt;br/&gt;companies showed an overall increase of 120 pct in profits,&lt;br/&gt;which rose from 1.732 billion bolivars in 1985 to 3.926 billion&lt;br/&gt;bolivars last year.&lt;br/&gt; <text:s text:c="3"/>Among the best performers was steel company Sidor which&lt;br/&gt;earned 1.019 billion bolivars, the first time since 1978 Sidor&lt;br/&gt;turned a profit.&lt;br/&gt; <text:s text:c="3"/>The gain was made possible in part by the refinancing of&lt;br/&gt;1.619 mln dollars of foreign debt.&lt;br/&gt; <text:s text:c="3"/>CVG&amp;apos;s three aluminum companies also showed substantial&lt;br/&gt;gains. Interalumina, which makes the intermediate material&lt;br/&gt;alumina, had an increase in profits from 116 to 217 mln&lt;br/&gt;bolivars, Alcasa earned 487 mln bolivars, as compared to 1985&amp;apos;s&lt;br/&gt;412 mln and Venalum&amp;apos;s profits rose by around half, from 1.042&lt;br/&gt;to 1.504 bln bolivars.&lt;br/&gt; <text:s text:c="3"/>Meanwhile, the state iron company Ferrominera saw its&lt;br/&gt;profits rise from 156 mln bolivars in 1985 to 204 mln bolivars&lt;br/&gt;last year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Klemens von Metternich</text:p>
          </table:table-cell>
          <table:table-cell office:value-type="string">
            <text:p>http://en.wikipedia.org/wiki/Klemens_von_Metternich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0];&quot;,&quot;;[.AC150];&quot;,&quot;; TEXT([.AK15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95TL0XULRGN8K78TW4XDFP7PUVP3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6Y18N46UXFCSDT2JOKNLSNTRC9SQH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06 GMT 2012</text:p>
          </table:table-cell>
          <table:table-cell office:value-type="string">
            <text:p>Wed Oct 03 09:30:12 GMT 2012</text:p>
          </table:table-cell>
          <table:table-cell office:value-type="string">
            <text:p>Wed Oct 10 02:30:12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ron-steel/11124.txt</text:p>
          </table:table-cell>
          <table:table-cell office:value-type="string">
            <text:p>VENEZUELA PLANS METALS INVESTMENT FOR 1987-89&lt;br/&gt;&lt;br/&gt; <text:s text:c="3"/>CARACAS, March 30 - The Venezuela Guayana Corporation, CVG,&lt;br/&gt;which oversees the state steel, iron, aluminum and other&lt;br/&gt;industries, will invest 75 billion bolivars in new projects&lt;br/&gt;during 1987-89, CVG president Leopoldo Sucre Figarella&lt;br/&gt;announced.&lt;br/&gt; <text:s text:c="3"/>The investments will go to plant expansion, infrastructure&lt;br/&gt;and the extension of hydroelectric facilities in the&lt;br/&gt;mineral-rich Guayana region, south of the Orinoco river.&lt;br/&gt; <text:s text:c="3"/>Sucre Figarella told a news conference the CVG&amp;apos;s 12&lt;br/&gt;companies showed an overall increase of 120 pct in profits,&lt;br/&gt;which rose from 1.732 billion bolivars in 1985 to 3.926 billion&lt;br/&gt;bolivars last year.&lt;br/&gt; <text:s text:c="3"/>Among the best performers was steel company Sidor which&lt;br/&gt;earned 1.019 billion bolivars, the first time since 1978 Sidor&lt;br/&gt;turned a profit.&lt;br/&gt; <text:s text:c="3"/>The gain was made possible in part by the refinancing of&lt;br/&gt;1.619 mln dollars of foreign debt.&lt;br/&gt; <text:s text:c="3"/>CVG&amp;apos;s three aluminum companies also showed substantial&lt;br/&gt;gains. Interalumina, which makes the intermediate material&lt;br/&gt;alumina, had an increase in profits from 116 to 217 mln&lt;br/&gt;bolivars, Alcasa earned 487 mln bolivars, as compared to 1985&amp;apos;s&lt;br/&gt;412 mln and Venalum&amp;apos;s profits rose by around half, from 1.042&lt;br/&gt;to 1.504 bln bolivars.&lt;br/&gt; <text:s text:c="3"/>Meanwhile, the state iron company Ferrominera saw its&lt;br/&gt;profits rise from 156 mln bolivars in 1985 to 204 mln bolivars&lt;br/&gt;last year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Klemens von Metternich</text:p>
          </table:table-cell>
          <table:table-cell office:value-type="string">
            <text:p>http://en.wikipedia.org/wiki/Klemens_von_Metternic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1];&quot;,&quot;;[.AC151];&quot;,&quot;; TEXT([.AK15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OIG5R98D8J3ANV1Z2KN6CG3O0DEU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8XPQJQ9OPLLCLVZT1OGGKCO6FGZ1X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1:12 GMT 2012</text:p>
          </table:table-cell>
          <table:table-cell office:value-type="string">
            <text:p>Wed Oct 03 09:11:17 GMT 2012</text:p>
          </table:table-cell>
          <table:table-cell office:value-type="string">
            <text:p>Wed Oct 10 02:11:17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8906.txt</text:p>
          </table:table-cell>
          <table:table-cell office:value-type="string">
            <text:p>OLIVETTI DOES NOT EXCLUDE STAKE IN SGS-THOMSON&lt;br/&gt;&lt;br/&gt; <text:s text:c="3"/>ROME, March 24 - Ing C Olivetti EC SpA &amp;lt;OLIV.M&amp;gt; does not&lt;br/&gt;exclude the possibility of investing in a semiconductor venture&lt;br/&gt;currently under discussion between Italy&amp;apos;s &amp;lt;STET - Societa&lt;br/&gt;Finanziaria Telefonica P.A.&amp;gt; and France&amp;apos;s Thomson-CSF&lt;br/&gt;&amp;lt;TCSF.PA&amp;gt;, an Olivetti spokesman said.&lt;br/&gt; <text:s text:c="3"/>He said that if Olivetti were approached by the two&lt;br/&gt;partners involved and the financial conditions of any proposal&lt;br/&gt;were considered interesting, the company did not exclude the&lt;br/&gt;possibility of investing in the venture. However, Olivetti had&lt;br/&gt;made no decision on any such investment and did not have at its&lt;br/&gt;disposal information to evaluate such a move.&lt;br/&gt; <text:s text:c="4"/>Stet and Thomson said last Thursday they were negotiating&lt;br/&gt;an accord involving their respective subsidiaries &amp;lt;SGS&lt;br/&gt;Microelettronica SpA&amp;gt; and &amp;lt;Thomson Semiconducteurs&amp;gt; in the&lt;br/&gt;civil semiconductor field.&lt;br/&gt; <text:s text:c="3"/>They said the accord, once concluded, would be put for&lt;br/&gt;approval to the French and Italian authorities.&lt;br/&gt; <text:s text:c="3"/>The Olivetti spokesman was responding to a Reuters query&lt;br/&gt;about Italian press reports today saying that Olivetti might&lt;br/&gt;participate in the venture with a two pct stake.&lt;br/&gt; REUTER&lt;br/&gt;</text:p>
          </table:table-cell>
          <table:table-cell office:value-type="string">
            <text:p>STMicroelectronics</text:p>
          </table:table-cell>
          <table:table-cell office:value-type="string">
            <text:p>http://en.wikipedia.org/wiki/STMicroelectronics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2];&quot;,&quot;;[.AC152];&quot;,&quot;; TEXT([.AK15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OIG5R98D8J3ANV1Z2KN6CG3O0DEU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IBHSTLB3L0FQSXNVLAERREVLZ9IUG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5:05 GMT 2012</text:p>
          </table:table-cell>
          <table:table-cell office:value-type="string">
            <text:p>Wed Oct 03 07:55:56 GMT 2012</text:p>
          </table:table-cell>
          <table:table-cell office:value-type="string">
            <text:p>Wed Oct 10 00:55:56 PDT 2012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8906.txt</text:p>
          </table:table-cell>
          <table:table-cell office:value-type="string">
            <text:p>OLIVETTI DOES NOT EXCLUDE STAKE IN SGS-THOMSON&lt;br/&gt;&lt;br/&gt; <text:s text:c="3"/>ROME, March 24 - Ing C Olivetti EC SpA &amp;lt;OLIV.M&amp;gt; does not&lt;br/&gt;exclude the possibility of investing in a semiconductor venture&lt;br/&gt;currently under discussion between Italy&amp;apos;s &amp;lt;STET - Societa&lt;br/&gt;Finanziaria Telefonica P.A.&amp;gt; and France&amp;apos;s Thomson-CSF&lt;br/&gt;&amp;lt;TCSF.PA&amp;gt;, an Olivetti spokesman said.&lt;br/&gt; <text:s text:c="3"/>He said that if Olivetti were approached by the two&lt;br/&gt;partners involved and the financial conditions of any proposal&lt;br/&gt;were considered interesting, the company did not exclude the&lt;br/&gt;possibility of investing in the venture. However, Olivetti had&lt;br/&gt;made no decision on any such investment and did not have at its&lt;br/&gt;disposal information to evaluate such a move.&lt;br/&gt; <text:s text:c="4"/>Stet and Thomson said last Thursday they were negotiating&lt;br/&gt;an accord involving their respective subsidiaries &amp;lt;SGS&lt;br/&gt;Microelettronica SpA&amp;gt; and &amp;lt;Thomson Semiconducteurs&amp;gt; in the&lt;br/&gt;civil semiconductor field.&lt;br/&gt; <text:s text:c="3"/>They said the accord, once concluded, would be put for&lt;br/&gt;approval to the French and Italian authorities.&lt;br/&gt; <text:s text:c="3"/>The Olivetti spokesman was responding to a Reuters query&lt;br/&gt;about Italian press reports today saying that Olivetti might&lt;br/&gt;participate in the venture with a two pct stake.&lt;br/&gt; REUTER&lt;br/&gt;</text:p>
          </table:table-cell>
          <table:table-cell office:value-type="string">
            <text:p>STMicroelectronics</text:p>
          </table:table-cell>
          <table:table-cell office:value-type="string">
            <text:p>http://en.wikipedia.org/wiki/STMicroelectronics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3];&quot;,&quot;;[.AC153];&quot;,&quot;; TEXT([.AK15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OIG5R98D8J3ANV1Z2KN6CG3O0DEU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VOSBRI8IUB2D3XDQRJTTB3L79TG4Z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6:32 GMT 2012</text:p>
          </table:table-cell>
          <table:table-cell office:value-type="string">
            <text:p>Wed Oct 03 07:56:44 GMT 2012</text:p>
          </table:table-cell>
          <table:table-cell office:value-type="string">
            <text:p>Wed Oct 10 00:56:44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8906.txt</text:p>
          </table:table-cell>
          <table:table-cell office:value-type="string">
            <text:p>OLIVETTI DOES NOT EXCLUDE STAKE IN SGS-THOMSON&lt;br/&gt;&lt;br/&gt; <text:s text:c="3"/>ROME, March 24 - Ing C Olivetti EC SpA &amp;lt;OLIV.M&amp;gt; does not&lt;br/&gt;exclude the possibility of investing in a semiconductor venture&lt;br/&gt;currently under discussion between Italy&amp;apos;s &amp;lt;STET - Societa&lt;br/&gt;Finanziaria Telefonica P.A.&amp;gt; and France&amp;apos;s Thomson-CSF&lt;br/&gt;&amp;lt;TCSF.PA&amp;gt;, an Olivetti spokesman said.&lt;br/&gt; <text:s text:c="3"/>He said that if Olivetti were approached by the two&lt;br/&gt;partners involved and the financial conditions of any proposal&lt;br/&gt;were considered interesting, the company did not exclude the&lt;br/&gt;possibility of investing in the venture. However, Olivetti had&lt;br/&gt;made no decision on any such investment and did not have at its&lt;br/&gt;disposal information to evaluate such a move.&lt;br/&gt; <text:s text:c="4"/>Stet and Thomson said last Thursday they were negotiating&lt;br/&gt;an accord involving their respective subsidiaries &amp;lt;SGS&lt;br/&gt;Microelettronica SpA&amp;gt; and &amp;lt;Thomson Semiconducteurs&amp;gt; in the&lt;br/&gt;civil semiconductor field.&lt;br/&gt; <text:s text:c="3"/>They said the accord, once concluded, would be put for&lt;br/&gt;approval to the French and Italian authorities.&lt;br/&gt; <text:s text:c="3"/>The Olivetti spokesman was responding to a Reuters query&lt;br/&gt;about Italian press reports today saying that Olivetti might&lt;br/&gt;participate in the venture with a two pct stake.&lt;br/&gt; REUTER&lt;br/&gt;</text:p>
          </table:table-cell>
          <table:table-cell office:value-type="string">
            <text:p>STMicroelectronics</text:p>
          </table:table-cell>
          <table:table-cell office:value-type="string">
            <text:p>http://en.wikipedia.org/wiki/STMicroelectronics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4];&quot;,&quot;;[.AC154];&quot;,&quot;; TEXT([.AK15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E924SMEZZ2MXTASG4ZPHY38VKPK3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3D0XULRGNTBYCARK7WFX7N69EWR58</text:p>
          </table:table-cell>
          <table:table-cell office:value-type="string">
            <text:p>A37VXACF82M3I6</text:p>
          </table:table-cell>
          <table:table-cell office:value-type="string">
            <text:p>Submitted</text:p>
          </table:table-cell>
          <table:table-cell office:value-type="string">
            <text:p>Wed Oct 03 06:45:51 GMT 2012</text:p>
          </table:table-cell>
          <table:table-cell office:value-type="string">
            <text:p>Wed Oct 03 06:49:03 GMT 2012</text:p>
          </table:table-cell>
          <table:table-cell office:value-type="string">
            <text:p>Tue Oct 09 23:49:03 PDT 2012</text:p>
          </table:table-cell>
          <table:table-cell table:number-columns-repeated="3"/>
          <table:table-cell office:value-type="float" office:value="192">
            <text:p>19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5757.txt</text:p>
          </table:table-cell>
          <table:table-cell office:value-type="string">
            <text:p>HARRIS UPS CENTERRE BANCORP &amp;lt;CTBC&amp;gt; STAKE&lt;br/&gt;&lt;br/&gt; <text:s text:c="3"/>WASHINGTON, March 16 - Harris Associates L.P., a Chicago&lt;br/&gt;investment advisor, said it raised its stake in Centerre&lt;br/&gt;Bancorporation to 508,062 shares, or 6.6 pct of the total&lt;br/&gt;outstanding, from 427,061 shares, or 5.5 pct.&lt;br/&gt; <text:s text:c="3"/>In a filing with the Securities and Exchange Commission,&lt;br/&gt;Harris said it bought 81,001 Centerre common shares between Jan&lt;br/&gt;2 and March 4 at prices ranging from 36.00 to 39.75 dlrs a&lt;br/&gt;share.&lt;br/&gt; <text:s text:c="3"/>It said its dealings in the company&amp;apos;s stock are on behalf&lt;br/&gt;of its clients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Al Kerth</text:p>
          </table:table-cell>
          <table:table-cell office:value-type="string">
            <text:p>http://en.wikipedia.org/wiki/Al_Kert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5];&quot;,&quot;;[.AC155];&quot;,&quot;; TEXT([.AK15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E924SMEZZ2MXTASG4ZPHY38VKPK3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EUJ1LY58B72MVONNPBHL16YMMH7SY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8:26 GMT 2012</text:p>
          </table:table-cell>
          <table:table-cell office:value-type="string">
            <text:p>Wed Oct 03 09:20:51 GMT 2012</text:p>
          </table:table-cell>
          <table:table-cell office:value-type="string">
            <text:p>Wed Oct 10 02:20:51 PDT 2012</text:p>
          </table:table-cell>
          <table:table-cell table:number-columns-repeated="3"/>
          <table:table-cell office:value-type="float" office:value="145">
            <text:p>14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5757.txt</text:p>
          </table:table-cell>
          <table:table-cell office:value-type="string">
            <text:p>HARRIS UPS CENTERRE BANCORP &amp;lt;CTBC&amp;gt; STAKE&lt;br/&gt;&lt;br/&gt; <text:s text:c="3"/>WASHINGTON, March 16 - Harris Associates L.P., a Chicago&lt;br/&gt;investment advisor, said it raised its stake in Centerre&lt;br/&gt;Bancorporation to 508,062 shares, or 6.6 pct of the total&lt;br/&gt;outstanding, from 427,061 shares, or 5.5 pct.&lt;br/&gt; <text:s text:c="3"/>In a filing with the Securities and Exchange Commission,&lt;br/&gt;Harris said it bought 81,001 Centerre common shares between Jan&lt;br/&gt;2 and March 4 at prices ranging from 36.00 to 39.75 dlrs a&lt;br/&gt;share.&lt;br/&gt; <text:s text:c="3"/>It said its dealings in the company&amp;apos;s stock are on behalf&lt;br/&gt;of its clients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Al Kerth</text:p>
          </table:table-cell>
          <table:table-cell office:value-type="string">
            <text:p>http://en.wikipedia.org/wiki/Al_Kerth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6];&quot;,&quot;;[.AC156];&quot;,&quot;; TEXT([.AK15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E924SMEZZ2MXTASG4ZPHY38VKPK3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XW6UXFCD45XRNHSK2ETSIN30AAWU4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7:48 GMT 2012</text:p>
          </table:table-cell>
          <table:table-cell office:value-type="string">
            <text:p>Wed Oct 03 09:17:51 GMT 2012</text:p>
          </table:table-cell>
          <table:table-cell office:value-type="string">
            <text:p>Wed Oct 10 02:17:51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5757.txt</text:p>
          </table:table-cell>
          <table:table-cell office:value-type="string">
            <text:p>HARRIS UPS CENTERRE BANCORP &amp;lt;CTBC&amp;gt; STAKE&lt;br/&gt;&lt;br/&gt; <text:s text:c="3"/>WASHINGTON, March 16 - Harris Associates L.P., a Chicago&lt;br/&gt;investment advisor, said it raised its stake in Centerre&lt;br/&gt;Bancorporation to 508,062 shares, or 6.6 pct of the total&lt;br/&gt;outstanding, from 427,061 shares, or 5.5 pct.&lt;br/&gt; <text:s text:c="3"/>In a filing with the Securities and Exchange Commission,&lt;br/&gt;Harris said it bought 81,001 Centerre common shares between Jan&lt;br/&gt;2 and March 4 at prices ranging from 36.00 to 39.75 dlrs a&lt;br/&gt;share.&lt;br/&gt; <text:s text:c="3"/>It said its dealings in the company&amp;apos;s stock are on behalf&lt;br/&gt;of its clients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Al Kerth</text:p>
          </table:table-cell>
          <table:table-cell office:value-type="string">
            <text:p>http://en.wikipedia.org/wiki/Al_Kert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7];&quot;,&quot;;[.AC157];&quot;,&quot;; TEXT([.AK15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83FQ0ONNVRHGT5TGO7RJ76NXXEUL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2O1VP9746OQG1BVXHH6F051XEWK0S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6:45 GMT 2012</text:p>
          </table:table-cell>
          <table:table-cell office:value-type="string">
            <text:p>Wed Oct 03 08:16:55 GMT 2012</text:p>
          </table:table-cell>
          <table:table-cell office:value-type="string">
            <text:p>Wed Oct 10 01:16:55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arcass/04577.txt</text:p>
          </table:table-cell>
          <table:table-cell office:value-type="string">
            <text:p>MEATPACKERS RESPOND TO OCCIDENTAL&amp;lt;OXY&amp;gt; OFFER&lt;br/&gt;&lt;br/&gt; <text:s text:c="3"/>CHICAGO, March 12 - Local 222 of the United Food and&lt;br/&gt;Commercial Workers Union said it is calling a membership&lt;br/&gt;meeting, possibly Sunday, to discuss its response to a decision&lt;br/&gt;by Iowa Beef Processors Inc to lift a lockout at its Dakota&lt;br/&gt;City, Nebraska plant and resume operations.&lt;br/&gt; <text:s text:c="3"/>The UFCWU will consider all options available to it&lt;br/&gt;including a strike or returning to work under IBP&amp;apos;s last labor&lt;br/&gt;contract proposal, a spokeswoman for Local 222 said by phone.&lt;br/&gt; <text:s text:c="3"/>About 2,800 UFCWU members have been locked out at the&lt;br/&gt;Dakota City plant since December 14.&lt;br/&gt; <text:s text:c="3"/>IBP is a subsidiary of Occidental Petroleum Corp.&lt;br/&gt; Reuter&lt;br/&gt;</text:p>
          </table:table-cell>
          <table:table-cell office:value-type="string">
            <text:p>Occidental Petroleum</text:p>
          </table:table-cell>
          <table:table-cell office:value-type="string">
            <text:p>http://en.wikipedia.org/wiki/Occidental_Petroleum</text:p>
          </table:table-cell>
          <table:table-cell office:value-type="string">
            <text:p>Radiation effects from Fukushima Daiichi nuclear disaster</text:p>
          </table:table-cell>
          <table:table-cell office:value-type="string">
            <text:p>http://en.wikipedia.org/wiki/Radiation_effects_from_Fukushima_Daiichi_nuclear_disast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8];&quot;,&quot;;[.AC158];&quot;,&quot;; TEXT([.AK15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3FQ0ONNVRHGT5TGO7RJ76NXXEUL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QLP9RA7S5WMGFX3ZY678JMHS43TY9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3:23 GMT 2012</text:p>
          </table:table-cell>
          <table:table-cell office:value-type="string">
            <text:p>Wed Oct 03 09:13:29 GMT 2012</text:p>
          </table:table-cell>
          <table:table-cell office:value-type="string">
            <text:p>Wed Oct 10 02:13:29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arcass/04577.txt</text:p>
          </table:table-cell>
          <table:table-cell office:value-type="string">
            <text:p>MEATPACKERS RESPOND TO OCCIDENTAL&amp;lt;OXY&amp;gt; OFFER&lt;br/&gt;&lt;br/&gt; <text:s text:c="3"/>CHICAGO, March 12 - Local 222 of the United Food and&lt;br/&gt;Commercial Workers Union said it is calling a membership&lt;br/&gt;meeting, possibly Sunday, to discuss its response to a decision&lt;br/&gt;by Iowa Beef Processors Inc to lift a lockout at its Dakota&lt;br/&gt;City, Nebraska plant and resume operations.&lt;br/&gt; <text:s text:c="3"/>The UFCWU will consider all options available to it&lt;br/&gt;including a strike or returning to work under IBP&amp;apos;s last labor&lt;br/&gt;contract proposal, a spokeswoman for Local 222 said by phone.&lt;br/&gt; <text:s text:c="3"/>About 2,800 UFCWU members have been locked out at the&lt;br/&gt;Dakota City plant since December 14.&lt;br/&gt; <text:s text:c="3"/>IBP is a subsidiary of Occidental Petroleum Corp.&lt;br/&gt; Reuter&lt;br/&gt;</text:p>
          </table:table-cell>
          <table:table-cell office:value-type="string">
            <text:p>Occidental Petroleum</text:p>
          </table:table-cell>
          <table:table-cell office:value-type="string">
            <text:p>http://en.wikipedia.org/wiki/Occidental_Petroleum</text:p>
          </table:table-cell>
          <table:table-cell office:value-type="string">
            <text:p>Radiation effects from Fukushima Daiichi nuclear disaster</text:p>
          </table:table-cell>
          <table:table-cell office:value-type="string">
            <text:p>http://en.wikipedia.org/wiki/Radiation_effects_from_Fukushima_Daiichi_nuclear_disast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9];&quot;,&quot;;[.AC159];&quot;,&quot;; TEXT([.AK15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3FQ0ONNVRHGT5TGO7RJ76NXXEUL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RGVR14IXKO20IQMLMNAEX3YV6Y9AG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5:28 GMT 2012</text:p>
          </table:table-cell>
          <table:table-cell office:value-type="string">
            <text:p>Wed Oct 03 09:07:36 GMT 2012</text:p>
          </table:table-cell>
          <table:table-cell office:value-type="string">
            <text:p>Wed Oct 10 02:07:36 PDT 2012</text:p>
          </table:table-cell>
          <table:table-cell table:number-columns-repeated="3"/>
          <table:table-cell office:value-type="float" office:value="128">
            <text:p>12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arcass/04577.txt</text:p>
          </table:table-cell>
          <table:table-cell office:value-type="string">
            <text:p>MEATPACKERS RESPOND TO OCCIDENTAL&amp;lt;OXY&amp;gt; OFFER&lt;br/&gt;&lt;br/&gt; <text:s text:c="3"/>CHICAGO, March 12 - Local 222 of the United Food and&lt;br/&gt;Commercial Workers Union said it is calling a membership&lt;br/&gt;meeting, possibly Sunday, to discuss its response to a decision&lt;br/&gt;by Iowa Beef Processors Inc to lift a lockout at its Dakota&lt;br/&gt;City, Nebraska plant and resume operations.&lt;br/&gt; <text:s text:c="3"/>The UFCWU will consider all options available to it&lt;br/&gt;including a strike or returning to work under IBP&amp;apos;s last labor&lt;br/&gt;contract proposal, a spokeswoman for Local 222 said by phone.&lt;br/&gt; <text:s text:c="3"/>About 2,800 UFCWU members have been locked out at the&lt;br/&gt;Dakota City plant since December 14.&lt;br/&gt; <text:s text:c="3"/>IBP is a subsidiary of Occidental Petroleum Corp.&lt;br/&gt; Reuter&lt;br/&gt;</text:p>
          </table:table-cell>
          <table:table-cell office:value-type="string">
            <text:p>Occidental Petroleum</text:p>
          </table:table-cell>
          <table:table-cell office:value-type="string">
            <text:p>http://en.wikipedia.org/wiki/Occidental_Petroleum</text:p>
          </table:table-cell>
          <table:table-cell office:value-type="string">
            <text:p>Radiation effects from Fukushima Daiichi nuclear disaster</text:p>
          </table:table-cell>
          <table:table-cell office:value-type="string">
            <text:p>http://en.wikipedia.org/wiki/Radiation_effects_from_Fukushima_Daiichi_nuclear_disast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0];&quot;,&quot;;[.AC160];&quot;,&quot;; TEXT([.AK16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FKNQY2RCJKLCN0LD8R8KUICE23S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8349F9SSSHXGA7TU2K5P5F8QY0XTY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10:36 GMT 2012</text:p>
          </table:table-cell>
          <table:table-cell office:value-type="string">
            <text:p>Wed Oct 03 06:11:05 GMT 2012</text:p>
          </table:table-cell>
          <table:table-cell office:value-type="string">
            <text:p>Tue Oct 09 23:11:05 PDT 2012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1456.txt</text:p>
          </table:table-cell>
          <table:table-cell office:value-type="string">
            <text:p>B.C. RESOURCES HAS AGREEMENT ON CREDIT FACILITY&lt;br/&gt;&lt;br/&gt; <text:s text:c="3"/>VANCOUVER, British Columbia, March 4 - &amp;lt;British Columbia&lt;br/&gt;Resources Investment Corp&amp;gt;, earlier reporting higher full year&lt;br/&gt;operating losses, said it reached agreement in principle with&lt;br/&gt;five lenders providing for a 360 mln dlr credit facility over a&lt;br/&gt;four year term.&lt;br/&gt; <text:s text:c="3"/>The company said the credit facility is extendable under&lt;br/&gt;certain circumstances, with annual principal payments of five&lt;br/&gt;mln dlrs. The agreement is subject to certain lender approvals&lt;br/&gt;and completion of formal documentation.&lt;br/&gt; <text:s text:c="3"/>It earlier reported 1986 losses before extraordinary items&lt;br/&gt;rose to 26.4 mln dlrs from year-ago 7.2 mln dlrs.&lt;br/&gt; <text:s text:c="3"/>B.C. Resources also said dividends on its series 2&lt;br/&gt;preferred shares and exchangeable preferred shares will remain&lt;br/&gt;suspended.&lt;br/&gt; <text:s text:c="3"/>However, payment will be made on account of the quarterly&lt;br/&gt;dividend on the exchangeable preferred shares by the company&amp;apos;s&lt;br/&gt;trustee from a deposit account, B.C. Resources said.&lt;br/&gt; <text:s text:c="3"/>Sufficient funds should be available to pay full amount of&lt;br/&gt;the March 31, 1987 dividend to exchangeable preferred&lt;br/&gt;shareholders, with payment expected in early April to&lt;br/&gt;shareholders of record March 31, the company said.&lt;br/&gt; <text:s text:c="3"/>If future dividends are not declared after the April&lt;br/&gt;exchangeable preferred quarterly payout, future payment will&lt;br/&gt;depend on the amount of dividends received from Westcoast&lt;br/&gt;Transmission Co &amp;lt;WTC&amp;gt;, B.C. Resources said.&lt;br/&gt; <text:s text:c="3"/>The company said its increased fourth quarter and full year&lt;br/&gt;operating losses primarily resulted from lower oil prices and a&lt;br/&gt;four month labor shutdown at its Balmer coal mine in British&lt;br/&gt;Columbia.&lt;br/&gt; <text:s text:c="3"/>B.C. Resources also recorded a 99.9 mln dlr extraordinary&lt;br/&gt;loss, which included losses on disposition of North Sea oil and&lt;br/&gt;gas interests by 67 pct owned &amp;lt;Westar Mining Ltd&amp;gt;.&lt;br/&gt; <text:s text:c="3"/>B.C. Resources&amp;apos; 1986 extraordinary charge also included a&lt;br/&gt;writedown of its investment in Westar Petroleum. Gains on the&lt;br/&gt;sales of Westar Timber&amp;apos;s Skeena and Celgar pulp mills and&lt;br/&gt;Terrace sawmill partially offset the extraordinary loss, the&lt;br/&gt;company said.&lt;br/&gt; <text:s text:c="3"/>The company said the asset sales have eliminated B.C.&lt;br/&gt;Resources&amp;apos; long term financing commitment in the North Sea and&lt;br/&gt;exposure to the fluctuating pulp market.&lt;br/&gt; <text:s text:c="3"/>It also said it cut long term debt in 1986 to 900 mln dlrs&lt;br/&gt;from 1.3 billion dlrs at year-end 1985, and management changes&lt;br/&gt;and staff cuts have significantly reduced costs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1];&quot;,&quot;;[.AC161];&quot;,&quot;; TEXT([.AK16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FKNQY2RCJKLCN0LD8R8KUICE23S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WS5BMJTUHYWHPHUG11705WM80VMH3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2:42 GMT 2012</text:p>
          </table:table-cell>
          <table:table-cell office:value-type="string">
            <text:p>Wed Oct 03 09:12:47 GMT 2012</text:p>
          </table:table-cell>
          <table:table-cell office:value-type="string">
            <text:p>Wed Oct 10 02:12:47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1456.txt</text:p>
          </table:table-cell>
          <table:table-cell office:value-type="string">
            <text:p>B.C. RESOURCES HAS AGREEMENT ON CREDIT FACILITY&lt;br/&gt;&lt;br/&gt; <text:s text:c="3"/>VANCOUVER, British Columbia, March 4 - &amp;lt;British Columbia&lt;br/&gt;Resources Investment Corp&amp;gt;, earlier reporting higher full year&lt;br/&gt;operating losses, said it reached agreement in principle with&lt;br/&gt;five lenders providing for a 360 mln dlr credit facility over a&lt;br/&gt;four year term.&lt;br/&gt; <text:s text:c="3"/>The company said the credit facility is extendable under&lt;br/&gt;certain circumstances, with annual principal payments of five&lt;br/&gt;mln dlrs. The agreement is subject to certain lender approvals&lt;br/&gt;and completion of formal documentation.&lt;br/&gt; <text:s text:c="3"/>It earlier reported 1986 losses before extraordinary items&lt;br/&gt;rose to 26.4 mln dlrs from year-ago 7.2 mln dlrs.&lt;br/&gt; <text:s text:c="3"/>B.C. Resources also said dividends on its series 2&lt;br/&gt;preferred shares and exchangeable preferred shares will remain&lt;br/&gt;suspended.&lt;br/&gt; <text:s text:c="3"/>However, payment will be made on account of the quarterly&lt;br/&gt;dividend on the exchangeable preferred shares by the company&amp;apos;s&lt;br/&gt;trustee from a deposit account, B.C. Resources said.&lt;br/&gt; <text:s text:c="3"/>Sufficient funds should be available to pay full amount of&lt;br/&gt;the March 31, 1987 dividend to exchangeable preferred&lt;br/&gt;shareholders, with payment expected in early April to&lt;br/&gt;shareholders of record March 31, the company said.&lt;br/&gt; <text:s text:c="3"/>If future dividends are not declared after the April&lt;br/&gt;exchangeable preferred quarterly payout, future payment will&lt;br/&gt;depend on the amount of dividends received from Westcoast&lt;br/&gt;Transmission Co &amp;lt;WTC&amp;gt;, B.C. Resources said.&lt;br/&gt; <text:s text:c="3"/>The company said its increased fourth quarter and full year&lt;br/&gt;operating losses primarily resulted from lower oil prices and a&lt;br/&gt;four month labor shutdown at its Balmer coal mine in British&lt;br/&gt;Columbia.&lt;br/&gt; <text:s text:c="3"/>B.C. Resources also recorded a 99.9 mln dlr extraordinary&lt;br/&gt;loss, which included losses on disposition of North Sea oil and&lt;br/&gt;gas interests by 67 pct owned &amp;lt;Westar Mining Ltd&amp;gt;.&lt;br/&gt; <text:s text:c="3"/>B.C. Resources&amp;apos; 1986 extraordinary charge also included a&lt;br/&gt;writedown of its investment in Westar Petroleum. Gains on the&lt;br/&gt;sales of Westar Timber&amp;apos;s Skeena and Celgar pulp mills and&lt;br/&gt;Terrace sawmill partially offset the extraordinary loss, the&lt;br/&gt;company said.&lt;br/&gt; <text:s text:c="3"/>The company said the asset sales have eliminated B.C.&lt;br/&gt;Resources&amp;apos; long term financing commitment in the North Sea and&lt;br/&gt;exposure to the fluctuating pulp market.&lt;br/&gt; <text:s text:c="3"/>It also said it cut long term debt in 1986 to 900 mln dlrs&lt;br/&gt;from 1.3 billion dlrs at year-end 1985, and management changes&lt;br/&gt;and staff cuts have significantly reduced costs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2];&quot;,&quot;;[.AC162];&quot;,&quot;; TEXT([.AK16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FKNQY2RCJKLCN0LD8R8KUICE23S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ZYAUC26DG67SAL82A6K8COK9DX5CK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2:55 GMT 2012</text:p>
          </table:table-cell>
          <table:table-cell office:value-type="string">
            <text:p>Wed Oct 03 07:43:32 GMT 2012</text:p>
          </table:table-cell>
          <table:table-cell office:value-type="string">
            <text:p>Wed Oct 10 00:43:32 PDT 201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1456.txt</text:p>
          </table:table-cell>
          <table:table-cell office:value-type="string">
            <text:p>B.C. RESOURCES HAS AGREEMENT ON CREDIT FACILITY&lt;br/&gt;&lt;br/&gt; <text:s text:c="3"/>VANCOUVER, British Columbia, March 4 - &amp;lt;British Columbia&lt;br/&gt;Resources Investment Corp&amp;gt;, earlier reporting higher full year&lt;br/&gt;operating losses, said it reached agreement in principle with&lt;br/&gt;five lenders providing for a 360 mln dlr credit facility over a&lt;br/&gt;four year term.&lt;br/&gt; <text:s text:c="3"/>The company said the credit facility is extendable under&lt;br/&gt;certain circumstances, with annual principal payments of five&lt;br/&gt;mln dlrs. The agreement is subject to certain lender approvals&lt;br/&gt;and completion of formal documentation.&lt;br/&gt; <text:s text:c="3"/>It earlier reported 1986 losses before extraordinary items&lt;br/&gt;rose to 26.4 mln dlrs from year-ago 7.2 mln dlrs.&lt;br/&gt; <text:s text:c="3"/>B.C. Resources also said dividends on its series 2&lt;br/&gt;preferred shares and exchangeable preferred shares will remain&lt;br/&gt;suspended.&lt;br/&gt; <text:s text:c="3"/>However, payment will be made on account of the quarterly&lt;br/&gt;dividend on the exchangeable preferred shares by the company&amp;apos;s&lt;br/&gt;trustee from a deposit account, B.C. Resources said.&lt;br/&gt; <text:s text:c="3"/>Sufficient funds should be available to pay full amount of&lt;br/&gt;the March 31, 1987 dividend to exchangeable preferred&lt;br/&gt;shareholders, with payment expected in early April to&lt;br/&gt;shareholders of record March 31, the company said.&lt;br/&gt; <text:s text:c="3"/>If future dividends are not declared after the April&lt;br/&gt;exchangeable preferred quarterly payout, future payment will&lt;br/&gt;depend on the amount of dividends received from Westcoast&lt;br/&gt;Transmission Co &amp;lt;WTC&amp;gt;, B.C. Resources said.&lt;br/&gt; <text:s text:c="3"/>The company said its increased fourth quarter and full year&lt;br/&gt;operating losses primarily resulted from lower oil prices and a&lt;br/&gt;four month labor shutdown at its Balmer coal mine in British&lt;br/&gt;Columbia.&lt;br/&gt; <text:s text:c="3"/>B.C. Resources also recorded a 99.9 mln dlr extraordinary&lt;br/&gt;loss, which included losses on disposition of North Sea oil and&lt;br/&gt;gas interests by 67 pct owned &amp;lt;Westar Mining Ltd&amp;gt;.&lt;br/&gt; <text:s text:c="3"/>B.C. Resources&amp;apos; 1986 extraordinary charge also included a&lt;br/&gt;writedown of its investment in Westar Petroleum. Gains on the&lt;br/&gt;sales of Westar Timber&amp;apos;s Skeena and Celgar pulp mills and&lt;br/&gt;Terrace sawmill partially offset the extraordinary loss, the&lt;br/&gt;company said.&lt;br/&gt; <text:s text:c="3"/>The company said the asset sales have eliminated B.C.&lt;br/&gt;Resources&amp;apos; long term financing commitment in the North Sea and&lt;br/&gt;exposure to the fluctuating pulp market.&lt;br/&gt; <text:s text:c="3"/>It also said it cut long term debt in 1986 to 900 mln dlrs&lt;br/&gt;from 1.3 billion dlrs at year-end 1985, and management changes&lt;br/&gt;and staff cuts have significantly reduced costs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3];&quot;,&quot;;[.AC163];&quot;,&quot;; TEXT([.AK16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WY5COW0LGRECWHYPCCEVNU1K6X6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AGHOVR14IXK3B9E9R5C4A6XAS987Y</text:p>
          </table:table-cell>
          <table:table-cell office:value-type="string">
            <text:p>A38TQC40K87G6I</text:p>
          </table:table-cell>
          <table:table-cell office:value-type="string">
            <text:p>Submitted</text:p>
          </table:table-cell>
          <table:table-cell office:value-type="string">
            <text:p>Wed Oct 03 08:28:07 GMT 2012</text:p>
          </table:table-cell>
          <table:table-cell office:value-type="string">
            <text:p>Wed Oct 03 08:28:26 GMT 2012</text:p>
          </table:table-cell>
          <table:table-cell office:value-type="string">
            <text:p>Wed Oct 10 01:28:26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lead/17805.txt</text:p>
          </table:table-cell>
          <table:table-cell office:value-type="string">
            <text:p>COMINCO SEEKS MEETING WITH STRIKING UNION LOCALS&lt;br/&gt;&lt;br/&gt; <text:s text:c="3"/>TRAIL, British Columbia, June 1 - Cominco Ltd said it&lt;br/&gt;expects to meet today with two of five United Steelworkers of&lt;br/&gt;America locals on strike at its Trail smelter and Kimberley,&lt;br/&gt;B.C. lead-zinc mine, a Cominco spokesman said.&lt;br/&gt; <text:s text:c="3"/>It had no meeting scheduled with the other three striking&lt;br/&gt;locals, which rejected a tentative three-year contract&lt;br/&gt;Saturday, Cominco spokesman Richard Fish said.&lt;br/&gt; <text:s text:c="3"/>Fish said the pact that was rejected contained a cost of&lt;br/&gt;living increase tied to the Canadian consumer price index, but&lt;br/&gt;no wage increase. With 81 pct of the membership voting, 54.5&lt;br/&gt;pct voted no and 45.5 pct voted yes, the union said.&lt;br/&gt; <text:s text:c="3"/>The three locals represent about 2,600 production and&lt;br/&gt;maintenance workers, while the remaining two locals cover about&lt;br/&gt;600 office and technical workers.&lt;br/&gt; <text:s text:c="3"/>The office and technical workers last negotiated May 21.&lt;br/&gt;Production at Trail and Kimberley has been shut down since the&lt;br/&gt;strike began May 9 and Cominco has had to declare force&lt;br/&gt;majeure, which means the company may be unable to honor&lt;br/&gt;contracts for products from the smelter and mine.&lt;br/&gt; <text:s text:c="3"/>Each of the five locals have separate contracts, all of&lt;br/&gt;which expired April 30, but the main issues are similar.&lt;br/&gt; <text:s text:c="3"/>The Trail smelter, about 400 miles east of Vancouver,&lt;br/&gt;produced 240,000 long tons of zinc and 110,000 long tons of&lt;br/&gt;lead last year. The Sullivan mine at Kimberley, about 450 miles&lt;br/&gt;east of Vancouver, produced 2.2 mln long tons of ore last year,&lt;br/&gt;most for processing at the Trail smelter.&lt;br/&gt; <text:s text:c="3"/>The smelter also produced cadmium, bismuth and indium.&lt;br/&gt; <text:s text:c="3"/>Trail smelter revenue was 356 mln Canadian dlrs in 1986.&lt;br/&gt; Reuter&lt;br/&gt;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 office:value-type="string">
            <text:p>Mineral industry of Africa</text:p>
          </table:table-cell>
          <table:table-cell office:value-type="string">
            <text:p>http://en.wikipedia.org/wiki/Mineral_industry_of_Afric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4];&quot;,&quot;;[.AC164];&quot;,&quot;; TEXT([.AK16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WY5COW0LGRECWHYPCCEVNU1K6X6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QGOGQSCM6IAPBGJP4LU80OQREXHHQ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29 GMT 2012</text:p>
          </table:table-cell>
          <table:table-cell office:value-type="string">
            <text:p>Wed Oct 03 09:30:34 GMT 2012</text:p>
          </table:table-cell>
          <table:table-cell office:value-type="string">
            <text:p>Wed Oct 10 02:30:34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lead/17805.txt</text:p>
          </table:table-cell>
          <table:table-cell office:value-type="string">
            <text:p>COMINCO SEEKS MEETING WITH STRIKING UNION LOCALS&lt;br/&gt;&lt;br/&gt; <text:s text:c="3"/>TRAIL, British Columbia, June 1 - Cominco Ltd said it&lt;br/&gt;expects to meet today with two of five United Steelworkers of&lt;br/&gt;America locals on strike at its Trail smelter and Kimberley,&lt;br/&gt;B.C. lead-zinc mine, a Cominco spokesman said.&lt;br/&gt; <text:s text:c="3"/>It had no meeting scheduled with the other three striking&lt;br/&gt;locals, which rejected a tentative three-year contract&lt;br/&gt;Saturday, Cominco spokesman Richard Fish said.&lt;br/&gt; <text:s text:c="3"/>Fish said the pact that was rejected contained a cost of&lt;br/&gt;living increase tied to the Canadian consumer price index, but&lt;br/&gt;no wage increase. With 81 pct of the membership voting, 54.5&lt;br/&gt;pct voted no and 45.5 pct voted yes, the union said.&lt;br/&gt; <text:s text:c="3"/>The three locals represent about 2,600 production and&lt;br/&gt;maintenance workers, while the remaining two locals cover about&lt;br/&gt;600 office and technical workers.&lt;br/&gt; <text:s text:c="3"/>The office and technical workers last negotiated May 21.&lt;br/&gt;Production at Trail and Kimberley has been shut down since the&lt;br/&gt;strike began May 9 and Cominco has had to declare force&lt;br/&gt;majeure, which means the company may be unable to honor&lt;br/&gt;contracts for products from the smelter and mine.&lt;br/&gt; <text:s text:c="3"/>Each of the five locals have separate contracts, all of&lt;br/&gt;which expired April 30, but the main issues are similar.&lt;br/&gt; <text:s text:c="3"/>The Trail smelter, about 400 miles east of Vancouver,&lt;br/&gt;produced 240,000 long tons of zinc and 110,000 long tons of&lt;br/&gt;lead last year. The Sullivan mine at Kimberley, about 450 miles&lt;br/&gt;east of Vancouver, produced 2.2 mln long tons of ore last year,&lt;br/&gt;most for processing at the Trail smelter.&lt;br/&gt; <text:s text:c="3"/>The smelter also produced cadmium, bismuth and indium.&lt;br/&gt; <text:s text:c="3"/>Trail smelter revenue was 356 mln Canadian dlrs in 1986.&lt;br/&gt; Reuter&lt;br/&gt;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 office:value-type="string">
            <text:p>Mineral industry of Africa</text:p>
          </table:table-cell>
          <table:table-cell office:value-type="string">
            <text:p>http://en.wikipedia.org/wiki/Mineral_industry_of_Afric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5];&quot;,&quot;;[.AC165];&quot;,&quot;; TEXT([.AK16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WY5COW0LGRECWHYPCCEVNU1K6X6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R8YQ4J3NAB6QOAKMYPYQT1TQ90QDM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9:58 GMT 2012</text:p>
          </table:table-cell>
          <table:table-cell office:value-type="string">
            <text:p>Wed Oct 03 09:41:10 GMT 2012</text:p>
          </table:table-cell>
          <table:table-cell office:value-type="string">
            <text:p>Wed Oct 10 02:41:10 PDT 2012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lead/17805.txt</text:p>
          </table:table-cell>
          <table:table-cell office:value-type="string">
            <text:p>COMINCO SEEKS MEETING WITH STRIKING UNION LOCALS&lt;br/&gt;&lt;br/&gt; <text:s text:c="3"/>TRAIL, British Columbia, June 1 - Cominco Ltd said it&lt;br/&gt;expects to meet today with two of five United Steelworkers of&lt;br/&gt;America locals on strike at its Trail smelter and Kimberley,&lt;br/&gt;B.C. lead-zinc mine, a Cominco spokesman said.&lt;br/&gt; <text:s text:c="3"/>It had no meeting scheduled with the other three striking&lt;br/&gt;locals, which rejected a tentative three-year contract&lt;br/&gt;Saturday, Cominco spokesman Richard Fish said.&lt;br/&gt; <text:s text:c="3"/>Fish said the pact that was rejected contained a cost of&lt;br/&gt;living increase tied to the Canadian consumer price index, but&lt;br/&gt;no wage increase. With 81 pct of the membership voting, 54.5&lt;br/&gt;pct voted no and 45.5 pct voted yes, the union said.&lt;br/&gt; <text:s text:c="3"/>The three locals represent about 2,600 production and&lt;br/&gt;maintenance workers, while the remaining two locals cover about&lt;br/&gt;600 office and technical workers.&lt;br/&gt; <text:s text:c="3"/>The office and technical workers last negotiated May 21.&lt;br/&gt;Production at Trail and Kimberley has been shut down since the&lt;br/&gt;strike began May 9 and Cominco has had to declare force&lt;br/&gt;majeure, which means the company may be unable to honor&lt;br/&gt;contracts for products from the smelter and mine.&lt;br/&gt; <text:s text:c="3"/>Each of the five locals have separate contracts, all of&lt;br/&gt;which expired April 30, but the main issues are similar.&lt;br/&gt; <text:s text:c="3"/>The Trail smelter, about 400 miles east of Vancouver,&lt;br/&gt;produced 240,000 long tons of zinc and 110,000 long tons of&lt;br/&gt;lead last year. The Sullivan mine at Kimberley, about 450 miles&lt;br/&gt;east of Vancouver, produced 2.2 mln long tons of ore last year,&lt;br/&gt;most for processing at the Trail smelter.&lt;br/&gt; <text:s text:c="3"/>The smelter also produced cadmium, bismuth and indium.&lt;br/&gt; <text:s text:c="3"/>Trail smelter revenue was 356 mln Canadian dlrs in 1986.&lt;br/&gt; Reuter&lt;br/&gt;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 office:value-type="string">
            <text:p>Mineral industry of Africa</text:p>
          </table:table-cell>
          <table:table-cell office:value-type="string">
            <text:p>http://en.wikipedia.org/wiki/Mineral_industry_of_Afric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6];&quot;,&quot;;[.AC166];&quot;,&quot;; TEXT([.AK16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1UNU8LZ6R7FPTWGI48R3VE9KLK4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91RNDWIOV1SM1B8K37U93YD624WHZ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8:21 GMT 2012</text:p>
          </table:table-cell>
          <table:table-cell office:value-type="string">
            <text:p>Wed Oct 03 07:38:58 GMT 2012</text:p>
          </table:table-cell>
          <table:table-cell office:value-type="string">
            <text:p>Wed Oct 10 00:38:58 PDT 201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9557.txt</text:p>
          </table:table-cell>
          <table:table-cell office:value-type="string">
            <text:p>HELM &amp;lt;H&amp;gt; SELLS ADDITIONAL SHARES IN BAMBERGER&lt;br/&gt;&lt;br/&gt; <text:s text:c="3"/>NEW YORK, March 25 - Helm Resources Inc said that, pursuant&lt;br/&gt;to the exercise of an overallotment option by underwriters in&lt;br/&gt;Bamberger Polymers INc&amp;apos;s initial public offering, it has sold&lt;br/&gt;another 35,000 Bamberger shares and reduced its ownership in&lt;br/&gt;Bamberger to 51 pct from 55 pct.&lt;br/&gt; <text:s text:c="3"/>To date, Helm has sold 435,000 Bamberger&amp;apos;s for 3.5 mln&lt;br/&gt;dlrs.&lt;br/&gt; <text:s text:c="3"/>Bamberger has sold a total of 600,000 shares and received&lt;br/&gt;net proceeds of about 4.8 mln dlrs since the February 1987&lt;br/&gt;offering.&lt;br/&gt; Reuter&lt;br/&gt;</text:p>
          </table:table-cell>
          <table:table-cell office:value-type="string">
            <text:p>Securities</text:p>
          </table:table-cell>
          <table:table-cell office:value-type="string">
            <text:p>http://en.wikipedia.org/wiki/Securities</text:p>
          </table:table-cell>
          <table:table-cell office:value-type="string">
            <text:p>Simon Bamberger</text:p>
          </table:table-cell>
          <table:table-cell office:value-type="string">
            <text:p>http://en.wikipedia.org/wiki/Simon_Bamber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7];&quot;,&quot;;[.AC167];&quot;,&quot;; TEXT([.AK16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31UNU8LZ6R7FPTWGI48R3VE9KLK4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NH8PJWKUDD8CVZ8XD0Z8B6U0IP9KS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7:08 GMT 2012</text:p>
          </table:table-cell>
          <table:table-cell office:value-type="string">
            <text:p>Wed Oct 03 07:57:14 GMT 2012</text:p>
          </table:table-cell>
          <table:table-cell office:value-type="string">
            <text:p>Wed Oct 10 00:57:14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9557.txt</text:p>
          </table:table-cell>
          <table:table-cell office:value-type="string">
            <text:p>HELM &amp;lt;H&amp;gt; SELLS ADDITIONAL SHARES IN BAMBERGER&lt;br/&gt;&lt;br/&gt; <text:s text:c="3"/>NEW YORK, March 25 - Helm Resources Inc said that, pursuant&lt;br/&gt;to the exercise of an overallotment option by underwriters in&lt;br/&gt;Bamberger Polymers INc&amp;apos;s initial public offering, it has sold&lt;br/&gt;another 35,000 Bamberger shares and reduced its ownership in&lt;br/&gt;Bamberger to 51 pct from 55 pct.&lt;br/&gt; <text:s text:c="3"/>To date, Helm has sold 435,000 Bamberger&amp;apos;s for 3.5 mln&lt;br/&gt;dlrs.&lt;br/&gt; <text:s text:c="3"/>Bamberger has sold a total of 600,000 shares and received&lt;br/&gt;net proceeds of about 4.8 mln dlrs since the February 1987&lt;br/&gt;offering.&lt;br/&gt; Reuter&lt;br/&gt;</text:p>
          </table:table-cell>
          <table:table-cell office:value-type="string">
            <text:p>Securities</text:p>
          </table:table-cell>
          <table:table-cell office:value-type="string">
            <text:p>http://en.wikipedia.org/wiki/Securities</text:p>
          </table:table-cell>
          <table:table-cell office:value-type="string">
            <text:p>Simon Bamberger</text:p>
          </table:table-cell>
          <table:table-cell office:value-type="string">
            <text:p>http://en.wikipedia.org/wiki/Simon_Bamber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8];&quot;,&quot;;[.AC168];&quot;,&quot;; TEXT([.AK16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31UNU8LZ6R7FPTWGI48R3VE9KLK4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YVW5XH0JPPSXB83LZCSX75KSGSFLW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7:30 GMT 2012</text:p>
          </table:table-cell>
          <table:table-cell office:value-type="string">
            <text:p>Wed Oct 03 09:17:34 GMT 2012</text:p>
          </table:table-cell>
          <table:table-cell office:value-type="string">
            <text:p>Wed Oct 10 02:17:3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9557.txt</text:p>
          </table:table-cell>
          <table:table-cell office:value-type="string">
            <text:p>HELM &amp;lt;H&amp;gt; SELLS ADDITIONAL SHARES IN BAMBERGER&lt;br/&gt;&lt;br/&gt; <text:s text:c="3"/>NEW YORK, March 25 - Helm Resources Inc said that, pursuant&lt;br/&gt;to the exercise of an overallotment option by underwriters in&lt;br/&gt;Bamberger Polymers INc&amp;apos;s initial public offering, it has sold&lt;br/&gt;another 35,000 Bamberger shares and reduced its ownership in&lt;br/&gt;Bamberger to 51 pct from 55 pct.&lt;br/&gt; <text:s text:c="3"/>To date, Helm has sold 435,000 Bamberger&amp;apos;s for 3.5 mln&lt;br/&gt;dlrs.&lt;br/&gt; <text:s text:c="3"/>Bamberger has sold a total of 600,000 shares and received&lt;br/&gt;net proceeds of about 4.8 mln dlrs since the February 1987&lt;br/&gt;offering.&lt;br/&gt; Reuter&lt;br/&gt;</text:p>
          </table:table-cell>
          <table:table-cell office:value-type="string">
            <text:p>Securities</text:p>
          </table:table-cell>
          <table:table-cell office:value-type="string">
            <text:p>http://en.wikipedia.org/wiki/Securities</text:p>
          </table:table-cell>
          <table:table-cell office:value-type="string">
            <text:p>Simon Bamberger</text:p>
          </table:table-cell>
          <table:table-cell office:value-type="string">
            <text:p>http://en.wikipedia.org/wiki/Simon_Bamberg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9];&quot;,&quot;;[.AC169];&quot;,&quot;; TEXT([.AK16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T727M0IGFKWMPB5PJVN4VIQISZE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N58XMB3Q39ZFKUZ0YXTCEVS0P9SHH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6:09 GMT 2012</text:p>
          </table:table-cell>
          <table:table-cell office:value-type="string">
            <text:p>Wed Oct 03 07:46:15 GMT 2012</text:p>
          </table:table-cell>
          <table:table-cell office:value-type="string">
            <text:p>Wed Oct 10 00:46:15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crude/03455.txt</text:p>
          </table:table-cell>
          <table:table-cell office:value-type="string">
            <text:p>SAUDI ARABIA&amp;apos;S KING FAHD WANTS STABLE OIL PRICES&lt;br/&gt; <text:s text:c="3"/>By STEPHEN JUKES AND PHILIP SHEHADI, REUTERS&lt;br/&gt;&lt;br/&gt; <text:s text:c="3"/>RIYADH, March 11 - King Fahd said today Saudi Arabia wants&lt;br/&gt;oil price stability and he called on non-OPEC producers to&lt;br/&gt;avoid harmful competition with the 13 nation group.&lt;br/&gt; <text:s text:c="3"/>His plea, in an interview with Reuters and the television&lt;br/&gt;news agency Visnews, came ahead of a state visit he will make&lt;br/&gt;to Britain later this month.&lt;br/&gt; <text:s text:c="3"/>King Fahd was asked whether Saudi Arabia would be prepared&lt;br/&gt;to reduce its oil output below its OPEC quota of 4.133 mln&lt;br/&gt;barrels per day (bpd) to defend the 18 dlr benchmark price&lt;br/&gt;agreed to by OPEC last December.&lt;br/&gt; <text:s text:c="3"/>The King replied: &amp;quot;Saudi Arabia doesn&amp;apos;t decide prices by&lt;br/&gt;itself but certainly desires price stability.&amp;quot;&lt;br/&gt; <text:s text:c="3"/>Non-OPEC countries &amp;quot;must help us in a framework of common&lt;br/&gt;interest so that there is no type of competition which could&lt;br/&gt;prove harmful to everyone,&amp;quot; he said.&lt;br/&gt; <text:s text:c="3"/>Asked if he saw the 18 dlr per barrel benchmark as a first&lt;br/&gt;step towards higher world oil prices, King Fahd said it was not&lt;br/&gt;for Saudi Arabia but for all OPEC countries to determine such&lt;br/&gt;issues. Iran and Algeria have already called for a higher&lt;br/&gt;benchmark.&lt;br/&gt; <text:s text:c="3"/>In recent weeks the 18 dlr level has come under pressure,&lt;br/&gt;due partly to quota violations by some OPEC members. King Fahd&lt;br/&gt;said Saudi Arabia, the world&amp;apos;s largest oil exporter, was&lt;br/&gt;adhering to decisions made at OPEC&amp;apos;s December conference which&lt;br/&gt;set a 15.8 mln bpd output ceiling for the first half of 1987.&lt;br/&gt; <text:s text:c="3"/>A major non-OPEC producer, Britain has so far resisted the&lt;br/&gt;group&amp;apos;s pleas to curb its North Sea oil output.&lt;br/&gt; <text:s text:c="3"/>The King also urged the world community to help the&lt;br/&gt;Palestinians return to their homeland and called for a peaceful&lt;br/&gt;end to the Iran-Iraq war. The 6-1/2-year-old war could not be&lt;br/&gt;resolved on the battlefield, he said.&lt;br/&gt; REUTER&lt;br/&gt;</text:p>
          </table:table-cell>
          <table:table-cell office:value-type="string">
            <text:p>OPEC</text:p>
          </table:table-cell>
          <table:table-cell office:value-type="string">
            <text:p>http://en.wikipedia.org/wiki/OPEC</text:p>
          </table:table-cell>
          <table:table-cell office:value-type="string">
            <text:p>Clifton Hampden</text:p>
          </table:table-cell>
          <table:table-cell office:value-type="string">
            <text:p>http://en.wikipedia.org/wiki/Clifton_Hampde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0];&quot;,&quot;;[.AC170];&quot;,&quot;; TEXT([.AK170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PT727M0IGFKWMPB5PJVN4VIQISZE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VCH1Q6SVQ8HNHAV1GC5WBVCPV6M3P</text:p>
          </table:table-cell>
          <table:table-cell office:value-type="string">
            <text:p>ABG9UHF6BYTTH</text:p>
          </table:table-cell>
          <table:table-cell office:value-type="string">
            <text:p>Submitted</text:p>
          </table:table-cell>
          <table:table-cell office:value-type="string">
            <text:p>Wed Oct 03 06:46:32 GMT 2012</text:p>
          </table:table-cell>
          <table:table-cell office:value-type="string">
            <text:p>Wed Oct 03 06:47:40 GMT 2012</text:p>
          </table:table-cell>
          <table:table-cell office:value-type="string">
            <text:p>Tue Oct 09 23:47:40 PDT 2012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crude/03455.txt</text:p>
          </table:table-cell>
          <table:table-cell office:value-type="string">
            <text:p>SAUDI ARABIA&amp;apos;S KING FAHD WANTS STABLE OIL PRICES&lt;br/&gt; <text:s text:c="3"/>By STEPHEN JUKES AND PHILIP SHEHADI, REUTERS&lt;br/&gt;&lt;br/&gt; <text:s text:c="3"/>RIYADH, March 11 - King Fahd said today Saudi Arabia wants&lt;br/&gt;oil price stability and he called on non-OPEC producers to&lt;br/&gt;avoid harmful competition with the 13 nation group.&lt;br/&gt; <text:s text:c="3"/>His plea, in an interview with Reuters and the television&lt;br/&gt;news agency Visnews, came ahead of a state visit he will make&lt;br/&gt;to Britain later this month.&lt;br/&gt; <text:s text:c="3"/>King Fahd was asked whether Saudi Arabia would be prepared&lt;br/&gt;to reduce its oil output below its OPEC quota of 4.133 mln&lt;br/&gt;barrels per day (bpd) to defend the 18 dlr benchmark price&lt;br/&gt;agreed to by OPEC last December.&lt;br/&gt; <text:s text:c="3"/>The King replied: &amp;quot;Saudi Arabia doesn&amp;apos;t decide prices by&lt;br/&gt;itself but certainly desires price stability.&amp;quot;&lt;br/&gt; <text:s text:c="3"/>Non-OPEC countries &amp;quot;must help us in a framework of common&lt;br/&gt;interest so that there is no type of competition which could&lt;br/&gt;prove harmful to everyone,&amp;quot; he said.&lt;br/&gt; <text:s text:c="3"/>Asked if he saw the 18 dlr per barrel benchmark as a first&lt;br/&gt;step towards higher world oil prices, King Fahd said it was not&lt;br/&gt;for Saudi Arabia but for all OPEC countries to determine such&lt;br/&gt;issues. Iran and Algeria have already called for a higher&lt;br/&gt;benchmark.&lt;br/&gt; <text:s text:c="3"/>In recent weeks the 18 dlr level has come under pressure,&lt;br/&gt;due partly to quota violations by some OPEC members. King Fahd&lt;br/&gt;said Saudi Arabia, the world&amp;apos;s largest oil exporter, was&lt;br/&gt;adhering to decisions made at OPEC&amp;apos;s December conference which&lt;br/&gt;set a 15.8 mln bpd output ceiling for the first half of 1987.&lt;br/&gt; <text:s text:c="3"/>A major non-OPEC producer, Britain has so far resisted the&lt;br/&gt;group&amp;apos;s pleas to curb its North Sea oil output.&lt;br/&gt; <text:s text:c="3"/>The King also urged the world community to help the&lt;br/&gt;Palestinians return to their homeland and called for a peaceful&lt;br/&gt;end to the Iran-Iraq war. The 6-1/2-year-old war could not be&lt;br/&gt;resolved on the battlefield, he said.&lt;br/&gt; REUTER&lt;br/&gt;</text:p>
          </table:table-cell>
          <table:table-cell office:value-type="string">
            <text:p>OPEC</text:p>
          </table:table-cell>
          <table:table-cell office:value-type="string">
            <text:p>http://en.wikipedia.org/wiki/OPEC</text:p>
          </table:table-cell>
          <table:table-cell office:value-type="string">
            <text:p>Clifton Hampden</text:p>
          </table:table-cell>
          <table:table-cell office:value-type="string">
            <text:p>http://en.wikipedia.org/wiki/Clifton_Hampde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1];&quot;,&quot;;[.AC171];&quot;,&quot;; TEXT([.AK171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PT727M0IGFKWMPB5PJVN4VIQISZE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WFCWYB49F9S71528BAOVST5OZTTP8</text:p>
          </table:table-cell>
          <table:table-cell office:value-type="string">
            <text:p>AV0FEK60JINL2</text:p>
          </table:table-cell>
          <table:table-cell office:value-type="string">
            <text:p>Submitted</text:p>
          </table:table-cell>
          <table:table-cell office:value-type="string">
            <text:p>Wed Oct 03 06:31:30 GMT 2012</text:p>
          </table:table-cell>
          <table:table-cell office:value-type="string">
            <text:p>Wed Oct 03 06:31:59 GMT 2012</text:p>
          </table:table-cell>
          <table:table-cell office:value-type="string">
            <text:p>Tue Oct 09 23:31:59 PDT 2012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crude/03455.txt</text:p>
          </table:table-cell>
          <table:table-cell office:value-type="string">
            <text:p>SAUDI ARABIA&amp;apos;S KING FAHD WANTS STABLE OIL PRICES&lt;br/&gt; <text:s text:c="3"/>By STEPHEN JUKES AND PHILIP SHEHADI, REUTERS&lt;br/&gt;&lt;br/&gt; <text:s text:c="3"/>RIYADH, March 11 - King Fahd said today Saudi Arabia wants&lt;br/&gt;oil price stability and he called on non-OPEC producers to&lt;br/&gt;avoid harmful competition with the 13 nation group.&lt;br/&gt; <text:s text:c="3"/>His plea, in an interview with Reuters and the television&lt;br/&gt;news agency Visnews, came ahead of a state visit he will make&lt;br/&gt;to Britain later this month.&lt;br/&gt; <text:s text:c="3"/>King Fahd was asked whether Saudi Arabia would be prepared&lt;br/&gt;to reduce its oil output below its OPEC quota of 4.133 mln&lt;br/&gt;barrels per day (bpd) to defend the 18 dlr benchmark price&lt;br/&gt;agreed to by OPEC last December.&lt;br/&gt; <text:s text:c="3"/>The King replied: &amp;quot;Saudi Arabia doesn&amp;apos;t decide prices by&lt;br/&gt;itself but certainly desires price stability.&amp;quot;&lt;br/&gt; <text:s text:c="3"/>Non-OPEC countries &amp;quot;must help us in a framework of common&lt;br/&gt;interest so that there is no type of competition which could&lt;br/&gt;prove harmful to everyone,&amp;quot; he said.&lt;br/&gt; <text:s text:c="3"/>Asked if he saw the 18 dlr per barrel benchmark as a first&lt;br/&gt;step towards higher world oil prices, King Fahd said it was not&lt;br/&gt;for Saudi Arabia but for all OPEC countries to determine such&lt;br/&gt;issues. Iran and Algeria have already called for a higher&lt;br/&gt;benchmark.&lt;br/&gt; <text:s text:c="3"/>In recent weeks the 18 dlr level has come under pressure,&lt;br/&gt;due partly to quota violations by some OPEC members. King Fahd&lt;br/&gt;said Saudi Arabia, the world&amp;apos;s largest oil exporter, was&lt;br/&gt;adhering to decisions made at OPEC&amp;apos;s December conference which&lt;br/&gt;set a 15.8 mln bpd output ceiling for the first half of 1987.&lt;br/&gt; <text:s text:c="3"/>A major non-OPEC producer, Britain has so far resisted the&lt;br/&gt;group&amp;apos;s pleas to curb its North Sea oil output.&lt;br/&gt; <text:s text:c="3"/>The King also urged the world community to help the&lt;br/&gt;Palestinians return to their homeland and called for a peaceful&lt;br/&gt;end to the Iran-Iraq war. The 6-1/2-year-old war could not be&lt;br/&gt;resolved on the battlefield, he said.&lt;br/&gt; REUTER&lt;br/&gt;</text:p>
          </table:table-cell>
          <table:table-cell office:value-type="string">
            <text:p>OPEC</text:p>
          </table:table-cell>
          <table:table-cell office:value-type="string">
            <text:p>http://en.wikipedia.org/wiki/OPEC</text:p>
          </table:table-cell>
          <table:table-cell office:value-type="string">
            <text:p>Clifton Hampden</text:p>
          </table:table-cell>
          <table:table-cell office:value-type="string">
            <text:p>http://en.wikipedia.org/wiki/Clifton_Hampde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2];&quot;,&quot;;[.AC172];&quot;,&quot;; TEXT([.AK172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7PQ67051QKC20P700315MGI2J7ZF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598MZ9O9Z6KBDNRH98HZRLFXUC1A1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51:59 GMT 2012</text:p>
          </table:table-cell>
          <table:table-cell office:value-type="string">
            <text:p>Wed Oct 03 09:52:44 GMT 2012</text:p>
          </table:table-cell>
          <table:table-cell office:value-type="string">
            <text:p>Wed Oct 10 02:52:44 PDT 2012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pi/05052.txt</text:p>
          </table:table-cell>
          <table:table-cell office:value-type="string">
            <text:p>BRAZIL INDUSTRIAL PRODUCTION SLOWED IN JANUARY&lt;br/&gt;&lt;br/&gt; <text:s text:c="3"/>RIO DE JANEIRO, March 13 - Industrial output in January was&lt;br/&gt;6.09 pct above the same 1986 month after rising 6.71 pct in&lt;br/&gt;December, Brazilian Geography and Statistics Institute figures&lt;br/&gt;show.&lt;br/&gt; <text:s text:c="3"/>The result is in line with the declining trend in the&lt;br/&gt;growth rate since October, the Institute said.&lt;br/&gt; <text:s text:c="3"/>In the 12 months to end-January industrial production was&lt;br/&gt;10.48 pct above the 12 months to end-January last year, while&lt;br/&gt;in calendar 1986 output was 10.89 pct above 1985.&lt;br/&gt; <text:s text:c="3"/>The biggest output rises in the 12 months to end-January&lt;br/&gt;were 23.68 pct in pharmaceuticals and 22.12 pct in machinery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Emirates (airline)</text:p>
          </table:table-cell>
          <table:table-cell office:value-type="string">
            <text:p>http://en.wikipedia.org/wiki/Emirates_(airlin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3];&quot;,&quot;;[.AC173];&quot;,&quot;; TEXT([.AK17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7PQ67051QKC20P700315MGI2J7ZF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6KBRI8IUB2Y9IWOO2KLJ3L0M56H59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7:55 GMT 2012</text:p>
          </table:table-cell>
          <table:table-cell office:value-type="string">
            <text:p>Wed Oct 03 09:28:02 GMT 2012</text:p>
          </table:table-cell>
          <table:table-cell office:value-type="string">
            <text:p>Wed Oct 10 02:28:02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pi/05052.txt</text:p>
          </table:table-cell>
          <table:table-cell office:value-type="string">
            <text:p>BRAZIL INDUSTRIAL PRODUCTION SLOWED IN JANUARY&lt;br/&gt;&lt;br/&gt; <text:s text:c="3"/>RIO DE JANEIRO, March 13 - Industrial output in January was&lt;br/&gt;6.09 pct above the same 1986 month after rising 6.71 pct in&lt;br/&gt;December, Brazilian Geography and Statistics Institute figures&lt;br/&gt;show.&lt;br/&gt; <text:s text:c="3"/>The result is in line with the declining trend in the&lt;br/&gt;growth rate since October, the Institute said.&lt;br/&gt; <text:s text:c="3"/>In the 12 months to end-January industrial production was&lt;br/&gt;10.48 pct above the 12 months to end-January last year, while&lt;br/&gt;in calendar 1986 output was 10.89 pct above 1985.&lt;br/&gt; <text:s text:c="3"/>The biggest output rises in the 12 months to end-January&lt;br/&gt;were 23.68 pct in pharmaceuticals and 22.12 pct in machinery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Emirates (airline)</text:p>
          </table:table-cell>
          <table:table-cell office:value-type="string">
            <text:p>http://en.wikipedia.org/wiki/Emirates_(airlin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4];&quot;,&quot;;[.AC174];&quot;,&quot;; TEXT([.AK17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7PQ67051QKC20P700315MGI2J7ZF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DN0FK0COK2JTAACWUB9TRW6VTYJQU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0:42 GMT 2012</text:p>
          </table:table-cell>
          <table:table-cell office:value-type="string">
            <text:p>Wed Oct 03 09:51:00 GMT 2012</text:p>
          </table:table-cell>
          <table:table-cell office:value-type="string">
            <text:p>Wed Oct 10 02:51:00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ipi/05052.txt</text:p>
          </table:table-cell>
          <table:table-cell office:value-type="string">
            <text:p>BRAZIL INDUSTRIAL PRODUCTION SLOWED IN JANUARY&lt;br/&gt;&lt;br/&gt; <text:s text:c="3"/>RIO DE JANEIRO, March 13 - Industrial output in January was&lt;br/&gt;6.09 pct above the same 1986 month after rising 6.71 pct in&lt;br/&gt;December, Brazilian Geography and Statistics Institute figures&lt;br/&gt;show.&lt;br/&gt; <text:s text:c="3"/>The result is in line with the declining trend in the&lt;br/&gt;growth rate since October, the Institute said.&lt;br/&gt; <text:s text:c="3"/>In the 12 months to end-January industrial production was&lt;br/&gt;10.48 pct above the 12 months to end-January last year, while&lt;br/&gt;in calendar 1986 output was 10.89 pct above 1985.&lt;br/&gt; <text:s text:c="3"/>The biggest output rises in the 12 months to end-January&lt;br/&gt;were 23.68 pct in pharmaceuticals and 22.12 pct in machinery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Emirates (airline)</text:p>
          </table:table-cell>
          <table:table-cell office:value-type="string">
            <text:p>http://en.wikipedia.org/wiki/Emirates_(airlin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5];&quot;,&quot;;[.AC175];&quot;,&quot;; TEXT([.AK17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AV7WGKCCVL0C0FADDHIPQ4EXG3T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CYDG67D1X3VFO85JYB2RE1MEJ5HAD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7:58 GMT 2012</text:p>
          </table:table-cell>
          <table:table-cell office:value-type="string">
            <text:p>Wed Oct 03 08:48:33 GMT 2012</text:p>
          </table:table-cell>
          <table:table-cell office:value-type="string">
            <text:p>Wed Oct 10 01:48:33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1365.txt</text:p>
          </table:table-cell>
          <table:table-cell office:value-type="string">
            <text:p>DUTCH MONEY MARKET DEBT EASES IN WEEK&lt;br/&gt;&lt;br/&gt; <text:s text:c="3"/>AMSTERDAM, March 31 - Loans and advances from the Dutch&lt;br/&gt;Central Bank to the commercial banks fell 1.01 billion guilders&lt;br/&gt;to 9.5 billion guilders in the week ending March 30, the Bank&amp;apos;s&lt;br/&gt;weekly return showed.&lt;br/&gt; <text:s text:c="3"/>Dealers said payments by the Dutch state, partly in the&lt;br/&gt;form of civil service wages, had outweighed payments to the&lt;br/&gt;State, causing the money market deficit to ease.&lt;br/&gt; <text:s text:c="3"/>The Treasury&amp;apos;s account with the Bank dropped 960 mln&lt;br/&gt;guilders to 6.5 billion guilders.&lt;br/&gt; <text:s text:c="3"/>Liabilities in gold or foreign currency rose 200 mln to&lt;br/&gt;11.9 billion guilders.&lt;br/&gt; <text:s text:c="3"/>Dealers said it was more likely that the alteration in this&lt;br/&gt;item on the weekly return indicated normal commercial foreign&lt;br/&gt;exchange business rather than intervention by the Central Bank.&lt;br/&gt; <text:s text:c="4"/>The Bank itself does not disclose information on&lt;br/&gt;intervention.&lt;br/&gt; <text:s text:c="3"/>Seasonal variation brought bank notes in circulation up 190&lt;br/&gt;mln guilders to 29.7 billion guilders.&lt;br/&gt; <text:s text:c="3"/>Total gold and currency reserves rose 173 mln guilders to&lt;br/&gt;56.4 billion guilders.&lt;br/&gt; <text:s text:c="3"/>Call money and period rates were barely changed in the&lt;br/&gt;week. Today all were traded at 5-3/8 to 5-1/2 pct.&lt;br/&gt; REUTER&lt;br/&gt;</text:p>
          </table:table-cell>
          <table:table-cell office:value-type="string">
            <text:p>Financial history of the Dutch Republic</text:p>
          </table:table-cell>
          <table:table-cell office:value-type="string">
            <text:p>http://en.wikipedia.org/wiki/Financial_history_of_the_Dutch_Republic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6];&quot;,&quot;;[.AC176];&quot;,&quot;; TEXT([.AK17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AV7WGKCCVL0C0FADDHIPQ4EXG3T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GUNJQ2172Z9OZ5BIUCC3EBU8X6YQ2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2:22 GMT 2012</text:p>
          </table:table-cell>
          <table:table-cell office:value-type="string">
            <text:p>Wed Oct 03 09:52:26 GMT 2012</text:p>
          </table:table-cell>
          <table:table-cell office:value-type="string">
            <text:p>Wed Oct 10 02:52:26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1365.txt</text:p>
          </table:table-cell>
          <table:table-cell office:value-type="string">
            <text:p>DUTCH MONEY MARKET DEBT EASES IN WEEK&lt;br/&gt;&lt;br/&gt; <text:s text:c="3"/>AMSTERDAM, March 31 - Loans and advances from the Dutch&lt;br/&gt;Central Bank to the commercial banks fell 1.01 billion guilders&lt;br/&gt;to 9.5 billion guilders in the week ending March 30, the Bank&amp;apos;s&lt;br/&gt;weekly return showed.&lt;br/&gt; <text:s text:c="3"/>Dealers said payments by the Dutch state, partly in the&lt;br/&gt;form of civil service wages, had outweighed payments to the&lt;br/&gt;State, causing the money market deficit to ease.&lt;br/&gt; <text:s text:c="3"/>The Treasury&amp;apos;s account with the Bank dropped 960 mln&lt;br/&gt;guilders to 6.5 billion guilders.&lt;br/&gt; <text:s text:c="3"/>Liabilities in gold or foreign currency rose 200 mln to&lt;br/&gt;11.9 billion guilders.&lt;br/&gt; <text:s text:c="3"/>Dealers said it was more likely that the alteration in this&lt;br/&gt;item on the weekly return indicated normal commercial foreign&lt;br/&gt;exchange business rather than intervention by the Central Bank.&lt;br/&gt; <text:s text:c="4"/>The Bank itself does not disclose information on&lt;br/&gt;intervention.&lt;br/&gt; <text:s text:c="3"/>Seasonal variation brought bank notes in circulation up 190&lt;br/&gt;mln guilders to 29.7 billion guilders.&lt;br/&gt; <text:s text:c="3"/>Total gold and currency reserves rose 173 mln guilders to&lt;br/&gt;56.4 billion guilders.&lt;br/&gt; <text:s text:c="3"/>Call money and period rates were barely changed in the&lt;br/&gt;week. Today all were traded at 5-3/8 to 5-1/2 pct.&lt;br/&gt; REUTER&lt;br/&gt;</text:p>
          </table:table-cell>
          <table:table-cell office:value-type="string">
            <text:p>Financial history of the Dutch Republic</text:p>
          </table:table-cell>
          <table:table-cell office:value-type="string">
            <text:p>http://en.wikipedia.org/wiki/Financial_history_of_the_Dutch_Republic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7];&quot;,&quot;;[.AC177];&quot;,&quot;; TEXT([.AK17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AV7WGKCCVL0C0FADDHIPQ4EXG3T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I3727M0IGFKWMPB5PJVN4VIVOMEZX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5:13 GMT 2012</text:p>
          </table:table-cell>
          <table:table-cell office:value-type="string">
            <text:p>Wed Oct 03 09:35:24 GMT 2012</text:p>
          </table:table-cell>
          <table:table-cell office:value-type="string">
            <text:p>Wed Oct 10 02:35:24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1365.txt</text:p>
          </table:table-cell>
          <table:table-cell office:value-type="string">
            <text:p>DUTCH MONEY MARKET DEBT EASES IN WEEK&lt;br/&gt;&lt;br/&gt; <text:s text:c="3"/>AMSTERDAM, March 31 - Loans and advances from the Dutch&lt;br/&gt;Central Bank to the commercial banks fell 1.01 billion guilders&lt;br/&gt;to 9.5 billion guilders in the week ending March 30, the Bank&amp;apos;s&lt;br/&gt;weekly return showed.&lt;br/&gt; <text:s text:c="3"/>Dealers said payments by the Dutch state, partly in the&lt;br/&gt;form of civil service wages, had outweighed payments to the&lt;br/&gt;State, causing the money market deficit to ease.&lt;br/&gt; <text:s text:c="3"/>The Treasury&amp;apos;s account with the Bank dropped 960 mln&lt;br/&gt;guilders to 6.5 billion guilders.&lt;br/&gt; <text:s text:c="3"/>Liabilities in gold or foreign currency rose 200 mln to&lt;br/&gt;11.9 billion guilders.&lt;br/&gt; <text:s text:c="3"/>Dealers said it was more likely that the alteration in this&lt;br/&gt;item on the weekly return indicated normal commercial foreign&lt;br/&gt;exchange business rather than intervention by the Central Bank.&lt;br/&gt; <text:s text:c="4"/>The Bank itself does not disclose information on&lt;br/&gt;intervention.&lt;br/&gt; <text:s text:c="3"/>Seasonal variation brought bank notes in circulation up 190&lt;br/&gt;mln guilders to 29.7 billion guilders.&lt;br/&gt; <text:s text:c="3"/>Total gold and currency reserves rose 173 mln guilders to&lt;br/&gt;56.4 billion guilders.&lt;br/&gt; <text:s text:c="3"/>Call money and period rates were barely changed in the&lt;br/&gt;week. Today all were traded at 5-3/8 to 5-1/2 pct.&lt;br/&gt; REUTER&lt;br/&gt;</text:p>
          </table:table-cell>
          <table:table-cell office:value-type="string">
            <text:p>Financial history of the Dutch Republic</text:p>
          </table:table-cell>
          <table:table-cell office:value-type="string">
            <text:p>http://en.wikipedia.org/wiki/Financial_history_of_the_Dutch_Republic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8];&quot;,&quot;;[.AC178];&quot;,&quot;; TEXT([.AK17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CUPWZ9RNDWI34PXE2E3LTGU3RRSD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4DRGNTBJ3MMS6TKWHE6AKHBGGV9VD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2:44 GMT 2012</text:p>
          </table:table-cell>
          <table:table-cell office:value-type="string">
            <text:p>Wed Oct 03 07:42:54 GMT 2012</text:p>
          </table:table-cell>
          <table:table-cell office:value-type="string">
            <text:p>Wed Oct 10 00:42:54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5321.txt</text:p>
          </table:table-cell>
          <table:table-cell office:value-type="string">
            <text:p>EVEREST AND JENNINGS INTERNATIONAL &amp;lt;EJA&amp;gt; 4TH QTR&lt;br/&gt;&lt;br/&gt; <text:s text:c="3"/>LOS ANGELES, March 16 -&lt;br/&gt; <text:s text:c="3"/>Shr profit nine cts vs loss 58 cts&lt;br/&gt; <text:s text:c="3"/>Net profit 738,000 vs loss 4,643,000&lt;br/&gt; <text:s text:c="3"/>Sales 50.9 mln vs 43.8 mln&lt;br/&gt; <text:s text:c="3"/>Year&lt;br/&gt; <text:s text:c="3"/>Shr profit 1.50 dlrs vs loss 61 cts&lt;br/&gt; <text:s text:c="3"/>Net profit 12.1 mln vs loss 4,875,000&lt;br/&gt; <text:s text:c="3"/>Sales 195.3 mln vs 174.2 mln&lt;br/&gt; <text:s text:c="3"/>NOTE: 1985 net both periods includes 4,952,000 dlr&lt;br/&gt;provision for plant closing.&lt;br/&gt; <text:s text:c="3"/>1985 net includes gains on sale of West Los Angeles real&lt;br/&gt;estate of 650,000 dlrs in quarter and 1,471,000 dlrs in year.&lt;br/&gt; <text:s text:c="3"/>1986 year net includes gains on sale of West Los Angeles&lt;br/&gt;real estate of 9,903,000 dlrs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Traditional cel animation</text:p>
          </table:table-cell>
          <table:table-cell office:value-type="string">
            <text:p>http://en.wikipedia.org/wiki/Traditional_cel_anim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9];&quot;,&quot;;[.AC179];&quot;,&quot;; TEXT([.AK179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CUPWZ9RNDWI34PXE2E3LTGU3RRSD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OWBLYHVI44O7B8Q1I4NMZSBHJMW2H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5:33 GMT 2012</text:p>
          </table:table-cell>
          <table:table-cell office:value-type="string">
            <text:p>Wed Oct 03 07:35:50 GMT 2012</text:p>
          </table:table-cell>
          <table:table-cell office:value-type="string">
            <text:p>Wed Oct 10 00:35:50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5321.txt</text:p>
          </table:table-cell>
          <table:table-cell office:value-type="string">
            <text:p>EVEREST AND JENNINGS INTERNATIONAL &amp;lt;EJA&amp;gt; 4TH QTR&lt;br/&gt;&lt;br/&gt; <text:s text:c="3"/>LOS ANGELES, March 16 -&lt;br/&gt; <text:s text:c="3"/>Shr profit nine cts vs loss 58 cts&lt;br/&gt; <text:s text:c="3"/>Net profit 738,000 vs loss 4,643,000&lt;br/&gt; <text:s text:c="3"/>Sales 50.9 mln vs 43.8 mln&lt;br/&gt; <text:s text:c="3"/>Year&lt;br/&gt; <text:s text:c="3"/>Shr profit 1.50 dlrs vs loss 61 cts&lt;br/&gt; <text:s text:c="3"/>Net profit 12.1 mln vs loss 4,875,000&lt;br/&gt; <text:s text:c="3"/>Sales 195.3 mln vs 174.2 mln&lt;br/&gt; <text:s text:c="3"/>NOTE: 1985 net both periods includes 4,952,000 dlr&lt;br/&gt;provision for plant closing.&lt;br/&gt; <text:s text:c="3"/>1985 net includes gains on sale of West Los Angeles real&lt;br/&gt;estate of 650,000 dlrs in quarter and 1,471,000 dlrs in year.&lt;br/&gt; <text:s text:c="3"/>1986 year net includes gains on sale of West Los Angeles&lt;br/&gt;real estate of 9,903,000 dlrs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Traditional cel animation</text:p>
          </table:table-cell>
          <table:table-cell office:value-type="string">
            <text:p>http://en.wikipedia.org/wiki/Traditional_cel_anim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0];&quot;,&quot;;[.AC180];&quot;,&quot;; TEXT([.AK180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CUPWZ9RNDWI34PXE2E3LTGU3RRSD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OWEGDHDM25LNRXS66XHMZ6OLY6NDP</text:p>
          </table:table-cell>
          <table:table-cell office:value-type="string">
            <text:p>A2YW509B0UMSEH</text:p>
          </table:table-cell>
          <table:table-cell office:value-type="string">
            <text:p>Submitted</text:p>
          </table:table-cell>
          <table:table-cell office:value-type="string">
            <text:p>Wed Oct 03 07:06:34 GMT 2012</text:p>
          </table:table-cell>
          <table:table-cell office:value-type="string">
            <text:p>Wed Oct 03 07:06:49 GMT 2012</text:p>
          </table:table-cell>
          <table:table-cell office:value-type="string">
            <text:p>Wed Oct 10 00:06:49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5321.txt</text:p>
          </table:table-cell>
          <table:table-cell office:value-type="string">
            <text:p>EVEREST AND JENNINGS INTERNATIONAL &amp;lt;EJA&amp;gt; 4TH QTR&lt;br/&gt;&lt;br/&gt; <text:s text:c="3"/>LOS ANGELES, March 16 -&lt;br/&gt; <text:s text:c="3"/>Shr profit nine cts vs loss 58 cts&lt;br/&gt; <text:s text:c="3"/>Net profit 738,000 vs loss 4,643,000&lt;br/&gt; <text:s text:c="3"/>Sales 50.9 mln vs 43.8 mln&lt;br/&gt; <text:s text:c="3"/>Year&lt;br/&gt; <text:s text:c="3"/>Shr profit 1.50 dlrs vs loss 61 cts&lt;br/&gt; <text:s text:c="3"/>Net profit 12.1 mln vs loss 4,875,000&lt;br/&gt; <text:s text:c="3"/>Sales 195.3 mln vs 174.2 mln&lt;br/&gt; <text:s text:c="3"/>NOTE: 1985 net both periods includes 4,952,000 dlr&lt;br/&gt;provision for plant closing.&lt;br/&gt; <text:s text:c="3"/>1985 net includes gains on sale of West Los Angeles real&lt;br/&gt;estate of 650,000 dlrs in quarter and 1,471,000 dlrs in year.&lt;br/&gt; <text:s text:c="3"/>1986 year net includes gains on sale of West Los Angeles&lt;br/&gt;real estate of 9,903,000 dlrs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Traditional cel animation</text:p>
          </table:table-cell>
          <table:table-cell office:value-type="string">
            <text:p>http://en.wikipedia.org/wiki/Traditional_cel_anim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1];&quot;,&quot;;[.AC181];&quot;,&quot;; TEXT([.AK181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Z2MN9U8P9Y3N2K14SUS2YIM27MEV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73NVP3TVOK59O7A88YQMOZF5KG41T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2:11 GMT 2012</text:p>
          </table:table-cell>
          <table:table-cell office:value-type="string">
            <text:p>Wed Oct 03 09:52:27 GMT 2012</text:p>
          </table:table-cell>
          <table:table-cell office:value-type="string">
            <text:p>Wed Oct 10 02:52:27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lumber/02793.txt</text:p>
          </table:table-cell>
          <table:table-cell office:value-type="string">
            <text:p>CME SETS MAY 29 START FOR LUMBER FUTURES OPTIONS&lt;br/&gt;&lt;br/&gt; <text:s text:c="3"/>CHICAGO, March 6 - The Chicago Mercantile Exchange (CME)&lt;br/&gt;board of governors announced today the options on Random Length&lt;br/&gt;lumber futures will begin trading on May 29.&lt;br/&gt; <text:s text:c="3"/>The contract received Commodity Futures Trading Commission&lt;br/&gt;(CFTC) approval on January 21 after being submitted for review&lt;br/&gt;last October 13.&lt;br/&gt; <text:s text:c="3"/>Initially, only January, March and May delivery months will&lt;br/&gt;be listed for trading. The size of the underlying futures&lt;br/&gt;contract is 130,000 board feet. Regular trading hours for the&lt;br/&gt;contract will be from 0900 to 1305 Central Time. However, on&lt;br/&gt;the first day of trading the market will open at 1000.&lt;br/&gt; <text:s text:c="3"/>On March 4 the CME board amended the contract to eliminate&lt;br/&gt;Christmas Eve expirations for the January option. This&lt;br/&gt;amendment has been submited to the CFTC, the CME said.&lt;br/&gt; reuter&lt;br/&gt;</text:p>
          </table:table-cell>
          <table:table-cell office:value-type="string">
            <text:p>RMS Lusitania</text:p>
          </table:table-cell>
          <table:table-cell office:value-type="string">
            <text:p>http://en.wikipedia.org/wiki/RMS_Lusitania</text:p>
          </table:table-cell>
          <table:table-cell office:value-type="string">
            <text:p>South African contract law</text:p>
          </table:table-cell>
          <table:table-cell office:value-type="string">
            <text:p>http://en.wikipedia.org/wiki/South_African_contract_law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2];&quot;,&quot;;[.AC182];&quot;,&quot;; TEXT([.AK18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Z2MN9U8P9Y3N2K14SUS2YIM27MEV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O41PC6SK9RJNEC4P95HUAAPTI82QM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3:52 GMT 2012</text:p>
          </table:table-cell>
          <table:table-cell office:value-type="string">
            <text:p>Wed Oct 03 08:04:01 GMT 2012</text:p>
          </table:table-cell>
          <table:table-cell office:value-type="string">
            <text:p>Wed Oct 10 01:04:01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lumber/02793.txt</text:p>
          </table:table-cell>
          <table:table-cell office:value-type="string">
            <text:p>CME SETS MAY 29 START FOR LUMBER FUTURES OPTIONS&lt;br/&gt;&lt;br/&gt; <text:s text:c="3"/>CHICAGO, March 6 - The Chicago Mercantile Exchange (CME)&lt;br/&gt;board of governors announced today the options on Random Length&lt;br/&gt;lumber futures will begin trading on May 29.&lt;br/&gt; <text:s text:c="3"/>The contract received Commodity Futures Trading Commission&lt;br/&gt;(CFTC) approval on January 21 after being submitted for review&lt;br/&gt;last October 13.&lt;br/&gt; <text:s text:c="3"/>Initially, only January, March and May delivery months will&lt;br/&gt;be listed for trading. The size of the underlying futures&lt;br/&gt;contract is 130,000 board feet. Regular trading hours for the&lt;br/&gt;contract will be from 0900 to 1305 Central Time. However, on&lt;br/&gt;the first day of trading the market will open at 1000.&lt;br/&gt; <text:s text:c="3"/>On March 4 the CME board amended the contract to eliminate&lt;br/&gt;Christmas Eve expirations for the January option. This&lt;br/&gt;amendment has been submited to the CFTC, the CME said.&lt;br/&gt; reuter&lt;br/&gt;</text:p>
          </table:table-cell>
          <table:table-cell office:value-type="string">
            <text:p>RMS Lusitania</text:p>
          </table:table-cell>
          <table:table-cell office:value-type="string">
            <text:p>http://en.wikipedia.org/wiki/RMS_Lusitania</text:p>
          </table:table-cell>
          <table:table-cell office:value-type="string">
            <text:p>South African contract law</text:p>
          </table:table-cell>
          <table:table-cell office:value-type="string">
            <text:p>http://en.wikipedia.org/wiki/South_African_contract_law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3];&quot;,&quot;;[.AC183];&quot;,&quot;; TEXT([.AK18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Z2MN9U8P9Y3N2K14SUS2YIM27MEV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Y4CF0CP5KXP8RBNP7PGCPM7USSWXX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9:41 GMT 2012</text:p>
          </table:table-cell>
          <table:table-cell office:value-type="string">
            <text:p>Wed Oct 03 09:39:45 GMT 2012</text:p>
          </table:table-cell>
          <table:table-cell office:value-type="string">
            <text:p>Wed Oct 10 02:39:45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lumber/02793.txt</text:p>
          </table:table-cell>
          <table:table-cell office:value-type="string">
            <text:p>CME SETS MAY 29 START FOR LUMBER FUTURES OPTIONS&lt;br/&gt;&lt;br/&gt; <text:s text:c="3"/>CHICAGO, March 6 - The Chicago Mercantile Exchange (CME)&lt;br/&gt;board of governors announced today the options on Random Length&lt;br/&gt;lumber futures will begin trading on May 29.&lt;br/&gt; <text:s text:c="3"/>The contract received Commodity Futures Trading Commission&lt;br/&gt;(CFTC) approval on January 21 after being submitted for review&lt;br/&gt;last October 13.&lt;br/&gt; <text:s text:c="3"/>Initially, only January, March and May delivery months will&lt;br/&gt;be listed for trading. The size of the underlying futures&lt;br/&gt;contract is 130,000 board feet. Regular trading hours for the&lt;br/&gt;contract will be from 0900 to 1305 Central Time. However, on&lt;br/&gt;the first day of trading the market will open at 1000.&lt;br/&gt; <text:s text:c="3"/>On March 4 the CME board amended the contract to eliminate&lt;br/&gt;Christmas Eve expirations for the January option. This&lt;br/&gt;amendment has been submited to the CFTC, the CME said.&lt;br/&gt; reuter&lt;br/&gt;</text:p>
          </table:table-cell>
          <table:table-cell office:value-type="string">
            <text:p>RMS Lusitania</text:p>
          </table:table-cell>
          <table:table-cell office:value-type="string">
            <text:p>http://en.wikipedia.org/wiki/RMS_Lusitania</text:p>
          </table:table-cell>
          <table:table-cell office:value-type="string">
            <text:p>South African contract law</text:p>
          </table:table-cell>
          <table:table-cell office:value-type="string">
            <text:p>http://en.wikipedia.org/wiki/South_African_contract_law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4];&quot;,&quot;;[.AC184];&quot;,&quot;; TEXT([.AK18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WBDPGFL6VC45NEYX4WQOV1UVM4J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JJJ85OZIZEH1JYUTYFQDEWP4FFYAQ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3:13 GMT 2012</text:p>
          </table:table-cell>
          <table:table-cell office:value-type="string">
            <text:p>Wed Oct 03 07:53:35 GMT 2012</text:p>
          </table:table-cell>
          <table:table-cell office:value-type="string">
            <text:p>Wed Oct 10 00:53:35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20008.txt</text:p>
          </table:table-cell>
          <table:table-cell office:value-type="string">
            <text:p>MALAYSIA ADVISED TO RAISE CRUDE OIL OUTPUT IN 1988&lt;br/&gt;&lt;br/&gt; <text:s text:c="3"/>KUALA LUMPUR, Oct 20 - Malaysia&amp;apos;s national oil company,&lt;br/&gt;Petronas, has advised the government to raise crude oil output&lt;br/&gt;to 540,000 barrels a day (bpd) in 1988 from a current 500,000&lt;br/&gt;bpd, a senior company official said.&lt;br/&gt; <text:s text:c="3"/>&amp;quot;We have the capacity to produce the amount,&amp;quot; Rastam Hadi,&lt;br/&gt;Petronas&amp;apos;s Vice-President for Upstream Sector said.&lt;br/&gt; <text:s text:c="3"/>The government will announce its decision on Friday when it&lt;br/&gt;unveils the country&amp;apos;s budget. Malaysia raised output this month&lt;br/&gt;to current levels from 420,000 bpd after reviewing the world&lt;br/&gt;oil market. In May, Malaysia cut output to 420,000 bpd from&lt;br/&gt;459,000 in response to a call by OPEC to boost prices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Opec</text:p>
          </table:table-cell>
          <table:table-cell office:value-type="string">
            <text:p>http://en.wikipedia.org/wiki/Opec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5];&quot;,&quot;;[.AC185];&quot;,&quot;; TEXT([.AK18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WBDPGFL6VC45NEYX4WQOV1UVM4J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M7806UFBNFSAPIQMD050W6NNVTG2Z</text:p>
          </table:table-cell>
          <table:table-cell office:value-type="string">
            <text:p>A1VKHE5L6QVFUV</text:p>
          </table:table-cell>
          <table:table-cell office:value-type="string">
            <text:p>Submitted</text:p>
          </table:table-cell>
          <table:table-cell office:value-type="string">
            <text:p>Wed Oct 03 06:26:37 GMT 2012</text:p>
          </table:table-cell>
          <table:table-cell office:value-type="string">
            <text:p>Wed Oct 03 06:27:23 GMT 2012</text:p>
          </table:table-cell>
          <table:table-cell office:value-type="string">
            <text:p>Tue Oct 09 23:27:23 PDT 2012</text:p>
          </table:table-cell>
          <table:table-cell table:number-columns-repeated="3"/>
          <table:table-cell office:value-type="float" office:value="46">
            <text:p>46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20008.txt</text:p>
          </table:table-cell>
          <table:table-cell office:value-type="string">
            <text:p>MALAYSIA ADVISED TO RAISE CRUDE OIL OUTPUT IN 1988&lt;br/&gt;&lt;br/&gt; <text:s text:c="3"/>KUALA LUMPUR, Oct 20 - Malaysia&amp;apos;s national oil company,&lt;br/&gt;Petronas, has advised the government to raise crude oil output&lt;br/&gt;to 540,000 barrels a day (bpd) in 1988 from a current 500,000&lt;br/&gt;bpd, a senior company official said.&lt;br/&gt; <text:s text:c="3"/>&amp;quot;We have the capacity to produce the amount,&amp;quot; Rastam Hadi,&lt;br/&gt;Petronas&amp;apos;s Vice-President for Upstream Sector said.&lt;br/&gt; <text:s text:c="3"/>The government will announce its decision on Friday when it&lt;br/&gt;unveils the country&amp;apos;s budget. Malaysia raised output this month&lt;br/&gt;to current levels from 420,000 bpd after reviewing the world&lt;br/&gt;oil market. In May, Malaysia cut output to 420,000 bpd from&lt;br/&gt;459,000 in response to a call by OPEC to boost prices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Opec</text:p>
          </table:table-cell>
          <table:table-cell office:value-type="string">
            <text:p>http://en.wikipedia.org/wiki/Opec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6];&quot;,&quot;;[.AC186];&quot;,&quot;; TEXT([.AK18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WBDPGFL6VC45NEYX4WQOV1UVM4J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3 GMT 2012</text:p>
          </table:table-cell>
          <table:table-cell table:number-columns-repeated="2"/>
          <table:table-cell office:value-type="string">
            <text:p>2UO4ZMAZHHRR0OE5VXEVZH1KOISBK4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0:06 GMT 2012</text:p>
          </table:table-cell>
          <table:table-cell office:value-type="string">
            <text:p>Wed Oct 03 07:51:08 GMT 2012</text:p>
          </table:table-cell>
          <table:table-cell office:value-type="string">
            <text:p>Wed Oct 10 00:51:08 PDT 2012</text:p>
          </table:table-cell>
          <table:table-cell table:number-columns-repeated="3"/>
          <table:table-cell office:value-type="float" office:value="62">
            <text:p>6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20008.txt</text:p>
          </table:table-cell>
          <table:table-cell office:value-type="string">
            <text:p>MALAYSIA ADVISED TO RAISE CRUDE OIL OUTPUT IN 1988&lt;br/&gt;&lt;br/&gt; <text:s text:c="3"/>KUALA LUMPUR, Oct 20 - Malaysia&amp;apos;s national oil company,&lt;br/&gt;Petronas, has advised the government to raise crude oil output&lt;br/&gt;to 540,000 barrels a day (bpd) in 1988 from a current 500,000&lt;br/&gt;bpd, a senior company official said.&lt;br/&gt; <text:s text:c="3"/>&amp;quot;We have the capacity to produce the amount,&amp;quot; Rastam Hadi,&lt;br/&gt;Petronas&amp;apos;s Vice-President for Upstream Sector said.&lt;br/&gt; <text:s text:c="3"/>The government will announce its decision on Friday when it&lt;br/&gt;unveils the country&amp;apos;s budget. Malaysia raised output this month&lt;br/&gt;to current levels from 420,000 bpd after reviewing the world&lt;br/&gt;oil market. In May, Malaysia cut output to 420,000 bpd from&lt;br/&gt;459,000 in response to a call by OPEC to boost prices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Opec</text:p>
          </table:table-cell>
          <table:table-cell office:value-type="string">
            <text:p>http://en.wikipedia.org/wiki/Opec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7];&quot;,&quot;;[.AC187];&quot;,&quot;; TEXT([.AK18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J845UUKQOYG2RK6U2ZOO0109GOEW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6B5OPB0YVGZN7A1IH5PHU3191E7Z0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4:49 GMT 2012</text:p>
          </table:table-cell>
          <table:table-cell office:value-type="string">
            <text:p>Wed Oct 03 07:45:24 GMT 2012</text:p>
          </table:table-cell>
          <table:table-cell office:value-type="string">
            <text:p>Wed Oct 10 00:45:24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1076.txt</text:p>
          </table:table-cell>
          <table:table-cell office:value-type="string">
            <text:p>U.S. TRADE OFFICIAL SAYS JAPAN ACTION FOOLISH&lt;br/&gt; <text:s text:c="3"/>By Jacqueline Frank, Reuters&lt;br/&gt;&lt;br/&gt; <text:s text:c="3"/>WASHINGTON, March 30 - A high level U.S. trade official&lt;br/&gt;said it would be foolish for Japan to strike back against the&lt;br/&gt;United States for its sanctions on Japanese semiconductor&lt;br/&gt;electronics products.&lt;br/&gt; <text:s text:c="3"/>Asked by reporters if Japan was expected to retaliate&lt;br/&gt;against U.S. exports, Deputy Under Secretary of Commerce Bruce&lt;br/&gt;Smart replied, &amp;quot;That would be the height of foolishness.&amp;quot;&lt;br/&gt; <text:s text:c="3"/>In addition, he doubted Japan could show enough progress in&lt;br/&gt;meeting the conditions of the agreement to avoid the actual&lt;br/&gt;imposition of the 300 mln dlrs in tariffs on April 17.&lt;br/&gt; <text:s text:c="3"/>Japan&amp;apos;s 58.6 billion dlr trade surplus with the United&lt;br/&gt;States last year has come under fire in Congress concerned&lt;br/&gt;about the loss of jobs to foreign competition and with the&lt;br/&gt;record 169 billion dlrs U.S. trade deficit in 1986.&lt;br/&gt; <text:s text:c="3"/>President Reagan&amp;apos;s sanctions decision won praise today from&lt;br/&gt;the two Democratic leaders of Congress.&lt;br/&gt; <text:s text:c="3"/>&amp;quot;I think it&amp;apos;s about time,&amp;quot; Senate Democratic Leader Robert&lt;br/&gt;Byrd of West Virginia told reporters. House Speaker Jim Wright&lt;br/&gt;of Texas told reporters before the opening of the House&lt;br/&gt;session, &amp;quot;It just shows we were right all along when we said&lt;br/&gt;something needs doing.&amp;quot;&lt;br/&gt; <text:s text:c="3"/>Smart testified before a Senate Labor Committee hearing&lt;br/&gt;that last Friday&amp;apos;s U.S. trade action would help U.S.&lt;br/&gt;negotiations on access to Japan for U.S. auto parts.&lt;br/&gt; <text:s text:c="3"/>Since last August Smart has been leading talks to open up&lt;br/&gt;Japan to purchases of more U.S.-made automotive parts. Last&lt;br/&gt;year, Japan racked up a 3.6 billion dlr trade surplus with the&lt;br/&gt;United States in these products.&lt;br/&gt; <text:s text:c="3"/>Both countries expect to conclude the talks by August 1987.&lt;br/&gt; <text:s text:c="3"/>&amp;quot;It&amp;apos;s amazing to me that the Japanese were surprised. I&lt;br/&gt;hope it will persuade them we&amp;apos;re serious,&amp;quot; Smart said of the&lt;br/&gt;White House trade sanctions.&lt;br/&gt; <text:s text:c="3"/>The United States has tried to convince Japanese car&lt;br/&gt;companies of the quality of American-made parts and to draw&lt;br/&gt;them away from their traditional Japanese suppliers.&lt;br/&gt; <text:s text:c="3"/>&amp;quot;All we ask is a chance. We have a job to do persuading them&lt;br/&gt;we can do better than our reputation seems to be,&amp;quot; he said.&lt;br/&gt; <text:s text:c="3"/>Measured per car, each American-made car contained about&lt;br/&gt;700 dlrs in Japanese auto parts while each Japanese-made car&lt;br/&gt;contained about 26 dlrs in U.S. auto parts, Smart said.&lt;br/&gt; Reuter&lt;br/&gt;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8];&quot;,&quot;;[.AC188];&quot;,&quot;; TEXT([.AK18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J845UUKQOYG2RK6U2ZOO0109GOEW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7CO2L92HECWPFL85Y3CN0CPCEKHGR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0:21 GMT 2012</text:p>
          </table:table-cell>
          <table:table-cell office:value-type="string">
            <text:p>Wed Oct 03 09:30:56 GMT 2012</text:p>
          </table:table-cell>
          <table:table-cell office:value-type="string">
            <text:p>Wed Oct 10 02:30:56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1076.txt</text:p>
          </table:table-cell>
          <table:table-cell office:value-type="string">
            <text:p>U.S. TRADE OFFICIAL SAYS JAPAN ACTION FOOLISH&lt;br/&gt; <text:s text:c="3"/>By Jacqueline Frank, Reuters&lt;br/&gt;&lt;br/&gt; <text:s text:c="3"/>WASHINGTON, March 30 - A high level U.S. trade official&lt;br/&gt;said it would be foolish for Japan to strike back against the&lt;br/&gt;United States for its sanctions on Japanese semiconductor&lt;br/&gt;electronics products.&lt;br/&gt; <text:s text:c="3"/>Asked by reporters if Japan was expected to retaliate&lt;br/&gt;against U.S. exports, Deputy Under Secretary of Commerce Bruce&lt;br/&gt;Smart replied, &amp;quot;That would be the height of foolishness.&amp;quot;&lt;br/&gt; <text:s text:c="3"/>In addition, he doubted Japan could show enough progress in&lt;br/&gt;meeting the conditions of the agreement to avoid the actual&lt;br/&gt;imposition of the 300 mln dlrs in tariffs on April 17.&lt;br/&gt; <text:s text:c="3"/>Japan&amp;apos;s 58.6 billion dlr trade surplus with the United&lt;br/&gt;States last year has come under fire in Congress concerned&lt;br/&gt;about the loss of jobs to foreign competition and with the&lt;br/&gt;record 169 billion dlrs U.S. trade deficit in 1986.&lt;br/&gt; <text:s text:c="3"/>President Reagan&amp;apos;s sanctions decision won praise today from&lt;br/&gt;the two Democratic leaders of Congress.&lt;br/&gt; <text:s text:c="3"/>&amp;quot;I think it&amp;apos;s about time,&amp;quot; Senate Democratic Leader Robert&lt;br/&gt;Byrd of West Virginia told reporters. House Speaker Jim Wright&lt;br/&gt;of Texas told reporters before the opening of the House&lt;br/&gt;session, &amp;quot;It just shows we were right all along when we said&lt;br/&gt;something needs doing.&amp;quot;&lt;br/&gt; <text:s text:c="3"/>Smart testified before a Senate Labor Committee hearing&lt;br/&gt;that last Friday&amp;apos;s U.S. trade action would help U.S.&lt;br/&gt;negotiations on access to Japan for U.S. auto parts.&lt;br/&gt; <text:s text:c="3"/>Since last August Smart has been leading talks to open up&lt;br/&gt;Japan to purchases of more U.S.-made automotive parts. Last&lt;br/&gt;year, Japan racked up a 3.6 billion dlr trade surplus with the&lt;br/&gt;United States in these products.&lt;br/&gt; <text:s text:c="3"/>Both countries expect to conclude the talks by August 1987.&lt;br/&gt; <text:s text:c="3"/>&amp;quot;It&amp;apos;s amazing to me that the Japanese were surprised. I&lt;br/&gt;hope it will persuade them we&amp;apos;re serious,&amp;quot; Smart said of the&lt;br/&gt;White House trade sanctions.&lt;br/&gt; <text:s text:c="3"/>The United States has tried to convince Japanese car&lt;br/&gt;companies of the quality of American-made parts and to draw&lt;br/&gt;them away from their traditional Japanese suppliers.&lt;br/&gt; <text:s text:c="3"/>&amp;quot;All we ask is a chance. We have a job to do persuading them&lt;br/&gt;we can do better than our reputation seems to be,&amp;quot; he said.&lt;br/&gt; <text:s text:c="3"/>Measured per car, each American-made car contained about&lt;br/&gt;700 dlrs in Japanese auto parts while each Japanese-made car&lt;br/&gt;contained about 26 dlrs in U.S. auto parts, Smart said.&lt;br/&gt; Reuter&lt;br/&gt;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9];&quot;,&quot;;[.AC189];&quot;,&quot;; TEXT([.AK189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J845UUKQOYG2RK6U2ZOO0109GOEW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MKTMOFXRDS4XLPJ5NEXRFM184NSVA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9:56 GMT 2012</text:p>
          </table:table-cell>
          <table:table-cell office:value-type="string">
            <text:p>Wed Oct 03 09:01:08 GMT 2012</text:p>
          </table:table-cell>
          <table:table-cell office:value-type="string">
            <text:p>Wed Oct 10 02:01:08 PDT 2012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1076.txt</text:p>
          </table:table-cell>
          <table:table-cell office:value-type="string">
            <text:p>U.S. TRADE OFFICIAL SAYS JAPAN ACTION FOOLISH&lt;br/&gt; <text:s text:c="3"/>By Jacqueline Frank, Reuters&lt;br/&gt;&lt;br/&gt; <text:s text:c="3"/>WASHINGTON, March 30 - A high level U.S. trade official&lt;br/&gt;said it would be foolish for Japan to strike back against the&lt;br/&gt;United States for its sanctions on Japanese semiconductor&lt;br/&gt;electronics products.&lt;br/&gt; <text:s text:c="3"/>Asked by reporters if Japan was expected to retaliate&lt;br/&gt;against U.S. exports, Deputy Under Secretary of Commerce Bruce&lt;br/&gt;Smart replied, &amp;quot;That would be the height of foolishness.&amp;quot;&lt;br/&gt; <text:s text:c="3"/>In addition, he doubted Japan could show enough progress in&lt;br/&gt;meeting the conditions of the agreement to avoid the actual&lt;br/&gt;imposition of the 300 mln dlrs in tariffs on April 17.&lt;br/&gt; <text:s text:c="3"/>Japan&amp;apos;s 58.6 billion dlr trade surplus with the United&lt;br/&gt;States last year has come under fire in Congress concerned&lt;br/&gt;about the loss of jobs to foreign competition and with the&lt;br/&gt;record 169 billion dlrs U.S. trade deficit in 1986.&lt;br/&gt; <text:s text:c="3"/>President Reagan&amp;apos;s sanctions decision won praise today from&lt;br/&gt;the two Democratic leaders of Congress.&lt;br/&gt; <text:s text:c="3"/>&amp;quot;I think it&amp;apos;s about time,&amp;quot; Senate Democratic Leader Robert&lt;br/&gt;Byrd of West Virginia told reporters. House Speaker Jim Wright&lt;br/&gt;of Texas told reporters before the opening of the House&lt;br/&gt;session, &amp;quot;It just shows we were right all along when we said&lt;br/&gt;something needs doing.&amp;quot;&lt;br/&gt; <text:s text:c="3"/>Smart testified before a Senate Labor Committee hearing&lt;br/&gt;that last Friday&amp;apos;s U.S. trade action would help U.S.&lt;br/&gt;negotiations on access to Japan for U.S. auto parts.&lt;br/&gt; <text:s text:c="3"/>Since last August Smart has been leading talks to open up&lt;br/&gt;Japan to purchases of more U.S.-made automotive parts. Last&lt;br/&gt;year, Japan racked up a 3.6 billion dlr trade surplus with the&lt;br/&gt;United States in these products.&lt;br/&gt; <text:s text:c="3"/>Both countries expect to conclude the talks by August 1987.&lt;br/&gt; <text:s text:c="3"/>&amp;quot;It&amp;apos;s amazing to me that the Japanese were surprised. I&lt;br/&gt;hope it will persuade them we&amp;apos;re serious,&amp;quot; Smart said of the&lt;br/&gt;White House trade sanctions.&lt;br/&gt; <text:s text:c="3"/>The United States has tried to convince Japanese car&lt;br/&gt;companies of the quality of American-made parts and to draw&lt;br/&gt;them away from their traditional Japanese suppliers.&lt;br/&gt; <text:s text:c="3"/>&amp;quot;All we ask is a chance. We have a job to do persuading them&lt;br/&gt;we can do better than our reputation seems to be,&amp;quot; he said.&lt;br/&gt; <text:s text:c="3"/>Measured per car, each American-made car contained about&lt;br/&gt;700 dlrs in Japanese auto parts while each Japanese-made car&lt;br/&gt;contained about 26 dlrs in U.S. auto parts, Smart said.&lt;br/&gt; Reuter&lt;br/&gt;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0];&quot;,&quot;;[.AC190];&quot;,&quot;; TEXT([.AK19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6O2GMMEGOOVZGHTG9AI2SEKIN99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1A8IUB2YU98YQGYSLUL8FBJGC78K2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48:42 GMT 2012</text:p>
          </table:table-cell>
          <table:table-cell office:value-type="string">
            <text:p>Wed Oct 03 07:49:19 GMT 2012</text:p>
          </table:table-cell>
          <table:table-cell office:value-type="string">
            <text:p>Wed Oct 10 00:49:19 PDT 201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0998.txt</text:p>
          </table:table-cell>
          <table:table-cell office:value-type="string">
            <text:p>HOME SHOPPING &amp;lt;HSN&amp;gt; TO PURCHASE TV STATION&lt;br/&gt;&lt;br/&gt; <text:s text:c="3"/>CLEARWATER, Fla, March 30 - Home Shopping NEtwork Inc said&lt;br/&gt;its Silver King Broadcasting Co INc unit entered a definitive&lt;br/&gt;contract to buy the broadcasting assets of TV station KWVT,&lt;br/&gt;Channel 22 in the Portland/Salem, Ore. area for undisclosed&lt;br/&gt;terms.&lt;br/&gt; <text:s text:c="3"/>Additionally, the company said KWVT, which serves 785,000&lt;br/&gt;homes, began broadcasting Home Shopping Network full time this&lt;br/&gt;morning under an affiliation agreement.&lt;br/&gt; <text:s text:c="3"/>Home Shopping also said it entered a definitive contract to&lt;br/&gt;buy TV Station KPST, Channel 66 in San Francisco and KLTJ,&lt;br/&gt;Channel 49 in Dallas.&lt;br/&gt; Reuter&lt;br/&gt;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 office:value-type="string">
            <text:p>Owned-and-operated television stations in the United States</text:p>
          </table:table-cell>
          <table:table-cell office:value-type="string">
            <text:p>http://en.wikipedia.org/wiki/Owned-and-operated_television_stations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1];&quot;,&quot;;[.AC191];&quot;,&quot;; TEXT([.AK19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6O2GMMEGOOVZGHTG9AI2SEKIN99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58ULF395SW62PPKZDEYVJBYMV1DR9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3:22 GMT 2012</text:p>
          </table:table-cell>
          <table:table-cell office:value-type="string">
            <text:p>Wed Oct 03 09:23:36 GMT 2012</text:p>
          </table:table-cell>
          <table:table-cell office:value-type="string">
            <text:p>Wed Oct 10 02:23:36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0998.txt</text:p>
          </table:table-cell>
          <table:table-cell office:value-type="string">
            <text:p>HOME SHOPPING &amp;lt;HSN&amp;gt; TO PURCHASE TV STATION&lt;br/&gt;&lt;br/&gt; <text:s text:c="3"/>CLEARWATER, Fla, March 30 - Home Shopping NEtwork Inc said&lt;br/&gt;its Silver King Broadcasting Co INc unit entered a definitive&lt;br/&gt;contract to buy the broadcasting assets of TV station KWVT,&lt;br/&gt;Channel 22 in the Portland/Salem, Ore. area for undisclosed&lt;br/&gt;terms.&lt;br/&gt; <text:s text:c="3"/>Additionally, the company said KWVT, which serves 785,000&lt;br/&gt;homes, began broadcasting Home Shopping Network full time this&lt;br/&gt;morning under an affiliation agreement.&lt;br/&gt; <text:s text:c="3"/>Home Shopping also said it entered a definitive contract to&lt;br/&gt;buy TV Station KPST, Channel 66 in San Francisco and KLTJ,&lt;br/&gt;Channel 49 in Dallas.&lt;br/&gt; Reuter&lt;br/&gt;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 office:value-type="string">
            <text:p>Owned-and-operated television stations in the United States</text:p>
          </table:table-cell>
          <table:table-cell office:value-type="string">
            <text:p>http://en.wikipedia.org/wiki/Owned-and-operated_television_stations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2];&quot;,&quot;;[.AC192];&quot;,&quot;; TEXT([.AK19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6O2GMMEGOOVZGHTG9AI2SEKIN99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I6R9Y8TNKIME1AARP8SAOM0WAF8VP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7:49 GMT 2012</text:p>
          </table:table-cell>
          <table:table-cell office:value-type="string">
            <text:p>Wed Oct 03 08:08:01 GMT 2012</text:p>
          </table:table-cell>
          <table:table-cell office:value-type="string">
            <text:p>Wed Oct 10 01:08:01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0998.txt</text:p>
          </table:table-cell>
          <table:table-cell office:value-type="string">
            <text:p>HOME SHOPPING &amp;lt;HSN&amp;gt; TO PURCHASE TV STATION&lt;br/&gt;&lt;br/&gt; <text:s text:c="3"/>CLEARWATER, Fla, March 30 - Home Shopping NEtwork Inc said&lt;br/&gt;its Silver King Broadcasting Co INc unit entered a definitive&lt;br/&gt;contract to buy the broadcasting assets of TV station KWVT,&lt;br/&gt;Channel 22 in the Portland/Salem, Ore. area for undisclosed&lt;br/&gt;terms.&lt;br/&gt; <text:s text:c="3"/>Additionally, the company said KWVT, which serves 785,000&lt;br/&gt;homes, began broadcasting Home Shopping Network full time this&lt;br/&gt;morning under an affiliation agreement.&lt;br/&gt; <text:s text:c="3"/>Home Shopping also said it entered a definitive contract to&lt;br/&gt;buy TV Station KPST, Channel 66 in San Francisco and KLTJ,&lt;br/&gt;Channel 49 in Dallas.&lt;br/&gt; Reuter&lt;br/&gt;</text:p>
          </table:table-cell>
          <table:table-cell office:value-type="string">
            <text:p>Gencorp</text:p>
          </table:table-cell>
          <table:table-cell office:value-type="string">
            <text:p>http://en.wikipedia.org/wiki/Gencorp</text:p>
          </table:table-cell>
          <table:table-cell office:value-type="string">
            <text:p>Owned-and-operated television stations in the United States</text:p>
          </table:table-cell>
          <table:table-cell office:value-type="string">
            <text:p>http://en.wikipedia.org/wiki/Owned-and-operated_television_stations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3];&quot;,&quot;;[.AC193];&quot;,&quot;; TEXT([.AK19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Y6VR14IXKO20IQMLMNAEX3YQ059A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J0D8J3VE7WS72B3JQUMKK8A0WFJZK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6:23 GMT 2012</text:p>
          </table:table-cell>
          <table:table-cell office:value-type="string">
            <text:p>Wed Oct 03 08:16:32 GMT 2012</text:p>
          </table:table-cell>
          <table:table-cell office:value-type="string">
            <text:p>Wed Oct 10 01:16:32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5227.txt</text:p>
          </table:table-cell>
          <table:table-cell office:value-type="string">
            <text:p>SECURITY PACIFIC &amp;lt;SPC&amp;gt; LOANS PUT ON NON-ACCRUAL&lt;br/&gt;&lt;br/&gt; <text:s text:c="3"/>LOS ANGELES, April 8 - Security Pacific Corp said it is&lt;br/&gt;placing medium and long-term loans to Brazil and Ecuador on a&lt;br/&gt;non-accrual basis as of March 31, a move that will reduce first&lt;br/&gt;quarter earnings by 7.2 mln dlrs, or nine cts per share, after&lt;br/&gt;taxes.&lt;br/&gt; <text:s text:c="3"/>Despite the anticipated reduction to quarterly earnings,&lt;br/&gt;Security Pacific said it still expects to report first quarter&lt;br/&gt;earnings higher than the 88 mln dlrs, or 1.11 dlrs per share&lt;br/&gt;reported for the first quarter of 1986.&lt;br/&gt; <text:s text:c="3"/>The bank holding company said the action affects 401 mln&lt;br/&gt;dlrs of loans to Brazil and 73 mln of loans to Ecuador.&lt;br/&gt; <text:s text:c="3"/>Brazil suspended interest payments on its 68 billion dlrs&lt;br/&gt;of medium- and long-term debt on February 20.&lt;br/&gt; <text:s text:c="3"/>Ecuador, which has foreign debt of roughly eight billion&lt;br/&gt;dlrs, has not paid any interest to foreign banks since&lt;br/&gt;February.&lt;br/&gt; <text:s text:c="3"/>In March Ecuador said it would suspend interest payments&lt;br/&gt;for the rest of the year because of an earthquake which halted&lt;br/&gt;the export of oil, which accounts for about 75 pct the&lt;br/&gt;country&amp;apos;s export revenues.&lt;br/&gt; <text:s text:c="3"/>In its announcement, Security Pacific said it will record&lt;br/&gt;interest income only as it is received in cash.&lt;br/&gt; <text:s text:c="3"/>The company also said it believes that Brazil will reach an&lt;br/&gt;agreement with its banks and that interest payments will resume&lt;br/&gt;later in 1987.&lt;br/&gt; <text:s text:c="3"/>The Brazilian negotiations resume on Friday in New York&lt;br/&gt;when Central Bank Governor Francisco Gros is expected to ask&lt;br/&gt;banks for a 90-day roll-over of some 9.5 billion dlrs of term&lt;br/&gt;debt that matures on April 15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Dlr</text:p>
          </table:table-cell>
          <table:table-cell office:value-type="string">
            <text:p>http://en.wikipedia.org/wiki/Dl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4];&quot;,&quot;;[.AC194];&quot;,&quot;; TEXT([.AK19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6VR14IXKO20IQMLMNAEX3YQ059A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V0I9NZW6HEZLX29X6YTG69G1GKXN3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47:29 GMT 2012</text:p>
          </table:table-cell>
          <table:table-cell office:value-type="string">
            <text:p>Wed Oct 03 07:48:41 GMT 2012</text:p>
          </table:table-cell>
          <table:table-cell office:value-type="string">
            <text:p>Wed Oct 10 00:48:41 PDT 2012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5227.txt</text:p>
          </table:table-cell>
          <table:table-cell office:value-type="string">
            <text:p>SECURITY PACIFIC &amp;lt;SPC&amp;gt; LOANS PUT ON NON-ACCRUAL&lt;br/&gt;&lt;br/&gt; <text:s text:c="3"/>LOS ANGELES, April 8 - Security Pacific Corp said it is&lt;br/&gt;placing medium and long-term loans to Brazil and Ecuador on a&lt;br/&gt;non-accrual basis as of March 31, a move that will reduce first&lt;br/&gt;quarter earnings by 7.2 mln dlrs, or nine cts per share, after&lt;br/&gt;taxes.&lt;br/&gt; <text:s text:c="3"/>Despite the anticipated reduction to quarterly earnings,&lt;br/&gt;Security Pacific said it still expects to report first quarter&lt;br/&gt;earnings higher than the 88 mln dlrs, or 1.11 dlrs per share&lt;br/&gt;reported for the first quarter of 1986.&lt;br/&gt; <text:s text:c="3"/>The bank holding company said the action affects 401 mln&lt;br/&gt;dlrs of loans to Brazil and 73 mln of loans to Ecuador.&lt;br/&gt; <text:s text:c="3"/>Brazil suspended interest payments on its 68 billion dlrs&lt;br/&gt;of medium- and long-term debt on February 20.&lt;br/&gt; <text:s text:c="3"/>Ecuador, which has foreign debt of roughly eight billion&lt;br/&gt;dlrs, has not paid any interest to foreign banks since&lt;br/&gt;February.&lt;br/&gt; <text:s text:c="3"/>In March Ecuador said it would suspend interest payments&lt;br/&gt;for the rest of the year because of an earthquake which halted&lt;br/&gt;the export of oil, which accounts for about 75 pct the&lt;br/&gt;country&amp;apos;s export revenues.&lt;br/&gt; <text:s text:c="3"/>In its announcement, Security Pacific said it will record&lt;br/&gt;interest income only as it is received in cash.&lt;br/&gt; <text:s text:c="3"/>The company also said it believes that Brazil will reach an&lt;br/&gt;agreement with its banks and that interest payments will resume&lt;br/&gt;later in 1987.&lt;br/&gt; <text:s text:c="3"/>The Brazilian negotiations resume on Friday in New York&lt;br/&gt;when Central Bank Governor Francisco Gros is expected to ask&lt;br/&gt;banks for a 90-day roll-over of some 9.5 billion dlrs of term&lt;br/&gt;debt that matures on April 15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Dlr</text:p>
          </table:table-cell>
          <table:table-cell office:value-type="string">
            <text:p>http://en.wikipedia.org/wiki/Dl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5];&quot;,&quot;;[.AC195];&quot;,&quot;; TEXT([.AK19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6VR14IXKO20IQMLMNAEX3YQ059A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XBKM05BMJTUW7K7N3G9ZA7SCQ1JE9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7:09 GMT 2012</text:p>
          </table:table-cell>
          <table:table-cell office:value-type="string">
            <text:p>Wed Oct 03 06:48:06 GMT 2012</text:p>
          </table:table-cell>
          <table:table-cell office:value-type="string">
            <text:p>Tue Oct 09 23:48:06 PDT 2012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5227.txt</text:p>
          </table:table-cell>
          <table:table-cell office:value-type="string">
            <text:p>SECURITY PACIFIC &amp;lt;SPC&amp;gt; LOANS PUT ON NON-ACCRUAL&lt;br/&gt;&lt;br/&gt; <text:s text:c="3"/>LOS ANGELES, April 8 - Security Pacific Corp said it is&lt;br/&gt;placing medium and long-term loans to Brazil and Ecuador on a&lt;br/&gt;non-accrual basis as of March 31, a move that will reduce first&lt;br/&gt;quarter earnings by 7.2 mln dlrs, or nine cts per share, after&lt;br/&gt;taxes.&lt;br/&gt; <text:s text:c="3"/>Despite the anticipated reduction to quarterly earnings,&lt;br/&gt;Security Pacific said it still expects to report first quarter&lt;br/&gt;earnings higher than the 88 mln dlrs, or 1.11 dlrs per share&lt;br/&gt;reported for the first quarter of 1986.&lt;br/&gt; <text:s text:c="3"/>The bank holding company said the action affects 401 mln&lt;br/&gt;dlrs of loans to Brazil and 73 mln of loans to Ecuador.&lt;br/&gt; <text:s text:c="3"/>Brazil suspended interest payments on its 68 billion dlrs&lt;br/&gt;of medium- and long-term debt on February 20.&lt;br/&gt; <text:s text:c="3"/>Ecuador, which has foreign debt of roughly eight billion&lt;br/&gt;dlrs, has not paid any interest to foreign banks since&lt;br/&gt;February.&lt;br/&gt; <text:s text:c="3"/>In March Ecuador said it would suspend interest payments&lt;br/&gt;for the rest of the year because of an earthquake which halted&lt;br/&gt;the export of oil, which accounts for about 75 pct the&lt;br/&gt;country&amp;apos;s export revenues.&lt;br/&gt; <text:s text:c="3"/>In its announcement, Security Pacific said it will record&lt;br/&gt;interest income only as it is received in cash.&lt;br/&gt; <text:s text:c="3"/>The company also said it believes that Brazil will reach an&lt;br/&gt;agreement with its banks and that interest payments will resume&lt;br/&gt;later in 1987.&lt;br/&gt; <text:s text:c="3"/>The Brazilian negotiations resume on Friday in New York&lt;br/&gt;when Central Bank Governor Francisco Gros is expected to ask&lt;br/&gt;banks for a 90-day roll-over of some 9.5 billion dlrs of term&lt;br/&gt;debt that matures on April 15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Dlr</text:p>
          </table:table-cell>
          <table:table-cell office:value-type="string">
            <text:p>http://en.wikipedia.org/wiki/Dl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6];&quot;,&quot;;[.AC196];&quot;,&quot;; TEXT([.AK19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0UB2YU98JH729GAVRFJJ9IQZCMA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BLHV8ER9Y8T2T6R62D5SFHS9I3R45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5:15 GMT 2012</text:p>
          </table:table-cell>
          <table:table-cell office:value-type="string">
            <text:p>Wed Oct 03 07:35:31 GMT 2012</text:p>
          </table:table-cell>
          <table:table-cell office:value-type="string">
            <text:p>Wed Oct 10 00:35:31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3078.txt</text:p>
          </table:table-cell>
          <table:table-cell office:value-type="string">
            <text:p>STUDY SAYS U.S., CANADA PACT WOULD SPUR ECONOMIES&lt;br/&gt;&lt;br/&gt; <text:s text:c="3"/>WASHINGTON, March 9 <text:s/>- A free trade pact between the United&lt;br/&gt;States and Canada could spur the economies of both sides&lt;br/&gt;substantially, according to a study released by the Institute&lt;br/&gt;for International Economics.&lt;br/&gt; <text:s text:c="3"/>The study, by Paul Wonnacott, said a successful conclusion&lt;br/&gt;to the free trade talks now under way could raise Canada&amp;apos;s&lt;br/&gt;gross national product by more than five pct and expand U.S.&lt;br/&gt;export&amp;apos;s by about seven pct.&lt;br/&gt; <text:s text:c="3"/>He said the pact could resolve the knotty issue of&lt;br/&gt;government subsidies, end curbs on trade in services and&lt;br/&gt;investments and pave the way for new global talks under the &lt;br/&gt;General Agreement on Tariffs and Trade.&lt;br/&gt; <text:s text:c="3"/>The United States and Canada - the world&amp;apos;s two biggest&lt;br/&gt;trading partners with cross border shipments of about 150&lt;br/&gt;billion dlrs a year - opened free trade talks last June. They&lt;br/&gt;are aiming for a pact by next October.&lt;br/&gt; <text:s text:c="3"/>Wonnacott, an economics professor at the Univerity of&lt;br/&gt;Maryland, said an agreement should include:&lt;br/&gt; <text:s text:c="3"/>- Elimination of tariffs between the two countries, phased&lt;br/&gt;in over a five to 10-year period;&lt;br/&gt; <text:s text:c="3"/>- Equal access to federal government procurement in the two&lt;br/&gt;countries, replacing current &amp;quot;Buy America&amp;quot; and &amp;quot;Buy Canada&amp;quot;&lt;br/&gt;provisions with a &amp;quot;Buy North America&amp;quot; provision;&lt;br/&gt; <text:s text:c="3"/>- Fewer restrictions in trade in services, chiefly finance&lt;br/&gt;and transportation;&lt;br/&gt; <text:s text:c="3"/>- A commitment not to screen foreign investments in favor&lt;br/&gt;domestic producers;&lt;br/&gt; <text:s text:c="3"/>- A commission to resolve bilateral trade disputes.&lt;br/&gt; <text:s text:c="4"/>Wonnacott said that to resolve the subsidy problem, the&lt;br/&gt;two sides should permit export subsidies of exports of up to&lt;br/&gt;2.0 or 2.5 pct without imposing coutervailing duties.&lt;br/&gt; <text:s text:c="3"/>The limit on subsidies is now 0.5 pct.&lt;br/&gt; <text:s text:c="3"/>He proposed that any attempt to impose new duties to offset&lt;br/&gt;subsidies should go first a special disputes commission for&lt;br/&gt;resolution at an early stage.&lt;br/&gt; <text:s text:c="3"/>Wonnacott said &amp;quot;bilateral free trade would contribute to the&lt;br/&gt;efficiency of the North American economies and to their&lt;br/&gt;competitiveness in facing overseas producers.&lt;br/&gt; <text:s text:c="3"/>He said it would it would open U.S. markets to Canadian&lt;br/&gt;goods and enable them to benefit from the economies of mass&lt;br/&gt;production.&lt;br/&gt; <text:s text:c="3"/>Benefits to the United States would be fewer than those to&lt;br/&gt;Canada proportionately, he said, because of the already large&lt;br/&gt;U.S. gross national product.&lt;br/&gt; <text:s text:c="3"/>Wonnacott said also that a U.S.-Canada pact in such areas&lt;br/&gt;as export subsidies and the creation of a dispute commission&lt;br/&gt;could set an example for the current attempt by GATT to write&lt;br/&gt;new and more liberal global trading regulations.&lt;br/&gt; Reuter&lt;br/&gt;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 office:value-type="string">
            <text:p>Foreign trade of the Soviet Union</text:p>
          </table:table-cell>
          <table:table-cell office:value-type="string">
            <text:p>http://en.wikipedia.org/wiki/Foreign_trade_of_the_Soviet_Un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7];&quot;,&quot;;[.AC197];&quot;,&quot;; TEXT([.AK19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P0UB2YU98JH729GAVRFJJ9IQZCMA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K49KSSZVXX25DTZ1UHO6GNI3VXM45</text:p>
          </table:table-cell>
          <table:table-cell office:value-type="string">
            <text:p>A2Z9Y01FNWBGIT</text:p>
          </table:table-cell>
          <table:table-cell office:value-type="string">
            <text:p>Submitted</text:p>
          </table:table-cell>
          <table:table-cell office:value-type="string">
            <text:p>Wed Oct 03 05:36:05 GMT 2012</text:p>
          </table:table-cell>
          <table:table-cell office:value-type="string">
            <text:p>Wed Oct 03 05:36:15 GMT 2012</text:p>
          </table:table-cell>
          <table:table-cell office:value-type="string">
            <text:p>Tue Oct 09 22:36:15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3078.txt</text:p>
          </table:table-cell>
          <table:table-cell office:value-type="string">
            <text:p>STUDY SAYS U.S., CANADA PACT WOULD SPUR ECONOMIES&lt;br/&gt;&lt;br/&gt; <text:s text:c="3"/>WASHINGTON, March 9 <text:s/>- A free trade pact between the United&lt;br/&gt;States and Canada could spur the economies of both sides&lt;br/&gt;substantially, according to a study released by the Institute&lt;br/&gt;for International Economics.&lt;br/&gt; <text:s text:c="3"/>The study, by Paul Wonnacott, said a successful conclusion&lt;br/&gt;to the free trade talks now under way could raise Canada&amp;apos;s&lt;br/&gt;gross national product by more than five pct and expand U.S.&lt;br/&gt;export&amp;apos;s by about seven pct.&lt;br/&gt; <text:s text:c="3"/>He said the pact could resolve the knotty issue of&lt;br/&gt;government subsidies, end curbs on trade in services and&lt;br/&gt;investments and pave the way for new global talks under the &lt;br/&gt;General Agreement on Tariffs and Trade.&lt;br/&gt; <text:s text:c="3"/>The United States and Canada - the world&amp;apos;s two biggest&lt;br/&gt;trading partners with cross border shipments of about 150&lt;br/&gt;billion dlrs a year - opened free trade talks last June. They&lt;br/&gt;are aiming for a pact by next October.&lt;br/&gt; <text:s text:c="3"/>Wonnacott, an economics professor at the Univerity of&lt;br/&gt;Maryland, said an agreement should include:&lt;br/&gt; <text:s text:c="3"/>- Elimination of tariffs between the two countries, phased&lt;br/&gt;in over a five to 10-year period;&lt;br/&gt; <text:s text:c="3"/>- Equal access to federal government procurement in the two&lt;br/&gt;countries, replacing current &amp;quot;Buy America&amp;quot; and &amp;quot;Buy Canada&amp;quot;&lt;br/&gt;provisions with a &amp;quot;Buy North America&amp;quot; provision;&lt;br/&gt; <text:s text:c="3"/>- Fewer restrictions in trade in services, chiefly finance&lt;br/&gt;and transportation;&lt;br/&gt; <text:s text:c="3"/>- A commitment not to screen foreign investments in favor&lt;br/&gt;domestic producers;&lt;br/&gt; <text:s text:c="3"/>- A commission to resolve bilateral trade disputes.&lt;br/&gt; <text:s text:c="4"/>Wonnacott said that to resolve the subsidy problem, the&lt;br/&gt;two sides should permit export subsidies of exports of up to&lt;br/&gt;2.0 or 2.5 pct without imposing coutervailing duties.&lt;br/&gt; <text:s text:c="3"/>The limit on subsidies is now 0.5 pct.&lt;br/&gt; <text:s text:c="3"/>He proposed that any attempt to impose new duties to offset&lt;br/&gt;subsidies should go first a special disputes commission for&lt;br/&gt;resolution at an early stage.&lt;br/&gt; <text:s text:c="3"/>Wonnacott said &amp;quot;bilateral free trade would contribute to the&lt;br/&gt;efficiency of the North American economies and to their&lt;br/&gt;competitiveness in facing overseas producers.&lt;br/&gt; <text:s text:c="3"/>He said it would it would open U.S. markets to Canadian&lt;br/&gt;goods and enable them to benefit from the economies of mass&lt;br/&gt;production.&lt;br/&gt; <text:s text:c="3"/>Benefits to the United States would be fewer than those to&lt;br/&gt;Canada proportionately, he said, because of the already large&lt;br/&gt;U.S. gross national product.&lt;br/&gt; <text:s text:c="3"/>Wonnacott said also that a U.S.-Canada pact in such areas&lt;br/&gt;as export subsidies and the creation of a dispute commission&lt;br/&gt;could set an example for the current attempt by GATT to write&lt;br/&gt;new and more liberal global trading regulations.&lt;br/&gt; Reuter&lt;br/&gt;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 office:value-type="string">
            <text:p>Foreign trade of the Soviet Union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nice work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198];&quot;,&quot;;[.AC198];&quot;,&quot;; TEXT([.AK19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0UB2YU98JH729GAVRFJJ9IQZCMA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Y91XERSQV666UDMP3UH3WAVRCP19H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3:48 GMT 2012</text:p>
          </table:table-cell>
          <table:table-cell office:value-type="string">
            <text:p>Wed Oct 03 07:53:59 GMT 2012</text:p>
          </table:table-cell>
          <table:table-cell office:value-type="string">
            <text:p>Wed Oct 10 00:53:59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3078.txt</text:p>
          </table:table-cell>
          <table:table-cell office:value-type="string">
            <text:p>STUDY SAYS U.S., CANADA PACT WOULD SPUR ECONOMIES&lt;br/&gt;&lt;br/&gt; <text:s text:c="3"/>WASHINGTON, March 9 <text:s/>- A free trade pact between the United&lt;br/&gt;States and Canada could spur the economies of both sides&lt;br/&gt;substantially, according to a study released by the Institute&lt;br/&gt;for International Economics.&lt;br/&gt; <text:s text:c="3"/>The study, by Paul Wonnacott, said a successful conclusion&lt;br/&gt;to the free trade talks now under way could raise Canada&amp;apos;s&lt;br/&gt;gross national product by more than five pct and expand U.S.&lt;br/&gt;export&amp;apos;s by about seven pct.&lt;br/&gt; <text:s text:c="3"/>He said the pact could resolve the knotty issue of&lt;br/&gt;government subsidies, end curbs on trade in services and&lt;br/&gt;investments and pave the way for new global talks under the &lt;br/&gt;General Agreement on Tariffs and Trade.&lt;br/&gt; <text:s text:c="3"/>The United States and Canada - the world&amp;apos;s two biggest&lt;br/&gt;trading partners with cross border shipments of about 150&lt;br/&gt;billion dlrs a year - opened free trade talks last June. They&lt;br/&gt;are aiming for a pact by next October.&lt;br/&gt; <text:s text:c="3"/>Wonnacott, an economics professor at the Univerity of&lt;br/&gt;Maryland, said an agreement should include:&lt;br/&gt; <text:s text:c="3"/>- Elimination of tariffs between the two countries, phased&lt;br/&gt;in over a five to 10-year period;&lt;br/&gt; <text:s text:c="3"/>- Equal access to federal government procurement in the two&lt;br/&gt;countries, replacing current &amp;quot;Buy America&amp;quot; and &amp;quot;Buy Canada&amp;quot;&lt;br/&gt;provisions with a &amp;quot;Buy North America&amp;quot; provision;&lt;br/&gt; <text:s text:c="3"/>- Fewer restrictions in trade in services, chiefly finance&lt;br/&gt;and transportation;&lt;br/&gt; <text:s text:c="3"/>- A commitment not to screen foreign investments in favor&lt;br/&gt;domestic producers;&lt;br/&gt; <text:s text:c="3"/>- A commission to resolve bilateral trade disputes.&lt;br/&gt; <text:s text:c="4"/>Wonnacott said that to resolve the subsidy problem, the&lt;br/&gt;two sides should permit export subsidies of exports of up to&lt;br/&gt;2.0 or 2.5 pct without imposing coutervailing duties.&lt;br/&gt; <text:s text:c="3"/>The limit on subsidies is now 0.5 pct.&lt;br/&gt; <text:s text:c="3"/>He proposed that any attempt to impose new duties to offset&lt;br/&gt;subsidies should go first a special disputes commission for&lt;br/&gt;resolution at an early stage.&lt;br/&gt; <text:s text:c="3"/>Wonnacott said &amp;quot;bilateral free trade would contribute to the&lt;br/&gt;efficiency of the North American economies and to their&lt;br/&gt;competitiveness in facing overseas producers.&lt;br/&gt; <text:s text:c="3"/>He said it would it would open U.S. markets to Canadian&lt;br/&gt;goods and enable them to benefit from the economies of mass&lt;br/&gt;production.&lt;br/&gt; <text:s text:c="3"/>Benefits to the United States would be fewer than those to&lt;br/&gt;Canada proportionately, he said, because of the already large&lt;br/&gt;U.S. gross national product.&lt;br/&gt; <text:s text:c="3"/>Wonnacott said also that a U.S.-Canada pact in such areas&lt;br/&gt;as export subsidies and the creation of a dispute commission&lt;br/&gt;could set an example for the current attempt by GATT to write&lt;br/&gt;new and more liberal global trading regulations.&lt;br/&gt; Reuter&lt;br/&gt;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 office:value-type="string">
            <text:p>Foreign trade of the Soviet Union</text:p>
          </table:table-cell>
          <table:table-cell office:value-type="string">
            <text:p>http://en.wikipedia.org/wiki/Foreign_trade_of_the_Soviet_Un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9];&quot;,&quot;;[.AC199];&quot;,&quot;; TEXT([.AK199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73TVOK5UFJKAMCXOFZNYQS30M74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GGQ1SNQQ7Q6M9T6XU3NZ12TX6MS85</text:p>
          </table:table-cell>
          <table:table-cell office:value-type="string">
            <text:p>A2VM7CXPB0M1JO</text:p>
          </table:table-cell>
          <table:table-cell office:value-type="string">
            <text:p>Submitted</text:p>
          </table:table-cell>
          <table:table-cell office:value-type="string">
            <text:p>Wed Oct 03 08:50:28 GMT 2012</text:p>
          </table:table-cell>
          <table:table-cell office:value-type="string">
            <text:p>Wed Oct 03 08:50:36 GMT 2012</text:p>
          </table:table-cell>
          <table:table-cell office:value-type="string">
            <text:p>Wed Oct 10 01:50:36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2008.txt</text:p>
          </table:table-cell>
          <table:table-cell office:value-type="string">
            <text:p>CCC ACCEPTS BONUS BID ON SEMOLINA TO EGYPT&lt;br/&gt;&lt;br/&gt; <text:s text:c="3"/>WASHINGTON, March 5 - The Commodity Credit Corporation,&lt;br/&gt;CCC, has accepted a bid for an export bonus to cover a sale of&lt;br/&gt;2,000 tonnes of semolina to Egypt, the U.S. Agriculture&lt;br/&gt;Department said.&lt;br/&gt; <text:s text:c="3"/>The department said the bonus was 233.91 dlrs per tonne and&lt;br/&gt;was made to International Multifoods Corp. The bonus will be&lt;br/&gt;paid in the form of commodities from CCC stocks.&lt;br/&gt; <text:s text:c="3"/>The semolina is for shipment during June 1987, it said.&lt;br/&gt; <text:s text:c="3"/>An additional 13,000 tonnes of semolina are still available&lt;br/&gt;to Egypt under the Export Enhancement Program initiative&lt;br/&gt;announced on August 6, 1986, it said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Semolina</text:p>
          </table:table-cell>
          <table:table-cell office:value-type="string">
            <text:p>http://en.wikipedia.org/wiki/Semol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0];&quot;,&quot;;[.AC200];&quot;,&quot;; TEXT([.AK20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73TVOK5UFJKAMCXOFZNYQS30M74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HW6OQ1SNQQ75FV5CBHKKNR19N06QX</text:p>
          </table:table-cell>
          <table:table-cell office:value-type="string">
            <text:p>A2D62XIREOVCH7</text:p>
          </table:table-cell>
          <table:table-cell office:value-type="string">
            <text:p>Submitted</text:p>
          </table:table-cell>
          <table:table-cell office:value-type="string">
            <text:p>Wed Oct 03 05:38:58 GMT 2012</text:p>
          </table:table-cell>
          <table:table-cell office:value-type="string">
            <text:p>Wed Oct 03 05:39:16 GMT 2012</text:p>
          </table:table-cell>
          <table:table-cell office:value-type="string">
            <text:p>Tue Oct 09 22:39:16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2008.txt</text:p>
          </table:table-cell>
          <table:table-cell office:value-type="string">
            <text:p>CCC ACCEPTS BONUS BID ON SEMOLINA TO EGYPT&lt;br/&gt;&lt;br/&gt; <text:s text:c="3"/>WASHINGTON, March 5 - The Commodity Credit Corporation,&lt;br/&gt;CCC, has accepted a bid for an export bonus to cover a sale of&lt;br/&gt;2,000 tonnes of semolina to Egypt, the U.S. Agriculture&lt;br/&gt;Department said.&lt;br/&gt; <text:s text:c="3"/>The department said the bonus was 233.91 dlrs per tonne and&lt;br/&gt;was made to International Multifoods Corp. The bonus will be&lt;br/&gt;paid in the form of commodities from CCC stocks.&lt;br/&gt; <text:s text:c="3"/>The semolina is for shipment during June 1987, it said.&lt;br/&gt; <text:s text:c="3"/>An additional 13,000 tonnes of semolina are still available&lt;br/&gt;to Egypt under the Export Enhancement Program initiative&lt;br/&gt;announced on August 6, 1986, it said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Semolina</text:p>
          </table:table-cell>
          <table:table-cell office:value-type="string">
            <text:p>http://en.wikipedia.org/wiki/Semol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1];&quot;,&quot;;[.AC201];&quot;,&quot;; TEXT([.AK20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73TVOK5UFJKAMCXOFZNYQS30M74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M8W40SPW1IN1Q43XEA3VAB6I951E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4:59 GMT 2012</text:p>
          </table:table-cell>
          <table:table-cell office:value-type="string">
            <text:p>Wed Oct 03 07:55:06 GMT 2012</text:p>
          </table:table-cell>
          <table:table-cell office:value-type="string">
            <text:p>Wed Oct 10 00:55:06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2008.txt</text:p>
          </table:table-cell>
          <table:table-cell office:value-type="string">
            <text:p>CCC ACCEPTS BONUS BID ON SEMOLINA TO EGYPT&lt;br/&gt;&lt;br/&gt; <text:s text:c="3"/>WASHINGTON, March 5 - The Commodity Credit Corporation,&lt;br/&gt;CCC, has accepted a bid for an export bonus to cover a sale of&lt;br/&gt;2,000 tonnes of semolina to Egypt, the U.S. Agriculture&lt;br/&gt;Department said.&lt;br/&gt; <text:s text:c="3"/>The department said the bonus was 233.91 dlrs per tonne and&lt;br/&gt;was made to International Multifoods Corp. The bonus will be&lt;br/&gt;paid in the form of commodities from CCC stocks.&lt;br/&gt; <text:s text:c="3"/>The semolina is for shipment during June 1987, it said.&lt;br/&gt; <text:s text:c="3"/>An additional 13,000 tonnes of semolina are still available&lt;br/&gt;to Egypt under the Export Enhancement Program initiative&lt;br/&gt;announced on August 6, 1986, it said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Semolina</text:p>
          </table:table-cell>
          <table:table-cell office:value-type="string">
            <text:p>http://en.wikipedia.org/wiki/Semol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2];&quot;,&quot;;[.AC202];&quot;,&quot;; TEXT([.AK20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QP46OQ1SNQQMZUC7FSQSCNR3QMP5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JCQW618N46UCO0IBFOCMTNDZHDPN9</text:p>
          </table:table-cell>
          <table:table-cell office:value-type="string">
            <text:p>A329A7P6PGVBUI</text:p>
          </table:table-cell>
          <table:table-cell office:value-type="string">
            <text:p>Submitted</text:p>
          </table:table-cell>
          <table:table-cell office:value-type="string">
            <text:p>Wed Oct 03 08:31:44 GMT 2012</text:p>
          </table:table-cell>
          <table:table-cell office:value-type="string">
            <text:p>Wed Oct 03 08:31:58 GMT 2012</text:p>
          </table:table-cell>
          <table:table-cell office:value-type="string">
            <text:p>Wed Oct 10 01:31:58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grain/02044.txt</text:p>
          </table:table-cell>
          <table:table-cell office:value-type="string">
            <text:p>FRENCH FREE MARKET CEREAL EXPORT BIDS DETAILED&lt;br/&gt;&lt;br/&gt; <text:s text:c="3"/>PARIS, March 5 - French operators have requested licences&lt;br/&gt;to export 40,000 tonnes of free market feed wheat, 32,500&lt;br/&gt;tonnes of soft bread wheat, 375,000 tonnes of barley and&lt;br/&gt;465,000 tonnes of maize at today&amp;apos;s European Community tender,&lt;br/&gt;trade sources here said.&lt;br/&gt; <text:s text:c="3"/>Rebates requested ranged between 134 and 136.50 European&lt;br/&gt;currency units (Ecus) a tonne for the feed wheat, 137.39 and&lt;br/&gt;141.50 Ecus a tonne for the bread wheat, 137.93 and 142.95 Ecus&lt;br/&gt;for the barley and 133.75 and 140.25 Ecus for the maize.&lt;br/&gt; Reuter&lt;br/&gt;</text:p>
          </table:table-cell>
          <table:table-cell office:value-type="string">
            <text:p>Sucrose</text:p>
          </table:table-cell>
          <table:table-cell office:value-type="string">
            <text:p>http://en.wikipedia.org/wiki/Sucrose</text:p>
          </table:table-cell>
          <table:table-cell office:value-type="string">
            <text:p>Lake Eleanor</text:p>
          </table:table-cell>
          <table:table-cell office:value-type="string">
            <text:p>http://en.wikipedia.org/wiki/Lake_Elean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3];&quot;,&quot;;[.AC203];&quot;,&quot;; TEXT([.AK203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QP46OQ1SNQQMZUC7FSQSCNR3QMP5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LVQ39Z0B6UT3FH9L5JT3RKGWQBXM4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4:39 GMT 2012</text:p>
          </table:table-cell>
          <table:table-cell office:value-type="string">
            <text:p>Wed Oct 03 08:04:48 GMT 2012</text:p>
          </table:table-cell>
          <table:table-cell office:value-type="string">
            <text:p>Wed Oct 10 01:04:48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grain/02044.txt</text:p>
          </table:table-cell>
          <table:table-cell office:value-type="string">
            <text:p>FRENCH FREE MARKET CEREAL EXPORT BIDS DETAILED&lt;br/&gt;&lt;br/&gt; <text:s text:c="3"/>PARIS, March 5 - French operators have requested licences&lt;br/&gt;to export 40,000 tonnes of free market feed wheat, 32,500&lt;br/&gt;tonnes of soft bread wheat, 375,000 tonnes of barley and&lt;br/&gt;465,000 tonnes of maize at today&amp;apos;s European Community tender,&lt;br/&gt;trade sources here said.&lt;br/&gt; <text:s text:c="3"/>Rebates requested ranged between 134 and 136.50 European&lt;br/&gt;currency units (Ecus) a tonne for the feed wheat, 137.39 and&lt;br/&gt;141.50 Ecus a tonne for the bread wheat, 137.93 and 142.95 Ecus&lt;br/&gt;for the barley and 133.75 and 140.25 Ecus for the maize.&lt;br/&gt; Reuter&lt;br/&gt;</text:p>
          </table:table-cell>
          <table:table-cell office:value-type="string">
            <text:p>Sucrose</text:p>
          </table:table-cell>
          <table:table-cell office:value-type="string">
            <text:p>http://en.wikipedia.org/wiki/Sucrose</text:p>
          </table:table-cell>
          <table:table-cell office:value-type="string">
            <text:p>Lake Eleanor</text:p>
          </table:table-cell>
          <table:table-cell office:value-type="string">
            <text:p>http://en.wikipedia.org/wiki/Lake_Elean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4];&quot;,&quot;;[.AC204];&quot;,&quot;; TEXT([.AK204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QP46OQ1SNQQMZUC7FSQSCNR3QMP5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LYBFMFFOYYI8AHOMN7E0C0R4Q8ZM2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40:54 GMT 2012</text:p>
          </table:table-cell>
          <table:table-cell office:value-type="string">
            <text:p>Wed Oct 03 07:41:06 GMT 2012</text:p>
          </table:table-cell>
          <table:table-cell office:value-type="string">
            <text:p>Wed Oct 10 00:41:06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grain/02044.txt</text:p>
          </table:table-cell>
          <table:table-cell office:value-type="string">
            <text:p>FRENCH FREE MARKET CEREAL EXPORT BIDS DETAILED&lt;br/&gt;&lt;br/&gt; <text:s text:c="3"/>PARIS, March 5 - French operators have requested licences&lt;br/&gt;to export 40,000 tonnes of free market feed wheat, 32,500&lt;br/&gt;tonnes of soft bread wheat, 375,000 tonnes of barley and&lt;br/&gt;465,000 tonnes of maize at today&amp;apos;s European Community tender,&lt;br/&gt;trade sources here said.&lt;br/&gt; <text:s text:c="3"/>Rebates requested ranged between 134 and 136.50 European&lt;br/&gt;currency units (Ecus) a tonne for the feed wheat, 137.39 and&lt;br/&gt;141.50 Ecus a tonne for the bread wheat, 137.93 and 142.95 Ecus&lt;br/&gt;for the barley and 133.75 and 140.25 Ecus for the maize.&lt;br/&gt; Reuter&lt;br/&gt;</text:p>
          </table:table-cell>
          <table:table-cell office:value-type="string">
            <text:p>Sucrose</text:p>
          </table:table-cell>
          <table:table-cell office:value-type="string">
            <text:p>http://en.wikipedia.org/wiki/Sucrose</text:p>
          </table:table-cell>
          <table:table-cell office:value-type="string">
            <text:p>Lake Eleanor</text:p>
          </table:table-cell>
          <table:table-cell office:value-type="string">
            <text:p>http://en.wikipedia.org/wiki/Lake_Eleano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5];&quot;,&quot;;[.AC205];&quot;,&quot;; TEXT([.AK205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YXL42J1LY58QGQCTA9GNKHD3URP4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2TCSTMOFXRD7D6H8OPDVXJFTVJQT0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8:45 GMT 2012</text:p>
          </table:table-cell>
          <table:table-cell office:value-type="string">
            <text:p>Wed Oct 03 07:48:56 GMT 2012</text:p>
          </table:table-cell>
          <table:table-cell office:value-type="string">
            <text:p>Wed Oct 10 00:48:56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terest/12846.txt</text:p>
          </table:table-cell>
          <table:table-cell office:value-type="string">
            <text:p>AVERAGE DISCOUNT RATE AT UK BILL TENDER 9.5195 PCT&lt;br/&gt;&lt;br/&gt; <text:s text:c="3"/>LONDON, April 3 - The average rate of discount at today&amp;apos;s&lt;br/&gt;U.K. Treasury bill tender rose to 9.5195 pct from 9.3157 pct&lt;br/&gt;last week, the Bank of England said.&lt;br/&gt; <text:s text:c="3"/>This week&amp;apos;s 100 mln stg offer of 91-day bills met&lt;br/&gt;applications of 327 mln stg, the bank said.&lt;br/&gt; <text:s text:c="3"/>Applications for bills dated Monday to Friday at the top&lt;br/&gt;accepted rate of discount of 9.5261 pct were allotted about 81&lt;br/&gt;pct.&lt;br/&gt; <text:s text:c="3"/>Next week 100 mln stg of Treasury bills will be offered,&lt;br/&gt;replacing 100 mln stg of maturities.&lt;br/&gt; REUTER&lt;br/&gt;</text:p>
          </table:table-cell>
          <table:table-cell office:value-type="string">
            <text:p>Copacabana</text:p>
          </table:table-cell>
          <table:table-cell office:value-type="string">
            <text:p>http://en.wikipedia.org/wiki/Copacabana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6];&quot;,&quot;;[.AC206];&quot;,&quot;; TEXT([.AK206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YXL42J1LY58QGQCTA9GNKHD3URP4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NRKPFE4EGDHSVQASI99VZW6O8N8IW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48:24 GMT 2012</text:p>
          </table:table-cell>
          <table:table-cell office:value-type="string">
            <text:p>Wed Oct 03 09:50:10 GMT 2012</text:p>
          </table:table-cell>
          <table:table-cell office:value-type="string">
            <text:p>Wed Oct 10 02:50:10 PDT 2012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terest/12846.txt</text:p>
          </table:table-cell>
          <table:table-cell office:value-type="string">
            <text:p>AVERAGE DISCOUNT RATE AT UK BILL TENDER 9.5195 PCT&lt;br/&gt;&lt;br/&gt; <text:s text:c="3"/>LONDON, April 3 - The average rate of discount at today&amp;apos;s&lt;br/&gt;U.K. Treasury bill tender rose to 9.5195 pct from 9.3157 pct&lt;br/&gt;last week, the Bank of England said.&lt;br/&gt; <text:s text:c="3"/>This week&amp;apos;s 100 mln stg offer of 91-day bills met&lt;br/&gt;applications of 327 mln stg, the bank said.&lt;br/&gt; <text:s text:c="3"/>Applications for bills dated Monday to Friday at the top&lt;br/&gt;accepted rate of discount of 9.5261 pct were allotted about 81&lt;br/&gt;pct.&lt;br/&gt; <text:s text:c="3"/>Next week 100 mln stg of Treasury bills will be offered,&lt;br/&gt;replacing 100 mln stg of maturities.&lt;br/&gt; REUTER&lt;br/&gt;</text:p>
          </table:table-cell>
          <table:table-cell office:value-type="string">
            <text:p>Copacabana</text:p>
          </table:table-cell>
          <table:table-cell office:value-type="string">
            <text:p>http://en.wikipedia.org/wiki/Copacabana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 office:value-type="string">
            <text:p>my option is Label 2. But the only related thing is currenc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207];&quot;,&quot;;[.AC207];&quot;,&quot;; TEXT([.AK207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YXL42J1LY58QGQCTA9GNKHD3URP4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R08MQU6L5OBAL66Y7O4IIJFEAFWDU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3:40 GMT 2012</text:p>
          </table:table-cell>
          <table:table-cell office:value-type="string">
            <text:p>Wed Oct 03 09:13:44 GMT 2012</text:p>
          </table:table-cell>
          <table:table-cell office:value-type="string">
            <text:p>Wed Oct 10 02:13:4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interest/12846.txt</text:p>
          </table:table-cell>
          <table:table-cell office:value-type="string">
            <text:p>AVERAGE DISCOUNT RATE AT UK BILL TENDER 9.5195 PCT&lt;br/&gt;&lt;br/&gt; <text:s text:c="3"/>LONDON, April 3 - The average rate of discount at today&amp;apos;s&lt;br/&gt;U.K. Treasury bill tender rose to 9.5195 pct from 9.3157 pct&lt;br/&gt;last week, the Bank of England said.&lt;br/&gt; <text:s text:c="3"/>This week&amp;apos;s 100 mln stg offer of 91-day bills met&lt;br/&gt;applications of 327 mln stg, the bank said.&lt;br/&gt; <text:s text:c="3"/>Applications for bills dated Monday to Friday at the top&lt;br/&gt;accepted rate of discount of 9.5261 pct were allotted about 81&lt;br/&gt;pct.&lt;br/&gt; <text:s text:c="3"/>Next week 100 mln stg of Treasury bills will be offered,&lt;br/&gt;replacing 100 mln stg of maturities.&lt;br/&gt; REUTER&lt;br/&gt;</text:p>
          </table:table-cell>
          <table:table-cell office:value-type="string">
            <text:p>Copacabana</text:p>
          </table:table-cell>
          <table:table-cell office:value-type="string">
            <text:p>http://en.wikipedia.org/wiki/Copacabana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8];&quot;,&quot;;[.AC208];&quot;,&quot;; TEXT([.AK208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J1ENLVWJ5OPQ9M0N9ZYUWB7GD31T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97YQS1CSTMOU6FIZE9C9EYDUR1PM7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41:46 GMT 2012</text:p>
          </table:table-cell>
          <table:table-cell office:value-type="string">
            <text:p>Wed Oct 03 07:42:02 GMT 2012</text:p>
          </table:table-cell>
          <table:table-cell office:value-type="string">
            <text:p>Wed Oct 10 00:42:02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888.txt</text:p>
          </table:table-cell>
          <table:table-cell office:value-type="string">
            <text:p>SOSNOFF ENDS PRATT &amp;lt;PRAT&amp;gt;/SOUTHMARK &amp;lt;SM&amp;gt; DEAL&lt;br/&gt;&lt;br/&gt; <text:s text:c="3"/>NEW YORK, April 1 - Investor Martin T. Sosnoff said&lt;br/&gt;Southmark Corp and affiliate Pratt Hotels Corp have ended talks&lt;br/&gt;with his MTS Acquisition Corp on a possible joint venture for&lt;br/&gt;the acquisition of Caesars World Inc.&lt;br/&gt; <text:s text:c="3"/>Sosnoff said the talks had not been actively pursued since&lt;br/&gt;they were announced March 20, but it had been agreed that&lt;br/&gt;unless the discussions were formally terminated, Pratt and&lt;br/&gt;Southmark would not initiate a competing tender offer for&lt;br/&gt;Caesars World or take any other action that would hamper&lt;br/&gt;Sosnoff&amp;apos;s current offer to acquire all Caesars shares he does&lt;br/&gt;not now own for 28 dlrs each.&lt;br/&gt; <text:s text:c="3"/>Sosnoff said his 28 dlr per share bid for Caesars, which is&lt;br/&gt;scheduled to expire May 15, still stands, and he remains&lt;br/&gt;receptive to negotiating a transaction to buy Caesars on&lt;br/&gt;friendly terms.&lt;br/&gt; <text:s text:c="3"/>Pratt recently made an apparently unsuccessful bid to&lt;br/&gt;acquire control of Resorts International Inc &amp;lt;RTB&amp;gt;, seeming to&lt;br/&gt;lose out to Donald Trump.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Caesars</text:p>
          </table:table-cell>
          <table:table-cell office:value-type="string">
            <text:p>http://en.wikipedia.org/wiki/Caesa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9];&quot;,&quot;;[.AC209];&quot;,&quot;; TEXT([.AK20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1ENLVWJ5OPQ9M0N9ZYUWB7GD31T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IEQU6L5OBVCXAF24E1IRF7G1VWYF7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32 GMT 2012</text:p>
          </table:table-cell>
          <table:table-cell office:value-type="string">
            <text:p>Wed Oct 03 09:28:35 GMT 2012</text:p>
          </table:table-cell>
          <table:table-cell office:value-type="string">
            <text:p>Wed Oct 10 02:28:35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888.txt</text:p>
          </table:table-cell>
          <table:table-cell office:value-type="string">
            <text:p>SOSNOFF ENDS PRATT &amp;lt;PRAT&amp;gt;/SOUTHMARK &amp;lt;SM&amp;gt; DEAL&lt;br/&gt;&lt;br/&gt; <text:s text:c="3"/>NEW YORK, April 1 - Investor Martin T. Sosnoff said&lt;br/&gt;Southmark Corp and affiliate Pratt Hotels Corp have ended talks&lt;br/&gt;with his MTS Acquisition Corp on a possible joint venture for&lt;br/&gt;the acquisition of Caesars World Inc.&lt;br/&gt; <text:s text:c="3"/>Sosnoff said the talks had not been actively pursued since&lt;br/&gt;they were announced March 20, but it had been agreed that&lt;br/&gt;unless the discussions were formally terminated, Pratt and&lt;br/&gt;Southmark would not initiate a competing tender offer for&lt;br/&gt;Caesars World or take any other action that would hamper&lt;br/&gt;Sosnoff&amp;apos;s current offer to acquire all Caesars shares he does&lt;br/&gt;not now own for 28 dlrs each.&lt;br/&gt; <text:s text:c="3"/>Sosnoff said his 28 dlr per share bid for Caesars, which is&lt;br/&gt;scheduled to expire May 15, still stands, and he remains&lt;br/&gt;receptive to negotiating a transaction to buy Caesars on&lt;br/&gt;friendly terms.&lt;br/&gt; <text:s text:c="3"/>Pratt recently made an apparently unsuccessful bid to&lt;br/&gt;acquire control of Resorts International Inc &amp;lt;RTB&amp;gt;, seeming to&lt;br/&gt;lose out to Donald Trump.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Caesars</text:p>
          </table:table-cell>
          <table:table-cell office:value-type="string">
            <text:p>http://en.wikipedia.org/wiki/Caesa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0];&quot;,&quot;;[.AC210];&quot;,&quot;; TEXT([.AK21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1ENLVWJ5OPQ9M0N9ZYUWB7GD31T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UFQY2RCJK63E428O1RK2IAQGD85UY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3:05 GMT 2012</text:p>
          </table:table-cell>
          <table:table-cell office:value-type="string">
            <text:p>Wed Oct 03 09:23:21 GMT 2012</text:p>
          </table:table-cell>
          <table:table-cell office:value-type="string">
            <text:p>Wed Oct 10 02:23:21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888.txt</text:p>
          </table:table-cell>
          <table:table-cell office:value-type="string">
            <text:p>SOSNOFF ENDS PRATT &amp;lt;PRAT&amp;gt;/SOUTHMARK &amp;lt;SM&amp;gt; DEAL&lt;br/&gt;&lt;br/&gt; <text:s text:c="3"/>NEW YORK, April 1 - Investor Martin T. Sosnoff said&lt;br/&gt;Southmark Corp and affiliate Pratt Hotels Corp have ended talks&lt;br/&gt;with his MTS Acquisition Corp on a possible joint venture for&lt;br/&gt;the acquisition of Caesars World Inc.&lt;br/&gt; <text:s text:c="3"/>Sosnoff said the talks had not been actively pursued since&lt;br/&gt;they were announced March 20, but it had been agreed that&lt;br/&gt;unless the discussions were formally terminated, Pratt and&lt;br/&gt;Southmark would not initiate a competing tender offer for&lt;br/&gt;Caesars World or take any other action that would hamper&lt;br/&gt;Sosnoff&amp;apos;s current offer to acquire all Caesars shares he does&lt;br/&gt;not now own for 28 dlrs each.&lt;br/&gt; <text:s text:c="3"/>Sosnoff said his 28 dlr per share bid for Caesars, which is&lt;br/&gt;scheduled to expire May 15, still stands, and he remains&lt;br/&gt;receptive to negotiating a transaction to buy Caesars on&lt;br/&gt;friendly terms.&lt;br/&gt; <text:s text:c="3"/>Pratt recently made an apparently unsuccessful bid to&lt;br/&gt;acquire control of Resorts International Inc &amp;lt;RTB&amp;gt;, seeming to&lt;br/&gt;lose out to Donald Trump.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Caesars</text:p>
          </table:table-cell>
          <table:table-cell office:value-type="string">
            <text:p>http://en.wikipedia.org/wiki/Caesa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1];&quot;,&quot;;[.AC211];&quot;,&quot;; TEXT([.AK21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DYKCCVLL3CAICAMHZH4K9NQWVQX7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49YW2GTP9RAM1T1TBX96SOFEU6OTV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7:07 GMT 2012</text:p>
          </table:table-cell>
          <table:table-cell office:value-type="string">
            <text:p>Wed Oct 03 09:47:38 GMT 2012</text:p>
          </table:table-cell>
          <table:table-cell office:value-type="string">
            <text:p>Wed Oct 10 02:47:38 PDT 2012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iron-steel/17155.txt</text:p>
          </table:table-cell>
          <table:table-cell office:value-type="string">
            <text:p>SPAIN APPROVES AID FUNDS FOR STEEL INDUSTRY&lt;br/&gt;&lt;br/&gt; <text:s text:c="3"/>MADRID, April 24 - The Spanish cabinet agreed a 223.33&lt;br/&gt;billion peseta aid package for the steel industry to restore&lt;br/&gt;the sector to profitability by 1989, Industry Minister Luis&lt;br/&gt;Carlos Croissier said.&lt;br/&gt; <text:s text:c="3"/>He told reporters at a news conference the money would be&lt;br/&gt;shared among four state and privately-owned mills, which now&lt;br/&gt;operate at a loss.&lt;br/&gt; <text:s text:c="3"/>The funds will be used to help modernise the industry,&lt;br/&gt;increase productivity and cut production to 17.5 mln tonnes a&lt;br/&gt;year from a current capacity of 18.2 mln tonnes.&lt;br/&gt; Reuter&lt;br/&gt;</text:p>
          </table:table-cell>
          <table:table-cell office:value-type="string">
            <text:p>Angerstein collection</text:p>
          </table:table-cell>
          <table:table-cell office:value-type="string">
            <text:p>http://en.wikipedia.org/wiki/Angerstein_collection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2];&quot;,&quot;;[.AC212];&quot;,&quot;; TEXT([.AK212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DYKCCVLL3CAICAMHZH4K9NQWVQX7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CXL8I9NZW6HT8UTLEHWFT86GAHVL1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5:48 GMT 2012</text:p>
          </table:table-cell>
          <table:table-cell office:value-type="string">
            <text:p>Wed Oct 03 09:46:10 GMT 2012</text:p>
          </table:table-cell>
          <table:table-cell office:value-type="string">
            <text:p>Wed Oct 10 02:46:10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iron-steel/17155.txt</text:p>
          </table:table-cell>
          <table:table-cell office:value-type="string">
            <text:p>SPAIN APPROVES AID FUNDS FOR STEEL INDUSTRY&lt;br/&gt;&lt;br/&gt; <text:s text:c="3"/>MADRID, April 24 - The Spanish cabinet agreed a 223.33&lt;br/&gt;billion peseta aid package for the steel industry to restore&lt;br/&gt;the sector to profitability by 1989, Industry Minister Luis&lt;br/&gt;Carlos Croissier said.&lt;br/&gt; <text:s text:c="3"/>He told reporters at a news conference the money would be&lt;br/&gt;shared among four state and privately-owned mills, which now&lt;br/&gt;operate at a loss.&lt;br/&gt; <text:s text:c="3"/>The funds will be used to help modernise the industry,&lt;br/&gt;increase productivity and cut production to 17.5 mln tonnes a&lt;br/&gt;year from a current capacity of 18.2 mln tonnes.&lt;br/&gt; Reuter&lt;br/&gt;</text:p>
          </table:table-cell>
          <table:table-cell office:value-type="string">
            <text:p>Angerstein collection</text:p>
          </table:table-cell>
          <table:table-cell office:value-type="string">
            <text:p>http://en.wikipedia.org/wiki/Angerstein_collection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3];&quot;,&quot;;[.AC213];&quot;,&quot;; TEXT([.AK213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DYKCCVLL3CAICAMHZH4K9NQWVQX7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SFMHGYQ4J3NPKUGMW6FWYYI0VBNAP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1:20 GMT 2012</text:p>
          </table:table-cell>
          <table:table-cell office:value-type="string">
            <text:p>Wed Oct 03 07:51:34 GMT 2012</text:p>
          </table:table-cell>
          <table:table-cell office:value-type="string">
            <text:p>Wed Oct 10 00:51:34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iron-steel/17155.txt</text:p>
          </table:table-cell>
          <table:table-cell office:value-type="string">
            <text:p>SPAIN APPROVES AID FUNDS FOR STEEL INDUSTRY&lt;br/&gt;&lt;br/&gt; <text:s text:c="3"/>MADRID, April 24 - The Spanish cabinet agreed a 223.33&lt;br/&gt;billion peseta aid package for the steel industry to restore&lt;br/&gt;the sector to profitability by 1989, Industry Minister Luis&lt;br/&gt;Carlos Croissier said.&lt;br/&gt; <text:s text:c="3"/>He told reporters at a news conference the money would be&lt;br/&gt;shared among four state and privately-owned mills, which now&lt;br/&gt;operate at a loss.&lt;br/&gt; <text:s text:c="3"/>The funds will be used to help modernise the industry,&lt;br/&gt;increase productivity and cut production to 17.5 mln tonnes a&lt;br/&gt;year from a current capacity of 18.2 mln tonnes.&lt;br/&gt; Reuter&lt;br/&gt;</text:p>
          </table:table-cell>
          <table:table-cell office:value-type="string">
            <text:p>Angerstein collection</text:p>
          </table:table-cell>
          <table:table-cell office:value-type="string">
            <text:p>http://en.wikipedia.org/wiki/Angerstein_collection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4];&quot;,&quot;;[.AC214];&quot;,&quot;; TEXT([.AK214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FKRCJK63ZVEIQF5R49AY9JL7FWX8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6TINMHGYQ4JIWYGDL6MNFOY5CG8L9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3:37 GMT 2012</text:p>
          </table:table-cell>
          <table:table-cell office:value-type="string">
            <text:p>Wed Oct 03 09:23:48 GMT 2012</text:p>
          </table:table-cell>
          <table:table-cell office:value-type="string">
            <text:p>Wed Oct 10 02:23:48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2856.txt</text:p>
          </table:table-cell>
          <table:table-cell office:value-type="string">
            <text:p>FOXBORO CO &amp;lt;FOX&amp;gt; 4TH QTR LOSS&lt;br/&gt;&lt;br/&gt; <text:s text:c="3"/>FOXBORO, Mass., March 6 - &lt;br/&gt; <text:s text:c="3"/>Oper shr loss one ct vs loss 2.65 dlrs&lt;br/&gt; <text:s text:c="3"/>Oper net loss 100,000 vs loss 32.7 mln&lt;br/&gt; <text:s text:c="3"/>Revs 142.3 mln vs 168.8 mln&lt;br/&gt; <text:s text:c="3"/>12 mths&lt;br/&gt; <text:s text:c="3"/>Oper shr profit 57 cts vs loss 2.76 dlrs&lt;br/&gt; <text:s text:c="3"/>Oper net profit 7,072,000 vs loss 34.2 mln&lt;br/&gt; <text:s text:c="3"/>Revs 544.0 mln vs 572.2 mln&lt;br/&gt; <text:s text:c="3"/>Note: 1986 oper net excludes tax credits of 2,149,000 dlrs&lt;br/&gt;for qtr and 2,200,000 dlrs for 12 mths. Includes restructuring&lt;br/&gt;charges of 120 mln dlrs for qtr, 527 mln dlrs for 12 mths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5];&quot;,&quot;;[.AC215];&quot;,&quot;; TEXT([.AK21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FKRCJK63ZVEIQF5R49AY9JL7FWX8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H957DZKPFE4TP1MKWT5T8I9UTFE4H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2:59 GMT 2012</text:p>
          </table:table-cell>
          <table:table-cell office:value-type="string">
            <text:p>Wed Oct 03 07:53:05 GMT 2012</text:p>
          </table:table-cell>
          <table:table-cell office:value-type="string">
            <text:p>Wed Oct 10 00:53:05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2856.txt</text:p>
          </table:table-cell>
          <table:table-cell office:value-type="string">
            <text:p>FOXBORO CO &amp;lt;FOX&amp;gt; 4TH QTR LOSS&lt;br/&gt;&lt;br/&gt; <text:s text:c="3"/>FOXBORO, Mass., March 6 - &lt;br/&gt; <text:s text:c="3"/>Oper shr loss one ct vs loss 2.65 dlrs&lt;br/&gt; <text:s text:c="3"/>Oper net loss 100,000 vs loss 32.7 mln&lt;br/&gt; <text:s text:c="3"/>Revs 142.3 mln vs 168.8 mln&lt;br/&gt; <text:s text:c="3"/>12 mths&lt;br/&gt; <text:s text:c="3"/>Oper shr profit 57 cts vs loss 2.76 dlrs&lt;br/&gt; <text:s text:c="3"/>Oper net profit 7,072,000 vs loss 34.2 mln&lt;br/&gt; <text:s text:c="3"/>Revs 544.0 mln vs 572.2 mln&lt;br/&gt; <text:s text:c="3"/>Note: 1986 oper net excludes tax credits of 2,149,000 dlrs&lt;br/&gt;for qtr and 2,200,000 dlrs for 12 mths. Includes restructuring&lt;br/&gt;charges of 120 mln dlrs for qtr, 527 mln dlrs for 12 mths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6];&quot;,&quot;;[.AC216];&quot;,&quot;; TEXT([.AK21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FKRCJK63ZVEIQF5R49AY9JL7FWX8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I3727M0IGFKWMPB5PJVN4VIVOKZEG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18 GMT 2012</text:p>
          </table:table-cell>
          <table:table-cell office:value-type="string">
            <text:p>Wed Oct 03 09:14:23 GMT 2012</text:p>
          </table:table-cell>
          <table:table-cell office:value-type="string">
            <text:p>Wed Oct 10 02:14:23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2856.txt</text:p>
          </table:table-cell>
          <table:table-cell office:value-type="string">
            <text:p>FOXBORO CO &amp;lt;FOX&amp;gt; 4TH QTR LOSS&lt;br/&gt;&lt;br/&gt; <text:s text:c="3"/>FOXBORO, Mass., March 6 - &lt;br/&gt; <text:s text:c="3"/>Oper shr loss one ct vs loss 2.65 dlrs&lt;br/&gt; <text:s text:c="3"/>Oper net loss 100,000 vs loss 32.7 mln&lt;br/&gt; <text:s text:c="3"/>Revs 142.3 mln vs 168.8 mln&lt;br/&gt; <text:s text:c="3"/>12 mths&lt;br/&gt; <text:s text:c="3"/>Oper shr profit 57 cts vs loss 2.76 dlrs&lt;br/&gt; <text:s text:c="3"/>Oper net profit 7,072,000 vs loss 34.2 mln&lt;br/&gt; <text:s text:c="3"/>Revs 544.0 mln vs 572.2 mln&lt;br/&gt; <text:s text:c="3"/>Note: 1986 oper net excludes tax credits of 2,149,000 dlrs&lt;br/&gt;for qtr and 2,200,000 dlrs for 12 mths. Includes restructuring&lt;br/&gt;charges of 120 mln dlrs for qtr, 527 mln dlrs for 12 mths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7];&quot;,&quot;;[.AC217];&quot;,&quot;; TEXT([.AK21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ECYT3DHJHP4QM1PNEP8ZSX9ZRA1U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0NJ8EBDPGFLL40U390RVDWIVPP1GD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2:37 GMT 2012</text:p>
          </table:table-cell>
          <table:table-cell office:value-type="string">
            <text:p>Wed Oct 03 09:52:46 GMT 2012</text:p>
          </table:table-cell>
          <table:table-cell office:value-type="string">
            <text:p>Wed Oct 10 02:52:46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7513.txt</text:p>
          </table:table-cell>
          <table:table-cell office:value-type="string">
            <text:p>ENTERTAINMENT MAKES BUYOUT OFFER TO CRAZY EDDIE&lt;br/&gt;&lt;br/&gt; <text:s text:c="3"/>HOUSTON, Texas, June 1 - Entertainment Marketing Inc &amp;lt;EM&amp;gt;&lt;br/&gt;said it has made an offer to the board of Crazy Eddie Inc to&lt;br/&gt;acquire all outstanding shares of Crazy Eddie Inc for eight&lt;br/&gt;dlrs a share in cash.&lt;br/&gt; <text:s text:c="3"/>Entertainment said the offer would be conducted through a&lt;br/&gt;negotiated merger with a new corporation to be formed by&lt;br/&gt;Entertainment Marketing.&lt;br/&gt; <text:s text:c="3"/>Entertaiment said it has requested an early meeting with&lt;br/&gt;Crazy Eddie Inc&amp;apos;s board and that it has committed 50 mln dlrs&lt;br/&gt;toward the purchase of the shares including those already&lt;br/&gt;purchased.&lt;br/&gt; <text:s text:c="2"/>&lt;br/&gt; <text:s text:c="3"/>The company also said it has retained Dean Witter Reynolds&lt;br/&gt;Inc to assist in raising the balance of the financing.&lt;br/&gt; <text:s text:c="3"/>According to Entertainment, its company and its chairman&lt;br/&gt;own about 4.3 pct of Crazy Eddie&amp;apos;s currently outstanding&lt;br/&gt;shares.&lt;br/&gt; <text:s text:c="3"/>Additionally, the company said it is willing to negotiate&lt;br/&gt;all aspects of its offer and is willing to consider a&lt;br/&gt;transaction which would be tax free to Crazy Eddie&amp;apos;s&lt;br/&gt;shareholders.&lt;br/&gt; Reuter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Crazy Eddie</text:p>
          </table:table-cell>
          <table:table-cell office:value-type="string">
            <text:p>http://en.wikipedia.org/wiki/Crazy_Eddi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8];&quot;,&quot;;[.AC218];&quot;,&quot;; TEXT([.AK21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ECYT3DHJHP4QM1PNEP8ZSX9ZRA1U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GP3YOCCF0CPKTLU0SEIQXYGBJ9TSX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51:39 GMT 2012</text:p>
          </table:table-cell>
          <table:table-cell office:value-type="string">
            <text:p>Wed Oct 03 09:52:10 GMT 2012</text:p>
          </table:table-cell>
          <table:table-cell office:value-type="string">
            <text:p>Wed Oct 10 02:52:10 PDT 2012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7513.txt</text:p>
          </table:table-cell>
          <table:table-cell office:value-type="string">
            <text:p>ENTERTAINMENT MAKES BUYOUT OFFER TO CRAZY EDDIE&lt;br/&gt;&lt;br/&gt; <text:s text:c="3"/>HOUSTON, Texas, June 1 - Entertainment Marketing Inc &amp;lt;EM&amp;gt;&lt;br/&gt;said it has made an offer to the board of Crazy Eddie Inc to&lt;br/&gt;acquire all outstanding shares of Crazy Eddie Inc for eight&lt;br/&gt;dlrs a share in cash.&lt;br/&gt; <text:s text:c="3"/>Entertainment said the offer would be conducted through a&lt;br/&gt;negotiated merger with a new corporation to be formed by&lt;br/&gt;Entertainment Marketing.&lt;br/&gt; <text:s text:c="3"/>Entertaiment said it has requested an early meeting with&lt;br/&gt;Crazy Eddie Inc&amp;apos;s board and that it has committed 50 mln dlrs&lt;br/&gt;toward the purchase of the shares including those already&lt;br/&gt;purchased.&lt;br/&gt; <text:s text:c="2"/>&lt;br/&gt; <text:s text:c="3"/>The company also said it has retained Dean Witter Reynolds&lt;br/&gt;Inc to assist in raising the balance of the financing.&lt;br/&gt; <text:s text:c="3"/>According to Entertainment, its company and its chairman&lt;br/&gt;own about 4.3 pct of Crazy Eddie&amp;apos;s currently outstanding&lt;br/&gt;shares.&lt;br/&gt; <text:s text:c="3"/>Additionally, the company said it is willing to negotiate&lt;br/&gt;all aspects of its offer and is willing to consider a&lt;br/&gt;transaction which would be tax free to Crazy Eddie&amp;apos;s&lt;br/&gt;shareholders.&lt;br/&gt; Reuter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Crazy Eddie</text:p>
          </table:table-cell>
          <table:table-cell office:value-type="string">
            <text:p>http://en.wikipedia.org/wiki/Crazy_Eddi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9];&quot;,&quot;;[.AC219];&quot;,&quot;; TEXT([.AK21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ECYT3DHJHP4QM1PNEP8ZSX9ZRA1U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QB2D21O3W5XW97UW292SYEPSM89FQ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6:05 GMT 2012</text:p>
          </table:table-cell>
          <table:table-cell office:value-type="string">
            <text:p>Wed Oct 03 07:56:41 GMT 2012</text:p>
          </table:table-cell>
          <table:table-cell office:value-type="string">
            <text:p>Wed Oct 10 00:56:41 PDT 201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7513.txt</text:p>
          </table:table-cell>
          <table:table-cell office:value-type="string">
            <text:p>ENTERTAINMENT MAKES BUYOUT OFFER TO CRAZY EDDIE&lt;br/&gt;&lt;br/&gt; <text:s text:c="3"/>HOUSTON, Texas, June 1 - Entertainment Marketing Inc &amp;lt;EM&amp;gt;&lt;br/&gt;said it has made an offer to the board of Crazy Eddie Inc to&lt;br/&gt;acquire all outstanding shares of Crazy Eddie Inc for eight&lt;br/&gt;dlrs a share in cash.&lt;br/&gt; <text:s text:c="3"/>Entertainment said the offer would be conducted through a&lt;br/&gt;negotiated merger with a new corporation to be formed by&lt;br/&gt;Entertainment Marketing.&lt;br/&gt; <text:s text:c="3"/>Entertaiment said it has requested an early meeting with&lt;br/&gt;Crazy Eddie Inc&amp;apos;s board and that it has committed 50 mln dlrs&lt;br/&gt;toward the purchase of the shares including those already&lt;br/&gt;purchased.&lt;br/&gt; <text:s text:c="2"/>&lt;br/&gt; <text:s text:c="3"/>The company also said it has retained Dean Witter Reynolds&lt;br/&gt;Inc to assist in raising the balance of the financing.&lt;br/&gt; <text:s text:c="3"/>According to Entertainment, its company and its chairman&lt;br/&gt;own about 4.3 pct of Crazy Eddie&amp;apos;s currently outstanding&lt;br/&gt;shares.&lt;br/&gt; <text:s text:c="3"/>Additionally, the company said it is willing to negotiate&lt;br/&gt;all aspects of its offer and is willing to consider a&lt;br/&gt;transaction which would be tax free to Crazy Eddie&amp;apos;s&lt;br/&gt;shareholders.&lt;br/&gt; Reuter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Crazy Eddie</text:p>
          </table:table-cell>
          <table:table-cell office:value-type="string">
            <text:p>http://en.wikipedia.org/wiki/Crazy_Eddi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0];&quot;,&quot;;[.AC220];&quot;,&quot;; TEXT([.AK22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DKI62NJQ21MBNEG086JKLCX24UM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7J24SMEZZ2MXTASG4ZPHY380Q73KX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7:40 GMT 2012</text:p>
          </table:table-cell>
          <table:table-cell office:value-type="string">
            <text:p>Wed Oct 03 05:48:39 GMT 2012</text:p>
          </table:table-cell>
          <table:table-cell office:value-type="string">
            <text:p>Tue Oct 09 22:48:39 PDT 2012</text:p>
          </table:table-cell>
          <table:table-cell table:number-columns-repeated="3"/>
          <table:table-cell office:value-type="float" office:value="59">
            <text:p>5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6539.txt</text:p>
          </table:table-cell>
          <table:table-cell office:value-type="string">
            <text:p>KINDER-CARE &amp;lt;KNDR&amp;gt; SEES HIGHER EARNINGS IN 1987&lt;br/&gt;&lt;br/&gt; <text:s text:c="3"/>MONTGOMERY, Ala., March 18 - Kinder-Care Inc projected its&lt;br/&gt;1987 earnings to be 44 mln dlrs.&lt;br/&gt; <text:s text:c="3"/>Richard Grassgreen, president of the company, said earnings&lt;br/&gt;per share are expected to be between 97 cts and one dlr in&lt;br/&gt;comparison to 75 cts earnings per share for the fiscal year&lt;br/&gt;ended August 29, 1986, and 80 cts for the trailing 12 months&lt;br/&gt;ended November 1986.&lt;br/&gt; <text:s text:c="3"/>Greengrass said this represents an earnings per share&lt;br/&gt;increase of approximately 25 to 30 pct.&lt;br/&gt; <text:s text:c="3"/>The company said it changed its fiscal year end from August&lt;br/&gt;31 to December 31.&lt;br/&gt; Reuter&lt;br/&gt;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 office:value-type="string">
            <text:p>Dividend policy</text:p>
          </table:table-cell>
          <table:table-cell office:value-type="string">
            <text:p>http://en.wikipedia.org/wiki/Dividend_polic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21];&quot;,&quot;;[.AC221];&quot;,&quot;; TEXT([.AK22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RDKI62NJQ21MBNEG086JKLCX24UM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H957DZKPFE4TP1MKWT5T8I9UTF4E7</text:p>
          </table:table-cell>
          <table:table-cell office:value-type="string">
            <text:p>A2GGLNW12U98M4</text:p>
          </table:table-cell>
          <table:table-cell office:value-type="string">
            <text:p>Submitted</text:p>
          </table:table-cell>
          <table:table-cell office:value-type="string">
            <text:p>Wed Oct 03 07:57:09 GMT 2012</text:p>
          </table:table-cell>
          <table:table-cell office:value-type="string">
            <text:p>Wed Oct 03 07:58:04 GMT 2012</text:p>
          </table:table-cell>
          <table:table-cell office:value-type="string">
            <text:p>Wed Oct 10 00:58:04 PDT 2012</text:p>
          </table:table-cell>
          <table:table-cell table:number-columns-repeated="3"/>
          <table:table-cell office:value-type="float" office:value="55">
            <text:p>5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6539.txt</text:p>
          </table:table-cell>
          <table:table-cell office:value-type="string">
            <text:p>KINDER-CARE &amp;lt;KNDR&amp;gt; SEES HIGHER EARNINGS IN 1987&lt;br/&gt;&lt;br/&gt; <text:s text:c="3"/>MONTGOMERY, Ala., March 18 - Kinder-Care Inc projected its&lt;br/&gt;1987 earnings to be 44 mln dlrs.&lt;br/&gt; <text:s text:c="3"/>Richard Grassgreen, president of the company, said earnings&lt;br/&gt;per share are expected to be between 97 cts and one dlr in&lt;br/&gt;comparison to 75 cts earnings per share for the fiscal year&lt;br/&gt;ended August 29, 1986, and 80 cts for the trailing 12 months&lt;br/&gt;ended November 1986.&lt;br/&gt; <text:s text:c="3"/>Greengrass said this represents an earnings per share&lt;br/&gt;increase of approximately 25 to 30 pct.&lt;br/&gt; <text:s text:c="3"/>The company said it changed its fiscal year end from August&lt;br/&gt;31 to December 31.&lt;br/&gt; Reuter&lt;br/&gt;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 office:value-type="string">
            <text:p>Dividend policy</text:p>
          </table:table-cell>
          <table:table-cell office:value-type="string">
            <text:p>http://en.wikipedia.org/wiki/Dividend_polic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2];&quot;,&quot;;[.AC222];&quot;,&quot;; TEXT([.AK22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DKI62NJQ21MBNEG086JKLCX24UM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YNR14IXKO2LOB5JJ61653YOJ6ZBAQ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9:03 GMT 2012</text:p>
          </table:table-cell>
          <table:table-cell office:value-type="string">
            <text:p>Wed Oct 03 08:09:10 GMT 2012</text:p>
          </table:table-cell>
          <table:table-cell office:value-type="string">
            <text:p>Wed Oct 10 01:09:10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6539.txt</text:p>
          </table:table-cell>
          <table:table-cell office:value-type="string">
            <text:p>KINDER-CARE &amp;lt;KNDR&amp;gt; SEES HIGHER EARNINGS IN 1987&lt;br/&gt;&lt;br/&gt; <text:s text:c="3"/>MONTGOMERY, Ala., March 18 - Kinder-Care Inc projected its&lt;br/&gt;1987 earnings to be 44 mln dlrs.&lt;br/&gt; <text:s text:c="3"/>Richard Grassgreen, president of the company, said earnings&lt;br/&gt;per share are expected to be between 97 cts and one dlr in&lt;br/&gt;comparison to 75 cts earnings per share for the fiscal year&lt;br/&gt;ended August 29, 1986, and 80 cts for the trailing 12 months&lt;br/&gt;ended November 1986.&lt;br/&gt; <text:s text:c="3"/>Greengrass said this represents an earnings per share&lt;br/&gt;increase of approximately 25 to 30 pct.&lt;br/&gt; <text:s text:c="3"/>The company said it changed its fiscal year end from August&lt;br/&gt;31 to December 31.&lt;br/&gt; Reuter&lt;br/&gt;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 office:value-type="string">
            <text:p>Dividend policy</text:p>
          </table:table-cell>
          <table:table-cell office:value-type="string">
            <text:p>http://en.wikipedia.org/wiki/Dividend_polic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3];&quot;,&quot;;[.AC223];&quot;,&quot;; TEXT([.AK22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VTDPGFL6VCPB8XWUNNIWV1S9GGK5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KL2D5NQYN5FIZOONFKYUNCW55S6A4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2:09 GMT 2012</text:p>
          </table:table-cell>
          <table:table-cell office:value-type="string">
            <text:p>Wed Oct 03 09:52:13 GMT 2012</text:p>
          </table:table-cell>
          <table:table-cell office:value-type="string">
            <text:p>Wed Oct 10 02:52:1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4382.txt</text:p>
          </table:table-cell>
          <table:table-cell office:value-type="string">
            <text:p>U.S.-SOVIET GRAIN ACCORD QUESTIONED BY LYNG&lt;br/&gt;&lt;br/&gt; <text:s text:c="3"/>WASHINGTON, March 12 - U.S. Agriculture Secretary Richard&lt;br/&gt;Lyng said he was not sure a long-term U.S.-Soviet grain&lt;br/&gt;agreement would be worth extending when it expires next year.&lt;br/&gt; <text:s text:c="3"/>&amp;quot;It hasn&amp;apos;t been worth much in the last two years....They&lt;br/&gt;haven&amp;apos;t lived up to the agreement as I see it,&amp;quot; Lyng said in an&lt;br/&gt;interview with Reuters.&lt;br/&gt; <text:s text:c="3"/>&amp;quot;It would be my thought that it&amp;apos;s not worth any effort to&lt;br/&gt;work out an agreement with someone who wants the agreement to&lt;br/&gt;be a one-sided thing,&amp;quot; he said.&lt;br/&gt; <text:s text:c="3"/>However, Lyng said he did not want to make a &amp;quot;definitive&lt;br/&gt;commitment one way or another at this point.&amp;quot;&lt;br/&gt; <text:s text:c="3"/>Under the accord covering 1983-88, the Soviets agreed to&lt;br/&gt;buy at least nine mln tonnes of U.S. grain, including four mln&lt;br/&gt;tonnes each of corn and wheat.&lt;br/&gt; <text:s text:c="3"/>Moscow bought 6.8 mln tonnes of corn and 153,000 tonnes of&lt;br/&gt;wheat during the third agreement year, which ended last&lt;br/&gt;September, and this year has bought one mln tonnes of corn.&lt;br/&gt; <text:s text:c="3"/>Lyng said he had no knowledge of how much U.S. grain Moscow&lt;br/&gt;would buy this year.&lt;br/&gt; <text:s text:c="3"/>&amp;quot;I&amp;apos;ve seen people making comments on that and I don&amp;apos;t know&lt;br/&gt;how they know, unless they talk to the Soviets,&amp;quot; he said. &amp;quot;I have&lt;br/&gt;no knowledge, and I really don&amp;apos;t think anyone other than the&lt;br/&gt;Soviets have any knowledge.&amp;quot;&lt;br/&gt; <text:s text:c="3"/>Lyng said he thought the Soviets bought U.S. corn last&lt;br/&gt;month because &amp;quot;they needed it and because the price was right.&amp;quot;&lt;br/&gt; <text:s text:c="3"/>&amp;quot;Our corn has been pretty reasonably priced. And I think&lt;br/&gt;they&amp;apos;ve always found that our corn was good,&amp;quot; he said.&lt;br/&gt; Reuter&lt;br/&gt;</text:p>
          </table:table-cell>
          <table:table-cell office:value-type="string">
            <text:p>Nikita Khrushchev</text:p>
          </table:table-cell>
          <table:table-cell office:value-type="string">
            <text:p>http://en.wikipedia.org/wiki/Nikita_Khrushchev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4];&quot;,&quot;;[.AC224];&quot;,&quot;; TEXT([.AK22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VTDPGFL6VCPB8XWUNNIWV1S9GGK5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RN8ER9Y8TNKXVNXTFBFPS2OTU86TK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4:12 GMT 2012</text:p>
          </table:table-cell>
          <table:table-cell office:value-type="string">
            <text:p>Wed Oct 03 07:54:38 GMT 2012</text:p>
          </table:table-cell>
          <table:table-cell office:value-type="string">
            <text:p>Wed Oct 10 00:54:38 PDT 201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4382.txt</text:p>
          </table:table-cell>
          <table:table-cell office:value-type="string">
            <text:p>U.S.-SOVIET GRAIN ACCORD QUESTIONED BY LYNG&lt;br/&gt;&lt;br/&gt; <text:s text:c="3"/>WASHINGTON, March 12 - U.S. Agriculture Secretary Richard&lt;br/&gt;Lyng said he was not sure a long-term U.S.-Soviet grain&lt;br/&gt;agreement would be worth extending when it expires next year.&lt;br/&gt; <text:s text:c="3"/>&amp;quot;It hasn&amp;apos;t been worth much in the last two years....They&lt;br/&gt;haven&amp;apos;t lived up to the agreement as I see it,&amp;quot; Lyng said in an&lt;br/&gt;interview with Reuters.&lt;br/&gt; <text:s text:c="3"/>&amp;quot;It would be my thought that it&amp;apos;s not worth any effort to&lt;br/&gt;work out an agreement with someone who wants the agreement to&lt;br/&gt;be a one-sided thing,&amp;quot; he said.&lt;br/&gt; <text:s text:c="3"/>However, Lyng said he did not want to make a &amp;quot;definitive&lt;br/&gt;commitment one way or another at this point.&amp;quot;&lt;br/&gt; <text:s text:c="3"/>Under the accord covering 1983-88, the Soviets agreed to&lt;br/&gt;buy at least nine mln tonnes of U.S. grain, including four mln&lt;br/&gt;tonnes each of corn and wheat.&lt;br/&gt; <text:s text:c="3"/>Moscow bought 6.8 mln tonnes of corn and 153,000 tonnes of&lt;br/&gt;wheat during the third agreement year, which ended last&lt;br/&gt;September, and this year has bought one mln tonnes of corn.&lt;br/&gt; <text:s text:c="3"/>Lyng said he had no knowledge of how much U.S. grain Moscow&lt;br/&gt;would buy this year.&lt;br/&gt; <text:s text:c="3"/>&amp;quot;I&amp;apos;ve seen people making comments on that and I don&amp;apos;t know&lt;br/&gt;how they know, unless they talk to the Soviets,&amp;quot; he said. &amp;quot;I have&lt;br/&gt;no knowledge, and I really don&amp;apos;t think anyone other than the&lt;br/&gt;Soviets have any knowledge.&amp;quot;&lt;br/&gt; <text:s text:c="3"/>Lyng said he thought the Soviets bought U.S. corn last&lt;br/&gt;month because &amp;quot;they needed it and because the price was right.&amp;quot;&lt;br/&gt; <text:s text:c="3"/>&amp;quot;Our corn has been pretty reasonably priced. And I think&lt;br/&gt;they&amp;apos;ve always found that our corn was good,&amp;quot; he said.&lt;br/&gt; Reuter&lt;br/&gt;</text:p>
          </table:table-cell>
          <table:table-cell office:value-type="string">
            <text:p>Nikita Khrushchev</text:p>
          </table:table-cell>
          <table:table-cell office:value-type="string">
            <text:p>http://en.wikipedia.org/wiki/Nikita_Khrushchev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5];&quot;,&quot;;[.AC225];&quot;,&quot;; TEXT([.AK22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VTDPGFL6VCPB8XWUNNIWV1S9GGK5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Y1Z6KW4ZMAZWQFWSPH0WNNVYBO7GF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6:32 GMT 2012</text:p>
          </table:table-cell>
          <table:table-cell office:value-type="string">
            <text:p>Wed Oct 03 09:36:40 GMT 2012</text:p>
          </table:table-cell>
          <table:table-cell office:value-type="string">
            <text:p>Wed Oct 10 02:36:40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4382.txt</text:p>
          </table:table-cell>
          <table:table-cell office:value-type="string">
            <text:p>U.S.-SOVIET GRAIN ACCORD QUESTIONED BY LYNG&lt;br/&gt;&lt;br/&gt; <text:s text:c="3"/>WASHINGTON, March 12 - U.S. Agriculture Secretary Richard&lt;br/&gt;Lyng said he was not sure a long-term U.S.-Soviet grain&lt;br/&gt;agreement would be worth extending when it expires next year.&lt;br/&gt; <text:s text:c="3"/>&amp;quot;It hasn&amp;apos;t been worth much in the last two years....They&lt;br/&gt;haven&amp;apos;t lived up to the agreement as I see it,&amp;quot; Lyng said in an&lt;br/&gt;interview with Reuters.&lt;br/&gt; <text:s text:c="3"/>&amp;quot;It would be my thought that it&amp;apos;s not worth any effort to&lt;br/&gt;work out an agreement with someone who wants the agreement to&lt;br/&gt;be a one-sided thing,&amp;quot; he said.&lt;br/&gt; <text:s text:c="3"/>However, Lyng said he did not want to make a &amp;quot;definitive&lt;br/&gt;commitment one way or another at this point.&amp;quot;&lt;br/&gt; <text:s text:c="3"/>Under the accord covering 1983-88, the Soviets agreed to&lt;br/&gt;buy at least nine mln tonnes of U.S. grain, including four mln&lt;br/&gt;tonnes each of corn and wheat.&lt;br/&gt; <text:s text:c="3"/>Moscow bought 6.8 mln tonnes of corn and 153,000 tonnes of&lt;br/&gt;wheat during the third agreement year, which ended last&lt;br/&gt;September, and this year has bought one mln tonnes of corn.&lt;br/&gt; <text:s text:c="3"/>Lyng said he had no knowledge of how much U.S. grain Moscow&lt;br/&gt;would buy this year.&lt;br/&gt; <text:s text:c="3"/>&amp;quot;I&amp;apos;ve seen people making comments on that and I don&amp;apos;t know&lt;br/&gt;how they know, unless they talk to the Soviets,&amp;quot; he said. &amp;quot;I have&lt;br/&gt;no knowledge, and I really don&amp;apos;t think anyone other than the&lt;br/&gt;Soviets have any knowledge.&amp;quot;&lt;br/&gt; <text:s text:c="3"/>Lyng said he thought the Soviets bought U.S. corn last&lt;br/&gt;month because &amp;quot;they needed it and because the price was right.&amp;quot;&lt;br/&gt; <text:s text:c="3"/>&amp;quot;Our corn has been pretty reasonably priced. And I think&lt;br/&gt;they&amp;apos;ve always found that our corn was good,&amp;quot; he said.&lt;br/&gt; Reuter&lt;br/&gt;</text:p>
          </table:table-cell>
          <table:table-cell office:value-type="string">
            <text:p>Nikita Khrushchev</text:p>
          </table:table-cell>
          <table:table-cell office:value-type="string">
            <text:p>http://en.wikipedia.org/wiki/Nikita_Khrushchev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6];&quot;,&quot;;[.AC226];&quot;,&quot;; TEXT([.AK22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1ICOK2JE1M74T8ES1N6WZAC2SEUN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GZD1X3V0FK0RX87QOSMFPKKGFDLEK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8:30 GMT 2012</text:p>
          </table:table-cell>
          <table:table-cell office:value-type="string">
            <text:p>Wed Oct 03 09:18:34 GMT 2012</text:p>
          </table:table-cell>
          <table:table-cell office:value-type="string">
            <text:p>Wed Oct 10 02:18:3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1381.txt</text:p>
          </table:table-cell>
          <table:table-cell office:value-type="string">
            <text:p>SUN CITY INDUSTRIES &amp;lt;SNI&amp;gt; SEES HIGHER NET&lt;br/&gt;&lt;br/&gt; <text:s text:c="3"/>MIAMI, March 31 - Sun City Industries Inc said preliminary&lt;br/&gt;unaudited results of ongoing operations for the fiscal year&lt;br/&gt;ended January 31, 1987 are expected to rise over 580 pct to&lt;br/&gt;700,000 dlrs or 70 cts per share from the 125,313 dlrs or 12&lt;br/&gt;cts reported last year.&lt;br/&gt; <text:s text:c="3"/>Total net income is expected to reach 2.4 mln dlrs, which&lt;br/&gt;includes 1.7 mln dlrs of net income realized from sale of&lt;br/&gt;property. The combination will result in record earnings of&lt;br/&gt;2.40 dlrs a share, the wholesale distributor and processor of&lt;br/&gt;eggs said.&lt;br/&gt; Reuter&lt;br/&gt;</text:p>
          </table:table-cell>
          <table:table-cell office:value-type="string">
            <text:p>Social Security (United States)</text:p>
          </table:table-cell>
          <table:table-cell office:value-type="string">
            <text:p>http://en.wikipedia.org/wiki/Social_Security_(United_States)</text:p>
          </table:table-cell>
          <table:table-cell office:value-type="string">
            <text:p>Tucows</text:p>
          </table:table-cell>
          <table:table-cell office:value-type="string">
            <text:p>http://en.wikipedia.org/wiki/Tucow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7];&quot;,&quot;;[.AC227];&quot;,&quot;; TEXT([.AK22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1ICOK2JE1M74T8ES1N6WZAC2SEUN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K49KSSZVXX25DTZ1UHO6GNI3VZM47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06:01 GMT 2012</text:p>
          </table:table-cell>
          <table:table-cell office:value-type="string">
            <text:p>Wed Oct 03 06:07:16 GMT 2012</text:p>
          </table:table-cell>
          <table:table-cell office:value-type="string">
            <text:p>Tue Oct 09 23:07:16 PDT 2012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1381.txt</text:p>
          </table:table-cell>
          <table:table-cell office:value-type="string">
            <text:p>SUN CITY INDUSTRIES &amp;lt;SNI&amp;gt; SEES HIGHER NET&lt;br/&gt;&lt;br/&gt; <text:s text:c="3"/>MIAMI, March 31 - Sun City Industries Inc said preliminary&lt;br/&gt;unaudited results of ongoing operations for the fiscal year&lt;br/&gt;ended January 31, 1987 are expected to rise over 580 pct to&lt;br/&gt;700,000 dlrs or 70 cts per share from the 125,313 dlrs or 12&lt;br/&gt;cts reported last year.&lt;br/&gt; <text:s text:c="3"/>Total net income is expected to reach 2.4 mln dlrs, which&lt;br/&gt;includes 1.7 mln dlrs of net income realized from sale of&lt;br/&gt;property. The combination will result in record earnings of&lt;br/&gt;2.40 dlrs a share, the wholesale distributor and processor of&lt;br/&gt;eggs said.&lt;br/&gt; Reuter&lt;br/&gt;</text:p>
          </table:table-cell>
          <table:table-cell office:value-type="string">
            <text:p>Social Security (United States)</text:p>
          </table:table-cell>
          <table:table-cell office:value-type="string">
            <text:p>http://en.wikipedia.org/wiki/Social_Security_(United_States)</text:p>
          </table:table-cell>
          <table:table-cell office:value-type="string">
            <text:p>Tucows</text:p>
          </table:table-cell>
          <table:table-cell office:value-type="string">
            <text:p>http://en.wikipedia.org/wiki/Tucow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8];&quot;,&quot;;[.AC228];&quot;,&quot;; TEXT([.AK22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1ICOK2JE1M74T8ES1N6WZAC2SEUN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VQ58B727M0IVO8MKBXYNSVFBP0WBK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2:28 GMT 2012</text:p>
          </table:table-cell>
          <table:table-cell office:value-type="string">
            <text:p>Wed Oct 03 07:52:36 GMT 2012</text:p>
          </table:table-cell>
          <table:table-cell office:value-type="string">
            <text:p>Wed Oct 10 00:52:36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1381.txt</text:p>
          </table:table-cell>
          <table:table-cell office:value-type="string">
            <text:p>SUN CITY INDUSTRIES &amp;lt;SNI&amp;gt; SEES HIGHER NET&lt;br/&gt;&lt;br/&gt; <text:s text:c="3"/>MIAMI, March 31 - Sun City Industries Inc said preliminary&lt;br/&gt;unaudited results of ongoing operations for the fiscal year&lt;br/&gt;ended January 31, 1987 are expected to rise over 580 pct to&lt;br/&gt;700,000 dlrs or 70 cts per share from the 125,313 dlrs or 12&lt;br/&gt;cts reported last year.&lt;br/&gt; <text:s text:c="3"/>Total net income is expected to reach 2.4 mln dlrs, which&lt;br/&gt;includes 1.7 mln dlrs of net income realized from sale of&lt;br/&gt;property. The combination will result in record earnings of&lt;br/&gt;2.40 dlrs a share, the wholesale distributor and processor of&lt;br/&gt;eggs said.&lt;br/&gt; Reuter&lt;br/&gt;</text:p>
          </table:table-cell>
          <table:table-cell office:value-type="string">
            <text:p>Social Security (United States)</text:p>
          </table:table-cell>
          <table:table-cell office:value-type="string">
            <text:p>http://en.wikipedia.org/wiki/Social_Security_(United_States)</text:p>
          </table:table-cell>
          <table:table-cell office:value-type="string">
            <text:p>Tucows</text:p>
          </table:table-cell>
          <table:table-cell office:value-type="string">
            <text:p>http://en.wikipedia.org/wiki/Tucow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9];&quot;,&quot;;[.AC229];&quot;,&quot;; TEXT([.AK22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6AI2KYEPLSPME8QTGNJBOAHS2JUO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FMUKQOYGNIWGWGDVQR187SVN4CZHW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41 GMT 2012</text:p>
          </table:table-cell>
          <table:table-cell office:value-type="string">
            <text:p>Wed Oct 03 09:15:45 GMT 2012</text:p>
          </table:table-cell>
          <table:table-cell office:value-type="string">
            <text:p>Wed Oct 10 02:15:45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21493.txt</text:p>
          </table:table-cell>
          <table:table-cell office:value-type="string">
            <text:p>THAI TRADERS PLAN MAIZE FUTURES MARKET&lt;br/&gt;&lt;br/&gt; <text:s text:c="3"/>BANGKOK, Oct 19 - Thai traders plan to establish a company&lt;br/&gt;to regulate maize forward trading, in what could be a first&lt;br/&gt;step towards a commodities futures exchange, maize dealers&lt;br/&gt;said.&lt;br/&gt; <text:s text:c="3"/>Traders and Internal Trade Department officials agreed last&lt;br/&gt;week to commission a study on a structure to regulate maize&lt;br/&gt;forward trading and to set up a company, Thailand Commodity&lt;br/&gt;Exchange Co Ltd, with 30 businesses as shareholders who will&lt;br/&gt;act as brokers in the futures market.&lt;br/&gt; <text:s text:c="3"/>Chanthong Pattamapong, a commodities trader asked to to&lt;br/&gt;draw up the study, said if the maize futures market succeeds it&lt;br/&gt;may be extended to other commodities, perhaps sugar and rubber.&lt;br/&gt; REUTER&lt;br/&gt;</text:p>
          </table:table-cell>
          <table:table-cell office:value-type="string">
            <text:p>Price action trading</text:p>
          </table:table-cell>
          <table:table-cell office:value-type="string">
            <text:p>http://en.wikipedia.org/wiki/Price_action_trading</text:p>
          </table:table-cell>
          <table:table-cell office:value-type="string">
            <text:p>Prices</text:p>
          </table:table-cell>
          <table:table-cell office:value-type="string">
            <text:p>http://en.wikipedia.org/wiki/Pric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0];&quot;,&quot;;[.AC230];&quot;,&quot;; TEXT([.AK23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6AI2KYEPLSPME8QTGNJBOAHS2JUO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HIEOZFYQS1C72ATM7ID04IC88HLIQ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0:38 GMT 2012</text:p>
          </table:table-cell>
          <table:table-cell office:value-type="string">
            <text:p>Wed Oct 03 08:10:46 GMT 2012</text:p>
          </table:table-cell>
          <table:table-cell office:value-type="string">
            <text:p>Wed Oct 10 01:10:46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21493.txt</text:p>
          </table:table-cell>
          <table:table-cell office:value-type="string">
            <text:p>THAI TRADERS PLAN MAIZE FUTURES MARKET&lt;br/&gt;&lt;br/&gt; <text:s text:c="3"/>BANGKOK, Oct 19 - Thai traders plan to establish a company&lt;br/&gt;to regulate maize forward trading, in what could be a first&lt;br/&gt;step towards a commodities futures exchange, maize dealers&lt;br/&gt;said.&lt;br/&gt; <text:s text:c="3"/>Traders and Internal Trade Department officials agreed last&lt;br/&gt;week to commission a study on a structure to regulate maize&lt;br/&gt;forward trading and to set up a company, Thailand Commodity&lt;br/&gt;Exchange Co Ltd, with 30 businesses as shareholders who will&lt;br/&gt;act as brokers in the futures market.&lt;br/&gt; <text:s text:c="3"/>Chanthong Pattamapong, a commodities trader asked to to&lt;br/&gt;draw up the study, said if the maize futures market succeeds it&lt;br/&gt;may be extended to other commodities, perhaps sugar and rubber.&lt;br/&gt; REUTER&lt;br/&gt;</text:p>
          </table:table-cell>
          <table:table-cell office:value-type="string">
            <text:p>Price action trading</text:p>
          </table:table-cell>
          <table:table-cell office:value-type="string">
            <text:p>http://en.wikipedia.org/wiki/Price_action_trading</text:p>
          </table:table-cell>
          <table:table-cell office:value-type="string">
            <text:p>Prices</text:p>
          </table:table-cell>
          <table:table-cell office:value-type="string">
            <text:p>http://en.wikipedia.org/wiki/Pric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1];&quot;,&quot;;[.AC231];&quot;,&quot;; TEXT([.AK23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6AI2KYEPLSPME8QTGNJBOAHS2JUO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4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4 GMT 2012</text:p>
          </table:table-cell>
          <table:table-cell table:number-columns-repeated="2"/>
          <table:table-cell office:value-type="string">
            <text:p>2V33L0FBJ9IOQS2OYOMEDRPR9GINZQ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7:28 GMT 2012</text:p>
          </table:table-cell>
          <table:table-cell office:value-type="string">
            <text:p>Wed Oct 03 07:58:21 GMT 2012</text:p>
          </table:table-cell>
          <table:table-cell office:value-type="string">
            <text:p>Wed Oct 10 00:58:21 PDT 2012</text:p>
          </table:table-cell>
          <table:table-cell table:number-columns-repeated="3"/>
          <table:table-cell office:value-type="float" office:value="53">
            <text:p>5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21493.txt</text:p>
          </table:table-cell>
          <table:table-cell office:value-type="string">
            <text:p>THAI TRADERS PLAN MAIZE FUTURES MARKET&lt;br/&gt;&lt;br/&gt; <text:s text:c="3"/>BANGKOK, Oct 19 - Thai traders plan to establish a company&lt;br/&gt;to regulate maize forward trading, in what could be a first&lt;br/&gt;step towards a commodities futures exchange, maize dealers&lt;br/&gt;said.&lt;br/&gt; <text:s text:c="3"/>Traders and Internal Trade Department officials agreed last&lt;br/&gt;week to commission a study on a structure to regulate maize&lt;br/&gt;forward trading and to set up a company, Thailand Commodity&lt;br/&gt;Exchange Co Ltd, with 30 businesses as shareholders who will&lt;br/&gt;act as brokers in the futures market.&lt;br/&gt; <text:s text:c="3"/>Chanthong Pattamapong, a commodities trader asked to to&lt;br/&gt;draw up the study, said if the maize futures market succeeds it&lt;br/&gt;may be extended to other commodities, perhaps sugar and rubber.&lt;br/&gt; REUTER&lt;br/&gt;</text:p>
          </table:table-cell>
          <table:table-cell office:value-type="string">
            <text:p>Price action trading</text:p>
          </table:table-cell>
          <table:table-cell office:value-type="string">
            <text:p>http://en.wikipedia.org/wiki/Price_action_trading</text:p>
          </table:table-cell>
          <table:table-cell office:value-type="string">
            <text:p>Prices</text:p>
          </table:table-cell>
          <table:table-cell office:value-type="string">
            <text:p>http://en.wikipedia.org/wiki/Pric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2];&quot;,&quot;;[.AC232];&quot;,&quot;; TEXT([.AK23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1RRJ85OZIZEWVYFWWFOY5EWRLEX9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2HW1INMHGYQJSRSHLXBNMFFVSLJ6W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7:59 GMT 2012</text:p>
          </table:table-cell>
          <table:table-cell office:value-type="string">
            <text:p>Wed Oct 03 09:48:24 GMT 2012</text:p>
          </table:table-cell>
          <table:table-cell office:value-type="string">
            <text:p>Wed Oct 10 02:48:24 PDT 2012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8391.txt</text:p>
          </table:table-cell>
          <table:table-cell office:value-type="string">
            <text:p>DUCOMMON INC &amp;lt;DCO&amp;gt; 4TH QTR LOSS&lt;br/&gt;&lt;br/&gt; <text:s text:c="3"/>CYPRESS, Calif., March 23 -&lt;br/&gt; <text:s text:c="3"/>Oper shr loss 5.60 dlrs vs loss 1.10 dlrs&lt;br/&gt; <text:s text:c="3"/>Oper net loss 18,688,000 vs loss 3,662,000&lt;br/&gt; <text:s text:c="3"/>Sales 107.3 mln vs 108.7 mln&lt;br/&gt; <text:s text:c="3"/>Year&lt;br/&gt; <text:s text:c="3"/>Oper shr loss 5.76 dlrs vs loss 98 cts&lt;br/&gt; <text:s text:c="3"/>Oper net loss 19,213,000 vs loss 3,263,000&lt;br/&gt; <text:s text:c="3"/>Sales 455.2 mln vs 417.0 mln&lt;br/&gt; <text:s text:c="3"/>Note: Prior qtr and year figures exclude losses from&lt;br/&gt;discontinued operations of 279,000 dlrs and 555,000 dlrs,&lt;br/&gt;respectively and respective losses on sale of discontinued&lt;br/&gt;operations of 14.6 mln dlrs and 15.9 mln dlrs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Kaluga Oblast</text:p>
          </table:table-cell>
          <table:table-cell office:value-type="string">
            <text:p>http://en.wikipedia.org/wiki/Kaluga_Oblas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3];&quot;,&quot;;[.AC233];&quot;,&quot;; TEXT([.AK23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1RRJ85OZIZEWVYFWWFOY5EWRLEX9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5OJ5OPB0YVGEHMR3LYEX9U38WR6YA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3:23 GMT 2012</text:p>
          </table:table-cell>
          <table:table-cell office:value-type="string">
            <text:p>Wed Oct 03 08:13:30 GMT 2012</text:p>
          </table:table-cell>
          <table:table-cell office:value-type="string">
            <text:p>Wed Oct 10 01:13:30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8391.txt</text:p>
          </table:table-cell>
          <table:table-cell office:value-type="string">
            <text:p>DUCOMMON INC &amp;lt;DCO&amp;gt; 4TH QTR LOSS&lt;br/&gt;&lt;br/&gt; <text:s text:c="3"/>CYPRESS, Calif., March 23 -&lt;br/&gt; <text:s text:c="3"/>Oper shr loss 5.60 dlrs vs loss 1.10 dlrs&lt;br/&gt; <text:s text:c="3"/>Oper net loss 18,688,000 vs loss 3,662,000&lt;br/&gt; <text:s text:c="3"/>Sales 107.3 mln vs 108.7 mln&lt;br/&gt; <text:s text:c="3"/>Year&lt;br/&gt; <text:s text:c="3"/>Oper shr loss 5.76 dlrs vs loss 98 cts&lt;br/&gt; <text:s text:c="3"/>Oper net loss 19,213,000 vs loss 3,263,000&lt;br/&gt; <text:s text:c="3"/>Sales 455.2 mln vs 417.0 mln&lt;br/&gt; <text:s text:c="3"/>Note: Prior qtr and year figures exclude losses from&lt;br/&gt;discontinued operations of 279,000 dlrs and 555,000 dlrs,&lt;br/&gt;respectively and respective losses on sale of discontinued&lt;br/&gt;operations of 14.6 mln dlrs and 15.9 mln dlrs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Kaluga Oblast</text:p>
          </table:table-cell>
          <table:table-cell office:value-type="string">
            <text:p>http://en.wikipedia.org/wiki/Kaluga_Oblas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4];&quot;,&quot;;[.AC234];&quot;,&quot;; TEXT([.AK23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1RRJ85OZIZEWVYFWWFOY5EWRLEX9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KMC26DG67D1CCJ5MURCWK2JLV17EQ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9:05 GMT 2012</text:p>
          </table:table-cell>
          <table:table-cell office:value-type="string">
            <text:p>Wed Oct 03 06:49:26 GMT 2012</text:p>
          </table:table-cell>
          <table:table-cell office:value-type="string">
            <text:p>Tue Oct 09 23:49:26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8391.txt</text:p>
          </table:table-cell>
          <table:table-cell office:value-type="string">
            <text:p>DUCOMMON INC &amp;lt;DCO&amp;gt; 4TH QTR LOSS&lt;br/&gt;&lt;br/&gt; <text:s text:c="3"/>CYPRESS, Calif., March 23 -&lt;br/&gt; <text:s text:c="3"/>Oper shr loss 5.60 dlrs vs loss 1.10 dlrs&lt;br/&gt; <text:s text:c="3"/>Oper net loss 18,688,000 vs loss 3,662,000&lt;br/&gt; <text:s text:c="3"/>Sales 107.3 mln vs 108.7 mln&lt;br/&gt; <text:s text:c="3"/>Year&lt;br/&gt; <text:s text:c="3"/>Oper shr loss 5.76 dlrs vs loss 98 cts&lt;br/&gt; <text:s text:c="3"/>Oper net loss 19,213,000 vs loss 3,263,000&lt;br/&gt; <text:s text:c="3"/>Sales 455.2 mln vs 417.0 mln&lt;br/&gt; <text:s text:c="3"/>Note: Prior qtr and year figures exclude losses from&lt;br/&gt;discontinued operations of 279,000 dlrs and 555,000 dlrs,&lt;br/&gt;respectively and respective losses on sale of discontinued&lt;br/&gt;operations of 14.6 mln dlrs and 15.9 mln dlrs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Kaluga Oblast</text:p>
          </table:table-cell>
          <table:table-cell office:value-type="string">
            <text:p>http://en.wikipedia.org/wiki/Kaluga_Oblas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5];&quot;,&quot;;[.AC235];&quot;,&quot;; TEXT([.AK23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PQMQU6L5OBVRRPW47VAQJF7IIUEX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45D8XMB3Q39E9ZB13F614EVZNERGU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8:24 GMT 2012</text:p>
          </table:table-cell>
          <table:table-cell office:value-type="string">
            <text:p>Wed Oct 03 07:58:34 GMT 2012</text:p>
          </table:table-cell>
          <table:table-cell office:value-type="string">
            <text:p>Wed Oct 10 00:58:34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veg-oil/05655.txt</text:p>
          </table:table-cell>
          <table:table-cell office:value-type="string">
            <text:p>U.S. EEP VEG OIL PROPOSALS STILL UNDER REVIEW&lt;br/&gt;&lt;br/&gt; <text:s text:c="3"/>WASHINGTON, March 16 - U.S. Agriculture Department&lt;br/&gt;proposals to offer 260,000 tonnes of subsidized vegetable oil&lt;br/&gt;to four countries are still under consideration by an&lt;br/&gt;interagency trade policy group, a USDA official close to the&lt;br/&gt;group said.&lt;br/&gt; <text:s text:c="3"/>The official, who asked not to be identified, dismissed a&lt;br/&gt;report circulating in markets today that the interagency trade&lt;br/&gt;policy review group had rejected the proposals.&lt;br/&gt; <text:s text:c="3"/>Under the proposals, USDA would offer vegetable oil under&lt;br/&gt;the export enhancement program, EEP, to four countries,&lt;br/&gt;including 80,000 tonnes to Turkey and 60,000 tonnes to Algeria,&lt;br/&gt;Morocco and Tunisia, industry sources said.&lt;br/&gt; <text:s text:c="3"/>The proposals &amp;quot;are still under review&amp;quot; by the interagency&lt;br/&gt;working group, the USDA official said.&lt;br/&gt; Reuter&lt;br/&gt;</text:p>
          </table:table-cell>
          <table:table-cell office:value-type="string">
            <text:p>Palm oil</text:p>
          </table:table-cell>
          <table:table-cell office:value-type="string">
            <text:p>http://en.wikipedia.org/wiki/Palm_oil</text:p>
          </table:table-cell>
          <table:table-cell office:value-type="string">
            <text:p>Oral medication</text:p>
          </table:table-cell>
          <table:table-cell office:value-type="string">
            <text:p>http://en.wikipedia.org/wiki/Oral_medic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6];&quot;,&quot;;[.AC236];&quot;,&quot;; TEXT([.AK236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PQMQU6L5OBVRRPW47VAQJF7IIUEX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FD8I9NZW6HEEFCJB0N71869NO3WM8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8:59 GMT 2012</text:p>
          </table:table-cell>
          <table:table-cell office:value-type="string">
            <text:p>Wed Oct 03 07:39:16 GMT 2012</text:p>
          </table:table-cell>
          <table:table-cell office:value-type="string">
            <text:p>Wed Oct 10 00:39:16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veg-oil/05655.txt</text:p>
          </table:table-cell>
          <table:table-cell office:value-type="string">
            <text:p>U.S. EEP VEG OIL PROPOSALS STILL UNDER REVIEW&lt;br/&gt;&lt;br/&gt; <text:s text:c="3"/>WASHINGTON, March 16 - U.S. Agriculture Department&lt;br/&gt;proposals to offer 260,000 tonnes of subsidized vegetable oil&lt;br/&gt;to four countries are still under consideration by an&lt;br/&gt;interagency trade policy group, a USDA official close to the&lt;br/&gt;group said.&lt;br/&gt; <text:s text:c="3"/>The official, who asked not to be identified, dismissed a&lt;br/&gt;report circulating in markets today that the interagency trade&lt;br/&gt;policy review group had rejected the proposals.&lt;br/&gt; <text:s text:c="3"/>Under the proposals, USDA would offer vegetable oil under&lt;br/&gt;the export enhancement program, EEP, to four countries,&lt;br/&gt;including 80,000 tonnes to Turkey and 60,000 tonnes to Algeria,&lt;br/&gt;Morocco and Tunisia, industry sources said.&lt;br/&gt; <text:s text:c="3"/>The proposals &amp;quot;are still under review&amp;quot; by the interagency&lt;br/&gt;working group, the USDA official said.&lt;br/&gt; Reuter&lt;br/&gt;</text:p>
          </table:table-cell>
          <table:table-cell office:value-type="string">
            <text:p>Palm oil</text:p>
          </table:table-cell>
          <table:table-cell office:value-type="string">
            <text:p>http://en.wikipedia.org/wiki/Palm_oil</text:p>
          </table:table-cell>
          <table:table-cell office:value-type="string">
            <text:p>Oral medication</text:p>
          </table:table-cell>
          <table:table-cell office:value-type="string">
            <text:p>http://en.wikipedia.org/wiki/Oral_medic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7];&quot;,&quot;;[.AC237];&quot;,&quot;; TEXT([.AK237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PQMQU6L5OBVRRPW47VAQJF7IIUEX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XIQ7Q67051QZLBW8CKQK1XMNCJXDM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3:23 GMT 2012</text:p>
          </table:table-cell>
          <table:table-cell office:value-type="string">
            <text:p>Wed Oct 03 08:03:30 GMT 2012</text:p>
          </table:table-cell>
          <table:table-cell office:value-type="string">
            <text:p>Wed Oct 10 01:03:30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veg-oil/05655.txt</text:p>
          </table:table-cell>
          <table:table-cell office:value-type="string">
            <text:p>U.S. EEP VEG OIL PROPOSALS STILL UNDER REVIEW&lt;br/&gt;&lt;br/&gt; <text:s text:c="3"/>WASHINGTON, March 16 - U.S. Agriculture Department&lt;br/&gt;proposals to offer 260,000 tonnes of subsidized vegetable oil&lt;br/&gt;to four countries are still under consideration by an&lt;br/&gt;interagency trade policy group, a USDA official close to the&lt;br/&gt;group said.&lt;br/&gt; <text:s text:c="3"/>The official, who asked not to be identified, dismissed a&lt;br/&gt;report circulating in markets today that the interagency trade&lt;br/&gt;policy review group had rejected the proposals.&lt;br/&gt; <text:s text:c="3"/>Under the proposals, USDA would offer vegetable oil under&lt;br/&gt;the export enhancement program, EEP, to four countries,&lt;br/&gt;including 80,000 tonnes to Turkey and 60,000 tonnes to Algeria,&lt;br/&gt;Morocco and Tunisia, industry sources said.&lt;br/&gt; <text:s text:c="3"/>The proposals &amp;quot;are still under review&amp;quot; by the interagency&lt;br/&gt;working group, the USDA official said.&lt;br/&gt; Reuter&lt;br/&gt;</text:p>
          </table:table-cell>
          <table:table-cell office:value-type="string">
            <text:p>Palm oil</text:p>
          </table:table-cell>
          <table:table-cell office:value-type="string">
            <text:p>http://en.wikipedia.org/wiki/Palm_oil</text:p>
          </table:table-cell>
          <table:table-cell office:value-type="string">
            <text:p>Oral medication</text:p>
          </table:table-cell>
          <table:table-cell office:value-type="string">
            <text:p>http://en.wikipedia.org/wiki/Oral_medic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8];&quot;,&quot;;[.AC238];&quot;,&quot;; TEXT([.AK238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RVZXR24SMEZEBANRWE928P90R1H0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6CUDD8XMB3QIIN5IGLTW6T4LPBPEJ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0:45 GMT 2012</text:p>
          </table:table-cell>
          <table:table-cell office:value-type="string">
            <text:p>Wed Oct 03 08:00:57 GMT 2012</text:p>
          </table:table-cell>
          <table:table-cell office:value-type="string">
            <text:p>Wed Oct 10 01:00:57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06452.txt</text:p>
          </table:table-cell>
          <table:table-cell office:value-type="string">
            <text:p>U.K. MONEY MARKET GIVEN 15 MLN STG AFTERNOON HELP&lt;br/&gt;&lt;br/&gt; <text:s text:c="3"/>LONDON, March 18 - The Bank of England said it had provided&lt;br/&gt;the money market with a further 15 mln stg assistance. This&lt;br/&gt;brings the Bank&amp;apos;s total help so far today to 344 mln stg and&lt;br/&gt;compares with the estimated shortage of around 1.3 billion stg.&lt;br/&gt; <text:s text:c="3"/>The central bank purchased bank bills outright, at the&lt;br/&gt;lower dealing rates established this morning, comprising one&lt;br/&gt;mln stg in band one at 9-7/8 pct and 14 mln stg in band two at&lt;br/&gt;9-13/16 pct.&lt;br/&gt; REUTER&lt;br/&gt;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9];&quot;,&quot;;[.AC239];&quot;,&quot;; TEXT([.AK23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VZXR24SMEZEBANRWE928P90R1H0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I64BLYHVI4431QPS4ZDVEZSI49V1S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8:30:23 GMT 2012</text:p>
          </table:table-cell>
          <table:table-cell office:value-type="string">
            <text:p>Wed Oct 03 08:30:44 GMT 2012</text:p>
          </table:table-cell>
          <table:table-cell office:value-type="string">
            <text:p>Wed Oct 10 01:30:44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06452.txt</text:p>
          </table:table-cell>
          <table:table-cell office:value-type="string">
            <text:p>U.K. MONEY MARKET GIVEN 15 MLN STG AFTERNOON HELP&lt;br/&gt;&lt;br/&gt; <text:s text:c="3"/>LONDON, March 18 - The Bank of England said it had provided&lt;br/&gt;the money market with a further 15 mln stg assistance. This&lt;br/&gt;brings the Bank&amp;apos;s total help so far today to 344 mln stg and&lt;br/&gt;compares with the estimated shortage of around 1.3 billion stg.&lt;br/&gt; <text:s text:c="3"/>The central bank purchased bank bills outright, at the&lt;br/&gt;lower dealing rates established this morning, comprising one&lt;br/&gt;mln stg in band one at 9-7/8 pct and 14 mln stg in band two at&lt;br/&gt;9-13/16 pct.&lt;br/&gt; REUTER&lt;br/&gt;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40];&quot;,&quot;;[.AC240];&quot;,&quot;; TEXT([.AK24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VZXR24SMEZEBANRWE928P90R1H0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JZ46OQ1SNQQMZUC7FSQSCNR8WGP5M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23 GMT 2012</text:p>
          </table:table-cell>
          <table:table-cell office:value-type="string">
            <text:p>Wed Oct 03 09:30:27 GMT 2012</text:p>
          </table:table-cell>
          <table:table-cell office:value-type="string">
            <text:p>Wed Oct 10 02:30:27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06452.txt</text:p>
          </table:table-cell>
          <table:table-cell office:value-type="string">
            <text:p>U.K. MONEY MARKET GIVEN 15 MLN STG AFTERNOON HELP&lt;br/&gt;&lt;br/&gt; <text:s text:c="3"/>LONDON, March 18 - The Bank of England said it had provided&lt;br/&gt;the money market with a further 15 mln stg assistance. This&lt;br/&gt;brings the Bank&amp;apos;s total help so far today to 344 mln stg and&lt;br/&gt;compares with the estimated shortage of around 1.3 billion stg.&lt;br/&gt; <text:s text:c="3"/>The central bank purchased bank bills outright, at the&lt;br/&gt;lower dealing rates established this morning, comprising one&lt;br/&gt;mln stg in band one at 9-7/8 pct and 14 mln stg in band two at&lt;br/&gt;9-13/16 pct.&lt;br/&gt; REUTER&lt;br/&gt;</text:p>
          </table:table-cell>
          <table:table-cell office:value-type="string">
            <text:p>Indonesian rupiah</text:p>
          </table:table-cell>
          <table:table-cell office:value-type="string">
            <text:p>http://en.wikipedia.org/wiki/Indonesian_rupiah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1];&quot;,&quot;;[.AC241];&quot;,&quot;; TEXT([.AK24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87Q67051QKRWF693HC9XMGKOOEY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3YYTWX4H3H24KSIGJ7IEIJRIZS4ZH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6:16 GMT 2012</text:p>
          </table:table-cell>
          <table:table-cell office:value-type="string">
            <text:p>Wed Oct 03 09:36:23 GMT 2012</text:p>
          </table:table-cell>
          <table:table-cell office:value-type="string">
            <text:p>Wed Oct 10 02:36:23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313.txt</text:p>
          </table:table-cell>
          <table:table-cell office:value-type="string">
            <text:p>STOLTENBERG REAFFIRMS COMMITMENT TO LOUVRE ACCORD&lt;br/&gt;&lt;br/&gt; <text:s text:c="3"/>BONN, April 27 - Finance Minister Gerhard Stoltenberg&lt;br/&gt;reaffirmed his commitment to the Louvre accord struck in Paris&lt;br/&gt;where leading industrialised countries agreed to stabilise the&lt;br/&gt;dollar around then current levels.&lt;br/&gt; <text:s text:c="3"/>He told a congress of West German tax advisers in Hamburg&lt;br/&gt;the policy agreed in Paris has so far been successful in the&lt;br/&gt;mark/dollar relationship.&lt;br/&gt; <text:s text:c="3"/>&amp;quot;We want to continue it (the policy),&amp;quot; Stoltenberg said.&lt;br/&gt;According to a text of his remarks released in Bonn, he also&lt;br/&gt;said trade tensions in specific branches had to be overcome and&lt;br/&gt;he warned against any return to protectionism.&lt;br/&gt; REUTER&lt;br/&gt;</text:p>
          </table:table-cell>
          <table:table-cell office:value-type="string">
            <text:p>Louvre Accord</text:p>
          </table:table-cell>
          <table:table-cell office:value-type="string">
            <text:p>http://en.wikipedia.org/wiki/Louvre_Accord</text:p>
          </table:table-cell>
          <table:table-cell office:value-type="string">
            <text:p>Palestine 194</text:p>
          </table:table-cell>
          <table:table-cell office:value-type="string">
            <text:p>http://en.wikipedia.org/wiki/Palestine_19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2];&quot;,&quot;;[.AC242];&quot;,&quot;; TEXT([.AK24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87Q67051QKRWF693HC9XMGKOOEY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5Y6RLPHIT3HA5Y0RSX2VJQ281FH9Q</text:p>
          </table:table-cell>
          <table:table-cell office:value-type="string">
            <text:p>A1VKHE5L6QVFUV</text:p>
          </table:table-cell>
          <table:table-cell office:value-type="string">
            <text:p>Submitted</text:p>
          </table:table-cell>
          <table:table-cell office:value-type="string">
            <text:p>Wed Oct 03 06:22:29 GMT 2012</text:p>
          </table:table-cell>
          <table:table-cell office:value-type="string">
            <text:p>Wed Oct 03 06:22:36 GMT 2012</text:p>
          </table:table-cell>
          <table:table-cell office:value-type="string">
            <text:p>Tue Oct 09 23:22:36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313.txt</text:p>
          </table:table-cell>
          <table:table-cell office:value-type="string">
            <text:p>STOLTENBERG REAFFIRMS COMMITMENT TO LOUVRE ACCORD&lt;br/&gt;&lt;br/&gt; <text:s text:c="3"/>BONN, April 27 - Finance Minister Gerhard Stoltenberg&lt;br/&gt;reaffirmed his commitment to the Louvre accord struck in Paris&lt;br/&gt;where leading industrialised countries agreed to stabilise the&lt;br/&gt;dollar around then current levels.&lt;br/&gt; <text:s text:c="3"/>He told a congress of West German tax advisers in Hamburg&lt;br/&gt;the policy agreed in Paris has so far been successful in the&lt;br/&gt;mark/dollar relationship.&lt;br/&gt; <text:s text:c="3"/>&amp;quot;We want to continue it (the policy),&amp;quot; Stoltenberg said.&lt;br/&gt;According to a text of his remarks released in Bonn, he also&lt;br/&gt;said trade tensions in specific branches had to be overcome and&lt;br/&gt;he warned against any return to protectionism.&lt;br/&gt; REUTER&lt;br/&gt;</text:p>
          </table:table-cell>
          <table:table-cell office:value-type="string">
            <text:p>Louvre Accord</text:p>
          </table:table-cell>
          <table:table-cell office:value-type="string">
            <text:p>http://en.wikipedia.org/wiki/Louvre_Accord</text:p>
          </table:table-cell>
          <table:table-cell office:value-type="string">
            <text:p>Palestine 194</text:p>
          </table:table-cell>
          <table:table-cell office:value-type="string">
            <text:p>http://en.wikipedia.org/wiki/Palestine_19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3];&quot;,&quot;;[.AC243];&quot;,&quot;; TEXT([.AK24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87Q67051QKRWF693HC9XMGKOOEY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CYDG67D1X3VFO85JYB2RE1MEJ4HAC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5:26 GMT 2012</text:p>
          </table:table-cell>
          <table:table-cell office:value-type="string">
            <text:p>Wed Oct 03 08:15:38 GMT 2012</text:p>
          </table:table-cell>
          <table:table-cell office:value-type="string">
            <text:p>Wed Oct 10 01:15:38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313.txt</text:p>
          </table:table-cell>
          <table:table-cell office:value-type="string">
            <text:p>STOLTENBERG REAFFIRMS COMMITMENT TO LOUVRE ACCORD&lt;br/&gt;&lt;br/&gt; <text:s text:c="3"/>BONN, April 27 - Finance Minister Gerhard Stoltenberg&lt;br/&gt;reaffirmed his commitment to the Louvre accord struck in Paris&lt;br/&gt;where leading industrialised countries agreed to stabilise the&lt;br/&gt;dollar around then current levels.&lt;br/&gt; <text:s text:c="3"/>He told a congress of West German tax advisers in Hamburg&lt;br/&gt;the policy agreed in Paris has so far been successful in the&lt;br/&gt;mark/dollar relationship.&lt;br/&gt; <text:s text:c="3"/>&amp;quot;We want to continue it (the policy),&amp;quot; Stoltenberg said.&lt;br/&gt;According to a text of his remarks released in Bonn, he also&lt;br/&gt;said trade tensions in specific branches had to be overcome and&lt;br/&gt;he warned against any return to protectionism.&lt;br/&gt; REUTER&lt;br/&gt;</text:p>
          </table:table-cell>
          <table:table-cell office:value-type="string">
            <text:p>Louvre Accord</text:p>
          </table:table-cell>
          <table:table-cell office:value-type="string">
            <text:p>http://en.wikipedia.org/wiki/Louvre_Accord</text:p>
          </table:table-cell>
          <table:table-cell office:value-type="string">
            <text:p>Palestine 194</text:p>
          </table:table-cell>
          <table:table-cell office:value-type="string">
            <text:p>http://en.wikipedia.org/wiki/Palestine_19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4];&quot;,&quot;;[.AC244];&quot;,&quot;; TEXT([.AK24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QHJMJUNU8LZL0V5NFI9GD8J5J7H1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BC274J79KQWLAWSBGLXNCD4CRYIGK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8:16 GMT 2012</text:p>
          </table:table-cell>
          <table:table-cell office:value-type="string">
            <text:p>Wed Oct 03 09:18:19 GMT 2012</text:p>
          </table:table-cell>
          <table:table-cell office:value-type="string">
            <text:p>Wed Oct 10 02:18:19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0988.txt</text:p>
          </table:table-cell>
          <table:table-cell office:value-type="string">
            <text:p>BP OIL RAISES OPERATING PROFIT&lt;br/&gt;&lt;br/&gt; <text:s text:c="3"/>LONDON, March 3 - &amp;lt;BP Oil Ltd&amp;gt;, the U.K. Marketing and&lt;br/&gt;refining arm of British Petroleum Co Plc &amp;lt;BP.L&amp;gt;, raised its&lt;br/&gt;pretax operating profit on a replacement cost basis to 182 mln&lt;br/&gt;stg in calendar 1986, compared with 66 mln stg in 1985.&lt;br/&gt; <text:s text:c="3"/>Sales and operating revenue fell to 3.1 billion stg from&lt;br/&gt;4.2 billion on a replacement cost basis. Historical cost&lt;br/&gt;operating profit was 61 mln stg, up from 16 mln.&lt;br/&gt; <text:s text:c="3"/>BP Oil said 1985 profits had been depressed by exceptional&lt;br/&gt;items. Its profit figures were stated before interest charges.&lt;br/&gt; <text:s text:c="3"/>Chief executive David Kendall said improved results&lt;br/&gt;mirrored benefits of a restructuring program undertaken in&lt;br/&gt;recent years.&lt;br/&gt; <text:s text:c="3"/>However, he warned future financial pressure on the&lt;br/&gt;industry will be severe.&lt;br/&gt; <text:s text:c="3"/>&amp;quot;The U.K. Oil marketing and refining industry will need to&lt;br/&gt;invest larger sums - probably around 500 mln stg a year - for a&lt;br/&gt;good many years,&amp;quot; he said in a statement.&lt;br/&gt; Reuter&lt;br/&gt;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5];&quot;,&quot;;[.AC245];&quot;,&quot;; TEXT([.AK24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HJMJUNU8LZL0V5NFI9GD8J5J7H1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GKK9RJ85OZIEN5RHKGMWOQ5LQ9V7P</text:p>
          </table:table-cell>
          <table:table-cell office:value-type="string">
            <text:p>A329A7P6PGVBUI</text:p>
          </table:table-cell>
          <table:table-cell office:value-type="string">
            <text:p>Submitted</text:p>
          </table:table-cell>
          <table:table-cell office:value-type="string">
            <text:p>Wed Oct 03 08:32:22 GMT 2012</text:p>
          </table:table-cell>
          <table:table-cell office:value-type="string">
            <text:p>Wed Oct 03 08:33:37 GMT 2012</text:p>
          </table:table-cell>
          <table:table-cell office:value-type="string">
            <text:p>Wed Oct 10 01:33:37 PDT 2012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0988.txt</text:p>
          </table:table-cell>
          <table:table-cell office:value-type="string">
            <text:p>BP OIL RAISES OPERATING PROFIT&lt;br/&gt;&lt;br/&gt; <text:s text:c="3"/>LONDON, March 3 - &amp;lt;BP Oil Ltd&amp;gt;, the U.K. Marketing and&lt;br/&gt;refining arm of British Petroleum Co Plc &amp;lt;BP.L&amp;gt;, raised its&lt;br/&gt;pretax operating profit on a replacement cost basis to 182 mln&lt;br/&gt;stg in calendar 1986, compared with 66 mln stg in 1985.&lt;br/&gt; <text:s text:c="3"/>Sales and operating revenue fell to 3.1 billion stg from&lt;br/&gt;4.2 billion on a replacement cost basis. Historical cost&lt;br/&gt;operating profit was 61 mln stg, up from 16 mln.&lt;br/&gt; <text:s text:c="3"/>BP Oil said 1985 profits had been depressed by exceptional&lt;br/&gt;items. Its profit figures were stated before interest charges.&lt;br/&gt; <text:s text:c="3"/>Chief executive David Kendall said improved results&lt;br/&gt;mirrored benefits of a restructuring program undertaken in&lt;br/&gt;recent years.&lt;br/&gt; <text:s text:c="3"/>However, he warned future financial pressure on the&lt;br/&gt;industry will be severe.&lt;br/&gt; <text:s text:c="3"/>&amp;quot;The U.K. Oil marketing and refining industry will need to&lt;br/&gt;invest larger sums - probably around 500 mln stg a year - for a&lt;br/&gt;good many years,&amp;quot; he said in a statement.&lt;br/&gt; Reuter&lt;br/&gt;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6];&quot;,&quot;;[.AC246];&quot;,&quot;; TEXT([.AK24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HJMJUNU8LZL0V5NFI9GD8J5J7H1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TTLY58B727MFR4KRR41EYFS29N9UP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9:01 GMT 2012</text:p>
          </table:table-cell>
          <table:table-cell office:value-type="string">
            <text:p>Wed Oct 03 07:59:07 GMT 2012</text:p>
          </table:table-cell>
          <table:table-cell office:value-type="string">
            <text:p>Wed Oct 10 00:59:07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0988.txt</text:p>
          </table:table-cell>
          <table:table-cell office:value-type="string">
            <text:p>BP OIL RAISES OPERATING PROFIT&lt;br/&gt;&lt;br/&gt; <text:s text:c="3"/>LONDON, March 3 - &amp;lt;BP Oil Ltd&amp;gt;, the U.K. Marketing and&lt;br/&gt;refining arm of British Petroleum Co Plc &amp;lt;BP.L&amp;gt;, raised its&lt;br/&gt;pretax operating profit on a replacement cost basis to 182 mln&lt;br/&gt;stg in calendar 1986, compared with 66 mln stg in 1985.&lt;br/&gt; <text:s text:c="3"/>Sales and operating revenue fell to 3.1 billion stg from&lt;br/&gt;4.2 billion on a replacement cost basis. Historical cost&lt;br/&gt;operating profit was 61 mln stg, up from 16 mln.&lt;br/&gt; <text:s text:c="3"/>BP Oil said 1985 profits had been depressed by exceptional&lt;br/&gt;items. Its profit figures were stated before interest charges.&lt;br/&gt; <text:s text:c="3"/>Chief executive David Kendall said improved results&lt;br/&gt;mirrored benefits of a restructuring program undertaken in&lt;br/&gt;recent years.&lt;br/&gt; <text:s text:c="3"/>However, he warned future financial pressure on the&lt;br/&gt;industry will be severe.&lt;br/&gt; <text:s text:c="3"/>&amp;quot;The U.K. Oil marketing and refining industry will need to&lt;br/&gt;invest larger sums - probably around 500 mln stg a year - for a&lt;br/&gt;good many years,&amp;quot; he said in a statement.&lt;br/&gt; Reuter&lt;br/&gt;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47];&quot;,&quot;;[.AC247];&quot;,&quot;; TEXT([.AK24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RY8TNKIMZS1E8KO2TOU0PGX3WXA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3DB3L0FBJ9I3K7JQ15VM5RPYWXYM3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07:17 GMT 2012</text:p>
          </table:table-cell>
          <table:table-cell office:value-type="string">
            <text:p>Wed Oct 03 06:07:38 GMT 2012</text:p>
          </table:table-cell>
          <table:table-cell office:value-type="string">
            <text:p>Tue Oct 09 23:07:38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8413.txt</text:p>
          </table:table-cell>
          <table:table-cell office:value-type="string">
            <text:p>MORE EEP WHEAT FOR WEST AFRICAN COUNTRIES-USDA&lt;br/&gt;&lt;br/&gt; <text:s text:c="3"/>WASHINGTON, June 15 - U.S. exporters will have the&lt;br/&gt;opportunity to sell 170,000 tonnes of wheat to West African&lt;br/&gt;countries under the Export Enhancement Program, the U.S.&lt;br/&gt;Agriculture Department said.&lt;br/&gt; <text:s text:c="3"/>It said in addition to Benin, Cameroon, Ivory Coast, Ghana&lt;br/&gt;and Togo, four more countries -- Burkina Faso, Gabon, Liberia&lt;br/&gt;and Niger -- have been declared eligible under the initiative.&lt;br/&gt; <text:s text:c="3"/>The export sales will be subsidized with commodities from&lt;br/&gt;the inventory of the Commodity Credit Corporation (CCC), it&lt;br/&gt;said.&lt;br/&gt; <text:s text:c="3"/>West African countries have already purchased 129,500&lt;br/&gt;tonnes of wheat under previously announced export bonus&lt;br/&gt;programs, it noted.&lt;br/&gt; Reuter&lt;br/&gt;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 office:value-type="string">
            <text:p>Cellulosic ethanol</text:p>
          </table:table-cell>
          <table:table-cell office:value-type="string">
            <text:p>http://en.wikipedia.org/wiki/Cellulosic_ethano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8];&quot;,&quot;;[.AC248];&quot;,&quot;; TEXT([.AK24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RY8TNKIMZS1E8KO2TOU0PGX3WXA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86PLSP75KLML578VK8QMQVJYY5TZY</text:p>
          </table:table-cell>
          <table:table-cell office:value-type="string">
            <text:p>A38TQC40K87G6I</text:p>
          </table:table-cell>
          <table:table-cell office:value-type="string">
            <text:p>Submitted</text:p>
          </table:table-cell>
          <table:table-cell office:value-type="string">
            <text:p>Wed Oct 03 08:26:33 GMT 2012</text:p>
          </table:table-cell>
          <table:table-cell office:value-type="string">
            <text:p>Wed Oct 03 08:26:50 GMT 2012</text:p>
          </table:table-cell>
          <table:table-cell office:value-type="string">
            <text:p>Wed Oct 10 01:26:50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8413.txt</text:p>
          </table:table-cell>
          <table:table-cell office:value-type="string">
            <text:p>MORE EEP WHEAT FOR WEST AFRICAN COUNTRIES-USDA&lt;br/&gt;&lt;br/&gt; <text:s text:c="3"/>WASHINGTON, June 15 - U.S. exporters will have the&lt;br/&gt;opportunity to sell 170,000 tonnes of wheat to West African&lt;br/&gt;countries under the Export Enhancement Program, the U.S.&lt;br/&gt;Agriculture Department said.&lt;br/&gt; <text:s text:c="3"/>It said in addition to Benin, Cameroon, Ivory Coast, Ghana&lt;br/&gt;and Togo, four more countries -- Burkina Faso, Gabon, Liberia&lt;br/&gt;and Niger -- have been declared eligible under the initiative.&lt;br/&gt; <text:s text:c="3"/>The export sales will be subsidized with commodities from&lt;br/&gt;the inventory of the Commodity Credit Corporation (CCC), it&lt;br/&gt;said.&lt;br/&gt; <text:s text:c="3"/>West African countries have already purchased 129,500&lt;br/&gt;tonnes of wheat under previously announced export bonus&lt;br/&gt;programs, it noted.&lt;br/&gt; Reuter&lt;br/&gt;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 office:value-type="string">
            <text:p>Cellulosic ethanol</text:p>
          </table:table-cell>
          <table:table-cell office:value-type="string">
            <text:p>http://en.wikipedia.org/wiki/Cellulosic_ethano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9];&quot;,&quot;;[.AC249];&quot;,&quot;; TEXT([.AK24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RY8TNKIMZS1E8KO2TOU0PGX3WXA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YVW5XH0JPPSXB83LZCSX75KSGPLFZ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9:41 GMT 2012</text:p>
          </table:table-cell>
          <table:table-cell office:value-type="string">
            <text:p>Wed Oct 03 08:09:54 GMT 2012</text:p>
          </table:table-cell>
          <table:table-cell office:value-type="string">
            <text:p>Wed Oct 10 01:09:54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8413.txt</text:p>
          </table:table-cell>
          <table:table-cell office:value-type="string">
            <text:p>MORE EEP WHEAT FOR WEST AFRICAN COUNTRIES-USDA&lt;br/&gt;&lt;br/&gt; <text:s text:c="3"/>WASHINGTON, June 15 - U.S. exporters will have the&lt;br/&gt;opportunity to sell 170,000 tonnes of wheat to West African&lt;br/&gt;countries under the Export Enhancement Program, the U.S.&lt;br/&gt;Agriculture Department said.&lt;br/&gt; <text:s text:c="3"/>It said in addition to Benin, Cameroon, Ivory Coast, Ghana&lt;br/&gt;and Togo, four more countries -- Burkina Faso, Gabon, Liberia&lt;br/&gt;and Niger -- have been declared eligible under the initiative.&lt;br/&gt; <text:s text:c="3"/>The export sales will be subsidized with commodities from&lt;br/&gt;the inventory of the Commodity Credit Corporation (CCC), it&lt;br/&gt;said.&lt;br/&gt; <text:s text:c="3"/>West African countries have already purchased 129,500&lt;br/&gt;tonnes of wheat under previously announced export bonus&lt;br/&gt;programs, it noted.&lt;br/&gt; Reuter&lt;br/&gt;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 office:value-type="string">
            <text:p>Cellulosic ethanol</text:p>
          </table:table-cell>
          <table:table-cell office:value-type="string">
            <text:p>http://en.wikipedia.org/wiki/Cellulosic_ethano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0];&quot;,&quot;;[.AC250];&quot;,&quot;; TEXT([.AK25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ZMVHVKCJ01GTQCBTY9SQW63WH75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6TINMHGYQ4JIWYGDL6MNFOY5CBL8H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9:45 GMT 2012</text:p>
          </table:table-cell>
          <table:table-cell office:value-type="string">
            <text:p>Wed Oct 03 07:59:52 GMT 2012</text:p>
          </table:table-cell>
          <table:table-cell office:value-type="string">
            <text:p>Wed Oct 10 00:59:52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5272.txt</text:p>
          </table:table-cell>
          <table:table-cell office:value-type="string">
            <text:p>BANK OF CHINA TAKES STAKE IN BAII HOLDINGS&lt;br/&gt;&lt;br/&gt; <text:s text:c="3"/>LONDON, March 16 - Bank of China has taken a stake in&lt;br/&gt;Luxembourg-based finance company BAII Holdings SA, a spokesman&lt;br/&gt;for BAII said.&lt;br/&gt; <text:s text:c="3"/>The stake was between three and five pct but no further&lt;br/&gt;details of the deal, which was announced simultaneously in&lt;br/&gt;Paris, London and Hong Kong, were immediately available.&lt;br/&gt; <text:s text:c="3"/>BAII, which is 50 pct Arab owned, is looking to expand its&lt;br/&gt;activities in the Far East and recently established a&lt;br/&gt;wholly-owned merchant banking subsidiary in Hong Kong, the&lt;br/&gt;spokesman said.&lt;br/&gt; <text:s text:c="3"/>The group had earnings of 15.4 mln dlrs in 1985.&lt;br/&gt; REUTER&lt;br/&gt;</text:p>
          </table:table-cell>
          <table:table-cell office:value-type="string">
            <text:p>Cathay Pacific</text:p>
          </table:table-cell>
          <table:table-cell office:value-type="string">
            <text:p>http://en.wikipedia.org/wiki/Cathay_Pacific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51];&quot;,&quot;;[.AC251];&quot;,&quot;; TEXT([.AK25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4ZMVHVKCJ01GTQCBTY9SQW63WH75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8U4E6AUBXHW7QVKSJ0VJZWDYFJX1Z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41:00 GMT 2012</text:p>
          </table:table-cell>
          <table:table-cell office:value-type="string">
            <text:p>Wed Oct 03 09:41:05 GMT 2012</text:p>
          </table:table-cell>
          <table:table-cell office:value-type="string">
            <text:p>Wed Oct 10 02:41:05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5272.txt</text:p>
          </table:table-cell>
          <table:table-cell office:value-type="string">
            <text:p>BANK OF CHINA TAKES STAKE IN BAII HOLDINGS&lt;br/&gt;&lt;br/&gt; <text:s text:c="3"/>LONDON, March 16 - Bank of China has taken a stake in&lt;br/&gt;Luxembourg-based finance company BAII Holdings SA, a spokesman&lt;br/&gt;for BAII said.&lt;br/&gt; <text:s text:c="3"/>The stake was between three and five pct but no further&lt;br/&gt;details of the deal, which was announced simultaneously in&lt;br/&gt;Paris, London and Hong Kong, were immediately available.&lt;br/&gt; <text:s text:c="3"/>BAII, which is 50 pct Arab owned, is looking to expand its&lt;br/&gt;activities in the Far East and recently established a&lt;br/&gt;wholly-owned merchant banking subsidiary in Hong Kong, the&lt;br/&gt;spokesman said.&lt;br/&gt; <text:s text:c="3"/>The group had earnings of 15.4 mln dlrs in 1985.&lt;br/&gt; REUTER&lt;br/&gt;</text:p>
          </table:table-cell>
          <table:table-cell office:value-type="string">
            <text:p>Cathay Pacific</text:p>
          </table:table-cell>
          <table:table-cell office:value-type="string">
            <text:p>http://en.wikipedia.org/wiki/Cathay_Pacific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2];&quot;,&quot;;[.AC252];&quot;,&quot;; TEXT([.AK25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ZMVHVKCJ01GTQCBTY9SQW63WH75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UG2L92HECWAL6R3VM3F8CP5RRCIHK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1:11 GMT 2012</text:p>
          </table:table-cell>
          <table:table-cell office:value-type="string">
            <text:p>Wed Oct 03 09:41:26 GMT 2012</text:p>
          </table:table-cell>
          <table:table-cell office:value-type="string">
            <text:p>Wed Oct 10 02:41:26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5272.txt</text:p>
          </table:table-cell>
          <table:table-cell office:value-type="string">
            <text:p>BANK OF CHINA TAKES STAKE IN BAII HOLDINGS&lt;br/&gt;&lt;br/&gt; <text:s text:c="3"/>LONDON, March 16 - Bank of China has taken a stake in&lt;br/&gt;Luxembourg-based finance company BAII Holdings SA, a spokesman&lt;br/&gt;for BAII said.&lt;br/&gt; <text:s text:c="3"/>The stake was between three and five pct but no further&lt;br/&gt;details of the deal, which was announced simultaneously in&lt;br/&gt;Paris, London and Hong Kong, were immediately available.&lt;br/&gt; <text:s text:c="3"/>BAII, which is 50 pct Arab owned, is looking to expand its&lt;br/&gt;activities in the Far East and recently established a&lt;br/&gt;wholly-owned merchant banking subsidiary in Hong Kong, the&lt;br/&gt;spokesman said.&lt;br/&gt; <text:s text:c="3"/>The group had earnings of 15.4 mln dlrs in 1985.&lt;br/&gt; REUTER&lt;br/&gt;</text:p>
          </table:table-cell>
          <table:table-cell office:value-type="string">
            <text:p>Cathay Pacific</text:p>
          </table:table-cell>
          <table:table-cell office:value-type="string">
            <text:p>http://en.wikipedia.org/wiki/Cathay_Pacific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3];&quot;,&quot;;[.AC253];&quot;,&quot;; TEXT([.AK25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XCLF395SW6NVA3XAXPNRBYF33SSE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8F5F3Q0JG5TDVBH3824HF9SZMTDH2</text:p>
          </table:table-cell>
          <table:table-cell office:value-type="string">
            <text:p>A21L0YEG7IBZI9</text:p>
          </table:table-cell>
          <table:table-cell office:value-type="string">
            <text:p>Submitted</text:p>
          </table:table-cell>
          <table:table-cell office:value-type="string">
            <text:p>Wed Oct 03 05:59:58 GMT 2012</text:p>
          </table:table-cell>
          <table:table-cell office:value-type="string">
            <text:p>Wed Oct 03 06:00:06 GMT 2012</text:p>
          </table:table-cell>
          <table:table-cell office:value-type="string">
            <text:p>Tue Oct 09 23:00:06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bop/15543.txt</text:p>
          </table:table-cell>
          <table:table-cell office:value-type="string">
            <text:p>WORLD BANK TO SUPPORT SRI LANKA IF DEFICITS CUT&lt;br/&gt;&lt;br/&gt; <text:s text:c="3"/>COLOMBO, April 9 - The World Bank will support Sri Lanka&amp;apos;s&lt;br/&gt;development program provided the country reduces its budget and&lt;br/&gt;current account deficits, the Ministry of Finance said.&lt;br/&gt; <text:s text:c="3"/>It said Bank President Barber Conable at a meeting with Sri&lt;br/&gt;Lanka&amp;apos;s Finance Minister Ronnie de Mel in Washington also&lt;br/&gt;emphasised the need for structural adjustment and reform to the&lt;br/&gt;economy, battered by five years of separatist disturbances.&lt;br/&gt; <text:s text:c="3"/>Officials said Sri Lanka&amp;apos;s budget deficit this year is&lt;br/&gt;expected to surpass the projected 28.7 billion rupees while&lt;br/&gt;defence spending, already up by two billion rupees from a&lt;br/&gt;targetted 10 billion, is also likely grow.&lt;br/&gt; <text:s text:c="3"/>The Ministry said de Mel asked the World Bank to give Sri&lt;br/&gt;Lanka 6.5 billion rupees balance of payments support.&lt;br/&gt; REUTER&lt;br/&gt;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 office:value-type="string">
            <text:p>Anosy</text:p>
          </table:table-cell>
          <table:table-cell office:value-type="string">
            <text:p>http://en.wikipedia.org/wiki/Anos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4];&quot;,&quot;;[.AC254];&quot;,&quot;; TEXT([.AK25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XCLF395SW6NVA3XAXPNRBYF33SSE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8XCOW0LGRZ3NLFKSMXVVUZWKLJ8ZN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3:39 GMT 2012</text:p>
          </table:table-cell>
          <table:table-cell office:value-type="string">
            <text:p>Wed Oct 03 07:34:46 GMT 2012</text:p>
          </table:table-cell>
          <table:table-cell office:value-type="string">
            <text:p>Wed Oct 10 00:34:46 PDT 2012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bop/15543.txt</text:p>
          </table:table-cell>
          <table:table-cell office:value-type="string">
            <text:p>WORLD BANK TO SUPPORT SRI LANKA IF DEFICITS CUT&lt;br/&gt;&lt;br/&gt; <text:s text:c="3"/>COLOMBO, April 9 - The World Bank will support Sri Lanka&amp;apos;s&lt;br/&gt;development program provided the country reduces its budget and&lt;br/&gt;current account deficits, the Ministry of Finance said.&lt;br/&gt; <text:s text:c="3"/>It said Bank President Barber Conable at a meeting with Sri&lt;br/&gt;Lanka&amp;apos;s Finance Minister Ronnie de Mel in Washington also&lt;br/&gt;emphasised the need for structural adjustment and reform to the&lt;br/&gt;economy, battered by five years of separatist disturbances.&lt;br/&gt; <text:s text:c="3"/>Officials said Sri Lanka&amp;apos;s budget deficit this year is&lt;br/&gt;expected to surpass the projected 28.7 billion rupees while&lt;br/&gt;defence spending, already up by two billion rupees from a&lt;br/&gt;targetted 10 billion, is also likely grow.&lt;br/&gt; <text:s text:c="3"/>The Ministry said de Mel asked the World Bank to give Sri&lt;br/&gt;Lanka 6.5 billion rupees balance of payments support.&lt;br/&gt; REUTER&lt;br/&gt;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 office:value-type="string">
            <text:p>Anosy</text:p>
          </table:table-cell>
          <table:table-cell office:value-type="string">
            <text:p>http://en.wikipedia.org/wiki/Anos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5];&quot;,&quot;;[.AC255];&quot;,&quot;; TEXT([.AK25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XCLF395SW6NVA3XAXPNRBYF33SSE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T12NJKM05BMY2IM56TG1P9RH1CBG2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2:23 GMT 2012</text:p>
          </table:table-cell>
          <table:table-cell office:value-type="string">
            <text:p>Wed Oct 03 08:12:29 GMT 2012</text:p>
          </table:table-cell>
          <table:table-cell office:value-type="string">
            <text:p>Wed Oct 10 01:12:29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bop/15543.txt</text:p>
          </table:table-cell>
          <table:table-cell office:value-type="string">
            <text:p>WORLD BANK TO SUPPORT SRI LANKA IF DEFICITS CUT&lt;br/&gt;&lt;br/&gt; <text:s text:c="3"/>COLOMBO, April 9 - The World Bank will support Sri Lanka&amp;apos;s&lt;br/&gt;development program provided the country reduces its budget and&lt;br/&gt;current account deficits, the Ministry of Finance said.&lt;br/&gt; <text:s text:c="3"/>It said Bank President Barber Conable at a meeting with Sri&lt;br/&gt;Lanka&amp;apos;s Finance Minister Ronnie de Mel in Washington also&lt;br/&gt;emphasised the need for structural adjustment and reform to the&lt;br/&gt;economy, battered by five years of separatist disturbances.&lt;br/&gt; <text:s text:c="3"/>Officials said Sri Lanka&amp;apos;s budget deficit this year is&lt;br/&gt;expected to surpass the projected 28.7 billion rupees while&lt;br/&gt;defence spending, already up by two billion rupees from a&lt;br/&gt;targetted 10 billion, is also likely grow.&lt;br/&gt; <text:s text:c="3"/>The Ministry said de Mel asked the World Bank to give Sri&lt;br/&gt;Lanka 6.5 billion rupees balance of payments support.&lt;br/&gt; REUTER&lt;br/&gt;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 office:value-type="string">
            <text:p>Anosy</text:p>
          </table:table-cell>
          <table:table-cell office:value-type="string">
            <text:p>http://en.wikipedia.org/wiki/Anos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6];&quot;,&quot;;[.AC256];&quot;,&quot;; TEXT([.AK25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LFDEY5COW00PF4AI3RNLC6XBN3U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AT1K274J79K55U6FXV62XFCKYPEG5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3:30 GMT 2012</text:p>
          </table:table-cell>
          <table:table-cell office:value-type="string">
            <text:p>Wed Oct 03 08:13:55 GMT 2012</text:p>
          </table:table-cell>
          <table:table-cell office:value-type="string">
            <text:p>Wed Oct 10 01:13:55 PDT 2012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08299.txt</text:p>
          </table:table-cell>
          <table:table-cell office:value-type="string">
            <text:p>FED EXPECTED TO SET CUSTOMER REPURCHASES&lt;br/&gt;&lt;br/&gt; <text:s text:c="3"/>NEW YORK, March 23 - The Federal Reserve is expected to&lt;br/&gt;intervene in the government securities market to add temporary&lt;br/&gt;reserves indirectly via 1.5 to 2.5 billion dlrs of customer&lt;br/&gt;repurchase agreements, economists said.&lt;br/&gt; <text:s text:c="3"/>They said that while the Fed has only a moderate add need&lt;br/&gt;over the next few days, it will probably intervene in an&lt;br/&gt;attempt to counteract an elevated federal funds rate.&lt;br/&gt; <text:s text:c="3"/>Fed funds, which averaged 6.09 pct on Friday, opened at&lt;br/&gt;6-3/16 pct and remained at that level in early trading.&lt;br/&gt; Reuter&lt;br/&gt;</text:p>
          </table:table-cell>
          <table:table-cell office:value-type="string">
            <text:p>Charles A. Mosher</text:p>
          </table:table-cell>
          <table:table-cell office:value-type="string">
            <text:p>http://en.wikipedia.org/wiki/Charles_A._Mosher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57];&quot;,&quot;;[.AC257];&quot;,&quot;; TEXT([.AK257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KLFDEY5COW00PF4AI3RNLC6XBN3U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RAT3HVWAVKILBBOXCS7AZ99XBLNFZ</text:p>
          </table:table-cell>
          <table:table-cell office:value-type="string">
            <text:p>A2VRQML8Q3XYP4</text:p>
          </table:table-cell>
          <table:table-cell office:value-type="string">
            <text:p>Submitted</text:p>
          </table:table-cell>
          <table:table-cell office:value-type="string">
            <text:p>Wed Oct 03 06:49:51 GMT 2012</text:p>
          </table:table-cell>
          <table:table-cell office:value-type="string">
            <text:p>Wed Oct 03 06:52:06 GMT 2012</text:p>
          </table:table-cell>
          <table:table-cell office:value-type="string">
            <text:p>Tue Oct 09 23:52:06 PDT 2012</text:p>
          </table:table-cell>
          <table:table-cell table:number-columns-repeated="3"/>
          <table:table-cell office:value-type="float" office:value="135">
            <text:p>13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08299.txt</text:p>
          </table:table-cell>
          <table:table-cell office:value-type="string">
            <text:p>FED EXPECTED TO SET CUSTOMER REPURCHASES&lt;br/&gt;&lt;br/&gt; <text:s text:c="3"/>NEW YORK, March 23 - The Federal Reserve is expected to&lt;br/&gt;intervene in the government securities market to add temporary&lt;br/&gt;reserves indirectly via 1.5 to 2.5 billion dlrs of customer&lt;br/&gt;repurchase agreements, economists said.&lt;br/&gt; <text:s text:c="3"/>They said that while the Fed has only a moderate add need&lt;br/&gt;over the next few days, it will probably intervene in an&lt;br/&gt;attempt to counteract an elevated federal funds rate.&lt;br/&gt; <text:s text:c="3"/>Fed funds, which averaged 6.09 pct on Friday, opened at&lt;br/&gt;6-3/16 pct and remained at that level in early trading.&lt;br/&gt; Reuter&lt;br/&gt;</text:p>
          </table:table-cell>
          <table:table-cell office:value-type="string">
            <text:p>Charles A. Mosher</text:p>
          </table:table-cell>
          <table:table-cell office:value-type="string">
            <text:p>http://en.wikipedia.org/wiki/Charles_A._Mosher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58];&quot;,&quot;;[.AC258];&quot;,&quot;; TEXT([.AK258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KLFDEY5COW00PF4AI3RNLC6XBN3U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Z5OBDDP8PJWZ31IF7DBBQ396UT4FO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6:10 GMT 2012</text:p>
          </table:table-cell>
          <table:table-cell office:value-type="string">
            <text:p>Wed Oct 03 07:36:29 GMT 2012</text:p>
          </table:table-cell>
          <table:table-cell office:value-type="string">
            <text:p>Wed Oct 10 00:36:29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08299.txt</text:p>
          </table:table-cell>
          <table:table-cell office:value-type="string">
            <text:p>FED EXPECTED TO SET CUSTOMER REPURCHASES&lt;br/&gt;&lt;br/&gt; <text:s text:c="3"/>NEW YORK, March 23 - The Federal Reserve is expected to&lt;br/&gt;intervene in the government securities market to add temporary&lt;br/&gt;reserves indirectly via 1.5 to 2.5 billion dlrs of customer&lt;br/&gt;repurchase agreements, economists said.&lt;br/&gt; <text:s text:c="3"/>They said that while the Fed has only a moderate add need&lt;br/&gt;over the next few days, it will probably intervene in an&lt;br/&gt;attempt to counteract an elevated federal funds rate.&lt;br/&gt; <text:s text:c="3"/>Fed funds, which averaged 6.09 pct on Friday, opened at&lt;br/&gt;6-3/16 pct and remained at that level in early trading.&lt;br/&gt; Reuter&lt;br/&gt;</text:p>
          </table:table-cell>
          <table:table-cell office:value-type="string">
            <text:p>Charles A. Mosher</text:p>
          </table:table-cell>
          <table:table-cell office:value-type="string">
            <text:p>http://en.wikipedia.org/wiki/Charles_A._Mosher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59];&quot;,&quot;;[.AC259];&quot;,&quot;; TEXT([.AK25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F84J3NAB6BF1O3T589T9TJFF47SF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FLYMNCWYB49UIGXZRO19JONZNSMQ0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9:29 GMT 2012</text:p>
          </table:table-cell>
          <table:table-cell office:value-type="string">
            <text:p>Wed Oct 03 09:29:33 GMT 2012</text:p>
          </table:table-cell>
          <table:table-cell office:value-type="string">
            <text:p>Wed Oct 10 02:29:3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0349.txt</text:p>
          </table:table-cell>
          <table:table-cell office:value-type="string">
            <text:p>GULF ARAB DEPUTY OIL MINISTERS TO MEET IN BAHRAIN&lt;br/&gt;&lt;br/&gt; <text:s text:c="3"/>ABU DHABI, March 2 - Deputy oil ministers from six Gulf&lt;br/&gt;Arab states will meet in Bahrain today to discuss coordination&lt;br/&gt;of crude oil marketing, the official Emirates news agency WAM&lt;br/&gt;reported.&lt;br/&gt; <text:s text:c="3"/>WAM said the officials would be discussing implementation&lt;br/&gt;of last Sunday&amp;apos;s agreement in Doha by Gulf Cooperation Council&lt;br/&gt;(GCC) oil ministers to help each other market their crude oil.&lt;br/&gt; <text:s text:c="3"/>Four of the GCC states - Saudi Arabia, the United Arab&lt;br/&gt;Emirates (UAE), Kuwait and Qatar - are members of the&lt;br/&gt;Organiaation of Petroleum Exporting Countries (OPEC) and some&lt;br/&gt;face stiff buyer resistance to official OPEC prices.&lt;br/&gt; Reuter&lt;br/&gt;</text:p>
          </table:table-cell>
          <table:table-cell office:value-type="string">
            <text:p>United Arab Emirates</text:p>
          </table:table-cell>
          <table:table-cell office:value-type="string">
            <text:p>http://en.wikipedia.org/wiki/United_Arab_Emirates</text:p>
          </table:table-cell>
          <table:table-cell office:value-type="string">
            <text:p>Bpd</text:p>
          </table:table-cell>
          <table:table-cell office:value-type="string">
            <text:p>http://en.wikipedia.org/wiki/Bpd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0];&quot;,&quot;;[.AC260];&quot;,&quot;; TEXT([.AK26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84J3NAB6BF1O3T589T9TJFF47SF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LEJTUHYW2GT4IFFE2WWU1695M7PK3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1:36 GMT 2012</text:p>
          </table:table-cell>
          <table:table-cell office:value-type="string">
            <text:p>Wed Oct 03 08:01:45 GMT 2012</text:p>
          </table:table-cell>
          <table:table-cell office:value-type="string">
            <text:p>Wed Oct 10 01:01:45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0349.txt</text:p>
          </table:table-cell>
          <table:table-cell office:value-type="string">
            <text:p>GULF ARAB DEPUTY OIL MINISTERS TO MEET IN BAHRAIN&lt;br/&gt;&lt;br/&gt; <text:s text:c="3"/>ABU DHABI, March 2 - Deputy oil ministers from six Gulf&lt;br/&gt;Arab states will meet in Bahrain today to discuss coordination&lt;br/&gt;of crude oil marketing, the official Emirates news agency WAM&lt;br/&gt;reported.&lt;br/&gt; <text:s text:c="3"/>WAM said the officials would be discussing implementation&lt;br/&gt;of last Sunday&amp;apos;s agreement in Doha by Gulf Cooperation Council&lt;br/&gt;(GCC) oil ministers to help each other market their crude oil.&lt;br/&gt; <text:s text:c="3"/>Four of the GCC states - Saudi Arabia, the United Arab&lt;br/&gt;Emirates (UAE), Kuwait and Qatar - are members of the&lt;br/&gt;Organiaation of Petroleum Exporting Countries (OPEC) and some&lt;br/&gt;face stiff buyer resistance to official OPEC prices.&lt;br/&gt; Reuter&lt;br/&gt;</text:p>
          </table:table-cell>
          <table:table-cell office:value-type="string">
            <text:p>United Arab Emirates</text:p>
          </table:table-cell>
          <table:table-cell office:value-type="string">
            <text:p>http://en.wikipedia.org/wiki/United_Arab_Emirates</text:p>
          </table:table-cell>
          <table:table-cell office:value-type="string">
            <text:p>Bpd</text:p>
          </table:table-cell>
          <table:table-cell office:value-type="string">
            <text:p>http://en.wikipedia.org/wiki/Bp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1];&quot;,&quot;;[.AC261];&quot;,&quot;; TEXT([.AK26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F84J3NAB6BF1O3T589T9TJFF47SF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PD6VCPWZ9RNS56T2BJ70N3D0AGPAR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8:13 GMT 2012</text:p>
          </table:table-cell>
          <table:table-cell office:value-type="string">
            <text:p>Wed Oct 03 09:18:25 GMT 2012</text:p>
          </table:table-cell>
          <table:table-cell office:value-type="string">
            <text:p>Wed Oct 10 02:18:25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00349.txt</text:p>
          </table:table-cell>
          <table:table-cell office:value-type="string">
            <text:p>GULF ARAB DEPUTY OIL MINISTERS TO MEET IN BAHRAIN&lt;br/&gt;&lt;br/&gt; <text:s text:c="3"/>ABU DHABI, March 2 - Deputy oil ministers from six Gulf&lt;br/&gt;Arab states will meet in Bahrain today to discuss coordination&lt;br/&gt;of crude oil marketing, the official Emirates news agency WAM&lt;br/&gt;reported.&lt;br/&gt; <text:s text:c="3"/>WAM said the officials would be discussing implementation&lt;br/&gt;of last Sunday&amp;apos;s agreement in Doha by Gulf Cooperation Council&lt;br/&gt;(GCC) oil ministers to help each other market their crude oil.&lt;br/&gt; <text:s text:c="3"/>Four of the GCC states - Saudi Arabia, the United Arab&lt;br/&gt;Emirates (UAE), Kuwait and Qatar - are members of the&lt;br/&gt;Organiaation of Petroleum Exporting Countries (OPEC) and some&lt;br/&gt;face stiff buyer resistance to official OPEC prices.&lt;br/&gt; Reuter&lt;br/&gt;</text:p>
          </table:table-cell>
          <table:table-cell office:value-type="string">
            <text:p>United Arab Emirates</text:p>
          </table:table-cell>
          <table:table-cell office:value-type="string">
            <text:p>http://en.wikipedia.org/wiki/United_Arab_Emirates</text:p>
          </table:table-cell>
          <table:table-cell office:value-type="string">
            <text:p>Bpd</text:p>
          </table:table-cell>
          <table:table-cell office:value-type="string">
            <text:p>http://en.wikipedia.org/wiki/Bp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2];&quot;,&quot;;[.AC262];&quot;,&quot;; TEXT([.AK26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7JWKUDD8XMQCE8G9RBEUTO8HXMB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2O6NG1FS3NY2SZ3MB6Z0ZL24LNLZR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6:33 GMT 2012</text:p>
          </table:table-cell>
          <table:table-cell office:value-type="string">
            <text:p>Wed Oct 03 09:46:48 GMT 2012</text:p>
          </table:table-cell>
          <table:table-cell office:value-type="string">
            <text:p>Wed Oct 10 02:46:48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pi/16783.txt</text:p>
          </table:table-cell>
          <table:table-cell office:value-type="string">
            <text:p>OECD CONSUMER PRICES RISE IN FEBRUARY&lt;br/&gt;&lt;br/&gt; <text:s text:c="3"/>PARIS, April 17 - Consumer prices in the countries of the&lt;br/&gt;Organisation for Economic Cooperation and Development (OECD)&lt;br/&gt;rose 0.3 pct in February and inflation rose to 2.4 pct&lt;br/&gt;year-on-year, the OECD said in a communique.&lt;br/&gt; <text:s text:c="3"/>The OECD attributed the rise in consumer prices to the&lt;br/&gt;effects of the February 1986 drop in energy prices working&lt;br/&gt;their way out of the index. The February increase was less than&lt;br/&gt;Janauary&amp;apos;s 0.4 pct increase but slightly above the average for&lt;br/&gt;the later months of 1986.&lt;br/&gt; <text:s text:c="3"/>Inflation in the 24 western industrialised nations in&lt;br/&gt;January was a revised 1.9 pct year-on-year. &lt;br/&gt; <text:s text:c="3"/>Retail energy prices rose by 0.3 pct, less than January&amp;apos;s&lt;br/&gt;1.1 pct increase. Energy prices for consumers were still nine&lt;br/&gt;pct lower than a year earlier, it said.&lt;br/&gt; <text:s text:c="3"/>Consumer prices excluding food and energy rose 0.3 pct in&lt;br/&gt;February, in line with previous months, although there has been&lt;br/&gt;some acceleration noticeable in the U.S. And Britain.&lt;br/&gt; <text:s text:c="3"/>Among the leading seven industrial countries, consumer&lt;br/&gt;price inflation was highest in Italy at 4.2 pct, followed by&lt;br/&gt;Canada at 4.0 pct, Britain at 3.9 pct, France at 3.4 pct, the&lt;br/&gt;U.S. At 2.1 pct and West Germany and Japan with negative rates&lt;br/&gt;of 0.5 pct and 1.4 pct respectively.&lt;br/&gt; REUTER&lt;br/&gt;</text:p>
          </table:table-cell>
          <table:table-cell office:value-type="string">
            <text:p>Patent Cooperation Treaty</text:p>
          </table:table-cell>
          <table:table-cell office:value-type="string">
            <text:p>http://en.wikipedia.org/wiki/Patent_Cooperation_Treaty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3];&quot;,&quot;;[.AC263];&quot;,&quot;; TEXT([.AK26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7JWKUDD8XMQCE8G9RBEUTO8HXMB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NRXR24SMEZZHV6PTX0UGP9YA24I19</text:p>
          </table:table-cell>
          <table:table-cell office:value-type="string">
            <text:p>A21L0YEG7IBZI9</text:p>
          </table:table-cell>
          <table:table-cell office:value-type="string">
            <text:p>Submitted</text:p>
          </table:table-cell>
          <table:table-cell office:value-type="string">
            <text:p>Wed Oct 03 06:00:17 GMT 2012</text:p>
          </table:table-cell>
          <table:table-cell office:value-type="string">
            <text:p>Wed Oct 03 06:00:22 GMT 2012</text:p>
          </table:table-cell>
          <table:table-cell office:value-type="string">
            <text:p>Tue Oct 09 23:00:22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pi/16783.txt</text:p>
          </table:table-cell>
          <table:table-cell office:value-type="string">
            <text:p>OECD CONSUMER PRICES RISE IN FEBRUARY&lt;br/&gt;&lt;br/&gt; <text:s text:c="3"/>PARIS, April 17 - Consumer prices in the countries of the&lt;br/&gt;Organisation for Economic Cooperation and Development (OECD)&lt;br/&gt;rose 0.3 pct in February and inflation rose to 2.4 pct&lt;br/&gt;year-on-year, the OECD said in a communique.&lt;br/&gt; <text:s text:c="3"/>The OECD attributed the rise in consumer prices to the&lt;br/&gt;effects of the February 1986 drop in energy prices working&lt;br/&gt;their way out of the index. The February increase was less than&lt;br/&gt;Janauary&amp;apos;s 0.4 pct increase but slightly above the average for&lt;br/&gt;the later months of 1986.&lt;br/&gt; <text:s text:c="3"/>Inflation in the 24 western industrialised nations in&lt;br/&gt;January was a revised 1.9 pct year-on-year. &lt;br/&gt; <text:s text:c="3"/>Retail energy prices rose by 0.3 pct, less than January&amp;apos;s&lt;br/&gt;1.1 pct increase. Energy prices for consumers were still nine&lt;br/&gt;pct lower than a year earlier, it said.&lt;br/&gt; <text:s text:c="3"/>Consumer prices excluding food and energy rose 0.3 pct in&lt;br/&gt;February, in line with previous months, although there has been&lt;br/&gt;some acceleration noticeable in the U.S. And Britain.&lt;br/&gt; <text:s text:c="3"/>Among the leading seven industrial countries, consumer&lt;br/&gt;price inflation was highest in Italy at 4.2 pct, followed by&lt;br/&gt;Canada at 4.0 pct, Britain at 3.9 pct, France at 3.4 pct, the&lt;br/&gt;U.S. At 2.1 pct and West Germany and Japan with negative rates&lt;br/&gt;of 0.5 pct and 1.4 pct respectively.&lt;br/&gt; REUTER&lt;br/&gt;</text:p>
          </table:table-cell>
          <table:table-cell office:value-type="string">
            <text:p>Patent Cooperation Treaty</text:p>
          </table:table-cell>
          <table:table-cell office:value-type="string">
            <text:p>http://en.wikipedia.org/wiki/Patent_Cooperation_Treaty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4];&quot;,&quot;;[.AC264];&quot;,&quot;; TEXT([.AK26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7JWKUDD8XMQCE8G9RBEUTO8HXMB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PSOHOVR14IXZXQQGC8EKWA64XI679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7:04 GMT 2012</text:p>
          </table:table-cell>
          <table:table-cell office:value-type="string">
            <text:p>Wed Oct 03 08:07:17 GMT 2012</text:p>
          </table:table-cell>
          <table:table-cell office:value-type="string">
            <text:p>Wed Oct 10 01:07:17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pi/16783.txt</text:p>
          </table:table-cell>
          <table:table-cell office:value-type="string">
            <text:p>OECD CONSUMER PRICES RISE IN FEBRUARY&lt;br/&gt;&lt;br/&gt; <text:s text:c="3"/>PARIS, April 17 - Consumer prices in the countries of the&lt;br/&gt;Organisation for Economic Cooperation and Development (OECD)&lt;br/&gt;rose 0.3 pct in February and inflation rose to 2.4 pct&lt;br/&gt;year-on-year, the OECD said in a communique.&lt;br/&gt; <text:s text:c="3"/>The OECD attributed the rise in consumer prices to the&lt;br/&gt;effects of the February 1986 drop in energy prices working&lt;br/&gt;their way out of the index. The February increase was less than&lt;br/&gt;Janauary&amp;apos;s 0.4 pct increase but slightly above the average for&lt;br/&gt;the later months of 1986.&lt;br/&gt; <text:s text:c="3"/>Inflation in the 24 western industrialised nations in&lt;br/&gt;January was a revised 1.9 pct year-on-year. &lt;br/&gt; <text:s text:c="3"/>Retail energy prices rose by 0.3 pct, less than January&amp;apos;s&lt;br/&gt;1.1 pct increase. Energy prices for consumers were still nine&lt;br/&gt;pct lower than a year earlier, it said.&lt;br/&gt; <text:s text:c="3"/>Consumer prices excluding food and energy rose 0.3 pct in&lt;br/&gt;February, in line with previous months, although there has been&lt;br/&gt;some acceleration noticeable in the U.S. And Britain.&lt;br/&gt; <text:s text:c="3"/>Among the leading seven industrial countries, consumer&lt;br/&gt;price inflation was highest in Italy at 4.2 pct, followed by&lt;br/&gt;Canada at 4.0 pct, Britain at 3.9 pct, France at 3.4 pct, the&lt;br/&gt;U.S. At 2.1 pct and West Germany and Japan with negative rates&lt;br/&gt;of 0.5 pct and 1.4 pct respectively.&lt;br/&gt; REUTER&lt;br/&gt;</text:p>
          </table:table-cell>
          <table:table-cell office:value-type="string">
            <text:p>Patent Cooperation Treaty</text:p>
          </table:table-cell>
          <table:table-cell office:value-type="string">
            <text:p>http://en.wikipedia.org/wiki/Patent_Cooperation_Treaty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5];&quot;,&quot;;[.AC265];&quot;,&quot;; TEXT([.AK26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IANQQ7Q6705GZ8HU1S21QC1ZA9BV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59VKCJ011K2MD7CGUHWE18NB0GA8S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3:08 GMT 2012</text:p>
          </table:table-cell>
          <table:table-cell office:value-type="string">
            <text:p>Wed Oct 03 09:13:12 GMT 2012</text:p>
          </table:table-cell>
          <table:table-cell office:value-type="string">
            <text:p>Wed Oct 10 02:13:12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old/10214.txt</text:p>
          </table:table-cell>
          <table:table-cell office:value-type="string">
            <text:p>CANAMAX, PACIFIC TRANS-OCEAN APPROVE PRODUCTION&lt;br/&gt;&lt;br/&gt; <text:s text:c="3"/>TORONTO, March 26 - &amp;lt;Canamax Resources Inc&amp;gt; and &amp;lt;Pacific&lt;br/&gt;Trans-Ocean Resources Ltd&amp;gt; said they conditionally approved&lt;br/&gt;starting production at their jointly owned Ketza River gold&lt;br/&gt;deposit in the Yukon after a study recommended the move.&lt;br/&gt; <text:s text:c="3"/>They said production was conditional on approval of a water&lt;br/&gt;license and arrangement of appropriate financing. They&lt;br/&gt;estimated development costs for the mine and mill would total&lt;br/&gt;21.1 mln dlrs, including three mln dlrs of working capital.&lt;br/&gt; <text:s text:c="3"/>The feasibility study anticipated gold production of 49,600&lt;br/&gt;ounces a year at a cost of 129 Canadian dlrs a short ton, they&lt;br/&gt;said.&lt;br/&gt; <text:s text:c="3"/>Canamax and Pacific Trans-Ocean said the project would&lt;br/&gt;yield a 40 pct after-tax real rate of return at a gold price of&lt;br/&gt;400 U.S. dlrs an ounce.&lt;br/&gt; <text:s text:c="3"/>They said they would mine 460,000 tonnes of proven and&lt;br/&gt;probable mineable reserves of oxide ore grading 0.45 ounce gold&lt;br/&gt;ton at a yearly rate of 112,000 tonnes for a mine life of 4.25&lt;br/&gt;years.&lt;br/&gt; <text:s text:c="3"/>Possible reserves of 75,000 tonnes grading 0.38 ounce gold&lt;br/&gt;ton at the break zone would extend mine life by a year, with&lt;br/&gt;considerable potential for development of further oxide ore&lt;br/&gt;reserves at the deposit, they said.&lt;br/&gt; Reuter&lt;br/&gt;</text:p>
          </table:table-cell>
          <table:table-cell office:value-type="string">
            <text:p>EOG Resources</text:p>
          </table:table-cell>
          <table:table-cell office:value-type="string">
            <text:p>http://en.wikipedia.org/wiki/EOG_Resources</text:p>
          </table:table-cell>
          <table:table-cell office:value-type="string">
            <text:p>Orex Exploration</text:p>
          </table:table-cell>
          <table:table-cell office:value-type="string">
            <text:p>http://en.wikipedia.org/wiki/Orex_Explor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6];&quot;,&quot;;[.AC266];&quot;,&quot;; TEXT([.AK26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IANQQ7Q6705GZ8HU1S21QC1ZA9BV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QCPEIB9BAWL7VLUXFMX2D3M0L9Y12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1:09 GMT 2012</text:p>
          </table:table-cell>
          <table:table-cell office:value-type="string">
            <text:p>Wed Oct 03 07:52:59 GMT 2012</text:p>
          </table:table-cell>
          <table:table-cell office:value-type="string">
            <text:p>Wed Oct 10 00:52:59 PDT 2012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old/10214.txt</text:p>
          </table:table-cell>
          <table:table-cell office:value-type="string">
            <text:p>CANAMAX, PACIFIC TRANS-OCEAN APPROVE PRODUCTION&lt;br/&gt;&lt;br/&gt; <text:s text:c="3"/>TORONTO, March 26 - &amp;lt;Canamax Resources Inc&amp;gt; and &amp;lt;Pacific&lt;br/&gt;Trans-Ocean Resources Ltd&amp;gt; said they conditionally approved&lt;br/&gt;starting production at their jointly owned Ketza River gold&lt;br/&gt;deposit in the Yukon after a study recommended the move.&lt;br/&gt; <text:s text:c="3"/>They said production was conditional on approval of a water&lt;br/&gt;license and arrangement of appropriate financing. They&lt;br/&gt;estimated development costs for the mine and mill would total&lt;br/&gt;21.1 mln dlrs, including three mln dlrs of working capital.&lt;br/&gt; <text:s text:c="3"/>The feasibility study anticipated gold production of 49,600&lt;br/&gt;ounces a year at a cost of 129 Canadian dlrs a short ton, they&lt;br/&gt;said.&lt;br/&gt; <text:s text:c="3"/>Canamax and Pacific Trans-Ocean said the project would&lt;br/&gt;yield a 40 pct after-tax real rate of return at a gold price of&lt;br/&gt;400 U.S. dlrs an ounce.&lt;br/&gt; <text:s text:c="3"/>They said they would mine 460,000 tonnes of proven and&lt;br/&gt;probable mineable reserves of oxide ore grading 0.45 ounce gold&lt;br/&gt;ton at a yearly rate of 112,000 tonnes for a mine life of 4.25&lt;br/&gt;years.&lt;br/&gt; <text:s text:c="3"/>Possible reserves of 75,000 tonnes grading 0.38 ounce gold&lt;br/&gt;ton at the break zone would extend mine life by a year, with&lt;br/&gt;considerable potential for development of further oxide ore&lt;br/&gt;reserves at the deposit, they said.&lt;br/&gt; Reuter&lt;br/&gt;</text:p>
          </table:table-cell>
          <table:table-cell office:value-type="string">
            <text:p>EOG Resources</text:p>
          </table:table-cell>
          <table:table-cell office:value-type="string">
            <text:p>http://en.wikipedia.org/wiki/EOG_Resources</text:p>
          </table:table-cell>
          <table:table-cell office:value-type="string">
            <text:p>Orex Exploration</text:p>
          </table:table-cell>
          <table:table-cell office:value-type="string">
            <text:p>http://en.wikipedia.org/wiki/Orex_Explor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7];&quot;,&quot;;[.AC267];&quot;,&quot;; TEXT([.AK26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IANQQ7Q6705GZ8HU1S21QC1ZA9BV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UG2L92HECWAL6R3VM3F8CP5RR8HIF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0:26 GMT 2012</text:p>
          </table:table-cell>
          <table:table-cell office:value-type="string">
            <text:p>Wed Oct 03 08:00:44 GMT 2012</text:p>
          </table:table-cell>
          <table:table-cell office:value-type="string">
            <text:p>Wed Oct 10 01:00:44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old/10214.txt</text:p>
          </table:table-cell>
          <table:table-cell office:value-type="string">
            <text:p>CANAMAX, PACIFIC TRANS-OCEAN APPROVE PRODUCTION&lt;br/&gt;&lt;br/&gt; <text:s text:c="3"/>TORONTO, March 26 - &amp;lt;Canamax Resources Inc&amp;gt; and &amp;lt;Pacific&lt;br/&gt;Trans-Ocean Resources Ltd&amp;gt; said they conditionally approved&lt;br/&gt;starting production at their jointly owned Ketza River gold&lt;br/&gt;deposit in the Yukon after a study recommended the move.&lt;br/&gt; <text:s text:c="3"/>They said production was conditional on approval of a water&lt;br/&gt;license and arrangement of appropriate financing. They&lt;br/&gt;estimated development costs for the mine and mill would total&lt;br/&gt;21.1 mln dlrs, including three mln dlrs of working capital.&lt;br/&gt; <text:s text:c="3"/>The feasibility study anticipated gold production of 49,600&lt;br/&gt;ounces a year at a cost of 129 Canadian dlrs a short ton, they&lt;br/&gt;said.&lt;br/&gt; <text:s text:c="3"/>Canamax and Pacific Trans-Ocean said the project would&lt;br/&gt;yield a 40 pct after-tax real rate of return at a gold price of&lt;br/&gt;400 U.S. dlrs an ounce.&lt;br/&gt; <text:s text:c="3"/>They said they would mine 460,000 tonnes of proven and&lt;br/&gt;probable mineable reserves of oxide ore grading 0.45 ounce gold&lt;br/&gt;ton at a yearly rate of 112,000 tonnes for a mine life of 4.25&lt;br/&gt;years.&lt;br/&gt; <text:s text:c="3"/>Possible reserves of 75,000 tonnes grading 0.38 ounce gold&lt;br/&gt;ton at the break zone would extend mine life by a year, with&lt;br/&gt;considerable potential for development of further oxide ore&lt;br/&gt;reserves at the deposit, they said.&lt;br/&gt; Reuter&lt;br/&gt;</text:p>
          </table:table-cell>
          <table:table-cell office:value-type="string">
            <text:p>EOG Resources</text:p>
          </table:table-cell>
          <table:table-cell office:value-type="string">
            <text:p>http://en.wikipedia.org/wiki/EOG_Resources</text:p>
          </table:table-cell>
          <table:table-cell office:value-type="string">
            <text:p>Orex Exploration</text:p>
          </table:table-cell>
          <table:table-cell office:value-type="string">
            <text:p>http://en.wikipedia.org/wiki/Orex_Explor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8];&quot;,&quot;;[.AC268];&quot;,&quot;; TEXT([.AK26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1UNU8LZ6R7FPTWGI48R3VE9KM4K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7CO2L92HECWPFL85Y3CN0CPCEGGHM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2:03 GMT 2012</text:p>
          </table:table-cell>
          <table:table-cell office:value-type="string">
            <text:p>Wed Oct 03 07:52:18 GMT 2012</text:p>
          </table:table-cell>
          <table:table-cell office:value-type="string">
            <text:p>Wed Oct 10 00:52:18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5531.txt</text:p>
          </table:table-cell>
          <table:table-cell office:value-type="string">
            <text:p>TRADE SEES STEADY CORN/WHEAT EXPORT INSPECTIONS&lt;br/&gt;&lt;br/&gt; <text:s text:c="3"/>CHICAGO, March 16 - The USDA&amp;apos;s weekly export inspection&lt;br/&gt;report is expected to show steady corn and wheat exports and&lt;br/&gt;lower soybean exports, according to CBT floor traders&amp;apos;&lt;br/&gt;forecasts.&lt;br/&gt; <text:s text:c="3"/>Traders projected soybean exports at 16 mln to 18 mln&lt;br/&gt;bushels, down from 18.6 mln bushels a week ago and 20.3 mln&lt;br/&gt;bushels a year ago.&lt;br/&gt; <text:s text:c="3"/>Corn guesses ranged from 22 mln to 26 mln bushels, compared&lt;br/&gt;with 25.2 mln bushels a week ago and 22.4 million bushels a&lt;br/&gt;year ago.&lt;br/&gt; <text:s text:c="3"/>Wheat guesses ranged from 13 mln to 17 mln bushels,&lt;br/&gt;compared with 16.8 mln bushels a week ago and 13.4 mln bushels&lt;br/&gt;a year ago.&lt;br/&gt; Reuter&lt;br/&gt;</text:p>
          </table:table-cell>
          <table:table-cell office:value-type="string">
            <text:p>Compensatory picks</text:p>
          </table:table-cell>
          <table:table-cell office:value-type="string">
            <text:p>http://en.wikipedia.org/wiki/Compensatory_picks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9];&quot;,&quot;;[.AC269];&quot;,&quot;; TEXT([.AK269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31UNU8LZ6R7FPTWGI48R3VE9KM4K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G2UC26DG67DG6R07PB0KOK2Q8ND6B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8:23 GMT 2012</text:p>
          </table:table-cell>
          <table:table-cell office:value-type="string">
            <text:p>Wed Oct 03 09:18:27 GMT 2012</text:p>
          </table:table-cell>
          <table:table-cell office:value-type="string">
            <text:p>Wed Oct 10 02:18:27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5531.txt</text:p>
          </table:table-cell>
          <table:table-cell office:value-type="string">
            <text:p>TRADE SEES STEADY CORN/WHEAT EXPORT INSPECTIONS&lt;br/&gt;&lt;br/&gt; <text:s text:c="3"/>CHICAGO, March 16 - The USDA&amp;apos;s weekly export inspection&lt;br/&gt;report is expected to show steady corn and wheat exports and&lt;br/&gt;lower soybean exports, according to CBT floor traders&amp;apos;&lt;br/&gt;forecasts.&lt;br/&gt; <text:s text:c="3"/>Traders projected soybean exports at 16 mln to 18 mln&lt;br/&gt;bushels, down from 18.6 mln bushels a week ago and 20.3 mln&lt;br/&gt;bushels a year ago.&lt;br/&gt; <text:s text:c="3"/>Corn guesses ranged from 22 mln to 26 mln bushels, compared&lt;br/&gt;with 25.2 mln bushels a week ago and 22.4 million bushels a&lt;br/&gt;year ago.&lt;br/&gt; <text:s text:c="3"/>Wheat guesses ranged from 13 mln to 17 mln bushels,&lt;br/&gt;compared with 16.8 mln bushels a week ago and 13.4 mln bushels&lt;br/&gt;a year ago.&lt;br/&gt; Reuter&lt;br/&gt;</text:p>
          </table:table-cell>
          <table:table-cell office:value-type="string">
            <text:p>Compensatory picks</text:p>
          </table:table-cell>
          <table:table-cell office:value-type="string">
            <text:p>http://en.wikipedia.org/wiki/Compensatory_picks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0];&quot;,&quot;;[.AC270];&quot;,&quot;; TEXT([.AK270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31UNU8LZ6R7FPTWGI48R3VE9KM4K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IBVCNHMVHVKRSO68UT7CJ79RKK317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4:26 GMT 2012</text:p>
          </table:table-cell>
          <table:table-cell office:value-type="string">
            <text:p>Wed Oct 03 09:44:52 GMT 2012</text:p>
          </table:table-cell>
          <table:table-cell office:value-type="string">
            <text:p>Wed Oct 10 02:44:52 PDT 201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5531.txt</text:p>
          </table:table-cell>
          <table:table-cell office:value-type="string">
            <text:p>TRADE SEES STEADY CORN/WHEAT EXPORT INSPECTIONS&lt;br/&gt;&lt;br/&gt; <text:s text:c="3"/>CHICAGO, March 16 - The USDA&amp;apos;s weekly export inspection&lt;br/&gt;report is expected to show steady corn and wheat exports and&lt;br/&gt;lower soybean exports, according to CBT floor traders&amp;apos;&lt;br/&gt;forecasts.&lt;br/&gt; <text:s text:c="3"/>Traders projected soybean exports at 16 mln to 18 mln&lt;br/&gt;bushels, down from 18.6 mln bushels a week ago and 20.3 mln&lt;br/&gt;bushels a year ago.&lt;br/&gt; <text:s text:c="3"/>Corn guesses ranged from 22 mln to 26 mln bushels, compared&lt;br/&gt;with 25.2 mln bushels a week ago and 22.4 million bushels a&lt;br/&gt;year ago.&lt;br/&gt; <text:s text:c="3"/>Wheat guesses ranged from 13 mln to 17 mln bushels,&lt;br/&gt;compared with 16.8 mln bushels a week ago and 13.4 mln bushels&lt;br/&gt;a year ago.&lt;br/&gt; Reuter&lt;br/&gt;</text:p>
          </table:table-cell>
          <table:table-cell office:value-type="string">
            <text:p>Compensatory picks</text:p>
          </table:table-cell>
          <table:table-cell office:value-type="string">
            <text:p>http://en.wikipedia.org/wiki/Compensatory_picks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1];&quot;,&quot;;[.AC271];&quot;,&quot;; TEXT([.AK271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8K4SMEZZ2MIZVBE1IG9638TYKR4L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23RI8IUB2YUOH7MZ3CBBL0FIDVI6I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49 GMT 2012</text:p>
          </table:table-cell>
          <table:table-cell office:value-type="string">
            <text:p>Wed Oct 03 09:15:53 GMT 2012</text:p>
          </table:table-cell>
          <table:table-cell office:value-type="string">
            <text:p>Wed Oct 10 02:15:5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1643.txt</text:p>
          </table:table-cell>
          <table:table-cell office:value-type="string">
            <text:p>GULF APPLIED TECHNOLOGIES INC &amp;lt;GATS&amp;gt; 4TH QTR&lt;br/&gt;&lt;br/&gt; <text:s text:c="3"/>HOUSTON, March 4 -&lt;br/&gt; <text:s text:c="3"/>Oper shr loss five cts vs loss 24 cts&lt;br/&gt; <text:s text:c="3"/>Oper net loss 165,000 vs loss 802,000&lt;br/&gt; <text:s text:c="3"/>Revs 4,988,000 vs 3,101,000&lt;br/&gt; <text:s text:c="3"/>Year&lt;br/&gt; <text:s text:c="3"/>Oper shr loss 13 cts vs loss 1.33 dlrs&lt;br/&gt; <text:s text:c="3"/>Oper net loss 454,000 vs loss 4,407,000&lt;br/&gt; <text:s text:c="3"/>Revs 23.1 mln vs 8,937,000&lt;br/&gt; <text:s text:c="3"/>NOTE: Results restated for discontinued operations.&lt;br/&gt; <text:s text:c="3"/>1986 net both periods excludes 143,000 dlr tax credit.&lt;br/&gt; <text:s text:c="3"/>Net excludes gains from discontinued pipelines and&lt;br/&gt;terminals operations of 216,000 dlrs vs 99,000 dlrs in quarter&lt;br/&gt;and 527,000 dlrs vs 296,000 dlrs in year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Italia Rugby Football League</text:p>
          </table:table-cell>
          <table:table-cell office:value-type="string">
            <text:p>http://en.wikipedia.org/wiki/Italia_Rugby_Football_Leagu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72];&quot;,&quot;;[.AC272];&quot;,&quot;; TEXT([.AK272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8K4SMEZZ2MIZVBE1IG9638TYKR4L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3VHVWAVKI622SE78HTZH9QHD57PH3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3:10 GMT 2012</text:p>
          </table:table-cell>
          <table:table-cell office:value-type="string">
            <text:p>Wed Oct 03 09:33:36 GMT 2012</text:p>
          </table:table-cell>
          <table:table-cell office:value-type="string">
            <text:p>Wed Oct 10 02:33:36 PDT 201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1643.txt</text:p>
          </table:table-cell>
          <table:table-cell office:value-type="string">
            <text:p>GULF APPLIED TECHNOLOGIES INC &amp;lt;GATS&amp;gt; 4TH QTR&lt;br/&gt;&lt;br/&gt; <text:s text:c="3"/>HOUSTON, March 4 -&lt;br/&gt; <text:s text:c="3"/>Oper shr loss five cts vs loss 24 cts&lt;br/&gt; <text:s text:c="3"/>Oper net loss 165,000 vs loss 802,000&lt;br/&gt; <text:s text:c="3"/>Revs 4,988,000 vs 3,101,000&lt;br/&gt; <text:s text:c="3"/>Year&lt;br/&gt; <text:s text:c="3"/>Oper shr loss 13 cts vs loss 1.33 dlrs&lt;br/&gt; <text:s text:c="3"/>Oper net loss 454,000 vs loss 4,407,000&lt;br/&gt; <text:s text:c="3"/>Revs 23.1 mln vs 8,937,000&lt;br/&gt; <text:s text:c="3"/>NOTE: Results restated for discontinued operations.&lt;br/&gt; <text:s text:c="3"/>1986 net both periods excludes 143,000 dlr tax credit.&lt;br/&gt; <text:s text:c="3"/>Net excludes gains from discontinued pipelines and&lt;br/&gt;terminals operations of 216,000 dlrs vs 99,000 dlrs in quarter&lt;br/&gt;and 527,000 dlrs vs 296,000 dlrs in year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Italia Rugby Football League</text:p>
          </table:table-cell>
          <table:table-cell office:value-type="string">
            <text:p>http://en.wikipedia.org/wiki/Italia_Rugby_Football_League</text:p>
          </table:table-cell>
          <table:table-cell office:value-type="string">
            <text:p>Difficult... can you illustrate using an example..??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273];&quot;,&quot;;[.AC273];&quot;,&quot;; TEXT([.AK273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8K4SMEZZ2MIZVBE1IG9638TYKR4L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5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5 GMT 2012</text:p>
          </table:table-cell>
          <table:table-cell table:number-columns-repeated="2"/>
          <table:table-cell office:value-type="string">
            <text:p>2QMLF395SW6NVA3XAXPNRBYF89JESP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6:33 GMT 2012</text:p>
          </table:table-cell>
          <table:table-cell office:value-type="string">
            <text:p>Wed Oct 03 08:16:38 GMT 2012</text:p>
          </table:table-cell>
          <table:table-cell office:value-type="string">
            <text:p>Wed Oct 10 01:16:38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1643.txt</text:p>
          </table:table-cell>
          <table:table-cell office:value-type="string">
            <text:p>GULF APPLIED TECHNOLOGIES INC &amp;lt;GATS&amp;gt; 4TH QTR&lt;br/&gt;&lt;br/&gt; <text:s text:c="3"/>HOUSTON, March 4 -&lt;br/&gt; <text:s text:c="3"/>Oper shr loss five cts vs loss 24 cts&lt;br/&gt; <text:s text:c="3"/>Oper net loss 165,000 vs loss 802,000&lt;br/&gt; <text:s text:c="3"/>Revs 4,988,000 vs 3,101,000&lt;br/&gt; <text:s text:c="3"/>Year&lt;br/&gt; <text:s text:c="3"/>Oper shr loss 13 cts vs loss 1.33 dlrs&lt;br/&gt; <text:s text:c="3"/>Oper net loss 454,000 vs loss 4,407,000&lt;br/&gt; <text:s text:c="3"/>Revs 23.1 mln vs 8,937,000&lt;br/&gt; <text:s text:c="3"/>NOTE: Results restated for discontinued operations.&lt;br/&gt; <text:s text:c="3"/>1986 net both periods excludes 143,000 dlr tax credit.&lt;br/&gt; <text:s text:c="3"/>Net excludes gains from discontinued pipelines and&lt;br/&gt;terminals operations of 216,000 dlrs vs 99,000 dlrs in quarter&lt;br/&gt;and 527,000 dlrs vs 296,000 dlrs in year.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Italia Rugby Football League</text:p>
          </table:table-cell>
          <table:table-cell office:value-type="string">
            <text:p>http://en.wikipedia.org/wiki/Italia_Rugby_Football_Leagu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74];&quot;,&quot;;[.AC274];&quot;,&quot;; TEXT([.AK274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WW4EGDHDM250H6EU9N6PEZ6Q2XMC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4VK4F0OHOVRGD62RYTLH2HEJQW23L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1:31 GMT 2012</text:p>
          </table:table-cell>
          <table:table-cell office:value-type="string">
            <text:p>Wed Oct 03 09:12:16 GMT 2012</text:p>
          </table:table-cell>
          <table:table-cell office:value-type="string">
            <text:p>Wed Oct 10 02:12:16 PDT 2012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interest/16852.txt</text:p>
          </table:table-cell>
          <table:table-cell office:value-type="string">
            <text:p>BUDGET CHIEF MILLER WARNS FED ON INTEREST RATES&lt;br/&gt;&lt;br/&gt; <text:s text:c="3"/>WASHINGTON, April 17 - White House Budget chief James&lt;br/&gt;Miller said he was concerned that the Federal Reserve might&lt;br/&gt;&amp;quot;overreact&amp;quot; to the decline in the value of the U.S. dollar by&lt;br/&gt;raising interest rates, a move he said could cause a recession&lt;br/&gt;next year.&lt;br/&gt; <text:s text:c="3"/>&amp;quot;Our greatest danger is overreaction,&amp;quot; Miller told newspaper&lt;br/&gt;reporters yesterday. &amp;quot;I&amp;apos;m concerned about the Fed&amp;apos;s&lt;br/&gt;overreaction. I&amp;apos;m concerned about what I see in recent data&lt;br/&gt;showing a substantial fall in the money supply.&amp;quot;&lt;br/&gt; <text:s text:c="3"/>Edwin Dale, Miller&amp;apos;s spokesman, said the remarks, published&lt;br/&gt;in the New York Times today, were accurate.&lt;br/&gt; <text:s text:c="3"/>Miller said he was concerned the Fed might overreact to&lt;br/&gt;signals of rising inflation by tightening credit -- a move he&lt;br/&gt;said could have &amp;quot;political consequences.&amp;quot;&lt;br/&gt; <text:s text:c="3"/>The White House budget chief appeared to be referring to&lt;br/&gt;the effect an economic slowdown could have on the presidential&lt;br/&gt;and congressional elections next year.&lt;br/&gt; <text:s text:c="3"/>&amp;quot;My fear is that if we get into a recession we are in deep&lt;br/&gt;soup, and there is no question about it,&amp;quot; he said.&lt;br/&gt; <text:s text:c="3"/>Miller said an economic slowdown could lead to lower tax&lt;br/&gt;revenues and a widening of the budget deficit.&lt;br/&gt; <text:s text:c="3"/>Miller&amp;apos;s remarks reflected concern that the U.S. central&lt;br/&gt;bank might feel compelled to tighten credit as a means of&lt;br/&gt;bolstering the dollar.&lt;br/&gt; <text:s text:c="3"/>Both Treasury Secretary James Baker and Federal Reserve&lt;br/&gt;Board Chairman Paul Volcker recently have warned that further&lt;br/&gt;declines in the value of the U.S. dollar could jeopardize&lt;br/&gt;global growth prospects.&lt;br/&gt; <text:s text:c="3"/>U.S. officials have urged Japan and West Germany to&lt;br/&gt;stimulate economic growth in their countries -- a move that&lt;br/&gt;could boost U.S. exports and relieve trade protectionist&lt;br/&gt;pressures in the United States.&lt;br/&gt; Reuter&lt;br/&gt;</text:p>
          </table:table-cell>
          <table:table-cell office:value-type="string">
            <text:p>Philip Webb</text:p>
          </table:table-cell>
          <table:table-cell office:value-type="string">
            <text:p>http://en.wikipedia.org/wiki/Philip_Webb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5];&quot;,&quot;;[.AC275];&quot;,&quot;; TEXT([.AK275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WW4EGDHDM250H6EU9N6PEZ6Q2XMC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5OAVKI62NJQHAV76J0QP6BKS6FKSF</text:p>
          </table:table-cell>
          <table:table-cell office:value-type="string">
            <text:p>A2024CXWJN0VS3</text:p>
          </table:table-cell>
          <table:table-cell office:value-type="string">
            <text:p>Submitted</text:p>
          </table:table-cell>
          <table:table-cell office:value-type="string">
            <text:p>Wed Oct 03 08:32:03 GMT 2012</text:p>
          </table:table-cell>
          <table:table-cell office:value-type="string">
            <text:p>Wed Oct 03 08:33:49 GMT 2012</text:p>
          </table:table-cell>
          <table:table-cell office:value-type="string">
            <text:p>Wed Oct 10 01:33:49 PDT 2012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interest/16852.txt</text:p>
          </table:table-cell>
          <table:table-cell office:value-type="string">
            <text:p>BUDGET CHIEF MILLER WARNS FED ON INTEREST RATES&lt;br/&gt;&lt;br/&gt; <text:s text:c="3"/>WASHINGTON, April 17 - White House Budget chief James&lt;br/&gt;Miller said he was concerned that the Federal Reserve might&lt;br/&gt;&amp;quot;overreact&amp;quot; to the decline in the value of the U.S. dollar by&lt;br/&gt;raising interest rates, a move he said could cause a recession&lt;br/&gt;next year.&lt;br/&gt; <text:s text:c="3"/>&amp;quot;Our greatest danger is overreaction,&amp;quot; Miller told newspaper&lt;br/&gt;reporters yesterday. &amp;quot;I&amp;apos;m concerned about the Fed&amp;apos;s&lt;br/&gt;overreaction. I&amp;apos;m concerned about what I see in recent data&lt;br/&gt;showing a substantial fall in the money supply.&amp;quot;&lt;br/&gt; <text:s text:c="3"/>Edwin Dale, Miller&amp;apos;s spokesman, said the remarks, published&lt;br/&gt;in the New York Times today, were accurate.&lt;br/&gt; <text:s text:c="3"/>Miller said he was concerned the Fed might overreact to&lt;br/&gt;signals of rising inflation by tightening credit -- a move he&lt;br/&gt;said could have &amp;quot;political consequences.&amp;quot;&lt;br/&gt; <text:s text:c="3"/>The White House budget chief appeared to be referring to&lt;br/&gt;the effect an economic slowdown could have on the presidential&lt;br/&gt;and congressional elections next year.&lt;br/&gt; <text:s text:c="3"/>&amp;quot;My fear is that if we get into a recession we are in deep&lt;br/&gt;soup, and there is no question about it,&amp;quot; he said.&lt;br/&gt; <text:s text:c="3"/>Miller said an economic slowdown could lead to lower tax&lt;br/&gt;revenues and a widening of the budget deficit.&lt;br/&gt; <text:s text:c="3"/>Miller&amp;apos;s remarks reflected concern that the U.S. central&lt;br/&gt;bank might feel compelled to tighten credit as a means of&lt;br/&gt;bolstering the dollar.&lt;br/&gt; <text:s text:c="3"/>Both Treasury Secretary James Baker and Federal Reserve&lt;br/&gt;Board Chairman Paul Volcker recently have warned that further&lt;br/&gt;declines in the value of the U.S. dollar could jeopardize&lt;br/&gt;global growth prospects.&lt;br/&gt; <text:s text:c="3"/>U.S. officials have urged Japan and West Germany to&lt;br/&gt;stimulate economic growth in their countries -- a move that&lt;br/&gt;could boost U.S. exports and relieve trade protectionist&lt;br/&gt;pressures in the United States.&lt;br/&gt; Reuter&lt;br/&gt;</text:p>
          </table:table-cell>
          <table:table-cell office:value-type="string">
            <text:p>Philip Webb</text:p>
          </table:table-cell>
          <table:table-cell office:value-type="string">
            <text:p>http://en.wikipedia.org/wiki/Philip_Webb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6];&quot;,&quot;;[.AC276];&quot;,&quot;; TEXT([.AK276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WW4EGDHDM250H6EU9N6PEZ6Q2XMC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DFAB6BFMFFOD76Y83AFLGESJU6WJ2</text:p>
          </table:table-cell>
          <table:table-cell office:value-type="string">
            <text:p>ABG9UHF6BYTTH</text:p>
          </table:table-cell>
          <table:table-cell office:value-type="string">
            <text:p>Submitted</text:p>
          </table:table-cell>
          <table:table-cell office:value-type="string">
            <text:p>Wed Oct 03 06:47:43 GMT 2012</text:p>
          </table:table-cell>
          <table:table-cell office:value-type="string">
            <text:p>Wed Oct 03 06:48:49 GMT 2012</text:p>
          </table:table-cell>
          <table:table-cell office:value-type="string">
            <text:p>Tue Oct 09 23:48:49 PDT 2012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interest/16852.txt</text:p>
          </table:table-cell>
          <table:table-cell office:value-type="string">
            <text:p>BUDGET CHIEF MILLER WARNS FED ON INTEREST RATES&lt;br/&gt;&lt;br/&gt; <text:s text:c="3"/>WASHINGTON, April 17 - White House Budget chief James&lt;br/&gt;Miller said he was concerned that the Federal Reserve might&lt;br/&gt;&amp;quot;overreact&amp;quot; to the decline in the value of the U.S. dollar by&lt;br/&gt;raising interest rates, a move he said could cause a recession&lt;br/&gt;next year.&lt;br/&gt; <text:s text:c="3"/>&amp;quot;Our greatest danger is overreaction,&amp;quot; Miller told newspaper&lt;br/&gt;reporters yesterday. &amp;quot;I&amp;apos;m concerned about the Fed&amp;apos;s&lt;br/&gt;overreaction. I&amp;apos;m concerned about what I see in recent data&lt;br/&gt;showing a substantial fall in the money supply.&amp;quot;&lt;br/&gt; <text:s text:c="3"/>Edwin Dale, Miller&amp;apos;s spokesman, said the remarks, published&lt;br/&gt;in the New York Times today, were accurate.&lt;br/&gt; <text:s text:c="3"/>Miller said he was concerned the Fed might overreact to&lt;br/&gt;signals of rising inflation by tightening credit -- a move he&lt;br/&gt;said could have &amp;quot;political consequences.&amp;quot;&lt;br/&gt; <text:s text:c="3"/>The White House budget chief appeared to be referring to&lt;br/&gt;the effect an economic slowdown could have on the presidential&lt;br/&gt;and congressional elections next year.&lt;br/&gt; <text:s text:c="3"/>&amp;quot;My fear is that if we get into a recession we are in deep&lt;br/&gt;soup, and there is no question about it,&amp;quot; he said.&lt;br/&gt; <text:s text:c="3"/>Miller said an economic slowdown could lead to lower tax&lt;br/&gt;revenues and a widening of the budget deficit.&lt;br/&gt; <text:s text:c="3"/>Miller&amp;apos;s remarks reflected concern that the U.S. central&lt;br/&gt;bank might feel compelled to tighten credit as a means of&lt;br/&gt;bolstering the dollar.&lt;br/&gt; <text:s text:c="3"/>Both Treasury Secretary James Baker and Federal Reserve&lt;br/&gt;Board Chairman Paul Volcker recently have warned that further&lt;br/&gt;declines in the value of the U.S. dollar could jeopardize&lt;br/&gt;global growth prospects.&lt;br/&gt; <text:s text:c="3"/>U.S. officials have urged Japan and West Germany to&lt;br/&gt;stimulate economic growth in their countries -- a move that&lt;br/&gt;could boost U.S. exports and relieve trade protectionist&lt;br/&gt;pressures in the United States.&lt;br/&gt; Reuter&lt;br/&gt;</text:p>
          </table:table-cell>
          <table:table-cell office:value-type="string">
            <text:p>Philip Webb</text:p>
          </table:table-cell>
          <table:table-cell office:value-type="string">
            <text:p>http://en.wikipedia.org/wiki/Philip_Webb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7];&quot;,&quot;;[.AC277];&quot;,&quot;; TEXT([.AK277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NCFBNFSVGULUCXAZ6XNO1FS5BRK6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0AHPCGJ2D213CKA4RRJXPSI9EKA4L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2:34 GMT 2012</text:p>
          </table:table-cell>
          <table:table-cell office:value-type="string">
            <text:p>Wed Oct 03 09:12:39 GMT 2012</text:p>
          </table:table-cell>
          <table:table-cell office:value-type="string">
            <text:p>Wed Oct 10 02:12:39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11497.txt</text:p>
          </table:table-cell>
          <table:table-cell office:value-type="string">
            <text:p>AVERY &amp;lt;AVRY&amp;gt; SEES QTR, YEAR LOSS&lt;br/&gt;&lt;br/&gt; <text:s text:c="3"/>NEW YORK, March 31 - Avery Inc said the company will not&lt;br/&gt;show a profit in the next quarter and will probably not show a&lt;br/&gt;profit in 1987.&lt;br/&gt; <text:s text:c="3"/>Speaking at the annual shareholders meeting, chairman&lt;br/&gt;Nelson Peltz declined to estimate when the company would become&lt;br/&gt;profitable.&lt;br/&gt; <text:s text:c="3"/>Peltz said Uniroyal Chemical Co, acquired last year, would&lt;br/&gt;increase Avery&amp;apos;s operating earnings but that associated&lt;br/&gt;acquisition costs would prevent Avery from posting net profits&lt;br/&gt;for some time.&lt;br/&gt; <text:s text:c="3"/>At the meeting, stockholders approved an increase in the&lt;br/&gt;authorized number of common shares to 200 mln from 15 mln.&lt;br/&gt; <text:s text:c="3"/>In the fiscal year ended May 30, 1986, Avery reported a&lt;br/&gt;loss of 489,000 dlrs. The company has changed its fiscal year&lt;br/&gt;to end Sept 30.&lt;br/&gt; <text:s text:c="3"/>The increase in common shares would cover, among other&lt;br/&gt;things, the exercise of Triangle Industries Inc&amp;apos;s &amp;lt;TRI&amp;gt; and&lt;br/&gt;Drexel Burnham Lambert Inc&amp;apos;s warrants issued in relation to&lt;br/&gt;Avery&amp;apos;s 710 mln dlr acquisition of Uniroyal Chemical late last&lt;br/&gt;year.&lt;br/&gt; Reuter&lt;br/&gt;</text:p>
          </table:table-cell>
          <table:table-cell office:value-type="string">
            <text:p>Selenidera culik</text:p>
          </table:table-cell>
          <table:table-cell office:value-type="string">
            <text:p>http://en.wikipedia.org/wiki/Selenidera_culik</text:p>
          </table:table-cell>
          <table:table-cell office:value-type="string">
            <text:p>Special-purpose acquisition company</text:p>
          </table:table-cell>
          <table:table-cell office:value-type="string">
            <text:p>http://en.wikipedia.org/wiki/Special-purpose_acquisition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8];&quot;,&quot;;[.AC278];&quot;,&quot;; TEXT([.AK278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NCFBNFSVGULUCXAZ6XNO1FS5BRK6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1T4IXKO2L92WN01HGO36OCCMUZDC4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2:14 GMT 2012</text:p>
          </table:table-cell>
          <table:table-cell office:value-type="string">
            <text:p>Wed Oct 03 09:42:25 GMT 2012</text:p>
          </table:table-cell>
          <table:table-cell office:value-type="string">
            <text:p>Wed Oct 10 02:42:25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11497.txt</text:p>
          </table:table-cell>
          <table:table-cell office:value-type="string">
            <text:p>AVERY &amp;lt;AVRY&amp;gt; SEES QTR, YEAR LOSS&lt;br/&gt;&lt;br/&gt; <text:s text:c="3"/>NEW YORK, March 31 - Avery Inc said the company will not&lt;br/&gt;show a profit in the next quarter and will probably not show a&lt;br/&gt;profit in 1987.&lt;br/&gt; <text:s text:c="3"/>Speaking at the annual shareholders meeting, chairman&lt;br/&gt;Nelson Peltz declined to estimate when the company would become&lt;br/&gt;profitable.&lt;br/&gt; <text:s text:c="3"/>Peltz said Uniroyal Chemical Co, acquired last year, would&lt;br/&gt;increase Avery&amp;apos;s operating earnings but that associated&lt;br/&gt;acquisition costs would prevent Avery from posting net profits&lt;br/&gt;for some time.&lt;br/&gt; <text:s text:c="3"/>At the meeting, stockholders approved an increase in the&lt;br/&gt;authorized number of common shares to 200 mln from 15 mln.&lt;br/&gt; <text:s text:c="3"/>In the fiscal year ended May 30, 1986, Avery reported a&lt;br/&gt;loss of 489,000 dlrs. The company has changed its fiscal year&lt;br/&gt;to end Sept 30.&lt;br/&gt; <text:s text:c="3"/>The increase in common shares would cover, among other&lt;br/&gt;things, the exercise of Triangle Industries Inc&amp;apos;s &amp;lt;TRI&amp;gt; and&lt;br/&gt;Drexel Burnham Lambert Inc&amp;apos;s warrants issued in relation to&lt;br/&gt;Avery&amp;apos;s 710 mln dlr acquisition of Uniroyal Chemical late last&lt;br/&gt;year.&lt;br/&gt; Reuter&lt;br/&gt;</text:p>
          </table:table-cell>
          <table:table-cell office:value-type="string">
            <text:p>Selenidera culik</text:p>
          </table:table-cell>
          <table:table-cell office:value-type="string">
            <text:p>http://en.wikipedia.org/wiki/Selenidera_culik</text:p>
          </table:table-cell>
          <table:table-cell office:value-type="string">
            <text:p>Special-purpose acquisition company</text:p>
          </table:table-cell>
          <table:table-cell office:value-type="string">
            <text:p>http://en.wikipedia.org/wiki/Special-purpose_acquisition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9];&quot;,&quot;;[.AC279];&quot;,&quot;; TEXT([.AK27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NCFBNFSVGULUCXAZ6XNO1FS5BRK6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FMFJ51Y7QEOEOMVZB3S1MOF4L1EBS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50:57 GMT 2012</text:p>
          </table:table-cell>
          <table:table-cell office:value-type="string">
            <text:p>Wed Oct 03 09:51:12 GMT 2012</text:p>
          </table:table-cell>
          <table:table-cell office:value-type="string">
            <text:p>Wed Oct 10 02:51:12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11497.txt</text:p>
          </table:table-cell>
          <table:table-cell office:value-type="string">
            <text:p>AVERY &amp;lt;AVRY&amp;gt; SEES QTR, YEAR LOSS&lt;br/&gt;&lt;br/&gt; <text:s text:c="3"/>NEW YORK, March 31 - Avery Inc said the company will not&lt;br/&gt;show a profit in the next quarter and will probably not show a&lt;br/&gt;profit in 1987.&lt;br/&gt; <text:s text:c="3"/>Speaking at the annual shareholders meeting, chairman&lt;br/&gt;Nelson Peltz declined to estimate when the company would become&lt;br/&gt;profitable.&lt;br/&gt; <text:s text:c="3"/>Peltz said Uniroyal Chemical Co, acquired last year, would&lt;br/&gt;increase Avery&amp;apos;s operating earnings but that associated&lt;br/&gt;acquisition costs would prevent Avery from posting net profits&lt;br/&gt;for some time.&lt;br/&gt; <text:s text:c="3"/>At the meeting, stockholders approved an increase in the&lt;br/&gt;authorized number of common shares to 200 mln from 15 mln.&lt;br/&gt; <text:s text:c="3"/>In the fiscal year ended May 30, 1986, Avery reported a&lt;br/&gt;loss of 489,000 dlrs. The company has changed its fiscal year&lt;br/&gt;to end Sept 30.&lt;br/&gt; <text:s text:c="3"/>The increase in common shares would cover, among other&lt;br/&gt;things, the exercise of Triangle Industries Inc&amp;apos;s &amp;lt;TRI&amp;gt; and&lt;br/&gt;Drexel Burnham Lambert Inc&amp;apos;s warrants issued in relation to&lt;br/&gt;Avery&amp;apos;s 710 mln dlr acquisition of Uniroyal Chemical late last&lt;br/&gt;year.&lt;br/&gt; Reuter&lt;br/&gt;</text:p>
          </table:table-cell>
          <table:table-cell office:value-type="string">
            <text:p>Selenidera culik</text:p>
          </table:table-cell>
          <table:table-cell office:value-type="string">
            <text:p>http://en.wikipedia.org/wiki/Selenidera_culik</text:p>
          </table:table-cell>
          <table:table-cell office:value-type="string">
            <text:p>Special-purpose acquisition company</text:p>
          </table:table-cell>
          <table:table-cell office:value-type="string">
            <text:p>http://en.wikipedia.org/wiki/Special-purpose_acquisition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0];&quot;,&quot;;[.AC280];&quot;,&quot;; TEXT([.AK280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WIOHOVR14IXZXQQGC8EKWA6ZRS76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2O6NG1FS3NY2SZ3MB6Z0ZL24LLZL3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6:40 GMT 2012</text:p>
          </table:table-cell>
          <table:table-cell office:value-type="string">
            <text:p>Wed Oct 03 09:16:44 GMT 2012</text:p>
          </table:table-cell>
          <table:table-cell office:value-type="string">
            <text:p>Wed Oct 10 02:16:4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9153.txt</text:p>
          </table:table-cell>
          <table:table-cell office:value-type="string">
            <text:p>VIETNAM TO RESETTLE 300,000 ON STATE FARMS IN 1987&lt;br/&gt;&lt;br/&gt; <text:s text:c="3"/>BANGKOK, March 25 - Vietnam will resettle 300,000 people on&lt;br/&gt;state farms known as new economic zones in 1987, to create jobs&lt;br/&gt;and grow more high-value export crops, the communist party&lt;br/&gt;newspaper Nhan Dan said.&lt;br/&gt; <text:s text:c="3"/>Yesterday&amp;apos;s edition, received here today, said Vietnam&lt;br/&gt;would invest one billion dong, including the costs of&lt;br/&gt;relocation, in 272 new economic zones. About one third of that&lt;br/&gt;sum would be spent on export crops such as coffee, tea, rubber&lt;br/&gt;and pepper in the Central Highlands, it said.&lt;br/&gt; <text:s text:c="3"/>Since 1975, Vietnam has resettled about three million&lt;br/&gt;people from cities and crowded river deltas to the zones.&lt;br/&gt; REUTER&lt;br/&gt;</text:p>
          </table:table-cell>
          <table:table-cell office:value-type="string">
            <text:p>Sanjiangyuan National Nature Reserve</text:p>
          </table:table-cell>
          <table:table-cell office:value-type="string">
            <text:p>http://en.wikipedia.org/wiki/Sanjiangyuan_National_Nature_Reserve</text:p>
          </table:table-cell>
          <table:table-cell office:value-type="string">
            <text:p>RMS Lusitania</text:p>
          </table:table-cell>
          <table:table-cell office:value-type="string">
            <text:p>http://en.wikipedia.org/wiki/RMS_Lusitan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1];&quot;,&quot;;[.AC281];&quot;,&quot;; TEXT([.AK28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WIOHOVR14IXZXQQGC8EKWA6ZRS76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73NVP3TVOK59O7A88YQMOZF5KB41O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3:00 GMT 2012</text:p>
          </table:table-cell>
          <table:table-cell office:value-type="string">
            <text:p>Wed Oct 03 07:53:50 GMT 2012</text:p>
          </table:table-cell>
          <table:table-cell office:value-type="string">
            <text:p>Wed Oct 10 00:53:50 PDT 2012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9153.txt</text:p>
          </table:table-cell>
          <table:table-cell office:value-type="string">
            <text:p>VIETNAM TO RESETTLE 300,000 ON STATE FARMS IN 1987&lt;br/&gt;&lt;br/&gt; <text:s text:c="3"/>BANGKOK, March 25 - Vietnam will resettle 300,000 people on&lt;br/&gt;state farms known as new economic zones in 1987, to create jobs&lt;br/&gt;and grow more high-value export crops, the communist party&lt;br/&gt;newspaper Nhan Dan said.&lt;br/&gt; <text:s text:c="3"/>Yesterday&amp;apos;s edition, received here today, said Vietnam&lt;br/&gt;would invest one billion dong, including the costs of&lt;br/&gt;relocation, in 272 new economic zones. About one third of that&lt;br/&gt;sum would be spent on export crops such as coffee, tea, rubber&lt;br/&gt;and pepper in the Central Highlands, it said.&lt;br/&gt; <text:s text:c="3"/>Since 1975, Vietnam has resettled about three million&lt;br/&gt;people from cities and crowded river deltas to the zones.&lt;br/&gt; REUTER&lt;br/&gt;</text:p>
          </table:table-cell>
          <table:table-cell office:value-type="string">
            <text:p>Sanjiangyuan National Nature Reserve</text:p>
          </table:table-cell>
          <table:table-cell office:value-type="string">
            <text:p>http://en.wikipedia.org/wiki/Sanjiangyuan_National_Nature_Reserve</text:p>
          </table:table-cell>
          <table:table-cell office:value-type="string">
            <text:p>RMS Lusitania</text:p>
          </table:table-cell>
          <table:table-cell office:value-type="string">
            <text:p>http://en.wikipedia.org/wiki/RMS_Lusitan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2];&quot;,&quot;;[.AC282];&quot;,&quot;; TEXT([.AK28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IOHOVR14IXZXQQGC8EKWA6ZRS76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S0IUB2YU98JW1HQIDC0NBJ9PIYL9B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0:52 GMT 2012</text:p>
          </table:table-cell>
          <table:table-cell office:value-type="string">
            <text:p>Wed Oct 03 09:41:30 GMT 2012</text:p>
          </table:table-cell>
          <table:table-cell office:value-type="string">
            <text:p>Wed Oct 10 02:41:30 PDT 20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9153.txt</text:p>
          </table:table-cell>
          <table:table-cell office:value-type="string">
            <text:p>VIETNAM TO RESETTLE 300,000 ON STATE FARMS IN 1987&lt;br/&gt;&lt;br/&gt; <text:s text:c="3"/>BANGKOK, March 25 - Vietnam will resettle 300,000 people on&lt;br/&gt;state farms known as new economic zones in 1987, to create jobs&lt;br/&gt;and grow more high-value export crops, the communist party&lt;br/&gt;newspaper Nhan Dan said.&lt;br/&gt; <text:s text:c="3"/>Yesterday&amp;apos;s edition, received here today, said Vietnam&lt;br/&gt;would invest one billion dong, including the costs of&lt;br/&gt;relocation, in 272 new economic zones. About one third of that&lt;br/&gt;sum would be spent on export crops such as coffee, tea, rubber&lt;br/&gt;and pepper in the Central Highlands, it said.&lt;br/&gt; <text:s text:c="3"/>Since 1975, Vietnam has resettled about three million&lt;br/&gt;people from cities and crowded river deltas to the zones.&lt;br/&gt; REUTER&lt;br/&gt;</text:p>
          </table:table-cell>
          <table:table-cell office:value-type="string">
            <text:p>Sanjiangyuan National Nature Reserve</text:p>
          </table:table-cell>
          <table:table-cell office:value-type="string">
            <text:p>http://en.wikipedia.org/wiki/Sanjiangyuan_National_Nature_Reserve</text:p>
          </table:table-cell>
          <table:table-cell office:value-type="string">
            <text:p>RMS Lusitania</text:p>
          </table:table-cell>
          <table:table-cell office:value-type="string">
            <text:p>http://en.wikipedia.org/wiki/RMS_Lusitan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3];&quot;,&quot;;[.AC283];&quot;,&quot;; TEXT([.AK28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FKAOO2GMMEG3X4VZMD6QAA2U2C77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LSHFL42J1LYKHZC9HD0QGFKO7N2N1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51 GMT 2012</text:p>
          </table:table-cell>
          <table:table-cell office:value-type="string">
            <text:p>Wed Oct 03 09:14:55 GMT 2012</text:p>
          </table:table-cell>
          <table:table-cell office:value-type="string">
            <text:p>Wed Oct 10 02:14:55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1735.txt</text:p>
          </table:table-cell>
          <table:table-cell office:value-type="string">
            <text:p>TWA &amp;lt;TWA&amp;gt; MAKES MERGER OFFER FOR USAIR &amp;lt;U&amp;gt;&lt;br/&gt;&lt;br/&gt; <text:s text:c="3"/>NEW YORK, March 3 - Trans World Airlines said it has&lt;br/&gt;proposed a cash merger of USAir Group with TWA in which the&lt;br/&gt;holders of USAir common would receive 52 dlrs in cash in&lt;br/&gt;exchange for their stock.&lt;br/&gt; <text:s text:c="3"/>TWA said the offer was made in a letter to Edmin Colodny,&lt;br/&gt;chairman and president of USAir.&lt;br/&gt; <text:s text:c="3"/>TWA said, however, that if the negotiated deal is not&lt;br/&gt;acceptable it may make an offer directly to USAir&amp;apos;s&lt;br/&gt;shareholders for up to 51 pct of USAir&amp;apos;s outstanding stock, to&lt;br/&gt;be purchased in a voting trust at a price lower than today&amp;apos;s&lt;br/&gt;offer.&lt;br/&gt; <text:s text:c="3"/>TWA said it is filing an application with the Department of&lt;br/&gt;Transportation seeking approval of the merger as well as an&lt;br/&gt;application for approval, on an expedited basis, of its&lt;br/&gt;purchase of up to 51 pct of USAir common and the deposit of the&lt;br/&gt;stock in a voting trust, pending DOT approval.&lt;br/&gt; <text:s text:c="3"/>TWA said that in respect to USAir&amp;apos;s recent offer for&lt;br/&gt;Piedmont Aviation &amp;lt;PIE&amp;gt; it believes that USAir&amp;apos;s shareholders&lt;br/&gt;would prefer a cash merger proposal for USAir over its proposed&lt;br/&gt;acquisition of Piedmont.&lt;br/&gt; <text:s text:c="3"/>TWA said, however, it also would be interested in&lt;br/&gt;discussing a three way deal among USAir, Piedmont and TWA.&lt;br/&gt; <text:s text:c="3"/>TWA said the merger is subject to the USAir board redeeming&lt;br/&gt;the preferred stock purchase rights (the poison pill) issued to&lt;br/&gt;shareholders last year and taking action so that the vote of a&lt;br/&gt;majority of the outstanding common stock is required to approve&lt;br/&gt;its proposed move.&lt;br/&gt; <text:s text:c="3"/>Additionally, TWA said it would need a satisfactory due&lt;br/&gt;diligence review of USAir.&lt;br/&gt; <text:s text:c="3"/>TWA said it has not yet had an opportunity to obtain the&lt;br/&gt;necessary financing for the deal, but added it is confident&lt;br/&gt;that it will get it.&lt;br/&gt; <text:s text:c="2"/>&lt;br/&gt; Reuter&lt;br/&gt;</text:p>
          </table:table-cell>
          <table:table-cell office:value-type="string">
            <text:p>US Airways</text:p>
          </table:table-cell>
          <table:table-cell office:value-type="string">
            <text:p>http://en.wikipedia.org/wiki/US_Airways</text:p>
          </table:table-cell>
          <table:table-cell office:value-type="string">
            <text:p>Usair</text:p>
          </table:table-cell>
          <table:table-cell office:value-type="string">
            <text:p>http://en.wikipedia.org/wiki/Usai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4];&quot;,&quot;;[.AC284];&quot;,&quot;; TEXT([.AK28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KAOO2GMMEG3X4VZMD6QAA2U2C77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PV95SW6NG1F7CB3UT2YN1FZZT8HVG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5:08 GMT 2012</text:p>
          </table:table-cell>
          <table:table-cell office:value-type="string">
            <text:p>Wed Oct 03 09:35:32 GMT 2012</text:p>
          </table:table-cell>
          <table:table-cell office:value-type="string">
            <text:p>Wed Oct 10 02:35:32 PDT 2012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1735.txt</text:p>
          </table:table-cell>
          <table:table-cell office:value-type="string">
            <text:p>TWA &amp;lt;TWA&amp;gt; MAKES MERGER OFFER FOR USAIR &amp;lt;U&amp;gt;&lt;br/&gt;&lt;br/&gt; <text:s text:c="3"/>NEW YORK, March 3 - Trans World Airlines said it has&lt;br/&gt;proposed a cash merger of USAir Group with TWA in which the&lt;br/&gt;holders of USAir common would receive 52 dlrs in cash in&lt;br/&gt;exchange for their stock.&lt;br/&gt; <text:s text:c="3"/>TWA said the offer was made in a letter to Edmin Colodny,&lt;br/&gt;chairman and president of USAir.&lt;br/&gt; <text:s text:c="3"/>TWA said, however, that if the negotiated deal is not&lt;br/&gt;acceptable it may make an offer directly to USAir&amp;apos;s&lt;br/&gt;shareholders for up to 51 pct of USAir&amp;apos;s outstanding stock, to&lt;br/&gt;be purchased in a voting trust at a price lower than today&amp;apos;s&lt;br/&gt;offer.&lt;br/&gt; <text:s text:c="3"/>TWA said it is filing an application with the Department of&lt;br/&gt;Transportation seeking approval of the merger as well as an&lt;br/&gt;application for approval, on an expedited basis, of its&lt;br/&gt;purchase of up to 51 pct of USAir common and the deposit of the&lt;br/&gt;stock in a voting trust, pending DOT approval.&lt;br/&gt; <text:s text:c="3"/>TWA said that in respect to USAir&amp;apos;s recent offer for&lt;br/&gt;Piedmont Aviation &amp;lt;PIE&amp;gt; it believes that USAir&amp;apos;s shareholders&lt;br/&gt;would prefer a cash merger proposal for USAir over its proposed&lt;br/&gt;acquisition of Piedmont.&lt;br/&gt; <text:s text:c="3"/>TWA said, however, it also would be interested in&lt;br/&gt;discussing a three way deal among USAir, Piedmont and TWA.&lt;br/&gt; <text:s text:c="3"/>TWA said the merger is subject to the USAir board redeeming&lt;br/&gt;the preferred stock purchase rights (the poison pill) issued to&lt;br/&gt;shareholders last year and taking action so that the vote of a&lt;br/&gt;majority of the outstanding common stock is required to approve&lt;br/&gt;its proposed move.&lt;br/&gt; <text:s text:c="3"/>Additionally, TWA said it would need a satisfactory due&lt;br/&gt;diligence review of USAir.&lt;br/&gt; <text:s text:c="3"/>TWA said it has not yet had an opportunity to obtain the&lt;br/&gt;necessary financing for the deal, but added it is confident&lt;br/&gt;that it will get it.&lt;br/&gt; <text:s text:c="2"/>&lt;br/&gt; Reuter&lt;br/&gt;</text:p>
          </table:table-cell>
          <table:table-cell office:value-type="string">
            <text:p>US Airways</text:p>
          </table:table-cell>
          <table:table-cell office:value-type="string">
            <text:p>http://en.wikipedia.org/wiki/US_Airways</text:p>
          </table:table-cell>
          <table:table-cell office:value-type="string">
            <text:p>Usair</text:p>
          </table:table-cell>
          <table:table-cell office:value-type="string">
            <text:p>http://en.wikipedia.org/wiki/Usai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5];&quot;,&quot;;[.AC285];&quot;,&quot;; TEXT([.AK28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KAOO2GMMEG3X4VZMD6QAA2U2C77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SFMHGYQ4J3NPKUGMW6FWYYI0VGNAU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4:26 GMT 2012</text:p>
          </table:table-cell>
          <table:table-cell office:value-type="string">
            <text:p>Wed Oct 03 09:34:38 GMT 2012</text:p>
          </table:table-cell>
          <table:table-cell office:value-type="string">
            <text:p>Wed Oct 10 02:34:38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1735.txt</text:p>
          </table:table-cell>
          <table:table-cell office:value-type="string">
            <text:p>TWA &amp;lt;TWA&amp;gt; MAKES MERGER OFFER FOR USAIR &amp;lt;U&amp;gt;&lt;br/&gt;&lt;br/&gt; <text:s text:c="3"/>NEW YORK, March 3 - Trans World Airlines said it has&lt;br/&gt;proposed a cash merger of USAir Group with TWA in which the&lt;br/&gt;holders of USAir common would receive 52 dlrs in cash in&lt;br/&gt;exchange for their stock.&lt;br/&gt; <text:s text:c="3"/>TWA said the offer was made in a letter to Edmin Colodny,&lt;br/&gt;chairman and president of USAir.&lt;br/&gt; <text:s text:c="3"/>TWA said, however, that if the negotiated deal is not&lt;br/&gt;acceptable it may make an offer directly to USAir&amp;apos;s&lt;br/&gt;shareholders for up to 51 pct of USAir&amp;apos;s outstanding stock, to&lt;br/&gt;be purchased in a voting trust at a price lower than today&amp;apos;s&lt;br/&gt;offer.&lt;br/&gt; <text:s text:c="3"/>TWA said it is filing an application with the Department of&lt;br/&gt;Transportation seeking approval of the merger as well as an&lt;br/&gt;application for approval, on an expedited basis, of its&lt;br/&gt;purchase of up to 51 pct of USAir common and the deposit of the&lt;br/&gt;stock in a voting trust, pending DOT approval.&lt;br/&gt; <text:s text:c="3"/>TWA said that in respect to USAir&amp;apos;s recent offer for&lt;br/&gt;Piedmont Aviation &amp;lt;PIE&amp;gt; it believes that USAir&amp;apos;s shareholders&lt;br/&gt;would prefer a cash merger proposal for USAir over its proposed&lt;br/&gt;acquisition of Piedmont.&lt;br/&gt; <text:s text:c="3"/>TWA said, however, it also would be interested in&lt;br/&gt;discussing a three way deal among USAir, Piedmont and TWA.&lt;br/&gt; <text:s text:c="3"/>TWA said the merger is subject to the USAir board redeeming&lt;br/&gt;the preferred stock purchase rights (the poison pill) issued to&lt;br/&gt;shareholders last year and taking action so that the vote of a&lt;br/&gt;majority of the outstanding common stock is required to approve&lt;br/&gt;its proposed move.&lt;br/&gt; <text:s text:c="3"/>Additionally, TWA said it would need a satisfactory due&lt;br/&gt;diligence review of USAir.&lt;br/&gt; <text:s text:c="3"/>TWA said it has not yet had an opportunity to obtain the&lt;br/&gt;necessary financing for the deal, but added it is confident&lt;br/&gt;that it will get it.&lt;br/&gt; <text:s text:c="2"/>&lt;br/&gt; Reuter&lt;br/&gt;</text:p>
          </table:table-cell>
          <table:table-cell office:value-type="string">
            <text:p>US Airways</text:p>
          </table:table-cell>
          <table:table-cell office:value-type="string">
            <text:p>http://en.wikipedia.org/wiki/US_Airways</text:p>
          </table:table-cell>
          <table:table-cell office:value-type="string">
            <text:p>Usair</text:p>
          </table:table-cell>
          <table:table-cell office:value-type="string">
            <text:p>http://en.wikipedia.org/wiki/Usai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6];&quot;,&quot;;[.AC286];&quot;,&quot;; TEXT([.AK28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H6HOVR14IXK3B9E9R5C4A6X5MI78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RHCGJ2D21O3BELM7TGP0I2K588C67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3:40 GMT 2012</text:p>
          </table:table-cell>
          <table:table-cell office:value-type="string">
            <text:p>Wed Oct 03 07:53:47 GMT 2012</text:p>
          </table:table-cell>
          <table:table-cell office:value-type="string">
            <text:p>Wed Oct 10 00:53:47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17351.txt</text:p>
          </table:table-cell>
          <table:table-cell office:value-type="string">
            <text:p>MANITOBA SEEDINGS PROGRESS WELL IN DRY WEATHER&lt;br/&gt;&lt;br/&gt; <text:s text:c="3"/>WINNIPEG, April 28 - The Manitoba Agriculture Department&lt;br/&gt;weekly crop report said no measurable precipitation was&lt;br/&gt;reported across the province in the past week, allowing small&lt;br/&gt;grain seedings to progress rapidly across the south, with field&lt;br/&gt;preparation under way in the northern growing regions.&lt;br/&gt; <text:s text:c="3"/>Small grains should be seeded across the Province in one to&lt;br/&gt;two weeks, assuming weather remains dry.&lt;br/&gt; <text:s text:c="3"/>Planting progress was most advanced in the southeast, with&lt;br/&gt;30 pct of the spring wheat acres and 40 pct of the barley acres&lt;br/&gt;seeded. Cereals plantings were well under way in the south&lt;br/&gt;central part of the province, with seedings spotty so far in&lt;br/&gt;the southwest.&lt;br/&gt; <text:s text:c="3"/>Summer fallow acres should be in line with the latest&lt;br/&gt;Statistics Canada projections, the report said.&lt;br/&gt; Reuter&lt;br/&gt;</text:p>
          </table:table-cell>
          <table:table-cell office:value-type="string">
            <text:p>Mosana isles</text:p>
          </table:table-cell>
          <table:table-cell office:value-type="string">
            <text:p>http://en.wikipedia.org/wiki/Mosana_isles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7];&quot;,&quot;;[.AC287];&quot;,&quot;; TEXT([.AK287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H6HOVR14IXK3B9E9R5C4A6X5MI78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RNWAVKI62NJ5BPC9909YH6BRFRJRM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9:26 GMT 2012</text:p>
          </table:table-cell>
          <table:table-cell office:value-type="string">
            <text:p>Wed Oct 03 06:50:16 GMT 2012</text:p>
          </table:table-cell>
          <table:table-cell office:value-type="string">
            <text:p>Tue Oct 09 23:50:16 PDT 2012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17351.txt</text:p>
          </table:table-cell>
          <table:table-cell office:value-type="string">
            <text:p>MANITOBA SEEDINGS PROGRESS WELL IN DRY WEATHER&lt;br/&gt;&lt;br/&gt; <text:s text:c="3"/>WINNIPEG, April 28 - The Manitoba Agriculture Department&lt;br/&gt;weekly crop report said no measurable precipitation was&lt;br/&gt;reported across the province in the past week, allowing small&lt;br/&gt;grain seedings to progress rapidly across the south, with field&lt;br/&gt;preparation under way in the northern growing regions.&lt;br/&gt; <text:s text:c="3"/>Small grains should be seeded across the Province in one to&lt;br/&gt;two weeks, assuming weather remains dry.&lt;br/&gt; <text:s text:c="3"/>Planting progress was most advanced in the southeast, with&lt;br/&gt;30 pct of the spring wheat acres and 40 pct of the barley acres&lt;br/&gt;seeded. Cereals plantings were well under way in the south&lt;br/&gt;central part of the province, with seedings spotty so far in&lt;br/&gt;the southwest.&lt;br/&gt; <text:s text:c="3"/>Summer fallow acres should be in line with the latest&lt;br/&gt;Statistics Canada projections, the report said.&lt;br/&gt; Reuter&lt;br/&gt;</text:p>
          </table:table-cell>
          <table:table-cell office:value-type="string">
            <text:p>Mosana isles</text:p>
          </table:table-cell>
          <table:table-cell office:value-type="string">
            <text:p>http://en.wikipedia.org/wiki/Mosana_isles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8];&quot;,&quot;;[.AC288];&quot;,&quot;; TEXT([.AK288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H6HOVR14IXK3B9E9R5C4A6X5MI78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U4J011K274JMI8V3GS8V46U49ZDBX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2:13 GMT 2012</text:p>
          </table:table-cell>
          <table:table-cell office:value-type="string">
            <text:p>Wed Oct 03 09:42:50 GMT 2012</text:p>
          </table:table-cell>
          <table:table-cell office:value-type="string">
            <text:p>Wed Oct 10 02:42:50 PDT 201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17351.txt</text:p>
          </table:table-cell>
          <table:table-cell office:value-type="string">
            <text:p>MANITOBA SEEDINGS PROGRESS WELL IN DRY WEATHER&lt;br/&gt;&lt;br/&gt; <text:s text:c="3"/>WINNIPEG, April 28 - The Manitoba Agriculture Department&lt;br/&gt;weekly crop report said no measurable precipitation was&lt;br/&gt;reported across the province in the past week, allowing small&lt;br/&gt;grain seedings to progress rapidly across the south, with field&lt;br/&gt;preparation under way in the northern growing regions.&lt;br/&gt; <text:s text:c="3"/>Small grains should be seeded across the Province in one to&lt;br/&gt;two weeks, assuming weather remains dry.&lt;br/&gt; <text:s text:c="3"/>Planting progress was most advanced in the southeast, with&lt;br/&gt;30 pct of the spring wheat acres and 40 pct of the barley acres&lt;br/&gt;seeded. Cereals plantings were well under way in the south&lt;br/&gt;central part of the province, with seedings spotty so far in&lt;br/&gt;the southwest.&lt;br/&gt; <text:s text:c="3"/>Summer fallow acres should be in line with the latest&lt;br/&gt;Statistics Canada projections, the report said.&lt;br/&gt; Reuter&lt;br/&gt;</text:p>
          </table:table-cell>
          <table:table-cell office:value-type="string">
            <text:p>Mosana isles</text:p>
          </table:table-cell>
          <table:table-cell office:value-type="string">
            <text:p>http://en.wikipedia.org/wiki/Mosana_isles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9];&quot;,&quot;;[.AC289];&quot;,&quot;; TEXT([.AK28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I86SVQ8H88M53UQCY2VKI1RZLXP6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3D0XULRGNTBYCARK7WFX7N69ESR54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9:06 GMT 2012</text:p>
          </table:table-cell>
          <table:table-cell office:value-type="string">
            <text:p>Wed Oct 03 05:49:49 GMT 2012</text:p>
          </table:table-cell>
          <table:table-cell office:value-type="string">
            <text:p>Tue Oct 09 22:49:49 PDT 2012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interest/16053.txt</text:p>
          </table:table-cell>
          <table:table-cell office:value-type="string">
            <text:p>ANALYSTS DOUBT FED FIRMED DESPITE BORROWING RISE&lt;br/&gt; <text:s text:c="3"/>By Martin Cherrin, Reuters&lt;br/&gt;&lt;br/&gt; <text:s text:c="3"/>NEW YORK, April 9 - Economists said that they doubt the&lt;br/&gt;Federal Reserve is firming policy to aid the dollar, despite&lt;br/&gt;higher discount window borrowings in the latest two-week&lt;br/&gt;statement period and very heavy borrowings Wednesday.&lt;br/&gt; <text:s text:c="3"/>Data out today show net borrowings from the Fed averaged&lt;br/&gt;393 mln dlrs in the two weeks to Wednesday, up from 265 mln&lt;br/&gt;dlrs in the prior statement period. Wednesday borrowings were&lt;br/&gt;1.4 billion dlrs as Federal funds averaged a high 6.45 pct.&lt;br/&gt; <text:s text:c="3"/>&amp;quot;One could make a case that the Fed is firming, but it&lt;br/&gt;probably isn&amp;apos;t,&amp;quot; said William Sullivan of Dean Witter Reynolds.&lt;br/&gt; <text:s text:c="3"/>Sullivan said some may assume the Fed has firmed policy&lt;br/&gt;modestly to support the dollar because net borrowings in the&lt;br/&gt;two-weeks to Wednesday were nearly 400 mln dlrs after averaging&lt;br/&gt;around 250 mln dlrs over the previous two months.&lt;br/&gt; <text:s text:c="3"/>However, the Dean Witter economist noted that the latest&lt;br/&gt;two-week period included a quarter end when seasonal demand&lt;br/&gt;often pushes up borrrowings.&lt;br/&gt; <text:s text:c="3"/>&amp;quot;Some might argue that the Fed was firming policy, but it&lt;br/&gt;looks like it tried to play catchup with reserve provisions&lt;br/&gt;late in the statement period and didn&amp;apos;t quite make it,&amp;quot; said&lt;br/&gt;Ward McCarthy of Merrill Lynch Capital Markets.&lt;br/&gt; <text:s text:c="3"/>A Fed spokesman told a press press conference today that&lt;br/&gt;the Fed had no large net one-day miss of two billion dlrs or&lt;br/&gt;more in its reserve projections in the week ended Wednesday.&lt;br/&gt; <text:s text:c="3"/>Still, McCarthy said it may have had a cumulative miss in&lt;br/&gt;its estimates over the week that caused it to add fewer&lt;br/&gt;reserves earlier in the week than were actually needed.&lt;br/&gt; <text:s text:c="3"/>The Fed took no market reserve management action last&lt;br/&gt;Thursday and Friday, the first two days of the week. It added&lt;br/&gt;temporary reserves indirectly on Monday via two billion dlrs of&lt;br/&gt;customer repurchase agreements and then supplied reserves&lt;br/&gt;directly via System repurchases on Tuesday and Wednesday.&lt;br/&gt; <text:s text:c="3"/>Based on Fed data out today, economists calculated that the&lt;br/&gt;two-day System repurchase agreements the Fed arrranged on&lt;br/&gt;Tuesday totaled around 5.9 billion dlrs. They put Wednesday&amp;apos;s&lt;br/&gt;overnight System repos at approximately 3.4 billion dlrs.&lt;br/&gt; <text:s text:c="3"/>&amp;quot;It is quite clear that the Fed is not firming policy at&lt;br/&gt;this time,&amp;quot; said Larry Leuzzi of S.G. Warburg and Co Inc.&lt;br/&gt; <text:s text:c="3"/>Citing the view shared by the other two economists, Leuzzi&lt;br/&gt;said the Fed cannot really afford to seriously lift interest&lt;br/&gt;rates to help the dollar because that would harm already weak&lt;br/&gt;economies in the United States and abroad and add to the&lt;br/&gt;financial stress of developing countries and their lenders.&lt;br/&gt; <text:s text:c="3"/>&amp;quot;Those who believe the Fed tightened policy in the latest&lt;br/&gt;statement period have to explain why it acted before the dollar&lt;br/&gt;tumbled,&amp;quot; said McCarthy of Merrill Lynch.&lt;br/&gt; <text:s text:c="3"/>He said the dollar staged a precipitous drop as a new&lt;br/&gt;statement period began today on disappointment yesterday&amp;apos;s&lt;br/&gt;Washington meetings of international monetary officials failed&lt;br/&gt;to produce anything that would offer substantive dollar aid.&lt;br/&gt; <text:s text:c="3"/>In fact, currency dealers said there was nothing in&lt;br/&gt;Wednesday&amp;apos;s G-7 communique to alter the prevailing view that&lt;br/&gt;the yen needs to rise further to redress the huge trade&lt;br/&gt;imbalance between the United States and Japan.&lt;br/&gt; <text:s text:c="3"/>The economists generally agreed that the Fed is aiming for&lt;br/&gt;steady policy now that should correspond to a weekly average&lt;br/&gt;Fed funds rate between six and 6-1/8 pct. This is about where&lt;br/&gt;the rate has been since early November.&lt;br/&gt; <text:s text:c="3"/>&amp;quot;I&amp;apos;m not so sure that the Fed is engineering a tighter&lt;br/&gt;policy to help the dollar, as some suspect,&amp;quot; said Sullivan of&lt;br/&gt;Dean Witter.&lt;br/&gt; <text:s text:c="3"/>If it is, however, he said that Fed probably has just&lt;br/&gt;nudged up its funds rate goal to around 6.25 to 6.35 pct from&lt;br/&gt;six to 6.10 pct previously.&lt;br/&gt; Reuter&lt;br/&gt;</text:p>
          </table:table-cell>
          <table:table-cell office:value-type="string">
            <text:p>Reserve</text:p>
          </table:table-cell>
          <table:table-cell office:value-type="string">
            <text:p>http://en.wikipedia.org/wiki/Reserve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0];&quot;,&quot;;[.AC290];&quot;,&quot;; TEXT([.AK29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I86SVQ8H88M53UQCY2VKI1RZLXP6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418JHSTLB3LFOZOGSFBREJRLPRGS1</text:p>
          </table:table-cell>
          <table:table-cell office:value-type="string">
            <text:p>A7HJMACWKAH85</text:p>
          </table:table-cell>
          <table:table-cell office:value-type="string">
            <text:p>Submitted</text:p>
          </table:table-cell>
          <table:table-cell office:value-type="string">
            <text:p>Wed Oct 03 06:19:51 GMT 2012</text:p>
          </table:table-cell>
          <table:table-cell office:value-type="string">
            <text:p>Wed Oct 03 06:23:55 GMT 2012</text:p>
          </table:table-cell>
          <table:table-cell office:value-type="string">
            <text:p>Tue Oct 09 23:23:55 PDT 2012</text:p>
          </table:table-cell>
          <table:table-cell table:number-columns-repeated="3"/>
          <table:table-cell office:value-type="float" office:value="244">
            <text:p>24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interest/16053.txt</text:p>
          </table:table-cell>
          <table:table-cell office:value-type="string">
            <text:p>ANALYSTS DOUBT FED FIRMED DESPITE BORROWING RISE&lt;br/&gt; <text:s text:c="3"/>By Martin Cherrin, Reuters&lt;br/&gt;&lt;br/&gt; <text:s text:c="3"/>NEW YORK, April 9 - Economists said that they doubt the&lt;br/&gt;Federal Reserve is firming policy to aid the dollar, despite&lt;br/&gt;higher discount window borrowings in the latest two-week&lt;br/&gt;statement period and very heavy borrowings Wednesday.&lt;br/&gt; <text:s text:c="3"/>Data out today show net borrowings from the Fed averaged&lt;br/&gt;393 mln dlrs in the two weeks to Wednesday, up from 265 mln&lt;br/&gt;dlrs in the prior statement period. Wednesday borrowings were&lt;br/&gt;1.4 billion dlrs as Federal funds averaged a high 6.45 pct.&lt;br/&gt; <text:s text:c="3"/>&amp;quot;One could make a case that the Fed is firming, but it&lt;br/&gt;probably isn&amp;apos;t,&amp;quot; said William Sullivan of Dean Witter Reynolds.&lt;br/&gt; <text:s text:c="3"/>Sullivan said some may assume the Fed has firmed policy&lt;br/&gt;modestly to support the dollar because net borrowings in the&lt;br/&gt;two-weeks to Wednesday were nearly 400 mln dlrs after averaging&lt;br/&gt;around 250 mln dlrs over the previous two months.&lt;br/&gt; <text:s text:c="3"/>However, the Dean Witter economist noted that the latest&lt;br/&gt;two-week period included a quarter end when seasonal demand&lt;br/&gt;often pushes up borrrowings.&lt;br/&gt; <text:s text:c="3"/>&amp;quot;Some might argue that the Fed was firming policy, but it&lt;br/&gt;looks like it tried to play catchup with reserve provisions&lt;br/&gt;late in the statement period and didn&amp;apos;t quite make it,&amp;quot; said&lt;br/&gt;Ward McCarthy of Merrill Lynch Capital Markets.&lt;br/&gt; <text:s text:c="3"/>A Fed spokesman told a press press conference today that&lt;br/&gt;the Fed had no large net one-day miss of two billion dlrs or&lt;br/&gt;more in its reserve projections in the week ended Wednesday.&lt;br/&gt; <text:s text:c="3"/>Still, McCarthy said it may have had a cumulative miss in&lt;br/&gt;its estimates over the week that caused it to add fewer&lt;br/&gt;reserves earlier in the week than were actually needed.&lt;br/&gt; <text:s text:c="3"/>The Fed took no market reserve management action last&lt;br/&gt;Thursday and Friday, the first two days of the week. It added&lt;br/&gt;temporary reserves indirectly on Monday via two billion dlrs of&lt;br/&gt;customer repurchase agreements and then supplied reserves&lt;br/&gt;directly via System repurchases on Tuesday and Wednesday.&lt;br/&gt; <text:s text:c="3"/>Based on Fed data out today, economists calculated that the&lt;br/&gt;two-day System repurchase agreements the Fed arrranged on&lt;br/&gt;Tuesday totaled around 5.9 billion dlrs. They put Wednesday&amp;apos;s&lt;br/&gt;overnight System repos at approximately 3.4 billion dlrs.&lt;br/&gt; <text:s text:c="3"/>&amp;quot;It is quite clear that the Fed is not firming policy at&lt;br/&gt;this time,&amp;quot; said Larry Leuzzi of S.G. Warburg and Co Inc.&lt;br/&gt; <text:s text:c="3"/>Citing the view shared by the other two economists, Leuzzi&lt;br/&gt;said the Fed cannot really afford to seriously lift interest&lt;br/&gt;rates to help the dollar because that would harm already weak&lt;br/&gt;economies in the United States and abroad and add to the&lt;br/&gt;financial stress of developing countries and their lenders.&lt;br/&gt; <text:s text:c="3"/>&amp;quot;Those who believe the Fed tightened policy in the latest&lt;br/&gt;statement period have to explain why it acted before the dollar&lt;br/&gt;tumbled,&amp;quot; said McCarthy of Merrill Lynch.&lt;br/&gt; <text:s text:c="3"/>He said the dollar staged a precipitous drop as a new&lt;br/&gt;statement period began today on disappointment yesterday&amp;apos;s&lt;br/&gt;Washington meetings of international monetary officials failed&lt;br/&gt;to produce anything that would offer substantive dollar aid.&lt;br/&gt; <text:s text:c="3"/>In fact, currency dealers said there was nothing in&lt;br/&gt;Wednesday&amp;apos;s G-7 communique to alter the prevailing view that&lt;br/&gt;the yen needs to rise further to redress the huge trade&lt;br/&gt;imbalance between the United States and Japan.&lt;br/&gt; <text:s text:c="3"/>The economists generally agreed that the Fed is aiming for&lt;br/&gt;steady policy now that should correspond to a weekly average&lt;br/&gt;Fed funds rate between six and 6-1/8 pct. This is about where&lt;br/&gt;the rate has been since early November.&lt;br/&gt; <text:s text:c="3"/>&amp;quot;I&amp;apos;m not so sure that the Fed is engineering a tighter&lt;br/&gt;policy to help the dollar, as some suspect,&amp;quot; said Sullivan of&lt;br/&gt;Dean Witter.&lt;br/&gt; <text:s text:c="3"/>If it is, however, he said that Fed probably has just&lt;br/&gt;nudged up its funds rate goal to around 6.25 to 6.35 pct from&lt;br/&gt;six to 6.10 pct previously.&lt;br/&gt; Reuter&lt;br/&gt;</text:p>
          </table:table-cell>
          <table:table-cell office:value-type="string">
            <text:p>Reserve</text:p>
          </table:table-cell>
          <table:table-cell office:value-type="string">
            <text:p>http://en.wikipedia.org/wiki/Reserve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1];&quot;,&quot;;[.AC291];&quot;,&quot;; TEXT([.AK29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I86SVQ8H88M53UQCY2VKI1RZLXP6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XLBJ3MMDX5F4GBB9U8BHMDXVCHDZZ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1:55 GMT 2012</text:p>
          </table:table-cell>
          <table:table-cell office:value-type="string">
            <text:p>Wed Oct 03 07:52:03 GMT 2012</text:p>
          </table:table-cell>
          <table:table-cell office:value-type="string">
            <text:p>Wed Oct 10 00:52:03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interest/16053.txt</text:p>
          </table:table-cell>
          <table:table-cell office:value-type="string">
            <text:p>ANALYSTS DOUBT FED FIRMED DESPITE BORROWING RISE&lt;br/&gt; <text:s text:c="3"/>By Martin Cherrin, Reuters&lt;br/&gt;&lt;br/&gt; <text:s text:c="3"/>NEW YORK, April 9 - Economists said that they doubt the&lt;br/&gt;Federal Reserve is firming policy to aid the dollar, despite&lt;br/&gt;higher discount window borrowings in the latest two-week&lt;br/&gt;statement period and very heavy borrowings Wednesday.&lt;br/&gt; <text:s text:c="3"/>Data out today show net borrowings from the Fed averaged&lt;br/&gt;393 mln dlrs in the two weeks to Wednesday, up from 265 mln&lt;br/&gt;dlrs in the prior statement period. Wednesday borrowings were&lt;br/&gt;1.4 billion dlrs as Federal funds averaged a high 6.45 pct.&lt;br/&gt; <text:s text:c="3"/>&amp;quot;One could make a case that the Fed is firming, but it&lt;br/&gt;probably isn&amp;apos;t,&amp;quot; said William Sullivan of Dean Witter Reynolds.&lt;br/&gt; <text:s text:c="3"/>Sullivan said some may assume the Fed has firmed policy&lt;br/&gt;modestly to support the dollar because net borrowings in the&lt;br/&gt;two-weeks to Wednesday were nearly 400 mln dlrs after averaging&lt;br/&gt;around 250 mln dlrs over the previous two months.&lt;br/&gt; <text:s text:c="3"/>However, the Dean Witter economist noted that the latest&lt;br/&gt;two-week period included a quarter end when seasonal demand&lt;br/&gt;often pushes up borrrowings.&lt;br/&gt; <text:s text:c="3"/>&amp;quot;Some might argue that the Fed was firming policy, but it&lt;br/&gt;looks like it tried to play catchup with reserve provisions&lt;br/&gt;late in the statement period and didn&amp;apos;t quite make it,&amp;quot; said&lt;br/&gt;Ward McCarthy of Merrill Lynch Capital Markets.&lt;br/&gt; <text:s text:c="3"/>A Fed spokesman told a press press conference today that&lt;br/&gt;the Fed had no large net one-day miss of two billion dlrs or&lt;br/&gt;more in its reserve projections in the week ended Wednesday.&lt;br/&gt; <text:s text:c="3"/>Still, McCarthy said it may have had a cumulative miss in&lt;br/&gt;its estimates over the week that caused it to add fewer&lt;br/&gt;reserves earlier in the week than were actually needed.&lt;br/&gt; <text:s text:c="3"/>The Fed took no market reserve management action last&lt;br/&gt;Thursday and Friday, the first two days of the week. It added&lt;br/&gt;temporary reserves indirectly on Monday via two billion dlrs of&lt;br/&gt;customer repurchase agreements and then supplied reserves&lt;br/&gt;directly via System repurchases on Tuesday and Wednesday.&lt;br/&gt; <text:s text:c="3"/>Based on Fed data out today, economists calculated that the&lt;br/&gt;two-day System repurchase agreements the Fed arrranged on&lt;br/&gt;Tuesday totaled around 5.9 billion dlrs. They put Wednesday&amp;apos;s&lt;br/&gt;overnight System repos at approximately 3.4 billion dlrs.&lt;br/&gt; <text:s text:c="3"/>&amp;quot;It is quite clear that the Fed is not firming policy at&lt;br/&gt;this time,&amp;quot; said Larry Leuzzi of S.G. Warburg and Co Inc.&lt;br/&gt; <text:s text:c="3"/>Citing the view shared by the other two economists, Leuzzi&lt;br/&gt;said the Fed cannot really afford to seriously lift interest&lt;br/&gt;rates to help the dollar because that would harm already weak&lt;br/&gt;economies in the United States and abroad and add to the&lt;br/&gt;financial stress of developing countries and their lenders.&lt;br/&gt; <text:s text:c="3"/>&amp;quot;Those who believe the Fed tightened policy in the latest&lt;br/&gt;statement period have to explain why it acted before the dollar&lt;br/&gt;tumbled,&amp;quot; said McCarthy of Merrill Lynch.&lt;br/&gt; <text:s text:c="3"/>He said the dollar staged a precipitous drop as a new&lt;br/&gt;statement period began today on disappointment yesterday&amp;apos;s&lt;br/&gt;Washington meetings of international monetary officials failed&lt;br/&gt;to produce anything that would offer substantive dollar aid.&lt;br/&gt; <text:s text:c="3"/>In fact, currency dealers said there was nothing in&lt;br/&gt;Wednesday&amp;apos;s G-7 communique to alter the prevailing view that&lt;br/&gt;the yen needs to rise further to redress the huge trade&lt;br/&gt;imbalance between the United States and Japan.&lt;br/&gt; <text:s text:c="3"/>The economists generally agreed that the Fed is aiming for&lt;br/&gt;steady policy now that should correspond to a weekly average&lt;br/&gt;Fed funds rate between six and 6-1/8 pct. This is about where&lt;br/&gt;the rate has been since early November.&lt;br/&gt; <text:s text:c="3"/>&amp;quot;I&amp;apos;m not so sure that the Fed is engineering a tighter&lt;br/&gt;policy to help the dollar, as some suspect,&amp;quot; said Sullivan of&lt;br/&gt;Dean Witter.&lt;br/&gt; <text:s text:c="3"/>If it is, however, he said that Fed probably has just&lt;br/&gt;nudged up its funds rate goal to around 6.25 to 6.35 pct from&lt;br/&gt;six to 6.10 pct previously.&lt;br/&gt; Reuter&lt;br/&gt;</text:p>
          </table:table-cell>
          <table:table-cell office:value-type="string">
            <text:p>Reserve</text:p>
          </table:table-cell>
          <table:table-cell office:value-type="string">
            <text:p>http://en.wikipedia.org/wiki/Reserve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2];&quot;,&quot;;[.AC292];&quot;,&quot;; TEXT([.AK29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DHVKCJ011KHGSOEJBQ4618PS079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44F806UFBNF744ZSPU9DSW6UAFF1I</text:p>
          </table:table-cell>
          <table:table-cell office:value-type="string">
            <text:p>A1CR0WA81XE9FW</text:p>
          </table:table-cell>
          <table:table-cell office:value-type="string">
            <text:p>Submitted</text:p>
          </table:table-cell>
          <table:table-cell office:value-type="string">
            <text:p>Wed Oct 03 06:35:57 GMT 2012</text:p>
          </table:table-cell>
          <table:table-cell office:value-type="string">
            <text:p>Wed Oct 03 06:36:55 GMT 2012</text:p>
          </table:table-cell>
          <table:table-cell office:value-type="string">
            <text:p>Tue Oct 09 23:36:55 PDT 2012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16932.txt</text:p>
          </table:table-cell>
          <table:table-cell office:value-type="string">
            <text:p>JAPAN WILL NOT RETALIATE NOW AGAINST U.S. TARIFFS&lt;br/&gt;&lt;br/&gt; <text:s text:c="3"/>TOKYO, April 18 - Japan does not plan to take immediate&lt;br/&gt;retaliatory action against implementation of U.S. Tariffs on&lt;br/&gt;some Japanese electronic goods, the minister of international&lt;br/&gt;trade and industry, Hajime Tamura, said in a statement.&lt;br/&gt; <text:s text:c="3"/>Japan requested bilateral consultations in accordance with&lt;br/&gt;Article 23-1 of the General Agreement on Tariffs and Trade&lt;br/&gt;(GATT) in Washington yesterday.&lt;br/&gt; <text:s text:c="3"/>Tamura said there was deep regret over the U.S. Measures,&lt;br/&gt;which will impose 100 pct tariffs on about 300 mln dlrs worth&lt;br/&gt;of Japanese imports of some small computers, colour television&lt;br/&gt;sets and power tools.&lt;br/&gt; REUTER&lt;br/&gt;</text:p>
          </table:table-cell>
          <table:table-cell office:value-type="string">
            <text:p>Spun</text:p>
          </table:table-cell>
          <table:table-cell office:value-type="string">
            <text:p>http://en.wikipedia.org/wiki/Spun</text:p>
          </table:table-cell>
          <table:table-cell office:value-type="string">
            <text:p>Tariffs</text:p>
          </table:table-cell>
          <table:table-cell office:value-type="string">
            <text:p>http://en.wikipedia.org/wiki/Tariff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3];&quot;,&quot;;[.AC293];&quot;,&quot;; TEXT([.AK293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3DHVKCJ011KHGSOEJBQ4618PS079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RJRLFQ0ONNV6QPPOY0EORB7DHIJSI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8:22 GMT 2012</text:p>
          </table:table-cell>
          <table:table-cell office:value-type="string">
            <text:p>Wed Oct 03 09:29:47 GMT 2012</text:p>
          </table:table-cell>
          <table:table-cell office:value-type="string">
            <text:p>Wed Oct 10 02:29:47 PDT 2012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16932.txt</text:p>
          </table:table-cell>
          <table:table-cell office:value-type="string">
            <text:p>JAPAN WILL NOT RETALIATE NOW AGAINST U.S. TARIFFS&lt;br/&gt;&lt;br/&gt; <text:s text:c="3"/>TOKYO, April 18 - Japan does not plan to take immediate&lt;br/&gt;retaliatory action against implementation of U.S. Tariffs on&lt;br/&gt;some Japanese electronic goods, the minister of international&lt;br/&gt;trade and industry, Hajime Tamura, said in a statement.&lt;br/&gt; <text:s text:c="3"/>Japan requested bilateral consultations in accordance with&lt;br/&gt;Article 23-1 of the General Agreement on Tariffs and Trade&lt;br/&gt;(GATT) in Washington yesterday.&lt;br/&gt; <text:s text:c="3"/>Tamura said there was deep regret over the U.S. Measures,&lt;br/&gt;which will impose 100 pct tariffs on about 300 mln dlrs worth&lt;br/&gt;of Japanese imports of some small computers, colour television&lt;br/&gt;sets and power tools.&lt;br/&gt; REUTER&lt;br/&gt;</text:p>
          </table:table-cell>
          <table:table-cell office:value-type="string">
            <text:p>Spun</text:p>
          </table:table-cell>
          <table:table-cell office:value-type="string">
            <text:p>http://en.wikipedia.org/wiki/Spun</text:p>
          </table:table-cell>
          <table:table-cell office:value-type="string">
            <text:p>Tariffs</text:p>
          </table:table-cell>
          <table:table-cell office:value-type="string">
            <text:p>http://en.wikipedia.org/wiki/Tariff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4];&quot;,&quot;;[.AC294];&quot;,&quot;; TEXT([.AK294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3DHVKCJ011KHGSOEJBQ4618PS079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YGGQSCM6IAAH12N14L08OQKR4PIIB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9:28 GMT 2012</text:p>
          </table:table-cell>
          <table:table-cell office:value-type="string">
            <text:p>Wed Oct 03 08:59:52 GMT 2012</text:p>
          </table:table-cell>
          <table:table-cell office:value-type="string">
            <text:p>Wed Oct 10 01:59:52 PDT 2012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16932.txt</text:p>
          </table:table-cell>
          <table:table-cell office:value-type="string">
            <text:p>JAPAN WILL NOT RETALIATE NOW AGAINST U.S. TARIFFS&lt;br/&gt;&lt;br/&gt; <text:s text:c="3"/>TOKYO, April 18 - Japan does not plan to take immediate&lt;br/&gt;retaliatory action against implementation of U.S. Tariffs on&lt;br/&gt;some Japanese electronic goods, the minister of international&lt;br/&gt;trade and industry, Hajime Tamura, said in a statement.&lt;br/&gt; <text:s text:c="3"/>Japan requested bilateral consultations in accordance with&lt;br/&gt;Article 23-1 of the General Agreement on Tariffs and Trade&lt;br/&gt;(GATT) in Washington yesterday.&lt;br/&gt; <text:s text:c="3"/>Tamura said there was deep regret over the U.S. Measures,&lt;br/&gt;which will impose 100 pct tariffs on about 300 mln dlrs worth&lt;br/&gt;of Japanese imports of some small computers, colour television&lt;br/&gt;sets and power tools.&lt;br/&gt; REUTER&lt;br/&gt;</text:p>
          </table:table-cell>
          <table:table-cell office:value-type="string">
            <text:p>Spun</text:p>
          </table:table-cell>
          <table:table-cell office:value-type="string">
            <text:p>http://en.wikipedia.org/wiki/Spun</text:p>
          </table:table-cell>
          <table:table-cell office:value-type="string">
            <text:p>Tariffs</text:p>
          </table:table-cell>
          <table:table-cell office:value-type="string">
            <text:p>http://en.wikipedia.org/wiki/Tariff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5];&quot;,&quot;;[.AC295];&quot;,&quot;; TEXT([.AK295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6E1INMHGYQ4YCBFIG2FUFFO0MBK7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6Y18N46UXFCSDT2JOKNLSNTRC6QSC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2:58 GMT 2012</text:p>
          </table:table-cell>
          <table:table-cell office:value-type="string">
            <text:p>Wed Oct 03 08:13:22 GMT 2012</text:p>
          </table:table-cell>
          <table:table-cell office:value-type="string">
            <text:p>Wed Oct 10 01:13:22 PDT 2012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1571.txt</text:p>
          </table:table-cell>
          <table:table-cell office:value-type="string">
            <text:p>BROWN-FORMAN &amp;lt;BFDB&amp;gt; TO CHANGE RECORD DATES&lt;br/&gt;&lt;br/&gt; <text:s text:c="3"/>LOUISVILE, Ky., March 4 - Brown-Forman Inc said at the&lt;br/&gt;suggestion of the American Stock Exchange it has changed the&lt;br/&gt;record date for the 28 ct per share quarterly dividend on its&lt;br/&gt;Class A and Class B common stock that is payable April One to&lt;br/&gt;March 20 from March 13, to coincide with the record date for a&lt;br/&gt;three-for-two stock split declared February 26.&lt;br/&gt; <text:s text:c="3"/>It said the record date for the dividend on its four pct&lt;br/&gt;cumulative preferred stock has also been changed to March 20&lt;br/&gt;from March 13.&lt;br/&gt; Reuter&lt;br/&gt;</text:p>
          </table:table-cell>
          <table:table-cell office:value-type="string">
            <text:p>Convertible bond</text:p>
          </table:table-cell>
          <table:table-cell office:value-type="string">
            <text:p>http://en.wikipedia.org/wiki/Convertible_bond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6];&quot;,&quot;;[.AC296];&quot;,&quot;; TEXT([.AK29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6E1INMHGYQ4YCBFIG2FUFFO0MBK7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C21QP6AUC26SPUCKBO330FK76B18W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1:39 GMT 2012</text:p>
          </table:table-cell>
          <table:table-cell office:value-type="string">
            <text:p>Wed Oct 03 09:31:42 GMT 2012</text:p>
          </table:table-cell>
          <table:table-cell office:value-type="string">
            <text:p>Wed Oct 10 02:31:42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1571.txt</text:p>
          </table:table-cell>
          <table:table-cell office:value-type="string">
            <text:p>BROWN-FORMAN &amp;lt;BFDB&amp;gt; TO CHANGE RECORD DATES&lt;br/&gt;&lt;br/&gt; <text:s text:c="3"/>LOUISVILE, Ky., March 4 - Brown-Forman Inc said at the&lt;br/&gt;suggestion of the American Stock Exchange it has changed the&lt;br/&gt;record date for the 28 ct per share quarterly dividend on its&lt;br/&gt;Class A and Class B common stock that is payable April One to&lt;br/&gt;March 20 from March 13, to coincide with the record date for a&lt;br/&gt;three-for-two stock split declared February 26.&lt;br/&gt; <text:s text:c="3"/>It said the record date for the dividend on its four pct&lt;br/&gt;cumulative preferred stock has also been changed to March 20&lt;br/&gt;from March 13.&lt;br/&gt; Reuter&lt;br/&gt;</text:p>
          </table:table-cell>
          <table:table-cell office:value-type="string">
            <text:p>Convertible bond</text:p>
          </table:table-cell>
          <table:table-cell office:value-type="string">
            <text:p>http://en.wikipedia.org/wiki/Convertible_bond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7];&quot;,&quot;;[.AC297];&quot;,&quot;; TEXT([.AK29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6E1INMHGYQ4YCBFIG2FUFFO0MBK7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Y8QSCM6IAA27N6Z14R0WQKKHY1JJY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6:53 GMT 2012</text:p>
          </table:table-cell>
          <table:table-cell office:value-type="string">
            <text:p>Wed Oct 03 07:57:27 GMT 2012</text:p>
          </table:table-cell>
          <table:table-cell office:value-type="string">
            <text:p>Wed Oct 10 00:57:27 PDT 2012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1571.txt</text:p>
          </table:table-cell>
          <table:table-cell office:value-type="string">
            <text:p>BROWN-FORMAN &amp;lt;BFDB&amp;gt; TO CHANGE RECORD DATES&lt;br/&gt;&lt;br/&gt; <text:s text:c="3"/>LOUISVILE, Ky., March 4 - Brown-Forman Inc said at the&lt;br/&gt;suggestion of the American Stock Exchange it has changed the&lt;br/&gt;record date for the 28 ct per share quarterly dividend on its&lt;br/&gt;Class A and Class B common stock that is payable April One to&lt;br/&gt;March 20 from March 13, to coincide with the record date for a&lt;br/&gt;three-for-two stock split declared February 26.&lt;br/&gt; <text:s text:c="3"/>It said the record date for the dividend on its four pct&lt;br/&gt;cumulative preferred stock has also been changed to March 20&lt;br/&gt;from March 13.&lt;br/&gt; Reuter&lt;br/&gt;</text:p>
          </table:table-cell>
          <table:table-cell office:value-type="string">
            <text:p>Convertible bond</text:p>
          </table:table-cell>
          <table:table-cell office:value-type="string">
            <text:p>http://en.wikipedia.org/wiki/Convertible_bond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8];&quot;,&quot;;[.AC298];&quot;,&quot;; TEXT([.AK29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1ASZVXX2Q45938VV87NQW1NUWHP7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59VKCJ011K2MD7CGUHWE18NB0HA8T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6:03 GMT 2012</text:p>
          </table:table-cell>
          <table:table-cell office:value-type="string">
            <text:p>Wed Oct 03 09:36:16 GMT 2012</text:p>
          </table:table-cell>
          <table:table-cell office:value-type="string">
            <text:p>Wed Oct 10 02:36:16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ship/01052.txt</text:p>
          </table:table-cell>
          <table:table-cell office:value-type="string">
            <text:p>MCLEAN INDUSTRIES &amp;lt;MII&amp;gt; UNIT TRANSERS SERVICE&lt;br/&gt;&lt;br/&gt; <text:s text:c="3"/>CRANFORD, N.J., March 3 - McLean Industries Inc said its&lt;br/&gt;shipping subsidiary, United States Lines Inc, reached an&lt;br/&gt;agreement in principle to transfer its South American service&lt;br/&gt;to American Transport Lines Inc, a subsidiary of &amp;lt;Crowley&lt;br/&gt;Maritime Corp&amp;gt;.&lt;br/&gt; <text:s text:c="3"/>Under the terms of the agreement, United States Lines will&lt;br/&gt;lease five vessels to American Transport for 15 months with an&lt;br/&gt;option to extend the period up to 10 years, the company said.&lt;br/&gt; <text:s text:c="3"/>In return, U.S. Lines will receive a fixed payment and a&lt;br/&gt;percentage of revenues for at least three years and possibly as&lt;br/&gt;long as American Transport utilizes its vessels and conducts&lt;br/&gt;trade in South America, the company said.&lt;br/&gt; <text:s text:c="3"/>The companies will consummate the transactions as soon as&lt;br/&gt;the required approvals are obtained, McLean said.&lt;br/&gt; Reuter&lt;br/&gt;</text:p>
          </table:table-cell>
          <table:table-cell office:value-type="string">
            <text:p>Malcom McLean</text:p>
          </table:table-cell>
          <table:table-cell office:value-type="string">
            <text:p>http://en.wikipedia.org/wiki/Malcom_McLean</text:p>
          </table:table-cell>
          <table:table-cell office:value-type="float" office:value="1283">
            <text:p>1283</text:p>
          </table:table-cell>
          <table:table-cell office:value-type="string">
            <text:p>http://en.wikipedia.org/wiki/128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9];&quot;,&quot;;[.AC299];&quot;,&quot;; TEXT([.AK299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1ASZVXX2Q45938VV87NQW1NUWHP7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ESSPW1INMHGDZSOAX1BEBFMM9BH44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7:35 GMT 2012</text:p>
          </table:table-cell>
          <table:table-cell office:value-type="string">
            <text:p>Wed Oct 03 09:27:39 GMT 2012</text:p>
          </table:table-cell>
          <table:table-cell office:value-type="string">
            <text:p>Wed Oct 10 02:27:39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ship/01052.txt</text:p>
          </table:table-cell>
          <table:table-cell office:value-type="string">
            <text:p>MCLEAN INDUSTRIES &amp;lt;MII&amp;gt; UNIT TRANSERS SERVICE&lt;br/&gt;&lt;br/&gt; <text:s text:c="3"/>CRANFORD, N.J., March 3 - McLean Industries Inc said its&lt;br/&gt;shipping subsidiary, United States Lines Inc, reached an&lt;br/&gt;agreement in principle to transfer its South American service&lt;br/&gt;to American Transport Lines Inc, a subsidiary of &amp;lt;Crowley&lt;br/&gt;Maritime Corp&amp;gt;.&lt;br/&gt; <text:s text:c="3"/>Under the terms of the agreement, United States Lines will&lt;br/&gt;lease five vessels to American Transport for 15 months with an&lt;br/&gt;option to extend the period up to 10 years, the company said.&lt;br/&gt; <text:s text:c="3"/>In return, U.S. Lines will receive a fixed payment and a&lt;br/&gt;percentage of revenues for at least three years and possibly as&lt;br/&gt;long as American Transport utilizes its vessels and conducts&lt;br/&gt;trade in South America, the company said.&lt;br/&gt; <text:s text:c="3"/>The companies will consummate the transactions as soon as&lt;br/&gt;the required approvals are obtained, McLean said.&lt;br/&gt; Reuter&lt;br/&gt;</text:p>
          </table:table-cell>
          <table:table-cell office:value-type="string">
            <text:p>Malcom McLean</text:p>
          </table:table-cell>
          <table:table-cell office:value-type="string">
            <text:p>http://en.wikipedia.org/wiki/Malcom_McLean</text:p>
          </table:table-cell>
          <table:table-cell office:value-type="float" office:value="1283">
            <text:p>1283</text:p>
          </table:table-cell>
          <table:table-cell office:value-type="string">
            <text:p>http://en.wikipedia.org/wiki/128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00];&quot;,&quot;;[.AC300];&quot;,&quot;; TEXT([.AK300];&quot;#&quot;))" office:value-type="string" office:string-value="EDA,RANDOM,2">
            <text:p>EDA,RANDOM,2</text:p>
          </table:table-cell>
        </table:table-row>
        <table:table-row table:style-name="ro1">
          <table:table-cell office:value-type="string">
            <text:p>21ASZVXX2Q45938VV87NQW1NUWHP7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Q7L6VCPWZ9R2MKNV5SSFSN3KN39OG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1:39 GMT 2012</text:p>
          </table:table-cell>
          <table:table-cell office:value-type="string">
            <text:p>Wed Oct 03 09:31:53 GMT 2012</text:p>
          </table:table-cell>
          <table:table-cell office:value-type="string">
            <text:p>Wed Oct 10 02:31:53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ship/01052.txt</text:p>
          </table:table-cell>
          <table:table-cell office:value-type="string">
            <text:p>MCLEAN INDUSTRIES &amp;lt;MII&amp;gt; UNIT TRANSERS SERVICE&lt;br/&gt;&lt;br/&gt; <text:s text:c="3"/>CRANFORD, N.J., March 3 - McLean Industries Inc said its&lt;br/&gt;shipping subsidiary, United States Lines Inc, reached an&lt;br/&gt;agreement in principle to transfer its South American service&lt;br/&gt;to American Transport Lines Inc, a subsidiary of &amp;lt;Crowley&lt;br/&gt;Maritime Corp&amp;gt;.&lt;br/&gt; <text:s text:c="3"/>Under the terms of the agreement, United States Lines will&lt;br/&gt;lease five vessels to American Transport for 15 months with an&lt;br/&gt;option to extend the period up to 10 years, the company said.&lt;br/&gt; <text:s text:c="3"/>In return, U.S. Lines will receive a fixed payment and a&lt;br/&gt;percentage of revenues for at least three years and possibly as&lt;br/&gt;long as American Transport utilizes its vessels and conducts&lt;br/&gt;trade in South America, the company said.&lt;br/&gt; <text:s text:c="3"/>The companies will consummate the transactions as soon as&lt;br/&gt;the required approvals are obtained, McLean said.&lt;br/&gt; Reuter&lt;br/&gt;</text:p>
          </table:table-cell>
          <table:table-cell office:value-type="string">
            <text:p>Malcom McLean</text:p>
          </table:table-cell>
          <table:table-cell office:value-type="string">
            <text:p>http://en.wikipedia.org/wiki/Malcom_McLean</text:p>
          </table:table-cell>
          <table:table-cell office:value-type="float" office:value="1283">
            <text:p>1283</text:p>
          </table:table-cell>
          <table:table-cell office:value-type="string">
            <text:p>http://en.wikipedia.org/wiki/128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01];&quot;,&quot;;[.AC301];&quot;,&quot;; TEXT([.AK301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38U6L5OBVCIG0L2BK9JN7GU3Y7ZG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47J51Y7QEOZU7EX8MJTUOFXY7FFCH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9:47 GMT 2012</text:p>
          </table:table-cell>
          <table:table-cell office:value-type="string">
            <text:p>Wed Oct 03 09:39:52 GMT 2012</text:p>
          </table:table-cell>
          <table:table-cell office:value-type="string">
            <text:p>Wed Oct 10 02:39:52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acq/21404.txt</text:p>
          </table:table-cell>
          <table:table-cell office:value-type="string">
            <text:p>WOOLWORTH &amp;lt;Z&amp;gt; COMPLETING TENDER OFFER&lt;br/&gt;&lt;br/&gt; <text:s text:c="3"/>NEW YORK, Oct. 19 - FW Woolworth and Co said that 2,223,996&lt;br/&gt;shares of Armel Inc&amp;apos;s &amp;lt;AML&amp;gt; common stock were tendered to and&lt;br/&gt;accepted for payment by Woolworth, under the terms of the&lt;br/&gt;previosuly announced cash tender offer which expired at 2400&lt;br/&gt;midnight EDT on October 16.&lt;br/&gt; <text:s text:c="3"/>In addition, Woolowrth said 137,367 Armel shares have been&lt;br/&gt;tendered subject to guaranteed delivery.&lt;br/&gt; <text:s text:c="3"/>Woolowrth said as a result of the tender offer and options&lt;br/&gt;which it has exercised to purchase Armel stock, FWW Acquisiton&lt;br/&gt;Corp, a Woolworth unit, today expects to own about 91.75 pct of&lt;br/&gt;Amrel&amp;apos;s outstanding stock.&lt;br/&gt; <text:s text:c="2"/>&lt;br/&gt; <text:s text:c="3"/>Woolworth said the percent it owns does not include 583,650&lt;br/&gt;Class A shares of Armel, which were tendered or will be&lt;br/&gt;purchased pursuant to the options.&lt;br/&gt; <text:s text:c="3"/>As previuosly announced, FWW will now proceed with the cash&lt;br/&gt;merger in which all shares of Armel, other than those held by&lt;br/&gt;FWW or Woolworth, will be entitled to receive 7.75 dlrs per&lt;br/&gt;share. Woolworth said it expects to consummate the deal later&lt;br/&gt;this year.&lt;br/&gt; <text:s text:c="3"/>Armel is a specialty retailer of a broad line of athletic&lt;br/&gt;and leisure footwear, accessories and other sportswear.&lt;br/&gt; Reuter&lt;br/&gt;</text:p>
          </table:table-cell>
          <table:table-cell office:value-type="string">
            <text:p>Helen Slater</text:p>
          </table:table-cell>
          <table:table-cell office:value-type="string">
            <text:p>http://en.wikipedia.org/wiki/Helen_Slater</text:p>
          </table:table-cell>
          <table:table-cell office:value-type="string">
            <text:p>Call option</text:p>
          </table:table-cell>
          <table:table-cell office:value-type="string">
            <text:p>http://en.wikipedia.org/wiki/Call_op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02];&quot;,&quot;;[.AC302];&quot;,&quot;; TEXT([.AK302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38U6L5OBVCIG0L2BK9JN7GU3Y7ZG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5ZWGKCCVLL3RJR8TR1PY4C9UKHV5D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1:31 GMT 2012</text:p>
          </table:table-cell>
          <table:table-cell office:value-type="string">
            <text:p>Wed Oct 03 09:41:55 GMT 2012</text:p>
          </table:table-cell>
          <table:table-cell office:value-type="string">
            <text:p>Wed Oct 10 02:41:55 PDT 2012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acq/21404.txt</text:p>
          </table:table-cell>
          <table:table-cell office:value-type="string">
            <text:p>WOOLWORTH &amp;lt;Z&amp;gt; COMPLETING TENDER OFFER&lt;br/&gt;&lt;br/&gt; <text:s text:c="3"/>NEW YORK, Oct. 19 - FW Woolworth and Co said that 2,223,996&lt;br/&gt;shares of Armel Inc&amp;apos;s &amp;lt;AML&amp;gt; common stock were tendered to and&lt;br/&gt;accepted for payment by Woolworth, under the terms of the&lt;br/&gt;previosuly announced cash tender offer which expired at 2400&lt;br/&gt;midnight EDT on October 16.&lt;br/&gt; <text:s text:c="3"/>In addition, Woolowrth said 137,367 Armel shares have been&lt;br/&gt;tendered subject to guaranteed delivery.&lt;br/&gt; <text:s text:c="3"/>Woolowrth said as a result of the tender offer and options&lt;br/&gt;which it has exercised to purchase Armel stock, FWW Acquisiton&lt;br/&gt;Corp, a Woolworth unit, today expects to own about 91.75 pct of&lt;br/&gt;Amrel&amp;apos;s outstanding stock.&lt;br/&gt; <text:s text:c="2"/>&lt;br/&gt; <text:s text:c="3"/>Woolworth said the percent it owns does not include 583,650&lt;br/&gt;Class A shares of Armel, which were tendered or will be&lt;br/&gt;purchased pursuant to the options.&lt;br/&gt; <text:s text:c="3"/>As previuosly announced, FWW will now proceed with the cash&lt;br/&gt;merger in which all shares of Armel, other than those held by&lt;br/&gt;FWW or Woolworth, will be entitled to receive 7.75 dlrs per&lt;br/&gt;share. Woolworth said it expects to consummate the deal later&lt;br/&gt;this year.&lt;br/&gt; <text:s text:c="3"/>Armel is a specialty retailer of a broad line of athletic&lt;br/&gt;and leisure footwear, accessories and other sportswear.&lt;br/&gt; Reuter&lt;br/&gt;</text:p>
          </table:table-cell>
          <table:table-cell office:value-type="string">
            <text:p>Helen Slater</text:p>
          </table:table-cell>
          <table:table-cell office:value-type="string">
            <text:p>http://en.wikipedia.org/wiki/Helen_Slater</text:p>
          </table:table-cell>
          <table:table-cell office:value-type="string">
            <text:p>Call option</text:p>
          </table:table-cell>
          <table:table-cell office:value-type="string">
            <text:p>http://en.wikipedia.org/wiki/Call_op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03];&quot;,&quot;;[.AC303];&quot;,&quot;; TEXT([.AK303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38U6L5OBVCIG0L2BK9JN7GU3Y7ZG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R8YQ4J3NAB6QOAKMYPYQT1TQ9WDQ5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9:33 GMT 2012</text:p>
          </table:table-cell>
          <table:table-cell office:value-type="string">
            <text:p>Wed Oct 03 07:49:45 GMT 2012</text:p>
          </table:table-cell>
          <table:table-cell office:value-type="string">
            <text:p>Wed Oct 10 00:49:45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acq/21404.txt</text:p>
          </table:table-cell>
          <table:table-cell office:value-type="string">
            <text:p>WOOLWORTH &amp;lt;Z&amp;gt; COMPLETING TENDER OFFER&lt;br/&gt;&lt;br/&gt; <text:s text:c="3"/>NEW YORK, Oct. 19 - FW Woolworth and Co said that 2,223,996&lt;br/&gt;shares of Armel Inc&amp;apos;s &amp;lt;AML&amp;gt; common stock were tendered to and&lt;br/&gt;accepted for payment by Woolworth, under the terms of the&lt;br/&gt;previosuly announced cash tender offer which expired at 2400&lt;br/&gt;midnight EDT on October 16.&lt;br/&gt; <text:s text:c="3"/>In addition, Woolowrth said 137,367 Armel shares have been&lt;br/&gt;tendered subject to guaranteed delivery.&lt;br/&gt; <text:s text:c="3"/>Woolowrth said as a result of the tender offer and options&lt;br/&gt;which it has exercised to purchase Armel stock, FWW Acquisiton&lt;br/&gt;Corp, a Woolworth unit, today expects to own about 91.75 pct of&lt;br/&gt;Amrel&amp;apos;s outstanding stock.&lt;br/&gt; <text:s text:c="2"/>&lt;br/&gt; <text:s text:c="3"/>Woolworth said the percent it owns does not include 583,650&lt;br/&gt;Class A shares of Armel, which were tendered or will be&lt;br/&gt;purchased pursuant to the options.&lt;br/&gt; <text:s text:c="3"/>As previuosly announced, FWW will now proceed with the cash&lt;br/&gt;merger in which all shares of Armel, other than those held by&lt;br/&gt;FWW or Woolworth, will be entitled to receive 7.75 dlrs per&lt;br/&gt;share. Woolworth said it expects to consummate the deal later&lt;br/&gt;this year.&lt;br/&gt; <text:s text:c="3"/>Armel is a specialty retailer of a broad line of athletic&lt;br/&gt;and leisure footwear, accessories and other sportswear.&lt;br/&gt; Reuter&lt;br/&gt;</text:p>
          </table:table-cell>
          <table:table-cell office:value-type="string">
            <text:p>Helen Slater</text:p>
          </table:table-cell>
          <table:table-cell office:value-type="string">
            <text:p>http://en.wikipedia.org/wiki/Helen_Slater</text:p>
          </table:table-cell>
          <table:table-cell office:value-type="string">
            <text:p>Call option</text:p>
          </table:table-cell>
          <table:table-cell office:value-type="string">
            <text:p>http://en.wikipedia.org/wiki/Call_op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04];&quot;,&quot;;[.AC304];&quot;,&quot;; TEXT([.AK304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MCUKQOYGNIWGWGDVQR187SVIYKZH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4426DG67D1XI4OKRA3OS2JE8GI8FS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5:01 GMT 2012</text:p>
          </table:table-cell>
          <table:table-cell office:value-type="string">
            <text:p>Wed Oct 03 05:45:29 GMT 2012</text:p>
          </table:table-cell>
          <table:table-cell office:value-type="string">
            <text:p>Tue Oct 09 22:45:29 PDT 2012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money-supply/10737.txt</text:p>
          </table:table-cell>
          <table:table-cell office:value-type="string">
            <text:p>U.K. CONFIRMS FEBRUARY STERLING M3 RISE&lt;br/&gt;&lt;br/&gt; <text:s text:c="3"/>LONDON, March 30 - The Bank of England said the broad&lt;br/&gt;measure of U.K. Money supply, Sterling M3, rose a seasonally&lt;br/&gt;adjusted 2.2 pct in February after a 1.1 pct rise in January.&lt;br/&gt; <text:s text:c="3"/>The unadjusted year on year rise was 18.9 pct after 17.6&lt;br/&gt;pct in the year to January, the Bank said.&lt;br/&gt; <text:s text:c="3"/>The narrow measure of money supply, M0, fell by a&lt;br/&gt;seasonally adjusted 0.8 pct in February, and rose by a&lt;br/&gt;non-adjusted 4.1 pct year on year. In January, M0 fell by an&lt;br/&gt;adjusted 0.6 pct, and rose by a non-adjusted 4.1 pct year on&lt;br/&gt;year.&lt;br/&gt; <text:s text:c="3"/>The figures confirm provisional data issued by the Bank on&lt;br/&gt;March 19.&lt;br/&gt; <text:s text:c="3"/>The Bank said sterling bank lending grew by a seasonally&lt;br/&gt;adjusted 2.91 billion stg in February, after a 1.70 billion stg&lt;br/&gt;adjusted rise in January.&lt;br/&gt; <text:s text:c="3"/>The measure of private sector liquidity, PSL2, rose an&lt;br/&gt;unadjusted 0.9 pct in February, making a year-on-year&lt;br/&gt;unadjusted 13.1 pct rise. Adjusted, PSL2 rose by 1.2 pct in&lt;br/&gt;February, against a 0.6 pct rise in January, the Bank said.&lt;br/&gt; <text:s text:c="3"/>It said the public sector contribution to the growth in&lt;br/&gt;Sterling M3 was contractionary by about 40 mln stg after a&lt;br/&gt;contractionary contribution of 2.3 billion stg in January.&lt;br/&gt; <text:s text:c="3"/>Within this, the Public Sector Borrowing Requirement showed&lt;br/&gt;a repayment of 380 mln stg after a 3.7 billion stg repayment in&lt;br/&gt;January, while the non-bank private sector&amp;apos;s holdings of&lt;br/&gt;government debt fell by about 260 mln stg after a 1.1 billion&lt;br/&gt;stg fall in January.&lt;br/&gt; <text:s text:c="3"/>There was a 50 mln stg rise in notes and coins in&lt;br/&gt;circulation in February after a 290 mln stg fall in January,&lt;br/&gt;the Bank said.&lt;br/&gt; <text:s text:c="3"/>Non-interest bearing sight deposits rose by 460 mln stg&lt;br/&gt;after a 1.5 billion stg fall in January and interest-bearing&lt;br/&gt;deposits fell 200 mln stg after a 1.6 billion rise in January.&lt;br/&gt; REUTER&lt;br/&gt;</text:p>
          </table:table-cell>
          <table:table-cell office:value-type="string">
            <text:p>Saint-Lambert-sur-Dives</text:p>
          </table:table-cell>
          <table:table-cell office:value-type="string">
            <text:p>http://en.wikipedia.org/wiki/Saint-Lambert-sur-Dives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05];&quot;,&quot;;[.AC305];&quot;,&quot;; TEXT([.AK305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MCUKQOYGNIWGWGDVQR187SVIYKZH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4DRGNTBJ3MMS6TKWHE6AKHBGGX9VF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4:53 GMT 2012</text:p>
          </table:table-cell>
          <table:table-cell office:value-type="string">
            <text:p>Wed Oct 03 08:15:06 GMT 2012</text:p>
          </table:table-cell>
          <table:table-cell office:value-type="string">
            <text:p>Wed Oct 10 01:15:06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money-supply/10737.txt</text:p>
          </table:table-cell>
          <table:table-cell office:value-type="string">
            <text:p>U.K. CONFIRMS FEBRUARY STERLING M3 RISE&lt;br/&gt;&lt;br/&gt; <text:s text:c="3"/>LONDON, March 30 - The Bank of England said the broad&lt;br/&gt;measure of U.K. Money supply, Sterling M3, rose a seasonally&lt;br/&gt;adjusted 2.2 pct in February after a 1.1 pct rise in January.&lt;br/&gt; <text:s text:c="3"/>The unadjusted year on year rise was 18.9 pct after 17.6&lt;br/&gt;pct in the year to January, the Bank said.&lt;br/&gt; <text:s text:c="3"/>The narrow measure of money supply, M0, fell by a&lt;br/&gt;seasonally adjusted 0.8 pct in February, and rose by a&lt;br/&gt;non-adjusted 4.1 pct year on year. In January, M0 fell by an&lt;br/&gt;adjusted 0.6 pct, and rose by a non-adjusted 4.1 pct year on&lt;br/&gt;year.&lt;br/&gt; <text:s text:c="3"/>The figures confirm provisional data issued by the Bank on&lt;br/&gt;March 19.&lt;br/&gt; <text:s text:c="3"/>The Bank said sterling bank lending grew by a seasonally&lt;br/&gt;adjusted 2.91 billion stg in February, after a 1.70 billion stg&lt;br/&gt;adjusted rise in January.&lt;br/&gt; <text:s text:c="3"/>The measure of private sector liquidity, PSL2, rose an&lt;br/&gt;unadjusted 0.9 pct in February, making a year-on-year&lt;br/&gt;unadjusted 13.1 pct rise. Adjusted, PSL2 rose by 1.2 pct in&lt;br/&gt;February, against a 0.6 pct rise in January, the Bank said.&lt;br/&gt; <text:s text:c="3"/>It said the public sector contribution to the growth in&lt;br/&gt;Sterling M3 was contractionary by about 40 mln stg after a&lt;br/&gt;contractionary contribution of 2.3 billion stg in January.&lt;br/&gt; <text:s text:c="3"/>Within this, the Public Sector Borrowing Requirement showed&lt;br/&gt;a repayment of 380 mln stg after a 3.7 billion stg repayment in&lt;br/&gt;January, while the non-bank private sector&amp;apos;s holdings of&lt;br/&gt;government debt fell by about 260 mln stg after a 1.1 billion&lt;br/&gt;stg fall in January.&lt;br/&gt; <text:s text:c="3"/>There was a 50 mln stg rise in notes and coins in&lt;br/&gt;circulation in February after a 290 mln stg fall in January,&lt;br/&gt;the Bank said.&lt;br/&gt; <text:s text:c="3"/>Non-interest bearing sight deposits rose by 460 mln stg&lt;br/&gt;after a 1.5 billion stg fall in January and interest-bearing&lt;br/&gt;deposits fell 200 mln stg after a 1.6 billion rise in January.&lt;br/&gt; REUTER&lt;br/&gt;</text:p>
          </table:table-cell>
          <table:table-cell office:value-type="string">
            <text:p>Saint-Lambert-sur-Dives</text:p>
          </table:table-cell>
          <table:table-cell office:value-type="string">
            <text:p>http://en.wikipedia.org/wiki/Saint-Lambert-sur-Dives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06];&quot;,&quot;;[.AC306];&quot;,&quot;; TEXT([.AK306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MCUKQOYGNIWGWGDVQR187SVIYKZH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CFJKM05BMJT9QM19QKPHRA7ZZJDI6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4:20 GMT 2012</text:p>
          </table:table-cell>
          <table:table-cell office:value-type="string">
            <text:p>Wed Oct 03 09:44:27 GMT 2012</text:p>
          </table:table-cell>
          <table:table-cell office:value-type="string">
            <text:p>Wed Oct 10 02:44:27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money-supply/10737.txt</text:p>
          </table:table-cell>
          <table:table-cell office:value-type="string">
            <text:p>U.K. CONFIRMS FEBRUARY STERLING M3 RISE&lt;br/&gt;&lt;br/&gt; <text:s text:c="3"/>LONDON, March 30 - The Bank of England said the broad&lt;br/&gt;measure of U.K. Money supply, Sterling M3, rose a seasonally&lt;br/&gt;adjusted 2.2 pct in February after a 1.1 pct rise in January.&lt;br/&gt; <text:s text:c="3"/>The unadjusted year on year rise was 18.9 pct after 17.6&lt;br/&gt;pct in the year to January, the Bank said.&lt;br/&gt; <text:s text:c="3"/>The narrow measure of money supply, M0, fell by a&lt;br/&gt;seasonally adjusted 0.8 pct in February, and rose by a&lt;br/&gt;non-adjusted 4.1 pct year on year. In January, M0 fell by an&lt;br/&gt;adjusted 0.6 pct, and rose by a non-adjusted 4.1 pct year on&lt;br/&gt;year.&lt;br/&gt; <text:s text:c="3"/>The figures confirm provisional data issued by the Bank on&lt;br/&gt;March 19.&lt;br/&gt; <text:s text:c="3"/>The Bank said sterling bank lending grew by a seasonally&lt;br/&gt;adjusted 2.91 billion stg in February, after a 1.70 billion stg&lt;br/&gt;adjusted rise in January.&lt;br/&gt; <text:s text:c="3"/>The measure of private sector liquidity, PSL2, rose an&lt;br/&gt;unadjusted 0.9 pct in February, making a year-on-year&lt;br/&gt;unadjusted 13.1 pct rise. Adjusted, PSL2 rose by 1.2 pct in&lt;br/&gt;February, against a 0.6 pct rise in January, the Bank said.&lt;br/&gt; <text:s text:c="3"/>It said the public sector contribution to the growth in&lt;br/&gt;Sterling M3 was contractionary by about 40 mln stg after a&lt;br/&gt;contractionary contribution of 2.3 billion stg in January.&lt;br/&gt; <text:s text:c="3"/>Within this, the Public Sector Borrowing Requirement showed&lt;br/&gt;a repayment of 380 mln stg after a 3.7 billion stg repayment in&lt;br/&gt;January, while the non-bank private sector&amp;apos;s holdings of&lt;br/&gt;government debt fell by about 260 mln stg after a 1.1 billion&lt;br/&gt;stg fall in January.&lt;br/&gt; <text:s text:c="3"/>There was a 50 mln stg rise in notes and coins in&lt;br/&gt;circulation in February after a 290 mln stg fall in January,&lt;br/&gt;the Bank said.&lt;br/&gt; <text:s text:c="3"/>Non-interest bearing sight deposits rose by 460 mln stg&lt;br/&gt;after a 1.5 billion stg fall in January and interest-bearing&lt;br/&gt;deposits fell 200 mln stg after a 1.6 billion rise in January.&lt;br/&gt; REUTER&lt;br/&gt;</text:p>
          </table:table-cell>
          <table:table-cell office:value-type="string">
            <text:p>Saint-Lambert-sur-Dives</text:p>
          </table:table-cell>
          <table:table-cell office:value-type="string">
            <text:p>http://en.wikipedia.org/wiki/Saint-Lambert-sur-Dives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07];&quot;,&quot;;[.AC307];&quot;,&quot;; TEXT([.AK307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3WZZ2MIKMN99HDE5DZT4WXI5GNP8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5B8EBDPGFL6ALD16JINLWIO2VE2HS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12 GMT 2012</text:p>
          </table:table-cell>
          <table:table-cell office:value-type="string">
            <text:p>Wed Oct 03 09:14:16 GMT 2012</text:p>
          </table:table-cell>
          <table:table-cell office:value-type="string">
            <text:p>Wed Oct 10 02:14:16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3742.txt</text:p>
          </table:table-cell>
          <table:table-cell office:value-type="string">
            <text:p>CHI-CHI&amp;apos;S &amp;lt;CHIC&amp;gt; TAKES 20 MLN DLR CHARGE&lt;br/&gt;&lt;br/&gt; <text:s text:c="3"/>LOUISVILLE, Ky., March 11 - Chi-Chi&amp;apos;s Inc said it has taken&lt;br/&gt;a 20 mln dlr pretax charge against earnings for the third&lt;br/&gt;quarter ended January 31 to cover the cost of disposing of 21&lt;br/&gt;&amp;quot;underperforming&amp;quot; company-owned restaurants.&lt;br/&gt; <text:s text:c="3"/>The company also said it has agreed to repurchase up to&lt;br/&gt;three mln common shares on the open market.&lt;br/&gt; <text:s text:c="3"/>The company now has about 27.1 mln shares outstanding.&lt;br/&gt; <text:s text:c="3"/>Chi-Chi&amp;apos;s today reported a loss for the third quarter ended&lt;br/&gt;January 31, after the pretax charge and a 7,305,000 dlr tax&lt;br/&gt;credit, of 10.4 mln dlrs, compared with a year-earlier profit&lt;br/&gt;of 2,144,317 dlrs.&lt;br/&gt; <text:s text:c="3"/>Chi-Chi&amp;apos;s said it believes the disposition of the&lt;br/&gt;restaurants has the potential of increasing its pretax earnings&lt;br/&gt;by about two mln dlrs next fiscal year.&lt;br/&gt; <text:s text:c="3"/>The company said it will use existing cash resources for&lt;br/&gt;the share repurchases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2008 Chicago Bears season</text:p>
          </table:table-cell>
          <table:table-cell office:value-type="string">
            <text:p>http://en.wikipedia.org/wiki/2008_Chicago_Bears_seas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08];&quot;,&quot;;[.AC308];&quot;,&quot;; TEXT([.AK30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WZZ2MIKMN99HDE5DZT4WXI5GNP8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XKSCXKNQY2RRS8BA9MEBHR0RO2P0Y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7:16 GMT 2012</text:p>
          </table:table-cell>
          <table:table-cell office:value-type="string">
            <text:p>Wed Oct 03 08:17:28 GMT 2012</text:p>
          </table:table-cell>
          <table:table-cell office:value-type="string">
            <text:p>Wed Oct 10 01:17:28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3742.txt</text:p>
          </table:table-cell>
          <table:table-cell office:value-type="string">
            <text:p>CHI-CHI&amp;apos;S &amp;lt;CHIC&amp;gt; TAKES 20 MLN DLR CHARGE&lt;br/&gt;&lt;br/&gt; <text:s text:c="3"/>LOUISVILLE, Ky., March 11 - Chi-Chi&amp;apos;s Inc said it has taken&lt;br/&gt;a 20 mln dlr pretax charge against earnings for the third&lt;br/&gt;quarter ended January 31 to cover the cost of disposing of 21&lt;br/&gt;&amp;quot;underperforming&amp;quot; company-owned restaurants.&lt;br/&gt; <text:s text:c="3"/>The company also said it has agreed to repurchase up to&lt;br/&gt;three mln common shares on the open market.&lt;br/&gt; <text:s text:c="3"/>The company now has about 27.1 mln shares outstanding.&lt;br/&gt; <text:s text:c="3"/>Chi-Chi&amp;apos;s today reported a loss for the third quarter ended&lt;br/&gt;January 31, after the pretax charge and a 7,305,000 dlr tax&lt;br/&gt;credit, of 10.4 mln dlrs, compared with a year-earlier profit&lt;br/&gt;of 2,144,317 dlrs.&lt;br/&gt; <text:s text:c="3"/>Chi-Chi&amp;apos;s said it believes the disposition of the&lt;br/&gt;restaurants has the potential of increasing its pretax earnings&lt;br/&gt;by about two mln dlrs next fiscal year.&lt;br/&gt; <text:s text:c="3"/>The company said it will use existing cash resources for&lt;br/&gt;the share repurchases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2008 Chicago Bears season</text:p>
          </table:table-cell>
          <table:table-cell office:value-type="string">
            <text:p>http://en.wikipedia.org/wiki/2008_Chicago_Bears_seas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09];&quot;,&quot;;[.AC309];&quot;,&quot;; TEXT([.AK309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3WZZ2MIKMN99HDE5DZT4WXI5GNP8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6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6 GMT 2012</text:p>
          </table:table-cell>
          <table:table-cell table:number-columns-repeated="2"/>
          <table:table-cell office:value-type="string">
            <text:p>2Y7XRDS4IC1EDMB2QPD19A2I2SQWZU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9:42 GMT 2012</text:p>
          </table:table-cell>
          <table:table-cell office:value-type="string">
            <text:p>Wed Oct 03 09:39:57 GMT 2012</text:p>
          </table:table-cell>
          <table:table-cell office:value-type="string">
            <text:p>Wed Oct 10 02:39:57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3742.txt</text:p>
          </table:table-cell>
          <table:table-cell office:value-type="string">
            <text:p>CHI-CHI&amp;apos;S &amp;lt;CHIC&amp;gt; TAKES 20 MLN DLR CHARGE&lt;br/&gt;&lt;br/&gt; <text:s text:c="3"/>LOUISVILLE, Ky., March 11 - Chi-Chi&amp;apos;s Inc said it has taken&lt;br/&gt;a 20 mln dlr pretax charge against earnings for the third&lt;br/&gt;quarter ended January 31 to cover the cost of disposing of 21&lt;br/&gt;&amp;quot;underperforming&amp;quot; company-owned restaurants.&lt;br/&gt; <text:s text:c="3"/>The company also said it has agreed to repurchase up to&lt;br/&gt;three mln common shares on the open market.&lt;br/&gt; <text:s text:c="3"/>The company now has about 27.1 mln shares outstanding.&lt;br/&gt; <text:s text:c="3"/>Chi-Chi&amp;apos;s today reported a loss for the third quarter ended&lt;br/&gt;January 31, after the pretax charge and a 7,305,000 dlr tax&lt;br/&gt;credit, of 10.4 mln dlrs, compared with a year-earlier profit&lt;br/&gt;of 2,144,317 dlrs.&lt;br/&gt; <text:s text:c="3"/>Chi-Chi&amp;apos;s said it believes the disposition of the&lt;br/&gt;restaurants has the potential of increasing its pretax earnings&lt;br/&gt;by about two mln dlrs next fiscal year.&lt;br/&gt; <text:s text:c="3"/>The company said it will use existing cash resources for&lt;br/&gt;the share repurchases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2008 Chicago Bears season</text:p>
          </table:table-cell>
          <table:table-cell office:value-type="string">
            <text:p>http://en.wikipedia.org/wiki/2008_Chicago_Bears_seas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10];&quot;,&quot;;[.AC310];&quot;,&quot;; TEXT([.AK31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RU9KSSZVXX25DTZ1UHO6GNIYPH4M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CBE1M7PKK9L65UT6K30CLZXWFLSZ2</text:p>
          </table:table-cell>
          <table:table-cell office:value-type="string">
            <text:p>A1VKHE5L6QVFUV</text:p>
          </table:table-cell>
          <table:table-cell office:value-type="string">
            <text:p>Submitted</text:p>
          </table:table-cell>
          <table:table-cell office:value-type="string">
            <text:p>Wed Oct 03 06:31:50 GMT 2012</text:p>
          </table:table-cell>
          <table:table-cell office:value-type="string">
            <text:p>Wed Oct 03 06:31:55 GMT 2012</text:p>
          </table:table-cell>
          <table:table-cell office:value-type="string">
            <text:p>Tue Oct 09 23:31:55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15314.txt</text:p>
          </table:table-cell>
          <table:table-cell office:value-type="string">
            <text:p>UNITED TECH &amp;lt;UTX&amp;gt; SEES NO EARNINGS IMPACT&lt;br/&gt;&lt;br/&gt; <text:s text:c="3"/>HARTFORD, Conn., April 8 - United Technologies Corp said&lt;br/&gt;the decision by an international consortium not to develop a&lt;br/&gt;new engine would have no impact on 1987 or 1988 earnings.&lt;br/&gt; <text:s text:c="3"/>&amp;lt;International Aero Engines&amp;gt;, IAE, 30 pct owned by United&lt;br/&gt;Technologies&amp;apos; Pratt and Whitney division, has decided not to&lt;br/&gt;launch a superfan version of its V2500 engine.&lt;br/&gt; <text:s text:c="3"/>&amp;quot;We&amp;apos;ve told analysts that IAE&amp;apos;s decision not to launch a&lt;br/&gt;full development program of the IAE superfan for certification&lt;br/&gt;in 1991 will have no short term impact on earnings,&amp;quot; a United&lt;br/&gt;Technologies spokesman told Reuters.&lt;br/&gt; <text:s text:c="3"/>Short term refers to 1987 and 1988, the spokesman said. He&lt;br/&gt;declined to elaborate.&lt;br/&gt; <text:s text:c="3"/>IAE&amp;apos;s other owners are Rolls Royce PLC, &amp;lt;Japanese Aero&lt;br/&gt;Engines Corp&amp;gt;, Fiat SPA and &amp;lt;MTU&amp;gt; of West Germany.&lt;br/&gt; <text:s text:c="3"/>Analysts are estimating United Technologies will earn 3.75&lt;br/&gt;dlrs to 4.50 dlrs a share in 1987. It reported earnings of 36&lt;br/&gt;cts a share in 1986, which included two large writeoffs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Pratt &amp; Whitney</text:p>
          </table:table-cell>
          <table:table-cell office:value-type="string">
            <text:p>http://en.wikipedia.org/wiki/Pratt_&amp;_Whitne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11];&quot;,&quot;;[.AC311];&quot;,&quot;; TEXT([.AK31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U9KSSZVXX25DTZ1UHO6GNIYPH4M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R08MQU6L5OBAL66Y7O4IIJFEAGWDV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5:25 GMT 2012</text:p>
          </table:table-cell>
          <table:table-cell office:value-type="string">
            <text:p>Wed Oct 03 09:35:41 GMT 2012</text:p>
          </table:table-cell>
          <table:table-cell office:value-type="string">
            <text:p>Wed Oct 10 02:35:41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15314.txt</text:p>
          </table:table-cell>
          <table:table-cell office:value-type="string">
            <text:p>UNITED TECH &amp;lt;UTX&amp;gt; SEES NO EARNINGS IMPACT&lt;br/&gt;&lt;br/&gt; <text:s text:c="3"/>HARTFORD, Conn., April 8 - United Technologies Corp said&lt;br/&gt;the decision by an international consortium not to develop a&lt;br/&gt;new engine would have no impact on 1987 or 1988 earnings.&lt;br/&gt; <text:s text:c="3"/>&amp;lt;International Aero Engines&amp;gt;, IAE, 30 pct owned by United&lt;br/&gt;Technologies&amp;apos; Pratt and Whitney division, has decided not to&lt;br/&gt;launch a superfan version of its V2500 engine.&lt;br/&gt; <text:s text:c="3"/>&amp;quot;We&amp;apos;ve told analysts that IAE&amp;apos;s decision not to launch a&lt;br/&gt;full development program of the IAE superfan for certification&lt;br/&gt;in 1991 will have no short term impact on earnings,&amp;quot; a United&lt;br/&gt;Technologies spokesman told Reuters.&lt;br/&gt; <text:s text:c="3"/>Short term refers to 1987 and 1988, the spokesman said. He&lt;br/&gt;declined to elaborate.&lt;br/&gt; <text:s text:c="3"/>IAE&amp;apos;s other owners are Rolls Royce PLC, &amp;lt;Japanese Aero&lt;br/&gt;Engines Corp&amp;gt;, Fiat SPA and &amp;lt;MTU&amp;gt; of West Germany.&lt;br/&gt; <text:s text:c="3"/>Analysts are estimating United Technologies will earn 3.75&lt;br/&gt;dlrs to 4.50 dlrs a share in 1987. It reported earnings of 36&lt;br/&gt;cts a share in 1986, which included two large writeoffs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Pratt &amp; Whitney</text:p>
          </table:table-cell>
          <table:table-cell office:value-type="string">
            <text:p>http://en.wikipedia.org/wiki/Pratt_&amp;_Whitne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12];&quot;,&quot;;[.AC312];&quot;,&quot;; TEXT([.AK31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U9KSSZVXX25DTZ1UHO6GNIYPH4M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WIU6L5OBVCIG0L2BK9JN7GU84XGZC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7:26 GMT 2012</text:p>
          </table:table-cell>
          <table:table-cell office:value-type="string">
            <text:p>Wed Oct 03 07:57:40 GMT 2012</text:p>
          </table:table-cell>
          <table:table-cell office:value-type="string">
            <text:p>Wed Oct 10 00:57:40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15314.txt</text:p>
          </table:table-cell>
          <table:table-cell office:value-type="string">
            <text:p>UNITED TECH &amp;lt;UTX&amp;gt; SEES NO EARNINGS IMPACT&lt;br/&gt;&lt;br/&gt; <text:s text:c="3"/>HARTFORD, Conn., April 8 - United Technologies Corp said&lt;br/&gt;the decision by an international consortium not to develop a&lt;br/&gt;new engine would have no impact on 1987 or 1988 earnings.&lt;br/&gt; <text:s text:c="3"/>&amp;lt;International Aero Engines&amp;gt;, IAE, 30 pct owned by United&lt;br/&gt;Technologies&amp;apos; Pratt and Whitney division, has decided not to&lt;br/&gt;launch a superfan version of its V2500 engine.&lt;br/&gt; <text:s text:c="3"/>&amp;quot;We&amp;apos;ve told analysts that IAE&amp;apos;s decision not to launch a&lt;br/&gt;full development program of the IAE superfan for certification&lt;br/&gt;in 1991 will have no short term impact on earnings,&amp;quot; a United&lt;br/&gt;Technologies spokesman told Reuters.&lt;br/&gt; <text:s text:c="3"/>Short term refers to 1987 and 1988, the spokesman said. He&lt;br/&gt;declined to elaborate.&lt;br/&gt; <text:s text:c="3"/>IAE&amp;apos;s other owners are Rolls Royce PLC, &amp;lt;Japanese Aero&lt;br/&gt;Engines Corp&amp;gt;, Fiat SPA and &amp;lt;MTU&amp;gt; of West Germany.&lt;br/&gt; <text:s text:c="3"/>Analysts are estimating United Technologies will earn 3.75&lt;br/&gt;dlrs to 4.50 dlrs a share in 1987. It reported earnings of 36&lt;br/&gt;cts a share in 1986, which included two large writeoffs.&lt;br/&gt; Reuter&lt;br/&gt;</text:p>
          </table:table-cell>
          <table:table-cell office:value-type="string">
            <text:p>Francs</text:p>
          </table:table-cell>
          <table:table-cell office:value-type="string">
            <text:p>http://en.wikipedia.org/wiki/Francs</text:p>
          </table:table-cell>
          <table:table-cell office:value-type="string">
            <text:p>Pratt &amp; Whitney</text:p>
          </table:table-cell>
          <table:table-cell office:value-type="string">
            <text:p>http://en.wikipedia.org/wiki/Pratt_&amp;_Whitne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13];&quot;,&quot;;[.AC313];&quot;,&quot;; TEXT([.AK31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W4BLYHVI4431QPS4ZDVEZSDYJ1V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2EEZZ2MIKMNO3WUG8U81WWXPX3O77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6:09 GMT 2012</text:p>
          </table:table-cell>
          <table:table-cell office:value-type="string">
            <text:p>Wed Oct 03 05:47:03 GMT 2012</text:p>
          </table:table-cell>
          <table:table-cell office:value-type="string">
            <text:p>Tue Oct 09 22:47:03 PDT 2012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1354.txt</text:p>
          </table:table-cell>
          <table:table-cell office:value-type="string">
            <text:p>ANCHOR GLASS CONTAINER CORP &amp;lt;ANC&amp;gt; 3RD QTR NET&lt;br/&gt;&lt;br/&gt; <text:s text:c="3"/>TAMPA, Fla., Oct 19 -&lt;br/&gt; <text:s text:c="3"/>Shr 34 cts vs 62 cts&lt;br/&gt; <text:s text:c="3"/>Net 4,717,000 vs 8,277,000&lt;br/&gt; <text:s text:c="3"/>Revs 213.4 mln vs 158.7 mln&lt;br/&gt; <text:s text:c="3"/>Nine mths&lt;br/&gt; <text:s text:c="3"/>Oper shr 1.18 dlrs vs 1.54 dlrs&lt;br/&gt; <text:s text:c="3"/>Oper net 16.2 mln vs 17.8 mln&lt;br/&gt; <text:s text:c="3"/>Revs 517.2 mln vs 451.4 mln&lt;br/&gt; <text:s text:c="3"/>Avg shrs 13.7 mln vs 11.6 mln&lt;br/&gt; <text:s text:c="3"/>NOTE: 1986 nine mths net exclude204,000 dlr gain from&lt;br/&gt;reversion of pension assets. 1987 net both periods includes&lt;br/&gt;pretax charge 692,000 dlrs from amortization of goodwill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14];&quot;,&quot;;[.AC314];&quot;,&quot;; TEXT([.AK31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W4BLYHVI4431QPS4ZDVEZSDYJ1V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3DB3L0FBJ9I3K7JQ15VM5RPYW2YM8</text:p>
          </table:table-cell>
          <table:table-cell office:value-type="string">
            <text:p>A2YW509B0UMSEH</text:p>
          </table:table-cell>
          <table:table-cell office:value-type="string">
            <text:p>Submitted</text:p>
          </table:table-cell>
          <table:table-cell office:value-type="string">
            <text:p>Wed Oct 03 07:09:21 GMT 2012</text:p>
          </table:table-cell>
          <table:table-cell office:value-type="string">
            <text:p>Wed Oct 03 07:11:17 GMT 2012</text:p>
          </table:table-cell>
          <table:table-cell office:value-type="string">
            <text:p>Wed Oct 10 00:11:17 PDT 2012</text:p>
          </table:table-cell>
          <table:table-cell table:number-columns-repeated="3"/>
          <table:table-cell office:value-type="float" office:value="116">
            <text:p>11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1354.txt</text:p>
          </table:table-cell>
          <table:table-cell office:value-type="string">
            <text:p>ANCHOR GLASS CONTAINER CORP &amp;lt;ANC&amp;gt; 3RD QTR NET&lt;br/&gt;&lt;br/&gt; <text:s text:c="3"/>TAMPA, Fla., Oct 19 -&lt;br/&gt; <text:s text:c="3"/>Shr 34 cts vs 62 cts&lt;br/&gt; <text:s text:c="3"/>Net 4,717,000 vs 8,277,000&lt;br/&gt; <text:s text:c="3"/>Revs 213.4 mln vs 158.7 mln&lt;br/&gt; <text:s text:c="3"/>Nine mths&lt;br/&gt; <text:s text:c="3"/>Oper shr 1.18 dlrs vs 1.54 dlrs&lt;br/&gt; <text:s text:c="3"/>Oper net 16.2 mln vs 17.8 mln&lt;br/&gt; <text:s text:c="3"/>Revs 517.2 mln vs 451.4 mln&lt;br/&gt; <text:s text:c="3"/>Avg shrs 13.7 mln vs 11.6 mln&lt;br/&gt; <text:s text:c="3"/>NOTE: 1986 nine mths net exclude204,000 dlr gain from&lt;br/&gt;reversion of pension assets. 1987 net both periods includes&lt;br/&gt;pretax charge 692,000 dlrs from amortization of goodwill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15];&quot;,&quot;;[.AC315];&quot;,&quot;; TEXT([.AK31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W4BLYHVI4431QPS4ZDVEZSDYJ1V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CBENLVWJ5OPQ9M0N9ZYUWB7LJNT14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8:46 GMT 2012</text:p>
          </table:table-cell>
          <table:table-cell office:value-type="string">
            <text:p>Wed Oct 03 06:49:04 GMT 2012</text:p>
          </table:table-cell>
          <table:table-cell office:value-type="string">
            <text:p>Tue Oct 09 23:49:04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1354.txt</text:p>
          </table:table-cell>
          <table:table-cell office:value-type="string">
            <text:p>ANCHOR GLASS CONTAINER CORP &amp;lt;ANC&amp;gt; 3RD QTR NET&lt;br/&gt;&lt;br/&gt; <text:s text:c="3"/>TAMPA, Fla., Oct 19 -&lt;br/&gt; <text:s text:c="3"/>Shr 34 cts vs 62 cts&lt;br/&gt; <text:s text:c="3"/>Net 4,717,000 vs 8,277,000&lt;br/&gt; <text:s text:c="3"/>Revs 213.4 mln vs 158.7 mln&lt;br/&gt; <text:s text:c="3"/>Nine mths&lt;br/&gt; <text:s text:c="3"/>Oper shr 1.18 dlrs vs 1.54 dlrs&lt;br/&gt; <text:s text:c="3"/>Oper net 16.2 mln vs 17.8 mln&lt;br/&gt; <text:s text:c="3"/>Revs 517.2 mln vs 451.4 mln&lt;br/&gt; <text:s text:c="3"/>Avg shrs 13.7 mln vs 11.6 mln&lt;br/&gt; <text:s text:c="3"/>NOTE: 1986 nine mths net exclude204,000 dlr gain from&lt;br/&gt;reversion of pension assets. 1987 net both periods includes&lt;br/&gt;pretax charge 692,000 dlrs from amortization of goodwill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16];&quot;,&quot;;[.AC316];&quot;,&quot;; TEXT([.AK31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YGW2GTP9RA77EKR8G0Y0OF727FUP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1A8IUB2YU98YQGYSLUL8FBJGCZ8KU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5:30 GMT 2012</text:p>
          </table:table-cell>
          <table:table-cell office:value-type="string">
            <text:p>Wed Oct 03 05:46:09 GMT 2012</text:p>
          </table:table-cell>
          <table:table-cell office:value-type="string">
            <text:p>Tue Oct 09 22:46:09 PDT 2012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9836.txt</text:p>
          </table:table-cell>
          <table:table-cell office:value-type="string">
            <text:p>HONG KONG FEBRUARY TRADE SWINGS INTO DEFICIT&lt;br/&gt;&lt;br/&gt; <text:s text:c="3"/>HONG KONG, March 26 - Hong Kong recorded a 3.51 billion&lt;br/&gt;H.K. Dlr deficit in February after a 2.54 billion dlr surplus&lt;br/&gt;in January as imports climbed and exports slid, the Census and&lt;br/&gt;Statistics Department said.&lt;br/&gt; <text:s text:c="3"/>The deficit compared with a deficit of 1.76 billion dlrs in&lt;br/&gt;February 1986.&lt;br/&gt; <text:s text:c="3"/>Imports rose to 24.12 billion dlrs, up 2.6 pct from&lt;br/&gt;January&amp;apos;s 23.52 billion dlrs and 42 pct above the 16.98 billion&lt;br/&gt;dlrs recorded in February 1986.&lt;br/&gt; <text:s text:c="3"/>Total exports for the month fell 20.9 pct to 20.61 billion&lt;br/&gt;dlrs from 26.06 billion in January.&lt;br/&gt; <text:s text:c="3"/>February exports were still 35.4 pct above the 15.22&lt;br/&gt;billion dlrs recorded in the same month last year.&lt;br/&gt; <text:s text:c="3"/>Re-exports, the territory&amp;apos;s traditional entrepot trade,&lt;br/&gt;outpaced domestically produced exports for the first time since&lt;br/&gt;March 1985.&lt;br/&gt; <text:s text:c="3"/>Re-exports fell 11.6 pct to 10.62 billion dlrs from 12.0&lt;br/&gt;billion dlrs in January but were 54 pct above February 1986&amp;apos;s&lt;br/&gt;6.88 billion dlrs. Domestic exports slid 28.9 pct to 9.99&lt;br/&gt;billion dlrs from January&amp;apos;s 14.05 billion dlrs but were up 19.7&lt;br/&gt;pct over the 8.35 billion dlrs recorded in February 1986.&lt;br/&gt; REUTER&lt;br/&gt;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 office:value-type="string">
            <text:p>Emirates (airline)</text:p>
          </table:table-cell>
          <table:table-cell office:value-type="string">
            <text:p>http://en.wikipedia.org/wiki/Emirates_(airlin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17];&quot;,&quot;;[.AC317];&quot;,&quot;; TEXT([.AK31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GW2GTP9RA77EKR8G0Y0OF727FUP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UEN9U8P9Y3885K2PDJU6IM0QNTWF3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5:39 GMT 2012</text:p>
          </table:table-cell>
          <table:table-cell office:value-type="string">
            <text:p>Wed Oct 03 08:15:49 GMT 2012</text:p>
          </table:table-cell>
          <table:table-cell office:value-type="string">
            <text:p>Wed Oct 10 01:15:49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9836.txt</text:p>
          </table:table-cell>
          <table:table-cell office:value-type="string">
            <text:p>HONG KONG FEBRUARY TRADE SWINGS INTO DEFICIT&lt;br/&gt;&lt;br/&gt; <text:s text:c="3"/>HONG KONG, March 26 - Hong Kong recorded a 3.51 billion&lt;br/&gt;H.K. Dlr deficit in February after a 2.54 billion dlr surplus&lt;br/&gt;in January as imports climbed and exports slid, the Census and&lt;br/&gt;Statistics Department said.&lt;br/&gt; <text:s text:c="3"/>The deficit compared with a deficit of 1.76 billion dlrs in&lt;br/&gt;February 1986.&lt;br/&gt; <text:s text:c="3"/>Imports rose to 24.12 billion dlrs, up 2.6 pct from&lt;br/&gt;January&amp;apos;s 23.52 billion dlrs and 42 pct above the 16.98 billion&lt;br/&gt;dlrs recorded in February 1986.&lt;br/&gt; <text:s text:c="3"/>Total exports for the month fell 20.9 pct to 20.61 billion&lt;br/&gt;dlrs from 26.06 billion in January.&lt;br/&gt; <text:s text:c="3"/>February exports were still 35.4 pct above the 15.22&lt;br/&gt;billion dlrs recorded in the same month last year.&lt;br/&gt; <text:s text:c="3"/>Re-exports, the territory&amp;apos;s traditional entrepot trade,&lt;br/&gt;outpaced domestically produced exports for the first time since&lt;br/&gt;March 1985.&lt;br/&gt; <text:s text:c="3"/>Re-exports fell 11.6 pct to 10.62 billion dlrs from 12.0&lt;br/&gt;billion dlrs in January but were 54 pct above February 1986&amp;apos;s&lt;br/&gt;6.88 billion dlrs. Domestic exports slid 28.9 pct to 9.99&lt;br/&gt;billion dlrs from January&amp;apos;s 14.05 billion dlrs but were up 19.7&lt;br/&gt;pct over the 8.35 billion dlrs recorded in February 1986.&lt;br/&gt; REUTER&lt;br/&gt;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 office:value-type="string">
            <text:p>Emirates (airline)</text:p>
          </table:table-cell>
          <table:table-cell office:value-type="string">
            <text:p>http://en.wikipedia.org/wiki/Emirates_(airlin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18];&quot;,&quot;;[.AC318];&quot;,&quot;; TEXT([.AK31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GW2GTP9RA77EKR8G0Y0OF727FUP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W2ZHHRRLFQ03WB0YRSKPO9ENLQOFF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6:37 GMT 2012</text:p>
          </table:table-cell>
          <table:table-cell office:value-type="string">
            <text:p>Wed Oct 03 06:47:08 GMT 2012</text:p>
          </table:table-cell>
          <table:table-cell office:value-type="string">
            <text:p>Tue Oct 09 23:47:08 PDT 2012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9836.txt</text:p>
          </table:table-cell>
          <table:table-cell office:value-type="string">
            <text:p>HONG KONG FEBRUARY TRADE SWINGS INTO DEFICIT&lt;br/&gt;&lt;br/&gt; <text:s text:c="3"/>HONG KONG, March 26 - Hong Kong recorded a 3.51 billion&lt;br/&gt;H.K. Dlr deficit in February after a 2.54 billion dlr surplus&lt;br/&gt;in January as imports climbed and exports slid, the Census and&lt;br/&gt;Statistics Department said.&lt;br/&gt; <text:s text:c="3"/>The deficit compared with a deficit of 1.76 billion dlrs in&lt;br/&gt;February 1986.&lt;br/&gt; <text:s text:c="3"/>Imports rose to 24.12 billion dlrs, up 2.6 pct from&lt;br/&gt;January&amp;apos;s 23.52 billion dlrs and 42 pct above the 16.98 billion&lt;br/&gt;dlrs recorded in February 1986.&lt;br/&gt; <text:s text:c="3"/>Total exports for the month fell 20.9 pct to 20.61 billion&lt;br/&gt;dlrs from 26.06 billion in January.&lt;br/&gt; <text:s text:c="3"/>February exports were still 35.4 pct above the 15.22&lt;br/&gt;billion dlrs recorded in the same month last year.&lt;br/&gt; <text:s text:c="3"/>Re-exports, the territory&amp;apos;s traditional entrepot trade,&lt;br/&gt;outpaced domestically produced exports for the first time since&lt;br/&gt;March 1985.&lt;br/&gt; <text:s text:c="3"/>Re-exports fell 11.6 pct to 10.62 billion dlrs from 12.0&lt;br/&gt;billion dlrs in January but were 54 pct above February 1986&amp;apos;s&lt;br/&gt;6.88 billion dlrs. Domestic exports slid 28.9 pct to 9.99&lt;br/&gt;billion dlrs from January&amp;apos;s 14.05 billion dlrs but were up 19.7&lt;br/&gt;pct over the 8.35 billion dlrs recorded in February 1986.&lt;br/&gt; REUTER&lt;br/&gt;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 office:value-type="string">
            <text:p>Emirates (airline)</text:p>
          </table:table-cell>
          <table:table-cell office:value-type="string">
            <text:p>http://en.wikipedia.org/wiki/Emirates_(airlin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19];&quot;,&quot;;[.AC319];&quot;,&quot;; TEXT([.AK31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C18EBDPGFL6ALD16JINLWIOXPLH2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JM8P9Y38TWWCRRX189M8JTANHOZIM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3:04 GMT 2012</text:p>
          </table:table-cell>
          <table:table-cell office:value-type="string">
            <text:p>Wed Oct 03 08:03:11 GMT 2012</text:p>
          </table:table-cell>
          <table:table-cell office:value-type="string">
            <text:p>Wed Oct 10 01:03:11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21157.txt</text:p>
          </table:table-cell>
          <table:table-cell office:value-type="string">
            <text:p>FED&amp;apos;S JOHNSON WARNS AGAINST LOWER DOLLAR&lt;br/&gt;&lt;br/&gt; <text:s text:c="3"/>WASHINGTON, Oct 19 - Federal Reserve Board Vice-Chairman&lt;br/&gt;Manuel Johnson cautioned against seeking &amp;quot;quick-fix solutions&amp;quot; to&lt;br/&gt;persistent U.S. trade and federal budget deficits.&lt;br/&gt; <text:s text:c="3"/>In particular, he told an American Stock Exchange&lt;br/&gt;conference, a decline in the dollar below current levels would&lt;br/&gt;exacerbate financial market conditions.&lt;br/&gt; <text:s text:c="3"/>&amp;quot;Trying to artificially depress the dollar severely below&lt;br/&gt;current levels ... would exacerbate financial market conditions&lt;br/&gt;and lead to further potential for financial problems.&amp;quot;&lt;br/&gt; <text:s text:c="3"/>Nowhere, Johnson said, are Fed officials hearing that U.S.&lt;br/&gt;businesses cannot compete at current exchange rates.&lt;br/&gt; <text:s text:c="3"/>He acknowledged the U.S. trade deficit was persisting&lt;br/&gt;despite a decline in the dollar&amp;apos;s value of 40 to 50 pct in the&lt;br/&gt;past two years.&lt;br/&gt; <text:s text:c="3"/>But the deficit is improving in volume terms and will soon&lt;br/&gt;begin showing improvement.&lt;br/&gt; <text:s text:c="3"/>&amp;quot;The stage I think is being set for a healthy, constructive&lt;br/&gt;expansion without inflationary instability,&amp;quot; he said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Johan Lind</text:p>
          </table:table-cell>
          <table:table-cell office:value-type="string">
            <text:p>http://en.wikipedia.org/wiki/Johan_Lin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20];&quot;,&quot;;[.AC320];&quot;,&quot;; TEXT([.AK320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C18EBDPGFL6ALD16JINLWIOXPLH2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WU5L8I9NZW6WNNBVOVQ47T8D33KUY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6:41 GMT 2012</text:p>
          </table:table-cell>
          <table:table-cell office:value-type="string">
            <text:p>Wed Oct 03 09:36:51 GMT 2012</text:p>
          </table:table-cell>
          <table:table-cell office:value-type="string">
            <text:p>Wed Oct 10 02:36:51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21157.txt</text:p>
          </table:table-cell>
          <table:table-cell office:value-type="string">
            <text:p>FED&amp;apos;S JOHNSON WARNS AGAINST LOWER DOLLAR&lt;br/&gt;&lt;br/&gt; <text:s text:c="3"/>WASHINGTON, Oct 19 - Federal Reserve Board Vice-Chairman&lt;br/&gt;Manuel Johnson cautioned against seeking &amp;quot;quick-fix solutions&amp;quot; to&lt;br/&gt;persistent U.S. trade and federal budget deficits.&lt;br/&gt; <text:s text:c="3"/>In particular, he told an American Stock Exchange&lt;br/&gt;conference, a decline in the dollar below current levels would&lt;br/&gt;exacerbate financial market conditions.&lt;br/&gt; <text:s text:c="3"/>&amp;quot;Trying to artificially depress the dollar severely below&lt;br/&gt;current levels ... would exacerbate financial market conditions&lt;br/&gt;and lead to further potential for financial problems.&amp;quot;&lt;br/&gt; <text:s text:c="3"/>Nowhere, Johnson said, are Fed officials hearing that U.S.&lt;br/&gt;businesses cannot compete at current exchange rates.&lt;br/&gt; <text:s text:c="3"/>He acknowledged the U.S. trade deficit was persisting&lt;br/&gt;despite a decline in the dollar&amp;apos;s value of 40 to 50 pct in the&lt;br/&gt;past two years.&lt;br/&gt; <text:s text:c="3"/>But the deficit is improving in volume terms and will soon&lt;br/&gt;begin showing improvement.&lt;br/&gt; <text:s text:c="3"/>&amp;quot;The stage I think is being set for a healthy, constructive&lt;br/&gt;expansion without inflationary instability,&amp;quot; he said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Johan Lind</text:p>
          </table:table-cell>
          <table:table-cell office:value-type="string">
            <text:p>http://en.wikipedia.org/wiki/Johan_Lin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21];&quot;,&quot;;[.AC321];&quot;,&quot;; TEXT([.AK321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C18EBDPGFL6ALD16JINLWIOXPLH2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YMQIHPCGJ2DHAC83FOH8JPPZCO28D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2:27 GMT 2012</text:p>
          </table:table-cell>
          <table:table-cell office:value-type="string">
            <text:p>Wed Oct 03 09:12:31 GMT 2012</text:p>
          </table:table-cell>
          <table:table-cell office:value-type="string">
            <text:p>Wed Oct 10 02:12:31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21157.txt</text:p>
          </table:table-cell>
          <table:table-cell office:value-type="string">
            <text:p>FED&amp;apos;S JOHNSON WARNS AGAINST LOWER DOLLAR&lt;br/&gt;&lt;br/&gt; <text:s text:c="3"/>WASHINGTON, Oct 19 - Federal Reserve Board Vice-Chairman&lt;br/&gt;Manuel Johnson cautioned against seeking &amp;quot;quick-fix solutions&amp;quot; to&lt;br/&gt;persistent U.S. trade and federal budget deficits.&lt;br/&gt; <text:s text:c="3"/>In particular, he told an American Stock Exchange&lt;br/&gt;conference, a decline in the dollar below current levels would&lt;br/&gt;exacerbate financial market conditions.&lt;br/&gt; <text:s text:c="3"/>&amp;quot;Trying to artificially depress the dollar severely below&lt;br/&gt;current levels ... would exacerbate financial market conditions&lt;br/&gt;and lead to further potential for financial problems.&amp;quot;&lt;br/&gt; <text:s text:c="3"/>Nowhere, Johnson said, are Fed officials hearing that U.S.&lt;br/&gt;businesses cannot compete at current exchange rates.&lt;br/&gt; <text:s text:c="3"/>He acknowledged the U.S. trade deficit was persisting&lt;br/&gt;despite a decline in the dollar&amp;apos;s value of 40 to 50 pct in the&lt;br/&gt;past two years.&lt;br/&gt; <text:s text:c="3"/>But the deficit is improving in volume terms and will soon&lt;br/&gt;begin showing improvement.&lt;br/&gt; <text:s text:c="3"/>&amp;quot;The stage I think is being set for a healthy, constructive&lt;br/&gt;expansion without inflationary instability,&amp;quot; he said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Johan Lind</text:p>
          </table:table-cell>
          <table:table-cell office:value-type="string">
            <text:p>http://en.wikipedia.org/wiki/Johan_Lin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22];&quot;,&quot;;[.AC322];&quot;,&quot;; TEXT([.AK322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8YNTBJ3MMDXKODCUGTKPB9MFLHXB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40LZ6R70G5ROH1DQDMEFWSS0HI8ON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5:55 GMT 2012</text:p>
          </table:table-cell>
          <table:table-cell office:value-type="string">
            <text:p>Wed Oct 03 08:06:21 GMT 2012</text:p>
          </table:table-cell>
          <table:table-cell office:value-type="string">
            <text:p>Wed Oct 10 01:06:21 PDT 201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4774.txt</text:p>
          </table:table-cell>
          <table:table-cell office:value-type="string">
            <text:p>CONSECO &amp;lt;CNC&amp;gt; TO BUY BENEFICIAL &amp;lt;BNL&amp;gt; UNIT&lt;br/&gt;&lt;br/&gt; <text:s text:c="3"/>PEAPACK, N.J., March 13 - Conseco Inc said it has signed a&lt;br/&gt;definitive agreement to acquire Western National Life Insurance&lt;br/&gt;Co from Beneficial Corp for 275 mln dlrs in cash.&lt;br/&gt; <text:s text:c="3"/>Western National had assets of 1.9 billion dlrs at the end&lt;br/&gt;of 1986 and 1986 premium and investment revenues. <text:s/>Western&lt;br/&gt;issues structured settlement annuities for the settlement of&lt;br/&gt;personal injury and damage claims and sells tax-sheltered&lt;br/&gt;annuities.&lt;br/&gt; <text:s text:c="3"/>The acquisition is subject to regulatory approval.&lt;br/&gt; <text:s text:c="3"/>Conseco said the acquisition would raise its assets to 2.7&lt;br/&gt;billion dlrs and annual revenues to about 800 mln dlrs.&lt;br/&gt; <text:s text:c="3"/>Beneficial had previously announced plans to leave the&lt;br/&gt;insurance business. <text:s/>On March Three, it said it agreed in&lt;br/&gt;principle to sell its American Centennial Insurance Co,&lt;br/&gt;Beneficial International Insurance Co, Consolidated MArine and&lt;br/&gt;General Insurance Co Ltd, Consolidated Life Assurance Co Ltd,&lt;br/&gt;Wesco Insurance Co and Service General Insurance Co&lt;br/&gt;subsidiaries to a management-led group for 98 mln dlrs in notes&lt;br/&gt;mostly contingent on performance of the units and 10 mln dlrs&lt;br/&gt;in cash.&lt;br/&gt; <text:s text:c="3"/>Conseco had 1986 operating earnings of 4,968,000 dlrs on&lt;br/&gt;revenues of 84.9 mln dlrs.&lt;br/&gt; Reuter&lt;br/&gt;</text:p>
          </table:table-cell>
          <table:table-cell office:value-type="string">
            <text:p>GlaxoSmithKline</text:p>
          </table:table-cell>
          <table:table-cell office:value-type="string">
            <text:p>http://en.wikipedia.org/wiki/GlaxoSmithKline</text:p>
          </table:table-cell>
          <table:table-cell office:value-type="string">
            <text:p>Health care in the United States</text:p>
          </table:table-cell>
          <table:table-cell office:value-type="string">
            <text:p>http://en.wikipedia.org/wiki/Health_care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23];&quot;,&quot;;[.AC323];&quot;,&quot;; TEXT([.AK32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YNTBJ3MMDXKODCUGTKPB9MFLHXB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6QB49F9SSSHCAPOVXJTDH5FFDRSWM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46:13 GMT 2012</text:p>
          </table:table-cell>
          <table:table-cell office:value-type="string">
            <text:p>Wed Oct 03 09:46:53 GMT 2012</text:p>
          </table:table-cell>
          <table:table-cell office:value-type="string">
            <text:p>Wed Oct 10 02:46:53 PDT 2012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4774.txt</text:p>
          </table:table-cell>
          <table:table-cell office:value-type="string">
            <text:p>CONSECO &amp;lt;CNC&amp;gt; TO BUY BENEFICIAL &amp;lt;BNL&amp;gt; UNIT&lt;br/&gt;&lt;br/&gt; <text:s text:c="3"/>PEAPACK, N.J., March 13 - Conseco Inc said it has signed a&lt;br/&gt;definitive agreement to acquire Western National Life Insurance&lt;br/&gt;Co from Beneficial Corp for 275 mln dlrs in cash.&lt;br/&gt; <text:s text:c="3"/>Western National had assets of 1.9 billion dlrs at the end&lt;br/&gt;of 1986 and 1986 premium and investment revenues. <text:s/>Western&lt;br/&gt;issues structured settlement annuities for the settlement of&lt;br/&gt;personal injury and damage claims and sells tax-sheltered&lt;br/&gt;annuities.&lt;br/&gt; <text:s text:c="3"/>The acquisition is subject to regulatory approval.&lt;br/&gt; <text:s text:c="3"/>Conseco said the acquisition would raise its assets to 2.7&lt;br/&gt;billion dlrs and annual revenues to about 800 mln dlrs.&lt;br/&gt; <text:s text:c="3"/>Beneficial had previously announced plans to leave the&lt;br/&gt;insurance business. <text:s/>On March Three, it said it agreed in&lt;br/&gt;principle to sell its American Centennial Insurance Co,&lt;br/&gt;Beneficial International Insurance Co, Consolidated MArine and&lt;br/&gt;General Insurance Co Ltd, Consolidated Life Assurance Co Ltd,&lt;br/&gt;Wesco Insurance Co and Service General Insurance Co&lt;br/&gt;subsidiaries to a management-led group for 98 mln dlrs in notes&lt;br/&gt;mostly contingent on performance of the units and 10 mln dlrs&lt;br/&gt;in cash.&lt;br/&gt; <text:s text:c="3"/>Conseco had 1986 operating earnings of 4,968,000 dlrs on&lt;br/&gt;revenues of 84.9 mln dlrs.&lt;br/&gt; Reuter&lt;br/&gt;</text:p>
          </table:table-cell>
          <table:table-cell office:value-type="string">
            <text:p>GlaxoSmithKline</text:p>
          </table:table-cell>
          <table:table-cell office:value-type="string">
            <text:p>http://en.wikipedia.org/wiki/GlaxoSmithKline</text:p>
          </table:table-cell>
          <table:table-cell office:value-type="string">
            <text:p>Health care in the United States</text:p>
          </table:table-cell>
          <table:table-cell office:value-type="string">
            <text:p>http://en.wikipedia.org/wiki/Health_care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24];&quot;,&quot;;[.AC324];&quot;,&quot;; TEXT([.AK32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8YNTBJ3MMDXKODCUGTKPB9MFLHXB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9CPFE4EGDHD1BTQFS0N7W6HLTSJ96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7:53 GMT 2012</text:p>
          </table:table-cell>
          <table:table-cell office:value-type="string">
            <text:p>Wed Oct 03 09:28:21 GMT 2012</text:p>
          </table:table-cell>
          <table:table-cell office:value-type="string">
            <text:p>Wed Oct 10 02:28:21 PDT 2012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4774.txt</text:p>
          </table:table-cell>
          <table:table-cell office:value-type="string">
            <text:p>CONSECO &amp;lt;CNC&amp;gt; TO BUY BENEFICIAL &amp;lt;BNL&amp;gt; UNIT&lt;br/&gt;&lt;br/&gt; <text:s text:c="3"/>PEAPACK, N.J., March 13 - Conseco Inc said it has signed a&lt;br/&gt;definitive agreement to acquire Western National Life Insurance&lt;br/&gt;Co from Beneficial Corp for 275 mln dlrs in cash.&lt;br/&gt; <text:s text:c="3"/>Western National had assets of 1.9 billion dlrs at the end&lt;br/&gt;of 1986 and 1986 premium and investment revenues. <text:s/>Western&lt;br/&gt;issues structured settlement annuities for the settlement of&lt;br/&gt;personal injury and damage claims and sells tax-sheltered&lt;br/&gt;annuities.&lt;br/&gt; <text:s text:c="3"/>The acquisition is subject to regulatory approval.&lt;br/&gt; <text:s text:c="3"/>Conseco said the acquisition would raise its assets to 2.7&lt;br/&gt;billion dlrs and annual revenues to about 800 mln dlrs.&lt;br/&gt; <text:s text:c="3"/>Beneficial had previously announced plans to leave the&lt;br/&gt;insurance business. <text:s/>On March Three, it said it agreed in&lt;br/&gt;principle to sell its American Centennial Insurance Co,&lt;br/&gt;Beneficial International Insurance Co, Consolidated MArine and&lt;br/&gt;General Insurance Co Ltd, Consolidated Life Assurance Co Ltd,&lt;br/&gt;Wesco Insurance Co and Service General Insurance Co&lt;br/&gt;subsidiaries to a management-led group for 98 mln dlrs in notes&lt;br/&gt;mostly contingent on performance of the units and 10 mln dlrs&lt;br/&gt;in cash.&lt;br/&gt; <text:s text:c="3"/>Conseco had 1986 operating earnings of 4,968,000 dlrs on&lt;br/&gt;revenues of 84.9 mln dlrs.&lt;br/&gt; Reuter&lt;br/&gt;</text:p>
          </table:table-cell>
          <table:table-cell office:value-type="string">
            <text:p>GlaxoSmithKline</text:p>
          </table:table-cell>
          <table:table-cell office:value-type="string">
            <text:p>http://en.wikipedia.org/wiki/GlaxoSmithKline</text:p>
          </table:table-cell>
          <table:table-cell office:value-type="string">
            <text:p>Health care in the United States</text:p>
          </table:table-cell>
          <table:table-cell office:value-type="string">
            <text:p>http://en.wikipedia.org/wiki/Health_care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25];&quot;,&quot;;[.AC325];&quot;,&quot;; TEXT([.AK32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V5LVWJ5OPB0D444F8DWJ7EPBIW3V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4PFCD45XCET2MGS0U9NBTGPBUSXZK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0:58 GMT 2012</text:p>
          </table:table-cell>
          <table:table-cell office:value-type="string">
            <text:p>Wed Oct 03 07:51:19 GMT 2012</text:p>
          </table:table-cell>
          <table:table-cell office:value-type="string">
            <text:p>Wed Oct 10 00:51:19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3904.txt</text:p>
          </table:table-cell>
          <table:table-cell office:value-type="string">
            <text:p>WALL STREET STOCKS/MARION LABS &amp;lt;MKC&amp;gt;&lt;br/&gt;&lt;br/&gt; <text:s text:c="3"/>NEW YORK, April 7 - Marion Laboratories Inc&amp;apos;s stock rose&lt;br/&gt;sharply today after the company presented a bullish earnings&lt;br/&gt;scenario at a meeting for pharmaceutical analysts Monday,&lt;br/&gt;traders and analysts said.&lt;br/&gt; <text:s text:c="3"/>The company said it expects earnings for fiscal 1987,&lt;br/&gt;ending June 30, to rise more than 75 pct over a year ago.&lt;br/&gt; <text:s text:c="3"/>That pronouncement encouraged analyst David Crossen of&lt;br/&gt;Sanford C. Bernstein and Co to raise his earnings estimates for&lt;br/&gt;the company to 1.28 dlrs a share in 1987, compared to his&lt;br/&gt;previous estimate of 1.20 dlrs a share. Last year the company&lt;br/&gt;earned 70 cts a share.&lt;br/&gt; <text:s text:c="3"/>Marion&amp;apos;s stock gained 3-1/4 to 75-1/2.&lt;br/&gt; <text:s text:c="3"/>At the meeting of pharmaceutical analysts, Marion&amp;apos;s&lt;br/&gt;president Fred Lyons Jr. said Wall Street eanrings estimates of&lt;br/&gt;1.10-1.15 dlrs a share for fiscal 1987 &amp;quot;are expected to cause&lt;br/&gt;even the aggressive side of this range to be 10 to 15 cts low.&amp;quot;&lt;br/&gt; <text:s text:c="3"/>Lyons said the strong performance in the second half of&lt;br/&gt;this year will result from the fourth quarter introduction of&lt;br/&gt;90 mg and 120 mg Cardizem tablets. Analyst Crossen said that&lt;br/&gt;Cardizem, which treats angina, is also expected to be approved&lt;br/&gt;for the treatment of hypertension by the end of the year.&lt;br/&gt; <text:s text:c="3"/>Crossen said &amp;quot;because Marion is still just a small company,&lt;br/&gt;the growth of Cardizem is having a big impact on the bottom&lt;br/&gt;line.&amp;quot; He raised fiscal 1988 earnings estimates to 2.15 dlrs a&lt;br/&gt;share from his previous estimate of 2.05 dlrs a share.&lt;br/&gt; <text:s text:c="3"/>&amp;quot;The company has a broad new product pipeline in the&lt;br/&gt;industry and as far as I am concerned, it is the most&lt;br/&gt;innovative company in the business,&amp;quot; he said.&lt;br/&gt; <text:s text:c="3"/>For the five years through 1991, Crossen expects Marion to&lt;br/&gt;have a growth rate of 55 pct.&lt;br/&gt; Reuter&lt;br/&gt;</text:p>
          </table:table-cell>
          <table:table-cell office:value-type="string">
            <text:p>Gerard FitzGerald</text:p>
          </table:table-cell>
          <table:table-cell office:value-type="string">
            <text:p>http://en.wikipedia.org/wiki/Gerard_FitzGerald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26];&quot;,&quot;;[.AC326];&quot;,&quot;; TEXT([.AK326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V5LVWJ5OPB0D444F8DWJ7EPBIW3V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JM8P9Y38TWWCRRX189M8JTANHQZIO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7:20 GMT 2012</text:p>
          </table:table-cell>
          <table:table-cell office:value-type="string">
            <text:p>Wed Oct 03 08:58:05 GMT 2012</text:p>
          </table:table-cell>
          <table:table-cell office:value-type="string">
            <text:p>Wed Oct 10 01:58:05 PDT 2012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3904.txt</text:p>
          </table:table-cell>
          <table:table-cell office:value-type="string">
            <text:p>WALL STREET STOCKS/MARION LABS &amp;lt;MKC&amp;gt;&lt;br/&gt;&lt;br/&gt; <text:s text:c="3"/>NEW YORK, April 7 - Marion Laboratories Inc&amp;apos;s stock rose&lt;br/&gt;sharply today after the company presented a bullish earnings&lt;br/&gt;scenario at a meeting for pharmaceutical analysts Monday,&lt;br/&gt;traders and analysts said.&lt;br/&gt; <text:s text:c="3"/>The company said it expects earnings for fiscal 1987,&lt;br/&gt;ending June 30, to rise more than 75 pct over a year ago.&lt;br/&gt; <text:s text:c="3"/>That pronouncement encouraged analyst David Crossen of&lt;br/&gt;Sanford C. Bernstein and Co to raise his earnings estimates for&lt;br/&gt;the company to 1.28 dlrs a share in 1987, compared to his&lt;br/&gt;previous estimate of 1.20 dlrs a share. Last year the company&lt;br/&gt;earned 70 cts a share.&lt;br/&gt; <text:s text:c="3"/>Marion&amp;apos;s stock gained 3-1/4 to 75-1/2.&lt;br/&gt; <text:s text:c="3"/>At the meeting of pharmaceutical analysts, Marion&amp;apos;s&lt;br/&gt;president Fred Lyons Jr. said Wall Street eanrings estimates of&lt;br/&gt;1.10-1.15 dlrs a share for fiscal 1987 &amp;quot;are expected to cause&lt;br/&gt;even the aggressive side of this range to be 10 to 15 cts low.&amp;quot;&lt;br/&gt; <text:s text:c="3"/>Lyons said the strong performance in the second half of&lt;br/&gt;this year will result from the fourth quarter introduction of&lt;br/&gt;90 mg and 120 mg Cardizem tablets. Analyst Crossen said that&lt;br/&gt;Cardizem, which treats angina, is also expected to be approved&lt;br/&gt;for the treatment of hypertension by the end of the year.&lt;br/&gt; <text:s text:c="3"/>Crossen said &amp;quot;because Marion is still just a small company,&lt;br/&gt;the growth of Cardizem is having a big impact on the bottom&lt;br/&gt;line.&amp;quot; He raised fiscal 1988 earnings estimates to 2.15 dlrs a&lt;br/&gt;share from his previous estimate of 2.05 dlrs a share.&lt;br/&gt; <text:s text:c="3"/>&amp;quot;The company has a broad new product pipeline in the&lt;br/&gt;industry and as far as I am concerned, it is the most&lt;br/&gt;innovative company in the business,&amp;quot; he said.&lt;br/&gt; <text:s text:c="3"/>For the five years through 1991, Crossen expects Marion to&lt;br/&gt;have a growth rate of 55 pct.&lt;br/&gt; Reuter&lt;br/&gt;</text:p>
          </table:table-cell>
          <table:table-cell office:value-type="string">
            <text:p>Gerard FitzGerald</text:p>
          </table:table-cell>
          <table:table-cell office:value-type="string">
            <text:p>http://en.wikipedia.org/wiki/Gerard_FitzGerald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27];&quot;,&quot;;[.AC327];&quot;,&quot;; TEXT([.AK327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V5LVWJ5OPB0D444F8DWJ7EPBIW3V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QKNTL0XULRG22ZOAWDD55FPEHSO22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9:55 GMT 2012</text:p>
          </table:table-cell>
          <table:table-cell office:value-type="string">
            <text:p>Wed Oct 03 09:30:04 GMT 2012</text:p>
          </table:table-cell>
          <table:table-cell office:value-type="string">
            <text:p>Wed Oct 10 02:30:04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3904.txt</text:p>
          </table:table-cell>
          <table:table-cell office:value-type="string">
            <text:p>WALL STREET STOCKS/MARION LABS &amp;lt;MKC&amp;gt;&lt;br/&gt;&lt;br/&gt; <text:s text:c="3"/>NEW YORK, April 7 - Marion Laboratories Inc&amp;apos;s stock rose&lt;br/&gt;sharply today after the company presented a bullish earnings&lt;br/&gt;scenario at a meeting for pharmaceutical analysts Monday,&lt;br/&gt;traders and analysts said.&lt;br/&gt; <text:s text:c="3"/>The company said it expects earnings for fiscal 1987,&lt;br/&gt;ending June 30, to rise more than 75 pct over a year ago.&lt;br/&gt; <text:s text:c="3"/>That pronouncement encouraged analyst David Crossen of&lt;br/&gt;Sanford C. Bernstein and Co to raise his earnings estimates for&lt;br/&gt;the company to 1.28 dlrs a share in 1987, compared to his&lt;br/&gt;previous estimate of 1.20 dlrs a share. Last year the company&lt;br/&gt;earned 70 cts a share.&lt;br/&gt; <text:s text:c="3"/>Marion&amp;apos;s stock gained 3-1/4 to 75-1/2.&lt;br/&gt; <text:s text:c="3"/>At the meeting of pharmaceutical analysts, Marion&amp;apos;s&lt;br/&gt;president Fred Lyons Jr. said Wall Street eanrings estimates of&lt;br/&gt;1.10-1.15 dlrs a share for fiscal 1987 &amp;quot;are expected to cause&lt;br/&gt;even the aggressive side of this range to be 10 to 15 cts low.&amp;quot;&lt;br/&gt; <text:s text:c="3"/>Lyons said the strong performance in the second half of&lt;br/&gt;this year will result from the fourth quarter introduction of&lt;br/&gt;90 mg and 120 mg Cardizem tablets. Analyst Crossen said that&lt;br/&gt;Cardizem, which treats angina, is also expected to be approved&lt;br/&gt;for the treatment of hypertension by the end of the year.&lt;br/&gt; <text:s text:c="3"/>Crossen said &amp;quot;because Marion is still just a small company,&lt;br/&gt;the growth of Cardizem is having a big impact on the bottom&lt;br/&gt;line.&amp;quot; He raised fiscal 1988 earnings estimates to 2.15 dlrs a&lt;br/&gt;share from his previous estimate of 2.05 dlrs a share.&lt;br/&gt; <text:s text:c="3"/>&amp;quot;The company has a broad new product pipeline in the&lt;br/&gt;industry and as far as I am concerned, it is the most&lt;br/&gt;innovative company in the business,&amp;quot; he said.&lt;br/&gt; <text:s text:c="3"/>For the five years through 1991, Crossen expects Marion to&lt;br/&gt;have a growth rate of 55 pct.&lt;br/&gt; Reuter&lt;br/&gt;</text:p>
          </table:table-cell>
          <table:table-cell office:value-type="string">
            <text:p>Gerard FitzGerald</text:p>
          </table:table-cell>
          <table:table-cell office:value-type="string">
            <text:p>http://en.wikipedia.org/wiki/Gerard_FitzGerald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28];&quot;,&quot;;[.AC328];&quot;,&quot;; TEXT([.AK328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92MT6YTWX4HIQQUIE49HGI6K7L1W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24XKNQY2RCJZFR42OUHZ0KUP4CR2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50 GMT 2012</text:p>
          </table:table-cell>
          <table:table-cell office:value-type="string">
            <text:p>Wed Oct 03 09:30:54 GMT 2012</text:p>
          </table:table-cell>
          <table:table-cell office:value-type="string">
            <text:p>Wed Oct 10 02:30:5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6450.txt</text:p>
          </table:table-cell>
          <table:table-cell office:value-type="string">
            <text:p>ROTTERDAM SIGNS COOPERATION AGREEMENT WITH TOKYO&lt;br/&gt;&lt;br/&gt; <text:s text:c="3"/>ROTTERDAM, March 18 - The city of Rotterdam today signed an&lt;br/&gt;agreement in principle to cooperate with the AOMI Cargo&lt;br/&gt;Distribution Centre in Tokyo.&lt;br/&gt; <text:s text:c="3"/>Acting Mayor Roel den Dunnen said that cooperation between&lt;br/&gt;private and public entities in the Tokyo and Rotterdam area,&lt;br/&gt;and a fruitful exchange of information have a favourable&lt;br/&gt;influence on the flow of goods and services between the two&lt;br/&gt;countries.&lt;br/&gt; <text:s text:c="3"/>The AOMI Cargo Distribution Center, which will start&lt;br/&gt;operating in October this year, signed a similar agreement with&lt;br/&gt;Rotterdam&amp;apos;s twinned-port of Seattle last September.&lt;br/&gt; Reuter&lt;br/&gt;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 office:value-type="string">
            <text:p>Rotterdam</text:p>
          </table:table-cell>
          <table:table-cell office:value-type="string">
            <text:p>http://en.wikipedia.org/wiki/Rotterda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29];&quot;,&quot;;[.AC329];&quot;,&quot;; TEXT([.AK32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92MT6YTWX4HIQQUIE49HGI6K7L1W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3NOK5UFJ51YMZ2T6PPQ01CS0GZ7AR</text:p>
          </table:table-cell>
          <table:table-cell office:value-type="string">
            <text:p>A2D62XIREOVCH7</text:p>
          </table:table-cell>
          <table:table-cell office:value-type="string">
            <text:p>Submitted</text:p>
          </table:table-cell>
          <table:table-cell office:value-type="string">
            <text:p>Wed Oct 03 05:38:28 GMT 2012</text:p>
          </table:table-cell>
          <table:table-cell office:value-type="string">
            <text:p>Wed Oct 03 05:38:53 GMT 2012</text:p>
          </table:table-cell>
          <table:table-cell office:value-type="string">
            <text:p>Tue Oct 09 22:38:53 PDT 2012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6450.txt</text:p>
          </table:table-cell>
          <table:table-cell office:value-type="string">
            <text:p>ROTTERDAM SIGNS COOPERATION AGREEMENT WITH TOKYO&lt;br/&gt;&lt;br/&gt; <text:s text:c="3"/>ROTTERDAM, March 18 - The city of Rotterdam today signed an&lt;br/&gt;agreement in principle to cooperate with the AOMI Cargo&lt;br/&gt;Distribution Centre in Tokyo.&lt;br/&gt; <text:s text:c="3"/>Acting Mayor Roel den Dunnen said that cooperation between&lt;br/&gt;private and public entities in the Tokyo and Rotterdam area,&lt;br/&gt;and a fruitful exchange of information have a favourable&lt;br/&gt;influence on the flow of goods and services between the two&lt;br/&gt;countries.&lt;br/&gt; <text:s text:c="3"/>The AOMI Cargo Distribution Center, which will start&lt;br/&gt;operating in October this year, signed a similar agreement with&lt;br/&gt;Rotterdam&amp;apos;s twinned-port of Seattle last September.&lt;br/&gt; Reuter&lt;br/&gt;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 office:value-type="string">
            <text:p>Rotterdam</text:p>
          </table:table-cell>
          <table:table-cell office:value-type="string">
            <text:p>http://en.wikipedia.org/wiki/Rotterda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0];&quot;,&quot;;[.AC330];&quot;,&quot;; TEXT([.AK33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92MT6YTWX4HIQQUIE49HGI6K7L1W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IHJWKUDD8XMQCE8G9RBEUTODNJBM5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4:50 GMT 2012</text:p>
          </table:table-cell>
          <table:table-cell office:value-type="string">
            <text:p>Wed Oct 03 06:45:08 GMT 2012</text:p>
          </table:table-cell>
          <table:table-cell office:value-type="string">
            <text:p>Tue Oct 09 23:45:08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6450.txt</text:p>
          </table:table-cell>
          <table:table-cell office:value-type="string">
            <text:p>ROTTERDAM SIGNS COOPERATION AGREEMENT WITH TOKYO&lt;br/&gt;&lt;br/&gt; <text:s text:c="3"/>ROTTERDAM, March 18 - The city of Rotterdam today signed an&lt;br/&gt;agreement in principle to cooperate with the AOMI Cargo&lt;br/&gt;Distribution Centre in Tokyo.&lt;br/&gt; <text:s text:c="3"/>Acting Mayor Roel den Dunnen said that cooperation between&lt;br/&gt;private and public entities in the Tokyo and Rotterdam area,&lt;br/&gt;and a fruitful exchange of information have a favourable&lt;br/&gt;influence on the flow of goods and services between the two&lt;br/&gt;countries.&lt;br/&gt; <text:s text:c="3"/>The AOMI Cargo Distribution Center, which will start&lt;br/&gt;operating in October this year, signed a similar agreement with&lt;br/&gt;Rotterdam&amp;apos;s twinned-port of Seattle last September.&lt;br/&gt; Reuter&lt;br/&gt;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 office:value-type="string">
            <text:p>Rotterdam</text:p>
          </table:table-cell>
          <table:table-cell office:value-type="string">
            <text:p>http://en.wikipedia.org/wiki/Rotterda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1];&quot;,&quot;;[.AC331];&quot;,&quot;; TEXT([.AK33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2G58B727M0IVO8MKBXYNSVF6JBBW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7P2Q45UUKQODPBN3BESGOG08UQUC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8:09 GMT 2012</text:p>
          </table:table-cell>
          <table:table-cell office:value-type="string">
            <text:p>Wed Oct 03 07:58:18 GMT 2012</text:p>
          </table:table-cell>
          <table:table-cell office:value-type="string">
            <text:p>Wed Oct 10 00:58:18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09604.txt</text:p>
          </table:table-cell>
          <table:table-cell office:value-type="string">
            <text:p>NORMAL WORK RESUMES AT NEW ZEALAND PORTS&lt;br/&gt;&lt;br/&gt; <text:s text:c="3"/>WELLINGTON, March 26 - Normal work has resumed at New&lt;br/&gt;Zealand ports as negotiations between harbour board workers and&lt;br/&gt;employers continue.&lt;br/&gt; <text:s text:c="3"/>Wellington Harbour Board Workers&amp;apos; Union secretary Ross&lt;br/&gt;Wilson told reporters talks late yesterday ended with agreement&lt;br/&gt;to take unresolved issues before an industrial conciliator.&lt;br/&gt; <text:s text:c="3"/>Wilson said the only remaining issue is the length of the&lt;br/&gt;union award. The dispute originally was about wage rates and&lt;br/&gt;the form of industry negotiations.&lt;br/&gt; <text:s text:c="3"/>Cook Strait ferry sailings resumed after Marlborough&lt;br/&gt;Harbour Board workers returned to work this morning, ending&lt;br/&gt;their industrial action a day early.&lt;br/&gt; <text:s text:c="3"/>The Waterside Workers&amp;apos; Federation, which struck for most of&lt;br/&gt;last week and held more than one mln tonnes of shipping in&lt;br/&gt;ports, meets on Monday and Tuesday in conciliation with the&lt;br/&gt;Waterfront Employers&amp;apos; Association.&lt;br/&gt; <text:s text:c="3"/>Union Secretary Sam Jennings said: &amp;quot;We&amp;apos;ve got two days of&lt;br/&gt;talks. If it&amp;apos;s not all cleaned up by then ... I don&amp;apos;t know what&lt;br/&gt;will happen.&amp;quot;&lt;br/&gt; Reuter&lt;br/&gt;</text:p>
          </table:table-cell>
          <table:table-cell office:value-type="string">
            <text:p>Vagarshak Arutyunovich Ter-Vaganyan</text:p>
          </table:table-cell>
          <table:table-cell office:value-type="string">
            <text:p>http://en.wikipedia.org/wiki/Vagarshak_Arutyunovich_Ter-Vaganyan</text:p>
          </table:table-cell>
          <table:table-cell office:value-type="string">
            <text:p>Strike</text:p>
          </table:table-cell>
          <table:table-cell office:value-type="string">
            <text:p>http://en.wikipedia.org/wiki/Strik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2];&quot;,&quot;;[.AC332];&quot;,&quot;; TEXT([.AK332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2G58B727M0IVO8MKBXYNSVF6JBBW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FMUKQOYGNIWGWGDVQR187SVN4DHZF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3:15 GMT 2012</text:p>
          </table:table-cell>
          <table:table-cell office:value-type="string">
            <text:p>Wed Oct 03 09:13:20 GMT 2012</text:p>
          </table:table-cell>
          <table:table-cell office:value-type="string">
            <text:p>Wed Oct 10 02:13:20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09604.txt</text:p>
          </table:table-cell>
          <table:table-cell office:value-type="string">
            <text:p>NORMAL WORK RESUMES AT NEW ZEALAND PORTS&lt;br/&gt;&lt;br/&gt; <text:s text:c="3"/>WELLINGTON, March 26 - Normal work has resumed at New&lt;br/&gt;Zealand ports as negotiations between harbour board workers and&lt;br/&gt;employers continue.&lt;br/&gt; <text:s text:c="3"/>Wellington Harbour Board Workers&amp;apos; Union secretary Ross&lt;br/&gt;Wilson told reporters talks late yesterday ended with agreement&lt;br/&gt;to take unresolved issues before an industrial conciliator.&lt;br/&gt; <text:s text:c="3"/>Wilson said the only remaining issue is the length of the&lt;br/&gt;union award. The dispute originally was about wage rates and&lt;br/&gt;the form of industry negotiations.&lt;br/&gt; <text:s text:c="3"/>Cook Strait ferry sailings resumed after Marlborough&lt;br/&gt;Harbour Board workers returned to work this morning, ending&lt;br/&gt;their industrial action a day early.&lt;br/&gt; <text:s text:c="3"/>The Waterside Workers&amp;apos; Federation, which struck for most of&lt;br/&gt;last week and held more than one mln tonnes of shipping in&lt;br/&gt;ports, meets on Monday and Tuesday in conciliation with the&lt;br/&gt;Waterfront Employers&amp;apos; Association.&lt;br/&gt; <text:s text:c="3"/>Union Secretary Sam Jennings said: &amp;quot;We&amp;apos;ve got two days of&lt;br/&gt;talks. If it&amp;apos;s not all cleaned up by then ... I don&amp;apos;t know what&lt;br/&gt;will happen.&amp;quot;&lt;br/&gt; Reuter&lt;br/&gt;</text:p>
          </table:table-cell>
          <table:table-cell office:value-type="string">
            <text:p>Vagarshak Arutyunovich Ter-Vaganyan</text:p>
          </table:table-cell>
          <table:table-cell office:value-type="string">
            <text:p>http://en.wikipedia.org/wiki/Vagarshak_Arutyunovich_Ter-Vaganyan</text:p>
          </table:table-cell>
          <table:table-cell office:value-type="string">
            <text:p>Strike</text:p>
          </table:table-cell>
          <table:table-cell office:value-type="string">
            <text:p>http://en.wikipedia.org/wiki/Strik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33];&quot;,&quot;;[.AC333];&quot;,&quot;; TEXT([.AK333];&quot;#&quot;))" office:value-type="string" office:string-value="RANDOM,LAU_ET_AL,1">
            <text:p>RANDOM,LAU_ET_AL,1</text:p>
          </table:table-cell>
        </table:table-row>
        <table:table-row table:style-name="ro1">
          <table:table-cell office:value-type="string">
            <text:p>22G58B727M0IVO8MKBXYNSVF6JBBW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IF46UXFCD45CL2YUNJN1KINAN3VT4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47:47 GMT 2012</text:p>
          </table:table-cell>
          <table:table-cell office:value-type="string">
            <text:p>Wed Oct 03 09:48:23 GMT 2012</text:p>
          </table:table-cell>
          <table:table-cell office:value-type="string">
            <text:p>Wed Oct 10 02:48:23 PDT 201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09604.txt</text:p>
          </table:table-cell>
          <table:table-cell office:value-type="string">
            <text:p>NORMAL WORK RESUMES AT NEW ZEALAND PORTS&lt;br/&gt;&lt;br/&gt; <text:s text:c="3"/>WELLINGTON, March 26 - Normal work has resumed at New&lt;br/&gt;Zealand ports as negotiations between harbour board workers and&lt;br/&gt;employers continue.&lt;br/&gt; <text:s text:c="3"/>Wellington Harbour Board Workers&amp;apos; Union secretary Ross&lt;br/&gt;Wilson told reporters talks late yesterday ended with agreement&lt;br/&gt;to take unresolved issues before an industrial conciliator.&lt;br/&gt; <text:s text:c="3"/>Wilson said the only remaining issue is the length of the&lt;br/&gt;union award. The dispute originally was about wage rates and&lt;br/&gt;the form of industry negotiations.&lt;br/&gt; <text:s text:c="3"/>Cook Strait ferry sailings resumed after Marlborough&lt;br/&gt;Harbour Board workers returned to work this morning, ending&lt;br/&gt;their industrial action a day early.&lt;br/&gt; <text:s text:c="3"/>The Waterside Workers&amp;apos; Federation, which struck for most of&lt;br/&gt;last week and held more than one mln tonnes of shipping in&lt;br/&gt;ports, meets on Monday and Tuesday in conciliation with the&lt;br/&gt;Waterfront Employers&amp;apos; Association.&lt;br/&gt; <text:s text:c="3"/>Union Secretary Sam Jennings said: &amp;quot;We&amp;apos;ve got two days of&lt;br/&gt;talks. If it&amp;apos;s not all cleaned up by then ... I don&amp;apos;t know what&lt;br/&gt;will happen.&amp;quot;&lt;br/&gt; Reuter&lt;br/&gt;</text:p>
          </table:table-cell>
          <table:table-cell office:value-type="string">
            <text:p>Vagarshak Arutyunovich Ter-Vaganyan</text:p>
          </table:table-cell>
          <table:table-cell office:value-type="string">
            <text:p>http://en.wikipedia.org/wiki/Vagarshak_Arutyunovich_Ter-Vaganyan</text:p>
          </table:table-cell>
          <table:table-cell office:value-type="string">
            <text:p>Strike</text:p>
          </table:table-cell>
          <table:table-cell office:value-type="string">
            <text:p>http://en.wikipedia.org/wiki/Strik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4];&quot;,&quot;;[.AC334];&quot;,&quot;; TEXT([.AK334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LHMAZHHRRLF59CSU5IH9KHOB29MD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0V9Z0B6UTO68D20Z3MRSGPWZQROZA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05 GMT 2012</text:p>
          </table:table-cell>
          <table:table-cell office:value-type="string">
            <text:p>Wed Oct 03 09:15:10 GMT 2012</text:p>
          </table:table-cell>
          <table:table-cell office:value-type="string">
            <text:p>Wed Oct 10 02:15:10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0562.txt</text:p>
          </table:table-cell>
          <table:table-cell office:value-type="string">
            <text:p>ICO QUOTA TALKS CONTINUE, OUTCOME HARD TO GAUGE&lt;br/&gt;&lt;br/&gt; <text:s text:c="3"/>LONDON, March 2 - Talks at the extended special meeting of&lt;br/&gt;the International Coffee Organization (ICO) on the&lt;br/&gt;reintroduction of export quotas continued, but chances of&lt;br/&gt;success were still almost impossible to gauge, delegates said.&lt;br/&gt; <text:s text:c="3"/>Producer delegates were meeting to examine a Colombian&lt;br/&gt;proposal to resume historical quotas from April 1 to September,&lt;br/&gt;with a promise to define specific new criteria by which a new&lt;br/&gt;quota system would be calculated in September for the new crop&lt;br/&gt;year, they said.&lt;br/&gt; <text:s text:c="3"/>Opinions among delegates over the potential for reaching a&lt;br/&gt;quota agreement varied widely.&lt;br/&gt; <text:s text:c="3"/>Some consumers said the mood of the meeting seemed slightly&lt;br/&gt;more optimistic. But Brazil&amp;apos;s unwillingness to concede any of&lt;br/&gt;its traditional 30.55 pct of its export market share looks&lt;br/&gt;likely to preclude any accord, other delegates said.&lt;br/&gt; <text:s text:c="3"/>No fresh proposals other than the Colombian initiative had&lt;br/&gt;been tabled formally today, delegates said.&lt;br/&gt; <text:s text:c="3"/>A full council meeting was set for 1900 hours for a&lt;br/&gt;progress report, delegates said.&lt;br/&gt; Reuter&lt;br/&gt;</text:p>
          </table:table-cell>
          <table:table-cell office:value-type="string">
            <text:p>Joachim von Ribbentrop</text:p>
          </table:table-cell>
          <table:table-cell office:value-type="string">
            <text:p>http://en.wikipedia.org/wiki/Joachim_von_Ribbentrop</text:p>
          </table:table-cell>
          <table:table-cell office:value-type="string">
            <text:p>Ico</text:p>
          </table:table-cell>
          <table:table-cell office:value-type="string">
            <text:p>http://en.wikipedia.org/wiki/I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35];&quot;,&quot;;[.AC335];&quot;,&quot;; TEXT([.AK33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HMAZHHRRLF59CSU5IH9KHOB29MD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2A2KYEPLSP7KT9RD6A3WAHQLKHVPY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7:32 GMT 2012</text:p>
          </table:table-cell>
          <table:table-cell office:value-type="string">
            <text:p>Wed Oct 03 09:27:53 GMT 2012</text:p>
          </table:table-cell>
          <table:table-cell office:value-type="string">
            <text:p>Wed Oct 10 02:27:53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0562.txt</text:p>
          </table:table-cell>
          <table:table-cell office:value-type="string">
            <text:p>ICO QUOTA TALKS CONTINUE, OUTCOME HARD TO GAUGE&lt;br/&gt;&lt;br/&gt; <text:s text:c="3"/>LONDON, March 2 - Talks at the extended special meeting of&lt;br/&gt;the International Coffee Organization (ICO) on the&lt;br/&gt;reintroduction of export quotas continued, but chances of&lt;br/&gt;success were still almost impossible to gauge, delegates said.&lt;br/&gt; <text:s text:c="3"/>Producer delegates were meeting to examine a Colombian&lt;br/&gt;proposal to resume historical quotas from April 1 to September,&lt;br/&gt;with a promise to define specific new criteria by which a new&lt;br/&gt;quota system would be calculated in September for the new crop&lt;br/&gt;year, they said.&lt;br/&gt; <text:s text:c="3"/>Opinions among delegates over the potential for reaching a&lt;br/&gt;quota agreement varied widely.&lt;br/&gt; <text:s text:c="3"/>Some consumers said the mood of the meeting seemed slightly&lt;br/&gt;more optimistic. But Brazil&amp;apos;s unwillingness to concede any of&lt;br/&gt;its traditional 30.55 pct of its export market share looks&lt;br/&gt;likely to preclude any accord, other delegates said.&lt;br/&gt; <text:s text:c="3"/>No fresh proposals other than the Colombian initiative had&lt;br/&gt;been tabled formally today, delegates said.&lt;br/&gt; <text:s text:c="3"/>A full council meeting was set for 1900 hours for a&lt;br/&gt;progress report, delegates said.&lt;br/&gt; Reuter&lt;br/&gt;</text:p>
          </table:table-cell>
          <table:table-cell office:value-type="string">
            <text:p>Joachim von Ribbentrop</text:p>
          </table:table-cell>
          <table:table-cell office:value-type="string">
            <text:p>http://en.wikipedia.org/wiki/Joachim_von_Ribbentrop</text:p>
          </table:table-cell>
          <table:table-cell office:value-type="string">
            <text:p>Ico</text:p>
          </table:table-cell>
          <table:table-cell office:value-type="string">
            <text:p>http://en.wikipedia.org/wiki/Ico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6];&quot;,&quot;;[.AC336];&quot;,&quot;; TEXT([.AK33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LHMAZHHRRLF59CSU5IH9KHOB29MD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RTXERSQV66R0Y5N0D8V4AVKP0P2AI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4:28 GMT 2012</text:p>
          </table:table-cell>
          <table:table-cell office:value-type="string">
            <text:p>Wed Oct 03 09:44:38 GMT 2012</text:p>
          </table:table-cell>
          <table:table-cell office:value-type="string">
            <text:p>Wed Oct 10 02:44:38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00562.txt</text:p>
          </table:table-cell>
          <table:table-cell office:value-type="string">
            <text:p>ICO QUOTA TALKS CONTINUE, OUTCOME HARD TO GAUGE&lt;br/&gt;&lt;br/&gt; <text:s text:c="3"/>LONDON, March 2 - Talks at the extended special meeting of&lt;br/&gt;the International Coffee Organization (ICO) on the&lt;br/&gt;reintroduction of export quotas continued, but chances of&lt;br/&gt;success were still almost impossible to gauge, delegates said.&lt;br/&gt; <text:s text:c="3"/>Producer delegates were meeting to examine a Colombian&lt;br/&gt;proposal to resume historical quotas from April 1 to September,&lt;br/&gt;with a promise to define specific new criteria by which a new&lt;br/&gt;quota system would be calculated in September for the new crop&lt;br/&gt;year, they said.&lt;br/&gt; <text:s text:c="3"/>Opinions among delegates over the potential for reaching a&lt;br/&gt;quota agreement varied widely.&lt;br/&gt; <text:s text:c="3"/>Some consumers said the mood of the meeting seemed slightly&lt;br/&gt;more optimistic. But Brazil&amp;apos;s unwillingness to concede any of&lt;br/&gt;its traditional 30.55 pct of its export market share looks&lt;br/&gt;likely to preclude any accord, other delegates said.&lt;br/&gt; <text:s text:c="3"/>No fresh proposals other than the Colombian initiative had&lt;br/&gt;been tabled formally today, delegates said.&lt;br/&gt; <text:s text:c="3"/>A full council meeting was set for 1900 hours for a&lt;br/&gt;progress report, delegates said.&lt;br/&gt; Reuter&lt;br/&gt;</text:p>
          </table:table-cell>
          <table:table-cell office:value-type="string">
            <text:p>Joachim von Ribbentrop</text:p>
          </table:table-cell>
          <table:table-cell office:value-type="string">
            <text:p>http://en.wikipedia.org/wiki/Joachim_von_Ribbentrop</text:p>
          </table:table-cell>
          <table:table-cell office:value-type="string">
            <text:p>Ico</text:p>
          </table:table-cell>
          <table:table-cell office:value-type="string">
            <text:p>http://en.wikipedia.org/wiki/Ico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7];&quot;,&quot;;[.AC337];&quot;,&quot;; TEXT([.AK33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4UWYB49F9SS7QL68TFN0T5H731UQ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NRKPFE4EGDHSVQASI99VZW6O8K8IT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8:30:45 GMT 2012</text:p>
          </table:table-cell>
          <table:table-cell office:value-type="string">
            <text:p>Wed Oct 03 08:31:13 GMT 2012</text:p>
          </table:table-cell>
          <table:table-cell office:value-type="string">
            <text:p>Wed Oct 10 01:31:13 PDT 2012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0883.txt</text:p>
          </table:table-cell>
          <table:table-cell office:value-type="string">
            <text:p>OPPENHEIMER HAS SIX PCT OF CYCLOPS &amp;lt;CYL&amp;gt;&lt;br/&gt;&lt;br/&gt; <text:s text:c="3"/>WASHINGTON, March 30 - Oppenheimer, the brokerage and&lt;br/&gt;investment subsidiary of Oppenheimer Group Inc, told the&lt;br/&gt;Securities and Exchange Commission it has acquired 243,400&lt;br/&gt;shares of Cyclops Corp, or 6.0 pct of the total outstanding.&lt;br/&gt; <text:s text:c="3"/>Oppenheimer said it bought the stake in connection with&lt;br/&gt;risk arbitrage and other investment activities in the ordinary&lt;br/&gt;course of its business. It said it has no plans to seek control&lt;br/&gt;of the company.&lt;br/&gt; <text:s text:c="3"/>As of Friday, &amp;lt;Dixons Group PLC&amp;gt; had acquired 2,455,000&lt;br/&gt;Cyclops shares, giving it 83 pct of the total.&lt;br/&gt; Reuter&lt;br/&gt;</text:p>
          </table:table-cell>
          <table:table-cell office:value-type="string">
            <text:p>The Real Cancun (original soundtrack)</text:p>
          </table:table-cell>
          <table:table-cell office:value-type="string">
            <text:p>http://en.wikipedia.org/wiki/The_Real_Cancun_(original_soundtrack)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8];&quot;,&quot;;[.AC338];&quot;,&quot;; TEXT([.AK338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4UWYB49F9SS7QL68TFN0T5H731UQ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RQ5PQJQ9OPL060C1WIXO8KCVT50Y3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9:55 GMT 2012</text:p>
          </table:table-cell>
          <table:table-cell office:value-type="string">
            <text:p>Wed Oct 03 08:10:02 GMT 2012</text:p>
          </table:table-cell>
          <table:table-cell office:value-type="string">
            <text:p>Wed Oct 10 01:10:02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0883.txt</text:p>
          </table:table-cell>
          <table:table-cell office:value-type="string">
            <text:p>OPPENHEIMER HAS SIX PCT OF CYCLOPS &amp;lt;CYL&amp;gt;&lt;br/&gt;&lt;br/&gt; <text:s text:c="3"/>WASHINGTON, March 30 - Oppenheimer, the brokerage and&lt;br/&gt;investment subsidiary of Oppenheimer Group Inc, told the&lt;br/&gt;Securities and Exchange Commission it has acquired 243,400&lt;br/&gt;shares of Cyclops Corp, or 6.0 pct of the total outstanding.&lt;br/&gt; <text:s text:c="3"/>Oppenheimer said it bought the stake in connection with&lt;br/&gt;risk arbitrage and other investment activities in the ordinary&lt;br/&gt;course of its business. It said it has no plans to seek control&lt;br/&gt;of the company.&lt;br/&gt; <text:s text:c="3"/>As of Friday, &amp;lt;Dixons Group PLC&amp;gt; had acquired 2,455,000&lt;br/&gt;Cyclops shares, giving it 83 pct of the total.&lt;br/&gt; Reuter&lt;br/&gt;</text:p>
          </table:table-cell>
          <table:table-cell office:value-type="string">
            <text:p>The Real Cancun (original soundtrack)</text:p>
          </table:table-cell>
          <table:table-cell office:value-type="string">
            <text:p>http://en.wikipedia.org/wiki/The_Real_Cancun_(original_soundtrack)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9];&quot;,&quot;;[.AC339];&quot;,&quot;; TEXT([.AK339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4UWYB49F9SS7QL68TFN0T5H731UQ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WS5BMJTUHYWHPHUG11705WM80WHMZ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1:47 GMT 2012</text:p>
          </table:table-cell>
          <table:table-cell office:value-type="string">
            <text:p>Wed Oct 03 09:32:18 GMT 2012</text:p>
          </table:table-cell>
          <table:table-cell office:value-type="string">
            <text:p>Wed Oct 10 02:32:18 PDT 2012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0883.txt</text:p>
          </table:table-cell>
          <table:table-cell office:value-type="string">
            <text:p>OPPENHEIMER HAS SIX PCT OF CYCLOPS &amp;lt;CYL&amp;gt;&lt;br/&gt;&lt;br/&gt; <text:s text:c="3"/>WASHINGTON, March 30 - Oppenheimer, the brokerage and&lt;br/&gt;investment subsidiary of Oppenheimer Group Inc, told the&lt;br/&gt;Securities and Exchange Commission it has acquired 243,400&lt;br/&gt;shares of Cyclops Corp, or 6.0 pct of the total outstanding.&lt;br/&gt; <text:s text:c="3"/>Oppenheimer said it bought the stake in connection with&lt;br/&gt;risk arbitrage and other investment activities in the ordinary&lt;br/&gt;course of its business. It said it has no plans to seek control&lt;br/&gt;of the company.&lt;br/&gt; <text:s text:c="3"/>As of Friday, &amp;lt;Dixons Group PLC&amp;gt; had acquired 2,455,000&lt;br/&gt;Cyclops shares, giving it 83 pct of the total.&lt;br/&gt; Reuter&lt;br/&gt;</text:p>
          </table:table-cell>
          <table:table-cell office:value-type="string">
            <text:p>The Real Cancun (original soundtrack)</text:p>
          </table:table-cell>
          <table:table-cell office:value-type="string">
            <text:p>http://en.wikipedia.org/wiki/The_Real_Cancun_(original_soundtrack)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40];&quot;,&quot;;[.AC340];&quot;,&quot;; TEXT([.AK340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P3Z6R70G5R9NMWOA5574SSTPM5P9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8U4E6AUBXHW7QVKSJ0VJZWDYFFX1V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2:13 GMT 2012</text:p>
          </table:table-cell>
          <table:table-cell office:value-type="string">
            <text:p>Wed Oct 03 07:42:30 GMT 2012</text:p>
          </table:table-cell>
          <table:table-cell office:value-type="string">
            <text:p>Wed Oct 10 00:42:30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dlr/15625.txt</text:p>
          </table:table-cell>
          <table:table-cell office:value-type="string">
            <text:p>DOLLAR ENDS LOWER IN LACKLUSTRE FRANKFURT&lt;br/&gt; <text:s text:c="3"/>By Allan Saunderson, Reuters&lt;br/&gt;&lt;br/&gt; <text:s text:c="3"/>FRANKFURT, April 9 - The dollar drifted down to end one&lt;br/&gt;pfennig lower after a lacklustre session, held in limits by the&lt;br/&gt;lack of concrete news from the Group of Seven meeting and&lt;br/&gt;comments on the edge of the Washington IMF/World Bank meeting.&lt;br/&gt; <text:s text:c="3"/>Dealers said the communique early in the European morning&lt;br/&gt;from the G-7 meeting contained no significant new factors and&lt;br/&gt;although the dollar dipped it generally resisted further&lt;br/&gt;attempts to push it lower through the day.&lt;br/&gt; <text:s text:c="3"/>The U.S. Currency ended at 1.8270/80 marks, below&lt;br/&gt;yesterday&amp;apos;s last 1.8365/75.&lt;br/&gt; <text:s text:c="3"/>Koch said the assessment of the dollar&amp;apos;s direction was&lt;br/&gt;based on a global view, with operators paying most attention to&lt;br/&gt;comments by finance officials to see how closely they stated&lt;br/&gt;adherence to international agreements such as those set at the&lt;br/&gt;Plaza Hotel in 1985 and in Paris on February 22.&lt;br/&gt; <text:s text:c="3"/>Koch described the wording of the communique from the G-7&lt;br/&gt;as &amp;quot;soft as wax.&amp;quot;&lt;br/&gt; <text:s text:c="3"/>Bundebank vice-president Helmut Schlesinger told Reuters in&lt;br/&gt;a telephone interview that the German central bank sees no&lt;br/&gt;current reason to change monetary course at present.&lt;br/&gt; <text:s text:c="3"/>Schlesinger was responding to questions following remarks&lt;br/&gt;yesterday by Bundesbank board member Claus Koehler and West&lt;br/&gt;Berlin state central bank president Dieter Hiss, which dealers&lt;br/&gt;said revived some speculation that German interest rate cuts&lt;br/&gt;may be under consideration.&lt;br/&gt; <text:s text:c="3"/>German call money was slightly softer today, at around 3.70&lt;br/&gt;pct after 3.80 yesterday.&lt;br/&gt; <text:s text:c="3"/>Some dealers said rates on new liquidity injections added&lt;br/&gt;via Bundesbank securities repurchase agreements may be cut next&lt;br/&gt;week. Hopes of a cut were dashed on Tuesday with an allocation&lt;br/&gt;at an unchanged 3.80 pct.&lt;br/&gt; <text:s text:c="3"/>But speaking of the pact tender rate next week, Schlesinger&lt;br/&gt;said, &amp;quot;since the central bank council gives its opinion on this&lt;br/&gt;theme only every 14 days, this is hardly probable.&amp;quot;&lt;br/&gt; <text:s text:c="3"/>Euromark rates scarcely responded to the central bankers&lt;br/&gt;comments, with six months funds ending unaltered at around&lt;br/&gt;3-7/8 pct. Eurodollars for the same maturity rose a fractional&lt;br/&gt;1/16 pct from yesterday to around 6-11/16 pct.&lt;br/&gt; <text:s text:c="3"/>Sterling dipped to end at 2.952/956 marks after 2.960/965&lt;br/&gt;last night. The Swiss franc firmed slightly to 120.30/45 marks&lt;br/&gt;per 100 from 120.25/40, with the yen soaring however to&lt;br/&gt;1.2570/90 marks per 100 from 1.2515/35 yesterday.&lt;br/&gt; <text:s text:c="3"/>EMS currencies saw the French franc end unchanged from last&lt;br/&gt;night at 30.03/06 marks per 100, with the Belgian franc easing&lt;br/&gt;however to 4.829/831 marks per 100 from 4.831/833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Bundesbank</text:p>
          </table:table-cell>
          <table:table-cell office:value-type="string">
            <text:p>http://en.wikipedia.org/wiki/Bundesban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41];&quot;,&quot;;[.AC341];&quot;,&quot;; TEXT([.AK34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3Z6R70G5R9NMWOA5574SSTPM5P9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CCYEPLSP75K0VU1QDFAPQEQ2D5XRN</text:p>
          </table:table-cell>
          <table:table-cell office:value-type="string">
            <text:p>A1PQNUX4BZE5O0</text:p>
          </table:table-cell>
          <table:table-cell office:value-type="string">
            <text:p>Submitted</text:p>
          </table:table-cell>
          <table:table-cell office:value-type="string">
            <text:p>Wed Oct 03 06:42:30 GMT 2012</text:p>
          </table:table-cell>
          <table:table-cell office:value-type="string">
            <text:p>Wed Oct 03 06:42:35 GMT 2012</text:p>
          </table:table-cell>
          <table:table-cell office:value-type="string">
            <text:p>Tue Oct 09 23:42:35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dlr/15625.txt</text:p>
          </table:table-cell>
          <table:table-cell office:value-type="string">
            <text:p>DOLLAR ENDS LOWER IN LACKLUSTRE FRANKFURT&lt;br/&gt; <text:s text:c="3"/>By Allan Saunderson, Reuters&lt;br/&gt;&lt;br/&gt; <text:s text:c="3"/>FRANKFURT, April 9 - The dollar drifted down to end one&lt;br/&gt;pfennig lower after a lacklustre session, held in limits by the&lt;br/&gt;lack of concrete news from the Group of Seven meeting and&lt;br/&gt;comments on the edge of the Washington IMF/World Bank meeting.&lt;br/&gt; <text:s text:c="3"/>Dealers said the communique early in the European morning&lt;br/&gt;from the G-7 meeting contained no significant new factors and&lt;br/&gt;although the dollar dipped it generally resisted further&lt;br/&gt;attempts to push it lower through the day.&lt;br/&gt; <text:s text:c="3"/>The U.S. Currency ended at 1.8270/80 marks, below&lt;br/&gt;yesterday&amp;apos;s last 1.8365/75.&lt;br/&gt; <text:s text:c="3"/>Koch said the assessment of the dollar&amp;apos;s direction was&lt;br/&gt;based on a global view, with operators paying most attention to&lt;br/&gt;comments by finance officials to see how closely they stated&lt;br/&gt;adherence to international agreements such as those set at the&lt;br/&gt;Plaza Hotel in 1985 and in Paris on February 22.&lt;br/&gt; <text:s text:c="3"/>Koch described the wording of the communique from the G-7&lt;br/&gt;as &amp;quot;soft as wax.&amp;quot;&lt;br/&gt; <text:s text:c="3"/>Bundebank vice-president Helmut Schlesinger told Reuters in&lt;br/&gt;a telephone interview that the German central bank sees no&lt;br/&gt;current reason to change monetary course at present.&lt;br/&gt; <text:s text:c="3"/>Schlesinger was responding to questions following remarks&lt;br/&gt;yesterday by Bundesbank board member Claus Koehler and West&lt;br/&gt;Berlin state central bank president Dieter Hiss, which dealers&lt;br/&gt;said revived some speculation that German interest rate cuts&lt;br/&gt;may be under consideration.&lt;br/&gt; <text:s text:c="3"/>German call money was slightly softer today, at around 3.70&lt;br/&gt;pct after 3.80 yesterday.&lt;br/&gt; <text:s text:c="3"/>Some dealers said rates on new liquidity injections added&lt;br/&gt;via Bundesbank securities repurchase agreements may be cut next&lt;br/&gt;week. Hopes of a cut were dashed on Tuesday with an allocation&lt;br/&gt;at an unchanged 3.80 pct.&lt;br/&gt; <text:s text:c="3"/>But speaking of the pact tender rate next week, Schlesinger&lt;br/&gt;said, &amp;quot;since the central bank council gives its opinion on this&lt;br/&gt;theme only every 14 days, this is hardly probable.&amp;quot;&lt;br/&gt; <text:s text:c="3"/>Euromark rates scarcely responded to the central bankers&lt;br/&gt;comments, with six months funds ending unaltered at around&lt;br/&gt;3-7/8 pct. Eurodollars for the same maturity rose a fractional&lt;br/&gt;1/16 pct from yesterday to around 6-11/16 pct.&lt;br/&gt; <text:s text:c="3"/>Sterling dipped to end at 2.952/956 marks after 2.960/965&lt;br/&gt;last night. The Swiss franc firmed slightly to 120.30/45 marks&lt;br/&gt;per 100 from 120.25/40, with the yen soaring however to&lt;br/&gt;1.2570/90 marks per 100 from 1.2515/35 yesterday.&lt;br/&gt; <text:s text:c="3"/>EMS currencies saw the French franc end unchanged from last&lt;br/&gt;night at 30.03/06 marks per 100, with the Belgian franc easing&lt;br/&gt;however to 4.829/831 marks per 100 from 4.831/833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Bundesbank</text:p>
          </table:table-cell>
          <table:table-cell office:value-type="string">
            <text:p>http://en.wikipedia.org/wiki/Bundesban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42];&quot;,&quot;;[.AC342];&quot;,&quot;; TEXT([.AK34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3Z6R70G5R9NMWOA5574SSTPM5P9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CQU98JHSTLBIUOKIT0IWBJEQL0QE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05 GMT 2012</text:p>
          </table:table-cell>
          <table:table-cell office:value-type="string">
            <text:p>Wed Oct 03 09:28:09 GMT 2012</text:p>
          </table:table-cell>
          <table:table-cell office:value-type="string">
            <text:p>Wed Oct 10 02:28:09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dlr/15625.txt</text:p>
          </table:table-cell>
          <table:table-cell office:value-type="string">
            <text:p>DOLLAR ENDS LOWER IN LACKLUSTRE FRANKFURT&lt;br/&gt; <text:s text:c="3"/>By Allan Saunderson, Reuters&lt;br/&gt;&lt;br/&gt; <text:s text:c="3"/>FRANKFURT, April 9 - The dollar drifted down to end one&lt;br/&gt;pfennig lower after a lacklustre session, held in limits by the&lt;br/&gt;lack of concrete news from the Group of Seven meeting and&lt;br/&gt;comments on the edge of the Washington IMF/World Bank meeting.&lt;br/&gt; <text:s text:c="3"/>Dealers said the communique early in the European morning&lt;br/&gt;from the G-7 meeting contained no significant new factors and&lt;br/&gt;although the dollar dipped it generally resisted further&lt;br/&gt;attempts to push it lower through the day.&lt;br/&gt; <text:s text:c="3"/>The U.S. Currency ended at 1.8270/80 marks, below&lt;br/&gt;yesterday&amp;apos;s last 1.8365/75.&lt;br/&gt; <text:s text:c="3"/>Koch said the assessment of the dollar&amp;apos;s direction was&lt;br/&gt;based on a global view, with operators paying most attention to&lt;br/&gt;comments by finance officials to see how closely they stated&lt;br/&gt;adherence to international agreements such as those set at the&lt;br/&gt;Plaza Hotel in 1985 and in Paris on February 22.&lt;br/&gt; <text:s text:c="3"/>Koch described the wording of the communique from the G-7&lt;br/&gt;as &amp;quot;soft as wax.&amp;quot;&lt;br/&gt; <text:s text:c="3"/>Bundebank vice-president Helmut Schlesinger told Reuters in&lt;br/&gt;a telephone interview that the German central bank sees no&lt;br/&gt;current reason to change monetary course at present.&lt;br/&gt; <text:s text:c="3"/>Schlesinger was responding to questions following remarks&lt;br/&gt;yesterday by Bundesbank board member Claus Koehler and West&lt;br/&gt;Berlin state central bank president Dieter Hiss, which dealers&lt;br/&gt;said revived some speculation that German interest rate cuts&lt;br/&gt;may be under consideration.&lt;br/&gt; <text:s text:c="3"/>German call money was slightly softer today, at around 3.70&lt;br/&gt;pct after 3.80 yesterday.&lt;br/&gt; <text:s text:c="3"/>Some dealers said rates on new liquidity injections added&lt;br/&gt;via Bundesbank securities repurchase agreements may be cut next&lt;br/&gt;week. Hopes of a cut were dashed on Tuesday with an allocation&lt;br/&gt;at an unchanged 3.80 pct.&lt;br/&gt; <text:s text:c="3"/>But speaking of the pact tender rate next week, Schlesinger&lt;br/&gt;said, &amp;quot;since the central bank council gives its opinion on this&lt;br/&gt;theme only every 14 days, this is hardly probable.&amp;quot;&lt;br/&gt; <text:s text:c="3"/>Euromark rates scarcely responded to the central bankers&lt;br/&gt;comments, with six months funds ending unaltered at around&lt;br/&gt;3-7/8 pct. Eurodollars for the same maturity rose a fractional&lt;br/&gt;1/16 pct from yesterday to around 6-11/16 pct.&lt;br/&gt; <text:s text:c="3"/>Sterling dipped to end at 2.952/956 marks after 2.960/965&lt;br/&gt;last night. The Swiss franc firmed slightly to 120.30/45 marks&lt;br/&gt;per 100 from 120.25/40, with the yen soaring however to&lt;br/&gt;1.2570/90 marks per 100 from 1.2515/35 yesterday.&lt;br/&gt; <text:s text:c="3"/>EMS currencies saw the French franc end unchanged from last&lt;br/&gt;night at 30.03/06 marks per 100, with the Belgian franc easing&lt;br/&gt;however to 4.829/831 marks per 100 from 4.831/833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Bundesbank</text:p>
          </table:table-cell>
          <table:table-cell office:value-type="string">
            <text:p>http://en.wikipedia.org/wiki/Bundesban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43];&quot;,&quot;;[.AC343];&quot;,&quot;; TEXT([.AK34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ADOK5UFJ51YMZ2T6PPQ01CSVAI7A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99HRRLFQ0ON24FM8U8OHEGRI1QHQJ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8:22:48 GMT 2012</text:p>
          </table:table-cell>
          <table:table-cell office:value-type="string">
            <text:p>Wed Oct 03 08:26:12 GMT 2012</text:p>
          </table:table-cell>
          <table:table-cell office:value-type="string">
            <text:p>Wed Oct 10 01:26:12 PDT 2012</text:p>
          </table:table-cell>
          <table:table-cell table:number-columns-repeated="3"/>
          <table:table-cell office:value-type="float" office:value="204">
            <text:p>20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20093.txt</text:p>
          </table:table-cell>
          <table:table-cell office:value-type="string">
            <text:p>INDONESIA FINDS NEW OFFSHORE OIL AND GAS RESOURCES&lt;br/&gt;&lt;br/&gt; <text:s text:c="3"/>JAKARTA, Oct 20 - The Indonesian state-owned oil company&lt;br/&gt;Pertamina has found new offshore oil and gas resources in East&lt;br/&gt;Aceh, on the western tip of northern Sumatra, a company&lt;br/&gt;spokesman said.&lt;br/&gt; <text:s text:c="3"/>The spokesman said the discovery was made at the GOS IA-1&lt;br/&gt;offshore exploratory well about 38 kms east of Langsa in Aceh.&lt;br/&gt; <text:s text:c="3"/>&amp;quot;Oil and gas are found in sand layers at the depth of 2,300&lt;br/&gt;metres within the Baong formation,&amp;quot; he said.&lt;br/&gt; <text:s text:c="3"/>He said preliminary tests showed that the well could flow&lt;br/&gt;oil at the rate of 1,320 barrels a day with 50 degrees API at&lt;br/&gt;20 degrees centigrade through a 5/8 inch choke.&lt;br/&gt; <text:s text:c="3"/>&amp;quot;The well also flows natural gas at the rate of 12 mln&lt;br/&gt;standard cubic feet a day,&amp;quot; he added.&lt;br/&gt; <text:s text:c="3"/>GOS IA-1 well, located at a water depth of 41 metres, was&lt;br/&gt;drilled under a production sharing contract between Pertamina&lt;br/&gt;and Japex North Sumatra Ltd, each having 50 pct shares.&lt;br/&gt; <text:s text:c="3"/>&amp;quot;Petroleum operations are to be carried out by Pertamina as&lt;br/&gt;operator through a joint operating body established by the two&lt;br/&gt;companies,&amp;quot; the Pertamina spokesman stated.&lt;br/&gt; <text:s text:c="3"/>The contract covers the Gebang block contract area. The two&lt;br/&gt;companies have previously completed the drilling of GOS IIA-1&lt;br/&gt;exploratory well, around 14 kms south of GOS IA-1.&lt;br/&gt; REUTER&lt;br/&gt;</text:p>
          </table:table-cell>
          <table:table-cell office:value-type="string">
            <text:p>Petroleum industry in Azerbaijan</text:p>
          </table:table-cell>
          <table:table-cell office:value-type="string">
            <text:p>http://en.wikipedia.org/wiki/Petroleum_industry_in_Azerbaijan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44];&quot;,&quot;;[.AC344];&quot;,&quot;; TEXT([.AK34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ADOK5UFJ51YMZ2T6PPQ01CSVAI7A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TCM05BMJTUHD5QL0Z0RI7S53GJKFU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9:55 GMT 2012</text:p>
          </table:table-cell>
          <table:table-cell office:value-type="string">
            <text:p>Wed Oct 03 07:50:11 GMT 2012</text:p>
          </table:table-cell>
          <table:table-cell office:value-type="string">
            <text:p>Wed Oct 10 00:50:11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20093.txt</text:p>
          </table:table-cell>
          <table:table-cell office:value-type="string">
            <text:p>INDONESIA FINDS NEW OFFSHORE OIL AND GAS RESOURCES&lt;br/&gt;&lt;br/&gt; <text:s text:c="3"/>JAKARTA, Oct 20 - The Indonesian state-owned oil company&lt;br/&gt;Pertamina has found new offshore oil and gas resources in East&lt;br/&gt;Aceh, on the western tip of northern Sumatra, a company&lt;br/&gt;spokesman said.&lt;br/&gt; <text:s text:c="3"/>The spokesman said the discovery was made at the GOS IA-1&lt;br/&gt;offshore exploratory well about 38 kms east of Langsa in Aceh.&lt;br/&gt; <text:s text:c="3"/>&amp;quot;Oil and gas are found in sand layers at the depth of 2,300&lt;br/&gt;metres within the Baong formation,&amp;quot; he said.&lt;br/&gt; <text:s text:c="3"/>He said preliminary tests showed that the well could flow&lt;br/&gt;oil at the rate of 1,320 barrels a day with 50 degrees API at&lt;br/&gt;20 degrees centigrade through a 5/8 inch choke.&lt;br/&gt; <text:s text:c="3"/>&amp;quot;The well also flows natural gas at the rate of 12 mln&lt;br/&gt;standard cubic feet a day,&amp;quot; he added.&lt;br/&gt; <text:s text:c="3"/>GOS IA-1 well, located at a water depth of 41 metres, was&lt;br/&gt;drilled under a production sharing contract between Pertamina&lt;br/&gt;and Japex North Sumatra Ltd, each having 50 pct shares.&lt;br/&gt; <text:s text:c="3"/>&amp;quot;Petroleum operations are to be carried out by Pertamina as&lt;br/&gt;operator through a joint operating body established by the two&lt;br/&gt;companies,&amp;quot; the Pertamina spokesman stated.&lt;br/&gt; <text:s text:c="3"/>The contract covers the Gebang block contract area. The two&lt;br/&gt;companies have previously completed the drilling of GOS IIA-1&lt;br/&gt;exploratory well, around 14 kms south of GOS IA-1.&lt;br/&gt; REUTER&lt;br/&gt;</text:p>
          </table:table-cell>
          <table:table-cell office:value-type="string">
            <text:p>Petroleum industry in Azerbaijan</text:p>
          </table:table-cell>
          <table:table-cell office:value-type="string">
            <text:p>http://en.wikipedia.org/wiki/Petroleum_industry_in_Azerbaijan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45];&quot;,&quot;;[.AC345];&quot;,&quot;; TEXT([.AK34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ADOK5UFJ51YMZ2T6PPQ01CSVAI7A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7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7 GMT 2012</text:p>
          </table:table-cell>
          <table:table-cell table:number-columns-repeated="2"/>
          <table:table-cell office:value-type="string">
            <text:p>2VSXULRGNTBJIVAI4F6PFN62RBNS6A</text:p>
          </table:table-cell>
          <table:table-cell office:value-type="string">
            <text:p>A1VKHE5L6QVFUV</text:p>
          </table:table-cell>
          <table:table-cell office:value-type="string">
            <text:p>Submitted</text:p>
          </table:table-cell>
          <table:table-cell office:value-type="string">
            <text:p>Wed Oct 03 06:09:27 GMT 2012</text:p>
          </table:table-cell>
          <table:table-cell office:value-type="string">
            <text:p>Wed Oct 03 06:09:32 GMT 2012</text:p>
          </table:table-cell>
          <table:table-cell office:value-type="string">
            <text:p>Tue Oct 09 23:09:32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rude/20093.txt</text:p>
          </table:table-cell>
          <table:table-cell office:value-type="string">
            <text:p>INDONESIA FINDS NEW OFFSHORE OIL AND GAS RESOURCES&lt;br/&gt;&lt;br/&gt; <text:s text:c="3"/>JAKARTA, Oct 20 - The Indonesian state-owned oil company&lt;br/&gt;Pertamina has found new offshore oil and gas resources in East&lt;br/&gt;Aceh, on the western tip of northern Sumatra, a company&lt;br/&gt;spokesman said.&lt;br/&gt; <text:s text:c="3"/>The spokesman said the discovery was made at the GOS IA-1&lt;br/&gt;offshore exploratory well about 38 kms east of Langsa in Aceh.&lt;br/&gt; <text:s text:c="3"/>&amp;quot;Oil and gas are found in sand layers at the depth of 2,300&lt;br/&gt;metres within the Baong formation,&amp;quot; he said.&lt;br/&gt; <text:s text:c="3"/>He said preliminary tests showed that the well could flow&lt;br/&gt;oil at the rate of 1,320 barrels a day with 50 degrees API at&lt;br/&gt;20 degrees centigrade through a 5/8 inch choke.&lt;br/&gt; <text:s text:c="3"/>&amp;quot;The well also flows natural gas at the rate of 12 mln&lt;br/&gt;standard cubic feet a day,&amp;quot; he added.&lt;br/&gt; <text:s text:c="3"/>GOS IA-1 well, located at a water depth of 41 metres, was&lt;br/&gt;drilled under a production sharing contract between Pertamina&lt;br/&gt;and Japex North Sumatra Ltd, each having 50 pct shares.&lt;br/&gt; <text:s text:c="3"/>&amp;quot;Petroleum operations are to be carried out by Pertamina as&lt;br/&gt;operator through a joint operating body established by the two&lt;br/&gt;companies,&amp;quot; the Pertamina spokesman stated.&lt;br/&gt; <text:s text:c="3"/>The contract covers the Gebang block contract area. The two&lt;br/&gt;companies have previously completed the drilling of GOS IIA-1&lt;br/&gt;exploratory well, around 14 kms south of GOS IA-1.&lt;br/&gt; REUTER&lt;br/&gt;</text:p>
          </table:table-cell>
          <table:table-cell office:value-type="string">
            <text:p>Petroleum industry in Azerbaijan</text:p>
          </table:table-cell>
          <table:table-cell office:value-type="string">
            <text:p>http://en.wikipedia.org/wiki/Petroleum_industry_in_Azerbaijan</text:p>
          </table:table-cell>
          <table:table-cell office:value-type="string">
            <text:p>Petroleum</text:p>
          </table:table-cell>
          <table:table-cell office:value-type="string">
            <text:p>http://en.wikipedia.org/wiki/Petroleu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46];&quot;,&quot;;[.AC346];&quot;,&quot;; TEXT([.AK34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QC8P9Y38TWWCRRX189M8JTAIBZZI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5Y6RLPHIT3HA5Y0RSX2VJQ281QH91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2:47 GMT 2012</text:p>
          </table:table-cell>
          <table:table-cell office:value-type="string">
            <text:p>Wed Oct 03 09:52:57 GMT 2012</text:p>
          </table:table-cell>
          <table:table-cell office:value-type="string">
            <text:p>Wed Oct 10 02:52:57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18160.txt</text:p>
          </table:table-cell>
          <table:table-cell office:value-type="string">
            <text:p>NEED FOR BIGGER ALLIED FORCE IN GULF PLAYED DOWN&lt;br/&gt;&lt;br/&gt; <text:s text:c="3"/>WASHINGTON, June 2 - Secretary of State George Shultz said&lt;br/&gt;today that a boost in allied forces in the Mideast Gulf was not&lt;br/&gt;vital to protect shipping against attack but that possible&lt;br/&gt;allied contributions should be examined.&lt;br/&gt; <text:s text:c="3"/>Asked if he saw the need for a greater military presence by&lt;br/&gt;the allies in the gulf, Shultz told reporters, &amp;quot;Not necessarily,&lt;br/&gt;particularly, so.&amp;quot;&lt;br/&gt; <text:s text:c="3"/>But he said an adequate force was needed to deter attack&lt;br/&gt;and noted that the British and the French, as well as the&lt;br/&gt;United States, maintained naval contingents there.&lt;br/&gt; <text:s text:c="3"/>&amp;quot;We have to look at things that others might do,&amp;quot; he said.&lt;br/&gt; Reuter&lt;br/&gt;</text:p>
          </table:table-cell>
          <table:table-cell office:value-type="string">
            <text:p>Comparison of Axis &amp; Allies games</text:p>
          </table:table-cell>
          <table:table-cell office:value-type="string">
            <text:p>http://en.wikipedia.org/wiki/Comparison_of_Axis_&amp;_Allies_games</text:p>
          </table:table-cell>
          <table:table-cell office:value-type="string">
            <text:p>Saddam Hussein</text:p>
          </table:table-cell>
          <table:table-cell office:value-type="string">
            <text:p>http://en.wikipedia.org/wiki/Saddam_Hussei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47];&quot;,&quot;;[.AC347];&quot;,&quot;; TEXT([.AK34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C8P9Y38TWWCRRX189M8JTAIBZZI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K22SEIUUU003Z8PHE9I08S21WPRRQ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1:20 GMT 2012</text:p>
          </table:table-cell>
          <table:table-cell office:value-type="string">
            <text:p>Wed Oct 03 08:01:26 GMT 2012</text:p>
          </table:table-cell>
          <table:table-cell office:value-type="string">
            <text:p>Wed Oct 10 01:01:26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18160.txt</text:p>
          </table:table-cell>
          <table:table-cell office:value-type="string">
            <text:p>NEED FOR BIGGER ALLIED FORCE IN GULF PLAYED DOWN&lt;br/&gt;&lt;br/&gt; <text:s text:c="3"/>WASHINGTON, June 2 - Secretary of State George Shultz said&lt;br/&gt;today that a boost in allied forces in the Mideast Gulf was not&lt;br/&gt;vital to protect shipping against attack but that possible&lt;br/&gt;allied contributions should be examined.&lt;br/&gt; <text:s text:c="3"/>Asked if he saw the need for a greater military presence by&lt;br/&gt;the allies in the gulf, Shultz told reporters, &amp;quot;Not necessarily,&lt;br/&gt;particularly, so.&amp;quot;&lt;br/&gt; <text:s text:c="3"/>But he said an adequate force was needed to deter attack&lt;br/&gt;and noted that the British and the French, as well as the&lt;br/&gt;United States, maintained naval contingents there.&lt;br/&gt; <text:s text:c="3"/>&amp;quot;We have to look at things that others might do,&amp;quot; he said.&lt;br/&gt; Reuter&lt;br/&gt;</text:p>
          </table:table-cell>
          <table:table-cell office:value-type="string">
            <text:p>Comparison of Axis &amp; Allies games</text:p>
          </table:table-cell>
          <table:table-cell office:value-type="string">
            <text:p>http://en.wikipedia.org/wiki/Comparison_of_Axis_&amp;_Allies_games</text:p>
          </table:table-cell>
          <table:table-cell office:value-type="string">
            <text:p>Saddam Hussein</text:p>
          </table:table-cell>
          <table:table-cell office:value-type="string">
            <text:p>http://en.wikipedia.org/wiki/Saddam_Hussei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48];&quot;,&quot;;[.AC348];&quot;,&quot;; TEXT([.AK34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C8P9Y38TWWCRRX189M8JTAIBZZI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Q7L6VCPWZ9R2MKNV5SSFSN3KN2O9U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1:04 GMT 2012</text:p>
          </table:table-cell>
          <table:table-cell office:value-type="string">
            <text:p>Wed Oct 03 09:31:08 GMT 2012</text:p>
          </table:table-cell>
          <table:table-cell office:value-type="string">
            <text:p>Wed Oct 10 02:31:08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18160.txt</text:p>
          </table:table-cell>
          <table:table-cell office:value-type="string">
            <text:p>NEED FOR BIGGER ALLIED FORCE IN GULF PLAYED DOWN&lt;br/&gt;&lt;br/&gt; <text:s text:c="3"/>WASHINGTON, June 2 - Secretary of State George Shultz said&lt;br/&gt;today that a boost in allied forces in the Mideast Gulf was not&lt;br/&gt;vital to protect shipping against attack but that possible&lt;br/&gt;allied contributions should be examined.&lt;br/&gt; <text:s text:c="3"/>Asked if he saw the need for a greater military presence by&lt;br/&gt;the allies in the gulf, Shultz told reporters, &amp;quot;Not necessarily,&lt;br/&gt;particularly, so.&amp;quot;&lt;br/&gt; <text:s text:c="3"/>But he said an adequate force was needed to deter attack&lt;br/&gt;and noted that the British and the French, as well as the&lt;br/&gt;United States, maintained naval contingents there.&lt;br/&gt; <text:s text:c="3"/>&amp;quot;We have to look at things that others might do,&amp;quot; he said.&lt;br/&gt; Reuter&lt;br/&gt;</text:p>
          </table:table-cell>
          <table:table-cell office:value-type="string">
            <text:p>Comparison of Axis &amp; Allies games</text:p>
          </table:table-cell>
          <table:table-cell office:value-type="string">
            <text:p>http://en.wikipedia.org/wiki/Comparison_of_Axis_&amp;_Allies_games</text:p>
          </table:table-cell>
          <table:table-cell office:value-type="string">
            <text:p>Saddam Hussein</text:p>
          </table:table-cell>
          <table:table-cell office:value-type="string">
            <text:p>http://en.wikipedia.org/wiki/Saddam_Hussei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49];&quot;,&quot;;[.AC349];&quot;,&quot;; TEXT([.AK34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08IUB2YU98YQGYSLUL8FBJB6HK8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86PLSP75KLML578VK8QMQVJYY5ZT4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1:31 GMT 2012</text:p>
          </table:table-cell>
          <table:table-cell office:value-type="string">
            <text:p>Wed Oct 03 08:01:35 GMT 2012</text:p>
          </table:table-cell>
          <table:table-cell office:value-type="string">
            <text:p>Wed Oct 10 01:01:35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1490.txt</text:p>
          </table:table-cell>
          <table:table-cell office:value-type="string">
            <text:p>TRINOVA CORP &amp;lt;TNV&amp;gt; 3RD QTR NET&lt;br/&gt;&lt;br/&gt; <text:s text:c="3"/>MAUMEE, Ohio, Oct 19 -&lt;br/&gt; <text:s text:c="3"/>Shr 52 cts vs 43 cts&lt;br/&gt; <text:s text:c="3"/>Net 17.7 mln vs 14.2 mln&lt;br/&gt; <text:s text:c="3"/>Sales 413.1 mln vs 361.6 mln&lt;br/&gt; <text:s text:c="3"/>Avg shrs 34.3 mln vs 30.3 mln&lt;br/&gt; <text:s text:c="3"/>Nine mths&lt;br/&gt; <text:s text:c="3"/>Oper shr 1.58 dlrs vs 66 cts&lt;br/&gt; <text:s text:c="3"/>Oper net 53.9 mln vs 26.7 mln&lt;br/&gt; <text:s text:c="3"/>Sales 1.22 billion vs 1.08 billion&lt;br/&gt; <text:s text:c="3"/>Avg shrs 33.5 mln vs 35.2 mln&lt;br/&gt; <text:s text:c="3"/>NOTE: 1986 nine mths net includes 20.6 mln dlr provision&lt;br/&gt;for restructuring but excludes 85.0 mln dlr gain on sale of&lt;br/&gt;discontinued glass business and 1,330,000 dlr gain from&lt;br/&gt;discontinued operations.&lt;br/&gt; <text:s text:c="3"/>Quarter orders 350.2 mln dlrs vs 296.7 mln dlrs. <text:s/>Backlog&lt;br/&gt;507.6 mln dlrs vs 444.4 mln dlrs.&lt;br/&gt; Reuter&lt;br/&gt;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50];&quot;,&quot;;[.AC350];&quot;,&quot;; TEXT([.AK35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08IUB2YU98YQGYSLUL8FBJB6HK8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97YQS1CSTMOU6FIZE9C9EYDURVPM1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09:50 GMT 2012</text:p>
          </table:table-cell>
          <table:table-cell office:value-type="string">
            <text:p>Wed Oct 03 06:10:07 GMT 2012</text:p>
          </table:table-cell>
          <table:table-cell office:value-type="string">
            <text:p>Tue Oct 09 23:10:07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1490.txt</text:p>
          </table:table-cell>
          <table:table-cell office:value-type="string">
            <text:p>TRINOVA CORP &amp;lt;TNV&amp;gt; 3RD QTR NET&lt;br/&gt;&lt;br/&gt; <text:s text:c="3"/>MAUMEE, Ohio, Oct 19 -&lt;br/&gt; <text:s text:c="3"/>Shr 52 cts vs 43 cts&lt;br/&gt; <text:s text:c="3"/>Net 17.7 mln vs 14.2 mln&lt;br/&gt; <text:s text:c="3"/>Sales 413.1 mln vs 361.6 mln&lt;br/&gt; <text:s text:c="3"/>Avg shrs 34.3 mln vs 30.3 mln&lt;br/&gt; <text:s text:c="3"/>Nine mths&lt;br/&gt; <text:s text:c="3"/>Oper shr 1.58 dlrs vs 66 cts&lt;br/&gt; <text:s text:c="3"/>Oper net 53.9 mln vs 26.7 mln&lt;br/&gt; <text:s text:c="3"/>Sales 1.22 billion vs 1.08 billion&lt;br/&gt; <text:s text:c="3"/>Avg shrs 33.5 mln vs 35.2 mln&lt;br/&gt; <text:s text:c="3"/>NOTE: 1986 nine mths net includes 20.6 mln dlr provision&lt;br/&gt;for restructuring but excludes 85.0 mln dlr gain on sale of&lt;br/&gt;discontinued glass business and 1,330,000 dlr gain from&lt;br/&gt;discontinued operations.&lt;br/&gt; <text:s text:c="3"/>Quarter orders 350.2 mln dlrs vs 296.7 mln dlrs. <text:s/>Backlog&lt;br/&gt;507.6 mln dlrs vs 444.4 mln dlrs.&lt;br/&gt; Reuter&lt;br/&gt;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51];&quot;,&quot;;[.AC351];&quot;,&quot;; TEXT([.AK35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808IUB2YU98YQGYSLUL8FBJB6HK8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T85TYMNCWYBJI3EZ2JH511JVHCKOI</text:p>
          </table:table-cell>
          <table:table-cell office:value-type="string">
            <text:p>A329A7P6PGVBUI</text:p>
          </table:table-cell>
          <table:table-cell office:value-type="string">
            <text:p>Submitted</text:p>
          </table:table-cell>
          <table:table-cell office:value-type="string">
            <text:p>Wed Oct 03 08:30:25 GMT 2012</text:p>
          </table:table-cell>
          <table:table-cell office:value-type="string">
            <text:p>Wed Oct 03 08:31:19 GMT 2012</text:p>
          </table:table-cell>
          <table:table-cell office:value-type="string">
            <text:p>Wed Oct 10 01:31:19 PDT 2012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1490.txt</text:p>
          </table:table-cell>
          <table:table-cell office:value-type="string">
            <text:p>TRINOVA CORP &amp;lt;TNV&amp;gt; 3RD QTR NET&lt;br/&gt;&lt;br/&gt; <text:s text:c="3"/>MAUMEE, Ohio, Oct 19 -&lt;br/&gt; <text:s text:c="3"/>Shr 52 cts vs 43 cts&lt;br/&gt; <text:s text:c="3"/>Net 17.7 mln vs 14.2 mln&lt;br/&gt; <text:s text:c="3"/>Sales 413.1 mln vs 361.6 mln&lt;br/&gt; <text:s text:c="3"/>Avg shrs 34.3 mln vs 30.3 mln&lt;br/&gt; <text:s text:c="3"/>Nine mths&lt;br/&gt; <text:s text:c="3"/>Oper shr 1.58 dlrs vs 66 cts&lt;br/&gt; <text:s text:c="3"/>Oper net 53.9 mln vs 26.7 mln&lt;br/&gt; <text:s text:c="3"/>Sales 1.22 billion vs 1.08 billion&lt;br/&gt; <text:s text:c="3"/>Avg shrs 33.5 mln vs 35.2 mln&lt;br/&gt; <text:s text:c="3"/>NOTE: 1986 nine mths net includes 20.6 mln dlr provision&lt;br/&gt;for restructuring but excludes 85.0 mln dlr gain on sale of&lt;br/&gt;discontinued glass business and 1,330,000 dlr gain from&lt;br/&gt;discontinued operations.&lt;br/&gt; <text:s text:c="3"/>Quarter orders 350.2 mln dlrs vs 296.7 mln dlrs. <text:s/>Backlog&lt;br/&gt;507.6 mln dlrs vs 444.4 mln dlrs.&lt;br/&gt; Reuter&lt;br/&gt;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52];&quot;,&quot;;[.AC352];&quot;,&quot;; TEXT([.AK35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N8B727M0IGUT5I8GPF0VF4X6HXC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0K1CSTMOFXRS1SNJB5YLNXJMGMPSM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2:45 GMT 2012</text:p>
          </table:table-cell>
          <table:table-cell office:value-type="string">
            <text:p>Wed Oct 03 08:54:19 GMT 2012</text:p>
          </table:table-cell>
          <table:table-cell office:value-type="string">
            <text:p>Wed Oct 10 01:54:19 PDT 2012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7465.txt</text:p>
          </table:table-cell>
          <table:table-cell office:value-type="string">
            <text:p>NAPCO INTERNATIONAL &amp;lt;NPCO&amp;gt; 4TH QTR OPER NET&lt;br/&gt;&lt;br/&gt; <text:s text:c="3"/>HOPKINS, MINN., March 19 - &lt;br/&gt; <text:s text:c="3"/>Oper shr 38 cts vs 5.62 dlrs&lt;br/&gt; <text:s text:c="3"/>Oper net 400,000 vs 6,173,000&lt;br/&gt; <text:s text:c="3"/>Revs 1,195,000 vs 392,000&lt;br/&gt; <text:s text:c="3"/>Year&lt;br/&gt; <text:s text:c="3"/>Oper shr 94 cts vs 5.65 dlrs&lt;br/&gt; <text:s text:c="3"/>Oper net 1,006,000 vs 6,257,000&lt;br/&gt; <text:s text:c="3"/>Revs 2,432,000 vs 1,121,000&lt;br/&gt; <text:s text:c="3"/>NOTE: 1986 operating net for the quarter and year excludes&lt;br/&gt;a loss on the disposal of certain businesses of 2.15 mln dlrs&lt;br/&gt;and a loss from discontinued operations of 297,000 dlrs in the&lt;br/&gt;quarter and 469,000 dlrs in the year.&lt;br/&gt; <text:s text:c="3"/>1985 operating net for the quarter and year includes a&lt;br/&gt;pretax gain of nine mln dlrs from the sale of two divisions and&lt;br/&gt;a loss from discontinued operations of 2.85 mn dlrs in the&lt;br/&gt;quarter and 3.7 mln dlrs in the year.&lt;br/&gt; <text:s text:c="3"/>Napco International Inc is full name of company.&lt;br/&gt; Reuter&lt;br/&gt;</text:p>
          </table:table-cell>
          <table:table-cell office:value-type="string">
            <text:p>Ondanondu Kaladalli</text:p>
          </table:table-cell>
          <table:table-cell office:value-type="string">
            <text:p>http://en.wikipedia.org/wiki/Ondanondu_Kaladalli</text:p>
          </table:table-cell>
          <table:table-cell office:value-type="string">
            <text:p>Scottish Parliament general election</text:p>
          </table:table-cell>
          <table:table-cell office:value-type="string">
            <text:p>http://en.wikipedia.org/wiki/Scottish_Parliament_general_elec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53];&quot;,&quot;;[.AC353];&quot;,&quot;; TEXT([.AK353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FN8B727M0IGUT5I8GPF0VF4X6HXC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62VKI62NJQ2GGQ4GJHHEBKLJPZLT9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25 GMT 2012</text:p>
          </table:table-cell>
          <table:table-cell office:value-type="string">
            <text:p>Wed Oct 03 09:14:28 GMT 2012</text:p>
          </table:table-cell>
          <table:table-cell office:value-type="string">
            <text:p>Wed Oct 10 02:14:28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7465.txt</text:p>
          </table:table-cell>
          <table:table-cell office:value-type="string">
            <text:p>NAPCO INTERNATIONAL &amp;lt;NPCO&amp;gt; 4TH QTR OPER NET&lt;br/&gt;&lt;br/&gt; <text:s text:c="3"/>HOPKINS, MINN., March 19 - &lt;br/&gt; <text:s text:c="3"/>Oper shr 38 cts vs 5.62 dlrs&lt;br/&gt; <text:s text:c="3"/>Oper net 400,000 vs 6,173,000&lt;br/&gt; <text:s text:c="3"/>Revs 1,195,000 vs 392,000&lt;br/&gt; <text:s text:c="3"/>Year&lt;br/&gt; <text:s text:c="3"/>Oper shr 94 cts vs 5.65 dlrs&lt;br/&gt; <text:s text:c="3"/>Oper net 1,006,000 vs 6,257,000&lt;br/&gt; <text:s text:c="3"/>Revs 2,432,000 vs 1,121,000&lt;br/&gt; <text:s text:c="3"/>NOTE: 1986 operating net for the quarter and year excludes&lt;br/&gt;a loss on the disposal of certain businesses of 2.15 mln dlrs&lt;br/&gt;and a loss from discontinued operations of 297,000 dlrs in the&lt;br/&gt;quarter and 469,000 dlrs in the year.&lt;br/&gt; <text:s text:c="3"/>1985 operating net for the quarter and year includes a&lt;br/&gt;pretax gain of nine mln dlrs from the sale of two divisions and&lt;br/&gt;a loss from discontinued operations of 2.85 mn dlrs in the&lt;br/&gt;quarter and 3.7 mln dlrs in the year.&lt;br/&gt; <text:s text:c="3"/>Napco International Inc is full name of company.&lt;br/&gt; Reuter&lt;br/&gt;</text:p>
          </table:table-cell>
          <table:table-cell office:value-type="string">
            <text:p>Ondanondu Kaladalli</text:p>
          </table:table-cell>
          <table:table-cell office:value-type="string">
            <text:p>http://en.wikipedia.org/wiki/Ondanondu_Kaladalli</text:p>
          </table:table-cell>
          <table:table-cell office:value-type="string">
            <text:p>Scottish Parliament general election</text:p>
          </table:table-cell>
          <table:table-cell office:value-type="string">
            <text:p>http://en.wikipedia.org/wiki/Scottish_Parliament_general_elec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54];&quot;,&quot;;[.AC354];&quot;,&quot;; TEXT([.AK354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FN8B727M0IGUT5I8GPF0VF4X6HXC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IDZ6R70G5R9NMWOA5574SSTUSV9PT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7:58 GMT 2012</text:p>
          </table:table-cell>
          <table:table-cell office:value-type="string">
            <text:p>Wed Oct 03 07:58:08 GMT 2012</text:p>
          </table:table-cell>
          <table:table-cell office:value-type="string">
            <text:p>Wed Oct 10 00:58:08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7465.txt</text:p>
          </table:table-cell>
          <table:table-cell office:value-type="string">
            <text:p>NAPCO INTERNATIONAL &amp;lt;NPCO&amp;gt; 4TH QTR OPER NET&lt;br/&gt;&lt;br/&gt; <text:s text:c="3"/>HOPKINS, MINN., March 19 - &lt;br/&gt; <text:s text:c="3"/>Oper shr 38 cts vs 5.62 dlrs&lt;br/&gt; <text:s text:c="3"/>Oper net 400,000 vs 6,173,000&lt;br/&gt; <text:s text:c="3"/>Revs 1,195,000 vs 392,000&lt;br/&gt; <text:s text:c="3"/>Year&lt;br/&gt; <text:s text:c="3"/>Oper shr 94 cts vs 5.65 dlrs&lt;br/&gt; <text:s text:c="3"/>Oper net 1,006,000 vs 6,257,000&lt;br/&gt; <text:s text:c="3"/>Revs 2,432,000 vs 1,121,000&lt;br/&gt; <text:s text:c="3"/>NOTE: 1986 operating net for the quarter and year excludes&lt;br/&gt;a loss on the disposal of certain businesses of 2.15 mln dlrs&lt;br/&gt;and a loss from discontinued operations of 297,000 dlrs in the&lt;br/&gt;quarter and 469,000 dlrs in the year.&lt;br/&gt; <text:s text:c="3"/>1985 operating net for the quarter and year includes a&lt;br/&gt;pretax gain of nine mln dlrs from the sale of two divisions and&lt;br/&gt;a loss from discontinued operations of 2.85 mn dlrs in the&lt;br/&gt;quarter and 3.7 mln dlrs in the year.&lt;br/&gt; <text:s text:c="3"/>Napco International Inc is full name of company.&lt;br/&gt; Reuter&lt;br/&gt;</text:p>
          </table:table-cell>
          <table:table-cell office:value-type="string">
            <text:p>Ondanondu Kaladalli</text:p>
          </table:table-cell>
          <table:table-cell office:value-type="string">
            <text:p>http://en.wikipedia.org/wiki/Ondanondu_Kaladalli</text:p>
          </table:table-cell>
          <table:table-cell office:value-type="string">
            <text:p>Scottish Parliament general election</text:p>
          </table:table-cell>
          <table:table-cell office:value-type="string">
            <text:p>http://en.wikipedia.org/wiki/Scottish_Parliament_general_elec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55];&quot;,&quot;;[.AC355];&quot;,&quot;; TEXT([.AK355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FB3DHJHP4BDST495IIS59X3IRY3W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LJI8IUB2YU9NS5X0V23T0FBQ317JF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9:52 GMT 2012</text:p>
          </table:table-cell>
          <table:table-cell office:value-type="string">
            <text:p>Wed Oct 03 08:00:03 GMT 2012</text:p>
          </table:table-cell>
          <table:table-cell office:value-type="string">
            <text:p>Wed Oct 10 01:00:03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6503.txt</text:p>
          </table:table-cell>
          <table:table-cell office:value-type="string">
            <text:p>PHILIP CROSBY &amp;lt;PCRO&amp;gt; SEES LOWER 4TH QTR RESULTS&lt;br/&gt;&lt;br/&gt; <text:s text:c="3"/>WINTER PARK, Fla., March 18 - Philip Crosby Associates Inc&lt;br/&gt;said it expects its audited results for 1986&amp;apos;s fourth quarter&lt;br/&gt;to be lower than its previously estimated 10 to 15 cts per&lt;br/&gt;share.&lt;br/&gt; <text:s text:c="3"/>Philip Crosby Jr, executive vice president, said normal&lt;br/&gt;accounting adjustments, as well as a review of the company&amp;apos;s&lt;br/&gt;international operations due to a previously reported alleged&lt;br/&gt;embezzlement, resulted in the lower results.&lt;br/&gt; <text:s text:c="3"/>Philip Crosby reported fourth quarter 1985 results of 1.3&lt;br/&gt;mln dlrs, or 37 cts a share prior to an August 15 two-for-one&lt;br/&gt;stock split.&lt;br/&gt; <text:s text:c="3"/>Crosby said, however, he expects the company to report&lt;br/&gt;higher first quarter 1987 revenues than the 1986 first quarter&lt;br/&gt;revenues of 11.8 mln dlrs.&lt;br/&gt; <text:s text:c="3"/>Crosby said that tuition levels from the management&lt;br/&gt;consulting service company&amp;apos;s courses this month are at the&lt;br/&gt;highest level in the company&amp;apos;s history.&lt;br/&gt; Reuter&lt;br/&gt;</text:p>
          </table:table-cell>
          <table:table-cell office:value-type="string">
            <text:p>Lightmaster</text:p>
          </table:table-cell>
          <table:table-cell office:value-type="string">
            <text:p>http://en.wikipedia.org/wiki/Lightmaster</text:p>
          </table:table-cell>
          <table:table-cell office:value-type="string">
            <text:p>Fanny Crosby</text:p>
          </table:table-cell>
          <table:table-cell office:value-type="string">
            <text:p>http://en.wikipedia.org/wiki/Fanny_Crosb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56];&quot;,&quot;;[.AC356];&quot;,&quot;; TEXT([.AK356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FB3DHJHP4BDST495IIS59X3IRY3W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QXTYMNCWYB4OOXXZ28X91JOUMGPLA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4:39 GMT 2012</text:p>
          </table:table-cell>
          <table:table-cell office:value-type="string">
            <text:p>Wed Oct 03 09:35:02 GMT 2012</text:p>
          </table:table-cell>
          <table:table-cell office:value-type="string">
            <text:p>Wed Oct 10 02:35:02 PDT 2012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6503.txt</text:p>
          </table:table-cell>
          <table:table-cell office:value-type="string">
            <text:p>PHILIP CROSBY &amp;lt;PCRO&amp;gt; SEES LOWER 4TH QTR RESULTS&lt;br/&gt;&lt;br/&gt; <text:s text:c="3"/>WINTER PARK, Fla., March 18 - Philip Crosby Associates Inc&lt;br/&gt;said it expects its audited results for 1986&amp;apos;s fourth quarter&lt;br/&gt;to be lower than its previously estimated 10 to 15 cts per&lt;br/&gt;share.&lt;br/&gt; <text:s text:c="3"/>Philip Crosby Jr, executive vice president, said normal&lt;br/&gt;accounting adjustments, as well as a review of the company&amp;apos;s&lt;br/&gt;international operations due to a previously reported alleged&lt;br/&gt;embezzlement, resulted in the lower results.&lt;br/&gt; <text:s text:c="3"/>Philip Crosby reported fourth quarter 1985 results of 1.3&lt;br/&gt;mln dlrs, or 37 cts a share prior to an August 15 two-for-one&lt;br/&gt;stock split.&lt;br/&gt; <text:s text:c="3"/>Crosby said, however, he expects the company to report&lt;br/&gt;higher first quarter 1987 revenues than the 1986 first quarter&lt;br/&gt;revenues of 11.8 mln dlrs.&lt;br/&gt; <text:s text:c="3"/>Crosby said that tuition levels from the management&lt;br/&gt;consulting service company&amp;apos;s courses this month are at the&lt;br/&gt;highest level in the company&amp;apos;s history.&lt;br/&gt; Reuter&lt;br/&gt;</text:p>
          </table:table-cell>
          <table:table-cell office:value-type="string">
            <text:p>Lightmaster</text:p>
          </table:table-cell>
          <table:table-cell office:value-type="string">
            <text:p>http://en.wikipedia.org/wiki/Lightmaster</text:p>
          </table:table-cell>
          <table:table-cell office:value-type="string">
            <text:p>Fanny Crosby</text:p>
          </table:table-cell>
          <table:table-cell office:value-type="string">
            <text:p>http://en.wikipedia.org/wiki/Fanny_Crosb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57];&quot;,&quot;;[.AC357];&quot;,&quot;; TEXT([.AK357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FB3DHJHP4BDST495IIS59X3IRY3W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YVW5XH0JPPSXB83LZCSX75KSGSLF2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8:37 GMT 2012</text:p>
          </table:table-cell>
          <table:table-cell office:value-type="string">
            <text:p>Wed Oct 03 09:18:40 GMT 2012</text:p>
          </table:table-cell>
          <table:table-cell office:value-type="string">
            <text:p>Wed Oct 10 02:18:40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6503.txt</text:p>
          </table:table-cell>
          <table:table-cell office:value-type="string">
            <text:p>PHILIP CROSBY &amp;lt;PCRO&amp;gt; SEES LOWER 4TH QTR RESULTS&lt;br/&gt;&lt;br/&gt; <text:s text:c="3"/>WINTER PARK, Fla., March 18 - Philip Crosby Associates Inc&lt;br/&gt;said it expects its audited results for 1986&amp;apos;s fourth quarter&lt;br/&gt;to be lower than its previously estimated 10 to 15 cts per&lt;br/&gt;share.&lt;br/&gt; <text:s text:c="3"/>Philip Crosby Jr, executive vice president, said normal&lt;br/&gt;accounting adjustments, as well as a review of the company&amp;apos;s&lt;br/&gt;international operations due to a previously reported alleged&lt;br/&gt;embezzlement, resulted in the lower results.&lt;br/&gt; <text:s text:c="3"/>Philip Crosby reported fourth quarter 1985 results of 1.3&lt;br/&gt;mln dlrs, or 37 cts a share prior to an August 15 two-for-one&lt;br/&gt;stock split.&lt;br/&gt; <text:s text:c="3"/>Crosby said, however, he expects the company to report&lt;br/&gt;higher first quarter 1987 revenues than the 1986 first quarter&lt;br/&gt;revenues of 11.8 mln dlrs.&lt;br/&gt; <text:s text:c="3"/>Crosby said that tuition levels from the management&lt;br/&gt;consulting service company&amp;apos;s courses this month are at the&lt;br/&gt;highest level in the company&amp;apos;s history.&lt;br/&gt; Reuter&lt;br/&gt;</text:p>
          </table:table-cell>
          <table:table-cell office:value-type="string">
            <text:p>Lightmaster</text:p>
          </table:table-cell>
          <table:table-cell office:value-type="string">
            <text:p>http://en.wikipedia.org/wiki/Lightmaster</text:p>
          </table:table-cell>
          <table:table-cell office:value-type="string">
            <text:p>Fanny Crosby</text:p>
          </table:table-cell>
          <table:table-cell office:value-type="string">
            <text:p>http://en.wikipedia.org/wiki/Fanny_Crosb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58];&quot;,&quot;;[.AC358];&quot;,&quot;; TEXT([.AK358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6ZIT3HVWAVKXFQSQ0T1F2Z9BEAME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K49KSSZVXX25DTZ1UHO6GNI3VA4M0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3:01 GMT 2012</text:p>
          </table:table-cell>
          <table:table-cell office:value-type="string">
            <text:p>Wed Oct 03 09:33:17 GMT 2012</text:p>
          </table:table-cell>
          <table:table-cell office:value-type="string">
            <text:p>Wed Oct 10 02:33:17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3324.txt</text:p>
          </table:table-cell>
          <table:table-cell office:value-type="string">
            <text:p>CCC ACCEPTS EXPORT BONUS BARLEY MALT TO NIGERIA&lt;br/&gt;&lt;br/&gt; <text:s text:c="3"/>WASHINGTON, March 9 - The Commodity Credit Corporation,&lt;br/&gt;CCC, has accepted one bonus offer from an exporter on the sale&lt;br/&gt;of 4,400 tonnes of barley malt to Nigeria, the U.S. Agriculture&lt;br/&gt;Department said.&lt;br/&gt; <text:s text:c="3"/>The department said the bonus awarded was 100.00 dlrs per&lt;br/&gt;tonne and was made to Rahr Malting Co and will be paid in the&lt;br/&gt;form of commodities from the inventory stocks of the CCC.&lt;br/&gt; <text:s text:c="3"/>The barley malt is scheduled for shipment during April,&lt;br/&gt;1987.&lt;br/&gt; <text:s text:c="3"/>An additional 76,300 tonnes of barley malt are still&lt;br/&gt;available to Nigeria under the Export Enhancement Program&lt;br/&gt;initiative announced December 10, 1986, it said.&lt;br/&gt; Reuter&lt;br/&gt;</text:p>
          </table:table-cell>
          <table:table-cell office:value-type="string">
            <text:p>Yarwil</text:p>
          </table:table-cell>
          <table:table-cell office:value-type="string">
            <text:p>http://en.wikipedia.org/wiki/Yarwil</text:p>
          </table:table-cell>
          <table:table-cell office:value-type="string">
            <text:p>Malt</text:p>
          </table:table-cell>
          <table:table-cell office:value-type="string">
            <text:p>http://en.wikipedia.org/wiki/Mal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59];&quot;,&quot;;[.AC359];&quot;,&quot;; TEXT([.AK35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6ZIT3HVWAVKXFQSQ0T1F2Z9BEAME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ZNH8MZ9O9Z6Z5S4TKQHPRRLMKJ09D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46:44 GMT 2012</text:p>
          </table:table-cell>
          <table:table-cell office:value-type="string">
            <text:p>Wed Oct 03 07:47:28 GMT 2012</text:p>
          </table:table-cell>
          <table:table-cell office:value-type="string">
            <text:p>Wed Oct 10 00:47:28 PDT 2012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3324.txt</text:p>
          </table:table-cell>
          <table:table-cell office:value-type="string">
            <text:p>CCC ACCEPTS EXPORT BONUS BARLEY MALT TO NIGERIA&lt;br/&gt;&lt;br/&gt; <text:s text:c="3"/>WASHINGTON, March 9 - The Commodity Credit Corporation,&lt;br/&gt;CCC, has accepted one bonus offer from an exporter on the sale&lt;br/&gt;of 4,400 tonnes of barley malt to Nigeria, the U.S. Agriculture&lt;br/&gt;Department said.&lt;br/&gt; <text:s text:c="3"/>The department said the bonus awarded was 100.00 dlrs per&lt;br/&gt;tonne and was made to Rahr Malting Co and will be paid in the&lt;br/&gt;form of commodities from the inventory stocks of the CCC.&lt;br/&gt; <text:s text:c="3"/>The barley malt is scheduled for shipment during April,&lt;br/&gt;1987.&lt;br/&gt; <text:s text:c="3"/>An additional 76,300 tonnes of barley malt are still&lt;br/&gt;available to Nigeria under the Export Enhancement Program&lt;br/&gt;initiative announced December 10, 1986, it said.&lt;br/&gt; Reuter&lt;br/&gt;</text:p>
          </table:table-cell>
          <table:table-cell office:value-type="string">
            <text:p>Yarwil</text:p>
          </table:table-cell>
          <table:table-cell office:value-type="string">
            <text:p>http://en.wikipedia.org/wiki/Yarwil</text:p>
          </table:table-cell>
          <table:table-cell office:value-type="string">
            <text:p>Malt</text:p>
          </table:table-cell>
          <table:table-cell office:value-type="string">
            <text:p>http://en.wikipedia.org/wiki/Mal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60];&quot;,&quot;;[.AC360];&quot;,&quot;; TEXT([.AK360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6ZIT3HVWAVKXFQSQ0T1F2Z9BEAME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ZO1INMHGYQ4YCBFIG2FUFFO5S0K7Q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7:58 GMT 2012</text:p>
          </table:table-cell>
          <table:table-cell office:value-type="string">
            <text:p>Wed Oct 03 07:48:06 GMT 2012</text:p>
          </table:table-cell>
          <table:table-cell office:value-type="string">
            <text:p>Wed Oct 10 00:48:06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3324.txt</text:p>
          </table:table-cell>
          <table:table-cell office:value-type="string">
            <text:p>CCC ACCEPTS EXPORT BONUS BARLEY MALT TO NIGERIA&lt;br/&gt;&lt;br/&gt; <text:s text:c="3"/>WASHINGTON, March 9 - The Commodity Credit Corporation,&lt;br/&gt;CCC, has accepted one bonus offer from an exporter on the sale&lt;br/&gt;of 4,400 tonnes of barley malt to Nigeria, the U.S. Agriculture&lt;br/&gt;Department said.&lt;br/&gt; <text:s text:c="3"/>The department said the bonus awarded was 100.00 dlrs per&lt;br/&gt;tonne and was made to Rahr Malting Co and will be paid in the&lt;br/&gt;form of commodities from the inventory stocks of the CCC.&lt;br/&gt; <text:s text:c="3"/>The barley malt is scheduled for shipment during April,&lt;br/&gt;1987.&lt;br/&gt; <text:s text:c="3"/>An additional 76,300 tonnes of barley malt are still&lt;br/&gt;available to Nigeria under the Export Enhancement Program&lt;br/&gt;initiative announced December 10, 1986, it said.&lt;br/&gt; Reuter&lt;br/&gt;</text:p>
          </table:table-cell>
          <table:table-cell office:value-type="string">
            <text:p>Yarwil</text:p>
          </table:table-cell>
          <table:table-cell office:value-type="string">
            <text:p>http://en.wikipedia.org/wiki/Yarwil</text:p>
          </table:table-cell>
          <table:table-cell office:value-type="string">
            <text:p>Malt</text:p>
          </table:table-cell>
          <table:table-cell office:value-type="string">
            <text:p>http://en.wikipedia.org/wiki/Mal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61];&quot;,&quot;;[.AC361];&quot;,&quot;; TEXT([.AK361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YDKCJ011K27JSVER0N698N48IQ9B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WU5L8I9NZW6WNNBVOVQ47T8D32UK7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6:34 GMT 2012</text:p>
          </table:table-cell>
          <table:table-cell office:value-type="string">
            <text:p>Wed Oct 03 09:16:38 GMT 2012</text:p>
          </table:table-cell>
          <table:table-cell office:value-type="string">
            <text:p>Wed Oct 10 02:16:38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eal-feed/03036.txt</text:p>
          </table:table-cell>
          <table:table-cell office:value-type="string">
            <text:p>ADDITIONAL CCC CREDIT GUARANTEES FOR HUNGARY&lt;br/&gt;&lt;br/&gt; <text:s text:c="3"/>WASHINGTON, March 9 - The Commodity Credit Corporation,&lt;br/&gt;CCC, has authorized an additional 8.0 mln dlrs in credit&lt;br/&gt;guarantees for sales of vegetable protein meals to Hungary for&lt;br/&gt;fiscal year 1987, the U.S. Agriculture Department said.&lt;br/&gt; <text:s text:c="3"/>The additional guarantees increase the vegetable protein&lt;br/&gt;meal credit line to 16.0 mln dlrs and increases the cumulative&lt;br/&gt;fiscal year 1987 program for agricultural products to 23.0 mln&lt;br/&gt;dlrs from 15.0 mln, it said.&lt;br/&gt; <text:s text:c="3"/>The department also announced an extension of the export&lt;br/&gt;period from September 30, 1987, to December 31 for sales of&lt;br/&gt;vegetable protein meals.&lt;br/&gt; <text:s text:c="3"/>To be eligible for the credit guarantees all sales must be&lt;br/&gt;registered before export but not later than September 30.&lt;br/&gt; Reuter&lt;br/&gt;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Causes_of_the_Holodomor</text:p>
          </table:table-cell>
          <table:table-cell office:value-type="string">
            <text:p>United States biofuel policies</text:p>
          </table:table-cell>
          <table:table-cell office:value-type="string">
            <text:p>http://en.wikipedia.org/wiki/United_States_biofuel_polic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62];&quot;,&quot;;[.AC362];&quot;,&quot;; TEXT([.AK36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YDKCJ011K27JSVER0N698N48IQ9B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X5WIOV1S7SNIMHL1BUYLZ8NFLDKZI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6:57 GMT 2012</text:p>
          </table:table-cell>
          <table:table-cell office:value-type="string">
            <text:p>Wed Oct 03 07:58:23 GMT 2012</text:p>
          </table:table-cell>
          <table:table-cell office:value-type="string">
            <text:p>Wed Oct 10 00:58:23 PDT 2012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eal-feed/03036.txt</text:p>
          </table:table-cell>
          <table:table-cell office:value-type="string">
            <text:p>ADDITIONAL CCC CREDIT GUARANTEES FOR HUNGARY&lt;br/&gt;&lt;br/&gt; <text:s text:c="3"/>WASHINGTON, March 9 - The Commodity Credit Corporation,&lt;br/&gt;CCC, has authorized an additional 8.0 mln dlrs in credit&lt;br/&gt;guarantees for sales of vegetable protein meals to Hungary for&lt;br/&gt;fiscal year 1987, the U.S. Agriculture Department said.&lt;br/&gt; <text:s text:c="3"/>The additional guarantees increase the vegetable protein&lt;br/&gt;meal credit line to 16.0 mln dlrs and increases the cumulative&lt;br/&gt;fiscal year 1987 program for agricultural products to 23.0 mln&lt;br/&gt;dlrs from 15.0 mln, it said.&lt;br/&gt; <text:s text:c="3"/>The department also announced an extension of the export&lt;br/&gt;period from September 30, 1987, to December 31 for sales of&lt;br/&gt;vegetable protein meals.&lt;br/&gt; <text:s text:c="3"/>To be eligible for the credit guarantees all sales must be&lt;br/&gt;registered before export but not later than September 30.&lt;br/&gt; Reuter&lt;br/&gt;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Causes_of_the_Holodomor</text:p>
          </table:table-cell>
          <table:table-cell office:value-type="string">
            <text:p>United States biofuel policies</text:p>
          </table:table-cell>
          <table:table-cell office:value-type="string">
            <text:p>http://en.wikipedia.org/wiki/United_States_biofuel_polic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63];&quot;,&quot;;[.AC363];&quot;,&quot;; TEXT([.AK36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YDKCJ011K27JSVER0N698N48IQ9B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XIQ7Q67051QZLBW8CKQK1XMNCJDX2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1:45 GMT 2012</text:p>
          </table:table-cell>
          <table:table-cell office:value-type="string">
            <text:p>Wed Oct 03 07:51:54 GMT 2012</text:p>
          </table:table-cell>
          <table:table-cell office:value-type="string">
            <text:p>Wed Oct 10 00:51:54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eal-feed/03036.txt</text:p>
          </table:table-cell>
          <table:table-cell office:value-type="string">
            <text:p>ADDITIONAL CCC CREDIT GUARANTEES FOR HUNGARY&lt;br/&gt;&lt;br/&gt; <text:s text:c="3"/>WASHINGTON, March 9 - The Commodity Credit Corporation,&lt;br/&gt;CCC, has authorized an additional 8.0 mln dlrs in credit&lt;br/&gt;guarantees for sales of vegetable protein meals to Hungary for&lt;br/&gt;fiscal year 1987, the U.S. Agriculture Department said.&lt;br/&gt; <text:s text:c="3"/>The additional guarantees increase the vegetable protein&lt;br/&gt;meal credit line to 16.0 mln dlrs and increases the cumulative&lt;br/&gt;fiscal year 1987 program for agricultural products to 23.0 mln&lt;br/&gt;dlrs from 15.0 mln, it said.&lt;br/&gt; <text:s text:c="3"/>The department also announced an extension of the export&lt;br/&gt;period from September 30, 1987, to December 31 for sales of&lt;br/&gt;vegetable protein meals.&lt;br/&gt; <text:s text:c="3"/>To be eligible for the credit guarantees all sales must be&lt;br/&gt;registered before export but not later than September 30.&lt;br/&gt; Reuter&lt;br/&gt;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Causes_of_the_Holodomor</text:p>
          </table:table-cell>
          <table:table-cell office:value-type="string">
            <text:p>United States biofuel policies</text:p>
          </table:table-cell>
          <table:table-cell office:value-type="string">
            <text:p>http://en.wikipedia.org/wiki/United_States_biofuel_polic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64];&quot;,&quot;;[.AC364];&quot;,&quot;; TEXT([.AK36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48Q7Q67051QZLBW8CKQK1XMI6TXD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2C9RJ85OZIZTQAFHZDOWQ5E3JKW8Q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1:47 GMT 2012</text:p>
          </table:table-cell>
          <table:table-cell office:value-type="string">
            <text:p>Wed Oct 03 09:51:52 GMT 2012</text:p>
          </table:table-cell>
          <table:table-cell office:value-type="string">
            <text:p>Wed Oct 10 02:51:52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2488.txt</text:p>
          </table:table-cell>
          <table:table-cell office:value-type="string">
            <text:p>WESTLB LUXEMBOURG REPORTS LOWER 1986 NET PROFIT&lt;br/&gt;&lt;br/&gt; <text:s text:c="3"/>DUESSELDORF, April 2 - Westdeutsche Landesbank Girozentrale&lt;br/&gt;&amp;lt;WELG.F&amp;gt; said its wholly-owned Luxembourg subsidiary WestLB&lt;br/&gt;International SA posted a decline in 1986 net profit to 12.6&lt;br/&gt;mln marks from 48.5 mln a year earlier.&lt;br/&gt; <text:s text:c="3"/>WestLB International will pay a 12.5 mln mark dividend to&lt;br/&gt;WestLB, down from 47.7 mln a year earlier.&lt;br/&gt; <text:s text:c="3"/>The dividend was lower than in 1985 because the record&lt;br/&gt;profit of the previous year could not be repeated, due to&lt;br/&gt;changed market conditions, it said. Increased funds were also&lt;br/&gt;allocated for provisions. Business in the first three months of&lt;br/&gt;1987 developed positively, it added.&lt;br/&gt; <text:s text:c="3"/>WestLB International set aside 115.3 mln marks for&lt;br/&gt;international credit risks in 1986, up from 97.4 mln marks in&lt;br/&gt;1985, bringing the total amount of provisions shown in the&lt;br/&gt;balance sheet to 580.3 mln marks.&lt;br/&gt; <text:s text:c="3"/>Operating profit fell to 122 mln marks in 1986 from 150 mln&lt;br/&gt;in 1985. Balance sheet total fell to 9.7 billion marks from&lt;br/&gt;10.8 billion, reflecting the lower dollar and the fact that&lt;br/&gt;credit business redemptions were not fully offset by new&lt;br/&gt;lending.&lt;br/&gt; <text:s text:c="3"/>The statement said WestLB International&amp;apos;s business with&lt;br/&gt;private customers showed a pleasing expansion last year.&lt;br/&gt; <text:s text:c="3"/>This development was aided by cooperation between the bank&lt;br/&gt;and the savings banks in the West German state of North&lt;br/&gt;Rhine-Westphalia, where parent bank WestLB is based.&lt;br/&gt; <text:s text:c="3"/>Deposits by non-banks rose more than 40 pct to a total of&lt;br/&gt;1.1 billion.&lt;br/&gt; <text:s text:c="3"/>WestLB International said it plans to expand its range of&lt;br/&gt;services for private clients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Informa</text:p>
          </table:table-cell>
          <table:table-cell office:value-type="string">
            <text:p>http://en.wikipedia.org/wiki/Inform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65];&quot;,&quot;;[.AC365];&quot;,&quot;; TEXT([.AK36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48Q7Q67051QZLBW8CKQK1XMI6TXD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2NQ8H88MQU60ECG2M91ZXX4HC29S9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8:32 GMT 2012</text:p>
          </table:table-cell>
          <table:table-cell office:value-type="string">
            <text:p>Wed Oct 03 07:58:42 GMT 2012</text:p>
          </table:table-cell>
          <table:table-cell office:value-type="string">
            <text:p>Wed Oct 10 00:58:42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2488.txt</text:p>
          </table:table-cell>
          <table:table-cell office:value-type="string">
            <text:p>WESTLB LUXEMBOURG REPORTS LOWER 1986 NET PROFIT&lt;br/&gt;&lt;br/&gt; <text:s text:c="3"/>DUESSELDORF, April 2 - Westdeutsche Landesbank Girozentrale&lt;br/&gt;&amp;lt;WELG.F&amp;gt; said its wholly-owned Luxembourg subsidiary WestLB&lt;br/&gt;International SA posted a decline in 1986 net profit to 12.6&lt;br/&gt;mln marks from 48.5 mln a year earlier.&lt;br/&gt; <text:s text:c="3"/>WestLB International will pay a 12.5 mln mark dividend to&lt;br/&gt;WestLB, down from 47.7 mln a year earlier.&lt;br/&gt; <text:s text:c="3"/>The dividend was lower than in 1985 because the record&lt;br/&gt;profit of the previous year could not be repeated, due to&lt;br/&gt;changed market conditions, it said. Increased funds were also&lt;br/&gt;allocated for provisions. Business in the first three months of&lt;br/&gt;1987 developed positively, it added.&lt;br/&gt; <text:s text:c="3"/>WestLB International set aside 115.3 mln marks for&lt;br/&gt;international credit risks in 1986, up from 97.4 mln marks in&lt;br/&gt;1985, bringing the total amount of provisions shown in the&lt;br/&gt;balance sheet to 580.3 mln marks.&lt;br/&gt; <text:s text:c="3"/>Operating profit fell to 122 mln marks in 1986 from 150 mln&lt;br/&gt;in 1985. Balance sheet total fell to 9.7 billion marks from&lt;br/&gt;10.8 billion, reflecting the lower dollar and the fact that&lt;br/&gt;credit business redemptions were not fully offset by new&lt;br/&gt;lending.&lt;br/&gt; <text:s text:c="3"/>The statement said WestLB International&amp;apos;s business with&lt;br/&gt;private customers showed a pleasing expansion last year.&lt;br/&gt; <text:s text:c="3"/>This development was aided by cooperation between the bank&lt;br/&gt;and the savings banks in the West German state of North&lt;br/&gt;Rhine-Westphalia, where parent bank WestLB is based.&lt;br/&gt; <text:s text:c="3"/>Deposits by non-banks rose more than 40 pct to a total of&lt;br/&gt;1.1 billion.&lt;br/&gt; <text:s text:c="3"/>WestLB International said it plans to expand its range of&lt;br/&gt;services for private clients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Informa</text:p>
          </table:table-cell>
          <table:table-cell office:value-type="string">
            <text:p>http://en.wikipedia.org/wiki/Inform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66];&quot;,&quot;;[.AC366];&quot;,&quot;; TEXT([.AK36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48Q7Q67051QZLBW8CKQK1XMI6TXD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NAPDOBDDP8PY58ZKNZXUB3QA3LD2U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6:08 GMT 2012</text:p>
          </table:table-cell>
          <table:table-cell office:value-type="string">
            <text:p>Wed Oct 03 09:17:12 GMT 2012</text:p>
          </table:table-cell>
          <table:table-cell office:value-type="string">
            <text:p>Wed Oct 10 02:17:12 PDT 2012</text:p>
          </table:table-cell>
          <table:table-cell table:number-columns-repeated="3"/>
          <table:table-cell office:value-type="float" office:value="64">
            <text:p>6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2488.txt</text:p>
          </table:table-cell>
          <table:table-cell office:value-type="string">
            <text:p>WESTLB LUXEMBOURG REPORTS LOWER 1986 NET PROFIT&lt;br/&gt;&lt;br/&gt; <text:s text:c="3"/>DUESSELDORF, April 2 - Westdeutsche Landesbank Girozentrale&lt;br/&gt;&amp;lt;WELG.F&amp;gt; said its wholly-owned Luxembourg subsidiary WestLB&lt;br/&gt;International SA posted a decline in 1986 net profit to 12.6&lt;br/&gt;mln marks from 48.5 mln a year earlier.&lt;br/&gt; <text:s text:c="3"/>WestLB International will pay a 12.5 mln mark dividend to&lt;br/&gt;WestLB, down from 47.7 mln a year earlier.&lt;br/&gt; <text:s text:c="3"/>The dividend was lower than in 1985 because the record&lt;br/&gt;profit of the previous year could not be repeated, due to&lt;br/&gt;changed market conditions, it said. Increased funds were also&lt;br/&gt;allocated for provisions. Business in the first three months of&lt;br/&gt;1987 developed positively, it added.&lt;br/&gt; <text:s text:c="3"/>WestLB International set aside 115.3 mln marks for&lt;br/&gt;international credit risks in 1986, up from 97.4 mln marks in&lt;br/&gt;1985, bringing the total amount of provisions shown in the&lt;br/&gt;balance sheet to 580.3 mln marks.&lt;br/&gt; <text:s text:c="3"/>Operating profit fell to 122 mln marks in 1986 from 150 mln&lt;br/&gt;in 1985. Balance sheet total fell to 9.7 billion marks from&lt;br/&gt;10.8 billion, reflecting the lower dollar and the fact that&lt;br/&gt;credit business redemptions were not fully offset by new&lt;br/&gt;lending.&lt;br/&gt; <text:s text:c="3"/>The statement said WestLB International&amp;apos;s business with&lt;br/&gt;private customers showed a pleasing expansion last year.&lt;br/&gt; <text:s text:c="3"/>This development was aided by cooperation between the bank&lt;br/&gt;and the savings banks in the West German state of North&lt;br/&gt;Rhine-Westphalia, where parent bank WestLB is based.&lt;br/&gt; <text:s text:c="3"/>Deposits by non-banks rose more than 40 pct to a total of&lt;br/&gt;1.1 billion.&lt;br/&gt; <text:s text:c="3"/>WestLB International said it plans to expand its range of&lt;br/&gt;services for private clients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Informa</text:p>
          </table:table-cell>
          <table:table-cell office:value-type="string">
            <text:p>http://en.wikipedia.org/wiki/Inform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67];&quot;,&quot;;[.AC367];&quot;,&quot;; TEXT([.AK36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IUSTMOFXRDSJR06L84N5JFM3P3UR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FMFJ51Y7QEOEOMVZB3S1MOF4L1BEP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50:11 GMT 2012</text:p>
          </table:table-cell>
          <table:table-cell office:value-type="string">
            <text:p>Wed Oct 03 09:51:54 GMT 2012</text:p>
          </table:table-cell>
          <table:table-cell office:value-type="string">
            <text:p>Wed Oct 10 02:51:54 PDT 2012</text:p>
          </table:table-cell>
          <table:table-cell table:number-columns-repeated="3"/>
          <table:table-cell office:value-type="float" office:value="103">
            <text:p>103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trade/11076.txt</text:p>
          </table:table-cell>
          <table:table-cell office:value-type="string">
            <text:p>U.S. TRADE OFFICIAL SAYS JAPAN ACTION FOOLISH&lt;br/&gt; <text:s text:c="3"/>By Jacqueline Frank, Reuters&lt;br/&gt;&lt;br/&gt; <text:s text:c="3"/>WASHINGTON, March 30 - A high level U.S. trade official&lt;br/&gt;said it would be foolish for Japan to strike back against the&lt;br/&gt;United States for its sanctions on Japanese semiconductor&lt;br/&gt;electronics products.&lt;br/&gt; <text:s text:c="3"/>Asked by reporters if Japan was expected to retaliate&lt;br/&gt;against U.S. exports, Deputy Under Secretary of Commerce Bruce&lt;br/&gt;Smart replied, &amp;quot;That would be the height of foolishness.&amp;quot;&lt;br/&gt; <text:s text:c="3"/>In addition, he doubted Japan could show enough progress in&lt;br/&gt;meeting the conditions of the agreement to avoid the actual&lt;br/&gt;imposition of the 300 mln dlrs in tariffs on April 17.&lt;br/&gt; <text:s text:c="3"/>Japan&amp;apos;s 58.6 billion dlr trade surplus with the United&lt;br/&gt;States last year has come under fire in Congress concerned&lt;br/&gt;about the loss of jobs to foreign competition and with the&lt;br/&gt;record 169 billion dlrs U.S. trade deficit in 1986.&lt;br/&gt; <text:s text:c="3"/>President Reagan&amp;apos;s sanctions decision won praise today from&lt;br/&gt;the two Democratic leaders of Congress.&lt;br/&gt; <text:s text:c="3"/>&amp;quot;I think it&amp;apos;s about time,&amp;quot; Senate Democratic Leader Robert&lt;br/&gt;Byrd of West Virginia told reporters. House Speaker Jim Wright&lt;br/&gt;of Texas told reporters before the opening of the House&lt;br/&gt;session, &amp;quot;It just shows we were right all along when we said&lt;br/&gt;something needs doing.&amp;quot;&lt;br/&gt; <text:s text:c="3"/>Smart testified before a Senate Labor Committee hearing&lt;br/&gt;that last Friday&amp;apos;s U.S. trade action would help U.S.&lt;br/&gt;negotiations on access to Japan for U.S. auto parts.&lt;br/&gt; <text:s text:c="3"/>Since last August Smart has been leading talks to open up&lt;br/&gt;Japan to purchases of more U.S.-made automotive parts. Last&lt;br/&gt;year, Japan racked up a 3.6 billion dlr trade surplus with the&lt;br/&gt;United States in these products.&lt;br/&gt; <text:s text:c="3"/>Both countries expect to conclude the talks by August 1987.&lt;br/&gt; <text:s text:c="3"/>&amp;quot;It&amp;apos;s amazing to me that the Japanese were surprised. I&lt;br/&gt;hope it will persuade them we&amp;apos;re serious,&amp;quot; Smart said of the&lt;br/&gt;White House trade sanctions.&lt;br/&gt; <text:s text:c="3"/>The United States has tried to convince Japanese car&lt;br/&gt;companies of the quality of American-made parts and to draw&lt;br/&gt;them away from their traditional Japanese suppliers.&lt;br/&gt; <text:s text:c="3"/>&amp;quot;All we ask is a chance. We have a job to do persuading them&lt;br/&gt;we can do better than our reputation seems to be,&amp;quot; he said.&lt;br/&gt; <text:s text:c="3"/>Measured per car, each American-made car contained about&lt;br/&gt;700 dlrs in Japanese auto parts while each Japanese-made car&lt;br/&gt;contained about 26 dlrs in U.S. auto parts, Smart said.&lt;br/&gt; Reuter&lt;br/&gt;</text:p>
          </table:table-cell>
          <table:table-cell office:value-type="string">
            <text:p>Volleyball England</text:p>
          </table:table-cell>
          <table:table-cell office:value-type="string">
            <text:p>http://en.wikipedia.org/wiki/Volleyball_England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Still in this case, No label match. I hope you don't reject it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368];&quot;,&quot;;[.AC368];&quot;,&quot;; TEXT([.AK368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IUSTMOFXRDSJR06L84N5JFM3P3UR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KMC26DG67D1CCJ5MURCWK2JLV57EU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8:18 GMT 2012</text:p>
          </table:table-cell>
          <table:table-cell office:value-type="string">
            <text:p>Wed Oct 03 07:58:31 GMT 2012</text:p>
          </table:table-cell>
          <table:table-cell office:value-type="string">
            <text:p>Wed Oct 10 00:58:31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trade/11076.txt</text:p>
          </table:table-cell>
          <table:table-cell office:value-type="string">
            <text:p>U.S. TRADE OFFICIAL SAYS JAPAN ACTION FOOLISH&lt;br/&gt; <text:s text:c="3"/>By Jacqueline Frank, Reuters&lt;br/&gt;&lt;br/&gt; <text:s text:c="3"/>WASHINGTON, March 30 - A high level U.S. trade official&lt;br/&gt;said it would be foolish for Japan to strike back against the&lt;br/&gt;United States for its sanctions on Japanese semiconductor&lt;br/&gt;electronics products.&lt;br/&gt; <text:s text:c="3"/>Asked by reporters if Japan was expected to retaliate&lt;br/&gt;against U.S. exports, Deputy Under Secretary of Commerce Bruce&lt;br/&gt;Smart replied, &amp;quot;That would be the height of foolishness.&amp;quot;&lt;br/&gt; <text:s text:c="3"/>In addition, he doubted Japan could show enough progress in&lt;br/&gt;meeting the conditions of the agreement to avoid the actual&lt;br/&gt;imposition of the 300 mln dlrs in tariffs on April 17.&lt;br/&gt; <text:s text:c="3"/>Japan&amp;apos;s 58.6 billion dlr trade surplus with the United&lt;br/&gt;States last year has come under fire in Congress concerned&lt;br/&gt;about the loss of jobs to foreign competition and with the&lt;br/&gt;record 169 billion dlrs U.S. trade deficit in 1986.&lt;br/&gt; <text:s text:c="3"/>President Reagan&amp;apos;s sanctions decision won praise today from&lt;br/&gt;the two Democratic leaders of Congress.&lt;br/&gt; <text:s text:c="3"/>&amp;quot;I think it&amp;apos;s about time,&amp;quot; Senate Democratic Leader Robert&lt;br/&gt;Byrd of West Virginia told reporters. House Speaker Jim Wright&lt;br/&gt;of Texas told reporters before the opening of the House&lt;br/&gt;session, &amp;quot;It just shows we were right all along when we said&lt;br/&gt;something needs doing.&amp;quot;&lt;br/&gt; <text:s text:c="3"/>Smart testified before a Senate Labor Committee hearing&lt;br/&gt;that last Friday&amp;apos;s U.S. trade action would help U.S.&lt;br/&gt;negotiations on access to Japan for U.S. auto parts.&lt;br/&gt; <text:s text:c="3"/>Since last August Smart has been leading talks to open up&lt;br/&gt;Japan to purchases of more U.S.-made automotive parts. Last&lt;br/&gt;year, Japan racked up a 3.6 billion dlr trade surplus with the&lt;br/&gt;United States in these products.&lt;br/&gt; <text:s text:c="3"/>Both countries expect to conclude the talks by August 1987.&lt;br/&gt; <text:s text:c="3"/>&amp;quot;It&amp;apos;s amazing to me that the Japanese were surprised. I&lt;br/&gt;hope it will persuade them we&amp;apos;re serious,&amp;quot; Smart said of the&lt;br/&gt;White House trade sanctions.&lt;br/&gt; <text:s text:c="3"/>The United States has tried to convince Japanese car&lt;br/&gt;companies of the quality of American-made parts and to draw&lt;br/&gt;them away from their traditional Japanese suppliers.&lt;br/&gt; <text:s text:c="3"/>&amp;quot;All we ask is a chance. We have a job to do persuading them&lt;br/&gt;we can do better than our reputation seems to be,&amp;quot; he said.&lt;br/&gt; <text:s text:c="3"/>Measured per car, each American-made car contained about&lt;br/&gt;700 dlrs in Japanese auto parts while each Japanese-made car&lt;br/&gt;contained about 26 dlrs in U.S. auto parts, Smart said.&lt;br/&gt; Reuter&lt;br/&gt;</text:p>
          </table:table-cell>
          <table:table-cell office:value-type="string">
            <text:p>Volleyball England</text:p>
          </table:table-cell>
          <table:table-cell office:value-type="string">
            <text:p>http://en.wikipedia.org/wiki/Volleyball_England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69];&quot;,&quot;;[.AC369];&quot;,&quot;; TEXT([.AK36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IUSTMOFXRDSJR06L84N5JFM3P3UR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OJ9Y8TNKIMZ7VTPMRJ2WM0PNP29WS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3:18 GMT 2012</text:p>
          </table:table-cell>
          <table:table-cell office:value-type="string">
            <text:p>Wed Oct 03 09:33:38 GMT 2012</text:p>
          </table:table-cell>
          <table:table-cell office:value-type="string">
            <text:p>Wed Oct 10 02:33:38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trade/11076.txt</text:p>
          </table:table-cell>
          <table:table-cell office:value-type="string">
            <text:p>U.S. TRADE OFFICIAL SAYS JAPAN ACTION FOOLISH&lt;br/&gt; <text:s text:c="3"/>By Jacqueline Frank, Reuters&lt;br/&gt;&lt;br/&gt; <text:s text:c="3"/>WASHINGTON, March 30 - A high level U.S. trade official&lt;br/&gt;said it would be foolish for Japan to strike back against the&lt;br/&gt;United States for its sanctions on Japanese semiconductor&lt;br/&gt;electronics products.&lt;br/&gt; <text:s text:c="3"/>Asked by reporters if Japan was expected to retaliate&lt;br/&gt;against U.S. exports, Deputy Under Secretary of Commerce Bruce&lt;br/&gt;Smart replied, &amp;quot;That would be the height of foolishness.&amp;quot;&lt;br/&gt; <text:s text:c="3"/>In addition, he doubted Japan could show enough progress in&lt;br/&gt;meeting the conditions of the agreement to avoid the actual&lt;br/&gt;imposition of the 300 mln dlrs in tariffs on April 17.&lt;br/&gt; <text:s text:c="3"/>Japan&amp;apos;s 58.6 billion dlr trade surplus with the United&lt;br/&gt;States last year has come under fire in Congress concerned&lt;br/&gt;about the loss of jobs to foreign competition and with the&lt;br/&gt;record 169 billion dlrs U.S. trade deficit in 1986.&lt;br/&gt; <text:s text:c="3"/>President Reagan&amp;apos;s sanctions decision won praise today from&lt;br/&gt;the two Democratic leaders of Congress.&lt;br/&gt; <text:s text:c="3"/>&amp;quot;I think it&amp;apos;s about time,&amp;quot; Senate Democratic Leader Robert&lt;br/&gt;Byrd of West Virginia told reporters. House Speaker Jim Wright&lt;br/&gt;of Texas told reporters before the opening of the House&lt;br/&gt;session, &amp;quot;It just shows we were right all along when we said&lt;br/&gt;something needs doing.&amp;quot;&lt;br/&gt; <text:s text:c="3"/>Smart testified before a Senate Labor Committee hearing&lt;br/&gt;that last Friday&amp;apos;s U.S. trade action would help U.S.&lt;br/&gt;negotiations on access to Japan for U.S. auto parts.&lt;br/&gt; <text:s text:c="3"/>Since last August Smart has been leading talks to open up&lt;br/&gt;Japan to purchases of more U.S.-made automotive parts. Last&lt;br/&gt;year, Japan racked up a 3.6 billion dlr trade surplus with the&lt;br/&gt;United States in these products.&lt;br/&gt; <text:s text:c="3"/>Both countries expect to conclude the talks by August 1987.&lt;br/&gt; <text:s text:c="3"/>&amp;quot;It&amp;apos;s amazing to me that the Japanese were surprised. I&lt;br/&gt;hope it will persuade them we&amp;apos;re serious,&amp;quot; Smart said of the&lt;br/&gt;White House trade sanctions.&lt;br/&gt; <text:s text:c="3"/>The United States has tried to convince Japanese car&lt;br/&gt;companies of the quality of American-made parts and to draw&lt;br/&gt;them away from their traditional Japanese suppliers.&lt;br/&gt; <text:s text:c="3"/>&amp;quot;All we ask is a chance. We have a job to do persuading them&lt;br/&gt;we can do better than our reputation seems to be,&amp;quot; he said.&lt;br/&gt; <text:s text:c="3"/>Measured per car, each American-made car contained about&lt;br/&gt;700 dlrs in Japanese auto parts while each Japanese-made car&lt;br/&gt;contained about 26 dlrs in U.S. auto parts, Smart said.&lt;br/&gt; Reuter&lt;br/&gt;</text:p>
          </table:table-cell>
          <table:table-cell office:value-type="string">
            <text:p>Volleyball England</text:p>
          </table:table-cell>
          <table:table-cell office:value-type="string">
            <text:p>http://en.wikipedia.org/wiki/Volleyball_England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70];&quot;,&quot;;[.AC370];&quot;,&quot;; TEXT([.AK370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FK4E6AUBXHW7QVKSJ0VJZWDT9R1X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ERMAZHHRRLF59CSU5IH9KHOG83DMM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45:57 GMT 2012</text:p>
          </table:table-cell>
          <table:table-cell office:value-type="string">
            <text:p>Wed Oct 03 09:46:13 GMT 2012</text:p>
          </table:table-cell>
          <table:table-cell office:value-type="string">
            <text:p>Wed Oct 10 02:46:13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4075.txt</text:p>
          </table:table-cell>
          <table:table-cell office:value-type="string">
            <text:p>BOLIDEN SAYS RESULTS BURDENED BY LOSS WRITEOFF&lt;br/&gt;&lt;br/&gt; <text:s text:c="4"/>STOCKHOLM, Mar 12 - Swedish mining and metals group&lt;br/&gt;Boliden AB &amp;lt;BLDS ST&amp;gt; forecast a return to profitability during&lt;br/&gt;1987 after recording a 1.08 billion crown 1986 loss burdened by&lt;br/&gt;a massive write-off.&lt;br/&gt; <text:s text:c="3"/>The company, which consolidated the Swedish wholesale and&lt;br/&gt;investment conglomerate &amp;lt;Ahlsell AB&amp;gt; this year, said the result&lt;br/&gt;included restructuring costs and write-offs of 802 mln crowns.&lt;br/&gt; <text:s text:c="3"/>&amp;quot;These costs have arisen as a results of a change of&lt;br/&gt;direction for the group. They are mainly one-off but they have&lt;br/&gt;burdened the annual accounts,&amp;quot; the company said in a statement.&lt;br/&gt; <text:s text:c="3"/>Boliden said the company&amp;apos;s liquid assets were 1.36 billion&lt;br/&gt;crowns at year-end which together with an investment portfolio&lt;br/&gt;of 1.60 billion made it one of the most liquid Swedish&lt;br/&gt;companies.&lt;br/&gt; <text:s text:c="3"/>As a result of the 1986 losses, the board proposed&lt;br/&gt;cancelling dividend for the year although it predicted a return&lt;br/&gt;to profitability during 1987, the statement added.&lt;br/&gt; <text:s text:c="3"/>Swedish tyres, process equipment and components firm&lt;br/&gt;&amp;lt;Trelleborg AB&amp;gt; has taken a majority stake in Boliden since the&lt;br/&gt;beginning of this year. Trelleborg then said it had no plans&lt;br/&gt;for consolidating Boliden.&lt;br/&gt; REUTER&lt;br/&gt;</text:p>
          </table:table-cell>
          <table:table-cell office:value-type="string">
            <text:p>Boliden AB</text:p>
          </table:table-cell>
          <table:table-cell office:value-type="string">
            <text:p>http://en.wikipedia.org/wiki/Boliden_AB</text:p>
          </table:table-cell>
          <table:table-cell office:value-type="string">
            <text:p>Barclays</text:p>
          </table:table-cell>
          <table:table-cell office:value-type="string">
            <text:p>http://en.wikipedia.org/wiki/Barclay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71];&quot;,&quot;;[.AC371];&quot;,&quot;; TEXT([.AK37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FK4E6AUBXHW7QVKSJ0VJZWDT9R1X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UKSZVXX2Q45938VV87NQW1NZ2AP70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7:37 GMT 2012</text:p>
          </table:table-cell>
          <table:table-cell office:value-type="string">
            <text:p>Wed Oct 03 09:17:44 GMT 2012</text:p>
          </table:table-cell>
          <table:table-cell office:value-type="string">
            <text:p>Wed Oct 10 02:17:44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4075.txt</text:p>
          </table:table-cell>
          <table:table-cell office:value-type="string">
            <text:p>BOLIDEN SAYS RESULTS BURDENED BY LOSS WRITEOFF&lt;br/&gt;&lt;br/&gt; <text:s text:c="4"/>STOCKHOLM, Mar 12 - Swedish mining and metals group&lt;br/&gt;Boliden AB &amp;lt;BLDS ST&amp;gt; forecast a return to profitability during&lt;br/&gt;1987 after recording a 1.08 billion crown 1986 loss burdened by&lt;br/&gt;a massive write-off.&lt;br/&gt; <text:s text:c="3"/>The company, which consolidated the Swedish wholesale and&lt;br/&gt;investment conglomerate &amp;lt;Ahlsell AB&amp;gt; this year, said the result&lt;br/&gt;included restructuring costs and write-offs of 802 mln crowns.&lt;br/&gt; <text:s text:c="3"/>&amp;quot;These costs have arisen as a results of a change of&lt;br/&gt;direction for the group. They are mainly one-off but they have&lt;br/&gt;burdened the annual accounts,&amp;quot; the company said in a statement.&lt;br/&gt; <text:s text:c="3"/>Boliden said the company&amp;apos;s liquid assets were 1.36 billion&lt;br/&gt;crowns at year-end which together with an investment portfolio&lt;br/&gt;of 1.60 billion made it one of the most liquid Swedish&lt;br/&gt;companies.&lt;br/&gt; <text:s text:c="3"/>As a result of the 1986 losses, the board proposed&lt;br/&gt;cancelling dividend for the year although it predicted a return&lt;br/&gt;to profitability during 1987, the statement added.&lt;br/&gt; <text:s text:c="3"/>Swedish tyres, process equipment and components firm&lt;br/&gt;&amp;lt;Trelleborg AB&amp;gt; has taken a majority stake in Boliden since the&lt;br/&gt;beginning of this year. Trelleborg then said it had no plans&lt;br/&gt;for consolidating Boliden.&lt;br/&gt; REUTER&lt;br/&gt;</text:p>
          </table:table-cell>
          <table:table-cell office:value-type="string">
            <text:p>Boliden AB</text:p>
          </table:table-cell>
          <table:table-cell office:value-type="string">
            <text:p>http://en.wikipedia.org/wiki/Boliden_AB</text:p>
          </table:table-cell>
          <table:table-cell office:value-type="string">
            <text:p>Barclays</text:p>
          </table:table-cell>
          <table:table-cell office:value-type="string">
            <text:p>http://en.wikipedia.org/wiki/Barclay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72];&quot;,&quot;;[.AC372];&quot;,&quot;; TEXT([.AK37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K4E6AUBXHW7QVKSJ0VJZWDT9R1X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W6GOOGQSCM6XJY7ZO9U2U00VKWFFH</text:p>
          </table:table-cell>
          <table:table-cell office:value-type="string">
            <text:p>A1VKHE5L6QVFUV</text:p>
          </table:table-cell>
          <table:table-cell office:value-type="string">
            <text:p>Submitted</text:p>
          </table:table-cell>
          <table:table-cell office:value-type="string">
            <text:p>Wed Oct 03 06:12:28 GMT 2012</text:p>
          </table:table-cell>
          <table:table-cell office:value-type="string">
            <text:p>Wed Oct 03 06:12:32 GMT 2012</text:p>
          </table:table-cell>
          <table:table-cell office:value-type="string">
            <text:p>Tue Oct 09 23:12:32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4075.txt</text:p>
          </table:table-cell>
          <table:table-cell office:value-type="string">
            <text:p>BOLIDEN SAYS RESULTS BURDENED BY LOSS WRITEOFF&lt;br/&gt;&lt;br/&gt; <text:s text:c="4"/>STOCKHOLM, Mar 12 - Swedish mining and metals group&lt;br/&gt;Boliden AB &amp;lt;BLDS ST&amp;gt; forecast a return to profitability during&lt;br/&gt;1987 after recording a 1.08 billion crown 1986 loss burdened by&lt;br/&gt;a massive write-off.&lt;br/&gt; <text:s text:c="3"/>The company, which consolidated the Swedish wholesale and&lt;br/&gt;investment conglomerate &amp;lt;Ahlsell AB&amp;gt; this year, said the result&lt;br/&gt;included restructuring costs and write-offs of 802 mln crowns.&lt;br/&gt; <text:s text:c="3"/>&amp;quot;These costs have arisen as a results of a change of&lt;br/&gt;direction for the group. They are mainly one-off but they have&lt;br/&gt;burdened the annual accounts,&amp;quot; the company said in a statement.&lt;br/&gt; <text:s text:c="3"/>Boliden said the company&amp;apos;s liquid assets were 1.36 billion&lt;br/&gt;crowns at year-end which together with an investment portfolio&lt;br/&gt;of 1.60 billion made it one of the most liquid Swedish&lt;br/&gt;companies.&lt;br/&gt; <text:s text:c="3"/>As a result of the 1986 losses, the board proposed&lt;br/&gt;cancelling dividend for the year although it predicted a return&lt;br/&gt;to profitability during 1987, the statement added.&lt;br/&gt; <text:s text:c="3"/>Swedish tyres, process equipment and components firm&lt;br/&gt;&amp;lt;Trelleborg AB&amp;gt; has taken a majority stake in Boliden since the&lt;br/&gt;beginning of this year. Trelleborg then said it had no plans&lt;br/&gt;for consolidating Boliden.&lt;br/&gt; REUTER&lt;br/&gt;</text:p>
          </table:table-cell>
          <table:table-cell office:value-type="string">
            <text:p>Boliden AB</text:p>
          </table:table-cell>
          <table:table-cell office:value-type="string">
            <text:p>http://en.wikipedia.org/wiki/Boliden_AB</text:p>
          </table:table-cell>
          <table:table-cell office:value-type="string">
            <text:p>Barclays</text:p>
          </table:table-cell>
          <table:table-cell office:value-type="string">
            <text:p>http://en.wikipedia.org/wiki/Barclay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73];&quot;,&quot;;[.AC373];&quot;,&quot;; TEXT([.AK37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36VCPWZ9RNS56T2BJ70N3DV4NPA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AGHOVR14IXK3B9E9R5C4A6XAS878W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4:40 GMT 2012</text:p>
          </table:table-cell>
          <table:table-cell office:value-type="string">
            <text:p>Wed Oct 03 08:14:52 GMT 2012</text:p>
          </table:table-cell>
          <table:table-cell office:value-type="string">
            <text:p>Wed Oct 10 01:14:52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6119.txt</text:p>
          </table:table-cell>
          <table:table-cell office:value-type="string">
            <text:p>ANZ BANK SETS ONE-FOR-TWO BONUS ISSUE&lt;br/&gt;&lt;br/&gt; <text:s text:c="3"/>MELBOURNE, April 13 - Australia and New Zealand Banking&lt;br/&gt;Group Ltd &amp;lt;ANZA.S&amp;gt; said it will make a one-for-two bonus issue&lt;br/&gt;from its asset revaluation reserve to shareholders registered&lt;br/&gt;June 2.&lt;br/&gt; <text:s text:c="3"/>The proposed bonus and an increase in authorised capital to&lt;br/&gt;one billion one-dlr par shares from 600 mln will be put to&lt;br/&gt;shareholders for approval at an extraordinary general meeting&lt;br/&gt;on May 26, the ANZ said in a statement.&lt;br/&gt; <text:s text:c="3"/>The issue will absorb about 230 mln dlrs of the 260.9 mln&lt;br/&gt;standing in the asset revaluation reserve, it said.&lt;br/&gt; <text:s text:c="3"/>The bank said that by lowering the dividend rate it expects&lt;br/&gt;to maintain the value of dividend payout on the enlarged&lt;br/&gt;capital at about the level of its last full year ended&lt;br/&gt;September 30. The group paid 31 cents a share and 133.1 mln&lt;br/&gt;dlrs in all for that year.&lt;br/&gt; <text:s text:c="3"/>Shareholders will also be asked to approve changes in the&lt;br/&gt;bank&amp;apos;s articles of association to allow it to offer shares in&lt;br/&gt;lieu of the interim dividend at a discount of five pct to the&lt;br/&gt;market price.&lt;br/&gt; <text:s text:c="3"/>The group is the latest to announce a tax-free bonus issue&lt;br/&gt;ahead of dividend imputation, effective July 1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74];&quot;,&quot;;[.AC374];&quot;,&quot;; TEXT([.AK37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36VCPWZ9RNS56T2BJ70N3DV4NPA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D5HJHP4BDDKVDMDY2O953G3C1HY5N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8:26 GMT 2012</text:p>
          </table:table-cell>
          <table:table-cell office:value-type="string">
            <text:p>Wed Oct 03 08:59:24 GMT 2012</text:p>
          </table:table-cell>
          <table:table-cell office:value-type="string">
            <text:p>Wed Oct 10 01:59:24 PDT 2012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6119.txt</text:p>
          </table:table-cell>
          <table:table-cell office:value-type="string">
            <text:p>ANZ BANK SETS ONE-FOR-TWO BONUS ISSUE&lt;br/&gt;&lt;br/&gt; <text:s text:c="3"/>MELBOURNE, April 13 - Australia and New Zealand Banking&lt;br/&gt;Group Ltd &amp;lt;ANZA.S&amp;gt; said it will make a one-for-two bonus issue&lt;br/&gt;from its asset revaluation reserve to shareholders registered&lt;br/&gt;June 2.&lt;br/&gt; <text:s text:c="3"/>The proposed bonus and an increase in authorised capital to&lt;br/&gt;one billion one-dlr par shares from 600 mln will be put to&lt;br/&gt;shareholders for approval at an extraordinary general meeting&lt;br/&gt;on May 26, the ANZ said in a statement.&lt;br/&gt; <text:s text:c="3"/>The issue will absorb about 230 mln dlrs of the 260.9 mln&lt;br/&gt;standing in the asset revaluation reserve, it said.&lt;br/&gt; <text:s text:c="3"/>The bank said that by lowering the dividend rate it expects&lt;br/&gt;to maintain the value of dividend payout on the enlarged&lt;br/&gt;capital at about the level of its last full year ended&lt;br/&gt;September 30. The group paid 31 cents a share and 133.1 mln&lt;br/&gt;dlrs in all for that year.&lt;br/&gt; <text:s text:c="3"/>Shareholders will also be asked to approve changes in the&lt;br/&gt;bank&amp;apos;s articles of association to allow it to offer shares in&lt;br/&gt;lieu of the interim dividend at a discount of five pct to the&lt;br/&gt;market price.&lt;br/&gt; <text:s text:c="3"/>The group is the latest to announce a tax-free bonus issue&lt;br/&gt;ahead of dividend imputation, effective July 1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75];&quot;,&quot;;[.AC375];&quot;,&quot;; TEXT([.AK37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W36VCPWZ9RNS56T2BJ70N3DV4NPA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TAA0RYNJ92NYTA5CLDJ1UHY3W149Z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3:53 GMT 2012</text:p>
          </table:table-cell>
          <table:table-cell office:value-type="string">
            <text:p>Wed Oct 03 08:44:27 GMT 2012</text:p>
          </table:table-cell>
          <table:table-cell office:value-type="string">
            <text:p>Wed Oct 10 01:44:27 PDT 2012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16119.txt</text:p>
          </table:table-cell>
          <table:table-cell office:value-type="string">
            <text:p>ANZ BANK SETS ONE-FOR-TWO BONUS ISSUE&lt;br/&gt;&lt;br/&gt; <text:s text:c="3"/>MELBOURNE, April 13 - Australia and New Zealand Banking&lt;br/&gt;Group Ltd &amp;lt;ANZA.S&amp;gt; said it will make a one-for-two bonus issue&lt;br/&gt;from its asset revaluation reserve to shareholders registered&lt;br/&gt;June 2.&lt;br/&gt; <text:s text:c="3"/>The proposed bonus and an increase in authorised capital to&lt;br/&gt;one billion one-dlr par shares from 600 mln will be put to&lt;br/&gt;shareholders for approval at an extraordinary general meeting&lt;br/&gt;on May 26, the ANZ said in a statement.&lt;br/&gt; <text:s text:c="3"/>The issue will absorb about 230 mln dlrs of the 260.9 mln&lt;br/&gt;standing in the asset revaluation reserve, it said.&lt;br/&gt; <text:s text:c="3"/>The bank said that by lowering the dividend rate it expects&lt;br/&gt;to maintain the value of dividend payout on the enlarged&lt;br/&gt;capital at about the level of its last full year ended&lt;br/&gt;September 30. The group paid 31 cents a share and 133.1 mln&lt;br/&gt;dlrs in all for that year.&lt;br/&gt; <text:s text:c="3"/>Shareholders will also be asked to approve changes in the&lt;br/&gt;bank&amp;apos;s articles of association to allow it to offer shares in&lt;br/&gt;lieu of the interim dividend at a discount of five pct to the&lt;br/&gt;market price.&lt;br/&gt; <text:s text:c="3"/>The group is the latest to announce a tax-free bonus issue&lt;br/&gt;ahead of dividend imputation, effective July 1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76];&quot;,&quot;;[.AC376];&quot;,&quot;; TEXT([.AK37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T727M0IGFKWMPB5PJVN4VIQISEZ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6Y18N46UXFCSDT2JOKNLSNTRC7QSD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5:27 GMT 2012</text:p>
          </table:table-cell>
          <table:table-cell office:value-type="string">
            <text:p>Wed Oct 03 08:45:45 GMT 2012</text:p>
          </table:table-cell>
          <table:table-cell office:value-type="string">
            <text:p>Wed Oct 10 01:45:45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1734.txt</text:p>
          </table:table-cell>
          <table:table-cell office:value-type="string">
            <text:p>CURRENCY FUTURES CLIMB LIKELY TO BE CHECKED&lt;br/&gt; <text:s text:c="3"/>By Leslie Adler, Reuters&lt;br/&gt;&lt;br/&gt; <text:s text:c="3"/>CHICAGO, March 31 - The surge in currency futures since&lt;br/&gt;Friday on the heels of the Reagan administration&amp;apos;s proposed&lt;br/&gt;tariffs on Japanese imports is likely to be curtailed in the&lt;br/&gt;coming week, financial analysts said.&lt;br/&gt; <text:s text:c="3"/>&amp;quot;The market is taking a breather now, and I would expect it&lt;br/&gt;to last a little longer,&amp;quot; said Craig Sloane, a currency analyst&lt;br/&gt;with Smith Barney, Harris, Upham and Co.&lt;br/&gt; <text:s text:c="3"/>Profit-taking, which robbed the currency futures of some&lt;br/&gt;momentum today, is likely to continue, he said.&lt;br/&gt; <text:s text:c="3"/>Central banks are likely to play a role in halting the&lt;br/&gt;advance in currencies through intervention, the analysts said,&lt;br/&gt;even though the dollar fell to a 40-year low against the&lt;br/&gt;Japanese yen on Monday despite Bank of Japan intervention.&lt;br/&gt; <text:s text:c="3"/>Treasury Secretary James Baker&amp;apos;s comments that the G-6&lt;br/&gt;nations remain committed to the Paris accord, coupled with his&lt;br/&gt;refusal to give any targets for exchange rates, provided a note&lt;br/&gt;of stability to the market Tuesday, the analysts said.&lt;br/&gt; <text:s text:c="3"/>Furthermore, Merrill Lynch Economics analyst David Horner&lt;br/&gt;said G-6 central banks haven&amp;apos;t yet shown the full force of&lt;br/&gt;their commitment to the Paris accord.&lt;br/&gt; <text:s text:c="3"/>&amp;quot;I&amp;apos;m among those who believe the G-6 have a plan behind the&lt;br/&gt;scenes,&amp;quot; Horner said.&lt;br/&gt; <text:s text:c="3"/>Horner said more forceful central bank intervention will&lt;br/&gt;firm the dollar and cap the rise in currency futures.&lt;br/&gt; <text:s text:c="3"/>&amp;quot;Coordinated, punishing intervention&amp;quot; by the central banks&lt;br/&gt;-- in contrast to the recent rolling intervention which has&lt;br/&gt;only smoothed out the market -- is in the offing, according to&lt;br/&gt;Horner.&lt;br/&gt; <text:s text:c="3"/>&amp;quot;I think we&amp;apos;re near the top of the range in the Europeans&lt;br/&gt;(currencies),&amp;quot; he said.&lt;br/&gt; <text:s text:c="4"/>On the other hand, the upside target for the yen, which&lt;br/&gt;set a new contract high today at 0.006916 in the June contract,&lt;br/&gt;is at 0.007050, Horner said.&lt;br/&gt; <text:s text:c="3"/>Still, other analysts believe currency futures have yet to&lt;br/&gt;peak.&lt;br/&gt; <text:s text:c="3"/>&amp;quot;The basic trend in the currencies is higher,&amp;quot; said Anne&lt;br/&gt;Parker Mills, currency analyst with Shearson Lehman Brothers&lt;br/&gt;Inc. &amp;quot;The market wants to take the dollar lower.&amp;quot;&lt;br/&gt; <text:s text:c="3"/>Uncertainty over central bank action and nervousness over a&lt;br/&gt;G-5 meeting next week in advance of a meeting of the&lt;br/&gt;International Monetary Fund could make for choppy price&lt;br/&gt;activity the remainder of the week, Mills said.&lt;br/&gt; <text:s text:c="3"/>In addition, although the market shrugged off relatively&lt;br/&gt;healthy gains in February U.S. leading economic indicators and&lt;br/&gt;factory orders Tuesday, economic data could play a larger role&lt;br/&gt;in coming sessions, the analysts said.&lt;br/&gt; <text:s text:c="3"/>Friday&amp;apos;s employment statistics in particular will be&lt;br/&gt;closely watched, Sloane said, adding that a forecast rise of&lt;br/&gt;250,000 in non-farm payroll jobs should underpin the dollar.&lt;br/&gt; Reuter&lt;br/&gt;</text:p>
          </table:table-cell>
          <table:table-cell office:value-type="string">
            <text:p>Louvre Accord</text:p>
          </table:table-cell>
          <table:table-cell office:value-type="string">
            <text:p>http://en.wikipedia.org/wiki/Louvre_Accord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77];&quot;,&quot;;[.AC377];&quot;,&quot;; TEXT([.AK37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T727M0IGFKWMPB5PJVN4VIQISEZ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GKK9RJ85OZIEN5RHKGMWOQ5LQ0V7G</text:p>
          </table:table-cell>
          <table:table-cell office:value-type="string">
            <text:p>A21L0YEG7IBZI9</text:p>
          </table:table-cell>
          <table:table-cell office:value-type="string">
            <text:p>Submitted</text:p>
          </table:table-cell>
          <table:table-cell office:value-type="string">
            <text:p>Wed Oct 03 06:00:07 GMT 2012</text:p>
          </table:table-cell>
          <table:table-cell office:value-type="string">
            <text:p>Wed Oct 03 06:00:16 GMT 2012</text:p>
          </table:table-cell>
          <table:table-cell office:value-type="string">
            <text:p>Tue Oct 09 23:00:16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1734.txt</text:p>
          </table:table-cell>
          <table:table-cell office:value-type="string">
            <text:p>CURRENCY FUTURES CLIMB LIKELY TO BE CHECKED&lt;br/&gt; <text:s text:c="3"/>By Leslie Adler, Reuters&lt;br/&gt;&lt;br/&gt; <text:s text:c="3"/>CHICAGO, March 31 - The surge in currency futures since&lt;br/&gt;Friday on the heels of the Reagan administration&amp;apos;s proposed&lt;br/&gt;tariffs on Japanese imports is likely to be curtailed in the&lt;br/&gt;coming week, financial analysts said.&lt;br/&gt; <text:s text:c="3"/>&amp;quot;The market is taking a breather now, and I would expect it&lt;br/&gt;to last a little longer,&amp;quot; said Craig Sloane, a currency analyst&lt;br/&gt;with Smith Barney, Harris, Upham and Co.&lt;br/&gt; <text:s text:c="3"/>Profit-taking, which robbed the currency futures of some&lt;br/&gt;momentum today, is likely to continue, he said.&lt;br/&gt; <text:s text:c="3"/>Central banks are likely to play a role in halting the&lt;br/&gt;advance in currencies through intervention, the analysts said,&lt;br/&gt;even though the dollar fell to a 40-year low against the&lt;br/&gt;Japanese yen on Monday despite Bank of Japan intervention.&lt;br/&gt; <text:s text:c="3"/>Treasury Secretary James Baker&amp;apos;s comments that the G-6&lt;br/&gt;nations remain committed to the Paris accord, coupled with his&lt;br/&gt;refusal to give any targets for exchange rates, provided a note&lt;br/&gt;of stability to the market Tuesday, the analysts said.&lt;br/&gt; <text:s text:c="3"/>Furthermore, Merrill Lynch Economics analyst David Horner&lt;br/&gt;said G-6 central banks haven&amp;apos;t yet shown the full force of&lt;br/&gt;their commitment to the Paris accord.&lt;br/&gt; <text:s text:c="3"/>&amp;quot;I&amp;apos;m among those who believe the G-6 have a plan behind the&lt;br/&gt;scenes,&amp;quot; Horner said.&lt;br/&gt; <text:s text:c="3"/>Horner said more forceful central bank intervention will&lt;br/&gt;firm the dollar and cap the rise in currency futures.&lt;br/&gt; <text:s text:c="3"/>&amp;quot;Coordinated, punishing intervention&amp;quot; by the central banks&lt;br/&gt;-- in contrast to the recent rolling intervention which has&lt;br/&gt;only smoothed out the market -- is in the offing, according to&lt;br/&gt;Horner.&lt;br/&gt; <text:s text:c="3"/>&amp;quot;I think we&amp;apos;re near the top of the range in the Europeans&lt;br/&gt;(currencies),&amp;quot; he said.&lt;br/&gt; <text:s text:c="4"/>On the other hand, the upside target for the yen, which&lt;br/&gt;set a new contract high today at 0.006916 in the June contract,&lt;br/&gt;is at 0.007050, Horner said.&lt;br/&gt; <text:s text:c="3"/>Still, other analysts believe currency futures have yet to&lt;br/&gt;peak.&lt;br/&gt; <text:s text:c="3"/>&amp;quot;The basic trend in the currencies is higher,&amp;quot; said Anne&lt;br/&gt;Parker Mills, currency analyst with Shearson Lehman Brothers&lt;br/&gt;Inc. &amp;quot;The market wants to take the dollar lower.&amp;quot;&lt;br/&gt; <text:s text:c="3"/>Uncertainty over central bank action and nervousness over a&lt;br/&gt;G-5 meeting next week in advance of a meeting of the&lt;br/&gt;International Monetary Fund could make for choppy price&lt;br/&gt;activity the remainder of the week, Mills said.&lt;br/&gt; <text:s text:c="3"/>In addition, although the market shrugged off relatively&lt;br/&gt;healthy gains in February U.S. leading economic indicators and&lt;br/&gt;factory orders Tuesday, economic data could play a larger role&lt;br/&gt;in coming sessions, the analysts said.&lt;br/&gt; <text:s text:c="3"/>Friday&amp;apos;s employment statistics in particular will be&lt;br/&gt;closely watched, Sloane said, adding that a forecast rise of&lt;br/&gt;250,000 in non-farm payroll jobs should underpin the dollar.&lt;br/&gt; Reuter&lt;br/&gt;</text:p>
          </table:table-cell>
          <table:table-cell office:value-type="string">
            <text:p>Louvre Accord</text:p>
          </table:table-cell>
          <table:table-cell office:value-type="string">
            <text:p>http://en.wikipedia.org/wiki/Louvre_Accord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78];&quot;,&quot;;[.AC378];&quot;,&quot;; TEXT([.AK37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PT727M0IGFKWMPB5PJVN4VIQISEZ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M1KSSZVXX2QJEIZR0FYONIW8HAN5J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9:46 GMT 2012</text:p>
          </table:table-cell>
          <table:table-cell office:value-type="string">
            <text:p>Wed Oct 03 07:49:54 GMT 2012</text:p>
          </table:table-cell>
          <table:table-cell office:value-type="string">
            <text:p>Wed Oct 10 00:49:54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1734.txt</text:p>
          </table:table-cell>
          <table:table-cell office:value-type="string">
            <text:p>CURRENCY FUTURES CLIMB LIKELY TO BE CHECKED&lt;br/&gt; <text:s text:c="3"/>By Leslie Adler, Reuters&lt;br/&gt;&lt;br/&gt; <text:s text:c="3"/>CHICAGO, March 31 - The surge in currency futures since&lt;br/&gt;Friday on the heels of the Reagan administration&amp;apos;s proposed&lt;br/&gt;tariffs on Japanese imports is likely to be curtailed in the&lt;br/&gt;coming week, financial analysts said.&lt;br/&gt; <text:s text:c="3"/>&amp;quot;The market is taking a breather now, and I would expect it&lt;br/&gt;to last a little longer,&amp;quot; said Craig Sloane, a currency analyst&lt;br/&gt;with Smith Barney, Harris, Upham and Co.&lt;br/&gt; <text:s text:c="3"/>Profit-taking, which robbed the currency futures of some&lt;br/&gt;momentum today, is likely to continue, he said.&lt;br/&gt; <text:s text:c="3"/>Central banks are likely to play a role in halting the&lt;br/&gt;advance in currencies through intervention, the analysts said,&lt;br/&gt;even though the dollar fell to a 40-year low against the&lt;br/&gt;Japanese yen on Monday despite Bank of Japan intervention.&lt;br/&gt; <text:s text:c="3"/>Treasury Secretary James Baker&amp;apos;s comments that the G-6&lt;br/&gt;nations remain committed to the Paris accord, coupled with his&lt;br/&gt;refusal to give any targets for exchange rates, provided a note&lt;br/&gt;of stability to the market Tuesday, the analysts said.&lt;br/&gt; <text:s text:c="3"/>Furthermore, Merrill Lynch Economics analyst David Horner&lt;br/&gt;said G-6 central banks haven&amp;apos;t yet shown the full force of&lt;br/&gt;their commitment to the Paris accord.&lt;br/&gt; <text:s text:c="3"/>&amp;quot;I&amp;apos;m among those who believe the G-6 have a plan behind the&lt;br/&gt;scenes,&amp;quot; Horner said.&lt;br/&gt; <text:s text:c="3"/>Horner said more forceful central bank intervention will&lt;br/&gt;firm the dollar and cap the rise in currency futures.&lt;br/&gt; <text:s text:c="3"/>&amp;quot;Coordinated, punishing intervention&amp;quot; by the central banks&lt;br/&gt;-- in contrast to the recent rolling intervention which has&lt;br/&gt;only smoothed out the market -- is in the offing, according to&lt;br/&gt;Horner.&lt;br/&gt; <text:s text:c="3"/>&amp;quot;I think we&amp;apos;re near the top of the range in the Europeans&lt;br/&gt;(currencies),&amp;quot; he said.&lt;br/&gt; <text:s text:c="4"/>On the other hand, the upside target for the yen, which&lt;br/&gt;set a new contract high today at 0.006916 in the June contract,&lt;br/&gt;is at 0.007050, Horner said.&lt;br/&gt; <text:s text:c="3"/>Still, other analysts believe currency futures have yet to&lt;br/&gt;peak.&lt;br/&gt; <text:s text:c="3"/>&amp;quot;The basic trend in the currencies is higher,&amp;quot; said Anne&lt;br/&gt;Parker Mills, currency analyst with Shearson Lehman Brothers&lt;br/&gt;Inc. &amp;quot;The market wants to take the dollar lower.&amp;quot;&lt;br/&gt; <text:s text:c="3"/>Uncertainty over central bank action and nervousness over a&lt;br/&gt;G-5 meeting next week in advance of a meeting of the&lt;br/&gt;International Monetary Fund could make for choppy price&lt;br/&gt;activity the remainder of the week, Mills said.&lt;br/&gt; <text:s text:c="3"/>In addition, although the market shrugged off relatively&lt;br/&gt;healthy gains in February U.S. leading economic indicators and&lt;br/&gt;factory orders Tuesday, economic data could play a larger role&lt;br/&gt;in coming sessions, the analysts said.&lt;br/&gt; <text:s text:c="3"/>Friday&amp;apos;s employment statistics in particular will be&lt;br/&gt;closely watched, Sloane said, adding that a forecast rise of&lt;br/&gt;250,000 in non-farm payroll jobs should underpin the dollar.&lt;br/&gt; Reuter&lt;br/&gt;</text:p>
          </table:table-cell>
          <table:table-cell office:value-type="string">
            <text:p>Louvre Accord</text:p>
          </table:table-cell>
          <table:table-cell office:value-type="string">
            <text:p>http://en.wikipedia.org/wiki/Louvre_Accord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79];&quot;,&quot;;[.AC379];&quot;,&quot;; TEXT([.AK37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BR8JHSTLB3LFOZOGSFBREJRGJ7SG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5B8EBDPGFL6ALD16JINLWIO2VF2HT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7:06 GMT 2012</text:p>
          </table:table-cell>
          <table:table-cell office:value-type="string">
            <text:p>Wed Oct 03 09:47:36 GMT 2012</text:p>
          </table:table-cell>
          <table:table-cell office:value-type="string">
            <text:p>Wed Oct 10 02:47:36 PDT 2012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6747.txt</text:p>
          </table:table-cell>
          <table:table-cell office:value-type="string">
            <text:p>NO TALKS SET ON PROPOSED JAPAN TELECOM MERGER&lt;br/&gt;&lt;br/&gt; <text:s text:c="3"/>TOKYO, April 14 - No formal talks have been scheduled yet&lt;br/&gt;among companies involved in a controversial proposal to merge&lt;br/&gt;two groups seeking to enter Japan&amp;apos;s international&lt;br/&gt;telecommunications sector, an official from one group said.&lt;br/&gt; <text:s text:c="3"/>&amp;quot;Nothing has been firmed up yet,&amp;quot; said an official at&lt;br/&gt;&amp;lt;International Digital Communications Planning Inc&amp;gt; (IDC), one&lt;br/&gt;of the groups set up last year to study competing against&lt;br/&gt;&amp;lt;Kokusai Denshin Denwa Co Ltd&amp;gt;, which monopolises the sector.&lt;br/&gt; <text:s text:c="3"/>Britain&amp;apos;s Cable and Wireless Plc &amp;lt;CAWL.L&amp;gt;, which holds a 20&lt;br/&gt;pct share in IDC, has opposed plans to merge with rival group,&lt;br/&gt;&amp;lt;International Telecom Japan Inc&amp;gt;.&lt;br/&gt; <text:s text:c="3"/>Under the plan, backed by the Post and Telecommunications&lt;br/&gt;Ministry, Cable and Wireless and U.S.-based &amp;lt;Pacific Telesis&lt;br/&gt;International Inc&amp;gt; would become core companies in the merged&lt;br/&gt;firm, with shares equal to those of the six major Japanese core&lt;br/&gt;companies and seats on the board of directors.&lt;br/&gt; <text:s text:c="3"/>Britain, angry over what it feels are moves to restrict&lt;br/&gt;Cable and Wireless&amp;apos; role in the sector, views the issue as a&lt;br/&gt;test case. The IDC official declined to specify what was&lt;br/&gt;holding up the talks.&lt;br/&gt; <text:s text:c="3"/>A spokesman for C. Itoh and Co Ltd &amp;lt;CITT.T&amp;gt;, which holds 20&lt;br/&gt;pct of IDC, said a meeting may be held later this week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GTE</text:p>
          </table:table-cell>
          <table:table-cell office:value-type="string">
            <text:p>http://en.wikipedia.org/wiki/GT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80];&quot;,&quot;;[.AC380];&quot;,&quot;; TEXT([.AK38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BR8JHSTLB3LFOZOGSFBREJRGJ7SG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C8MMEGOOGQSRVUNHKTSMIUU1UMCC2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8:41 GMT 2012</text:p>
          </table:table-cell>
          <table:table-cell office:value-type="string">
            <text:p>Wed Oct 03 09:09:22 GMT 2012</text:p>
          </table:table-cell>
          <table:table-cell office:value-type="string">
            <text:p>Wed Oct 10 02:09:22 PDT 2012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6747.txt</text:p>
          </table:table-cell>
          <table:table-cell office:value-type="string">
            <text:p>NO TALKS SET ON PROPOSED JAPAN TELECOM MERGER&lt;br/&gt;&lt;br/&gt; <text:s text:c="3"/>TOKYO, April 14 - No formal talks have been scheduled yet&lt;br/&gt;among companies involved in a controversial proposal to merge&lt;br/&gt;two groups seeking to enter Japan&amp;apos;s international&lt;br/&gt;telecommunications sector, an official from one group said.&lt;br/&gt; <text:s text:c="3"/>&amp;quot;Nothing has been firmed up yet,&amp;quot; said an official at&lt;br/&gt;&amp;lt;International Digital Communications Planning Inc&amp;gt; (IDC), one&lt;br/&gt;of the groups set up last year to study competing against&lt;br/&gt;&amp;lt;Kokusai Denshin Denwa Co Ltd&amp;gt;, which monopolises the sector.&lt;br/&gt; <text:s text:c="3"/>Britain&amp;apos;s Cable and Wireless Plc &amp;lt;CAWL.L&amp;gt;, which holds a 20&lt;br/&gt;pct share in IDC, has opposed plans to merge with rival group,&lt;br/&gt;&amp;lt;International Telecom Japan Inc&amp;gt;.&lt;br/&gt; <text:s text:c="3"/>Under the plan, backed by the Post and Telecommunications&lt;br/&gt;Ministry, Cable and Wireless and U.S.-based &amp;lt;Pacific Telesis&lt;br/&gt;International Inc&amp;gt; would become core companies in the merged&lt;br/&gt;firm, with shares equal to those of the six major Japanese core&lt;br/&gt;companies and seats on the board of directors.&lt;br/&gt; <text:s text:c="3"/>Britain, angry over what it feels are moves to restrict&lt;br/&gt;Cable and Wireless&amp;apos; role in the sector, views the issue as a&lt;br/&gt;test case. The IDC official declined to specify what was&lt;br/&gt;holding up the talks.&lt;br/&gt; <text:s text:c="3"/>A spokesman for C. Itoh and Co Ltd &amp;lt;CITT.T&amp;gt;, which holds 20&lt;br/&gt;pct of IDC, said a meeting may be held later this week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GTE</text:p>
          </table:table-cell>
          <table:table-cell office:value-type="string">
            <text:p>http://en.wikipedia.org/wiki/GT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81];&quot;,&quot;;[.AC381];&quot;,&quot;; TEXT([.AK38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BR8JHSTLB3LFOZOGSFBREJRGJ7SG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8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8 GMT 2012</text:p>
          </table:table-cell>
          <table:table-cell table:number-columns-repeated="2"/>
          <table:table-cell office:value-type="string">
            <text:p>2SUKYEPLSP75ZUAB3TUOIHQEXP1WQW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4:41 GMT 2012</text:p>
          </table:table-cell>
          <table:table-cell office:value-type="string">
            <text:p>Wed Oct 03 07:54:58 GMT 2012</text:p>
          </table:table-cell>
          <table:table-cell office:value-type="string">
            <text:p>Wed Oct 10 00:54:58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6747.txt</text:p>
          </table:table-cell>
          <table:table-cell office:value-type="string">
            <text:p>NO TALKS SET ON PROPOSED JAPAN TELECOM MERGER&lt;br/&gt;&lt;br/&gt; <text:s text:c="3"/>TOKYO, April 14 - No formal talks have been scheduled yet&lt;br/&gt;among companies involved in a controversial proposal to merge&lt;br/&gt;two groups seeking to enter Japan&amp;apos;s international&lt;br/&gt;telecommunications sector, an official from one group said.&lt;br/&gt; <text:s text:c="3"/>&amp;quot;Nothing has been firmed up yet,&amp;quot; said an official at&lt;br/&gt;&amp;lt;International Digital Communications Planning Inc&amp;gt; (IDC), one&lt;br/&gt;of the groups set up last year to study competing against&lt;br/&gt;&amp;lt;Kokusai Denshin Denwa Co Ltd&amp;gt;, which monopolises the sector.&lt;br/&gt; <text:s text:c="3"/>Britain&amp;apos;s Cable and Wireless Plc &amp;lt;CAWL.L&amp;gt;, which holds a 20&lt;br/&gt;pct share in IDC, has opposed plans to merge with rival group,&lt;br/&gt;&amp;lt;International Telecom Japan Inc&amp;gt;.&lt;br/&gt; <text:s text:c="3"/>Under the plan, backed by the Post and Telecommunications&lt;br/&gt;Ministry, Cable and Wireless and U.S.-based &amp;lt;Pacific Telesis&lt;br/&gt;International Inc&amp;gt; would become core companies in the merged&lt;br/&gt;firm, with shares equal to those of the six major Japanese core&lt;br/&gt;companies and seats on the board of directors.&lt;br/&gt; <text:s text:c="3"/>Britain, angry over what it feels are moves to restrict&lt;br/&gt;Cable and Wireless&amp;apos; role in the sector, views the issue as a&lt;br/&gt;test case. The IDC official declined to specify what was&lt;br/&gt;holding up the talks.&lt;br/&gt; <text:s text:c="3"/>A spokesman for C. Itoh and Co Ltd &amp;lt;CITT.T&amp;gt;, which holds 20&lt;br/&gt;pct of IDC, said a meeting may be held later this week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GTE</text:p>
          </table:table-cell>
          <table:table-cell office:value-type="string">
            <text:p>http://en.wikipedia.org/wiki/GT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82];&quot;,&quot;;[.AC382];&quot;,&quot;; TEXT([.AK38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IQN46UXFCD4K60J0X4SVTKIPRMUS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2A2KYEPLSP7KT9RD6A3WAHQLKEPVP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4:01 GMT 2012</text:p>
          </table:table-cell>
          <table:table-cell office:value-type="string">
            <text:p>Wed Oct 03 08:04:39 GMT 2012</text:p>
          </table:table-cell>
          <table:table-cell office:value-type="string">
            <text:p>Wed Oct 10 01:04:39 PDT 20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8932.txt</text:p>
          </table:table-cell>
          <table:table-cell office:value-type="string">
            <text:p>CYACQ CUTS CONDITIONS ON CYCLOPS &amp;lt;CYL&amp;gt; BID&lt;br/&gt;&lt;br/&gt; <text:s text:c="3"/>NEW YORK, March 23 - Cyacq Corp, an investor group bidding&lt;br/&gt;for Cyclops Corp, said it amended its outstanding 92.50 dlrs a&lt;br/&gt;share tender offer for Cyclops to eliminate two conditions and&lt;br/&gt;modify a third one.&lt;br/&gt; <text:s text:c="3"/>The group, which includes Audio/Video Affiliates Inc and a&lt;br/&gt;unit of Citicorp &amp;lt;CCI&amp;gt;, said it also obtained additional&lt;br/&gt;financing commitments, including an increased commitment from&lt;br/&gt;Citicorp Capital Investors Ltd.&lt;br/&gt; <text:s text:c="3"/>The conditions that were eliminated are Cyacq&amp;apos;s request for&lt;br/&gt;non-public information about Cyclops that was previously&lt;br/&gt;provided to Dixons Group PLC and Cyacq&amp;apos;s being satisified that&lt;br/&gt;the information provides an adequate basis for Cyclop&amp;apos;s&lt;br/&gt;published financial projections.&lt;br/&gt; <text:s text:c="3"/>Cyclops has agreed to be acquired Dixons Group, which has a&lt;br/&gt;90.25 dlrs a share tender offer for Cyclops outstanding. Dixons&lt;br/&gt;said earlier it would allow the offer to expire tonight.&lt;br/&gt; <text:s text:c="3"/>The condition that was modified, which required Cyacq to be&lt;br/&gt;satisfied that break up fees or other obligations to Dixons&lt;br/&gt;were rescinded or ineffective, now says Cyclops shall not have&lt;br/&gt;paid any such fees or expenses to Dixons prior to the&lt;br/&gt;consummation of Cyacq&amp;apos;s offer.&lt;br/&gt; <text:s text:c="3"/>Cyacq&amp;apos;s amended offer expires midnight New York time on&lt;br/&gt;April three, 1987, unless extended.&lt;br/&gt; <text:s text:c="3"/>Manufacturers Hanover Trust Co and CIT Group/Business&lt;br/&gt;Credit Inc increased its tender offer commitment to 197 mln&lt;br/&gt;dlrs from 166 mln dlrs and its merger commitment to 275 mln&lt;br/&gt;dlrs from 250 mln dlrs.&lt;br/&gt; <text:s text:c="3"/>Additionally, the Citicorp unit and Audio/Video have&lt;br/&gt;increased their commitments to Cyacq to 185 mln dlrs. Of the&lt;br/&gt;new total, 150 mln dlrs has been committed by Citicorp.&lt;br/&gt; <text:s text:c="3"/>Cyacq said it estimates that it needs 407.5 mln dlrs to buy&lt;br/&gt;all Cyclops shares that may be tendered and pay related fees&lt;br/&gt;and expenses.&lt;br/&gt; <text:s text:c="3"/>It said it is seeking to arrange the balance of about 25.5&lt;br/&gt;mln dlrs necessary to complete the offer.&lt;br/&gt; <text:s text:c="3"/>All previously announced conditions regarding the lending&lt;br/&gt;group led by Manufacturers Hanover remain in effect, except&lt;br/&gt;that the loans are subject to the concurrent receipt by Cyacq&lt;br/&gt;of equity contributions and other financing of not less than&lt;br/&gt;210.5 mln dlrs for the tender offer facility and 213.5 mln dlrs&lt;br/&gt;for the merger facility.&lt;br/&gt; <text:s text:c="3"/>Cyacq also said the Citicorp unit had received no&lt;br/&gt;indications of interest in an alternative offer it had made&lt;br/&gt;from Dixons, Cyclops or Alleghany Corp &amp;lt;Y&amp;gt;, which has agreed to&lt;br/&gt;acquire Cyclops&amp;apos; industrial group from Dixons.&lt;br/&gt; <text:s text:c="3"/>Under the alternative offer, the Citicorp unit, with&lt;br/&gt;Cyacq&amp;apos;s approval, proposed to acquire the industrial group from&lt;br/&gt;Dixons.&lt;br/&gt; Reuter&lt;br/&gt;</text:p>
          </table:table-cell>
          <table:table-cell office:value-type="string">
            <text:p>Carl Icahn</text:p>
          </table:table-cell>
          <table:table-cell office:value-type="string">
            <text:p>http://en.wikipedia.org/wiki/Carl_Icahn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83];&quot;,&quot;;[.AC383];&quot;,&quot;; TEXT([.AK38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IQN46UXFCD4K60J0X4SVTKIPRMUS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S1NZW6HEZ6OTDE1E3Z6HGUM9VOPZT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7:21 GMT 2012</text:p>
          </table:table-cell>
          <table:table-cell office:value-type="string">
            <text:p>Wed Oct 03 09:38:34 GMT 2012</text:p>
          </table:table-cell>
          <table:table-cell office:value-type="string">
            <text:p>Wed Oct 10 02:38:34 PDT 2012</text:p>
          </table:table-cell>
          <table:table-cell table:number-columns-repeated="3"/>
          <table:table-cell office:value-type="float" office:value="73">
            <text:p>7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8932.txt</text:p>
          </table:table-cell>
          <table:table-cell office:value-type="string">
            <text:p>CYACQ CUTS CONDITIONS ON CYCLOPS &amp;lt;CYL&amp;gt; BID&lt;br/&gt;&lt;br/&gt; <text:s text:c="3"/>NEW YORK, March 23 - Cyacq Corp, an investor group bidding&lt;br/&gt;for Cyclops Corp, said it amended its outstanding 92.50 dlrs a&lt;br/&gt;share tender offer for Cyclops to eliminate two conditions and&lt;br/&gt;modify a third one.&lt;br/&gt; <text:s text:c="3"/>The group, which includes Audio/Video Affiliates Inc and a&lt;br/&gt;unit of Citicorp &amp;lt;CCI&amp;gt;, said it also obtained additional&lt;br/&gt;financing commitments, including an increased commitment from&lt;br/&gt;Citicorp Capital Investors Ltd.&lt;br/&gt; <text:s text:c="3"/>The conditions that were eliminated are Cyacq&amp;apos;s request for&lt;br/&gt;non-public information about Cyclops that was previously&lt;br/&gt;provided to Dixons Group PLC and Cyacq&amp;apos;s being satisified that&lt;br/&gt;the information provides an adequate basis for Cyclop&amp;apos;s&lt;br/&gt;published financial projections.&lt;br/&gt; <text:s text:c="3"/>Cyclops has agreed to be acquired Dixons Group, which has a&lt;br/&gt;90.25 dlrs a share tender offer for Cyclops outstanding. Dixons&lt;br/&gt;said earlier it would allow the offer to expire tonight.&lt;br/&gt; <text:s text:c="3"/>The condition that was modified, which required Cyacq to be&lt;br/&gt;satisfied that break up fees or other obligations to Dixons&lt;br/&gt;were rescinded or ineffective, now says Cyclops shall not have&lt;br/&gt;paid any such fees or expenses to Dixons prior to the&lt;br/&gt;consummation of Cyacq&amp;apos;s offer.&lt;br/&gt; <text:s text:c="3"/>Cyacq&amp;apos;s amended offer expires midnight New York time on&lt;br/&gt;April three, 1987, unless extended.&lt;br/&gt; <text:s text:c="3"/>Manufacturers Hanover Trust Co and CIT Group/Business&lt;br/&gt;Credit Inc increased its tender offer commitment to 197 mln&lt;br/&gt;dlrs from 166 mln dlrs and its merger commitment to 275 mln&lt;br/&gt;dlrs from 250 mln dlrs.&lt;br/&gt; <text:s text:c="3"/>Additionally, the Citicorp unit and Audio/Video have&lt;br/&gt;increased their commitments to Cyacq to 185 mln dlrs. Of the&lt;br/&gt;new total, 150 mln dlrs has been committed by Citicorp.&lt;br/&gt; <text:s text:c="3"/>Cyacq said it estimates that it needs 407.5 mln dlrs to buy&lt;br/&gt;all Cyclops shares that may be tendered and pay related fees&lt;br/&gt;and expenses.&lt;br/&gt; <text:s text:c="3"/>It said it is seeking to arrange the balance of about 25.5&lt;br/&gt;mln dlrs necessary to complete the offer.&lt;br/&gt; <text:s text:c="3"/>All previously announced conditions regarding the lending&lt;br/&gt;group led by Manufacturers Hanover remain in effect, except&lt;br/&gt;that the loans are subject to the concurrent receipt by Cyacq&lt;br/&gt;of equity contributions and other financing of not less than&lt;br/&gt;210.5 mln dlrs for the tender offer facility and 213.5 mln dlrs&lt;br/&gt;for the merger facility.&lt;br/&gt; <text:s text:c="3"/>Cyacq also said the Citicorp unit had received no&lt;br/&gt;indications of interest in an alternative offer it had made&lt;br/&gt;from Dixons, Cyclops or Alleghany Corp &amp;lt;Y&amp;gt;, which has agreed to&lt;br/&gt;acquire Cyclops&amp;apos; industrial group from Dixons.&lt;br/&gt; <text:s text:c="3"/>Under the alternative offer, the Citicorp unit, with&lt;br/&gt;Cyacq&amp;apos;s approval, proposed to acquire the industrial group from&lt;br/&gt;Dixons.&lt;br/&gt; Reuter&lt;br/&gt;</text:p>
          </table:table-cell>
          <table:table-cell office:value-type="string">
            <text:p>Carl Icahn</text:p>
          </table:table-cell>
          <table:table-cell office:value-type="string">
            <text:p>http://en.wikipedia.org/wiki/Carl_Icahn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84];&quot;,&quot;;[.AC384];&quot;,&quot;; TEXT([.AK38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IQN46UXFCD4K60J0X4SVTKIPRMUS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X7SVGULF39575USNB6SBNYNQ5LOAA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2:51 GMT 2012</text:p>
          </table:table-cell>
          <table:table-cell office:value-type="string">
            <text:p>Wed Oct 03 09:43:58 GMT 2012</text:p>
          </table:table-cell>
          <table:table-cell office:value-type="string">
            <text:p>Wed Oct 10 02:43:58 PDT 2012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8932.txt</text:p>
          </table:table-cell>
          <table:table-cell office:value-type="string">
            <text:p>CYACQ CUTS CONDITIONS ON CYCLOPS &amp;lt;CYL&amp;gt; BID&lt;br/&gt;&lt;br/&gt; <text:s text:c="3"/>NEW YORK, March 23 - Cyacq Corp, an investor group bidding&lt;br/&gt;for Cyclops Corp, said it amended its outstanding 92.50 dlrs a&lt;br/&gt;share tender offer for Cyclops to eliminate two conditions and&lt;br/&gt;modify a third one.&lt;br/&gt; <text:s text:c="3"/>The group, which includes Audio/Video Affiliates Inc and a&lt;br/&gt;unit of Citicorp &amp;lt;CCI&amp;gt;, said it also obtained additional&lt;br/&gt;financing commitments, including an increased commitment from&lt;br/&gt;Citicorp Capital Investors Ltd.&lt;br/&gt; <text:s text:c="3"/>The conditions that were eliminated are Cyacq&amp;apos;s request for&lt;br/&gt;non-public information about Cyclops that was previously&lt;br/&gt;provided to Dixons Group PLC and Cyacq&amp;apos;s being satisified that&lt;br/&gt;the information provides an adequate basis for Cyclop&amp;apos;s&lt;br/&gt;published financial projections.&lt;br/&gt; <text:s text:c="3"/>Cyclops has agreed to be acquired Dixons Group, which has a&lt;br/&gt;90.25 dlrs a share tender offer for Cyclops outstanding. Dixons&lt;br/&gt;said earlier it would allow the offer to expire tonight.&lt;br/&gt; <text:s text:c="3"/>The condition that was modified, which required Cyacq to be&lt;br/&gt;satisfied that break up fees or other obligations to Dixons&lt;br/&gt;were rescinded or ineffective, now says Cyclops shall not have&lt;br/&gt;paid any such fees or expenses to Dixons prior to the&lt;br/&gt;consummation of Cyacq&amp;apos;s offer.&lt;br/&gt; <text:s text:c="3"/>Cyacq&amp;apos;s amended offer expires midnight New York time on&lt;br/&gt;April three, 1987, unless extended.&lt;br/&gt; <text:s text:c="3"/>Manufacturers Hanover Trust Co and CIT Group/Business&lt;br/&gt;Credit Inc increased its tender offer commitment to 197 mln&lt;br/&gt;dlrs from 166 mln dlrs and its merger commitment to 275 mln&lt;br/&gt;dlrs from 250 mln dlrs.&lt;br/&gt; <text:s text:c="3"/>Additionally, the Citicorp unit and Audio/Video have&lt;br/&gt;increased their commitments to Cyacq to 185 mln dlrs. Of the&lt;br/&gt;new total, 150 mln dlrs has been committed by Citicorp.&lt;br/&gt; <text:s text:c="3"/>Cyacq said it estimates that it needs 407.5 mln dlrs to buy&lt;br/&gt;all Cyclops shares that may be tendered and pay related fees&lt;br/&gt;and expenses.&lt;br/&gt; <text:s text:c="3"/>It said it is seeking to arrange the balance of about 25.5&lt;br/&gt;mln dlrs necessary to complete the offer.&lt;br/&gt; <text:s text:c="3"/>All previously announced conditions regarding the lending&lt;br/&gt;group led by Manufacturers Hanover remain in effect, except&lt;br/&gt;that the loans are subject to the concurrent receipt by Cyacq&lt;br/&gt;of equity contributions and other financing of not less than&lt;br/&gt;210.5 mln dlrs for the tender offer facility and 213.5 mln dlrs&lt;br/&gt;for the merger facility.&lt;br/&gt; <text:s text:c="3"/>Cyacq also said the Citicorp unit had received no&lt;br/&gt;indications of interest in an alternative offer it had made&lt;br/&gt;from Dixons, Cyclops or Alleghany Corp &amp;lt;Y&amp;gt;, which has agreed to&lt;br/&gt;acquire Cyclops&amp;apos; industrial group from Dixons.&lt;br/&gt; <text:s text:c="3"/>Under the alternative offer, the Citicorp unit, with&lt;br/&gt;Cyacq&amp;apos;s approval, proposed to acquire the industrial group from&lt;br/&gt;Dixons.&lt;br/&gt; Reuter&lt;br/&gt;</text:p>
          </table:table-cell>
          <table:table-cell office:value-type="string">
            <text:p>Carl Icahn</text:p>
          </table:table-cell>
          <table:table-cell office:value-type="string">
            <text:p>http://en.wikipedia.org/wiki/Carl_Icahn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85];&quot;,&quot;;[.AC385];&quot;,&quot;; TEXT([.AK38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ZQIUB2YU98JW1HQIDC0NBJ9KC59L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14JK63ZVE3H698ZPKH9RL5RA9LZAK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3:47 GMT 2012</text:p>
          </table:table-cell>
          <table:table-cell office:value-type="string">
            <text:p>Wed Oct 03 08:53:52 GMT 2012</text:p>
          </table:table-cell>
          <table:table-cell office:value-type="string">
            <text:p>Wed Oct 10 01:53:52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7001.txt</text:p>
          </table:table-cell>
          <table:table-cell office:value-type="string">
            <text:p>FAIRFAX SAYS HIGHER TAX HITS FIRST HALF EARNINGS&lt;br/&gt;&lt;br/&gt; <text:s text:c="3"/>SYDNEY, March 19 - Media group John Fairfax Ltd &amp;lt;FFXA.S&amp;gt;&lt;br/&gt;said that its flat first half net profit partly reflected the&lt;br/&gt;impact of changes in the Australian tax system.&lt;br/&gt; <text:s text:c="3"/>Fairfax earlier reported net earnings edged up 2.3 pct to&lt;br/&gt;25.94 mln dlrs in the 26 weeks ended December 28 from 25.35 mln&lt;br/&gt;a year earlier although pre-tax profit rose 9.1 pct to 48.30&lt;br/&gt;mln from 44.29 mln.&lt;br/&gt; <text:s text:c="3"/>Net would have risen 10.1 pct but for the increase in&lt;br/&gt;company tax to 49 pct from 46 and the imposition of the tax on&lt;br/&gt;fringe benefits, paid by employers and not the recipients, the&lt;br/&gt;company said in a statement.&lt;br/&gt; <text:s text:c="3"/>Fairfax also pointed to the cyclical downturn in revenue&lt;br/&gt;growth in the television industry as another reason for the&lt;br/&gt;flat first half earnings.&lt;br/&gt; <text:s text:c="3"/>It said it considered the result satisfactory in view of&lt;br/&gt;these factors.&lt;br/&gt; <text:s text:c="3"/>Fairfax said its flagship dailies, The Sydney Morning&lt;br/&gt;Herald and the Melbourne Age, boosted advertising volume, as&lt;br/&gt;did the Australian Financial Review, and posted extremely&lt;br/&gt;satisfactory performances. Magazines also performed strongly.&lt;br/&gt; <text:s text:c="3"/>But an 8.9 pct rise in television costs outweighed a 4.0&lt;br/&gt;pct rise in revenue, it said.&lt;br/&gt; <text:s text:c="3"/>Fairfax said a fall in net interest also contributed to net&lt;br/&gt;earnings because group borrowings were reduced following the&lt;br/&gt;receipt of a 96.11 mln dlr capital dividend from &amp;lt;Australian&lt;br/&gt;Associated Press Pty Ltd&amp;gt; (AAP) after the sale of AAP&amp;apos;s &amp;quot;B&amp;quot;&lt;br/&gt;shares in Reuters Holdings Plc &amp;lt;RTRS.L&amp;gt;.&lt;br/&gt; <text:s text:c="3"/>This accounted for the 89.32 mln dlr extraordinary profit.&lt;br/&gt; <text:s text:c="3"/>Fairfax said it is too early to predict results for the&lt;br/&gt;full year. Increased borrowings after the recent 320 mln dlr&lt;br/&gt;acquisition of the HSV-Seven television station in Melbourne&lt;br/&gt;will hit earnings but networking with the Channel Sevens in&lt;br/&gt;Sydney and Brisbane will produce some offsetting cost savings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86];&quot;,&quot;;[.AC386];&quot;,&quot;; TEXT([.AK38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ZQIUB2YU98JW1HQIDC0NBJ9KC59L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UQEPLSP75KL1FKOAY1HYEQVQLRYSR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52:44 GMT 2012</text:p>
          </table:table-cell>
          <table:table-cell office:value-type="string">
            <text:p>Wed Oct 03 09:53:48 GMT 2012</text:p>
          </table:table-cell>
          <table:table-cell office:value-type="string">
            <text:p>Wed Oct 10 02:53:48 PDT 2012</text:p>
          </table:table-cell>
          <table:table-cell table:number-columns-repeated="3"/>
          <table:table-cell office:value-type="float" office:value="64">
            <text:p>64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7001.txt</text:p>
          </table:table-cell>
          <table:table-cell office:value-type="string">
            <text:p>FAIRFAX SAYS HIGHER TAX HITS FIRST HALF EARNINGS&lt;br/&gt;&lt;br/&gt; <text:s text:c="3"/>SYDNEY, March 19 - Media group John Fairfax Ltd &amp;lt;FFXA.S&amp;gt;&lt;br/&gt;said that its flat first half net profit partly reflected the&lt;br/&gt;impact of changes in the Australian tax system.&lt;br/&gt; <text:s text:c="3"/>Fairfax earlier reported net earnings edged up 2.3 pct to&lt;br/&gt;25.94 mln dlrs in the 26 weeks ended December 28 from 25.35 mln&lt;br/&gt;a year earlier although pre-tax profit rose 9.1 pct to 48.30&lt;br/&gt;mln from 44.29 mln.&lt;br/&gt; <text:s text:c="3"/>Net would have risen 10.1 pct but for the increase in&lt;br/&gt;company tax to 49 pct from 46 and the imposition of the tax on&lt;br/&gt;fringe benefits, paid by employers and not the recipients, the&lt;br/&gt;company said in a statement.&lt;br/&gt; <text:s text:c="3"/>Fairfax also pointed to the cyclical downturn in revenue&lt;br/&gt;growth in the television industry as another reason for the&lt;br/&gt;flat first half earnings.&lt;br/&gt; <text:s text:c="3"/>It said it considered the result satisfactory in view of&lt;br/&gt;these factors.&lt;br/&gt; <text:s text:c="3"/>Fairfax said its flagship dailies, The Sydney Morning&lt;br/&gt;Herald and the Melbourne Age, boosted advertising volume, as&lt;br/&gt;did the Australian Financial Review, and posted extremely&lt;br/&gt;satisfactory performances. Magazines also performed strongly.&lt;br/&gt; <text:s text:c="3"/>But an 8.9 pct rise in television costs outweighed a 4.0&lt;br/&gt;pct rise in revenue, it said.&lt;br/&gt; <text:s text:c="3"/>Fairfax said a fall in net interest also contributed to net&lt;br/&gt;earnings because group borrowings were reduced following the&lt;br/&gt;receipt of a 96.11 mln dlr capital dividend from &amp;lt;Australian&lt;br/&gt;Associated Press Pty Ltd&amp;gt; (AAP) after the sale of AAP&amp;apos;s &amp;quot;B&amp;quot;&lt;br/&gt;shares in Reuters Holdings Plc &amp;lt;RTRS.L&amp;gt;.&lt;br/&gt; <text:s text:c="3"/>This accounted for the 89.32 mln dlr extraordinary profit.&lt;br/&gt; <text:s text:c="3"/>Fairfax said it is too early to predict results for the&lt;br/&gt;full year. Increased borrowings after the recent 320 mln dlr&lt;br/&gt;acquisition of the HSV-Seven television station in Melbourne&lt;br/&gt;will hit earnings but networking with the Channel Sevens in&lt;br/&gt;Sydney and Brisbane will produce some offsetting cost savings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87];&quot;,&quot;;[.AC387];&quot;,&quot;; TEXT([.AK38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ZQIUB2YU98JW1HQIDC0NBJ9KC59L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ZOZ9RNDWIOVG1VXUD4TOU1357LUF5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52:11 GMT 2012</text:p>
          </table:table-cell>
          <table:table-cell office:value-type="string">
            <text:p>Wed Oct 03 09:53:22 GMT 2012</text:p>
          </table:table-cell>
          <table:table-cell office:value-type="string">
            <text:p>Wed Oct 10 02:53:22 PDT 2012</text:p>
          </table:table-cell>
          <table:table-cell table:number-columns-repeated="3"/>
          <table:table-cell office:value-type="float" office:value="71">
            <text:p>7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07001.txt</text:p>
          </table:table-cell>
          <table:table-cell office:value-type="string">
            <text:p>FAIRFAX SAYS HIGHER TAX HITS FIRST HALF EARNINGS&lt;br/&gt;&lt;br/&gt; <text:s text:c="3"/>SYDNEY, March 19 - Media group John Fairfax Ltd &amp;lt;FFXA.S&amp;gt;&lt;br/&gt;said that its flat first half net profit partly reflected the&lt;br/&gt;impact of changes in the Australian tax system.&lt;br/&gt; <text:s text:c="3"/>Fairfax earlier reported net earnings edged up 2.3 pct to&lt;br/&gt;25.94 mln dlrs in the 26 weeks ended December 28 from 25.35 mln&lt;br/&gt;a year earlier although pre-tax profit rose 9.1 pct to 48.30&lt;br/&gt;mln from 44.29 mln.&lt;br/&gt; <text:s text:c="3"/>Net would have risen 10.1 pct but for the increase in&lt;br/&gt;company tax to 49 pct from 46 and the imposition of the tax on&lt;br/&gt;fringe benefits, paid by employers and not the recipients, the&lt;br/&gt;company said in a statement.&lt;br/&gt; <text:s text:c="3"/>Fairfax also pointed to the cyclical downturn in revenue&lt;br/&gt;growth in the television industry as another reason for the&lt;br/&gt;flat first half earnings.&lt;br/&gt; <text:s text:c="3"/>It said it considered the result satisfactory in view of&lt;br/&gt;these factors.&lt;br/&gt; <text:s text:c="3"/>Fairfax said its flagship dailies, The Sydney Morning&lt;br/&gt;Herald and the Melbourne Age, boosted advertising volume, as&lt;br/&gt;did the Australian Financial Review, and posted extremely&lt;br/&gt;satisfactory performances. Magazines also performed strongly.&lt;br/&gt; <text:s text:c="3"/>But an 8.9 pct rise in television costs outweighed a 4.0&lt;br/&gt;pct rise in revenue, it said.&lt;br/&gt; <text:s text:c="3"/>Fairfax said a fall in net interest also contributed to net&lt;br/&gt;earnings because group borrowings were reduced following the&lt;br/&gt;receipt of a 96.11 mln dlr capital dividend from &amp;lt;Australian&lt;br/&gt;Associated Press Pty Ltd&amp;gt; (AAP) after the sale of AAP&amp;apos;s &amp;quot;B&amp;quot;&lt;br/&gt;shares in Reuters Holdings Plc &amp;lt;RTRS.L&amp;gt;.&lt;br/&gt; <text:s text:c="3"/>This accounted for the 89.32 mln dlr extraordinary profit.&lt;br/&gt; <text:s text:c="3"/>Fairfax said it is too early to predict results for the&lt;br/&gt;full year. Increased borrowings after the recent 320 mln dlr&lt;br/&gt;acquisition of the HSV-Seven television station in Melbourne&lt;br/&gt;will hit earnings but networking with the Channel Sevens in&lt;br/&gt;Sydney and Brisbane will produce some offsetting cost savings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88];&quot;,&quot;;[.AC388];&quot;,&quot;; TEXT([.AK38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1Z1Q6SVQ8H8NVEZDVWOJVCI3FR4N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40Y1THV8ER9DHHSRSDZ0M5KMBC1OW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6:39 GMT 2012</text:p>
          </table:table-cell>
          <table:table-cell office:value-type="string">
            <text:p>Wed Oct 03 08:16:45 GMT 2012</text:p>
          </table:table-cell>
          <table:table-cell office:value-type="string">
            <text:p>Wed Oct 10 01:16:45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supply/01898.txt</text:p>
          </table:table-cell>
          <table:table-cell office:value-type="string">
            <text:p>TAIWAN ISSUES MORE CDS TO CURB MONEY SUPPLY GROWTH&lt;br/&gt;&lt;br/&gt; <text:s text:c="3"/>TAIPEI, March 5 - The central bank has issued 7.08 billion&lt;br/&gt;dlrs worth of certificates of deposit (CDs), bringing the value&lt;br/&gt;of CD issues so far this year to 93.29 billion, a bank&lt;br/&gt;spokesman told Reuters.&lt;br/&gt; <text:s text:c="3"/>The new CDs, with maturities of six months, one year and&lt;br/&gt;two years, carry interest rates ranging from 3.9 to 5.15 pct.&lt;br/&gt; <text:s text:c="3"/>The issues are designed to help curb the growth of the M-1B&lt;br/&gt;money supply which has expanded along with Taiwan&amp;apos;s foreign&lt;br/&gt;exchange reserves, the spokesman said. The reserves reached a&lt;br/&gt;record high of more than 51 billion U.S. Dlrs Wednesday.&lt;br/&gt; REUTER&lt;br/&gt;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 office:value-type="string">
            <text:p>Bundesbank</text:p>
          </table:table-cell>
          <table:table-cell office:value-type="string">
            <text:p>http://en.wikipedia.org/wiki/Bundesban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89];&quot;,&quot;;[.AC389];&quot;,&quot;; TEXT([.AK38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1Z1Q6SVQ8H8NVEZDVWOJVCI3FR4N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CYDG67D1X3VFO85JYB2RE1MEJ6AH7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12 GMT 2012</text:p>
          </table:table-cell>
          <table:table-cell office:value-type="string">
            <text:p>Wed Oct 03 09:15:16 GMT 2012</text:p>
          </table:table-cell>
          <table:table-cell office:value-type="string">
            <text:p>Wed Oct 10 02:15:16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supply/01898.txt</text:p>
          </table:table-cell>
          <table:table-cell office:value-type="string">
            <text:p>TAIWAN ISSUES MORE CDS TO CURB MONEY SUPPLY GROWTH&lt;br/&gt;&lt;br/&gt; <text:s text:c="3"/>TAIPEI, March 5 - The central bank has issued 7.08 billion&lt;br/&gt;dlrs worth of certificates of deposit (CDs), bringing the value&lt;br/&gt;of CD issues so far this year to 93.29 billion, a bank&lt;br/&gt;spokesman told Reuters.&lt;br/&gt; <text:s text:c="3"/>The new CDs, with maturities of six months, one year and&lt;br/&gt;two years, carry interest rates ranging from 3.9 to 5.15 pct.&lt;br/&gt; <text:s text:c="3"/>The issues are designed to help curb the growth of the M-1B&lt;br/&gt;money supply which has expanded along with Taiwan&amp;apos;s foreign&lt;br/&gt;exchange reserves, the spokesman said. The reserves reached a&lt;br/&gt;record high of more than 51 billion U.S. Dlrs Wednesday.&lt;br/&gt; REUTER&lt;br/&gt;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 office:value-type="string">
            <text:p>Bundesbank</text:p>
          </table:table-cell>
          <table:table-cell office:value-type="string">
            <text:p>http://en.wikipedia.org/wiki/Bundesban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90];&quot;,&quot;;[.AC390];&quot;,&quot;; TEXT([.AK39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1Z1Q6SVQ8H8NVEZDVWOJVCI3FR4N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DI0JG5TYMNCB7Z9GP0S0SHX8V6LH1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2:45 GMT 2012</text:p>
          </table:table-cell>
          <table:table-cell office:value-type="string">
            <text:p>Wed Oct 03 09:42:53 GMT 2012</text:p>
          </table:table-cell>
          <table:table-cell office:value-type="string">
            <text:p>Wed Oct 10 02:42:53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supply/01898.txt</text:p>
          </table:table-cell>
          <table:table-cell office:value-type="string">
            <text:p>TAIWAN ISSUES MORE CDS TO CURB MONEY SUPPLY GROWTH&lt;br/&gt;&lt;br/&gt; <text:s text:c="3"/>TAIPEI, March 5 - The central bank has issued 7.08 billion&lt;br/&gt;dlrs worth of certificates of deposit (CDs), bringing the value&lt;br/&gt;of CD issues so far this year to 93.29 billion, a bank&lt;br/&gt;spokesman told Reuters.&lt;br/&gt; <text:s text:c="3"/>The new CDs, with maturities of six months, one year and&lt;br/&gt;two years, carry interest rates ranging from 3.9 to 5.15 pct.&lt;br/&gt; <text:s text:c="3"/>The issues are designed to help curb the growth of the M-1B&lt;br/&gt;money supply which has expanded along with Taiwan&amp;apos;s foreign&lt;br/&gt;exchange reserves, the spokesman said. The reserves reached a&lt;br/&gt;record high of more than 51 billion U.S. Dlrs Wednesday.&lt;br/&gt; REUTER&lt;br/&gt;</text:p>
          </table:table-cell>
          <table:table-cell office:value-type="string">
            <text:p>Fractional reserve banking</text:p>
          </table:table-cell>
          <table:table-cell office:value-type="string">
            <text:p>http://en.wikipedia.org/wiki/Fractional_reserve_banking</text:p>
          </table:table-cell>
          <table:table-cell office:value-type="string">
            <text:p>Bundesbank</text:p>
          </table:table-cell>
          <table:table-cell office:value-type="string">
            <text:p>http://en.wikipedia.org/wiki/Bundesban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91];&quot;,&quot;;[.AC391];&quot;,&quot;; TEXT([.AK39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6R746OQ1SNQ5GEBEAW1YKCNTPW4O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5OJ5OPB0YVGEHMR3LYEX9U38WQ6Y9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5:06 GMT 2012</text:p>
          </table:table-cell>
          <table:table-cell office:value-type="string">
            <text:p>Wed Oct 03 07:55:16 GMT 2012</text:p>
          </table:table-cell>
          <table:table-cell office:value-type="string">
            <text:p>Wed Oct 10 00:55:16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0357.txt</text:p>
          </table:table-cell>
          <table:table-cell office:value-type="string">
            <text:p>BANK OF JAPAN INTERVENES TO STEM DOLLAR FALL&lt;br/&gt;&lt;br/&gt; <text:s text:c="3"/>TOKYO, March 27 - The Bank of Japan intervened in the&lt;br/&gt;market to keep the dollar above 149 yen but the unit was under&lt;br/&gt;strong selling pressure by an investment trust, dealers said.&lt;br/&gt; <text:s text:c="3"/>The central bank stepped into the market when the dollar&lt;br/&gt;fell towards 149.00 yen, but a trust bank aggressively sold&lt;br/&gt;dollars to hedge currency risks, and the Bank intervened again&lt;br/&gt;at 149.00, they said.&lt;br/&gt; <text:s text:c="3"/>The trust bank apparently changed its earlier view that the&lt;br/&gt;dollar would rise and started selling relatively large amounts&lt;br/&gt;of dollars, pushing the unit down to 148.80 at one point,&lt;br/&gt;brokers said.&lt;br/&gt; <text:s text:c="3"/>One dealer estimated that the Bank bought 400 mln to 500&lt;br/&gt;mln dlrs as it tried to keep the U.S. Currency above 149 yen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92];&quot;,&quot;;[.AC392];&quot;,&quot;; TEXT([.AK39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6R746OQ1SNQ5GEBEAW1YKCNTPW4O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8L3DHJHP4BDST495IIS59X3NXS3W5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7:42 GMT 2012</text:p>
          </table:table-cell>
          <table:table-cell office:value-type="string">
            <text:p>Wed Oct 03 09:27:46 GMT 2012</text:p>
          </table:table-cell>
          <table:table-cell office:value-type="string">
            <text:p>Wed Oct 10 02:27:46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0357.txt</text:p>
          </table:table-cell>
          <table:table-cell office:value-type="string">
            <text:p>BANK OF JAPAN INTERVENES TO STEM DOLLAR FALL&lt;br/&gt;&lt;br/&gt; <text:s text:c="3"/>TOKYO, March 27 - The Bank of Japan intervened in the&lt;br/&gt;market to keep the dollar above 149 yen but the unit was under&lt;br/&gt;strong selling pressure by an investment trust, dealers said.&lt;br/&gt; <text:s text:c="3"/>The central bank stepped into the market when the dollar&lt;br/&gt;fell towards 149.00 yen, but a trust bank aggressively sold&lt;br/&gt;dollars to hedge currency risks, and the Bank intervened again&lt;br/&gt;at 149.00, they said.&lt;br/&gt; <text:s text:c="3"/>The trust bank apparently changed its earlier view that the&lt;br/&gt;dollar would rise and started selling relatively large amounts&lt;br/&gt;of dollars, pushing the unit down to 148.80 at one point,&lt;br/&gt;brokers said.&lt;br/&gt; <text:s text:c="3"/>One dealer estimated that the Bank bought 400 mln to 500&lt;br/&gt;mln dlrs as it tried to keep the U.S. Currency above 149 yen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93];&quot;,&quot;;[.AC393];&quot;,&quot;; TEXT([.AK39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6R746OQ1SNQ5GEBEAW1YKCNTPW4O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X5WIOV1S7SNIMHL1BUYLZ8NFL8KZD</text:p>
          </table:table-cell>
          <table:table-cell office:value-type="string">
            <text:p>A7HJMACWKAH85</text:p>
          </table:table-cell>
          <table:table-cell office:value-type="string">
            <text:p>Submitted</text:p>
          </table:table-cell>
          <table:table-cell office:value-type="string">
            <text:p>Wed Oct 03 06:24:31 GMT 2012</text:p>
          </table:table-cell>
          <table:table-cell office:value-type="string">
            <text:p>Wed Oct 03 06:27:03 GMT 2012</text:p>
          </table:table-cell>
          <table:table-cell office:value-type="string">
            <text:p>Tue Oct 09 23:27:03 PDT 2012</text:p>
          </table:table-cell>
          <table:table-cell table:number-columns-repeated="3"/>
          <table:table-cell office:value-type="float" office:value="152">
            <text:p>15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10357.txt</text:p>
          </table:table-cell>
          <table:table-cell office:value-type="string">
            <text:p>BANK OF JAPAN INTERVENES TO STEM DOLLAR FALL&lt;br/&gt;&lt;br/&gt; <text:s text:c="3"/>TOKYO, March 27 - The Bank of Japan intervened in the&lt;br/&gt;market to keep the dollar above 149 yen but the unit was under&lt;br/&gt;strong selling pressure by an investment trust, dealers said.&lt;br/&gt; <text:s text:c="3"/>The central bank stepped into the market when the dollar&lt;br/&gt;fell towards 149.00 yen, but a trust bank aggressively sold&lt;br/&gt;dollars to hedge currency risks, and the Bank intervened again&lt;br/&gt;at 149.00, they said.&lt;br/&gt; <text:s text:c="3"/>The trust bank apparently changed its earlier view that the&lt;br/&gt;dollar would rise and started selling relatively large amounts&lt;br/&gt;of dollars, pushing the unit down to 148.80 at one point,&lt;br/&gt;brokers said.&lt;br/&gt; <text:s text:c="3"/>One dealer estimated that the Bank bought 400 mln to 500&lt;br/&gt;mln dlrs as it tried to keep the U.S. Currency above 149 yen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94];&quot;,&quot;;[.AC394];&quot;,&quot;; TEXT([.AK39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QMQU6L5OBVRRPW47VAQJF7IIUXE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2KZVXX2Q45U9TET5QEI41NSFIUQ87</text:p>
          </table:table-cell>
          <table:table-cell office:value-type="string">
            <text:p>A1PQNUX4BZE5O0</text:p>
          </table:table-cell>
          <table:table-cell office:value-type="string">
            <text:p>Submitted</text:p>
          </table:table-cell>
          <table:table-cell office:value-type="string">
            <text:p>Wed Oct 03 06:44:23 GMT 2012</text:p>
          </table:table-cell>
          <table:table-cell office:value-type="string">
            <text:p>Wed Oct 03 06:46:46 GMT 2012</text:p>
          </table:table-cell>
          <table:table-cell office:value-type="string">
            <text:p>Tue Oct 09 23:46:46 PDT 2012</text:p>
          </table:table-cell>
          <table:table-cell table:number-columns-repeated="3"/>
          <table:table-cell office:value-type="float" office:value="143">
            <text:p>14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2713.txt</text:p>
          </table:table-cell>
          <table:table-cell office:value-type="string">
            <text:p>PIK-AND-ROLL PRESSURES CORN BASIS VALUES&lt;br/&gt;&lt;br/&gt; <text:s text:c="3"/>CHICAGO, April 2 - Changes by the USDA in its posted county&lt;br/&gt;prices have successfully increased PIK-and-roll activity as a&lt;br/&gt;way to pull corn out of government stockpiles, with the&lt;br/&gt;resulting jump in free supplies pressuring terminal corn basis&lt;br/&gt;values, cash grain dealers said.&lt;br/&gt; <text:s text:c="3"/>Processors dropped spot Chicago corn basis bids three cents&lt;br/&gt;after covering most of the April needs this week, with river&lt;br/&gt;corn basis bids following CIF Gulf corn values lower.&lt;br/&gt; <text:s text:c="3"/>The surge in PIK-and-roll also pressured corn futures, with&lt;br/&gt;May settling today down three cents per bushel at 1.58-1/2&lt;br/&gt;dlrs, near the contract low of 1.49-1/4 dlrs. But unlike in the&lt;br/&gt;past when lower prices slowed country movement, now lower&lt;br/&gt;county prices widen the differentials with the corn loan and&lt;br/&gt;make PIK-and-roll even more attractive, they noted.&lt;br/&gt; Reuter&lt;br/&gt;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 office:value-type="string">
            <text:p>Amtrak</text:p>
          </table:table-cell>
          <table:table-cell office:value-type="string">
            <text:p>http://en.wikipedia.org/wiki/Amtra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95];&quot;,&quot;;[.AC395];&quot;,&quot;; TEXT([.AK39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QMQU6L5OBVRRPW47VAQJF7IIUXE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2RVXX2Q45UUZZC3NX9W9NS8VAIR92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7:34 GMT 2012</text:p>
          </table:table-cell>
          <table:table-cell office:value-type="string">
            <text:p>Wed Oct 03 07:37:46 GMT 2012</text:p>
          </table:table-cell>
          <table:table-cell office:value-type="string">
            <text:p>Wed Oct 10 00:37:46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2713.txt</text:p>
          </table:table-cell>
          <table:table-cell office:value-type="string">
            <text:p>PIK-AND-ROLL PRESSURES CORN BASIS VALUES&lt;br/&gt;&lt;br/&gt; <text:s text:c="3"/>CHICAGO, April 2 - Changes by the USDA in its posted county&lt;br/&gt;prices have successfully increased PIK-and-roll activity as a&lt;br/&gt;way to pull corn out of government stockpiles, with the&lt;br/&gt;resulting jump in free supplies pressuring terminal corn basis&lt;br/&gt;values, cash grain dealers said.&lt;br/&gt; <text:s text:c="3"/>Processors dropped spot Chicago corn basis bids three cents&lt;br/&gt;after covering most of the April needs this week, with river&lt;br/&gt;corn basis bids following CIF Gulf corn values lower.&lt;br/&gt; <text:s text:c="3"/>The surge in PIK-and-roll also pressured corn futures, with&lt;br/&gt;May settling today down three cents per bushel at 1.58-1/2&lt;br/&gt;dlrs, near the contract low of 1.49-1/4 dlrs. But unlike in the&lt;br/&gt;past when lower prices slowed country movement, now lower&lt;br/&gt;county prices widen the differentials with the corn loan and&lt;br/&gt;make PIK-and-roll even more attractive, they noted.&lt;br/&gt; Reuter&lt;br/&gt;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 office:value-type="string">
            <text:p>Amtrak</text:p>
          </table:table-cell>
          <table:table-cell office:value-type="string">
            <text:p>http://en.wikipedia.org/wiki/Amtra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96];&quot;,&quot;;[.AC396];&quot;,&quot;; TEXT([.AK39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QMQU6L5OBVRRPW47VAQJF7IIUXE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8L3DHJHP4BDST495IIS59X3NXO3W1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2:19 GMT 2012</text:p>
          </table:table-cell>
          <table:table-cell office:value-type="string">
            <text:p>Wed Oct 03 07:52:27 GMT 2012</text:p>
          </table:table-cell>
          <table:table-cell office:value-type="string">
            <text:p>Wed Oct 10 00:52:27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2713.txt</text:p>
          </table:table-cell>
          <table:table-cell office:value-type="string">
            <text:p>PIK-AND-ROLL PRESSURES CORN BASIS VALUES&lt;br/&gt;&lt;br/&gt; <text:s text:c="3"/>CHICAGO, April 2 - Changes by the USDA in its posted county&lt;br/&gt;prices have successfully increased PIK-and-roll activity as a&lt;br/&gt;way to pull corn out of government stockpiles, with the&lt;br/&gt;resulting jump in free supplies pressuring terminal corn basis&lt;br/&gt;values, cash grain dealers said.&lt;br/&gt; <text:s text:c="3"/>Processors dropped spot Chicago corn basis bids three cents&lt;br/&gt;after covering most of the April needs this week, with river&lt;br/&gt;corn basis bids following CIF Gulf corn values lower.&lt;br/&gt; <text:s text:c="3"/>The surge in PIK-and-roll also pressured corn futures, with&lt;br/&gt;May settling today down three cents per bushel at 1.58-1/2&lt;br/&gt;dlrs, near the contract low of 1.49-1/4 dlrs. But unlike in the&lt;br/&gt;past when lower prices slowed country movement, now lower&lt;br/&gt;county prices widen the differentials with the corn loan and&lt;br/&gt;make PIK-and-roll even more attractive, they noted.&lt;br/&gt; Reuter&lt;br/&gt;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 office:value-type="string">
            <text:p>Amtrak</text:p>
          </table:table-cell>
          <table:table-cell office:value-type="string">
            <text:p>http://en.wikipedia.org/wiki/Amtra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97];&quot;,&quot;;[.AC397];&quot;,&quot;; TEXT([.AK39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Q06UFBNFSVV39KAJWS46NG33LH3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AYUFBNFSVGU0OREC2N6VG1FZX7J5D</text:p>
          </table:table-cell>
          <table:table-cell office:value-type="string">
            <text:p>A31PUL91ZMCDBU</text:p>
          </table:table-cell>
          <table:table-cell office:value-type="string">
            <text:p>Submitted</text:p>
          </table:table-cell>
          <table:table-cell office:value-type="string">
            <text:p>Wed Oct 03 08:10:05 GMT 2012</text:p>
          </table:table-cell>
          <table:table-cell office:value-type="string">
            <text:p>Wed Oct 03 08:15:46 GMT 2012</text:p>
          </table:table-cell>
          <table:table-cell office:value-type="string">
            <text:p>Wed Oct 10 01:15:46 PDT 2012</text:p>
          </table:table-cell>
          <table:table-cell table:number-columns-repeated="3"/>
          <table:table-cell office:value-type="float" office:value="341">
            <text:p>34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20013.txt</text:p>
          </table:table-cell>
          <table:table-cell office:value-type="string">
            <text:p>NEW ZEALAND WILL CONTINUE FIRM MONETARY POLICY&lt;br/&gt;&lt;br/&gt; <text:s text:c="3"/>WELLINGTON, Oct 20 - The Reserve Bank of New Zealand said&lt;br/&gt;there was no evidence to suggest the fall in share prices had&lt;br/&gt;affected financial stability and it would maintain its firm&lt;br/&gt;monetary policy.&lt;br/&gt; <text:s text:c="3"/>Governor Spencer Russell said in a statement the central&lt;br/&gt;bank did not accept arguments that the battle against inflation&lt;br/&gt;should now take a low second priority after the sharemarket&amp;apos;s&lt;br/&gt;plunge.&lt;br/&gt; <text:s text:c="3"/>Russell said the bank had two statutory responsibilities --&lt;br/&gt;to implement the government&amp;apos;s monetary policy to bring down&lt;br/&gt;inflation, and to ensure the financial sector&amp;apos;s stability.&lt;br/&gt; <text:s text:c="3"/>&amp;quot;Unless the bank is directed otherwise, the firm monetary&lt;br/&gt;policy will continue because it is very much in the national&lt;br/&gt;interest that it do so,&amp;quot; he said.&lt;br/&gt; <text:s text:c="3"/>&amp;quot;And there is yet no evidence available to the bank to&lt;br/&gt;suggest that the fall in share prices has affected the&lt;br/&gt;stability of the financial sector.&amp;quot;&lt;br/&gt; <text:s text:c="3"/>The Barclays share index fell a record 504.75 points to&lt;br/&gt;2,925,26 on Tuesday, a decline of 14.7 pct.&lt;br/&gt; REUTER&lt;br/&gt;</text:p>
          </table:table-cell>
          <table:table-cell office:value-type="string">
            <text:p>Late-2000s financial crisis</text:p>
          </table:table-cell>
          <table:table-cell office:value-type="string">
            <text:p>http://en.wikipedia.org/wiki/Late-2000s_financial_crisis</text:p>
          </table:table-cell>
          <table:table-cell office:value-type="string">
            <text:p>Inflation</text:p>
          </table:table-cell>
          <table:table-cell office:value-type="string">
            <text:p>http://en.wikipedia.org/wiki/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98];&quot;,&quot;;[.AC398];&quot;,&quot;; TEXT([.AK39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WQ06UFBNFSVV39KAJWS46NG33LH3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DPUYT3DHJHPJK1IRQVYGRSXGRQT0A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6:44 GMT 2012</text:p>
          </table:table-cell>
          <table:table-cell office:value-type="string">
            <text:p>Wed Oct 03 09:47:05 GMT 2012</text:p>
          </table:table-cell>
          <table:table-cell office:value-type="string">
            <text:p>Wed Oct 10 02:47:05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20013.txt</text:p>
          </table:table-cell>
          <table:table-cell office:value-type="string">
            <text:p>NEW ZEALAND WILL CONTINUE FIRM MONETARY POLICY&lt;br/&gt;&lt;br/&gt; <text:s text:c="3"/>WELLINGTON, Oct 20 - The Reserve Bank of New Zealand said&lt;br/&gt;there was no evidence to suggest the fall in share prices had&lt;br/&gt;affected financial stability and it would maintain its firm&lt;br/&gt;monetary policy.&lt;br/&gt; <text:s text:c="3"/>Governor Spencer Russell said in a statement the central&lt;br/&gt;bank did not accept arguments that the battle against inflation&lt;br/&gt;should now take a low second priority after the sharemarket&amp;apos;s&lt;br/&gt;plunge.&lt;br/&gt; <text:s text:c="3"/>Russell said the bank had two statutory responsibilities --&lt;br/&gt;to implement the government&amp;apos;s monetary policy to bring down&lt;br/&gt;inflation, and to ensure the financial sector&amp;apos;s stability.&lt;br/&gt; <text:s text:c="3"/>&amp;quot;Unless the bank is directed otherwise, the firm monetary&lt;br/&gt;policy will continue because it is very much in the national&lt;br/&gt;interest that it do so,&amp;quot; he said.&lt;br/&gt; <text:s text:c="3"/>&amp;quot;And there is yet no evidence available to the bank to&lt;br/&gt;suggest that the fall in share prices has affected the&lt;br/&gt;stability of the financial sector.&amp;quot;&lt;br/&gt; <text:s text:c="3"/>The Barclays share index fell a record 504.75 points to&lt;br/&gt;2,925,26 on Tuesday, a decline of 14.7 pct.&lt;br/&gt; REUTER&lt;br/&gt;</text:p>
          </table:table-cell>
          <table:table-cell office:value-type="string">
            <text:p>Late-2000s financial crisis</text:p>
          </table:table-cell>
          <table:table-cell office:value-type="string">
            <text:p>http://en.wikipedia.org/wiki/Late-2000s_financial_crisis</text:p>
          </table:table-cell>
          <table:table-cell office:value-type="string">
            <text:p>Inflation</text:p>
          </table:table-cell>
          <table:table-cell office:value-type="string">
            <text:p>http://en.wikipedia.org/wiki/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99];&quot;,&quot;;[.AC399];&quot;,&quot;; TEXT([.AK39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WQ06UFBNFSVV39KAJWS46NG33LH3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WBUNU8LZ6R7FPTWGI48R3VEEQEK4A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07:52 GMT 2012</text:p>
          </table:table-cell>
          <table:table-cell office:value-type="string">
            <text:p>Wed Oct 03 09:08:27 GMT 2012</text:p>
          </table:table-cell>
          <table:table-cell office:value-type="string">
            <text:p>Wed Oct 10 02:08:27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20013.txt</text:p>
          </table:table-cell>
          <table:table-cell office:value-type="string">
            <text:p>NEW ZEALAND WILL CONTINUE FIRM MONETARY POLICY&lt;br/&gt;&lt;br/&gt; <text:s text:c="3"/>WELLINGTON, Oct 20 - The Reserve Bank of New Zealand said&lt;br/&gt;there was no evidence to suggest the fall in share prices had&lt;br/&gt;affected financial stability and it would maintain its firm&lt;br/&gt;monetary policy.&lt;br/&gt; <text:s text:c="3"/>Governor Spencer Russell said in a statement the central&lt;br/&gt;bank did not accept arguments that the battle against inflation&lt;br/&gt;should now take a low second priority after the sharemarket&amp;apos;s&lt;br/&gt;plunge.&lt;br/&gt; <text:s text:c="3"/>Russell said the bank had two statutory responsibilities --&lt;br/&gt;to implement the government&amp;apos;s monetary policy to bring down&lt;br/&gt;inflation, and to ensure the financial sector&amp;apos;s stability.&lt;br/&gt; <text:s text:c="3"/>&amp;quot;Unless the bank is directed otherwise, the firm monetary&lt;br/&gt;policy will continue because it is very much in the national&lt;br/&gt;interest that it do so,&amp;quot; he said.&lt;br/&gt; <text:s text:c="3"/>&amp;quot;And there is yet no evidence available to the bank to&lt;br/&gt;suggest that the fall in share prices has affected the&lt;br/&gt;stability of the financial sector.&amp;quot;&lt;br/&gt; <text:s text:c="3"/>The Barclays share index fell a record 504.75 points to&lt;br/&gt;2,925,26 on Tuesday, a decline of 14.7 pct.&lt;br/&gt; REUTER&lt;br/&gt;</text:p>
          </table:table-cell>
          <table:table-cell office:value-type="string">
            <text:p>Late-2000s financial crisis</text:p>
          </table:table-cell>
          <table:table-cell office:value-type="string">
            <text:p>http://en.wikipedia.org/wiki/Late-2000s_financial_crisis</text:p>
          </table:table-cell>
          <table:table-cell office:value-type="string">
            <text:p>Inflation</text:p>
          </table:table-cell>
          <table:table-cell office:value-type="string">
            <text:p>http://en.wikipedia.org/wiki/Inflati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00];&quot;,&quot;;[.AC400];&quot;,&quot;; TEXT([.AK40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XL42J1LY58QGQCTA9GNKHD3US4P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B4STMOFXRDSJR06L84N5JFM8VWUR0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8:01 GMT 2012</text:p>
          </table:table-cell>
          <table:table-cell office:value-type="string">
            <text:p>Wed Oct 03 09:18:04 GMT 2012</text:p>
          </table:table-cell>
          <table:table-cell office:value-type="string">
            <text:p>Wed Oct 10 02:18:04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5618.txt</text:p>
          </table:table-cell>
          <table:table-cell office:value-type="string">
            <text:p>FRENCH FREE MARKET CEREAL EXPORT BIDS DETAILED&lt;br/&gt;&lt;br/&gt; <text:s text:c="3"/>PARIS, April 9 - French operators have requested licences&lt;br/&gt;to export 320,000 tonnes of free market barley, 225,000 tonnes&lt;br/&gt;of maize, 25,000 tonnes of free market bread-making wheat and&lt;br/&gt;20,000 tonnes of feed wheat at today&amp;apos;s EC tender, trade sources&lt;br/&gt;said.&lt;br/&gt; <text:s text:c="3"/>For the barley, rebates of between 138 and 141.25 European&lt;br/&gt;currency units (Ecus) per tonne were sought, for maize they&lt;br/&gt;were between 129.65 and 139 Ecus, for bread-making wheat around&lt;br/&gt;145 Ecus and for feed wheat around 142.45 Ecus.&lt;br/&gt; <text:s text:c="3"/>Barley rebates of up to 138.50 Ecus were requested for a&lt;br/&gt;total of 40,000 tonnes and at 139 Ecus for 85,000 tonnes.&lt;br/&gt; <text:s text:c="3"/>Rebates of up to 130 Ecus per tonne were requested for a&lt;br/&gt;total of 55,000 tonnes maize and up to 131 Ecus for 105,000&lt;br/&gt;tonnes, the sources said.&lt;br/&gt; Reuter&lt;br/&gt;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 office:value-type="string">
            <text:p>Sucrose</text:p>
          </table:table-cell>
          <table:table-cell office:value-type="string">
            <text:p>http://en.wikipedia.org/wiki/Sucros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01];&quot;,&quot;;[.AC401];&quot;,&quot;; TEXT([.AK40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XL42J1LY58QGQCTA9GNKHD3US4P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P006UFBNFSVV39KAJWS46NG89G3H6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9:34 GMT 2012</text:p>
          </table:table-cell>
          <table:table-cell office:value-type="string">
            <text:p>Wed Oct 03 09:49:50 GMT 2012</text:p>
          </table:table-cell>
          <table:table-cell office:value-type="string">
            <text:p>Wed Oct 10 02:49:50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5618.txt</text:p>
          </table:table-cell>
          <table:table-cell office:value-type="string">
            <text:p>FRENCH FREE MARKET CEREAL EXPORT BIDS DETAILED&lt;br/&gt;&lt;br/&gt; <text:s text:c="3"/>PARIS, April 9 - French operators have requested licences&lt;br/&gt;to export 320,000 tonnes of free market barley, 225,000 tonnes&lt;br/&gt;of maize, 25,000 tonnes of free market bread-making wheat and&lt;br/&gt;20,000 tonnes of feed wheat at today&amp;apos;s EC tender, trade sources&lt;br/&gt;said.&lt;br/&gt; <text:s text:c="3"/>For the barley, rebates of between 138 and 141.25 European&lt;br/&gt;currency units (Ecus) per tonne were sought, for maize they&lt;br/&gt;were between 129.65 and 139 Ecus, for bread-making wheat around&lt;br/&gt;145 Ecus and for feed wheat around 142.45 Ecus.&lt;br/&gt; <text:s text:c="3"/>Barley rebates of up to 138.50 Ecus were requested for a&lt;br/&gt;total of 40,000 tonnes and at 139 Ecus for 85,000 tonnes.&lt;br/&gt; <text:s text:c="3"/>Rebates of up to 130 Ecus per tonne were requested for a&lt;br/&gt;total of 55,000 tonnes maize and up to 131 Ecus for 105,000&lt;br/&gt;tonnes, the sources said.&lt;br/&gt; Reuter&lt;br/&gt;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 office:value-type="string">
            <text:p>Sucrose</text:p>
          </table:table-cell>
          <table:table-cell office:value-type="string">
            <text:p>http://en.wikipedia.org/wiki/Sucros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2];&quot;,&quot;;[.AC402];&quot;,&quot;; TEXT([.AK40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YXL42J1LY58QGQCTA9GNKHD3US4P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W6ZZ2MIKMN99HDE5DZT4WXIAMHP8O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0:57 GMT 2012</text:p>
          </table:table-cell>
          <table:table-cell office:value-type="string">
            <text:p>Wed Oct 03 09:31:38 GMT 2012</text:p>
          </table:table-cell>
          <table:table-cell office:value-type="string">
            <text:p>Wed Oct 10 02:31:38 PDT 2012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15618.txt</text:p>
          </table:table-cell>
          <table:table-cell office:value-type="string">
            <text:p>FRENCH FREE MARKET CEREAL EXPORT BIDS DETAILED&lt;br/&gt;&lt;br/&gt; <text:s text:c="3"/>PARIS, April 9 - French operators have requested licences&lt;br/&gt;to export 320,000 tonnes of free market barley, 225,000 tonnes&lt;br/&gt;of maize, 25,000 tonnes of free market bread-making wheat and&lt;br/&gt;20,000 tonnes of feed wheat at today&amp;apos;s EC tender, trade sources&lt;br/&gt;said.&lt;br/&gt; <text:s text:c="3"/>For the barley, rebates of between 138 and 141.25 European&lt;br/&gt;currency units (Ecus) per tonne were sought, for maize they&lt;br/&gt;were between 129.65 and 139 Ecus, for bread-making wheat around&lt;br/&gt;145 Ecus and for feed wheat around 142.45 Ecus.&lt;br/&gt; <text:s text:c="3"/>Barley rebates of up to 138.50 Ecus were requested for a&lt;br/&gt;total of 40,000 tonnes and at 139 Ecus for 85,000 tonnes.&lt;br/&gt; <text:s text:c="3"/>Rebates of up to 130 Ecus per tonne were requested for a&lt;br/&gt;total of 55,000 tonnes maize and up to 131 Ecus for 105,000&lt;br/&gt;tonnes, the sources said.&lt;br/&gt; Reuter&lt;br/&gt;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 office:value-type="string">
            <text:p>Sucrose</text:p>
          </table:table-cell>
          <table:table-cell office:value-type="string">
            <text:p>http://en.wikipedia.org/wiki/Sucros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3];&quot;,&quot;;[.AC403];&quot;,&quot;; TEXT([.AK40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LISPW1INMHGDZSOAX1BEBFMH3HH4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26IUUU00OQKZJSNP2ZSAU26FUXUU1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2:25 GMT 2012</text:p>
          </table:table-cell>
          <table:table-cell office:value-type="string">
            <text:p>Wed Oct 03 08:02:54 GMT 2012</text:p>
          </table:table-cell>
          <table:table-cell office:value-type="string">
            <text:p>Wed Oct 10 01:02:54 PDT 2012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housing/11665.txt</text:p>
          </table:table-cell>
          <table:table-cell office:value-type="string">
            <text:p>U.S. SENATE PASSES HOUSING BILL&lt;br/&gt;&lt;br/&gt; <text:s text:c="3"/>WASHINGTON, March 31 - The Senate passed a two year&lt;br/&gt;extension of federal housing programs, including 15 billion&lt;br/&gt;dlrs for lower income housing assistance over two years. The&lt;br/&gt;vote was 71 to 27.&lt;br/&gt; <text:s text:c="3"/>Total value of the bill was estimated at 31 billion dlrs.&lt;br/&gt;The bill permanently extended the authorization for Federal&lt;br/&gt;Housing Authority mortgage insurnce.&lt;br/&gt; <text:s text:c="3"/>The bill also extended the urban development grant program,&lt;br/&gt;the national flood insurance act, the rural housing program as &lt;br/&gt;well as several other housing programs. The bill now goes to&lt;br/&gt;the House.&lt;br/&gt; Reuter&lt;br/&gt;</text:p>
          </table:table-cell>
          <table:table-cell office:value-type="string">
            <text:p>Jim Inhofe</text:p>
          </table:table-cell>
          <table:table-cell office:value-type="string">
            <text:p>http://en.wikipedia.org/wiki/Jim_Inhofe</text:p>
          </table:table-cell>
          <table:table-cell office:value-type="string">
            <text:p>Coleman County, Texas</text:p>
          </table:table-cell>
          <table:table-cell office:value-type="string">
            <text:p>http://en.wikipedia.org/wiki/Coleman_County,_Texa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04];&quot;,&quot;;[.AC404];&quot;,&quot;; TEXT([.AK404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LISPW1INMHGDZSOAX1BEBFMH3HH4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G2UC26DG67DG6R07PB0KOK2Q8B6DS</text:p>
          </table:table-cell>
          <table:table-cell office:value-type="string">
            <text:p>A32YOYHVBSWIV7</text:p>
          </table:table-cell>
          <table:table-cell office:value-type="string">
            <text:p>Submitted</text:p>
          </table:table-cell>
          <table:table-cell office:value-type="string">
            <text:p>Wed Oct 03 05:36:24 GMT 2012</text:p>
          </table:table-cell>
          <table:table-cell office:value-type="string">
            <text:p>Wed Oct 03 05:36:47 GMT 2012</text:p>
          </table:table-cell>
          <table:table-cell office:value-type="string">
            <text:p>Tue Oct 09 22:36:47 PDT 2012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housing/11665.txt</text:p>
          </table:table-cell>
          <table:table-cell office:value-type="string">
            <text:p>U.S. SENATE PASSES HOUSING BILL&lt;br/&gt;&lt;br/&gt; <text:s text:c="3"/>WASHINGTON, March 31 - The Senate passed a two year&lt;br/&gt;extension of federal housing programs, including 15 billion&lt;br/&gt;dlrs for lower income housing assistance over two years. The&lt;br/&gt;vote was 71 to 27.&lt;br/&gt; <text:s text:c="3"/>Total value of the bill was estimated at 31 billion dlrs.&lt;br/&gt;The bill permanently extended the authorization for Federal&lt;br/&gt;Housing Authority mortgage insurnce.&lt;br/&gt; <text:s text:c="3"/>The bill also extended the urban development grant program,&lt;br/&gt;the national flood insurance act, the rural housing program as &lt;br/&gt;well as several other housing programs. The bill now goes to&lt;br/&gt;the House.&lt;br/&gt; Reuter&lt;br/&gt;</text:p>
          </table:table-cell>
          <table:table-cell office:value-type="string">
            <text:p>Jim Inhofe</text:p>
          </table:table-cell>
          <table:table-cell office:value-type="string">
            <text:p>http://en.wikipedia.org/wiki/Jim_Inhofe</text:p>
          </table:table-cell>
          <table:table-cell office:value-type="string">
            <text:p>Coleman County, Texas</text:p>
          </table:table-cell>
          <table:table-cell office:value-type="string">
            <text:p>http://en.wikipedia.org/wiki/Coleman_County,_Texa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05];&quot;,&quot;;[.AC405];&quot;,&quot;; TEXT([.AK405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LISPW1INMHGDZSOAX1BEBFMH3HH4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RNWAVKI62NJ5BPC9909YH6BRFMJRH</text:p>
          </table:table-cell>
          <table:table-cell office:value-type="string">
            <text:p>A2D62XIREOVCH7</text:p>
          </table:table-cell>
          <table:table-cell office:value-type="string">
            <text:p>Submitted</text:p>
          </table:table-cell>
          <table:table-cell office:value-type="string">
            <text:p>Wed Oct 03 05:40:45 GMT 2012</text:p>
          </table:table-cell>
          <table:table-cell office:value-type="string">
            <text:p>Wed Oct 03 05:41:32 GMT 2012</text:p>
          </table:table-cell>
          <table:table-cell office:value-type="string">
            <text:p>Tue Oct 09 22:41:32 PDT 2012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housing/11665.txt</text:p>
          </table:table-cell>
          <table:table-cell office:value-type="string">
            <text:p>U.S. SENATE PASSES HOUSING BILL&lt;br/&gt;&lt;br/&gt; <text:s text:c="3"/>WASHINGTON, March 31 - The Senate passed a two year&lt;br/&gt;extension of federal housing programs, including 15 billion&lt;br/&gt;dlrs for lower income housing assistance over two years. The&lt;br/&gt;vote was 71 to 27.&lt;br/&gt; <text:s text:c="3"/>Total value of the bill was estimated at 31 billion dlrs.&lt;br/&gt;The bill permanently extended the authorization for Federal&lt;br/&gt;Housing Authority mortgage insurnce.&lt;br/&gt; <text:s text:c="3"/>The bill also extended the urban development grant program,&lt;br/&gt;the national flood insurance act, the rural housing program as &lt;br/&gt;well as several other housing programs. The bill now goes to&lt;br/&gt;the House.&lt;br/&gt; Reuter&lt;br/&gt;</text:p>
          </table:table-cell>
          <table:table-cell office:value-type="string">
            <text:p>Jim Inhofe</text:p>
          </table:table-cell>
          <table:table-cell office:value-type="string">
            <text:p>http://en.wikipedia.org/wiki/Jim_Inhofe</text:p>
          </table:table-cell>
          <table:table-cell office:value-type="string">
            <text:p>Coleman County, Texas</text:p>
          </table:table-cell>
          <table:table-cell office:value-type="string">
            <text:p>http://en.wikipedia.org/wiki/Coleman_County,_Texa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6];&quot;,&quot;;[.AC406];&quot;,&quot;; TEXT([.AK406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OV1X3V0FK0C3TQOLBD7XKK9NFPMF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0Q2RCJK63ZVTC5W7ULIIQ9JSZAW7Z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4:04 GMT 2012</text:p>
          </table:table-cell>
          <table:table-cell office:value-type="string">
            <text:p>Wed Oct 03 08:14:20 GMT 2012</text:p>
          </table:table-cell>
          <table:table-cell office:value-type="string">
            <text:p>Wed Oct 10 01:14:20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209.txt</text:p>
          </table:table-cell>
          <table:table-cell office:value-type="string">
            <text:p>SUMITA SAYS FURTHER YEN RISE UNLIKELY - JIJI PRESS&lt;br/&gt;&lt;br/&gt; <text:s text:c="3"/>OSAKA, April 27 - Japan&amp;apos;s Jiji Press quoted Bank of Japan&lt;br/&gt;Governor Satoshi Sumita as telling Japanese reporters the&lt;br/&gt;central bank will continue determined market intervention to&lt;br/&gt;prevent a further rise in the value of the yen.&lt;br/&gt; <text:s text:c="3"/>Sumita, who is attending an annual meeting of the Asian&lt;br/&gt;Development Bank, also said he does not think the yen will&lt;br/&gt;continue to rise, Jiji reported. He said the Bank of Japan is&lt;br/&gt;keeping close contact with other major industrial nations on&lt;br/&gt;concerted market intervention, Jiji said. He said coordinated&lt;br/&gt;intervention is the only way to stop the dollar from dropping&lt;br/&gt;too fast, Jiji said. The dollar fell below 138 yen today.&lt;br/&gt; REUTER&lt;br/&gt;</text:p>
          </table:table-cell>
          <table:table-cell office:value-type="string">
            <text:p>Weimar Republic</text:p>
          </table:table-cell>
          <table:table-cell office:value-type="string">
            <text:p>http://en.wikipedia.org/wiki/Weimar_Republic</text:p>
          </table:table-cell>
          <table:table-cell office:value-type="string">
            <text:p>Keizan</text:p>
          </table:table-cell>
          <table:table-cell office:value-type="string">
            <text:p>http://en.wikipedia.org/wiki/Keiz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7];&quot;,&quot;;[.AC407];&quot;,&quot;; TEXT([.AK40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OV1X3V0FK0C3TQOLBD7XKK9NFPMF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K49KSSZVXX25DTZ1UHO6GNI3V84MY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6:20 GMT 2012</text:p>
          </table:table-cell>
          <table:table-cell office:value-type="string">
            <text:p>Wed Oct 03 08:47:57 GMT 2012</text:p>
          </table:table-cell>
          <table:table-cell office:value-type="string">
            <text:p>Wed Oct 10 01:47:57 PDT 2012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209.txt</text:p>
          </table:table-cell>
          <table:table-cell office:value-type="string">
            <text:p>SUMITA SAYS FURTHER YEN RISE UNLIKELY - JIJI PRESS&lt;br/&gt;&lt;br/&gt; <text:s text:c="3"/>OSAKA, April 27 - Japan&amp;apos;s Jiji Press quoted Bank of Japan&lt;br/&gt;Governor Satoshi Sumita as telling Japanese reporters the&lt;br/&gt;central bank will continue determined market intervention to&lt;br/&gt;prevent a further rise in the value of the yen.&lt;br/&gt; <text:s text:c="3"/>Sumita, who is attending an annual meeting of the Asian&lt;br/&gt;Development Bank, also said he does not think the yen will&lt;br/&gt;continue to rise, Jiji reported. He said the Bank of Japan is&lt;br/&gt;keeping close contact with other major industrial nations on&lt;br/&gt;concerted market intervention, Jiji said. He said coordinated&lt;br/&gt;intervention is the only way to stop the dollar from dropping&lt;br/&gt;too fast, Jiji said. The dollar fell below 138 yen today.&lt;br/&gt; REUTER&lt;br/&gt;</text:p>
          </table:table-cell>
          <table:table-cell office:value-type="string">
            <text:p>Weimar Republic</text:p>
          </table:table-cell>
          <table:table-cell office:value-type="string">
            <text:p>http://en.wikipedia.org/wiki/Weimar_Republic</text:p>
          </table:table-cell>
          <table:table-cell office:value-type="string">
            <text:p>Keizan</text:p>
          </table:table-cell>
          <table:table-cell office:value-type="string">
            <text:p>http://en.wikipedia.org/wiki/Keiz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8];&quot;,&quot;;[.AC408];&quot;,&quot;; TEXT([.AK40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OV1X3V0FK0C3TQOLBD7XKK9NFPMF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X7SVGULF39575USNB6SBNYNQ5FOA4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7:13 GMT 2012</text:p>
          </table:table-cell>
          <table:table-cell office:value-type="string">
            <text:p>Wed Oct 03 07:37:31 GMT 2012</text:p>
          </table:table-cell>
          <table:table-cell office:value-type="string">
            <text:p>Wed Oct 10 00:37:31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7209.txt</text:p>
          </table:table-cell>
          <table:table-cell office:value-type="string">
            <text:p>SUMITA SAYS FURTHER YEN RISE UNLIKELY - JIJI PRESS&lt;br/&gt;&lt;br/&gt; <text:s text:c="3"/>OSAKA, April 27 - Japan&amp;apos;s Jiji Press quoted Bank of Japan&lt;br/&gt;Governor Satoshi Sumita as telling Japanese reporters the&lt;br/&gt;central bank will continue determined market intervention to&lt;br/&gt;prevent a further rise in the value of the yen.&lt;br/&gt; <text:s text:c="3"/>Sumita, who is attending an annual meeting of the Asian&lt;br/&gt;Development Bank, also said he does not think the yen will&lt;br/&gt;continue to rise, Jiji reported. He said the Bank of Japan is&lt;br/&gt;keeping close contact with other major industrial nations on&lt;br/&gt;concerted market intervention, Jiji said. He said coordinated&lt;br/&gt;intervention is the only way to stop the dollar from dropping&lt;br/&gt;too fast, Jiji said. The dollar fell below 138 yen today.&lt;br/&gt; REUTER&lt;br/&gt;</text:p>
          </table:table-cell>
          <table:table-cell office:value-type="string">
            <text:p>Weimar Republic</text:p>
          </table:table-cell>
          <table:table-cell office:value-type="string">
            <text:p>http://en.wikipedia.org/wiki/Weimar_Republic</text:p>
          </table:table-cell>
          <table:table-cell office:value-type="string">
            <text:p>Keizan</text:p>
          </table:table-cell>
          <table:table-cell office:value-type="string">
            <text:p>http://en.wikipedia.org/wiki/Keiz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9];&quot;,&quot;;[.AC409];&quot;,&quot;; TEXT([.AK40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QQD8J3VE7WS72B3JQUMKK8AVQOZJ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24WY2AOO2GM1N4TVQHSKM6IH4L441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3:51 GMT 2012</text:p>
          </table:table-cell>
          <table:table-cell office:value-type="string">
            <text:p>Wed Oct 03 07:55:04 GMT 2012</text:p>
          </table:table-cell>
          <table:table-cell office:value-type="string">
            <text:p>Wed Oct 10 00:55:04 PDT 2012</text:p>
          </table:table-cell>
          <table:table-cell table:number-columns-repeated="3"/>
          <table:table-cell office:value-type="float" office:value="73">
            <text:p>7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in/20458.txt</text:p>
          </table:table-cell>
          <table:table-cell office:value-type="string">
            <text:p>TIN COUNCIL ALLOWED APPEAL ON USE OF DOCUMENTS&lt;br/&gt;&lt;br/&gt; <text:s text:c="3"/>LONDON, Oct 20 - Britain&amp;apos;s highest court has decided the&lt;br/&gt;International Tin Council (ITC) can appeal over the use of ITC&lt;br/&gt;documents in court actions.&lt;br/&gt; <text:s text:c="3"/>On November 2 the House of Lords will decide if and to what&lt;br/&gt;extent ITC documents, whether circulated or not, are admissible&lt;br/&gt;as court evidence. Lawyers working in the legal tangle left&lt;br/&gt;from the October 1985 collapse of the tin market said this&lt;br/&gt;hearing is likely to last a few days.&lt;br/&gt; <text:s text:c="3"/>On Wednesday the Court of Appeal will link the outstanding&lt;br/&gt;ITC cases that have so far reached it and a single set of&lt;br/&gt;hearings could begin in early January, they added.&lt;br/&gt; <text:s text:c="3"/>The House of Lords ruling on the use of ITC documents will&lt;br/&gt;be referred back to the action by two Shearson Lehman companies&lt;br/&gt;against the London Metal Exchange although the underlying case&lt;br/&gt;is not expected to be resumed until mid-1988.&lt;br/&gt; <text:s text:c="3"/>The Court of Appeal hearings include action between brokers&lt;br/&gt;and cases by brokers and banks against the ITC and the member&lt;br/&gt;governments of the tin council.&lt;br/&gt; <text:s text:c="3"/>Action taken by brokers seeking both the winding up of the&lt;br/&gt;ITC or and placing it into receivership will also be covered by&lt;br/&gt;the Court of Appeal legal schedule.&lt;br/&gt; Reuter&lt;br/&gt;</text:p>
          </table:table-cell>
          <table:table-cell office:value-type="string">
            <text:p>Court system of Canada</text:p>
          </table:table-cell>
          <table:table-cell office:value-type="string">
            <text:p>http://en.wikipedia.org/wiki/Court_system_of_Canada</text:p>
          </table:table-cell>
          <table:table-cell office:value-type="string">
            <text:p>Usair</text:p>
          </table:table-cell>
          <table:table-cell office:value-type="string">
            <text:p>http://en.wikipedia.org/wiki/Usai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10];&quot;,&quot;;[.AC410];&quot;,&quot;; TEXT([.AK41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QD8J3VE7WS72B3JQUMKK8AVQOZJ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C521O3W5XH0YYDXPCBYMPLSW1PBH1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2:30 GMT 2012</text:p>
          </table:table-cell>
          <table:table-cell office:value-type="string">
            <text:p>Wed Oct 03 08:12:42 GMT 2012</text:p>
          </table:table-cell>
          <table:table-cell office:value-type="string">
            <text:p>Wed Oct 10 01:12:42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in/20458.txt</text:p>
          </table:table-cell>
          <table:table-cell office:value-type="string">
            <text:p>TIN COUNCIL ALLOWED APPEAL ON USE OF DOCUMENTS&lt;br/&gt;&lt;br/&gt; <text:s text:c="3"/>LONDON, Oct 20 - Britain&amp;apos;s highest court has decided the&lt;br/&gt;International Tin Council (ITC) can appeal over the use of ITC&lt;br/&gt;documents in court actions.&lt;br/&gt; <text:s text:c="3"/>On November 2 the House of Lords will decide if and to what&lt;br/&gt;extent ITC documents, whether circulated or not, are admissible&lt;br/&gt;as court evidence. Lawyers working in the legal tangle left&lt;br/&gt;from the October 1985 collapse of the tin market said this&lt;br/&gt;hearing is likely to last a few days.&lt;br/&gt; <text:s text:c="3"/>On Wednesday the Court of Appeal will link the outstanding&lt;br/&gt;ITC cases that have so far reached it and a single set of&lt;br/&gt;hearings could begin in early January, they added.&lt;br/&gt; <text:s text:c="3"/>The House of Lords ruling on the use of ITC documents will&lt;br/&gt;be referred back to the action by two Shearson Lehman companies&lt;br/&gt;against the London Metal Exchange although the underlying case&lt;br/&gt;is not expected to be resumed until mid-1988.&lt;br/&gt; <text:s text:c="3"/>The Court of Appeal hearings include action between brokers&lt;br/&gt;and cases by brokers and banks against the ITC and the member&lt;br/&gt;governments of the tin council.&lt;br/&gt; <text:s text:c="3"/>Action taken by brokers seeking both the winding up of the&lt;br/&gt;ITC or and placing it into receivership will also be covered by&lt;br/&gt;the Court of Appeal legal schedule.&lt;br/&gt; Reuter&lt;br/&gt;</text:p>
          </table:table-cell>
          <table:table-cell office:value-type="string">
            <text:p>Court system of Canada</text:p>
          </table:table-cell>
          <table:table-cell office:value-type="string">
            <text:p>http://en.wikipedia.org/wiki/Court_system_of_Canada</text:p>
          </table:table-cell>
          <table:table-cell office:value-type="string">
            <text:p>Usair</text:p>
          </table:table-cell>
          <table:table-cell office:value-type="string">
            <text:p>http://en.wikipedia.org/wiki/Usai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11];&quot;,&quot;;[.AC411];&quot;,&quot;; TEXT([.AK41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QD8J3VE7WS72B3JQUMKK8AVQOZJ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UHFE4EGDHDMHE9DPJEZ46HE60AAKB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19 GMT 2012</text:p>
          </table:table-cell>
          <table:table-cell office:value-type="string">
            <text:p>Wed Oct 03 09:15:23 GMT 2012</text:p>
          </table:table-cell>
          <table:table-cell office:value-type="string">
            <text:p>Wed Oct 10 02:15:2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in/20458.txt</text:p>
          </table:table-cell>
          <table:table-cell office:value-type="string">
            <text:p>TIN COUNCIL ALLOWED APPEAL ON USE OF DOCUMENTS&lt;br/&gt;&lt;br/&gt; <text:s text:c="3"/>LONDON, Oct 20 - Britain&amp;apos;s highest court has decided the&lt;br/&gt;International Tin Council (ITC) can appeal over the use of ITC&lt;br/&gt;documents in court actions.&lt;br/&gt; <text:s text:c="3"/>On November 2 the House of Lords will decide if and to what&lt;br/&gt;extent ITC documents, whether circulated or not, are admissible&lt;br/&gt;as court evidence. Lawyers working in the legal tangle left&lt;br/&gt;from the October 1985 collapse of the tin market said this&lt;br/&gt;hearing is likely to last a few days.&lt;br/&gt; <text:s text:c="3"/>On Wednesday the Court of Appeal will link the outstanding&lt;br/&gt;ITC cases that have so far reached it and a single set of&lt;br/&gt;hearings could begin in early January, they added.&lt;br/&gt; <text:s text:c="3"/>The House of Lords ruling on the use of ITC documents will&lt;br/&gt;be referred back to the action by two Shearson Lehman companies&lt;br/&gt;against the London Metal Exchange although the underlying case&lt;br/&gt;is not expected to be resumed until mid-1988.&lt;br/&gt; <text:s text:c="3"/>The Court of Appeal hearings include action between brokers&lt;br/&gt;and cases by brokers and banks against the ITC and the member&lt;br/&gt;governments of the tin council.&lt;br/&gt; <text:s text:c="3"/>Action taken by brokers seeking both the winding up of the&lt;br/&gt;ITC or and placing it into receivership will also be covered by&lt;br/&gt;the Court of Appeal legal schedule.&lt;br/&gt; Reuter&lt;br/&gt;</text:p>
          </table:table-cell>
          <table:table-cell office:value-type="string">
            <text:p>Court system of Canada</text:p>
          </table:table-cell>
          <table:table-cell office:value-type="string">
            <text:p>http://en.wikipedia.org/wiki/Court_system_of_Canada</text:p>
          </table:table-cell>
          <table:table-cell office:value-type="string">
            <text:p>Usair</text:p>
          </table:table-cell>
          <table:table-cell office:value-type="string">
            <text:p>http://en.wikipedia.org/wiki/Usai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12];&quot;,&quot;;[.AC412];&quot;,&quot;; TEXT([.AK41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DABRI8IUB2Y9IWOO2KLJ3L0HZCH5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MU6DG67D1X3A93P7MFKAJE1T1B9GS</text:p>
          </table:table-cell>
          <table:table-cell office:value-type="string">
            <text:p>A198GVHAUP5S3V</text:p>
          </table:table-cell>
          <table:table-cell office:value-type="string">
            <text:p>Submitted</text:p>
          </table:table-cell>
          <table:table-cell office:value-type="string">
            <text:p>Wed Oct 03 09:07:58 GMT 2012</text:p>
          </table:table-cell>
          <table:table-cell office:value-type="string">
            <text:p>Wed Oct 03 09:08:05 GMT 2012</text:p>
          </table:table-cell>
          <table:table-cell office:value-type="string">
            <text:p>Wed Oct 10 02:08:05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2727.txt</text:p>
          </table:table-cell>
          <table:table-cell office:value-type="string">
            <text:p>LYNG DISAPPOINTED BY CANADA CORN INJURY DECISION&lt;br/&gt;&lt;br/&gt; <text:s text:c="3"/>WASHINGTON, March 6 - U.S. Agriculture Secretary Richard&lt;br/&gt;Lyng said he is &amp;quot;very disappointed&amp;quot; by a Canadian government&lt;br/&gt;finding that U.S. corn has injured Ontario Corn growers.&lt;br/&gt; <text:s text:c="3"/>&amp;quot;This action is not helpful in the context of the ongoing&lt;br/&gt;U.S.-Canada free trade talks or in the new round of&lt;br/&gt;multilateral trade negotiations,&amp;quot; Lyng said in a statement.&lt;br/&gt; <text:s text:c="3"/>The Canadian government today said Ottawa would continue to&lt;br/&gt;apply a duty of 84.9 cents per bushel on U.S. corn imports.&lt;br/&gt; <text:s text:c="3"/>Lyng said the U.S. made a case that U.S. corn imports are&lt;br/&gt;not the cause of any problem of Canadian corn producers, adding&lt;br/&gt;that U.S. corn exports to Canada are declining.&lt;br/&gt; <text:s text:c="3"/>&amp;quot;Apparently they (Canada) have ignored the fact that&lt;br/&gt;Canadian corn and other coarse grain production is rising&lt;br/&gt;faster than consumption,&amp;quot; Lyng said.&lt;br/&gt; Reuter&lt;br/&gt;</text:p>
          </table:table-cell>
          <table:table-cell office:value-type="string">
            <text:p>Food vs. fuel</text:p>
          </table:table-cell>
          <table:table-cell office:value-type="string">
            <text:p>http://en.wikipedia.org/wiki/Food_vs._fuel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13];&quot;,&quot;;[.AC413];&quot;,&quot;; TEXT([.AK41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DABRI8IUB2Y9IWOO2KLJ3L0HZCH5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TNCNHMVHVKCY9P6RCY4R79KXQT429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9:00 GMT 2012</text:p>
          </table:table-cell>
          <table:table-cell office:value-type="string">
            <text:p>Wed Oct 03 09:29:04 GMT 2012</text:p>
          </table:table-cell>
          <table:table-cell office:value-type="string">
            <text:p>Wed Oct 10 02:29:0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2727.txt</text:p>
          </table:table-cell>
          <table:table-cell office:value-type="string">
            <text:p>LYNG DISAPPOINTED BY CANADA CORN INJURY DECISION&lt;br/&gt;&lt;br/&gt; <text:s text:c="3"/>WASHINGTON, March 6 - U.S. Agriculture Secretary Richard&lt;br/&gt;Lyng said he is &amp;quot;very disappointed&amp;quot; by a Canadian government&lt;br/&gt;finding that U.S. corn has injured Ontario Corn growers.&lt;br/&gt; <text:s text:c="3"/>&amp;quot;This action is not helpful in the context of the ongoing&lt;br/&gt;U.S.-Canada free trade talks or in the new round of&lt;br/&gt;multilateral trade negotiations,&amp;quot; Lyng said in a statement.&lt;br/&gt; <text:s text:c="3"/>The Canadian government today said Ottawa would continue to&lt;br/&gt;apply a duty of 84.9 cents per bushel on U.S. corn imports.&lt;br/&gt; <text:s text:c="3"/>Lyng said the U.S. made a case that U.S. corn imports are&lt;br/&gt;not the cause of any problem of Canadian corn producers, adding&lt;br/&gt;that U.S. corn exports to Canada are declining.&lt;br/&gt; <text:s text:c="3"/>&amp;quot;Apparently they (Canada) have ignored the fact that&lt;br/&gt;Canadian corn and other coarse grain production is rising&lt;br/&gt;faster than consumption,&amp;quot; Lyng said.&lt;br/&gt; Reuter&lt;br/&gt;</text:p>
          </table:table-cell>
          <table:table-cell office:value-type="string">
            <text:p>Food vs. fuel</text:p>
          </table:table-cell>
          <table:table-cell office:value-type="string">
            <text:p>http://en.wikipedia.org/wiki/Food_vs._fuel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14];&quot;,&quot;;[.AC414];&quot;,&quot;; TEXT([.AK41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DABRI8IUB2Y9IWOO2KLJ3L0HZCH5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Z0JVCNHMVHVZL758BB2F4J7GE920N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9:07 GMT 2012</text:p>
          </table:table-cell>
          <table:table-cell office:value-type="string">
            <text:p>Wed Oct 03 07:59:16 GMT 2012</text:p>
          </table:table-cell>
          <table:table-cell office:value-type="string">
            <text:p>Wed Oct 10 00:59:16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grain/02727.txt</text:p>
          </table:table-cell>
          <table:table-cell office:value-type="string">
            <text:p>LYNG DISAPPOINTED BY CANADA CORN INJURY DECISION&lt;br/&gt;&lt;br/&gt; <text:s text:c="3"/>WASHINGTON, March 6 - U.S. Agriculture Secretary Richard&lt;br/&gt;Lyng said he is &amp;quot;very disappointed&amp;quot; by a Canadian government&lt;br/&gt;finding that U.S. corn has injured Ontario Corn growers.&lt;br/&gt; <text:s text:c="3"/>&amp;quot;This action is not helpful in the context of the ongoing&lt;br/&gt;U.S.-Canada free trade talks or in the new round of&lt;br/&gt;multilateral trade negotiations,&amp;quot; Lyng said in a statement.&lt;br/&gt; <text:s text:c="3"/>The Canadian government today said Ottawa would continue to&lt;br/&gt;apply a duty of 84.9 cents per bushel on U.S. corn imports.&lt;br/&gt; <text:s text:c="3"/>Lyng said the U.S. made a case that U.S. corn imports are&lt;br/&gt;not the cause of any problem of Canadian corn producers, adding&lt;br/&gt;that U.S. corn exports to Canada are declining.&lt;br/&gt; <text:s text:c="3"/>&amp;quot;Apparently they (Canada) have ignored the fact that&lt;br/&gt;Canadian corn and other coarse grain production is rising&lt;br/&gt;faster than consumption,&amp;quot; Lyng said.&lt;br/&gt; Reuter&lt;br/&gt;</text:p>
          </table:table-cell>
          <table:table-cell office:value-type="string">
            <text:p>Food vs. fuel</text:p>
          </table:table-cell>
          <table:table-cell office:value-type="string">
            <text:p>http://en.wikipedia.org/wiki/Food_vs._fuel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15];&quot;,&quot;;[.AC415];&quot;,&quot;; TEXT([.AK41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VWIOV1S7SNIMHL1BUYLZ8NAFOZK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0I7Q67051QKRWF693HC9XMGPUDEY1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3:33 GMT 2012</text:p>
          </table:table-cell>
          <table:table-cell office:value-type="string">
            <text:p>Wed Oct 03 07:43:49 GMT 2012</text:p>
          </table:table-cell>
          <table:table-cell office:value-type="string">
            <text:p>Wed Oct 10 00:43:49 PDT 20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817.txt</text:p>
          </table:table-cell>
          <table:table-cell office:value-type="string">
            <text:p>NATIONAL DATA &amp;lt;NDAC&amp;gt; IN PACT WITH SIGNATURE&lt;br/&gt;&lt;br/&gt; <text:s text:c="3"/>DALLAS, March 18 - National Data Communications Inc said it&lt;br/&gt;is no longer obligated to issue its majority shareholder&lt;br/&gt;&amp;lt;Signature Capital Corp&amp;gt; 20 mln common shares under a previous&lt;br/&gt;agreement.&lt;br/&gt; <text:s text:c="3"/>National said it entered into a new agreement with&lt;br/&gt;Signature, which would have owned about 80 pct of National&amp;apos;s&lt;br/&gt;common under the prior pact.&lt;br/&gt; <text:s text:c="3"/>Under the new pact, National said it granted Signature a&lt;br/&gt;five-year option to acquire two mln shares of its common for an&lt;br/&gt;option price equal to its current market value. National has&lt;br/&gt;about 15.3 mln shares outstanding.&lt;br/&gt; Reuter&lt;br/&gt;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16];&quot;,&quot;;[.AC416];&quot;,&quot;; TEXT([.AK41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4VWIOV1S7SNIMHL1BUYLZ8NAFOZK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24WY2AOO2GM1N4TVQHSKM6IH4P445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9:15 GMT 2012</text:p>
          </table:table-cell>
          <table:table-cell office:value-type="string">
            <text:p>Wed Oct 03 09:29:18 GMT 2012</text:p>
          </table:table-cell>
          <table:table-cell office:value-type="string">
            <text:p>Wed Oct 10 02:29:18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817.txt</text:p>
          </table:table-cell>
          <table:table-cell office:value-type="string">
            <text:p>NATIONAL DATA &amp;lt;NDAC&amp;gt; IN PACT WITH SIGNATURE&lt;br/&gt;&lt;br/&gt; <text:s text:c="3"/>DALLAS, March 18 - National Data Communications Inc said it&lt;br/&gt;is no longer obligated to issue its majority shareholder&lt;br/&gt;&amp;lt;Signature Capital Corp&amp;gt; 20 mln common shares under a previous&lt;br/&gt;agreement.&lt;br/&gt; <text:s text:c="3"/>National said it entered into a new agreement with&lt;br/&gt;Signature, which would have owned about 80 pct of National&amp;apos;s&lt;br/&gt;common under the prior pact.&lt;br/&gt; <text:s text:c="3"/>Under the new pact, National said it granted Signature a&lt;br/&gt;five-year option to acquire two mln shares of its common for an&lt;br/&gt;option price equal to its current market value. National has&lt;br/&gt;about 15.3 mln shares outstanding.&lt;br/&gt; Reuter&lt;br/&gt;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17];&quot;,&quot;;[.AC417];&quot;,&quot;; TEXT([.AK41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4VWIOV1S7SNIMHL1BUYLZ8NAFOZK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3QMNCWYB49FO1GXO7S1RONS0Z4NR2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9:11 GMT 2012</text:p>
          </table:table-cell>
          <table:table-cell office:value-type="string">
            <text:p>Wed Oct 03 09:40:09 GMT 2012</text:p>
          </table:table-cell>
          <table:table-cell office:value-type="string">
            <text:p>Wed Oct 10 02:40:09 PDT 2012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817.txt</text:p>
          </table:table-cell>
          <table:table-cell office:value-type="string">
            <text:p>NATIONAL DATA &amp;lt;NDAC&amp;gt; IN PACT WITH SIGNATURE&lt;br/&gt;&lt;br/&gt; <text:s text:c="3"/>DALLAS, March 18 - National Data Communications Inc said it&lt;br/&gt;is no longer obligated to issue its majority shareholder&lt;br/&gt;&amp;lt;Signature Capital Corp&amp;gt; 20 mln common shares under a previous&lt;br/&gt;agreement.&lt;br/&gt; <text:s text:c="3"/>National said it entered into a new agreement with&lt;br/&gt;Signature, which would have owned about 80 pct of National&amp;apos;s&lt;br/&gt;common under the prior pact.&lt;br/&gt; <text:s text:c="3"/>Under the new pact, National said it granted Signature a&lt;br/&gt;five-year option to acquire two mln shares of its common for an&lt;br/&gt;option price equal to its current market value. National has&lt;br/&gt;about 15.3 mln shares outstanding.&lt;br/&gt; Reuter&lt;br/&gt;</text:p>
          </table:table-cell>
          <table:table-cell office:value-type="string">
            <text:p>Sprint Nextel</text:p>
          </table:table-cell>
          <table:table-cell office:value-type="string">
            <text:p>http://en.wikipedia.org/wiki/Sprint_Nextel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18];&quot;,&quot;;[.AC418];&quot;,&quot;; TEXT([.AK41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525UFJ51Y7QTXNK50J1KSTMQ3Q9C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6NOX7H57DZK4O29LQ4HLM25S260AX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3:28 GMT 2012</text:p>
          </table:table-cell>
          <table:table-cell office:value-type="string">
            <text:p>Wed Oct 03 09:44:19 GMT 2012</text:p>
          </table:table-cell>
          <table:table-cell office:value-type="string">
            <text:p>Wed Oct 10 02:44:19 PDT 2012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09296.txt</text:p>
          </table:table-cell>
          <table:table-cell office:value-type="string">
            <text:p>CROSSLAND SAVINGS &amp;lt;CRLD&amp;gt;ACQUIRES WESTERN SAVINGS&lt;br/&gt;&lt;br/&gt; <text:s text:c="3"/>NEW YORK, March 25 - CrossLand Savings FSB said it has&lt;br/&gt;acquired Western Savings and Loand Co with the assistance of&lt;br/&gt;the Federal Savings and Loan Insurance Corp.&lt;br/&gt; <text:s text:c="3"/>CrossLand said Salt Lake City based Western has been&lt;br/&gt;combined with its two Florida-based thrift subsidiaries. The&lt;br/&gt;parent company contributed 50 mln dlrs in cash to the resulting&lt;br/&gt;1.7 billion dlr asset subsidiary which will operate under the&lt;br/&gt;name CrossLand Savings FSB with headquarters in Salt Lake City.&lt;br/&gt; <text:s text:c="3"/>CrossLand said Western, with assets of 400 mln dlrs,&lt;br/&gt;operated 13 branch offices in the states of California, Oregon,&lt;br/&gt;Utah and Washington.&lt;br/&gt; <text:s text:c="3"/>To facilitate the acquisition, CrossLand said, Western was&lt;br/&gt;converted from a mutual to a stock association in a voluntary&lt;br/&gt;supervisory conversion. Crossland and the FSLIC executived an&lt;br/&gt;assistance agreement indemnifying CrossLand from certain losses&lt;br/&gt;that could occur in connection with Western&amp;apos;s loan portfolio.&lt;br/&gt; <text:s text:c="3"/>The company said James J. Heagerty, chairman and chief&lt;br/&gt;executive officer of CrossLand Savings FSLA in Bradenton, Fla.,&lt;br/&gt;will serve in that capacity for the new subsidiary resulting&lt;br/&gt;from the merger.&lt;br/&gt; <text:s text:c="3"/>Western&amp;apos;s president, Christopher J. Sumner, will be&lt;br/&gt;president of the combined unit, CrossLand said.&lt;br/&gt; Reuter&lt;br/&gt;</text:p>
          </table:table-cell>
          <table:table-cell office:value-type="string">
            <text:p>TD Banknorth</text:p>
          </table:table-cell>
          <table:table-cell office:value-type="string">
            <text:p>http://en.wikipedia.org/wiki/TD_Banknorth</text:p>
          </table:table-cell>
          <table:table-cell office:value-type="string">
            <text:p>Roberto Triulzi</text:p>
          </table:table-cell>
          <table:table-cell office:value-type="string">
            <text:p>http://en.wikipedia.org/wiki/Roberto_Triulz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19];&quot;,&quot;;[.AC419];&quot;,&quot;; TEXT([.AK419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525UFJ51Y7QTXNK50J1KSTMQ3Q9C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ORZ2MIKMN9UNYX3AIKW4XI3ZOKQ94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7:12 GMT 2012</text:p>
          </table:table-cell>
          <table:table-cell office:value-type="string">
            <text:p>Wed Oct 03 09:27:17 GMT 2012</text:p>
          </table:table-cell>
          <table:table-cell office:value-type="string">
            <text:p>Wed Oct 10 02:27:17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09296.txt</text:p>
          </table:table-cell>
          <table:table-cell office:value-type="string">
            <text:p>CROSSLAND SAVINGS &amp;lt;CRLD&amp;gt;ACQUIRES WESTERN SAVINGS&lt;br/&gt;&lt;br/&gt; <text:s text:c="3"/>NEW YORK, March 25 - CrossLand Savings FSB said it has&lt;br/&gt;acquired Western Savings and Loand Co with the assistance of&lt;br/&gt;the Federal Savings and Loan Insurance Corp.&lt;br/&gt; <text:s text:c="3"/>CrossLand said Salt Lake City based Western has been&lt;br/&gt;combined with its two Florida-based thrift subsidiaries. The&lt;br/&gt;parent company contributed 50 mln dlrs in cash to the resulting&lt;br/&gt;1.7 billion dlr asset subsidiary which will operate under the&lt;br/&gt;name CrossLand Savings FSB with headquarters in Salt Lake City.&lt;br/&gt; <text:s text:c="3"/>CrossLand said Western, with assets of 400 mln dlrs,&lt;br/&gt;operated 13 branch offices in the states of California, Oregon,&lt;br/&gt;Utah and Washington.&lt;br/&gt; <text:s text:c="3"/>To facilitate the acquisition, CrossLand said, Western was&lt;br/&gt;converted from a mutual to a stock association in a voluntary&lt;br/&gt;supervisory conversion. Crossland and the FSLIC executived an&lt;br/&gt;assistance agreement indemnifying CrossLand from certain losses&lt;br/&gt;that could occur in connection with Western&amp;apos;s loan portfolio.&lt;br/&gt; <text:s text:c="3"/>The company said James J. Heagerty, chairman and chief&lt;br/&gt;executive officer of CrossLand Savings FSLA in Bradenton, Fla.,&lt;br/&gt;will serve in that capacity for the new subsidiary resulting&lt;br/&gt;from the merger.&lt;br/&gt; <text:s text:c="3"/>Western&amp;apos;s president, Christopher J. Sumner, will be&lt;br/&gt;president of the combined unit, CrossLand said.&lt;br/&gt; Reuter&lt;br/&gt;</text:p>
          </table:table-cell>
          <table:table-cell office:value-type="string">
            <text:p>TD Banknorth</text:p>
          </table:table-cell>
          <table:table-cell office:value-type="string">
            <text:p>http://en.wikipedia.org/wiki/TD_Banknorth</text:p>
          </table:table-cell>
          <table:table-cell office:value-type="string">
            <text:p>Roberto Triulzi</text:p>
          </table:table-cell>
          <table:table-cell office:value-type="string">
            <text:p>http://en.wikipedia.org/wiki/Roberto_Triulz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20];&quot;,&quot;;[.AC420];&quot;,&quot;; TEXT([.AK420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525UFJ51Y7QTXNK50J1KSTMQ3Q9C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T6NLVWJ5OPBF7JL6IPM4B7EW3GU2L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7:39 GMT 2012</text:p>
          </table:table-cell>
          <table:table-cell office:value-type="string">
            <text:p>Wed Oct 03 09:47:58 GMT 2012</text:p>
          </table:table-cell>
          <table:table-cell office:value-type="string">
            <text:p>Wed Oct 10 02:47:58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09296.txt</text:p>
          </table:table-cell>
          <table:table-cell office:value-type="string">
            <text:p>CROSSLAND SAVINGS &amp;lt;CRLD&amp;gt;ACQUIRES WESTERN SAVINGS&lt;br/&gt;&lt;br/&gt; <text:s text:c="3"/>NEW YORK, March 25 - CrossLand Savings FSB said it has&lt;br/&gt;acquired Western Savings and Loand Co with the assistance of&lt;br/&gt;the Federal Savings and Loan Insurance Corp.&lt;br/&gt; <text:s text:c="3"/>CrossLand said Salt Lake City based Western has been&lt;br/&gt;combined with its two Florida-based thrift subsidiaries. The&lt;br/&gt;parent company contributed 50 mln dlrs in cash to the resulting&lt;br/&gt;1.7 billion dlr asset subsidiary which will operate under the&lt;br/&gt;name CrossLand Savings FSB with headquarters in Salt Lake City.&lt;br/&gt; <text:s text:c="3"/>CrossLand said Western, with assets of 400 mln dlrs,&lt;br/&gt;operated 13 branch offices in the states of California, Oregon,&lt;br/&gt;Utah and Washington.&lt;br/&gt; <text:s text:c="3"/>To facilitate the acquisition, CrossLand said, Western was&lt;br/&gt;converted from a mutual to a stock association in a voluntary&lt;br/&gt;supervisory conversion. Crossland and the FSLIC executived an&lt;br/&gt;assistance agreement indemnifying CrossLand from certain losses&lt;br/&gt;that could occur in connection with Western&amp;apos;s loan portfolio.&lt;br/&gt; <text:s text:c="3"/>The company said James J. Heagerty, chairman and chief&lt;br/&gt;executive officer of CrossLand Savings FSLA in Bradenton, Fla.,&lt;br/&gt;will serve in that capacity for the new subsidiary resulting&lt;br/&gt;from the merger.&lt;br/&gt; <text:s text:c="3"/>Western&amp;apos;s president, Christopher J. Sumner, will be&lt;br/&gt;president of the combined unit, CrossLand said.&lt;br/&gt; Reuter&lt;br/&gt;</text:p>
          </table:table-cell>
          <table:table-cell office:value-type="string">
            <text:p>TD Banknorth</text:p>
          </table:table-cell>
          <table:table-cell office:value-type="string">
            <text:p>http://en.wikipedia.org/wiki/TD_Banknorth</text:p>
          </table:table-cell>
          <table:table-cell office:value-type="string">
            <text:p>Roberto Triulzi</text:p>
          </table:table-cell>
          <table:table-cell office:value-type="string">
            <text:p>http://en.wikipedia.org/wiki/Roberto_Triulz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21];&quot;,&quot;;[.AC421];&quot;,&quot;; TEXT([.AK421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UNNQYN5F3Q0YPTY5WEC4YB4B329D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IKV7WGKCCVL0C0FADDHIPQ4J3A3TF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7:20 GMT 2012</text:p>
          </table:table-cell>
          <table:table-cell office:value-type="string">
            <text:p>Wed Oct 03 09:27:25 GMT 2012</text:p>
          </table:table-cell>
          <table:table-cell office:value-type="string">
            <text:p>Wed Oct 10 02:27:25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4477.txt</text:p>
          </table:table-cell>
          <table:table-cell office:value-type="string">
            <text:p>TALKING POINT/PUROLATOR COURIER CORP &amp;lt;PCC&amp;gt;&lt;br/&gt; <text:s text:c="3"/>By Patti Domm, Reuter&lt;br/&gt;&lt;br/&gt; <text:s text:c="3"/>New York, March 12 - Purolator Courier corp&amp;apos;s stock rose on&lt;br/&gt;specualtion that a disgruntled former Purolator director would&lt;br/&gt;find a new suitor for the company, traders said.&lt;br/&gt; <text:s text:c="3"/>Purolator agreed in late February to a 35 dlr-a-share, 265&lt;br/&gt;mln-dlr offer from E.F. Hutton LBO Inc and certain members of&lt;br/&gt;its Purolator courier division&amp;apos;s management.&lt;br/&gt; <text:s text:c="3"/>The stock today hit 36-1/4, up one.&lt;br/&gt; <text:s text:c="3"/>Today, Purolator revealed in a filing with the Securities&lt;br/&gt;and Exchange Commission that director Doresy Gardner resigned&lt;br/&gt;from its board of directors in a letter dated March 10.&lt;br/&gt; <text:s text:c="3"/>The letter from Gardner said he resigned the board because&lt;br/&gt;the merger agreement with Hutton barred directors from&lt;br/&gt;soliciting new offers and he believes shareholders might get a&lt;br/&gt;better deal. Gardner said he believes a better offer might be&lt;br/&gt;found if the company would agree to be sold to some other&lt;br/&gt;entity, or if it could sell off all or part of its U.S. courier&lt;br/&gt;division.&lt;br/&gt; <text:s text:c="3"/>&amp;quot;Basically, (the courier division) is a company that has&lt;br/&gt;450 mln dlrs in revenues. It&amp;apos;s a very large company and it&amp;apos;s&lt;br/&gt;being sold for 50 or 60 mln dlrs,&amp;quot; said Gardner in a telephone&lt;br/&gt;interview with Reuters.&lt;br/&gt; <text:s text:c="3"/>Gardner is an official of Kelso Management, a firm&lt;br/&gt;associated with Fidelity International Ltd. A group of Fidelity&lt;br/&gt;companies owns eight pct of Purolator, and Gardner said he&lt;br/&gt;personally owns 20,000 shares.&lt;br/&gt; <text:s text:c="3"/>A Purolator official said the company has no comment on the&lt;br/&gt;letter from Gardner.&lt;br/&gt; <text:s text:c="3"/>Arbitragers speculated another overnight messenger service&lt;br/&gt;may emerge as a likely bidder for Purolator. Before the&lt;br/&gt;transaction with Hutton LBO was announced, analysts had also&lt;br/&gt;speculated another courier company would be the most likely&lt;br/&gt;suitor.&lt;br/&gt; <text:s text:c="3"/>While one arbitrager acknowledged there in fact may be no&lt;br/&gt;new bidders, he said the possibility one could appear pushed&lt;br/&gt;the stock into play again.&lt;br/&gt; <text:s text:c="3"/>&amp;quot;There&amp;apos;s no shortage of possibilities. It&amp;apos;s just a question&lt;br/&gt;of management&amp;apos;s willingness to let the process continue,&amp;quot; said&lt;br/&gt;one arbitrager.&lt;br/&gt; <text:s text:c="3"/>Arbitragers said a new buyer might be found because they&lt;br/&gt;believe Hutton LBO has taken on no risk in the transaction.&lt;br/&gt;Hutton has begun a tender for 83 pct of Purolator at 35 dlrs&lt;br/&gt;cash per share. The balance of Purolator&amp;apos;s stock will be bought&lt;br/&gt;for securities and warrants in a new company holding the U.S.&lt;br/&gt;courier operations.&lt;br/&gt; <text:s text:c="3"/>The arbitragers said tender offer documents show that&lt;br/&gt;Hutton does not need to use its cash in the transaction and&lt;br/&gt;will emerge with a giant, majority equity interest in&lt;br/&gt;Purolator.&lt;br/&gt; <text:s text:c="3"/>&amp;quot;As far as I can tell from the public documents from the&lt;br/&gt;deal that&amp;apos;s on the table, Hutton is basically putting up zero.&lt;br/&gt;One always likes a situation like that. You always like to&lt;br/&gt;think if they can do this deal at no risk, there should be&lt;br/&gt;someone else in the world that could do it higher,&amp;quot; said one&lt;br/&gt;arbitrager.&lt;br/&gt; <text:s text:c="3"/>The firm, however, is supplying temporary financing, and&lt;br/&gt;sources close to the transaction disputed the claim that the&lt;br/&gt;firm will not end up paying for its equity position.&lt;br/&gt; <text:s text:c="3"/>While one scenario mentioned in the tender offer document&lt;br/&gt;did note that the E.F. Hutton Group subsidiary may not have to&lt;br/&gt;keep cash in the transaction, the sources said there is some&lt;br/&gt;risk to the firm.&lt;br/&gt; <text:s text:c="3"/>&amp;quot;There are a variety of contingencies and restricted cash,&lt;br/&gt;and all sorts of things that make it very speculative,&amp;quot; said&lt;br/&gt;one of the sources, adding there are also severance payments to&lt;br/&gt;employees.&lt;br/&gt; <text:s text:c="3"/>The E.F. Hutton Group subsidiary is supplying 279 mln dlrs&lt;br/&gt;in so-called &amp;quot;bridge&amp;quot; financing for the transaction. The bridge&lt;br/&gt;financing is a temporary loan from Hutton.&lt;br/&gt; <text:s text:c="3"/>The financing is to be replaced with permanent financing,&lt;br/&gt;expected to come from banks. However, it may take some time to&lt;br/&gt;replace the financing, the source said, resulting in what could&lt;br/&gt;be a substantial expense to the firm.&lt;br/&gt; <text:s text:c="3"/>Gardner said Hutton stands to gain fees of 10 to 20 mln&lt;br/&gt;dlrs from the transaction, but sources close to the transaction&lt;br/&gt;said fees are at the low end of the scale.&lt;br/&gt; <text:s text:c="3"/>&amp;quot;It&amp;apos;s a very complex transaction, but basically what&lt;br/&gt;happens is they ostensibly put up money but the fees recapture&lt;br/&gt;any investment they might have once the merger takes place,&amp;quot;&lt;br/&gt;Gardner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22];&quot;,&quot;;[.AC422];&quot;,&quot;; TEXT([.AK42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UNNQYN5F3Q0YPTY5WEC4YB4B329D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TUD21O3W5XHFSDUZSTK6EPLZJTAG8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5:02 GMT 2012</text:p>
          </table:table-cell>
          <table:table-cell office:value-type="string">
            <text:p>Wed Oct 03 09:16:07 GMT 2012</text:p>
          </table:table-cell>
          <table:table-cell office:value-type="string">
            <text:p>Wed Oct 10 02:16:07 PDT 2012</text:p>
          </table:table-cell>
          <table:table-cell table:number-columns-repeated="3"/>
          <table:table-cell office:value-type="float" office:value="65">
            <text:p>6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4477.txt</text:p>
          </table:table-cell>
          <table:table-cell office:value-type="string">
            <text:p>TALKING POINT/PUROLATOR COURIER CORP &amp;lt;PCC&amp;gt;&lt;br/&gt; <text:s text:c="3"/>By Patti Domm, Reuter&lt;br/&gt;&lt;br/&gt; <text:s text:c="3"/>New York, March 12 - Purolator Courier corp&amp;apos;s stock rose on&lt;br/&gt;specualtion that a disgruntled former Purolator director would&lt;br/&gt;find a new suitor for the company, traders said.&lt;br/&gt; <text:s text:c="3"/>Purolator agreed in late February to a 35 dlr-a-share, 265&lt;br/&gt;mln-dlr offer from E.F. Hutton LBO Inc and certain members of&lt;br/&gt;its Purolator courier division&amp;apos;s management.&lt;br/&gt; <text:s text:c="3"/>The stock today hit 36-1/4, up one.&lt;br/&gt; <text:s text:c="3"/>Today, Purolator revealed in a filing with the Securities&lt;br/&gt;and Exchange Commission that director Doresy Gardner resigned&lt;br/&gt;from its board of directors in a letter dated March 10.&lt;br/&gt; <text:s text:c="3"/>The letter from Gardner said he resigned the board because&lt;br/&gt;the merger agreement with Hutton barred directors from&lt;br/&gt;soliciting new offers and he believes shareholders might get a&lt;br/&gt;better deal. Gardner said he believes a better offer might be&lt;br/&gt;found if the company would agree to be sold to some other&lt;br/&gt;entity, or if it could sell off all or part of its U.S. courier&lt;br/&gt;division.&lt;br/&gt; <text:s text:c="3"/>&amp;quot;Basically, (the courier division) is a company that has&lt;br/&gt;450 mln dlrs in revenues. It&amp;apos;s a very large company and it&amp;apos;s&lt;br/&gt;being sold for 50 or 60 mln dlrs,&amp;quot; said Gardner in a telephone&lt;br/&gt;interview with Reuters.&lt;br/&gt; <text:s text:c="3"/>Gardner is an official of Kelso Management, a firm&lt;br/&gt;associated with Fidelity International Ltd. A group of Fidelity&lt;br/&gt;companies owns eight pct of Purolator, and Gardner said he&lt;br/&gt;personally owns 20,000 shares.&lt;br/&gt; <text:s text:c="3"/>A Purolator official said the company has no comment on the&lt;br/&gt;letter from Gardner.&lt;br/&gt; <text:s text:c="3"/>Arbitragers speculated another overnight messenger service&lt;br/&gt;may emerge as a likely bidder for Purolator. Before the&lt;br/&gt;transaction with Hutton LBO was announced, analysts had also&lt;br/&gt;speculated another courier company would be the most likely&lt;br/&gt;suitor.&lt;br/&gt; <text:s text:c="3"/>While one arbitrager acknowledged there in fact may be no&lt;br/&gt;new bidders, he said the possibility one could appear pushed&lt;br/&gt;the stock into play again.&lt;br/&gt; <text:s text:c="3"/>&amp;quot;There&amp;apos;s no shortage of possibilities. It&amp;apos;s just a question&lt;br/&gt;of management&amp;apos;s willingness to let the process continue,&amp;quot; said&lt;br/&gt;one arbitrager.&lt;br/&gt; <text:s text:c="3"/>Arbitragers said a new buyer might be found because they&lt;br/&gt;believe Hutton LBO has taken on no risk in the transaction.&lt;br/&gt;Hutton has begun a tender for 83 pct of Purolator at 35 dlrs&lt;br/&gt;cash per share. The balance of Purolator&amp;apos;s stock will be bought&lt;br/&gt;for securities and warrants in a new company holding the U.S.&lt;br/&gt;courier operations.&lt;br/&gt; <text:s text:c="3"/>The arbitragers said tender offer documents show that&lt;br/&gt;Hutton does not need to use its cash in the transaction and&lt;br/&gt;will emerge with a giant, majority equity interest in&lt;br/&gt;Purolator.&lt;br/&gt; <text:s text:c="3"/>&amp;quot;As far as I can tell from the public documents from the&lt;br/&gt;deal that&amp;apos;s on the table, Hutton is basically putting up zero.&lt;br/&gt;One always likes a situation like that. You always like to&lt;br/&gt;think if they can do this deal at no risk, there should be&lt;br/&gt;someone else in the world that could do it higher,&amp;quot; said one&lt;br/&gt;arbitrager.&lt;br/&gt; <text:s text:c="3"/>The firm, however, is supplying temporary financing, and&lt;br/&gt;sources close to the transaction disputed the claim that the&lt;br/&gt;firm will not end up paying for its equity position.&lt;br/&gt; <text:s text:c="3"/>While one scenario mentioned in the tender offer document&lt;br/&gt;did note that the E.F. Hutton Group subsidiary may not have to&lt;br/&gt;keep cash in the transaction, the sources said there is some&lt;br/&gt;risk to the firm.&lt;br/&gt; <text:s text:c="3"/>&amp;quot;There are a variety of contingencies and restricted cash,&lt;br/&gt;and all sorts of things that make it very speculative,&amp;quot; said&lt;br/&gt;one of the sources, adding there are also severance payments to&lt;br/&gt;employees.&lt;br/&gt; <text:s text:c="3"/>The E.F. Hutton Group subsidiary is supplying 279 mln dlrs&lt;br/&gt;in so-called &amp;quot;bridge&amp;quot; financing for the transaction. The bridge&lt;br/&gt;financing is a temporary loan from Hutton.&lt;br/&gt; <text:s text:c="3"/>The financing is to be replaced with permanent financing,&lt;br/&gt;expected to come from banks. However, it may take some time to&lt;br/&gt;replace the financing, the source said, resulting in what could&lt;br/&gt;be a substantial expense to the firm.&lt;br/&gt; <text:s text:c="3"/>Gardner said Hutton stands to gain fees of 10 to 20 mln&lt;br/&gt;dlrs from the transaction, but sources close to the transaction&lt;br/&gt;said fees are at the low end of the scale.&lt;br/&gt; <text:s text:c="3"/>&amp;quot;It&amp;apos;s a very complex transaction, but basically what&lt;br/&gt;happens is they ostensibly put up money but the fees recapture&lt;br/&gt;any investment they might have once the merger takes place,&amp;quot;&lt;br/&gt;Gardner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23];&quot;,&quot;;[.AC423];&quot;,&quot;; TEXT([.AK42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UNNQYN5F3Q0YPTY5WEC4YB4B329D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09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09 GMT 2012</text:p>
          </table:table-cell>
          <table:table-cell table:number-columns-repeated="2"/>
          <table:table-cell office:value-type="string">
            <text:p>2Z0JVCNHMVHVZL758BB2F4J7GE602I</text:p>
          </table:table-cell>
          <table:table-cell office:value-type="string">
            <text:p>A37VXACF82M3I6</text:p>
          </table:table-cell>
          <table:table-cell office:value-type="string">
            <text:p>Submitted</text:p>
          </table:table-cell>
          <table:table-cell office:value-type="string">
            <text:p>Wed Oct 03 06:51:36 GMT 2012</text:p>
          </table:table-cell>
          <table:table-cell office:value-type="string">
            <text:p>Wed Oct 03 06:54:49 GMT 2012</text:p>
          </table:table-cell>
          <table:table-cell office:value-type="string">
            <text:p>Tue Oct 09 23:54:49 PDT 2012</text:p>
          </table:table-cell>
          <table:table-cell table:number-columns-repeated="3"/>
          <table:table-cell office:value-type="float" office:value="193">
            <text:p>19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4477.txt</text:p>
          </table:table-cell>
          <table:table-cell office:value-type="string">
            <text:p>TALKING POINT/PUROLATOR COURIER CORP &amp;lt;PCC&amp;gt;&lt;br/&gt; <text:s text:c="3"/>By Patti Domm, Reuter&lt;br/&gt;&lt;br/&gt; <text:s text:c="3"/>New York, March 12 - Purolator Courier corp&amp;apos;s stock rose on&lt;br/&gt;specualtion that a disgruntled former Purolator director would&lt;br/&gt;find a new suitor for the company, traders said.&lt;br/&gt; <text:s text:c="3"/>Purolator agreed in late February to a 35 dlr-a-share, 265&lt;br/&gt;mln-dlr offer from E.F. Hutton LBO Inc and certain members of&lt;br/&gt;its Purolator courier division&amp;apos;s management.&lt;br/&gt; <text:s text:c="3"/>The stock today hit 36-1/4, up one.&lt;br/&gt; <text:s text:c="3"/>Today, Purolator revealed in a filing with the Securities&lt;br/&gt;and Exchange Commission that director Doresy Gardner resigned&lt;br/&gt;from its board of directors in a letter dated March 10.&lt;br/&gt; <text:s text:c="3"/>The letter from Gardner said he resigned the board because&lt;br/&gt;the merger agreement with Hutton barred directors from&lt;br/&gt;soliciting new offers and he believes shareholders might get a&lt;br/&gt;better deal. Gardner said he believes a better offer might be&lt;br/&gt;found if the company would agree to be sold to some other&lt;br/&gt;entity, or if it could sell off all or part of its U.S. courier&lt;br/&gt;division.&lt;br/&gt; <text:s text:c="3"/>&amp;quot;Basically, (the courier division) is a company that has&lt;br/&gt;450 mln dlrs in revenues. It&amp;apos;s a very large company and it&amp;apos;s&lt;br/&gt;being sold for 50 or 60 mln dlrs,&amp;quot; said Gardner in a telephone&lt;br/&gt;interview with Reuters.&lt;br/&gt; <text:s text:c="3"/>Gardner is an official of Kelso Management, a firm&lt;br/&gt;associated with Fidelity International Ltd. A group of Fidelity&lt;br/&gt;companies owns eight pct of Purolator, and Gardner said he&lt;br/&gt;personally owns 20,000 shares.&lt;br/&gt; <text:s text:c="3"/>A Purolator official said the company has no comment on the&lt;br/&gt;letter from Gardner.&lt;br/&gt; <text:s text:c="3"/>Arbitragers speculated another overnight messenger service&lt;br/&gt;may emerge as a likely bidder for Purolator. Before the&lt;br/&gt;transaction with Hutton LBO was announced, analysts had also&lt;br/&gt;speculated another courier company would be the most likely&lt;br/&gt;suitor.&lt;br/&gt; <text:s text:c="3"/>While one arbitrager acknowledged there in fact may be no&lt;br/&gt;new bidders, he said the possibility one could appear pushed&lt;br/&gt;the stock into play again.&lt;br/&gt; <text:s text:c="3"/>&amp;quot;There&amp;apos;s no shortage of possibilities. It&amp;apos;s just a question&lt;br/&gt;of management&amp;apos;s willingness to let the process continue,&amp;quot; said&lt;br/&gt;one arbitrager.&lt;br/&gt; <text:s text:c="3"/>Arbitragers said a new buyer might be found because they&lt;br/&gt;believe Hutton LBO has taken on no risk in the transaction.&lt;br/&gt;Hutton has begun a tender for 83 pct of Purolator at 35 dlrs&lt;br/&gt;cash per share. The balance of Purolator&amp;apos;s stock will be bought&lt;br/&gt;for securities and warrants in a new company holding the U.S.&lt;br/&gt;courier operations.&lt;br/&gt; <text:s text:c="3"/>The arbitragers said tender offer documents show that&lt;br/&gt;Hutton does not need to use its cash in the transaction and&lt;br/&gt;will emerge with a giant, majority equity interest in&lt;br/&gt;Purolator.&lt;br/&gt; <text:s text:c="3"/>&amp;quot;As far as I can tell from the public documents from the&lt;br/&gt;deal that&amp;apos;s on the table, Hutton is basically putting up zero.&lt;br/&gt;One always likes a situation like that. You always like to&lt;br/&gt;think if they can do this deal at no risk, there should be&lt;br/&gt;someone else in the world that could do it higher,&amp;quot; said one&lt;br/&gt;arbitrager.&lt;br/&gt; <text:s text:c="3"/>The firm, however, is supplying temporary financing, and&lt;br/&gt;sources close to the transaction disputed the claim that the&lt;br/&gt;firm will not end up paying for its equity position.&lt;br/&gt; <text:s text:c="3"/>While one scenario mentioned in the tender offer document&lt;br/&gt;did note that the E.F. Hutton Group subsidiary may not have to&lt;br/&gt;keep cash in the transaction, the sources said there is some&lt;br/&gt;risk to the firm.&lt;br/&gt; <text:s text:c="3"/>&amp;quot;There are a variety of contingencies and restricted cash,&lt;br/&gt;and all sorts of things that make it very speculative,&amp;quot; said&lt;br/&gt;one of the sources, adding there are also severance payments to&lt;br/&gt;employees.&lt;br/&gt; <text:s text:c="3"/>The E.F. Hutton Group subsidiary is supplying 279 mln dlrs&lt;br/&gt;in so-called &amp;quot;bridge&amp;quot; financing for the transaction. The bridge&lt;br/&gt;financing is a temporary loan from Hutton.&lt;br/&gt; <text:s text:c="3"/>The financing is to be replaced with permanent financing,&lt;br/&gt;expected to come from banks. However, it may take some time to&lt;br/&gt;replace the financing, the source said, resulting in what could&lt;br/&gt;be a substantial expense to the firm.&lt;br/&gt; <text:s text:c="3"/>Gardner said Hutton stands to gain fees of 10 to 20 mln&lt;br/&gt;dlrs from the transaction, but sources close to the transaction&lt;br/&gt;said fees are at the low end of the scale.&lt;br/&gt; <text:s text:c="3"/>&amp;quot;It&amp;apos;s a very complex transaction, but basically what&lt;br/&gt;happens is they ostensibly put up money but the fees recapture&lt;br/&gt;any investment they might have once the merger takes place,&amp;quot;&lt;br/&gt;Gardner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24];&quot;,&quot;;[.AC424];&quot;,&quot;; TEXT([.AK42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AKD5NQYN5F3597LC3PMVCWYDS37B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6W0SPW1INMHV7E9QDEAJ6BFT9XG3E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6:26 GMT 2012</text:p>
          </table:table-cell>
          <table:table-cell office:value-type="string">
            <text:p>Wed Oct 03 07:56:32 GMT 2012</text:p>
          </table:table-cell>
          <table:table-cell office:value-type="string">
            <text:p>Wed Oct 10 00:56:32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1244.txt</text:p>
          </table:table-cell>
          <table:table-cell office:value-type="string">
            <text:p>BANK OF JAPAN TO SELL 800 BILLION YEN IN BILLS&lt;br/&gt;&lt;br/&gt; <text:s text:c="3"/>TOKYO, March 31 - The Bank of Japan will sell tomorrow a&lt;br/&gt;total of 800 billion yen worth of financing bills from its&lt;br/&gt;holdings to help absorb a projected money market surplus of&lt;br/&gt;1,700 billion yen, money traders said.&lt;br/&gt; <text:s text:c="3"/>Of the total, 300 billion yen will yield 3.8992 pct on&lt;br/&gt;sales from money houses to banks and securities houses in a&lt;br/&gt;23-day repurchase accord maturing on April 24.&lt;br/&gt; <text:s text:c="3"/>The remaining 500 billion yen will yield 3.8990 pct in a&lt;br/&gt;31-day repurchase pact maturing on May 2, they said.&lt;br/&gt; <text:s text:c="3"/>The repurchase agreement yields compare with the 3.8750 pct&lt;br/&gt;one-month commercial bill discount rate today and the 4.28/11&lt;br/&gt;pct rate on one-month certificates of deposit.&lt;br/&gt; <text:s text:c="3"/>Tomorrow&amp;apos;s surplus is attributable to excess bank holdings&lt;br/&gt;from sales of yen to buy dollars and to huge cash amounts to be&lt;br/&gt;redeposited at banks after the current financial year-end&lt;br/&gt;today, the traders said.&lt;br/&gt; <text:s text:c="3"/>The operation will put the outstanding bill supply at about&lt;br/&gt;3,200 billion yen.&lt;br/&gt; REUTER&lt;br/&gt;</text:p>
          </table:table-cell>
          <table:table-cell office:value-type="string">
            <text:p>Reserve</text:p>
          </table:table-cell>
          <table:table-cell office:value-type="string">
            <text:p>http://en.wikipedia.org/wiki/Reserve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25];&quot;,&quot;;[.AC425];&quot;,&quot;; TEXT([.AK42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AKD5NQYN5F3597LC3PMVCWYDS37B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N58XMB3Q39ZFKUZ0YXTCEVS0PESHM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43:15 GMT 2012</text:p>
          </table:table-cell>
          <table:table-cell office:value-type="string">
            <text:p>Wed Oct 03 09:44:07 GMT 2012</text:p>
          </table:table-cell>
          <table:table-cell office:value-type="string">
            <text:p>Wed Oct 10 02:44:07 PDT 2012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1244.txt</text:p>
          </table:table-cell>
          <table:table-cell office:value-type="string">
            <text:p>BANK OF JAPAN TO SELL 800 BILLION YEN IN BILLS&lt;br/&gt;&lt;br/&gt; <text:s text:c="3"/>TOKYO, March 31 - The Bank of Japan will sell tomorrow a&lt;br/&gt;total of 800 billion yen worth of financing bills from its&lt;br/&gt;holdings to help absorb a projected money market surplus of&lt;br/&gt;1,700 billion yen, money traders said.&lt;br/&gt; <text:s text:c="3"/>Of the total, 300 billion yen will yield 3.8992 pct on&lt;br/&gt;sales from money houses to banks and securities houses in a&lt;br/&gt;23-day repurchase accord maturing on April 24.&lt;br/&gt; <text:s text:c="3"/>The remaining 500 billion yen will yield 3.8990 pct in a&lt;br/&gt;31-day repurchase pact maturing on May 2, they said.&lt;br/&gt; <text:s text:c="3"/>The repurchase agreement yields compare with the 3.8750 pct&lt;br/&gt;one-month commercial bill discount rate today and the 4.28/11&lt;br/&gt;pct rate on one-month certificates of deposit.&lt;br/&gt; <text:s text:c="3"/>Tomorrow&amp;apos;s surplus is attributable to excess bank holdings&lt;br/&gt;from sales of yen to buy dollars and to huge cash amounts to be&lt;br/&gt;redeposited at banks after the current financial year-end&lt;br/&gt;today, the traders said.&lt;br/&gt; <text:s text:c="3"/>The operation will put the outstanding bill supply at about&lt;br/&gt;3,200 billion yen.&lt;br/&gt; REUTER&lt;br/&gt;</text:p>
          </table:table-cell>
          <table:table-cell office:value-type="string">
            <text:p>Reserve</text:p>
          </table:table-cell>
          <table:table-cell office:value-type="string">
            <text:p>http://en.wikipedia.org/wiki/Reserve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26];&quot;,&quot;;[.AC426];&quot;,&quot;; TEXT([.AK42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AKD5NQYN5F3597LC3PMVCWYDS37B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PD42J1LY58BMBVR7S7FSHD1DS05QR</text:p>
          </table:table-cell>
          <table:table-cell office:value-type="string">
            <text:p>A329A7P6PGVBUI</text:p>
          </table:table-cell>
          <table:table-cell office:value-type="string">
            <text:p>Submitted</text:p>
          </table:table-cell>
          <table:table-cell office:value-type="string">
            <text:p>Wed Oct 03 08:31:59 GMT 2012</text:p>
          </table:table-cell>
          <table:table-cell office:value-type="string">
            <text:p>Wed Oct 03 08:32:21 GMT 2012</text:p>
          </table:table-cell>
          <table:table-cell office:value-type="string">
            <text:p>Wed Oct 10 01:32:21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fx/11244.txt</text:p>
          </table:table-cell>
          <table:table-cell office:value-type="string">
            <text:p>BANK OF JAPAN TO SELL 800 BILLION YEN IN BILLS&lt;br/&gt;&lt;br/&gt; <text:s text:c="3"/>TOKYO, March 31 - The Bank of Japan will sell tomorrow a&lt;br/&gt;total of 800 billion yen worth of financing bills from its&lt;br/&gt;holdings to help absorb a projected money market surplus of&lt;br/&gt;1,700 billion yen, money traders said.&lt;br/&gt; <text:s text:c="3"/>Of the total, 300 billion yen will yield 3.8992 pct on&lt;br/&gt;sales from money houses to banks and securities houses in a&lt;br/&gt;23-day repurchase accord maturing on April 24.&lt;br/&gt; <text:s text:c="3"/>The remaining 500 billion yen will yield 3.8990 pct in a&lt;br/&gt;31-day repurchase pact maturing on May 2, they said.&lt;br/&gt; <text:s text:c="3"/>The repurchase agreement yields compare with the 3.8750 pct&lt;br/&gt;one-month commercial bill discount rate today and the 4.28/11&lt;br/&gt;pct rate on one-month certificates of deposit.&lt;br/&gt; <text:s text:c="3"/>Tomorrow&amp;apos;s surplus is attributable to excess bank holdings&lt;br/&gt;from sales of yen to buy dollars and to huge cash amounts to be&lt;br/&gt;redeposited at banks after the current financial year-end&lt;br/&gt;today, the traders said.&lt;br/&gt; <text:s text:c="3"/>The operation will put the outstanding bill supply at about&lt;br/&gt;3,200 billion yen.&lt;br/&gt; REUTER&lt;br/&gt;</text:p>
          </table:table-cell>
          <table:table-cell office:value-type="string">
            <text:p>Reserve</text:p>
          </table:table-cell>
          <table:table-cell office:value-type="string">
            <text:p>http://en.wikipedia.org/wiki/Reserve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27];&quot;,&quot;;[.AC427];&quot;,&quot;; TEXT([.AK42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YNTBJ3MMDXKODCUGTKPB9MFLHBX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68KCCVLL3CAICAMHZH4K9NQ11FX7S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3:59 GMT 2012</text:p>
          </table:table-cell>
          <table:table-cell office:value-type="string">
            <text:p>Wed Oct 03 07:44:07 GMT 2012</text:p>
          </table:table-cell>
          <table:table-cell office:value-type="string">
            <text:p>Wed Oct 10 00:44:07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0129.txt</text:p>
          </table:table-cell>
          <table:table-cell office:value-type="string">
            <text:p>TRIBUNE CO &amp;lt;TRB&amp;gt; 3RD QTR NET&lt;br/&gt;&lt;br/&gt; <text:s text:c="3"/>CHICAGO, Oct 20 -&lt;br/&gt; <text:s text:c="3"/>Shr 42 cts vs 1.53 dlrs&lt;br/&gt; <text:s text:c="3"/>Net 33,085,000 vs 123,450,000&lt;br/&gt; <text:s text:c="3"/>Revs 535.0 mln vs 496.7 mln&lt;br/&gt; <text:s text:c="3"/>Avg shrs 78,755,000 vs 80,666,000&lt;br/&gt; <text:s text:c="3"/>Nine mths&lt;br/&gt; <text:s text:c="3"/>Shr 1.24 dlrs vs 3.35 dlrs&lt;br/&gt; <text:s text:c="3"/>Net 98,322,000 vs 271,512,000&lt;br/&gt; <text:s text:c="3"/>Revs 1.58 billion vs 1.49 billion&lt;br/&gt; <text:s text:c="3"/>Avg shrs 78,999,000 vs 81,022,000&lt;br/&gt; <text:s text:c="3"/>NOTE: 1987 per-share earnings include Daily News severance&lt;br/&gt;charges of 11 cts a share in the quarter and 13 cts a share for&lt;br/&gt;the nine months&lt;br/&gt; <text:s text:c="3"/>1986 net income includes non-recurring gains of 1.11 dlrs a&lt;br/&gt;share in the quarter and 2.23 dlrs a share in the nine months&lt;br/&gt;and five cts a share Daily News severance charges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28];&quot;,&quot;;[.AC428];&quot;,&quot;; TEXT([.AK42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YNTBJ3MMDXKODCUGTKPB9MFLHBX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JCSSZVXX2Q4K3IPXYPGVIW1UMUO6J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57 GMT 2012</text:p>
          </table:table-cell>
          <table:table-cell office:value-type="string">
            <text:p>Wed Oct 03 09:31:01 GMT 2012</text:p>
          </table:table-cell>
          <table:table-cell office:value-type="string">
            <text:p>Wed Oct 10 02:31:01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0129.txt</text:p>
          </table:table-cell>
          <table:table-cell office:value-type="string">
            <text:p>TRIBUNE CO &amp;lt;TRB&amp;gt; 3RD QTR NET&lt;br/&gt;&lt;br/&gt; <text:s text:c="3"/>CHICAGO, Oct 20 -&lt;br/&gt; <text:s text:c="3"/>Shr 42 cts vs 1.53 dlrs&lt;br/&gt; <text:s text:c="3"/>Net 33,085,000 vs 123,450,000&lt;br/&gt; <text:s text:c="3"/>Revs 535.0 mln vs 496.7 mln&lt;br/&gt; <text:s text:c="3"/>Avg shrs 78,755,000 vs 80,666,000&lt;br/&gt; <text:s text:c="3"/>Nine mths&lt;br/&gt; <text:s text:c="3"/>Shr 1.24 dlrs vs 3.35 dlrs&lt;br/&gt; <text:s text:c="3"/>Net 98,322,000 vs 271,512,000&lt;br/&gt; <text:s text:c="3"/>Revs 1.58 billion vs 1.49 billion&lt;br/&gt; <text:s text:c="3"/>Avg shrs 78,999,000 vs 81,022,000&lt;br/&gt; <text:s text:c="3"/>NOTE: 1987 per-share earnings include Daily News severance&lt;br/&gt;charges of 11 cts a share in the quarter and 13 cts a share for&lt;br/&gt;the nine months&lt;br/&gt; <text:s text:c="3"/>1986 net income includes non-recurring gains of 1.11 dlrs a&lt;br/&gt;share in the quarter and 2.23 dlrs a share in the nine months&lt;br/&gt;and five cts a share Daily News severance charges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29];&quot;,&quot;;[.AC429];&quot;,&quot;; TEXT([.AK42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8YNTBJ3MMDXKODCUGTKPB9MFLHBX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SMUU00OQKKAJR6XF2TUA680LQLWW3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8:01 GMT 2012</text:p>
          </table:table-cell>
          <table:table-cell office:value-type="string">
            <text:p>Wed Oct 03 09:18:12 GMT 2012</text:p>
          </table:table-cell>
          <table:table-cell office:value-type="string">
            <text:p>Wed Oct 10 02:18:12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20129.txt</text:p>
          </table:table-cell>
          <table:table-cell office:value-type="string">
            <text:p>TRIBUNE CO &amp;lt;TRB&amp;gt; 3RD QTR NET&lt;br/&gt;&lt;br/&gt; <text:s text:c="3"/>CHICAGO, Oct 20 -&lt;br/&gt; <text:s text:c="3"/>Shr 42 cts vs 1.53 dlrs&lt;br/&gt; <text:s text:c="3"/>Net 33,085,000 vs 123,450,000&lt;br/&gt; <text:s text:c="3"/>Revs 535.0 mln vs 496.7 mln&lt;br/&gt; <text:s text:c="3"/>Avg shrs 78,755,000 vs 80,666,000&lt;br/&gt; <text:s text:c="3"/>Nine mths&lt;br/&gt; <text:s text:c="3"/>Shr 1.24 dlrs vs 3.35 dlrs&lt;br/&gt; <text:s text:c="3"/>Net 98,322,000 vs 271,512,000&lt;br/&gt; <text:s text:c="3"/>Revs 1.58 billion vs 1.49 billion&lt;br/&gt; <text:s text:c="3"/>Avg shrs 78,999,000 vs 81,022,000&lt;br/&gt; <text:s text:c="3"/>NOTE: 1987 per-share earnings include Daily News severance&lt;br/&gt;charges of 11 cts a share in the quarter and 13 cts a share for&lt;br/&gt;the nine months&lt;br/&gt; <text:s text:c="3"/>1986 net income includes non-recurring gains of 1.11 dlrs a&lt;br/&gt;share in the quarter and 2.23 dlrs a share in the nine months&lt;br/&gt;and five cts a share Daily News severance charges&lt;br/&gt; Reuter&lt;br/&gt;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 office:value-type="string">
            <text:p>Enron scandal</text:p>
          </table:table-cell>
          <table:table-cell office:value-type="string">
            <text:p>http://en.wikipedia.org/wiki/Enron_scand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30];&quot;,&quot;;[.AC430];&quot;,&quot;; TEXT([.AK43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QG8TNKIMZSMKT3MZCFM8PGVHRBBY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0V9Z0B6UTO68D20Z3MRSGPWZQSOZB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8:25 GMT 2012</text:p>
          </table:table-cell>
          <table:table-cell office:value-type="string">
            <text:p>Wed Oct 03 09:48:40 GMT 2012</text:p>
          </table:table-cell>
          <table:table-cell office:value-type="string">
            <text:p>Wed Oct 10 02:48:40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237.txt</text:p>
          </table:table-cell>
          <table:table-cell office:value-type="string">
            <text:p>CSR BIDS 2.20 DLRS A SHARE FOR PIONEER SUGAR MILLS&lt;br/&gt;&lt;br/&gt; <text:s text:c="3"/>SYDNEY, March 31 - CSR Ltd &amp;lt;CSRA.S&amp;gt; said it will offer 2.20&lt;br/&gt;dlrs cash each for the shares it does not already hold in&lt;br/&gt;&amp;lt;Pioneer Sugar Mills Ltd&amp;gt;.&lt;br/&gt; <text:s text:c="3"/>CSR already holds 31.74 pct of Pioneer&amp;apos;s 99.80 mln issued&lt;br/&gt;shares, it said in a statement.&lt;br/&gt; <text:s text:c="3"/>The offer price values the entire Pioneer Sugar share&lt;br/&gt;capital at 219.6 mln dlrs and compares with today&amp;apos;s closing&lt;br/&gt;market level of 1.85 dlrs a share.&lt;br/&gt; <text:s text:c="3"/>CSR said it will announce further details of the offer&lt;br/&gt;soon, including an alternative offer of CSR shares for Pioneer&lt;br/&gt;Sugar stock.&lt;br/&gt; <text:s text:c="3"/>It said the offer is generous since it will give Pioneer&lt;br/&gt;Sugar shareholders a price equivalent to 29 times Pioneer&amp;apos;s net&lt;br/&gt;earnings last financial year and a premium of 22 pct over&lt;br/&gt;yesterday&amp;apos;s market price which CSR said it believed already&lt;br/&gt;contained an element of takeover speculation.&lt;br/&gt; <text:s text:c="3"/>It also gives a premium of 91 pct over Pioneer&amp;apos;s last&lt;br/&gt;reported net tangible assets per share, CSR said.&lt;br/&gt; <text:s text:c="3"/>CSR said the generous offer price reflects the cost savings&lt;br/&gt;which will flow from integrated management of CSR&amp;apos;s and&lt;br/&gt;Pioneer&amp;apos;s raw sugar mills and building materials businesses.&lt;br/&gt; <text:s text:c="3"/>These economies can only be achieved through CSR control&lt;br/&gt;and management of Pioneer Sugar, it added.&lt;br/&gt; <text:s text:c="3"/>The takeover announcement came soon after CSR&amp;apos;s earlier&lt;br/&gt;reported statement that it will sell its &amp;lt;Delhi Petroleum Pty&lt;br/&gt;Ltd&amp;gt; unit to an Exxon Corp &amp;lt;XON&amp;gt; unit for 985 mln dlrs and not&lt;br/&gt;proceed with the previously announced float of part of Delhi.&lt;br/&gt; REUTER&lt;br/&gt;</text:p>
          </table:table-cell>
          <table:table-cell office:value-type="string">
            <text:p>Laserdisc</text:p>
          </table:table-cell>
          <table:table-cell office:value-type="string">
            <text:p>http://en.wikipedia.org/wiki/Laserdisc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1];&quot;,&quot;;[.AC431];&quot;,&quot;; TEXT([.AK43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QG8TNKIMZSMKT3MZCFM8PGVHRBBY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6Q2AOO2GMMEVXCLX23MEIAA9MX669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0:12 GMT 2012</text:p>
          </table:table-cell>
          <table:table-cell office:value-type="string">
            <text:p>Wed Oct 03 07:50:46 GMT 2012</text:p>
          </table:table-cell>
          <table:table-cell office:value-type="string">
            <text:p>Wed Oct 10 00:50:46 PDT 2012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237.txt</text:p>
          </table:table-cell>
          <table:table-cell office:value-type="string">
            <text:p>CSR BIDS 2.20 DLRS A SHARE FOR PIONEER SUGAR MILLS&lt;br/&gt;&lt;br/&gt; <text:s text:c="3"/>SYDNEY, March 31 - CSR Ltd &amp;lt;CSRA.S&amp;gt; said it will offer 2.20&lt;br/&gt;dlrs cash each for the shares it does not already hold in&lt;br/&gt;&amp;lt;Pioneer Sugar Mills Ltd&amp;gt;.&lt;br/&gt; <text:s text:c="3"/>CSR already holds 31.74 pct of Pioneer&amp;apos;s 99.80 mln issued&lt;br/&gt;shares, it said in a statement.&lt;br/&gt; <text:s text:c="3"/>The offer price values the entire Pioneer Sugar share&lt;br/&gt;capital at 219.6 mln dlrs and compares with today&amp;apos;s closing&lt;br/&gt;market level of 1.85 dlrs a share.&lt;br/&gt; <text:s text:c="3"/>CSR said it will announce further details of the offer&lt;br/&gt;soon, including an alternative offer of CSR shares for Pioneer&lt;br/&gt;Sugar stock.&lt;br/&gt; <text:s text:c="3"/>It said the offer is generous since it will give Pioneer&lt;br/&gt;Sugar shareholders a price equivalent to 29 times Pioneer&amp;apos;s net&lt;br/&gt;earnings last financial year and a premium of 22 pct over&lt;br/&gt;yesterday&amp;apos;s market price which CSR said it believed already&lt;br/&gt;contained an element of takeover speculation.&lt;br/&gt; <text:s text:c="3"/>It also gives a premium of 91 pct over Pioneer&amp;apos;s last&lt;br/&gt;reported net tangible assets per share, CSR said.&lt;br/&gt; <text:s text:c="3"/>CSR said the generous offer price reflects the cost savings&lt;br/&gt;which will flow from integrated management of CSR&amp;apos;s and&lt;br/&gt;Pioneer&amp;apos;s raw sugar mills and building materials businesses.&lt;br/&gt; <text:s text:c="3"/>These economies can only be achieved through CSR control&lt;br/&gt;and management of Pioneer Sugar, it added.&lt;br/&gt; <text:s text:c="3"/>The takeover announcement came soon after CSR&amp;apos;s earlier&lt;br/&gt;reported statement that it will sell its &amp;lt;Delhi Petroleum Pty&lt;br/&gt;Ltd&amp;gt; unit to an Exxon Corp &amp;lt;XON&amp;gt; unit for 985 mln dlrs and not&lt;br/&gt;proceed with the previously announced float of part of Delhi.&lt;br/&gt; REUTER&lt;br/&gt;</text:p>
          </table:table-cell>
          <table:table-cell office:value-type="string">
            <text:p>Laserdisc</text:p>
          </table:table-cell>
          <table:table-cell office:value-type="string">
            <text:p>http://en.wikipedia.org/wiki/Laserdisc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2];&quot;,&quot;;[.AC432];&quot;,&quot;; TEXT([.AK43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QG8TNKIMZSMKT3MZCFM8PGVHRBBY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WU5L8I9NZW6WNNBVOVQ47T8D32KUX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2:59 GMT 2012</text:p>
          </table:table-cell>
          <table:table-cell office:value-type="string">
            <text:p>Wed Oct 03 09:13:03 GMT 2012</text:p>
          </table:table-cell>
          <table:table-cell office:value-type="string">
            <text:p>Wed Oct 10 02:13:0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237.txt</text:p>
          </table:table-cell>
          <table:table-cell office:value-type="string">
            <text:p>CSR BIDS 2.20 DLRS A SHARE FOR PIONEER SUGAR MILLS&lt;br/&gt;&lt;br/&gt; <text:s text:c="3"/>SYDNEY, March 31 - CSR Ltd &amp;lt;CSRA.S&amp;gt; said it will offer 2.20&lt;br/&gt;dlrs cash each for the shares it does not already hold in&lt;br/&gt;&amp;lt;Pioneer Sugar Mills Ltd&amp;gt;.&lt;br/&gt; <text:s text:c="3"/>CSR already holds 31.74 pct of Pioneer&amp;apos;s 99.80 mln issued&lt;br/&gt;shares, it said in a statement.&lt;br/&gt; <text:s text:c="3"/>The offer price values the entire Pioneer Sugar share&lt;br/&gt;capital at 219.6 mln dlrs and compares with today&amp;apos;s closing&lt;br/&gt;market level of 1.85 dlrs a share.&lt;br/&gt; <text:s text:c="3"/>CSR said it will announce further details of the offer&lt;br/&gt;soon, including an alternative offer of CSR shares for Pioneer&lt;br/&gt;Sugar stock.&lt;br/&gt; <text:s text:c="3"/>It said the offer is generous since it will give Pioneer&lt;br/&gt;Sugar shareholders a price equivalent to 29 times Pioneer&amp;apos;s net&lt;br/&gt;earnings last financial year and a premium of 22 pct over&lt;br/&gt;yesterday&amp;apos;s market price which CSR said it believed already&lt;br/&gt;contained an element of takeover speculation.&lt;br/&gt; <text:s text:c="3"/>It also gives a premium of 91 pct over Pioneer&amp;apos;s last&lt;br/&gt;reported net tangible assets per share, CSR said.&lt;br/&gt; <text:s text:c="3"/>CSR said the generous offer price reflects the cost savings&lt;br/&gt;which will flow from integrated management of CSR&amp;apos;s and&lt;br/&gt;Pioneer&amp;apos;s raw sugar mills and building materials businesses.&lt;br/&gt; <text:s text:c="3"/>These economies can only be achieved through CSR control&lt;br/&gt;and management of Pioneer Sugar, it added.&lt;br/&gt; <text:s text:c="3"/>The takeover announcement came soon after CSR&amp;apos;s earlier&lt;br/&gt;reported statement that it will sell its &amp;lt;Delhi Petroleum Pty&lt;br/&gt;Ltd&amp;gt; unit to an Exxon Corp &amp;lt;XON&amp;gt; unit for 985 mln dlrs and not&lt;br/&gt;proceed with the previously announced float of part of Delhi.&lt;br/&gt; REUTER&lt;br/&gt;</text:p>
          </table:table-cell>
          <table:table-cell office:value-type="string">
            <text:p>Laserdisc</text:p>
          </table:table-cell>
          <table:table-cell office:value-type="string">
            <text:p>http://en.wikipedia.org/wiki/Laserdisc</text:p>
          </table:table-cell>
          <table:table-cell office:value-type="string">
            <text:p>Kohlberg Kravis Roberts</text:p>
          </table:table-cell>
          <table:table-cell office:value-type="string">
            <text:p>http://en.wikipedia.org/wiki/Kohlberg_Kravis_Rober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3];&quot;,&quot;;[.AC433];&quot;,&quot;; TEXT([.AK43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UV8XMB3Q39ZFKUZ0YXTCEVSVJKSH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LDYHVI44OS2ZUIDKX5Z0BAPC5M4YO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8:34 GMT 2012</text:p>
          </table:table-cell>
          <table:table-cell office:value-type="string">
            <text:p>Wed Oct 03 08:49:44 GMT 2012</text:p>
          </table:table-cell>
          <table:table-cell office:value-type="string">
            <text:p>Wed Oct 10 01:49:44 PDT 2012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supply/16063.txt</text:p>
          </table:table-cell>
          <table:table-cell office:value-type="string">
            <text:p>N.Z. TRADING BANK DEPOSIT GROWTH EASES SLIGHTLY&lt;br/&gt;&lt;br/&gt; <text:s text:c="3"/>WELLINGTON, April 10 - New Zealand&amp;apos;s trading bank&lt;br/&gt;seasonally adjusted deposit growth rose 2.1 pct in February&lt;br/&gt;compared with a 2.6 pct rise in January, the Reserve Bank said.&lt;br/&gt; <text:s text:c="3"/>Year-on-year total deposits rose 28.9 pct compared with a&lt;br/&gt;30.6 pct rise in January and 34.4 pct rise in February a year&lt;br/&gt;ago period, the bank said in its weekly statistical release.&lt;br/&gt; <text:s text:c="3"/>Total deposits rose to 17.55 billion N.Z. Dlrs in February&lt;br/&gt;compared with 17.18 billion in January and 13.61 billion in&lt;br/&gt;February 1986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2008–2011 Icelandic financial crisis</text:p>
          </table:table-cell>
          <table:table-cell office:value-type="string">
            <text:p>http://en.wikipedia.org/wiki/2008–2011_Icelandic_financial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4];&quot;,&quot;;[.AC434];&quot;,&quot;; TEXT([.AK43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V8XMB3Q39ZFKUZ0YXTCEVSVJKSH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Q7L6VCPWZ9R2MKNV5SSFSN3KNYO9Q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9:16 GMT 2012</text:p>
          </table:table-cell>
          <table:table-cell office:value-type="string">
            <text:p>Wed Oct 03 07:59:33 GMT 2012</text:p>
          </table:table-cell>
          <table:table-cell office:value-type="string">
            <text:p>Wed Oct 10 00:59:33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supply/16063.txt</text:p>
          </table:table-cell>
          <table:table-cell office:value-type="string">
            <text:p>N.Z. TRADING BANK DEPOSIT GROWTH EASES SLIGHTLY&lt;br/&gt;&lt;br/&gt; <text:s text:c="3"/>WELLINGTON, April 10 - New Zealand&amp;apos;s trading bank&lt;br/&gt;seasonally adjusted deposit growth rose 2.1 pct in February&lt;br/&gt;compared with a 2.6 pct rise in January, the Reserve Bank said.&lt;br/&gt; <text:s text:c="3"/>Year-on-year total deposits rose 28.9 pct compared with a&lt;br/&gt;30.6 pct rise in January and 34.4 pct rise in February a year&lt;br/&gt;ago period, the bank said in its weekly statistical release.&lt;br/&gt; <text:s text:c="3"/>Total deposits rose to 17.55 billion N.Z. Dlrs in February&lt;br/&gt;compared with 17.18 billion in January and 13.61 billion in&lt;br/&gt;February 1986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2008–2011 Icelandic financial crisis</text:p>
          </table:table-cell>
          <table:table-cell office:value-type="string">
            <text:p>http://en.wikipedia.org/wiki/2008–2011_Icelandic_financial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5];&quot;,&quot;;[.AC435];&quot;,&quot;; TEXT([.AK43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V8XMB3Q39ZFKUZ0YXTCEVSVJKSH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YFNVRH1KHO9TPFGEGEVHLKWER9ZQT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2:26 GMT 2012</text:p>
          </table:table-cell>
          <table:table-cell office:value-type="string">
            <text:p>Wed Oct 03 09:42:44 GMT 2012</text:p>
          </table:table-cell>
          <table:table-cell office:value-type="string">
            <text:p>Wed Oct 10 02:42:44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money-supply/16063.txt</text:p>
          </table:table-cell>
          <table:table-cell office:value-type="string">
            <text:p>N.Z. TRADING BANK DEPOSIT GROWTH EASES SLIGHTLY&lt;br/&gt;&lt;br/&gt; <text:s text:c="3"/>WELLINGTON, April 10 - New Zealand&amp;apos;s trading bank&lt;br/&gt;seasonally adjusted deposit growth rose 2.1 pct in February&lt;br/&gt;compared with a 2.6 pct rise in January, the Reserve Bank said.&lt;br/&gt; <text:s text:c="3"/>Year-on-year total deposits rose 28.9 pct compared with a&lt;br/&gt;30.6 pct rise in January and 34.4 pct rise in February a year&lt;br/&gt;ago period, the bank said in its weekly statistical release.&lt;br/&gt; <text:s text:c="3"/>Total deposits rose to 17.55 billion N.Z. Dlrs in February&lt;br/&gt;compared with 17.18 billion in January and 13.61 billion in&lt;br/&gt;February 1986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2008–2011 Icelandic financial crisis</text:p>
          </table:table-cell>
          <table:table-cell office:value-type="string">
            <text:p>http://en.wikipedia.org/wiki/2008–2011_Icelandic_financial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36];&quot;,&quot;;[.AC436];&quot;,&quot;; TEXT([.AK43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YVM25L8I9NZBF5J6GFECQW7VWZSI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8L3DHJHP4BDST495IIS59X3NXNW3T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1:52 GMT 2012</text:p>
          </table:table-cell>
          <table:table-cell office:value-type="string">
            <text:p>Wed Oct 03 07:52:02 GMT 2012</text:p>
          </table:table-cell>
          <table:table-cell office:value-type="string">
            <text:p>Wed Oct 10 00:52:02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rude/09208.txt</text:p>
          </table:table-cell>
          <table:table-cell office:value-type="string">
            <text:p>ABU DHABI TO REOPEN GULF OILFIELD HIT IN 1986 RAID&lt;br/&gt;&lt;br/&gt; <text:s text:c="3"/>ABU DHABI, March 25 - Abu Dhabi&amp;apos;s offshore Abu al-Bukhoosh&lt;br/&gt;oilfield in the Gulf, shut since an aerial attack last&lt;br/&gt;November, will reopen when new anti-aircraft defences are&lt;br/&gt;ready, and this could be in the next two months, oil industry&lt;br/&gt;sources said.&lt;br/&gt; <text:s text:c="3"/>They said the Abu Dhabi government and Compagnie Francaise&lt;br/&gt;des Petroles (Total) &amp;lt;TPN.PA&amp;gt;, whose Total Abu al-Bukhoosh&lt;br/&gt;subsidiary owns 51 pct of the field, have agreed on the&lt;br/&gt;reopening, but that a date has not been definitely fixed.&lt;br/&gt; <text:s text:c="3"/>Unidentified planes hit the field, 100 miles off Abu Dhabi,&lt;br/&gt;last November 25.&lt;br/&gt; <text:s text:c="3"/>The raid killed eight workers and destroyed the main living&lt;br/&gt;quarters and a bridge linking a wellhead to the main production&lt;br/&gt;platform.&lt;br/&gt; <text:s text:c="3"/>Western diplomats in the region say Iran was responsible&lt;br/&gt;but Tehran has blamed its Gulf War enemy Iraq.&lt;br/&gt; <text:s text:c="3"/>Abu al-Bukhoosh was producing 57,000 barrels per day (bpd)&lt;br/&gt;at the time of the attack, but the sources said it would resume&lt;br/&gt;at a maximum of half that level because of reduced staff and&lt;br/&gt;the fact only four of five wellheads were now operable.&lt;br/&gt; <text:s text:c="3"/>The sources said only 80 personnel can be housed in&lt;br/&gt;remaining accomodations, the sources said.&lt;br/&gt; <text:s text:c="3"/>Facilities being installed to protect the field include&lt;br/&gt;aircraft detection equipment, anti-aircraft missiles, housing&lt;br/&gt;for military personnel and helicopter landing pads, the sources&lt;br/&gt;said.&lt;br/&gt; <text:s text:c="3"/>Abu Dhabi is the largest oil producer in the United Arab&lt;br/&gt;Emirates, accounting for about 800,000 bpd of its total 1.15&lt;br/&gt;mln bpd production, the sources said.&lt;br/&gt; <text:s text:c="3"/>They also said Iran was working to reopen its Sassan field,&lt;br/&gt;part of the same reservoir as Abu al-Bukhoosh and located only&lt;br/&gt;a few miles away. Sassan was heavily damaged by an Iraqi air&lt;br/&gt;raid only 10 days before Abu al-Bukhoosh was attacked.&lt;br/&gt; REUTER&lt;br/&gt;</text:p>
          </table:table-cell>
          <table:table-cell office:value-type="string">
            <text:p>Safavid dynasty</text:p>
          </table:table-cell>
          <table:table-cell office:value-type="string">
            <text:p>http://en.wikipedia.org/wiki/Safavid_dynasty</text:p>
          </table:table-cell>
          <table:table-cell office:value-type="string">
            <text:p>Abu Dhabi</text:p>
          </table:table-cell>
          <table:table-cell office:value-type="string">
            <text:p>http://en.wikipedia.org/wiki/Abu_Dhab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7];&quot;,&quot;;[.AC437];&quot;,&quot;; TEXT([.AK43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YVM25L8I9NZBF5J6GFECQW7VWZSI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JR6KW4ZMAZHW0FQM0ROVNVROV6H8A</text:p>
          </table:table-cell>
          <table:table-cell office:value-type="string">
            <text:p>A198GVHAUP5S3V</text:p>
          </table:table-cell>
          <table:table-cell office:value-type="string">
            <text:p>Submitted</text:p>
          </table:table-cell>
          <table:table-cell office:value-type="string">
            <text:p>Wed Oct 03 09:06:28 GMT 2012</text:p>
          </table:table-cell>
          <table:table-cell office:value-type="string">
            <text:p>Wed Oct 03 09:06:50 GMT 2012</text:p>
          </table:table-cell>
          <table:table-cell office:value-type="string">
            <text:p>Wed Oct 10 02:06:50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rude/09208.txt</text:p>
          </table:table-cell>
          <table:table-cell office:value-type="string">
            <text:p>ABU DHABI TO REOPEN GULF OILFIELD HIT IN 1986 RAID&lt;br/&gt;&lt;br/&gt; <text:s text:c="3"/>ABU DHABI, March 25 - Abu Dhabi&amp;apos;s offshore Abu al-Bukhoosh&lt;br/&gt;oilfield in the Gulf, shut since an aerial attack last&lt;br/&gt;November, will reopen when new anti-aircraft defences are&lt;br/&gt;ready, and this could be in the next two months, oil industry&lt;br/&gt;sources said.&lt;br/&gt; <text:s text:c="3"/>They said the Abu Dhabi government and Compagnie Francaise&lt;br/&gt;des Petroles (Total) &amp;lt;TPN.PA&amp;gt;, whose Total Abu al-Bukhoosh&lt;br/&gt;subsidiary owns 51 pct of the field, have agreed on the&lt;br/&gt;reopening, but that a date has not been definitely fixed.&lt;br/&gt; <text:s text:c="3"/>Unidentified planes hit the field, 100 miles off Abu Dhabi,&lt;br/&gt;last November 25.&lt;br/&gt; <text:s text:c="3"/>The raid killed eight workers and destroyed the main living&lt;br/&gt;quarters and a bridge linking a wellhead to the main production&lt;br/&gt;platform.&lt;br/&gt; <text:s text:c="3"/>Western diplomats in the region say Iran was responsible&lt;br/&gt;but Tehran has blamed its Gulf War enemy Iraq.&lt;br/&gt; <text:s text:c="3"/>Abu al-Bukhoosh was producing 57,000 barrels per day (bpd)&lt;br/&gt;at the time of the attack, but the sources said it would resume&lt;br/&gt;at a maximum of half that level because of reduced staff and&lt;br/&gt;the fact only four of five wellheads were now operable.&lt;br/&gt; <text:s text:c="3"/>The sources said only 80 personnel can be housed in&lt;br/&gt;remaining accomodations, the sources said.&lt;br/&gt; <text:s text:c="3"/>Facilities being installed to protect the field include&lt;br/&gt;aircraft detection equipment, anti-aircraft missiles, housing&lt;br/&gt;for military personnel and helicopter landing pads, the sources&lt;br/&gt;said.&lt;br/&gt; <text:s text:c="3"/>Abu Dhabi is the largest oil producer in the United Arab&lt;br/&gt;Emirates, accounting for about 800,000 bpd of its total 1.15&lt;br/&gt;mln bpd production, the sources said.&lt;br/&gt; <text:s text:c="3"/>They also said Iran was working to reopen its Sassan field,&lt;br/&gt;part of the same reservoir as Abu al-Bukhoosh and located only&lt;br/&gt;a few miles away. Sassan was heavily damaged by an Iraqi air&lt;br/&gt;raid only 10 days before Abu al-Bukhoosh was attacked.&lt;br/&gt; REUTER&lt;br/&gt;</text:p>
          </table:table-cell>
          <table:table-cell office:value-type="string">
            <text:p>Safavid dynasty</text:p>
          </table:table-cell>
          <table:table-cell office:value-type="string">
            <text:p>http://en.wikipedia.org/wiki/Safavid_dynasty</text:p>
          </table:table-cell>
          <table:table-cell office:value-type="string">
            <text:p>Abu Dhabi</text:p>
          </table:table-cell>
          <table:table-cell office:value-type="string">
            <text:p>http://en.wikipedia.org/wiki/Abu_Dhab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38];&quot;,&quot;;[.AC438];&quot;,&quot;; TEXT([.AK43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YVM25L8I9NZBF5J6GFECQW7VWZSI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NXNQYN5F3Q0YPTY5WEC4YB4G9RD9I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3:50 GMT 2012</text:p>
          </table:table-cell>
          <table:table-cell office:value-type="string">
            <text:p>Wed Oct 03 07:43:58 GMT 2012</text:p>
          </table:table-cell>
          <table:table-cell office:value-type="string">
            <text:p>Wed Oct 10 00:43:58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rude/09208.txt</text:p>
          </table:table-cell>
          <table:table-cell office:value-type="string">
            <text:p>ABU DHABI TO REOPEN GULF OILFIELD HIT IN 1986 RAID&lt;br/&gt;&lt;br/&gt; <text:s text:c="3"/>ABU DHABI, March 25 - Abu Dhabi&amp;apos;s offshore Abu al-Bukhoosh&lt;br/&gt;oilfield in the Gulf, shut since an aerial attack last&lt;br/&gt;November, will reopen when new anti-aircraft defences are&lt;br/&gt;ready, and this could be in the next two months, oil industry&lt;br/&gt;sources said.&lt;br/&gt; <text:s text:c="3"/>They said the Abu Dhabi government and Compagnie Francaise&lt;br/&gt;des Petroles (Total) &amp;lt;TPN.PA&amp;gt;, whose Total Abu al-Bukhoosh&lt;br/&gt;subsidiary owns 51 pct of the field, have agreed on the&lt;br/&gt;reopening, but that a date has not been definitely fixed.&lt;br/&gt; <text:s text:c="3"/>Unidentified planes hit the field, 100 miles off Abu Dhabi,&lt;br/&gt;last November 25.&lt;br/&gt; <text:s text:c="3"/>The raid killed eight workers and destroyed the main living&lt;br/&gt;quarters and a bridge linking a wellhead to the main production&lt;br/&gt;platform.&lt;br/&gt; <text:s text:c="3"/>Western diplomats in the region say Iran was responsible&lt;br/&gt;but Tehran has blamed its Gulf War enemy Iraq.&lt;br/&gt; <text:s text:c="3"/>Abu al-Bukhoosh was producing 57,000 barrels per day (bpd)&lt;br/&gt;at the time of the attack, but the sources said it would resume&lt;br/&gt;at a maximum of half that level because of reduced staff and&lt;br/&gt;the fact only four of five wellheads were now operable.&lt;br/&gt; <text:s text:c="3"/>The sources said only 80 personnel can be housed in&lt;br/&gt;remaining accomodations, the sources said.&lt;br/&gt; <text:s text:c="3"/>Facilities being installed to protect the field include&lt;br/&gt;aircraft detection equipment, anti-aircraft missiles, housing&lt;br/&gt;for military personnel and helicopter landing pads, the sources&lt;br/&gt;said.&lt;br/&gt; <text:s text:c="3"/>Abu Dhabi is the largest oil producer in the United Arab&lt;br/&gt;Emirates, accounting for about 800,000 bpd of its total 1.15&lt;br/&gt;mln bpd production, the sources said.&lt;br/&gt; <text:s text:c="3"/>They also said Iran was working to reopen its Sassan field,&lt;br/&gt;part of the same reservoir as Abu al-Bukhoosh and located only&lt;br/&gt;a few miles away. Sassan was heavily damaged by an Iraqi air&lt;br/&gt;raid only 10 days before Abu al-Bukhoosh was attacked.&lt;br/&gt; REUTER&lt;br/&gt;</text:p>
          </table:table-cell>
          <table:table-cell office:value-type="string">
            <text:p>Safavid dynasty</text:p>
          </table:table-cell>
          <table:table-cell office:value-type="string">
            <text:p>http://en.wikipedia.org/wiki/Safavid_dynasty</text:p>
          </table:table-cell>
          <table:table-cell office:value-type="string">
            <text:p>Abu Dhabi</text:p>
          </table:table-cell>
          <table:table-cell office:value-type="string">
            <text:p>http://en.wikipedia.org/wiki/Abu_Dhab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9];&quot;,&quot;;[.AC439];&quot;,&quot;; TEXT([.AK43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H9YNJ92NJKMFEZRQ3LH6W2GVD37C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2EEZZ2MIKMNO3WUG8U81WWXPX57OS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11:06 GMT 2012</text:p>
          </table:table-cell>
          <table:table-cell office:value-type="string">
            <text:p>Wed Oct 03 06:12:13 GMT 2012</text:p>
          </table:table-cell>
          <table:table-cell office:value-type="string">
            <text:p>Tue Oct 09 23:12:13 PDT 2012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7041.txt</text:p>
          </table:table-cell>
          <table:table-cell office:value-type="string">
            <text:p>AMERICAN EXPRESS &amp;lt;AXP&amp;gt; MAY SELL SHEARSON STAKE&lt;br/&gt;&lt;br/&gt; <text:s text:c="3"/>NEW YORK, March 19 - American Express Co said it and its&lt;br/&gt;Shearson Lehman Brothers Inc subsidiary have been holding talks&lt;br/&gt;on the possible equity investment in Shearson Lehman by &amp;lt;Nippon&lt;br/&gt;Life Insurance Co&amp;gt; of Japan.&lt;br/&gt; <text:s text:c="3"/>The company said, &amp;quot;The discussions have led to a general&lt;br/&gt;understanding by which Nippon Life would purchase a 13 pct&lt;br/&gt;equity investment in Shearson Lehman for approximately 530 mln&lt;br/&gt;dlrs and American Express, Shearson Lehman and Nippon Life&lt;br/&gt;would explore mutually advantageous, nonexclusive business and&lt;br/&gt;investment opportunities.&amp;quot;&lt;br/&gt; <text:s text:c="3"/>The company said a definitive agreement on the matter is&lt;br/&gt;subject to a number of conditions, including approval of the&lt;br/&gt;American Express board and the Japanese Ministry of Finance.&lt;br/&gt; <text:s text:c="3"/>The company said its board is scheduled to meet March 27&lt;br/&gt;for its regular monthly sessions.&lt;br/&gt; <text:s text:c="3"/>American Express said it is continuing to evaluate various&lt;br/&gt;courses of action of strategic importance to Shearson Lehman in&lt;br/&gt;addition to the possible investment by Nippon Life.&lt;br/&gt; <text:s text:c="3"/>It said the options range from expanding Shearson&amp;apos;s&lt;br/&gt;capacity to meet international competition, to broadening&lt;br/&gt;further its access to capital.&lt;br/&gt; <text:s text:c="3"/>The company also said, &amp;quot;All the courses of action under&lt;br/&gt;study reflect the continuing integral role of Shearson Lehman&lt;br/&gt;in American Express&amp;apos; worldwide financial services strategy.&amp;quot;&lt;br/&gt; Reuter&lt;br/&gt;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40];&quot;,&quot;;[.AC440];&quot;,&quot;; TEXT([.AK44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9YNJ92NJKMFEZRQ3LH6W2GVD37C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97YQS1CSTMOU6FIZE9C9EYDUR4PMA</text:p>
          </table:table-cell>
          <table:table-cell office:value-type="string">
            <text:p>A31PUL91ZMCDBU</text:p>
          </table:table-cell>
          <table:table-cell office:value-type="string">
            <text:p>Submitted</text:p>
          </table:table-cell>
          <table:table-cell office:value-type="string">
            <text:p>Wed Oct 03 08:50:48 GMT 2012</text:p>
          </table:table-cell>
          <table:table-cell office:value-type="string">
            <text:p>Wed Oct 03 08:54:47 GMT 2012</text:p>
          </table:table-cell>
          <table:table-cell office:value-type="string">
            <text:p>Wed Oct 10 01:54:47 PDT 2012</text:p>
          </table:table-cell>
          <table:table-cell table:number-columns-repeated="3"/>
          <table:table-cell office:value-type="float" office:value="239">
            <text:p>23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7041.txt</text:p>
          </table:table-cell>
          <table:table-cell office:value-type="string">
            <text:p>AMERICAN EXPRESS &amp;lt;AXP&amp;gt; MAY SELL SHEARSON STAKE&lt;br/&gt;&lt;br/&gt; <text:s text:c="3"/>NEW YORK, March 19 - American Express Co said it and its&lt;br/&gt;Shearson Lehman Brothers Inc subsidiary have been holding talks&lt;br/&gt;on the possible equity investment in Shearson Lehman by &amp;lt;Nippon&lt;br/&gt;Life Insurance Co&amp;gt; of Japan.&lt;br/&gt; <text:s text:c="3"/>The company said, &amp;quot;The discussions have led to a general&lt;br/&gt;understanding by which Nippon Life would purchase a 13 pct&lt;br/&gt;equity investment in Shearson Lehman for approximately 530 mln&lt;br/&gt;dlrs and American Express, Shearson Lehman and Nippon Life&lt;br/&gt;would explore mutually advantageous, nonexclusive business and&lt;br/&gt;investment opportunities.&amp;quot;&lt;br/&gt; <text:s text:c="3"/>The company said a definitive agreement on the matter is&lt;br/&gt;subject to a number of conditions, including approval of the&lt;br/&gt;American Express board and the Japanese Ministry of Finance.&lt;br/&gt; <text:s text:c="3"/>The company said its board is scheduled to meet March 27&lt;br/&gt;for its regular monthly sessions.&lt;br/&gt; <text:s text:c="3"/>American Express said it is continuing to evaluate various&lt;br/&gt;courses of action of strategic importance to Shearson Lehman in&lt;br/&gt;addition to the possible investment by Nippon Life.&lt;br/&gt; <text:s text:c="3"/>It said the options range from expanding Shearson&amp;apos;s&lt;br/&gt;capacity to meet international competition, to broadening&lt;br/&gt;further its access to capital.&lt;br/&gt; <text:s text:c="3"/>The company also said, &amp;quot;All the courses of action under&lt;br/&gt;study reflect the continuing integral role of Shearson Lehman&lt;br/&gt;in American Express&amp;apos; worldwide financial services strategy.&amp;quot;&lt;br/&gt; Reuter&lt;br/&gt;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41];&quot;,&quot;;[.AC441];&quot;,&quot;; TEXT([.AK44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9YNJ92NJKMFEZRQ3LH6W2GVD37C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9B51RYQM3EL5WAHXIKG2FTE1N80ZT</text:p>
          </table:table-cell>
          <table:table-cell office:value-type="string">
            <text:p>A2WM99FU0MBBEN</text:p>
          </table:table-cell>
          <table:table-cell office:value-type="string">
            <text:p>Submitted</text:p>
          </table:table-cell>
          <table:table-cell office:value-type="string">
            <text:p>Wed Oct 03 07:52:25 GMT 2012</text:p>
          </table:table-cell>
          <table:table-cell office:value-type="string">
            <text:p>Wed Oct 03 07:52:42 GMT 2012</text:p>
          </table:table-cell>
          <table:table-cell office:value-type="string">
            <text:p>Wed Oct 10 00:52:42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07041.txt</text:p>
          </table:table-cell>
          <table:table-cell office:value-type="string">
            <text:p>AMERICAN EXPRESS &amp;lt;AXP&amp;gt; MAY SELL SHEARSON STAKE&lt;br/&gt;&lt;br/&gt; <text:s text:c="3"/>NEW YORK, March 19 - American Express Co said it and its&lt;br/&gt;Shearson Lehman Brothers Inc subsidiary have been holding talks&lt;br/&gt;on the possible equity investment in Shearson Lehman by &amp;lt;Nippon&lt;br/&gt;Life Insurance Co&amp;gt; of Japan.&lt;br/&gt; <text:s text:c="3"/>The company said, &amp;quot;The discussions have led to a general&lt;br/&gt;understanding by which Nippon Life would purchase a 13 pct&lt;br/&gt;equity investment in Shearson Lehman for approximately 530 mln&lt;br/&gt;dlrs and American Express, Shearson Lehman and Nippon Life&lt;br/&gt;would explore mutually advantageous, nonexclusive business and&lt;br/&gt;investment opportunities.&amp;quot;&lt;br/&gt; <text:s text:c="3"/>The company said a definitive agreement on the matter is&lt;br/&gt;subject to a number of conditions, including approval of the&lt;br/&gt;American Express board and the Japanese Ministry of Finance.&lt;br/&gt; <text:s text:c="3"/>The company said its board is scheduled to meet March 27&lt;br/&gt;for its regular monthly sessions.&lt;br/&gt; <text:s text:c="3"/>American Express said it is continuing to evaluate various&lt;br/&gt;courses of action of strategic importance to Shearson Lehman in&lt;br/&gt;addition to the possible investment by Nippon Life.&lt;br/&gt; <text:s text:c="3"/>It said the options range from expanding Shearson&amp;apos;s&lt;br/&gt;capacity to meet international competition, to broadening&lt;br/&gt;further its access to capital.&lt;br/&gt; <text:s text:c="3"/>The company also said, &amp;quot;All the courses of action under&lt;br/&gt;study reflect the continuing integral role of Shearson Lehman&lt;br/&gt;in American Express&amp;apos; worldwide financial services strategy.&amp;quot;&lt;br/&gt; Reuter&lt;br/&gt;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42];&quot;,&quot;;[.AC442];&quot;,&quot;; TEXT([.AK44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C8VJ8EBDPGF0FJHW6Q9ZNDWKCOF0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0ZQ67051QKC20P700315MGI7PWZFV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2:55 GMT 2012</text:p>
          </table:table-cell>
          <table:table-cell office:value-type="string">
            <text:p>Wed Oct 03 08:03:03 GMT 2012</text:p>
          </table:table-cell>
          <table:table-cell office:value-type="string">
            <text:p>Wed Oct 10 01:03:03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06965.txt</text:p>
          </table:table-cell>
          <table:table-cell office:value-type="string">
            <text:p>SWEDEN REVISES DOWN JANUARY&amp;apos;S INFLATION FIGURE&lt;br/&gt;&lt;br/&gt; <text:s text:c="3"/>STOCKHOLM, March 19 - Sweden&amp;apos;s rate of inflation during&lt;br/&gt;January has been revised downwards after a fault was made in&lt;br/&gt;calculating the figures, the Central Bureau of Statistics said.&lt;br/&gt; <text:s text:c="3"/>The January rise in consumer prices was 1.0 pct instead of&lt;br/&gt;the previously announced 1.3 pct, the bureau said, without&lt;br/&gt;explaining how the error arose.&lt;br/&gt; <text:s text:c="3"/>Consumer prices in February rose 0.3 pct compared with 0.1&lt;br/&gt;pct in February last year, the bureau said. The total inflation&lt;br/&gt;rate so far this year is therefore 1.3 pct, allowing for&lt;br/&gt;January&amp;apos;s revised figures, it added.&lt;br/&gt; <text:s text:c="3"/>Year-on-year inflation rose to 3.4 pct in February, against&lt;br/&gt;a revised 3.2 pct in January and a year-on-year rate of 5.3 pct&lt;br/&gt;in February 1986, the bureau said.&lt;br/&gt; <text:s text:c="3"/>The slowdown in price rises was mainly due to a government&lt;br/&gt;imposed price freeze which came into force on February 4, the&lt;br/&gt;bureau added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43];&quot;,&quot;;[.AC443];&quot;,&quot;; TEXT([.AK44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8VJ8EBDPGF0FJHW6Q9ZNDWKCOF0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NUAC9KSSZVXCBE9C4LKYOYGUCIK2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07:10 GMT 2012</text:p>
          </table:table-cell>
          <table:table-cell office:value-type="string">
            <text:p>Wed Oct 03 09:07:49 GMT 2012</text:p>
          </table:table-cell>
          <table:table-cell office:value-type="string">
            <text:p>Wed Oct 10 02:07:49 PDT 2012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06965.txt</text:p>
          </table:table-cell>
          <table:table-cell office:value-type="string">
            <text:p>SWEDEN REVISES DOWN JANUARY&amp;apos;S INFLATION FIGURE&lt;br/&gt;&lt;br/&gt; <text:s text:c="3"/>STOCKHOLM, March 19 - Sweden&amp;apos;s rate of inflation during&lt;br/&gt;January has been revised downwards after a fault was made in&lt;br/&gt;calculating the figures, the Central Bureau of Statistics said.&lt;br/&gt; <text:s text:c="3"/>The January rise in consumer prices was 1.0 pct instead of&lt;br/&gt;the previously announced 1.3 pct, the bureau said, without&lt;br/&gt;explaining how the error arose.&lt;br/&gt; <text:s text:c="3"/>Consumer prices in February rose 0.3 pct compared with 0.1&lt;br/&gt;pct in February last year, the bureau said. The total inflation&lt;br/&gt;rate so far this year is therefore 1.3 pct, allowing for&lt;br/&gt;January&amp;apos;s revised figures, it added.&lt;br/&gt; <text:s text:c="3"/>Year-on-year inflation rose to 3.4 pct in February, against&lt;br/&gt;a revised 3.2 pct in January and a year-on-year rate of 5.3 pct&lt;br/&gt;in February 1986, the bureau said.&lt;br/&gt; <text:s text:c="3"/>The slowdown in price rises was mainly due to a government&lt;br/&gt;imposed price freeze which came into force on February 4, the&lt;br/&gt;bureau added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44];&quot;,&quot;;[.AC444];&quot;,&quot;; TEXT([.AK44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8VJ8EBDPGF0FJHW6Q9ZNDWKCOF0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YMQIHPCGJ2DHAC83FOH8JPPZCE829</text:p>
          </table:table-cell>
          <table:table-cell office:value-type="string">
            <text:p>A342Y46ZAZCIXW</text:p>
          </table:table-cell>
          <table:table-cell office:value-type="string">
            <text:p>Submitted</text:p>
          </table:table-cell>
          <table:table-cell office:value-type="string">
            <text:p>Wed Oct 03 05:58:37 GMT 2012</text:p>
          </table:table-cell>
          <table:table-cell office:value-type="string">
            <text:p>Wed Oct 03 05:58:44 GMT 2012</text:p>
          </table:table-cell>
          <table:table-cell office:value-type="string">
            <text:p>Tue Oct 09 22:58:44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06965.txt</text:p>
          </table:table-cell>
          <table:table-cell office:value-type="string">
            <text:p>SWEDEN REVISES DOWN JANUARY&amp;apos;S INFLATION FIGURE&lt;br/&gt;&lt;br/&gt; <text:s text:c="3"/>STOCKHOLM, March 19 - Sweden&amp;apos;s rate of inflation during&lt;br/&gt;January has been revised downwards after a fault was made in&lt;br/&gt;calculating the figures, the Central Bureau of Statistics said.&lt;br/&gt; <text:s text:c="3"/>The January rise in consumer prices was 1.0 pct instead of&lt;br/&gt;the previously announced 1.3 pct, the bureau said, without&lt;br/&gt;explaining how the error arose.&lt;br/&gt; <text:s text:c="3"/>Consumer prices in February rose 0.3 pct compared with 0.1&lt;br/&gt;pct in February last year, the bureau said. The total inflation&lt;br/&gt;rate so far this year is therefore 1.3 pct, allowing for&lt;br/&gt;January&amp;apos;s revised figures, it added.&lt;br/&gt; <text:s text:c="3"/>Year-on-year inflation rose to 3.4 pct in February, against&lt;br/&gt;a revised 3.2 pct in January and a year-on-year rate of 5.3 pct&lt;br/&gt;in February 1986, the bureau said.&lt;br/&gt; <text:s text:c="3"/>The slowdown in price rises was mainly due to a government&lt;br/&gt;imposed price freeze which came into force on February 4, the&lt;br/&gt;bureau added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45];&quot;,&quot;;[.AC445];&quot;,&quot;; TEXT([.AK44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UGJ2D21O3WK655QZGSQ2KYGDF7D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91RNDWIOV1SM1B8K37U93YD626WH1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6:16 GMT 2012</text:p>
          </table:table-cell>
          <table:table-cell office:value-type="string">
            <text:p>Wed Oct 03 08:16:22 GMT 2012</text:p>
          </table:table-cell>
          <table:table-cell office:value-type="string">
            <text:p>Wed Oct 10 01:16:22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0241.txt</text:p>
          </table:table-cell>
          <table:table-cell office:value-type="string">
            <text:p>GTE CORP &amp;lt;GTE&amp;gt; 3RD QTR NET&lt;br/&gt;&lt;br/&gt; <text:s text:c="3"/>STAMFORD, Oct 20 -&lt;br/&gt; <text:s text:c="3"/>Shr 86 cts vs 96 cts&lt;br/&gt; <text:s text:c="3"/>Net 297 mln vs 325 mln&lt;br/&gt; <text:s text:c="3"/>Revs 2.95 billion vs 2.86 billion&lt;br/&gt; <text:s text:c="3"/>Nine mths&lt;br/&gt; <text:s text:c="3"/>Shr 2.30 dlrs vs 2.74 dlrs&lt;br/&gt; <text:s text:c="3"/>Net 785 mln vs 916 mln&lt;br/&gt; <text:s text:c="3"/>Revs 11.3 billion vs 11.1 billion&lt;br/&gt; <text:s text:c="3"/>NOTE: 1986 share results restated for 3-for-2 stock split&lt;br/&gt;in January 1987&lt;br/&gt; <text:s text:c="2"/>&lt;br/&gt; <text:s text:c="3"/>1987 net in both periods includes business repositioning&lt;br/&gt;gains of 16 mln dlrs, or five cts a share, and gains from early&lt;br/&gt;retirement programs of 65 mln dlrs, or 20 cts a share&lt;br/&gt; <text:s text:c="3"/>1987 nine months net also includes pre-tax charge of 175&lt;br/&gt;mln dlrs for GTE&amp;apos;s share of a special write-off at U.S. Sprint&lt;br/&gt;which reduced after tax net by 104 mln dlrs, or 31 cts a share&lt;br/&gt; <text:s text:c="3"/>1986 net in both periods includes business repositioning&lt;br/&gt;gains of 32 mln dlrs, or 10 cts per share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46];&quot;,&quot;;[.AC446];&quot;,&quot;; TEXT([.AK44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6UGJ2D21O3WK655QZGSQ2KYGDF7D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GK8SV7WGKCCAU98JKU3UHAPXYXR1W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58 GMT 2012</text:p>
          </table:table-cell>
          <table:table-cell office:value-type="string">
            <text:p>Wed Oct 03 09:15:02 GMT 2012</text:p>
          </table:table-cell>
          <table:table-cell office:value-type="string">
            <text:p>Wed Oct 10 02:15:02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0241.txt</text:p>
          </table:table-cell>
          <table:table-cell office:value-type="string">
            <text:p>GTE CORP &amp;lt;GTE&amp;gt; 3RD QTR NET&lt;br/&gt;&lt;br/&gt; <text:s text:c="3"/>STAMFORD, Oct 20 -&lt;br/&gt; <text:s text:c="3"/>Shr 86 cts vs 96 cts&lt;br/&gt; <text:s text:c="3"/>Net 297 mln vs 325 mln&lt;br/&gt; <text:s text:c="3"/>Revs 2.95 billion vs 2.86 billion&lt;br/&gt; <text:s text:c="3"/>Nine mths&lt;br/&gt; <text:s text:c="3"/>Shr 2.30 dlrs vs 2.74 dlrs&lt;br/&gt; <text:s text:c="3"/>Net 785 mln vs 916 mln&lt;br/&gt; <text:s text:c="3"/>Revs 11.3 billion vs 11.1 billion&lt;br/&gt; <text:s text:c="3"/>NOTE: 1986 share results restated for 3-for-2 stock split&lt;br/&gt;in January 1987&lt;br/&gt; <text:s text:c="2"/>&lt;br/&gt; <text:s text:c="3"/>1987 net in both periods includes business repositioning&lt;br/&gt;gains of 16 mln dlrs, or five cts a share, and gains from early&lt;br/&gt;retirement programs of 65 mln dlrs, or 20 cts a share&lt;br/&gt; <text:s text:c="3"/>1987 nine months net also includes pre-tax charge of 175&lt;br/&gt;mln dlrs for GTE&amp;apos;s share of a special write-off at U.S. Sprint&lt;br/&gt;which reduced after tax net by 104 mln dlrs, or 31 cts a share&lt;br/&gt; <text:s text:c="3"/>1986 net in both periods includes business repositioning&lt;br/&gt;gains of 32 mln dlrs, or 10 cts per share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47];&quot;,&quot;;[.AC447];&quot;,&quot;; TEXT([.AK44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6UGJ2D21O3WK655QZGSQ2KYGDF7DZ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NGBDDP8PJWK9M1D4W23Y39Z75S5GX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3:54 GMT 2012</text:p>
          </table:table-cell>
          <table:table-cell office:value-type="string">
            <text:p>Wed Oct 03 09:15:01 GMT 2012</text:p>
          </table:table-cell>
          <table:table-cell office:value-type="string">
            <text:p>Wed Oct 10 02:15:01 PDT 2012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0241.txt</text:p>
          </table:table-cell>
          <table:table-cell office:value-type="string">
            <text:p>GTE CORP &amp;lt;GTE&amp;gt; 3RD QTR NET&lt;br/&gt;&lt;br/&gt; <text:s text:c="3"/>STAMFORD, Oct 20 -&lt;br/&gt; <text:s text:c="3"/>Shr 86 cts vs 96 cts&lt;br/&gt; <text:s text:c="3"/>Net 297 mln vs 325 mln&lt;br/&gt; <text:s text:c="3"/>Revs 2.95 billion vs 2.86 billion&lt;br/&gt; <text:s text:c="3"/>Nine mths&lt;br/&gt; <text:s text:c="3"/>Shr 2.30 dlrs vs 2.74 dlrs&lt;br/&gt; <text:s text:c="3"/>Net 785 mln vs 916 mln&lt;br/&gt; <text:s text:c="3"/>Revs 11.3 billion vs 11.1 billion&lt;br/&gt; <text:s text:c="3"/>NOTE: 1986 share results restated for 3-for-2 stock split&lt;br/&gt;in January 1987&lt;br/&gt; <text:s text:c="2"/>&lt;br/&gt; <text:s text:c="3"/>1987 net in both periods includes business repositioning&lt;br/&gt;gains of 16 mln dlrs, or five cts a share, and gains from early&lt;br/&gt;retirement programs of 65 mln dlrs, or 20 cts a share&lt;br/&gt; <text:s text:c="3"/>1987 nine months net also includes pre-tax charge of 175&lt;br/&gt;mln dlrs for GTE&amp;apos;s share of a special write-off at U.S. Sprint&lt;br/&gt;which reduced after tax net by 104 mln dlrs, or 31 cts a share&lt;br/&gt; <text:s text:c="3"/>1986 net in both periods includes business repositioning&lt;br/&gt;gains of 32 mln dlrs, or 10 cts per share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Revs</text:p>
          </table:table-cell>
          <table:table-cell office:value-type="string">
            <text:p>http://en.wikipedia.org/wiki/Rev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48];&quot;,&quot;;[.AC448];&quot;,&quot;; TEXT([.AK44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X2PEIB9BAWL7VLUXFMX2D3MVFL1Y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6B5OPB0YVGZN7A1IH5PHU3191I7Z4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4:39 GMT 2012</text:p>
          </table:table-cell>
          <table:table-cell office:value-type="string">
            <text:p>Wed Oct 03 09:45:01 GMT 2012</text:p>
          </table:table-cell>
          <table:table-cell office:value-type="string">
            <text:p>Wed Oct 10 02:45:01 PDT 201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05057.txt</text:p>
          </table:table-cell>
          <table:table-cell office:value-type="string">
            <text:p>TRADE BILL TO CHANGE AGRICULTURE TRADE LAWS&lt;br/&gt;&lt;br/&gt; <text:s text:c="3"/>WASHINGTON, March 13 - The House Ways and Means Committee&lt;br/&gt;is moving toward passage of a trade bill that sponsors said was&lt;br/&gt;intended to help open foreign markets to U.S. agricultural&lt;br/&gt;goods and to modify some U.S. agricultural trade laws.&lt;br/&gt; <text:s text:c="3"/>The trade subcommittee voted to require President Reagan to&lt;br/&gt;take into account the potential harm to U.S. agricultural&lt;br/&gt;exports of any trade retaliation he might impose for foreign&lt;br/&gt;unfair trade practices against other domestic industries.&lt;br/&gt; <text:s text:c="3"/>The bill would allow U.S. agricultural producers to seek&lt;br/&gt;government monitoring of imports if there is a reasonable&lt;br/&gt;chance the industry would be harmed by an import surge.&lt;br/&gt; <text:s text:c="3"/>The full Ways and Means Committee is to consider the bill&lt;br/&gt;next week and congressional sources said they expect it will be&lt;br/&gt;approved.&lt;br/&gt; <text:s text:c="4"/>In investigations involving a processed agricultural&lt;br/&gt;product, trade associations of processors or producers would&lt;br/&gt;have to petition for relief from foreign dumping or unfair&lt;br/&gt;duties.&lt;br/&gt; <text:s text:c="4"/>The bill sets out U.S. trade negotiating objectives for&lt;br/&gt;the Uruguay round of talks under the General Agreement on&lt;br/&gt;Tariffs and Trade. It would seek fair trade in agriculture,&lt;br/&gt;seek to discipline restrictive or trade distorting import and&lt;br/&gt;export practices, to eliminate tariffs, subsidies, quotas and&lt;br/&gt;non-tariff barriers.&lt;br/&gt; <text:s text:c="4"/>President Reagan&amp;apos;s authority to negotiate a new GATT&lt;br/&gt;agreement would be extended through January 1993 and authority&lt;br/&gt;to negotiate a free trade zone with Canada would be extended&lt;br/&gt;through January 3, 1991.&lt;br/&gt; <text:s text:c="3"/>The bill extends Reagan&amp;apos;s authority to negotiate an&lt;br/&gt;international coffee agreement through October 31, 1989.&lt;br/&gt; <text:s text:c="3"/>It allows a refund of import duties paid on raw sugar&lt;br/&gt;imported from November 1, 1977 to March 31, 1985 for production&lt;br/&gt;of sugar or products containing sugar and destined for&lt;br/&gt;re-export. The export of the sugar or products must occur&lt;br/&gt;before Octoer 1, 1991.&lt;br/&gt; <text:s text:c="3"/>Presently, to qualify for the refund the sugar must be&lt;br/&gt;processed within three years after import and exported within&lt;br/&gt;five years.&lt;br/&gt; <text:s text:c="3"/>Agriculture would also benefit from more rapid decisions in&lt;br/&gt;complaints of unfair foreign trade practices or injury from&lt;br/&gt;imports.&lt;br/&gt; Reuter&lt;br/&gt;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Economic_history_of_Portugal</text:p>
          </table:table-cell>
          <table:table-cell office:value-type="string">
            <text:p>Xenien</text:p>
          </table:table-cell>
          <table:table-cell office:value-type="string">
            <text:p>http://en.wikipedia.org/wiki/Xenie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49];&quot;,&quot;;[.AC449];&quot;,&quot;; TEXT([.AK449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X2PEIB9BAWL7VLUXFMX2D3MVFL1Y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THPSI2KYEPL7YVARVD64J3OHBCMSO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6:58 GMT 2012</text:p>
          </table:table-cell>
          <table:table-cell office:value-type="string">
            <text:p>Wed Oct 03 09:17:04 GMT 2012</text:p>
          </table:table-cell>
          <table:table-cell office:value-type="string">
            <text:p>Wed Oct 10 02:17:04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05057.txt</text:p>
          </table:table-cell>
          <table:table-cell office:value-type="string">
            <text:p>TRADE BILL TO CHANGE AGRICULTURE TRADE LAWS&lt;br/&gt;&lt;br/&gt; <text:s text:c="3"/>WASHINGTON, March 13 - The House Ways and Means Committee&lt;br/&gt;is moving toward passage of a trade bill that sponsors said was&lt;br/&gt;intended to help open foreign markets to U.S. agricultural&lt;br/&gt;goods and to modify some U.S. agricultural trade laws.&lt;br/&gt; <text:s text:c="3"/>The trade subcommittee voted to require President Reagan to&lt;br/&gt;take into account the potential harm to U.S. agricultural&lt;br/&gt;exports of any trade retaliation he might impose for foreign&lt;br/&gt;unfair trade practices against other domestic industries.&lt;br/&gt; <text:s text:c="3"/>The bill would allow U.S. agricultural producers to seek&lt;br/&gt;government monitoring of imports if there is a reasonable&lt;br/&gt;chance the industry would be harmed by an import surge.&lt;br/&gt; <text:s text:c="3"/>The full Ways and Means Committee is to consider the bill&lt;br/&gt;next week and congressional sources said they expect it will be&lt;br/&gt;approved.&lt;br/&gt; <text:s text:c="4"/>In investigations involving a processed agricultural&lt;br/&gt;product, trade associations of processors or producers would&lt;br/&gt;have to petition for relief from foreign dumping or unfair&lt;br/&gt;duties.&lt;br/&gt; <text:s text:c="4"/>The bill sets out U.S. trade negotiating objectives for&lt;br/&gt;the Uruguay round of talks under the General Agreement on&lt;br/&gt;Tariffs and Trade. It would seek fair trade in agriculture,&lt;br/&gt;seek to discipline restrictive or trade distorting import and&lt;br/&gt;export practices, to eliminate tariffs, subsidies, quotas and&lt;br/&gt;non-tariff barriers.&lt;br/&gt; <text:s text:c="4"/>President Reagan&amp;apos;s authority to negotiate a new GATT&lt;br/&gt;agreement would be extended through January 1993 and authority&lt;br/&gt;to negotiate a free trade zone with Canada would be extended&lt;br/&gt;through January 3, 1991.&lt;br/&gt; <text:s text:c="3"/>The bill extends Reagan&amp;apos;s authority to negotiate an&lt;br/&gt;international coffee agreement through October 31, 1989.&lt;br/&gt; <text:s text:c="3"/>It allows a refund of import duties paid on raw sugar&lt;br/&gt;imported from November 1, 1977 to March 31, 1985 for production&lt;br/&gt;of sugar or products containing sugar and destined for&lt;br/&gt;re-export. The export of the sugar or products must occur&lt;br/&gt;before Octoer 1, 1991.&lt;br/&gt; <text:s text:c="3"/>Presently, to qualify for the refund the sugar must be&lt;br/&gt;processed within three years after import and exported within&lt;br/&gt;five years.&lt;br/&gt; <text:s text:c="3"/>Agriculture would also benefit from more rapid decisions in&lt;br/&gt;complaints of unfair foreign trade practices or injury from&lt;br/&gt;imports.&lt;br/&gt; Reuter&lt;br/&gt;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Economic_history_of_Portugal</text:p>
          </table:table-cell>
          <table:table-cell office:value-type="string">
            <text:p>Xenien</text:p>
          </table:table-cell>
          <table:table-cell office:value-type="string">
            <text:p>http://en.wikipedia.org/wiki/Xenie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0];&quot;,&quot;;[.AC450];&quot;,&quot;; TEXT([.AK450];&quot;#&quot;))" office:value-type="string" office:string-value="EDA,RANDOM,2">
            <text:p>EDA,RANDOM,2</text:p>
          </table:table-cell>
        </table:table-row>
        <table:table-row table:style-name="ro1">
          <table:table-cell office:value-type="string">
            <text:p>2X2PEIB9BAWL7VLUXFMX2D3MVFL1Y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Y7XRDS4IC1EDMB2QPD19A2I2SQZWX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4:54 GMT 2012</text:p>
          </table:table-cell>
          <table:table-cell office:value-type="string">
            <text:p>Wed Oct 03 09:45:29 GMT 2012</text:p>
          </table:table-cell>
          <table:table-cell office:value-type="string">
            <text:p>Wed Oct 10 02:45:29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05057.txt</text:p>
          </table:table-cell>
          <table:table-cell office:value-type="string">
            <text:p>TRADE BILL TO CHANGE AGRICULTURE TRADE LAWS&lt;br/&gt;&lt;br/&gt; <text:s text:c="3"/>WASHINGTON, March 13 - The House Ways and Means Committee&lt;br/&gt;is moving toward passage of a trade bill that sponsors said was&lt;br/&gt;intended to help open foreign markets to U.S. agricultural&lt;br/&gt;goods and to modify some U.S. agricultural trade laws.&lt;br/&gt; <text:s text:c="3"/>The trade subcommittee voted to require President Reagan to&lt;br/&gt;take into account the potential harm to U.S. agricultural&lt;br/&gt;exports of any trade retaliation he might impose for foreign&lt;br/&gt;unfair trade practices against other domestic industries.&lt;br/&gt; <text:s text:c="3"/>The bill would allow U.S. agricultural producers to seek&lt;br/&gt;government monitoring of imports if there is a reasonable&lt;br/&gt;chance the industry would be harmed by an import surge.&lt;br/&gt; <text:s text:c="3"/>The full Ways and Means Committee is to consider the bill&lt;br/&gt;next week and congressional sources said they expect it will be&lt;br/&gt;approved.&lt;br/&gt; <text:s text:c="4"/>In investigations involving a processed agricultural&lt;br/&gt;product, trade associations of processors or producers would&lt;br/&gt;have to petition for relief from foreign dumping or unfair&lt;br/&gt;duties.&lt;br/&gt; <text:s text:c="4"/>The bill sets out U.S. trade negotiating objectives for&lt;br/&gt;the Uruguay round of talks under the General Agreement on&lt;br/&gt;Tariffs and Trade. It would seek fair trade in agriculture,&lt;br/&gt;seek to discipline restrictive or trade distorting import and&lt;br/&gt;export practices, to eliminate tariffs, subsidies, quotas and&lt;br/&gt;non-tariff barriers.&lt;br/&gt; <text:s text:c="4"/>President Reagan&amp;apos;s authority to negotiate a new GATT&lt;br/&gt;agreement would be extended through January 1993 and authority&lt;br/&gt;to negotiate a free trade zone with Canada would be extended&lt;br/&gt;through January 3, 1991.&lt;br/&gt; <text:s text:c="3"/>The bill extends Reagan&amp;apos;s authority to negotiate an&lt;br/&gt;international coffee agreement through October 31, 1989.&lt;br/&gt; <text:s text:c="3"/>It allows a refund of import duties paid on raw sugar&lt;br/&gt;imported from November 1, 1977 to March 31, 1985 for production&lt;br/&gt;of sugar or products containing sugar and destined for&lt;br/&gt;re-export. The export of the sugar or products must occur&lt;br/&gt;before Octoer 1, 1991.&lt;br/&gt; <text:s text:c="3"/>Presently, to qualify for the refund the sugar must be&lt;br/&gt;processed within three years after import and exported within&lt;br/&gt;five years.&lt;br/&gt; <text:s text:c="3"/>Agriculture would also benefit from more rapid decisions in&lt;br/&gt;complaints of unfair foreign trade practices or injury from&lt;br/&gt;imports.&lt;br/&gt; Reuter&lt;br/&gt;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Economic_history_of_Portugal</text:p>
          </table:table-cell>
          <table:table-cell office:value-type="string">
            <text:p>Xenien</text:p>
          </table:table-cell>
          <table:table-cell office:value-type="string">
            <text:p>http://en.wikipedia.org/wiki/Xenie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51];&quot;,&quot;;[.AC451];&quot;,&quot;; TEXT([.AK451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ELYOCCF0CP5Z6DYPX9I5YG4RA0UT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O4WA6X3YOCCU90UCUOP1INIPRHOPM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6:20 GMT 2012</text:p>
          </table:table-cell>
          <table:table-cell office:value-type="string">
            <text:p>Wed Oct 03 07:56:26 GMT 2012</text:p>
          </table:table-cell>
          <table:table-cell office:value-type="string">
            <text:p>Wed Oct 10 00:56:26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19807.txt</text:p>
          </table:table-cell>
          <table:table-cell office:value-type="string">
            <text:p>DAUSTER SAYS CONSUMERS SHOULD KEEP OUT OF QUOTAS&lt;br/&gt;&lt;br/&gt; <text:s text:c="3"/>MEDELLIN, Colombia, June 29 - Consumer countries should not&lt;br/&gt;intervene in the distribution of coffee export quotas,&lt;br/&gt;Brazilian Coffee Institute president Jorio Dauster said.&lt;br/&gt; <text:s text:c="3"/>&amp;quot;Distribution of export quotas should be in the hands of&lt;br/&gt;producers as has been traditional,&amp;quot; Dauster, a delegate at the&lt;br/&gt;recent coffee symposium here, told journalists. &amp;quot;When consumers&lt;br/&gt;want to get involved, talks are much more difficult.&amp;quot;&lt;br/&gt; <text:s text:c="3"/>The main consumer country the United States and main&lt;br/&gt;producer Brazil failed to reach agreement on quota distribution&lt;br/&gt;when the International Coffee Organisation (ICO) met in&lt;br/&gt;February.&lt;br/&gt; <text:s text:c="3"/>Dauster said Brazil&amp;apos;s role when the ICO meets in London in&lt;br/&gt;September will be to support the world coffee pact, defend its&lt;br/&gt;market share and argue for distribution of quotas to be in the&lt;br/&gt;hands of producer countries.&lt;br/&gt; <text:s text:c="3"/>&amp;quot;We have sacrificed a great deal already,&amp;quot; he said. &amp;quot;this year&lt;br/&gt;we have a crop of 35 mln bags, we have economic problems and we&lt;br/&gt;are not in a position to do favours.&amp;quot;&lt;br/&gt; Reuter&lt;br/&gt;</text:p>
          </table:table-cell>
          <table:table-cell office:value-type="string">
            <text:p>Non-tariff barriers to trade</text:p>
          </table:table-cell>
          <table:table-cell office:value-type="string">
            <text:p>http://en.wikipedia.org/wiki/Non-tariff_barriers_to_trade</text:p>
          </table:table-cell>
          <table:table-cell office:value-type="string">
            <text:p>Quotas</text:p>
          </table:table-cell>
          <table:table-cell office:value-type="string">
            <text:p>http://en.wikipedia.org/wiki/Quota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2];&quot;,&quot;;[.AC452];&quot;,&quot;; TEXT([.AK45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ELYOCCF0CP5Z6DYPX9I5YG4RA0UT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RSJPPSI2KYE4UGUEFBLU6WJAIWQKY</text:p>
          </table:table-cell>
          <table:table-cell office:value-type="string">
            <text:p>A1PQNUX4BZE5O0</text:p>
          </table:table-cell>
          <table:table-cell office:value-type="string">
            <text:p>Submitted</text:p>
          </table:table-cell>
          <table:table-cell office:value-type="string">
            <text:p>Wed Oct 03 09:29:37 GMT 2012</text:p>
          </table:table-cell>
          <table:table-cell office:value-type="string">
            <text:p>Wed Oct 03 09:29:43 GMT 2012</text:p>
          </table:table-cell>
          <table:table-cell office:value-type="string">
            <text:p>Wed Oct 10 02:29:43 PDT 201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19807.txt</text:p>
          </table:table-cell>
          <table:table-cell office:value-type="string">
            <text:p>DAUSTER SAYS CONSUMERS SHOULD KEEP OUT OF QUOTAS&lt;br/&gt;&lt;br/&gt; <text:s text:c="3"/>MEDELLIN, Colombia, June 29 - Consumer countries should not&lt;br/&gt;intervene in the distribution of coffee export quotas,&lt;br/&gt;Brazilian Coffee Institute president Jorio Dauster said.&lt;br/&gt; <text:s text:c="3"/>&amp;quot;Distribution of export quotas should be in the hands of&lt;br/&gt;producers as has been traditional,&amp;quot; Dauster, a delegate at the&lt;br/&gt;recent coffee symposium here, told journalists. &amp;quot;When consumers&lt;br/&gt;want to get involved, talks are much more difficult.&amp;quot;&lt;br/&gt; <text:s text:c="3"/>The main consumer country the United States and main&lt;br/&gt;producer Brazil failed to reach agreement on quota distribution&lt;br/&gt;when the International Coffee Organisation (ICO) met in&lt;br/&gt;February.&lt;br/&gt; <text:s text:c="3"/>Dauster said Brazil&amp;apos;s role when the ICO meets in London in&lt;br/&gt;September will be to support the world coffee pact, defend its&lt;br/&gt;market share and argue for distribution of quotas to be in the&lt;br/&gt;hands of producer countries.&lt;br/&gt; <text:s text:c="3"/>&amp;quot;We have sacrificed a great deal already,&amp;quot; he said. &amp;quot;this year&lt;br/&gt;we have a crop of 35 mln bags, we have economic problems and we&lt;br/&gt;are not in a position to do favours.&amp;quot;&lt;br/&gt; Reuter&lt;br/&gt;</text:p>
          </table:table-cell>
          <table:table-cell office:value-type="string">
            <text:p>Non-tariff barriers to trade</text:p>
          </table:table-cell>
          <table:table-cell office:value-type="string">
            <text:p>http://en.wikipedia.org/wiki/Non-tariff_barriers_to_trade</text:p>
          </table:table-cell>
          <table:table-cell office:value-type="string">
            <text:p>Quotas</text:p>
          </table:table-cell>
          <table:table-cell office:value-type="string">
            <text:p>http://en.wikipedia.org/wiki/Quota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3];&quot;,&quot;;[.AC453];&quot;,&quot;; TEXT([.AK45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ELYOCCF0CP5Z6DYPX9I5YG4RA0UT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S0IUB2YU98JW1HQIDC0NBJ9PIWL99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08:30 GMT 2012</text:p>
          </table:table-cell>
          <table:table-cell office:value-type="string">
            <text:p>Wed Oct 03 09:09:02 GMT 2012</text:p>
          </table:table-cell>
          <table:table-cell office:value-type="string">
            <text:p>Wed Oct 10 02:09:02 PDT 201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ffee/19807.txt</text:p>
          </table:table-cell>
          <table:table-cell office:value-type="string">
            <text:p>DAUSTER SAYS CONSUMERS SHOULD KEEP OUT OF QUOTAS&lt;br/&gt;&lt;br/&gt; <text:s text:c="3"/>MEDELLIN, Colombia, June 29 - Consumer countries should not&lt;br/&gt;intervene in the distribution of coffee export quotas,&lt;br/&gt;Brazilian Coffee Institute president Jorio Dauster said.&lt;br/&gt; <text:s text:c="3"/>&amp;quot;Distribution of export quotas should be in the hands of&lt;br/&gt;producers as has been traditional,&amp;quot; Dauster, a delegate at the&lt;br/&gt;recent coffee symposium here, told journalists. &amp;quot;When consumers&lt;br/&gt;want to get involved, talks are much more difficult.&amp;quot;&lt;br/&gt; <text:s text:c="3"/>The main consumer country the United States and main&lt;br/&gt;producer Brazil failed to reach agreement on quota distribution&lt;br/&gt;when the International Coffee Organisation (ICO) met in&lt;br/&gt;February.&lt;br/&gt; <text:s text:c="3"/>Dauster said Brazil&amp;apos;s role when the ICO meets in London in&lt;br/&gt;September will be to support the world coffee pact, defend its&lt;br/&gt;market share and argue for distribution of quotas to be in the&lt;br/&gt;hands of producer countries.&lt;br/&gt; <text:s text:c="3"/>&amp;quot;We have sacrificed a great deal already,&amp;quot; he said. &amp;quot;this year&lt;br/&gt;we have a crop of 35 mln bags, we have economic problems and we&lt;br/&gt;are not in a position to do favours.&amp;quot;&lt;br/&gt; Reuter&lt;br/&gt;</text:p>
          </table:table-cell>
          <table:table-cell office:value-type="string">
            <text:p>Non-tariff barriers to trade</text:p>
          </table:table-cell>
          <table:table-cell office:value-type="string">
            <text:p>http://en.wikipedia.org/wiki/Non-tariff_barriers_to_trade</text:p>
          </table:table-cell>
          <table:table-cell office:value-type="string">
            <text:p>Quotas</text:p>
          </table:table-cell>
          <table:table-cell office:value-type="string">
            <text:p>http://en.wikipedia.org/wiki/Quota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4];&quot;,&quot;;[.AC454];&quot;,&quot;; TEXT([.AK45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I0NMHGYQ4J32JZBIPDFNOYYKHV9M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6QB49F9SSSHCAPOVXJTDH5FFDISWD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8:29 GMT 2012</text:p>
          </table:table-cell>
          <table:table-cell office:value-type="string">
            <text:p>Wed Oct 03 06:48:46 GMT 2012</text:p>
          </table:table-cell>
          <table:table-cell office:value-type="string">
            <text:p>Tue Oct 09 23:48:46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gnp/11356.txt</text:p>
          </table:table-cell>
          <table:table-cell office:value-type="string">
            <text:p>U.S. COMMERCE SECRETARY SEES HIGHER GNP GROWTH&lt;br/&gt;&lt;br/&gt; <text:s text:c="3"/>WASHINGTON, March 31 - Commerce Secretary Malcolm Baldrige&lt;br/&gt;said a 0.7 pct rise in February&amp;apos;s index of leading indicators&lt;br/&gt;pointed to stronger economic growth in the first half of 1987.&lt;br/&gt; <text:s text:c="3"/>In a statement commenting on the rise last month after a&lt;br/&gt;0.5 pct January decline, Baldrige noted the leading index was&lt;br/&gt;rising at an 8.0 pct annual rate in the six months to the end&lt;br/&gt;of February.&lt;br/&gt; <text:s text:c="3"/>&amp;quot;Based on past relationships, that gain is consistent with&lt;br/&gt;stepped up growth in real GNP during the first half of 1987,&amp;quot;&lt;br/&gt;Baldrige said.&lt;br/&gt; Reuter&lt;br/&gt;</text:p>
          </table:table-cell>
          <table:table-cell office:value-type="string">
            <text:p>Malcolm Baldrige</text:p>
          </table:table-cell>
          <table:table-cell office:value-type="string">
            <text:p>http://en.wikipedia.org/wiki/Malcolm_Baldrige</text:p>
          </table:table-cell>
          <table:table-cell office:value-type="string">
            <text:p>Eric Ortner</text:p>
          </table:table-cell>
          <table:table-cell office:value-type="string">
            <text:p>http://en.wikipedia.org/wiki/Eric_Ortn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55];&quot;,&quot;;[.AC455];&quot;,&quot;; TEXT([.AK455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I0NMHGYQ4J32JZBIPDFNOYYKHV9M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7CNQY2RCJK6I8JJARI0SUIAX364T1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5:03 GMT 2012</text:p>
          </table:table-cell>
          <table:table-cell office:value-type="string">
            <text:p>Wed Oct 03 09:35:12 GMT 2012</text:p>
          </table:table-cell>
          <table:table-cell office:value-type="string">
            <text:p>Wed Oct 10 02:35:12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gnp/11356.txt</text:p>
          </table:table-cell>
          <table:table-cell office:value-type="string">
            <text:p>U.S. COMMERCE SECRETARY SEES HIGHER GNP GROWTH&lt;br/&gt;&lt;br/&gt; <text:s text:c="3"/>WASHINGTON, March 31 - Commerce Secretary Malcolm Baldrige&lt;br/&gt;said a 0.7 pct rise in February&amp;apos;s index of leading indicators&lt;br/&gt;pointed to stronger economic growth in the first half of 1987.&lt;br/&gt; <text:s text:c="3"/>In a statement commenting on the rise last month after a&lt;br/&gt;0.5 pct January decline, Baldrige noted the leading index was&lt;br/&gt;rising at an 8.0 pct annual rate in the six months to the end&lt;br/&gt;of February.&lt;br/&gt; <text:s text:c="3"/>&amp;quot;Based on past relationships, that gain is consistent with&lt;br/&gt;stepped up growth in real GNP during the first half of 1987,&amp;quot;&lt;br/&gt;Baldrige said.&lt;br/&gt; Reuter&lt;br/&gt;</text:p>
          </table:table-cell>
          <table:table-cell office:value-type="string">
            <text:p>Malcolm Baldrige</text:p>
          </table:table-cell>
          <table:table-cell office:value-type="string">
            <text:p>http://en.wikipedia.org/wiki/Malcolm_Baldrige</text:p>
          </table:table-cell>
          <table:table-cell office:value-type="string">
            <text:p>Eric Ortner</text:p>
          </table:table-cell>
          <table:table-cell office:value-type="string">
            <text:p>http://en.wikipedia.org/wiki/Eric_Ortn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56];&quot;,&quot;;[.AC456];&quot;,&quot;; TEXT([.AK456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I0NMHGYQ4J32JZBIPDFNOYYKHV9M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Z1746OQ1SNQ5GEBEAW1YKCNYVNO4X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09:05 GMT 2012</text:p>
          </table:table-cell>
          <table:table-cell office:value-type="string">
            <text:p>Wed Oct 03 09:09:57 GMT 2012</text:p>
          </table:table-cell>
          <table:table-cell office:value-type="string">
            <text:p>Wed Oct 10 02:09:57 PDT 2012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gnp/11356.txt</text:p>
          </table:table-cell>
          <table:table-cell office:value-type="string">
            <text:p>U.S. COMMERCE SECRETARY SEES HIGHER GNP GROWTH&lt;br/&gt;&lt;br/&gt; <text:s text:c="3"/>WASHINGTON, March 31 - Commerce Secretary Malcolm Baldrige&lt;br/&gt;said a 0.7 pct rise in February&amp;apos;s index of leading indicators&lt;br/&gt;pointed to stronger economic growth in the first half of 1987.&lt;br/&gt; <text:s text:c="3"/>In a statement commenting on the rise last month after a&lt;br/&gt;0.5 pct January decline, Baldrige noted the leading index was&lt;br/&gt;rising at an 8.0 pct annual rate in the six months to the end&lt;br/&gt;of February.&lt;br/&gt; <text:s text:c="3"/>&amp;quot;Based on past relationships, that gain is consistent with&lt;br/&gt;stepped up growth in real GNP during the first half of 1987,&amp;quot;&lt;br/&gt;Baldrige said.&lt;br/&gt; Reuter&lt;br/&gt;</text:p>
          </table:table-cell>
          <table:table-cell office:value-type="string">
            <text:p>Malcolm Baldrige</text:p>
          </table:table-cell>
          <table:table-cell office:value-type="string">
            <text:p>http://en.wikipedia.org/wiki/Malcolm_Baldrige</text:p>
          </table:table-cell>
          <table:table-cell office:value-type="string">
            <text:p>Eric Ortner</text:p>
          </table:table-cell>
          <table:table-cell office:value-type="string">
            <text:p>http://en.wikipedia.org/wiki/Eric_Ortn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7];&quot;,&quot;;[.AC457];&quot;,&quot;; TEXT([.AK457];&quot;#&quot;))" office:value-type="string" office:string-value="EDA,RANDOM,2">
            <text:p>EDA,RANDOM,2</text:p>
          </table:table-cell>
        </table:table-row>
        <table:table-row table:style-name="ro1">
          <table:table-cell office:value-type="string">
            <text:p>24BL0XULRGNTQSRRTNO5NP7N8QE4Q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0KCM6IAA2SEX3IZ7AFQSKA4PCELL7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0:52 GMT 2012</text:p>
          </table:table-cell>
          <table:table-cell office:value-type="string">
            <text:p>Wed Oct 03 09:22:00 GMT 2012</text:p>
          </table:table-cell>
          <table:table-cell office:value-type="string">
            <text:p>Wed Oct 10 02:22:00 PDT 2012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11487.txt</text:p>
          </table:table-cell>
          <table:table-cell office:value-type="string">
            <text:p>CHIRAC, REAGAN DISCUSS ARMS CONTROL, TRADE&lt;br/&gt;&lt;br/&gt; <text:s text:c="3"/>WASHINGTON, March 31 - French Prime Minister Jacques Chirac&lt;br/&gt;opened talks with President Ronald Reagan expected to focus on&lt;br/&gt;superpower arms control moves and trade issues.&lt;br/&gt; <text:s text:c="3"/>French officials said a major aim of Chirac&amp;apos;s visit was to&lt;br/&gt;present France&amp;apos;s concern that the United States might ignore&lt;br/&gt;European security interests in any accord with Moscow on&lt;br/&gt;removing medium-range nuclear missiles from the continent.&lt;br/&gt; <text:s text:c="3"/>But Reagan was expected to assure Chirac that he will not&lt;br/&gt;agree to a deal at the Geneva superpower talks that would give&lt;br/&gt;the Russians superiority in shorter-range systems, diplomats&lt;br/&gt;said.&lt;br/&gt; <text:s text:c="3"/>France has expressed doubts about removing U.S. missiles&lt;br/&gt;from Europe so long as the Soviet Union maintains an edge in&lt;br/&gt;other weaponry, particularly shorter-range rockets,&lt;br/&gt;conventional forces and chemical weapons.&lt;br/&gt; <text:s text:c="3"/>Speaking last night, Chirac set out the French position&lt;br/&gt;saying: &amp;quot;Any agreement on intermediate nuclear forces should&lt;br/&gt;mention how equality can be achieved in short-range missiles.&amp;quot;&lt;br/&gt; <text:s text:c="3"/>Reagan and Chirac meanwhile signed an agreement ending a&lt;br/&gt;dispute between two leading research institutes over patent&lt;br/&gt;rights to a blood screening test for the deadly disease AIDS.&lt;br/&gt; <text:s text:c="3"/>In a joint statement, Chirac and Reagan said the Pasteur&lt;br/&gt;Institute in Paris and the National Cancer Institute, of&lt;br/&gt;Bethesda, Maryland, agreed to give part of the royalties from&lt;br/&gt;the test to a new foundation dedicated to the wordwide fight&lt;br/&gt;against AIDS (Acquired Immune Deficiency Syndrome).&lt;br/&gt; <text:s text:c="3"/>&amp;quot;This agreement opens a new era in Franco-American&lt;br/&gt;cooperation, allowing France and the United States to join&lt;br/&gt;their efforts to control this terrible disease in the hopes of&lt;br/&gt;speeding the development of an AIDS vaccine and cure,&amp;quot; Reagan&lt;br/&gt;said at the signing ceremony. &lt;br/&gt; <text:s text:c="3"/>He said the two parties would share the patent and give 80&lt;br/&gt;per cent of the royalties received to the new foundation.&lt;br/&gt; <text:s text:c="3"/>The foundation would also raise private funds and would&lt;br/&gt;donate 25 per cent of its money to combat AIDS in less&lt;br/&gt;developed countries. &lt;br/&gt; <text:s text:c="3"/>Both leaders stressed the long ties between France and the&lt;br/&gt;United States during a welcoming ceremony in the White House&lt;br/&gt;East Room, with Reagan describing France as &amp;quot;America&amp;apos;s oldest&lt;br/&gt;ally in war and peace.&amp;quot; &lt;br/&gt; <text:s text:c="3"/>&amp;quot;I have come to tell you that we are remain motivated by the&lt;br/&gt;same ideals of freedom, by the same will to face the dangers&lt;br/&gt;which we both confront -- terrorism, war, hunger, poverty, new&lt;br/&gt;diseases and drugs,&amp;quot; Chirac replied.&lt;br/&gt; <text:s text:c="3"/>But the two countries are likely to have less to agree on&lt;br/&gt;over the issue of trade, where Chirac is worried about a rise&lt;br/&gt;in protectionism in the U.S. Congress. &lt;br/&gt; <text:s text:c="3"/>A senior U.S. official yesterday dismissed a French idea to&lt;br/&gt;sell cut-price grain to poor countries in Africa as a way of&lt;br/&gt;lessening surplus stocks.&lt;br/&gt; <text:s text:c="3"/>Chirac is expected to canvass support for the idea, first&lt;br/&gt;proposed by French Agriculture Minister Francois Guillaume,&lt;br/&gt;during his two-day visit to Washington.&lt;br/&gt; <text:s text:c="3"/>The U.S. official described the idea as a &amp;quot;grain producers&amp;apos;&lt;br/&gt;OPEC&amp;quot; -- a reference to the Organization of Petroleum Exporting&lt;br/&gt;Countries -- and said it went against the Reagan&lt;br/&gt;administration&amp;apos;s desire to lessen government intervention in&lt;br/&gt;trade.&lt;br/&gt; Reuter&lt;br/&gt;</text:p>
          </table:table-cell>
          <table:table-cell office:value-type="string">
            <text:p>Compsocerops</text:p>
          </table:table-cell>
          <table:table-cell office:value-type="string">
            <text:p>http://en.wikipedia.org/wiki/Compsocerops</text:p>
          </table:table-cell>
          <table:table-cell office:value-type="string">
            <text:p>Klemens von Metternich</text:p>
          </table:table-cell>
          <table:table-cell office:value-type="string">
            <text:p>http://en.wikipedia.org/wiki/Klemens_von_Metternic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8];&quot;,&quot;;[.AC458];&quot;,&quot;; TEXT([.AK458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4BL0XULRGNTQSRRTNO5NP7N8QE4Q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JCSSZVXX2Q4K3IPXYPGVIW1UMNO6C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5:08 GMT 2012</text:p>
          </table:table-cell>
          <table:table-cell office:value-type="string">
            <text:p>Wed Oct 03 06:46:04 GMT 2012</text:p>
          </table:table-cell>
          <table:table-cell office:value-type="string">
            <text:p>Tue Oct 09 23:46:04 PDT 2012</text:p>
          </table:table-cell>
          <table:table-cell table:number-columns-repeated="3"/>
          <table:table-cell office:value-type="float" office:value="56">
            <text:p>56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11487.txt</text:p>
          </table:table-cell>
          <table:table-cell office:value-type="string">
            <text:p>CHIRAC, REAGAN DISCUSS ARMS CONTROL, TRADE&lt;br/&gt;&lt;br/&gt; <text:s text:c="3"/>WASHINGTON, March 31 - French Prime Minister Jacques Chirac&lt;br/&gt;opened talks with President Ronald Reagan expected to focus on&lt;br/&gt;superpower arms control moves and trade issues.&lt;br/&gt; <text:s text:c="3"/>French officials said a major aim of Chirac&amp;apos;s visit was to&lt;br/&gt;present France&amp;apos;s concern that the United States might ignore&lt;br/&gt;European security interests in any accord with Moscow on&lt;br/&gt;removing medium-range nuclear missiles from the continent.&lt;br/&gt; <text:s text:c="3"/>But Reagan was expected to assure Chirac that he will not&lt;br/&gt;agree to a deal at the Geneva superpower talks that would give&lt;br/&gt;the Russians superiority in shorter-range systems, diplomats&lt;br/&gt;said.&lt;br/&gt; <text:s text:c="3"/>France has expressed doubts about removing U.S. missiles&lt;br/&gt;from Europe so long as the Soviet Union maintains an edge in&lt;br/&gt;other weaponry, particularly shorter-range rockets,&lt;br/&gt;conventional forces and chemical weapons.&lt;br/&gt; <text:s text:c="3"/>Speaking last night, Chirac set out the French position&lt;br/&gt;saying: &amp;quot;Any agreement on intermediate nuclear forces should&lt;br/&gt;mention how equality can be achieved in short-range missiles.&amp;quot;&lt;br/&gt; <text:s text:c="3"/>Reagan and Chirac meanwhile signed an agreement ending a&lt;br/&gt;dispute between two leading research institutes over patent&lt;br/&gt;rights to a blood screening test for the deadly disease AIDS.&lt;br/&gt; <text:s text:c="3"/>In a joint statement, Chirac and Reagan said the Pasteur&lt;br/&gt;Institute in Paris and the National Cancer Institute, of&lt;br/&gt;Bethesda, Maryland, agreed to give part of the royalties from&lt;br/&gt;the test to a new foundation dedicated to the wordwide fight&lt;br/&gt;against AIDS (Acquired Immune Deficiency Syndrome).&lt;br/&gt; <text:s text:c="3"/>&amp;quot;This agreement opens a new era in Franco-American&lt;br/&gt;cooperation, allowing France and the United States to join&lt;br/&gt;their efforts to control this terrible disease in the hopes of&lt;br/&gt;speeding the development of an AIDS vaccine and cure,&amp;quot; Reagan&lt;br/&gt;said at the signing ceremony. &lt;br/&gt; <text:s text:c="3"/>He said the two parties would share the patent and give 80&lt;br/&gt;per cent of the royalties received to the new foundation.&lt;br/&gt; <text:s text:c="3"/>The foundation would also raise private funds and would&lt;br/&gt;donate 25 per cent of its money to combat AIDS in less&lt;br/&gt;developed countries. &lt;br/&gt; <text:s text:c="3"/>Both leaders stressed the long ties between France and the&lt;br/&gt;United States during a welcoming ceremony in the White House&lt;br/&gt;East Room, with Reagan describing France as &amp;quot;America&amp;apos;s oldest&lt;br/&gt;ally in war and peace.&amp;quot; &lt;br/&gt; <text:s text:c="3"/>&amp;quot;I have come to tell you that we are remain motivated by the&lt;br/&gt;same ideals of freedom, by the same will to face the dangers&lt;br/&gt;which we both confront -- terrorism, war, hunger, poverty, new&lt;br/&gt;diseases and drugs,&amp;quot; Chirac replied.&lt;br/&gt; <text:s text:c="3"/>But the two countries are likely to have less to agree on&lt;br/&gt;over the issue of trade, where Chirac is worried about a rise&lt;br/&gt;in protectionism in the U.S. Congress. &lt;br/&gt; <text:s text:c="3"/>A senior U.S. official yesterday dismissed a French idea to&lt;br/&gt;sell cut-price grain to poor countries in Africa as a way of&lt;br/&gt;lessening surplus stocks.&lt;br/&gt; <text:s text:c="3"/>Chirac is expected to canvass support for the idea, first&lt;br/&gt;proposed by French Agriculture Minister Francois Guillaume,&lt;br/&gt;during his two-day visit to Washington.&lt;br/&gt; <text:s text:c="3"/>The U.S. official described the idea as a &amp;quot;grain producers&amp;apos;&lt;br/&gt;OPEC&amp;quot; -- a reference to the Organization of Petroleum Exporting&lt;br/&gt;Countries -- and said it went against the Reagan&lt;br/&gt;administration&amp;apos;s desire to lessen government intervention in&lt;br/&gt;trade.&lt;br/&gt; Reuter&lt;br/&gt;</text:p>
          </table:table-cell>
          <table:table-cell office:value-type="string">
            <text:p>Compsocerops</text:p>
          </table:table-cell>
          <table:table-cell office:value-type="string">
            <text:p>http://en.wikipedia.org/wiki/Compsocerops</text:p>
          </table:table-cell>
          <table:table-cell office:value-type="string">
            <text:p>Klemens von Metternich</text:p>
          </table:table-cell>
          <table:table-cell office:value-type="string">
            <text:p>http://en.wikipedia.org/wiki/Klemens_von_Metternic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9];&quot;,&quot;;[.AC459];&quot;,&quot;; TEXT([.AK459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4BL0XULRGNTQSRRTNO5NP7N8QE4Q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RTQ6SVQ8H881ZIBSFFB3CI1YRJ5OK</text:p>
          </table:table-cell>
          <table:table-cell office:value-type="string">
            <text:p>A31YHIA8L4UW9Z</text:p>
          </table:table-cell>
          <table:table-cell office:value-type="string">
            <text:p>Submitted</text:p>
          </table:table-cell>
          <table:table-cell office:value-type="string">
            <text:p>Wed Oct 03 08:56:20 GMT 2012</text:p>
          </table:table-cell>
          <table:table-cell office:value-type="string">
            <text:p>Wed Oct 03 08:56:38 GMT 2012</text:p>
          </table:table-cell>
          <table:table-cell office:value-type="string">
            <text:p>Wed Oct 10 01:56:38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11487.txt</text:p>
          </table:table-cell>
          <table:table-cell office:value-type="string">
            <text:p>CHIRAC, REAGAN DISCUSS ARMS CONTROL, TRADE&lt;br/&gt;&lt;br/&gt; <text:s text:c="3"/>WASHINGTON, March 31 - French Prime Minister Jacques Chirac&lt;br/&gt;opened talks with President Ronald Reagan expected to focus on&lt;br/&gt;superpower arms control moves and trade issues.&lt;br/&gt; <text:s text:c="3"/>French officials said a major aim of Chirac&amp;apos;s visit was to&lt;br/&gt;present France&amp;apos;s concern that the United States might ignore&lt;br/&gt;European security interests in any accord with Moscow on&lt;br/&gt;removing medium-range nuclear missiles from the continent.&lt;br/&gt; <text:s text:c="3"/>But Reagan was expected to assure Chirac that he will not&lt;br/&gt;agree to a deal at the Geneva superpower talks that would give&lt;br/&gt;the Russians superiority in shorter-range systems, diplomats&lt;br/&gt;said.&lt;br/&gt; <text:s text:c="3"/>France has expressed doubts about removing U.S. missiles&lt;br/&gt;from Europe so long as the Soviet Union maintains an edge in&lt;br/&gt;other weaponry, particularly shorter-range rockets,&lt;br/&gt;conventional forces and chemical weapons.&lt;br/&gt; <text:s text:c="3"/>Speaking last night, Chirac set out the French position&lt;br/&gt;saying: &amp;quot;Any agreement on intermediate nuclear forces should&lt;br/&gt;mention how equality can be achieved in short-range missiles.&amp;quot;&lt;br/&gt; <text:s text:c="3"/>Reagan and Chirac meanwhile signed an agreement ending a&lt;br/&gt;dispute between two leading research institutes over patent&lt;br/&gt;rights to a blood screening test for the deadly disease AIDS.&lt;br/&gt; <text:s text:c="3"/>In a joint statement, Chirac and Reagan said the Pasteur&lt;br/&gt;Institute in Paris and the National Cancer Institute, of&lt;br/&gt;Bethesda, Maryland, agreed to give part of the royalties from&lt;br/&gt;the test to a new foundation dedicated to the wordwide fight&lt;br/&gt;against AIDS (Acquired Immune Deficiency Syndrome).&lt;br/&gt; <text:s text:c="3"/>&amp;quot;This agreement opens a new era in Franco-American&lt;br/&gt;cooperation, allowing France and the United States to join&lt;br/&gt;their efforts to control this terrible disease in the hopes of&lt;br/&gt;speeding the development of an AIDS vaccine and cure,&amp;quot; Reagan&lt;br/&gt;said at the signing ceremony. &lt;br/&gt; <text:s text:c="3"/>He said the two parties would share the patent and give 80&lt;br/&gt;per cent of the royalties received to the new foundation.&lt;br/&gt; <text:s text:c="3"/>The foundation would also raise private funds and would&lt;br/&gt;donate 25 per cent of its money to combat AIDS in less&lt;br/&gt;developed countries. &lt;br/&gt; <text:s text:c="3"/>Both leaders stressed the long ties between France and the&lt;br/&gt;United States during a welcoming ceremony in the White House&lt;br/&gt;East Room, with Reagan describing France as &amp;quot;America&amp;apos;s oldest&lt;br/&gt;ally in war and peace.&amp;quot; &lt;br/&gt; <text:s text:c="3"/>&amp;quot;I have come to tell you that we are remain motivated by the&lt;br/&gt;same ideals of freedom, by the same will to face the dangers&lt;br/&gt;which we both confront -- terrorism, war, hunger, poverty, new&lt;br/&gt;diseases and drugs,&amp;quot; Chirac replied.&lt;br/&gt; <text:s text:c="3"/>But the two countries are likely to have less to agree on&lt;br/&gt;over the issue of trade, where Chirac is worried about a rise&lt;br/&gt;in protectionism in the U.S. Congress. &lt;br/&gt; <text:s text:c="3"/>A senior U.S. official yesterday dismissed a French idea to&lt;br/&gt;sell cut-price grain to poor countries in Africa as a way of&lt;br/&gt;lessening surplus stocks.&lt;br/&gt; <text:s text:c="3"/>Chirac is expected to canvass support for the idea, first&lt;br/&gt;proposed by French Agriculture Minister Francois Guillaume,&lt;br/&gt;during his two-day visit to Washington.&lt;br/&gt; <text:s text:c="3"/>The U.S. official described the idea as a &amp;quot;grain producers&amp;apos;&lt;br/&gt;OPEC&amp;quot; -- a reference to the Organization of Petroleum Exporting&lt;br/&gt;Countries -- and said it went against the Reagan&lt;br/&gt;administration&amp;apos;s desire to lessen government intervention in&lt;br/&gt;trade.&lt;br/&gt; Reuter&lt;br/&gt;</text:p>
          </table:table-cell>
          <table:table-cell office:value-type="string">
            <text:p>Compsocerops</text:p>
          </table:table-cell>
          <table:table-cell office:value-type="string">
            <text:p>http://en.wikipedia.org/wiki/Compsocerops</text:p>
          </table:table-cell>
          <table:table-cell office:value-type="string">
            <text:p>Klemens von Metternich</text:p>
          </table:table-cell>
          <table:table-cell office:value-type="string">
            <text:p>http://en.wikipedia.org/wiki/Klemens_von_Metternich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0];&quot;,&quot;;[.AC460];&quot;,&quot;; TEXT([.AK460];&quot;#&quot;))" office:value-type="string" office:string-value="RANDOM,LAU_ET_AL,1">
            <text:p>RANDOM,LAU_ET_AL,1</text:p>
          </table:table-cell>
        </table:table-row>
        <table:table-row table:style-name="ro1">
          <table:table-cell office:value-type="string">
            <text:p>2FNPQJQ9OPLLCLVZT1OGGKCO19P1Z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1QNJ92NJKM0KKAO048Y42GTW3C8DR</text:p>
          </table:table-cell>
          <table:table-cell office:value-type="string">
            <text:p>A329A7P6PGVBUI</text:p>
          </table:table-cell>
          <table:table-cell office:value-type="string">
            <text:p>Submitted</text:p>
          </table:table-cell>
          <table:table-cell office:value-type="string">
            <text:p>Wed Oct 03 08:30:16 GMT 2012</text:p>
          </table:table-cell>
          <table:table-cell office:value-type="string">
            <text:p>Wed Oct 03 08:30:25 GMT 2012</text:p>
          </table:table-cell>
          <table:table-cell office:value-type="string">
            <text:p>Wed Oct 10 01:30:25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as/09912.txt</text:p>
          </table:table-cell>
          <table:table-cell office:value-type="string">
            <text:p>SPANISH REFINER PLANS GASOLINE ADDITIVE PLANT&lt;br/&gt;&lt;br/&gt; <text:s text:c="3"/>MADRID, March 26 - Spain&amp;apos;s state refiner Empresa Nacional&lt;br/&gt;de Petroleo S.A. (EMP) plans to build its second unit for&lt;br/&gt;production of methyl tertiary butyl ether (MTBE), a gasoline&lt;br/&gt;additive replacing lead, company sources said.&lt;br/&gt; <text:s text:c="3"/>The Coruna-based plant, with an annual capacity of 27,000&lt;br/&gt;tonnes, and a 55,000-tonnes-per-year facility that EMP will&lt;br/&gt;start up in Tarragona next year, will make the state refiner&lt;br/&gt;Spain&amp;apos;s biggest producer of MTBE.&lt;br/&gt; <text:s text:c="3"/>Petroleos del Norte S.A. (Petronor) runs a 45,000 tonne a&lt;br/&gt;year plant in Bilbao and Cia Espanola de Petroleos S.A. (Cepsa)&lt;br/&gt;plans to put a similar unit onstream next year in Algeciras.&lt;br/&gt; Reuter&lt;br/&gt;</text:p>
          </table:table-cell>
          <table:table-cell office:value-type="string">
            <text:p>Fukushima Daiichi nuclear disaster</text:p>
          </table:table-cell>
          <table:table-cell office:value-type="string">
            <text:p>http://en.wikipedia.org/wiki/Fukushima_Daiichi_nuclear_disaster</text:p>
          </table:table-cell>
          <table:table-cell office:value-type="string">
            <text:p>History of rail transport in Morocco</text:p>
          </table:table-cell>
          <table:table-cell office:value-type="string">
            <text:p>http://en.wikipedia.org/wiki/History_of_rail_transport_in_Moroc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1];&quot;,&quot;;[.AC461];&quot;,&quot;; TEXT([.AK46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FNPQJQ9OPLLCLVZT1OGGKCO19P1Z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RGVR14IXKO20IQMLMNAEX3YV6V9AD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4:39 GMT 2012</text:p>
          </table:table-cell>
          <table:table-cell office:value-type="string">
            <text:p>Wed Oct 03 07:56:04 GMT 2012</text:p>
          </table:table-cell>
          <table:table-cell office:value-type="string">
            <text:p>Wed Oct 10 00:56:04 PDT 2012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as/09912.txt</text:p>
          </table:table-cell>
          <table:table-cell office:value-type="string">
            <text:p>SPANISH REFINER PLANS GASOLINE ADDITIVE PLANT&lt;br/&gt;&lt;br/&gt; <text:s text:c="3"/>MADRID, March 26 - Spain&amp;apos;s state refiner Empresa Nacional&lt;br/&gt;de Petroleo S.A. (EMP) plans to build its second unit for&lt;br/&gt;production of methyl tertiary butyl ether (MTBE), a gasoline&lt;br/&gt;additive replacing lead, company sources said.&lt;br/&gt; <text:s text:c="3"/>The Coruna-based plant, with an annual capacity of 27,000&lt;br/&gt;tonnes, and a 55,000-tonnes-per-year facility that EMP will&lt;br/&gt;start up in Tarragona next year, will make the state refiner&lt;br/&gt;Spain&amp;apos;s biggest producer of MTBE.&lt;br/&gt; <text:s text:c="3"/>Petroleos del Norte S.A. (Petronor) runs a 45,000 tonne a&lt;br/&gt;year plant in Bilbao and Cia Espanola de Petroleos S.A. (Cepsa)&lt;br/&gt;plans to put a similar unit onstream next year in Algeciras.&lt;br/&gt; Reuter&lt;br/&gt;</text:p>
          </table:table-cell>
          <table:table-cell office:value-type="string">
            <text:p>Fukushima Daiichi nuclear disaster</text:p>
          </table:table-cell>
          <table:table-cell office:value-type="string">
            <text:p>http://en.wikipedia.org/wiki/Fukushima_Daiichi_nuclear_disaster</text:p>
          </table:table-cell>
          <table:table-cell office:value-type="string">
            <text:p>History of rail transport in Morocco</text:p>
          </table:table-cell>
          <table:table-cell office:value-type="string">
            <text:p>http://en.wikipedia.org/wiki/History_of_rail_transport_in_Moroc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2];&quot;,&quot;;[.AC462];&quot;,&quot;; TEXT([.AK46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FNPQJQ9OPLLCLVZT1OGGKCO19P1Z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XB92NJKM05B1SHZO8N2OTP9Y4QFAB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3:11 GMT 2012</text:p>
          </table:table-cell>
          <table:table-cell office:value-type="string">
            <text:p>Wed Oct 03 08:03:23 GMT 2012</text:p>
          </table:table-cell>
          <table:table-cell office:value-type="string">
            <text:p>Wed Oct 10 01:03:23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as/09912.txt</text:p>
          </table:table-cell>
          <table:table-cell office:value-type="string">
            <text:p>SPANISH REFINER PLANS GASOLINE ADDITIVE PLANT&lt;br/&gt;&lt;br/&gt; <text:s text:c="3"/>MADRID, March 26 - Spain&amp;apos;s state refiner Empresa Nacional&lt;br/&gt;de Petroleo S.A. (EMP) plans to build its second unit for&lt;br/&gt;production of methyl tertiary butyl ether (MTBE), a gasoline&lt;br/&gt;additive replacing lead, company sources said.&lt;br/&gt; <text:s text:c="3"/>The Coruna-based plant, with an annual capacity of 27,000&lt;br/&gt;tonnes, and a 55,000-tonnes-per-year facility that EMP will&lt;br/&gt;start up in Tarragona next year, will make the state refiner&lt;br/&gt;Spain&amp;apos;s biggest producer of MTBE.&lt;br/&gt; <text:s text:c="3"/>Petroleos del Norte S.A. (Petronor) runs a 45,000 tonne a&lt;br/&gt;year plant in Bilbao and Cia Espanola de Petroleos S.A. (Cepsa)&lt;br/&gt;plans to put a similar unit onstream next year in Algeciras.&lt;br/&gt; Reuter&lt;br/&gt;</text:p>
          </table:table-cell>
          <table:table-cell office:value-type="string">
            <text:p>Fukushima Daiichi nuclear disaster</text:p>
          </table:table-cell>
          <table:table-cell office:value-type="string">
            <text:p>http://en.wikipedia.org/wiki/Fukushima_Daiichi_nuclear_disaster</text:p>
          </table:table-cell>
          <table:table-cell office:value-type="string">
            <text:p>History of rail transport in Morocco</text:p>
          </table:table-cell>
          <table:table-cell office:value-type="string">
            <text:p>http://en.wikipedia.org/wiki/History_of_rail_transport_in_Morocc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3];&quot;,&quot;;[.AC463];&quot;,&quot;; TEXT([.AK46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M5UUKQOYGNX5PSZIFG8107UJ9XF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9CPFE4EGDHD1BTQFS0N7W6HLTP9JT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6:56 GMT 2012</text:p>
          </table:table-cell>
          <table:table-cell office:value-type="string">
            <text:p>Wed Oct 03 07:57:07 GMT 2012</text:p>
          </table:table-cell>
          <table:table-cell office:value-type="string">
            <text:p>Wed Oct 10 00:57:07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373.txt</text:p>
          </table:table-cell>
          <table:table-cell office:value-type="string">
            <text:p>AUDIO/VIDEO &amp;lt;AVA&amp;gt; TO GET EXPENSES FROM DIXONS&lt;br/&gt;&lt;br/&gt; <text:s text:c="3"/>DAYTON, Ohio, March 31 - Audio/Video Affiliates Inc said it&lt;br/&gt;will receive an undisclosed amount from &amp;lt;Dixons Group PLC&amp;gt; in&lt;br/&gt;connection with the termination of Cyacq Corp&amp;apos;s 92.50 dlr per&lt;br/&gt;share tender offer for Cyclops Corp &amp;lt;CYL&amp;gt;.&lt;br/&gt; <text:s text:c="3"/>The company said the amount from Dixons is in lieu of&lt;br/&gt;reimbursement expenses for the Cyacq tender. <text:s/>Citicorp &amp;lt;CCI&amp;gt;&lt;br/&gt;was the other partner in Cyacq.&lt;br/&gt; <text:s text:c="3"/>The payment was in connection with Dixons&amp;apos; previously&lt;br/&gt;-announced agreement to increase its tender price for Cyclops&lt;br/&gt;to 95.00 dlrs per share, Cycacq&amp;apos;s ending of its competing bid&lt;br/&gt;and the ending of litigation between the parties.&lt;br/&gt; Reuter&lt;br/&gt;</text:p>
          </table:table-cell>
          <table:table-cell office:value-type="string">
            <text:p>South African contract law</text:p>
          </table:table-cell>
          <table:table-cell office:value-type="string">
            <text:p>http://en.wikipedia.org/wiki/South_African_contract_law</text:p>
          </table:table-cell>
          <table:table-cell office:value-type="string">
            <text:p>Cyclops</text:p>
          </table:table-cell>
          <table:table-cell office:value-type="string">
            <text:p>http://en.wikipedia.org/wiki/Cyclo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4];&quot;,&quot;;[.AC464];&quot;,&quot;; TEXT([.AK46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7M5UUKQOYGNX5PSZIFG8107UJ9XF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HOGKCCVLL3CPCRROKGQCC9NXOPW6Z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2:02 GMT 2012</text:p>
          </table:table-cell>
          <table:table-cell office:value-type="string">
            <text:p>Wed Oct 03 07:53:12 GMT 2012</text:p>
          </table:table-cell>
          <table:table-cell office:value-type="string">
            <text:p>Wed Oct 10 00:53:12 PDT 2012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373.txt</text:p>
          </table:table-cell>
          <table:table-cell office:value-type="string">
            <text:p>AUDIO/VIDEO &amp;lt;AVA&amp;gt; TO GET EXPENSES FROM DIXONS&lt;br/&gt;&lt;br/&gt; <text:s text:c="3"/>DAYTON, Ohio, March 31 - Audio/Video Affiliates Inc said it&lt;br/&gt;will receive an undisclosed amount from &amp;lt;Dixons Group PLC&amp;gt; in&lt;br/&gt;connection with the termination of Cyacq Corp&amp;apos;s 92.50 dlr per&lt;br/&gt;share tender offer for Cyclops Corp &amp;lt;CYL&amp;gt;.&lt;br/&gt; <text:s text:c="3"/>The company said the amount from Dixons is in lieu of&lt;br/&gt;reimbursement expenses for the Cyacq tender. <text:s/>Citicorp &amp;lt;CCI&amp;gt;&lt;br/&gt;was the other partner in Cyacq.&lt;br/&gt; <text:s text:c="3"/>The payment was in connection with Dixons&amp;apos; previously&lt;br/&gt;-announced agreement to increase its tender price for Cyclops&lt;br/&gt;to 95.00 dlrs per share, Cycacq&amp;apos;s ending of its competing bid&lt;br/&gt;and the ending of litigation between the parties.&lt;br/&gt; Reuter&lt;br/&gt;</text:p>
          </table:table-cell>
          <table:table-cell office:value-type="string">
            <text:p>South African contract law</text:p>
          </table:table-cell>
          <table:table-cell office:value-type="string">
            <text:p>http://en.wikipedia.org/wiki/South_African_contract_law</text:p>
          </table:table-cell>
          <table:table-cell office:value-type="string">
            <text:p>Cyclops</text:p>
          </table:table-cell>
          <table:table-cell office:value-type="string">
            <text:p>http://en.wikipedia.org/wiki/Cyclop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65];&quot;,&quot;;[.AC465];&quot;,&quot;; TEXT([.AK46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7M5UUKQOYGNX5PSZIFG8107UJ9XF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U91Q6SVQ8H8NVEZDVWOJVCI8LFN4E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49:20 GMT 2012</text:p>
          </table:table-cell>
          <table:table-cell office:value-type="string">
            <text:p>Wed Oct 03 07:50:05 GMT 2012</text:p>
          </table:table-cell>
          <table:table-cell office:value-type="string">
            <text:p>Wed Oct 10 00:50:05 PDT 2012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1373.txt</text:p>
          </table:table-cell>
          <table:table-cell office:value-type="string">
            <text:p>AUDIO/VIDEO &amp;lt;AVA&amp;gt; TO GET EXPENSES FROM DIXONS&lt;br/&gt;&lt;br/&gt; <text:s text:c="3"/>DAYTON, Ohio, March 31 - Audio/Video Affiliates Inc said it&lt;br/&gt;will receive an undisclosed amount from &amp;lt;Dixons Group PLC&amp;gt; in&lt;br/&gt;connection with the termination of Cyacq Corp&amp;apos;s 92.50 dlr per&lt;br/&gt;share tender offer for Cyclops Corp &amp;lt;CYL&amp;gt;.&lt;br/&gt; <text:s text:c="3"/>The company said the amount from Dixons is in lieu of&lt;br/&gt;reimbursement expenses for the Cyacq tender. <text:s/>Citicorp &amp;lt;CCI&amp;gt;&lt;br/&gt;was the other partner in Cyacq.&lt;br/&gt; <text:s text:c="3"/>The payment was in connection with Dixons&amp;apos; previously&lt;br/&gt;-announced agreement to increase its tender price for Cyclops&lt;br/&gt;to 95.00 dlrs per share, Cycacq&amp;apos;s ending of its competing bid&lt;br/&gt;and the ending of litigation between the parties.&lt;br/&gt; Reuter&lt;br/&gt;</text:p>
          </table:table-cell>
          <table:table-cell office:value-type="string">
            <text:p>South African contract law</text:p>
          </table:table-cell>
          <table:table-cell office:value-type="string">
            <text:p>http://en.wikipedia.org/wiki/South_African_contract_law</text:p>
          </table:table-cell>
          <table:table-cell office:value-type="string">
            <text:p>Cyclops</text:p>
          </table:table-cell>
          <table:table-cell office:value-type="string">
            <text:p>http://en.wikipedia.org/wiki/Cyclop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66];&quot;,&quot;;[.AC466];&quot;,&quot;; TEXT([.AK46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6QJVCNHMVHVZL758BB2F4J7B8K20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2RVXX2Q45UUZZC3NX9W9NS8VANR97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2:02 GMT 2012</text:p>
          </table:table-cell>
          <table:table-cell office:value-type="string">
            <text:p>Wed Oct 03 09:52:07 GMT 2012</text:p>
          </table:table-cell>
          <table:table-cell office:value-type="string">
            <text:p>Wed Oct 10 02:52:07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3287.txt</text:p>
          </table:table-cell>
          <table:table-cell office:value-type="string">
            <text:p>MATHEMATICAL APPLICATIONS SETS OPERATIONS SALE&lt;br/&gt;&lt;br/&gt; <text:s text:c="3"/>ELMSFORD, N.Y., March 9 - Mathematical Applications Group&lt;br/&gt;Inc said it has signed a letter of intent to sell all of its&lt;br/&gt;operating business and will propose a plan of liquidation&lt;br/&gt;following the sale.&lt;br/&gt; <text:s text:c="3"/>If the company is unsuccessful in obtaining the approvals&lt;br/&gt;needed for the sale and liquidation, it said, the company may&lt;br/&gt;be required to initiate reorganization proceedings under&lt;br/&gt;federal bankruptcy law to facilitie the distribution of its&lt;br/&gt;assets.&lt;br/&gt; <text:s text:c="3"/>Mathematical Applications said it tentatively agreed to&lt;br/&gt;sell its direct marketing business to Pagex Inc for 400,000&lt;br/&gt;dlrs plus an amount equal to the working capital of the&lt;br/&gt;business at closing as well as a 1.7 mln dlr note payable in&lt;br/&gt;installments over six years.&lt;br/&gt; <text:s text:c="3"/>Mathematical Applications said the business&amp;apos; working&lt;br/&gt;capital is estimated to be about 600,000 dlrs.&lt;br/&gt; <text:s text:c="3"/>Pagex has been formed by Paul A. Goldner the owner of Pagex&lt;br/&gt;Systems Inc, which is also engaged in the direct marketing&lt;br/&gt;computer service business.&lt;br/&gt; <text:s text:c="3"/>Mathematical Applications said the tentative agreement&lt;br/&gt;calls for Pagex to buy substantially all of the assets and&lt;br/&gt;liabilities related to the direct marketing business and&lt;br/&gt;continue to use the Mathematical Applications name.&lt;br/&gt; <text:s text:c="3"/>It said the sale is also subject to renegotiation of a real&lt;br/&gt;estate lease and approval of a definitive agreement by the&lt;br/&gt;company&amp;apos;s board, stock holders and debenture holders.&lt;br/&gt; <text:s text:c="3"/>The company said it has obtained waivers from holders of&lt;br/&gt;its six mln dlrs principal amount of debentures due March 31,&lt;br/&gt;1993, to defer interest payments aggregating 270,000 dlrs&lt;br/&gt;through March 31, 1987. The company said it will seek waivers&lt;br/&gt;to defer these interest payments, and those due March 31, for&lt;br/&gt;enough time to enable the company to accomplish the proposed&lt;br/&gt;sale of its operations.&lt;br/&gt; <text:s text:c="3"/>Mathematical Applications said it is talking to debenture&lt;br/&gt;holders, its landlord, a lessor of equipment to the marketing&lt;br/&gt;operation and holders of other liabilities not being assumed by&lt;br/&gt;Pagex to arrange distribution of assets after the proposed&lt;br/&gt;sale, adding that these assets will be significantly less than&lt;br/&gt;its liabilities.&lt;br/&gt; <text:s text:c="3"/>The company said it has obtained waivers from holders of&lt;br/&gt;its six mln dlrs principal amount of debentures due March 31,&lt;br/&gt;1993, to defer interest payments aggregating 270,000 dlrs&lt;br/&gt;through March 31, 1987. The company said it will seek waivers&lt;br/&gt;to defer these payments, and those due March 31, for enough&lt;br/&gt;time to accomplish the proposed sale of its operations.&lt;br/&gt; <text:s text:c="3"/>Mathematical Applications said it is talking to debenture&lt;br/&gt;holders, its landlord, a lessor of equipment to the marketing&lt;br/&gt;operation and holders of liabilities Pages is not assuming to&lt;br/&gt;arrange distribution of assets after the proposed sale, adding&lt;br/&gt;these assets will be significantly less than its liabilities.&lt;br/&gt; <text:s text:c="3"/>As part of the distribution of assets, the company said, it&lt;br/&gt;expects shareholders to receive an amount based on the bid&lt;br/&gt;price of the company&amp;apos;s stock, which was 1/16 on March five.&lt;br/&gt; Reuter&lt;br/&gt;</text:p>
          </table:table-cell>
          <table:table-cell office:value-type="string">
            <text:p>Comcast</text:p>
          </table:table-cell>
          <table:table-cell office:value-type="string">
            <text:p>http://en.wikipedia.org/wiki/Comcast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7];&quot;,&quot;;[.AC467];&quot;,&quot;; TEXT([.AK46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6QJVCNHMVHVZL758BB2F4J7B8K20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IBVCNHMVHVKRSO68UT7CJ79RKK135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9:41 GMT 2012</text:p>
          </table:table-cell>
          <table:table-cell office:value-type="string">
            <text:p>Wed Oct 03 09:50:16 GMT 2012</text:p>
          </table:table-cell>
          <table:table-cell office:value-type="string">
            <text:p>Wed Oct 10 02:50:16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3287.txt</text:p>
          </table:table-cell>
          <table:table-cell office:value-type="string">
            <text:p>MATHEMATICAL APPLICATIONS SETS OPERATIONS SALE&lt;br/&gt;&lt;br/&gt; <text:s text:c="3"/>ELMSFORD, N.Y., March 9 - Mathematical Applications Group&lt;br/&gt;Inc said it has signed a letter of intent to sell all of its&lt;br/&gt;operating business and will propose a plan of liquidation&lt;br/&gt;following the sale.&lt;br/&gt; <text:s text:c="3"/>If the company is unsuccessful in obtaining the approvals&lt;br/&gt;needed for the sale and liquidation, it said, the company may&lt;br/&gt;be required to initiate reorganization proceedings under&lt;br/&gt;federal bankruptcy law to facilitie the distribution of its&lt;br/&gt;assets.&lt;br/&gt; <text:s text:c="3"/>Mathematical Applications said it tentatively agreed to&lt;br/&gt;sell its direct marketing business to Pagex Inc for 400,000&lt;br/&gt;dlrs plus an amount equal to the working capital of the&lt;br/&gt;business at closing as well as a 1.7 mln dlr note payable in&lt;br/&gt;installments over six years.&lt;br/&gt; <text:s text:c="3"/>Mathematical Applications said the business&amp;apos; working&lt;br/&gt;capital is estimated to be about 600,000 dlrs.&lt;br/&gt; <text:s text:c="3"/>Pagex has been formed by Paul A. Goldner the owner of Pagex&lt;br/&gt;Systems Inc, which is also engaged in the direct marketing&lt;br/&gt;computer service business.&lt;br/&gt; <text:s text:c="3"/>Mathematical Applications said the tentative agreement&lt;br/&gt;calls for Pagex to buy substantially all of the assets and&lt;br/&gt;liabilities related to the direct marketing business and&lt;br/&gt;continue to use the Mathematical Applications name.&lt;br/&gt; <text:s text:c="3"/>It said the sale is also subject to renegotiation of a real&lt;br/&gt;estate lease and approval of a definitive agreement by the&lt;br/&gt;company&amp;apos;s board, stock holders and debenture holders.&lt;br/&gt; <text:s text:c="3"/>The company said it has obtained waivers from holders of&lt;br/&gt;its six mln dlrs principal amount of debentures due March 31,&lt;br/&gt;1993, to defer interest payments aggregating 270,000 dlrs&lt;br/&gt;through March 31, 1987. The company said it will seek waivers&lt;br/&gt;to defer these interest payments, and those due March 31, for&lt;br/&gt;enough time to enable the company to accomplish the proposed&lt;br/&gt;sale of its operations.&lt;br/&gt; <text:s text:c="3"/>Mathematical Applications said it is talking to debenture&lt;br/&gt;holders, its landlord, a lessor of equipment to the marketing&lt;br/&gt;operation and holders of other liabilities not being assumed by&lt;br/&gt;Pagex to arrange distribution of assets after the proposed&lt;br/&gt;sale, adding that these assets will be significantly less than&lt;br/&gt;its liabilities.&lt;br/&gt; <text:s text:c="3"/>The company said it has obtained waivers from holders of&lt;br/&gt;its six mln dlrs principal amount of debentures due March 31,&lt;br/&gt;1993, to defer interest payments aggregating 270,000 dlrs&lt;br/&gt;through March 31, 1987. The company said it will seek waivers&lt;br/&gt;to defer these payments, and those due March 31, for enough&lt;br/&gt;time to accomplish the proposed sale of its operations.&lt;br/&gt; <text:s text:c="3"/>Mathematical Applications said it is talking to debenture&lt;br/&gt;holders, its landlord, a lessor of equipment to the marketing&lt;br/&gt;operation and holders of liabilities Pages is not assuming to&lt;br/&gt;arrange distribution of assets after the proposed sale, adding&lt;br/&gt;these assets will be significantly less than its liabilities.&lt;br/&gt; <text:s text:c="3"/>As part of the distribution of assets, the company said, it&lt;br/&gt;expects shareholders to receive an amount based on the bid&lt;br/&gt;price of the company&amp;apos;s stock, which was 1/16 on March five.&lt;br/&gt; Reuter&lt;br/&gt;</text:p>
          </table:table-cell>
          <table:table-cell office:value-type="string">
            <text:p>Comcast</text:p>
          </table:table-cell>
          <table:table-cell office:value-type="string">
            <text:p>http://en.wikipedia.org/wiki/Comcast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68];&quot;,&quot;;[.AC468];&quot;,&quot;; TEXT([.AK46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QJVCNHMVHVZL758BB2F4J7B8K20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0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0 GMT 2012</text:p>
          </table:table-cell>
          <table:table-cell table:number-columns-repeated="2"/>
          <table:table-cell office:value-type="string">
            <text:p>2WF9U8P9Y38TB5LNA2LYQM0J044GXK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50:09 GMT 2012</text:p>
          </table:table-cell>
          <table:table-cell office:value-type="string">
            <text:p>Wed Oct 03 09:50:59 GMT 2012</text:p>
          </table:table-cell>
          <table:table-cell office:value-type="string">
            <text:p>Wed Oct 10 02:50:59 PDT 2012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3287.txt</text:p>
          </table:table-cell>
          <table:table-cell office:value-type="string">
            <text:p>MATHEMATICAL APPLICATIONS SETS OPERATIONS SALE&lt;br/&gt;&lt;br/&gt; <text:s text:c="3"/>ELMSFORD, N.Y., March 9 - Mathematical Applications Group&lt;br/&gt;Inc said it has signed a letter of intent to sell all of its&lt;br/&gt;operating business and will propose a plan of liquidation&lt;br/&gt;following the sale.&lt;br/&gt; <text:s text:c="3"/>If the company is unsuccessful in obtaining the approvals&lt;br/&gt;needed for the sale and liquidation, it said, the company may&lt;br/&gt;be required to initiate reorganization proceedings under&lt;br/&gt;federal bankruptcy law to facilitie the distribution of its&lt;br/&gt;assets.&lt;br/&gt; <text:s text:c="3"/>Mathematical Applications said it tentatively agreed to&lt;br/&gt;sell its direct marketing business to Pagex Inc for 400,000&lt;br/&gt;dlrs plus an amount equal to the working capital of the&lt;br/&gt;business at closing as well as a 1.7 mln dlr note payable in&lt;br/&gt;installments over six years.&lt;br/&gt; <text:s text:c="3"/>Mathematical Applications said the business&amp;apos; working&lt;br/&gt;capital is estimated to be about 600,000 dlrs.&lt;br/&gt; <text:s text:c="3"/>Pagex has been formed by Paul A. Goldner the owner of Pagex&lt;br/&gt;Systems Inc, which is also engaged in the direct marketing&lt;br/&gt;computer service business.&lt;br/&gt; <text:s text:c="3"/>Mathematical Applications said the tentative agreement&lt;br/&gt;calls for Pagex to buy substantially all of the assets and&lt;br/&gt;liabilities related to the direct marketing business and&lt;br/&gt;continue to use the Mathematical Applications name.&lt;br/&gt; <text:s text:c="3"/>It said the sale is also subject to renegotiation of a real&lt;br/&gt;estate lease and approval of a definitive agreement by the&lt;br/&gt;company&amp;apos;s board, stock holders and debenture holders.&lt;br/&gt; <text:s text:c="3"/>The company said it has obtained waivers from holders of&lt;br/&gt;its six mln dlrs principal amount of debentures due March 31,&lt;br/&gt;1993, to defer interest payments aggregating 270,000 dlrs&lt;br/&gt;through March 31, 1987. The company said it will seek waivers&lt;br/&gt;to defer these interest payments, and those due March 31, for&lt;br/&gt;enough time to enable the company to accomplish the proposed&lt;br/&gt;sale of its operations.&lt;br/&gt; <text:s text:c="3"/>Mathematical Applications said it is talking to debenture&lt;br/&gt;holders, its landlord, a lessor of equipment to the marketing&lt;br/&gt;operation and holders of other liabilities not being assumed by&lt;br/&gt;Pagex to arrange distribution of assets after the proposed&lt;br/&gt;sale, adding that these assets will be significantly less than&lt;br/&gt;its liabilities.&lt;br/&gt; <text:s text:c="3"/>The company said it has obtained waivers from holders of&lt;br/&gt;its six mln dlrs principal amount of debentures due March 31,&lt;br/&gt;1993, to defer interest payments aggregating 270,000 dlrs&lt;br/&gt;through March 31, 1987. The company said it will seek waivers&lt;br/&gt;to defer these payments, and those due March 31, for enough&lt;br/&gt;time to accomplish the proposed sale of its operations.&lt;br/&gt; <text:s text:c="3"/>Mathematical Applications said it is talking to debenture&lt;br/&gt;holders, its landlord, a lessor of equipment to the marketing&lt;br/&gt;operation and holders of liabilities Pages is not assuming to&lt;br/&gt;arrange distribution of assets after the proposed sale, adding&lt;br/&gt;these assets will be significantly less than its liabilities.&lt;br/&gt; <text:s text:c="3"/>As part of the distribution of assets, the company said, it&lt;br/&gt;expects shareholders to receive an amount based on the bid&lt;br/&gt;price of the company&amp;apos;s stock, which was 1/16 on March five.&lt;br/&gt; Reuter&lt;br/&gt;</text:p>
          </table:table-cell>
          <table:table-cell office:value-type="string">
            <text:p>Comcast</text:p>
          </table:table-cell>
          <table:table-cell office:value-type="string">
            <text:p>http://en.wikipedia.org/wiki/Comcast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69];&quot;,&quot;;[.AC469];&quot;,&quot;; TEXT([.AK46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9E6NG1FS3NY2SZ3MB6Z0ZL2ZFTZL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AGNNVRH1KHOON4WIHXN39LK31HYP8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5:46 GMT 2012</text:p>
          </table:table-cell>
          <table:table-cell office:value-type="string">
            <text:p>Wed Oct 03 08:46:19 GMT 2012</text:p>
          </table:table-cell>
          <table:table-cell office:value-type="string">
            <text:p>Wed Oct 10 01:46:19 PDT 2012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106.txt</text:p>
          </table:table-cell>
          <table:table-cell office:value-type="string">
            <text:p>YEUTTER SEES U.S., JAPAN VERGING ON TRADE CONFLICT&lt;br/&gt;&lt;br/&gt; <text:s text:c="3"/>TAUPO, New Zealand, March 23 - The United States and Japan&lt;br/&gt;are on the brink of serious conflict on trade, especially over&lt;br/&gt;semiconductors, Japanese unwillingness for public bodies to buy&lt;br/&gt;U.S. Super-computers, and barriers to U.S. Firms seeking to&lt;br/&gt;participate in the eight billion dlr Kansai airport project,&lt;br/&gt;U.S. Trade Representative Clayton Yeutter said.&lt;br/&gt; <text:s text:c="3"/>He was talking to reporters yesterday on the eve of a&lt;br/&gt;two-day meeting of trade ministers which will review progress&lt;br/&gt;made by committees set up after the Uruguay meeting last&lt;br/&gt;September launched a new round of GATT (General Agreement on&lt;br/&gt;Tariffs and Trade) talks.&lt;br/&gt; <text:s text:c="3"/>European Community (EC) commissioner Willy de Clercq&lt;br/&gt;meanwhile told reporters conflict between the world&amp;apos;s three&lt;br/&gt;major trading and economic powers -- the EC, the U.S. And Japan&lt;br/&gt;-- set a poor example for other members of GATT.&lt;br/&gt; <text:s text:c="3"/>Australian Trade Minister John Dawkins told the reporters&lt;br/&gt;bilateral retaliation at the enormous expense of the rest of&lt;br/&gt;the world was no way to solve trade disputes.&lt;br/&gt; <text:s text:c="3"/>New Zealand trade minister Mike Moore told his colleagues&lt;br/&gt;great progress had been made in preparing for the current round&lt;br/&gt;of GATT negotiations which must not be sidetracked.&lt;br/&gt; <text:s text:c="3"/>The ministers have said they want to maintain the momentum&lt;br/&gt;towards fresh negotiations or avert serious trade conflicts.&lt;br/&gt; <text:s text:c="3"/>Yeutter said the problem with international trade talks was&lt;br/&gt;that they tended to get bogged down for years. &amp;quot;Countries don&amp;apos;t&lt;br/&gt;get very serious about negotiating until the end of the day&lt;br/&gt;which is, maybe, five or six years in the future.&amp;quot;&lt;br/&gt; <text:s text:c="3"/>He also said he did not consider the new U.S. Congress as&lt;br/&gt;protectionist as it was 18 months ago. &amp;quot;That&amp;apos;s a very healthy&lt;br/&gt;development,&amp;quot; he added.&amp;quot;If you asked me about that a year or 18&lt;br/&gt;months ago I would have said that it was terribly&lt;br/&gt;protectionist.&amp;quot;&lt;br/&gt; <text:s text:c="3"/>&amp;quot;Members of Congress, that is the contemplative members of&lt;br/&gt;Congress, have begun to realise protectionism is not the answer&lt;br/&gt;to the 170 billion dlr trade deficit,&amp;quot; Yeutter said.&lt;br/&gt; <text:s text:c="3"/>&amp;quot;They&amp;apos;ve also begun to realise that you cannot legislate&lt;br/&gt;solutions to a 170 billion dollar trade deficit so they are&lt;br/&gt;more realistic and, in my judgement, more responsible on that&lt;br/&gt;issue than they were 12 or 18 months ago.&amp;quot;&lt;br/&gt; <text:s text:c="3"/>He added, &amp;quot;Whether that will be reflected in the legislation&lt;br/&gt;that eventually emerges is another matter.&amp;quot;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70];&quot;,&quot;;[.AC470];&quot;,&quot;; TEXT([.AK47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E6NG1FS3NY2SZ3MB6Z0ZL2ZFTZL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CZ4J79KQW61NWSB176CL45XJ8DIKL</text:p>
          </table:table-cell>
          <table:table-cell office:value-type="string">
            <text:p>A2024CXWJN0VS3</text:p>
          </table:table-cell>
          <table:table-cell office:value-type="string">
            <text:p>Submitted</text:p>
          </table:table-cell>
          <table:table-cell office:value-type="string">
            <text:p>Wed Oct 03 08:34:28 GMT 2012</text:p>
          </table:table-cell>
          <table:table-cell office:value-type="string">
            <text:p>Wed Oct 03 08:34:55 GMT 2012</text:p>
          </table:table-cell>
          <table:table-cell office:value-type="string">
            <text:p>Wed Oct 10 01:34:55 PDT 2012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106.txt</text:p>
          </table:table-cell>
          <table:table-cell office:value-type="string">
            <text:p>YEUTTER SEES U.S., JAPAN VERGING ON TRADE CONFLICT&lt;br/&gt;&lt;br/&gt; <text:s text:c="3"/>TAUPO, New Zealand, March 23 - The United States and Japan&lt;br/&gt;are on the brink of serious conflict on trade, especially over&lt;br/&gt;semiconductors, Japanese unwillingness for public bodies to buy&lt;br/&gt;U.S. Super-computers, and barriers to U.S. Firms seeking to&lt;br/&gt;participate in the eight billion dlr Kansai airport project,&lt;br/&gt;U.S. Trade Representative Clayton Yeutter said.&lt;br/&gt; <text:s text:c="3"/>He was talking to reporters yesterday on the eve of a&lt;br/&gt;two-day meeting of trade ministers which will review progress&lt;br/&gt;made by committees set up after the Uruguay meeting last&lt;br/&gt;September launched a new round of GATT (General Agreement on&lt;br/&gt;Tariffs and Trade) talks.&lt;br/&gt; <text:s text:c="3"/>European Community (EC) commissioner Willy de Clercq&lt;br/&gt;meanwhile told reporters conflict between the world&amp;apos;s three&lt;br/&gt;major trading and economic powers -- the EC, the U.S. And Japan&lt;br/&gt;-- set a poor example for other members of GATT.&lt;br/&gt; <text:s text:c="3"/>Australian Trade Minister John Dawkins told the reporters&lt;br/&gt;bilateral retaliation at the enormous expense of the rest of&lt;br/&gt;the world was no way to solve trade disputes.&lt;br/&gt; <text:s text:c="3"/>New Zealand trade minister Mike Moore told his colleagues&lt;br/&gt;great progress had been made in preparing for the current round&lt;br/&gt;of GATT negotiations which must not be sidetracked.&lt;br/&gt; <text:s text:c="3"/>The ministers have said they want to maintain the momentum&lt;br/&gt;towards fresh negotiations or avert serious trade conflicts.&lt;br/&gt; <text:s text:c="3"/>Yeutter said the problem with international trade talks was&lt;br/&gt;that they tended to get bogged down for years. &amp;quot;Countries don&amp;apos;t&lt;br/&gt;get very serious about negotiating until the end of the day&lt;br/&gt;which is, maybe, five or six years in the future.&amp;quot;&lt;br/&gt; <text:s text:c="3"/>He also said he did not consider the new U.S. Congress as&lt;br/&gt;protectionist as it was 18 months ago. &amp;quot;That&amp;apos;s a very healthy&lt;br/&gt;development,&amp;quot; he added.&amp;quot;If you asked me about that a year or 18&lt;br/&gt;months ago I would have said that it was terribly&lt;br/&gt;protectionist.&amp;quot;&lt;br/&gt; <text:s text:c="3"/>&amp;quot;Members of Congress, that is the contemplative members of&lt;br/&gt;Congress, have begun to realise protectionism is not the answer&lt;br/&gt;to the 170 billion dlr trade deficit,&amp;quot; Yeutter said.&lt;br/&gt; <text:s text:c="3"/>&amp;quot;They&amp;apos;ve also begun to realise that you cannot legislate&lt;br/&gt;solutions to a 170 billion dollar trade deficit so they are&lt;br/&gt;more realistic and, in my judgement, more responsible on that&lt;br/&gt;issue than they were 12 or 18 months ago.&amp;quot;&lt;br/&gt; <text:s text:c="3"/>He added, &amp;quot;Whether that will be reflected in the legislation&lt;br/&gt;that eventually emerges is another matter.&amp;quot;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71];&quot;,&quot;;[.AC471];&quot;,&quot;; TEXT([.AK47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E6NG1FS3NY2SZ3MB6Z0ZL2ZFTZL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VOSBRI8IUB2D3XDQRJTTB3L79Y4GS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1:23 GMT 2012</text:p>
          </table:table-cell>
          <table:table-cell office:value-type="string">
            <text:p>Wed Oct 03 09:31:27 GMT 2012</text:p>
          </table:table-cell>
          <table:table-cell office:value-type="string">
            <text:p>Wed Oct 10 02:31:27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106.txt</text:p>
          </table:table-cell>
          <table:table-cell office:value-type="string">
            <text:p>YEUTTER SEES U.S., JAPAN VERGING ON TRADE CONFLICT&lt;br/&gt;&lt;br/&gt; <text:s text:c="3"/>TAUPO, New Zealand, March 23 - The United States and Japan&lt;br/&gt;are on the brink of serious conflict on trade, especially over&lt;br/&gt;semiconductors, Japanese unwillingness for public bodies to buy&lt;br/&gt;U.S. Super-computers, and barriers to U.S. Firms seeking to&lt;br/&gt;participate in the eight billion dlr Kansai airport project,&lt;br/&gt;U.S. Trade Representative Clayton Yeutter said.&lt;br/&gt; <text:s text:c="3"/>He was talking to reporters yesterday on the eve of a&lt;br/&gt;two-day meeting of trade ministers which will review progress&lt;br/&gt;made by committees set up after the Uruguay meeting last&lt;br/&gt;September launched a new round of GATT (General Agreement on&lt;br/&gt;Tariffs and Trade) talks.&lt;br/&gt; <text:s text:c="3"/>European Community (EC) commissioner Willy de Clercq&lt;br/&gt;meanwhile told reporters conflict between the world&amp;apos;s three&lt;br/&gt;major trading and economic powers -- the EC, the U.S. And Japan&lt;br/&gt;-- set a poor example for other members of GATT.&lt;br/&gt; <text:s text:c="3"/>Australian Trade Minister John Dawkins told the reporters&lt;br/&gt;bilateral retaliation at the enormous expense of the rest of&lt;br/&gt;the world was no way to solve trade disputes.&lt;br/&gt; <text:s text:c="3"/>New Zealand trade minister Mike Moore told his colleagues&lt;br/&gt;great progress had been made in preparing for the current round&lt;br/&gt;of GATT negotiations which must not be sidetracked.&lt;br/&gt; <text:s text:c="3"/>The ministers have said they want to maintain the momentum&lt;br/&gt;towards fresh negotiations or avert serious trade conflicts.&lt;br/&gt; <text:s text:c="3"/>Yeutter said the problem with international trade talks was&lt;br/&gt;that they tended to get bogged down for years. &amp;quot;Countries don&amp;apos;t&lt;br/&gt;get very serious about negotiating until the end of the day&lt;br/&gt;which is, maybe, five or six years in the future.&amp;quot;&lt;br/&gt; <text:s text:c="3"/>He also said he did not consider the new U.S. Congress as&lt;br/&gt;protectionist as it was 18 months ago. &amp;quot;That&amp;apos;s a very healthy&lt;br/&gt;development,&amp;quot; he added.&amp;quot;If you asked me about that a year or 18&lt;br/&gt;months ago I would have said that it was terribly&lt;br/&gt;protectionist.&amp;quot;&lt;br/&gt; <text:s text:c="3"/>&amp;quot;Members of Congress, that is the contemplative members of&lt;br/&gt;Congress, have begun to realise protectionism is not the answer&lt;br/&gt;to the 170 billion dlr trade deficit,&amp;quot; Yeutter said.&lt;br/&gt; <text:s text:c="3"/>&amp;quot;They&amp;apos;ve also begun to realise that you cannot legislate&lt;br/&gt;solutions to a 170 billion dollar trade deficit so they are&lt;br/&gt;more realistic and, in my judgement, more responsible on that&lt;br/&gt;issue than they were 12 or 18 months ago.&amp;quot;&lt;br/&gt; <text:s text:c="3"/>He added, &amp;quot;Whether that will be reflected in the legislation&lt;br/&gt;that eventually emerges is another matter.&amp;quot;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72];&quot;,&quot;;[.AC472];&quot;,&quot;; TEXT([.AK47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185OZIZEHMPJDRVYH5MWPXNLFBZ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5I8H88MQU6LKXZ0JSSR5X4APD0ATG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2:27 GMT 2012</text:p>
          </table:table-cell>
          <table:table-cell office:value-type="string">
            <text:p>Wed Oct 03 08:53:42 GMT 2012</text:p>
          </table:table-cell>
          <table:table-cell office:value-type="string">
            <text:p>Wed Oct 10 01:53:42 PDT 2012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4510.txt</text:p>
          </table:table-cell>
          <table:table-cell office:value-type="string">
            <text:p>&amp;lt;SUMMIT PETROLEUM CORP&amp;gt; SELLS SHARES&lt;br/&gt;&lt;br/&gt; <text:s text:c="3"/>ABILENE, TEXAS, March 12 - Summit Petroleum Corp said it&lt;br/&gt;sold 11.3 mln shares, or 29.4 pct, of its common stock to&lt;br/&gt;&amp;lt;Halbert and Associates Inc&amp;gt;.&lt;br/&gt; <text:s text:c="3"/>The company said the shares were previously held by&lt;br/&gt;&amp;lt;Consolidated Energy Corp&amp;gt; and Harken Oil and Gas Inc &amp;lt;HOGI&amp;gt;.&lt;br/&gt; <text:s text:c="3"/>In addition, David D. Halbert, president and chief&lt;br/&gt;executive officer of Halbert, an Abilene investment firm, was&lt;br/&gt;named chairman and chief executive of Summit, the company said.&lt;br/&gt; <text:s text:c="2"/>Halbert, Charles M. Bruce and James O. Burke were also named&lt;br/&gt;directors, expanding the board to five, Summit added.&lt;br/&gt; <text:s text:c="3"/>The company said Burke is president and chief executive of&lt;br/&gt;&amp;lt;Allied Comprehensive Health Inc&amp;gt;, Abilene, while Bruce is a&lt;br/&gt;partner in the Washington law firm of Butler and Binion.&lt;br/&gt; <text:s text:c="3"/>Summit said it intends to actively seek acquisitions to&lt;br/&gt;increase its asset base.&lt;br/&gt; Reuter&lt;br/&gt;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 office:value-type="string">
            <text:p>1990 New Year Honours</text:p>
          </table:table-cell>
          <table:table-cell office:value-type="string">
            <text:p>http://en.wikipedia.org/wiki/1990_New_Year_Honou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73];&quot;,&quot;;[.AC473];&quot;,&quot;; TEXT([.AK47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185OZIZEHMPJDRVYH5MWPXNLFBZ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GGQ1SNQQ7Q6M9T6XU3NZ12TX6HS80</text:p>
          </table:table-cell>
          <table:table-cell office:value-type="string">
            <text:p>A2YW509B0UMSEH</text:p>
          </table:table-cell>
          <table:table-cell office:value-type="string">
            <text:p>Submitted</text:p>
          </table:table-cell>
          <table:table-cell office:value-type="string">
            <text:p>Wed Oct 03 07:06:50 GMT 2012</text:p>
          </table:table-cell>
          <table:table-cell office:value-type="string">
            <text:p>Wed Oct 03 07:09:20 GMT 2012</text:p>
          </table:table-cell>
          <table:table-cell office:value-type="string">
            <text:p>Wed Oct 10 00:09:20 PDT 2012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4510.txt</text:p>
          </table:table-cell>
          <table:table-cell office:value-type="string">
            <text:p>&amp;lt;SUMMIT PETROLEUM CORP&amp;gt; SELLS SHARES&lt;br/&gt;&lt;br/&gt; <text:s text:c="3"/>ABILENE, TEXAS, March 12 - Summit Petroleum Corp said it&lt;br/&gt;sold 11.3 mln shares, or 29.4 pct, of its common stock to&lt;br/&gt;&amp;lt;Halbert and Associates Inc&amp;gt;.&lt;br/&gt; <text:s text:c="3"/>The company said the shares were previously held by&lt;br/&gt;&amp;lt;Consolidated Energy Corp&amp;gt; and Harken Oil and Gas Inc &amp;lt;HOGI&amp;gt;.&lt;br/&gt; <text:s text:c="3"/>In addition, David D. Halbert, president and chief&lt;br/&gt;executive officer of Halbert, an Abilene investment firm, was&lt;br/&gt;named chairman and chief executive of Summit, the company said.&lt;br/&gt; <text:s text:c="2"/>Halbert, Charles M. Bruce and James O. Burke were also named&lt;br/&gt;directors, expanding the board to five, Summit added.&lt;br/&gt; <text:s text:c="3"/>The company said Burke is president and chief executive of&lt;br/&gt;&amp;lt;Allied Comprehensive Health Inc&amp;gt;, Abilene, while Bruce is a&lt;br/&gt;partner in the Washington law firm of Butler and Binion.&lt;br/&gt; <text:s text:c="3"/>Summit said it intends to actively seek acquisitions to&lt;br/&gt;increase its asset base.&lt;br/&gt; Reuter&lt;br/&gt;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 office:value-type="string">
            <text:p>1990 New Year Honours</text:p>
          </table:table-cell>
          <table:table-cell office:value-type="string">
            <text:p>http://en.wikipedia.org/wiki/1990_New_Year_Honou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74];&quot;,&quot;;[.AC474];&quot;,&quot;; TEXT([.AK47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185OZIZEHMPJDRVYH5MWPXNLFBZ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O5D2AC9KSSZA6L7XEWU2KQO5A60IW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9:11 GMT 2012</text:p>
          </table:table-cell>
          <table:table-cell office:value-type="string">
            <text:p>Wed Oct 03 07:49:21 GMT 2012</text:p>
          </table:table-cell>
          <table:table-cell office:value-type="string">
            <text:p>Wed Oct 10 00:49:21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4510.txt</text:p>
          </table:table-cell>
          <table:table-cell office:value-type="string">
            <text:p>&amp;lt;SUMMIT PETROLEUM CORP&amp;gt; SELLS SHARES&lt;br/&gt;&lt;br/&gt; <text:s text:c="3"/>ABILENE, TEXAS, March 12 - Summit Petroleum Corp said it&lt;br/&gt;sold 11.3 mln shares, or 29.4 pct, of its common stock to&lt;br/&gt;&amp;lt;Halbert and Associates Inc&amp;gt;.&lt;br/&gt; <text:s text:c="3"/>The company said the shares were previously held by&lt;br/&gt;&amp;lt;Consolidated Energy Corp&amp;gt; and Harken Oil and Gas Inc &amp;lt;HOGI&amp;gt;.&lt;br/&gt; <text:s text:c="3"/>In addition, David D. Halbert, president and chief&lt;br/&gt;executive officer of Halbert, an Abilene investment firm, was&lt;br/&gt;named chairman and chief executive of Summit, the company said.&lt;br/&gt; <text:s text:c="2"/>Halbert, Charles M. Bruce and James O. Burke were also named&lt;br/&gt;directors, expanding the board to five, Summit added.&lt;br/&gt; <text:s text:c="3"/>The company said Burke is president and chief executive of&lt;br/&gt;&amp;lt;Allied Comprehensive Health Inc&amp;gt;, Abilene, while Bruce is a&lt;br/&gt;partner in the Washington law firm of Butler and Binion.&lt;br/&gt; <text:s text:c="3"/>Summit said it intends to actively seek acquisitions to&lt;br/&gt;increase its asset base.&lt;br/&gt; Reuter&lt;br/&gt;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 office:value-type="string">
            <text:p>1990 New Year Honours</text:p>
          </table:table-cell>
          <table:table-cell office:value-type="string">
            <text:p>http://en.wikipedia.org/wiki/1990_New_Year_Honou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75];&quot;,&quot;;[.AC475];&quot;,&quot;; TEXT([.AK47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5TDDP8PJWKUSMW2TLUQB9Z0DUNH6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8TTHV8ER9Y88W8NT9JMDKFHZW83QY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1:32 GMT 2012</text:p>
          </table:table-cell>
          <table:table-cell office:value-type="string">
            <text:p>Wed Oct 03 08:12:07 GMT 2012</text:p>
          </table:table-cell>
          <table:table-cell office:value-type="string">
            <text:p>Wed Oct 10 01:12:07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9837.txt</text:p>
          </table:table-cell>
          <table:table-cell office:value-type="string">
            <text:p>LOMAS &amp;lt;LNK&amp;gt; SHAREHOLDERS APPROVE ACQUISITION&lt;br/&gt;&lt;br/&gt; <text:s text:c="3"/>DALLAS, June 29 - Lomas and Nettleton Financial Corp said&lt;br/&gt;its shareholders approved at a special meeting the company&amp;apos;s&lt;br/&gt;acquisition of Equitable Life Leasing Corp for 263.3 mln dlrs.&lt;br/&gt; <text:s text:c="3"/>Equitable Life Leasing Corp is a subsidiary of Equitable&lt;br/&gt;Investment Corp, which is owned by the Equitable Life Assurance&lt;br/&gt;Co of U.S.&lt;br/&gt; <text:s text:c="3"/>Lomas said the acquistion price will consist of one mln in&lt;br/&gt;cash, 1.5 mln shares of the company&amp;apos;s common stock, 71,000&lt;br/&gt;shares of a new series C preferred stock, and 8.944 mln dlrs&lt;br/&gt;principal amount of nine pct senior notes due 1994.&lt;br/&gt; <text:s text:c="3"/>The company added that the acquisition will close June 30.&lt;br/&gt; Reuter&lt;br/&gt;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76];&quot;,&quot;;[.AC476];&quot;,&quot;; TEXT([.AK47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5TDDP8PJWKUSMW2TLUQB9Z0DUNH6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PC0COK2JE1MMY8PGVIWEOZAJURTML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1:01 GMT 2012</text:p>
          </table:table-cell>
          <table:table-cell office:value-type="string">
            <text:p>Wed Oct 03 09:51:33 GMT 2012</text:p>
          </table:table-cell>
          <table:table-cell office:value-type="string">
            <text:p>Wed Oct 10 02:51:33 PDT 201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9837.txt</text:p>
          </table:table-cell>
          <table:table-cell office:value-type="string">
            <text:p>LOMAS &amp;lt;LNK&amp;gt; SHAREHOLDERS APPROVE ACQUISITION&lt;br/&gt;&lt;br/&gt; <text:s text:c="3"/>DALLAS, June 29 - Lomas and Nettleton Financial Corp said&lt;br/&gt;its shareholders approved at a special meeting the company&amp;apos;s&lt;br/&gt;acquisition of Equitable Life Leasing Corp for 263.3 mln dlrs.&lt;br/&gt; <text:s text:c="3"/>Equitable Life Leasing Corp is a subsidiary of Equitable&lt;br/&gt;Investment Corp, which is owned by the Equitable Life Assurance&lt;br/&gt;Co of U.S.&lt;br/&gt; <text:s text:c="3"/>Lomas said the acquistion price will consist of one mln in&lt;br/&gt;cash, 1.5 mln shares of the company&amp;apos;s common stock, 71,000&lt;br/&gt;shares of a new series C preferred stock, and 8.944 mln dlrs&lt;br/&gt;principal amount of nine pct senior notes due 1994.&lt;br/&gt; <text:s text:c="3"/>The company added that the acquisition will close June 30.&lt;br/&gt; Reuter&lt;br/&gt;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77];&quot;,&quot;;[.AC477];&quot;,&quot;; TEXT([.AK47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5TDDP8PJWKUSMW2TLUQB9Z0DUNH6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VNWJ5OPB0YVV8W3T627MP9UAVQ5XR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9:22 GMT 2012</text:p>
          </table:table-cell>
          <table:table-cell office:value-type="string">
            <text:p>Wed Oct 03 09:49:40 GMT 2012</text:p>
          </table:table-cell>
          <table:table-cell office:value-type="string">
            <text:p>Wed Oct 10 02:49:40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9837.txt</text:p>
          </table:table-cell>
          <table:table-cell office:value-type="string">
            <text:p>LOMAS &amp;lt;LNK&amp;gt; SHAREHOLDERS APPROVE ACQUISITION&lt;br/&gt;&lt;br/&gt; <text:s text:c="3"/>DALLAS, June 29 - Lomas and Nettleton Financial Corp said&lt;br/&gt;its shareholders approved at a special meeting the company&amp;apos;s&lt;br/&gt;acquisition of Equitable Life Leasing Corp for 263.3 mln dlrs.&lt;br/&gt; <text:s text:c="3"/>Equitable Life Leasing Corp is a subsidiary of Equitable&lt;br/&gt;Investment Corp, which is owned by the Equitable Life Assurance&lt;br/&gt;Co of U.S.&lt;br/&gt; <text:s text:c="3"/>Lomas said the acquistion price will consist of one mln in&lt;br/&gt;cash, 1.5 mln shares of the company&amp;apos;s common stock, 71,000&lt;br/&gt;shares of a new series C preferred stock, and 8.944 mln dlrs&lt;br/&gt;principal amount of nine pct senior notes due 1994.&lt;br/&gt; <text:s text:c="3"/>The company added that the acquisition will close June 30.&lt;br/&gt; Reuter&lt;br/&gt;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 office:value-type="string">
            <text:p>Ivar Kreuger</text:p>
          </table:table-cell>
          <table:table-cell office:value-type="string">
            <text:p>http://en.wikipedia.org/wiki/Ivar_Kreug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78];&quot;,&quot;;[.AC478];&quot;,&quot;; TEXT([.AK47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9RLFQ0ONNV6QPPOY0EORB78BOSJ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3MHYW2GTP9RPGGA3WS6HYSOM1MSNU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9:08 GMT 2012</text:p>
          </table:table-cell>
          <table:table-cell office:value-type="string">
            <text:p>Wed Oct 03 09:29:12 GMT 2012</text:p>
          </table:table-cell>
          <table:table-cell office:value-type="string">
            <text:p>Wed Oct 10 02:29:12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0665.txt</text:p>
          </table:table-cell>
          <table:table-cell office:value-type="string">
            <text:p>BALDRIGE PREDICTS END OF U.S.-JAPAN TRADE DISPUTE&lt;br/&gt;&lt;br/&gt; <text:s text:c="3"/>WASHINGTON, March 29 - The United States and Japan will&lt;br/&gt;soon settle their trade dispute over semiconductors, U.S.&lt;br/&gt;Commerce secretary Malcolm Baldrige said on television.&lt;br/&gt; <text:s text:c="3"/>Baldrige, referring to the U.S.-Japan trade agreement on&lt;br/&gt;semiconductors, said: &amp;quot;Their government wants to live up to it.&lt;br/&gt;Their industries haven&amp;apos;t been doing it, and I think we&amp;apos;ll have&lt;br/&gt;a good settlement to spare both sides.&amp;quot;&lt;br/&gt; <text:s text:c="3"/>&amp;quot;I think the Japanese understand full well that they haven&amp;apos;t&lt;br/&gt;lived up to this commitment,&amp;quot; he said.&lt;br/&gt; <text:s text:c="3"/>He added: &amp;quot;I do not think there will be a trade war at all.&amp;quot;&lt;br/&gt; <text:s text:c="3"/>On Friday, Washington announced plans to put as much as 300&lt;br/&gt;mln dlrs in tariffs on Japanese electronic goods from April 17,&lt;br/&gt;because of Tokyo&amp;apos;s failure to observe the agreement.&lt;br/&gt; <text:s text:c="3"/>The officials said the tariffs would be ended as soon as&lt;br/&gt;Japan started adhering to the agreement. But they said there&lt;br/&gt;was little chance Japan could react quickly enough to avert the&lt;br/&gt;higher tariffs.&lt;br/&gt; <text:s text:c="3"/>Baldrige said the Reagan administration hoped the strong&lt;br/&gt;U.S. Action against Japan would convince Congress to tone down&lt;br/&gt;protectionist trade legislation now being drafted.&lt;br/&gt; <text:s text:c="3"/>He denied the action had been taken for that reason.&lt;br/&gt; REUTER&lt;br/&gt;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79];&quot;,&quot;;[.AC479];&quot;,&quot;; TEXT([.AK47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Y9RLFQ0ONNV6QPPOY0EORB78BOSJ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6TINMHGYQ4JIWYGDL6MNFOY5CD8L6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5:33 GMT 2012</text:p>
          </table:table-cell>
          <table:table-cell office:value-type="string">
            <text:p>Wed Oct 03 08:05:42 GMT 2012</text:p>
          </table:table-cell>
          <table:table-cell office:value-type="string">
            <text:p>Wed Oct 10 01:05:42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0665.txt</text:p>
          </table:table-cell>
          <table:table-cell office:value-type="string">
            <text:p>BALDRIGE PREDICTS END OF U.S.-JAPAN TRADE DISPUTE&lt;br/&gt;&lt;br/&gt; <text:s text:c="3"/>WASHINGTON, March 29 - The United States and Japan will&lt;br/&gt;soon settle their trade dispute over semiconductors, U.S.&lt;br/&gt;Commerce secretary Malcolm Baldrige said on television.&lt;br/&gt; <text:s text:c="3"/>Baldrige, referring to the U.S.-Japan trade agreement on&lt;br/&gt;semiconductors, said: &amp;quot;Their government wants to live up to it.&lt;br/&gt;Their industries haven&amp;apos;t been doing it, and I think we&amp;apos;ll have&lt;br/&gt;a good settlement to spare both sides.&amp;quot;&lt;br/&gt; <text:s text:c="3"/>&amp;quot;I think the Japanese understand full well that they haven&amp;apos;t&lt;br/&gt;lived up to this commitment,&amp;quot; he said.&lt;br/&gt; <text:s text:c="3"/>He added: &amp;quot;I do not think there will be a trade war at all.&amp;quot;&lt;br/&gt; <text:s text:c="3"/>On Friday, Washington announced plans to put as much as 300&lt;br/&gt;mln dlrs in tariffs on Japanese electronic goods from April 17,&lt;br/&gt;because of Tokyo&amp;apos;s failure to observe the agreement.&lt;br/&gt; <text:s text:c="3"/>The officials said the tariffs would be ended as soon as&lt;br/&gt;Japan started adhering to the agreement. But they said there&lt;br/&gt;was little chance Japan could react quickly enough to avert the&lt;br/&gt;higher tariffs.&lt;br/&gt; <text:s text:c="3"/>Baldrige said the Reagan administration hoped the strong&lt;br/&gt;U.S. Action against Japan would convince Congress to tone down&lt;br/&gt;protectionist trade legislation now being drafted.&lt;br/&gt; <text:s text:c="3"/>He denied the action had been taken for that reason.&lt;br/&gt; REUTER&lt;br/&gt;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80];&quot;,&quot;;[.AC480];&quot;,&quot;; TEXT([.AK48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Y9RLFQ0ONNV6QPPOY0EORB78BOSJ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9YKW4ZMAZHH609KXAFNVVRH8E49IL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9:48 GMT 2012</text:p>
          </table:table-cell>
          <table:table-cell office:value-type="string">
            <text:p>Wed Oct 03 09:30:20 GMT 2012</text:p>
          </table:table-cell>
          <table:table-cell office:value-type="string">
            <text:p>Wed Oct 10 02:30:20 PDT 201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10665.txt</text:p>
          </table:table-cell>
          <table:table-cell office:value-type="string">
            <text:p>BALDRIGE PREDICTS END OF U.S.-JAPAN TRADE DISPUTE&lt;br/&gt;&lt;br/&gt; <text:s text:c="3"/>WASHINGTON, March 29 - The United States and Japan will&lt;br/&gt;soon settle their trade dispute over semiconductors, U.S.&lt;br/&gt;Commerce secretary Malcolm Baldrige said on television.&lt;br/&gt; <text:s text:c="3"/>Baldrige, referring to the U.S.-Japan trade agreement on&lt;br/&gt;semiconductors, said: &amp;quot;Their government wants to live up to it.&lt;br/&gt;Their industries haven&amp;apos;t been doing it, and I think we&amp;apos;ll have&lt;br/&gt;a good settlement to spare both sides.&amp;quot;&lt;br/&gt; <text:s text:c="3"/>&amp;quot;I think the Japanese understand full well that they haven&amp;apos;t&lt;br/&gt;lived up to this commitment,&amp;quot; he said.&lt;br/&gt; <text:s text:c="3"/>He added: &amp;quot;I do not think there will be a trade war at all.&amp;quot;&lt;br/&gt; <text:s text:c="3"/>On Friday, Washington announced plans to put as much as 300&lt;br/&gt;mln dlrs in tariffs on Japanese electronic goods from April 17,&lt;br/&gt;because of Tokyo&amp;apos;s failure to observe the agreement.&lt;br/&gt; <text:s text:c="3"/>The officials said the tariffs would be ended as soon as&lt;br/&gt;Japan started adhering to the agreement. But they said there&lt;br/&gt;was little chance Japan could react quickly enough to avert the&lt;br/&gt;higher tariffs.&lt;br/&gt; <text:s text:c="3"/>Baldrige said the Reagan administration hoped the strong&lt;br/&gt;U.S. Action against Japan would convince Congress to tone down&lt;br/&gt;protectionist trade legislation now being drafted.&lt;br/&gt; <text:s text:c="3"/>He denied the action had been taken for that reason.&lt;br/&gt; REUTER&lt;br/&gt;</text:p>
          </table:table-cell>
          <table:table-cell office:value-type="string">
            <text:p>Clayton Keith Yeutter</text:p>
          </table:table-cell>
          <table:table-cell office:value-type="string">
            <text:p>http://en.wikipedia.org/wiki/Clayton_Keith_Yeutter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81];&quot;,&quot;;[.AC481];&quot;,&quot;; TEXT([.AK48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IBHV8ER9Y8T2T6R62D5SFHS4CG4R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GMXFCD45XCE8W1XU3BIV3TGWYJWY0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0:13 GMT 2012</text:p>
          </table:table-cell>
          <table:table-cell office:value-type="string">
            <text:p>Wed Oct 03 08:00:25 GMT 2012</text:p>
          </table:table-cell>
          <table:table-cell office:value-type="string">
            <text:p>Wed Oct 10 01:00:25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8017.txt</text:p>
          </table:table-cell>
          <table:table-cell office:value-type="string">
            <text:p>ACME PRECISION &amp;lt;ACL&amp;gt; BUYOUT BID DROPPED&lt;br/&gt;&lt;br/&gt; <text:s text:c="3"/>DETROIT, June 2 - Acme Precision Products Inc said a&lt;br/&gt;management group has withdrawn a six dlr per share leveraged&lt;br/&gt;buyout offer.&lt;br/&gt; <text:s text:c="3"/>Acme said the management group dropped its bid due to&lt;br/&gt;continued weakness in the machine tool industry and in Acme&lt;br/&gt;Precision&amp;apos;s operating results and to the inability of the&lt;br/&gt;management group to obtain modifications to terms of its&lt;br/&gt;financing commitment.&lt;br/&gt; <text:s text:c="3"/>It said, &amp;quot;The effect of these factors led the management&lt;br/&gt;group to conclude that the six dlr per share price was&lt;br/&gt;excessive under current conditions.&amp;quot;&lt;br/&gt; Reuter&lt;br/&gt;</text:p>
          </table:table-cell>
          <table:table-cell office:value-type="string">
            <text:p>East Carolina University Graduate School</text:p>
          </table:table-cell>
          <table:table-cell office:value-type="string">
            <text:p>http://en.wikipedia.org/wiki/East_Carolina_University_Graduate_School</text:p>
          </table:table-cell>
          <table:table-cell office:value-type="string">
            <text:p>Wachovia</text:p>
          </table:table-cell>
          <table:table-cell office:value-type="string">
            <text:p>http://en.wikipedia.org/wiki/Wachov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82];&quot;,&quot;;[.AC482];&quot;,&quot;; TEXT([.AK482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IBHV8ER9Y8T2T6R62D5SFHS4CG4R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QMLF395SW6NVA3XAXPNRBYF89KSE4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4:21 GMT 2012</text:p>
          </table:table-cell>
          <table:table-cell office:value-type="string">
            <text:p>Wed Oct 03 08:56:03 GMT 2012</text:p>
          </table:table-cell>
          <table:table-cell office:value-type="string">
            <text:p>Wed Oct 10 01:56:03 PDT 2012</text:p>
          </table:table-cell>
          <table:table-cell table:number-columns-repeated="3"/>
          <table:table-cell office:value-type="float" office:value="102">
            <text:p>102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8017.txt</text:p>
          </table:table-cell>
          <table:table-cell office:value-type="string">
            <text:p>ACME PRECISION &amp;lt;ACL&amp;gt; BUYOUT BID DROPPED&lt;br/&gt;&lt;br/&gt; <text:s text:c="3"/>DETROIT, June 2 - Acme Precision Products Inc said a&lt;br/&gt;management group has withdrawn a six dlr per share leveraged&lt;br/&gt;buyout offer.&lt;br/&gt; <text:s text:c="3"/>Acme said the management group dropped its bid due to&lt;br/&gt;continued weakness in the machine tool industry and in Acme&lt;br/&gt;Precision&amp;apos;s operating results and to the inability of the&lt;br/&gt;management group to obtain modifications to terms of its&lt;br/&gt;financing commitment.&lt;br/&gt; <text:s text:c="3"/>It said, &amp;quot;The effect of these factors led the management&lt;br/&gt;group to conclude that the six dlr per share price was&lt;br/&gt;excessive under current conditions.&amp;quot;&lt;br/&gt; Reuter&lt;br/&gt;</text:p>
          </table:table-cell>
          <table:table-cell office:value-type="string">
            <text:p>East Carolina University Graduate School</text:p>
          </table:table-cell>
          <table:table-cell office:value-type="string">
            <text:p>http://en.wikipedia.org/wiki/East_Carolina_University_Graduate_School</text:p>
          </table:table-cell>
          <table:table-cell office:value-type="string">
            <text:p>Wachovia</text:p>
          </table:table-cell>
          <table:table-cell office:value-type="string">
            <text:p>http://en.wikipedia.org/wiki/Wachov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83];&quot;,&quot;;[.AC483];&quot;,&quot;; TEXT([.AK483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IBHV8ER9Y8T2T6R62D5SFHS4CG4R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RHCGJ2D21O3BELM7TGP0I2K584C63</text:p>
          </table:table-cell>
          <table:table-cell office:value-type="string">
            <text:p>A2CZR0MGSEILRP</text:p>
          </table:table-cell>
          <table:table-cell office:value-type="string">
            <text:p>Submitted</text:p>
          </table:table-cell>
          <table:table-cell office:value-type="string">
            <text:p>Wed Oct 03 06:48:06 GMT 2012</text:p>
          </table:table-cell>
          <table:table-cell office:value-type="string">
            <text:p>Wed Oct 03 06:48:29 GMT 2012</text:p>
          </table:table-cell>
          <table:table-cell office:value-type="string">
            <text:p>Tue Oct 09 23:48:29 PDT 2012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acq/18017.txt</text:p>
          </table:table-cell>
          <table:table-cell office:value-type="string">
            <text:p>ACME PRECISION &amp;lt;ACL&amp;gt; BUYOUT BID DROPPED&lt;br/&gt;&lt;br/&gt; <text:s text:c="3"/>DETROIT, June 2 - Acme Precision Products Inc said a&lt;br/&gt;management group has withdrawn a six dlr per share leveraged&lt;br/&gt;buyout offer.&lt;br/&gt; <text:s text:c="3"/>Acme said the management group dropped its bid due to&lt;br/&gt;continued weakness in the machine tool industry and in Acme&lt;br/&gt;Precision&amp;apos;s operating results and to the inability of the&lt;br/&gt;management group to obtain modifications to terms of its&lt;br/&gt;financing commitment.&lt;br/&gt; <text:s text:c="3"/>It said, &amp;quot;The effect of these factors led the management&lt;br/&gt;group to conclude that the six dlr per share price was&lt;br/&gt;excessive under current conditions.&amp;quot;&lt;br/&gt; Reuter&lt;br/&gt;</text:p>
          </table:table-cell>
          <table:table-cell office:value-type="string">
            <text:p>East Carolina University Graduate School</text:p>
          </table:table-cell>
          <table:table-cell office:value-type="string">
            <text:p>http://en.wikipedia.org/wiki/East_Carolina_University_Graduate_School</text:p>
          </table:table-cell>
          <table:table-cell office:value-type="string">
            <text:p>Wachovia</text:p>
          </table:table-cell>
          <table:table-cell office:value-type="string">
            <text:p>http://en.wikipedia.org/wiki/Wachov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84];&quot;,&quot;;[.AC484];&quot;,&quot;; TEXT([.AK484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359U8P9Y38TB5LNA2LYQM0JVY9XG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24M6IAA2SEI93I57YHKSA4IPMWMME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2:29 GMT 2012</text:p>
          </table:table-cell>
          <table:table-cell office:value-type="string">
            <text:p>Wed Oct 03 09:52:33 GMT 2012</text:p>
          </table:table-cell>
          <table:table-cell office:value-type="string">
            <text:p>Wed Oct 10 02:52:3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11894.txt</text:p>
          </table:table-cell>
          <table:table-cell office:value-type="string">
            <text:p>TURKISH INFLATION INCREASES IN MARCH&lt;br/&gt;&lt;br/&gt; <text:s text:c="3"/>ANKARA, April 1 - Inflation in Turkey was 3.7 pct in March&lt;br/&gt;compared with 1.7 pct in February and 1.3 pct in March 1986,&lt;br/&gt;the State Statistics Institute said.&lt;br/&gt; <text:s text:c="3"/>The annual rate rose to 34.7 pct in March compared with&lt;br/&gt;31.7 pct in February and 34.2 pct in March 1986. The&lt;br/&gt;government&amp;apos;s target is to reduce inflation this year to an&lt;br/&gt;annual 20 pct.&lt;br/&gt; <text:s text:c="3"/>The consumer price index, base 1978/79, was 1,957.3&lt;br/&gt;compared with 1,886.8 in February and 1,452.7 in March, 1986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2009 NCAA Division I baseball season</text:p>
          </table:table-cell>
          <table:table-cell office:value-type="string">
            <text:p>http://en.wikipedia.org/wiki/2009_NCAA_Division_I_baseball_seas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85];&quot;,&quot;;[.AC485];&quot;,&quot;; TEXT([.AK48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59U8P9Y38TB5LNA2LYQM0JVY9XG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XIQ7Q67051QZLBW8CKQK1XMNCFXDI</text:p>
          </table:table-cell>
          <table:table-cell office:value-type="string">
            <text:p>A2O0S4VYTR512D</text:p>
          </table:table-cell>
          <table:table-cell office:value-type="string">
            <text:p>Submitted</text:p>
          </table:table-cell>
          <table:table-cell office:value-type="string">
            <text:p>Wed Oct 03 06:51:19 GMT 2012</text:p>
          </table:table-cell>
          <table:table-cell office:value-type="string">
            <text:p>Wed Oct 03 06:52:03 GMT 2012</text:p>
          </table:table-cell>
          <table:table-cell office:value-type="string">
            <text:p>Tue Oct 09 23:52:03 PDT 2012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11894.txt</text:p>
          </table:table-cell>
          <table:table-cell office:value-type="string">
            <text:p>TURKISH INFLATION INCREASES IN MARCH&lt;br/&gt;&lt;br/&gt; <text:s text:c="3"/>ANKARA, April 1 - Inflation in Turkey was 3.7 pct in March&lt;br/&gt;compared with 1.7 pct in February and 1.3 pct in March 1986,&lt;br/&gt;the State Statistics Institute said.&lt;br/&gt; <text:s text:c="3"/>The annual rate rose to 34.7 pct in March compared with&lt;br/&gt;31.7 pct in February and 34.2 pct in March 1986. The&lt;br/&gt;government&amp;apos;s target is to reduce inflation this year to an&lt;br/&gt;annual 20 pct.&lt;br/&gt; <text:s text:c="3"/>The consumer price index, base 1978/79, was 1,957.3&lt;br/&gt;compared with 1,886.8 in February and 1,452.7 in March, 1986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2009 NCAA Division I baseball season</text:p>
          </table:table-cell>
          <table:table-cell office:value-type="string">
            <text:p>http://en.wikipedia.org/wiki/2009_NCAA_Division_I_baseball_seas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86];&quot;,&quot;;[.AC486];&quot;,&quot;; TEXT([.AK48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59U8P9Y38TB5LNA2LYQM0JVY9XG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Z46SK9RJ85OERNJOW1AXMOOXZ1T5V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7:37 GMT 2012</text:p>
          </table:table-cell>
          <table:table-cell office:value-type="string">
            <text:p>Wed Oct 03 09:48:04 GMT 2012</text:p>
          </table:table-cell>
          <table:table-cell office:value-type="string">
            <text:p>Wed Oct 10 02:48:04 PDT 2012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pi/11894.txt</text:p>
          </table:table-cell>
          <table:table-cell office:value-type="string">
            <text:p>TURKISH INFLATION INCREASES IN MARCH&lt;br/&gt;&lt;br/&gt; <text:s text:c="3"/>ANKARA, April 1 - Inflation in Turkey was 3.7 pct in March&lt;br/&gt;compared with 1.7 pct in February and 1.3 pct in March 1986,&lt;br/&gt;the State Statistics Institute said.&lt;br/&gt; <text:s text:c="3"/>The annual rate rose to 34.7 pct in March compared with&lt;br/&gt;31.7 pct in February and 34.2 pct in March 1986. The&lt;br/&gt;government&amp;apos;s target is to reduce inflation this year to an&lt;br/&gt;annual 20 pct.&lt;br/&gt; <text:s text:c="3"/>The consumer price index, base 1978/79, was 1,957.3&lt;br/&gt;compared with 1,886.8 in February and 1,452.7 in March, 1986.&lt;br/&gt; REUTER&lt;br/&gt;</text:p>
          </table:table-cell>
          <table:table-cell office:value-type="string">
            <text:p>Anacostia (WMATA station)</text:p>
          </table:table-cell>
          <table:table-cell office:value-type="string">
            <text:p>http://en.wikipedia.org/wiki/Anacostia_(WMATA_station)</text:p>
          </table:table-cell>
          <table:table-cell office:value-type="string">
            <text:p>2009 NCAA Division I baseball season</text:p>
          </table:table-cell>
          <table:table-cell office:value-type="string">
            <text:p>http://en.wikipedia.org/wiki/2009_NCAA_Division_I_baseball_season</text:p>
          </table:table-cell>
          <table:table-cell office:value-type="string">
            <text:p>I don't think either matches ...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487];&quot;,&quot;;[.AC487];&quot;,&quot;; TEXT([.AK48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M998D8J3VE7B1GYU83GBMCKAYMXH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EAXKO2L92HER5YB4DPOKCF0JJRFE9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6:18 GMT 2012</text:p>
          </table:table-cell>
          <table:table-cell office:value-type="string">
            <text:p>Wed Oct 03 09:16:23 GMT 2012</text:p>
          </table:table-cell>
          <table:table-cell office:value-type="string">
            <text:p>Wed Oct 10 02:16:23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725.txt</text:p>
          </table:table-cell>
          <table:table-cell office:value-type="string">
            <text:p>MITSUI &amp;lt;MITSY&amp;gt;, SECURITY PACIFIC &amp;lt;SPC&amp;gt; SET PACT&lt;br/&gt;&lt;br/&gt; <text:s text:c="3"/>LOS ANGELES, March 18 - Mitsui and Co Ltd said it has&lt;br/&gt;signed a letter of intent with Security Pacific Corp to buy 50&lt;br/&gt;pct of Japan Security Pacific Finance Co Ltd, for an&lt;br/&gt;undisclosed sum, to form a joint venture.&lt;br/&gt; <text:s text:c="3"/>Japan Security Pacific has assets of 200 mln dlrs.&lt;br/&gt; <text:s text:c="3"/>The joint venture will introduce various financial products&lt;br/&gt;to the customer base of Mitsui and its group of companies, the&lt;br/&gt;company said.&lt;br/&gt; <text:s text:c="3"/>Security Pacific will provide expertise in consumer and&lt;br/&gt;commercial lending, as well as data processing support.&lt;br/&gt; <text:s text:c="3"/>Japan Security Pacific Finance is a wholly-owned subsidiary&lt;br/&gt;of Security Pacific International Finance Inc, which is owned&lt;br/&gt;by Security Pacific Corp.&lt;br/&gt; <text:s text:c="3"/>Security Pacific said in addition to originating consumer&lt;br/&gt;and commercial loans and leases, the joint venture will market&lt;br/&gt;related financial products and services.&lt;br/&gt; Reuter&lt;br/&gt;</text:p>
          </table:table-cell>
          <table:table-cell office:value-type="string">
            <text:p>Farley's &amp; Sathers Candy Company</text:p>
          </table:table-cell>
          <table:table-cell office:value-type="string">
            <text:p>http://en.wikipedia.org/wiki/Farley's_&amp;_Sathers_Candy_Company</text:p>
          </table:table-cell>
          <table:table-cell office:value-type="string">
            <text:p>Timeline of Class I railroads (1910–1929)</text:p>
          </table:table-cell>
          <table:table-cell office:value-type="string">
            <text:p>http://en.wikipedia.org/wiki/Timeline_of_Class_I_railroads_(1910–1929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88];&quot;,&quot;;[.AC488];&quot;,&quot;; TEXT([.AK48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M998D8J3VE7B1GYU83GBMCKAYMXH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FJ98D8J3VE7B1GYU83GBMCKF4GXHZ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3:09 GMT 2012</text:p>
          </table:table-cell>
          <table:table-cell office:value-type="string">
            <text:p>Wed Oct 03 09:43:27 GMT 2012</text:p>
          </table:table-cell>
          <table:table-cell office:value-type="string">
            <text:p>Wed Oct 10 02:43:27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725.txt</text:p>
          </table:table-cell>
          <table:table-cell office:value-type="string">
            <text:p>MITSUI &amp;lt;MITSY&amp;gt;, SECURITY PACIFIC &amp;lt;SPC&amp;gt; SET PACT&lt;br/&gt;&lt;br/&gt; <text:s text:c="3"/>LOS ANGELES, March 18 - Mitsui and Co Ltd said it has&lt;br/&gt;signed a letter of intent with Security Pacific Corp to buy 50&lt;br/&gt;pct of Japan Security Pacific Finance Co Ltd, for an&lt;br/&gt;undisclosed sum, to form a joint venture.&lt;br/&gt; <text:s text:c="3"/>Japan Security Pacific has assets of 200 mln dlrs.&lt;br/&gt; <text:s text:c="3"/>The joint venture will introduce various financial products&lt;br/&gt;to the customer base of Mitsui and its group of companies, the&lt;br/&gt;company said.&lt;br/&gt; <text:s text:c="3"/>Security Pacific will provide expertise in consumer and&lt;br/&gt;commercial lending, as well as data processing support.&lt;br/&gt; <text:s text:c="3"/>Japan Security Pacific Finance is a wholly-owned subsidiary&lt;br/&gt;of Security Pacific International Finance Inc, which is owned&lt;br/&gt;by Security Pacific Corp.&lt;br/&gt; <text:s text:c="3"/>Security Pacific said in addition to originating consumer&lt;br/&gt;and commercial loans and leases, the joint venture will market&lt;br/&gt;related financial products and services.&lt;br/&gt; Reuter&lt;br/&gt;</text:p>
          </table:table-cell>
          <table:table-cell office:value-type="string">
            <text:p>Farley's &amp; Sathers Candy Company</text:p>
          </table:table-cell>
          <table:table-cell office:value-type="string">
            <text:p>http://en.wikipedia.org/wiki/Farley's_&amp;_Sathers_Candy_Company</text:p>
          </table:table-cell>
          <table:table-cell office:value-type="string">
            <text:p>Timeline of Class I railroads (1910–1929)</text:p>
          </table:table-cell>
          <table:table-cell office:value-type="string">
            <text:p>http://en.wikipedia.org/wiki/Timeline_of_Class_I_railroads_(1910–1929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89];&quot;,&quot;;[.AC489];&quot;,&quot;; TEXT([.AK489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M998D8J3VE7B1GYU83GBMCKAYMXH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KNKI62NJQ21MBNEG086JKLC28TUM8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2:31 GMT 2012</text:p>
          </table:table-cell>
          <table:table-cell office:value-type="string">
            <text:p>Wed Oct 03 07:42:43 GMT 2012</text:p>
          </table:table-cell>
          <table:table-cell office:value-type="string">
            <text:p>Wed Oct 10 00:42:43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6725.txt</text:p>
          </table:table-cell>
          <table:table-cell office:value-type="string">
            <text:p>MITSUI &amp;lt;MITSY&amp;gt;, SECURITY PACIFIC &amp;lt;SPC&amp;gt; SET PACT&lt;br/&gt;&lt;br/&gt; <text:s text:c="3"/>LOS ANGELES, March 18 - Mitsui and Co Ltd said it has&lt;br/&gt;signed a letter of intent with Security Pacific Corp to buy 50&lt;br/&gt;pct of Japan Security Pacific Finance Co Ltd, for an&lt;br/&gt;undisclosed sum, to form a joint venture.&lt;br/&gt; <text:s text:c="3"/>Japan Security Pacific has assets of 200 mln dlrs.&lt;br/&gt; <text:s text:c="3"/>The joint venture will introduce various financial products&lt;br/&gt;to the customer base of Mitsui and its group of companies, the&lt;br/&gt;company said.&lt;br/&gt; <text:s text:c="3"/>Security Pacific will provide expertise in consumer and&lt;br/&gt;commercial lending, as well as data processing support.&lt;br/&gt; <text:s text:c="3"/>Japan Security Pacific Finance is a wholly-owned subsidiary&lt;br/&gt;of Security Pacific International Finance Inc, which is owned&lt;br/&gt;by Security Pacific Corp.&lt;br/&gt; <text:s text:c="3"/>Security Pacific said in addition to originating consumer&lt;br/&gt;and commercial loans and leases, the joint venture will market&lt;br/&gt;related financial products and services.&lt;br/&gt; Reuter&lt;br/&gt;</text:p>
          </table:table-cell>
          <table:table-cell office:value-type="string">
            <text:p>Farley's &amp; Sathers Candy Company</text:p>
          </table:table-cell>
          <table:table-cell office:value-type="string">
            <text:p>http://en.wikipedia.org/wiki/Farley's_&amp;_Sathers_Candy_Company</text:p>
          </table:table-cell>
          <table:table-cell office:value-type="string">
            <text:p>Timeline of Class I railroads (1910–1929)</text:p>
          </table:table-cell>
          <table:table-cell office:value-type="string">
            <text:p>http://en.wikipedia.org/wiki/Timeline_of_Class_I_railroads_(1910–1929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0];&quot;,&quot;;[.AC490];&quot;,&quot;; TEXT([.AK49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OVZKPFE4EGDWMA7CVZIHNZW857H7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8TTHV8ER9Y88W8NT9JMDKFHZW7Q3K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8:02 GMT 2012</text:p>
          </table:table-cell>
          <table:table-cell office:value-type="string">
            <text:p>Wed Oct 03 08:08:22 GMT 2012</text:p>
          </table:table-cell>
          <table:table-cell office:value-type="string">
            <text:p>Wed Oct 10 01:08:22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gold/14572.txt</text:p>
          </table:table-cell>
          <table:table-cell office:value-type="string">
            <text:p>WESTMIN TO RAISE MYRA FALLS CAPACITY BY 33 PCT&lt;br/&gt;&lt;br/&gt; <text:s text:c="3"/>CALGARY, Alberta, April 7 - Westmin Resources Ltd said it&lt;br/&gt;plans to increase capacity at its Myra Falls, British Columbia,&lt;br/&gt;base and precious metal mine and mill complex by 33 pct to&lt;br/&gt;4,400 short tons of ore a day, subject to regulatory approvals.&lt;br/&gt; <text:s text:c="3"/>The company said the expansion will cost about 24 mln dlrs&lt;br/&gt;and could be in operation by 1988.&lt;br/&gt; <text:s text:c="3"/>Economies of scale from the expansion should pay back net&lt;br/&gt;expansion cost in less than one year, Westmin said.&lt;br/&gt; <text:s text:c="3"/>The Myra Falls complex processed 3,257 tons of ore a day&lt;br/&gt;during 1986. Myra Falls 1986 production was 44,000 ounces of&lt;br/&gt;gold, 966,266 ounces of silver, 45.5 mln lbs of copper, 96.2&lt;br/&gt;mln lbs of zinc and 777,000 lbs of lead, a company spokesman&lt;br/&gt;said.&lt;br/&gt; <text:s text:c="3"/>Myra Falls 1986 production was 44,000 ounces of gold,&lt;br/&gt;966,266 ounces of silver, 45.5 mln pounds of copper, 96.2 mln&lt;br/&gt;pounds of zinc and 777,000 pounds of lead, a company spokesman&lt;br/&gt;said.&lt;br/&gt; Reuter&lt;br/&gt;</text:p>
          </table:table-cell>
          <table:table-cell office:value-type="string">
            <text:p>Hypericum balearicum</text:p>
          </table:table-cell>
          <table:table-cell office:value-type="string">
            <text:p>http://en.wikipedia.org/wiki/Hypericum_balearicum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1];&quot;,&quot;;[.AC491];&quot;,&quot;; TEXT([.AK491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OVZKPFE4EGDWMA7CVZIHNZW857H7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CB1LY58B727196LMU8D96YFZP28TC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4:53 GMT 2012</text:p>
          </table:table-cell>
          <table:table-cell office:value-type="string">
            <text:p>Wed Oct 03 09:25:23 GMT 2012</text:p>
          </table:table-cell>
          <table:table-cell office:value-type="string">
            <text:p>Wed Oct 10 02:25:23 PDT 2012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gold/14572.txt</text:p>
          </table:table-cell>
          <table:table-cell office:value-type="string">
            <text:p>WESTMIN TO RAISE MYRA FALLS CAPACITY BY 33 PCT&lt;br/&gt;&lt;br/&gt; <text:s text:c="3"/>CALGARY, Alberta, April 7 - Westmin Resources Ltd said it&lt;br/&gt;plans to increase capacity at its Myra Falls, British Columbia,&lt;br/&gt;base and precious metal mine and mill complex by 33 pct to&lt;br/&gt;4,400 short tons of ore a day, subject to regulatory approvals.&lt;br/&gt; <text:s text:c="3"/>The company said the expansion will cost about 24 mln dlrs&lt;br/&gt;and could be in operation by 1988.&lt;br/&gt; <text:s text:c="3"/>Economies of scale from the expansion should pay back net&lt;br/&gt;expansion cost in less than one year, Westmin said.&lt;br/&gt; <text:s text:c="3"/>The Myra Falls complex processed 3,257 tons of ore a day&lt;br/&gt;during 1986. Myra Falls 1986 production was 44,000 ounces of&lt;br/&gt;gold, 966,266 ounces of silver, 45.5 mln lbs of copper, 96.2&lt;br/&gt;mln lbs of zinc and 777,000 lbs of lead, a company spokesman&lt;br/&gt;said.&lt;br/&gt; <text:s text:c="3"/>Myra Falls 1986 production was 44,000 ounces of gold,&lt;br/&gt;966,266 ounces of silver, 45.5 mln pounds of copper, 96.2 mln&lt;br/&gt;pounds of zinc and 777,000 pounds of lead, a company spokesman&lt;br/&gt;said.&lt;br/&gt; Reuter&lt;br/&gt;</text:p>
          </table:table-cell>
          <table:table-cell office:value-type="string">
            <text:p>Hypericum balearicum</text:p>
          </table:table-cell>
          <table:table-cell office:value-type="string">
            <text:p>http://en.wikipedia.org/wiki/Hypericum_balearicum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2];&quot;,&quot;;[.AC492];&quot;,&quot;; TEXT([.AK492];&quot;#&quot;))" office:value-type="string" office:string-value="RANDOM,LAU_ET_AL,2">
            <text:p>RANDOM,LAU_ET_AL,2</text:p>
          </table:table-cell>
        </table:table-row>
        <table:table-row table:style-name="ro1">
          <table:table-cell office:value-type="string">
            <text:p>2OVZKPFE4EGDWMA7CVZIHNZW857H7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XIY2RCJK63ZANRMYABUQAQ9QFR6V3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1:20 GMT 2012</text:p>
          </table:table-cell>
          <table:table-cell office:value-type="string">
            <text:p>Wed Oct 03 09:11:24 GMT 2012</text:p>
          </table:table-cell>
          <table:table-cell office:value-type="string">
            <text:p>Wed Oct 10 02:11:24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LAU_ET_AL</text:p>
          </table:table-cell>
          <table:table-cell office:value-type="string">
            <text:p>/home/jjfresh/Data/reuters21578/data/gold/14572.txt</text:p>
          </table:table-cell>
          <table:table-cell office:value-type="string">
            <text:p>WESTMIN TO RAISE MYRA FALLS CAPACITY BY 33 PCT&lt;br/&gt;&lt;br/&gt; <text:s text:c="3"/>CALGARY, Alberta, April 7 - Westmin Resources Ltd said it&lt;br/&gt;plans to increase capacity at its Myra Falls, British Columbia,&lt;br/&gt;base and precious metal mine and mill complex by 33 pct to&lt;br/&gt;4,400 short tons of ore a day, subject to regulatory approvals.&lt;br/&gt; <text:s text:c="3"/>The company said the expansion will cost about 24 mln dlrs&lt;br/&gt;and could be in operation by 1988.&lt;br/&gt; <text:s text:c="3"/>Economies of scale from the expansion should pay back net&lt;br/&gt;expansion cost in less than one year, Westmin said.&lt;br/&gt; <text:s text:c="3"/>The Myra Falls complex processed 3,257 tons of ore a day&lt;br/&gt;during 1986. Myra Falls 1986 production was 44,000 ounces of&lt;br/&gt;gold, 966,266 ounces of silver, 45.5 mln lbs of copper, 96.2&lt;br/&gt;mln lbs of zinc and 777,000 lbs of lead, a company spokesman&lt;br/&gt;said.&lt;br/&gt; <text:s text:c="3"/>Myra Falls 1986 production was 44,000 ounces of gold,&lt;br/&gt;966,266 ounces of silver, 45.5 mln pounds of copper, 96.2 mln&lt;br/&gt;pounds of zinc and 777,000 pounds of lead, a company spokesman&lt;br/&gt;said.&lt;br/&gt; Reuter&lt;br/&gt;</text:p>
          </table:table-cell>
          <table:table-cell office:value-type="string">
            <text:p>Hypericum balearicum</text:p>
          </table:table-cell>
          <table:table-cell office:value-type="string">
            <text:p>http://en.wikipedia.org/wiki/Hypericum_balearicum</text:p>
          </table:table-cell>
          <table:table-cell office:value-type="string">
            <text:p>Steel</text:p>
          </table:table-cell>
          <table:table-cell office:value-type="string">
            <text:p>http://en.wikipedia.org/wiki/Ste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93];&quot;,&quot;;[.AC493];&quot;,&quot;; TEXT([.AK493];&quot;#&quot;))" office:value-type="string" office:string-value="RANDOM,LAU_ET_AL,1">
            <text:p>RANDOM,LAU_ET_AL,1</text:p>
          </table:table-cell>
        </table:table-row>
        <table:table-row table:style-name="ro1">
          <table:table-cell office:value-type="string">
            <text:p>2KE5XH0JPPSIHTMJWVJPF5KLOUPMG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PD42J1LY58BMBVR7S7FSHD1DS15QS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6:52 GMT 2012</text:p>
          </table:table-cell>
          <table:table-cell office:value-type="string">
            <text:p>Wed Oct 03 08:57:46 GMT 2012</text:p>
          </table:table-cell>
          <table:table-cell office:value-type="string">
            <text:p>Wed Oct 10 01:57:46 PDT 2012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7062.txt</text:p>
          </table:table-cell>
          <table:table-cell office:value-type="string">
            <text:p>OECD FARM SUBSIDIES STUDY RESULTS DETAILED&lt;br/&gt; <text:s text:c="3"/>By Greg McCune, Reuters&lt;br/&gt;&lt;br/&gt; <text:s text:c="3"/>WASHINGTON, March 19 - The results of a controversial study&lt;br/&gt;of farm subsidies conducted by the Paris-based Organisation for&lt;br/&gt;Economic Cooperation and Development, OECD, show Japan has the&lt;br/&gt;highest agriculture subsidies in the world, and that dairy&lt;br/&gt;farmers benefit more than any other commodity producers from&lt;br/&gt;subsidies.&lt;br/&gt; <text:s text:c="3"/>Results of the study, which has not been released by OECD&lt;br/&gt;because of objections from some countries, were provided to&lt;br/&gt;Reuters by officials of several countries on condition they not&lt;br/&gt;be identified.&lt;br/&gt; <text:s text:c="3"/>The OECD study calculates the level of farm subsidies for&lt;br/&gt;the years 1979-81 using a new measure called the producer&lt;br/&gt;subsidy equivalent, PSE.&lt;br/&gt; <text:s text:c="3"/>The study shows that on dairy products Japan&amp;apos;s PSE, or the&lt;br/&gt;amount of aid to farmers expressed as a percentage, averaged&lt;br/&gt;83.3 pct over 1979-81, with the European Community at 68.8 pct&lt;br/&gt;and the United States 48.2 pct.&lt;br/&gt; <text:s text:c="3"/>For wheat Japan&amp;apos;s PSE averaged 95.8 pct, the EC 28.1 and&lt;br/&gt;the U.S. 17.2. Japan&amp;apos;s rice PSE was 68.8 pct compared to the EC&lt;br/&gt;13.6 and the U.S. 5.4 pct, the OECD calculations show.&lt;br/&gt; <text:s text:c="3"/>In coarse grains, Japan&amp;apos;s subsidies reached 107.1 pct&lt;br/&gt;compared with 27.9 pct for the EC and 13.1 pct for the U.S.&lt;br/&gt;Japan&amp;apos;s beef subsidy was 54.9 pct versus 52.7 pct for the EC&lt;br/&gt;and 9.5 pct for the U.S., OECD concluded.&lt;br/&gt; <text:s text:c="3"/>For sugar, Japan&amp;apos;s PSE was 48.4 pct versus 27.9 pct in the&lt;br/&gt;EC and 13.1 pct for the U.S., the study shows.&lt;br/&gt; <text:s text:c="3"/>The OECD calculated farm subsidies for other industrial&lt;br/&gt;countries such as Canada, Australia and New Zealand but in most&lt;br/&gt;cases the results were much lower than for the U.S., EC and&lt;br/&gt;Japan, the sources said.&lt;br/&gt; <text:s text:c="3"/>Subsidies in Argentina and Brazil, two major developing&lt;br/&gt;country producers of commodities, were not included in the OECD&lt;br/&gt;work.&lt;br/&gt; <text:s text:c="3"/>Officials said they hope to persuade reluctant countries to&lt;br/&gt;release the study soon, perhaps coinciding with the OECD&lt;br/&gt;ministerial meeting in Paris during May.&lt;br/&gt; <text:s text:c="3"/>Some officials hope the OECD results will be used as a &lt;br/&gt;basis for negotiations during the Uruguay round of global trade&lt;br/&gt;talks now underway in Geneva.&lt;br/&gt; <text:s text:c="3"/>British Agriculture Minister Michael Jopling during a visit&lt;br/&gt;to Washington this week endorsed the OECD work as a starting&lt;br/&gt;point for the Uruguay round negotiations on agriculture.&lt;br/&gt; <text:s text:c="3"/>He said the PSE calculations provide a tool to negotiate&lt;br/&gt;down domestic farm support levels, which are a major cause of&lt;br/&gt;the present crisis in world agriculture.&lt;br/&gt; <text:s text:c="3"/>However, the OECD study results are controversial because&lt;br/&gt;they highlight the levels of assistance to farmers, officials&lt;br/&gt;familiar with the study said.&lt;br/&gt; <text:s text:c="3"/>The U.S. Agriculture Department&amp;apos;s Economic Research Service&lt;br/&gt;recently published a study of farm subsidies in an attempt to&lt;br/&gt;verify the OECD results and update them to 1982-84.&lt;br/&gt; <text:s text:c="3"/>In some cases the results were substantially different than&lt;br/&gt;the OECD&amp;apos;s, in part because farm policies in both the U.S. and&lt;br/&gt;elsewhere had changed markedly by 1982-84 from the OECD base&lt;br/&gt;period of 1979-81, U.S. officials said.&lt;br/&gt; <text:s text:c="3"/>For example, the USDA study found the United States&lt;br/&gt;subsidies to corn producers were higher in 1982-84, at 25 to 49&lt;br/&gt;pct, than in the EC, at zero to nine pct.&lt;br/&gt; <text:s text:c="3"/>French Maize Producers Association president Marcel Cazale,&lt;br/&gt;citing the result of the USDA calculation for corn, told&lt;br/&gt;reporters last week that the United States subsidizes its&lt;br/&gt;farmers more than the EC.&lt;br/&gt; <text:s text:c="3"/>However, the sources said EC corn subsidies are probably&lt;br/&gt;higher than the U.S. now because of increases since 1984.&lt;br/&gt; <text:s text:c="3"/>Officials of several countries have been asked to&lt;br/&gt;contribute data to OECD so that the study can be updated to&lt;br/&gt;1985 subsidy levels, a much more relevant measure of the&lt;br/&gt;current world farm situation.&lt;br/&gt; <text:s text:c="3"/>The updated calculations, which may take several months to&lt;br/&gt;complete, are expected to show substantial increases in U.S.&lt;br/&gt;subsidy levels for sugar because the U.S. imposed restrictive&lt;br/&gt;import quotas in 1982 as aid to the domestic industry.&lt;br/&gt; <text:s text:c="3"/>U.S. subsidy levels also are increased by the 1985 farm&lt;br/&gt;bill, which sharply boosted government deficiency payments to&lt;br/&gt;grain farmers and applied a marketing loan for rice, officials&lt;br/&gt;added.&lt;br/&gt; Reuter&lt;br/&gt;</text:p>
          </table:table-cell>
          <table:table-cell office:value-type="string">
            <text:p>Economic</text:p>
          </table:table-cell>
          <table:table-cell office:value-type="string">
            <text:p>http://en.wikipedia.org/wiki/Economic</text:p>
          </table:table-cell>
          <table:table-cell office:value-type="string">
            <text:p>Agriculture</text:p>
          </table:table-cell>
          <table:table-cell office:value-type="string">
            <text:p>http://en.wikipedia.org/wiki/Agricultur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4];&quot;,&quot;;[.AC494];&quot;,&quot;; TEXT([.AK49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KE5XH0JPPSIHTMJWVJPF5KLOUPMG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QO40SPW1INMWPMVBTUNIB6BMG22FV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45:57 GMT 2012</text:p>
          </table:table-cell>
          <table:table-cell office:value-type="string">
            <text:p>Wed Oct 03 09:46:16 GMT 2012</text:p>
          </table:table-cell>
          <table:table-cell office:value-type="string">
            <text:p>Wed Oct 10 02:46:16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7062.txt</text:p>
          </table:table-cell>
          <table:table-cell office:value-type="string">
            <text:p>OECD FARM SUBSIDIES STUDY RESULTS DETAILED&lt;br/&gt; <text:s text:c="3"/>By Greg McCune, Reuters&lt;br/&gt;&lt;br/&gt; <text:s text:c="3"/>WASHINGTON, March 19 - The results of a controversial study&lt;br/&gt;of farm subsidies conducted by the Paris-based Organisation for&lt;br/&gt;Economic Cooperation and Development, OECD, show Japan has the&lt;br/&gt;highest agriculture subsidies in the world, and that dairy&lt;br/&gt;farmers benefit more than any other commodity producers from&lt;br/&gt;subsidies.&lt;br/&gt; <text:s text:c="3"/>Results of the study, which has not been released by OECD&lt;br/&gt;because of objections from some countries, were provided to&lt;br/&gt;Reuters by officials of several countries on condition they not&lt;br/&gt;be identified.&lt;br/&gt; <text:s text:c="3"/>The OECD study calculates the level of farm subsidies for&lt;br/&gt;the years 1979-81 using a new measure called the producer&lt;br/&gt;subsidy equivalent, PSE.&lt;br/&gt; <text:s text:c="3"/>The study shows that on dairy products Japan&amp;apos;s PSE, or the&lt;br/&gt;amount of aid to farmers expressed as a percentage, averaged&lt;br/&gt;83.3 pct over 1979-81, with the European Community at 68.8 pct&lt;br/&gt;and the United States 48.2 pct.&lt;br/&gt; <text:s text:c="3"/>For wheat Japan&amp;apos;s PSE averaged 95.8 pct, the EC 28.1 and&lt;br/&gt;the U.S. 17.2. Japan&amp;apos;s rice PSE was 68.8 pct compared to the EC&lt;br/&gt;13.6 and the U.S. 5.4 pct, the OECD calculations show.&lt;br/&gt; <text:s text:c="3"/>In coarse grains, Japan&amp;apos;s subsidies reached 107.1 pct&lt;br/&gt;compared with 27.9 pct for the EC and 13.1 pct for the U.S.&lt;br/&gt;Japan&amp;apos;s beef subsidy was 54.9 pct versus 52.7 pct for the EC&lt;br/&gt;and 9.5 pct for the U.S., OECD concluded.&lt;br/&gt; <text:s text:c="3"/>For sugar, Japan&amp;apos;s PSE was 48.4 pct versus 27.9 pct in the&lt;br/&gt;EC and 13.1 pct for the U.S., the study shows.&lt;br/&gt; <text:s text:c="3"/>The OECD calculated farm subsidies for other industrial&lt;br/&gt;countries such as Canada, Australia and New Zealand but in most&lt;br/&gt;cases the results were much lower than for the U.S., EC and&lt;br/&gt;Japan, the sources said.&lt;br/&gt; <text:s text:c="3"/>Subsidies in Argentina and Brazil, two major developing&lt;br/&gt;country producers of commodities, were not included in the OECD&lt;br/&gt;work.&lt;br/&gt; <text:s text:c="3"/>Officials said they hope to persuade reluctant countries to&lt;br/&gt;release the study soon, perhaps coinciding with the OECD&lt;br/&gt;ministerial meeting in Paris during May.&lt;br/&gt; <text:s text:c="3"/>Some officials hope the OECD results will be used as a &lt;br/&gt;basis for negotiations during the Uruguay round of global trade&lt;br/&gt;talks now underway in Geneva.&lt;br/&gt; <text:s text:c="3"/>British Agriculture Minister Michael Jopling during a visit&lt;br/&gt;to Washington this week endorsed the OECD work as a starting&lt;br/&gt;point for the Uruguay round negotiations on agriculture.&lt;br/&gt; <text:s text:c="3"/>He said the PSE calculations provide a tool to negotiate&lt;br/&gt;down domestic farm support levels, which are a major cause of&lt;br/&gt;the present crisis in world agriculture.&lt;br/&gt; <text:s text:c="3"/>However, the OECD study results are controversial because&lt;br/&gt;they highlight the levels of assistance to farmers, officials&lt;br/&gt;familiar with the study said.&lt;br/&gt; <text:s text:c="3"/>The U.S. Agriculture Department&amp;apos;s Economic Research Service&lt;br/&gt;recently published a study of farm subsidies in an attempt to&lt;br/&gt;verify the OECD results and update them to 1982-84.&lt;br/&gt; <text:s text:c="3"/>In some cases the results were substantially different than&lt;br/&gt;the OECD&amp;apos;s, in part because farm policies in both the U.S. and&lt;br/&gt;elsewhere had changed markedly by 1982-84 from the OECD base&lt;br/&gt;period of 1979-81, U.S. officials said.&lt;br/&gt; <text:s text:c="3"/>For example, the USDA study found the United States&lt;br/&gt;subsidies to corn producers were higher in 1982-84, at 25 to 49&lt;br/&gt;pct, than in the EC, at zero to nine pct.&lt;br/&gt; <text:s text:c="3"/>French Maize Producers Association president Marcel Cazale,&lt;br/&gt;citing the result of the USDA calculation for corn, told&lt;br/&gt;reporters last week that the United States subsidizes its&lt;br/&gt;farmers more than the EC.&lt;br/&gt; <text:s text:c="3"/>However, the sources said EC corn subsidies are probably&lt;br/&gt;higher than the U.S. now because of increases since 1984.&lt;br/&gt; <text:s text:c="3"/>Officials of several countries have been asked to&lt;br/&gt;contribute data to OECD so that the study can be updated to&lt;br/&gt;1985 subsidy levels, a much more relevant measure of the&lt;br/&gt;current world farm situation.&lt;br/&gt; <text:s text:c="3"/>The updated calculations, which may take several months to&lt;br/&gt;complete, are expected to show substantial increases in U.S.&lt;br/&gt;subsidy levels for sugar because the U.S. imposed restrictive&lt;br/&gt;import quotas in 1982 as aid to the domestic industry.&lt;br/&gt; <text:s text:c="3"/>U.S. subsidy levels also are increased by the 1985 farm&lt;br/&gt;bill, which sharply boosted government deficiency payments to&lt;br/&gt;grain farmers and applied a marketing loan for rice, officials&lt;br/&gt;added.&lt;br/&gt; Reuter&lt;br/&gt;</text:p>
          </table:table-cell>
          <table:table-cell office:value-type="string">
            <text:p>Economic</text:p>
          </table:table-cell>
          <table:table-cell office:value-type="string">
            <text:p>http://en.wikipedia.org/wiki/Economic</text:p>
          </table:table-cell>
          <table:table-cell office:value-type="string">
            <text:p>Agriculture</text:p>
          </table:table-cell>
          <table:table-cell office:value-type="string">
            <text:p>http://en.wikipedia.org/wiki/Agricultur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5];&quot;,&quot;;[.AC495];&quot;,&quot;; TEXT([.AK49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KE5XH0JPPSIHTMJWVJPF5KLOUPMG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YI1SNQQ7Q67FEPVRMER92TQJVGT9I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7:06 GMT 2012</text:p>
          </table:table-cell>
          <table:table-cell office:value-type="string">
            <text:p>Wed Oct 03 08:17:15 GMT 2012</text:p>
          </table:table-cell>
          <table:table-cell office:value-type="string">
            <text:p>Wed Oct 10 01:17:15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7062.txt</text:p>
          </table:table-cell>
          <table:table-cell office:value-type="string">
            <text:p>OECD FARM SUBSIDIES STUDY RESULTS DETAILED&lt;br/&gt; <text:s text:c="3"/>By Greg McCune, Reuters&lt;br/&gt;&lt;br/&gt; <text:s text:c="3"/>WASHINGTON, March 19 - The results of a controversial study&lt;br/&gt;of farm subsidies conducted by the Paris-based Organisation for&lt;br/&gt;Economic Cooperation and Development, OECD, show Japan has the&lt;br/&gt;highest agriculture subsidies in the world, and that dairy&lt;br/&gt;farmers benefit more than any other commodity producers from&lt;br/&gt;subsidies.&lt;br/&gt; <text:s text:c="3"/>Results of the study, which has not been released by OECD&lt;br/&gt;because of objections from some countries, were provided to&lt;br/&gt;Reuters by officials of several countries on condition they not&lt;br/&gt;be identified.&lt;br/&gt; <text:s text:c="3"/>The OECD study calculates the level of farm subsidies for&lt;br/&gt;the years 1979-81 using a new measure called the producer&lt;br/&gt;subsidy equivalent, PSE.&lt;br/&gt; <text:s text:c="3"/>The study shows that on dairy products Japan&amp;apos;s PSE, or the&lt;br/&gt;amount of aid to farmers expressed as a percentage, averaged&lt;br/&gt;83.3 pct over 1979-81, with the European Community at 68.8 pct&lt;br/&gt;and the United States 48.2 pct.&lt;br/&gt; <text:s text:c="3"/>For wheat Japan&amp;apos;s PSE averaged 95.8 pct, the EC 28.1 and&lt;br/&gt;the U.S. 17.2. Japan&amp;apos;s rice PSE was 68.8 pct compared to the EC&lt;br/&gt;13.6 and the U.S. 5.4 pct, the OECD calculations show.&lt;br/&gt; <text:s text:c="3"/>In coarse grains, Japan&amp;apos;s subsidies reached 107.1 pct&lt;br/&gt;compared with 27.9 pct for the EC and 13.1 pct for the U.S.&lt;br/&gt;Japan&amp;apos;s beef subsidy was 54.9 pct versus 52.7 pct for the EC&lt;br/&gt;and 9.5 pct for the U.S., OECD concluded.&lt;br/&gt; <text:s text:c="3"/>For sugar, Japan&amp;apos;s PSE was 48.4 pct versus 27.9 pct in the&lt;br/&gt;EC and 13.1 pct for the U.S., the study shows.&lt;br/&gt; <text:s text:c="3"/>The OECD calculated farm subsidies for other industrial&lt;br/&gt;countries such as Canada, Australia and New Zealand but in most&lt;br/&gt;cases the results were much lower than for the U.S., EC and&lt;br/&gt;Japan, the sources said.&lt;br/&gt; <text:s text:c="3"/>Subsidies in Argentina and Brazil, two major developing&lt;br/&gt;country producers of commodities, were not included in the OECD&lt;br/&gt;work.&lt;br/&gt; <text:s text:c="3"/>Officials said they hope to persuade reluctant countries to&lt;br/&gt;release the study soon, perhaps coinciding with the OECD&lt;br/&gt;ministerial meeting in Paris during May.&lt;br/&gt; <text:s text:c="3"/>Some officials hope the OECD results will be used as a &lt;br/&gt;basis for negotiations during the Uruguay round of global trade&lt;br/&gt;talks now underway in Geneva.&lt;br/&gt; <text:s text:c="3"/>British Agriculture Minister Michael Jopling during a visit&lt;br/&gt;to Washington this week endorsed the OECD work as a starting&lt;br/&gt;point for the Uruguay round negotiations on agriculture.&lt;br/&gt; <text:s text:c="3"/>He said the PSE calculations provide a tool to negotiate&lt;br/&gt;down domestic farm support levels, which are a major cause of&lt;br/&gt;the present crisis in world agriculture.&lt;br/&gt; <text:s text:c="3"/>However, the OECD study results are controversial because&lt;br/&gt;they highlight the levels of assistance to farmers, officials&lt;br/&gt;familiar with the study said.&lt;br/&gt; <text:s text:c="3"/>The U.S. Agriculture Department&amp;apos;s Economic Research Service&lt;br/&gt;recently published a study of farm subsidies in an attempt to&lt;br/&gt;verify the OECD results and update them to 1982-84.&lt;br/&gt; <text:s text:c="3"/>In some cases the results were substantially different than&lt;br/&gt;the OECD&amp;apos;s, in part because farm policies in both the U.S. and&lt;br/&gt;elsewhere had changed markedly by 1982-84 from the OECD base&lt;br/&gt;period of 1979-81, U.S. officials said.&lt;br/&gt; <text:s text:c="3"/>For example, the USDA study found the United States&lt;br/&gt;subsidies to corn producers were higher in 1982-84, at 25 to 49&lt;br/&gt;pct, than in the EC, at zero to nine pct.&lt;br/&gt; <text:s text:c="3"/>French Maize Producers Association president Marcel Cazale,&lt;br/&gt;citing the result of the USDA calculation for corn, told&lt;br/&gt;reporters last week that the United States subsidizes its&lt;br/&gt;farmers more than the EC.&lt;br/&gt; <text:s text:c="3"/>However, the sources said EC corn subsidies are probably&lt;br/&gt;higher than the U.S. now because of increases since 1984.&lt;br/&gt; <text:s text:c="3"/>Officials of several countries have been asked to&lt;br/&gt;contribute data to OECD so that the study can be updated to&lt;br/&gt;1985 subsidy levels, a much more relevant measure of the&lt;br/&gt;current world farm situation.&lt;br/&gt; <text:s text:c="3"/>The updated calculations, which may take several months to&lt;br/&gt;complete, are expected to show substantial increases in U.S.&lt;br/&gt;subsidy levels for sugar because the U.S. imposed restrictive&lt;br/&gt;import quotas in 1982 as aid to the domestic industry.&lt;br/&gt; <text:s text:c="3"/>U.S. subsidy levels also are increased by the 1985 farm&lt;br/&gt;bill, which sharply boosted government deficiency payments to&lt;br/&gt;grain farmers and applied a marketing loan for rice, officials&lt;br/&gt;added.&lt;br/&gt; Reuter&lt;br/&gt;</text:p>
          </table:table-cell>
          <table:table-cell office:value-type="string">
            <text:p>Economic</text:p>
          </table:table-cell>
          <table:table-cell office:value-type="string">
            <text:p>http://en.wikipedia.org/wiki/Economic</text:p>
          </table:table-cell>
          <table:table-cell office:value-type="string">
            <text:p>Agriculture</text:p>
          </table:table-cell>
          <table:table-cell office:value-type="string">
            <text:p>http://en.wikipedia.org/wiki/Agricultur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6];&quot;,&quot;;[.AC496];&quot;,&quot;; TEXT([.AK49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CC26DG67D1CCJ5MURCWK2JGPG7E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3D0XULRGNTBYCARK7WFX7N69E15R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4:48 GMT 2012</text:p>
          </table:table-cell>
          <table:table-cell office:value-type="string">
            <text:p>Wed Oct 03 08:05:09 GMT 2012</text:p>
          </table:table-cell>
          <table:table-cell office:value-type="string">
            <text:p>Wed Oct 10 01:05:09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8667.txt</text:p>
          </table:table-cell>
          <table:table-cell office:value-type="string">
            <text:p>CANADA OUTLINES GATT AGRICULTURAL REFORM PLAN&lt;br/&gt;&lt;br/&gt; <text:s text:c="3"/>TAUPO, New Zealand, March 24 - Canadian Trade Minister Pat&lt;br/&gt;Carney said that agricultural policies should not hurt world&lt;br/&gt;international trade and should therefore become more price&lt;br/&gt;responsive over time.&lt;br/&gt; <text:s text:c="3"/>She told delegates at the informal meeting of trade&lt;br/&gt;ministers that this was one of five principles Canada wanted&lt;br/&gt;adopted in reforming agriculture in the General Agreement on&lt;br/&gt;Tariffs and Trade (GATT). Secondly, support for agriculture&lt;br/&gt;should avoid production incentives, and thirdly, countries&lt;br/&gt;should freeze and seek to reduce government aid measures that&lt;br/&gt;distorted world prices, Carney said.&lt;br/&gt; <text:s text:c="3"/>Carney said the fourth principle was that countries should&lt;br/&gt;not introduce new import barriers not mandated by existing&lt;br/&gt;legislation and the fifth was that these basic principles must&lt;br/&gt;be implemented collectively.&lt;br/&gt; <text:s text:c="3"/>Carney later told Reuters the Canadian guidelines are&lt;br/&gt;basically compatible with the seven point Australian proposals&lt;br/&gt;announced in Davos, Switzerland, in January.&lt;br/&gt; <text:s text:c="3"/>European trade sources said the conference welcomed the&lt;br/&gt;Canadian initiative but some delegates, and not only the&lt;br/&gt;European Community, voiced reservations about some of the&lt;br/&gt;principles.&lt;br/&gt; <text:s text:c="3"/>Carney said there was a lot of political will among the&lt;br/&gt;ministers here to complete the Uruguay Round of GATT in under&lt;br/&gt;four years and that there is also a realisation that it has to&lt;br/&gt;be done in a balanced way.&lt;br/&gt; <text:s text:c="3"/>&amp;quot;The consensus view was to proceed as fast as we can on a&lt;br/&gt;broad front and see what areas emerge where we can get early&lt;br/&gt;conclusion,&amp;quot; she said.&lt;br/&gt; <text:s text:c="3"/>However, the meeting did not identify what those areas are,&lt;br/&gt;Carney said. <text:s/>She said Canada/U.S. Bilateral trade&lt;br/&gt;negotiations, which must be concluded at least in draft form by&lt;br/&gt;October, are progressing well.&lt;br/&gt; REUTER&lt;br/&gt;</text:p>
          </table:table-cell>
          <table:table-cell office:value-type="string">
            <text:p>Lyng</text:p>
          </table:table-cell>
          <table:table-cell office:value-type="string">
            <text:p>http://en.wikipedia.org/wiki/Lyng</text:p>
          </table:table-cell>
          <table:table-cell office:value-type="string">
            <text:p>World Trade Organization</text:p>
          </table:table-cell>
          <table:table-cell office:value-type="string">
            <text:p>http://en.wikipedia.org/wiki/World_Trade_Organiz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7];&quot;,&quot;;[.AC497];&quot;,&quot;; TEXT([.AK49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CC26DG67D1CCJ5MURCWK2JGPG7E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8XCOW0LGRZ3NLFKSMXVVUZWKLMZ8H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2:17 GMT 2012</text:p>
          </table:table-cell>
          <table:table-cell office:value-type="string">
            <text:p>Wed Oct 03 09:12:55 GMT 2012</text:p>
          </table:table-cell>
          <table:table-cell office:value-type="string">
            <text:p>Wed Oct 10 02:12:55 PDT 20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8667.txt</text:p>
          </table:table-cell>
          <table:table-cell office:value-type="string">
            <text:p>CANADA OUTLINES GATT AGRICULTURAL REFORM PLAN&lt;br/&gt;&lt;br/&gt; <text:s text:c="3"/>TAUPO, New Zealand, March 24 - Canadian Trade Minister Pat&lt;br/&gt;Carney said that agricultural policies should not hurt world&lt;br/&gt;international trade and should therefore become more price&lt;br/&gt;responsive over time.&lt;br/&gt; <text:s text:c="3"/>She told delegates at the informal meeting of trade&lt;br/&gt;ministers that this was one of five principles Canada wanted&lt;br/&gt;adopted in reforming agriculture in the General Agreement on&lt;br/&gt;Tariffs and Trade (GATT). Secondly, support for agriculture&lt;br/&gt;should avoid production incentives, and thirdly, countries&lt;br/&gt;should freeze and seek to reduce government aid measures that&lt;br/&gt;distorted world prices, Carney said.&lt;br/&gt; <text:s text:c="3"/>Carney said the fourth principle was that countries should&lt;br/&gt;not introduce new import barriers not mandated by existing&lt;br/&gt;legislation and the fifth was that these basic principles must&lt;br/&gt;be implemented collectively.&lt;br/&gt; <text:s text:c="3"/>Carney later told Reuters the Canadian guidelines are&lt;br/&gt;basically compatible with the seven point Australian proposals&lt;br/&gt;announced in Davos, Switzerland, in January.&lt;br/&gt; <text:s text:c="3"/>European trade sources said the conference welcomed the&lt;br/&gt;Canadian initiative but some delegates, and not only the&lt;br/&gt;European Community, voiced reservations about some of the&lt;br/&gt;principles.&lt;br/&gt; <text:s text:c="3"/>Carney said there was a lot of political will among the&lt;br/&gt;ministers here to complete the Uruguay Round of GATT in under&lt;br/&gt;four years and that there is also a realisation that it has to&lt;br/&gt;be done in a balanced way.&lt;br/&gt; <text:s text:c="3"/>&amp;quot;The consensus view was to proceed as fast as we can on a&lt;br/&gt;broad front and see what areas emerge where we can get early&lt;br/&gt;conclusion,&amp;quot; she said.&lt;br/&gt; <text:s text:c="3"/>However, the meeting did not identify what those areas are,&lt;br/&gt;Carney said. <text:s/>She said Canada/U.S. Bilateral trade&lt;br/&gt;negotiations, which must be concluded at least in draft form by&lt;br/&gt;October, are progressing well.&lt;br/&gt; REUTER&lt;br/&gt;</text:p>
          </table:table-cell>
          <table:table-cell office:value-type="string">
            <text:p>Lyng</text:p>
          </table:table-cell>
          <table:table-cell office:value-type="string">
            <text:p>http://en.wikipedia.org/wiki/Lyng</text:p>
          </table:table-cell>
          <table:table-cell office:value-type="string">
            <text:p>World Trade Organization</text:p>
          </table:table-cell>
          <table:table-cell office:value-type="string">
            <text:p>http://en.wikipedia.org/wiki/World_Trade_Organiz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8];&quot;,&quot;;[.AC498];&quot;,&quot;; TEXT([.AK49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RCC26DG67D1CCJ5MURCWK2JGPG7E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SDKH1Q6SVQ8WHWRX4XLDOBVJCML2H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05:57 GMT 2012</text:p>
          </table:table-cell>
          <table:table-cell office:value-type="string">
            <text:p>Wed Oct 03 09:06:06 GMT 2012</text:p>
          </table:table-cell>
          <table:table-cell office:value-type="string">
            <text:p>Wed Oct 10 02:06:06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trade/08667.txt</text:p>
          </table:table-cell>
          <table:table-cell office:value-type="string">
            <text:p>CANADA OUTLINES GATT AGRICULTURAL REFORM PLAN&lt;br/&gt;&lt;br/&gt; <text:s text:c="3"/>TAUPO, New Zealand, March 24 - Canadian Trade Minister Pat&lt;br/&gt;Carney said that agricultural policies should not hurt world&lt;br/&gt;international trade and should therefore become more price&lt;br/&gt;responsive over time.&lt;br/&gt; <text:s text:c="3"/>She told delegates at the informal meeting of trade&lt;br/&gt;ministers that this was one of five principles Canada wanted&lt;br/&gt;adopted in reforming agriculture in the General Agreement on&lt;br/&gt;Tariffs and Trade (GATT). Secondly, support for agriculture&lt;br/&gt;should avoid production incentives, and thirdly, countries&lt;br/&gt;should freeze and seek to reduce government aid measures that&lt;br/&gt;distorted world prices, Carney said.&lt;br/&gt; <text:s text:c="3"/>Carney said the fourth principle was that countries should&lt;br/&gt;not introduce new import barriers not mandated by existing&lt;br/&gt;legislation and the fifth was that these basic principles must&lt;br/&gt;be implemented collectively.&lt;br/&gt; <text:s text:c="3"/>Carney later told Reuters the Canadian guidelines are&lt;br/&gt;basically compatible with the seven point Australian proposals&lt;br/&gt;announced in Davos, Switzerland, in January.&lt;br/&gt; <text:s text:c="3"/>European trade sources said the conference welcomed the&lt;br/&gt;Canadian initiative but some delegates, and not only the&lt;br/&gt;European Community, voiced reservations about some of the&lt;br/&gt;principles.&lt;br/&gt; <text:s text:c="3"/>Carney said there was a lot of political will among the&lt;br/&gt;ministers here to complete the Uruguay Round of GATT in under&lt;br/&gt;four years and that there is also a realisation that it has to&lt;br/&gt;be done in a balanced way.&lt;br/&gt; <text:s text:c="3"/>&amp;quot;The consensus view was to proceed as fast as we can on a&lt;br/&gt;broad front and see what areas emerge where we can get early&lt;br/&gt;conclusion,&amp;quot; she said.&lt;br/&gt; <text:s text:c="3"/>However, the meeting did not identify what those areas are,&lt;br/&gt;Carney said. <text:s/>She said Canada/U.S. Bilateral trade&lt;br/&gt;negotiations, which must be concluded at least in draft form by&lt;br/&gt;October, are progressing well.&lt;br/&gt; REUTER&lt;br/&gt;</text:p>
          </table:table-cell>
          <table:table-cell office:value-type="string">
            <text:p>Lyng</text:p>
          </table:table-cell>
          <table:table-cell office:value-type="string">
            <text:p>http://en.wikipedia.org/wiki/Lyng</text:p>
          </table:table-cell>
          <table:table-cell office:value-type="string">
            <text:p>World Trade Organization</text:p>
          </table:table-cell>
          <table:table-cell office:value-type="string">
            <text:p>http://en.wikipedia.org/wiki/World_Trade_Organiz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99];&quot;,&quot;;[.AC499];&quot;,&quot;; TEXT([.AK49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WAVGULF395SBFBL8PJ3VYNJDM8PB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2FQQ7Q670515T0SYBTTYC1XTA0WC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2:49 GMT 2012</text:p>
          </table:table-cell>
          <table:table-cell office:value-type="string">
            <text:p>Wed Oct 03 07:52:59 GMT 2012</text:p>
          </table:table-cell>
          <table:table-cell office:value-type="string">
            <text:p>Wed Oct 10 00:52:59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pper/12857.txt</text:p>
          </table:table-cell>
          <table:table-cell office:value-type="string">
            <text:p>NORANDA SAYS FIRE CAUSED 10 MLN DLRS IN DAMAGE&lt;br/&gt;&lt;br/&gt; <text:s text:c="3"/>Murdochville, Quebec, April 3 - &amp;lt;Noranda Inc&amp;gt; said a copper&lt;br/&gt;mine fire that killed one miner and trapped 44 others for&lt;br/&gt;nearly a day caused an estimated 10 mln Canadian dlrs in&lt;br/&gt;damage.&lt;br/&gt; <text:s text:c="3"/>The fire, which started Wednesday and burned for more than&lt;br/&gt;24 hours, destroyed the mine&amp;apos;s three-year-old conveyor system,&lt;br/&gt;officials said.&lt;br/&gt; <text:s text:c="3"/>Michel Lefebvre, vice president of operations, said Noranda&lt;br/&gt;will operate the mine at about one third of its normal 72,000&lt;br/&gt;short ton annual finished capacity, using above ground&lt;br/&gt;reserves, until it decides whether to keep the mine open.&lt;br/&gt; <text:s text:c="3"/>&amp;quot;The events we sustained yesterday and the day before are a&lt;br/&gt;very serious setback for Gaspe Mines operations,&amp;quot; Lefebvre said.&lt;br/&gt;Gaspe Mines is the name of the Noranda division that operates&lt;br/&gt;the Murdochville mine.&lt;br/&gt; <text:s text:c="3"/>He said it would take four or five months to bring&lt;br/&gt;operations up to full capacity if the company decides to do so,&lt;br/&gt;adding that he believes there is a good chance Noranda will&lt;br/&gt;fully reopen the mine.&lt;br/&gt; Reuter&lt;br/&gt;</text:p>
          </table:table-cell>
          <table:table-cell office:value-type="string">
            <text:p>Sago Mine disaster</text:p>
          </table:table-cell>
          <table:table-cell office:value-type="string">
            <text:p>http://en.wikipedia.org/wiki/Sago_Mine_disaster</text:p>
          </table:table-cell>
          <table:table-cell office:value-type="string">
            <text:p>Murdochville</text:p>
          </table:table-cell>
          <table:table-cell office:value-type="string">
            <text:p>http://en.wikipedia.org/wiki/Murdochvil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00];&quot;,&quot;;[.AC500];&quot;,&quot;; TEXT([.AK50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AVGULF395SBFBL8PJ3VYNJDM8PB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6W0SPW1INMHV7E9QDEAJ6BFT92G3J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8:50 GMT 2012</text:p>
          </table:table-cell>
          <table:table-cell office:value-type="string">
            <text:p>Wed Oct 03 09:48:59 GMT 2012</text:p>
          </table:table-cell>
          <table:table-cell office:value-type="string">
            <text:p>Wed Oct 10 02:48:59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pper/12857.txt</text:p>
          </table:table-cell>
          <table:table-cell office:value-type="string">
            <text:p>NORANDA SAYS FIRE CAUSED 10 MLN DLRS IN DAMAGE&lt;br/&gt;&lt;br/&gt; <text:s text:c="3"/>Murdochville, Quebec, April 3 - &amp;lt;Noranda Inc&amp;gt; said a copper&lt;br/&gt;mine fire that killed one miner and trapped 44 others for&lt;br/&gt;nearly a day caused an estimated 10 mln Canadian dlrs in&lt;br/&gt;damage.&lt;br/&gt; <text:s text:c="3"/>The fire, which started Wednesday and burned for more than&lt;br/&gt;24 hours, destroyed the mine&amp;apos;s three-year-old conveyor system,&lt;br/&gt;officials said.&lt;br/&gt; <text:s text:c="3"/>Michel Lefebvre, vice president of operations, said Noranda&lt;br/&gt;will operate the mine at about one third of its normal 72,000&lt;br/&gt;short ton annual finished capacity, using above ground&lt;br/&gt;reserves, until it decides whether to keep the mine open.&lt;br/&gt; <text:s text:c="3"/>&amp;quot;The events we sustained yesterday and the day before are a&lt;br/&gt;very serious setback for Gaspe Mines operations,&amp;quot; Lefebvre said.&lt;br/&gt;Gaspe Mines is the name of the Noranda division that operates&lt;br/&gt;the Murdochville mine.&lt;br/&gt; <text:s text:c="3"/>He said it would take four or five months to bring&lt;br/&gt;operations up to full capacity if the company decides to do so,&lt;br/&gt;adding that he believes there is a good chance Noranda will&lt;br/&gt;fully reopen the mine.&lt;br/&gt; Reuter&lt;br/&gt;</text:p>
          </table:table-cell>
          <table:table-cell office:value-type="string">
            <text:p>Sago Mine disaster</text:p>
          </table:table-cell>
          <table:table-cell office:value-type="string">
            <text:p>http://en.wikipedia.org/wiki/Sago_Mine_disaster</text:p>
          </table:table-cell>
          <table:table-cell office:value-type="string">
            <text:p>Murdochville</text:p>
          </table:table-cell>
          <table:table-cell office:value-type="string">
            <text:p>http://en.wikipedia.org/wiki/Murdochvill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01];&quot;,&quot;;[.AC501];&quot;,&quot;; TEXT([.AK50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WAVGULF395SBFBL8PJ3VYNJDM8PB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GT8N46UXFCDJELHL3ED0NTKPHQTR9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51:24 GMT 2012</text:p>
          </table:table-cell>
          <table:table-cell office:value-type="string">
            <text:p>Wed Oct 03 09:51:38 GMT 2012</text:p>
          </table:table-cell>
          <table:table-cell office:value-type="string">
            <text:p>Wed Oct 10 02:51:38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copper/12857.txt</text:p>
          </table:table-cell>
          <table:table-cell office:value-type="string">
            <text:p>NORANDA SAYS FIRE CAUSED 10 MLN DLRS IN DAMAGE&lt;br/&gt;&lt;br/&gt; <text:s text:c="3"/>Murdochville, Quebec, April 3 - &amp;lt;Noranda Inc&amp;gt; said a copper&lt;br/&gt;mine fire that killed one miner and trapped 44 others for&lt;br/&gt;nearly a day caused an estimated 10 mln Canadian dlrs in&lt;br/&gt;damage.&lt;br/&gt; <text:s text:c="3"/>The fire, which started Wednesday and burned for more than&lt;br/&gt;24 hours, destroyed the mine&amp;apos;s three-year-old conveyor system,&lt;br/&gt;officials said.&lt;br/&gt; <text:s text:c="3"/>Michel Lefebvre, vice president of operations, said Noranda&lt;br/&gt;will operate the mine at about one third of its normal 72,000&lt;br/&gt;short ton annual finished capacity, using above ground&lt;br/&gt;reserves, until it decides whether to keep the mine open.&lt;br/&gt; <text:s text:c="3"/>&amp;quot;The events we sustained yesterday and the day before are a&lt;br/&gt;very serious setback for Gaspe Mines operations,&amp;quot; Lefebvre said.&lt;br/&gt;Gaspe Mines is the name of the Noranda division that operates&lt;br/&gt;the Murdochville mine.&lt;br/&gt; <text:s text:c="3"/>He said it would take four or five months to bring&lt;br/&gt;operations up to full capacity if the company decides to do so,&lt;br/&gt;adding that he believes there is a good chance Noranda will&lt;br/&gt;fully reopen the mine.&lt;br/&gt; Reuter&lt;br/&gt;</text:p>
          </table:table-cell>
          <table:table-cell office:value-type="string">
            <text:p>Sago Mine disaster</text:p>
          </table:table-cell>
          <table:table-cell office:value-type="string">
            <text:p>http://en.wikipedia.org/wiki/Sago_Mine_disaster</text:p>
          </table:table-cell>
          <table:table-cell office:value-type="string">
            <text:p>Murdochville</text:p>
          </table:table-cell>
          <table:table-cell office:value-type="string">
            <text:p>http://en.wikipedia.org/wiki/Murdochvil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02];&quot;,&quot;;[.AC502];&quot;,&quot;; TEXT([.AK50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U78PJWKUDD8CVZ8XD0Z8B6UVCZK9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8U4E6AUBXHW7QVKSJ0VJZWDYFK1X4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9:59 GMT 2012</text:p>
          </table:table-cell>
          <table:table-cell office:value-type="string">
            <text:p>Wed Oct 03 09:40:03 GMT 2012</text:p>
          </table:table-cell>
          <table:table-cell office:value-type="string">
            <text:p>Wed Oct 10 02:40:03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11563.txt</text:p>
          </table:table-cell>
          <table:table-cell office:value-type="string">
            <text:p>SCAN-GRAPHICS, CAPTIVE VENTURE CAPITAL MERGE&lt;br/&gt;&lt;br/&gt; <text:s text:c="3"/>BROOMALL, Pa., March 31 - &amp;lt;Scan-Graphics Inc&amp;gt; said it has&lt;br/&gt;completed a merger with &amp;lt;Captive Venture Capital Inc&amp;gt; in which&lt;br/&gt;former shareholders of Scan-Graphics have beome majority&lt;br/&gt;shareholders of the merged company and the Scan-Graphics board&lt;br/&gt;has been named the board of the merged company.&lt;br/&gt; <text:s text:c="3"/>It said the merged company is now known as Scan-Graphics&lt;br/&gt;Inc and expects to be listed on the NASDAQ system soon.&lt;br/&gt; <text:s text:c="3"/>It said Captive Venture issued 1,600,000 restricted&lt;br/&gt;preferred shares convertible into 16 mln common shares for&lt;br/&gt;Scan-Graphics. <text:s/>Captive had 2,649,500 common shares outstanding&lt;br/&gt;before the merger.&lt;br/&gt; Reuter&lt;br/&gt;</text:p>
          </table:table-cell>
          <table:table-cell office:value-type="string">
            <text:p>DirecTV</text:p>
          </table:table-cell>
          <table:table-cell office:value-type="string">
            <text:p>http://en.wikipedia.org/wiki/DirecTV</text:p>
          </table:table-cell>
          <table:table-cell office:value-type="string">
            <text:p>What Another Man Spills</text:p>
          </table:table-cell>
          <table:table-cell office:value-type="string">
            <text:p>http://en.wikipedia.org/wiki/What_Another_Man_Spill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03];&quot;,&quot;;[.AC503];&quot;,&quot;; TEXT([.AK503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U78PJWKUDD8CVZ8XD0Z8B6UVCZK9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PD42J1LY58BMBVR7S7FSHD1DS2Q5E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7:59 GMT 2012</text:p>
          </table:table-cell>
          <table:table-cell office:value-type="string">
            <text:p>Wed Oct 03 09:39:31 GMT 2012</text:p>
          </table:table-cell>
          <table:table-cell office:value-type="string">
            <text:p>Wed Oct 10 02:39:31 PDT 2012</text:p>
          </table:table-cell>
          <table:table-cell table:number-columns-repeated="3"/>
          <table:table-cell office:value-type="float" office:value="92">
            <text:p>9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11563.txt</text:p>
          </table:table-cell>
          <table:table-cell office:value-type="string">
            <text:p>SCAN-GRAPHICS, CAPTIVE VENTURE CAPITAL MERGE&lt;br/&gt;&lt;br/&gt; <text:s text:c="3"/>BROOMALL, Pa., March 31 - &amp;lt;Scan-Graphics Inc&amp;gt; said it has&lt;br/&gt;completed a merger with &amp;lt;Captive Venture Capital Inc&amp;gt; in which&lt;br/&gt;former shareholders of Scan-Graphics have beome majority&lt;br/&gt;shareholders of the merged company and the Scan-Graphics board&lt;br/&gt;has been named the board of the merged company.&lt;br/&gt; <text:s text:c="3"/>It said the merged company is now known as Scan-Graphics&lt;br/&gt;Inc and expects to be listed on the NASDAQ system soon.&lt;br/&gt; <text:s text:c="3"/>It said Captive Venture issued 1,600,000 restricted&lt;br/&gt;preferred shares convertible into 16 mln common shares for&lt;br/&gt;Scan-Graphics. <text:s/>Captive had 2,649,500 common shares outstanding&lt;br/&gt;before the merger.&lt;br/&gt; Reuter&lt;br/&gt;</text:p>
          </table:table-cell>
          <table:table-cell office:value-type="string">
            <text:p>DirecTV</text:p>
          </table:table-cell>
          <table:table-cell office:value-type="string">
            <text:p>http://en.wikipedia.org/wiki/DirecTV</text:p>
          </table:table-cell>
          <table:table-cell office:value-type="string">
            <text:p>What Another Man Spills</text:p>
          </table:table-cell>
          <table:table-cell office:value-type="string">
            <text:p>http://en.wikipedia.org/wiki/What_Another_Man_Spill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04];&quot;,&quot;;[.AC504];&quot;,&quot;; TEXT([.AK504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U78PJWKUDD8CVZ8XD0Z8B6UVCZK9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XLBJ3MMDX5F4GBB9U8BHMDXVCFZDJ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40:38 GMT 2012</text:p>
          </table:table-cell>
          <table:table-cell office:value-type="string">
            <text:p>Wed Oct 03 07:40:52 GMT 2012</text:p>
          </table:table-cell>
          <table:table-cell office:value-type="string">
            <text:p>Wed Oct 10 00:40:52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11563.txt</text:p>
          </table:table-cell>
          <table:table-cell office:value-type="string">
            <text:p>SCAN-GRAPHICS, CAPTIVE VENTURE CAPITAL MERGE&lt;br/&gt;&lt;br/&gt; <text:s text:c="3"/>BROOMALL, Pa., March 31 - &amp;lt;Scan-Graphics Inc&amp;gt; said it has&lt;br/&gt;completed a merger with &amp;lt;Captive Venture Capital Inc&amp;gt; in which&lt;br/&gt;former shareholders of Scan-Graphics have beome majority&lt;br/&gt;shareholders of the merged company and the Scan-Graphics board&lt;br/&gt;has been named the board of the merged company.&lt;br/&gt; <text:s text:c="3"/>It said the merged company is now known as Scan-Graphics&lt;br/&gt;Inc and expects to be listed on the NASDAQ system soon.&lt;br/&gt; <text:s text:c="3"/>It said Captive Venture issued 1,600,000 restricted&lt;br/&gt;preferred shares convertible into 16 mln common shares for&lt;br/&gt;Scan-Graphics. <text:s/>Captive had 2,649,500 common shares outstanding&lt;br/&gt;before the merger.&lt;br/&gt; Reuter&lt;br/&gt;</text:p>
          </table:table-cell>
          <table:table-cell office:value-type="string">
            <text:p>DirecTV</text:p>
          </table:table-cell>
          <table:table-cell office:value-type="string">
            <text:p>http://en.wikipedia.org/wiki/DirecTV</text:p>
          </table:table-cell>
          <table:table-cell office:value-type="string">
            <text:p>What Another Man Spills</text:p>
          </table:table-cell>
          <table:table-cell office:value-type="string">
            <text:p>http://en.wikipedia.org/wiki/What_Another_Man_Spill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05];&quot;,&quot;;[.AC505];&quot;,&quot;; TEXT([.AK505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K9Y0LWSBRI8X3Z75408RHSTNZWC0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432YU98JHST0KRQ7P2JHIOBQ84OCA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2:10 GMT 2012</text:p>
          </table:table-cell>
          <table:table-cell office:value-type="string">
            <text:p>Wed Oct 03 09:12:24 GMT 2012</text:p>
          </table:table-cell>
          <table:table-cell office:value-type="string">
            <text:p>Wed Oct 10 02:12:24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4562.txt</text:p>
          </table:table-cell>
          <table:table-cell office:value-type="string">
            <text:p>ANGLO AMERICAN &amp;lt;AIVJ.J&amp;gt; YEAR TO DEC 31&lt;br/&gt;&lt;br/&gt; <text:s text:c="3"/>JOHANNESBURG March 13 -&lt;br/&gt; <text:s text:c="3"/>Shr 516 cts vs 347&lt;br/&gt; <text:s text:c="3"/>Final div 135 vs 125 making 190 vs 180&lt;br/&gt; <text:s text:c="3"/>Pre-tax 133 mln rand vs 137 mln&lt;br/&gt; <text:s text:c="3"/>Net 260 mln vs 172 mln&lt;br/&gt; <text:s text:c="3"/>Tax 76 mln vs 42 mln&lt;br/&gt; <text:s text:c="3"/>Att to outside shareholders 96 mln vs 53 mln&lt;br/&gt; <text:s text:c="3"/>Pref div 1 mln vs same&lt;br/&gt; <text:s text:c="3"/>Turnover 3.14 billion vs 2.56 billion&lt;br/&gt; <text:s text:c="3"/>Div pay May 8, register March 27.&lt;br/&gt; <text:s text:c="3"/>Note - Full name is Anglo American Industrial Corp Ltd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Aubach (Schwabach)</text:p>
          </table:table-cell>
          <table:table-cell office:value-type="string">
            <text:p>http://en.wikipedia.org/wiki/Aubach_(Schwabach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06];&quot;,&quot;;[.AC506];&quot;,&quot;; TEXT([.AK506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K9Y0LWSBRI8X3Z75408RHSTNZWC0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6Y18N46UXFCSDT2JOKNLSNTRC6SQE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2:43 GMT 2012</text:p>
          </table:table-cell>
          <table:table-cell office:value-type="string">
            <text:p>Wed Oct 03 08:12:58 GMT 2012</text:p>
          </table:table-cell>
          <table:table-cell office:value-type="string">
            <text:p>Wed Oct 10 01:12:58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4562.txt</text:p>
          </table:table-cell>
          <table:table-cell office:value-type="string">
            <text:p>ANGLO AMERICAN &amp;lt;AIVJ.J&amp;gt; YEAR TO DEC 31&lt;br/&gt;&lt;br/&gt; <text:s text:c="3"/>JOHANNESBURG March 13 -&lt;br/&gt; <text:s text:c="3"/>Shr 516 cts vs 347&lt;br/&gt; <text:s text:c="3"/>Final div 135 vs 125 making 190 vs 180&lt;br/&gt; <text:s text:c="3"/>Pre-tax 133 mln rand vs 137 mln&lt;br/&gt; <text:s text:c="3"/>Net 260 mln vs 172 mln&lt;br/&gt; <text:s text:c="3"/>Tax 76 mln vs 42 mln&lt;br/&gt; <text:s text:c="3"/>Att to outside shareholders 96 mln vs 53 mln&lt;br/&gt; <text:s text:c="3"/>Pref div 1 mln vs same&lt;br/&gt; <text:s text:c="3"/>Turnover 3.14 billion vs 2.56 billion&lt;br/&gt; <text:s text:c="3"/>Div pay May 8, register March 27.&lt;br/&gt; <text:s text:c="3"/>Note - Full name is Anglo American Industrial Corp Ltd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Aubach (Schwabach)</text:p>
          </table:table-cell>
          <table:table-cell office:value-type="string">
            <text:p>http://en.wikipedia.org/wiki/Aubach_(Schwabach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07];&quot;,&quot;;[.AC507];&quot;,&quot;; TEXT([.AK507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K9Y0LWSBRI8X3Z75408RHSTNZWC0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1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1 GMT 2012</text:p>
          </table:table-cell>
          <table:table-cell table:number-columns-repeated="2"/>
          <table:table-cell office:value-type="string">
            <text:p>2SDKH1Q6SVQ8WHWRX4XLDOBVJCO2L0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8:21 GMT 2012</text:p>
          </table:table-cell>
          <table:table-cell office:value-type="string">
            <text:p>Wed Oct 03 09:48:38 GMT 2012</text:p>
          </table:table-cell>
          <table:table-cell office:value-type="string">
            <text:p>Wed Oct 10 02:48:38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earn/04562.txt</text:p>
          </table:table-cell>
          <table:table-cell office:value-type="string">
            <text:p>ANGLO AMERICAN &amp;lt;AIVJ.J&amp;gt; YEAR TO DEC 31&lt;br/&gt;&lt;br/&gt; <text:s text:c="3"/>JOHANNESBURG March 13 -&lt;br/&gt; <text:s text:c="3"/>Shr 516 cts vs 347&lt;br/&gt; <text:s text:c="3"/>Final div 135 vs 125 making 190 vs 180&lt;br/&gt; <text:s text:c="3"/>Pre-tax 133 mln rand vs 137 mln&lt;br/&gt; <text:s text:c="3"/>Net 260 mln vs 172 mln&lt;br/&gt; <text:s text:c="3"/>Tax 76 mln vs 42 mln&lt;br/&gt; <text:s text:c="3"/>Att to outside shareholders 96 mln vs 53 mln&lt;br/&gt; <text:s text:c="3"/>Pref div 1 mln vs same&lt;br/&gt; <text:s text:c="3"/>Turnover 3.14 billion vs 2.56 billion&lt;br/&gt; <text:s text:c="3"/>Div pay May 8, register March 27.&lt;br/&gt; <text:s text:c="3"/>Note - Full name is Anglo American Industrial Corp Ltd.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Aubach (Schwabach)</text:p>
          </table:table-cell>
          <table:table-cell office:value-type="string">
            <text:p>http://en.wikipedia.org/wiki/Aubach_(Schwabach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08];&quot;,&quot;;[.AC508];&quot;,&quot;; TEXT([.AK508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JVIPDOBDDP84SKP1N485MB3SR2C1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6TINMHGYQ4JIWYGDL6MNFOY5CC8L5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8:56 GMT 2012</text:p>
          </table:table-cell>
          <table:table-cell office:value-type="string">
            <text:p>Wed Oct 03 07:49:09 GMT 2012</text:p>
          </table:table-cell>
          <table:table-cell office:value-type="string">
            <text:p>Wed Oct 10 00:49:09 PDT 201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18372.txt</text:p>
          </table:table-cell>
          <table:table-cell office:value-type="string">
            <text:p>W GERMAN SHIP HIT DURING WARSAW PACT WAR GAMES&lt;br/&gt;&lt;br/&gt; <text:s text:c="3"/>BONN, June 15 - A West German navy ship was accidentally&lt;br/&gt;hit today by artillery shells from a Warsaw Pact vessel in the&lt;br/&gt;Baltic Sea and three sailors were injured, the Defence Ministry&lt;br/&gt;said.&lt;br/&gt; <text:s text:c="3"/>The ship, the Tender Neckar, was struck while watching&lt;br/&gt;Warsaw Pact exercises in the Baltic Sea, a ministry spokesman&lt;br/&gt;said.&lt;br/&gt; <text:s text:c="3"/>He could not say what condition the men were in or which&lt;br/&gt;country owned the ship which fired the shots. The spokesman&lt;br/&gt;said West Germany believed the incident was accidental.&lt;br/&gt; Reuter&lt;br/&gt;</text:p>
          </table:table-cell>
          <table:table-cell office:value-type="string">
            <text:p>Violence in the Israeli–Palestinian conflict 2007</text:p>
          </table:table-cell>
          <table:table-cell office:value-type="string">
            <text:p>http://en.wikipedia.org/wiki/Violence_in_the_Israeli–Palestinian_conflict_2007</text:p>
          </table:table-cell>
          <table:table-cell office:value-type="string">
            <text:p>Saddam Hussein</text:p>
          </table:table-cell>
          <table:table-cell office:value-type="string">
            <text:p>http://en.wikipedia.org/wiki/Saddam_Hussei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09];&quot;,&quot;;[.AC509];&quot;,&quot;; TEXT([.AK50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VIPDOBDDP84SKP1N485MB3SR2C1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S20RYNJ92NJZVOAIWAT2HYW9AE5AK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51:13 GMT 2012</text:p>
          </table:table-cell>
          <table:table-cell office:value-type="string">
            <text:p>Wed Oct 03 08:51:51 GMT 2012</text:p>
          </table:table-cell>
          <table:table-cell office:value-type="string">
            <text:p>Wed Oct 10 01:51:51 PDT 20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18372.txt</text:p>
          </table:table-cell>
          <table:table-cell office:value-type="string">
            <text:p>W GERMAN SHIP HIT DURING WARSAW PACT WAR GAMES&lt;br/&gt;&lt;br/&gt; <text:s text:c="3"/>BONN, June 15 - A West German navy ship was accidentally&lt;br/&gt;hit today by artillery shells from a Warsaw Pact vessel in the&lt;br/&gt;Baltic Sea and three sailors were injured, the Defence Ministry&lt;br/&gt;said.&lt;br/&gt; <text:s text:c="3"/>The ship, the Tender Neckar, was struck while watching&lt;br/&gt;Warsaw Pact exercises in the Baltic Sea, a ministry spokesman&lt;br/&gt;said.&lt;br/&gt; <text:s text:c="3"/>He could not say what condition the men were in or which&lt;br/&gt;country owned the ship which fired the shots. The spokesman&lt;br/&gt;said West Germany believed the incident was accidental.&lt;br/&gt; Reuter&lt;br/&gt;</text:p>
          </table:table-cell>
          <table:table-cell office:value-type="string">
            <text:p>Violence in the Israeli–Palestinian conflict 2007</text:p>
          </table:table-cell>
          <table:table-cell office:value-type="string">
            <text:p>http://en.wikipedia.org/wiki/Violence_in_the_Israeli–Palestinian_conflict_2007</text:p>
          </table:table-cell>
          <table:table-cell office:value-type="string">
            <text:p>Saddam Hussein</text:p>
          </table:table-cell>
          <table:table-cell office:value-type="string">
            <text:p>http://en.wikipedia.org/wiki/Saddam_Hussei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10];&quot;,&quot;;[.AC510];&quot;,&quot;; TEXT([.AK51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VIPDOBDDP84SKP1N485MB3SR2C1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WIU6L5OBVCIG0L2BK9JN7GU84ZZGX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28 GMT 2012</text:p>
          </table:table-cell>
          <table:table-cell office:value-type="string">
            <text:p>Wed Oct 03 09:15:31 GMT 2012</text:p>
          </table:table-cell>
          <table:table-cell office:value-type="string">
            <text:p>Wed Oct 10 02:15:31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ship/18372.txt</text:p>
          </table:table-cell>
          <table:table-cell office:value-type="string">
            <text:p>W GERMAN SHIP HIT DURING WARSAW PACT WAR GAMES&lt;br/&gt;&lt;br/&gt; <text:s text:c="3"/>BONN, June 15 - A West German navy ship was accidentally&lt;br/&gt;hit today by artillery shells from a Warsaw Pact vessel in the&lt;br/&gt;Baltic Sea and three sailors were injured, the Defence Ministry&lt;br/&gt;said.&lt;br/&gt; <text:s text:c="3"/>The ship, the Tender Neckar, was struck while watching&lt;br/&gt;Warsaw Pact exercises in the Baltic Sea, a ministry spokesman&lt;br/&gt;said.&lt;br/&gt; <text:s text:c="3"/>He could not say what condition the men were in or which&lt;br/&gt;country owned the ship which fired the shots. The spokesman&lt;br/&gt;said West Germany believed the incident was accidental.&lt;br/&gt; Reuter&lt;br/&gt;</text:p>
          </table:table-cell>
          <table:table-cell office:value-type="string">
            <text:p>Violence in the Israeli–Palestinian conflict 2007</text:p>
          </table:table-cell>
          <table:table-cell office:value-type="string">
            <text:p>http://en.wikipedia.org/wiki/Violence_in_the_Israeli–Palestinian_conflict_2007</text:p>
          </table:table-cell>
          <table:table-cell office:value-type="string">
            <text:p>Saddam Hussein</text:p>
          </table:table-cell>
          <table:table-cell office:value-type="string">
            <text:p>http://en.wikipedia.org/wiki/Saddam_Hussei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11];&quot;,&quot;;[.AC511];&quot;,&quot;; TEXT([.AK51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WIUUU00OQKZJSNP2ZSAU26AO7UU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AKPW1INMHGY5D78UK26JFMFMII5IN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3:42 GMT 2012</text:p>
          </table:table-cell>
          <table:table-cell office:value-type="string">
            <text:p>Wed Oct 03 08:03:52 GMT 2012</text:p>
          </table:table-cell>
          <table:table-cell office:value-type="string">
            <text:p>Wed Oct 10 01:03:52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ea/00275.txt</text:p>
          </table:table-cell>
          <table:table-cell office:value-type="string">
            <text:p>INDONESIAN TEA, COCOA EXPORTS SEEN UP, COFFEE DOWN&lt;br/&gt;&lt;br/&gt; <text:s text:c="3"/>JAKARTA, March 2 - Indonesia&amp;apos;s exports of tea and cocoa&lt;br/&gt;will continue to rise in calendar 1987 but coffee exports are&lt;br/&gt;forecast to dip slightly in 1987/88 (April-March) as the&lt;br/&gt;government tries to improve quality, the U.S. Embassy said.&lt;br/&gt; <text:s text:c="3"/>The embassy&amp;apos;s annual report on Indonesian agriculture&lt;br/&gt;forecast coffee output in 1986/87 would be 5.77 mln bags of 60&lt;br/&gt;kilograms each. That is slightly less than the 5.8 mln bags&lt;br/&gt;produced in 1985/86.&lt;br/&gt; <text:s text:c="3"/>In 1987/88 coffee production is forecast to rise again to&lt;br/&gt;5.8 mln bags, but exports to dip to 4.8 mln from around 5.0 mln&lt;br/&gt;in 1986/87. Exports in 1985/86 were 4.67 mln bags.&lt;br/&gt; <text:s text:c="3"/>The embassy report says coffee stocks will rise to 1.3 mln&lt;br/&gt;tonnes in 1987/88 from 1.15 mln in 1986/87. It bases this on a&lt;br/&gt;fall in exports as a result of the &amp;quot;probable&amp;quot; re-introduction of&lt;br/&gt;quotas by the International Coffee Organisation.&lt;br/&gt; <text:s text:c="3"/>Cocoa production and exports are forecast to rise steadily&lt;br/&gt;as the government develops cocoa plantations. Production of&lt;br/&gt;cocoa in Indonesia increased to 32,378 tonnes in calendar 1985&lt;br/&gt;from 10,284 tonnes in 1980. It is projected by the government&lt;br/&gt;to rise to more than 50,000 tonnes by 1988.&lt;br/&gt; <text:s text:c="3"/>Production in 1986 is estimated by the embassy at 35,000&lt;br/&gt;tonnes, as against 38,000 tonnes in 1987.&lt;br/&gt; <text:s text:c="3"/>The report forecasts cocoa exports to rise to 35,000 tonnes&lt;br/&gt;this year, from 33,000 tonnes in 1986 and 31,000 in 1985.&lt;br/&gt; <text:s text:c="3"/>The Netherlands is at present the biggest importer of&lt;br/&gt;Indonesian cocoa beans.&lt;br/&gt; <text:s text:c="3"/>The report forecasts that in calendar 1987, Indonesia&amp;apos;s CTC&lt;br/&gt;(crushed, torn and curled) tea exports will increase&lt;br/&gt;significantly with the coming on stream of at least eight new&lt;br/&gt;CTC processing plants.&lt;br/&gt; <text:s text:c="3"/>Indonesia plans to diversify its tea products by producing&lt;br/&gt;more CTC tea, the main component of tea bags.&lt;br/&gt; <text:s text:c="3"/>Production of black and green teas is forecast in the&lt;br/&gt;embassy report to rise to 125,000 tonnes in calendar 1987 from&lt;br/&gt;123,000 tonnes in 1986.&lt;br/&gt; <text:s text:c="3"/>Exports of these teas are likely to rise to 95,000 tonnes&lt;br/&gt;in 1987 from 85,000 in 1986 and around 90,000 in 1985.&lt;br/&gt; <text:s text:c="3"/>The embassy noted the ministry of trade tightened quality&lt;br/&gt;controls on tea in October 1986 in an effort to become more&lt;br/&gt;competititve in the world market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Tonnes</text:p>
          </table:table-cell>
          <table:table-cell office:value-type="string">
            <text:p>http://en.wikipedia.org/wiki/Ton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12];&quot;,&quot;;[.AC512];&quot;,&quot;; TEXT([.AK51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WIUUU00OQKZJSNP2ZSAU26AO7UU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R08MQU6L5OBAL66Y7O4IIJFEABWDQ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7:47 GMT 2012</text:p>
          </table:table-cell>
          <table:table-cell office:value-type="string">
            <text:p>Wed Oct 03 07:38:20 GMT 2012</text:p>
          </table:table-cell>
          <table:table-cell office:value-type="string">
            <text:p>Wed Oct 10 00:38:20 PDT 2012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ea/00275.txt</text:p>
          </table:table-cell>
          <table:table-cell office:value-type="string">
            <text:p>INDONESIAN TEA, COCOA EXPORTS SEEN UP, COFFEE DOWN&lt;br/&gt;&lt;br/&gt; <text:s text:c="3"/>JAKARTA, March 2 - Indonesia&amp;apos;s exports of tea and cocoa&lt;br/&gt;will continue to rise in calendar 1987 but coffee exports are&lt;br/&gt;forecast to dip slightly in 1987/88 (April-March) as the&lt;br/&gt;government tries to improve quality, the U.S. Embassy said.&lt;br/&gt; <text:s text:c="3"/>The embassy&amp;apos;s annual report on Indonesian agriculture&lt;br/&gt;forecast coffee output in 1986/87 would be 5.77 mln bags of 60&lt;br/&gt;kilograms each. That is slightly less than the 5.8 mln bags&lt;br/&gt;produced in 1985/86.&lt;br/&gt; <text:s text:c="3"/>In 1987/88 coffee production is forecast to rise again to&lt;br/&gt;5.8 mln bags, but exports to dip to 4.8 mln from around 5.0 mln&lt;br/&gt;in 1986/87. Exports in 1985/86 were 4.67 mln bags.&lt;br/&gt; <text:s text:c="3"/>The embassy report says coffee stocks will rise to 1.3 mln&lt;br/&gt;tonnes in 1987/88 from 1.15 mln in 1986/87. It bases this on a&lt;br/&gt;fall in exports as a result of the &amp;quot;probable&amp;quot; re-introduction of&lt;br/&gt;quotas by the International Coffee Organisation.&lt;br/&gt; <text:s text:c="3"/>Cocoa production and exports are forecast to rise steadily&lt;br/&gt;as the government develops cocoa plantations. Production of&lt;br/&gt;cocoa in Indonesia increased to 32,378 tonnes in calendar 1985&lt;br/&gt;from 10,284 tonnes in 1980. It is projected by the government&lt;br/&gt;to rise to more than 50,000 tonnes by 1988.&lt;br/&gt; <text:s text:c="3"/>Production in 1986 is estimated by the embassy at 35,000&lt;br/&gt;tonnes, as against 38,000 tonnes in 1987.&lt;br/&gt; <text:s text:c="3"/>The report forecasts cocoa exports to rise to 35,000 tonnes&lt;br/&gt;this year, from 33,000 tonnes in 1986 and 31,000 in 1985.&lt;br/&gt; <text:s text:c="3"/>The Netherlands is at present the biggest importer of&lt;br/&gt;Indonesian cocoa beans.&lt;br/&gt; <text:s text:c="3"/>The report forecasts that in calendar 1987, Indonesia&amp;apos;s CTC&lt;br/&gt;(crushed, torn and curled) tea exports will increase&lt;br/&gt;significantly with the coming on stream of at least eight new&lt;br/&gt;CTC processing plants.&lt;br/&gt; <text:s text:c="3"/>Indonesia plans to diversify its tea products by producing&lt;br/&gt;more CTC tea, the main component of tea bags.&lt;br/&gt; <text:s text:c="3"/>Production of black and green teas is forecast in the&lt;br/&gt;embassy report to rise to 125,000 tonnes in calendar 1987 from&lt;br/&gt;123,000 tonnes in 1986.&lt;br/&gt; <text:s text:c="3"/>Exports of these teas are likely to rise to 95,000 tonnes&lt;br/&gt;in 1987 from 85,000 in 1986 and around 90,000 in 1985.&lt;br/&gt; <text:s text:c="3"/>The embassy noted the ministry of trade tightened quality&lt;br/&gt;controls on tea in October 1986 in an effort to become more&lt;br/&gt;competititve in the world market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Tonnes</text:p>
          </table:table-cell>
          <table:table-cell office:value-type="string">
            <text:p>http://en.wikipedia.org/wiki/Ton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13];&quot;,&quot;;[.AC513];&quot;,&quot;; TEXT([.AK51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WIUUU00OQKZJSNP2ZSAU26AO7UU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TMNU8LZ6R70VEFEFNZJBVE73ME5L3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8:53:55 GMT 2012</text:p>
          </table:table-cell>
          <table:table-cell office:value-type="string">
            <text:p>Wed Oct 03 08:54:37 GMT 2012</text:p>
          </table:table-cell>
          <table:table-cell office:value-type="string">
            <text:p>Wed Oct 10 01:54:37 PDT 2012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ea/00275.txt</text:p>
          </table:table-cell>
          <table:table-cell office:value-type="string">
            <text:p>INDONESIAN TEA, COCOA EXPORTS SEEN UP, COFFEE DOWN&lt;br/&gt;&lt;br/&gt; <text:s text:c="3"/>JAKARTA, March 2 - Indonesia&amp;apos;s exports of tea and cocoa&lt;br/&gt;will continue to rise in calendar 1987 but coffee exports are&lt;br/&gt;forecast to dip slightly in 1987/88 (April-March) as the&lt;br/&gt;government tries to improve quality, the U.S. Embassy said.&lt;br/&gt; <text:s text:c="3"/>The embassy&amp;apos;s annual report on Indonesian agriculture&lt;br/&gt;forecast coffee output in 1986/87 would be 5.77 mln bags of 60&lt;br/&gt;kilograms each. That is slightly less than the 5.8 mln bags&lt;br/&gt;produced in 1985/86.&lt;br/&gt; <text:s text:c="3"/>In 1987/88 coffee production is forecast to rise again to&lt;br/&gt;5.8 mln bags, but exports to dip to 4.8 mln from around 5.0 mln&lt;br/&gt;in 1986/87. Exports in 1985/86 were 4.67 mln bags.&lt;br/&gt; <text:s text:c="3"/>The embassy report says coffee stocks will rise to 1.3 mln&lt;br/&gt;tonnes in 1987/88 from 1.15 mln in 1986/87. It bases this on a&lt;br/&gt;fall in exports as a result of the &amp;quot;probable&amp;quot; re-introduction of&lt;br/&gt;quotas by the International Coffee Organisation.&lt;br/&gt; <text:s text:c="3"/>Cocoa production and exports are forecast to rise steadily&lt;br/&gt;as the government develops cocoa plantations. Production of&lt;br/&gt;cocoa in Indonesia increased to 32,378 tonnes in calendar 1985&lt;br/&gt;from 10,284 tonnes in 1980. It is projected by the government&lt;br/&gt;to rise to more than 50,000 tonnes by 1988.&lt;br/&gt; <text:s text:c="3"/>Production in 1986 is estimated by the embassy at 35,000&lt;br/&gt;tonnes, as against 38,000 tonnes in 1987.&lt;br/&gt; <text:s text:c="3"/>The report forecasts cocoa exports to rise to 35,000 tonnes&lt;br/&gt;this year, from 33,000 tonnes in 1986 and 31,000 in 1985.&lt;br/&gt; <text:s text:c="3"/>The Netherlands is at present the biggest importer of&lt;br/&gt;Indonesian cocoa beans.&lt;br/&gt; <text:s text:c="3"/>The report forecasts that in calendar 1987, Indonesia&amp;apos;s CTC&lt;br/&gt;(crushed, torn and curled) tea exports will increase&lt;br/&gt;significantly with the coming on stream of at least eight new&lt;br/&gt;CTC processing plants.&lt;br/&gt; <text:s text:c="3"/>Indonesia plans to diversify its tea products by producing&lt;br/&gt;more CTC tea, the main component of tea bags.&lt;br/&gt; <text:s text:c="3"/>Production of black and green teas is forecast in the&lt;br/&gt;embassy report to rise to 125,000 tonnes in calendar 1987 from&lt;br/&gt;123,000 tonnes in 1986.&lt;br/&gt; <text:s text:c="3"/>Exports of these teas are likely to rise to 95,000 tonnes&lt;br/&gt;in 1987 from 85,000 in 1986 and around 90,000 in 1985.&lt;br/&gt; <text:s text:c="3"/>The embassy noted the ministry of trade tightened quality&lt;br/&gt;controls on tea in October 1986 in an effort to become more&lt;br/&gt;competititve in the world market.&lt;br/&gt; REUTER&lt;br/&gt;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History_of_agriculture_in_the_People's_Republic_of_China</text:p>
          </table:table-cell>
          <table:table-cell office:value-type="string">
            <text:p>Tonnes</text:p>
          </table:table-cell>
          <table:table-cell office:value-type="string">
            <text:p>http://en.wikipedia.org/wiki/Tonn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14];&quot;,&quot;;[.AC514];&quot;,&quot;; TEXT([.AK51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5F7H57DZKPFTD2LKR4MA5L8KXGC2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1DPHIT3HVWAAT6B9XAQA17263UKCM</text:p>
          </table:table-cell>
          <table:table-cell office:value-type="string">
            <text:p>A31PUL91ZMCDBU</text:p>
          </table:table-cell>
          <table:table-cell office:value-type="string">
            <text:p>Submitted</text:p>
          </table:table-cell>
          <table:table-cell office:value-type="string">
            <text:p>Wed Oct 03 08:55:35 GMT 2012</text:p>
          </table:table-cell>
          <table:table-cell office:value-type="string">
            <text:p>Wed Oct 03 09:04:26 GMT 2012</text:p>
          </table:table-cell>
          <table:table-cell office:value-type="string">
            <text:p>Wed Oct 10 02:04:26 PDT 2012</text:p>
          </table:table-cell>
          <table:table-cell table:number-columns-repeated="3"/>
          <table:table-cell office:value-type="float" office:value="531">
            <text:p>53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rude/17096.txt</text:p>
          </table:table-cell>
          <table:table-cell office:value-type="string">
            <text:p>EXXON &amp;lt;XON&amp;gt; NET DROPS ON LOWER OIL, GAS PRICES&lt;br/&gt;&lt;br/&gt; <text:s text:c="3"/>NEW YORK, April 24 - Exxon Corp reported a 37 pct drop in&lt;br/&gt;first quarter profits to 1.07 billion dlrs citing lower oil and&lt;br/&gt;gas prices.&lt;br/&gt; <text:s text:c="3"/>The company said profits in the lastest quarter included a&lt;br/&gt;26 mln drl restructuring gain from divestment of certain gold&lt;br/&gt;operations overseas, while last year&amp;apos;s first quarter profit of&lt;br/&gt;1.71 billion dlrs included the initial charge of 235 mln dlrs&lt;br/&gt;for its 1986 corporate reorganization.&lt;br/&gt; <text:s text:c="3"/>First quarter revenues were down 13 pct to 19.44 billion&lt;br/&gt;dlrs.&lt;br/&gt; <text:s text:c="2"/>&lt;br/&gt; <text:s text:c="3"/>One time items aside, Exxon said, its first quarter results&lt;br/&gt;were stronger than 1986&amp;apos;s final quarter which included several&lt;br/&gt;large asset sales and positive inventory adjustments.&lt;br/&gt; <text:s text:c="3"/>It said earnings per share declined 36 pct reflecting the&lt;br/&gt;company&amp;apos;s continued purchases of its own common for the&lt;br/&gt;treasury. During the first quarter, 5,085,000 shares were&lt;br/&gt;acquired at a cost of 416 mln dlrs compared with 3,132,000 in&lt;br/&gt;1986&amp;apos;s fourth quarter.&lt;br/&gt; <text:s text:c="3"/>Commenting on the first quarter, Exxon said crude oil&lt;br/&gt;prices strengthened moderately within the quarter and were&lt;br/&gt;higher than a year ago at the end of the quarter.&lt;br/&gt; <text:s text:c="2"/>&lt;br/&gt; <text:s text:c="3"/>However, average crude prices for the quarter were below&lt;br/&gt;the year ago period, leading to lower earnings for exploration&lt;br/&gt;and production operations, Exxon said.&lt;br/&gt; <text:s text:c="3"/>Also contributing to reduced earnings were lower natural&lt;br/&gt;gas prices, primarily overseas, representing contract&lt;br/&gt;adjustments representing contract adjustments tied to falling&lt;br/&gt;product prices in 1986, the company said.&lt;br/&gt; <text:s text:c="3"/>During the first quarter, the company said, intense&lt;br/&gt;competition in both domestic and international markets served&lt;br/&gt;to depress margins for refined products.&lt;br/&gt; <text:s text:c="2"/>&lt;br/&gt; <text:s text:c="3"/>Exxon said the lower product margins resulted in&lt;br/&gt;significantly reduced earnings for refining and marketing&lt;br/&gt;operations, contrasting sharply with the unusually strong&lt;br/&gt;margins prevailing in the first qtr of 1986.&lt;br/&gt; <text:s text:c="3"/>It said savings from efforts to control costs and improve&lt;br/&gt;efficiency helped soften the negative impact of lower oil and&lt;br/&gt;natural gas prices.&lt;br/&gt; <text:s text:c="3"/>Exxon said earnings from chemicals and power generation&lt;br/&gt;activities showed consideratble improvement, remaining strong&lt;br/&gt;throughout the period.&lt;br/&gt; Reuter&lt;br/&gt;</text:p>
          </table:table-cell>
          <table:table-cell office:value-type="string">
            <text:p>ExxonMobil</text:p>
          </table:table-cell>
          <table:table-cell office:value-type="string">
            <text:p>http://en.wikipedia.org/wiki/ExxonMobil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15];&quot;,&quot;;[.AC515];&quot;,&quot;; TEXT([.AK51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5F7H57DZKPFTD2LKR4MA5L8KXGC2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V7395SW6NG1U1RS5XAB6F1F6MIGUN</text:p>
          </table:table-cell>
          <table:table-cell office:value-type="string">
            <text:p>A1AF0MIOEXMA33</text:p>
          </table:table-cell>
          <table:table-cell office:value-type="string">
            <text:p>Submitted</text:p>
          </table:table-cell>
          <table:table-cell office:value-type="string">
            <text:p>Wed Oct 03 07:55:57 GMT 2012</text:p>
          </table:table-cell>
          <table:table-cell office:value-type="string">
            <text:p>Wed Oct 03 07:56:52 GMT 2012</text:p>
          </table:table-cell>
          <table:table-cell office:value-type="string">
            <text:p>Wed Oct 10 00:56:52 PDT 2012</text:p>
          </table:table-cell>
          <table:table-cell table:number-columns-repeated="3"/>
          <table:table-cell office:value-type="float" office:value="55">
            <text:p>5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rude/17096.txt</text:p>
          </table:table-cell>
          <table:table-cell office:value-type="string">
            <text:p>EXXON &amp;lt;XON&amp;gt; NET DROPS ON LOWER OIL, GAS PRICES&lt;br/&gt;&lt;br/&gt; <text:s text:c="3"/>NEW YORK, April 24 - Exxon Corp reported a 37 pct drop in&lt;br/&gt;first quarter profits to 1.07 billion dlrs citing lower oil and&lt;br/&gt;gas prices.&lt;br/&gt; <text:s text:c="3"/>The company said profits in the lastest quarter included a&lt;br/&gt;26 mln drl restructuring gain from divestment of certain gold&lt;br/&gt;operations overseas, while last year&amp;apos;s first quarter profit of&lt;br/&gt;1.71 billion dlrs included the initial charge of 235 mln dlrs&lt;br/&gt;for its 1986 corporate reorganization.&lt;br/&gt; <text:s text:c="3"/>First quarter revenues were down 13 pct to 19.44 billion&lt;br/&gt;dlrs.&lt;br/&gt; <text:s text:c="2"/>&lt;br/&gt; <text:s text:c="3"/>One time items aside, Exxon said, its first quarter results&lt;br/&gt;were stronger than 1986&amp;apos;s final quarter which included several&lt;br/&gt;large asset sales and positive inventory adjustments.&lt;br/&gt; <text:s text:c="3"/>It said earnings per share declined 36 pct reflecting the&lt;br/&gt;company&amp;apos;s continued purchases of its own common for the&lt;br/&gt;treasury. During the first quarter, 5,085,000 shares were&lt;br/&gt;acquired at a cost of 416 mln dlrs compared with 3,132,000 in&lt;br/&gt;1986&amp;apos;s fourth quarter.&lt;br/&gt; <text:s text:c="3"/>Commenting on the first quarter, Exxon said crude oil&lt;br/&gt;prices strengthened moderately within the quarter and were&lt;br/&gt;higher than a year ago at the end of the quarter.&lt;br/&gt; <text:s text:c="2"/>&lt;br/&gt; <text:s text:c="3"/>However, average crude prices for the quarter were below&lt;br/&gt;the year ago period, leading to lower earnings for exploration&lt;br/&gt;and production operations, Exxon said.&lt;br/&gt; <text:s text:c="3"/>Also contributing to reduced earnings were lower natural&lt;br/&gt;gas prices, primarily overseas, representing contract&lt;br/&gt;adjustments representing contract adjustments tied to falling&lt;br/&gt;product prices in 1986, the company said.&lt;br/&gt; <text:s text:c="3"/>During the first quarter, the company said, intense&lt;br/&gt;competition in both domestic and international markets served&lt;br/&gt;to depress margins for refined products.&lt;br/&gt; <text:s text:c="2"/>&lt;br/&gt; <text:s text:c="3"/>Exxon said the lower product margins resulted in&lt;br/&gt;significantly reduced earnings for refining and marketing&lt;br/&gt;operations, contrasting sharply with the unusually strong&lt;br/&gt;margins prevailing in the first qtr of 1986.&lt;br/&gt; <text:s text:c="3"/>It said savings from efforts to control costs and improve&lt;br/&gt;efficiency helped soften the negative impact of lower oil and&lt;br/&gt;natural gas prices.&lt;br/&gt; <text:s text:c="3"/>Exxon said earnings from chemicals and power generation&lt;br/&gt;activities showed consideratble improvement, remaining strong&lt;br/&gt;throughout the period.&lt;br/&gt; Reuter&lt;br/&gt;</text:p>
          </table:table-cell>
          <table:table-cell office:value-type="string">
            <text:p>ExxonMobil</text:p>
          </table:table-cell>
          <table:table-cell office:value-type="string">
            <text:p>http://en.wikipedia.org/wiki/ExxonMobil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16];&quot;,&quot;;[.AC516];&quot;,&quot;; TEXT([.AK51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5F7H57DZKPFTD2LKR4MA5L8KXGC2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X1U8P9Y38TWB668Z4PIU0JTHA9HYO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2:56 GMT 2012</text:p>
          </table:table-cell>
          <table:table-cell office:value-type="string">
            <text:p>Wed Oct 03 09:13:53 GMT 2012</text:p>
          </table:table-cell>
          <table:table-cell office:value-type="string">
            <text:p>Wed Oct 10 02:13:53 PDT 2012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crude/17096.txt</text:p>
          </table:table-cell>
          <table:table-cell office:value-type="string">
            <text:p>EXXON &amp;lt;XON&amp;gt; NET DROPS ON LOWER OIL, GAS PRICES&lt;br/&gt;&lt;br/&gt; <text:s text:c="3"/>NEW YORK, April 24 - Exxon Corp reported a 37 pct drop in&lt;br/&gt;first quarter profits to 1.07 billion dlrs citing lower oil and&lt;br/&gt;gas prices.&lt;br/&gt; <text:s text:c="3"/>The company said profits in the lastest quarter included a&lt;br/&gt;26 mln drl restructuring gain from divestment of certain gold&lt;br/&gt;operations overseas, while last year&amp;apos;s first quarter profit of&lt;br/&gt;1.71 billion dlrs included the initial charge of 235 mln dlrs&lt;br/&gt;for its 1986 corporate reorganization.&lt;br/&gt; <text:s text:c="3"/>First quarter revenues were down 13 pct to 19.44 billion&lt;br/&gt;dlrs.&lt;br/&gt; <text:s text:c="2"/>&lt;br/&gt; <text:s text:c="3"/>One time items aside, Exxon said, its first quarter results&lt;br/&gt;were stronger than 1986&amp;apos;s final quarter which included several&lt;br/&gt;large asset sales and positive inventory adjustments.&lt;br/&gt; <text:s text:c="3"/>It said earnings per share declined 36 pct reflecting the&lt;br/&gt;company&amp;apos;s continued purchases of its own common for the&lt;br/&gt;treasury. During the first quarter, 5,085,000 shares were&lt;br/&gt;acquired at a cost of 416 mln dlrs compared with 3,132,000 in&lt;br/&gt;1986&amp;apos;s fourth quarter.&lt;br/&gt; <text:s text:c="3"/>Commenting on the first quarter, Exxon said crude oil&lt;br/&gt;prices strengthened moderately within the quarter and were&lt;br/&gt;higher than a year ago at the end of the quarter.&lt;br/&gt; <text:s text:c="2"/>&lt;br/&gt; <text:s text:c="3"/>However, average crude prices for the quarter were below&lt;br/&gt;the year ago period, leading to lower earnings for exploration&lt;br/&gt;and production operations, Exxon said.&lt;br/&gt; <text:s text:c="3"/>Also contributing to reduced earnings were lower natural&lt;br/&gt;gas prices, primarily overseas, representing contract&lt;br/&gt;adjustments representing contract adjustments tied to falling&lt;br/&gt;product prices in 1986, the company said.&lt;br/&gt; <text:s text:c="3"/>During the first quarter, the company said, intense&lt;br/&gt;competition in both domestic and international markets served&lt;br/&gt;to depress margins for refined products.&lt;br/&gt; <text:s text:c="2"/>&lt;br/&gt; <text:s text:c="3"/>Exxon said the lower product margins resulted in&lt;br/&gt;significantly reduced earnings for refining and marketing&lt;br/&gt;operations, contrasting sharply with the unusually strong&lt;br/&gt;margins prevailing in the first qtr of 1986.&lt;br/&gt; <text:s text:c="3"/>It said savings from efforts to control costs and improve&lt;br/&gt;efficiency helped soften the negative impact of lower oil and&lt;br/&gt;natural gas prices.&lt;br/&gt; <text:s text:c="3"/>Exxon said earnings from chemicals and power generation&lt;br/&gt;activities showed consideratble improvement, remaining strong&lt;br/&gt;throughout the period.&lt;br/&gt; Reuter&lt;br/&gt;</text:p>
          </table:table-cell>
          <table:table-cell office:value-type="string">
            <text:p>ExxonMobil</text:p>
          </table:table-cell>
          <table:table-cell office:value-type="string">
            <text:p>http://en.wikipedia.org/wiki/ExxonMobil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17];&quot;,&quot;;[.AC517];&quot;,&quot;; TEXT([.AK51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Q9NDWIOV1S77WRI0QL1BYDZAB1XI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6TVP9746OQ17WEVE0X7851QR651LD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4:47 GMT 2012</text:p>
          </table:table-cell>
          <table:table-cell office:value-type="string">
            <text:p>Wed Oct 03 07:35:14 GMT 2012</text:p>
          </table:table-cell>
          <table:table-cell office:value-type="string">
            <text:p>Wed Oct 10 00:35:14 PDT 2012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5965.txt</text:p>
          </table:table-cell>
          <table:table-cell office:value-type="string">
            <text:p>GULF RESOURCES &amp;lt;GRE&amp;gt; SEES 1ST QTR PRETAX PROFIT&lt;br/&gt;&lt;br/&gt; <text:s text:c="3"/>BOSTON, March 17 - Gulf Resources and Chemical Corp said&lt;br/&gt;the sale of its stake in &amp;lt;Imperial Continental Gas Association&amp;gt;&lt;br/&gt;will result in a pre-tax profit of about 44.1 mln dlrs or 4.69&lt;br/&gt;dlrs per share, fully duliuted, in the first quarter of 1987.&lt;br/&gt; <text:s text:c="3"/>Gulf said it sold its remaining stake in Imperial of &lt;br/&gt;6,631,222 shares and 100,000 units of loan stock for 74.8 mln&lt;br/&gt;dlrs, based on an exchange rate of one pound sterling at 1.58&lt;br/&gt;dlr. As previously reported, it sold 9,534,633 of its Imperial&lt;br/&gt;shares on March nine.&lt;br/&gt; <text:s text:c="3"/>Gulf said the sale of the Imperial shares were accepted as&lt;br/&gt;part of a recent tender offer made by &amp;lt;Groupe Bruxelles Lambert&lt;br/&gt;S.A.&amp;gt; and &amp;lt;Tractebel S.A.&amp;gt;.&lt;br/&gt; <text:s text:c="3"/>Under the terms of the offer, Gulf said it is entitled to&lt;br/&gt;receive a supplementary payment if a general offer to acquire&lt;br/&gt;Imperial Continental or its Calor Group or Contibel Holdings&lt;br/&gt;becomes wholly unconditional before Jan 1, 1988 at a price&lt;br/&gt;above the tender off of 710 pence per share.&lt;br/&gt; <text:s text:c="2"/>&lt;br/&gt; Reuter&lt;br/&gt;</text:p>
          </table:table-cell>
          <table:table-cell office:value-type="string">
            <text:p>Bent Farmhouse, Warburton</text:p>
          </table:table-cell>
          <table:table-cell office:value-type="string">
            <text:p>http://en.wikipedia.org/wiki/Bent_Farmhouse,_Warburton</text:p>
          </table:table-cell>
          <table:table-cell office:value-type="string">
            <text:p>Imperial (automobile)</text:p>
          </table:table-cell>
          <table:table-cell office:value-type="string">
            <text:p>http://en.wikipedia.org/wiki/Imperial_(automobile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18];&quot;,&quot;;[.AC518];&quot;,&quot;; TEXT([.AK518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Q9NDWIOV1S77WRI0QL1BYDZAB1XI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C8TP9RA7S5W1AUE52FFF0JMOFUXSH</text:p>
          </table:table-cell>
          <table:table-cell office:value-type="string">
            <text:p>A329A7P6PGVBUI</text:p>
          </table:table-cell>
          <table:table-cell office:value-type="string">
            <text:p>Submitted</text:p>
          </table:table-cell>
          <table:table-cell office:value-type="string">
            <text:p>Wed Oct 03 08:31:20 GMT 2012</text:p>
          </table:table-cell>
          <table:table-cell office:value-type="string">
            <text:p>Wed Oct 03 08:31:43 GMT 2012</text:p>
          </table:table-cell>
          <table:table-cell office:value-type="string">
            <text:p>Wed Oct 10 01:31:43 PDT 2012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5965.txt</text:p>
          </table:table-cell>
          <table:table-cell office:value-type="string">
            <text:p>GULF RESOURCES &amp;lt;GRE&amp;gt; SEES 1ST QTR PRETAX PROFIT&lt;br/&gt;&lt;br/&gt; <text:s text:c="3"/>BOSTON, March 17 - Gulf Resources and Chemical Corp said&lt;br/&gt;the sale of its stake in &amp;lt;Imperial Continental Gas Association&amp;gt;&lt;br/&gt;will result in a pre-tax profit of about 44.1 mln dlrs or 4.69&lt;br/&gt;dlrs per share, fully duliuted, in the first quarter of 1987.&lt;br/&gt; <text:s text:c="3"/>Gulf said it sold its remaining stake in Imperial of &lt;br/&gt;6,631,222 shares and 100,000 units of loan stock for 74.8 mln&lt;br/&gt;dlrs, based on an exchange rate of one pound sterling at 1.58&lt;br/&gt;dlr. As previously reported, it sold 9,534,633 of its Imperial&lt;br/&gt;shares on March nine.&lt;br/&gt; <text:s text:c="3"/>Gulf said the sale of the Imperial shares were accepted as&lt;br/&gt;part of a recent tender offer made by &amp;lt;Groupe Bruxelles Lambert&lt;br/&gt;S.A.&amp;gt; and &amp;lt;Tractebel S.A.&amp;gt;.&lt;br/&gt; <text:s text:c="3"/>Under the terms of the offer, Gulf said it is entitled to&lt;br/&gt;receive a supplementary payment if a general offer to acquire&lt;br/&gt;Imperial Continental or its Calor Group or Contibel Holdings&lt;br/&gt;becomes wholly unconditional before Jan 1, 1988 at a price&lt;br/&gt;above the tender off of 710 pence per share.&lt;br/&gt; <text:s text:c="2"/>&lt;br/&gt; Reuter&lt;br/&gt;</text:p>
          </table:table-cell>
          <table:table-cell office:value-type="string">
            <text:p>Bent Farmhouse, Warburton</text:p>
          </table:table-cell>
          <table:table-cell office:value-type="string">
            <text:p>http://en.wikipedia.org/wiki/Bent_Farmhouse,_Warburton</text:p>
          </table:table-cell>
          <table:table-cell office:value-type="string">
            <text:p>Imperial (automobile)</text:p>
          </table:table-cell>
          <table:table-cell office:value-type="string">
            <text:p>http://en.wikipedia.org/wiki/Imperial_(automobil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19];&quot;,&quot;;[.AC519];&quot;,&quot;; TEXT([.AK51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Q9NDWIOV1S77WRI0QL1BYDZAB1XI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DFAB6BFMFFOD76Y83AFLGESJU9JWS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5:25 GMT 2012</text:p>
          </table:table-cell>
          <table:table-cell office:value-type="string">
            <text:p>Wed Oct 03 07:46:08 GMT 2012</text:p>
          </table:table-cell>
          <table:table-cell office:value-type="string">
            <text:p>Wed Oct 10 00:46:08 PDT 2012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earn/05965.txt</text:p>
          </table:table-cell>
          <table:table-cell office:value-type="string">
            <text:p>GULF RESOURCES &amp;lt;GRE&amp;gt; SEES 1ST QTR PRETAX PROFIT&lt;br/&gt;&lt;br/&gt; <text:s text:c="3"/>BOSTON, March 17 - Gulf Resources and Chemical Corp said&lt;br/&gt;the sale of its stake in &amp;lt;Imperial Continental Gas Association&amp;gt;&lt;br/&gt;will result in a pre-tax profit of about 44.1 mln dlrs or 4.69&lt;br/&gt;dlrs per share, fully duliuted, in the first quarter of 1987.&lt;br/&gt; <text:s text:c="3"/>Gulf said it sold its remaining stake in Imperial of &lt;br/&gt;6,631,222 shares and 100,000 units of loan stock for 74.8 mln&lt;br/&gt;dlrs, based on an exchange rate of one pound sterling at 1.58&lt;br/&gt;dlr. As previously reported, it sold 9,534,633 of its Imperial&lt;br/&gt;shares on March nine.&lt;br/&gt; <text:s text:c="3"/>Gulf said the sale of the Imperial shares were accepted as&lt;br/&gt;part of a recent tender offer made by &amp;lt;Groupe Bruxelles Lambert&lt;br/&gt;S.A.&amp;gt; and &amp;lt;Tractebel S.A.&amp;gt;.&lt;br/&gt; <text:s text:c="3"/>Under the terms of the offer, Gulf said it is entitled to&lt;br/&gt;receive a supplementary payment if a general offer to acquire&lt;br/&gt;Imperial Continental or its Calor Group or Contibel Holdings&lt;br/&gt;becomes wholly unconditional before Jan 1, 1988 at a price&lt;br/&gt;above the tender off of 710 pence per share.&lt;br/&gt; <text:s text:c="2"/>&lt;br/&gt; Reuter&lt;br/&gt;</text:p>
          </table:table-cell>
          <table:table-cell office:value-type="string">
            <text:p>Bent Farmhouse, Warburton</text:p>
          </table:table-cell>
          <table:table-cell office:value-type="string">
            <text:p>http://en.wikipedia.org/wiki/Bent_Farmhouse,_Warburton</text:p>
          </table:table-cell>
          <table:table-cell office:value-type="string">
            <text:p>Imperial (automobile)</text:p>
          </table:table-cell>
          <table:table-cell office:value-type="string">
            <text:p>http://en.wikipedia.org/wiki/Imperial_(automobil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20];&quot;,&quot;;[.AC520];&quot;,&quot;; TEXT([.AK520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8J4IXKO2L92WN01HGO36OCCHO6CD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3NOK5UFJ51YMZ2T6PPQ01CS0GB7A3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5:42 GMT 2012</text:p>
          </table:table-cell>
          <table:table-cell office:value-type="string">
            <text:p>Wed Oct 03 09:36:02 GMT 2012</text:p>
          </table:table-cell>
          <table:table-cell office:value-type="string">
            <text:p>Wed Oct 10 02:36:02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060.txt</text:p>
          </table:table-cell>
          <table:table-cell office:value-type="string">
            <text:p>SCI-MED &amp;lt;SMLS&amp;gt; BOARD AGREES TO BRISTOL&amp;lt;BMY&amp;gt;DEAL&lt;br/&gt;&lt;br/&gt; <text:s text:c="3"/>MINNEAPOLIS, MINN., April 8 - Sci-Med Life Systems Inc said&lt;br/&gt;its directors approved a previously proposed agreement of&lt;br/&gt;merger with Bristol-Myers Co.&lt;br/&gt; <text:s text:c="3"/>The proposed transaction is subject to completion of a due&lt;br/&gt;diligence investigation, including a review by Bristol-Myers of&lt;br/&gt;a patent infringement suit served on Sci-Med by Advanced&lt;br/&gt;Cardiovascular Systems Inc on March 31, 1987.&lt;br/&gt; <text:s text:c="3"/>Bristol-Myers has the right to call off the agreement under&lt;br/&gt;certain circumstances, it said.&lt;br/&gt; <text:s text:c="3"/>Sci-Med said it continues to believe the patent suit is&lt;br/&gt;without merit.&lt;br/&gt; Reuter&lt;br/&gt;</text:p>
          </table:table-cell>
          <table:table-cell office:value-type="string">
            <text:p>Vodafone</text:p>
          </table:table-cell>
          <table:table-cell office:value-type="string">
            <text:p>http://en.wikipedia.org/wiki/Vodafone</text:p>
          </table:table-cell>
          <table:table-cell office:value-type="string">
            <text:p>Gundu Hirisave Rama Rao</text:p>
          </table:table-cell>
          <table:table-cell office:value-type="string">
            <text:p>http://en.wikipedia.org/wiki/Gundu_Hirisave_Rama_Ra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21];&quot;,&quot;;[.AC521];&quot;,&quot;; TEXT([.AK52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J4IXKO2L92WN01HGO36OCCHO6CD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CBENLVWJ5OPQ9M0N9ZYUWB7LJUT1B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2:27 GMT 2012</text:p>
          </table:table-cell>
          <table:table-cell office:value-type="string">
            <text:p>Wed Oct 03 09:03:24 GMT 2012</text:p>
          </table:table-cell>
          <table:table-cell office:value-type="string">
            <text:p>Wed Oct 10 02:03:24 PDT 2012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060.txt</text:p>
          </table:table-cell>
          <table:table-cell office:value-type="string">
            <text:p>SCI-MED &amp;lt;SMLS&amp;gt; BOARD AGREES TO BRISTOL&amp;lt;BMY&amp;gt;DEAL&lt;br/&gt;&lt;br/&gt; <text:s text:c="3"/>MINNEAPOLIS, MINN., April 8 - Sci-Med Life Systems Inc said&lt;br/&gt;its directors approved a previously proposed agreement of&lt;br/&gt;merger with Bristol-Myers Co.&lt;br/&gt; <text:s text:c="3"/>The proposed transaction is subject to completion of a due&lt;br/&gt;diligence investigation, including a review by Bristol-Myers of&lt;br/&gt;a patent infringement suit served on Sci-Med by Advanced&lt;br/&gt;Cardiovascular Systems Inc on March 31, 1987.&lt;br/&gt; <text:s text:c="3"/>Bristol-Myers has the right to call off the agreement under&lt;br/&gt;certain circumstances, it said.&lt;br/&gt; <text:s text:c="3"/>Sci-Med said it continues to believe the patent suit is&lt;br/&gt;without merit.&lt;br/&gt; Reuter&lt;br/&gt;</text:p>
          </table:table-cell>
          <table:table-cell office:value-type="string">
            <text:p>Vodafone</text:p>
          </table:table-cell>
          <table:table-cell office:value-type="string">
            <text:p>http://en.wikipedia.org/wiki/Vodafone</text:p>
          </table:table-cell>
          <table:table-cell office:value-type="string">
            <text:p>Gundu Hirisave Rama Rao</text:p>
          </table:table-cell>
          <table:table-cell office:value-type="string">
            <text:p>http://en.wikipedia.org/wiki/Gundu_Hirisave_Rama_Ra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22];&quot;,&quot;;[.AC522];&quot;,&quot;; TEXT([.AK52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8J4IXKO2L92WN01HGO36OCCHO6CD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QHGSNTL0XUL6PBYITUMUDX5MJUM02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46:54 GMT 2012</text:p>
          </table:table-cell>
          <table:table-cell office:value-type="string">
            <text:p>Wed Oct 03 09:47:29 GMT 2012</text:p>
          </table:table-cell>
          <table:table-cell office:value-type="string">
            <text:p>Wed Oct 10 02:47:29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060.txt</text:p>
          </table:table-cell>
          <table:table-cell office:value-type="string">
            <text:p>SCI-MED &amp;lt;SMLS&amp;gt; BOARD AGREES TO BRISTOL&amp;lt;BMY&amp;gt;DEAL&lt;br/&gt;&lt;br/&gt; <text:s text:c="3"/>MINNEAPOLIS, MINN., April 8 - Sci-Med Life Systems Inc said&lt;br/&gt;its directors approved a previously proposed agreement of&lt;br/&gt;merger with Bristol-Myers Co.&lt;br/&gt; <text:s text:c="3"/>The proposed transaction is subject to completion of a due&lt;br/&gt;diligence investigation, including a review by Bristol-Myers of&lt;br/&gt;a patent infringement suit served on Sci-Med by Advanced&lt;br/&gt;Cardiovascular Systems Inc on March 31, 1987.&lt;br/&gt; <text:s text:c="3"/>Bristol-Myers has the right to call off the agreement under&lt;br/&gt;certain circumstances, it said.&lt;br/&gt; <text:s text:c="3"/>Sci-Med said it continues to believe the patent suit is&lt;br/&gt;without merit.&lt;br/&gt; Reuter&lt;br/&gt;</text:p>
          </table:table-cell>
          <table:table-cell office:value-type="string">
            <text:p>Vodafone</text:p>
          </table:table-cell>
          <table:table-cell office:value-type="string">
            <text:p>http://en.wikipedia.org/wiki/Vodafone</text:p>
          </table:table-cell>
          <table:table-cell office:value-type="string">
            <text:p>Gundu Hirisave Rama Rao</text:p>
          </table:table-cell>
          <table:table-cell office:value-type="string">
            <text:p>http://en.wikipedia.org/wiki/Gundu_Hirisave_Rama_Ra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23];&quot;,&quot;;[.AC523];&quot;,&quot;; TEXT([.AK52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P4Z9O9Z6KW4EVY4ORIRTFQ0QBGC3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2FQQ7Q670515T0SYBTTYC1XTA1WCS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4:30 GMT 2012</text:p>
          </table:table-cell>
          <table:table-cell office:value-type="string">
            <text:p>Wed Oct 03 08:14:39 GMT 2012</text:p>
          </table:table-cell>
          <table:table-cell office:value-type="string">
            <text:p>Wed Oct 10 01:14:39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16180.txt</text:p>
          </table:table-cell>
          <table:table-cell office:value-type="string">
            <text:p>YIELD ON 91-DAY SAMA DEPOSITS RISES&lt;br/&gt;&lt;br/&gt; <text:s text:c="3"/>BAHRAIN, April 13 - The yield on 91-day bankers security&lt;br/&gt;deposit accounts issued this week by the Saudi Arabian Monetary&lt;br/&gt;Agency (SAMA) rose to 6.43896 pct from 6.21563 a week ago,&lt;br/&gt;bankers said.&lt;br/&gt; <text:s text:c="3"/>SAMA lowered the offer price on the 500 mln riyal issue to&lt;br/&gt;98.39844 from 98.45313 last Monday. Like-dated interbank&lt;br/&gt;deposits were quoted today at 6-3/4, 5/8 pct.&lt;br/&gt; <text:s text:c="3"/>SAMA offers a total of 1.9 billion riyals in 30, 91 and&lt;br/&gt;180-day accounts to banks in the Kingdom each week.&lt;br/&gt; REUTER&lt;br/&gt;</text:p>
          </table:table-cell>
          <table:table-cell office:value-type="string">
            <text:p>A Program for Monetary Reform</text:p>
          </table:table-cell>
          <table:table-cell office:value-type="string">
            <text:p>http://en.wikipedia.org/wiki/A_Program_for_Monetary_Reform</text:p>
          </table:table-cell>
          <table:table-cell office:value-type="string">
            <text:p>Varaždin County</text:p>
          </table:table-cell>
          <table:table-cell office:value-type="string">
            <text:p>http://en.wikipedia.org/wiki/Varaždin_Count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24];&quot;,&quot;;[.AC524];&quot;,&quot;; TEXT([.AK524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P4Z9O9Z6KW4EVY4ORIRTFQ0QBGC3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9BMJUNU8LZ66GOLC108L8J328RI2Z</text:p>
          </table:table-cell>
          <table:table-cell office:value-type="string">
            <text:p>A38TQC40K87G6I</text:p>
          </table:table-cell>
          <table:table-cell office:value-type="string">
            <text:p>Submitted</text:p>
          </table:table-cell>
          <table:table-cell office:value-type="string">
            <text:p>Wed Oct 03 08:27:19 GMT 2012</text:p>
          </table:table-cell>
          <table:table-cell office:value-type="string">
            <text:p>Wed Oct 03 08:27:38 GMT 2012</text:p>
          </table:table-cell>
          <table:table-cell office:value-type="string">
            <text:p>Wed Oct 10 01:27:38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16180.txt</text:p>
          </table:table-cell>
          <table:table-cell office:value-type="string">
            <text:p>YIELD ON 91-DAY SAMA DEPOSITS RISES&lt;br/&gt;&lt;br/&gt; <text:s text:c="3"/>BAHRAIN, April 13 - The yield on 91-day bankers security&lt;br/&gt;deposit accounts issued this week by the Saudi Arabian Monetary&lt;br/&gt;Agency (SAMA) rose to 6.43896 pct from 6.21563 a week ago,&lt;br/&gt;bankers said.&lt;br/&gt; <text:s text:c="3"/>SAMA lowered the offer price on the 500 mln riyal issue to&lt;br/&gt;98.39844 from 98.45313 last Monday. Like-dated interbank&lt;br/&gt;deposits were quoted today at 6-3/4, 5/8 pct.&lt;br/&gt; <text:s text:c="3"/>SAMA offers a total of 1.9 billion riyals in 30, 91 and&lt;br/&gt;180-day accounts to banks in the Kingdom each week.&lt;br/&gt; REUTER&lt;br/&gt;</text:p>
          </table:table-cell>
          <table:table-cell office:value-type="string">
            <text:p>A Program for Monetary Reform</text:p>
          </table:table-cell>
          <table:table-cell office:value-type="string">
            <text:p>http://en.wikipedia.org/wiki/A_Program_for_Monetary_Reform</text:p>
          </table:table-cell>
          <table:table-cell office:value-type="string">
            <text:p>Varaždin County</text:p>
          </table:table-cell>
          <table:table-cell office:value-type="string">
            <text:p>http://en.wikipedia.org/wiki/Varaždin_Count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25];&quot;,&quot;;[.AC525];&quot;,&quot;; TEXT([.AK525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P4Z9O9Z6KW4EVY4ORIRTFQ0QBGC3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UXUFJ51Y7QE3833X2SC0TMOMRDADY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37 GMT 2012</text:p>
          </table:table-cell>
          <table:table-cell office:value-type="string">
            <text:p>Wed Oct 03 09:14:41 GMT 2012</text:p>
          </table:table-cell>
          <table:table-cell office:value-type="string">
            <text:p>Wed Oct 10 02:14:41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money-fx/16180.txt</text:p>
          </table:table-cell>
          <table:table-cell office:value-type="string">
            <text:p>YIELD ON 91-DAY SAMA DEPOSITS RISES&lt;br/&gt;&lt;br/&gt; <text:s text:c="3"/>BAHRAIN, April 13 - The yield on 91-day bankers security&lt;br/&gt;deposit accounts issued this week by the Saudi Arabian Monetary&lt;br/&gt;Agency (SAMA) rose to 6.43896 pct from 6.21563 a week ago,&lt;br/&gt;bankers said.&lt;br/&gt; <text:s text:c="3"/>SAMA lowered the offer price on the 500 mln riyal issue to&lt;br/&gt;98.39844 from 98.45313 last Monday. Like-dated interbank&lt;br/&gt;deposits were quoted today at 6-3/4, 5/8 pct.&lt;br/&gt; <text:s text:c="3"/>SAMA offers a total of 1.9 billion riyals in 30, 91 and&lt;br/&gt;180-day accounts to banks in the Kingdom each week.&lt;br/&gt; REUTER&lt;br/&gt;</text:p>
          </table:table-cell>
          <table:table-cell office:value-type="string">
            <text:p>A Program for Monetary Reform</text:p>
          </table:table-cell>
          <table:table-cell office:value-type="string">
            <text:p>http://en.wikipedia.org/wiki/A_Program_for_Monetary_Reform</text:p>
          </table:table-cell>
          <table:table-cell office:value-type="string">
            <text:p>Varaždin County</text:p>
          </table:table-cell>
          <table:table-cell office:value-type="string">
            <text:p>http://en.wikipedia.org/wiki/Varaždin_Count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26];&quot;,&quot;;[.AC526];&quot;,&quot;; TEXT([.AK526];&quot;#&quot;))" office:value-type="string" office:string-value="EDA,RANDOM,2">
            <text:p>EDA,RANDOM,2</text:p>
          </table:table-cell>
        </table:table-row>
        <table:table-row table:style-name="ro1">
          <table:table-cell office:value-type="string">
            <text:p>2S5FSVGULF39K1KBUQSF03NYP759N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DGU3K4F0OHOA0P9P7BOAL92O8V014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4:21 GMT 2012</text:p>
          </table:table-cell>
          <table:table-cell office:value-type="string">
            <text:p>Wed Oct 03 07:44:48 GMT 2012</text:p>
          </table:table-cell>
          <table:table-cell office:value-type="string">
            <text:p>Wed Oct 10 00:44:48 PDT 2012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922.txt</text:p>
          </table:table-cell>
          <table:table-cell office:value-type="string">
            <text:p>FED&amp;apos;S HELLER URGES JAPANESE TO BUY U.S. GOODS&lt;br/&gt;&lt;br/&gt; <text:s text:c="3"/>WASHINGTON, March 24 - A member of the Federal Reserve&lt;br/&gt;Board, Robert Heller, said he wanted to see stronger Japanese&lt;br/&gt;demand for American goods.&lt;br/&gt; <text:s text:c="3"/>&amp;quot;What I was advocating here was more Japanese purchases of&lt;br/&gt;American goods,&amp;quot; Heller said in response to a question about the&lt;br/&gt;dollar&amp;apos;s weakness in currency markets.&lt;br/&gt; <text:s text:c="3"/>He told a Heritage Foundation forum, &amp;quot;I&amp;apos;d be very happy to&lt;br/&gt;see that.&amp;quot;&lt;br/&gt; <text:s text:c="3"/>In his formal remarks, Heller said he supported the idea of&lt;br/&gt;using commodity prices as an indicator for monetary policy.&lt;br/&gt; <text:s text:c="3"/>Asked if he would raise the issue at the next Federal Open&lt;br/&gt;Market Committee meeting, he said, &amp;quot;Even at previous meetings&lt;br/&gt;commodity prices were raised.&amp;quot;&lt;br/&gt; <text:s text:c="3"/>He added, &amp;quot;I would not expect future meetings to be&lt;br/&gt;different from past meetings in that respect.&amp;quot;&lt;br/&gt; Reuter&lt;br/&gt;</text:p>
          </table:table-cell>
          <table:table-cell office:value-type="string">
            <text:p>A Program for Monetary Reform</text:p>
          </table:table-cell>
          <table:table-cell office:value-type="string">
            <text:p>http://en.wikipedia.org/wiki/A_Program_for_Monetary_Reform</text:p>
          </table:table-cell>
          <table:table-cell office:value-type="string">
            <text:p>Monetary</text:p>
          </table:table-cell>
          <table:table-cell office:value-type="string">
            <text:p>http://en.wikipedia.org/wiki/Monetar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27];&quot;,&quot;;[.AC527];&quot;,&quot;; TEXT([.AK52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S5FSVGULF39K1KBUQSF03NYP759N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MOA6X3YOCCFFLDAR7GTQNII4STQPQ</text:p>
          </table:table-cell>
          <table:table-cell office:value-type="string">
            <text:p>A7HJMACWKAH85</text:p>
          </table:table-cell>
          <table:table-cell office:value-type="string">
            <text:p>Submitted</text:p>
          </table:table-cell>
          <table:table-cell office:value-type="string">
            <text:p>Wed Oct 03 06:16:01 GMT 2012</text:p>
          </table:table-cell>
          <table:table-cell office:value-type="string">
            <text:p>Wed Oct 03 06:19:50 GMT 2012</text:p>
          </table:table-cell>
          <table:table-cell office:value-type="string">
            <text:p>Tue Oct 09 23:19:50 PDT 2012</text:p>
          </table:table-cell>
          <table:table-cell table:number-columns-repeated="3"/>
          <table:table-cell office:value-type="float" office:value="229">
            <text:p>22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922.txt</text:p>
          </table:table-cell>
          <table:table-cell office:value-type="string">
            <text:p>FED&amp;apos;S HELLER URGES JAPANESE TO BUY U.S. GOODS&lt;br/&gt;&lt;br/&gt; <text:s text:c="3"/>WASHINGTON, March 24 - A member of the Federal Reserve&lt;br/&gt;Board, Robert Heller, said he wanted to see stronger Japanese&lt;br/&gt;demand for American goods.&lt;br/&gt; <text:s text:c="3"/>&amp;quot;What I was advocating here was more Japanese purchases of&lt;br/&gt;American goods,&amp;quot; Heller said in response to a question about the&lt;br/&gt;dollar&amp;apos;s weakness in currency markets.&lt;br/&gt; <text:s text:c="3"/>He told a Heritage Foundation forum, &amp;quot;I&amp;apos;d be very happy to&lt;br/&gt;see that.&amp;quot;&lt;br/&gt; <text:s text:c="3"/>In his formal remarks, Heller said he supported the idea of&lt;br/&gt;using commodity prices as an indicator for monetary policy.&lt;br/&gt; <text:s text:c="3"/>Asked if he would raise the issue at the next Federal Open&lt;br/&gt;Market Committee meeting, he said, &amp;quot;Even at previous meetings&lt;br/&gt;commodity prices were raised.&amp;quot;&lt;br/&gt; <text:s text:c="3"/>He added, &amp;quot;I would not expect future meetings to be&lt;br/&gt;different from past meetings in that respect.&amp;quot;&lt;br/&gt; Reuter&lt;br/&gt;</text:p>
          </table:table-cell>
          <table:table-cell office:value-type="string">
            <text:p>A Program for Monetary Reform</text:p>
          </table:table-cell>
          <table:table-cell office:value-type="string">
            <text:p>http://en.wikipedia.org/wiki/A_Program_for_Monetary_Reform</text:p>
          </table:table-cell>
          <table:table-cell office:value-type="string">
            <text:p>Monetary</text:p>
          </table:table-cell>
          <table:table-cell office:value-type="string">
            <text:p>http://en.wikipedia.org/wiki/Monetar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28];&quot;,&quot;;[.AC528];&quot;,&quot;; TEXT([.AK52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S5FSVGULF39K1KBUQSF03NYP759N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ZYAUC26DG67SAL82A6K8COK9DXC5R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3:36 GMT 2012</text:p>
          </table:table-cell>
          <table:table-cell office:value-type="string">
            <text:p>Wed Oct 03 07:54:11 GMT 2012</text:p>
          </table:table-cell>
          <table:table-cell office:value-type="string">
            <text:p>Wed Oct 10 00:54:11 PDT 201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rade/08922.txt</text:p>
          </table:table-cell>
          <table:table-cell office:value-type="string">
            <text:p>FED&amp;apos;S HELLER URGES JAPANESE TO BUY U.S. GOODS&lt;br/&gt;&lt;br/&gt; <text:s text:c="3"/>WASHINGTON, March 24 - A member of the Federal Reserve&lt;br/&gt;Board, Robert Heller, said he wanted to see stronger Japanese&lt;br/&gt;demand for American goods.&lt;br/&gt; <text:s text:c="3"/>&amp;quot;What I was advocating here was more Japanese purchases of&lt;br/&gt;American goods,&amp;quot; Heller said in response to a question about the&lt;br/&gt;dollar&amp;apos;s weakness in currency markets.&lt;br/&gt; <text:s text:c="3"/>He told a Heritage Foundation forum, &amp;quot;I&amp;apos;d be very happy to&lt;br/&gt;see that.&amp;quot;&lt;br/&gt; <text:s text:c="3"/>In his formal remarks, Heller said he supported the idea of&lt;br/&gt;using commodity prices as an indicator for monetary policy.&lt;br/&gt; <text:s text:c="3"/>Asked if he would raise the issue at the next Federal Open&lt;br/&gt;Market Committee meeting, he said, &amp;quot;Even at previous meetings&lt;br/&gt;commodity prices were raised.&amp;quot;&lt;br/&gt; <text:s text:c="3"/>He added, &amp;quot;I would not expect future meetings to be&lt;br/&gt;different from past meetings in that respect.&amp;quot;&lt;br/&gt; Reuter&lt;br/&gt;</text:p>
          </table:table-cell>
          <table:table-cell office:value-type="string">
            <text:p>A Program for Monetary Reform</text:p>
          </table:table-cell>
          <table:table-cell office:value-type="string">
            <text:p>http://en.wikipedia.org/wiki/A_Program_for_Monetary_Reform</text:p>
          </table:table-cell>
          <table:table-cell office:value-type="string">
            <text:p>Monetary</text:p>
          </table:table-cell>
          <table:table-cell office:value-type="string">
            <text:p>http://en.wikipedia.org/wiki/Monetar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29];&quot;,&quot;;[.AC529];&quot;,&quot;; TEXT([.AK52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T1011K274J7OTE1DBZNC6UXH07CE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5CCJ011K274YGXPX6X1GN461R2CA1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16 GMT 2012</text:p>
          </table:table-cell>
          <table:table-cell office:value-type="string">
            <text:p>Wed Oct 03 09:30:20 GMT 2012</text:p>
          </table:table-cell>
          <table:table-cell office:value-type="string">
            <text:p>Wed Oct 10 02:30:20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894.txt</text:p>
          </table:table-cell>
          <table:table-cell office:value-type="string">
            <text:p>DISNEY FAMILY MAKES BID FOR HOLLY SUGAR &amp;lt;HLY&amp;gt;&lt;br/&gt;&lt;br/&gt; <text:s text:c="3"/>WASHINGTON, April 9 - The Roy Disney family disclosed in a&lt;br/&gt;filing with the Securities and Exchange Commission that it made&lt;br/&gt;a bid to acquire Holly Sugar Corp for a package of cash and&lt;br/&gt;securities.&lt;br/&gt; <text:s text:c="3"/>Shamrock Holdings of California Inc, a Disney family&lt;br/&gt;company, said it submitted the bid on April 8 to Salomon&lt;br/&gt;Brothers Inc, Holly Sugar&amp;apos;s investment banker.&lt;br/&gt; <text:s text:c="3"/>The offer was for 45 dlrs in cash, securities with a face&lt;br/&gt;value of 70 dlrs, and a &amp;quot;contingent payment certificate&amp;quot; that&lt;br/&gt;would pay out as much as 70 dlrs over a 20-year period for each&lt;br/&gt;share of Holly Sugar outstanding.&lt;br/&gt; <text:s text:c="3"/>The Disney family already holds 101,300 Holly Sugar shares&lt;br/&gt;or 9.0 pct of the total outstanding following purchases of&lt;br/&gt;12,500 shares March 13-April 17, Shamrock told the SEC.&lt;br/&gt; <text:s text:c="3"/>Shamrock said it had asked for certain information about&lt;br/&gt;Holly Sugar&amp;apos;s financial condition but had been turned down. It&lt;br/&gt;said its offer was therefore subject to further discussions.&lt;br/&gt; <text:s text:c="3"/>&amp;quot;Once we have had an opportunity to complete our due&lt;br/&gt;diligence evaluation of the company, including inspections of&lt;br/&gt;certain facilities and meetings with key management personnel,&lt;br/&gt;we would be prepared to negotiate all aspects of our proposal,&lt;br/&gt;including price,&amp;quot; it said in its April 8 letter.&lt;br/&gt;REUTER^M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0];&quot;,&quot;;[.AC530];&quot;,&quot;; TEXT([.AK53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1011K274J7OTE1DBZNC6UXH07CE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JR6KW4ZMAZHW0FQM0ROVNVROV4H88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5:07 GMT 2012</text:p>
          </table:table-cell>
          <table:table-cell office:value-type="string">
            <text:p>Wed Oct 03 08:15:17 GMT 2012</text:p>
          </table:table-cell>
          <table:table-cell office:value-type="string">
            <text:p>Wed Oct 10 01:15:17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894.txt</text:p>
          </table:table-cell>
          <table:table-cell office:value-type="string">
            <text:p>DISNEY FAMILY MAKES BID FOR HOLLY SUGAR &amp;lt;HLY&amp;gt;&lt;br/&gt;&lt;br/&gt; <text:s text:c="3"/>WASHINGTON, April 9 - The Roy Disney family disclosed in a&lt;br/&gt;filing with the Securities and Exchange Commission that it made&lt;br/&gt;a bid to acquire Holly Sugar Corp for a package of cash and&lt;br/&gt;securities.&lt;br/&gt; <text:s text:c="3"/>Shamrock Holdings of California Inc, a Disney family&lt;br/&gt;company, said it submitted the bid on April 8 to Salomon&lt;br/&gt;Brothers Inc, Holly Sugar&amp;apos;s investment banker.&lt;br/&gt; <text:s text:c="3"/>The offer was for 45 dlrs in cash, securities with a face&lt;br/&gt;value of 70 dlrs, and a &amp;quot;contingent payment certificate&amp;quot; that&lt;br/&gt;would pay out as much as 70 dlrs over a 20-year period for each&lt;br/&gt;share of Holly Sugar outstanding.&lt;br/&gt; <text:s text:c="3"/>The Disney family already holds 101,300 Holly Sugar shares&lt;br/&gt;or 9.0 pct of the total outstanding following purchases of&lt;br/&gt;12,500 shares March 13-April 17, Shamrock told the SEC.&lt;br/&gt; <text:s text:c="3"/>Shamrock said it had asked for certain information about&lt;br/&gt;Holly Sugar&amp;apos;s financial condition but had been turned down. It&lt;br/&gt;said its offer was therefore subject to further discussions.&lt;br/&gt; <text:s text:c="3"/>&amp;quot;Once we have had an opportunity to complete our due&lt;br/&gt;diligence evaluation of the company, including inspections of&lt;br/&gt;certain facilities and meetings with key management personnel,&lt;br/&gt;we would be prepared to negotiate all aspects of our proposal,&lt;br/&gt;including price,&amp;quot; it said in its April 8 letter.&lt;br/&gt;REUTER^M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31];&quot;,&quot;;[.AC531];&quot;,&quot;; TEXT([.AK53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1011K274J7OTE1DBZNC6UXH07CE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N867D1X3V0FZ90TRCAE9M7PREWJCO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8:39 GMT 2012</text:p>
          </table:table-cell>
          <table:table-cell office:value-type="string">
            <text:p>Wed Oct 03 09:48:49 GMT 2012</text:p>
          </table:table-cell>
          <table:table-cell office:value-type="string">
            <text:p>Wed Oct 10 02:48:49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894.txt</text:p>
          </table:table-cell>
          <table:table-cell office:value-type="string">
            <text:p>DISNEY FAMILY MAKES BID FOR HOLLY SUGAR &amp;lt;HLY&amp;gt;&lt;br/&gt;&lt;br/&gt; <text:s text:c="3"/>WASHINGTON, April 9 - The Roy Disney family disclosed in a&lt;br/&gt;filing with the Securities and Exchange Commission that it made&lt;br/&gt;a bid to acquire Holly Sugar Corp for a package of cash and&lt;br/&gt;securities.&lt;br/&gt; <text:s text:c="3"/>Shamrock Holdings of California Inc, a Disney family&lt;br/&gt;company, said it submitted the bid on April 8 to Salomon&lt;br/&gt;Brothers Inc, Holly Sugar&amp;apos;s investment banker.&lt;br/&gt; <text:s text:c="3"/>The offer was for 45 dlrs in cash, securities with a face&lt;br/&gt;value of 70 dlrs, and a &amp;quot;contingent payment certificate&amp;quot; that&lt;br/&gt;would pay out as much as 70 dlrs over a 20-year period for each&lt;br/&gt;share of Holly Sugar outstanding.&lt;br/&gt; <text:s text:c="3"/>The Disney family already holds 101,300 Holly Sugar shares&lt;br/&gt;or 9.0 pct of the total outstanding following purchases of&lt;br/&gt;12,500 shares March 13-April 17, Shamrock told the SEC.&lt;br/&gt; <text:s text:c="3"/>Shamrock said it had asked for certain information about&lt;br/&gt;Holly Sugar&amp;apos;s financial condition but had been turned down. It&lt;br/&gt;said its offer was therefore subject to further discussions.&lt;br/&gt; <text:s text:c="3"/>&amp;quot;Once we have had an opportunity to complete our due&lt;br/&gt;diligence evaluation of the company, including inspections of&lt;br/&gt;certain facilities and meetings with key management personnel,&lt;br/&gt;we would be prepared to negotiate all aspects of our proposal,&lt;br/&gt;including price,&amp;quot; it said in its April 8 letter.&lt;br/&gt;REUTER^M&lt;br/&gt;</text:p>
          </table:table-cell>
          <table:table-cell office:value-type="string">
            <text:p>And takeovers terminology</text:p>
          </table:table-cell>
          <table:table-cell office:value-type="string">
            <text:p>http://en.wikipedia.org/wiki/And_takeovers_terminology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32];&quot;,&quot;;[.AC532];&quot;,&quot;; TEXT([.AK53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5C3K4F0OHOV6ASN4UF2T92HG0Q21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23RI8IUB2YUOH7MZ3CBBL0FIDW6I7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8:46 GMT 2012</text:p>
          </table:table-cell>
          <table:table-cell office:value-type="string">
            <text:p>Wed Oct 03 09:28:50 GMT 2012</text:p>
          </table:table-cell>
          <table:table-cell office:value-type="string">
            <text:p>Wed Oct 10 02:28:50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9804.txt</text:p>
          </table:table-cell>
          <table:table-cell office:value-type="string">
            <text:p>FIRST INTERSTATE &amp;lt;I&amp;gt; ESTIMATES LOSS ON BRAZIL&lt;br/&gt;&lt;br/&gt; <text:s text:c="3"/>LOS ANGELES, March 26 - First Interstate Bancorp Chairman&lt;br/&gt;Joseph Pinola said the bank holding company would lose about 16&lt;br/&gt;mln dlrs per year, after taxes, if it had to put its medium and&lt;br/&gt;long-term debt on non-accrual status.&lt;br/&gt; <text:s text:c="3"/>In an interview, he said that could result in about a 4.5&lt;br/&gt;pct decline in annual earnings per share.&lt;br/&gt; <text:s text:c="3"/>Pinola said First Interstate, like other banks, has not yet&lt;br/&gt;decided to put the loans, which Brazil stopped paying interest&lt;br/&gt;on last month, on non-accrual status.&lt;br/&gt; <text:s text:c="3"/>&amp;quot;None of us really wants to injure negotiations that might&lt;br/&gt;be going on,&amp;quot; he said.&lt;br/&gt; <text:s text:c="3"/>First Interstate reported to the Securities and Exchange&lt;br/&gt;Commission last week that it has about 339 mln dlrs in&lt;br/&gt;medium-to long-term loans to Brazil.&lt;br/&gt; <text:s text:c="3"/>It said on December 31, 1986 its nonperformind Brazilian&lt;br/&gt;outstanding debt totaled about 4.1 mln dlrs.&lt;br/&gt; <text:s text:c="3"/>First Interstate also has about 168 mln dlrs in short-term&lt;br/&gt;loans or trade lines to Brazil.&lt;br/&gt; <text:s text:c="3"/>Pinola said he believes the solution to the Brazilian debt&lt;br/&gt;crisis will be more political than economic, which he said he&lt;br/&gt;finds, &amp;quot;very disquieting and discomforting.&amp;quot;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3];&quot;,&quot;;[.AC533];&quot;,&quot;; TEXT([.AK53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5C3K4F0OHOV6ASN4UF2T92HG0Q21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5SFK0COK2JEGVVURU0LZW6O64URKW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40:23 GMT 2012</text:p>
          </table:table-cell>
          <table:table-cell office:value-type="string">
            <text:p>Wed Oct 03 07:40:37 GMT 2012</text:p>
          </table:table-cell>
          <table:table-cell office:value-type="string">
            <text:p>Wed Oct 10 00:40:37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9804.txt</text:p>
          </table:table-cell>
          <table:table-cell office:value-type="string">
            <text:p>FIRST INTERSTATE &amp;lt;I&amp;gt; ESTIMATES LOSS ON BRAZIL&lt;br/&gt;&lt;br/&gt; <text:s text:c="3"/>LOS ANGELES, March 26 - First Interstate Bancorp Chairman&lt;br/&gt;Joseph Pinola said the bank holding company would lose about 16&lt;br/&gt;mln dlrs per year, after taxes, if it had to put its medium and&lt;br/&gt;long-term debt on non-accrual status.&lt;br/&gt; <text:s text:c="3"/>In an interview, he said that could result in about a 4.5&lt;br/&gt;pct decline in annual earnings per share.&lt;br/&gt; <text:s text:c="3"/>Pinola said First Interstate, like other banks, has not yet&lt;br/&gt;decided to put the loans, which Brazil stopped paying interest&lt;br/&gt;on last month, on non-accrual status.&lt;br/&gt; <text:s text:c="3"/>&amp;quot;None of us really wants to injure negotiations that might&lt;br/&gt;be going on,&amp;quot; he said.&lt;br/&gt; <text:s text:c="3"/>First Interstate reported to the Securities and Exchange&lt;br/&gt;Commission last week that it has about 339 mln dlrs in&lt;br/&gt;medium-to long-term loans to Brazil.&lt;br/&gt; <text:s text:c="3"/>It said on December 31, 1986 its nonperformind Brazilian&lt;br/&gt;outstanding debt totaled about 4.1 mln dlrs.&lt;br/&gt; <text:s text:c="3"/>First Interstate also has about 168 mln dlrs in short-term&lt;br/&gt;loans or trade lines to Brazil.&lt;br/&gt; <text:s text:c="3"/>Pinola said he believes the solution to the Brazilian debt&lt;br/&gt;crisis will be more political than economic, which he said he&lt;br/&gt;finds, &amp;quot;very disquieting and discomforting.&amp;quot;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4];&quot;,&quot;;[.AC534];&quot;,&quot;; TEXT([.AK53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5C3K4F0OHOV6ASN4UF2T92HG0Q21O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CBE1M7PKK9L65UT6K30CLZXWFUSZB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1:54 GMT 2012</text:p>
          </table:table-cell>
          <table:table-cell office:value-type="string">
            <text:p>Wed Oct 03 09:33:00 GMT 2012</text:p>
          </table:table-cell>
          <table:table-cell office:value-type="string">
            <text:p>Wed Oct 10 02:33:00 PDT 2012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earn/09804.txt</text:p>
          </table:table-cell>
          <table:table-cell office:value-type="string">
            <text:p>FIRST INTERSTATE &amp;lt;I&amp;gt; ESTIMATES LOSS ON BRAZIL&lt;br/&gt;&lt;br/&gt; <text:s text:c="3"/>LOS ANGELES, March 26 - First Interstate Bancorp Chairman&lt;br/&gt;Joseph Pinola said the bank holding company would lose about 16&lt;br/&gt;mln dlrs per year, after taxes, if it had to put its medium and&lt;br/&gt;long-term debt on non-accrual status.&lt;br/&gt; <text:s text:c="3"/>In an interview, he said that could result in about a 4.5&lt;br/&gt;pct decline in annual earnings per share.&lt;br/&gt; <text:s text:c="3"/>Pinola said First Interstate, like other banks, has not yet&lt;br/&gt;decided to put the loans, which Brazil stopped paying interest&lt;br/&gt;on last month, on non-accrual status.&lt;br/&gt; <text:s text:c="3"/>&amp;quot;None of us really wants to injure negotiations that might&lt;br/&gt;be going on,&amp;quot; he said.&lt;br/&gt; <text:s text:c="3"/>First Interstate reported to the Securities and Exchange&lt;br/&gt;Commission last week that it has about 339 mln dlrs in&lt;br/&gt;medium-to long-term loans to Brazil.&lt;br/&gt; <text:s text:c="3"/>It said on December 31, 1986 its nonperformind Brazilian&lt;br/&gt;outstanding debt totaled about 4.1 mln dlrs.&lt;br/&gt; <text:s text:c="3"/>First Interstate also has about 168 mln dlrs in short-term&lt;br/&gt;loans or trade lines to Brazil.&lt;br/&gt; <text:s text:c="3"/>Pinola said he believes the solution to the Brazilian debt&lt;br/&gt;crisis will be more political than economic, which he said he&lt;br/&gt;finds, &amp;quot;very disquieting and discomforting.&amp;quot;&lt;br/&gt; Reuter&lt;br/&gt;</text:p>
          </table:table-cell>
          <table:table-cell office:value-type="string">
            <text:p>Fortis (finance)</text:p>
          </table:table-cell>
          <table:table-cell office:value-type="string">
            <text:p>http://en.wikipedia.org/wiki/Fortis_(finance)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5];&quot;,&quot;;[.AC535];&quot;,&quot;; TEXT([.AK53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OBFMFFOYYI8AHOMN7E0C0RZKJZM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1KQV66RLPHI8C503KMKQ62NQKME63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1:20 GMT 2012</text:p>
          </table:table-cell>
          <table:table-cell office:value-type="string">
            <text:p>Wed Oct 03 08:11:32 GMT 2012</text:p>
          </table:table-cell>
          <table:table-cell office:value-type="string">
            <text:p>Wed Oct 10 01:11:32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09061.txt</text:p>
          </table:table-cell>
          <table:table-cell office:value-type="string">
            <text:p>FED&amp;apos;S JOHNSON SAYS FED ACTED TO STABILIZE DOLLAR&lt;br/&gt;&lt;br/&gt; <text:s text:c="3"/>WASHINGTON, March 24 - Federal Reserve Board Vice Chairman&lt;br/&gt;Manuel Johnson said the dollar has stabilized against other&lt;br/&gt;currencies after action taken by the Fed.&lt;br/&gt; <text:s text:c="3"/>&amp;quot;We have taken the appropriate action and the dollar has&lt;br/&gt;stabilized,&amp;quot; Johnson said after testifying to a House Banking&lt;br/&gt;subcommittee.&lt;br/&gt; <text:s text:c="3"/>He did not elaborate on the nature of the action nor when&lt;br/&gt;it was taken, but said that it was in the spirit of the&lt;br/&gt;agreement reached by six industrial nations in Paris recently.&lt;br/&gt; <text:s text:c="3"/>Johnson said the dollar&amp;apos;s decline against other currencies&lt;br/&gt;such as the Japanese yen has been gradual.&lt;br/&gt; <text:s text:c="3"/>Since the accord by the United States, Britain, West&lt;br/&gt;Germany, Japan, France and Canada, foreign exchange markets&lt;br/&gt;have been closely watching for indications of intervention by&lt;br/&gt;central banks to determine the committment by those nations to&lt;br/&gt;their agreement.&lt;br/&gt; <text:s text:c="3"/>The nations agreed that currency exchange rates were at&lt;br/&gt;about the correct levels when the pact was signed earlier this&lt;br/&gt;year.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6];&quot;,&quot;;[.AC536];&quot;,&quot;; TEXT([.AK53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SOBFMFFOYYI8AHOMN7E0C0RZKJZM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CYDG67D1X3VFO85JYB2RE1MEJ7HAF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9:35 GMT 2012</text:p>
          </table:table-cell>
          <table:table-cell office:value-type="string">
            <text:p>Wed Oct 03 09:29:40 GMT 2012</text:p>
          </table:table-cell>
          <table:table-cell office:value-type="string">
            <text:p>Wed Oct 10 02:29:40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09061.txt</text:p>
          </table:table-cell>
          <table:table-cell office:value-type="string">
            <text:p>FED&amp;apos;S JOHNSON SAYS FED ACTED TO STABILIZE DOLLAR&lt;br/&gt;&lt;br/&gt; <text:s text:c="3"/>WASHINGTON, March 24 - Federal Reserve Board Vice Chairman&lt;br/&gt;Manuel Johnson said the dollar has stabilized against other&lt;br/&gt;currencies after action taken by the Fed.&lt;br/&gt; <text:s text:c="3"/>&amp;quot;We have taken the appropriate action and the dollar has&lt;br/&gt;stabilized,&amp;quot; Johnson said after testifying to a House Banking&lt;br/&gt;subcommittee.&lt;br/&gt; <text:s text:c="3"/>He did not elaborate on the nature of the action nor when&lt;br/&gt;it was taken, but said that it was in the spirit of the&lt;br/&gt;agreement reached by six industrial nations in Paris recently.&lt;br/&gt; <text:s text:c="3"/>Johnson said the dollar&amp;apos;s decline against other currencies&lt;br/&gt;such as the Japanese yen has been gradual.&lt;br/&gt; <text:s text:c="3"/>Since the accord by the United States, Britain, West&lt;br/&gt;Germany, Japan, France and Canada, foreign exchange markets&lt;br/&gt;have been closely watching for indications of intervention by&lt;br/&gt;central banks to determine the committment by those nations to&lt;br/&gt;their agreement.&lt;br/&gt; <text:s text:c="3"/>The nations agreed that currency exchange rates were at&lt;br/&gt;about the correct levels when the pact was signed earlier this&lt;br/&gt;year.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7];&quot;,&quot;;[.AC537];&quot;,&quot;; TEXT([.AK53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SOBFMFFOYYI8AHOMN7E0C0RZKJZM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WBTUHYW2GTPO0YCZFNM969YZI1LQW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2:01 GMT 2012</text:p>
          </table:table-cell>
          <table:table-cell office:value-type="string">
            <text:p>Wed Oct 03 09:23:04 GMT 2012</text:p>
          </table:table-cell>
          <table:table-cell office:value-type="string">
            <text:p>Wed Oct 10 02:23:04 PDT 2012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09061.txt</text:p>
          </table:table-cell>
          <table:table-cell office:value-type="string">
            <text:p>FED&amp;apos;S JOHNSON SAYS FED ACTED TO STABILIZE DOLLAR&lt;br/&gt;&lt;br/&gt; <text:s text:c="3"/>WASHINGTON, March 24 - Federal Reserve Board Vice Chairman&lt;br/&gt;Manuel Johnson said the dollar has stabilized against other&lt;br/&gt;currencies after action taken by the Fed.&lt;br/&gt; <text:s text:c="3"/>&amp;quot;We have taken the appropriate action and the dollar has&lt;br/&gt;stabilized,&amp;quot; Johnson said after testifying to a House Banking&lt;br/&gt;subcommittee.&lt;br/&gt; <text:s text:c="3"/>He did not elaborate on the nature of the action nor when&lt;br/&gt;it was taken, but said that it was in the spirit of the&lt;br/&gt;agreement reached by six industrial nations in Paris recently.&lt;br/&gt; <text:s text:c="3"/>Johnson said the dollar&amp;apos;s decline against other currencies&lt;br/&gt;such as the Japanese yen has been gradual.&lt;br/&gt; <text:s text:c="3"/>Since the accord by the United States, Britain, West&lt;br/&gt;Germany, Japan, France and Canada, foreign exchange markets&lt;br/&gt;have been closely watching for indications of intervention by&lt;br/&gt;central banks to determine the committment by those nations to&lt;br/&gt;their agreement.&lt;br/&gt; <text:s text:c="3"/>The nations agreed that currency exchange rates were at&lt;br/&gt;about the correct levels when the pact was signed earlier this&lt;br/&gt;year.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Hyperinflation</text:p>
          </table:table-cell>
          <table:table-cell office:value-type="string">
            <text:p>http://en.wikipedia.org/wiki/Hyperinflat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8];&quot;,&quot;;[.AC538];&quot;,&quot;; TEXT([.AK53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QNSW6NG1FS327BOI861NZSZNQQXJ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86PLSP75KLML578VK8QMQVJYY8ZT7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44:08 GMT 2012</text:p>
          </table:table-cell>
          <table:table-cell office:value-type="string">
            <text:p>Wed Oct 03 09:45:24 GMT 2012</text:p>
          </table:table-cell>
          <table:table-cell office:value-type="string">
            <text:p>Wed Oct 10 02:45:24 PDT 2012</text:p>
          </table:table-cell>
          <table:table-cell table:number-columns-repeated="3"/>
          <table:table-cell office:value-type="float" office:value="76">
            <text:p>76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jobs/03520.txt</text:p>
          </table:table-cell>
          <table:table-cell office:value-type="string">
            <text:p>JAPAN&amp;apos;S JOBLESS SEEN RISING TO 3.3 PCT IN 1987/88&lt;br/&gt;&lt;br/&gt; <text:s text:c="3"/>TOKYO, March 11 - The yen&amp;apos;s rise against the dollar is&lt;br/&gt;expected to boost Japan&amp;apos;s unemployment rate to an average 3.3&lt;br/&gt;pct in the 1987/88 fiscal year beginning April 1 from January&amp;apos;s&lt;br/&gt;record three pct, the private Nomura Research Institute said.&lt;br/&gt; <text:s text:c="3"/>The official 1987/88 estimate is 2.9 pct.&lt;br/&gt; <text:s text:c="3"/>The research arm of Nomura Securities Co forecast&lt;br/&gt;unemployment would exceed two mln by mid-fiscal 1987, against&lt;br/&gt;an estimated 1.75 mln for the current year.&lt;br/&gt; <text:s text:c="3"/>Nomura urged the government to take pump-priming measures&lt;br/&gt;to help redress trade imbalances and boost employment.&lt;br/&gt; <text:s text:c="3"/>Employment in manufacturing during fiscal 1987/88 was&lt;br/&gt;predicted to fall 550,000 from the current year due to higher&lt;br/&gt;job losses in the steel, shipbuilding and heavy electrical&lt;br/&gt;machinery sectors, Nomura said.&lt;br/&gt; <text:s text:c="3"/>Employment in the non-manufacturing sector will continue to&lt;br/&gt;increase, the institute said, without giving figures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Prices</text:p>
          </table:table-cell>
          <table:table-cell office:value-type="string">
            <text:p>http://en.wikipedia.org/wiki/Pric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39];&quot;,&quot;;[.AC539];&quot;,&quot;; TEXT([.AK53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NSW6NG1FS327BOI861NZSZNQQXJ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PB51Y7QEOZFDZG6J2KMWFXRKMNDGA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2:07 GMT 2012</text:p>
          </table:table-cell>
          <table:table-cell office:value-type="string">
            <text:p>Wed Oct 03 08:02:17 GMT 2012</text:p>
          </table:table-cell>
          <table:table-cell office:value-type="string">
            <text:p>Wed Oct 10 01:02:17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jobs/03520.txt</text:p>
          </table:table-cell>
          <table:table-cell office:value-type="string">
            <text:p>JAPAN&amp;apos;S JOBLESS SEEN RISING TO 3.3 PCT IN 1987/88&lt;br/&gt;&lt;br/&gt; <text:s text:c="3"/>TOKYO, March 11 - The yen&amp;apos;s rise against the dollar is&lt;br/&gt;expected to boost Japan&amp;apos;s unemployment rate to an average 3.3&lt;br/&gt;pct in the 1987/88 fiscal year beginning April 1 from January&amp;apos;s&lt;br/&gt;record three pct, the private Nomura Research Institute said.&lt;br/&gt; <text:s text:c="3"/>The official 1987/88 estimate is 2.9 pct.&lt;br/&gt; <text:s text:c="3"/>The research arm of Nomura Securities Co forecast&lt;br/&gt;unemployment would exceed two mln by mid-fiscal 1987, against&lt;br/&gt;an estimated 1.75 mln for the current year.&lt;br/&gt; <text:s text:c="3"/>Nomura urged the government to take pump-priming measures&lt;br/&gt;to help redress trade imbalances and boost employment.&lt;br/&gt; <text:s text:c="3"/>Employment in manufacturing during fiscal 1987/88 was&lt;br/&gt;predicted to fall 550,000 from the current year due to higher&lt;br/&gt;job losses in the steel, shipbuilding and heavy electrical&lt;br/&gt;machinery sectors, Nomura said.&lt;br/&gt; <text:s text:c="3"/>Employment in the non-manufacturing sector will continue to&lt;br/&gt;increase, the institute said, without giving figures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Prices</text:p>
          </table:table-cell>
          <table:table-cell office:value-type="string">
            <text:p>http://en.wikipedia.org/wiki/Pric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40];&quot;,&quot;;[.AC540];&quot;,&quot;; TEXT([.AK54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QNSW6NG1FS327BOI861NZSZNQQXJ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ZO1INMHGYQ4YCBFIG2FUFFO5S5K7V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1:32 GMT 2012</text:p>
          </table:table-cell>
          <table:table-cell office:value-type="string">
            <text:p>Wed Oct 03 09:31:36 GMT 2012</text:p>
          </table:table-cell>
          <table:table-cell office:value-type="string">
            <text:p>Wed Oct 10 02:31:36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jobs/03520.txt</text:p>
          </table:table-cell>
          <table:table-cell office:value-type="string">
            <text:p>JAPAN&amp;apos;S JOBLESS SEEN RISING TO 3.3 PCT IN 1987/88&lt;br/&gt;&lt;br/&gt; <text:s text:c="3"/>TOKYO, March 11 - The yen&amp;apos;s rise against the dollar is&lt;br/&gt;expected to boost Japan&amp;apos;s unemployment rate to an average 3.3&lt;br/&gt;pct in the 1987/88 fiscal year beginning April 1 from January&amp;apos;s&lt;br/&gt;record three pct, the private Nomura Research Institute said.&lt;br/&gt; <text:s text:c="3"/>The official 1987/88 estimate is 2.9 pct.&lt;br/&gt; <text:s text:c="3"/>The research arm of Nomura Securities Co forecast&lt;br/&gt;unemployment would exceed two mln by mid-fiscal 1987, against&lt;br/&gt;an estimated 1.75 mln for the current year.&lt;br/&gt; <text:s text:c="3"/>Nomura urged the government to take pump-priming measures&lt;br/&gt;to help redress trade imbalances and boost employment.&lt;br/&gt; <text:s text:c="3"/>Employment in manufacturing during fiscal 1987/88 was&lt;br/&gt;predicted to fall 550,000 from the current year due to higher&lt;br/&gt;job losses in the steel, shipbuilding and heavy electrical&lt;br/&gt;machinery sectors, Nomura said.&lt;br/&gt; <text:s text:c="3"/>Employment in the non-manufacturing sector will continue to&lt;br/&gt;increase, the institute said, without giving figures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Prices</text:p>
          </table:table-cell>
          <table:table-cell office:value-type="string">
            <text:p>http://en.wikipedia.org/wiki/Pric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41];&quot;,&quot;;[.AC541];&quot;,&quot;; TEXT([.AK54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KGOCCF0CP5KCYHNUS9X6G4POVGUV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L5PGFL6VCPWEIFSK69O31S7ZHQL60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0:18 GMT 2012</text:p>
          </table:table-cell>
          <table:table-cell office:value-type="string">
            <text:p>Wed Oct 03 09:40:37 GMT 2012</text:p>
          </table:table-cell>
          <table:table-cell office:value-type="string">
            <text:p>Wed Oct 10 02:40:37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5467.txt</text:p>
          </table:table-cell>
          <table:table-cell office:value-type="string">
            <text:p>AROUND 3.5 MLN ACRES SAID TO BE IDLED BY 0/92&lt;br/&gt;&lt;br/&gt; <text:s text:c="3"/>WASHINGTON, March 16 - A 0/92 program would have very&lt;br/&gt;little impact on U.S. acreage, prompting farmers to idle only&lt;br/&gt;an additional 3.5 mln acres of cropland every year, according&lt;br/&gt;to a report from the Agriculture Department.&lt;br/&gt; <text:s text:c="3"/>The savings resulting from the additional 3.5 mln acres&lt;br/&gt;idled would be a little over 400 mln dlrs in loan savings, 35&lt;br/&gt;mln dlrs in transportation and storage savings, and 10-20 mln&lt;br/&gt;dlrs per year in deficiency payment savings, the report said.&lt;br/&gt; <text:s text:c="3"/>The USDA report asssessed the impacts of the proposed 0/92&lt;br/&gt;acreage program for wheat, corn, cotton, sorghum and barley.&lt;br/&gt;Last year, almost 245 mln acres of those crops were harvested.&lt;br/&gt; <text:s text:c="3"/>&amp;quot;The likelihood that the 0-92 provisiion will cause very&lt;br/&gt;large acreages to be removed from crop production is quite&lt;br/&gt;small,&amp;quot; the report said.&lt;br/&gt; <text:s text:c="3"/>&amp;quot;The returns on typical farms still favor participation in&lt;br/&gt;the usual acreage reduction programs and seeding the permitted&lt;br/&gt;acreage,&amp;quot; the USDA report said.&lt;br/&gt; <text:s text:c="3"/>The 0/92 program, which would allow farmers to forego&lt;br/&gt;planting and still receive 92 pct of their deficiency payment,&lt;br/&gt;would be most used by producers in high production/high risk&lt;br/&gt;areas where cost of production is high, said Keith Collins,&lt;br/&gt;director of USDA&amp;apos;s economics analysis staff.&lt;br/&gt; <text:s text:c="3"/>&amp;quot;In the heart of the corn belt, you would not get that much&lt;br/&gt;participation,&amp;quot; Collins said.&lt;br/&gt; <text:s text:c="3"/>USDA estimated that an additional one mln acres of wheat&lt;br/&gt;would be ildled under 0/92, 1.5 mln acres of corn, 500,000&lt;br/&gt;acres of sorghum and barley and 500,000 acres of cotton.&lt;br/&gt; <text:s text:c="3"/>Production from these idled acres would be equivalent to 40&lt;br/&gt;mln bushels of wheat, 180 mln bushels of corn, 20 mln bushels&lt;br/&gt;of sorghum, 10 mln bushels of barley, and 500,000 bales of&lt;br/&gt;cotton, the report said.&lt;br/&gt; <text:s text:c="3"/>&amp;quot;In determining whether to participate, a producer would&lt;br/&gt;need to weigh the expected cash costs of production against the&lt;br/&gt;loan rate ... The risk that market prices may rise above the&lt;br/&gt;expected levels and reduce the deficiency payment also must be&lt;br/&gt;considered,&amp;quot; according to the analysis.&lt;br/&gt; <text:s text:c="3"/>&amp;quot;What you&amp;apos;re giving up under 0/92 is the difference between&lt;br/&gt;the loan rate and the cost of production,&amp;quot; Collins said.&lt;br/&gt; <text:s text:c="3"/>For producers with low production costs, that difference is&lt;br/&gt;greater and can be applied to paying variable costs, he said.&lt;br/&gt;Under these cicumstances, farmers would not want to go along&lt;br/&gt;with 0/92. But for high cost producers, 0/92 would be more&lt;br/&gt;attractive.&lt;br/&gt; <text:s text:c="3"/>Also, as loan rates get lower, Collins said there would be&lt;br/&gt;more incentives to participate in a 0/92 program.&lt;br/&gt; <text:s text:c="3"/>&amp;quot;I would admit that its impacts would be very marginal at&lt;br/&gt;first, but it is a step towards the goal of separating&lt;br/&gt;production decisions from government payments,&amp;quot; Collins said.&lt;br/&gt; <text:s text:c="3"/>In a speech earlier today before the National Grains and&lt;br/&gt;Feed Association, USDA Secretary Richard Lyng said it is too&lt;br/&gt;late to implement 0/92 for 1987 crops since program signup will&lt;br/&gt;be over by the end of this month.&lt;br/&gt; Reuter&lt;br/&gt;</text:p>
          </table:table-cell>
          <table:table-cell office:value-type="string">
            <text:p>Harry Barnston</text:p>
          </table:table-cell>
          <table:table-cell office:value-type="string">
            <text:p>http://en.wikipedia.org/wiki/Harry_Barnston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42];&quot;,&quot;;[.AC542];&quot;,&quot;; TEXT([.AK542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KGOCCF0CP5KCYHNUS9X6G4POVGUV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WBTUHYW2GTPO0YCZFNM969YZI0QL0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06:10 GMT 2012</text:p>
          </table:table-cell>
          <table:table-cell office:value-type="string">
            <text:p>Wed Oct 03 09:07:07 GMT 2012</text:p>
          </table:table-cell>
          <table:table-cell office:value-type="string">
            <text:p>Wed Oct 10 02:07:07 PDT 2012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5467.txt</text:p>
          </table:table-cell>
          <table:table-cell office:value-type="string">
            <text:p>AROUND 3.5 MLN ACRES SAID TO BE IDLED BY 0/92&lt;br/&gt;&lt;br/&gt; <text:s text:c="3"/>WASHINGTON, March 16 - A 0/92 program would have very&lt;br/&gt;little impact on U.S. acreage, prompting farmers to idle only&lt;br/&gt;an additional 3.5 mln acres of cropland every year, according&lt;br/&gt;to a report from the Agriculture Department.&lt;br/&gt; <text:s text:c="3"/>The savings resulting from the additional 3.5 mln acres&lt;br/&gt;idled would be a little over 400 mln dlrs in loan savings, 35&lt;br/&gt;mln dlrs in transportation and storage savings, and 10-20 mln&lt;br/&gt;dlrs per year in deficiency payment savings, the report said.&lt;br/&gt; <text:s text:c="3"/>The USDA report asssessed the impacts of the proposed 0/92&lt;br/&gt;acreage program for wheat, corn, cotton, sorghum and barley.&lt;br/&gt;Last year, almost 245 mln acres of those crops were harvested.&lt;br/&gt; <text:s text:c="3"/>&amp;quot;The likelihood that the 0-92 provisiion will cause very&lt;br/&gt;large acreages to be removed from crop production is quite&lt;br/&gt;small,&amp;quot; the report said.&lt;br/&gt; <text:s text:c="3"/>&amp;quot;The returns on typical farms still favor participation in&lt;br/&gt;the usual acreage reduction programs and seeding the permitted&lt;br/&gt;acreage,&amp;quot; the USDA report said.&lt;br/&gt; <text:s text:c="3"/>The 0/92 program, which would allow farmers to forego&lt;br/&gt;planting and still receive 92 pct of their deficiency payment,&lt;br/&gt;would be most used by producers in high production/high risk&lt;br/&gt;areas where cost of production is high, said Keith Collins,&lt;br/&gt;director of USDA&amp;apos;s economics analysis staff.&lt;br/&gt; <text:s text:c="3"/>&amp;quot;In the heart of the corn belt, you would not get that much&lt;br/&gt;participation,&amp;quot; Collins said.&lt;br/&gt; <text:s text:c="3"/>USDA estimated that an additional one mln acres of wheat&lt;br/&gt;would be ildled under 0/92, 1.5 mln acres of corn, 500,000&lt;br/&gt;acres of sorghum and barley and 500,000 acres of cotton.&lt;br/&gt; <text:s text:c="3"/>Production from these idled acres would be equivalent to 40&lt;br/&gt;mln bushels of wheat, 180 mln bushels of corn, 20 mln bushels&lt;br/&gt;of sorghum, 10 mln bushels of barley, and 500,000 bales of&lt;br/&gt;cotton, the report said.&lt;br/&gt; <text:s text:c="3"/>&amp;quot;In determining whether to participate, a producer would&lt;br/&gt;need to weigh the expected cash costs of production against the&lt;br/&gt;loan rate ... The risk that market prices may rise above the&lt;br/&gt;expected levels and reduce the deficiency payment also must be&lt;br/&gt;considered,&amp;quot; according to the analysis.&lt;br/&gt; <text:s text:c="3"/>&amp;quot;What you&amp;apos;re giving up under 0/92 is the difference between&lt;br/&gt;the loan rate and the cost of production,&amp;quot; Collins said.&lt;br/&gt; <text:s text:c="3"/>For producers with low production costs, that difference is&lt;br/&gt;greater and can be applied to paying variable costs, he said.&lt;br/&gt;Under these cicumstances, farmers would not want to go along&lt;br/&gt;with 0/92. But for high cost producers, 0/92 would be more&lt;br/&gt;attractive.&lt;br/&gt; <text:s text:c="3"/>Also, as loan rates get lower, Collins said there would be&lt;br/&gt;more incentives to participate in a 0/92 program.&lt;br/&gt; <text:s text:c="3"/>&amp;quot;I would admit that its impacts would be very marginal at&lt;br/&gt;first, but it is a step towards the goal of separating&lt;br/&gt;production decisions from government payments,&amp;quot; Collins said.&lt;br/&gt; <text:s text:c="3"/>In a speech earlier today before the National Grains and&lt;br/&gt;Feed Association, USDA Secretary Richard Lyng said it is too&lt;br/&gt;late to implement 0/92 for 1987 crops since program signup will&lt;br/&gt;be over by the end of this month.&lt;br/&gt; Reuter&lt;br/&gt;</text:p>
          </table:table-cell>
          <table:table-cell office:value-type="string">
            <text:p>Harry Barnston</text:p>
          </table:table-cell>
          <table:table-cell office:value-type="string">
            <text:p>http://en.wikipedia.org/wiki/Harry_Barnston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43];&quot;,&quot;;[.AC543];&quot;,&quot;; TEXT([.AK543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KGOCCF0CP5KCYHNUS9X6G4POVGUV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Z8FL6VCPWZ96W11PYM107SNA7CN8M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5:42 GMT 2012</text:p>
          </table:table-cell>
          <table:table-cell office:value-type="string">
            <text:p>Wed Oct 03 08:05:54 GMT 2012</text:p>
          </table:table-cell>
          <table:table-cell office:value-type="string">
            <text:p>Wed Oct 10 01:05:54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grain/05467.txt</text:p>
          </table:table-cell>
          <table:table-cell office:value-type="string">
            <text:p>AROUND 3.5 MLN ACRES SAID TO BE IDLED BY 0/92&lt;br/&gt;&lt;br/&gt; <text:s text:c="3"/>WASHINGTON, March 16 - A 0/92 program would have very&lt;br/&gt;little impact on U.S. acreage, prompting farmers to idle only&lt;br/&gt;an additional 3.5 mln acres of cropland every year, according&lt;br/&gt;to a report from the Agriculture Department.&lt;br/&gt; <text:s text:c="3"/>The savings resulting from the additional 3.5 mln acres&lt;br/&gt;idled would be a little over 400 mln dlrs in loan savings, 35&lt;br/&gt;mln dlrs in transportation and storage savings, and 10-20 mln&lt;br/&gt;dlrs per year in deficiency payment savings, the report said.&lt;br/&gt; <text:s text:c="3"/>The USDA report asssessed the impacts of the proposed 0/92&lt;br/&gt;acreage program for wheat, corn, cotton, sorghum and barley.&lt;br/&gt;Last year, almost 245 mln acres of those crops were harvested.&lt;br/&gt; <text:s text:c="3"/>&amp;quot;The likelihood that the 0-92 provisiion will cause very&lt;br/&gt;large acreages to be removed from crop production is quite&lt;br/&gt;small,&amp;quot; the report said.&lt;br/&gt; <text:s text:c="3"/>&amp;quot;The returns on typical farms still favor participation in&lt;br/&gt;the usual acreage reduction programs and seeding the permitted&lt;br/&gt;acreage,&amp;quot; the USDA report said.&lt;br/&gt; <text:s text:c="3"/>The 0/92 program, which would allow farmers to forego&lt;br/&gt;planting and still receive 92 pct of their deficiency payment,&lt;br/&gt;would be most used by producers in high production/high risk&lt;br/&gt;areas where cost of production is high, said Keith Collins,&lt;br/&gt;director of USDA&amp;apos;s economics analysis staff.&lt;br/&gt; <text:s text:c="3"/>&amp;quot;In the heart of the corn belt, you would not get that much&lt;br/&gt;participation,&amp;quot; Collins said.&lt;br/&gt; <text:s text:c="3"/>USDA estimated that an additional one mln acres of wheat&lt;br/&gt;would be ildled under 0/92, 1.5 mln acres of corn, 500,000&lt;br/&gt;acres of sorghum and barley and 500,000 acres of cotton.&lt;br/&gt; <text:s text:c="3"/>Production from these idled acres would be equivalent to 40&lt;br/&gt;mln bushels of wheat, 180 mln bushels of corn, 20 mln bushels&lt;br/&gt;of sorghum, 10 mln bushels of barley, and 500,000 bales of&lt;br/&gt;cotton, the report said.&lt;br/&gt; <text:s text:c="3"/>&amp;quot;In determining whether to participate, a producer would&lt;br/&gt;need to weigh the expected cash costs of production against the&lt;br/&gt;loan rate ... The risk that market prices may rise above the&lt;br/&gt;expected levels and reduce the deficiency payment also must be&lt;br/&gt;considered,&amp;quot; according to the analysis.&lt;br/&gt; <text:s text:c="3"/>&amp;quot;What you&amp;apos;re giving up under 0/92 is the difference between&lt;br/&gt;the loan rate and the cost of production,&amp;quot; Collins said.&lt;br/&gt; <text:s text:c="3"/>For producers with low production costs, that difference is&lt;br/&gt;greater and can be applied to paying variable costs, he said.&lt;br/&gt;Under these cicumstances, farmers would not want to go along&lt;br/&gt;with 0/92. But for high cost producers, 0/92 would be more&lt;br/&gt;attractive.&lt;br/&gt; <text:s text:c="3"/>Also, as loan rates get lower, Collins said there would be&lt;br/&gt;more incentives to participate in a 0/92 program.&lt;br/&gt; <text:s text:c="3"/>&amp;quot;I would admit that its impacts would be very marginal at&lt;br/&gt;first, but it is a step towards the goal of separating&lt;br/&gt;production decisions from government payments,&amp;quot; Collins said.&lt;br/&gt; <text:s text:c="3"/>In a speech earlier today before the National Grains and&lt;br/&gt;Feed Association, USDA Secretary Richard Lyng said it is too&lt;br/&gt;late to implement 0/92 for 1987 crops since program signup will&lt;br/&gt;be over by the end of this month.&lt;br/&gt; Reuter&lt;br/&gt;</text:p>
          </table:table-cell>
          <table:table-cell office:value-type="string">
            <text:p>Harry Barnston</text:p>
          </table:table-cell>
          <table:table-cell office:value-type="string">
            <text:p>http://en.wikipedia.org/wiki/Harry_Barnston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44];&quot;,&quot;;[.AC544];&quot;,&quot;; TEXT([.AK544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I7C6SK9RJ853864LRDAIPMOQEZ4S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3NOK5UFJ51YMZ2T6PPQ01CS0G6A71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4:08 GMT 2012</text:p>
          </table:table-cell>
          <table:table-cell office:value-type="string">
            <text:p>Wed Oct 03 07:44:20 GMT 2012</text:p>
          </table:table-cell>
          <table:table-cell office:value-type="string">
            <text:p>Wed Oct 10 00:44:20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nat-gas/16238.txt</text:p>
          </table:table-cell>
          <table:table-cell office:value-type="string">
            <text:p>COLUMBIA GAS &amp;lt;CG&amp;gt; SEEKS CONTRACT COST RECOVERY&lt;br/&gt;&lt;br/&gt; <text:s text:c="3"/>CHARLESTON, W. Va., April 13 - Columbia Gas Transmission&lt;br/&gt;corp said it made an abbreviated, streamlined filing with the&lt;br/&gt;Federal Energy Regulatory Commission to recover a portion if&lt;br/&gt;its costs of renegotiating high-cost gas purchase contracts.&lt;br/&gt; <text:s text:c="3"/>Recently, the Columbia Gas System Inc pipeline subsidiary&lt;br/&gt;said, FERC denied on procedural grounds and without prejudice a&lt;br/&gt;proposal to include these costs in the company&amp;apos;s most recent&lt;br/&gt;purchased gas adjustment -- or PGA -- filing.&lt;br/&gt; <text:s text:c="3"/>Noting it has has asked for a rehearing on the denial&lt;br/&gt;ruling, Columbia Gas said it would withdraw its alternative&lt;br/&gt;filing if the commission grantes its request for a rehearing to&lt;br/&gt;include the contract renegotiation costs in its PGA or&lt;br/&gt;consolidates this issue in the pipeline&amp;apos;s general rate filing&lt;br/&gt;and permit recovery, subject to refund, effective April one.&lt;br/&gt; <text:s text:c="3"/>The company said the alternative filing seeks to recover&lt;br/&gt;about 79 mln dlrs a year through the pipeline&amp;apos;s non-gas sales&lt;br/&gt;commodity rates. This annual amortization amount is based on&lt;br/&gt;recovery of about 653 mln drls over an 8-1/4 year period,&lt;br/&gt;beginning April 1, 1987.&lt;br/&gt; <text:s text:c="3"/>Columbia Gas said the filing would increase the pipeline&lt;br/&gt;commodity rates by 15.74 cts per mln Btu to 2.95 dlrs per mln.&lt;br/&gt; <text:s text:c="3"/>The company said it orginially sought to include these&lt;br/&gt;costs in its PGA since the payments to products resulted in&lt;br/&gt;almost five billion dlrs in prospective price relief and were&lt;br/&gt;not related to take-or-pay buyout costs.&lt;br/&gt; <text:s text:c="3"/>It explained this interpretation was based on FERC&amp;apos;s April&lt;br/&gt;10, 1985, Statement of Policy which said that only take-or-pay&lt;br/&gt;buyout costs must be recovered through a general rate filing&lt;br/&gt;under the Natural Gas Act.&lt;br/&gt; <text:s text:c="3"/>As a result of renegotiating contracts for high-cost gas,&lt;br/&gt;Columbia Gas said, it has been able to reduce the average price&lt;br/&gt;paid for gas purchased from Southwest producers to 1.96 dlrs&lt;br/&gt;per mln Btu in December 1986 from 3.64 dlrs per mln in April&lt;br/&gt;1985.&lt;br/&gt; <text:s text:c="3"/>The pipeline said Southwestern producers account for 46 pct&lt;br/&gt;of its total available gas supply this year.&lt;br/&gt; Reuter&lt;br/&gt;</text:p>
          </table:table-cell>
          <table:table-cell office:value-type="string">
            <text:p>Oil sands</text:p>
          </table:table-cell>
          <table:table-cell office:value-type="string">
            <text:p>http://en.wikipedia.org/wiki/Oil_sands</text:p>
          </table:table-cell>
          <table:table-cell office:value-type="string">
            <text:p>Eva Coo</text:p>
          </table:table-cell>
          <table:table-cell office:value-type="string">
            <text:p>http://en.wikipedia.org/wiki/Eva_Co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45];&quot;,&quot;;[.AC545];&quot;,&quot;; TEXT([.AK545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I7C6SK9RJ853864LRDAIPMOQEZ4S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APULRGNTBJ31V12CPG7V62KO5WT7A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8:05 GMT 2012</text:p>
          </table:table-cell>
          <table:table-cell office:value-type="string">
            <text:p>Wed Oct 03 09:48:20 GMT 2012</text:p>
          </table:table-cell>
          <table:table-cell office:value-type="string">
            <text:p>Wed Oct 10 02:48:20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nat-gas/16238.txt</text:p>
          </table:table-cell>
          <table:table-cell office:value-type="string">
            <text:p>COLUMBIA GAS &amp;lt;CG&amp;gt; SEEKS CONTRACT COST RECOVERY&lt;br/&gt;&lt;br/&gt; <text:s text:c="3"/>CHARLESTON, W. Va., April 13 - Columbia Gas Transmission&lt;br/&gt;corp said it made an abbreviated, streamlined filing with the&lt;br/&gt;Federal Energy Regulatory Commission to recover a portion if&lt;br/&gt;its costs of renegotiating high-cost gas purchase contracts.&lt;br/&gt; <text:s text:c="3"/>Recently, the Columbia Gas System Inc pipeline subsidiary&lt;br/&gt;said, FERC denied on procedural grounds and without prejudice a&lt;br/&gt;proposal to include these costs in the company&amp;apos;s most recent&lt;br/&gt;purchased gas adjustment -- or PGA -- filing.&lt;br/&gt; <text:s text:c="3"/>Noting it has has asked for a rehearing on the denial&lt;br/&gt;ruling, Columbia Gas said it would withdraw its alternative&lt;br/&gt;filing if the commission grantes its request for a rehearing to&lt;br/&gt;include the contract renegotiation costs in its PGA or&lt;br/&gt;consolidates this issue in the pipeline&amp;apos;s general rate filing&lt;br/&gt;and permit recovery, subject to refund, effective April one.&lt;br/&gt; <text:s text:c="3"/>The company said the alternative filing seeks to recover&lt;br/&gt;about 79 mln dlrs a year through the pipeline&amp;apos;s non-gas sales&lt;br/&gt;commodity rates. This annual amortization amount is based on&lt;br/&gt;recovery of about 653 mln drls over an 8-1/4 year period,&lt;br/&gt;beginning April 1, 1987.&lt;br/&gt; <text:s text:c="3"/>Columbia Gas said the filing would increase the pipeline&lt;br/&gt;commodity rates by 15.74 cts per mln Btu to 2.95 dlrs per mln.&lt;br/&gt; <text:s text:c="3"/>The company said it orginially sought to include these&lt;br/&gt;costs in its PGA since the payments to products resulted in&lt;br/&gt;almost five billion dlrs in prospective price relief and were&lt;br/&gt;not related to take-or-pay buyout costs.&lt;br/&gt; <text:s text:c="3"/>It explained this interpretation was based on FERC&amp;apos;s April&lt;br/&gt;10, 1985, Statement of Policy which said that only take-or-pay&lt;br/&gt;buyout costs must be recovered through a general rate filing&lt;br/&gt;under the Natural Gas Act.&lt;br/&gt; <text:s text:c="3"/>As a result of renegotiating contracts for high-cost gas,&lt;br/&gt;Columbia Gas said, it has been able to reduce the average price&lt;br/&gt;paid for gas purchased from Southwest producers to 1.96 dlrs&lt;br/&gt;per mln Btu in December 1986 from 3.64 dlrs per mln in April&lt;br/&gt;1985.&lt;br/&gt; <text:s text:c="3"/>The pipeline said Southwestern producers account for 46 pct&lt;br/&gt;of its total available gas supply this year.&lt;br/&gt; Reuter&lt;br/&gt;</text:p>
          </table:table-cell>
          <table:table-cell office:value-type="string">
            <text:p>Oil sands</text:p>
          </table:table-cell>
          <table:table-cell office:value-type="string">
            <text:p>http://en.wikipedia.org/wiki/Oil_sands</text:p>
          </table:table-cell>
          <table:table-cell office:value-type="string">
            <text:p>Eva Coo</text:p>
          </table:table-cell>
          <table:table-cell office:value-type="string">
            <text:p>http://en.wikipedia.org/wiki/Eva_Co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46];&quot;,&quot;;[.AC546];&quot;,&quot;; TEXT([.AK546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I7C6SK9RJ853864LRDAIPMOQEZ4S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2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2 GMT 2012</text:p>
          </table:table-cell>
          <table:table-cell table:number-columns-repeated="2"/>
          <table:table-cell office:value-type="string">
            <text:p>2YUL92HECWA6CCMTJM60KP5K4JGIJP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1:27 GMT 2012</text:p>
          </table:table-cell>
          <table:table-cell office:value-type="string">
            <text:p>Wed Oct 03 09:41:52 GMT 2012</text:p>
          </table:table-cell>
          <table:table-cell office:value-type="string">
            <text:p>Wed Oct 10 02:41:52 PDT 2012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nat-gas/16238.txt</text:p>
          </table:table-cell>
          <table:table-cell office:value-type="string">
            <text:p>COLUMBIA GAS &amp;lt;CG&amp;gt; SEEKS CONTRACT COST RECOVERY&lt;br/&gt;&lt;br/&gt; <text:s text:c="3"/>CHARLESTON, W. Va., April 13 - Columbia Gas Transmission&lt;br/&gt;corp said it made an abbreviated, streamlined filing with the&lt;br/&gt;Federal Energy Regulatory Commission to recover a portion if&lt;br/&gt;its costs of renegotiating high-cost gas purchase contracts.&lt;br/&gt; <text:s text:c="3"/>Recently, the Columbia Gas System Inc pipeline subsidiary&lt;br/&gt;said, FERC denied on procedural grounds and without prejudice a&lt;br/&gt;proposal to include these costs in the company&amp;apos;s most recent&lt;br/&gt;purchased gas adjustment -- or PGA -- filing.&lt;br/&gt; <text:s text:c="3"/>Noting it has has asked for a rehearing on the denial&lt;br/&gt;ruling, Columbia Gas said it would withdraw its alternative&lt;br/&gt;filing if the commission grantes its request for a rehearing to&lt;br/&gt;include the contract renegotiation costs in its PGA or&lt;br/&gt;consolidates this issue in the pipeline&amp;apos;s general rate filing&lt;br/&gt;and permit recovery, subject to refund, effective April one.&lt;br/&gt; <text:s text:c="3"/>The company said the alternative filing seeks to recover&lt;br/&gt;about 79 mln dlrs a year through the pipeline&amp;apos;s non-gas sales&lt;br/&gt;commodity rates. This annual amortization amount is based on&lt;br/&gt;recovery of about 653 mln drls over an 8-1/4 year period,&lt;br/&gt;beginning April 1, 1987.&lt;br/&gt; <text:s text:c="3"/>Columbia Gas said the filing would increase the pipeline&lt;br/&gt;commodity rates by 15.74 cts per mln Btu to 2.95 dlrs per mln.&lt;br/&gt; <text:s text:c="3"/>The company said it orginially sought to include these&lt;br/&gt;costs in its PGA since the payments to products resulted in&lt;br/&gt;almost five billion dlrs in prospective price relief and were&lt;br/&gt;not related to take-or-pay buyout costs.&lt;br/&gt; <text:s text:c="3"/>It explained this interpretation was based on FERC&amp;apos;s April&lt;br/&gt;10, 1985, Statement of Policy which said that only take-or-pay&lt;br/&gt;buyout costs must be recovered through a general rate filing&lt;br/&gt;under the Natural Gas Act.&lt;br/&gt; <text:s text:c="3"/>As a result of renegotiating contracts for high-cost gas,&lt;br/&gt;Columbia Gas said, it has been able to reduce the average price&lt;br/&gt;paid for gas purchased from Southwest producers to 1.96 dlrs&lt;br/&gt;per mln Btu in December 1986 from 3.64 dlrs per mln in April&lt;br/&gt;1985.&lt;br/&gt; <text:s text:c="3"/>The pipeline said Southwestern producers account for 46 pct&lt;br/&gt;of its total available gas supply this year.&lt;br/&gt; Reuter&lt;br/&gt;</text:p>
          </table:table-cell>
          <table:table-cell office:value-type="string">
            <text:p>Oil sands</text:p>
          </table:table-cell>
          <table:table-cell office:value-type="string">
            <text:p>http://en.wikipedia.org/wiki/Oil_sands</text:p>
          </table:table-cell>
          <table:table-cell office:value-type="string">
            <text:p>Eva Coo</text:p>
          </table:table-cell>
          <table:table-cell office:value-type="string">
            <text:p>http://en.wikipedia.org/wiki/Eva_Co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47];&quot;,&quot;;[.AC547];&quot;,&quot;; TEXT([.AK547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XXL6VCPWZ9R2MKNV5SSFSN3FHA9O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0V9Z0B6UTO68D20Z3MRSGPWZQQOZ9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8:45:05 GMT 2012</text:p>
          </table:table-cell>
          <table:table-cell office:value-type="string">
            <text:p>Wed Oct 03 08:45:26 GMT 2012</text:p>
          </table:table-cell>
          <table:table-cell office:value-type="string">
            <text:p>Wed Oct 10 01:45:26 PDT 201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8604.txt</text:p>
          </table:table-cell>
          <table:table-cell office:value-type="string">
            <text:p>U.K., AUSTRALIA OFFER WHEAT TO BANGLADESH&lt;br/&gt;&lt;br/&gt; <text:s text:c="3"/>DHAKA, March 24 - Britain and Australia have offered a&lt;br/&gt;total of 129,250 tonnes of wheat to Bangladesh as grants to&lt;br/&gt;contain rising cereal prices and help support rural employment&lt;br/&gt;projects, officials said.&lt;br/&gt; <text:s text:c="3"/>They said 79,250 tonnes of wheat promised by Britain would&lt;br/&gt;be shipped next week and used for the government&amp;apos;s &amp;quot;Food for&lt;br/&gt;Work&amp;quot; program in the villages.&lt;br/&gt; <text:s text:c="3"/>Under the program, workers building roads, digging&lt;br/&gt;irrigation canals and engaged in other rural development&lt;br/&gt;activities get their daily wages in wheat instead of money.&lt;br/&gt; <text:s text:c="3"/>The 50,000 tonnes of Australian wheat would arrive in&lt;br/&gt;Bangladesh next month and be sold under open-market operations&lt;br/&gt;designed to stop price increases, the officials said.&lt;br/&gt; <text:s text:c="3"/>Prices of rice and wheat have risen at least 15 pct in the&lt;br/&gt;past month, market sources said. But the government expects&lt;br/&gt;prices to fall after the wheat harvest next month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Food vs. fuel</text:p>
          </table:table-cell>
          <table:table-cell office:value-type="string">
            <text:p>http://en.wikipedia.org/wiki/Food_vs._fu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48];&quot;,&quot;;[.AC548];&quot;,&quot;; TEXT([.AK54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XXL6VCPWZ9R2MKNV5SSFSN3FHA9O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2CMT6YTWX4HIQQUIE49HGI6PDA1W7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8:43 GMT 2012</text:p>
          </table:table-cell>
          <table:table-cell office:value-type="string">
            <text:p>Wed Oct 03 07:59:00 GMT 2012</text:p>
          </table:table-cell>
          <table:table-cell office:value-type="string">
            <text:p>Wed Oct 10 00:59:00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8604.txt</text:p>
          </table:table-cell>
          <table:table-cell office:value-type="string">
            <text:p>U.K., AUSTRALIA OFFER WHEAT TO BANGLADESH&lt;br/&gt;&lt;br/&gt; <text:s text:c="3"/>DHAKA, March 24 - Britain and Australia have offered a&lt;br/&gt;total of 129,250 tonnes of wheat to Bangladesh as grants to&lt;br/&gt;contain rising cereal prices and help support rural employment&lt;br/&gt;projects, officials said.&lt;br/&gt; <text:s text:c="3"/>They said 79,250 tonnes of wheat promised by Britain would&lt;br/&gt;be shipped next week and used for the government&amp;apos;s &amp;quot;Food for&lt;br/&gt;Work&amp;quot; program in the villages.&lt;br/&gt; <text:s text:c="3"/>Under the program, workers building roads, digging&lt;br/&gt;irrigation canals and engaged in other rural development&lt;br/&gt;activities get their daily wages in wheat instead of money.&lt;br/&gt; <text:s text:c="3"/>The 50,000 tonnes of Australian wheat would arrive in&lt;br/&gt;Bangladesh next month and be sold under open-market operations&lt;br/&gt;designed to stop price increases, the officials said.&lt;br/&gt; <text:s text:c="3"/>Prices of rice and wheat have risen at least 15 pct in the&lt;br/&gt;past month, market sources said. But the government expects&lt;br/&gt;prices to fall after the wheat harvest next month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Food vs. fuel</text:p>
          </table:table-cell>
          <table:table-cell office:value-type="string">
            <text:p>http://en.wikipedia.org/wiki/Food_vs._fu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49];&quot;,&quot;;[.AC549];&quot;,&quot;; TEXT([.AK549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XXL6VCPWZ9R2MKNV5SSFSN3FHA9O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PKVGULF395SBFBL8PJ3VYNJISPPBA</text:p>
          </table:table-cell>
          <table:table-cell office:value-type="string">
            <text:p>A2ELUC3YKQAJ92</text:p>
          </table:table-cell>
          <table:table-cell office:value-type="string">
            <text:p>Submitted</text:p>
          </table:table-cell>
          <table:table-cell office:value-type="string">
            <text:p>Wed Oct 03 05:42:39 GMT 2012</text:p>
          </table:table-cell>
          <table:table-cell office:value-type="string">
            <text:p>Wed Oct 03 05:42:59 GMT 2012</text:p>
          </table:table-cell>
          <table:table-cell office:value-type="string">
            <text:p>Tue Oct 09 22:42:59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08604.txt</text:p>
          </table:table-cell>
          <table:table-cell office:value-type="string">
            <text:p>U.K., AUSTRALIA OFFER WHEAT TO BANGLADESH&lt;br/&gt;&lt;br/&gt; <text:s text:c="3"/>DHAKA, March 24 - Britain and Australia have offered a&lt;br/&gt;total of 129,250 tonnes of wheat to Bangladesh as grants to&lt;br/&gt;contain rising cereal prices and help support rural employment&lt;br/&gt;projects, officials said.&lt;br/&gt; <text:s text:c="3"/>They said 79,250 tonnes of wheat promised by Britain would&lt;br/&gt;be shipped next week and used for the government&amp;apos;s &amp;quot;Food for&lt;br/&gt;Work&amp;quot; program in the villages.&lt;br/&gt; <text:s text:c="3"/>Under the program, workers building roads, digging&lt;br/&gt;irrigation canals and engaged in other rural development&lt;br/&gt;activities get their daily wages in wheat instead of money.&lt;br/&gt; <text:s text:c="3"/>The 50,000 tonnes of Australian wheat would arrive in&lt;br/&gt;Bangladesh next month and be sold under open-market operations&lt;br/&gt;designed to stop price increases, the officials said.&lt;br/&gt; <text:s text:c="3"/>Prices of rice and wheat have risen at least 15 pct in the&lt;br/&gt;past month, market sources said. But the government expects&lt;br/&gt;prices to fall after the wheat harvest next month.&lt;br/&gt; REUTER&lt;br/&gt;</text:p>
          </table:table-cell>
          <table:table-cell office:value-type="string">
            <text:p>Wheat</text:p>
          </table:table-cell>
          <table:table-cell office:value-type="string">
            <text:p>http://en.wikipedia.org/wiki/Wheat</text:p>
          </table:table-cell>
          <table:table-cell office:value-type="string">
            <text:p>Food vs. fuel</text:p>
          </table:table-cell>
          <table:table-cell office:value-type="string">
            <text:p>http://en.wikipedia.org/wiki/Food_vs._fue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50];&quot;,&quot;;[.AC550];&quot;,&quot;; TEXT([.AK55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EAVKI62NJQHAV76J0QP6BKN0OSK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0Q2RCJK63ZVTC5W7ULIIQ9JSZ27W2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5:42:11 GMT 2012</text:p>
          </table:table-cell>
          <table:table-cell office:value-type="string">
            <text:p>Wed Oct 03 05:42:47 GMT 2012</text:p>
          </table:table-cell>
          <table:table-cell office:value-type="string">
            <text:p>Tue Oct 09 22:42:47 PDT 201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698.txt</text:p>
          </table:table-cell>
          <table:table-cell office:value-type="string">
            <text:p>JP INDUSTRIES &amp;lt;JPI&amp;gt; CONFIRMS PROPOSAL&lt;br/&gt;&lt;br/&gt; <text:s text:c="3"/>NEW YORK, April 9 - JP Industries Inc confirmed the&lt;br/&gt;announcement by Clevite Industries Inc &amp;lt;CLEV&amp;gt; that JP&lt;br/&gt;Industries has submitted a proposal to Clevite for the&lt;br/&gt;acquisition of the company at 13.50 dlrs per share in cash.&lt;br/&gt; <text:s text:c="3"/>John Psarouthakis, chairman and president of JP Industries,&lt;br/&gt;said that the company hopes to promptly negotiate an agreement&lt;br/&gt;with the special committee of Clevite&amp;apos;s board.&lt;br/&gt; <text:s text:c="3"/>In February, JP Industries said it purchased Clevite&amp;apos;s&lt;br/&gt;engine parts division.&lt;br/&gt; <text:s text:c="3"/>JP Industries said it is not aware of any other reason for&lt;br/&gt;activity in its stock.&lt;br/&gt; Reuter&lt;br/&gt;</text:p>
          </table:table-cell>
          <table:table-cell office:value-type="string">
            <text:p>AkzoNobel</text:p>
          </table:table-cell>
          <table:table-cell office:value-type="string">
            <text:p>http://en.wikipedia.org/wiki/AkzoNobel</text:p>
          </table:table-cell>
          <table:table-cell office:value-type="string">
            <text:p>Silver Bauhinia Star</text:p>
          </table:table-cell>
          <table:table-cell office:value-type="string">
            <text:p>http://en.wikipedia.org/wiki/Silver_Bauhinia_Sta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51];&quot;,&quot;;[.AC551];&quot;,&quot;; TEXT([.AK55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EAVKI62NJQHAV76J0QP6BKN0OSK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9EAZHHRRLFQFXBS2181SHO9LA9NEK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2:37 GMT 2012</text:p>
          </table:table-cell>
          <table:table-cell office:value-type="string">
            <text:p>Wed Oct 03 07:52:49 GMT 2012</text:p>
          </table:table-cell>
          <table:table-cell office:value-type="string">
            <text:p>Wed Oct 10 00:52:49 PDT 20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698.txt</text:p>
          </table:table-cell>
          <table:table-cell office:value-type="string">
            <text:p>JP INDUSTRIES &amp;lt;JPI&amp;gt; CONFIRMS PROPOSAL&lt;br/&gt;&lt;br/&gt; <text:s text:c="3"/>NEW YORK, April 9 - JP Industries Inc confirmed the&lt;br/&gt;announcement by Clevite Industries Inc &amp;lt;CLEV&amp;gt; that JP&lt;br/&gt;Industries has submitted a proposal to Clevite for the&lt;br/&gt;acquisition of the company at 13.50 dlrs per share in cash.&lt;br/&gt; <text:s text:c="3"/>John Psarouthakis, chairman and president of JP Industries,&lt;br/&gt;said that the company hopes to promptly negotiate an agreement&lt;br/&gt;with the special committee of Clevite&amp;apos;s board.&lt;br/&gt; <text:s text:c="3"/>In February, JP Industries said it purchased Clevite&amp;apos;s&lt;br/&gt;engine parts division.&lt;br/&gt; <text:s text:c="3"/>JP Industries said it is not aware of any other reason for&lt;br/&gt;activity in its stock.&lt;br/&gt; Reuter&lt;br/&gt;</text:p>
          </table:table-cell>
          <table:table-cell office:value-type="string">
            <text:p>AkzoNobel</text:p>
          </table:table-cell>
          <table:table-cell office:value-type="string">
            <text:p>http://en.wikipedia.org/wiki/AkzoNobel</text:p>
          </table:table-cell>
          <table:table-cell office:value-type="string">
            <text:p>Silver Bauhinia Star</text:p>
          </table:table-cell>
          <table:table-cell office:value-type="string">
            <text:p>http://en.wikipedia.org/wiki/Silver_Bauhinia_Sta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52];&quot;,&quot;;[.AC552];&quot;,&quot;; TEXT([.AK55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EAVKI62NJQHAV76J0QP6BKN0OSK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ADWSBRI8IUBH7IEFT8S1LB3SU03F5</text:p>
          </table:table-cell>
          <table:table-cell office:value-type="string">
            <text:p>A329A7P6PGVBUI</text:p>
          </table:table-cell>
          <table:table-cell office:value-type="string">
            <text:p>Submitted</text:p>
          </table:table-cell>
          <table:table-cell office:value-type="string">
            <text:p>Wed Oct 03 08:33:38 GMT 2012</text:p>
          </table:table-cell>
          <table:table-cell office:value-type="string">
            <text:p>Wed Oct 03 08:34:05 GMT 2012</text:p>
          </table:table-cell>
          <table:table-cell office:value-type="string">
            <text:p>Wed Oct 10 01:34:05 PDT 2012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5698.txt</text:p>
          </table:table-cell>
          <table:table-cell office:value-type="string">
            <text:p>JP INDUSTRIES &amp;lt;JPI&amp;gt; CONFIRMS PROPOSAL&lt;br/&gt;&lt;br/&gt; <text:s text:c="3"/>NEW YORK, April 9 - JP Industries Inc confirmed the&lt;br/&gt;announcement by Clevite Industries Inc &amp;lt;CLEV&amp;gt; that JP&lt;br/&gt;Industries has submitted a proposal to Clevite for the&lt;br/&gt;acquisition of the company at 13.50 dlrs per share in cash.&lt;br/&gt; <text:s text:c="3"/>John Psarouthakis, chairman and president of JP Industries,&lt;br/&gt;said that the company hopes to promptly negotiate an agreement&lt;br/&gt;with the special committee of Clevite&amp;apos;s board.&lt;br/&gt; <text:s text:c="3"/>In February, JP Industries said it purchased Clevite&amp;apos;s&lt;br/&gt;engine parts division.&lt;br/&gt; <text:s text:c="3"/>JP Industries said it is not aware of any other reason for&lt;br/&gt;activity in its stock.&lt;br/&gt; Reuter&lt;br/&gt;</text:p>
          </table:table-cell>
          <table:table-cell office:value-type="string">
            <text:p>AkzoNobel</text:p>
          </table:table-cell>
          <table:table-cell office:value-type="string">
            <text:p>http://en.wikipedia.org/wiki/AkzoNobel</text:p>
          </table:table-cell>
          <table:table-cell office:value-type="string">
            <text:p>Silver Bauhinia Star</text:p>
          </table:table-cell>
          <table:table-cell office:value-type="string">
            <text:p>http://en.wikipedia.org/wiki/Silver_Bauhinia_Sta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53];&quot;,&quot;;[.AC553];&quot;,&quot;; TEXT([.AK55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E2NQY2RCJK6I8JJARI0SUIASXD4T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AYUFBNFSVGU0OREC2N6VG1FZX5J5B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35:51 GMT 2012</text:p>
          </table:table-cell>
          <table:table-cell office:value-type="string">
            <text:p>Wed Oct 03 07:36:09 GMT 2012</text:p>
          </table:table-cell>
          <table:table-cell office:value-type="string">
            <text:p>Wed Oct 10 00:36:09 PDT 201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16856.txt</text:p>
          </table:table-cell>
          <table:table-cell office:value-type="string">
            <text:p>YEUTTER SAYS JAPANESE CURB ALL BUT CERTAIN&lt;br/&gt;&lt;br/&gt; <text:s text:c="3"/>WASHINGTON, April 17 - U.S. Trade Representative Clayton&lt;br/&gt;Yeutter said it was all but certain President Reagan would go&lt;br/&gt;ahead today and impose curbs on Japanese exports as planned.&lt;br/&gt; <text:s text:c="3"/>Asked in a television interview what the chance was for&lt;br/&gt;Reagan to cancel the scheduled 100 pct tariffs on Japanese&lt;br/&gt;electronic exports, he said &amp;quot;slim to none.&amp;quot;&lt;br/&gt; <text:s text:c="3"/>Reagan announced on March 27 he would impose the tariffs to&lt;br/&gt;retaliate for Japan&amp;apos;s failure to honor a 1986 agreement to end&lt;br/&gt;dumping computer semiconductors in world markets at less than&lt;br/&gt;cost and to open its home markets to U.S. products.&lt;br/&gt; <text:s text:c="3"/>Yeutter, on the NBC program &amp;quot;Today,&amp;quot; said the United States&lt;br/&gt;did not want to terminate the agreement and would drop&lt;br/&gt;the tariffs once Japan began fulfilling the agreement.&lt;br/&gt; <text:s text:c="3"/>He said Japanese negotiators last week told U.S. officials&lt;br/&gt;they were honoring the pact, but Yeutter said it would take&lt;br/&gt;time to monitor any compliance.&lt;br/&gt; <text:s text:c="3"/>Asked how long that would take, he said &amp;quot;We want to see a&lt;br/&gt;pattern of compliance, so in a minimum I would say that would&lt;br/&gt;take a few weeks.&amp;quot;&lt;br/&gt; <text:s text:c="3"/>Yeutter said he did not think there would be much consumer&lt;br/&gt;impact by the tariffs on 300 mln dlrs worth of Japanese goods&lt;br/&gt;because the items selected are also readily available from&lt;br/&gt;other countries and manufacturers.&lt;br/&gt; <text:s text:c="3"/>He said he did not think Japan would retaliate.&lt;br/&gt; <text:s text:c="3"/>&amp;quot;It seems to me it is not in the interests of either country&lt;br/&gt;to get in an escalating conflict. <text:s/>The Japanese understand that&lt;br/&gt;full well,&amp;quot; Yeutter said.&lt;br/&gt; <text:s text:c="3"/>He added Japan might challenge the tariffs in the General&lt;br/&gt;Agreement on Tariffs and Trade (GATT), but &amp;quot;that&amp;apos;s more of a&lt;br/&gt;paper kind of exercise and I don&amp;apos;t really expect to see any&lt;br/&gt;adverse impact on U.S. trade.&amp;quot;&lt;br/&gt; <text:s text:c="3"/>Yeutter also said he did not see any way the semiconductor&lt;br/&gt;issue could be resolved before or during a Washington visit&lt;br/&gt;later this month by Japanese Prime Minister Yasuhiro Nakasone.&lt;br/&gt; <text:s text:c="3"/>He said he hoped the visit, which is to have trade as a&lt;br/&gt;major issue, would be productive but &amp;quot;I don&amp;apos;t see any practical&lt;br/&gt;way to resolve this particular dispute before or during his&lt;br/&gt;visit.&amp;quot;&lt;br/&gt; reuter&lt;br/&gt;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 office:value-type="string">
            <text:p>Sunset Cove, Saskatchewan</text:p>
          </table:table-cell>
          <table:table-cell office:value-type="string">
            <text:p>http://en.wikipedia.org/wiki/Sunset_Cove,_Saskatchew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54];&quot;,&quot;;[.AC554];&quot;,&quot;; TEXT([.AK554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E2NQY2RCJK6I8JJARI0SUIASXD4T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GJ70G5R98D8YCJJE6JS1NYCNX9CSX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6:06 GMT 2012</text:p>
          </table:table-cell>
          <table:table-cell office:value-type="string">
            <text:p>Wed Oct 03 09:36:31 GMT 2012</text:p>
          </table:table-cell>
          <table:table-cell office:value-type="string">
            <text:p>Wed Oct 10 02:36:31 PDT 2012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16856.txt</text:p>
          </table:table-cell>
          <table:table-cell office:value-type="string">
            <text:p>YEUTTER SAYS JAPANESE CURB ALL BUT CERTAIN&lt;br/&gt;&lt;br/&gt; <text:s text:c="3"/>WASHINGTON, April 17 - U.S. Trade Representative Clayton&lt;br/&gt;Yeutter said it was all but certain President Reagan would go&lt;br/&gt;ahead today and impose curbs on Japanese exports as planned.&lt;br/&gt; <text:s text:c="3"/>Asked in a television interview what the chance was for&lt;br/&gt;Reagan to cancel the scheduled 100 pct tariffs on Japanese&lt;br/&gt;electronic exports, he said &amp;quot;slim to none.&amp;quot;&lt;br/&gt; <text:s text:c="3"/>Reagan announced on March 27 he would impose the tariffs to&lt;br/&gt;retaliate for Japan&amp;apos;s failure to honor a 1986 agreement to end&lt;br/&gt;dumping computer semiconductors in world markets at less than&lt;br/&gt;cost and to open its home markets to U.S. products.&lt;br/&gt; <text:s text:c="3"/>Yeutter, on the NBC program &amp;quot;Today,&amp;quot; said the United States&lt;br/&gt;did not want to terminate the agreement and would drop&lt;br/&gt;the tariffs once Japan began fulfilling the agreement.&lt;br/&gt; <text:s text:c="3"/>He said Japanese negotiators last week told U.S. officials&lt;br/&gt;they were honoring the pact, but Yeutter said it would take&lt;br/&gt;time to monitor any compliance.&lt;br/&gt; <text:s text:c="3"/>Asked how long that would take, he said &amp;quot;We want to see a&lt;br/&gt;pattern of compliance, so in a minimum I would say that would&lt;br/&gt;take a few weeks.&amp;quot;&lt;br/&gt; <text:s text:c="3"/>Yeutter said he did not think there would be much consumer&lt;br/&gt;impact by the tariffs on 300 mln dlrs worth of Japanese goods&lt;br/&gt;because the items selected are also readily available from&lt;br/&gt;other countries and manufacturers.&lt;br/&gt; <text:s text:c="3"/>He said he did not think Japan would retaliate.&lt;br/&gt; <text:s text:c="3"/>&amp;quot;It seems to me it is not in the interests of either country&lt;br/&gt;to get in an escalating conflict. <text:s/>The Japanese understand that&lt;br/&gt;full well,&amp;quot; Yeutter said.&lt;br/&gt; <text:s text:c="3"/>He added Japan might challenge the tariffs in the General&lt;br/&gt;Agreement on Tariffs and Trade (GATT), but &amp;quot;that&amp;apos;s more of a&lt;br/&gt;paper kind of exercise and I don&amp;apos;t really expect to see any&lt;br/&gt;adverse impact on U.S. trade.&amp;quot;&lt;br/&gt; <text:s text:c="3"/>Yeutter also said he did not see any way the semiconductor&lt;br/&gt;issue could be resolved before or during a Washington visit&lt;br/&gt;later this month by Japanese Prime Minister Yasuhiro Nakasone.&lt;br/&gt; <text:s text:c="3"/>He said he hoped the visit, which is to have trade as a&lt;br/&gt;major issue, would be productive but &amp;quot;I don&amp;apos;t see any practical&lt;br/&gt;way to resolve this particular dispute before or during his&lt;br/&gt;visit.&amp;quot;&lt;br/&gt; reuter&lt;br/&gt;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 office:value-type="string">
            <text:p>Sunset Cove, Saskatchewan</text:p>
          </table:table-cell>
          <table:table-cell office:value-type="string">
            <text:p>http://en.wikipedia.org/wiki/Sunset_Cove,_Saskatchew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55];&quot;,&quot;;[.AC555];&quot;,&quot;; TEXT([.AK555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E2NQY2RCJK6I8JJARI0SUIASXD4T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W0JIA0RYNJ9HW7PTAWBUJTUOSG72T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3:55 GMT 2012</text:p>
          </table:table-cell>
          <table:table-cell office:value-type="string">
            <text:p>Wed Oct 03 08:14:04 GMT 2012</text:p>
          </table:table-cell>
          <table:table-cell office:value-type="string">
            <text:p>Wed Oct 10 01:14:04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trade/16856.txt</text:p>
          </table:table-cell>
          <table:table-cell office:value-type="string">
            <text:p>YEUTTER SAYS JAPANESE CURB ALL BUT CERTAIN&lt;br/&gt;&lt;br/&gt; <text:s text:c="3"/>WASHINGTON, April 17 - U.S. Trade Representative Clayton&lt;br/&gt;Yeutter said it was all but certain President Reagan would go&lt;br/&gt;ahead today and impose curbs on Japanese exports as planned.&lt;br/&gt; <text:s text:c="3"/>Asked in a television interview what the chance was for&lt;br/&gt;Reagan to cancel the scheduled 100 pct tariffs on Japanese&lt;br/&gt;electronic exports, he said &amp;quot;slim to none.&amp;quot;&lt;br/&gt; <text:s text:c="3"/>Reagan announced on March 27 he would impose the tariffs to&lt;br/&gt;retaliate for Japan&amp;apos;s failure to honor a 1986 agreement to end&lt;br/&gt;dumping computer semiconductors in world markets at less than&lt;br/&gt;cost and to open its home markets to U.S. products.&lt;br/&gt; <text:s text:c="3"/>Yeutter, on the NBC program &amp;quot;Today,&amp;quot; said the United States&lt;br/&gt;did not want to terminate the agreement and would drop&lt;br/&gt;the tariffs once Japan began fulfilling the agreement.&lt;br/&gt; <text:s text:c="3"/>He said Japanese negotiators last week told U.S. officials&lt;br/&gt;they were honoring the pact, but Yeutter said it would take&lt;br/&gt;time to monitor any compliance.&lt;br/&gt; <text:s text:c="3"/>Asked how long that would take, he said &amp;quot;We want to see a&lt;br/&gt;pattern of compliance, so in a minimum I would say that would&lt;br/&gt;take a few weeks.&amp;quot;&lt;br/&gt; <text:s text:c="3"/>Yeutter said he did not think there would be much consumer&lt;br/&gt;impact by the tariffs on 300 mln dlrs worth of Japanese goods&lt;br/&gt;because the items selected are also readily available from&lt;br/&gt;other countries and manufacturers.&lt;br/&gt; <text:s text:c="3"/>He said he did not think Japan would retaliate.&lt;br/&gt; <text:s text:c="3"/>&amp;quot;It seems to me it is not in the interests of either country&lt;br/&gt;to get in an escalating conflict. <text:s/>The Japanese understand that&lt;br/&gt;full well,&amp;quot; Yeutter said.&lt;br/&gt; <text:s text:c="3"/>He added Japan might challenge the tariffs in the General&lt;br/&gt;Agreement on Tariffs and Trade (GATT), but &amp;quot;that&amp;apos;s more of a&lt;br/&gt;paper kind of exercise and I don&amp;apos;t really expect to see any&lt;br/&gt;adverse impact on U.S. trade.&amp;quot;&lt;br/&gt; <text:s text:c="3"/>Yeutter also said he did not see any way the semiconductor&lt;br/&gt;issue could be resolved before or during a Washington visit&lt;br/&gt;later this month by Japanese Prime Minister Yasuhiro Nakasone.&lt;br/&gt; <text:s text:c="3"/>He said he hoped the visit, which is to have trade as a&lt;br/&gt;major issue, would be productive but &amp;quot;I don&amp;apos;t see any practical&lt;br/&gt;way to resolve this particular dispute before or during his&lt;br/&gt;visit.&amp;quot;&lt;br/&gt; reuter&lt;br/&gt;</text:p>
          </table:table-cell>
          <table:table-cell office:value-type="string">
            <text:p>Trade</text:p>
          </table:table-cell>
          <table:table-cell office:value-type="string">
            <text:p>http://en.wikipedia.org/wiki/Trade</text:p>
          </table:table-cell>
          <table:table-cell office:value-type="string">
            <text:p>Sunset Cove, Saskatchewan</text:p>
          </table:table-cell>
          <table:table-cell office:value-type="string">
            <text:p>http://en.wikipedia.org/wiki/Sunset_Cove,_Saskatchew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56];&quot;,&quot;;[.AC556];&quot;,&quot;; TEXT([.AK556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P3Z6R70G5R9NMWOA5574SSTPM69P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1T4IXKO2L92WN01HGO36OCCMURCDV</text:p>
          </table:table-cell>
          <table:table-cell office:value-type="string">
            <text:p>ABG9UHF6BYTTH</text:p>
          </table:table-cell>
          <table:table-cell office:value-type="string">
            <text:p>Submitted</text:p>
          </table:table-cell>
          <table:table-cell office:value-type="string">
            <text:p>Wed Oct 03 06:48:50 GMT 2012</text:p>
          </table:table-cell>
          <table:table-cell office:value-type="string">
            <text:p>Wed Oct 03 06:51:19 GMT 2012</text:p>
          </table:table-cell>
          <table:table-cell office:value-type="string">
            <text:p>Tue Oct 09 23:51:19 PDT 2012</text:p>
          </table:table-cell>
          <table:table-cell table:number-columns-repeated="3"/>
          <table:table-cell office:value-type="float" office:value="149">
            <text:p>14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1260.txt</text:p>
          </table:table-cell>
          <table:table-cell office:value-type="string">
            <text:p>ALLIED-SIGNAL INC &amp;lt;ALD&amp;gt; 3RD QTR OPER NET&lt;br/&gt;&lt;br/&gt; <text:s text:c="3"/>MORRIS TOWNSHIP, N.J., Oct 19 -&lt;br/&gt; <text:s text:c="3"/>Oper shr 1.02 dlrs vs 82 cts&lt;br/&gt; <text:s text:c="3"/>Oper net 174 mln vs 149 mln&lt;br/&gt; <text:s text:c="3"/>Revs 2.7 billion vs 2.4 billion&lt;br/&gt; <text:s text:c="3"/>Nine mths&lt;br/&gt; <text:s text:c="3"/>Oper shr 2.54 dlrs vs 2.64 dlrs&lt;br/&gt; <text:s text:c="3"/>Oper net 438 mln vs 492 mln&lt;br/&gt; <text:s text:c="3"/>Revs 8.2 billion vs 7.4 billion&lt;br/&gt; <text:s text:c="3"/>NOTE: 1987 3rd qtr and nine mths includes after-tax 82 mln&lt;br/&gt;dlr or 49 cts a share gain for increase in equity of Union&lt;br/&gt;Texas Petroleum Holdings Inc, for initial public offering.&lt;br/&gt; <text:s text:c="2"/>&lt;br/&gt; <text:s text:c="3"/>1987 nine mths net includes after-tax gain of 73 mln dlrs&lt;br/&gt;or 42 cts a share on sale of remaining interest in the Henley&lt;br/&gt;Group Inc and other related transactions, which was partly&lt;br/&gt;offset by an after-tax loss of 30 mln dlrs ot 17 cts a share&lt;br/&gt;for repurchase of high coupon bonds.&lt;br/&gt; <text:s text:c="3"/>1987 nine mths also excludes 79 mln dlrs for estimated net&lt;br/&gt;gain on disposal of discontinued operations as of March 31,&lt;br/&gt;1987, including Linotype Group, Amphenol Products, Ampex Corp.&lt;br/&gt; <text:s text:c="3"/>1986 amounts restated to exclude sales and expenses of&lt;br/&gt;discontinued operations.&lt;br/&gt; <text:s text:c="2"/>&lt;br/&gt; <text:s text:c="3"/>1986 3rd qtr and nine mths oper net excludes operating&lt;br/&gt;income of 15 mln dlrs and and 44 mln dlrs for discontinued&lt;br/&gt;operations.&lt;br/&gt; <text:s text:c="3"/>1986 nine mths includes a 43 mln dlrs or 24 cts a share&lt;br/&gt;after tax gain for reversion of surplus pension funds.&lt;br/&gt; <text:s text:c="3"/>At end of 1987 and 1986 third quarter, average shares&lt;br/&gt;outstanding were 169.9 mln and 175.4 mln outstanding, after&lt;br/&gt;deducting dividends accured on preferred stock. At end of 1987&lt;br/&gt;and 1986 nine mth period, average shares were 172.5 mln and&lt;br/&gt;175.9, respectively, after deducting for preferred stock&lt;br/&gt;dividends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57];&quot;,&quot;;[.AC557];&quot;,&quot;; TEXT([.AK55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3Z6R70G5R9NMWOA5574SSTPM69P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ADWSBRI8IUBH7IEFT8S1LB3SURF38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6:10:08 GMT 2012</text:p>
          </table:table-cell>
          <table:table-cell office:value-type="string">
            <text:p>Wed Oct 03 06:10:35 GMT 2012</text:p>
          </table:table-cell>
          <table:table-cell office:value-type="string">
            <text:p>Tue Oct 09 23:10:35 PDT 2012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1260.txt</text:p>
          </table:table-cell>
          <table:table-cell office:value-type="string">
            <text:p>ALLIED-SIGNAL INC &amp;lt;ALD&amp;gt; 3RD QTR OPER NET&lt;br/&gt;&lt;br/&gt; <text:s text:c="3"/>MORRIS TOWNSHIP, N.J., Oct 19 -&lt;br/&gt; <text:s text:c="3"/>Oper shr 1.02 dlrs vs 82 cts&lt;br/&gt; <text:s text:c="3"/>Oper net 174 mln vs 149 mln&lt;br/&gt; <text:s text:c="3"/>Revs 2.7 billion vs 2.4 billion&lt;br/&gt; <text:s text:c="3"/>Nine mths&lt;br/&gt; <text:s text:c="3"/>Oper shr 2.54 dlrs vs 2.64 dlrs&lt;br/&gt; <text:s text:c="3"/>Oper net 438 mln vs 492 mln&lt;br/&gt; <text:s text:c="3"/>Revs 8.2 billion vs 7.4 billion&lt;br/&gt; <text:s text:c="3"/>NOTE: 1987 3rd qtr and nine mths includes after-tax 82 mln&lt;br/&gt;dlr or 49 cts a share gain for increase in equity of Union&lt;br/&gt;Texas Petroleum Holdings Inc, for initial public offering.&lt;br/&gt; <text:s text:c="2"/>&lt;br/&gt; <text:s text:c="3"/>1987 nine mths net includes after-tax gain of 73 mln dlrs&lt;br/&gt;or 42 cts a share on sale of remaining interest in the Henley&lt;br/&gt;Group Inc and other related transactions, which was partly&lt;br/&gt;offset by an after-tax loss of 30 mln dlrs ot 17 cts a share&lt;br/&gt;for repurchase of high coupon bonds.&lt;br/&gt; <text:s text:c="3"/>1987 nine mths also excludes 79 mln dlrs for estimated net&lt;br/&gt;gain on disposal of discontinued operations as of March 31,&lt;br/&gt;1987, including Linotype Group, Amphenol Products, Ampex Corp.&lt;br/&gt; <text:s text:c="3"/>1986 amounts restated to exclude sales and expenses of&lt;br/&gt;discontinued operations.&lt;br/&gt; <text:s text:c="2"/>&lt;br/&gt; <text:s text:c="3"/>1986 3rd qtr and nine mths oper net excludes operating&lt;br/&gt;income of 15 mln dlrs and and 44 mln dlrs for discontinued&lt;br/&gt;operations.&lt;br/&gt; <text:s text:c="3"/>1986 nine mths includes a 43 mln dlrs or 24 cts a share&lt;br/&gt;after tax gain for reversion of surplus pension funds.&lt;br/&gt; <text:s text:c="3"/>At end of 1987 and 1986 third quarter, average shares&lt;br/&gt;outstanding were 169.9 mln and 175.4 mln outstanding, after&lt;br/&gt;deducting dividends accured on preferred stock. At end of 1987&lt;br/&gt;and 1986 nine mth period, average shares were 172.5 mln and&lt;br/&gt;175.9, respectively, after deducting for preferred stock&lt;br/&gt;dividends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58];&quot;,&quot;;[.AC558];&quot;,&quot;; TEXT([.AK55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3Z6R70G5R9NMWOA5574SSTPM69P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F0B727M0IGFZQ16D86S3F4VPIEDY9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8:35 GMT 2012</text:p>
          </table:table-cell>
          <table:table-cell office:value-type="string">
            <text:p>Wed Oct 03 08:08:42 GMT 2012</text:p>
          </table:table-cell>
          <table:table-cell office:value-type="string">
            <text:p>Wed Oct 10 01:08:42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earn/21260.txt</text:p>
          </table:table-cell>
          <table:table-cell office:value-type="string">
            <text:p>ALLIED-SIGNAL INC &amp;lt;ALD&amp;gt; 3RD QTR OPER NET&lt;br/&gt;&lt;br/&gt; <text:s text:c="3"/>MORRIS TOWNSHIP, N.J., Oct 19 -&lt;br/&gt; <text:s text:c="3"/>Oper shr 1.02 dlrs vs 82 cts&lt;br/&gt; <text:s text:c="3"/>Oper net 174 mln vs 149 mln&lt;br/&gt; <text:s text:c="3"/>Revs 2.7 billion vs 2.4 billion&lt;br/&gt; <text:s text:c="3"/>Nine mths&lt;br/&gt; <text:s text:c="3"/>Oper shr 2.54 dlrs vs 2.64 dlrs&lt;br/&gt; <text:s text:c="3"/>Oper net 438 mln vs 492 mln&lt;br/&gt; <text:s text:c="3"/>Revs 8.2 billion vs 7.4 billion&lt;br/&gt; <text:s text:c="3"/>NOTE: 1987 3rd qtr and nine mths includes after-tax 82 mln&lt;br/&gt;dlr or 49 cts a share gain for increase in equity of Union&lt;br/&gt;Texas Petroleum Holdings Inc, for initial public offering.&lt;br/&gt; <text:s text:c="2"/>&lt;br/&gt; <text:s text:c="3"/>1987 nine mths net includes after-tax gain of 73 mln dlrs&lt;br/&gt;or 42 cts a share on sale of remaining interest in the Henley&lt;br/&gt;Group Inc and other related transactions, which was partly&lt;br/&gt;offset by an after-tax loss of 30 mln dlrs ot 17 cts a share&lt;br/&gt;for repurchase of high coupon bonds.&lt;br/&gt; <text:s text:c="3"/>1987 nine mths also excludes 79 mln dlrs for estimated net&lt;br/&gt;gain on disposal of discontinued operations as of March 31,&lt;br/&gt;1987, including Linotype Group, Amphenol Products, Ampex Corp.&lt;br/&gt; <text:s text:c="3"/>1986 amounts restated to exclude sales and expenses of&lt;br/&gt;discontinued operations.&lt;br/&gt; <text:s text:c="2"/>&lt;br/&gt; <text:s text:c="3"/>1986 3rd qtr and nine mths oper net excludes operating&lt;br/&gt;income of 15 mln dlrs and and 44 mln dlrs for discontinued&lt;br/&gt;operations.&lt;br/&gt; <text:s text:c="3"/>1986 nine mths includes a 43 mln dlrs or 24 cts a share&lt;br/&gt;after tax gain for reversion of surplus pension funds.&lt;br/&gt; <text:s text:c="3"/>At end of 1987 and 1986 third quarter, average shares&lt;br/&gt;outstanding were 169.9 mln and 175.4 mln outstanding, after&lt;br/&gt;deducting dividends accured on preferred stock. At end of 1987&lt;br/&gt;and 1986 nine mth period, average shares were 172.5 mln and&lt;br/&gt;175.9, respectively, after deducting for preferred stock&lt;br/&gt;dividends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Oper</text:p>
          </table:table-cell>
          <table:table-cell office:value-type="string">
            <text:p>http://en.wikipedia.org/wiki/Op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59];&quot;,&quot;;[.AC559];&quot;,&quot;; TEXT([.AK55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HXK0COK2JE11GDPRJCR46OZC0TSL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H5ZKPFE4EGDWMA7CVZIHNZWDB2H7P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2:16 GMT 2012</text:p>
          </table:table-cell>
          <table:table-cell office:value-type="string">
            <text:p>Wed Oct 03 09:52:19 GMT 2012</text:p>
          </table:table-cell>
          <table:table-cell office:value-type="string">
            <text:p>Wed Oct 10 02:52:19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crude/06913.txt</text:p>
          </table:table-cell>
          <table:table-cell office:value-type="string">
            <text:p>CANTERRA ENERGY TO DRILL WELL OFF NOVA SCOTIA&lt;br/&gt;&lt;br/&gt; <text:s text:c="3"/>Calgary, Alberta, March 18 - &amp;lt;Canterra Energy Ltd&amp;gt; said it&lt;br/&gt;will drill an exploratory well on the Scotian shelf, about 280&lt;br/&gt;kilometers east-southeast of Halifax, Nova Scotia.&lt;br/&gt; <text:s text:c="3"/>Drilling will begin in late April 1987 in 61 meters of&lt;br/&gt;water and will be drilled to a total depth of 3,500 meters,&lt;br/&gt;Canterra said.&lt;br/&gt; <text:s text:c="3"/>Canterra will operate the well and has a 39 pct interest in&lt;br/&gt;it. &amp;lt;Petro-Canada Inc&amp;gt; has 26 pct, &amp;lt;Trillium Exploration Corp&amp;gt;&lt;br/&gt;has 20 pct and &amp;lt;Nova Scotia Resources (Ventures) Ltd&amp;gt; has 15&lt;br/&gt;pct.&lt;br/&gt; Reuter&lt;br/&gt;</text:p>
          </table:table-cell>
          <table:table-cell office:value-type="string">
            <text:p>Panasonic Lumix DMC-FX150</text:p>
          </table:table-cell>
          <table:table-cell office:value-type="string">
            <text:p>http://en.wikipedia.org/wiki/Panasonic_Lumix_DMC-FX150</text:p>
          </table:table-cell>
          <table:table-cell office:value-type="string">
            <text:p>History of Nova Scotia</text:p>
          </table:table-cell>
          <table:table-cell office:value-type="string">
            <text:p>http://en.wikipedia.org/wiki/History_of_Nova_Scot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60];&quot;,&quot;;[.AC560];&quot;,&quot;; TEXT([.AK560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HXK0COK2JE11GDPRJCR46OZC0TSL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RNKCJ011K27JSVER0N698N4DOHB9B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8:54 GMT 2012</text:p>
          </table:table-cell>
          <table:table-cell office:value-type="string">
            <text:p>Wed Oct 03 08:09:03 GMT 2012</text:p>
          </table:table-cell>
          <table:table-cell office:value-type="string">
            <text:p>Wed Oct 10 01:09:03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crude/06913.txt</text:p>
          </table:table-cell>
          <table:table-cell office:value-type="string">
            <text:p>CANTERRA ENERGY TO DRILL WELL OFF NOVA SCOTIA&lt;br/&gt;&lt;br/&gt; <text:s text:c="3"/>Calgary, Alberta, March 18 - &amp;lt;Canterra Energy Ltd&amp;gt; said it&lt;br/&gt;will drill an exploratory well on the Scotian shelf, about 280&lt;br/&gt;kilometers east-southeast of Halifax, Nova Scotia.&lt;br/&gt; <text:s text:c="3"/>Drilling will begin in late April 1987 in 61 meters of&lt;br/&gt;water and will be drilled to a total depth of 3,500 meters,&lt;br/&gt;Canterra said.&lt;br/&gt; <text:s text:c="3"/>Canterra will operate the well and has a 39 pct interest in&lt;br/&gt;it. &amp;lt;Petro-Canada Inc&amp;gt; has 26 pct, &amp;lt;Trillium Exploration Corp&amp;gt;&lt;br/&gt;has 20 pct and &amp;lt;Nova Scotia Resources (Ventures) Ltd&amp;gt; has 15&lt;br/&gt;pct.&lt;br/&gt; Reuter&lt;br/&gt;</text:p>
          </table:table-cell>
          <table:table-cell office:value-type="string">
            <text:p>Panasonic Lumix DMC-FX150</text:p>
          </table:table-cell>
          <table:table-cell office:value-type="string">
            <text:p>http://en.wikipedia.org/wiki/Panasonic_Lumix_DMC-FX150</text:p>
          </table:table-cell>
          <table:table-cell office:value-type="string">
            <text:p>History of Nova Scotia</text:p>
          </table:table-cell>
          <table:table-cell office:value-type="string">
            <text:p>http://en.wikipedia.org/wiki/History_of_Nova_Scot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61];&quot;,&quot;;[.AC561];&quot;,&quot;; TEXT([.AK561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HXK0COK2JE11GDPRJCR46OZC0TSL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XIQ7Q67051QZLBW8CKQK1XMNCNXDQ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1:56 GMT 2012</text:p>
          </table:table-cell>
          <table:table-cell office:value-type="string">
            <text:p>Wed Oct 03 09:42:04 GMT 2012</text:p>
          </table:table-cell>
          <table:table-cell office:value-type="string">
            <text:p>Wed Oct 10 02:42:04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crude/06913.txt</text:p>
          </table:table-cell>
          <table:table-cell office:value-type="string">
            <text:p>CANTERRA ENERGY TO DRILL WELL OFF NOVA SCOTIA&lt;br/&gt;&lt;br/&gt; <text:s text:c="3"/>Calgary, Alberta, March 18 - &amp;lt;Canterra Energy Ltd&amp;gt; said it&lt;br/&gt;will drill an exploratory well on the Scotian shelf, about 280&lt;br/&gt;kilometers east-southeast of Halifax, Nova Scotia.&lt;br/&gt; <text:s text:c="3"/>Drilling will begin in late April 1987 in 61 meters of&lt;br/&gt;water and will be drilled to a total depth of 3,500 meters,&lt;br/&gt;Canterra said.&lt;br/&gt; <text:s text:c="3"/>Canterra will operate the well and has a 39 pct interest in&lt;br/&gt;it. &amp;lt;Petro-Canada Inc&amp;gt; has 26 pct, &amp;lt;Trillium Exploration Corp&amp;gt;&lt;br/&gt;has 20 pct and &amp;lt;Nova Scotia Resources (Ventures) Ltd&amp;gt; has 15&lt;br/&gt;pct.&lt;br/&gt; Reuter&lt;br/&gt;</text:p>
          </table:table-cell>
          <table:table-cell office:value-type="string">
            <text:p>Panasonic Lumix DMC-FX150</text:p>
          </table:table-cell>
          <table:table-cell office:value-type="string">
            <text:p>http://en.wikipedia.org/wiki/Panasonic_Lumix_DMC-FX150</text:p>
          </table:table-cell>
          <table:table-cell office:value-type="string">
            <text:p>History of Nova Scotia</text:p>
          </table:table-cell>
          <table:table-cell office:value-type="string">
            <text:p>http://en.wikipedia.org/wiki/History_of_Nova_Scot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62];&quot;,&quot;;[.AC562];&quot;,&quot;; TEXT([.AK562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VHZ2MIKMN9UNYX3AIKW4XI3UIS9Q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9R2MIKMN9U84IM8F3NW5I3S1S5AR5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9:33 GMT 2012</text:p>
          </table:table-cell>
          <table:table-cell office:value-type="string">
            <text:p>Wed Oct 03 09:39:37 GMT 2012</text:p>
          </table:table-cell>
          <table:table-cell office:value-type="string">
            <text:p>Wed Oct 10 02:39:37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00302.txt</text:p>
          </table:table-cell>
          <table:table-cell office:value-type="string">
            <text:p>WALLENBERGS FIGHT BID FOR SWEDISH MATCH STAKE&lt;br/&gt;&lt;br/&gt; <text:s text:c="3"/>STOCKHOLM, March 2 - Sweden&amp;apos;s Wallenberg group fought back&lt;br/&gt;a bid by the London-based Swedish financier Erik Penser to&lt;br/&gt;secure a large stake in Swedish Match &amp;lt;SMBS ST&amp;gt;, one of the&lt;br/&gt;companies at the core of their business empire.&lt;br/&gt; <text:s text:c="3"/>A statement issued by the Wallenberg holding companies AB&lt;br/&gt;Investor and Forvaltnings AB Providentia said they had taken&lt;br/&gt;over an option held by Nobel Industrier Sweden AB to acquire 33&lt;br/&gt;pct of the voting rights in Swedish Match.&lt;br/&gt; <text:s text:c="3"/>Thre Wallenbergs paid Nobel Industrier &amp;lt;NOBL ST&amp;gt;, in which&lt;br/&gt;Penser group has a 72 pct stake, about 20 pct over the market&lt;br/&gt;price for the Swedish Match option, the statement said.&lt;br/&gt; <text:s text:c="3"/>Swedish Match&amp;apos;s B shares open to foreign buyers closed at&lt;br/&gt;424 crowns on Friday. The A shares -- with increased voting&lt;br/&gt;rights -- closed at 450 crowns for the restricted and 455 for&lt;br/&gt;the free shares.&lt;br/&gt; <text:s text:c="3"/>The statement said the deal increased Investor&amp;apos;s stake to&lt;br/&gt;49.4 pct of the voting rights and 14.8 pct of the share capital&lt;br/&gt;while Providentia is left holding 34.1 pct of the voting rights&lt;br/&gt;and 14.5 pct of the share capital in Swedish Match.&lt;br/&gt; <text:s text:c="3"/>The Wallenbergs&amp;apos; stake in Swedish Match had previously&lt;br/&gt;amounted to 52 pct of the voting rights in the company.&lt;br/&gt; <text:s text:c="3"/>The Swedish Match deal will cost the Wallenbergs about 400&lt;br/&gt;mln crowns, share analysts said, making it one of the most&lt;br/&gt;expensise moves the group has undertaken in the last four years&lt;br/&gt;to defend its far-flung interests from outside predators.&lt;br/&gt; <text:s text:c="3"/>The Wallenbergs originally sold Nobel Industrier, an arms&lt;br/&gt;and chemicals group, to Penser in 1984 to pay for buying Volvo&lt;br/&gt;&amp;lt;VOLV ST&amp;gt; out of two other key group companies, Atlas Copco&lt;br/&gt;&amp;lt;ASTS ST&amp;gt; and Stora Koppabergs &amp;lt;SKPS ST&amp;gt;.&lt;br/&gt; <text:s text:c="3"/>Since then, the Wallenbergs were ousted as the largest&lt;br/&gt;shareholders in SKF (SKFR ST&amp;gt; by Skanska AB &amp;lt;SKBS ST&amp;gt; and&lt;br/&gt;Frederik Lundberg wrested control of Incentive AB from them.&lt;br/&gt; <text:s text:c="3"/>Lundberg, a Zurich-based Swedish property tycoon, also&lt;br/&gt;managed to acquire a 25 pct stake in another Wallenberg&lt;br/&gt;company, the diary equipment firm Alfa -Laval AB &amp;lt;ALFS ST&amp;gt;.&lt;br/&gt; <text:s text:c="3"/>During 1986, the Wallenbergs have been concentrating on&lt;br/&gt;building up their stake in Investor and Providentia to prevent&lt;br/&gt;any raid on the heart of their business empire.&lt;br/&gt; <text:s text:c="3"/>But analysts say the Wallenbergs&amp;apos; position in the&lt;br/&gt;electrical engineering firm ASEA AB &amp;lt;ASEA ST&amp;gt; is also too small&lt;br/&gt;at 12.6 pct of the voting rights and there has been growing&lt;br/&gt;speculation that the group will be forced to sell off fringe&lt;br/&gt;interests to protect its core activities.&lt;br/&gt; REUTER&lt;br/&gt;</text:p>
          </table:table-cell>
          <table:table-cell office:value-type="string">
            <text:p>Dixons</text:p>
          </table:table-cell>
          <table:table-cell office:value-type="string">
            <text:p>http://en.wikipedia.org/wiki/Dixons</text:p>
          </table:table-cell>
          <table:table-cell office:value-type="string">
            <text:p>Neil Fiske</text:p>
          </table:table-cell>
          <table:table-cell office:value-type="string">
            <text:p>http://en.wikipedia.org/wiki/Neil_Fisk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63];&quot;,&quot;;[.AC563];&quot;,&quot;; TEXT([.AK563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VHZ2MIKMN9UNYX3AIKW4XI3UIS9Q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FKW6NG1FS3NDW7G5PSF7SZL9R9YK5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4:00 GMT 2012</text:p>
          </table:table-cell>
          <table:table-cell office:value-type="string">
            <text:p>Wed Oct 03 07:54:41 GMT 2012</text:p>
          </table:table-cell>
          <table:table-cell office:value-type="string">
            <text:p>Wed Oct 10 00:54:41 PDT 2012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00302.txt</text:p>
          </table:table-cell>
          <table:table-cell office:value-type="string">
            <text:p>WALLENBERGS FIGHT BID FOR SWEDISH MATCH STAKE&lt;br/&gt;&lt;br/&gt; <text:s text:c="3"/>STOCKHOLM, March 2 - Sweden&amp;apos;s Wallenberg group fought back&lt;br/&gt;a bid by the London-based Swedish financier Erik Penser to&lt;br/&gt;secure a large stake in Swedish Match &amp;lt;SMBS ST&amp;gt;, one of the&lt;br/&gt;companies at the core of their business empire.&lt;br/&gt; <text:s text:c="3"/>A statement issued by the Wallenberg holding companies AB&lt;br/&gt;Investor and Forvaltnings AB Providentia said they had taken&lt;br/&gt;over an option held by Nobel Industrier Sweden AB to acquire 33&lt;br/&gt;pct of the voting rights in Swedish Match.&lt;br/&gt; <text:s text:c="3"/>Thre Wallenbergs paid Nobel Industrier &amp;lt;NOBL ST&amp;gt;, in which&lt;br/&gt;Penser group has a 72 pct stake, about 20 pct over the market&lt;br/&gt;price for the Swedish Match option, the statement said.&lt;br/&gt; <text:s text:c="3"/>Swedish Match&amp;apos;s B shares open to foreign buyers closed at&lt;br/&gt;424 crowns on Friday. The A shares -- with increased voting&lt;br/&gt;rights -- closed at 450 crowns for the restricted and 455 for&lt;br/&gt;the free shares.&lt;br/&gt; <text:s text:c="3"/>The statement said the deal increased Investor&amp;apos;s stake to&lt;br/&gt;49.4 pct of the voting rights and 14.8 pct of the share capital&lt;br/&gt;while Providentia is left holding 34.1 pct of the voting rights&lt;br/&gt;and 14.5 pct of the share capital in Swedish Match.&lt;br/&gt; <text:s text:c="3"/>The Wallenbergs&amp;apos; stake in Swedish Match had previously&lt;br/&gt;amounted to 52 pct of the voting rights in the company.&lt;br/&gt; <text:s text:c="3"/>The Swedish Match deal will cost the Wallenbergs about 400&lt;br/&gt;mln crowns, share analysts said, making it one of the most&lt;br/&gt;expensise moves the group has undertaken in the last four years&lt;br/&gt;to defend its far-flung interests from outside predators.&lt;br/&gt; <text:s text:c="3"/>The Wallenbergs originally sold Nobel Industrier, an arms&lt;br/&gt;and chemicals group, to Penser in 1984 to pay for buying Volvo&lt;br/&gt;&amp;lt;VOLV ST&amp;gt; out of two other key group companies, Atlas Copco&lt;br/&gt;&amp;lt;ASTS ST&amp;gt; and Stora Koppabergs &amp;lt;SKPS ST&amp;gt;.&lt;br/&gt; <text:s text:c="3"/>Since then, the Wallenbergs were ousted as the largest&lt;br/&gt;shareholders in SKF (SKFR ST&amp;gt; by Skanska AB &amp;lt;SKBS ST&amp;gt; and&lt;br/&gt;Frederik Lundberg wrested control of Incentive AB from them.&lt;br/&gt; <text:s text:c="3"/>Lundberg, a Zurich-based Swedish property tycoon, also&lt;br/&gt;managed to acquire a 25 pct stake in another Wallenberg&lt;br/&gt;company, the diary equipment firm Alfa -Laval AB &amp;lt;ALFS ST&amp;gt;.&lt;br/&gt; <text:s text:c="3"/>During 1986, the Wallenbergs have been concentrating on&lt;br/&gt;building up their stake in Investor and Providentia to prevent&lt;br/&gt;any raid on the heart of their business empire.&lt;br/&gt; <text:s text:c="3"/>But analysts say the Wallenbergs&amp;apos; position in the&lt;br/&gt;electrical engineering firm ASEA AB &amp;lt;ASEA ST&amp;gt; is also too small&lt;br/&gt;at 12.6 pct of the voting rights and there has been growing&lt;br/&gt;speculation that the group will be forced to sell off fringe&lt;br/&gt;interests to protect its core activities.&lt;br/&gt; REUTER&lt;br/&gt;</text:p>
          </table:table-cell>
          <table:table-cell office:value-type="string">
            <text:p>Dixons</text:p>
          </table:table-cell>
          <table:table-cell office:value-type="string">
            <text:p>http://en.wikipedia.org/wiki/Dixons</text:p>
          </table:table-cell>
          <table:table-cell office:value-type="string">
            <text:p>Neil Fiske</text:p>
          </table:table-cell>
          <table:table-cell office:value-type="string">
            <text:p>http://en.wikipedia.org/wiki/Neil_Fisk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64];&quot;,&quot;;[.AC564];&quot;,&quot;; TEXT([.AK564];&quot;#&quot;))" office:value-type="string" office:string-value="LAU_ET_AL,RANDOM,1">
            <text:p>LAU_ET_AL,RANDOM,1</text:p>
          </table:table-cell>
        </table:table-row>
        <table:table-row table:style-name="ro1">
          <table:table-cell office:value-type="string">
            <text:p>2VHZ2MIKMN9UNYX3AIKW4XI3UIS9Q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VCH1Q6SVQ8HNHAV1GC5WBVCPVEM3X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9:47:30 GMT 2012</text:p>
          </table:table-cell>
          <table:table-cell office:value-type="string">
            <text:p>Wed Oct 03 09:50:08 GMT 2012</text:p>
          </table:table-cell>
          <table:table-cell office:value-type="string">
            <text:p>Wed Oct 10 02:50:08 PDT 2012</text:p>
          </table:table-cell>
          <table:table-cell table:number-columns-repeated="3"/>
          <table:table-cell office:value-type="float" office:value="158">
            <text:p>15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RANDOM</text:p>
          </table:table-cell>
          <table:table-cell office:value-type="string">
            <text:p>/home/jjfresh/Data/reuters21578/data/acq/00302.txt</text:p>
          </table:table-cell>
          <table:table-cell office:value-type="string">
            <text:p>WALLENBERGS FIGHT BID FOR SWEDISH MATCH STAKE&lt;br/&gt;&lt;br/&gt; <text:s text:c="3"/>STOCKHOLM, March 2 - Sweden&amp;apos;s Wallenberg group fought back&lt;br/&gt;a bid by the London-based Swedish financier Erik Penser to&lt;br/&gt;secure a large stake in Swedish Match &amp;lt;SMBS ST&amp;gt;, one of the&lt;br/&gt;companies at the core of their business empire.&lt;br/&gt; <text:s text:c="3"/>A statement issued by the Wallenberg holding companies AB&lt;br/&gt;Investor and Forvaltnings AB Providentia said they had taken&lt;br/&gt;over an option held by Nobel Industrier Sweden AB to acquire 33&lt;br/&gt;pct of the voting rights in Swedish Match.&lt;br/&gt; <text:s text:c="3"/>Thre Wallenbergs paid Nobel Industrier &amp;lt;NOBL ST&amp;gt;, in which&lt;br/&gt;Penser group has a 72 pct stake, about 20 pct over the market&lt;br/&gt;price for the Swedish Match option, the statement said.&lt;br/&gt; <text:s text:c="3"/>Swedish Match&amp;apos;s B shares open to foreign buyers closed at&lt;br/&gt;424 crowns on Friday. The A shares -- with increased voting&lt;br/&gt;rights -- closed at 450 crowns for the restricted and 455 for&lt;br/&gt;the free shares.&lt;br/&gt; <text:s text:c="3"/>The statement said the deal increased Investor&amp;apos;s stake to&lt;br/&gt;49.4 pct of the voting rights and 14.8 pct of the share capital&lt;br/&gt;while Providentia is left holding 34.1 pct of the voting rights&lt;br/&gt;and 14.5 pct of the share capital in Swedish Match.&lt;br/&gt; <text:s text:c="3"/>The Wallenbergs&amp;apos; stake in Swedish Match had previously&lt;br/&gt;amounted to 52 pct of the voting rights in the company.&lt;br/&gt; <text:s text:c="3"/>The Swedish Match deal will cost the Wallenbergs about 400&lt;br/&gt;mln crowns, share analysts said, making it one of the most&lt;br/&gt;expensise moves the group has undertaken in the last four years&lt;br/&gt;to defend its far-flung interests from outside predators.&lt;br/&gt; <text:s text:c="3"/>The Wallenbergs originally sold Nobel Industrier, an arms&lt;br/&gt;and chemicals group, to Penser in 1984 to pay for buying Volvo&lt;br/&gt;&amp;lt;VOLV ST&amp;gt; out of two other key group companies, Atlas Copco&lt;br/&gt;&amp;lt;ASTS ST&amp;gt; and Stora Koppabergs &amp;lt;SKPS ST&amp;gt;.&lt;br/&gt; <text:s text:c="3"/>Since then, the Wallenbergs were ousted as the largest&lt;br/&gt;shareholders in SKF (SKFR ST&amp;gt; by Skanska AB &amp;lt;SKBS ST&amp;gt; and&lt;br/&gt;Frederik Lundberg wrested control of Incentive AB from them.&lt;br/&gt; <text:s text:c="3"/>Lundberg, a Zurich-based Swedish property tycoon, also&lt;br/&gt;managed to acquire a 25 pct stake in another Wallenberg&lt;br/&gt;company, the diary equipment firm Alfa -Laval AB &amp;lt;ALFS ST&amp;gt;.&lt;br/&gt; <text:s text:c="3"/>During 1986, the Wallenbergs have been concentrating on&lt;br/&gt;building up their stake in Investor and Providentia to prevent&lt;br/&gt;any raid on the heart of their business empire.&lt;br/&gt; <text:s text:c="3"/>But analysts say the Wallenbergs&amp;apos; position in the&lt;br/&gt;electrical engineering firm ASEA AB &amp;lt;ASEA ST&amp;gt; is also too small&lt;br/&gt;at 12.6 pct of the voting rights and there has been growing&lt;br/&gt;speculation that the group will be forced to sell off fringe&lt;br/&gt;interests to protect its core activities.&lt;br/&gt; REUTER&lt;br/&gt;</text:p>
          </table:table-cell>
          <table:table-cell office:value-type="string">
            <text:p>Dixons</text:p>
          </table:table-cell>
          <table:table-cell office:value-type="string">
            <text:p>http://en.wikipedia.org/wiki/Dixons</text:p>
          </table:table-cell>
          <table:table-cell office:value-type="string">
            <text:p>Neil Fiske</text:p>
          </table:table-cell>
          <table:table-cell office:value-type="string">
            <text:p>http://en.wikipedia.org/wiki/Neil_Fisk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65];&quot;,&quot;;[.AC565];&quot;,&quot;; TEXT([.AK565];&quot;#&quot;))" office:value-type="string" office:string-value="LAU_ET_AL,RANDOM,2">
            <text:p>LAU_ET_AL,RANDOM,2</text:p>
          </table:table-cell>
        </table:table-row>
        <table:table-row table:style-name="ro1">
          <table:table-cell office:value-type="string">
            <text:p>217FE4EGDHDMHE9DPJEZ46HE1UHKA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5J14IXKO2L9HQ2H3KXXBYOCJ9LBCT</text:p>
          </table:table-cell>
          <table:table-cell office:value-type="string">
            <text:p>A2024CXWJN0VS3</text:p>
          </table:table-cell>
          <table:table-cell office:value-type="string">
            <text:p>Submitted</text:p>
          </table:table-cell>
          <table:table-cell office:value-type="string">
            <text:p>Wed Oct 03 08:33:50 GMT 2012</text:p>
          </table:table-cell>
          <table:table-cell office:value-type="string">
            <text:p>Wed Oct 03 08:34:28 GMT 2012</text:p>
          </table:table-cell>
          <table:table-cell office:value-type="string">
            <text:p>Wed Oct 10 01:34:28 PDT 20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8689.txt</text:p>
          </table:table-cell>
          <table:table-cell office:value-type="string">
            <text:p>MERRILL LYNCH &amp;lt;MER&amp;gt; IN TALKS ON CANADA PURCHASES&lt;br/&gt;&lt;br/&gt; <text:s text:c="3"/>NEW YORK, March 24 - Merrill Lynch and Co Inc is holding&lt;br/&gt;talks on acquiring Canadian brokerage firms, a company&lt;br/&gt;spokesman told Reuters.&lt;br/&gt; <text:s text:c="3"/>He said one of the firms with which Merrill Lynch is&lt;br/&gt;negotiating is &amp;lt;Burns Fry Corp&amp;gt; of Toronto, which has already&lt;br/&gt;received an offer from Security Pacific Corp&amp;apos;s &amp;lt;SPC&amp;gt; 83 pct&lt;br/&gt;owned &amp;lt;Hoare Govett Ltd&amp;gt; London-based brokerage unit. <text:s/>The&lt;br/&gt;Hoare Govett bid is valued at about 210.4 mln U.S. dlrs.&lt;br/&gt; <text:s text:c="3"/>The spokesman said the talks are the result of a change in&lt;br/&gt;Ontario securities laws that takes effect June 30.&lt;br/&gt; <text:s text:c="3"/>Currently, companies outside the Canadian securities&lt;br/&gt;industry are prohibited from owning more than 10 pct of a&lt;br/&gt;Canadian broker. <text:s/>On June 30, 1987, foreign brokers will be&lt;br/&gt;allowed to own up to 50 pct of Canadian brokers, and the&lt;br/&gt;percentage will rise to 100 pct a year later.&lt;br/&gt; Reuter&lt;br/&gt;</text:p>
          </table:table-cell>
          <table:table-cell office:value-type="string">
            <text:p>Oil sands</text:p>
          </table:table-cell>
          <table:table-cell office:value-type="string">
            <text:p>http://en.wikipedia.org/wiki/Oil_sands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66];&quot;,&quot;;[.AC566];&quot;,&quot;; TEXT([.AK56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17FE4EGDHDMHE9DPJEZ46HE1UHKA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D9VWAVKI62NYZQ6ECQ9HQH6IE8IQG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2:54 GMT 2012</text:p>
          </table:table-cell>
          <table:table-cell office:value-type="string">
            <text:p>Wed Oct 03 09:43:09 GMT 2012</text:p>
          </table:table-cell>
          <table:table-cell office:value-type="string">
            <text:p>Wed Oct 10 02:43:09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8689.txt</text:p>
          </table:table-cell>
          <table:table-cell office:value-type="string">
            <text:p>MERRILL LYNCH &amp;lt;MER&amp;gt; IN TALKS ON CANADA PURCHASES&lt;br/&gt;&lt;br/&gt; <text:s text:c="3"/>NEW YORK, March 24 - Merrill Lynch and Co Inc is holding&lt;br/&gt;talks on acquiring Canadian brokerage firms, a company&lt;br/&gt;spokesman told Reuters.&lt;br/&gt; <text:s text:c="3"/>He said one of the firms with which Merrill Lynch is&lt;br/&gt;negotiating is &amp;lt;Burns Fry Corp&amp;gt; of Toronto, which has already&lt;br/&gt;received an offer from Security Pacific Corp&amp;apos;s &amp;lt;SPC&amp;gt; 83 pct&lt;br/&gt;owned &amp;lt;Hoare Govett Ltd&amp;gt; London-based brokerage unit. <text:s/>The&lt;br/&gt;Hoare Govett bid is valued at about 210.4 mln U.S. dlrs.&lt;br/&gt; <text:s text:c="3"/>The spokesman said the talks are the result of a change in&lt;br/&gt;Ontario securities laws that takes effect June 30.&lt;br/&gt; <text:s text:c="3"/>Currently, companies outside the Canadian securities&lt;br/&gt;industry are prohibited from owning more than 10 pct of a&lt;br/&gt;Canadian broker. <text:s/>On June 30, 1987, foreign brokers will be&lt;br/&gt;allowed to own up to 50 pct of Canadian brokers, and the&lt;br/&gt;percentage will rise to 100 pct a year later.&lt;br/&gt; Reuter&lt;br/&gt;</text:p>
          </table:table-cell>
          <table:table-cell office:value-type="string">
            <text:p>Oil sands</text:p>
          </table:table-cell>
          <table:table-cell office:value-type="string">
            <text:p>http://en.wikipedia.org/wiki/Oil_sands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67];&quot;,&quot;;[.AC567];&quot;,&quot;; TEXT([.AK56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17FE4EGDHDMHE9DPJEZ46HE1UHKA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NRKPFE4EGDHSVQASI99VZW6O8I8I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48:06 GMT 2012</text:p>
          </table:table-cell>
          <table:table-cell office:value-type="string">
            <text:p>Wed Oct 03 07:48:44 GMT 2012</text:p>
          </table:table-cell>
          <table:table-cell office:value-type="string">
            <text:p>Wed Oct 10 00:48:44 PDT 20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8689.txt</text:p>
          </table:table-cell>
          <table:table-cell office:value-type="string">
            <text:p>MERRILL LYNCH &amp;lt;MER&amp;gt; IN TALKS ON CANADA PURCHASES&lt;br/&gt;&lt;br/&gt; <text:s text:c="3"/>NEW YORK, March 24 - Merrill Lynch and Co Inc is holding&lt;br/&gt;talks on acquiring Canadian brokerage firms, a company&lt;br/&gt;spokesman told Reuters.&lt;br/&gt; <text:s text:c="3"/>He said one of the firms with which Merrill Lynch is&lt;br/&gt;negotiating is &amp;lt;Burns Fry Corp&amp;gt; of Toronto, which has already&lt;br/&gt;received an offer from Security Pacific Corp&amp;apos;s &amp;lt;SPC&amp;gt; 83 pct&lt;br/&gt;owned &amp;lt;Hoare Govett Ltd&amp;gt; London-based brokerage unit. <text:s/>The&lt;br/&gt;Hoare Govett bid is valued at about 210.4 mln U.S. dlrs.&lt;br/&gt; <text:s text:c="3"/>The spokesman said the talks are the result of a change in&lt;br/&gt;Ontario securities laws that takes effect June 30.&lt;br/&gt; <text:s text:c="3"/>Currently, companies outside the Canadian securities&lt;br/&gt;industry are prohibited from owning more than 10 pct of a&lt;br/&gt;Canadian broker. <text:s/>On June 30, 1987, foreign brokers will be&lt;br/&gt;allowed to own up to 50 pct of Canadian brokers, and the&lt;br/&gt;percentage will rise to 100 pct a year later.&lt;br/&gt; Reuter&lt;br/&gt;</text:p>
          </table:table-cell>
          <table:table-cell office:value-type="string">
            <text:p>Oil sands</text:p>
          </table:table-cell>
          <table:table-cell office:value-type="string">
            <text:p>http://en.wikipedia.org/wiki/Oil_sands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68];&quot;,&quot;;[.AC568];&quot;,&quot;; TEXT([.AK56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5J92NJKM05QV7Y1RPWAGTPBF39E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8XCOW0LGRZ3NLFKSMXVVUZWKLO8ZS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6:35 GMT 2012</text:p>
          </table:table-cell>
          <table:table-cell office:value-type="string">
            <text:p>Wed Oct 03 09:27:15 GMT 2012</text:p>
          </table:table-cell>
          <table:table-cell office:value-type="string">
            <text:p>Wed Oct 10 02:27:15 PDT 2012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in/04122.txt</text:p>
          </table:table-cell>
          <table:table-cell office:value-type="string">
            <text:p>BULLETIN SAYS TIN PRICE MAY RISE TO 20 RINGGIT&lt;br/&gt;&lt;br/&gt; <text:s text:c="3"/>KUALA LUMPUR, March 12 - The tin price is likely to rise to&lt;br/&gt;20 ringgit a kilo this year because of the producers&amp;apos; accord on&lt;br/&gt;export quotas and the reluctance of brokers and banks to sell&lt;br/&gt;the metal at lower prices, a Malaysian government bulletin&lt;br/&gt;said.&lt;br/&gt; <text:s text:c="3"/>The Malaysian Tin bulletin said it is in producers&amp;apos;&lt;br/&gt;interest to keep to their quotas to limit total exports to&lt;br/&gt;90,000 tonnes and to gradually deplete the 80,000 tonnes&lt;br/&gt;overhang.&lt;br/&gt; <text:s text:c="3"/>It said consumption by industrialised countries should stay&lt;br/&gt;at 160,000 tonnes and that International Tin Council creditors&lt;br/&gt;and brokers are not likely to dump their stocks excessively&lt;br/&gt;unless there is a large and abrupt price jump.&lt;br/&gt; <text:s text:c="3"/>The continued depreciation of the dollar could also help&lt;br/&gt;push up the price of tin, the bulletin said.&lt;br/&gt; <text:s text:c="3"/>A depreciation of the dollar means the depreciation of the&lt;br/&gt;ringgit which is closely pegged to it, making the price of tin&lt;br/&gt;cheaper in sterling terms, it added.&lt;br/&gt; <text:s text:c="3"/>&amp;quot;Even in the absence of economic rationale in the tin&lt;br/&gt;market, psychological optimism alone is sufficient to secure a&lt;br/&gt;price recovery of up to 20 ringgit per kilo,&amp;quot; the bulletin said.&lt;br/&gt; REUTER&lt;br/&gt;</text:p>
          </table:table-cell>
          <table:table-cell office:value-type="string">
            <text:p>Solder</text:p>
          </table:table-cell>
          <table:table-cell office:value-type="string">
            <text:p>http://en.wikipedia.org/wiki/Solder</text:p>
          </table:table-cell>
          <table:table-cell office:value-type="string">
            <text:p>Tiger Cub Economies</text:p>
          </table:table-cell>
          <table:table-cell office:value-type="string">
            <text:p>http://en.wikipedia.org/wiki/Tiger_Cub_Econom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69];&quot;,&quot;;[.AC569];&quot;,&quot;; TEXT([.AK56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5J92NJKM05QV7Y1RPWAGTPBF39E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PQQS1CSTMOFC01XBS31MYDN4DYQN0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2:07 GMT 2012</text:p>
          </table:table-cell>
          <table:table-cell office:value-type="string">
            <text:p>Wed Oct 03 08:12:21 GMT 2012</text:p>
          </table:table-cell>
          <table:table-cell office:value-type="string">
            <text:p>Wed Oct 10 01:12:21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in/04122.txt</text:p>
          </table:table-cell>
          <table:table-cell office:value-type="string">
            <text:p>BULLETIN SAYS TIN PRICE MAY RISE TO 20 RINGGIT&lt;br/&gt;&lt;br/&gt; <text:s text:c="3"/>KUALA LUMPUR, March 12 - The tin price is likely to rise to&lt;br/&gt;20 ringgit a kilo this year because of the producers&amp;apos; accord on&lt;br/&gt;export quotas and the reluctance of brokers and banks to sell&lt;br/&gt;the metal at lower prices, a Malaysian government bulletin&lt;br/&gt;said.&lt;br/&gt; <text:s text:c="3"/>The Malaysian Tin bulletin said it is in producers&amp;apos;&lt;br/&gt;interest to keep to their quotas to limit total exports to&lt;br/&gt;90,000 tonnes and to gradually deplete the 80,000 tonnes&lt;br/&gt;overhang.&lt;br/&gt; <text:s text:c="3"/>It said consumption by industrialised countries should stay&lt;br/&gt;at 160,000 tonnes and that International Tin Council creditors&lt;br/&gt;and brokers are not likely to dump their stocks excessively&lt;br/&gt;unless there is a large and abrupt price jump.&lt;br/&gt; <text:s text:c="3"/>The continued depreciation of the dollar could also help&lt;br/&gt;push up the price of tin, the bulletin said.&lt;br/&gt; <text:s text:c="3"/>A depreciation of the dollar means the depreciation of the&lt;br/&gt;ringgit which is closely pegged to it, making the price of tin&lt;br/&gt;cheaper in sterling terms, it added.&lt;br/&gt; <text:s text:c="3"/>&amp;quot;Even in the absence of economic rationale in the tin&lt;br/&gt;market, psychological optimism alone is sufficient to secure a&lt;br/&gt;price recovery of up to 20 ringgit per kilo,&amp;quot; the bulletin said.&lt;br/&gt; REUTER&lt;br/&gt;</text:p>
          </table:table-cell>
          <table:table-cell office:value-type="string">
            <text:p>Solder</text:p>
          </table:table-cell>
          <table:table-cell office:value-type="string">
            <text:p>http://en.wikipedia.org/wiki/Solder</text:p>
          </table:table-cell>
          <table:table-cell office:value-type="string">
            <text:p>Tiger Cub Economies</text:p>
          </table:table-cell>
          <table:table-cell office:value-type="string">
            <text:p>http://en.wikipedia.org/wiki/Tiger_Cub_Econom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0];&quot;,&quot;;[.AC570];&quot;,&quot;; TEXT([.AK57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5J92NJKM05QV7Y1RPWAGTPBF39E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S0IUB2YU98JW1HQIDC0NBJ9PIY9LZ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30:36 GMT 2012</text:p>
          </table:table-cell>
          <table:table-cell office:value-type="string">
            <text:p>Wed Oct 03 09:30:40 GMT 2012</text:p>
          </table:table-cell>
          <table:table-cell office:value-type="string">
            <text:p>Wed Oct 10 02:30:40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tin/04122.txt</text:p>
          </table:table-cell>
          <table:table-cell office:value-type="string">
            <text:p>BULLETIN SAYS TIN PRICE MAY RISE TO 20 RINGGIT&lt;br/&gt;&lt;br/&gt; <text:s text:c="3"/>KUALA LUMPUR, March 12 - The tin price is likely to rise to&lt;br/&gt;20 ringgit a kilo this year because of the producers&amp;apos; accord on&lt;br/&gt;export quotas and the reluctance of brokers and banks to sell&lt;br/&gt;the metal at lower prices, a Malaysian government bulletin&lt;br/&gt;said.&lt;br/&gt; <text:s text:c="3"/>The Malaysian Tin bulletin said it is in producers&amp;apos;&lt;br/&gt;interest to keep to their quotas to limit total exports to&lt;br/&gt;90,000 tonnes and to gradually deplete the 80,000 tonnes&lt;br/&gt;overhang.&lt;br/&gt; <text:s text:c="3"/>It said consumption by industrialised countries should stay&lt;br/&gt;at 160,000 tonnes and that International Tin Council creditors&lt;br/&gt;and brokers are not likely to dump their stocks excessively&lt;br/&gt;unless there is a large and abrupt price jump.&lt;br/&gt; <text:s text:c="3"/>The continued depreciation of the dollar could also help&lt;br/&gt;push up the price of tin, the bulletin said.&lt;br/&gt; <text:s text:c="3"/>A depreciation of the dollar means the depreciation of the&lt;br/&gt;ringgit which is closely pegged to it, making the price of tin&lt;br/&gt;cheaper in sterling terms, it added.&lt;br/&gt; <text:s text:c="3"/>&amp;quot;Even in the absence of economic rationale in the tin&lt;br/&gt;market, psychological optimism alone is sufficient to secure a&lt;br/&gt;price recovery of up to 20 ringgit per kilo,&amp;quot; the bulletin said.&lt;br/&gt; REUTER&lt;br/&gt;</text:p>
          </table:table-cell>
          <table:table-cell office:value-type="string">
            <text:p>Solder</text:p>
          </table:table-cell>
          <table:table-cell office:value-type="string">
            <text:p>http://en.wikipedia.org/wiki/Solder</text:p>
          </table:table-cell>
          <table:table-cell office:value-type="string">
            <text:p>Tiger Cub Economies</text:p>
          </table:table-cell>
          <table:table-cell office:value-type="string">
            <text:p>http://en.wikipedia.org/wiki/Tiger_Cub_Econom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71];&quot;,&quot;;[.AC571];&quot;,&quot;; TEXT([.AK57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H6KW4ZMAZHW0FQM0ROVNVRJPDH8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ESSPW1INMHGDZSOAX1BEBFMM9CH45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1:34 GMT 2012</text:p>
          </table:table-cell>
          <table:table-cell office:value-type="string">
            <text:p>Wed Oct 03 09:51:42 GMT 2012</text:p>
          </table:table-cell>
          <table:table-cell office:value-type="string">
            <text:p>Wed Oct 10 02:51:42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trade/06596.txt</text:p>
          </table:table-cell>
          <table:table-cell office:value-type="string">
            <text:p>PERU HAS FIRST TRADE DEFICIT IN FOUR YEARS&lt;br/&gt;&lt;br/&gt; <text:s text:c="3"/>LIMA, March 18 - Peru registered a 16 mln dlr trade deficit&lt;br/&gt;in 1986, its first trade shortfall in four years, a central&lt;br/&gt;bank statement said.&lt;br/&gt; <text:s text:c="3"/>The figure compared with a surpluses of 1.17 billion dlrs&lt;br/&gt;in 1985, 1.01 billion in 1984 and 293 mln in 1983. The last&lt;br/&gt;trade deficit was a 428 mln shortfall in 1982.&lt;br/&gt; <text:s text:c="3"/>Peru&amp;apos;s exports fell to 2.51 billion dlrs last year from&lt;br/&gt;2.98 billion in 1985. Last year&amp;apos;s imports were 2.53 billion&lt;br/&gt;dlrs against 1.81 billion dlrs in 1985.&lt;br/&gt; REUTER&lt;br/&gt;</text:p>
          </table:table-cell>
          <table:table-cell office:value-type="string">
            <text:p>From a Window (album)</text:p>
          </table:table-cell>
          <table:table-cell office:value-type="string">
            <text:p>http://en.wikipedia.org/wiki/From_a_Window_(album)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2];&quot;,&quot;;[.AC572];&quot;,&quot;; TEXT([.AK572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QH6KW4ZMAZHW0FQM0ROVNVRJPDH8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PD42J1LY58BMBVR7S7FSHD1DS35QU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6:49 GMT 2012</text:p>
          </table:table-cell>
          <table:table-cell office:value-type="string">
            <text:p>Wed Oct 03 09:47:06 GMT 2012</text:p>
          </table:table-cell>
          <table:table-cell office:value-type="string">
            <text:p>Wed Oct 10 02:47:06 PDT 20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trade/06596.txt</text:p>
          </table:table-cell>
          <table:table-cell office:value-type="string">
            <text:p>PERU HAS FIRST TRADE DEFICIT IN FOUR YEARS&lt;br/&gt;&lt;br/&gt; <text:s text:c="3"/>LIMA, March 18 - Peru registered a 16 mln dlr trade deficit&lt;br/&gt;in 1986, its first trade shortfall in four years, a central&lt;br/&gt;bank statement said.&lt;br/&gt; <text:s text:c="3"/>The figure compared with a surpluses of 1.17 billion dlrs&lt;br/&gt;in 1985, 1.01 billion in 1984 and 293 mln in 1983. The last&lt;br/&gt;trade deficit was a 428 mln shortfall in 1982.&lt;br/&gt; <text:s text:c="3"/>Peru&amp;apos;s exports fell to 2.51 billion dlrs last year from&lt;br/&gt;2.98 billion in 1985. Last year&amp;apos;s imports were 2.53 billion&lt;br/&gt;dlrs against 1.81 billion dlrs in 1985.&lt;br/&gt; REUTER&lt;br/&gt;</text:p>
          </table:table-cell>
          <table:table-cell office:value-type="string">
            <text:p>From a Window (album)</text:p>
          </table:table-cell>
          <table:table-cell office:value-type="string">
            <text:p>http://en.wikipedia.org/wiki/From_a_Window_(album)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3];&quot;,&quot;;[.AC573];&quot;,&quot;; TEXT([.AK573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QH6KW4ZMAZHW0FQM0ROVNVRJPDH84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V7395SW6NG1U1RS5XAB6F1F6MLUG4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2:41 GMT 2012</text:p>
          </table:table-cell>
          <table:table-cell office:value-type="string">
            <text:p>Wed Oct 03 09:52:44 GMT 2012</text:p>
          </table:table-cell>
          <table:table-cell office:value-type="string">
            <text:p>Wed Oct 10 02:52:44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trade/06596.txt</text:p>
          </table:table-cell>
          <table:table-cell office:value-type="string">
            <text:p>PERU HAS FIRST TRADE DEFICIT IN FOUR YEARS&lt;br/&gt;&lt;br/&gt; <text:s text:c="3"/>LIMA, March 18 - Peru registered a 16 mln dlr trade deficit&lt;br/&gt;in 1986, its first trade shortfall in four years, a central&lt;br/&gt;bank statement said.&lt;br/&gt; <text:s text:c="3"/>The figure compared with a surpluses of 1.17 billion dlrs&lt;br/&gt;in 1985, 1.01 billion in 1984 and 293 mln in 1983. The last&lt;br/&gt;trade deficit was a 428 mln shortfall in 1982.&lt;br/&gt; <text:s text:c="3"/>Peru&amp;apos;s exports fell to 2.51 billion dlrs last year from&lt;br/&gt;2.98 billion in 1985. Last year&amp;apos;s imports were 2.53 billion&lt;br/&gt;dlrs against 1.81 billion dlrs in 1985.&lt;br/&gt; REUTER&lt;br/&gt;</text:p>
          </table:table-cell>
          <table:table-cell office:value-type="string">
            <text:p>From a Window (album)</text:p>
          </table:table-cell>
          <table:table-cell office:value-type="string">
            <text:p>http://en.wikipedia.org/wiki/From_a_Window_(album)</text:p>
          </table:table-cell>
          <table:table-cell office:value-type="string">
            <text:p>Economy of Pakistan</text:p>
          </table:table-cell>
          <table:table-cell office:value-type="string">
            <text:p>http://en.wikipedia.org/wiki/Economy_of_Pakist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4];&quot;,&quot;;[.AC574];&quot;,&quot;; TEXT([.AK574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4SB6BFMFFOYDRH60T6DOESC2FQXK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5CI62NJQ217H8XEXRXBSLCVL5HNVV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9:32 GMT 2012</text:p>
          </table:table-cell>
          <table:table-cell office:value-type="string">
            <text:p>Wed Oct 03 09:39:41 GMT 2012</text:p>
          </table:table-cell>
          <table:table-cell office:value-type="string">
            <text:p>Wed Oct 10 02:39:41 PDT 201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1103.txt</text:p>
          </table:table-cell>
          <table:table-cell office:value-type="string">
            <text:p>SAATCHI AND SAATCHI BUYS CLEVELAND CONSULTING&lt;br/&gt;&lt;br/&gt; <text:s text:c="3"/>LONDON, March 3 - Advertising agents Saatchi and Saatchi Co&lt;br/&gt;Plc &amp;lt;SACHY&amp;gt; said it was buying &amp;lt;Cleveland Consulting Associates&lt;br/&gt;Inc&amp;gt; for an initial consideration of 2.0 mln dlrs.&lt;br/&gt; <text:s text:c="3"/>Additional payments may be made annually through the year&lt;br/&gt;ending March 31, 1991 to bring the total consideration up to&lt;br/&gt;9.5 pct of Cleveland&amp;apos;s average post-tax profits in the last two&lt;br/&gt;years of the period.&lt;br/&gt; <text:s text:c="3"/>The purchase of Cleveland is a further step in Saatchi and&lt;br/&gt;Saatchi&amp;apos;s fast growing consulting industry, the company said.&lt;br/&gt;It said its consulting operations now provide a platform for&lt;br/&gt;major future expansion.&lt;br/&gt; <text:s text:c="3"/>For the 12 months ended 31 March 1986, Cleveland had&lt;br/&gt;479,000 dlrs in pretax profits and forecasts one mln for 1987.&lt;br/&gt; <text:s text:c="3"/>At the Saatchi and Saatchi annual meeting today, the&lt;br/&gt;company reported a particularly strong start to the current&lt;br/&gt;year, with profits sharply higher than the same period last&lt;br/&gt;year.&lt;br/&gt; <text:s text:c="3"/>Saatchi and Saatchi shares rose one pence on the Cleveland&lt;br/&gt;announcement to 885p after yesterday&amp;apos;s 870p close.&lt;br/&gt; Reuter&lt;br/&gt;</text:p>
          </table:table-cell>
          <table:table-cell office:value-type="string">
            <text:p>Barclays</text:p>
          </table:table-cell>
          <table:table-cell office:value-type="string">
            <text:p>http://en.wikipedia.org/wiki/Barclays</text:p>
          </table:table-cell>
          <table:table-cell office:value-type="string">
            <text:p>Saatchi &amp; Saatchi</text:p>
          </table:table-cell>
          <table:table-cell office:value-type="string">
            <text:p>http://en.wikipedia.org/wiki/Saatchi_&amp;_Saatch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5];&quot;,&quot;;[.AC575];&quot;,&quot;; TEXT([.AK57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4SB6BFMFFOYDRH60T6DOESC2FQXK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ABG5TYMNCWYQDXKG2JSPX11QIBJN7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50:20 GMT 2012</text:p>
          </table:table-cell>
          <table:table-cell office:value-type="string">
            <text:p>Wed Oct 03 09:50:27 GMT 2012</text:p>
          </table:table-cell>
          <table:table-cell office:value-type="string">
            <text:p>Wed Oct 10 02:50:27 PDT 2012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1103.txt</text:p>
          </table:table-cell>
          <table:table-cell office:value-type="string">
            <text:p>SAATCHI AND SAATCHI BUYS CLEVELAND CONSULTING&lt;br/&gt;&lt;br/&gt; <text:s text:c="3"/>LONDON, March 3 - Advertising agents Saatchi and Saatchi Co&lt;br/&gt;Plc &amp;lt;SACHY&amp;gt; said it was buying &amp;lt;Cleveland Consulting Associates&lt;br/&gt;Inc&amp;gt; for an initial consideration of 2.0 mln dlrs.&lt;br/&gt; <text:s text:c="3"/>Additional payments may be made annually through the year&lt;br/&gt;ending March 31, 1991 to bring the total consideration up to&lt;br/&gt;9.5 pct of Cleveland&amp;apos;s average post-tax profits in the last two&lt;br/&gt;years of the period.&lt;br/&gt; <text:s text:c="3"/>The purchase of Cleveland is a further step in Saatchi and&lt;br/&gt;Saatchi&amp;apos;s fast growing consulting industry, the company said.&lt;br/&gt;It said its consulting operations now provide a platform for&lt;br/&gt;major future expansion.&lt;br/&gt; <text:s text:c="3"/>For the 12 months ended 31 March 1986, Cleveland had&lt;br/&gt;479,000 dlrs in pretax profits and forecasts one mln for 1987.&lt;br/&gt; <text:s text:c="3"/>At the Saatchi and Saatchi annual meeting today, the&lt;br/&gt;company reported a particularly strong start to the current&lt;br/&gt;year, with profits sharply higher than the same period last&lt;br/&gt;year.&lt;br/&gt; <text:s text:c="3"/>Saatchi and Saatchi shares rose one pence on the Cleveland&lt;br/&gt;announcement to 885p after yesterday&amp;apos;s 870p close.&lt;br/&gt; Reuter&lt;br/&gt;</text:p>
          </table:table-cell>
          <table:table-cell office:value-type="string">
            <text:p>Barclays</text:p>
          </table:table-cell>
          <table:table-cell office:value-type="string">
            <text:p>http://en.wikipedia.org/wiki/Barclays</text:p>
          </table:table-cell>
          <table:table-cell office:value-type="string">
            <text:p>Saatchi &amp; Saatchi</text:p>
          </table:table-cell>
          <table:table-cell office:value-type="string">
            <text:p>http://en.wikipedia.org/wiki/Saatchi_&amp;_Saatch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6];&quot;,&quot;;[.AC576];&quot;,&quot;; TEXT([.AK57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4SB6BFMFFOYDRH60T6DOESC2FQXK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Z4GJ2D21O3WK655QZGSQ2KYLJ4D77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0:04 GMT 2012</text:p>
          </table:table-cell>
          <table:table-cell office:value-type="string">
            <text:p>Wed Oct 03 08:00:12 GMT 2012</text:p>
          </table:table-cell>
          <table:table-cell office:value-type="string">
            <text:p>Wed Oct 10 01:00:12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01103.txt</text:p>
          </table:table-cell>
          <table:table-cell office:value-type="string">
            <text:p>SAATCHI AND SAATCHI BUYS CLEVELAND CONSULTING&lt;br/&gt;&lt;br/&gt; <text:s text:c="3"/>LONDON, March 3 - Advertising agents Saatchi and Saatchi Co&lt;br/&gt;Plc &amp;lt;SACHY&amp;gt; said it was buying &amp;lt;Cleveland Consulting Associates&lt;br/&gt;Inc&amp;gt; for an initial consideration of 2.0 mln dlrs.&lt;br/&gt; <text:s text:c="3"/>Additional payments may be made annually through the year&lt;br/&gt;ending March 31, 1991 to bring the total consideration up to&lt;br/&gt;9.5 pct of Cleveland&amp;apos;s average post-tax profits in the last two&lt;br/&gt;years of the period.&lt;br/&gt; <text:s text:c="3"/>The purchase of Cleveland is a further step in Saatchi and&lt;br/&gt;Saatchi&amp;apos;s fast growing consulting industry, the company said.&lt;br/&gt;It said its consulting operations now provide a platform for&lt;br/&gt;major future expansion.&lt;br/&gt; <text:s text:c="3"/>For the 12 months ended 31 March 1986, Cleveland had&lt;br/&gt;479,000 dlrs in pretax profits and forecasts one mln for 1987.&lt;br/&gt; <text:s text:c="3"/>At the Saatchi and Saatchi annual meeting today, the&lt;br/&gt;company reported a particularly strong start to the current&lt;br/&gt;year, with profits sharply higher than the same period last&lt;br/&gt;year.&lt;br/&gt; <text:s text:c="3"/>Saatchi and Saatchi shares rose one pence on the Cleveland&lt;br/&gt;announcement to 885p after yesterday&amp;apos;s 870p close.&lt;br/&gt; Reuter&lt;br/&gt;</text:p>
          </table:table-cell>
          <table:table-cell office:value-type="string">
            <text:p>Barclays</text:p>
          </table:table-cell>
          <table:table-cell office:value-type="string">
            <text:p>http://en.wikipedia.org/wiki/Barclays</text:p>
          </table:table-cell>
          <table:table-cell office:value-type="string">
            <text:p>Saatchi &amp; Saatchi</text:p>
          </table:table-cell>
          <table:table-cell office:value-type="string">
            <text:p>http://en.wikipedia.org/wiki/Saatchi_&amp;_Saatchi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7];&quot;,&quot;;[.AC577];&quot;,&quot;; TEXT([.AK57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1E4ZMAZHHRR0OE5VXEVZH1KJC2KB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NGBDDP8PJWK9M1D4W23Y39Z75TG59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50:17 GMT 2012</text:p>
          </table:table-cell>
          <table:table-cell office:value-type="string">
            <text:p>Wed Oct 03 09:50:56 GMT 2012</text:p>
          </table:table-cell>
          <table:table-cell office:value-type="string">
            <text:p>Wed Oct 10 02:50:56 PDT 2012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acq/17576.txt</text:p>
          </table:table-cell>
          <table:table-cell office:value-type="string">
            <text:p>STEINBERG GROUP HAS FIVE PCT OF PIZZA INN &amp;lt;PZA&amp;gt;&lt;br/&gt;&lt;br/&gt; <text:s text:c="3"/>WASHINGTON, June 1 - A group controlled by New York&lt;br/&gt;investor Saul Steinberg told the Securities and Exchange&lt;br/&gt;Commission it has acquired 168,500 shares of Pizza Inn Inc, or&lt;br/&gt;5.02 pct of the total outstanding common stock.&lt;br/&gt; <text:s text:c="3"/>The group, which includes Reliance Financial Serivces Corp,&lt;br/&gt;a subsidiary of Reliance Group Holdings Inc &amp;lt;REL&amp;gt;, said it&lt;br/&gt;bought the stock as an investment. It said it might add to its&lt;br/&gt;stake or sell some or all of it.&lt;br/&gt; <text:s text:c="3"/>The Steinberg group said it bought the stock for 1.75 mln&lt;br/&gt;dlrs in open market purchases between April 13 and May 19 at&lt;br/&gt;prices ranging from 13.625 to 14.2661 dlrs a share.&lt;br/&gt; Reuter&lt;br/&gt;</text:p>
          </table:table-cell>
          <table:table-cell office:value-type="string">
            <text:p>Call option</text:p>
          </table:table-cell>
          <table:table-cell office:value-type="string">
            <text:p>http://en.wikipedia.org/wiki/Call_option</text:p>
          </table:table-cell>
          <table:table-cell office:value-type="string">
            <text:p>Fastmake</text:p>
          </table:table-cell>
          <table:table-cell office:value-type="string">
            <text:p>http://en.wikipedia.org/wiki/Fastmak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78];&quot;,&quot;;[.AC578];&quot;,&quot;; TEXT([.AK578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1E4ZMAZHHRR0OE5VXEVZH1KJC2KB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VJGNTBJ3MMDCE3UEXX2SHB9T7KWAU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52:35 GMT 2012</text:p>
          </table:table-cell>
          <table:table-cell office:value-type="string">
            <text:p>Wed Oct 03 09:52:38 GMT 2012</text:p>
          </table:table-cell>
          <table:table-cell office:value-type="string">
            <text:p>Wed Oct 10 02:52:38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acq/17576.txt</text:p>
          </table:table-cell>
          <table:table-cell office:value-type="string">
            <text:p>STEINBERG GROUP HAS FIVE PCT OF PIZZA INN &amp;lt;PZA&amp;gt;&lt;br/&gt;&lt;br/&gt; <text:s text:c="3"/>WASHINGTON, June 1 - A group controlled by New York&lt;br/&gt;investor Saul Steinberg told the Securities and Exchange&lt;br/&gt;Commission it has acquired 168,500 shares of Pizza Inn Inc, or&lt;br/&gt;5.02 pct of the total outstanding common stock.&lt;br/&gt; <text:s text:c="3"/>The group, which includes Reliance Financial Serivces Corp,&lt;br/&gt;a subsidiary of Reliance Group Holdings Inc &amp;lt;REL&amp;gt;, said it&lt;br/&gt;bought the stock as an investment. It said it might add to its&lt;br/&gt;stake or sell some or all of it.&lt;br/&gt; <text:s text:c="3"/>The Steinberg group said it bought the stock for 1.75 mln&lt;br/&gt;dlrs in open market purchases between April 13 and May 19 at&lt;br/&gt;prices ranging from 13.625 to 14.2661 dlrs a share.&lt;br/&gt; Reuter&lt;br/&gt;</text:p>
          </table:table-cell>
          <table:table-cell office:value-type="string">
            <text:p>Call option</text:p>
          </table:table-cell>
          <table:table-cell office:value-type="string">
            <text:p>http://en.wikipedia.org/wiki/Call_option</text:p>
          </table:table-cell>
          <table:table-cell office:value-type="string">
            <text:p>Fastmake</text:p>
          </table:table-cell>
          <table:table-cell office:value-type="string">
            <text:p>http://en.wikipedia.org/wiki/Fastmak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79];&quot;,&quot;;[.AC579];&quot;,&quot;; TEXT([.AK579];&quot;#&quot;))" office:value-type="string" office:string-value="EDA,RANDOM,2">
            <text:p>EDA,RANDOM,2</text:p>
          </table:table-cell>
        </table:table-row>
        <table:table-row table:style-name="ro1">
          <table:table-cell office:value-type="string">
            <text:p>21E4ZMAZHHRR0OE5VXEVZH1KJC2KB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XBKM05BMJTUW7K7N3G9ZA7SCQ9JEH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49:00 GMT 2012</text:p>
          </table:table-cell>
          <table:table-cell office:value-type="string">
            <text:p>Wed Oct 03 09:49:20 GMT 2012</text:p>
          </table:table-cell>
          <table:table-cell office:value-type="string">
            <text:p>Wed Oct 10 02:49:20 PDT 20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acq/17576.txt</text:p>
          </table:table-cell>
          <table:table-cell office:value-type="string">
            <text:p>STEINBERG GROUP HAS FIVE PCT OF PIZZA INN &amp;lt;PZA&amp;gt;&lt;br/&gt;&lt;br/&gt; <text:s text:c="3"/>WASHINGTON, June 1 - A group controlled by New York&lt;br/&gt;investor Saul Steinberg told the Securities and Exchange&lt;br/&gt;Commission it has acquired 168,500 shares of Pizza Inn Inc, or&lt;br/&gt;5.02 pct of the total outstanding common stock.&lt;br/&gt; <text:s text:c="3"/>The group, which includes Reliance Financial Serivces Corp,&lt;br/&gt;a subsidiary of Reliance Group Holdings Inc &amp;lt;REL&amp;gt;, said it&lt;br/&gt;bought the stock as an investment. It said it might add to its&lt;br/&gt;stake or sell some or all of it.&lt;br/&gt; <text:s text:c="3"/>The Steinberg group said it bought the stock for 1.75 mln&lt;br/&gt;dlrs in open market purchases between April 13 and May 19 at&lt;br/&gt;prices ranging from 13.625 to 14.2661 dlrs a share.&lt;br/&gt; Reuter&lt;br/&gt;</text:p>
          </table:table-cell>
          <table:table-cell office:value-type="string">
            <text:p>Call option</text:p>
          </table:table-cell>
          <table:table-cell office:value-type="string">
            <text:p>http://en.wikipedia.org/wiki/Call_option</text:p>
          </table:table-cell>
          <table:table-cell office:value-type="string">
            <text:p>Fastmake</text:p>
          </table:table-cell>
          <table:table-cell office:value-type="string">
            <text:p>http://en.wikipedia.org/wiki/Fastmak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80];&quot;,&quot;;[.AC580];&quot;,&quot;; TEXT([.AK580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CO6RLPHIT3HA5Y0RSX2VJQ23VVH9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5Y6RLPHIT3HA5Y0RSX2VJQ281MH9X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5:18 GMT 2012</text:p>
          </table:table-cell>
          <table:table-cell office:value-type="string">
            <text:p>Wed Oct 03 08:15:26 GMT 2012</text:p>
          </table:table-cell>
          <table:table-cell office:value-type="string">
            <text:p>Wed Oct 10 01:15:26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10701.txt</text:p>
          </table:table-cell>
          <table:table-cell office:value-type="string">
            <text:p>JAPAN ACTIVELY BOUGHT U.S. CORN LAST WEEK - TRADE&lt;br/&gt;&lt;br/&gt; <text:s text:c="3"/>TOKYO, March 30 - Japanese feed and starch makers actively&lt;br/&gt;bought U.S. Corn last week, C and F basis, for July/September&lt;br/&gt;shipment in view of bullish freight rates following active&lt;br/&gt;inquiries by the Soviet Union, trade sources said.&lt;br/&gt; <text:s text:c="3"/>Some said the makers were seen buying some 30 pct of their&lt;br/&gt;requirements, estimated at about three mln tonnes for the&lt;br/&gt;three-month shipment period.&lt;br/&gt; <text:s text:c="3"/>&amp;quot;Belief is growing that freight rates will not decline&lt;br/&gt;sharply from current high levels even in the usually sluggish&lt;br/&gt;summer season because the Soviet Union&amp;apos;s chartering is seen&lt;br/&gt;continuing five to seven months from April,&amp;quot; one source said.&lt;br/&gt; <text:s text:c="3"/>The sources said Japanese trading houses were seen covering&lt;br/&gt;a total of 500,000 tonnes of Chinese corn for shipment in May&lt;br/&gt;to October. But they are believed to have not yet sold most of&lt;br/&gt;the corn to end-users in anticipation of further corn price&lt;br/&gt;rises in the world market.&lt;br/&gt; <text:s text:c="3"/>Supply from Argentina and South Africa for July/September&lt;br/&gt;is still uncertain. But the sources forecast supplies from&lt;br/&gt;Argentina may fall to 400,000 to 500,000 tonnes from an&lt;br/&gt;anticipated 800,000 in calendar 1987 and from South Africa to&lt;br/&gt;700,000 to 800,000 tonnes from an estimated one mln in light of&lt;br/&gt;tighter export availability.&lt;br/&gt; REUTER&lt;br/&gt;</text:p>
          </table:table-cell>
          <table:table-cell office:value-type="string">
            <text:p>Rice</text:p>
          </table:table-cell>
          <table:table-cell office:value-type="string">
            <text:p>http://en.wikipedia.org/wiki/Rice</text:p>
          </table:table-cell>
          <table:table-cell office:value-type="string">
            <text:p>United States biofuel policies</text:p>
          </table:table-cell>
          <table:table-cell office:value-type="string">
            <text:p>http://en.wikipedia.org/wiki/United_States_biofuel_polic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81];&quot;,&quot;;[.AC581];&quot;,&quot;; TEXT([.AK58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O6RLPHIT3HA5Y0RSX2VJQ23VVH9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DO5XH0JPPSIHTMJWVJPF5KLT0IGMY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0:18 GMT 2012</text:p>
          </table:table-cell>
          <table:table-cell office:value-type="string">
            <text:p>Wed Oct 03 09:01:13 GMT 2012</text:p>
          </table:table-cell>
          <table:table-cell office:value-type="string">
            <text:p>Wed Oct 10 02:01:13 PDT 2012</text:p>
          </table:table-cell>
          <table:table-cell table:number-columns-repeated="3"/>
          <table:table-cell office:value-type="float" office:value="55">
            <text:p>5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10701.txt</text:p>
          </table:table-cell>
          <table:table-cell office:value-type="string">
            <text:p>JAPAN ACTIVELY BOUGHT U.S. CORN LAST WEEK - TRADE&lt;br/&gt;&lt;br/&gt; <text:s text:c="3"/>TOKYO, March 30 - Japanese feed and starch makers actively&lt;br/&gt;bought U.S. Corn last week, C and F basis, for July/September&lt;br/&gt;shipment in view of bullish freight rates following active&lt;br/&gt;inquiries by the Soviet Union, trade sources said.&lt;br/&gt; <text:s text:c="3"/>Some said the makers were seen buying some 30 pct of their&lt;br/&gt;requirements, estimated at about three mln tonnes for the&lt;br/&gt;three-month shipment period.&lt;br/&gt; <text:s text:c="3"/>&amp;quot;Belief is growing that freight rates will not decline&lt;br/&gt;sharply from current high levels even in the usually sluggish&lt;br/&gt;summer season because the Soviet Union&amp;apos;s chartering is seen&lt;br/&gt;continuing five to seven months from April,&amp;quot; one source said.&lt;br/&gt; <text:s text:c="3"/>The sources said Japanese trading houses were seen covering&lt;br/&gt;a total of 500,000 tonnes of Chinese corn for shipment in May&lt;br/&gt;to October. But they are believed to have not yet sold most of&lt;br/&gt;the corn to end-users in anticipation of further corn price&lt;br/&gt;rises in the world market.&lt;br/&gt; <text:s text:c="3"/>Supply from Argentina and South Africa for July/September&lt;br/&gt;is still uncertain. But the sources forecast supplies from&lt;br/&gt;Argentina may fall to 400,000 to 500,000 tonnes from an&lt;br/&gt;anticipated 800,000 in calendar 1987 and from South Africa to&lt;br/&gt;700,000 to 800,000 tonnes from an estimated one mln in light of&lt;br/&gt;tighter export availability.&lt;br/&gt; REUTER&lt;br/&gt;</text:p>
          </table:table-cell>
          <table:table-cell office:value-type="string">
            <text:p>Rice</text:p>
          </table:table-cell>
          <table:table-cell office:value-type="string">
            <text:p>http://en.wikipedia.org/wiki/Rice</text:p>
          </table:table-cell>
          <table:table-cell office:value-type="string">
            <text:p>United States biofuel policies</text:p>
          </table:table-cell>
          <table:table-cell office:value-type="string">
            <text:p>http://en.wikipedia.org/wiki/United_States_biofuel_polic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82];&quot;,&quot;;[.AC582];&quot;,&quot;; TEXT([.AK58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O6RLPHIT3HA5Y0RSX2VJQ23VVH9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EYOQ1SNQQ7QLGOA80BCVR120KXR7T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5:59 GMT 2012</text:p>
          </table:table-cell>
          <table:table-cell office:value-type="string">
            <text:p>Wed Oct 03 09:16:04 GMT 2012</text:p>
          </table:table-cell>
          <table:table-cell office:value-type="string">
            <text:p>Wed Oct 10 02:16:04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rain/10701.txt</text:p>
          </table:table-cell>
          <table:table-cell office:value-type="string">
            <text:p>JAPAN ACTIVELY BOUGHT U.S. CORN LAST WEEK - TRADE&lt;br/&gt;&lt;br/&gt; <text:s text:c="3"/>TOKYO, March 30 - Japanese feed and starch makers actively&lt;br/&gt;bought U.S. Corn last week, C and F basis, for July/September&lt;br/&gt;shipment in view of bullish freight rates following active&lt;br/&gt;inquiries by the Soviet Union, trade sources said.&lt;br/&gt; <text:s text:c="3"/>Some said the makers were seen buying some 30 pct of their&lt;br/&gt;requirements, estimated at about three mln tonnes for the&lt;br/&gt;three-month shipment period.&lt;br/&gt; <text:s text:c="3"/>&amp;quot;Belief is growing that freight rates will not decline&lt;br/&gt;sharply from current high levels even in the usually sluggish&lt;br/&gt;summer season because the Soviet Union&amp;apos;s chartering is seen&lt;br/&gt;continuing five to seven months from April,&amp;quot; one source said.&lt;br/&gt; <text:s text:c="3"/>The sources said Japanese trading houses were seen covering&lt;br/&gt;a total of 500,000 tonnes of Chinese corn for shipment in May&lt;br/&gt;to October. But they are believed to have not yet sold most of&lt;br/&gt;the corn to end-users in anticipation of further corn price&lt;br/&gt;rises in the world market.&lt;br/&gt; <text:s text:c="3"/>Supply from Argentina and South Africa for July/September&lt;br/&gt;is still uncertain. But the sources forecast supplies from&lt;br/&gt;Argentina may fall to 400,000 to 500,000 tonnes from an&lt;br/&gt;anticipated 800,000 in calendar 1987 and from South Africa to&lt;br/&gt;700,000 to 800,000 tonnes from an estimated one mln in light of&lt;br/&gt;tighter export availability.&lt;br/&gt; REUTER&lt;br/&gt;</text:p>
          </table:table-cell>
          <table:table-cell office:value-type="string">
            <text:p>Rice</text:p>
          </table:table-cell>
          <table:table-cell office:value-type="string">
            <text:p>http://en.wikipedia.org/wiki/Rice</text:p>
          </table:table-cell>
          <table:table-cell office:value-type="string">
            <text:p>United States biofuel policies</text:p>
          </table:table-cell>
          <table:table-cell office:value-type="string">
            <text:p>http://en.wikipedia.org/wiki/United_States_biofuel_polic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83];&quot;,&quot;;[.AC583];&quot;,&quot;; TEXT([.AK58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3ZGYQ4J3NABLK3RMPFY6IT1V78PC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18NTBJ3MMDXKODCUGTKPB9MKR8BXU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16:07 GMT 2012</text:p>
          </table:table-cell>
          <table:table-cell office:value-type="string">
            <text:p>Wed Oct 03 08:16:15 GMT 2012</text:p>
          </table:table-cell>
          <table:table-cell office:value-type="string">
            <text:p>Wed Oct 10 01:16:15 PDT 201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acq/10694.txt</text:p>
          </table:table-cell>
          <table:table-cell office:value-type="string">
            <text:p>WOOLWORTH BIDS 244 MLN STG FOR SUPERDRUG&lt;br/&gt;&lt;br/&gt; <text:s text:c="3"/>LONDON, March 30 - Woolworth Holdings Plc &amp;lt;WLUK.L&amp;gt; said it&lt;br/&gt;would make a 244 mln stg agreed bid for &amp;lt;Superdrug Stores Plc&amp;gt;&lt;br/&gt;valuing the company&amp;apos;s shares at about 696p each.&lt;br/&gt; <text:s text:c="3"/>The offer would be made on the basis of 17 new Woolworth&lt;br/&gt;ordinary shares for every 20 in Superdrug.&lt;br/&gt; <text:s text:c="3"/>Woolworth said it had received acceptances from the holders&lt;br/&gt;of 61 pct of Superdrug shares.&lt;br/&gt; <text:s text:c="3"/>The bid is Woolworth&amp;apos;s second attempt in recent months to&lt;br/&gt;acquire a retail chemist chain. Earlier this year it negotiated&lt;br/&gt;a possible bid for &amp;lt;Underwoods Plc&amp;gt; buit the talks were broken&lt;br/&gt;off two weeks ago.&lt;br/&gt; <text:s text:c="3"/>Full acceptance of the offer would involve the issue of&lt;br/&gt;about 29.8 mln new Woolworth shares, or 14 pct of the enlarged&lt;br/&gt;share capital. A cash alternative would offer 646p for each&lt;br/&gt;share in Superdrug. Members of the Goldstein family have&lt;br/&gt;accepted the offer for 11.7 mln shares, which have not been&lt;br/&gt;underwritten.&lt;br/&gt; <text:s text:c="3"/>Another major shareholder, Rite Aid Corp&amp;apos;s Rite Investments&lt;br/&gt;Corp unit, had accepted the offer for 9.9 mln shares, and would&lt;br/&gt;take the cash alternative for 9.0 mln of these.&lt;br/&gt; <text:s text:c="3"/>In the year to end-January, Woolworth reported pretax&lt;br/&gt;profits sharply higher at 115.3 mln stg after 81.3 mln&lt;br/&gt;previously.&lt;br/&gt; <text:s text:c="3"/>In the year to end-February, Superdrug reported pretax&lt;br/&gt;profits of 12.26 mln after 10.36 mln previously on turnover&lt;br/&gt;that rose to 202.9 mln from 164.3 mln. Superdrug shares firmed&lt;br/&gt;to 670p from 480p on Friday. Woolworth eased to 813p from 830p.&lt;br/&gt; REUTER&lt;br/&gt;</text:p>
          </table:table-cell>
          <table:table-cell office:value-type="string">
            <text:p>Patrick Mercer</text:p>
          </table:table-cell>
          <table:table-cell office:value-type="string">
            <text:p>http://en.wikipedia.org/wiki/Patrick_Mercer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84];&quot;,&quot;;[.AC584];&quot;,&quot;; TEXT([.AK584];&quot;#&quot;))" office:value-type="string" office:string-value="RANDOM,EDA,1">
            <text:p>RANDOM,EDA,1</text:p>
          </table:table-cell>
        </table:table-row>
        <table:table-row table:style-name="ro1">
          <table:table-cell office:value-type="string">
            <text:p>23ZGYQ4J3NABLK3RMPFY6IT1V78PC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CFJQ2172Z995QUGRV3VMBU1ADAZRT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17:13 GMT 2012</text:p>
          </table:table-cell>
          <table:table-cell office:value-type="string">
            <text:p>Wed Oct 03 09:18:00 GMT 2012</text:p>
          </table:table-cell>
          <table:table-cell office:value-type="string">
            <text:p>Wed Oct 10 02:18:00 PDT 2012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acq/10694.txt</text:p>
          </table:table-cell>
          <table:table-cell office:value-type="string">
            <text:p>WOOLWORTH BIDS 244 MLN STG FOR SUPERDRUG&lt;br/&gt;&lt;br/&gt; <text:s text:c="3"/>LONDON, March 30 - Woolworth Holdings Plc &amp;lt;WLUK.L&amp;gt; said it&lt;br/&gt;would make a 244 mln stg agreed bid for &amp;lt;Superdrug Stores Plc&amp;gt;&lt;br/&gt;valuing the company&amp;apos;s shares at about 696p each.&lt;br/&gt; <text:s text:c="3"/>The offer would be made on the basis of 17 new Woolworth&lt;br/&gt;ordinary shares for every 20 in Superdrug.&lt;br/&gt; <text:s text:c="3"/>Woolworth said it had received acceptances from the holders&lt;br/&gt;of 61 pct of Superdrug shares.&lt;br/&gt; <text:s text:c="3"/>The bid is Woolworth&amp;apos;s second attempt in recent months to&lt;br/&gt;acquire a retail chemist chain. Earlier this year it negotiated&lt;br/&gt;a possible bid for &amp;lt;Underwoods Plc&amp;gt; buit the talks were broken&lt;br/&gt;off two weeks ago.&lt;br/&gt; <text:s text:c="3"/>Full acceptance of the offer would involve the issue of&lt;br/&gt;about 29.8 mln new Woolworth shares, or 14 pct of the enlarged&lt;br/&gt;share capital. A cash alternative would offer 646p for each&lt;br/&gt;share in Superdrug. Members of the Goldstein family have&lt;br/&gt;accepted the offer for 11.7 mln shares, which have not been&lt;br/&gt;underwritten.&lt;br/&gt; <text:s text:c="3"/>Another major shareholder, Rite Aid Corp&amp;apos;s Rite Investments&lt;br/&gt;Corp unit, had accepted the offer for 9.9 mln shares, and would&lt;br/&gt;take the cash alternative for 9.0 mln of these.&lt;br/&gt; <text:s text:c="3"/>In the year to end-January, Woolworth reported pretax&lt;br/&gt;profits sharply higher at 115.3 mln stg after 81.3 mln&lt;br/&gt;previously.&lt;br/&gt; <text:s text:c="3"/>In the year to end-February, Superdrug reported pretax&lt;br/&gt;profits of 12.26 mln after 10.36 mln previously on turnover&lt;br/&gt;that rose to 202.9 mln from 164.3 mln. Superdrug shares firmed&lt;br/&gt;to 670p from 480p on Friday. Woolworth eased to 813p from 830p.&lt;br/&gt; REUTER&lt;br/&gt;</text:p>
          </table:table-cell>
          <table:table-cell office:value-type="string">
            <text:p>Patrick Mercer</text:p>
          </table:table-cell>
          <table:table-cell office:value-type="string">
            <text:p>http://en.wikipedia.org/wiki/Patrick_Mercer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85];&quot;,&quot;;[.AC585];&quot;,&quot;; TEXT([.AK585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3ZGYQ4J3NABLK3RMPFY6IT1V78PC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F73Q0JG5TYM2LK3IE0FHSSSORJJFU</text:p>
          </table:table-cell>
          <table:table-cell office:value-type="string">
            <text:p>A69J3EU0HPMTC</text:p>
          </table:table-cell>
          <table:table-cell office:value-type="string">
            <text:p>Submitted</text:p>
          </table:table-cell>
          <table:table-cell office:value-type="string">
            <text:p>Wed Oct 03 07:41:31 GMT 2012</text:p>
          </table:table-cell>
          <table:table-cell office:value-type="string">
            <text:p>Wed Oct 03 07:41:45 GMT 2012</text:p>
          </table:table-cell>
          <table:table-cell office:value-type="string">
            <text:p>Wed Oct 10 00:41:45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acq/10694.txt</text:p>
          </table:table-cell>
          <table:table-cell office:value-type="string">
            <text:p>WOOLWORTH BIDS 244 MLN STG FOR SUPERDRUG&lt;br/&gt;&lt;br/&gt; <text:s text:c="3"/>LONDON, March 30 - Woolworth Holdings Plc &amp;lt;WLUK.L&amp;gt; said it&lt;br/&gt;would make a 244 mln stg agreed bid for &amp;lt;Superdrug Stores Plc&amp;gt;&lt;br/&gt;valuing the company&amp;apos;s shares at about 696p each.&lt;br/&gt; <text:s text:c="3"/>The offer would be made on the basis of 17 new Woolworth&lt;br/&gt;ordinary shares for every 20 in Superdrug.&lt;br/&gt; <text:s text:c="3"/>Woolworth said it had received acceptances from the holders&lt;br/&gt;of 61 pct of Superdrug shares.&lt;br/&gt; <text:s text:c="3"/>The bid is Woolworth&amp;apos;s second attempt in recent months to&lt;br/&gt;acquire a retail chemist chain. Earlier this year it negotiated&lt;br/&gt;a possible bid for &amp;lt;Underwoods Plc&amp;gt; buit the talks were broken&lt;br/&gt;off two weeks ago.&lt;br/&gt; <text:s text:c="3"/>Full acceptance of the offer would involve the issue of&lt;br/&gt;about 29.8 mln new Woolworth shares, or 14 pct of the enlarged&lt;br/&gt;share capital. A cash alternative would offer 646p for each&lt;br/&gt;share in Superdrug. Members of the Goldstein family have&lt;br/&gt;accepted the offer for 11.7 mln shares, which have not been&lt;br/&gt;underwritten.&lt;br/&gt; <text:s text:c="3"/>Another major shareholder, Rite Aid Corp&amp;apos;s Rite Investments&lt;br/&gt;Corp unit, had accepted the offer for 9.9 mln shares, and would&lt;br/&gt;take the cash alternative for 9.0 mln of these.&lt;br/&gt; <text:s text:c="3"/>In the year to end-January, Woolworth reported pretax&lt;br/&gt;profits sharply higher at 115.3 mln stg after 81.3 mln&lt;br/&gt;previously.&lt;br/&gt; <text:s text:c="3"/>In the year to end-February, Superdrug reported pretax&lt;br/&gt;profits of 12.26 mln after 10.36 mln previously on turnover&lt;br/&gt;that rose to 202.9 mln from 164.3 mln. Superdrug shares firmed&lt;br/&gt;to 670p from 480p on Friday. Woolworth eased to 813p from 830p.&lt;br/&gt; REUTER&lt;br/&gt;</text:p>
          </table:table-cell>
          <table:table-cell office:value-type="string">
            <text:p>Patrick Mercer</text:p>
          </table:table-cell>
          <table:table-cell office:value-type="string">
            <text:p>http://en.wikipedia.org/wiki/Patrick_Mercer</text:p>
          </table:table-cell>
          <table:table-cell office:value-type="string">
            <text:p>Types of business entity</text:p>
          </table:table-cell>
          <table:table-cell office:value-type="string">
            <text:p>http://en.wikipedia.org/wiki/Types_of_business_entit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86];&quot;,&quot;;[.AC586];&quot;,&quot;; TEXT([.AK586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4M6UXFCD45XRNHSK2ETSIN3V4IUW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40LZ6R70G5ROH1DQDMEFWSS0HLO86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41:53 GMT 2012</text:p>
          </table:table-cell>
          <table:table-cell office:value-type="string">
            <text:p>Wed Oct 03 09:42:12 GMT 2012</text:p>
          </table:table-cell>
          <table:table-cell office:value-type="string">
            <text:p>Wed Oct 10 02:42:12 PDT 201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fishmeal/02557.txt</text:p>
          </table:table-cell>
          <table:table-cell office:value-type="string">
            <text:p>WEST GERMAN FISHMEAL IMPORTS HIGHEST IN 15 YEARS&lt;br/&gt;&lt;br/&gt; <text:s text:c="3"/>HAMBURG, March 6 - West German gross fishmeal imports rose&lt;br/&gt;60,260 tonnes, or 14.6 pct, last year to 471,891 tonnes, the&lt;br/&gt;highest level since 1972, trade sources said.&lt;br/&gt; <text:s text:c="3"/>Re-exports fell by 6.6 pct, resulting in a surge in net&lt;br/&gt;imports from 175,901 to 251,708 tonnes, an increase of 43 pct.&lt;br/&gt; <text:s text:c="3"/>Total West German consumption was estimated at around a&lt;br/&gt;high 287,000 tonnes, largely reflecting attractive prices. The&lt;br/&gt;sources, however, could not give comparative figures for 1985.&lt;br/&gt; <text:s text:c="3"/>South American producer countries supplied 97 pct of West&lt;br/&gt;German requirements, with Chile shipping 229,176 tonnes (1985 -&lt;br/&gt;182,959) and Peru 210,513 (147,014) tonnes.&lt;br/&gt; <text:s text:c="3"/>The two South American countries&amp;apos; share of the West German&lt;br/&gt;market rose to 93.2 pct from 80.2 pct because imports from&lt;br/&gt;Ecuador fell to 21,110 tonnes in 1986 from 51,722 in 1985.&lt;br/&gt; <text:s text:c="3"/>West Germany imported 56,823 tonnes of fishmeal in&lt;br/&gt;December, up from 46,236 tonnes in the same 1985 month, with&lt;br/&gt;re-exports at 22,262 tonnes after 25,062 a year earlier.&lt;br/&gt; Reuter&lt;br/&gt;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 office:value-type="string">
            <text:p>Back of the Throat</text:p>
          </table:table-cell>
          <table:table-cell office:value-type="string">
            <text:p>http://en.wikipedia.org/wiki/Back_of_the_Throa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87];&quot;,&quot;;[.AC587];&quot;,&quot;; TEXT([.AK587];&quot;#&quot;))" office:value-type="string" office:string-value="EDA,RANDOM,2">
            <text:p>EDA,RANDOM,2</text:p>
          </table:table-cell>
        </table:table-row>
        <table:table-row table:style-name="ro1">
          <table:table-cell office:value-type="string">
            <text:p>24M6UXFCD45XRNHSK2ETSIN3V4IUW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49YW2GTP9RAM1T1TBX96SOFEU2OTR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6:45 GMT 2012</text:p>
          </table:table-cell>
          <table:table-cell office:value-type="string">
            <text:p>Wed Oct 03 07:56:55 GMT 2012</text:p>
          </table:table-cell>
          <table:table-cell office:value-type="string">
            <text:p>Wed Oct 10 00:56:55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fishmeal/02557.txt</text:p>
          </table:table-cell>
          <table:table-cell office:value-type="string">
            <text:p>WEST GERMAN FISHMEAL IMPORTS HIGHEST IN 15 YEARS&lt;br/&gt;&lt;br/&gt; <text:s text:c="3"/>HAMBURG, March 6 - West German gross fishmeal imports rose&lt;br/&gt;60,260 tonnes, or 14.6 pct, last year to 471,891 tonnes, the&lt;br/&gt;highest level since 1972, trade sources said.&lt;br/&gt; <text:s text:c="3"/>Re-exports fell by 6.6 pct, resulting in a surge in net&lt;br/&gt;imports from 175,901 to 251,708 tonnes, an increase of 43 pct.&lt;br/&gt; <text:s text:c="3"/>Total West German consumption was estimated at around a&lt;br/&gt;high 287,000 tonnes, largely reflecting attractive prices. The&lt;br/&gt;sources, however, could not give comparative figures for 1985.&lt;br/&gt; <text:s text:c="3"/>South American producer countries supplied 97 pct of West&lt;br/&gt;German requirements, with Chile shipping 229,176 tonnes (1985 -&lt;br/&gt;182,959) and Peru 210,513 (147,014) tonnes.&lt;br/&gt; <text:s text:c="3"/>The two South American countries&amp;apos; share of the West German&lt;br/&gt;market rose to 93.2 pct from 80.2 pct because imports from&lt;br/&gt;Ecuador fell to 21,110 tonnes in 1986 from 51,722 in 1985.&lt;br/&gt; <text:s text:c="3"/>West Germany imported 56,823 tonnes of fishmeal in&lt;br/&gt;December, up from 46,236 tonnes in the same 1985 month, with&lt;br/&gt;re-exports at 22,262 tonnes after 25,062 a year earlier.&lt;br/&gt; Reuter&lt;br/&gt;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 office:value-type="string">
            <text:p>Back of the Throat</text:p>
          </table:table-cell>
          <table:table-cell office:value-type="string">
            <text:p>http://en.wikipedia.org/wiki/Back_of_the_Throa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88];&quot;,&quot;;[.AC588];&quot;,&quot;; TEXT([.AK588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4M6UXFCD45XRNHSK2ETSIN3V4IUW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7P2Q45UUKQODPBN3BESGOG08UTCUC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2:53 GMT 2012</text:p>
          </table:table-cell>
          <table:table-cell office:value-type="string">
            <text:p>Wed Oct 03 09:12:56 GMT 2012</text:p>
          </table:table-cell>
          <table:table-cell office:value-type="string">
            <text:p>Wed Oct 10 02:12:56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RANDOM</text:p>
          </table:table-cell>
          <table:table-cell office:value-type="string">
            <text:p>/home/jjfresh/Data/reuters21578/data/fishmeal/02557.txt</text:p>
          </table:table-cell>
          <table:table-cell office:value-type="string">
            <text:p>WEST GERMAN FISHMEAL IMPORTS HIGHEST IN 15 YEARS&lt;br/&gt;&lt;br/&gt; <text:s text:c="3"/>HAMBURG, March 6 - West German gross fishmeal imports rose&lt;br/&gt;60,260 tonnes, or 14.6 pct, last year to 471,891 tonnes, the&lt;br/&gt;highest level since 1972, trade sources said.&lt;br/&gt; <text:s text:c="3"/>Re-exports fell by 6.6 pct, resulting in a surge in net&lt;br/&gt;imports from 175,901 to 251,708 tonnes, an increase of 43 pct.&lt;br/&gt; <text:s text:c="3"/>Total West German consumption was estimated at around a&lt;br/&gt;high 287,000 tonnes, largely reflecting attractive prices. The&lt;br/&gt;sources, however, could not give comparative figures for 1985.&lt;br/&gt; <text:s text:c="3"/>South American producer countries supplied 97 pct of West&lt;br/&gt;German requirements, with Chile shipping 229,176 tonnes (1985 -&lt;br/&gt;182,959) and Peru 210,513 (147,014) tonnes.&lt;br/&gt; <text:s text:c="3"/>The two South American countries&amp;apos; share of the West German&lt;br/&gt;market rose to 93.2 pct from 80.2 pct because imports from&lt;br/&gt;Ecuador fell to 21,110 tonnes in 1986 from 51,722 in 1985.&lt;br/&gt; <text:s text:c="3"/>West Germany imported 56,823 tonnes of fishmeal in&lt;br/&gt;December, up from 46,236 tonnes in the same 1985 month, with&lt;br/&gt;re-exports at 22,262 tonnes after 25,062 a year earlier.&lt;br/&gt; Reuter&lt;br/&gt;</text:p>
          </table:table-cell>
          <table:table-cell office:value-type="string">
            <text:p>International rankings of Iran</text:p>
          </table:table-cell>
          <table:table-cell office:value-type="string">
            <text:p>http://en.wikipedia.org/wiki/International_rankings_of_Iran</text:p>
          </table:table-cell>
          <table:table-cell office:value-type="string">
            <text:p>Back of the Throat</text:p>
          </table:table-cell>
          <table:table-cell office:value-type="string">
            <text:p>http://en.wikipedia.org/wiki/Back_of_the_Throat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89];&quot;,&quot;;[.AC589];&quot;,&quot;; TEXT([.AK589];&quot;#&quot;))" office:value-type="string" office:string-value="EDA,RANDOM,1">
            <text:p>EDA,RANDOM,1</text:p>
          </table:table-cell>
        </table:table-row>
        <table:table-row table:style-name="ro1">
          <table:table-cell office:value-type="string">
            <text:p>2EWRSQV66RLPWRH8O5NA3KI64BCC4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6NOX7H57DZK4O29LQ4HLM25S25A06</text:p>
          </table:table-cell>
          <table:table-cell office:value-type="string">
            <text:p>AG9OVDED75POC</text:p>
          </table:table-cell>
          <table:table-cell office:value-type="string">
            <text:p>Submitted</text:p>
          </table:table-cell>
          <table:table-cell office:value-type="string">
            <text:p>Wed Oct 03 09:33:36 GMT 2012</text:p>
          </table:table-cell>
          <table:table-cell office:value-type="string">
            <text:p>Wed Oct 03 09:34:25 GMT 2012</text:p>
          </table:table-cell>
          <table:table-cell office:value-type="string">
            <text:p>Wed Oct 10 02:34:25 PDT 2012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as/07854.txt</text:p>
          </table:table-cell>
          <table:table-cell office:value-type="string">
            <text:p>FTC URGES VETO OF GEORGIA GASOLINE STATION BILL&lt;br/&gt;&lt;br/&gt; <text:s text:c="3"/>WASHINGTON, March 20 - The Federal Trade Commission said&lt;br/&gt;its staff has urged the governor of Georgia to veto a bill that&lt;br/&gt;would prohibit petroleum refiners from owning and operating&lt;br/&gt;retail gasoline stations.&lt;br/&gt; <text:s text:c="3"/>The proposed legislation is aimed at preventing large oil&lt;br/&gt;refiners and marketers from using predatory or monopolistic&lt;br/&gt;practices against franchised dealers.&lt;br/&gt; <text:s text:c="3"/>But the FTC said fears of refiner-owned stations as part of&lt;br/&gt;a scheme of predatory or monopolistic practices are unfounded.&lt;br/&gt;It called the bill anticompetitive and warned that it would&lt;br/&gt;force higher gasoline prices for Georgia motorists.&lt;br/&gt; Reuter&lt;br/&gt;</text:p>
          </table:table-cell>
          <table:table-cell office:value-type="string">
            <text:p>Glass–Steagall Act</text:p>
          </table:table-cell>
          <table:table-cell office:value-type="string">
            <text:p>http://en.wikipedia.org/wiki/Glass–Steagall_Ac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0];&quot;,&quot;;[.AC590];&quot;,&quot;; TEXT([.AK59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EWRSQV66RLPWRH8O5NA3KI64BCC4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BNP9746OQ1S2ZECXGY0D1QKJHD2M1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4:44 GMT 2012</text:p>
          </table:table-cell>
          <table:table-cell office:value-type="string">
            <text:p>Wed Oct 03 09:14:48 GMT 2012</text:p>
          </table:table-cell>
          <table:table-cell office:value-type="string">
            <text:p>Wed Oct 10 02:14:48 PDT 20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as/07854.txt</text:p>
          </table:table-cell>
          <table:table-cell office:value-type="string">
            <text:p>FTC URGES VETO OF GEORGIA GASOLINE STATION BILL&lt;br/&gt;&lt;br/&gt; <text:s text:c="3"/>WASHINGTON, March 20 - The Federal Trade Commission said&lt;br/&gt;its staff has urged the governor of Georgia to veto a bill that&lt;br/&gt;would prohibit petroleum refiners from owning and operating&lt;br/&gt;retail gasoline stations.&lt;br/&gt; <text:s text:c="3"/>The proposed legislation is aimed at preventing large oil&lt;br/&gt;refiners and marketers from using predatory or monopolistic&lt;br/&gt;practices against franchised dealers.&lt;br/&gt; <text:s text:c="3"/>But the FTC said fears of refiner-owned stations as part of&lt;br/&gt;a scheme of predatory or monopolistic practices are unfounded.&lt;br/&gt;It called the bill anticompetitive and warned that it would&lt;br/&gt;force higher gasoline prices for Georgia motorists.&lt;br/&gt; Reuter&lt;br/&gt;</text:p>
          </table:table-cell>
          <table:table-cell office:value-type="string">
            <text:p>Glass–Steagall Act</text:p>
          </table:table-cell>
          <table:table-cell office:value-type="string">
            <text:p>http://en.wikipedia.org/wiki/Glass–Steagall_Ac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91];&quot;,&quot;;[.AC591];&quot;,&quot;; TEXT([.AK59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EWRSQV66RLPWRH8O5NA3KI64BCC4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W9GYQ4J3NABLK3RMPFY6IT10D2CPH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35:33 GMT 2012</text:p>
          </table:table-cell>
          <table:table-cell office:value-type="string">
            <text:p>Wed Oct 03 09:36:05 GMT 2012</text:p>
          </table:table-cell>
          <table:table-cell office:value-type="string">
            <text:p>Wed Oct 10 02:36:05 PDT 201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gas/07854.txt</text:p>
          </table:table-cell>
          <table:table-cell office:value-type="string">
            <text:p>FTC URGES VETO OF GEORGIA GASOLINE STATION BILL&lt;br/&gt;&lt;br/&gt; <text:s text:c="3"/>WASHINGTON, March 20 - The Federal Trade Commission said&lt;br/&gt;its staff has urged the governor of Georgia to veto a bill that&lt;br/&gt;would prohibit petroleum refiners from owning and operating&lt;br/&gt;retail gasoline stations.&lt;br/&gt; <text:s text:c="3"/>The proposed legislation is aimed at preventing large oil&lt;br/&gt;refiners and marketers from using predatory or monopolistic&lt;br/&gt;practices against franchised dealers.&lt;br/&gt; <text:s text:c="3"/>But the FTC said fears of refiner-owned stations as part of&lt;br/&gt;a scheme of predatory or monopolistic practices are unfounded.&lt;br/&gt;It called the bill anticompetitive and warned that it would&lt;br/&gt;force higher gasoline prices for Georgia motorists.&lt;br/&gt; Reuter&lt;br/&gt;</text:p>
          </table:table-cell>
          <table:table-cell office:value-type="string">
            <text:p>Glass–Steagall Act</text:p>
          </table:table-cell>
          <table:table-cell office:value-type="string">
            <text:p>http://en.wikipedia.org/wiki/Glass–Steagall_Ac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2];&quot;,&quot;;[.AC592];&quot;,&quot;; TEXT([.AK59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9D7WGKCCVLLILY8AW8AXQ4CBBK4U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06OZFYQS1CS8VCK414SCIC1LS0MJ9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27:16 GMT 2012</text:p>
          </table:table-cell>
          <table:table-cell office:value-type="string">
            <text:p>Wed Oct 03 09:27:31 GMT 2012</text:p>
          </table:table-cell>
          <table:table-cell office:value-type="string">
            <text:p>Wed Oct 10 02:27:31 PDT 20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0527.txt</text:p>
          </table:table-cell>
          <table:table-cell office:value-type="string">
            <text:p>LSB &amp;lt;LSB&amp;gt; IN PACT TO ACQUIRE NORTHWEST FEDERAL&lt;br/&gt;&lt;br/&gt; <text:s text:c="3"/>OKLAHOMA CITY, OK., March 27 - LSB Industries Inc said it&lt;br/&gt;entered into an agreement to acquire Northwest Federal Savings&lt;br/&gt;and Loan Association of Woodward, Oklahoma.&lt;br/&gt; <text:s text:c="3"/>Upon completion of the acquisition, LSB would pay about 1.5&lt;br/&gt;mln dlrs to the shareholders of Northwest and transfer to&lt;br/&gt;Northwest Federal certain assets having a net current appraised&lt;br/&gt;value of not less than 30 mln dlrs.&lt;br/&gt; <text:s text:c="3"/>At completion of this transaction, Northwest Federal would&lt;br/&gt;be a subsidiary of LSB&amp;apos;s non-consolidated wholly-owned&lt;br/&gt;financial subsidiary.&lt;br/&gt; <text:s text:c="3"/>The acquisition is subject to obtaining approvals, waivers&lt;br/&gt;and forbearances from the Federal Home Loan Bank Board and&lt;br/&gt;other government approvals.&lt;br/&gt; Reuter&lt;br/&gt;</text:p>
          </table:table-cell>
          <table:table-cell office:value-type="string">
            <text:p>TD Banknorth</text:p>
          </table:table-cell>
          <table:table-cell office:value-type="string">
            <text:p>http://en.wikipedia.org/wiki/TD_Banknorth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3];&quot;,&quot;;[.AC593];&quot;,&quot;; TEXT([.AK59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9D7WGKCCVLLILY8AW8AXQ4CBBK4U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N52AC9KSSZVC6QVBFLUSQOYNH11JC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6:08 GMT 2012</text:p>
          </table:table-cell>
          <table:table-cell office:value-type="string">
            <text:p>Wed Oct 03 07:56:19 GMT 2012</text:p>
          </table:table-cell>
          <table:table-cell office:value-type="string">
            <text:p>Wed Oct 10 00:56:19 PDT 201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 office:value-type="string">
            <text:p>100% (29/29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0527.txt</text:p>
          </table:table-cell>
          <table:table-cell office:value-type="string">
            <text:p>LSB &amp;lt;LSB&amp;gt; IN PACT TO ACQUIRE NORTHWEST FEDERAL&lt;br/&gt;&lt;br/&gt; <text:s text:c="3"/>OKLAHOMA CITY, OK., March 27 - LSB Industries Inc said it&lt;br/&gt;entered into an agreement to acquire Northwest Federal Savings&lt;br/&gt;and Loan Association of Woodward, Oklahoma.&lt;br/&gt; <text:s text:c="3"/>Upon completion of the acquisition, LSB would pay about 1.5&lt;br/&gt;mln dlrs to the shareholders of Northwest and transfer to&lt;br/&gt;Northwest Federal certain assets having a net current appraised&lt;br/&gt;value of not less than 30 mln dlrs.&lt;br/&gt; <text:s text:c="3"/>At completion of this transaction, Northwest Federal would&lt;br/&gt;be a subsidiary of LSB&amp;apos;s non-consolidated wholly-owned&lt;br/&gt;financial subsidiary.&lt;br/&gt; <text:s text:c="3"/>The acquisition is subject to obtaining approvals, waivers&lt;br/&gt;and forbearances from the Federal Home Loan Bank Board and&lt;br/&gt;other government approvals.&lt;br/&gt; Reuter&lt;br/&gt;</text:p>
          </table:table-cell>
          <table:table-cell office:value-type="string">
            <text:p>TD Banknorth</text:p>
          </table:table-cell>
          <table:table-cell office:value-type="string">
            <text:p>http://en.wikipedia.org/wiki/TD_Banknorth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4];&quot;,&quot;;[.AC594];&quot;,&quot;; TEXT([.AK59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9D7WGKCCVLLILY8AW8AXQ4CBBK4U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R7L42J1LY58QGQCTA9GNKHD80KP4G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17:23 GMT 2012</text:p>
          </table:table-cell>
          <table:table-cell office:value-type="string">
            <text:p>Wed Oct 03 09:17:28 GMT 2012</text:p>
          </table:table-cell>
          <table:table-cell office:value-type="string">
            <text:p>Wed Oct 10 02:17:28 PDT 20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/home/jjfresh/Data/reuters21578/data/acq/10527.txt</text:p>
          </table:table-cell>
          <table:table-cell office:value-type="string">
            <text:p>LSB &amp;lt;LSB&amp;gt; IN PACT TO ACQUIRE NORTHWEST FEDERAL&lt;br/&gt;&lt;br/&gt; <text:s text:c="3"/>OKLAHOMA CITY, OK., March 27 - LSB Industries Inc said it&lt;br/&gt;entered into an agreement to acquire Northwest Federal Savings&lt;br/&gt;and Loan Association of Woodward, Oklahoma.&lt;br/&gt; <text:s text:c="3"/>Upon completion of the acquisition, LSB would pay about 1.5&lt;br/&gt;mln dlrs to the shareholders of Northwest and transfer to&lt;br/&gt;Northwest Federal certain assets having a net current appraised&lt;br/&gt;value of not less than 30 mln dlrs.&lt;br/&gt; <text:s text:c="3"/>At completion of this transaction, Northwest Federal would&lt;br/&gt;be a subsidiary of LSB&amp;apos;s non-consolidated wholly-owned&lt;br/&gt;financial subsidiary.&lt;br/&gt; <text:s text:c="3"/>The acquisition is subject to obtaining approvals, waivers&lt;br/&gt;and forbearances from the Federal Home Loan Bank Board and&lt;br/&gt;other government approvals.&lt;br/&gt; Reuter&lt;br/&gt;</text:p>
          </table:table-cell>
          <table:table-cell office:value-type="string">
            <text:p>TD Banknorth</text:p>
          </table:table-cell>
          <table:table-cell office:value-type="string">
            <text:p>http://en.wikipedia.org/wiki/TD_Banknorth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5];&quot;,&quot;;[.AC595];&quot;,&quot;; TEXT([.AK59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12D21O3W5XW97UW292SYEPNGI9F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MPKNQY2RCJKLCN0LD8R8KUIHKV3SP</text:p>
          </table:table-cell>
          <table:table-cell office:value-type="string">
            <text:p>A38G57Q30RH29Q</text:p>
          </table:table-cell>
          <table:table-cell office:value-type="string">
            <text:p>Submitted</text:p>
          </table:table-cell>
          <table:table-cell office:value-type="string">
            <text:p>Wed Oct 03 09:03:25 GMT 2012</text:p>
          </table:table-cell>
          <table:table-cell office:value-type="string">
            <text:p>Wed Oct 03 09:05:28 GMT 2012</text:p>
          </table:table-cell>
          <table:table-cell office:value-type="string">
            <text:p>Wed Oct 10 02:05:28 PDT 2012</text:p>
          </table:table-cell>
          <table:table-cell table:number-columns-repeated="3"/>
          <table:table-cell office:value-type="float" office:value="123">
            <text:p>123</text:p>
          </table:table-cell>
          <table:table-cell table:number-columns-repeated="3"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02601.txt</text:p>
          </table:table-cell>
          <table:table-cell office:value-type="string">
            <text:p>NEW DUTCH SPECIAL ADVANCES ANNOUNCED AT 5.3 PCT&lt;br/&gt;&lt;br/&gt; <text:s text:c="3"/>AMSTERDAM, March 6 - The Dutch central bank announced new&lt;br/&gt;eleven-day special advances at an unchanged 5.3 pct to aid&lt;br/&gt;money market liquidity, covering the period March 9 to 20.&lt;br/&gt; <text:s text:c="3"/>The amount will be set at tender on Monday March 9 between&lt;br/&gt;0800 and 0830 GMT. The new facility will replace the current&lt;br/&gt;4.8 billion guilders of seven-day advances expiring Monday.&lt;br/&gt; <text:s text:c="3"/>Money dealers estimated today&amp;apos;s money market shortage at 11&lt;br/&gt;to 11.25 billion guilders, barely changed from yesterday.&lt;br/&gt; <text:s text:c="3"/>They said call money was still relatively high at 6-1/8 to&lt;br/&gt;6-1/4 pct as a result of the tight set of bids accepted by the&lt;br/&gt;Bank for the previous seven-day facility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Deutsche Bundesbank</text:p>
          </table:table-cell>
          <table:table-cell office:value-type="string">
            <text:p>http://en.wikipedia.org/wiki/Deutsche_Bundesban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6];&quot;,&quot;;[.AC596];&quot;,&quot;; TEXT([.AK59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X12D21O3W5XW97UW292SYEPNGI9F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NAPDOBDDP8PY58ZKNZXUB3QA3M2DK</text:p>
          </table:table-cell>
          <table:table-cell office:value-type="string">
            <text:p>AE3ML0W24YFNL</text:p>
          </table:table-cell>
          <table:table-cell office:value-type="string">
            <text:p>Submitted</text:p>
          </table:table-cell>
          <table:table-cell office:value-type="string">
            <text:p>Wed Oct 03 09:45:30 GMT 2012</text:p>
          </table:table-cell>
          <table:table-cell office:value-type="string">
            <text:p>Wed Oct 03 09:45:56 GMT 2012</text:p>
          </table:table-cell>
          <table:table-cell office:value-type="string">
            <text:p>Wed Oct 10 02:45:56 PDT 201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02601.txt</text:p>
          </table:table-cell>
          <table:table-cell office:value-type="string">
            <text:p>NEW DUTCH SPECIAL ADVANCES ANNOUNCED AT 5.3 PCT&lt;br/&gt;&lt;br/&gt; <text:s text:c="3"/>AMSTERDAM, March 6 - The Dutch central bank announced new&lt;br/&gt;eleven-day special advances at an unchanged 5.3 pct to aid&lt;br/&gt;money market liquidity, covering the period March 9 to 20.&lt;br/&gt; <text:s text:c="3"/>The amount will be set at tender on Monday March 9 between&lt;br/&gt;0800 and 0830 GMT. The new facility will replace the current&lt;br/&gt;4.8 billion guilders of seven-day advances expiring Monday.&lt;br/&gt; <text:s text:c="3"/>Money dealers estimated today&amp;apos;s money market shortage at 11&lt;br/&gt;to 11.25 billion guilders, barely changed from yesterday.&lt;br/&gt; <text:s text:c="3"/>They said call money was still relatively high at 6-1/8 to&lt;br/&gt;6-1/4 pct as a result of the tight set of bids accepted by the&lt;br/&gt;Bank for the previous seven-day facility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Deutsche Bundesbank</text:p>
          </table:table-cell>
          <table:table-cell office:value-type="string">
            <text:p>http://en.wikipedia.org/wiki/Deutsche_Bundesban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7];&quot;,&quot;;[.AC597];&quot;,&quot;; TEXT([.AK59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X12D21O3W5XW97UW292SYEPNGI9F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QMLF395SW6NVA3XAXPNRBYF89ISE2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8:09:16 GMT 2012</text:p>
          </table:table-cell>
          <table:table-cell office:value-type="string">
            <text:p>Wed Oct 03 08:09:40 GMT 2012</text:p>
          </table:table-cell>
          <table:table-cell office:value-type="string">
            <text:p>Wed Oct 10 01:09:40 PDT 2012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 office:value-type="string">
            <text:p>100% (29/29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/home/jjfresh/Data/reuters21578/data/money-fx/02601.txt</text:p>
          </table:table-cell>
          <table:table-cell office:value-type="string">
            <text:p>NEW DUTCH SPECIAL ADVANCES ANNOUNCED AT 5.3 PCT&lt;br/&gt;&lt;br/&gt; <text:s text:c="3"/>AMSTERDAM, March 6 - The Dutch central bank announced new&lt;br/&gt;eleven-day special advances at an unchanged 5.3 pct to aid&lt;br/&gt;money market liquidity, covering the period March 9 to 20.&lt;br/&gt; <text:s text:c="3"/>The amount will be set at tender on Monday March 9 between&lt;br/&gt;0800 and 0830 GMT. The new facility will replace the current&lt;br/&gt;4.8 billion guilders of seven-day advances expiring Monday.&lt;br/&gt; <text:s text:c="3"/>Money dealers estimated today&amp;apos;s money market shortage at 11&lt;br/&gt;to 11.25 billion guilders, barely changed from yesterday.&lt;br/&gt; <text:s text:c="3"/>They said call money was still relatively high at 6-1/8 to&lt;br/&gt;6-1/4 pct as a result of the tight set of bids accepted by the&lt;br/&gt;Bank for the previous seven-day facility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Deutsche Bundesbank</text:p>
          </table:table-cell>
          <table:table-cell office:value-type="string">
            <text:p>http://en.wikipedia.org/wiki/Deutsche_Bundesban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98];&quot;,&quot;;[.AC598];&quot;,&quot;; TEXT([.AK59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A4OFXRDS4ICGNMIU7AFU11A46OUX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8FJ92NJKM05QV7Y1RPWAGTPGLXE9H</text:p>
          </table:table-cell>
          <table:table-cell office:value-type="string">
            <text:p>A2O5PN17VNYXI0</text:p>
          </table:table-cell>
          <table:table-cell office:value-type="string">
            <text:p>Submitted</text:p>
          </table:table-cell>
          <table:table-cell office:value-type="string">
            <text:p>Wed Oct 03 09:27:28 GMT 2012</text:p>
          </table:table-cell>
          <table:table-cell office:value-type="string">
            <text:p>Wed Oct 03 09:27:31 GMT 2012</text:p>
          </table:table-cell>
          <table:table-cell office:value-type="string">
            <text:p>Wed Oct 10 02:27:31 PDT 201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cocoa/09903.txt</text:p>
          </table:table-cell>
          <table:table-cell office:value-type="string">
            <text:p>MADAGASCAR COCOA PRODUCTION ESTIMATED HIGHER&lt;br/&gt;&lt;br/&gt; <text:s text:c="3"/>ANTANANARIVO, March 26 - Madagascar&amp;apos;s cocoa production is&lt;br/&gt;estimated 13 pct higher this year at 2,720 tonnes, up from&lt;br/&gt;2,400 in 1986, Agriculture Ministry officials said.&lt;br/&gt; <text:s text:c="3"/>This improvement reflects the government&amp;apos;s efforts over the&lt;br/&gt;last seven years to extend existing cocoa plantations and plant&lt;br/&gt;new higher yielding varieties, particularly at the northern tip&lt;br/&gt;of the island, they said.&lt;br/&gt; <text:s text:c="3"/>Last year, Madagascar exported 2,189 tonnes of high quality&lt;br/&gt;cocoa, up from 1,624 in 1985, the Trade Ministry said.&lt;br/&gt; <text:s text:c="3"/>This year&amp;apos;s exports are estimated at 2,400 tonnes.&lt;br/&gt; Reuter&lt;br/&gt;</text:p>
          </table:table-cell>
          <table:table-cell office:value-type="string">
            <text:p>Greg Rudsedski</text:p>
          </table:table-cell>
          <table:table-cell office:value-type="string">
            <text:p>http://en.wikipedia.org/wiki/Greg_Rudsedski</text:p>
          </table:table-cell>
          <table:table-cell office:value-type="string">
            <text:p>Cocoa bean</text:p>
          </table:table-cell>
          <table:table-cell office:value-type="string">
            <text:p>http://en.wikipedia.org/wiki/Cocoa_be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99];&quot;,&quot;;[.AC599];&quot;,&quot;; TEXT([.AK599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A4OFXRDS4ICGNMIU7AFU11A46OUX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NXNQYN5F3Q0YPTY5WEC4YB4G9S9DF</text:p>
          </table:table-cell>
          <table:table-cell office:value-type="string">
            <text:p>A28TXBSZPWMEU9</text:p>
          </table:table-cell>
          <table:table-cell office:value-type="string">
            <text:p>Submitted</text:p>
          </table:table-cell>
          <table:table-cell office:value-type="string">
            <text:p>Wed Oct 03 07:55:41 GMT 2012</text:p>
          </table:table-cell>
          <table:table-cell office:value-type="string">
            <text:p>Wed Oct 03 07:55:51 GMT 2012</text:p>
          </table:table-cell>
          <table:table-cell office:value-type="string">
            <text:p>Wed Oct 10 00:55:51 PDT 20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string">
            <text:p>100% (29/29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cocoa/09903.txt</text:p>
          </table:table-cell>
          <table:table-cell office:value-type="string">
            <text:p>MADAGASCAR COCOA PRODUCTION ESTIMATED HIGHER&lt;br/&gt;&lt;br/&gt; <text:s text:c="3"/>ANTANANARIVO, March 26 - Madagascar&amp;apos;s cocoa production is&lt;br/&gt;estimated 13 pct higher this year at 2,720 tonnes, up from&lt;br/&gt;2,400 in 1986, Agriculture Ministry officials said.&lt;br/&gt; <text:s text:c="3"/>This improvement reflects the government&amp;apos;s efforts over the&lt;br/&gt;last seven years to extend existing cocoa plantations and plant&lt;br/&gt;new higher yielding varieties, particularly at the northern tip&lt;br/&gt;of the island, they said.&lt;br/&gt; <text:s text:c="3"/>Last year, Madagascar exported 2,189 tonnes of high quality&lt;br/&gt;cocoa, up from 1,624 in 1985, the Trade Ministry said.&lt;br/&gt; <text:s text:c="3"/>This year&amp;apos;s exports are estimated at 2,400 tonnes.&lt;br/&gt; Reuter&lt;br/&gt;</text:p>
          </table:table-cell>
          <table:table-cell office:value-type="string">
            <text:p>Greg Rudsedski</text:p>
          </table:table-cell>
          <table:table-cell office:value-type="string">
            <text:p>http://en.wikipedia.org/wiki/Greg_Rudsedski</text:p>
          </table:table-cell>
          <table:table-cell office:value-type="string">
            <text:p>Cocoa bean</text:p>
          </table:table-cell>
          <table:table-cell office:value-type="string">
            <text:p>http://en.wikipedia.org/wiki/Cocoa_be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00];&quot;,&quot;;[.AC600];&quot;,&quot;; TEXT([.AK600];&quot;#&quot;))" office:value-type="string" office:string-value="RANDOM,EDA,2">
            <text:p>RANDOM,EDA,2</text:p>
          </table:table-cell>
        </table:table-row>
        <table:table-row table:style-name="ro1">
          <table:table-cell office:value-type="string">
            <text:p>2A4OFXRDS4ICGNMIU7AFU11A46OUX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Wed Oct 03 05:32:13 GMT 2012</text:p>
          </table:table-cell>
          <table:table-cell office:value-type="float" office:value="3">
            <text:p>3</text:p>
          </table:table-cell>
          <table:table-cell office:value-type="string">
            <text:p>BatchId:925102;</text:p>
          </table:table-cell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Wed Oct 10 05:32:13 GMT 2012</text:p>
          </table:table-cell>
          <table:table-cell table:number-columns-repeated="2"/>
          <table:table-cell office:value-type="string">
            <text:p>2PSOHOVR14IXZXQQGC8EKWA64XH769</text:p>
          </table:table-cell>
          <table:table-cell office:value-type="string">
            <text:p>A2Z9LRF7NWBOM2</text:p>
          </table:table-cell>
          <table:table-cell office:value-type="string">
            <text:p>Submitted</text:p>
          </table:table-cell>
          <table:table-cell office:value-type="string">
            <text:p>Wed Oct 03 07:56:42 GMT 2012</text:p>
          </table:table-cell>
          <table:table-cell office:value-type="string">
            <text:p>Wed Oct 03 07:56:56 GMT 2012</text:p>
          </table:table-cell>
          <table:table-cell office:value-type="string">
            <text:p>Wed Oct 10 00:56:56 PDT 201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string">
            <text:p>0% (0/0)</text:p>
          </table:table-cell>
          <table:table-cell office:value-type="string">
            <text:p>RANDOM</text:p>
          </table:table-cell>
          <table:table-cell office:value-type="string">
            <text:p>EDA</text:p>
          </table:table-cell>
          <table:table-cell office:value-type="string">
            <text:p>/home/jjfresh/Data/reuters21578/data/cocoa/09903.txt</text:p>
          </table:table-cell>
          <table:table-cell office:value-type="string">
            <text:p>MADAGASCAR COCOA PRODUCTION ESTIMATED HIGHER&lt;br/&gt;&lt;br/&gt; <text:s text:c="3"/>ANTANANARIVO, March 26 - Madagascar&amp;apos;s cocoa production is&lt;br/&gt;estimated 13 pct higher this year at 2,720 tonnes, up from&lt;br/&gt;2,400 in 1986, Agriculture Ministry officials said.&lt;br/&gt; <text:s text:c="3"/>This improvement reflects the government&amp;apos;s efforts over the&lt;br/&gt;last seven years to extend existing cocoa plantations and plant&lt;br/&gt;new higher yielding varieties, particularly at the northern tip&lt;br/&gt;of the island, they said.&lt;br/&gt; <text:s text:c="3"/>Last year, Madagascar exported 2,189 tonnes of high quality&lt;br/&gt;cocoa, up from 1,624 in 1985, the Trade Ministry said.&lt;br/&gt; <text:s text:c="3"/>This year&amp;apos;s exports are estimated at 2,400 tonnes.&lt;br/&gt; Reuter&lt;br/&gt;</text:p>
          </table:table-cell>
          <table:table-cell office:value-type="string">
            <text:p>Greg Rudsedski</text:p>
          </table:table-cell>
          <table:table-cell office:value-type="string">
            <text:p>http://en.wikipedia.org/wiki/Greg_Rudsedski</text:p>
          </table:table-cell>
          <table:table-cell office:value-type="string">
            <text:p>Cocoa bean</text:p>
          </table:table-cell>
          <table:table-cell office:value-type="string">
            <text:p>http://en.wikipedia.org/wiki/Cocoa_be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01];&quot;,&quot;;[.AC601];&quot;,&quot;; TEXT([.AK601];&quot;#&quot;))" office:value-type="string" office:string-value="RANDOM,EDA,2">
            <text:p>RANDOM,EDA,2</text:p>
          </table:table-cell>
        </table:table-row>
      </table:table>
      <table:table table:name="Analysis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9" table:default-cell-style-name="ce3"/>
        <table:table-column table:style-name="co40" table:default-cell-style-name="ce3"/>
        <table:table-column table:style-name="co35" table:default-cell-style-name="ce3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default-cell-style-name="Default"/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Left, Right</text:p>
          </table:table-cell>
          <table:table-cell table:style-name="ce2" office:value-type="string">
            <text:p>Left Preferred</text:p>
          </table:table-cell>
          <table:table-cell table:style-name="ce2" office:value-type="string">
            <text:p>Right Preferred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Left Preferred %</text:p>
          </table:table-cell>
          <table:table-cell table:style-name="ce2" office:value-type="string">
            <text:p>Right Preferred %</text:p>
          </table:table-cell>
          <table:table-cell table:style-name="Default"/>
          <table:table-cell/>
          <table:table-cell office:value-type="string">
            <text:p>EDA faces Lau</text:p>
          </table:table-cell>
          <table:table-cell table:formula="of:=SUM([.B3:.C4])" office:value-type="float" office:value="438">
            <text:p>438</text:p>
          </table:table-cell>
          <table:table-cell/>
        </table:table-row>
        <table:table-row table:style-name="ro1">
          <table:table-cell office:value-type="string">
            <text:p>EDA,LAU_ET_AL</text:p>
          </table:table-cell>
          <table:table-cell table:formula="of:=COUNTIF([Data.$AO$2:Data.$AO$601];CONCATENATE([.$A3];&quot;,&quot;;TEXT([.B$1];&quot;#&quot;)))" office:value-type="float" office:value="114">
            <text:p>114</text:p>
          </table:table-cell>
          <table:table-cell table:formula="of:=COUNTIF([Data.$AO$2:Data.$AO$601];CONCATENATE([.$A3];&quot;,&quot;;TEXT([.C$1];&quot;#&quot;)))" office:value-type="float" office:value="117">
            <text:p>117</text:p>
          </table:table-cell>
          <table:table-cell table:formula="of:=SUM([.B3:.C3])" office:value-type="float" office:value="231">
            <text:p>231</text:p>
          </table:table-cell>
          <table:table-cell table:formula="of:=[.B3]/[.D3]" office:value-type="percentage" office:value="0.493506493506493">
            <text:p>49%</text:p>
          </table:table-cell>
          <table:table-cell table:formula="of:=[.C3]/[.D3]" office:value-type="percentage" office:value="0.506493506493506">
            <text:p>51%</text:p>
          </table:table-cell>
          <table:table-cell table:number-columns-repeated="2"/>
          <table:table-cell office:value-type="string">
            <text:p>EDA beats Lau</text:p>
          </table:table-cell>
          <table:table-cell table:formula="of:=[.B3]+[.C4]" office:value-type="float" office:value="233">
            <text:p>233</text:p>
          </table:table-cell>
          <table:table-cell table:style-name="ce6" table:formula="of:=[.J3]/[.J2]" office:value-type="percentage" office:value="0.531963470319635">
            <text:p>53%</text:p>
          </table:table-cell>
        </table:table-row>
        <table:table-row table:style-name="ro1">
          <table:table-cell office:value-type="string">
            <text:p>LAU_ET_AL,EDA</text:p>
          </table:table-cell>
          <table:table-cell table:formula="of:=COUNTIF([Data.$AO$2:Data.$AO$601];CONCATENATE([.$A4];&quot;,&quot;;TEXT([.B$1];&quot;#&quot;)))" office:value-type="float" office:value="88">
            <text:p>88</text:p>
          </table:table-cell>
          <table:table-cell table:formula="of:=COUNTIF([Data.$AO$2:Data.$AO$601];CONCATENATE([.$A4];&quot;,&quot;;TEXT([.C$1];&quot;#&quot;)))" office:value-type="float" office:value="119">
            <text:p>119</text:p>
          </table:table-cell>
          <table:table-cell table:formula="of:=SUM([.B4:.C4])" office:value-type="float" office:value="207">
            <text:p>207</text:p>
          </table:table-cell>
          <table:table-cell table:formula="of:=[.B4]/[.D4]" office:value-type="percentage" office:value="0.42512077294686">
            <text:p>43%</text:p>
          </table:table-cell>
          <table:table-cell table:formula="of:=[.C4]/[.D4]" office:value-type="percentage" office:value="0.57487922705314">
            <text:p>57%</text:p>
          </table:table-cell>
          <table:table-cell table:number-columns-repeated="2"/>
          <table:table-cell office:value-type="string">
            <text:p>Lau beats EDA</text:p>
          </table:table-cell>
          <table:table-cell table:formula="of:=[.C3]+[.B4]" office:value-type="float" office:value="205">
            <text:p>205</text:p>
          </table:table-cell>
          <table:table-cell table:style-name="ce6" table:formula="of:=[.J4]/[.J2]" office:value-type="percentage" office:value="0.468036529680365">
            <text:p>47%</text:p>
          </table:table-cell>
        </table:table-row>
        <table:table-row table:style-name="ro1">
          <table:table-cell office:value-type="string">
            <text:p>EDA,RANDOM</text:p>
          </table:table-cell>
          <table:table-cell table:formula="of:=COUNTIF([Data.$AO$2:Data.$AO$601];CONCATENATE([.$A5];&quot;,&quot;;TEXT([.B$1];&quot;#&quot;)))" office:value-type="float" office:value="26">
            <text:p>26</text:p>
          </table:table-cell>
          <table:table-cell table:formula="of:=COUNTIF([Data.$AO$2:Data.$AO$601];CONCATENATE([.$A5];&quot;,&quot;;TEXT([.C$1];&quot;#&quot;)))" office:value-type="float" office:value="7">
            <text:p>7</text:p>
          </table:table-cell>
          <table:table-cell table:formula="of:=SUM([.B5:.C5])" office:value-type="float" office:value="33">
            <text:p>33</text:p>
          </table:table-cell>
          <table:table-cell table:formula="of:=[.B5]/[.D5]" office:value-type="percentage" office:value="0.787878787878788">
            <text:p>79%</text:p>
          </table:table-cell>
          <table:table-cell table:formula="of:=[.C5]/[.D5]" office:value-type="percentage" office:value="0.212121212121212">
            <text:p>21%</text:p>
          </table:table-cell>
          <table:table-cell table:number-columns-repeated="5"/>
        </table:table-row>
        <table:table-row table:style-name="ro1">
          <table:table-cell office:value-type="string">
            <text:p>RANDOM,EDA</text:p>
          </table:table-cell>
          <table:table-cell table:formula="of:=COUNTIF([Data.$AO$2:Data.$AO$601];CONCATENATE([.$A6];&quot;,&quot;;TEXT([.B$1];&quot;#&quot;)))" office:value-type="float" office:value="13">
            <text:p>13</text:p>
          </table:table-cell>
          <table:table-cell table:formula="of:=COUNTIF([Data.$AO$2:Data.$AO$601];CONCATENATE([.$A6];&quot;,&quot;;TEXT([.C$1];&quot;#&quot;)))" office:value-type="float" office:value="50">
            <text:p>50</text:p>
          </table:table-cell>
          <table:table-cell table:formula="of:=SUM([.B6:.C6])" office:value-type="float" office:value="63">
            <text:p>63</text:p>
          </table:table-cell>
          <table:table-cell table:formula="of:=[.B6]/[.D6]" office:value-type="percentage" office:value="0.206349206349206">
            <text:p>21%</text:p>
          </table:table-cell>
          <table:table-cell table:formula="of:=[.C6]/[.D6]" office:value-type="percentage" office:value="0.793650793650794">
            <text:p>79%</text:p>
          </table:table-cell>
          <table:table-cell table:number-columns-repeated="2"/>
          <table:table-cell office:value-type="string">
            <text:p>EDA / Lau Ratio</text:p>
          </table:table-cell>
          <table:table-cell table:style-name="ce5" table:formula="of:=[.J3]/[.J4]" office:value-type="float" office:value="1.13658536585366">
            <text:p>1.14</text:p>
          </table:table-cell>
          <table:table-cell/>
        </table:table-row>
        <table:table-row table:style-name="ro1">
          <table:table-cell office:value-type="string">
            <text:p>LAU_ET_AL,RANDOM</text:p>
          </table:table-cell>
          <table:table-cell table:formula="of:=COUNTIF([Data.$AO$2:Data.$AO$601];CONCATENATE([.$A7];&quot;,&quot;;TEXT([.B$1];&quot;#&quot;)))" office:value-type="float" office:value="28">
            <text:p>28</text:p>
          </table:table-cell>
          <table:table-cell table:formula="of:=COUNTIF([Data.$AO$2:Data.$AO$601];CONCATENATE([.$A7];&quot;,&quot;;TEXT([.C$1];&quot;#&quot;)))" office:value-type="float" office:value="8">
            <text:p>8</text:p>
          </table:table-cell>
          <table:table-cell table:formula="of:=SUM([.B7:.C7])" office:value-type="float" office:value="36">
            <text:p>36</text:p>
          </table:table-cell>
          <table:table-cell table:formula="of:=[.B7]/[.D7]" office:value-type="percentage" office:value="0.777777777777778">
            <text:p>78%</text:p>
          </table:table-cell>
          <table:table-cell table:formula="of:=[.C7]/[.D7]" office:value-type="percentage" office:value="0.222222222222222">
            <text:p>22%</text:p>
          </table:table-cell>
          <table:table-cell table:number-columns-repeated="5"/>
        </table:table-row>
        <table:table-row table:style-name="ro1">
          <table:table-cell office:value-type="string">
            <text:p>RANDOM,LAU_ET_AL</text:p>
          </table:table-cell>
          <table:table-cell table:formula="of:=COUNTIF([Data.$AO$2:Data.$AO$601];CONCATENATE([.$A8];&quot;,&quot;;TEXT([.B$1];&quot;#&quot;)))" office:value-type="float" office:value="6">
            <text:p>6</text:p>
          </table:table-cell>
          <table:table-cell table:formula="of:=COUNTIF([Data.$AO$2:Data.$AO$601];CONCATENATE([.$A8];&quot;,&quot;;TEXT([.C$1];&quot;#&quot;)))" office:value-type="float" office:value="24">
            <text:p>24</text:p>
          </table:table-cell>
          <table:table-cell table:formula="of:=SUM([.B8:.C8])" office:value-type="float" office:value="30">
            <text:p>30</text:p>
          </table:table-cell>
          <table:table-cell table:formula="of:=[.B8]/[.D8]" office:value-type="percentage" office:value="0.2">
            <text:p>20%</text:p>
          </table:table-cell>
          <table:table-cell table:formula="of:=[.C8]/[.D8]" office:value-type="percentage" office:value="0.8">
            <text:p>80%</text:p>
          </table:table-cell>
          <table:table-cell table:number-columns-repeated="2"/>
          <table:table-cell office:value-type="string">
            <text:p>Model faces Random</text:p>
          </table:table-cell>
          <table:table-cell table:formula="of:=SUM([.B9:.C10])" office:value-type="float" office:value="162">
            <text:p>162</text:p>
          </table:table-cell>
          <table:table-cell/>
        </table:table-row>
        <table:table-row table:style-name="ro1">
          <table:table-cell office:value-type="string">
            <text:p>RANDOM,.*</text:p>
          </table:table-cell>
          <table:table-cell table:formula="of:=COUNTIF([Data.$AO$2:Data.$AO$601];CONCATENATE([.$A9];&quot;,&quot;;TEXT([.B$1];&quot;#&quot;)))" office:value-type="float" office:value="19">
            <text:p>19</text:p>
          </table:table-cell>
          <table:table-cell table:formula="of:=COUNTIF([Data.$AO$2:Data.$AO$601];CONCATENATE([.$A9];&quot;,&quot;;TEXT([.C$1];&quot;#&quot;)))" office:value-type="float" office:value="74">
            <text:p>74</text:p>
          </table:table-cell>
          <table:table-cell table:formula="of:=SUM([.B9:.C9])" office:value-type="float" office:value="93">
            <text:p>93</text:p>
          </table:table-cell>
          <table:table-cell table:formula="of:=[.B9]/[.D9]" office:value-type="percentage" office:value="0.204301075268817">
            <text:p>20%</text:p>
          </table:table-cell>
          <table:table-cell table:formula="of:=[.C9]/[.D9]" office:value-type="percentage" office:value="0.795698924731183">
            <text:p>80%</text:p>
          </table:table-cell>
          <table:table-cell table:number-columns-repeated="2"/>
          <table:table-cell office:value-type="string">
            <text:p>Random beats Model</text:p>
          </table:table-cell>
          <table:table-cell table:formula="of:=[.B9]+[.C10]" office:value-type="float" office:value="34">
            <text:p>34</text:p>
          </table:table-cell>
          <table:table-cell table:style-name="ce6" table:formula="of:=[.J9]/[.J8]" office:value-type="percentage" office:value="0.209876543209876">
            <text:p>21%</text:p>
          </table:table-cell>
        </table:table-row>
        <table:table-row table:style-name="ro1">
          <table:table-cell office:value-type="string">
            <text:p>.*,RANDOM</text:p>
          </table:table-cell>
          <table:table-cell table:formula="of:=COUNTIF([Data.$AO$2:Data.$AO$601];CONCATENATE([.$A10];&quot;,&quot;;TEXT([.B$1];&quot;#&quot;)))" office:value-type="float" office:value="54">
            <text:p>54</text:p>
          </table:table-cell>
          <table:table-cell table:formula="of:=COUNTIF([Data.$AO$2:Data.$AO$601];CONCATENATE([.$A10];&quot;,&quot;;TEXT([.C$1];&quot;#&quot;)))" office:value-type="float" office:value="15">
            <text:p>15</text:p>
          </table:table-cell>
          <table:table-cell table:formula="of:=SUM([.B10:.C10])" office:value-type="float" office:value="69">
            <text:p>69</text:p>
          </table:table-cell>
          <table:table-cell table:formula="of:=[.B10]/[.D10]" office:value-type="percentage" office:value="0.782608695652174">
            <text:p>78%</text:p>
          </table:table-cell>
          <table:table-cell table:formula="of:=[.C10]/[.D10]" office:value-type="percentage" office:value="0.217391304347826">
            <text:p>22%</text:p>
          </table:table-cell>
          <table:table-cell table:number-columns-repeated="2"/>
          <table:table-cell office:value-type="string">
            <text:p>Model beats Random</text:p>
          </table:table-cell>
          <table:table-cell table:formula="of:=[.C9]+[.B10]" office:value-type="float" office:value="128">
            <text:p>128</text:p>
          </table:table-cell>
          <table:table-cell table:style-name="ce6" table:formula="of:=[.J10]/[.J8]" office:value-type="percentage" office:value="0.790123456790123">
            <text:p>79%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formula="of:=SUM([.B3:.B8])" office:value-type="float" office:value="275">
            <text:p>275</text:p>
          </table:table-cell>
          <table:table-cell table:formula="of:=SUM([.C3:.C8])" office:value-type="float" office:value="325">
            <text:p>325</text:p>
          </table:table-cell>
          <table:table-cell table:formula="of:=SUM([.B12:.C12])" office:value-type="float" office:value="600">
            <text:p>600</text:p>
          </table:table-cell>
          <table:table-cell table:style-name="ce4" table:number-columns-repeated="3"/>
          <table:table-cell/>
          <table:table-cell office:value-type="string">
            <text:p>Model / Random Ratio</text:p>
          </table:table-cell>
          <table:table-cell table:style-name="ce5" table:formula="of:=[.J10]/[.J9]" office:value-type="float" office:value="3.76470588235294">
            <text:p>3.76</text:p>
          </table:table-cell>
          <table:table-cell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3"/>
          <table:table-cell/>
          <table:table-cell office:value-type="string">
            <text:p>EDA faces Random</text:p>
          </table:table-cell>
          <table:table-cell table:formula="of:=[.D5]+[.D6]" office:value-type="float" office:value="96">
            <text:p>9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office:value-type="string">
            <text:p>EDA beats Random</text:p>
          </table:table-cell>
          <table:table-cell table:formula="of:=[.B5]+[.C6]" office:value-type="float" office:value="76">
            <text:p>76</text:p>
          </table:table-cell>
          <table:table-cell table:style-name="ce6" table:formula="of:=[.J15]/[.J14]" office:value-type="percentage" office:value="0.791666666666667">
            <text:p>79%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office:value-type="string">
            <text:p>Lau faces Random</text:p>
          </table:table-cell>
          <table:table-cell table:formula="of:=[.D7]+[.D8]" office:value-type="float" office:value="66">
            <text:p>6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office:value-type="string">
            <text:p>Lau beats Random</text:p>
          </table:table-cell>
          <table:table-cell table:formula="of:=[.B7]+[.C8]" office:value-type="float" office:value="52">
            <text:p>52</text:p>
          </table:table-cell>
          <table:table-cell table:style-name="ce6" table:formula="of:=[.J18]/[.J17]" office:value-type="percentage" office:value="0.787878787878788">
            <text:p>7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3T22:52:45</dc:date>
    <dc:creator>Josh Hansen</dc:creator>
    <meta:generator>LibreOffice/3.5$Linux_X86_64 LibreOffice_project/350m1$Build-2</meta:generator>
    <meta:editing-duration>P0D</meta:editing-duration>
    <meta:editing-cycles>1</meta:editing-cycles>
    <meta:document-statistic meta:table-count="2" meta:cell-count="19336" meta:object-count="0"/>
  </office:meta>
</office:document-meta>
</file>